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table:formula="of:=SIN([.A2])" office:value-type="float" office:value="-0.909297426825682" calcext:value-type="float">
            <text:p>-0,909297426825682</text:p>
          </table:table-cell>
        </table:table-row>
        <table:table-row table:style-name="ro1">
          <table:table-cell office:value-type="float" office:value="-1.999" calcext:value-type="float">
            <text:p>-1,999</text:p>
          </table:table-cell>
          <table:table-cell table:formula="of:=SIN([.A3])" office:value-type="float" office:value="-0.909713118944195" calcext:value-type="float">
            <text:p>-0,909713118944195</text:p>
          </table:table-cell>
        </table:table-row>
        <table:table-row table:style-name="ro1">
          <table:table-cell office:value-type="float" office:value="-1.998" calcext:value-type="float">
            <text:p>-1,998</text:p>
          </table:table-cell>
          <table:table-cell table:formula="of:=SIN([.A4])" office:value-type="float" office:value="-0.910127901349666" calcext:value-type="float">
            <text:p>-0,910127901349666</text:p>
          </table:table-cell>
        </table:table-row>
        <table:table-row table:style-name="ro1">
          <table:table-cell office:value-type="float" office:value="-1.997" calcext:value-type="float">
            <text:p>-1,997</text:p>
          </table:table-cell>
          <table:table-cell table:formula="of:=SIN([.A5])" office:value-type="float" office:value="-0.910541773627311" calcext:value-type="float">
            <text:p>-0,910541773627311</text:p>
          </table:table-cell>
        </table:table-row>
        <table:table-row table:style-name="ro1">
          <table:table-cell office:value-type="float" office:value="-1.996" calcext:value-type="float">
            <text:p>-1,996</text:p>
          </table:table-cell>
          <table:table-cell table:formula="of:=SIN([.A6])" office:value-type="float" office:value="-0.910954735363259" calcext:value-type="float">
            <text:p>-0,910954735363259</text:p>
          </table:table-cell>
        </table:table-row>
        <table:table-row table:style-name="ro1">
          <table:table-cell office:value-type="float" office:value="-1.995" calcext:value-type="float">
            <text:p>-1,995</text:p>
          </table:table-cell>
          <table:table-cell table:formula="of:=SIN([.A7])" office:value-type="float" office:value="-0.911366786144547" calcext:value-type="float">
            <text:p>-0,911366786144547</text:p>
          </table:table-cell>
        </table:table-row>
        <table:table-row table:style-name="ro1">
          <table:table-cell office:value-type="float" office:value="-1.994" calcext:value-type="float">
            <text:p>-1,994</text:p>
          </table:table-cell>
          <table:table-cell table:formula="of:=SIN([.A8])" office:value-type="float" office:value="-0.911777925559124" calcext:value-type="float">
            <text:p>-0,911777925559124</text:p>
          </table:table-cell>
        </table:table-row>
        <table:table-row table:style-name="ro1">
          <table:table-cell office:value-type="float" office:value="-1.993" calcext:value-type="float">
            <text:p>-1,993</text:p>
          </table:table-cell>
          <table:table-cell table:formula="of:=SIN([.A9])" office:value-type="float" office:value="-0.912188153195852" calcext:value-type="float">
            <text:p>-0,912188153195852</text:p>
          </table:table-cell>
        </table:table-row>
        <table:table-row table:style-name="ro1">
          <table:table-cell office:value-type="float" office:value="-1.992" calcext:value-type="float">
            <text:p>-1,992</text:p>
          </table:table-cell>
          <table:table-cell table:formula="of:=SIN([.A10])" office:value-type="float" office:value="-0.912597468644503" calcext:value-type="float">
            <text:p>-0,912597468644503</text:p>
          </table:table-cell>
        </table:table-row>
        <table:table-row table:style-name="ro1">
          <table:table-cell office:value-type="float" office:value="-1.991" calcext:value-type="float">
            <text:p>-1,991</text:p>
          </table:table-cell>
          <table:table-cell table:formula="of:=SIN([.A11])" office:value-type="float" office:value="-0.913005871495762" calcext:value-type="float">
            <text:p>-0,913005871495762</text:p>
          </table:table-cell>
        </table:table-row>
        <table:table-row table:style-name="ro1">
          <table:table-cell office:value-type="float" office:value="-1.99" calcext:value-type="float">
            <text:p>-1,99</text:p>
          </table:table-cell>
          <table:table-cell table:formula="of:=SIN([.A12])" office:value-type="float" office:value="-0.913413361341225" calcext:value-type="float">
            <text:p>-0,913413361341225</text:p>
          </table:table-cell>
        </table:table-row>
        <table:table-row table:style-name="ro1">
          <table:table-cell office:value-type="float" office:value="-1.989" calcext:value-type="float">
            <text:p>-1,989</text:p>
          </table:table-cell>
          <table:table-cell table:formula="of:=SIN([.A13])" office:value-type="float" office:value="-0.913819937773403" calcext:value-type="float">
            <text:p>-0,913819937773403</text:p>
          </table:table-cell>
        </table:table-row>
        <table:table-row table:style-name="ro1">
          <table:table-cell office:value-type="float" office:value="-1.988" calcext:value-type="float">
            <text:p>-1,988</text:p>
          </table:table-cell>
          <table:table-cell table:formula="of:=SIN([.A14])" office:value-type="float" office:value="-0.914225600385719" calcext:value-type="float">
            <text:p>-0,914225600385719</text:p>
          </table:table-cell>
        </table:table-row>
        <table:table-row table:style-name="ro1">
          <table:table-cell office:value-type="float" office:value="-1.987" calcext:value-type="float">
            <text:p>-1,987</text:p>
          </table:table-cell>
          <table:table-cell table:formula="of:=SIN([.A15])" office:value-type="float" office:value="-0.914630348772511" calcext:value-type="float">
            <text:p>-0,914630348772511</text:p>
          </table:table-cell>
        </table:table-row>
        <table:table-row table:style-name="ro1">
          <table:table-cell office:value-type="float" office:value="-1.986" calcext:value-type="float">
            <text:p>-1,986</text:p>
          </table:table-cell>
          <table:table-cell table:formula="of:=SIN([.A16])" office:value-type="float" office:value="-0.91503418252903" calcext:value-type="float">
            <text:p>-0,91503418252903</text:p>
          </table:table-cell>
        </table:table-row>
        <table:table-row table:style-name="ro1">
          <table:table-cell office:value-type="float" office:value="-1.985" calcext:value-type="float">
            <text:p>-1,985</text:p>
          </table:table-cell>
          <table:table-cell table:formula="of:=SIN([.A17])" office:value-type="float" office:value="-0.915437101251443" calcext:value-type="float">
            <text:p>-0,915437101251443</text:p>
          </table:table-cell>
        </table:table-row>
        <table:table-row table:style-name="ro1">
          <table:table-cell office:value-type="float" office:value="-1.984" calcext:value-type="float">
            <text:p>-1,984</text:p>
          </table:table-cell>
          <table:table-cell table:formula="of:=SIN([.A18])" office:value-type="float" office:value="-0.915839104536831" calcext:value-type="float">
            <text:p>-0,915839104536831</text:p>
          </table:table-cell>
        </table:table-row>
        <table:table-row table:style-name="ro1">
          <table:table-cell office:value-type="float" office:value="-1.983" calcext:value-type="float">
            <text:p>-1,983</text:p>
          </table:table-cell>
          <table:table-cell table:formula="of:=SIN([.A19])" office:value-type="float" office:value="-0.916240191983191" calcext:value-type="float">
            <text:p>-0,916240191983191</text:p>
          </table:table-cell>
        </table:table-row>
        <table:table-row table:style-name="ro1">
          <table:table-cell office:value-type="float" office:value="-1.982" calcext:value-type="float">
            <text:p>-1,982</text:p>
          </table:table-cell>
          <table:table-cell table:formula="of:=SIN([.A20])" office:value-type="float" office:value="-0.916640363189435" calcext:value-type="float">
            <text:p>-0,916640363189435</text:p>
          </table:table-cell>
        </table:table-row>
        <table:table-row table:style-name="ro1">
          <table:table-cell office:value-type="float" office:value="-1.981" calcext:value-type="float">
            <text:p>-1,981</text:p>
          </table:table-cell>
          <table:table-cell table:formula="of:=SIN([.A21])" office:value-type="float" office:value="-0.917039617755393" calcext:value-type="float">
            <text:p>-0,917039617755393</text:p>
          </table:table-cell>
        </table:table-row>
        <table:table-row table:style-name="ro1">
          <table:table-cell office:value-type="float" office:value="-1.98" calcext:value-type="float">
            <text:p>-1,98</text:p>
          </table:table-cell>
          <table:table-cell table:formula="of:=SIN([.A22])" office:value-type="float" office:value="-0.917437955281809" calcext:value-type="float">
            <text:p>-0,917437955281809</text:p>
          </table:table-cell>
        </table:table-row>
        <table:table-row table:style-name="ro1">
          <table:table-cell office:value-type="float" office:value="-1.979" calcext:value-type="float">
            <text:p>-1,979</text:p>
          </table:table-cell>
          <table:table-cell table:formula="of:=SIN([.A23])" office:value-type="float" office:value="-0.917835375370346" calcext:value-type="float">
            <text:p>-0,917835375370346</text:p>
          </table:table-cell>
        </table:table-row>
        <table:table-row table:style-name="ro1">
          <table:table-cell office:value-type="float" office:value="-1.978" calcext:value-type="float">
            <text:p>-1,978</text:p>
          </table:table-cell>
          <table:table-cell table:formula="of:=SIN([.A24])" office:value-type="float" office:value="-0.918231877623585" calcext:value-type="float">
            <text:p>-0,918231877623585</text:p>
          </table:table-cell>
        </table:table-row>
        <table:table-row table:style-name="ro1">
          <table:table-cell office:value-type="float" office:value="-1.977" calcext:value-type="float">
            <text:p>-1,977</text:p>
          </table:table-cell>
          <table:table-cell table:formula="of:=SIN([.A25])" office:value-type="float" office:value="-0.918627461645022" calcext:value-type="float">
            <text:p>-0,918627461645022</text:p>
          </table:table-cell>
        </table:table-row>
        <table:table-row table:style-name="ro1">
          <table:table-cell office:value-type="float" office:value="-1.976" calcext:value-type="float">
            <text:p>-1,976</text:p>
          </table:table-cell>
          <table:table-cell table:formula="of:=SIN([.A26])" office:value-type="float" office:value="-0.919022127039074" calcext:value-type="float">
            <text:p>-0,919022127039074</text:p>
          </table:table-cell>
        </table:table-row>
        <table:table-row table:style-name="ro1">
          <table:table-cell office:value-type="float" office:value="-1.975" calcext:value-type="float">
            <text:p>-1,975</text:p>
          </table:table-cell>
          <table:table-cell table:formula="of:=SIN([.A27])" office:value-type="float" office:value="-0.919415873411076" calcext:value-type="float">
            <text:p>-0,919415873411076</text:p>
          </table:table-cell>
        </table:table-row>
        <table:table-row table:style-name="ro1">
          <table:table-cell office:value-type="float" office:value="-1.974" calcext:value-type="float">
            <text:p>-1,974</text:p>
          </table:table-cell>
          <table:table-cell table:formula="of:=SIN([.A28])" office:value-type="float" office:value="-0.919808700367281" calcext:value-type="float">
            <text:p>-0,919808700367281</text:p>
          </table:table-cell>
        </table:table-row>
        <table:table-row table:style-name="ro1">
          <table:table-cell office:value-type="float" office:value="-1.973" calcext:value-type="float">
            <text:p>-1,973</text:p>
          </table:table-cell>
          <table:table-cell table:formula="of:=SIN([.A29])" office:value-type="float" office:value="-0.920200607514862" calcext:value-type="float">
            <text:p>-0,920200607514862</text:p>
          </table:table-cell>
        </table:table-row>
        <table:table-row table:style-name="ro1">
          <table:table-cell office:value-type="float" office:value="-1.972" calcext:value-type="float">
            <text:p>-1,972</text:p>
          </table:table-cell>
          <table:table-cell table:formula="of:=SIN([.A30])" office:value-type="float" office:value="-0.920591594461913" calcext:value-type="float">
            <text:p>-0,920591594461913</text:p>
          </table:table-cell>
        </table:table-row>
        <table:table-row table:style-name="ro1">
          <table:table-cell office:value-type="float" office:value="-1.971" calcext:value-type="float">
            <text:p>-1,971</text:p>
          </table:table-cell>
          <table:table-cell table:formula="of:=SIN([.A31])" office:value-type="float" office:value="-0.920981660817446" calcext:value-type="float">
            <text:p>-0,920981660817446</text:p>
          </table:table-cell>
        </table:table-row>
        <table:table-row table:style-name="ro1">
          <table:table-cell office:value-type="float" office:value="-1.97" calcext:value-type="float">
            <text:p>-1,97</text:p>
          </table:table-cell>
          <table:table-cell table:formula="of:=SIN([.A32])" office:value-type="float" office:value="-0.921370806191394" calcext:value-type="float">
            <text:p>-0,921370806191394</text:p>
          </table:table-cell>
        </table:table-row>
        <table:table-row table:style-name="ro1">
          <table:table-cell office:value-type="float" office:value="-1.969" calcext:value-type="float">
            <text:p>-1,969</text:p>
          </table:table-cell>
          <table:table-cell table:formula="of:=SIN([.A33])" office:value-type="float" office:value="-0.921759030194613" calcext:value-type="float">
            <text:p>-0,921759030194613</text:p>
          </table:table-cell>
        </table:table-row>
        <table:table-row table:style-name="ro1">
          <table:table-cell office:value-type="float" office:value="-1.968" calcext:value-type="float">
            <text:p>-1,968</text:p>
          </table:table-cell>
          <table:table-cell table:formula="of:=SIN([.A34])" office:value-type="float" office:value="-0.922146332438879" calcext:value-type="float">
            <text:p>-0,922146332438879</text:p>
          </table:table-cell>
        </table:table-row>
        <table:table-row table:style-name="ro1">
          <table:table-cell office:value-type="float" office:value="-1.967" calcext:value-type="float">
            <text:p>-1,967</text:p>
          </table:table-cell>
          <table:table-cell table:formula="of:=SIN([.A35])" office:value-type="float" office:value="-0.92253271253689" calcext:value-type="float">
            <text:p>-0,92253271253689</text:p>
          </table:table-cell>
        </table:table-row>
        <table:table-row table:style-name="ro1">
          <table:table-cell office:value-type="float" office:value="-1.966" calcext:value-type="float">
            <text:p>-1,966</text:p>
          </table:table-cell>
          <table:table-cell table:formula="of:=SIN([.A36])" office:value-type="float" office:value="-0.922918170102264" calcext:value-type="float">
            <text:p>-0,922918170102264</text:p>
          </table:table-cell>
        </table:table-row>
        <table:table-row table:style-name="ro1">
          <table:table-cell office:value-type="float" office:value="-1.965" calcext:value-type="float">
            <text:p>-1,965</text:p>
          </table:table-cell>
          <table:table-cell table:formula="of:=SIN([.A37])" office:value-type="float" office:value="-0.923302704749545" calcext:value-type="float">
            <text:p>-0,923302704749545</text:p>
          </table:table-cell>
        </table:table-row>
        <table:table-row table:style-name="ro1">
          <table:table-cell office:value-type="float" office:value="-1.964" calcext:value-type="float">
            <text:p>-1,964</text:p>
          </table:table-cell>
          <table:table-cell table:formula="of:=SIN([.A38])" office:value-type="float" office:value="-0.923686316094199" calcext:value-type="float">
            <text:p>-0,923686316094199</text:p>
          </table:table-cell>
        </table:table-row>
        <table:table-row table:style-name="ro1">
          <table:table-cell office:value-type="float" office:value="-1.963" calcext:value-type="float">
            <text:p>-1,963</text:p>
          </table:table-cell>
          <table:table-cell table:formula="of:=SIN([.A39])" office:value-type="float" office:value="-0.924069003752614" calcext:value-type="float">
            <text:p>-0,924069003752614</text:p>
          </table:table-cell>
        </table:table-row>
        <table:table-row table:style-name="ro1">
          <table:table-cell office:value-type="float" office:value="-1.962" calcext:value-type="float">
            <text:p>-1,962</text:p>
          </table:table-cell>
          <table:table-cell table:formula="of:=SIN([.A40])" office:value-type="float" office:value="-0.924450767342101" calcext:value-type="float">
            <text:p>-0,924450767342101</text:p>
          </table:table-cell>
        </table:table-row>
        <table:table-row table:style-name="ro1">
          <table:table-cell office:value-type="float" office:value="-1.961" calcext:value-type="float">
            <text:p>-1,961</text:p>
          </table:table-cell>
          <table:table-cell table:formula="of:=SIN([.A41])" office:value-type="float" office:value="-0.924831606480899" calcext:value-type="float">
            <text:p>-0,924831606480899</text:p>
          </table:table-cell>
        </table:table-row>
        <table:table-row table:style-name="ro1">
          <table:table-cell office:value-type="float" office:value="-1.96" calcext:value-type="float">
            <text:p>-1,96</text:p>
          </table:table-cell>
          <table:table-cell table:formula="of:=SIN([.A42])" office:value-type="float" office:value="-0.925211520788167" calcext:value-type="float">
            <text:p>-0,925211520788167</text:p>
          </table:table-cell>
        </table:table-row>
        <table:table-row table:style-name="ro1">
          <table:table-cell office:value-type="float" office:value="-1.959" calcext:value-type="float">
            <text:p>-1,959</text:p>
          </table:table-cell>
          <table:table-cell table:formula="of:=SIN([.A43])" office:value-type="float" office:value="-0.925590509883991" calcext:value-type="float">
            <text:p>-0,925590509883991</text:p>
          </table:table-cell>
        </table:table-row>
        <table:table-row table:style-name="ro1">
          <table:table-cell office:value-type="float" office:value="-1.958" calcext:value-type="float">
            <text:p>-1,958</text:p>
          </table:table-cell>
          <table:table-cell table:formula="of:=SIN([.A44])" office:value-type="float" office:value="-0.925968573389383" calcext:value-type="float">
            <text:p>-0,925968573389383</text:p>
          </table:table-cell>
        </table:table-row>
        <table:table-row table:style-name="ro1">
          <table:table-cell office:value-type="float" office:value="-1.957" calcext:value-type="float">
            <text:p>-1,957</text:p>
          </table:table-cell>
          <table:table-cell table:formula="of:=SIN([.A45])" office:value-type="float" office:value="-0.926345710926278" calcext:value-type="float">
            <text:p>-0,926345710926278</text:p>
          </table:table-cell>
        </table:table-row>
        <table:table-row table:style-name="ro1">
          <table:table-cell office:value-type="float" office:value="-1.956" calcext:value-type="float">
            <text:p>-1,956</text:p>
          </table:table-cell>
          <table:table-cell table:formula="of:=SIN([.A46])" office:value-type="float" office:value="-0.92672192211754" calcext:value-type="float">
            <text:p>-0,92672192211754</text:p>
          </table:table-cell>
        </table:table-row>
        <table:table-row table:style-name="ro1">
          <table:table-cell office:value-type="float" office:value="-1.955" calcext:value-type="float">
            <text:p>-1,955</text:p>
          </table:table-cell>
          <table:table-cell table:formula="of:=SIN([.A47])" office:value-type="float" office:value="-0.927097206586956" calcext:value-type="float">
            <text:p>-0,927097206586956</text:p>
          </table:table-cell>
        </table:table-row>
        <table:table-row table:style-name="ro1">
          <table:table-cell office:value-type="float" office:value="-1.954" calcext:value-type="float">
            <text:p>-1,954</text:p>
          </table:table-cell>
          <table:table-cell table:formula="of:=SIN([.A48])" office:value-type="float" office:value="-0.927471563959244" calcext:value-type="float">
            <text:p>-0,927471563959244</text:p>
          </table:table-cell>
        </table:table-row>
        <table:table-row table:style-name="ro1">
          <table:table-cell office:value-type="float" office:value="-1.953" calcext:value-type="float">
            <text:p>-1,953</text:p>
          </table:table-cell>
          <table:table-cell table:formula="of:=SIN([.A49])" office:value-type="float" office:value="-0.927844993860044" calcext:value-type="float">
            <text:p>-0,927844993860044</text:p>
          </table:table-cell>
        </table:table-row>
        <table:table-row table:style-name="ro1">
          <table:table-cell office:value-type="float" office:value="-1.952" calcext:value-type="float">
            <text:p>-1,952</text:p>
          </table:table-cell>
          <table:table-cell table:formula="of:=SIN([.A50])" office:value-type="float" office:value="-0.928217495915929" calcext:value-type="float">
            <text:p>-0,928217495915929</text:p>
          </table:table-cell>
        </table:table-row>
        <table:table-row table:style-name="ro1">
          <table:table-cell office:value-type="float" office:value="-1.95100000000001" calcext:value-type="float">
            <text:p>-1,95100000000001</text:p>
          </table:table-cell>
          <table:table-cell table:formula="of:=SIN([.A51])" office:value-type="float" office:value="-0.928589069754394" calcext:value-type="float">
            <text:p>-0,928589069754394</text:p>
          </table:table-cell>
        </table:table-row>
        <table:table-row table:style-name="ro1">
          <table:table-cell office:value-type="float" office:value="-1.95000000000001" calcext:value-type="float">
            <text:p>-1,95000000000001</text:p>
          </table:table-cell>
          <table:table-cell table:formula="of:=SIN([.A52])" office:value-type="float" office:value="-0.928959715003867" calcext:value-type="float">
            <text:p>-0,928959715003867</text:p>
          </table:table-cell>
        </table:table-row>
        <table:table-row table:style-name="ro1">
          <table:table-cell office:value-type="float" office:value="-1.94900000000001" calcext:value-type="float">
            <text:p>-1,94900000000001</text:p>
          </table:table-cell>
          <table:table-cell table:formula="of:=SIN([.A53])" office:value-type="float" office:value="-0.929329431293703" calcext:value-type="float">
            <text:p>-0,929329431293703</text:p>
          </table:table-cell>
        </table:table-row>
        <table:table-row table:style-name="ro1">
          <table:table-cell office:value-type="float" office:value="-1.94800000000001" calcext:value-type="float">
            <text:p>-1,94800000000001</text:p>
          </table:table-cell>
          <table:table-cell table:formula="of:=SIN([.A54])" office:value-type="float" office:value="-0.929698218254185" calcext:value-type="float">
            <text:p>-0,929698218254185</text:p>
          </table:table-cell>
        </table:table-row>
        <table:table-row table:style-name="ro1">
          <table:table-cell office:value-type="float" office:value="-1.94700000000001" calcext:value-type="float">
            <text:p>-1,94700000000001</text:p>
          </table:table-cell>
          <table:table-cell table:formula="of:=SIN([.A55])" office:value-type="float" office:value="-0.930066075516526" calcext:value-type="float">
            <text:p>-0,930066075516526</text:p>
          </table:table-cell>
        </table:table-row>
        <table:table-row table:style-name="ro1">
          <table:table-cell office:value-type="float" office:value="-1.94600000000001" calcext:value-type="float">
            <text:p>-1,94600000000001</text:p>
          </table:table-cell>
          <table:table-cell table:formula="of:=SIN([.A56])" office:value-type="float" office:value="-0.930433002712869" calcext:value-type="float">
            <text:p>-0,930433002712869</text:p>
          </table:table-cell>
        </table:table-row>
        <table:table-row table:style-name="ro1">
          <table:table-cell office:value-type="float" office:value="-1.94500000000001" calcext:value-type="float">
            <text:p>-1,94500000000001</text:p>
          </table:table-cell>
          <table:table-cell table:formula="of:=SIN([.A57])" office:value-type="float" office:value="-0.930798999476287" calcext:value-type="float">
            <text:p>-0,930798999476287</text:p>
          </table:table-cell>
        </table:table-row>
        <table:table-row table:style-name="ro1">
          <table:table-cell office:value-type="float" office:value="-1.94400000000001" calcext:value-type="float">
            <text:p>-1,94400000000001</text:p>
          </table:table-cell>
          <table:table-cell table:formula="of:=SIN([.A58])" office:value-type="float" office:value="-0.931164065440783" calcext:value-type="float">
            <text:p>-0,931164065440783</text:p>
          </table:table-cell>
        </table:table-row>
        <table:table-row table:style-name="ro1">
          <table:table-cell office:value-type="float" office:value="-1.94300000000001" calcext:value-type="float">
            <text:p>-1,94300000000001</text:p>
          </table:table-cell>
          <table:table-cell table:formula="of:=SIN([.A59])" office:value-type="float" office:value="-0.931528200241291" calcext:value-type="float">
            <text:p>-0,931528200241291</text:p>
          </table:table-cell>
        </table:table-row>
        <table:table-row table:style-name="ro1">
          <table:table-cell office:value-type="float" office:value="-1.94200000000001" calcext:value-type="float">
            <text:p>-1,94200000000001</text:p>
          </table:table-cell>
          <table:table-cell table:formula="of:=SIN([.A60])" office:value-type="float" office:value="-0.931891403513676" calcext:value-type="float">
            <text:p>-0,931891403513676</text:p>
          </table:table-cell>
        </table:table-row>
        <table:table-row table:style-name="ro1">
          <table:table-cell office:value-type="float" office:value="-1.94100000000001" calcext:value-type="float">
            <text:p>-1,94100000000001</text:p>
          </table:table-cell>
          <table:table-cell table:formula="of:=SIN([.A61])" office:value-type="float" office:value="-0.932253674894736" calcext:value-type="float">
            <text:p>-0,932253674894736</text:p>
          </table:table-cell>
        </table:table-row>
        <table:table-row table:style-name="ro1">
          <table:table-cell office:value-type="float" office:value="-1.94000000000001" calcext:value-type="float">
            <text:p>-1,94000000000001</text:p>
          </table:table-cell>
          <table:table-cell table:formula="of:=SIN([.A62])" office:value-type="float" office:value="-0.932615014022198" calcext:value-type="float">
            <text:p>-0,932615014022198</text:p>
          </table:table-cell>
        </table:table-row>
        <table:table-row table:style-name="ro1">
          <table:table-cell office:value-type="float" office:value="-1.93900000000001" calcext:value-type="float">
            <text:p>-1,93900000000001</text:p>
          </table:table-cell>
          <table:table-cell table:formula="of:=SIN([.A63])" office:value-type="float" office:value="-0.932975420534724" calcext:value-type="float">
            <text:p>-0,932975420534724</text:p>
          </table:table-cell>
        </table:table-row>
        <table:table-row table:style-name="ro1">
          <table:table-cell office:value-type="float" office:value="-1.93800000000001" calcext:value-type="float">
            <text:p>-1,93800000000001</text:p>
          </table:table-cell>
          <table:table-cell table:formula="of:=SIN([.A64])" office:value-type="float" office:value="-0.933334894071908" calcext:value-type="float">
            <text:p>-0,933334894071908</text:p>
          </table:table-cell>
        </table:table-row>
        <table:table-row table:style-name="ro1">
          <table:table-cell office:value-type="float" office:value="-1.93700000000001" calcext:value-type="float">
            <text:p>-1,93700000000001</text:p>
          </table:table-cell>
          <table:table-cell table:formula="of:=SIN([.A65])" office:value-type="float" office:value="-0.933693434274275" calcext:value-type="float">
            <text:p>-0,933693434274275</text:p>
          </table:table-cell>
        </table:table-row>
        <table:table-row table:style-name="ro1">
          <table:table-cell office:value-type="float" office:value="-1.93600000000001" calcext:value-type="float">
            <text:p>-1,93600000000001</text:p>
          </table:table-cell>
          <table:table-cell table:formula="of:=SIN([.A66])" office:value-type="float" office:value="-0.934051040783285" calcext:value-type="float">
            <text:p>-0,934051040783285</text:p>
          </table:table-cell>
        </table:table-row>
        <table:table-row table:style-name="ro1">
          <table:table-cell office:value-type="float" office:value="-1.93500000000001" calcext:value-type="float">
            <text:p>-1,93500000000001</text:p>
          </table:table-cell>
          <table:table-cell table:formula="of:=SIN([.A67])" office:value-type="float" office:value="-0.934407713241333" calcext:value-type="float">
            <text:p>-0,934407713241333</text:p>
          </table:table-cell>
        </table:table-row>
        <table:table-row table:style-name="ro1">
          <table:table-cell office:value-type="float" office:value="-1.93400000000001" calcext:value-type="float">
            <text:p>-1,93400000000001</text:p>
          </table:table-cell>
          <table:table-cell table:formula="of:=SIN([.A68])" office:value-type="float" office:value="-0.934763451291745" calcext:value-type="float">
            <text:p>-0,934763451291745</text:p>
          </table:table-cell>
        </table:table-row>
        <table:table-row table:style-name="ro1">
          <table:table-cell office:value-type="float" office:value="-1.93300000000001" calcext:value-type="float">
            <text:p>-1,93300000000001</text:p>
          </table:table-cell>
          <table:table-cell table:formula="of:=SIN([.A69])" office:value-type="float" office:value="-0.935118254578784" calcext:value-type="float">
            <text:p>-0,935118254578784</text:p>
          </table:table-cell>
        </table:table-row>
        <table:table-row table:style-name="ro1">
          <table:table-cell office:value-type="float" office:value="-1.93200000000001" calcext:value-type="float">
            <text:p>-1,93200000000001</text:p>
          </table:table-cell>
          <table:table-cell table:formula="of:=SIN([.A70])" office:value-type="float" office:value="-0.935472122747646" calcext:value-type="float">
            <text:p>-0,935472122747646</text:p>
          </table:table-cell>
        </table:table-row>
        <table:table-row table:style-name="ro1">
          <table:table-cell office:value-type="float" office:value="-1.93100000000001" calcext:value-type="float">
            <text:p>-1,93100000000001</text:p>
          </table:table-cell>
          <table:table-cell table:formula="of:=SIN([.A71])" office:value-type="float" office:value="-0.935825055444464" calcext:value-type="float">
            <text:p>-0,935825055444464</text:p>
          </table:table-cell>
        </table:table-row>
        <table:table-row table:style-name="ro1">
          <table:table-cell office:value-type="float" office:value="-1.93000000000001" calcext:value-type="float">
            <text:p>-1,93000000000001</text:p>
          </table:table-cell>
          <table:table-cell table:formula="of:=SIN([.A72])" office:value-type="float" office:value="-0.936177052316303" calcext:value-type="float">
            <text:p>-0,936177052316303</text:p>
          </table:table-cell>
        </table:table-row>
        <table:table-row table:style-name="ro1">
          <table:table-cell office:value-type="float" office:value="-1.92900000000001" calcext:value-type="float">
            <text:p>-1,92900000000001</text:p>
          </table:table-cell>
          <table:table-cell table:formula="of:=SIN([.A73])" office:value-type="float" office:value="-0.936528113011169" calcext:value-type="float">
            <text:p>-0,936528113011169</text:p>
          </table:table-cell>
        </table:table-row>
        <table:table-row table:style-name="ro1">
          <table:table-cell office:value-type="float" office:value="-1.92800000000001" calcext:value-type="float">
            <text:p>-1,92800000000001</text:p>
          </table:table-cell>
          <table:table-cell table:formula="of:=SIN([.A74])" office:value-type="float" office:value="-0.936878237178" calcext:value-type="float">
            <text:p>-0,936878237178</text:p>
          </table:table-cell>
        </table:table-row>
        <table:table-row table:style-name="ro1">
          <table:table-cell office:value-type="float" office:value="-1.92700000000001" calcext:value-type="float">
            <text:p>-1,92700000000001</text:p>
          </table:table-cell>
          <table:table-cell table:formula="of:=SIN([.A75])" office:value-type="float" office:value="-0.937227424466671" calcext:value-type="float">
            <text:p>-0,937227424466671</text:p>
          </table:table-cell>
        </table:table-row>
        <table:table-row table:style-name="ro1">
          <table:table-cell office:value-type="float" office:value="-1.92600000000001" calcext:value-type="float">
            <text:p>-1,92600000000001</text:p>
          </table:table-cell>
          <table:table-cell table:formula="of:=SIN([.A76])" office:value-type="float" office:value="-0.937575674527997" calcext:value-type="float">
            <text:p>-0,937575674527997</text:p>
          </table:table-cell>
        </table:table-row>
        <table:table-row table:style-name="ro1">
          <table:table-cell office:value-type="float" office:value="-1.92500000000001" calcext:value-type="float">
            <text:p>-1,92500000000001</text:p>
          </table:table-cell>
          <table:table-cell table:formula="of:=SIN([.A77])" office:value-type="float" office:value="-0.937922987013725" calcext:value-type="float">
            <text:p>-0,937922987013725</text:p>
          </table:table-cell>
        </table:table-row>
        <table:table-row table:style-name="ro1">
          <table:table-cell office:value-type="float" office:value="-1.92400000000001" calcext:value-type="float">
            <text:p>-1,92400000000001</text:p>
          </table:table-cell>
          <table:table-cell table:formula="of:=SIN([.A78])" office:value-type="float" office:value="-0.938269361576545" calcext:value-type="float">
            <text:p>-0,938269361576545</text:p>
          </table:table-cell>
        </table:table-row>
        <table:table-row table:style-name="ro1">
          <table:table-cell office:value-type="float" office:value="-1.92300000000001" calcext:value-type="float">
            <text:p>-1,92300000000001</text:p>
          </table:table-cell>
          <table:table-cell table:formula="of:=SIN([.A79])" office:value-type="float" office:value="-0.938614797870082" calcext:value-type="float">
            <text:p>-0,938614797870082</text:p>
          </table:table-cell>
        </table:table-row>
        <table:table-row table:style-name="ro1">
          <table:table-cell office:value-type="float" office:value="-1.92200000000001" calcext:value-type="float">
            <text:p>-1,92200000000001</text:p>
          </table:table-cell>
          <table:table-cell table:formula="of:=SIN([.A80])" office:value-type="float" office:value="-0.938959295548899" calcext:value-type="float">
            <text:p>-0,938959295548899</text:p>
          </table:table-cell>
        </table:table-row>
        <table:table-row table:style-name="ro1">
          <table:table-cell office:value-type="float" office:value="-1.92100000000001" calcext:value-type="float">
            <text:p>-1,92100000000001</text:p>
          </table:table-cell>
          <table:table-cell table:formula="of:=SIN([.A81])" office:value-type="float" office:value="-0.939302854268499" calcext:value-type="float">
            <text:p>-0,939302854268499</text:p>
          </table:table-cell>
        </table:table-row>
        <table:table-row table:style-name="ro1">
          <table:table-cell office:value-type="float" office:value="-1.92000000000001" calcext:value-type="float">
            <text:p>-1,92000000000001</text:p>
          </table:table-cell>
          <table:table-cell table:formula="of:=SIN([.A82])" office:value-type="float" office:value="-0.939645473685322" calcext:value-type="float">
            <text:p>-0,939645473685322</text:p>
          </table:table-cell>
        </table:table-row>
        <table:table-row table:style-name="ro1">
          <table:table-cell office:value-type="float" office:value="-1.91900000000001" calcext:value-type="float">
            <text:p>-1,91900000000001</text:p>
          </table:table-cell>
          <table:table-cell table:formula="of:=SIN([.A83])" office:value-type="float" office:value="-0.93998715345675" calcext:value-type="float">
            <text:p>-0,93998715345675</text:p>
          </table:table-cell>
        </table:table-row>
        <table:table-row table:style-name="ro1">
          <table:table-cell office:value-type="float" office:value="-1.91800000000001" calcext:value-type="float">
            <text:p>-1,91800000000001</text:p>
          </table:table-cell>
          <table:table-cell table:formula="of:=SIN([.A84])" office:value-type="float" office:value="-0.940327893241104" calcext:value-type="float">
            <text:p>-0,940327893241104</text:p>
          </table:table-cell>
        </table:table-row>
        <table:table-row table:style-name="ro1">
          <table:table-cell office:value-type="float" office:value="-1.91700000000001" calcext:value-type="float">
            <text:p>-1,91700000000001</text:p>
          </table:table-cell>
          <table:table-cell table:formula="of:=SIN([.A85])" office:value-type="float" office:value="-0.940667692697642" calcext:value-type="float">
            <text:p>-0,940667692697642</text:p>
          </table:table-cell>
        </table:table-row>
        <table:table-row table:style-name="ro1">
          <table:table-cell office:value-type="float" office:value="-1.91600000000001" calcext:value-type="float">
            <text:p>-1,91600000000001</text:p>
          </table:table-cell>
          <table:table-cell table:formula="of:=SIN([.A86])" office:value-type="float" office:value="-0.941006551486566" calcext:value-type="float">
            <text:p>-0,941006551486566</text:p>
          </table:table-cell>
        </table:table-row>
        <table:table-row table:style-name="ro1">
          <table:table-cell office:value-type="float" office:value="-1.91500000000001" calcext:value-type="float">
            <text:p>-1,91500000000001</text:p>
          </table:table-cell>
          <table:table-cell table:formula="of:=SIN([.A87])" office:value-type="float" office:value="-0.941344469269017" calcext:value-type="float">
            <text:p>-0,941344469269017</text:p>
          </table:table-cell>
        </table:table-row>
        <table:table-row table:style-name="ro1">
          <table:table-cell office:value-type="float" office:value="-1.91400000000001" calcext:value-type="float">
            <text:p>-1,91400000000001</text:p>
          </table:table-cell>
          <table:table-cell table:formula="of:=SIN([.A88])" office:value-type="float" office:value="-0.941681445707077" calcext:value-type="float">
            <text:p>-0,941681445707077</text:p>
          </table:table-cell>
        </table:table-row>
        <table:table-row table:style-name="ro1">
          <table:table-cell office:value-type="float" office:value="-1.91300000000001" calcext:value-type="float">
            <text:p>-1,91300000000001</text:p>
          </table:table-cell>
          <table:table-cell table:formula="of:=SIN([.A89])" office:value-type="float" office:value="-0.942017480463769" calcext:value-type="float">
            <text:p>-0,942017480463769</text:p>
          </table:table-cell>
        </table:table-row>
        <table:table-row table:style-name="ro1">
          <table:table-cell office:value-type="float" office:value="-1.91200000000001" calcext:value-type="float">
            <text:p>-1,91200000000001</text:p>
          </table:table-cell>
          <table:table-cell table:formula="of:=SIN([.A90])" office:value-type="float" office:value="-0.94235257320306" calcext:value-type="float">
            <text:p>-0,94235257320306</text:p>
          </table:table-cell>
        </table:table-row>
        <table:table-row table:style-name="ro1">
          <table:table-cell office:value-type="float" office:value="-1.91100000000001" calcext:value-type="float">
            <text:p>-1,91100000000001</text:p>
          </table:table-cell>
          <table:table-cell table:formula="of:=SIN([.A91])" office:value-type="float" office:value="-0.942686723589856" calcext:value-type="float">
            <text:p>-0,942686723589856</text:p>
          </table:table-cell>
        </table:table-row>
        <table:table-row table:style-name="ro1">
          <table:table-cell office:value-type="float" office:value="-1.91000000000001" calcext:value-type="float">
            <text:p>-1,91000000000001</text:p>
          </table:table-cell>
          <table:table-cell table:formula="of:=SIN([.A92])" office:value-type="float" office:value="-0.943019931290007" calcext:value-type="float">
            <text:p>-0,943019931290007</text:p>
          </table:table-cell>
        </table:table-row>
        <table:table-row table:style-name="ro1">
          <table:table-cell office:value-type="float" office:value="-1.90900000000001" calcext:value-type="float">
            <text:p>-1,90900000000001</text:p>
          </table:table-cell>
          <table:table-cell table:formula="of:=SIN([.A93])" office:value-type="float" office:value="-0.943352195970306" calcext:value-type="float">
            <text:p>-0,943352195970306</text:p>
          </table:table-cell>
        </table:table-row>
        <table:table-row table:style-name="ro1">
          <table:table-cell office:value-type="float" office:value="-1.90800000000001" calcext:value-type="float">
            <text:p>-1,90800000000001</text:p>
          </table:table-cell>
          <table:table-cell table:formula="of:=SIN([.A94])" office:value-type="float" office:value="-0.943683517298487" calcext:value-type="float">
            <text:p>-0,943683517298487</text:p>
          </table:table-cell>
        </table:table-row>
        <table:table-row table:style-name="ro1">
          <table:table-cell office:value-type="float" office:value="-1.90700000000001" calcext:value-type="float">
            <text:p>-1,90700000000001</text:p>
          </table:table-cell>
          <table:table-cell table:formula="of:=SIN([.A95])" office:value-type="float" office:value="-0.944013894943229" calcext:value-type="float">
            <text:p>-0,944013894943229</text:p>
          </table:table-cell>
        </table:table-row>
        <table:table-row table:style-name="ro1">
          <table:table-cell office:value-type="float" office:value="-1.90600000000001" calcext:value-type="float">
            <text:p>-1,90600000000001</text:p>
          </table:table-cell>
          <table:table-cell table:formula="of:=SIN([.A96])" office:value-type="float" office:value="-0.944343328574156" calcext:value-type="float">
            <text:p>-0,944343328574156</text:p>
          </table:table-cell>
        </table:table-row>
        <table:table-row table:style-name="ro1">
          <table:table-cell office:value-type="float" office:value="-1.90500000000001" calcext:value-type="float">
            <text:p>-1,90500000000001</text:p>
          </table:table-cell>
          <table:table-cell table:formula="of:=SIN([.A97])" office:value-type="float" office:value="-0.944671817861832" calcext:value-type="float">
            <text:p>-0,944671817861832</text:p>
          </table:table-cell>
        </table:table-row>
        <table:table-row table:style-name="ro1">
          <table:table-cell office:value-type="float" office:value="-1.90400000000001" calcext:value-type="float">
            <text:p>-1,90400000000001</text:p>
          </table:table-cell>
          <table:table-cell table:formula="of:=SIN([.A98])" office:value-type="float" office:value="-0.944999362477769" calcext:value-type="float">
            <text:p>-0,944999362477769</text:p>
          </table:table-cell>
        </table:table-row>
        <table:table-row table:style-name="ro1">
          <table:table-cell office:value-type="float" office:value="-1.90300000000001" calcext:value-type="float">
            <text:p>-1,90300000000001</text:p>
          </table:table-cell>
          <table:table-cell table:formula="of:=SIN([.A99])" office:value-type="float" office:value="-0.945325962094422" calcext:value-type="float">
            <text:p>-0,945325962094422</text:p>
          </table:table-cell>
        </table:table-row>
        <table:table-row table:style-name="ro1">
          <table:table-cell office:value-type="float" office:value="-1.90200000000001" calcext:value-type="float">
            <text:p>-1,90200000000001</text:p>
          </table:table-cell>
          <table:table-cell table:formula="of:=SIN([.A100])" office:value-type="float" office:value="-0.945651616385192" calcext:value-type="float">
            <text:p>-0,945651616385192</text:p>
          </table:table-cell>
        </table:table-row>
        <table:table-row table:style-name="ro1">
          <table:table-cell office:value-type="float" office:value="-1.90100000000001" calcext:value-type="float">
            <text:p>-1,90100000000001</text:p>
          </table:table-cell>
          <table:table-cell table:formula="of:=SIN([.A101])" office:value-type="float" office:value="-0.945976325024425" calcext:value-type="float">
            <text:p>-0,945976325024425</text:p>
          </table:table-cell>
        </table:table-row>
        <table:table-row table:style-name="ro1">
          <table:table-cell office:value-type="float" office:value="-1.90000000000001" calcext:value-type="float">
            <text:p>-1,90000000000001</text:p>
          </table:table-cell>
          <table:table-cell table:formula="of:=SIN([.A102])" office:value-type="float" office:value="-0.946300087687411" calcext:value-type="float">
            <text:p>-0,946300087687411</text:p>
          </table:table-cell>
        </table:table-row>
        <table:table-row table:style-name="ro1">
          <table:table-cell office:value-type="float" office:value="-1.89900000000001" calcext:value-type="float">
            <text:p>-1,89900000000001</text:p>
          </table:table-cell>
          <table:table-cell table:formula="of:=SIN([.A103])" office:value-type="float" office:value="-0.946622904050389" calcext:value-type="float">
            <text:p>-0,946622904050389</text:p>
          </table:table-cell>
        </table:table-row>
        <table:table-row table:style-name="ro1">
          <table:table-cell office:value-type="float" office:value="-1.89800000000001" calcext:value-type="float">
            <text:p>-1,89800000000001</text:p>
          </table:table-cell>
          <table:table-cell table:formula="of:=SIN([.A104])" office:value-type="float" office:value="-0.946944773790541" calcext:value-type="float">
            <text:p>-0,946944773790541</text:p>
          </table:table-cell>
        </table:table-row>
        <table:table-row table:style-name="ro1">
          <table:table-cell office:value-type="float" office:value="-1.89700000000001" calcext:value-type="float">
            <text:p>-1,89700000000001</text:p>
          </table:table-cell>
          <table:table-cell table:formula="of:=SIN([.A105])" office:value-type="float" office:value="-0.947265696585998" calcext:value-type="float">
            <text:p>-0,947265696585998</text:p>
          </table:table-cell>
        </table:table-row>
        <table:table-row table:style-name="ro1">
          <table:table-cell office:value-type="float" office:value="-1.89600000000001" calcext:value-type="float">
            <text:p>-1,89600000000001</text:p>
          </table:table-cell>
          <table:table-cell table:formula="of:=SIN([.A106])" office:value-type="float" office:value="-0.947585672115838" calcext:value-type="float">
            <text:p>-0,947585672115838</text:p>
          </table:table-cell>
        </table:table-row>
        <table:table-row table:style-name="ro1">
          <table:table-cell office:value-type="float" office:value="-1.89500000000001" calcext:value-type="float">
            <text:p>-1,89500000000001</text:p>
          </table:table-cell>
          <table:table-cell table:formula="of:=SIN([.A107])" office:value-type="float" office:value="-0.947904700060085" calcext:value-type="float">
            <text:p>-0,947904700060085</text:p>
          </table:table-cell>
        </table:table-row>
        <table:table-row table:style-name="ro1">
          <table:table-cell office:value-type="float" office:value="-1.89400000000001" calcext:value-type="float">
            <text:p>-1,89400000000001</text:p>
          </table:table-cell>
          <table:table-cell table:formula="of:=SIN([.A108])" office:value-type="float" office:value="-0.948222780099711" calcext:value-type="float">
            <text:p>-0,948222780099711</text:p>
          </table:table-cell>
        </table:table-row>
        <table:table-row table:style-name="ro1">
          <table:table-cell office:value-type="float" office:value="-1.89300000000001" calcext:value-type="float">
            <text:p>-1,89300000000001</text:p>
          </table:table-cell>
          <table:table-cell table:formula="of:=SIN([.A109])" office:value-type="float" office:value="-0.948539911916635" calcext:value-type="float">
            <text:p>-0,948539911916635</text:p>
          </table:table-cell>
        </table:table-row>
        <table:table-row table:style-name="ro1">
          <table:table-cell office:value-type="float" office:value="-1.89200000000001" calcext:value-type="float">
            <text:p>-1,89200000000001</text:p>
          </table:table-cell>
          <table:table-cell table:formula="of:=SIN([.A110])" office:value-type="float" office:value="-0.948856095193727" calcext:value-type="float">
            <text:p>-0,948856095193727</text:p>
          </table:table-cell>
        </table:table-row>
        <table:table-row table:style-name="ro1">
          <table:table-cell office:value-type="float" office:value="-1.89100000000001" calcext:value-type="float">
            <text:p>-1,89100000000001</text:p>
          </table:table-cell>
          <table:table-cell table:formula="of:=SIN([.A111])" office:value-type="float" office:value="-0.949171329614802" calcext:value-type="float">
            <text:p>-0,949171329614802</text:p>
          </table:table-cell>
        </table:table-row>
        <table:table-row table:style-name="ro1">
          <table:table-cell office:value-type="float" office:value="-1.89000000000001" calcext:value-type="float">
            <text:p>-1,89000000000001</text:p>
          </table:table-cell>
          <table:table-cell table:formula="of:=SIN([.A112])" office:value-type="float" office:value="-0.949485614864627" calcext:value-type="float">
            <text:p>-0,949485614864627</text:p>
          </table:table-cell>
        </table:table-row>
        <table:table-row table:style-name="ro1">
          <table:table-cell office:value-type="float" office:value="-1.88900000000001" calcext:value-type="float">
            <text:p>-1,88900000000001</text:p>
          </table:table-cell>
          <table:table-cell table:formula="of:=SIN([.A113])" office:value-type="float" office:value="-0.949798950628916" calcext:value-type="float">
            <text:p>-0,949798950628916</text:p>
          </table:table-cell>
        </table:table-row>
        <table:table-row table:style-name="ro1">
          <table:table-cell office:value-type="float" office:value="-1.88800000000001" calcext:value-type="float">
            <text:p>-1,88800000000001</text:p>
          </table:table-cell>
          <table:table-cell table:formula="of:=SIN([.A114])" office:value-type="float" office:value="-0.950111336594334" calcext:value-type="float">
            <text:p>-0,950111336594334</text:p>
          </table:table-cell>
        </table:table-row>
        <table:table-row table:style-name="ro1">
          <table:table-cell office:value-type="float" office:value="-1.88700000000001" calcext:value-type="float">
            <text:p>-1,88700000000001</text:p>
          </table:table-cell>
          <table:table-cell table:formula="of:=SIN([.A115])" office:value-type="float" office:value="-0.950422772448494" calcext:value-type="float">
            <text:p>-0,950422772448494</text:p>
          </table:table-cell>
        </table:table-row>
        <table:table-row table:style-name="ro1">
          <table:table-cell office:value-type="float" office:value="-1.88600000000001" calcext:value-type="float">
            <text:p>-1,88600000000001</text:p>
          </table:table-cell>
          <table:table-cell table:formula="of:=SIN([.A116])" office:value-type="float" office:value="-0.950733257879961" calcext:value-type="float">
            <text:p>-0,950733257879961</text:p>
          </table:table-cell>
        </table:table-row>
        <table:table-row table:style-name="ro1">
          <table:table-cell office:value-type="float" office:value="-1.88500000000001" calcext:value-type="float">
            <text:p>-1,88500000000001</text:p>
          </table:table-cell>
          <table:table-cell table:formula="of:=SIN([.A117])" office:value-type="float" office:value="-0.95104279257825" calcext:value-type="float">
            <text:p>-0,95104279257825</text:p>
          </table:table-cell>
        </table:table-row>
        <table:table-row table:style-name="ro1">
          <table:table-cell office:value-type="float" office:value="-1.88400000000001" calcext:value-type="float">
            <text:p>-1,88400000000001</text:p>
          </table:table-cell>
          <table:table-cell table:formula="of:=SIN([.A118])" office:value-type="float" office:value="-0.951351376233825" calcext:value-type="float">
            <text:p>-0,951351376233825</text:p>
          </table:table-cell>
        </table:table-row>
        <table:table-row table:style-name="ro1">
          <table:table-cell office:value-type="float" office:value="-1.88300000000001" calcext:value-type="float">
            <text:p>-1,88300000000001</text:p>
          </table:table-cell>
          <table:table-cell table:formula="of:=SIN([.A119])" office:value-type="float" office:value="-0.951659008538103" calcext:value-type="float">
            <text:p>-0,951659008538103</text:p>
          </table:table-cell>
        </table:table-row>
        <table:table-row table:style-name="ro1">
          <table:table-cell office:value-type="float" office:value="-1.88200000000001" calcext:value-type="float">
            <text:p>-1,88200000000001</text:p>
          </table:table-cell>
          <table:table-cell table:formula="of:=SIN([.A120])" office:value-type="float" office:value="-0.951965689183452" calcext:value-type="float">
            <text:p>-0,951965689183452</text:p>
          </table:table-cell>
        </table:table-row>
        <table:table-row table:style-name="ro1">
          <table:table-cell office:value-type="float" office:value="-1.88100000000001" calcext:value-type="float">
            <text:p>-1,88100000000001</text:p>
          </table:table-cell>
          <table:table-cell table:formula="of:=SIN([.A121])" office:value-type="float" office:value="-0.952271417863191" calcext:value-type="float">
            <text:p>-0,952271417863191</text:p>
          </table:table-cell>
        </table:table-row>
        <table:table-row table:style-name="ro1">
          <table:table-cell office:value-type="float" office:value="-1.88000000000001" calcext:value-type="float">
            <text:p>-1,88000000000001</text:p>
          </table:table-cell>
          <table:table-cell table:formula="of:=SIN([.A122])" office:value-type="float" office:value="-0.952576194271592" calcext:value-type="float">
            <text:p>-0,952576194271592</text:p>
          </table:table-cell>
        </table:table-row>
        <table:table-row table:style-name="ro1">
          <table:table-cell office:value-type="float" office:value="-1.87900000000001" calcext:value-type="float">
            <text:p>-1,87900000000001</text:p>
          </table:table-cell>
          <table:table-cell table:formula="of:=SIN([.A123])" office:value-type="float" office:value="-0.952880018103877" calcext:value-type="float">
            <text:p>-0,952880018103877</text:p>
          </table:table-cell>
        </table:table-row>
        <table:table-row table:style-name="ro1">
          <table:table-cell office:value-type="float" office:value="-1.87800000000001" calcext:value-type="float">
            <text:p>-1,87800000000001</text:p>
          </table:table-cell>
          <table:table-cell table:formula="of:=SIN([.A124])" office:value-type="float" office:value="-0.953182889056224" calcext:value-type="float">
            <text:p>-0,953182889056224</text:p>
          </table:table-cell>
        </table:table-row>
        <table:table-row table:style-name="ro1">
          <table:table-cell office:value-type="float" office:value="-1.87700000000001" calcext:value-type="float">
            <text:p>-1,87700000000001</text:p>
          </table:table-cell>
          <table:table-cell table:formula="of:=SIN([.A125])" office:value-type="float" office:value="-0.953484806825762" calcext:value-type="float">
            <text:p>-0,953484806825762</text:p>
          </table:table-cell>
        </table:table-row>
        <table:table-row table:style-name="ro1">
          <table:table-cell office:value-type="float" office:value="-1.87600000000001" calcext:value-type="float">
            <text:p>-1,87600000000001</text:p>
          </table:table-cell>
          <table:table-cell table:formula="of:=SIN([.A126])" office:value-type="float" office:value="-0.953785771110572" calcext:value-type="float">
            <text:p>-0,953785771110572</text:p>
          </table:table-cell>
        </table:table-row>
        <table:table-row table:style-name="ro1">
          <table:table-cell office:value-type="float" office:value="-1.87500000000001" calcext:value-type="float">
            <text:p>-1,87500000000001</text:p>
          </table:table-cell>
          <table:table-cell table:formula="of:=SIN([.A127])" office:value-type="float" office:value="-0.95408578160969" calcext:value-type="float">
            <text:p>-0,95408578160969</text:p>
          </table:table-cell>
        </table:table-row>
        <table:table-row table:style-name="ro1">
          <table:table-cell office:value-type="float" office:value="-1.87400000000001" calcext:value-type="float">
            <text:p>-1,87400000000001</text:p>
          </table:table-cell>
          <table:table-cell table:formula="of:=SIN([.A128])" office:value-type="float" office:value="-0.954384838023106" calcext:value-type="float">
            <text:p>-0,954384838023106</text:p>
          </table:table-cell>
        </table:table-row>
        <table:table-row table:style-name="ro1">
          <table:table-cell office:value-type="float" office:value="-1.87300000000001" calcext:value-type="float">
            <text:p>-1,87300000000001</text:p>
          </table:table-cell>
          <table:table-cell table:formula="of:=SIN([.A129])" office:value-type="float" office:value="-0.954682940051764" calcext:value-type="float">
            <text:p>-0,954682940051764</text:p>
          </table:table-cell>
        </table:table-row>
        <table:table-row table:style-name="ro1">
          <table:table-cell office:value-type="float" office:value="-1.87200000000001" calcext:value-type="float">
            <text:p>-1,87200000000001</text:p>
          </table:table-cell>
          <table:table-cell table:formula="of:=SIN([.A130])" office:value-type="float" office:value="-0.954980087397561" calcext:value-type="float">
            <text:p>-0,954980087397561</text:p>
          </table:table-cell>
        </table:table-row>
        <table:table-row table:style-name="ro1">
          <table:table-cell office:value-type="float" office:value="-1.87100000000001" calcext:value-type="float">
            <text:p>-1,87100000000001</text:p>
          </table:table-cell>
          <table:table-cell table:formula="of:=SIN([.A131])" office:value-type="float" office:value="-0.955276279763351" calcext:value-type="float">
            <text:p>-0,955276279763351</text:p>
          </table:table-cell>
        </table:table-row>
        <table:table-row table:style-name="ro1">
          <table:table-cell office:value-type="float" office:value="-1.87000000000001" calcext:value-type="float">
            <text:p>-1,87000000000001</text:p>
          </table:table-cell>
          <table:table-cell table:formula="of:=SIN([.A132])" office:value-type="float" office:value="-0.95557151685294" calcext:value-type="float">
            <text:p>-0,95557151685294</text:p>
          </table:table-cell>
        </table:table-row>
        <table:table-row table:style-name="ro1">
          <table:table-cell office:value-type="float" office:value="-1.86900000000001" calcext:value-type="float">
            <text:p>-1,86900000000001</text:p>
          </table:table-cell>
          <table:table-cell table:formula="of:=SIN([.A133])" office:value-type="float" office:value="-0.955865798371092" calcext:value-type="float">
            <text:p>-0,955865798371092</text:p>
          </table:table-cell>
        </table:table-row>
        <table:table-row table:style-name="ro1">
          <table:table-cell office:value-type="float" office:value="-1.86800000000001" calcext:value-type="float">
            <text:p>-1,86800000000001</text:p>
          </table:table-cell>
          <table:table-cell table:formula="of:=SIN([.A134])" office:value-type="float" office:value="-0.956159124023526" calcext:value-type="float">
            <text:p>-0,956159124023526</text:p>
          </table:table-cell>
        </table:table-row>
        <table:table-row table:style-name="ro1">
          <table:table-cell office:value-type="float" office:value="-1.86700000000001" calcext:value-type="float">
            <text:p>-1,86700000000001</text:p>
          </table:table-cell>
          <table:table-cell table:formula="of:=SIN([.A135])" office:value-type="float" office:value="-0.956451493516915" calcext:value-type="float">
            <text:p>-0,956451493516915</text:p>
          </table:table-cell>
        </table:table-row>
        <table:table-row table:style-name="ro1">
          <table:table-cell office:value-type="float" office:value="-1.86600000000001" calcext:value-type="float">
            <text:p>-1,86600000000001</text:p>
          </table:table-cell>
          <table:table-cell table:formula="of:=SIN([.A136])" office:value-type="float" office:value="-0.95674290655889" calcext:value-type="float">
            <text:p>-0,95674290655889</text:p>
          </table:table-cell>
        </table:table-row>
        <table:table-row table:style-name="ro1">
          <table:table-cell office:value-type="float" office:value="-1.86500000000001" calcext:value-type="float">
            <text:p>-1,86500000000001</text:p>
          </table:table-cell>
          <table:table-cell table:formula="of:=SIN([.A137])" office:value-type="float" office:value="-0.957033362858038" calcext:value-type="float">
            <text:p>-0,957033362858038</text:p>
          </table:table-cell>
        </table:table-row>
        <table:table-row table:style-name="ro1">
          <table:table-cell office:value-type="float" office:value="-1.86400000000001" calcext:value-type="float">
            <text:p>-1,86400000000001</text:p>
          </table:table-cell>
          <table:table-cell table:formula="of:=SIN([.A138])" office:value-type="float" office:value="-0.957322862123903" calcext:value-type="float">
            <text:p>-0,957322862123903</text:p>
          </table:table-cell>
        </table:table-row>
        <table:table-row table:style-name="ro1">
          <table:table-cell office:value-type="float" office:value="-1.86300000000001" calcext:value-type="float">
            <text:p>-1,86300000000001</text:p>
          </table:table-cell>
          <table:table-cell table:formula="of:=SIN([.A139])" office:value-type="float" office:value="-0.957611404066986" calcext:value-type="float">
            <text:p>-0,957611404066986</text:p>
          </table:table-cell>
        </table:table-row>
        <table:table-row table:style-name="ro1">
          <table:table-cell office:value-type="float" office:value="-1.86200000000001" calcext:value-type="float">
            <text:p>-1,86200000000001</text:p>
          </table:table-cell>
          <table:table-cell table:formula="of:=SIN([.A140])" office:value-type="float" office:value="-0.957898988398745" calcext:value-type="float">
            <text:p>-0,957898988398745</text:p>
          </table:table-cell>
        </table:table-row>
        <table:table-row table:style-name="ro1">
          <table:table-cell office:value-type="float" office:value="-1.86100000000001" calcext:value-type="float">
            <text:p>-1,86100000000001</text:p>
          </table:table-cell>
          <table:table-cell table:formula="of:=SIN([.A141])" office:value-type="float" office:value="-0.958185614831595" calcext:value-type="float">
            <text:p>-0,958185614831595</text:p>
          </table:table-cell>
        </table:table-row>
        <table:table-row table:style-name="ro1">
          <table:table-cell office:value-type="float" office:value="-1.86000000000001" calcext:value-type="float">
            <text:p>-1,86000000000001</text:p>
          </table:table-cell>
          <table:table-cell table:formula="of:=SIN([.A142])" office:value-type="float" office:value="-0.95847128307891" calcext:value-type="float">
            <text:p>-0,95847128307891</text:p>
          </table:table-cell>
        </table:table-row>
        <table:table-row table:style-name="ro1">
          <table:table-cell office:value-type="float" office:value="-1.85900000000001" calcext:value-type="float">
            <text:p>-1,85900000000001</text:p>
          </table:table-cell>
          <table:table-cell table:formula="of:=SIN([.A143])" office:value-type="float" office:value="-0.958755992855022" calcext:value-type="float">
            <text:p>-0,958755992855022</text:p>
          </table:table-cell>
        </table:table-row>
        <table:table-row table:style-name="ro1">
          <table:table-cell office:value-type="float" office:value="-1.85800000000001" calcext:value-type="float">
            <text:p>-1,85800000000001</text:p>
          </table:table-cell>
          <table:table-cell table:formula="of:=SIN([.A144])" office:value-type="float" office:value="-0.959039743875221" calcext:value-type="float">
            <text:p>-0,959039743875221</text:p>
          </table:table-cell>
        </table:table-row>
        <table:table-row table:style-name="ro1">
          <table:table-cell office:value-type="float" office:value="-1.85700000000001" calcext:value-type="float">
            <text:p>-1,85700000000001</text:p>
          </table:table-cell>
          <table:table-cell table:formula="of:=SIN([.A145])" office:value-type="float" office:value="-0.959322535855756" calcext:value-type="float">
            <text:p>-0,959322535855756</text:p>
          </table:table-cell>
        </table:table-row>
        <table:table-row table:style-name="ro1">
          <table:table-cell office:value-type="float" office:value="-1.85600000000001" calcext:value-type="float">
            <text:p>-1,85600000000001</text:p>
          </table:table-cell>
          <table:table-cell table:formula="of:=SIN([.A146])" office:value-type="float" office:value="-0.959604368513835" calcext:value-type="float">
            <text:p>-0,959604368513835</text:p>
          </table:table-cell>
        </table:table-row>
        <table:table-row table:style-name="ro1">
          <table:table-cell office:value-type="float" office:value="-1.85500000000001" calcext:value-type="float">
            <text:p>-1,85500000000001</text:p>
          </table:table-cell>
          <table:table-cell table:formula="of:=SIN([.A147])" office:value-type="float" office:value="-0.959885241567626" calcext:value-type="float">
            <text:p>-0,959885241567626</text:p>
          </table:table-cell>
        </table:table-row>
        <table:table-row table:style-name="ro1">
          <table:table-cell office:value-type="float" office:value="-1.85400000000001" calcext:value-type="float">
            <text:p>-1,85400000000001</text:p>
          </table:table-cell>
          <table:table-cell table:formula="of:=SIN([.A148])" office:value-type="float" office:value="-0.960165154736255" calcext:value-type="float">
            <text:p>-0,960165154736255</text:p>
          </table:table-cell>
        </table:table-row>
        <table:table-row table:style-name="ro1">
          <table:table-cell office:value-type="float" office:value="-1.85300000000001" calcext:value-type="float">
            <text:p>-1,85300000000001</text:p>
          </table:table-cell>
          <table:table-cell table:formula="of:=SIN([.A149])" office:value-type="float" office:value="-0.960444107739809" calcext:value-type="float">
            <text:p>-0,960444107739809</text:p>
          </table:table-cell>
        </table:table-row>
        <table:table-row table:style-name="ro1">
          <table:table-cell office:value-type="float" office:value="-1.85200000000001" calcext:value-type="float">
            <text:p>-1,85200000000001</text:p>
          </table:table-cell>
          <table:table-cell table:formula="of:=SIN([.A150])" office:value-type="float" office:value="-0.960722100299335" calcext:value-type="float">
            <text:p>-0,960722100299335</text:p>
          </table:table-cell>
        </table:table-row>
        <table:table-row table:style-name="ro1">
          <table:table-cell office:value-type="float" office:value="-1.85100000000002" calcext:value-type="float">
            <text:p>-1,85100000000002</text:p>
          </table:table-cell>
          <table:table-cell table:formula="of:=SIN([.A151])" office:value-type="float" office:value="-0.960999132136842" calcext:value-type="float">
            <text:p>-0,960999132136842</text:p>
          </table:table-cell>
        </table:table-row>
        <table:table-row table:style-name="ro1">
          <table:table-cell office:value-type="float" office:value="-1.85000000000002" calcext:value-type="float">
            <text:p>-1,85000000000002</text:p>
          </table:table-cell>
          <table:table-cell table:formula="of:=SIN([.A152])" office:value-type="float" office:value="-0.961275202975296" calcext:value-type="float">
            <text:p>-0,961275202975296</text:p>
          </table:table-cell>
        </table:table-row>
        <table:table-row table:style-name="ro1">
          <table:table-cell office:value-type="float" office:value="-1.84900000000002" calcext:value-type="float">
            <text:p>-1,84900000000002</text:p>
          </table:table-cell>
          <table:table-cell table:formula="of:=SIN([.A153])" office:value-type="float" office:value="-0.961550312538627" calcext:value-type="float">
            <text:p>-0,961550312538627</text:p>
          </table:table-cell>
        </table:table-row>
        <table:table-row table:style-name="ro1">
          <table:table-cell office:value-type="float" office:value="-1.84800000000002" calcext:value-type="float">
            <text:p>-1,84800000000002</text:p>
          </table:table-cell>
          <table:table-cell table:formula="of:=SIN([.A154])" office:value-type="float" office:value="-0.961824460551726" calcext:value-type="float">
            <text:p>-0,961824460551726</text:p>
          </table:table-cell>
        </table:table-row>
        <table:table-row table:style-name="ro1">
          <table:table-cell office:value-type="float" office:value="-1.84700000000002" calcext:value-type="float">
            <text:p>-1,84700000000002</text:p>
          </table:table-cell>
          <table:table-cell table:formula="of:=SIN([.A155])" office:value-type="float" office:value="-0.962097646740445" calcext:value-type="float">
            <text:p>-0,962097646740445</text:p>
          </table:table-cell>
        </table:table-row>
        <table:table-row table:style-name="ro1">
          <table:table-cell office:value-type="float" office:value="-1.84600000000002" calcext:value-type="float">
            <text:p>-1,84600000000002</text:p>
          </table:table-cell>
          <table:table-cell table:formula="of:=SIN([.A156])" office:value-type="float" office:value="-0.962369870831597" calcext:value-type="float">
            <text:p>-0,962369870831597</text:p>
          </table:table-cell>
        </table:table-row>
        <table:table-row table:style-name="ro1">
          <table:table-cell office:value-type="float" office:value="-1.84500000000002" calcext:value-type="float">
            <text:p>-1,84500000000002</text:p>
          </table:table-cell>
          <table:table-cell table:formula="of:=SIN([.A157])" office:value-type="float" office:value="-0.962641132552958" calcext:value-type="float">
            <text:p>-0,962641132552958</text:p>
          </table:table-cell>
        </table:table-row>
        <table:table-row table:style-name="ro1">
          <table:table-cell office:value-type="float" office:value="-1.84400000000002" calcext:value-type="float">
            <text:p>-1,84400000000002</text:p>
          </table:table-cell>
          <table:table-cell table:formula="of:=SIN([.A158])" office:value-type="float" office:value="-0.962911431633267" calcext:value-type="float">
            <text:p>-0,962911431633267</text:p>
          </table:table-cell>
        </table:table-row>
        <table:table-row table:style-name="ro1">
          <table:table-cell office:value-type="float" office:value="-1.84300000000002" calcext:value-type="float">
            <text:p>-1,84300000000002</text:p>
          </table:table-cell>
          <table:table-cell table:formula="of:=SIN([.A159])" office:value-type="float" office:value="-0.963180767802225" calcext:value-type="float">
            <text:p>-0,963180767802225</text:p>
          </table:table-cell>
        </table:table-row>
        <table:table-row table:style-name="ro1">
          <table:table-cell office:value-type="float" office:value="-1.84200000000002" calcext:value-type="float">
            <text:p>-1,84200000000002</text:p>
          </table:table-cell>
          <table:table-cell table:formula="of:=SIN([.A160])" office:value-type="float" office:value="-0.963449140790495" calcext:value-type="float">
            <text:p>-0,963449140790495</text:p>
          </table:table-cell>
        </table:table-row>
        <table:table-row table:style-name="ro1">
          <table:table-cell office:value-type="float" office:value="-1.84100000000002" calcext:value-type="float">
            <text:p>-1,84100000000002</text:p>
          </table:table-cell>
          <table:table-cell table:formula="of:=SIN([.A161])" office:value-type="float" office:value="-0.963716550329704" calcext:value-type="float">
            <text:p>-0,963716550329704</text:p>
          </table:table-cell>
        </table:table-row>
        <table:table-row table:style-name="ro1">
          <table:table-cell office:value-type="float" office:value="-1.84000000000002" calcext:value-type="float">
            <text:p>-1,84000000000002</text:p>
          </table:table-cell>
          <table:table-cell table:formula="of:=SIN([.A162])" office:value-type="float" office:value="-0.963982996152444" calcext:value-type="float">
            <text:p>-0,963982996152444</text:p>
          </table:table-cell>
        </table:table-row>
        <table:table-row table:style-name="ro1">
          <table:table-cell office:value-type="float" office:value="-1.83900000000002" calcext:value-type="float">
            <text:p>-1,83900000000002</text:p>
          </table:table-cell>
          <table:table-cell table:formula="of:=SIN([.A163])" office:value-type="float" office:value="-0.964248477992268" calcext:value-type="float">
            <text:p>-0,964248477992268</text:p>
          </table:table-cell>
        </table:table-row>
        <table:table-row table:style-name="ro1">
          <table:table-cell office:value-type="float" office:value="-1.83800000000002" calcext:value-type="float">
            <text:p>-1,83800000000002</text:p>
          </table:table-cell>
          <table:table-cell table:formula="of:=SIN([.A164])" office:value-type="float" office:value="-0.964512995583694" calcext:value-type="float">
            <text:p>-0,964512995583694</text:p>
          </table:table-cell>
        </table:table-row>
        <table:table-row table:style-name="ro1">
          <table:table-cell office:value-type="float" office:value="-1.83700000000002" calcext:value-type="float">
            <text:p>-1,83700000000002</text:p>
          </table:table-cell>
          <table:table-cell table:formula="of:=SIN([.A165])" office:value-type="float" office:value="-0.964776548662205" calcext:value-type="float">
            <text:p>-0,964776548662205</text:p>
          </table:table-cell>
        </table:table-row>
        <table:table-row table:style-name="ro1">
          <table:table-cell office:value-type="float" office:value="-1.83600000000002" calcext:value-type="float">
            <text:p>-1,83600000000002</text:p>
          </table:table-cell>
          <table:table-cell table:formula="of:=SIN([.A166])" office:value-type="float" office:value="-0.965039136964247" calcext:value-type="float">
            <text:p>-0,965039136964247</text:p>
          </table:table-cell>
        </table:table-row>
        <table:table-row table:style-name="ro1">
          <table:table-cell office:value-type="float" office:value="-1.83500000000002" calcext:value-type="float">
            <text:p>-1,83500000000002</text:p>
          </table:table-cell>
          <table:table-cell table:formula="of:=SIN([.A167])" office:value-type="float" office:value="-0.965300760227233" calcext:value-type="float">
            <text:p>-0,965300760227233</text:p>
          </table:table-cell>
        </table:table-row>
        <table:table-row table:style-name="ro1">
          <table:table-cell office:value-type="float" office:value="-1.83400000000002" calcext:value-type="float">
            <text:p>-1,83400000000002</text:p>
          </table:table-cell>
          <table:table-cell table:formula="of:=SIN([.A168])" office:value-type="float" office:value="-0.96556141818954" calcext:value-type="float">
            <text:p>-0,96556141818954</text:p>
          </table:table-cell>
        </table:table-row>
        <table:table-row table:style-name="ro1">
          <table:table-cell office:value-type="float" office:value="-1.83300000000002" calcext:value-type="float">
            <text:p>-1,83300000000002</text:p>
          </table:table-cell>
          <table:table-cell table:formula="of:=SIN([.A169])" office:value-type="float" office:value="-0.965821110590508" calcext:value-type="float">
            <text:p>-0,965821110590508</text:p>
          </table:table-cell>
        </table:table-row>
        <table:table-row table:style-name="ro1">
          <table:table-cell office:value-type="float" office:value="-1.83200000000002" calcext:value-type="float">
            <text:p>-1,83200000000002</text:p>
          </table:table-cell>
          <table:table-cell table:formula="of:=SIN([.A170])" office:value-type="float" office:value="-0.966079837170447" calcext:value-type="float">
            <text:p>-0,966079837170447</text:p>
          </table:table-cell>
        </table:table-row>
        <table:table-row table:style-name="ro1">
          <table:table-cell office:value-type="float" office:value="-1.83100000000002" calcext:value-type="float">
            <text:p>-1,83100000000002</text:p>
          </table:table-cell>
          <table:table-cell table:formula="of:=SIN([.A171])" office:value-type="float" office:value="-0.966337597670628" calcext:value-type="float">
            <text:p>-0,966337597670628</text:p>
          </table:table-cell>
        </table:table-row>
        <table:table-row table:style-name="ro1">
          <table:table-cell office:value-type="float" office:value="-1.83000000000002" calcext:value-type="float">
            <text:p>-1,83000000000002</text:p>
          </table:table-cell>
          <table:table-cell table:formula="of:=SIN([.A172])" office:value-type="float" office:value="-0.966594391833293" calcext:value-type="float">
            <text:p>-0,966594391833293</text:p>
          </table:table-cell>
        </table:table-row>
        <table:table-row table:style-name="ro1">
          <table:table-cell office:value-type="float" office:value="-1.82900000000002" calcext:value-type="float">
            <text:p>-1,82900000000002</text:p>
          </table:table-cell>
          <table:table-cell table:formula="of:=SIN([.A173])" office:value-type="float" office:value="-0.966850219401647" calcext:value-type="float">
            <text:p>-0,966850219401647</text:p>
          </table:table-cell>
        </table:table-row>
        <table:table-row table:style-name="ro1">
          <table:table-cell office:value-type="float" office:value="-1.82800000000002" calcext:value-type="float">
            <text:p>-1,82800000000002</text:p>
          </table:table-cell>
          <table:table-cell table:formula="of:=SIN([.A174])" office:value-type="float" office:value="-0.967105080119861" calcext:value-type="float">
            <text:p>-0,967105080119861</text:p>
          </table:table-cell>
        </table:table-row>
        <table:table-row table:style-name="ro1">
          <table:table-cell office:value-type="float" office:value="-1.82700000000002" calcext:value-type="float">
            <text:p>-1,82700000000002</text:p>
          </table:table-cell>
          <table:table-cell table:formula="of:=SIN([.A175])" office:value-type="float" office:value="-0.967358973733076" calcext:value-type="float">
            <text:p>-0,967358973733076</text:p>
          </table:table-cell>
        </table:table-row>
        <table:table-row table:style-name="ro1">
          <table:table-cell office:value-type="float" office:value="-1.82600000000002" calcext:value-type="float">
            <text:p>-1,82600000000002</text:p>
          </table:table-cell>
          <table:table-cell table:formula="of:=SIN([.A176])" office:value-type="float" office:value="-0.967611899987398" calcext:value-type="float">
            <text:p>-0,967611899987398</text:p>
          </table:table-cell>
        </table:table-row>
        <table:table-row table:style-name="ro1">
          <table:table-cell office:value-type="float" office:value="-1.82500000000002" calcext:value-type="float">
            <text:p>-1,82500000000002</text:p>
          </table:table-cell>
          <table:table-cell table:formula="of:=SIN([.A177])" office:value-type="float" office:value="-0.967863858629901" calcext:value-type="float">
            <text:p>-0,967863858629901</text:p>
          </table:table-cell>
        </table:table-row>
        <table:table-row table:style-name="ro1">
          <table:table-cell office:value-type="float" office:value="-1.82400000000002" calcext:value-type="float">
            <text:p>-1,82400000000002</text:p>
          </table:table-cell>
          <table:table-cell table:formula="of:=SIN([.A178])" office:value-type="float" office:value="-0.968114849408625" calcext:value-type="float">
            <text:p>-0,968114849408625</text:p>
          </table:table-cell>
        </table:table-row>
        <table:table-row table:style-name="ro1">
          <table:table-cell office:value-type="float" office:value="-1.82300000000002" calcext:value-type="float">
            <text:p>-1,82300000000002</text:p>
          </table:table-cell>
          <table:table-cell table:formula="of:=SIN([.A179])" office:value-type="float" office:value="-0.968364872072581" calcext:value-type="float">
            <text:p>-0,968364872072581</text:p>
          </table:table-cell>
        </table:table-row>
        <table:table-row table:style-name="ro1">
          <table:table-cell office:value-type="float" office:value="-1.82200000000002" calcext:value-type="float">
            <text:p>-1,82200000000002</text:p>
          </table:table-cell>
          <table:table-cell table:formula="of:=SIN([.A180])" office:value-type="float" office:value="-0.968613926371746" calcext:value-type="float">
            <text:p>-0,968613926371746</text:p>
          </table:table-cell>
        </table:table-row>
        <table:table-row table:style-name="ro1">
          <table:table-cell office:value-type="float" office:value="-1.82100000000002" calcext:value-type="float">
            <text:p>-1,82100000000002</text:p>
          </table:table-cell>
          <table:table-cell table:formula="of:=SIN([.A181])" office:value-type="float" office:value="-0.968862012057064" calcext:value-type="float">
            <text:p>-0,968862012057064</text:p>
          </table:table-cell>
        </table:table-row>
        <table:table-row table:style-name="ro1">
          <table:table-cell office:value-type="float" office:value="-1.82000000000002" calcext:value-type="float">
            <text:p>-1,82000000000002</text:p>
          </table:table-cell>
          <table:table-cell table:formula="of:=SIN([.A182])" office:value-type="float" office:value="-0.969109128880452" calcext:value-type="float">
            <text:p>-0,969109128880452</text:p>
          </table:table-cell>
        </table:table-row>
        <table:table-row table:style-name="ro1">
          <table:table-cell office:value-type="float" office:value="-1.81900000000002" calcext:value-type="float">
            <text:p>-1,81900000000002</text:p>
          </table:table-cell>
          <table:table-cell table:formula="of:=SIN([.A183])" office:value-type="float" office:value="-0.969355276594791" calcext:value-type="float">
            <text:p>-0,969355276594791</text:p>
          </table:table-cell>
        </table:table-row>
        <table:table-row table:style-name="ro1">
          <table:table-cell office:value-type="float" office:value="-1.81800000000002" calcext:value-type="float">
            <text:p>-1,81800000000002</text:p>
          </table:table-cell>
          <table:table-cell table:formula="of:=SIN([.A184])" office:value-type="float" office:value="-0.969600454953935" calcext:value-type="float">
            <text:p>-0,969600454953935</text:p>
          </table:table-cell>
        </table:table-row>
        <table:table-row table:style-name="ro1">
          <table:table-cell office:value-type="float" office:value="-1.81700000000002" calcext:value-type="float">
            <text:p>-1,81700000000002</text:p>
          </table:table-cell>
          <table:table-cell table:formula="of:=SIN([.A185])" office:value-type="float" office:value="-0.969844663712704" calcext:value-type="float">
            <text:p>-0,969844663712704</text:p>
          </table:table-cell>
        </table:table-row>
        <table:table-row table:style-name="ro1">
          <table:table-cell office:value-type="float" office:value="-1.81600000000002" calcext:value-type="float">
            <text:p>-1,81600000000002</text:p>
          </table:table-cell>
          <table:table-cell table:formula="of:=SIN([.A186])" office:value-type="float" office:value="-0.970087902626891" calcext:value-type="float">
            <text:p>-0,970087902626891</text:p>
          </table:table-cell>
        </table:table-row>
        <table:table-row table:style-name="ro1">
          <table:table-cell office:value-type="float" office:value="-1.81500000000002" calcext:value-type="float">
            <text:p>-1,81500000000002</text:p>
          </table:table-cell>
          <table:table-cell table:formula="of:=SIN([.A187])" office:value-type="float" office:value="-0.970330171453255" calcext:value-type="float">
            <text:p>-0,970330171453255</text:p>
          </table:table-cell>
        </table:table-row>
        <table:table-row table:style-name="ro1">
          <table:table-cell office:value-type="float" office:value="-1.81400000000002" calcext:value-type="float">
            <text:p>-1,81400000000002</text:p>
          </table:table-cell>
          <table:table-cell table:formula="of:=SIN([.A188])" office:value-type="float" office:value="-0.97057146994953" calcext:value-type="float">
            <text:p>-0,97057146994953</text:p>
          </table:table-cell>
        </table:table-row>
        <table:table-row table:style-name="ro1">
          <table:table-cell office:value-type="float" office:value="-1.81300000000002" calcext:value-type="float">
            <text:p>-1,81300000000002</text:p>
          </table:table-cell>
          <table:table-cell table:formula="of:=SIN([.A189])" office:value-type="float" office:value="-0.970811797874415" calcext:value-type="float">
            <text:p>-0,970811797874415</text:p>
          </table:table-cell>
        </table:table-row>
        <table:table-row table:style-name="ro1">
          <table:table-cell office:value-type="float" office:value="-1.81200000000002" calcext:value-type="float">
            <text:p>-1,81200000000002</text:p>
          </table:table-cell>
          <table:table-cell table:formula="of:=SIN([.A190])" office:value-type="float" office:value="-0.971051154987583" calcext:value-type="float">
            <text:p>-0,971051154987583</text:p>
          </table:table-cell>
        </table:table-row>
        <table:table-row table:style-name="ro1">
          <table:table-cell office:value-type="float" office:value="-1.81100000000002" calcext:value-type="float">
            <text:p>-1,81100000000002</text:p>
          </table:table-cell>
          <table:table-cell table:formula="of:=SIN([.A191])" office:value-type="float" office:value="-0.971289541049677" calcext:value-type="float">
            <text:p>-0,971289541049677</text:p>
          </table:table-cell>
        </table:table-row>
        <table:table-row table:style-name="ro1">
          <table:table-cell office:value-type="float" office:value="-1.81000000000002" calcext:value-type="float">
            <text:p>-1,81000000000002</text:p>
          </table:table-cell>
          <table:table-cell table:formula="of:=SIN([.A192])" office:value-type="float" office:value="-0.971526955822311" calcext:value-type="float">
            <text:p>-0,971526955822311</text:p>
          </table:table-cell>
        </table:table-row>
        <table:table-row table:style-name="ro1">
          <table:table-cell office:value-type="float" office:value="-1.80900000000002" calcext:value-type="float">
            <text:p>-1,80900000000002</text:p>
          </table:table-cell>
          <table:table-cell table:formula="of:=SIN([.A193])" office:value-type="float" office:value="-0.97176339906807" calcext:value-type="float">
            <text:p>-0,97176339906807</text:p>
          </table:table-cell>
        </table:table-row>
        <table:table-row table:style-name="ro1">
          <table:table-cell office:value-type="float" office:value="-1.80800000000002" calcext:value-type="float">
            <text:p>-1,80800000000002</text:p>
          </table:table-cell>
          <table:table-cell table:formula="of:=SIN([.A194])" office:value-type="float" office:value="-0.971998870550511" calcext:value-type="float">
            <text:p>-0,971998870550511</text:p>
          </table:table-cell>
        </table:table-row>
        <table:table-row table:style-name="ro1">
          <table:table-cell office:value-type="float" office:value="-1.80700000000002" calcext:value-type="float">
            <text:p>-1,80700000000002</text:p>
          </table:table-cell>
          <table:table-cell table:formula="of:=SIN([.A195])" office:value-type="float" office:value="-0.972233370034162" calcext:value-type="float">
            <text:p>-0,972233370034162</text:p>
          </table:table-cell>
        </table:table-row>
        <table:table-row table:style-name="ro1">
          <table:table-cell office:value-type="float" office:value="-1.80600000000002" calcext:value-type="float">
            <text:p>-1,80600000000002</text:p>
          </table:table-cell>
          <table:table-cell table:formula="of:=SIN([.A196])" office:value-type="float" office:value="-0.972466897284525" calcext:value-type="float">
            <text:p>-0,972466897284525</text:p>
          </table:table-cell>
        </table:table-row>
        <table:table-row table:style-name="ro1">
          <table:table-cell office:value-type="float" office:value="-1.80500000000002" calcext:value-type="float">
            <text:p>-1,80500000000002</text:p>
          </table:table-cell>
          <table:table-cell table:formula="of:=SIN([.A197])" office:value-type="float" office:value="-0.972699452068071" calcext:value-type="float">
            <text:p>-0,972699452068071</text:p>
          </table:table-cell>
        </table:table-row>
        <table:table-row table:style-name="ro1">
          <table:table-cell office:value-type="float" office:value="-1.80400000000002" calcext:value-type="float">
            <text:p>-1,80400000000002</text:p>
          </table:table-cell>
          <table:table-cell table:formula="of:=SIN([.A198])" office:value-type="float" office:value="-0.972931034152246" calcext:value-type="float">
            <text:p>-0,972931034152246</text:p>
          </table:table-cell>
        </table:table-row>
        <table:table-row table:style-name="ro1">
          <table:table-cell office:value-type="float" office:value="-1.80300000000002" calcext:value-type="float">
            <text:p>-1,80300000000002</text:p>
          </table:table-cell>
          <table:table-cell table:formula="of:=SIN([.A199])" office:value-type="float" office:value="-0.973161643305468" calcext:value-type="float">
            <text:p>-0,973161643305468</text:p>
          </table:table-cell>
        </table:table-row>
        <table:table-row table:style-name="ro1">
          <table:table-cell office:value-type="float" office:value="-1.80200000000002" calcext:value-type="float">
            <text:p>-1,80200000000002</text:p>
          </table:table-cell>
          <table:table-cell table:formula="of:=SIN([.A200])" office:value-type="float" office:value="-0.973391279297128" calcext:value-type="float">
            <text:p>-0,973391279297128</text:p>
          </table:table-cell>
        </table:table-row>
        <table:table-row table:style-name="ro1">
          <table:table-cell office:value-type="float" office:value="-1.80100000000002" calcext:value-type="float">
            <text:p>-1,80100000000002</text:p>
          </table:table-cell>
          <table:table-cell table:formula="of:=SIN([.A201])" office:value-type="float" office:value="-0.97361994189759" calcext:value-type="float">
            <text:p>-0,97361994189759</text:p>
          </table:table-cell>
        </table:table-row>
        <table:table-row table:style-name="ro1">
          <table:table-cell office:value-type="float" office:value="-1.80000000000002" calcext:value-type="float">
            <text:p>-1,80000000000002</text:p>
          </table:table-cell>
          <table:table-cell table:formula="of:=SIN([.A202])" office:value-type="float" office:value="-0.973847630878191" calcext:value-type="float">
            <text:p>-0,973847630878191</text:p>
          </table:table-cell>
        </table:table-row>
        <table:table-row table:style-name="ro1">
          <table:table-cell office:value-type="float" office:value="-1.79900000000002" calcext:value-type="float">
            <text:p>-1,79900000000002</text:p>
          </table:table-cell>
          <table:table-cell table:formula="of:=SIN([.A203])" office:value-type="float" office:value="-0.974074346011242" calcext:value-type="float">
            <text:p>-0,974074346011242</text:p>
          </table:table-cell>
        </table:table-row>
        <table:table-row table:style-name="ro1">
          <table:table-cell office:value-type="float" office:value="-1.79800000000002" calcext:value-type="float">
            <text:p>-1,79800000000002</text:p>
          </table:table-cell>
          <table:table-cell table:formula="of:=SIN([.A204])" office:value-type="float" office:value="-0.974300087070028" calcext:value-type="float">
            <text:p>-0,974300087070028</text:p>
          </table:table-cell>
        </table:table-row>
        <table:table-row table:style-name="ro1">
          <table:table-cell office:value-type="float" office:value="-1.79700000000002" calcext:value-type="float">
            <text:p>-1,79700000000002</text:p>
          </table:table-cell>
          <table:table-cell table:formula="of:=SIN([.A205])" office:value-type="float" office:value="-0.974524853828809" calcext:value-type="float">
            <text:p>-0,974524853828809</text:p>
          </table:table-cell>
        </table:table-row>
        <table:table-row table:style-name="ro1">
          <table:table-cell office:value-type="float" office:value="-1.79600000000002" calcext:value-type="float">
            <text:p>-1,79600000000002</text:p>
          </table:table-cell>
          <table:table-cell table:formula="of:=SIN([.A206])" office:value-type="float" office:value="-0.974748646062817" calcext:value-type="float">
            <text:p>-0,974748646062817</text:p>
          </table:table-cell>
        </table:table-row>
        <table:table-row table:style-name="ro1">
          <table:table-cell office:value-type="float" office:value="-1.79500000000002" calcext:value-type="float">
            <text:p>-1,79500000000002</text:p>
          </table:table-cell>
          <table:table-cell table:formula="of:=SIN([.A207])" office:value-type="float" office:value="-0.97497146354826" calcext:value-type="float">
            <text:p>-0,97497146354826</text:p>
          </table:table-cell>
        </table:table-row>
        <table:table-row table:style-name="ro1">
          <table:table-cell office:value-type="float" office:value="-1.79400000000002" calcext:value-type="float">
            <text:p>-1,79400000000002</text:p>
          </table:table-cell>
          <table:table-cell table:formula="of:=SIN([.A208])" office:value-type="float" office:value="-0.97519330606232" calcext:value-type="float">
            <text:p>-0,97519330606232</text:p>
          </table:table-cell>
        </table:table-row>
        <table:table-row table:style-name="ro1">
          <table:table-cell office:value-type="float" office:value="-1.79300000000002" calcext:value-type="float">
            <text:p>-1,79300000000002</text:p>
          </table:table-cell>
          <table:table-cell table:formula="of:=SIN([.A209])" office:value-type="float" office:value="-0.975414173383156" calcext:value-type="float">
            <text:p>-0,975414173383156</text:p>
          </table:table-cell>
        </table:table-row>
        <table:table-row table:style-name="ro1">
          <table:table-cell office:value-type="float" office:value="-1.79200000000002" calcext:value-type="float">
            <text:p>-1,79200000000002</text:p>
          </table:table-cell>
          <table:table-cell table:formula="of:=SIN([.A210])" office:value-type="float" office:value="-0.9756340652899" calcext:value-type="float">
            <text:p>-0,9756340652899</text:p>
          </table:table-cell>
        </table:table-row>
        <table:table-row table:style-name="ro1">
          <table:table-cell office:value-type="float" office:value="-1.79100000000002" calcext:value-type="float">
            <text:p>-1,79100000000002</text:p>
          </table:table-cell>
          <table:table-cell table:formula="of:=SIN([.A211])" office:value-type="float" office:value="-0.97585298156266" calcext:value-type="float">
            <text:p>-0,97585298156266</text:p>
          </table:table-cell>
        </table:table-row>
        <table:table-row table:style-name="ro1">
          <table:table-cell office:value-type="float" office:value="-1.79000000000002" calcext:value-type="float">
            <text:p>-1,79000000000002</text:p>
          </table:table-cell>
          <table:table-cell table:formula="of:=SIN([.A212])" office:value-type="float" office:value="-0.97607092198252" calcext:value-type="float">
            <text:p>-0,97607092198252</text:p>
          </table:table-cell>
        </table:table-row>
        <table:table-row table:style-name="ro1">
          <table:table-cell office:value-type="float" office:value="-1.78900000000002" calcext:value-type="float">
            <text:p>-1,78900000000002</text:p>
          </table:table-cell>
          <table:table-cell table:formula="of:=SIN([.A213])" office:value-type="float" office:value="-0.976287886331539" calcext:value-type="float">
            <text:p>-0,976287886331539</text:p>
          </table:table-cell>
        </table:table-row>
        <table:table-row table:style-name="ro1">
          <table:table-cell office:value-type="float" office:value="-1.78800000000002" calcext:value-type="float">
            <text:p>-1,78800000000002</text:p>
          </table:table-cell>
          <table:table-cell table:formula="of:=SIN([.A214])" office:value-type="float" office:value="-0.976503874392753" calcext:value-type="float">
            <text:p>-0,976503874392753</text:p>
          </table:table-cell>
        </table:table-row>
        <table:table-row table:style-name="ro1">
          <table:table-cell office:value-type="float" office:value="-1.78700000000002" calcext:value-type="float">
            <text:p>-1,78700000000002</text:p>
          </table:table-cell>
          <table:table-cell table:formula="of:=SIN([.A215])" office:value-type="float" office:value="-0.976718885950174" calcext:value-type="float">
            <text:p>-0,976718885950174</text:p>
          </table:table-cell>
        </table:table-row>
        <table:table-row table:style-name="ro1">
          <table:table-cell office:value-type="float" office:value="-1.78600000000002" calcext:value-type="float">
            <text:p>-1,78600000000002</text:p>
          </table:table-cell>
          <table:table-cell table:formula="of:=SIN([.A216])" office:value-type="float" office:value="-0.97693292078879" calcext:value-type="float">
            <text:p>-0,97693292078879</text:p>
          </table:table-cell>
        </table:table-row>
        <table:table-row table:style-name="ro1">
          <table:table-cell office:value-type="float" office:value="-1.78500000000002" calcext:value-type="float">
            <text:p>-1,78500000000002</text:p>
          </table:table-cell>
          <table:table-cell table:formula="of:=SIN([.A217])" office:value-type="float" office:value="-0.977145978694567" calcext:value-type="float">
            <text:p>-0,977145978694567</text:p>
          </table:table-cell>
        </table:table-row>
        <table:table-row table:style-name="ro1">
          <table:table-cell office:value-type="float" office:value="-1.78400000000002" calcext:value-type="float">
            <text:p>-1,78400000000002</text:p>
          </table:table-cell>
          <table:table-cell table:formula="of:=SIN([.A218])" office:value-type="float" office:value="-0.977358059454447" calcext:value-type="float">
            <text:p>-0,977358059454447</text:p>
          </table:table-cell>
        </table:table-row>
        <table:table-row table:style-name="ro1">
          <table:table-cell office:value-type="float" office:value="-1.78300000000002" calcext:value-type="float">
            <text:p>-1,78300000000002</text:p>
          </table:table-cell>
          <table:table-cell table:formula="of:=SIN([.A219])" office:value-type="float" office:value="-0.977569162856349" calcext:value-type="float">
            <text:p>-0,977569162856349</text:p>
          </table:table-cell>
        </table:table-row>
        <table:table-row table:style-name="ro1">
          <table:table-cell office:value-type="float" office:value="-1.78200000000002" calcext:value-type="float">
            <text:p>-1,78200000000002</text:p>
          </table:table-cell>
          <table:table-cell table:formula="of:=SIN([.A220])" office:value-type="float" office:value="-0.977779288689169" calcext:value-type="float">
            <text:p>-0,977779288689169</text:p>
          </table:table-cell>
        </table:table-row>
        <table:table-row table:style-name="ro1">
          <table:table-cell office:value-type="float" office:value="-1.78100000000002" calcext:value-type="float">
            <text:p>-1,78100000000002</text:p>
          </table:table-cell>
          <table:table-cell table:formula="of:=SIN([.A221])" office:value-type="float" office:value="-0.977988436742782" calcext:value-type="float">
            <text:p>-0,977988436742782</text:p>
          </table:table-cell>
        </table:table-row>
        <table:table-row table:style-name="ro1">
          <table:table-cell office:value-type="float" office:value="-1.78000000000002" calcext:value-type="float">
            <text:p>-1,78000000000002</text:p>
          </table:table-cell>
          <table:table-cell table:formula="of:=SIN([.A222])" office:value-type="float" office:value="-0.97819660680804" calcext:value-type="float">
            <text:p>-0,97819660680804</text:p>
          </table:table-cell>
        </table:table-row>
        <table:table-row table:style-name="ro1">
          <table:table-cell office:value-type="float" office:value="-1.77900000000002" calcext:value-type="float">
            <text:p>-1,77900000000002</text:p>
          </table:table-cell>
          <table:table-cell table:formula="of:=SIN([.A223])" office:value-type="float" office:value="-0.978403798676773" calcext:value-type="float">
            <text:p>-0,978403798676773</text:p>
          </table:table-cell>
        </table:table-row>
        <table:table-row table:style-name="ro1">
          <table:table-cell office:value-type="float" office:value="-1.77800000000002" calcext:value-type="float">
            <text:p>-1,77800000000002</text:p>
          </table:table-cell>
          <table:table-cell table:formula="of:=SIN([.A224])" office:value-type="float" office:value="-0.978610012141788" calcext:value-type="float">
            <text:p>-0,978610012141788</text:p>
          </table:table-cell>
        </table:table-row>
        <table:table-row table:style-name="ro1">
          <table:table-cell office:value-type="float" office:value="-1.77700000000002" calcext:value-type="float">
            <text:p>-1,77700000000002</text:p>
          </table:table-cell>
          <table:table-cell table:formula="of:=SIN([.A225])" office:value-type="float" office:value="-0.978815246996873" calcext:value-type="float">
            <text:p>-0,978815246996873</text:p>
          </table:table-cell>
        </table:table-row>
        <table:table-row table:style-name="ro1">
          <table:table-cell office:value-type="float" office:value="-1.77600000000002" calcext:value-type="float">
            <text:p>-1,77600000000002</text:p>
          </table:table-cell>
          <table:table-cell table:formula="of:=SIN([.A226])" office:value-type="float" office:value="-0.979019503036793" calcext:value-type="float">
            <text:p>-0,979019503036793</text:p>
          </table:table-cell>
        </table:table-row>
        <table:table-row table:style-name="ro1">
          <table:table-cell office:value-type="float" office:value="-1.77500000000002" calcext:value-type="float">
            <text:p>-1,77500000000002</text:p>
          </table:table-cell>
          <table:table-cell table:formula="of:=SIN([.A227])" office:value-type="float" office:value="-0.979222780057291" calcext:value-type="float">
            <text:p>-0,979222780057291</text:p>
          </table:table-cell>
        </table:table-row>
        <table:table-row table:style-name="ro1">
          <table:table-cell office:value-type="float" office:value="-1.77400000000002" calcext:value-type="float">
            <text:p>-1,77400000000002</text:p>
          </table:table-cell>
          <table:table-cell table:formula="of:=SIN([.A228])" office:value-type="float" office:value="-0.97942507785509" calcext:value-type="float">
            <text:p>-0,97942507785509</text:p>
          </table:table-cell>
        </table:table-row>
        <table:table-row table:style-name="ro1">
          <table:table-cell office:value-type="float" office:value="-1.77300000000002" calcext:value-type="float">
            <text:p>-1,77300000000002</text:p>
          </table:table-cell>
          <table:table-cell table:formula="of:=SIN([.A229])" office:value-type="float" office:value="-0.979626396227893" calcext:value-type="float">
            <text:p>-0,979626396227893</text:p>
          </table:table-cell>
        </table:table-row>
        <table:table-row table:style-name="ro1">
          <table:table-cell office:value-type="float" office:value="-1.77200000000002" calcext:value-type="float">
            <text:p>-1,77200000000002</text:p>
          </table:table-cell>
          <table:table-cell table:formula="of:=SIN([.A230])" office:value-type="float" office:value="-0.979826734974382" calcext:value-type="float">
            <text:p>-0,979826734974382</text:p>
          </table:table-cell>
        </table:table-row>
        <table:table-row table:style-name="ro1">
          <table:table-cell office:value-type="float" office:value="-1.77100000000002" calcext:value-type="float">
            <text:p>-1,77100000000002</text:p>
          </table:table-cell>
          <table:table-cell table:formula="of:=SIN([.A231])" office:value-type="float" office:value="-0.980026093894218" calcext:value-type="float">
            <text:p>-0,980026093894218</text:p>
          </table:table-cell>
        </table:table-row>
        <table:table-row table:style-name="ro1">
          <table:table-cell office:value-type="float" office:value="-1.77000000000002" calcext:value-type="float">
            <text:p>-1,77000000000002</text:p>
          </table:table-cell>
          <table:table-cell table:formula="of:=SIN([.A232])" office:value-type="float" office:value="-0.980224472788041" calcext:value-type="float">
            <text:p>-0,980224472788041</text:p>
          </table:table-cell>
        </table:table-row>
        <table:table-row table:style-name="ro1">
          <table:table-cell office:value-type="float" office:value="-1.76900000000002" calcext:value-type="float">
            <text:p>-1,76900000000002</text:p>
          </table:table-cell>
          <table:table-cell table:formula="of:=SIN([.A233])" office:value-type="float" office:value="-0.980421871457473" calcext:value-type="float">
            <text:p>-0,980421871457473</text:p>
          </table:table-cell>
        </table:table-row>
        <table:table-row table:style-name="ro1">
          <table:table-cell office:value-type="float" office:value="-1.76800000000002" calcext:value-type="float">
            <text:p>-1,76800000000002</text:p>
          </table:table-cell>
          <table:table-cell table:formula="of:=SIN([.A234])" office:value-type="float" office:value="-0.980618289705115" calcext:value-type="float">
            <text:p>-0,980618289705115</text:p>
          </table:table-cell>
        </table:table-row>
        <table:table-row table:style-name="ro1">
          <table:table-cell office:value-type="float" office:value="-1.76700000000002" calcext:value-type="float">
            <text:p>-1,76700000000002</text:p>
          </table:table-cell>
          <table:table-cell table:formula="of:=SIN([.A235])" office:value-type="float" office:value="-0.98081372733455" calcext:value-type="float">
            <text:p>-0,98081372733455</text:p>
          </table:table-cell>
        </table:table-row>
        <table:table-row table:style-name="ro1">
          <table:table-cell office:value-type="float" office:value="-1.76600000000002" calcext:value-type="float">
            <text:p>-1,76600000000002</text:p>
          </table:table-cell>
          <table:table-cell table:formula="of:=SIN([.A236])" office:value-type="float" office:value="-0.981008184150338" calcext:value-type="float">
            <text:p>-0,981008184150338</text:p>
          </table:table-cell>
        </table:table-row>
        <table:table-row table:style-name="ro1">
          <table:table-cell office:value-type="float" office:value="-1.76500000000002" calcext:value-type="float">
            <text:p>-1,76500000000002</text:p>
          </table:table-cell>
          <table:table-cell table:formula="of:=SIN([.A237])" office:value-type="float" office:value="-0.981201659958025" calcext:value-type="float">
            <text:p>-0,981201659958025</text:p>
          </table:table-cell>
        </table:table-row>
        <table:table-row table:style-name="ro1">
          <table:table-cell office:value-type="float" office:value="-1.76400000000002" calcext:value-type="float">
            <text:p>-1,76400000000002</text:p>
          </table:table-cell>
          <table:table-cell table:formula="of:=SIN([.A238])" office:value-type="float" office:value="-0.981394154564133" calcext:value-type="float">
            <text:p>-0,981394154564133</text:p>
          </table:table-cell>
        </table:table-row>
        <table:table-row table:style-name="ro1">
          <table:table-cell office:value-type="float" office:value="-1.76300000000002" calcext:value-type="float">
            <text:p>-1,76300000000002</text:p>
          </table:table-cell>
          <table:table-cell table:formula="of:=SIN([.A239])" office:value-type="float" office:value="-0.981585667776168" calcext:value-type="float">
            <text:p>-0,981585667776168</text:p>
          </table:table-cell>
        </table:table-row>
        <table:table-row table:style-name="ro1">
          <table:table-cell office:value-type="float" office:value="-1.76200000000002" calcext:value-type="float">
            <text:p>-1,76200000000002</text:p>
          </table:table-cell>
          <table:table-cell table:formula="of:=SIN([.A240])" office:value-type="float" office:value="-0.981776199402618" calcext:value-type="float">
            <text:p>-0,981776199402618</text:p>
          </table:table-cell>
        </table:table-row>
        <table:table-row table:style-name="ro1">
          <table:table-cell office:value-type="float" office:value="-1.76100000000002" calcext:value-type="float">
            <text:p>-1,76100000000002</text:p>
          </table:table-cell>
          <table:table-cell table:formula="of:=SIN([.A241])" office:value-type="float" office:value="-0.98196574925295" calcext:value-type="float">
            <text:p>-0,98196574925295</text:p>
          </table:table-cell>
        </table:table-row>
        <table:table-row table:style-name="ro1">
          <table:table-cell office:value-type="float" office:value="-1.76000000000002" calcext:value-type="float">
            <text:p>-1,76000000000002</text:p>
          </table:table-cell>
          <table:table-cell table:formula="of:=SIN([.A242])" office:value-type="float" office:value="-0.982154317137614" calcext:value-type="float">
            <text:p>-0,982154317137614</text:p>
          </table:table-cell>
        </table:table-row>
        <table:table-row table:style-name="ro1">
          <table:table-cell office:value-type="float" office:value="-1.75900000000002" calcext:value-type="float">
            <text:p>-1,75900000000002</text:p>
          </table:table-cell>
          <table:table-cell table:formula="of:=SIN([.A243])" office:value-type="float" office:value="-0.982341902868043" calcext:value-type="float">
            <text:p>-0,982341902868043</text:p>
          </table:table-cell>
        </table:table-row>
        <table:table-row table:style-name="ro1">
          <table:table-cell office:value-type="float" office:value="-1.75800000000002" calcext:value-type="float">
            <text:p>-1,75800000000002</text:p>
          </table:table-cell>
          <table:table-cell table:formula="of:=SIN([.A244])" office:value-type="float" office:value="-0.982528506256651" calcext:value-type="float">
            <text:p>-0,982528506256651</text:p>
          </table:table-cell>
        </table:table-row>
        <table:table-row table:style-name="ro1">
          <table:table-cell office:value-type="float" office:value="-1.75700000000002" calcext:value-type="float">
            <text:p>-1,75700000000002</text:p>
          </table:table-cell>
          <table:table-cell table:formula="of:=SIN([.A245])" office:value-type="float" office:value="-0.982714127116835" calcext:value-type="float">
            <text:p>-0,982714127116835</text:p>
          </table:table-cell>
        </table:table-row>
        <table:table-row table:style-name="ro1">
          <table:table-cell office:value-type="float" office:value="-1.75600000000002" calcext:value-type="float">
            <text:p>-1,75600000000002</text:p>
          </table:table-cell>
          <table:table-cell table:formula="of:=SIN([.A246])" office:value-type="float" office:value="-0.982898765262973" calcext:value-type="float">
            <text:p>-0,982898765262973</text:p>
          </table:table-cell>
        </table:table-row>
        <table:table-row table:style-name="ro1">
          <table:table-cell office:value-type="float" office:value="-1.75500000000002" calcext:value-type="float">
            <text:p>-1,75500000000002</text:p>
          </table:table-cell>
          <table:table-cell table:formula="of:=SIN([.A247])" office:value-type="float" office:value="-0.983082420510428" calcext:value-type="float">
            <text:p>-0,983082420510428</text:p>
          </table:table-cell>
        </table:table-row>
        <table:table-row table:style-name="ro1">
          <table:table-cell office:value-type="float" office:value="-1.75400000000002" calcext:value-type="float">
            <text:p>-1,75400000000002</text:p>
          </table:table-cell>
          <table:table-cell table:formula="of:=SIN([.A248])" office:value-type="float" office:value="-0.983265092675545" calcext:value-type="float">
            <text:p>-0,983265092675545</text:p>
          </table:table-cell>
        </table:table-row>
        <table:table-row table:style-name="ro1">
          <table:table-cell office:value-type="float" office:value="-1.75300000000002" calcext:value-type="float">
            <text:p>-1,75300000000002</text:p>
          </table:table-cell>
          <table:table-cell table:formula="of:=SIN([.A249])" office:value-type="float" office:value="-0.983446781575651" calcext:value-type="float">
            <text:p>-0,983446781575651</text:p>
          </table:table-cell>
        </table:table-row>
        <table:table-row table:style-name="ro1">
          <table:table-cell office:value-type="float" office:value="-1.75200000000002" calcext:value-type="float">
            <text:p>-1,75200000000002</text:p>
          </table:table-cell>
          <table:table-cell table:formula="of:=SIN([.A250])" office:value-type="float" office:value="-0.983627487029057" calcext:value-type="float">
            <text:p>-0,983627487029057</text:p>
          </table:table-cell>
        </table:table-row>
        <table:table-row table:style-name="ro1">
          <table:table-cell office:value-type="float" office:value="-1.75100000000003" calcext:value-type="float">
            <text:p>-1,75100000000003</text:p>
          </table:table-cell>
          <table:table-cell table:formula="of:=SIN([.A251])" office:value-type="float" office:value="-0.983807208855058" calcext:value-type="float">
            <text:p>-0,983807208855058</text:p>
          </table:table-cell>
        </table:table-row>
        <table:table-row table:style-name="ro1">
          <table:table-cell office:value-type="float" office:value="-1.75000000000003" calcext:value-type="float">
            <text:p>-1,75000000000003</text:p>
          </table:table-cell>
          <table:table-cell table:formula="of:=SIN([.A252])" office:value-type="float" office:value="-0.983985946873932" calcext:value-type="float">
            <text:p>-0,983985946873932</text:p>
          </table:table-cell>
        </table:table-row>
        <table:table-row table:style-name="ro1">
          <table:table-cell office:value-type="float" office:value="-1.74900000000003" calcext:value-type="float">
            <text:p>-1,74900000000003</text:p>
          </table:table-cell>
          <table:table-cell table:formula="of:=SIN([.A253])" office:value-type="float" office:value="-0.984163700906942" calcext:value-type="float">
            <text:p>-0,984163700906942</text:p>
          </table:table-cell>
        </table:table-row>
        <table:table-row table:style-name="ro1">
          <table:table-cell office:value-type="float" office:value="-1.74800000000003" calcext:value-type="float">
            <text:p>-1,74800000000003</text:p>
          </table:table-cell>
          <table:table-cell table:formula="of:=SIN([.A254])" office:value-type="float" office:value="-0.984340470776332" calcext:value-type="float">
            <text:p>-0,984340470776332</text:p>
          </table:table-cell>
        </table:table-row>
        <table:table-row table:style-name="ro1">
          <table:table-cell office:value-type="float" office:value="-1.74700000000003" calcext:value-type="float">
            <text:p>-1,74700000000003</text:p>
          </table:table-cell>
          <table:table-cell table:formula="of:=SIN([.A255])" office:value-type="float" office:value="-0.984516256305334" calcext:value-type="float">
            <text:p>-0,984516256305334</text:p>
          </table:table-cell>
        </table:table-row>
        <table:table-row table:style-name="ro1">
          <table:table-cell office:value-type="float" office:value="-1.74600000000003" calcext:value-type="float">
            <text:p>-1,74600000000003</text:p>
          </table:table-cell>
          <table:table-cell table:formula="of:=SIN([.A256])" office:value-type="float" office:value="-0.984691057318162" calcext:value-type="float">
            <text:p>-0,984691057318162</text:p>
          </table:table-cell>
        </table:table-row>
        <table:table-row table:style-name="ro1">
          <table:table-cell office:value-type="float" office:value="-1.74500000000003" calcext:value-type="float">
            <text:p>-1,74500000000003</text:p>
          </table:table-cell>
          <table:table-cell table:formula="of:=SIN([.A257])" office:value-type="float" office:value="-0.984864873640014" calcext:value-type="float">
            <text:p>-0,984864873640014</text:p>
          </table:table-cell>
        </table:table-row>
        <table:table-row table:style-name="ro1">
          <table:table-cell office:value-type="float" office:value="-1.74400000000003" calcext:value-type="float">
            <text:p>-1,74400000000003</text:p>
          </table:table-cell>
          <table:table-cell table:formula="of:=SIN([.A258])" office:value-type="float" office:value="-0.985037705097074" calcext:value-type="float">
            <text:p>-0,985037705097074</text:p>
          </table:table-cell>
        </table:table-row>
        <table:table-row table:style-name="ro1">
          <table:table-cell office:value-type="float" office:value="-1.74300000000003" calcext:value-type="float">
            <text:p>-1,74300000000003</text:p>
          </table:table-cell>
          <table:table-cell table:formula="of:=SIN([.A259])" office:value-type="float" office:value="-0.985209551516512" calcext:value-type="float">
            <text:p>-0,985209551516512</text:p>
          </table:table-cell>
        </table:table-row>
        <table:table-row table:style-name="ro1">
          <table:table-cell office:value-type="float" office:value="-1.74200000000003" calcext:value-type="float">
            <text:p>-1,74200000000003</text:p>
          </table:table-cell>
          <table:table-cell table:formula="of:=SIN([.A260])" office:value-type="float" office:value="-0.98538041272648" calcext:value-type="float">
            <text:p>-0,98538041272648</text:p>
          </table:table-cell>
        </table:table-row>
        <table:table-row table:style-name="ro1">
          <table:table-cell office:value-type="float" office:value="-1.74100000000003" calcext:value-type="float">
            <text:p>-1,74100000000003</text:p>
          </table:table-cell>
          <table:table-cell table:formula="of:=SIN([.A261])" office:value-type="float" office:value="-0.985550288556118" calcext:value-type="float">
            <text:p>-0,985550288556118</text:p>
          </table:table-cell>
        </table:table-row>
        <table:table-row table:style-name="ro1">
          <table:table-cell office:value-type="float" office:value="-1.74000000000003" calcext:value-type="float">
            <text:p>-1,74000000000003</text:p>
          </table:table-cell>
          <table:table-cell table:formula="of:=SIN([.A262])" office:value-type="float" office:value="-0.985719178835549" calcext:value-type="float">
            <text:p>-0,985719178835549</text:p>
          </table:table-cell>
        </table:table-row>
        <table:table-row table:style-name="ro1">
          <table:table-cell office:value-type="float" office:value="-1.73900000000003" calcext:value-type="float">
            <text:p>-1,73900000000003</text:p>
          </table:table-cell>
          <table:table-cell table:formula="of:=SIN([.A263])" office:value-type="float" office:value="-0.985887083395884" calcext:value-type="float">
            <text:p>-0,985887083395884</text:p>
          </table:table-cell>
        </table:table-row>
        <table:table-row table:style-name="ro1">
          <table:table-cell office:value-type="float" office:value="-1.73800000000003" calcext:value-type="float">
            <text:p>-1,73800000000003</text:p>
          </table:table-cell>
          <table:table-cell table:formula="of:=SIN([.A264])" office:value-type="float" office:value="-0.986054002069217" calcext:value-type="float">
            <text:p>-0,986054002069217</text:p>
          </table:table-cell>
        </table:table-row>
        <table:table-row table:style-name="ro1">
          <table:table-cell office:value-type="float" office:value="-1.73700000000003" calcext:value-type="float">
            <text:p>-1,73700000000003</text:p>
          </table:table-cell>
          <table:table-cell table:formula="of:=SIN([.A265])" office:value-type="float" office:value="-0.98621993468863" calcext:value-type="float">
            <text:p>-0,98621993468863</text:p>
          </table:table-cell>
        </table:table-row>
        <table:table-row table:style-name="ro1">
          <table:table-cell office:value-type="float" office:value="-1.73600000000003" calcext:value-type="float">
            <text:p>-1,73600000000003</text:p>
          </table:table-cell>
          <table:table-cell table:formula="of:=SIN([.A266])" office:value-type="float" office:value="-0.986384881088191" calcext:value-type="float">
            <text:p>-0,986384881088191</text:p>
          </table:table-cell>
        </table:table-row>
        <table:table-row table:style-name="ro1">
          <table:table-cell office:value-type="float" office:value="-1.73500000000003" calcext:value-type="float">
            <text:p>-1,73500000000003</text:p>
          </table:table-cell>
          <table:table-cell table:formula="of:=SIN([.A267])" office:value-type="float" office:value="-0.986548841102953" calcext:value-type="float">
            <text:p>-0,986548841102953</text:p>
          </table:table-cell>
        </table:table-row>
        <table:table-row table:style-name="ro1">
          <table:table-cell office:value-type="float" office:value="-1.73400000000003" calcext:value-type="float">
            <text:p>-1,73400000000003</text:p>
          </table:table-cell>
          <table:table-cell table:formula="of:=SIN([.A268])" office:value-type="float" office:value="-0.986711814568956" calcext:value-type="float">
            <text:p>-0,986711814568956</text:p>
          </table:table-cell>
        </table:table-row>
        <table:table-row table:style-name="ro1">
          <table:table-cell office:value-type="float" office:value="-1.73300000000003" calcext:value-type="float">
            <text:p>-1,73300000000003</text:p>
          </table:table-cell>
          <table:table-cell table:formula="of:=SIN([.A269])" office:value-type="float" office:value="-0.986873801323227" calcext:value-type="float">
            <text:p>-0,986873801323227</text:p>
          </table:table-cell>
        </table:table-row>
        <table:table-row table:style-name="ro1">
          <table:table-cell office:value-type="float" office:value="-1.73200000000003" calcext:value-type="float">
            <text:p>-1,73200000000003</text:p>
          </table:table-cell>
          <table:table-cell table:formula="of:=SIN([.A270])" office:value-type="float" office:value="-0.987034801203778" calcext:value-type="float">
            <text:p>-0,987034801203778</text:p>
          </table:table-cell>
        </table:table-row>
        <table:table-row table:style-name="ro1">
          <table:table-cell office:value-type="float" office:value="-1.73100000000003" calcext:value-type="float">
            <text:p>-1,73100000000003</text:p>
          </table:table-cell>
          <table:table-cell table:formula="of:=SIN([.A271])" office:value-type="float" office:value="-0.987194814049611" calcext:value-type="float">
            <text:p>-0,987194814049611</text:p>
          </table:table-cell>
        </table:table-row>
        <table:table-row table:style-name="ro1">
          <table:table-cell office:value-type="float" office:value="-1.73000000000003" calcext:value-type="float">
            <text:p>-1,73000000000003</text:p>
          </table:table-cell>
          <table:table-cell table:formula="of:=SIN([.A272])" office:value-type="float" office:value="-0.987353839700712" calcext:value-type="float">
            <text:p>-0,987353839700712</text:p>
          </table:table-cell>
        </table:table-row>
        <table:table-row table:style-name="ro1">
          <table:table-cell office:value-type="float" office:value="-1.72900000000003" calcext:value-type="float">
            <text:p>-1,72900000000003</text:p>
          </table:table-cell>
          <table:table-cell table:formula="of:=SIN([.A273])" office:value-type="float" office:value="-0.987511877998056" calcext:value-type="float">
            <text:p>-0,987511877998056</text:p>
          </table:table-cell>
        </table:table-row>
        <table:table-row table:style-name="ro1">
          <table:table-cell office:value-type="float" office:value="-1.72800000000003" calcext:value-type="float">
            <text:p>-1,72800000000003</text:p>
          </table:table-cell>
          <table:table-cell table:formula="of:=SIN([.A274])" office:value-type="float" office:value="-0.987668928783604" calcext:value-type="float">
            <text:p>-0,987668928783604</text:p>
          </table:table-cell>
        </table:table-row>
        <table:table-row table:style-name="ro1">
          <table:table-cell office:value-type="float" office:value="-1.72700000000003" calcext:value-type="float">
            <text:p>-1,72700000000003</text:p>
          </table:table-cell>
          <table:table-cell table:formula="of:=SIN([.A275])" office:value-type="float" office:value="-0.987824991900305" calcext:value-type="float">
            <text:p>-0,987824991900305</text:p>
          </table:table-cell>
        </table:table-row>
        <table:table-row table:style-name="ro1">
          <table:table-cell office:value-type="float" office:value="-1.72600000000003" calcext:value-type="float">
            <text:p>-1,72600000000003</text:p>
          </table:table-cell>
          <table:table-cell table:formula="of:=SIN([.A276])" office:value-type="float" office:value="-0.987980067192096" calcext:value-type="float">
            <text:p>-0,987980067192096</text:p>
          </table:table-cell>
        </table:table-row>
        <table:table-row table:style-name="ro1">
          <table:table-cell office:value-type="float" office:value="-1.72500000000003" calcext:value-type="float">
            <text:p>-1,72500000000003</text:p>
          </table:table-cell>
          <table:table-cell table:formula="of:=SIN([.A277])" office:value-type="float" office:value="-0.988134154503903" calcext:value-type="float">
            <text:p>-0,988134154503903</text:p>
          </table:table-cell>
        </table:table-row>
        <table:table-row table:style-name="ro1">
          <table:table-cell office:value-type="float" office:value="-1.72400000000003" calcext:value-type="float">
            <text:p>-1,72400000000003</text:p>
          </table:table-cell>
          <table:table-cell table:formula="of:=SIN([.A278])" office:value-type="float" office:value="-0.988287253681638" calcext:value-type="float">
            <text:p>-0,988287253681638</text:p>
          </table:table-cell>
        </table:table-row>
        <table:table-row table:style-name="ro1">
          <table:table-cell office:value-type="float" office:value="-1.72300000000003" calcext:value-type="float">
            <text:p>-1,72300000000003</text:p>
          </table:table-cell>
          <table:table-cell table:formula="of:=SIN([.A279])" office:value-type="float" office:value="-0.988439364572201" calcext:value-type="float">
            <text:p>-0,988439364572201</text:p>
          </table:table-cell>
        </table:table-row>
        <table:table-row table:style-name="ro1">
          <table:table-cell office:value-type="float" office:value="-1.72200000000003" calcext:value-type="float">
            <text:p>-1,72200000000003</text:p>
          </table:table-cell>
          <table:table-cell table:formula="of:=SIN([.A280])" office:value-type="float" office:value="-0.988590487023483" calcext:value-type="float">
            <text:p>-0,988590487023483</text:p>
          </table:table-cell>
        </table:table-row>
        <table:table-row table:style-name="ro1">
          <table:table-cell office:value-type="float" office:value="-1.72100000000003" calcext:value-type="float">
            <text:p>-1,72100000000003</text:p>
          </table:table-cell>
          <table:table-cell table:formula="of:=SIN([.A281])" office:value-type="float" office:value="-0.988740620884359" calcext:value-type="float">
            <text:p>-0,988740620884359</text:p>
          </table:table-cell>
        </table:table-row>
        <table:table-row table:style-name="ro1">
          <table:table-cell office:value-type="float" office:value="-1.72000000000003" calcext:value-type="float">
            <text:p>-1,72000000000003</text:p>
          </table:table-cell>
          <table:table-cell table:formula="of:=SIN([.A282])" office:value-type="float" office:value="-0.988889766004697" calcext:value-type="float">
            <text:p>-0,988889766004697</text:p>
          </table:table-cell>
        </table:table-row>
        <table:table-row table:style-name="ro1">
          <table:table-cell office:value-type="float" office:value="-1.71900000000003" calcext:value-type="float">
            <text:p>-1,71900000000003</text:p>
          </table:table-cell>
          <table:table-cell table:formula="of:=SIN([.A283])" office:value-type="float" office:value="-0.989037922235352" calcext:value-type="float">
            <text:p>-0,989037922235352</text:p>
          </table:table-cell>
        </table:table-row>
        <table:table-row table:style-name="ro1">
          <table:table-cell office:value-type="float" office:value="-1.71800000000003" calcext:value-type="float">
            <text:p>-1,71800000000003</text:p>
          </table:table-cell>
          <table:table-cell table:formula="of:=SIN([.A284])" office:value-type="float" office:value="-0.989185089428166" calcext:value-type="float">
            <text:p>-0,989185089428166</text:p>
          </table:table-cell>
        </table:table-row>
        <table:table-row table:style-name="ro1">
          <table:table-cell office:value-type="float" office:value="-1.71700000000003" calcext:value-type="float">
            <text:p>-1,71700000000003</text:p>
          </table:table-cell>
          <table:table-cell table:formula="of:=SIN([.A285])" office:value-type="float" office:value="-0.989331267435974" calcext:value-type="float">
            <text:p>-0,989331267435974</text:p>
          </table:table-cell>
        </table:table-row>
        <table:table-row table:style-name="ro1">
          <table:table-cell office:value-type="float" office:value="-1.71600000000003" calcext:value-type="float">
            <text:p>-1,71600000000003</text:p>
          </table:table-cell>
          <table:table-cell table:formula="of:=SIN([.A286])" office:value-type="float" office:value="-0.989476456112597" calcext:value-type="float">
            <text:p>-0,989476456112597</text:p>
          </table:table-cell>
        </table:table-row>
        <table:table-row table:style-name="ro1">
          <table:table-cell office:value-type="float" office:value="-1.71500000000003" calcext:value-type="float">
            <text:p>-1,71500000000003</text:p>
          </table:table-cell>
          <table:table-cell table:formula="of:=SIN([.A287])" office:value-type="float" office:value="-0.989620655312846" calcext:value-type="float">
            <text:p>-0,989620655312846</text:p>
          </table:table-cell>
        </table:table-row>
        <table:table-row table:style-name="ro1">
          <table:table-cell office:value-type="float" office:value="-1.71400000000003" calcext:value-type="float">
            <text:p>-1,71400000000003</text:p>
          </table:table-cell>
          <table:table-cell table:formula="of:=SIN([.A288])" office:value-type="float" office:value="-0.989763864892522" calcext:value-type="float">
            <text:p>-0,989763864892522</text:p>
          </table:table-cell>
        </table:table-row>
        <table:table-row table:style-name="ro1">
          <table:table-cell office:value-type="float" office:value="-1.71300000000003" calcext:value-type="float">
            <text:p>-1,71300000000003</text:p>
          </table:table-cell>
          <table:table-cell table:formula="of:=SIN([.A289])" office:value-type="float" office:value="-0.989906084708415" calcext:value-type="float">
            <text:p>-0,989906084708415</text:p>
          </table:table-cell>
        </table:table-row>
        <table:table-row table:style-name="ro1">
          <table:table-cell office:value-type="float" office:value="-1.71200000000003" calcext:value-type="float">
            <text:p>-1,71200000000003</text:p>
          </table:table-cell>
          <table:table-cell table:formula="of:=SIN([.A290])" office:value-type="float" office:value="-0.990047314618307" calcext:value-type="float">
            <text:p>-0,990047314618307</text:p>
          </table:table-cell>
        </table:table-row>
        <table:table-row table:style-name="ro1">
          <table:table-cell office:value-type="float" office:value="-1.71100000000003" calcext:value-type="float">
            <text:p>-1,71100000000003</text:p>
          </table:table-cell>
          <table:table-cell table:formula="of:=SIN([.A291])" office:value-type="float" office:value="-0.990187554480966" calcext:value-type="float">
            <text:p>-0,990187554480966</text:p>
          </table:table-cell>
        </table:table-row>
        <table:table-row table:style-name="ro1">
          <table:table-cell office:value-type="float" office:value="-1.71000000000003" calcext:value-type="float">
            <text:p>-1,71000000000003</text:p>
          </table:table-cell>
          <table:table-cell table:formula="of:=SIN([.A292])" office:value-type="float" office:value="-0.990326804156154" calcext:value-type="float">
            <text:p>-0,990326804156154</text:p>
          </table:table-cell>
        </table:table-row>
        <table:table-row table:style-name="ro1">
          <table:table-cell office:value-type="float" office:value="-1.70900000000003" calcext:value-type="float">
            <text:p>-1,70900000000003</text:p>
          </table:table-cell>
          <table:table-cell table:formula="of:=SIN([.A293])" office:value-type="float" office:value="-0.99046506350462" calcext:value-type="float">
            <text:p>-0,99046506350462</text:p>
          </table:table-cell>
        </table:table-row>
        <table:table-row table:style-name="ro1">
          <table:table-cell office:value-type="float" office:value="-1.70800000000003" calcext:value-type="float">
            <text:p>-1,70800000000003</text:p>
          </table:table-cell>
          <table:table-cell table:formula="of:=SIN([.A294])" office:value-type="float" office:value="-0.990602332388105" calcext:value-type="float">
            <text:p>-0,990602332388105</text:p>
          </table:table-cell>
        </table:table-row>
        <table:table-row table:style-name="ro1">
          <table:table-cell office:value-type="float" office:value="-1.70700000000003" calcext:value-type="float">
            <text:p>-1,70700000000003</text:p>
          </table:table-cell>
          <table:table-cell table:formula="of:=SIN([.A295])" office:value-type="float" office:value="-0.99073861066934" calcext:value-type="float">
            <text:p>-0,99073861066934</text:p>
          </table:table-cell>
        </table:table-row>
        <table:table-row table:style-name="ro1">
          <table:table-cell office:value-type="float" office:value="-1.70600000000003" calcext:value-type="float">
            <text:p>-1,70600000000003</text:p>
          </table:table-cell>
          <table:table-cell table:formula="of:=SIN([.A296])" office:value-type="float" office:value="-0.990873898212047" calcext:value-type="float">
            <text:p>-0,990873898212047</text:p>
          </table:table-cell>
        </table:table-row>
        <table:table-row table:style-name="ro1">
          <table:table-cell office:value-type="float" office:value="-1.70500000000003" calcext:value-type="float">
            <text:p>-1,70500000000003</text:p>
          </table:table-cell>
          <table:table-cell table:formula="of:=SIN([.A297])" office:value-type="float" office:value="-0.991008194880938" calcext:value-type="float">
            <text:p>-0,991008194880938</text:p>
          </table:table-cell>
        </table:table-row>
        <table:table-row table:style-name="ro1">
          <table:table-cell office:value-type="float" office:value="-1.70400000000003" calcext:value-type="float">
            <text:p>-1,70400000000003</text:p>
          </table:table-cell>
          <table:table-cell table:formula="of:=SIN([.A298])" office:value-type="float" office:value="-0.991141500541717" calcext:value-type="float">
            <text:p>-0,991141500541717</text:p>
          </table:table-cell>
        </table:table-row>
        <table:table-row table:style-name="ro1">
          <table:table-cell office:value-type="float" office:value="-1.70300000000003" calcext:value-type="float">
            <text:p>-1,70300000000003</text:p>
          </table:table-cell>
          <table:table-cell table:formula="of:=SIN([.A299])" office:value-type="float" office:value="-0.991273815061078" calcext:value-type="float">
            <text:p>-0,991273815061078</text:p>
          </table:table-cell>
        </table:table-row>
        <table:table-row table:style-name="ro1">
          <table:table-cell office:value-type="float" office:value="-1.70200000000003" calcext:value-type="float">
            <text:p>-1,70200000000003</text:p>
          </table:table-cell>
          <table:table-cell table:formula="of:=SIN([.A300])" office:value-type="float" office:value="-0.991405138306707" calcext:value-type="float">
            <text:p>-0,991405138306707</text:p>
          </table:table-cell>
        </table:table-row>
        <table:table-row table:style-name="ro1">
          <table:table-cell office:value-type="float" office:value="-1.70100000000003" calcext:value-type="float">
            <text:p>-1,70100000000003</text:p>
          </table:table-cell>
          <table:table-cell table:formula="of:=SIN([.A301])" office:value-type="float" office:value="-0.991535470147279" calcext:value-type="float">
            <text:p>-0,991535470147279</text:p>
          </table:table-cell>
        </table:table-row>
        <table:table-row table:style-name="ro1">
          <table:table-cell office:value-type="float" office:value="-1.70000000000003" calcext:value-type="float">
            <text:p>-1,70000000000003</text:p>
          </table:table-cell>
          <table:table-cell table:formula="of:=SIN([.A302])" office:value-type="float" office:value="-0.991664810452465" calcext:value-type="float">
            <text:p>-0,991664810452465</text:p>
          </table:table-cell>
        </table:table-row>
        <table:table-row table:style-name="ro1">
          <table:table-cell office:value-type="float" office:value="-1.69900000000003" calcext:value-type="float">
            <text:p>-1,69900000000003</text:p>
          </table:table-cell>
          <table:table-cell table:formula="of:=SIN([.A303])" office:value-type="float" office:value="-0.991793159092922" calcext:value-type="float">
            <text:p>-0,991793159092922</text:p>
          </table:table-cell>
        </table:table-row>
        <table:table-row table:style-name="ro1">
          <table:table-cell office:value-type="float" office:value="-1.69800000000003" calcext:value-type="float">
            <text:p>-1,69800000000003</text:p>
          </table:table-cell>
          <table:table-cell table:formula="of:=SIN([.A304])" office:value-type="float" office:value="-0.991920515940303" calcext:value-type="float">
            <text:p>-0,991920515940303</text:p>
          </table:table-cell>
        </table:table-row>
        <table:table-row table:style-name="ro1">
          <table:table-cell office:value-type="float" office:value="-1.69700000000003" calcext:value-type="float">
            <text:p>-1,69700000000003</text:p>
          </table:table-cell>
          <table:table-cell table:formula="of:=SIN([.A305])" office:value-type="float" office:value="-0.992046880867251" calcext:value-type="float">
            <text:p>-0,992046880867251</text:p>
          </table:table-cell>
        </table:table-row>
        <table:table-row table:style-name="ro1">
          <table:table-cell office:value-type="float" office:value="-1.69600000000003" calcext:value-type="float">
            <text:p>-1,69600000000003</text:p>
          </table:table-cell>
          <table:table-cell table:formula="of:=SIN([.A306])" office:value-type="float" office:value="-0.992172253747401" calcext:value-type="float">
            <text:p>-0,992172253747401</text:p>
          </table:table-cell>
        </table:table-row>
        <table:table-row table:style-name="ro1">
          <table:table-cell office:value-type="float" office:value="-1.69500000000003" calcext:value-type="float">
            <text:p>-1,69500000000003</text:p>
          </table:table-cell>
          <table:table-cell table:formula="of:=SIN([.A307])" office:value-type="float" office:value="-0.992296634455379" calcext:value-type="float">
            <text:p>-0,992296634455379</text:p>
          </table:table-cell>
        </table:table-row>
        <table:table-row table:style-name="ro1">
          <table:table-cell office:value-type="float" office:value="-1.69400000000003" calcext:value-type="float">
            <text:p>-1,69400000000003</text:p>
          </table:table-cell>
          <table:table-cell table:formula="of:=SIN([.A308])" office:value-type="float" office:value="-0.992420022866806" calcext:value-type="float">
            <text:p>-0,992420022866806</text:p>
          </table:table-cell>
        </table:table-row>
        <table:table-row table:style-name="ro1">
          <table:table-cell office:value-type="float" office:value="-1.69300000000003" calcext:value-type="float">
            <text:p>-1,69300000000003</text:p>
          </table:table-cell>
          <table:table-cell table:formula="of:=SIN([.A309])" office:value-type="float" office:value="-0.992542418858293" calcext:value-type="float">
            <text:p>-0,992542418858293</text:p>
          </table:table-cell>
        </table:table-row>
        <table:table-row table:style-name="ro1">
          <table:table-cell office:value-type="float" office:value="-1.69200000000003" calcext:value-type="float">
            <text:p>-1,69200000000003</text:p>
          </table:table-cell>
          <table:table-cell table:formula="of:=SIN([.A310])" office:value-type="float" office:value="-0.992663822307443" calcext:value-type="float">
            <text:p>-0,992663822307443</text:p>
          </table:table-cell>
        </table:table-row>
        <table:table-row table:style-name="ro1">
          <table:table-cell office:value-type="float" office:value="-1.69100000000003" calcext:value-type="float">
            <text:p>-1,69100000000003</text:p>
          </table:table-cell>
          <table:table-cell table:formula="of:=SIN([.A311])" office:value-type="float" office:value="-0.992784233092854" calcext:value-type="float">
            <text:p>-0,992784233092854</text:p>
          </table:table-cell>
        </table:table-row>
        <table:table-row table:style-name="ro1">
          <table:table-cell office:value-type="float" office:value="-1.69000000000003" calcext:value-type="float">
            <text:p>-1,69000000000003</text:p>
          </table:table-cell>
          <table:table-cell table:formula="of:=SIN([.A312])" office:value-type="float" office:value="-0.992903651094115" calcext:value-type="float">
            <text:p>-0,992903651094115</text:p>
          </table:table-cell>
        </table:table-row>
        <table:table-row table:style-name="ro1">
          <table:table-cell office:value-type="float" office:value="-1.68900000000003" calcext:value-type="float">
            <text:p>-1,68900000000003</text:p>
          </table:table-cell>
          <table:table-cell table:formula="of:=SIN([.A313])" office:value-type="float" office:value="-0.993022076191807" calcext:value-type="float">
            <text:p>-0,993022076191807</text:p>
          </table:table-cell>
        </table:table-row>
        <table:table-row table:style-name="ro1">
          <table:table-cell office:value-type="float" office:value="-1.68800000000003" calcext:value-type="float">
            <text:p>-1,68800000000003</text:p>
          </table:table-cell>
          <table:table-cell table:formula="of:=SIN([.A314])" office:value-type="float" office:value="-0.993139508267506" calcext:value-type="float">
            <text:p>-0,993139508267506</text:p>
          </table:table-cell>
        </table:table-row>
        <table:table-row table:style-name="ro1">
          <table:table-cell office:value-type="float" office:value="-1.68700000000003" calcext:value-type="float">
            <text:p>-1,68700000000003</text:p>
          </table:table-cell>
          <table:table-cell table:formula="of:=SIN([.A315])" office:value-type="float" office:value="-0.993255947203779" calcext:value-type="float">
            <text:p>-0,993255947203779</text:p>
          </table:table-cell>
        </table:table-row>
        <table:table-row table:style-name="ro1">
          <table:table-cell office:value-type="float" office:value="-1.68600000000003" calcext:value-type="float">
            <text:p>-1,68600000000003</text:p>
          </table:table-cell>
          <table:table-cell table:formula="of:=SIN([.A316])" office:value-type="float" office:value="-0.993371392884188" calcext:value-type="float">
            <text:p>-0,993371392884188</text:p>
          </table:table-cell>
        </table:table-row>
        <table:table-row table:style-name="ro1">
          <table:table-cell office:value-type="float" office:value="-1.68500000000003" calcext:value-type="float">
            <text:p>-1,68500000000003</text:p>
          </table:table-cell>
          <table:table-cell table:formula="of:=SIN([.A317])" office:value-type="float" office:value="-0.993485845193286" calcext:value-type="float">
            <text:p>-0,993485845193286</text:p>
          </table:table-cell>
        </table:table-row>
        <table:table-row table:style-name="ro1">
          <table:table-cell office:value-type="float" office:value="-1.68400000000003" calcext:value-type="float">
            <text:p>-1,68400000000003</text:p>
          </table:table-cell>
          <table:table-cell table:formula="of:=SIN([.A318])" office:value-type="float" office:value="-0.993599304016623" calcext:value-type="float">
            <text:p>-0,993599304016623</text:p>
          </table:table-cell>
        </table:table-row>
        <table:table-row table:style-name="ro1">
          <table:table-cell office:value-type="float" office:value="-1.68300000000003" calcext:value-type="float">
            <text:p>-1,68300000000003</text:p>
          </table:table-cell>
          <table:table-cell table:formula="of:=SIN([.A319])" office:value-type="float" office:value="-0.993711769240738" calcext:value-type="float">
            <text:p>-0,993711769240738</text:p>
          </table:table-cell>
        </table:table-row>
        <table:table-row table:style-name="ro1">
          <table:table-cell office:value-type="float" office:value="-1.68200000000003" calcext:value-type="float">
            <text:p>-1,68200000000003</text:p>
          </table:table-cell>
          <table:table-cell table:formula="of:=SIN([.A320])" office:value-type="float" office:value="-0.993823240753167" calcext:value-type="float">
            <text:p>-0,993823240753167</text:p>
          </table:table-cell>
        </table:table-row>
        <table:table-row table:style-name="ro1">
          <table:table-cell office:value-type="float" office:value="-1.68100000000003" calcext:value-type="float">
            <text:p>-1,68100000000003</text:p>
          </table:table-cell>
          <table:table-cell table:formula="of:=SIN([.A321])" office:value-type="float" office:value="-0.993933718442437" calcext:value-type="float">
            <text:p>-0,993933718442437</text:p>
          </table:table-cell>
        </table:table-row>
        <table:table-row table:style-name="ro1">
          <table:table-cell office:value-type="float" office:value="-1.68000000000003" calcext:value-type="float">
            <text:p>-1,68000000000003</text:p>
          </table:table-cell>
          <table:table-cell table:formula="of:=SIN([.A322])" office:value-type="float" office:value="-0.994043202198072" calcext:value-type="float">
            <text:p>-0,994043202198072</text:p>
          </table:table-cell>
        </table:table-row>
        <table:table-row table:style-name="ro1">
          <table:table-cell office:value-type="float" office:value="-1.67900000000003" calcext:value-type="float">
            <text:p>-1,67900000000003</text:p>
          </table:table-cell>
          <table:table-cell table:formula="of:=SIN([.A323])" office:value-type="float" office:value="-0.994151691910588" calcext:value-type="float">
            <text:p>-0,994151691910588</text:p>
          </table:table-cell>
        </table:table-row>
        <table:table-row table:style-name="ro1">
          <table:table-cell office:value-type="float" office:value="-1.67800000000003" calcext:value-type="float">
            <text:p>-1,67800000000003</text:p>
          </table:table-cell>
          <table:table-cell table:formula="of:=SIN([.A324])" office:value-type="float" office:value="-0.994259187471495" calcext:value-type="float">
            <text:p>-0,994259187471495</text:p>
          </table:table-cell>
        </table:table-row>
        <table:table-row table:style-name="ro1">
          <table:table-cell office:value-type="float" office:value="-1.67700000000003" calcext:value-type="float">
            <text:p>-1,67700000000003</text:p>
          </table:table-cell>
          <table:table-cell table:formula="of:=SIN([.A325])" office:value-type="float" office:value="-0.994365688773297" calcext:value-type="float">
            <text:p>-0,994365688773297</text:p>
          </table:table-cell>
        </table:table-row>
        <table:table-row table:style-name="ro1">
          <table:table-cell office:value-type="float" office:value="-1.67600000000003" calcext:value-type="float">
            <text:p>-1,67600000000003</text:p>
          </table:table-cell>
          <table:table-cell table:formula="of:=SIN([.A326])" office:value-type="float" office:value="-0.994471195709493" calcext:value-type="float">
            <text:p>-0,994471195709493</text:p>
          </table:table-cell>
        </table:table-row>
        <table:table-row table:style-name="ro1">
          <table:table-cell office:value-type="float" office:value="-1.67500000000003" calcext:value-type="float">
            <text:p>-1,67500000000003</text:p>
          </table:table-cell>
          <table:table-cell table:formula="of:=SIN([.A327])" office:value-type="float" office:value="-0.994575708174576" calcext:value-type="float">
            <text:p>-0,994575708174576</text:p>
          </table:table-cell>
        </table:table-row>
        <table:table-row table:style-name="ro1">
          <table:table-cell office:value-type="float" office:value="-1.67400000000003" calcext:value-type="float">
            <text:p>-1,67400000000003</text:p>
          </table:table-cell>
          <table:table-cell table:formula="of:=SIN([.A328])" office:value-type="float" office:value="-0.994679226064034" calcext:value-type="float">
            <text:p>-0,994679226064034</text:p>
          </table:table-cell>
        </table:table-row>
        <table:table-row table:style-name="ro1">
          <table:table-cell office:value-type="float" office:value="-1.67300000000003" calcext:value-type="float">
            <text:p>-1,67300000000003</text:p>
          </table:table-cell>
          <table:table-cell table:formula="of:=SIN([.A329])" office:value-type="float" office:value="-0.994781749274349" calcext:value-type="float">
            <text:p>-0,994781749274349</text:p>
          </table:table-cell>
        </table:table-row>
        <table:table-row table:style-name="ro1">
          <table:table-cell office:value-type="float" office:value="-1.67200000000003" calcext:value-type="float">
            <text:p>-1,67200000000003</text:p>
          </table:table-cell>
          <table:table-cell table:formula="of:=SIN([.A330])" office:value-type="float" office:value="-0.994883277702998" calcext:value-type="float">
            <text:p>-0,994883277702998</text:p>
          </table:table-cell>
        </table:table-row>
        <table:table-row table:style-name="ro1">
          <table:table-cell office:value-type="float" office:value="-1.67100000000003" calcext:value-type="float">
            <text:p>-1,67100000000003</text:p>
          </table:table-cell>
          <table:table-cell table:formula="of:=SIN([.A331])" office:value-type="float" office:value="-0.994983811248452" calcext:value-type="float">
            <text:p>-0,994983811248452</text:p>
          </table:table-cell>
        </table:table-row>
        <table:table-row table:style-name="ro1">
          <table:table-cell office:value-type="float" office:value="-1.67000000000003" calcext:value-type="float">
            <text:p>-1,67000000000003</text:p>
          </table:table-cell>
          <table:table-cell table:formula="of:=SIN([.A332])" office:value-type="float" office:value="-0.995083349810177" calcext:value-type="float">
            <text:p>-0,995083349810177</text:p>
          </table:table-cell>
        </table:table-row>
        <table:table-row table:style-name="ro1">
          <table:table-cell office:value-type="float" office:value="-1.66900000000003" calcext:value-type="float">
            <text:p>-1,66900000000003</text:p>
          </table:table-cell>
          <table:table-cell table:formula="of:=SIN([.A333])" office:value-type="float" office:value="-0.995181893288635" calcext:value-type="float">
            <text:p>-0,995181893288635</text:p>
          </table:table-cell>
        </table:table-row>
        <table:table-row table:style-name="ro1">
          <table:table-cell office:value-type="float" office:value="-1.66800000000003" calcext:value-type="float">
            <text:p>-1,66800000000003</text:p>
          </table:table-cell>
          <table:table-cell table:formula="of:=SIN([.A334])" office:value-type="float" office:value="-0.995279441585283" calcext:value-type="float">
            <text:p>-0,995279441585283</text:p>
          </table:table-cell>
        </table:table-row>
        <table:table-row table:style-name="ro1">
          <table:table-cell office:value-type="float" office:value="-1.66700000000003" calcext:value-type="float">
            <text:p>-1,66700000000003</text:p>
          </table:table-cell>
          <table:table-cell table:formula="of:=SIN([.A335])" office:value-type="float" office:value="-0.995375994602573" calcext:value-type="float">
            <text:p>-0,995375994602573</text:p>
          </table:table-cell>
        </table:table-row>
        <table:table-row table:style-name="ro1">
          <table:table-cell office:value-type="float" office:value="-1.66600000000003" calcext:value-type="float">
            <text:p>-1,66600000000003</text:p>
          </table:table-cell>
          <table:table-cell table:formula="of:=SIN([.A336])" office:value-type="float" office:value="-0.995471552243951" calcext:value-type="float">
            <text:p>-0,995471552243951</text:p>
          </table:table-cell>
        </table:table-row>
        <table:table-row table:style-name="ro1">
          <table:table-cell office:value-type="float" office:value="-1.66500000000003" calcext:value-type="float">
            <text:p>-1,66500000000003</text:p>
          </table:table-cell>
          <table:table-cell table:formula="of:=SIN([.A337])" office:value-type="float" office:value="-0.995566114413859" calcext:value-type="float">
            <text:p>-0,995566114413859</text:p>
          </table:table-cell>
        </table:table-row>
        <table:table-row table:style-name="ro1">
          <table:table-cell office:value-type="float" office:value="-1.66400000000003" calcext:value-type="float">
            <text:p>-1,66400000000003</text:p>
          </table:table-cell>
          <table:table-cell table:formula="of:=SIN([.A338])" office:value-type="float" office:value="-0.995659681017736" calcext:value-type="float">
            <text:p>-0,995659681017736</text:p>
          </table:table-cell>
        </table:table-row>
        <table:table-row table:style-name="ro1">
          <table:table-cell office:value-type="float" office:value="-1.66300000000003" calcext:value-type="float">
            <text:p>-1,66300000000003</text:p>
          </table:table-cell>
          <table:table-cell table:formula="of:=SIN([.A339])" office:value-type="float" office:value="-0.995752251962015" calcext:value-type="float">
            <text:p>-0,995752251962015</text:p>
          </table:table-cell>
        </table:table-row>
        <table:table-row table:style-name="ro1">
          <table:table-cell office:value-type="float" office:value="-1.66200000000003" calcext:value-type="float">
            <text:p>-1,66200000000003</text:p>
          </table:table-cell>
          <table:table-cell table:formula="of:=SIN([.A340])" office:value-type="float" office:value="-0.995843827154125" calcext:value-type="float">
            <text:p>-0,995843827154125</text:p>
          </table:table-cell>
        </table:table-row>
        <table:table-row table:style-name="ro1">
          <table:table-cell office:value-type="float" office:value="-1.66100000000003" calcext:value-type="float">
            <text:p>-1,66100000000003</text:p>
          </table:table-cell>
          <table:table-cell table:formula="of:=SIN([.A341])" office:value-type="float" office:value="-0.995934406502491" calcext:value-type="float">
            <text:p>-0,995934406502491</text:p>
          </table:table-cell>
        </table:table-row>
        <table:table-row table:style-name="ro1">
          <table:table-cell office:value-type="float" office:value="-1.66000000000003" calcext:value-type="float">
            <text:p>-1,66000000000003</text:p>
          </table:table-cell>
          <table:table-cell table:formula="of:=SIN([.A342])" office:value-type="float" office:value="-0.996023989916534" calcext:value-type="float">
            <text:p>-0,996023989916534</text:p>
          </table:table-cell>
        </table:table-row>
        <table:table-row table:style-name="ro1">
          <table:table-cell office:value-type="float" office:value="-1.65900000000003" calcext:value-type="float">
            <text:p>-1,65900000000003</text:p>
          </table:table-cell>
          <table:table-cell table:formula="of:=SIN([.A343])" office:value-type="float" office:value="-0.996112577306669" calcext:value-type="float">
            <text:p>-0,996112577306669</text:p>
          </table:table-cell>
        </table:table-row>
        <table:table-row table:style-name="ro1">
          <table:table-cell office:value-type="float" office:value="-1.65800000000003" calcext:value-type="float">
            <text:p>-1,65800000000003</text:p>
          </table:table-cell>
          <table:table-cell table:formula="of:=SIN([.A344])" office:value-type="float" office:value="-0.99620016858431" calcext:value-type="float">
            <text:p>-0,99620016858431</text:p>
          </table:table-cell>
        </table:table-row>
        <table:table-row table:style-name="ro1">
          <table:table-cell office:value-type="float" office:value="-1.65700000000003" calcext:value-type="float">
            <text:p>-1,65700000000003</text:p>
          </table:table-cell>
          <table:table-cell table:formula="of:=SIN([.A345])" office:value-type="float" office:value="-0.996286763661866" calcext:value-type="float">
            <text:p>-0,996286763661866</text:p>
          </table:table-cell>
        </table:table-row>
        <table:table-row table:style-name="ro1">
          <table:table-cell office:value-type="float" office:value="-1.65600000000003" calcext:value-type="float">
            <text:p>-1,65600000000003</text:p>
          </table:table-cell>
          <table:table-cell table:formula="of:=SIN([.A346])" office:value-type="float" office:value="-0.996372362452741" calcext:value-type="float">
            <text:p>-0,996372362452741</text:p>
          </table:table-cell>
        </table:table-row>
        <table:table-row table:style-name="ro1">
          <table:table-cell office:value-type="float" office:value="-1.65500000000003" calcext:value-type="float">
            <text:p>-1,65500000000003</text:p>
          </table:table-cell>
          <table:table-cell table:formula="of:=SIN([.A347])" office:value-type="float" office:value="-0.996456964871336" calcext:value-type="float">
            <text:p>-0,996456964871336</text:p>
          </table:table-cell>
        </table:table-row>
        <table:table-row table:style-name="ro1">
          <table:table-cell office:value-type="float" office:value="-1.65400000000003" calcext:value-type="float">
            <text:p>-1,65400000000003</text:p>
          </table:table-cell>
          <table:table-cell table:formula="of:=SIN([.A348])" office:value-type="float" office:value="-0.99654057083305" calcext:value-type="float">
            <text:p>-0,99654057083305</text:p>
          </table:table-cell>
        </table:table-row>
        <table:table-row table:style-name="ro1">
          <table:table-cell office:value-type="float" office:value="-1.65300000000003" calcext:value-type="float">
            <text:p>-1,65300000000003</text:p>
          </table:table-cell>
          <table:table-cell table:formula="of:=SIN([.A349])" office:value-type="float" office:value="-0.996623180254276" calcext:value-type="float">
            <text:p>-0,996623180254276</text:p>
          </table:table-cell>
        </table:table-row>
        <table:table-row table:style-name="ro1">
          <table:table-cell office:value-type="float" office:value="-1.65200000000003" calcext:value-type="float">
            <text:p>-1,65200000000003</text:p>
          </table:table-cell>
          <table:table-cell table:formula="of:=SIN([.A350])" office:value-type="float" office:value="-0.996704793052405" calcext:value-type="float">
            <text:p>-0,996704793052405</text:p>
          </table:table-cell>
        </table:table-row>
        <table:table-row table:style-name="ro1">
          <table:table-cell office:value-type="float" office:value="-1.65100000000003" calcext:value-type="float">
            <text:p>-1,65100000000003</text:p>
          </table:table-cell>
          <table:table-cell table:formula="of:=SIN([.A351])" office:value-type="float" office:value="-0.996785409145823" calcext:value-type="float">
            <text:p>-0,996785409145823</text:p>
          </table:table-cell>
        </table:table-row>
        <table:table-row table:style-name="ro1">
          <table:table-cell office:value-type="float" office:value="-1.65000000000004" calcext:value-type="float">
            <text:p>-1,65000000000004</text:p>
          </table:table-cell>
          <table:table-cell table:formula="of:=SIN([.A352])" office:value-type="float" office:value="-0.996865028453916" calcext:value-type="float">
            <text:p>-0,996865028453916</text:p>
          </table:table-cell>
        </table:table-row>
        <table:table-row table:style-name="ro1">
          <table:table-cell office:value-type="float" office:value="-1.64900000000004" calcext:value-type="float">
            <text:p>-1,64900000000004</text:p>
          </table:table-cell>
          <table:table-cell table:formula="of:=SIN([.A353])" office:value-type="float" office:value="-0.996943650897063" calcext:value-type="float">
            <text:p>-0,996943650897063</text:p>
          </table:table-cell>
        </table:table-row>
        <table:table-row table:style-name="ro1">
          <table:table-cell office:value-type="float" office:value="-1.64800000000004" calcext:value-type="float">
            <text:p>-1,64800000000004</text:p>
          </table:table-cell>
          <table:table-cell table:formula="of:=SIN([.A354])" office:value-type="float" office:value="-0.997021276396643" calcext:value-type="float">
            <text:p>-0,997021276396643</text:p>
          </table:table-cell>
        </table:table-row>
        <table:table-row table:style-name="ro1">
          <table:table-cell office:value-type="float" office:value="-1.64700000000004" calcext:value-type="float">
            <text:p>-1,64700000000004</text:p>
          </table:table-cell>
          <table:table-cell table:formula="of:=SIN([.A355])" office:value-type="float" office:value="-0.997097904875029" calcext:value-type="float">
            <text:p>-0,997097904875029</text:p>
          </table:table-cell>
        </table:table-row>
        <table:table-row table:style-name="ro1">
          <table:table-cell office:value-type="float" office:value="-1.64600000000004" calcext:value-type="float">
            <text:p>-1,64600000000004</text:p>
          </table:table-cell>
          <table:table-cell table:formula="of:=SIN([.A356])" office:value-type="float" office:value="-0.997173536255593" calcext:value-type="float">
            <text:p>-0,997173536255593</text:p>
          </table:table-cell>
        </table:table-row>
        <table:table-row table:style-name="ro1">
          <table:table-cell office:value-type="float" office:value="-1.64500000000004" calcext:value-type="float">
            <text:p>-1,64500000000004</text:p>
          </table:table-cell>
          <table:table-cell table:formula="of:=SIN([.A357])" office:value-type="float" office:value="-0.997248170462704" calcext:value-type="float">
            <text:p>-0,997248170462704</text:p>
          </table:table-cell>
        </table:table-row>
        <table:table-row table:style-name="ro1">
          <table:table-cell office:value-type="float" office:value="-1.64400000000004" calcext:value-type="float">
            <text:p>-1,64400000000004</text:p>
          </table:table-cell>
          <table:table-cell table:formula="of:=SIN([.A358])" office:value-type="float" office:value="-0.997321807421728" calcext:value-type="float">
            <text:p>-0,997321807421728</text:p>
          </table:table-cell>
        </table:table-row>
        <table:table-row table:style-name="ro1">
          <table:table-cell office:value-type="float" office:value="-1.64300000000004" calcext:value-type="float">
            <text:p>-1,64300000000004</text:p>
          </table:table-cell>
          <table:table-cell table:formula="of:=SIN([.A359])" office:value-type="float" office:value="-0.997394447059028" calcext:value-type="float">
            <text:p>-0,997394447059028</text:p>
          </table:table-cell>
        </table:table-row>
        <table:table-row table:style-name="ro1">
          <table:table-cell office:value-type="float" office:value="-1.64200000000004" calcext:value-type="float">
            <text:p>-1,64200000000004</text:p>
          </table:table-cell>
          <table:table-cell table:formula="of:=SIN([.A360])" office:value-type="float" office:value="-0.997466089301963" calcext:value-type="float">
            <text:p>-0,997466089301963</text:p>
          </table:table-cell>
        </table:table-row>
        <table:table-row table:style-name="ro1">
          <table:table-cell office:value-type="float" office:value="-1.64100000000004" calcext:value-type="float">
            <text:p>-1,64100000000004</text:p>
          </table:table-cell>
          <table:table-cell table:formula="of:=SIN([.A361])" office:value-type="float" office:value="-0.997536734078893" calcext:value-type="float">
            <text:p>-0,997536734078893</text:p>
          </table:table-cell>
        </table:table-row>
        <table:table-row table:style-name="ro1">
          <table:table-cell office:value-type="float" office:value="-1.64000000000004" calcext:value-type="float">
            <text:p>-1,64000000000004</text:p>
          </table:table-cell>
          <table:table-cell table:formula="of:=SIN([.A362])" office:value-type="float" office:value="-0.997606381319171" calcext:value-type="float">
            <text:p>-0,997606381319171</text:p>
          </table:table-cell>
        </table:table-row>
        <table:table-row table:style-name="ro1">
          <table:table-cell office:value-type="float" office:value="-1.63900000000004" calcext:value-type="float">
            <text:p>-1,63900000000004</text:p>
          </table:table-cell>
          <table:table-cell table:formula="of:=SIN([.A363])" office:value-type="float" office:value="-0.997675030953151" calcext:value-type="float">
            <text:p>-0,997675030953151</text:p>
          </table:table-cell>
        </table:table-row>
        <table:table-row table:style-name="ro1">
          <table:table-cell office:value-type="float" office:value="-1.63800000000004" calcext:value-type="float">
            <text:p>-1,63800000000004</text:p>
          </table:table-cell>
          <table:table-cell table:formula="of:=SIN([.A364])" office:value-type="float" office:value="-0.997742682912184" calcext:value-type="float">
            <text:p>-0,997742682912184</text:p>
          </table:table-cell>
        </table:table-row>
        <table:table-row table:style-name="ro1">
          <table:table-cell office:value-type="float" office:value="-1.63700000000004" calcext:value-type="float">
            <text:p>-1,63700000000004</text:p>
          </table:table-cell>
          <table:table-cell table:formula="of:=SIN([.A365])" office:value-type="float" office:value="-0.997809337128616" calcext:value-type="float">
            <text:p>-0,997809337128616</text:p>
          </table:table-cell>
        </table:table-row>
        <table:table-row table:style-name="ro1">
          <table:table-cell office:value-type="float" office:value="-1.63600000000004" calcext:value-type="float">
            <text:p>-1,63600000000004</text:p>
          </table:table-cell>
          <table:table-cell table:formula="of:=SIN([.A366])" office:value-type="float" office:value="-0.997874993535795" calcext:value-type="float">
            <text:p>-0,997874993535795</text:p>
          </table:table-cell>
        </table:table-row>
        <table:table-row table:style-name="ro1">
          <table:table-cell office:value-type="float" office:value="-1.63500000000004" calcext:value-type="float">
            <text:p>-1,63500000000004</text:p>
          </table:table-cell>
          <table:table-cell table:formula="of:=SIN([.A367])" office:value-type="float" office:value="-0.997939652068064" calcext:value-type="float">
            <text:p>-0,997939652068064</text:p>
          </table:table-cell>
        </table:table-row>
        <table:table-row table:style-name="ro1">
          <table:table-cell office:value-type="float" office:value="-1.63400000000004" calcext:value-type="float">
            <text:p>-1,63400000000004</text:p>
          </table:table-cell>
          <table:table-cell table:formula="of:=SIN([.A368])" office:value-type="float" office:value="-0.998003312660763" calcext:value-type="float">
            <text:p>-0,998003312660763</text:p>
          </table:table-cell>
        </table:table-row>
        <table:table-row table:style-name="ro1">
          <table:table-cell office:value-type="float" office:value="-1.63300000000004" calcext:value-type="float">
            <text:p>-1,63300000000004</text:p>
          </table:table-cell>
          <table:table-cell table:formula="of:=SIN([.A369])" office:value-type="float" office:value="-0.998065975250233" calcext:value-type="float">
            <text:p>-0,998065975250233</text:p>
          </table:table-cell>
        </table:table-row>
        <table:table-row table:style-name="ro1">
          <table:table-cell office:value-type="float" office:value="-1.63200000000004" calcext:value-type="float">
            <text:p>-1,63200000000004</text:p>
          </table:table-cell>
          <table:table-cell table:formula="of:=SIN([.A370])" office:value-type="float" office:value="-0.998127639773811" calcext:value-type="float">
            <text:p>-0,998127639773811</text:p>
          </table:table-cell>
        </table:table-row>
        <table:table-row table:style-name="ro1">
          <table:table-cell office:value-type="float" office:value="-1.63100000000004" calcext:value-type="float">
            <text:p>-1,63100000000004</text:p>
          </table:table-cell>
          <table:table-cell table:formula="of:=SIN([.A371])" office:value-type="float" office:value="-0.998188306169832" calcext:value-type="float">
            <text:p>-0,998188306169832</text:p>
          </table:table-cell>
        </table:table-row>
        <table:table-row table:style-name="ro1">
          <table:table-cell office:value-type="float" office:value="-1.63000000000004" calcext:value-type="float">
            <text:p>-1,63000000000004</text:p>
          </table:table-cell>
          <table:table-cell table:formula="of:=SIN([.A372])" office:value-type="float" office:value="-0.99824797437763" calcext:value-type="float">
            <text:p>-0,99824797437763</text:p>
          </table:table-cell>
        </table:table-row>
        <table:table-row table:style-name="ro1">
          <table:table-cell office:value-type="float" office:value="-1.62900000000004" calcext:value-type="float">
            <text:p>-1,62900000000004</text:p>
          </table:table-cell>
          <table:table-cell table:formula="of:=SIN([.A373])" office:value-type="float" office:value="-0.998306644337537" calcext:value-type="float">
            <text:p>-0,998306644337537</text:p>
          </table:table-cell>
        </table:table-row>
        <table:table-row table:style-name="ro1">
          <table:table-cell office:value-type="float" office:value="-1.62800000000004" calcext:value-type="float">
            <text:p>-1,62800000000004</text:p>
          </table:table-cell>
          <table:table-cell table:formula="of:=SIN([.A374])" office:value-type="float" office:value="-0.998364315990883" calcext:value-type="float">
            <text:p>-0,998364315990883</text:p>
          </table:table-cell>
        </table:table-row>
        <table:table-row table:style-name="ro1">
          <table:table-cell office:value-type="float" office:value="-1.62700000000004" calcext:value-type="float">
            <text:p>-1,62700000000004</text:p>
          </table:table-cell>
          <table:table-cell table:formula="of:=SIN([.A375])" office:value-type="float" office:value="-0.998420989279996" calcext:value-type="float">
            <text:p>-0,998420989279996</text:p>
          </table:table-cell>
        </table:table-row>
        <table:table-row table:style-name="ro1">
          <table:table-cell office:value-type="float" office:value="-1.62600000000004" calcext:value-type="float">
            <text:p>-1,62600000000004</text:p>
          </table:table-cell>
          <table:table-cell table:formula="of:=SIN([.A376])" office:value-type="float" office:value="-0.998476664148203" calcext:value-type="float">
            <text:p>-0,998476664148203</text:p>
          </table:table-cell>
        </table:table-row>
        <table:table-row table:style-name="ro1">
          <table:table-cell office:value-type="float" office:value="-1.62500000000004" calcext:value-type="float">
            <text:p>-1,62500000000004</text:p>
          </table:table-cell>
          <table:table-cell table:formula="of:=SIN([.A377])" office:value-type="float" office:value="-0.998531340539829" calcext:value-type="float">
            <text:p>-0,998531340539829</text:p>
          </table:table-cell>
        </table:table-row>
        <table:table-row table:style-name="ro1">
          <table:table-cell office:value-type="float" office:value="-1.62400000000004" calcext:value-type="float">
            <text:p>-1,62400000000004</text:p>
          </table:table-cell>
          <table:table-cell table:formula="of:=SIN([.A378])" office:value-type="float" office:value="-0.998585018400198" calcext:value-type="float">
            <text:p>-0,998585018400198</text:p>
          </table:table-cell>
        </table:table-row>
        <table:table-row table:style-name="ro1">
          <table:table-cell office:value-type="float" office:value="-1.62300000000004" calcext:value-type="float">
            <text:p>-1,62300000000004</text:p>
          </table:table-cell>
          <table:table-cell table:formula="of:=SIN([.A379])" office:value-type="float" office:value="-0.998637697675632" calcext:value-type="float">
            <text:p>-0,998637697675632</text:p>
          </table:table-cell>
        </table:table-row>
        <table:table-row table:style-name="ro1">
          <table:table-cell office:value-type="float" office:value="-1.62200000000004" calcext:value-type="float">
            <text:p>-1,62200000000004</text:p>
          </table:table-cell>
          <table:table-cell table:formula="of:=SIN([.A380])" office:value-type="float" office:value="-0.998689378313451" calcext:value-type="float">
            <text:p>-0,998689378313451</text:p>
          </table:table-cell>
        </table:table-row>
        <table:table-row table:style-name="ro1">
          <table:table-cell office:value-type="float" office:value="-1.62100000000004" calcext:value-type="float">
            <text:p>-1,62100000000004</text:p>
          </table:table-cell>
          <table:table-cell table:formula="of:=SIN([.A381])" office:value-type="float" office:value="-0.998740060261975" calcext:value-type="float">
            <text:p>-0,998740060261975</text:p>
          </table:table-cell>
        </table:table-row>
        <table:table-row table:style-name="ro1">
          <table:table-cell office:value-type="float" office:value="-1.62000000000004" calcext:value-type="float">
            <text:p>-1,62000000000004</text:p>
          </table:table-cell>
          <table:table-cell table:formula="of:=SIN([.A382])" office:value-type="float" office:value="-0.998789743470522" calcext:value-type="float">
            <text:p>-0,998789743470522</text:p>
          </table:table-cell>
        </table:table-row>
        <table:table-row table:style-name="ro1">
          <table:table-cell office:value-type="float" office:value="-1.61900000000004" calcext:value-type="float">
            <text:p>-1,61900000000004</text:p>
          </table:table-cell>
          <table:table-cell table:formula="of:=SIN([.A383])" office:value-type="float" office:value="-0.998838427889409" calcext:value-type="float">
            <text:p>-0,998838427889409</text:p>
          </table:table-cell>
        </table:table-row>
        <table:table-row table:style-name="ro1">
          <table:table-cell office:value-type="float" office:value="-1.61800000000004" calcext:value-type="float">
            <text:p>-1,61800000000004</text:p>
          </table:table-cell>
          <table:table-cell table:formula="of:=SIN([.A384])" office:value-type="float" office:value="-0.998886113469951" calcext:value-type="float">
            <text:p>-0,998886113469951</text:p>
          </table:table-cell>
        </table:table-row>
        <table:table-row table:style-name="ro1">
          <table:table-cell office:value-type="float" office:value="-1.61700000000004" calcext:value-type="float">
            <text:p>-1,61700000000004</text:p>
          </table:table-cell>
          <table:table-cell table:formula="of:=SIN([.A385])" office:value-type="float" office:value="-0.998932800164463" calcext:value-type="float">
            <text:p>-0,998932800164463</text:p>
          </table:table-cell>
        </table:table-row>
        <table:table-row table:style-name="ro1">
          <table:table-cell office:value-type="float" office:value="-1.61600000000004" calcext:value-type="float">
            <text:p>-1,61600000000004</text:p>
          </table:table-cell>
          <table:table-cell table:formula="of:=SIN([.A386])" office:value-type="float" office:value="-0.998978487926258" calcext:value-type="float">
            <text:p>-0,998978487926258</text:p>
          </table:table-cell>
        </table:table-row>
        <table:table-row table:style-name="ro1">
          <table:table-cell office:value-type="float" office:value="-1.61500000000004" calcext:value-type="float">
            <text:p>-1,61500000000004</text:p>
          </table:table-cell>
          <table:table-cell table:formula="of:=SIN([.A387])" office:value-type="float" office:value="-0.999023176709648" calcext:value-type="float">
            <text:p>-0,999023176709648</text:p>
          </table:table-cell>
        </table:table-row>
        <table:table-row table:style-name="ro1">
          <table:table-cell office:value-type="float" office:value="-1.61400000000004" calcext:value-type="float">
            <text:p>-1,61400000000004</text:p>
          </table:table-cell>
          <table:table-cell table:formula="of:=SIN([.A388])" office:value-type="float" office:value="-0.999066866469945" calcext:value-type="float">
            <text:p>-0,999066866469945</text:p>
          </table:table-cell>
        </table:table-row>
        <table:table-row table:style-name="ro1">
          <table:table-cell office:value-type="float" office:value="-1.61300000000004" calcext:value-type="float">
            <text:p>-1,61300000000004</text:p>
          </table:table-cell>
          <table:table-cell table:formula="of:=SIN([.A389])" office:value-type="float" office:value="-0.999109557163459" calcext:value-type="float">
            <text:p>-0,999109557163459</text:p>
          </table:table-cell>
        </table:table-row>
        <table:table-row table:style-name="ro1">
          <table:table-cell office:value-type="float" office:value="-1.61200000000004" calcext:value-type="float">
            <text:p>-1,61200000000004</text:p>
          </table:table-cell>
          <table:table-cell table:formula="of:=SIN([.A390])" office:value-type="float" office:value="-0.999151248747498" calcext:value-type="float">
            <text:p>-0,999151248747498</text:p>
          </table:table-cell>
        </table:table-row>
        <table:table-row table:style-name="ro1">
          <table:table-cell office:value-type="float" office:value="-1.61100000000004" calcext:value-type="float">
            <text:p>-1,61100000000004</text:p>
          </table:table-cell>
          <table:table-cell table:formula="of:=SIN([.A391])" office:value-type="float" office:value="-0.999191941180373" calcext:value-type="float">
            <text:p>-0,999191941180373</text:p>
          </table:table-cell>
        </table:table-row>
        <table:table-row table:style-name="ro1">
          <table:table-cell office:value-type="float" office:value="-1.61000000000004" calcext:value-type="float">
            <text:p>-1,61000000000004</text:p>
          </table:table-cell>
          <table:table-cell table:formula="of:=SIN([.A392])" office:value-type="float" office:value="-0.999231634421389" calcext:value-type="float">
            <text:p>-0,999231634421389</text:p>
          </table:table-cell>
        </table:table-row>
        <table:table-row table:style-name="ro1">
          <table:table-cell office:value-type="float" office:value="-1.60900000000004" calcext:value-type="float">
            <text:p>-1,60900000000004</text:p>
          </table:table-cell>
          <table:table-cell table:formula="of:=SIN([.A393])" office:value-type="float" office:value="-0.999270328430854" calcext:value-type="float">
            <text:p>-0,999270328430854</text:p>
          </table:table-cell>
        </table:table-row>
        <table:table-row table:style-name="ro1">
          <table:table-cell office:value-type="float" office:value="-1.60800000000004" calcext:value-type="float">
            <text:p>-1,60800000000004</text:p>
          </table:table-cell>
          <table:table-cell table:formula="of:=SIN([.A394])" office:value-type="float" office:value="-0.999308023170074" calcext:value-type="float">
            <text:p>-0,999308023170074</text:p>
          </table:table-cell>
        </table:table-row>
        <table:table-row table:style-name="ro1">
          <table:table-cell office:value-type="float" office:value="-1.60700000000004" calcext:value-type="float">
            <text:p>-1,60700000000004</text:p>
          </table:table-cell>
          <table:table-cell table:formula="of:=SIN([.A395])" office:value-type="float" office:value="-0.999344718601354" calcext:value-type="float">
            <text:p>-0,999344718601354</text:p>
          </table:table-cell>
        </table:table-row>
        <table:table-row table:style-name="ro1">
          <table:table-cell office:value-type="float" office:value="-1.60600000000004" calcext:value-type="float">
            <text:p>-1,60600000000004</text:p>
          </table:table-cell>
          <table:table-cell table:formula="of:=SIN([.A396])" office:value-type="float" office:value="-0.999380414687999" calcext:value-type="float">
            <text:p>-0,999380414687999</text:p>
          </table:table-cell>
        </table:table-row>
        <table:table-row table:style-name="ro1">
          <table:table-cell office:value-type="float" office:value="-1.60500000000004" calcext:value-type="float">
            <text:p>-1,60500000000004</text:p>
          </table:table-cell>
          <table:table-cell table:formula="of:=SIN([.A397])" office:value-type="float" office:value="-0.999415111394312" calcext:value-type="float">
            <text:p>-0,999415111394312</text:p>
          </table:table-cell>
        </table:table-row>
        <table:table-row table:style-name="ro1">
          <table:table-cell office:value-type="float" office:value="-1.60400000000004" calcext:value-type="float">
            <text:p>-1,60400000000004</text:p>
          </table:table-cell>
          <table:table-cell table:formula="of:=SIN([.A398])" office:value-type="float" office:value="-0.999448808685598" calcext:value-type="float">
            <text:p>-0,999448808685598</text:p>
          </table:table-cell>
        </table:table-row>
        <table:table-row table:style-name="ro1">
          <table:table-cell office:value-type="float" office:value="-1.60300000000004" calcext:value-type="float">
            <text:p>-1,60300000000004</text:p>
          </table:table-cell>
          <table:table-cell table:formula="of:=SIN([.A399])" office:value-type="float" office:value="-0.999481506528158" calcext:value-type="float">
            <text:p>-0,999481506528158</text:p>
          </table:table-cell>
        </table:table-row>
        <table:table-row table:style-name="ro1">
          <table:table-cell office:value-type="float" office:value="-1.60200000000004" calcext:value-type="float">
            <text:p>-1,60200000000004</text:p>
          </table:table-cell>
          <table:table-cell table:formula="of:=SIN([.A400])" office:value-type="float" office:value="-0.999513204889294" calcext:value-type="float">
            <text:p>-0,999513204889294</text:p>
          </table:table-cell>
        </table:table-row>
        <table:table-row table:style-name="ro1">
          <table:table-cell office:value-type="float" office:value="-1.60100000000004" calcext:value-type="float">
            <text:p>-1,60100000000004</text:p>
          </table:table-cell>
          <table:table-cell table:formula="of:=SIN([.A401])" office:value-type="float" office:value="-0.999543903737309" calcext:value-type="float">
            <text:p>-0,999543903737309</text:p>
          </table:table-cell>
        </table:table-row>
        <table:table-row table:style-name="ro1">
          <table:table-cell office:value-type="float" office:value="-1.60000000000004" calcext:value-type="float">
            <text:p>-1,60000000000004</text:p>
          </table:table-cell>
          <table:table-cell table:formula="of:=SIN([.A402])" office:value-type="float" office:value="-0.999573603041504" calcext:value-type="float">
            <text:p>-0,999573603041504</text:p>
          </table:table-cell>
        </table:table-row>
        <table:table-row table:style-name="ro1">
          <table:table-cell office:value-type="float" office:value="-1.59900000000004" calcext:value-type="float">
            <text:p>-1,59900000000004</text:p>
          </table:table-cell>
          <table:table-cell table:formula="of:=SIN([.A403])" office:value-type="float" office:value="-0.999602302772179" calcext:value-type="float">
            <text:p>-0,999602302772179</text:p>
          </table:table-cell>
        </table:table-row>
        <table:table-row table:style-name="ro1">
          <table:table-cell office:value-type="float" office:value="-1.59800000000004" calcext:value-type="float">
            <text:p>-1,59800000000004</text:p>
          </table:table-cell>
          <table:table-cell table:formula="of:=SIN([.A404])" office:value-type="float" office:value="-0.999630002900634" calcext:value-type="float">
            <text:p>-0,999630002900634</text:p>
          </table:table-cell>
        </table:table-row>
        <table:table-row table:style-name="ro1">
          <table:table-cell office:value-type="float" office:value="-1.59700000000004" calcext:value-type="float">
            <text:p>-1,59700000000004</text:p>
          </table:table-cell>
          <table:table-cell table:formula="of:=SIN([.A405])" office:value-type="float" office:value="-0.99965670339917" calcext:value-type="float">
            <text:p>-0,99965670339917</text:p>
          </table:table-cell>
        </table:table-row>
        <table:table-row table:style-name="ro1">
          <table:table-cell office:value-type="float" office:value="-1.59600000000004" calcext:value-type="float">
            <text:p>-1,59600000000004</text:p>
          </table:table-cell>
          <table:table-cell table:formula="of:=SIN([.A406])" office:value-type="float" office:value="-0.999682404241086" calcext:value-type="float">
            <text:p>-0,999682404241086</text:p>
          </table:table-cell>
        </table:table-row>
        <table:table-row table:style-name="ro1">
          <table:table-cell office:value-type="float" office:value="-1.59500000000004" calcext:value-type="float">
            <text:p>-1,59500000000004</text:p>
          </table:table-cell>
          <table:table-cell table:formula="of:=SIN([.A407])" office:value-type="float" office:value="-0.99970710540068" calcext:value-type="float">
            <text:p>-0,99970710540068</text:p>
          </table:table-cell>
        </table:table-row>
        <table:table-row table:style-name="ro1">
          <table:table-cell office:value-type="float" office:value="-1.59400000000004" calcext:value-type="float">
            <text:p>-1,59400000000004</text:p>
          </table:table-cell>
          <table:table-cell table:formula="of:=SIN([.A408])" office:value-type="float" office:value="-0.999730806853253" calcext:value-type="float">
            <text:p>-0,999730806853253</text:p>
          </table:table-cell>
        </table:table-row>
        <table:table-row table:style-name="ro1">
          <table:table-cell office:value-type="float" office:value="-1.59300000000004" calcext:value-type="float">
            <text:p>-1,59300000000004</text:p>
          </table:table-cell>
          <table:table-cell table:formula="of:=SIN([.A409])" office:value-type="float" office:value="-0.999753508575102" calcext:value-type="float">
            <text:p>-0,999753508575102</text:p>
          </table:table-cell>
        </table:table-row>
        <table:table-row table:style-name="ro1">
          <table:table-cell office:value-type="float" office:value="-1.59200000000004" calcext:value-type="float">
            <text:p>-1,59200000000004</text:p>
          </table:table-cell>
          <table:table-cell table:formula="of:=SIN([.A410])" office:value-type="float" office:value="-0.999775210543526" calcext:value-type="float">
            <text:p>-0,999775210543526</text:p>
          </table:table-cell>
        </table:table-row>
        <table:table-row table:style-name="ro1">
          <table:table-cell office:value-type="float" office:value="-1.59100000000004" calcext:value-type="float">
            <text:p>-1,59100000000004</text:p>
          </table:table-cell>
          <table:table-cell table:formula="of:=SIN([.A411])" office:value-type="float" office:value="-0.999795912736823" calcext:value-type="float">
            <text:p>-0,999795912736823</text:p>
          </table:table-cell>
        </table:table-row>
        <table:table-row table:style-name="ro1">
          <table:table-cell office:value-type="float" office:value="-1.59000000000004" calcext:value-type="float">
            <text:p>-1,59000000000004</text:p>
          </table:table-cell>
          <table:table-cell table:formula="of:=SIN([.A412])" office:value-type="float" office:value="-0.99981561513429" calcext:value-type="float">
            <text:p>-0,99981561513429</text:p>
          </table:table-cell>
        </table:table-row>
        <table:table-row table:style-name="ro1">
          <table:table-cell office:value-type="float" office:value="-1.58900000000004" calcext:value-type="float">
            <text:p>-1,58900000000004</text:p>
          </table:table-cell>
          <table:table-cell table:formula="of:=SIN([.A413])" office:value-type="float" office:value="-0.999834317716225" calcext:value-type="float">
            <text:p>-0,999834317716225</text:p>
          </table:table-cell>
        </table:table-row>
        <table:table-row table:style-name="ro1">
          <table:table-cell office:value-type="float" office:value="-1.58800000000004" calcext:value-type="float">
            <text:p>-1,58800000000004</text:p>
          </table:table-cell>
          <table:table-cell table:formula="of:=SIN([.A414])" office:value-type="float" office:value="-0.999852020463927" calcext:value-type="float">
            <text:p>-0,999852020463927</text:p>
          </table:table-cell>
        </table:table-row>
        <table:table-row table:style-name="ro1">
          <table:table-cell office:value-type="float" office:value="-1.58700000000004" calcext:value-type="float">
            <text:p>-1,58700000000004</text:p>
          </table:table-cell>
          <table:table-cell table:formula="of:=SIN([.A415])" office:value-type="float" office:value="-0.99986872335969" calcext:value-type="float">
            <text:p>-0,99986872335969</text:p>
          </table:table-cell>
        </table:table-row>
        <table:table-row table:style-name="ro1">
          <table:table-cell office:value-type="float" office:value="-1.58600000000004" calcext:value-type="float">
            <text:p>-1,58600000000004</text:p>
          </table:table-cell>
          <table:table-cell table:formula="of:=SIN([.A416])" office:value-type="float" office:value="-0.999884426386814" calcext:value-type="float">
            <text:p>-0,999884426386814</text:p>
          </table:table-cell>
        </table:table-row>
        <table:table-row table:style-name="ro1">
          <table:table-cell office:value-type="float" office:value="-1.58500000000004" calcext:value-type="float">
            <text:p>-1,58500000000004</text:p>
          </table:table-cell>
          <table:table-cell table:formula="of:=SIN([.A417])" office:value-type="float" office:value="-0.999899129529595" calcext:value-type="float">
            <text:p>-0,999899129529595</text:p>
          </table:table-cell>
        </table:table-row>
        <table:table-row table:style-name="ro1">
          <table:table-cell office:value-type="float" office:value="-1.58400000000004" calcext:value-type="float">
            <text:p>-1,58400000000004</text:p>
          </table:table-cell>
          <table:table-cell table:formula="of:=SIN([.A418])" office:value-type="float" office:value="-0.99991283277333" calcext:value-type="float">
            <text:p>-0,99991283277333</text:p>
          </table:table-cell>
        </table:table-row>
        <table:table-row table:style-name="ro1">
          <table:table-cell office:value-type="float" office:value="-1.58300000000004" calcext:value-type="float">
            <text:p>-1,58300000000004</text:p>
          </table:table-cell>
          <table:table-cell table:formula="of:=SIN([.A419])" office:value-type="float" office:value="-0.999925536104315" calcext:value-type="float">
            <text:p>-0,999925536104315</text:p>
          </table:table-cell>
        </table:table-row>
        <table:table-row table:style-name="ro1">
          <table:table-cell office:value-type="float" office:value="-1.58200000000004" calcext:value-type="float">
            <text:p>-1,58200000000004</text:p>
          </table:table-cell>
          <table:table-cell table:formula="of:=SIN([.A420])" office:value-type="float" office:value="-0.999937239509847" calcext:value-type="float">
            <text:p>-0,999937239509847</text:p>
          </table:table-cell>
        </table:table-row>
        <table:table-row table:style-name="ro1">
          <table:table-cell office:value-type="float" office:value="-1.58100000000004" calcext:value-type="float">
            <text:p>-1,58100000000004</text:p>
          </table:table-cell>
          <table:table-cell table:formula="of:=SIN([.A421])" office:value-type="float" office:value="-0.999947942978223" calcext:value-type="float">
            <text:p>-0,999947942978223</text:p>
          </table:table-cell>
        </table:table-row>
        <table:table-row table:style-name="ro1">
          <table:table-cell office:value-type="float" office:value="-1.58000000000004" calcext:value-type="float">
            <text:p>-1,58000000000004</text:p>
          </table:table-cell>
          <table:table-cell table:formula="of:=SIN([.A422])" office:value-type="float" office:value="-0.99995764649874" calcext:value-type="float">
            <text:p>-0,99995764649874</text:p>
          </table:table-cell>
        </table:table-row>
        <table:table-row table:style-name="ro1">
          <table:table-cell office:value-type="float" office:value="-1.57900000000004" calcext:value-type="float">
            <text:p>-1,57900000000004</text:p>
          </table:table-cell>
          <table:table-cell table:formula="of:=SIN([.A423])" office:value-type="float" office:value="-0.999966350061693" calcext:value-type="float">
            <text:p>-0,999966350061693</text:p>
          </table:table-cell>
        </table:table-row>
        <table:table-row table:style-name="ro1">
          <table:table-cell office:value-type="float" office:value="-1.57800000000004" calcext:value-type="float">
            <text:p>-1,57800000000004</text:p>
          </table:table-cell>
          <table:table-cell table:formula="of:=SIN([.A424])" office:value-type="float" office:value="-0.99997405365838" calcext:value-type="float">
            <text:p>-0,99997405365838</text:p>
          </table:table-cell>
        </table:table-row>
        <table:table-row table:style-name="ro1">
          <table:table-cell office:value-type="float" office:value="-1.57700000000004" calcext:value-type="float">
            <text:p>-1,57700000000004</text:p>
          </table:table-cell>
          <table:table-cell table:formula="of:=SIN([.A425])" office:value-type="float" office:value="-0.999980757281096" calcext:value-type="float">
            <text:p>-0,999980757281096</text:p>
          </table:table-cell>
        </table:table-row>
        <table:table-row table:style-name="ro1">
          <table:table-cell office:value-type="float" office:value="-1.57600000000004" calcext:value-type="float">
            <text:p>-1,57600000000004</text:p>
          </table:table-cell>
          <table:table-cell table:formula="of:=SIN([.A426])" office:value-type="float" office:value="-0.999986460923138" calcext:value-type="float">
            <text:p>-0,999986460923138</text:p>
          </table:table-cell>
        </table:table-row>
        <table:table-row table:style-name="ro1">
          <table:table-cell office:value-type="float" office:value="-1.57500000000004" calcext:value-type="float">
            <text:p>-1,57500000000004</text:p>
          </table:table-cell>
          <table:table-cell table:formula="of:=SIN([.A427])" office:value-type="float" office:value="-0.999991164578803" calcext:value-type="float">
            <text:p>-0,999991164578803</text:p>
          </table:table-cell>
        </table:table-row>
        <table:table-row table:style-name="ro1">
          <table:table-cell office:value-type="float" office:value="-1.57400000000004" calcext:value-type="float">
            <text:p>-1,57400000000004</text:p>
          </table:table-cell>
          <table:table-cell table:formula="of:=SIN([.A428])" office:value-type="float" office:value="-0.999994868243386" calcext:value-type="float">
            <text:p>-0,999994868243386</text:p>
          </table:table-cell>
        </table:table-row>
        <table:table-row table:style-name="ro1">
          <table:table-cell office:value-type="float" office:value="-1.57300000000004" calcext:value-type="float">
            <text:p>-1,57300000000004</text:p>
          </table:table-cell>
          <table:table-cell table:formula="of:=SIN([.A429])" office:value-type="float" office:value="-0.999997571913185" calcext:value-type="float">
            <text:p>-0,999997571913185</text:p>
          </table:table-cell>
        </table:table-row>
        <table:table-row table:style-name="ro1">
          <table:table-cell office:value-type="float" office:value="-1.57200000000004" calcext:value-type="float">
            <text:p>-1,57200000000004</text:p>
          </table:table-cell>
          <table:table-cell table:formula="of:=SIN([.A430])" office:value-type="float" office:value="-0.999999275585495" calcext:value-type="float">
            <text:p>-0,999999275585495</text:p>
          </table:table-cell>
        </table:table-row>
        <table:table-row table:style-name="ro1">
          <table:table-cell office:value-type="float" office:value="-1.57100000000004" calcext:value-type="float">
            <text:p>-1,57100000000004</text:p>
          </table:table-cell>
          <table:table-cell table:formula="of:=SIN([.A431])" office:value-type="float" office:value="-0.999999979258613" calcext:value-type="float">
            <text:p>-0,999999979258613</text:p>
          </table:table-cell>
        </table:table-row>
        <table:table-row table:style-name="ro1">
          <table:table-cell office:value-type="float" office:value="-1.57000000000004" calcext:value-type="float">
            <text:p>-1,57000000000004</text:p>
          </table:table-cell>
          <table:table-cell table:formula="of:=SIN([.A432])" office:value-type="float" office:value="-0.999999682931835" calcext:value-type="float">
            <text:p>-0,999999682931835</text:p>
          </table:table-cell>
        </table:table-row>
        <table:table-row table:style-name="ro1">
          <table:table-cell office:value-type="float" office:value="-1.56900000000004" calcext:value-type="float">
            <text:p>-1,56900000000004</text:p>
          </table:table-cell>
          <table:table-cell table:formula="of:=SIN([.A433])" office:value-type="float" office:value="-0.999998386605457" calcext:value-type="float">
            <text:p>-0,999998386605457</text:p>
          </table:table-cell>
        </table:table-row>
        <table:table-row table:style-name="ro1">
          <table:table-cell office:value-type="float" office:value="-1.56800000000004" calcext:value-type="float">
            <text:p>-1,56800000000004</text:p>
          </table:table-cell>
          <table:table-cell table:formula="of:=SIN([.A434])" office:value-type="float" office:value="-0.999996090280776" calcext:value-type="float">
            <text:p>-0,999996090280776</text:p>
          </table:table-cell>
        </table:table-row>
        <table:table-row table:style-name="ro1">
          <table:table-cell office:value-type="float" office:value="-1.56700000000004" calcext:value-type="float">
            <text:p>-1,56700000000004</text:p>
          </table:table-cell>
          <table:table-cell table:formula="of:=SIN([.A435])" office:value-type="float" office:value="-0.999992793960088" calcext:value-type="float">
            <text:p>-0,999992793960088</text:p>
          </table:table-cell>
        </table:table-row>
        <table:table-row table:style-name="ro1">
          <table:table-cell office:value-type="float" office:value="-1.56600000000004" calcext:value-type="float">
            <text:p>-1,56600000000004</text:p>
          </table:table-cell>
          <table:table-cell table:formula="of:=SIN([.A436])" office:value-type="float" office:value="-0.999988497646689" calcext:value-type="float">
            <text:p>-0,999988497646689</text:p>
          </table:table-cell>
        </table:table-row>
        <table:table-row table:style-name="ro1">
          <table:table-cell office:value-type="float" office:value="-1.56500000000004" calcext:value-type="float">
            <text:p>-1,56500000000004</text:p>
          </table:table-cell>
          <table:table-cell table:formula="of:=SIN([.A437])" office:value-type="float" office:value="-0.999983201344876" calcext:value-type="float">
            <text:p>-0,999983201344876</text:p>
          </table:table-cell>
        </table:table-row>
        <table:table-row table:style-name="ro1">
          <table:table-cell office:value-type="float" office:value="-1.56400000000004" calcext:value-type="float">
            <text:p>-1,56400000000004</text:p>
          </table:table-cell>
          <table:table-cell table:formula="of:=SIN([.A438])" office:value-type="float" office:value="-0.999976905059945" calcext:value-type="float">
            <text:p>-0,999976905059945</text:p>
          </table:table-cell>
        </table:table-row>
        <table:table-row table:style-name="ro1">
          <table:table-cell office:value-type="float" office:value="-1.56300000000004" calcext:value-type="float">
            <text:p>-1,56300000000004</text:p>
          </table:table-cell>
          <table:table-cell table:formula="of:=SIN([.A439])" office:value-type="float" office:value="-0.999969608798193" calcext:value-type="float">
            <text:p>-0,999969608798193</text:p>
          </table:table-cell>
        </table:table-row>
        <table:table-row table:style-name="ro1">
          <table:table-cell office:value-type="float" office:value="-1.56200000000004" calcext:value-type="float">
            <text:p>-1,56200000000004</text:p>
          </table:table-cell>
          <table:table-cell table:formula="of:=SIN([.A440])" office:value-type="float" office:value="-0.999961312566914" calcext:value-type="float">
            <text:p>-0,999961312566914</text:p>
          </table:table-cell>
        </table:table-row>
        <table:table-row table:style-name="ro1">
          <table:table-cell office:value-type="float" office:value="-1.56100000000004" calcext:value-type="float">
            <text:p>-1,56100000000004</text:p>
          </table:table-cell>
          <table:table-cell table:formula="of:=SIN([.A441])" office:value-type="float" office:value="-0.999952016374407" calcext:value-type="float">
            <text:p>-0,999952016374407</text:p>
          </table:table-cell>
        </table:table-row>
        <table:table-row table:style-name="ro1">
          <table:table-cell office:value-type="float" office:value="-1.56000000000004" calcext:value-type="float">
            <text:p>-1,56000000000004</text:p>
          </table:table-cell>
          <table:table-cell table:formula="of:=SIN([.A442])" office:value-type="float" office:value="-0.999941720229967" calcext:value-type="float">
            <text:p>-0,999941720229967</text:p>
          </table:table-cell>
        </table:table-row>
        <table:table-row table:style-name="ro1">
          <table:table-cell office:value-type="float" office:value="-1.55900000000004" calcext:value-type="float">
            <text:p>-1,55900000000004</text:p>
          </table:table-cell>
          <table:table-cell table:formula="of:=SIN([.A443])" office:value-type="float" office:value="-0.999930424143889" calcext:value-type="float">
            <text:p>-0,999930424143889</text:p>
          </table:table-cell>
        </table:table-row>
        <table:table-row table:style-name="ro1">
          <table:table-cell office:value-type="float" office:value="-1.55800000000004" calcext:value-type="float">
            <text:p>-1,55800000000004</text:p>
          </table:table-cell>
          <table:table-cell table:formula="of:=SIN([.A444])" office:value-type="float" office:value="-0.999918128127471" calcext:value-type="float">
            <text:p>-0,999918128127471</text:p>
          </table:table-cell>
        </table:table-row>
        <table:table-row table:style-name="ro1">
          <table:table-cell office:value-type="float" office:value="-1.55700000000004" calcext:value-type="float">
            <text:p>-1,55700000000004</text:p>
          </table:table-cell>
          <table:table-cell table:formula="of:=SIN([.A445])" office:value-type="float" office:value="-0.999904832193008" calcext:value-type="float">
            <text:p>-0,999904832193008</text:p>
          </table:table-cell>
        </table:table-row>
        <table:table-row table:style-name="ro1">
          <table:table-cell office:value-type="float" office:value="-1.55600000000004" calcext:value-type="float">
            <text:p>-1,55600000000004</text:p>
          </table:table-cell>
          <table:table-cell table:formula="of:=SIN([.A446])" office:value-type="float" office:value="-0.999890536353797" calcext:value-type="float">
            <text:p>-0,999890536353797</text:p>
          </table:table-cell>
        </table:table-row>
        <table:table-row table:style-name="ro1">
          <table:table-cell office:value-type="float" office:value="-1.55500000000004" calcext:value-type="float">
            <text:p>-1,55500000000004</text:p>
          </table:table-cell>
          <table:table-cell table:formula="of:=SIN([.A447])" office:value-type="float" office:value="-0.999875240624132" calcext:value-type="float">
            <text:p>-0,999875240624132</text:p>
          </table:table-cell>
        </table:table-row>
        <table:table-row table:style-name="ro1">
          <table:table-cell office:value-type="float" office:value="-1.55400000000004" calcext:value-type="float">
            <text:p>-1,55400000000004</text:p>
          </table:table-cell>
          <table:table-cell table:formula="of:=SIN([.A448])" office:value-type="float" office:value="-0.99985894501931" calcext:value-type="float">
            <text:p>-0,99985894501931</text:p>
          </table:table-cell>
        </table:table-row>
        <table:table-row table:style-name="ro1">
          <table:table-cell office:value-type="float" office:value="-1.55300000000004" calcext:value-type="float">
            <text:p>-1,55300000000004</text:p>
          </table:table-cell>
          <table:table-cell table:formula="of:=SIN([.A449])" office:value-type="float" office:value="-0.999841649555626" calcext:value-type="float">
            <text:p>-0,999841649555626</text:p>
          </table:table-cell>
        </table:table-row>
        <table:table-row table:style-name="ro1">
          <table:table-cell office:value-type="float" office:value="-1.55200000000005" calcext:value-type="float">
            <text:p>-1,55200000000005</text:p>
          </table:table-cell>
          <table:table-cell table:formula="of:=SIN([.A450])" office:value-type="float" office:value="-0.999823354250376" calcext:value-type="float">
            <text:p>-0,999823354250376</text:p>
          </table:table-cell>
        </table:table-row>
        <table:table-row table:style-name="ro1">
          <table:table-cell office:value-type="float" office:value="-1.55100000000005" calcext:value-type="float">
            <text:p>-1,55100000000005</text:p>
          </table:table-cell>
          <table:table-cell table:formula="of:=SIN([.A451])" office:value-type="float" office:value="-0.999804059121855" calcext:value-type="float">
            <text:p>-0,999804059121855</text:p>
          </table:table-cell>
        </table:table-row>
        <table:table-row table:style-name="ro1">
          <table:table-cell office:value-type="float" office:value="-1.55000000000005" calcext:value-type="float">
            <text:p>-1,55000000000005</text:p>
          </table:table-cell>
          <table:table-cell table:formula="of:=SIN([.A452])" office:value-type="float" office:value="-0.999783764189358" calcext:value-type="float">
            <text:p>-0,999783764189358</text:p>
          </table:table-cell>
        </table:table-row>
        <table:table-row table:style-name="ro1">
          <table:table-cell office:value-type="float" office:value="-1.54900000000005" calcext:value-type="float">
            <text:p>-1,54900000000005</text:p>
          </table:table-cell>
          <table:table-cell table:formula="of:=SIN([.A453])" office:value-type="float" office:value="-0.99976246947318" calcext:value-type="float">
            <text:p>-0,99976246947318</text:p>
          </table:table-cell>
        </table:table-row>
        <table:table-row table:style-name="ro1">
          <table:table-cell office:value-type="float" office:value="-1.54800000000005" calcext:value-type="float">
            <text:p>-1,54800000000005</text:p>
          </table:table-cell>
          <table:table-cell table:formula="of:=SIN([.A454])" office:value-type="float" office:value="-0.999740174994616" calcext:value-type="float">
            <text:p>-0,999740174994616</text:p>
          </table:table-cell>
        </table:table-row>
        <table:table-row table:style-name="ro1">
          <table:table-cell office:value-type="float" office:value="-1.54700000000005" calcext:value-type="float">
            <text:p>-1,54700000000005</text:p>
          </table:table-cell>
          <table:table-cell table:formula="of:=SIN([.A455])" office:value-type="float" office:value="-0.999716880775961" calcext:value-type="float">
            <text:p>-0,999716880775961</text:p>
          </table:table-cell>
        </table:table-row>
        <table:table-row table:style-name="ro1">
          <table:table-cell office:value-type="float" office:value="-1.54600000000005" calcext:value-type="float">
            <text:p>-1,54600000000005</text:p>
          </table:table-cell>
          <table:table-cell table:formula="of:=SIN([.A456])" office:value-type="float" office:value="-0.999692586840508" calcext:value-type="float">
            <text:p>-0,999692586840508</text:p>
          </table:table-cell>
        </table:table-row>
        <table:table-row table:style-name="ro1">
          <table:table-cell office:value-type="float" office:value="-1.54500000000005" calcext:value-type="float">
            <text:p>-1,54500000000005</text:p>
          </table:table-cell>
          <table:table-cell table:formula="of:=SIN([.A457])" office:value-type="float" office:value="-0.999667293212551" calcext:value-type="float">
            <text:p>-0,999667293212551</text:p>
          </table:table-cell>
        </table:table-row>
        <table:table-row table:style-name="ro1">
          <table:table-cell office:value-type="float" office:value="-1.54400000000005" calcext:value-type="float">
            <text:p>-1,54400000000005</text:p>
          </table:table-cell>
          <table:table-cell table:formula="of:=SIN([.A458])" office:value-type="float" office:value="-0.999640999917385" calcext:value-type="float">
            <text:p>-0,999640999917385</text:p>
          </table:table-cell>
        </table:table-row>
        <table:table-row table:style-name="ro1">
          <table:table-cell office:value-type="float" office:value="-1.54300000000005" calcext:value-type="float">
            <text:p>-1,54300000000005</text:p>
          </table:table-cell>
          <table:table-cell table:formula="of:=SIN([.A459])" office:value-type="float" office:value="-0.999613706981302" calcext:value-type="float">
            <text:p>-0,999613706981302</text:p>
          </table:table-cell>
        </table:table-row>
        <table:table-row table:style-name="ro1">
          <table:table-cell office:value-type="float" office:value="-1.54200000000005" calcext:value-type="float">
            <text:p>-1,54200000000005</text:p>
          </table:table-cell>
          <table:table-cell table:formula="of:=SIN([.A460])" office:value-type="float" office:value="-0.999585414431595" calcext:value-type="float">
            <text:p>-0,999585414431595</text:p>
          </table:table-cell>
        </table:table-row>
        <table:table-row table:style-name="ro1">
          <table:table-cell office:value-type="float" office:value="-1.54100000000005" calcext:value-type="float">
            <text:p>-1,54100000000005</text:p>
          </table:table-cell>
          <table:table-cell table:formula="of:=SIN([.A461])" office:value-type="float" office:value="-0.999556122296557" calcext:value-type="float">
            <text:p>-0,999556122296557</text:p>
          </table:table-cell>
        </table:table-row>
        <table:table-row table:style-name="ro1">
          <table:table-cell office:value-type="float" office:value="-1.54000000000005" calcext:value-type="float">
            <text:p>-1,54000000000005</text:p>
          </table:table-cell>
          <table:table-cell table:formula="of:=SIN([.A462])" office:value-type="float" office:value="-0.99952583060548" calcext:value-type="float">
            <text:p>-0,99952583060548</text:p>
          </table:table-cell>
        </table:table-row>
        <table:table-row table:style-name="ro1">
          <table:table-cell office:value-type="float" office:value="-1.53900000000005" calcext:value-type="float">
            <text:p>-1,53900000000005</text:p>
          </table:table-cell>
          <table:table-cell table:formula="of:=SIN([.A463])" office:value-type="float" office:value="-0.999494539388656" calcext:value-type="float">
            <text:p>-0,999494539388656</text:p>
          </table:table-cell>
        </table:table-row>
        <table:table-row table:style-name="ro1">
          <table:table-cell office:value-type="float" office:value="-1.53800000000005" calcext:value-type="float">
            <text:p>-1,53800000000005</text:p>
          </table:table-cell>
          <table:table-cell table:formula="of:=SIN([.A464])" office:value-type="float" office:value="-0.999462248677376" calcext:value-type="float">
            <text:p>-0,999462248677376</text:p>
          </table:table-cell>
        </table:table-row>
        <table:table-row table:style-name="ro1">
          <table:table-cell office:value-type="float" office:value="-1.53700000000005" calcext:value-type="float">
            <text:p>-1,53700000000005</text:p>
          </table:table-cell>
          <table:table-cell table:formula="of:=SIN([.A465])" office:value-type="float" office:value="-0.99942895850393" calcext:value-type="float">
            <text:p>-0,99942895850393</text:p>
          </table:table-cell>
        </table:table-row>
        <table:table-row table:style-name="ro1">
          <table:table-cell office:value-type="float" office:value="-1.53600000000005" calcext:value-type="float">
            <text:p>-1,53600000000005</text:p>
          </table:table-cell>
          <table:table-cell table:formula="of:=SIN([.A466])" office:value-type="float" office:value="-0.99939466890161" calcext:value-type="float">
            <text:p>-0,99939466890161</text:p>
          </table:table-cell>
        </table:table-row>
        <table:table-row table:style-name="ro1">
          <table:table-cell office:value-type="float" office:value="-1.53500000000005" calcext:value-type="float">
            <text:p>-1,53500000000005</text:p>
          </table:table-cell>
          <table:table-cell table:formula="of:=SIN([.A467])" office:value-type="float" office:value="-0.999359379904703" calcext:value-type="float">
            <text:p>-0,999359379904703</text:p>
          </table:table-cell>
        </table:table-row>
        <table:table-row table:style-name="ro1">
          <table:table-cell office:value-type="float" office:value="-1.53400000000005" calcext:value-type="float">
            <text:p>-1,53400000000005</text:p>
          </table:table-cell>
          <table:table-cell table:formula="of:=SIN([.A468])" office:value-type="float" office:value="-0.9993230915485" calcext:value-type="float">
            <text:p>-0,9993230915485</text:p>
          </table:table-cell>
        </table:table-row>
        <table:table-row table:style-name="ro1">
          <table:table-cell office:value-type="float" office:value="-1.53300000000005" calcext:value-type="float">
            <text:p>-1,53300000000005</text:p>
          </table:table-cell>
          <table:table-cell table:formula="of:=SIN([.A469])" office:value-type="float" office:value="-0.999285803869289" calcext:value-type="float">
            <text:p>-0,999285803869289</text:p>
          </table:table-cell>
        </table:table-row>
        <table:table-row table:style-name="ro1">
          <table:table-cell office:value-type="float" office:value="-1.53200000000005" calcext:value-type="float">
            <text:p>-1,53200000000005</text:p>
          </table:table-cell>
          <table:table-cell table:formula="of:=SIN([.A470])" office:value-type="float" office:value="-0.999247516904357" calcext:value-type="float">
            <text:p>-0,999247516904357</text:p>
          </table:table-cell>
        </table:table-row>
        <table:table-row table:style-name="ro1">
          <table:table-cell office:value-type="float" office:value="-1.53100000000005" calcext:value-type="float">
            <text:p>-1,53100000000005</text:p>
          </table:table-cell>
          <table:table-cell table:formula="of:=SIN([.A471])" office:value-type="float" office:value="-0.999208230691991" calcext:value-type="float">
            <text:p>-0,999208230691991</text:p>
          </table:table-cell>
        </table:table-row>
        <table:table-row table:style-name="ro1">
          <table:table-cell office:value-type="float" office:value="-1.53000000000005" calcext:value-type="float">
            <text:p>-1,53000000000005</text:p>
          </table:table-cell>
          <table:table-cell table:formula="of:=SIN([.A472])" office:value-type="float" office:value="-0.999167945271478" calcext:value-type="float">
            <text:p>-0,999167945271478</text:p>
          </table:table-cell>
        </table:table-row>
        <table:table-row table:style-name="ro1">
          <table:table-cell office:value-type="float" office:value="-1.52900000000005" calcext:value-type="float">
            <text:p>-1,52900000000005</text:p>
          </table:table-cell>
          <table:table-cell table:formula="of:=SIN([.A473])" office:value-type="float" office:value="-0.999126660683103" calcext:value-type="float">
            <text:p>-0,999126660683103</text:p>
          </table:table-cell>
        </table:table-row>
        <table:table-row table:style-name="ro1">
          <table:table-cell office:value-type="float" office:value="-1.52800000000005" calcext:value-type="float">
            <text:p>-1,52800000000005</text:p>
          </table:table-cell>
          <table:table-cell table:formula="of:=SIN([.A474])" office:value-type="float" office:value="-0.99908437696815" calcext:value-type="float">
            <text:p>-0,99908437696815</text:p>
          </table:table-cell>
        </table:table-row>
        <table:table-row table:style-name="ro1">
          <table:table-cell office:value-type="float" office:value="-1.52700000000005" calcext:value-type="float">
            <text:p>-1,52700000000005</text:p>
          </table:table-cell>
          <table:table-cell table:formula="of:=SIN([.A475])" office:value-type="float" office:value="-0.999041094168904" calcext:value-type="float">
            <text:p>-0,999041094168904</text:p>
          </table:table-cell>
        </table:table-row>
        <table:table-row table:style-name="ro1">
          <table:table-cell office:value-type="float" office:value="-1.52600000000005" calcext:value-type="float">
            <text:p>-1,52600000000005</text:p>
          </table:table-cell>
          <table:table-cell table:formula="of:=SIN([.A476])" office:value-type="float" office:value="-0.998996812328647" calcext:value-type="float">
            <text:p>-0,998996812328647</text:p>
          </table:table-cell>
        </table:table-row>
        <table:table-row table:style-name="ro1">
          <table:table-cell office:value-type="float" office:value="-1.52500000000005" calcext:value-type="float">
            <text:p>-1,52500000000005</text:p>
          </table:table-cell>
          <table:table-cell table:formula="of:=SIN([.A477])" office:value-type="float" office:value="-0.998951531491661" calcext:value-type="float">
            <text:p>-0,998951531491661</text:p>
          </table:table-cell>
        </table:table-row>
        <table:table-row table:style-name="ro1">
          <table:table-cell office:value-type="float" office:value="-1.52400000000005" calcext:value-type="float">
            <text:p>-1,52400000000005</text:p>
          </table:table-cell>
          <table:table-cell table:formula="of:=SIN([.A478])" office:value-type="float" office:value="-0.998905251703227" calcext:value-type="float">
            <text:p>-0,998905251703227</text:p>
          </table:table-cell>
        </table:table-row>
        <table:table-row table:style-name="ro1">
          <table:table-cell office:value-type="float" office:value="-1.52300000000005" calcext:value-type="float">
            <text:p>-1,52300000000005</text:p>
          </table:table-cell>
          <table:table-cell table:formula="of:=SIN([.A479])" office:value-type="float" office:value="-0.998857973009624" calcext:value-type="float">
            <text:p>-0,998857973009624</text:p>
          </table:table-cell>
        </table:table-row>
        <table:table-row table:style-name="ro1">
          <table:table-cell office:value-type="float" office:value="-1.52200000000005" calcext:value-type="float">
            <text:p>-1,52200000000005</text:p>
          </table:table-cell>
          <table:table-cell table:formula="of:=SIN([.A480])" office:value-type="float" office:value="-0.998809695458131" calcext:value-type="float">
            <text:p>-0,998809695458131</text:p>
          </table:table-cell>
        </table:table-row>
        <table:table-row table:style-name="ro1">
          <table:table-cell office:value-type="float" office:value="-1.52100000000005" calcext:value-type="float">
            <text:p>-1,52100000000005</text:p>
          </table:table-cell>
          <table:table-cell table:formula="of:=SIN([.A481])" office:value-type="float" office:value="-0.998760419097026" calcext:value-type="float">
            <text:p>-0,998760419097026</text:p>
          </table:table-cell>
        </table:table-row>
        <table:table-row table:style-name="ro1">
          <table:table-cell office:value-type="float" office:value="-1.52000000000005" calcext:value-type="float">
            <text:p>-1,52000000000005</text:p>
          </table:table-cell>
          <table:table-cell table:formula="of:=SIN([.A482])" office:value-type="float" office:value="-0.998710143975585" calcext:value-type="float">
            <text:p>-0,998710143975585</text:p>
          </table:table-cell>
        </table:table-row>
        <table:table-row table:style-name="ro1">
          <table:table-cell office:value-type="float" office:value="-1.51900000000005" calcext:value-type="float">
            <text:p>-1,51900000000005</text:p>
          </table:table-cell>
          <table:table-cell table:formula="of:=SIN([.A483])" office:value-type="float" office:value="-0.998658870144084" calcext:value-type="float">
            <text:p>-0,998658870144084</text:p>
          </table:table-cell>
        </table:table-row>
        <table:table-row table:style-name="ro1">
          <table:table-cell office:value-type="float" office:value="-1.51800000000005" calcext:value-type="float">
            <text:p>-1,51800000000005</text:p>
          </table:table-cell>
          <table:table-cell table:formula="of:=SIN([.A484])" office:value-type="float" office:value="-0.998606597653795" calcext:value-type="float">
            <text:p>-0,998606597653795</text:p>
          </table:table-cell>
        </table:table-row>
        <table:table-row table:style-name="ro1">
          <table:table-cell office:value-type="float" office:value="-1.51700000000005" calcext:value-type="float">
            <text:p>-1,51700000000005</text:p>
          </table:table-cell>
          <table:table-cell table:formula="of:=SIN([.A485])" office:value-type="float" office:value="-0.998553326556993" calcext:value-type="float">
            <text:p>-0,998553326556993</text:p>
          </table:table-cell>
        </table:table-row>
        <table:table-row table:style-name="ro1">
          <table:table-cell office:value-type="float" office:value="-1.51600000000005" calcext:value-type="float">
            <text:p>-1,51600000000005</text:p>
          </table:table-cell>
          <table:table-cell table:formula="of:=SIN([.A486])" office:value-type="float" office:value="-0.998499056906947" calcext:value-type="float">
            <text:p>-0,998499056906947</text:p>
          </table:table-cell>
        </table:table-row>
        <table:table-row table:style-name="ro1">
          <table:table-cell office:value-type="float" office:value="-1.51500000000005" calcext:value-type="float">
            <text:p>-1,51500000000005</text:p>
          </table:table-cell>
          <table:table-cell table:formula="of:=SIN([.A487])" office:value-type="float" office:value="-0.998443788757927" calcext:value-type="float">
            <text:p>-0,998443788757927</text:p>
          </table:table-cell>
        </table:table-row>
        <table:table-row table:style-name="ro1">
          <table:table-cell office:value-type="float" office:value="-1.51400000000005" calcext:value-type="float">
            <text:p>-1,51400000000005</text:p>
          </table:table-cell>
          <table:table-cell table:formula="of:=SIN([.A488])" office:value-type="float" office:value="-0.998387522165201" calcext:value-type="float">
            <text:p>-0,998387522165201</text:p>
          </table:table-cell>
        </table:table-row>
        <table:table-row table:style-name="ro1">
          <table:table-cell office:value-type="float" office:value="-1.51300000000005" calcext:value-type="float">
            <text:p>-1,51300000000005</text:p>
          </table:table-cell>
          <table:table-cell table:formula="of:=SIN([.A489])" office:value-type="float" office:value="-0.998330257185037" calcext:value-type="float">
            <text:p>-0,998330257185037</text:p>
          </table:table-cell>
        </table:table-row>
        <table:table-row table:style-name="ro1">
          <table:table-cell office:value-type="float" office:value="-1.51200000000005" calcext:value-type="float">
            <text:p>-1,51200000000005</text:p>
          </table:table-cell>
          <table:table-cell table:formula="of:=SIN([.A490])" office:value-type="float" office:value="-0.998271993874698" calcext:value-type="float">
            <text:p>-0,998271993874698</text:p>
          </table:table-cell>
        </table:table-row>
        <table:table-row table:style-name="ro1">
          <table:table-cell office:value-type="float" office:value="-1.51100000000005" calcext:value-type="float">
            <text:p>-1,51100000000005</text:p>
          </table:table-cell>
          <table:table-cell table:formula="of:=SIN([.A491])" office:value-type="float" office:value="-0.998212732292449" calcext:value-type="float">
            <text:p>-0,998212732292449</text:p>
          </table:table-cell>
        </table:table-row>
        <table:table-row table:style-name="ro1">
          <table:table-cell office:value-type="float" office:value="-1.51000000000005" calcext:value-type="float">
            <text:p>-1,51000000000005</text:p>
          </table:table-cell>
          <table:table-cell table:formula="of:=SIN([.A492])" office:value-type="float" office:value="-0.998152472497551" calcext:value-type="float">
            <text:p>-0,998152472497551</text:p>
          </table:table-cell>
        </table:table-row>
        <table:table-row table:style-name="ro1">
          <table:table-cell office:value-type="float" office:value="-1.50900000000005" calcext:value-type="float">
            <text:p>-1,50900000000005</text:p>
          </table:table-cell>
          <table:table-cell table:formula="of:=SIN([.A493])" office:value-type="float" office:value="-0.998091214550264" calcext:value-type="float">
            <text:p>-0,998091214550264</text:p>
          </table:table-cell>
        </table:table-row>
        <table:table-row table:style-name="ro1">
          <table:table-cell office:value-type="float" office:value="-1.50800000000005" calcext:value-type="float">
            <text:p>-1,50800000000005</text:p>
          </table:table-cell>
          <table:table-cell table:formula="of:=SIN([.A494])" office:value-type="float" office:value="-0.998028958511845" calcext:value-type="float">
            <text:p>-0,998028958511845</text:p>
          </table:table-cell>
        </table:table-row>
        <table:table-row table:style-name="ro1">
          <table:table-cell office:value-type="float" office:value="-1.50700000000005" calcext:value-type="float">
            <text:p>-1,50700000000005</text:p>
          </table:table-cell>
          <table:table-cell table:formula="of:=SIN([.A495])" office:value-type="float" office:value="-0.99796570444455" calcext:value-type="float">
            <text:p>-0,99796570444455</text:p>
          </table:table-cell>
        </table:table-row>
        <table:table-row table:style-name="ro1">
          <table:table-cell office:value-type="float" office:value="-1.50600000000005" calcext:value-type="float">
            <text:p>-1,50600000000005</text:p>
          </table:table-cell>
          <table:table-cell table:formula="of:=SIN([.A496])" office:value-type="float" office:value="-0.997901452411635" calcext:value-type="float">
            <text:p>-0,997901452411635</text:p>
          </table:table-cell>
        </table:table-row>
        <table:table-row table:style-name="ro1">
          <table:table-cell office:value-type="float" office:value="-1.50500000000005" calcext:value-type="float">
            <text:p>-1,50500000000005</text:p>
          </table:table-cell>
          <table:table-cell table:formula="of:=SIN([.A497])" office:value-type="float" office:value="-0.99783620247735" calcext:value-type="float">
            <text:p>-0,99783620247735</text:p>
          </table:table-cell>
        </table:table-row>
        <table:table-row table:style-name="ro1">
          <table:table-cell office:value-type="float" office:value="-1.50400000000005" calcext:value-type="float">
            <text:p>-1,50400000000005</text:p>
          </table:table-cell>
          <table:table-cell table:formula="of:=SIN([.A498])" office:value-type="float" office:value="-0.997769954706946" calcext:value-type="float">
            <text:p>-0,997769954706946</text:p>
          </table:table-cell>
        </table:table-row>
        <table:table-row table:style-name="ro1">
          <table:table-cell office:value-type="float" office:value="-1.50300000000005" calcext:value-type="float">
            <text:p>-1,50300000000005</text:p>
          </table:table-cell>
          <table:table-cell table:formula="of:=SIN([.A499])" office:value-type="float" office:value="-0.99770270916667" calcext:value-type="float">
            <text:p>-0,99770270916667</text:p>
          </table:table-cell>
        </table:table-row>
        <table:table-row table:style-name="ro1">
          <table:table-cell office:value-type="float" office:value="-1.50200000000005" calcext:value-type="float">
            <text:p>-1,50200000000005</text:p>
          </table:table-cell>
          <table:table-cell table:formula="of:=SIN([.A500])" office:value-type="float" office:value="-0.997634465923769" calcext:value-type="float">
            <text:p>-0,997634465923769</text:p>
          </table:table-cell>
        </table:table-row>
        <table:table-row table:style-name="ro1">
          <table:table-cell office:value-type="float" office:value="-1.50100000000005" calcext:value-type="float">
            <text:p>-1,50100000000005</text:p>
          </table:table-cell>
          <table:table-cell table:formula="of:=SIN([.A501])" office:value-type="float" office:value="-0.997565225046484" calcext:value-type="float">
            <text:p>-0,997565225046484</text:p>
          </table:table-cell>
        </table:table-row>
        <table:table-row table:style-name="ro1">
          <table:table-cell office:value-type="float" office:value="-1.50000000000005" calcext:value-type="float">
            <text:p>-1,50000000000005</text:p>
          </table:table-cell>
          <table:table-cell table:formula="of:=SIN([.A502])" office:value-type="float" office:value="-0.997494986604058" calcext:value-type="float">
            <text:p>-0,997494986604058</text:p>
          </table:table-cell>
        </table:table-row>
        <table:table-row table:style-name="ro1">
          <table:table-cell office:value-type="float" office:value="-1.49900000000005" calcext:value-type="float">
            <text:p>-1,49900000000005</text:p>
          </table:table-cell>
          <table:table-cell table:formula="of:=SIN([.A503])" office:value-type="float" office:value="-0.997423750666728" calcext:value-type="float">
            <text:p>-0,997423750666728</text:p>
          </table:table-cell>
        </table:table-row>
        <table:table-row table:style-name="ro1">
          <table:table-cell office:value-type="float" office:value="-1.49800000000005" calcext:value-type="float">
            <text:p>-1,49800000000005</text:p>
          </table:table-cell>
          <table:table-cell table:formula="of:=SIN([.A504])" office:value-type="float" office:value="-0.997351517305731" calcext:value-type="float">
            <text:p>-0,997351517305731</text:p>
          </table:table-cell>
        </table:table-row>
        <table:table-row table:style-name="ro1">
          <table:table-cell office:value-type="float" office:value="-1.49700000000005" calcext:value-type="float">
            <text:p>-1,49700000000005</text:p>
          </table:table-cell>
          <table:table-cell table:formula="of:=SIN([.A505])" office:value-type="float" office:value="-0.997278286593299" calcext:value-type="float">
            <text:p>-0,997278286593299</text:p>
          </table:table-cell>
        </table:table-row>
        <table:table-row table:style-name="ro1">
          <table:table-cell office:value-type="float" office:value="-1.49600000000005" calcext:value-type="float">
            <text:p>-1,49600000000005</text:p>
          </table:table-cell>
          <table:table-cell table:formula="of:=SIN([.A506])" office:value-type="float" office:value="-0.997204058602664" calcext:value-type="float">
            <text:p>-0,997204058602664</text:p>
          </table:table-cell>
        </table:table-row>
        <table:table-row table:style-name="ro1">
          <table:table-cell office:value-type="float" office:value="-1.49500000000005" calcext:value-type="float">
            <text:p>-1,49500000000005</text:p>
          </table:table-cell>
          <table:table-cell table:formula="of:=SIN([.A507])" office:value-type="float" office:value="-0.997128833408053" calcext:value-type="float">
            <text:p>-0,997128833408053</text:p>
          </table:table-cell>
        </table:table-row>
        <table:table-row table:style-name="ro1">
          <table:table-cell office:value-type="float" office:value="-1.49400000000005" calcext:value-type="float">
            <text:p>-1,49400000000005</text:p>
          </table:table-cell>
          <table:table-cell table:formula="of:=SIN([.A508])" office:value-type="float" office:value="-0.997052611084693" calcext:value-type="float">
            <text:p>-0,997052611084693</text:p>
          </table:table-cell>
        </table:table-row>
        <table:table-row table:style-name="ro1">
          <table:table-cell office:value-type="float" office:value="-1.49300000000005" calcext:value-type="float">
            <text:p>-1,49300000000005</text:p>
          </table:table-cell>
          <table:table-cell table:formula="of:=SIN([.A509])" office:value-type="float" office:value="-0.996975391708804" calcext:value-type="float">
            <text:p>-0,996975391708804</text:p>
          </table:table-cell>
        </table:table-row>
        <table:table-row table:style-name="ro1">
          <table:table-cell office:value-type="float" office:value="-1.49200000000005" calcext:value-type="float">
            <text:p>-1,49200000000005</text:p>
          </table:table-cell>
          <table:table-cell table:formula="of:=SIN([.A510])" office:value-type="float" office:value="-0.996897175357606" calcext:value-type="float">
            <text:p>-0,996897175357606</text:p>
          </table:table-cell>
        </table:table-row>
        <table:table-row table:style-name="ro1">
          <table:table-cell office:value-type="float" office:value="-1.49100000000005" calcext:value-type="float">
            <text:p>-1,49100000000005</text:p>
          </table:table-cell>
          <table:table-cell table:formula="of:=SIN([.A511])" office:value-type="float" office:value="-0.996817962109316" calcext:value-type="float">
            <text:p>-0,996817962109316</text:p>
          </table:table-cell>
        </table:table-row>
        <table:table-row table:style-name="ro1">
          <table:table-cell office:value-type="float" office:value="-1.49000000000005" calcext:value-type="float">
            <text:p>-1,49000000000005</text:p>
          </table:table-cell>
          <table:table-cell table:formula="of:=SIN([.A512])" office:value-type="float" office:value="-0.996737752043148" calcext:value-type="float">
            <text:p>-0,996737752043148</text:p>
          </table:table-cell>
        </table:table-row>
        <table:table-row table:style-name="ro1">
          <table:table-cell office:value-type="float" office:value="-1.48900000000005" calcext:value-type="float">
            <text:p>-1,48900000000005</text:p>
          </table:table-cell>
          <table:table-cell table:formula="of:=SIN([.A513])" office:value-type="float" office:value="-0.99665654523931" calcext:value-type="float">
            <text:p>-0,99665654523931</text:p>
          </table:table-cell>
        </table:table-row>
        <table:table-row table:style-name="ro1">
          <table:table-cell office:value-type="float" office:value="-1.48800000000005" calcext:value-type="float">
            <text:p>-1,48800000000005</text:p>
          </table:table-cell>
          <table:table-cell table:formula="of:=SIN([.A514])" office:value-type="float" office:value="-0.99657434177901" calcext:value-type="float">
            <text:p>-0,99657434177901</text:p>
          </table:table-cell>
        </table:table-row>
        <table:table-row table:style-name="ro1">
          <table:table-cell office:value-type="float" office:value="-1.48700000000005" calcext:value-type="float">
            <text:p>-1,48700000000005</text:p>
          </table:table-cell>
          <table:table-cell table:formula="of:=SIN([.A515])" office:value-type="float" office:value="-0.996491141744451" calcext:value-type="float">
            <text:p>-0,996491141744451</text:p>
          </table:table-cell>
        </table:table-row>
        <table:table-row table:style-name="ro1">
          <table:table-cell office:value-type="float" office:value="-1.48600000000005" calcext:value-type="float">
            <text:p>-1,48600000000005</text:p>
          </table:table-cell>
          <table:table-cell table:formula="of:=SIN([.A516])" office:value-type="float" office:value="-0.996406945218833" calcext:value-type="float">
            <text:p>-0,996406945218833</text:p>
          </table:table-cell>
        </table:table-row>
        <table:table-row table:style-name="ro1">
          <table:table-cell office:value-type="float" office:value="-1.48500000000005" calcext:value-type="float">
            <text:p>-1,48500000000005</text:p>
          </table:table-cell>
          <table:table-cell table:formula="of:=SIN([.A517])" office:value-type="float" office:value="-0.996321752286354" calcext:value-type="float">
            <text:p>-0,996321752286354</text:p>
          </table:table-cell>
        </table:table-row>
        <table:table-row table:style-name="ro1">
          <table:table-cell office:value-type="float" office:value="-1.48400000000005" calcext:value-type="float">
            <text:p>-1,48400000000005</text:p>
          </table:table-cell>
          <table:table-cell table:formula="of:=SIN([.A518])" office:value-type="float" office:value="-0.996235563032205" calcext:value-type="float">
            <text:p>-0,996235563032205</text:p>
          </table:table-cell>
        </table:table-row>
        <table:table-row table:style-name="ro1">
          <table:table-cell office:value-type="float" office:value="-1.48300000000005" calcext:value-type="float">
            <text:p>-1,48300000000005</text:p>
          </table:table-cell>
          <table:table-cell table:formula="of:=SIN([.A519])" office:value-type="float" office:value="-0.996148377542576" calcext:value-type="float">
            <text:p>-0,996148377542576</text:p>
          </table:table-cell>
        </table:table-row>
        <table:table-row table:style-name="ro1">
          <table:table-cell office:value-type="float" office:value="-1.48200000000005" calcext:value-type="float">
            <text:p>-1,48200000000005</text:p>
          </table:table-cell>
          <table:table-cell table:formula="of:=SIN([.A520])" office:value-type="float" office:value="-0.996060195904653" calcext:value-type="float">
            <text:p>-0,996060195904653</text:p>
          </table:table-cell>
        </table:table-row>
        <table:table-row table:style-name="ro1">
          <table:table-cell office:value-type="float" office:value="-1.48100000000005" calcext:value-type="float">
            <text:p>-1,48100000000005</text:p>
          </table:table-cell>
          <table:table-cell table:formula="of:=SIN([.A521])" office:value-type="float" office:value="-0.995971018206616" calcext:value-type="float">
            <text:p>-0,995971018206616</text:p>
          </table:table-cell>
        </table:table-row>
        <table:table-row table:style-name="ro1">
          <table:table-cell office:value-type="float" office:value="-1.48000000000005" calcext:value-type="float">
            <text:p>-1,48000000000005</text:p>
          </table:table-cell>
          <table:table-cell table:formula="of:=SIN([.A522])" office:value-type="float" office:value="-0.995880844537645" calcext:value-type="float">
            <text:p>-0,995880844537645</text:p>
          </table:table-cell>
        </table:table-row>
        <table:table-row table:style-name="ro1">
          <table:table-cell office:value-type="float" office:value="-1.47900000000005" calcext:value-type="float">
            <text:p>-1,47900000000005</text:p>
          </table:table-cell>
          <table:table-cell table:formula="of:=SIN([.A523])" office:value-type="float" office:value="-0.995789674987912" calcext:value-type="float">
            <text:p>-0,995789674987912</text:p>
          </table:table-cell>
        </table:table-row>
        <table:table-row table:style-name="ro1">
          <table:table-cell office:value-type="float" office:value="-1.47800000000005" calcext:value-type="float">
            <text:p>-1,47800000000005</text:p>
          </table:table-cell>
          <table:table-cell table:formula="of:=SIN([.A524])" office:value-type="float" office:value="-0.995697509648587" calcext:value-type="float">
            <text:p>-0,995697509648587</text:p>
          </table:table-cell>
        </table:table-row>
        <table:table-row table:style-name="ro1">
          <table:table-cell office:value-type="float" office:value="-1.47700000000005" calcext:value-type="float">
            <text:p>-1,47700000000005</text:p>
          </table:table-cell>
          <table:table-cell table:formula="of:=SIN([.A525])" office:value-type="float" office:value="-0.995604348611835" calcext:value-type="float">
            <text:p>-0,995604348611835</text:p>
          </table:table-cell>
        </table:table-row>
        <table:table-row table:style-name="ro1">
          <table:table-cell office:value-type="float" office:value="-1.47600000000005" calcext:value-type="float">
            <text:p>-1,47600000000005</text:p>
          </table:table-cell>
          <table:table-cell table:formula="of:=SIN([.A526])" office:value-type="float" office:value="-0.995510191970817" calcext:value-type="float">
            <text:p>-0,995510191970817</text:p>
          </table:table-cell>
        </table:table-row>
        <table:table-row table:style-name="ro1">
          <table:table-cell office:value-type="float" office:value="-1.47500000000005" calcext:value-type="float">
            <text:p>-1,47500000000005</text:p>
          </table:table-cell>
          <table:table-cell table:formula="of:=SIN([.A527])" office:value-type="float" office:value="-0.995415039819691" calcext:value-type="float">
            <text:p>-0,995415039819691</text:p>
          </table:table-cell>
        </table:table-row>
        <table:table-row table:style-name="ro1">
          <table:table-cell office:value-type="float" office:value="-1.47400000000005" calcext:value-type="float">
            <text:p>-1,47400000000005</text:p>
          </table:table-cell>
          <table:table-cell table:formula="of:=SIN([.A528])" office:value-type="float" office:value="-0.995318892253608" calcext:value-type="float">
            <text:p>-0,995318892253608</text:p>
          </table:table-cell>
        </table:table-row>
        <table:table-row table:style-name="ro1">
          <table:table-cell office:value-type="float" office:value="-1.47300000000005" calcext:value-type="float">
            <text:p>-1,47300000000005</text:p>
          </table:table-cell>
          <table:table-cell table:formula="of:=SIN([.A529])" office:value-type="float" office:value="-0.995221749368715" calcext:value-type="float">
            <text:p>-0,995221749368715</text:p>
          </table:table-cell>
        </table:table-row>
        <table:table-row table:style-name="ro1">
          <table:table-cell office:value-type="float" office:value="-1.47200000000005" calcext:value-type="float">
            <text:p>-1,47200000000005</text:p>
          </table:table-cell>
          <table:table-cell table:formula="of:=SIN([.A530])" office:value-type="float" office:value="-0.995123611262156" calcext:value-type="float">
            <text:p>-0,995123611262156</text:p>
          </table:table-cell>
        </table:table-row>
        <table:table-row table:style-name="ro1">
          <table:table-cell office:value-type="float" office:value="-1.47100000000005" calcext:value-type="float">
            <text:p>-1,47100000000005</text:p>
          </table:table-cell>
          <table:table-cell table:formula="of:=SIN([.A531])" office:value-type="float" office:value="-0.995024478032069" calcext:value-type="float">
            <text:p>-0,995024478032069</text:p>
          </table:table-cell>
        </table:table-row>
        <table:table-row table:style-name="ro1">
          <table:table-cell office:value-type="float" office:value="-1.47000000000005" calcext:value-type="float">
            <text:p>-1,47000000000005</text:p>
          </table:table-cell>
          <table:table-cell table:formula="of:=SIN([.A532])" office:value-type="float" office:value="-0.994924349777586" calcext:value-type="float">
            <text:p>-0,994924349777586</text:p>
          </table:table-cell>
        </table:table-row>
        <table:table-row table:style-name="ro1">
          <table:table-cell office:value-type="float" office:value="-1.46900000000005" calcext:value-type="float">
            <text:p>-1,46900000000005</text:p>
          </table:table-cell>
          <table:table-cell table:formula="of:=SIN([.A533])" office:value-type="float" office:value="-0.994823226598837" calcext:value-type="float">
            <text:p>-0,994823226598837</text:p>
          </table:table-cell>
        </table:table-row>
        <table:table-row table:style-name="ro1">
          <table:table-cell office:value-type="float" office:value="-1.46800000000005" calcext:value-type="float">
            <text:p>-1,46800000000005</text:p>
          </table:table-cell>
          <table:table-cell table:formula="of:=SIN([.A534])" office:value-type="float" office:value="-0.994721108596944" calcext:value-type="float">
            <text:p>-0,994721108596944</text:p>
          </table:table-cell>
        </table:table-row>
        <table:table-row table:style-name="ro1">
          <table:table-cell office:value-type="float" office:value="-1.46700000000005" calcext:value-type="float">
            <text:p>-1,46700000000005</text:p>
          </table:table-cell>
          <table:table-cell table:formula="of:=SIN([.A535])" office:value-type="float" office:value="-0.994617995874025" calcext:value-type="float">
            <text:p>-0,994617995874025</text:p>
          </table:table-cell>
        </table:table-row>
        <table:table-row table:style-name="ro1">
          <table:table-cell office:value-type="float" office:value="-1.46600000000005" calcext:value-type="float">
            <text:p>-1,46600000000005</text:p>
          </table:table-cell>
          <table:table-cell table:formula="of:=SIN([.A536])" office:value-type="float" office:value="-0.994513888533193" calcext:value-type="float">
            <text:p>-0,994513888533193</text:p>
          </table:table-cell>
        </table:table-row>
        <table:table-row table:style-name="ro1">
          <table:table-cell office:value-type="float" office:value="-1.46500000000005" calcext:value-type="float">
            <text:p>-1,46500000000005</text:p>
          </table:table-cell>
          <table:table-cell table:formula="of:=SIN([.A537])" office:value-type="float" office:value="-0.994408786678556" calcext:value-type="float">
            <text:p>-0,994408786678556</text:p>
          </table:table-cell>
        </table:table-row>
        <table:table-row table:style-name="ro1">
          <table:table-cell office:value-type="float" office:value="-1.46400000000005" calcext:value-type="float">
            <text:p>-1,46400000000005</text:p>
          </table:table-cell>
          <table:table-cell table:formula="of:=SIN([.A538])" office:value-type="float" office:value="-0.994302690415215" calcext:value-type="float">
            <text:p>-0,994302690415215</text:p>
          </table:table-cell>
        </table:table-row>
        <table:table-row table:style-name="ro1">
          <table:table-cell office:value-type="float" office:value="-1.46300000000005" calcext:value-type="float">
            <text:p>-1,46300000000005</text:p>
          </table:table-cell>
          <table:table-cell table:formula="of:=SIN([.A539])" office:value-type="float" office:value="-0.994195599849266" calcext:value-type="float">
            <text:p>-0,994195599849266</text:p>
          </table:table-cell>
        </table:table-row>
        <table:table-row table:style-name="ro1">
          <table:table-cell office:value-type="float" office:value="-1.46200000000005" calcext:value-type="float">
            <text:p>-1,46200000000005</text:p>
          </table:table-cell>
          <table:table-cell table:formula="of:=SIN([.A540])" office:value-type="float" office:value="-0.9940875150878" calcext:value-type="float">
            <text:p>-0,9940875150878</text:p>
          </table:table-cell>
        </table:table-row>
        <table:table-row table:style-name="ro1">
          <table:table-cell office:value-type="float" office:value="-1.46100000000005" calcext:value-type="float">
            <text:p>-1,46100000000005</text:p>
          </table:table-cell>
          <table:table-cell table:formula="of:=SIN([.A541])" office:value-type="float" office:value="-0.993978436238902" calcext:value-type="float">
            <text:p>-0,993978436238902</text:p>
          </table:table-cell>
        </table:table-row>
        <table:table-row table:style-name="ro1">
          <table:table-cell office:value-type="float" office:value="-1.46000000000005" calcext:value-type="float">
            <text:p>-1,46000000000005</text:p>
          </table:table-cell>
          <table:table-cell table:formula="of:=SIN([.A542])" office:value-type="float" office:value="-0.993868363411651" calcext:value-type="float">
            <text:p>-0,993868363411651</text:p>
          </table:table-cell>
        </table:table-row>
        <table:table-row table:style-name="ro1">
          <table:table-cell office:value-type="float" office:value="-1.45900000000005" calcext:value-type="float">
            <text:p>-1,45900000000005</text:p>
          </table:table-cell>
          <table:table-cell table:formula="of:=SIN([.A543])" office:value-type="float" office:value="-0.993757296716119" calcext:value-type="float">
            <text:p>-0,993757296716119</text:p>
          </table:table-cell>
        </table:table-row>
        <table:table-row table:style-name="ro1">
          <table:table-cell office:value-type="float" office:value="-1.45800000000005" calcext:value-type="float">
            <text:p>-1,45800000000005</text:p>
          </table:table-cell>
          <table:table-cell table:formula="of:=SIN([.A544])" office:value-type="float" office:value="-0.993645236263373" calcext:value-type="float">
            <text:p>-0,993645236263373</text:p>
          </table:table-cell>
        </table:table-row>
        <table:table-row table:style-name="ro1">
          <table:table-cell office:value-type="float" office:value="-1.45700000000005" calcext:value-type="float">
            <text:p>-1,45700000000005</text:p>
          </table:table-cell>
          <table:table-cell table:formula="of:=SIN([.A545])" office:value-type="float" office:value="-0.993532182165474" calcext:value-type="float">
            <text:p>-0,993532182165474</text:p>
          </table:table-cell>
        </table:table-row>
        <table:table-row table:style-name="ro1">
          <table:table-cell office:value-type="float" office:value="-1.45600000000005" calcext:value-type="float">
            <text:p>-1,45600000000005</text:p>
          </table:table-cell>
          <table:table-cell table:formula="of:=SIN([.A546])" office:value-type="float" office:value="-0.993418134535475" calcext:value-type="float">
            <text:p>-0,993418134535475</text:p>
          </table:table-cell>
        </table:table-row>
        <table:table-row table:style-name="ro1">
          <table:table-cell office:value-type="float" office:value="-1.45500000000005" calcext:value-type="float">
            <text:p>-1,45500000000005</text:p>
          </table:table-cell>
          <table:table-cell table:formula="of:=SIN([.A547])" office:value-type="float" office:value="-0.993303093487424" calcext:value-type="float">
            <text:p>-0,993303093487424</text:p>
          </table:table-cell>
        </table:table-row>
        <table:table-row table:style-name="ro1">
          <table:table-cell office:value-type="float" office:value="-1.45400000000005" calcext:value-type="float">
            <text:p>-1,45400000000005</text:p>
          </table:table-cell>
          <table:table-cell table:formula="of:=SIN([.A548])" office:value-type="float" office:value="-0.993187059136363" calcext:value-type="float">
            <text:p>-0,993187059136363</text:p>
          </table:table-cell>
        </table:table-row>
        <table:table-row table:style-name="ro1">
          <table:table-cell office:value-type="float" office:value="-1.45300000000005" calcext:value-type="float">
            <text:p>-1,45300000000005</text:p>
          </table:table-cell>
          <table:table-cell table:formula="of:=SIN([.A549])" office:value-type="float" office:value="-0.993070031598326" calcext:value-type="float">
            <text:p>-0,993070031598326</text:p>
          </table:table-cell>
        </table:table-row>
        <table:table-row table:style-name="ro1">
          <table:table-cell office:value-type="float" office:value="-1.45200000000005" calcext:value-type="float">
            <text:p>-1,45200000000005</text:p>
          </table:table-cell>
          <table:table-cell table:formula="of:=SIN([.A550])" office:value-type="float" office:value="-0.992952010990339" calcext:value-type="float">
            <text:p>-0,992952010990339</text:p>
          </table:table-cell>
        </table:table-row>
        <table:table-row table:style-name="ro1">
          <table:table-cell office:value-type="float" office:value="-1.45100000000006" calcext:value-type="float">
            <text:p>-1,45100000000006</text:p>
          </table:table-cell>
          <table:table-cell table:formula="of:=SIN([.A551])" office:value-type="float" office:value="-0.992832997430424" calcext:value-type="float">
            <text:p>-0,992832997430424</text:p>
          </table:table-cell>
        </table:table-row>
        <table:table-row table:style-name="ro1">
          <table:table-cell office:value-type="float" office:value="-1.45000000000006" calcext:value-type="float">
            <text:p>-1,45000000000006</text:p>
          </table:table-cell>
          <table:table-cell table:formula="of:=SIN([.A552])" office:value-type="float" office:value="-0.992712991037595" calcext:value-type="float">
            <text:p>-0,992712991037595</text:p>
          </table:table-cell>
        </table:table-row>
        <table:table-row table:style-name="ro1">
          <table:table-cell office:value-type="float" office:value="-1.44900000000006" calcext:value-type="float">
            <text:p>-1,44900000000006</text:p>
          </table:table-cell>
          <table:table-cell table:formula="of:=SIN([.A553])" office:value-type="float" office:value="-0.992591991931857" calcext:value-type="float">
            <text:p>-0,992591991931857</text:p>
          </table:table-cell>
        </table:table-row>
        <table:table-row table:style-name="ro1">
          <table:table-cell office:value-type="float" office:value="-1.44800000000006" calcext:value-type="float">
            <text:p>-1,44800000000006</text:p>
          </table:table-cell>
          <table:table-cell table:formula="of:=SIN([.A554])" office:value-type="float" office:value="-0.992470000234211" calcext:value-type="float">
            <text:p>-0,992470000234211</text:p>
          </table:table-cell>
        </table:table-row>
        <table:table-row table:style-name="ro1">
          <table:table-cell office:value-type="float" office:value="-1.44700000000006" calcext:value-type="float">
            <text:p>-1,44700000000006</text:p>
          </table:table-cell>
          <table:table-cell table:formula="of:=SIN([.A555])" office:value-type="float" office:value="-0.992347016066646" calcext:value-type="float">
            <text:p>-0,992347016066646</text:p>
          </table:table-cell>
        </table:table-row>
        <table:table-row table:style-name="ro1">
          <table:table-cell office:value-type="float" office:value="-1.44600000000006" calcext:value-type="float">
            <text:p>-1,44600000000006</text:p>
          </table:table-cell>
          <table:table-cell table:formula="of:=SIN([.A556])" office:value-type="float" office:value="-0.992223039552148" calcext:value-type="float">
            <text:p>-0,992223039552148</text:p>
          </table:table-cell>
        </table:table-row>
        <table:table-row table:style-name="ro1">
          <table:table-cell office:value-type="float" office:value="-1.44500000000006" calcext:value-type="float">
            <text:p>-1,44500000000006</text:p>
          </table:table-cell>
          <table:table-cell table:formula="of:=SIN([.A557])" office:value-type="float" office:value="-0.992098070814694" calcext:value-type="float">
            <text:p>-0,992098070814694</text:p>
          </table:table-cell>
        </table:table-row>
        <table:table-row table:style-name="ro1">
          <table:table-cell office:value-type="float" office:value="-1.44400000000006" calcext:value-type="float">
            <text:p>-1,44400000000006</text:p>
          </table:table-cell>
          <table:table-cell table:formula="of:=SIN([.A558])" office:value-type="float" office:value="-0.991972109979251" calcext:value-type="float">
            <text:p>-0,991972109979251</text:p>
          </table:table-cell>
        </table:table-row>
        <table:table-row table:style-name="ro1">
          <table:table-cell office:value-type="float" office:value="-1.44300000000006" calcext:value-type="float">
            <text:p>-1,44300000000006</text:p>
          </table:table-cell>
          <table:table-cell table:formula="of:=SIN([.A559])" office:value-type="float" office:value="-0.991845157171781" calcext:value-type="float">
            <text:p>-0,991845157171781</text:p>
          </table:table-cell>
        </table:table-row>
        <table:table-row table:style-name="ro1">
          <table:table-cell office:value-type="float" office:value="-1.44200000000006" calcext:value-type="float">
            <text:p>-1,44200000000006</text:p>
          </table:table-cell>
          <table:table-cell table:formula="of:=SIN([.A560])" office:value-type="float" office:value="-0.991717212519236" calcext:value-type="float">
            <text:p>-0,991717212519236</text:p>
          </table:table-cell>
        </table:table-row>
        <table:table-row table:style-name="ro1">
          <table:table-cell office:value-type="float" office:value="-1.44100000000006" calcext:value-type="float">
            <text:p>-1,44100000000006</text:p>
          </table:table-cell>
          <table:table-cell table:formula="of:=SIN([.A561])" office:value-type="float" office:value="-0.991588276149562" calcext:value-type="float">
            <text:p>-0,991588276149562</text:p>
          </table:table-cell>
        </table:table-row>
        <table:table-row table:style-name="ro1">
          <table:table-cell office:value-type="float" office:value="-1.44000000000006" calcext:value-type="float">
            <text:p>-1,44000000000006</text:p>
          </table:table-cell>
          <table:table-cell table:formula="of:=SIN([.A562])" office:value-type="float" office:value="-0.991458348191694" calcext:value-type="float">
            <text:p>-0,991458348191694</text:p>
          </table:table-cell>
        </table:table-row>
        <table:table-row table:style-name="ro1">
          <table:table-cell office:value-type="float" office:value="-1.43900000000006" calcext:value-type="float">
            <text:p>-1,43900000000006</text:p>
          </table:table-cell>
          <table:table-cell table:formula="of:=SIN([.A563])" office:value-type="float" office:value="-0.99132742877556" calcext:value-type="float">
            <text:p>-0,99132742877556</text:p>
          </table:table-cell>
        </table:table-row>
        <table:table-row table:style-name="ro1">
          <table:table-cell office:value-type="float" office:value="-1.43800000000006" calcext:value-type="float">
            <text:p>-1,43800000000006</text:p>
          </table:table-cell>
          <table:table-cell table:formula="of:=SIN([.A564])" office:value-type="float" office:value="-0.99119551803208" calcext:value-type="float">
            <text:p>-0,99119551803208</text:p>
          </table:table-cell>
        </table:table-row>
        <table:table-row table:style-name="ro1">
          <table:table-cell office:value-type="float" office:value="-1.43700000000006" calcext:value-type="float">
            <text:p>-1,43700000000006</text:p>
          </table:table-cell>
          <table:table-cell table:formula="of:=SIN([.A565])" office:value-type="float" office:value="-0.991062616093165" calcext:value-type="float">
            <text:p>-0,991062616093165</text:p>
          </table:table-cell>
        </table:table-row>
        <table:table-row table:style-name="ro1">
          <table:table-cell office:value-type="float" office:value="-1.43600000000006" calcext:value-type="float">
            <text:p>-1,43600000000006</text:p>
          </table:table-cell>
          <table:table-cell table:formula="of:=SIN([.A566])" office:value-type="float" office:value="-0.990928723091717" calcext:value-type="float">
            <text:p>-0,990928723091717</text:p>
          </table:table-cell>
        </table:table-row>
        <table:table-row table:style-name="ro1">
          <table:table-cell office:value-type="float" office:value="-1.43500000000006" calcext:value-type="float">
            <text:p>-1,43500000000006</text:p>
          </table:table-cell>
          <table:table-cell table:formula="of:=SIN([.A567])" office:value-type="float" office:value="-0.990793839161627" calcext:value-type="float">
            <text:p>-0,990793839161627</text:p>
          </table:table-cell>
        </table:table-row>
        <table:table-row table:style-name="ro1">
          <table:table-cell office:value-type="float" office:value="-1.43400000000006" calcext:value-type="float">
            <text:p>-1,43400000000006</text:p>
          </table:table-cell>
          <table:table-cell table:formula="of:=SIN([.A568])" office:value-type="float" office:value="-0.990657964437782" calcext:value-type="float">
            <text:p>-0,990657964437782</text:p>
          </table:table-cell>
        </table:table-row>
        <table:table-row table:style-name="ro1">
          <table:table-cell office:value-type="float" office:value="-1.43300000000006" calcext:value-type="float">
            <text:p>-1,43300000000006</text:p>
          </table:table-cell>
          <table:table-cell table:formula="of:=SIN([.A569])" office:value-type="float" office:value="-0.990521099056054" calcext:value-type="float">
            <text:p>-0,990521099056054</text:p>
          </table:table-cell>
        </table:table-row>
        <table:table-row table:style-name="ro1">
          <table:table-cell office:value-type="float" office:value="-1.43200000000006" calcext:value-type="float">
            <text:p>-1,43200000000006</text:p>
          </table:table-cell>
          <table:table-cell table:formula="of:=SIN([.A570])" office:value-type="float" office:value="-0.99038324315331" calcext:value-type="float">
            <text:p>-0,99038324315331</text:p>
          </table:table-cell>
        </table:table-row>
        <table:table-row table:style-name="ro1">
          <table:table-cell office:value-type="float" office:value="-1.43100000000006" calcext:value-type="float">
            <text:p>-1,43100000000006</text:p>
          </table:table-cell>
          <table:table-cell table:formula="of:=SIN([.A571])" office:value-type="float" office:value="-0.990244396867405" calcext:value-type="float">
            <text:p>-0,990244396867405</text:p>
          </table:table-cell>
        </table:table-row>
        <table:table-row table:style-name="ro1">
          <table:table-cell office:value-type="float" office:value="-1.43000000000006" calcext:value-type="float">
            <text:p>-1,43000000000006</text:p>
          </table:table-cell>
          <table:table-cell table:formula="of:=SIN([.A572])" office:value-type="float" office:value="-0.990104560337186" calcext:value-type="float">
            <text:p>-0,990104560337186</text:p>
          </table:table-cell>
        </table:table-row>
        <table:table-row table:style-name="ro1">
          <table:table-cell office:value-type="float" office:value="-1.42900000000006" calcext:value-type="float">
            <text:p>-1,42900000000006</text:p>
          </table:table-cell>
          <table:table-cell table:formula="of:=SIN([.A573])" office:value-type="float" office:value="-0.989963733702489" calcext:value-type="float">
            <text:p>-0,989963733702489</text:p>
          </table:table-cell>
        </table:table-row>
        <table:table-row table:style-name="ro1">
          <table:table-cell office:value-type="float" office:value="-1.42800000000006" calcext:value-type="float">
            <text:p>-1,42800000000006</text:p>
          </table:table-cell>
          <table:table-cell table:formula="of:=SIN([.A574])" office:value-type="float" office:value="-0.989821917104141" calcext:value-type="float">
            <text:p>-0,989821917104141</text:p>
          </table:table-cell>
        </table:table-row>
        <table:table-row table:style-name="ro1">
          <table:table-cell office:value-type="float" office:value="-1.42700000000006" calcext:value-type="float">
            <text:p>-1,42700000000006</text:p>
          </table:table-cell>
          <table:table-cell table:formula="of:=SIN([.A575])" office:value-type="float" office:value="-0.989679110683958" calcext:value-type="float">
            <text:p>-0,989679110683958</text:p>
          </table:table-cell>
        </table:table-row>
        <table:table-row table:style-name="ro1">
          <table:table-cell office:value-type="float" office:value="-1.42600000000006" calcext:value-type="float">
            <text:p>-1,42600000000006</text:p>
          </table:table-cell>
          <table:table-cell table:formula="of:=SIN([.A576])" office:value-type="float" office:value="-0.989535314584747" calcext:value-type="float">
            <text:p>-0,989535314584747</text:p>
          </table:table-cell>
        </table:table-row>
        <table:table-row table:style-name="ro1">
          <table:table-cell office:value-type="float" office:value="-1.42500000000006" calcext:value-type="float">
            <text:p>-1,42500000000006</text:p>
          </table:table-cell>
          <table:table-cell table:formula="of:=SIN([.A577])" office:value-type="float" office:value="-0.989390528950304" calcext:value-type="float">
            <text:p>-0,989390528950304</text:p>
          </table:table-cell>
        </table:table-row>
        <table:table-row table:style-name="ro1">
          <table:table-cell office:value-type="float" office:value="-1.42400000000006" calcext:value-type="float">
            <text:p>-1,42400000000006</text:p>
          </table:table-cell>
          <table:table-cell table:formula="of:=SIN([.A578])" office:value-type="float" office:value="-0.989244753925414" calcext:value-type="float">
            <text:p>-0,989244753925414</text:p>
          </table:table-cell>
        </table:table-row>
        <table:table-row table:style-name="ro1">
          <table:table-cell office:value-type="float" office:value="-1.42300000000006" calcext:value-type="float">
            <text:p>-1,42300000000006</text:p>
          </table:table-cell>
          <table:table-cell table:formula="of:=SIN([.A579])" office:value-type="float" office:value="-0.989097989655853" calcext:value-type="float">
            <text:p>-0,989097989655853</text:p>
          </table:table-cell>
        </table:table-row>
        <table:table-row table:style-name="ro1">
          <table:table-cell office:value-type="float" office:value="-1.42200000000006" calcext:value-type="float">
            <text:p>-1,42200000000006</text:p>
          </table:table-cell>
          <table:table-cell table:formula="of:=SIN([.A580])" office:value-type="float" office:value="-0.988950236288384" calcext:value-type="float">
            <text:p>-0,988950236288384</text:p>
          </table:table-cell>
        </table:table-row>
        <table:table-row table:style-name="ro1">
          <table:table-cell office:value-type="float" office:value="-1.42100000000006" calcext:value-type="float">
            <text:p>-1,42100000000006</text:p>
          </table:table-cell>
          <table:table-cell table:formula="of:=SIN([.A581])" office:value-type="float" office:value="-0.988801493970762" calcext:value-type="float">
            <text:p>-0,988801493970762</text:p>
          </table:table-cell>
        </table:table-row>
        <table:table-row table:style-name="ro1">
          <table:table-cell office:value-type="float" office:value="-1.42000000000006" calcext:value-type="float">
            <text:p>-1,42000000000006</text:p>
          </table:table-cell>
          <table:table-cell table:formula="of:=SIN([.A582])" office:value-type="float" office:value="-0.988651762851728" calcext:value-type="float">
            <text:p>-0,988651762851728</text:p>
          </table:table-cell>
        </table:table-row>
        <table:table-row table:style-name="ro1">
          <table:table-cell office:value-type="float" office:value="-1.41900000000006" calcext:value-type="float">
            <text:p>-1,41900000000006</text:p>
          </table:table-cell>
          <table:table-cell table:formula="of:=SIN([.A583])" office:value-type="float" office:value="-0.988501043081014" calcext:value-type="float">
            <text:p>-0,988501043081014</text:p>
          </table:table-cell>
        </table:table-row>
        <table:table-row table:style-name="ro1">
          <table:table-cell office:value-type="float" office:value="-1.41800000000006" calcext:value-type="float">
            <text:p>-1,41800000000006</text:p>
          </table:table-cell>
          <table:table-cell table:formula="of:=SIN([.A584])" office:value-type="float" office:value="-0.988349334809339" calcext:value-type="float">
            <text:p>-0,988349334809339</text:p>
          </table:table-cell>
        </table:table-row>
        <table:table-row table:style-name="ro1">
          <table:table-cell office:value-type="float" office:value="-1.41700000000006" calcext:value-type="float">
            <text:p>-1,41700000000006</text:p>
          </table:table-cell>
          <table:table-cell table:formula="of:=SIN([.A585])" office:value-type="float" office:value="-0.988196638188412" calcext:value-type="float">
            <text:p>-0,988196638188412</text:p>
          </table:table-cell>
        </table:table-row>
        <table:table-row table:style-name="ro1">
          <table:table-cell office:value-type="float" office:value="-1.41600000000006" calcext:value-type="float">
            <text:p>-1,41600000000006</text:p>
          </table:table-cell>
          <table:table-cell table:formula="of:=SIN([.A586])" office:value-type="float" office:value="-0.988042953370929" calcext:value-type="float">
            <text:p>-0,988042953370929</text:p>
          </table:table-cell>
        </table:table-row>
        <table:table-row table:style-name="ro1">
          <table:table-cell office:value-type="float" office:value="-1.41500000000006" calcext:value-type="float">
            <text:p>-1,41500000000006</text:p>
          </table:table-cell>
          <table:table-cell table:formula="of:=SIN([.A587])" office:value-type="float" office:value="-0.987888280510574" calcext:value-type="float">
            <text:p>-0,987888280510574</text:p>
          </table:table-cell>
        </table:table-row>
        <table:table-row table:style-name="ro1">
          <table:table-cell office:value-type="float" office:value="-1.41400000000006" calcext:value-type="float">
            <text:p>-1,41400000000006</text:p>
          </table:table-cell>
          <table:table-cell table:formula="of:=SIN([.A588])" office:value-type="float" office:value="-0.987732619762022" calcext:value-type="float">
            <text:p>-0,987732619762022</text:p>
          </table:table-cell>
        </table:table-row>
        <table:table-row table:style-name="ro1">
          <table:table-cell office:value-type="float" office:value="-1.41300000000006" calcext:value-type="float">
            <text:p>-1,41300000000006</text:p>
          </table:table-cell>
          <table:table-cell table:formula="of:=SIN([.A589])" office:value-type="float" office:value="-0.987575971280932" calcext:value-type="float">
            <text:p>-0,987575971280932</text:p>
          </table:table-cell>
        </table:table-row>
        <table:table-row table:style-name="ro1">
          <table:table-cell office:value-type="float" office:value="-1.41200000000006" calcext:value-type="float">
            <text:p>-1,41200000000006</text:p>
          </table:table-cell>
          <table:table-cell table:formula="of:=SIN([.A590])" office:value-type="float" office:value="-0.987418335223953" calcext:value-type="float">
            <text:p>-0,987418335223953</text:p>
          </table:table-cell>
        </table:table-row>
        <table:table-row table:style-name="ro1">
          <table:table-cell office:value-type="float" office:value="-1.41100000000006" calcext:value-type="float">
            <text:p>-1,41100000000006</text:p>
          </table:table-cell>
          <table:table-cell table:formula="of:=SIN([.A591])" office:value-type="float" office:value="-0.987259711748721" calcext:value-type="float">
            <text:p>-0,987259711748721</text:p>
          </table:table-cell>
        </table:table-row>
        <table:table-row table:style-name="ro1">
          <table:table-cell office:value-type="float" office:value="-1.41000000000006" calcext:value-type="float">
            <text:p>-1,41000000000006</text:p>
          </table:table-cell>
          <table:table-cell table:formula="of:=SIN([.A592])" office:value-type="float" office:value="-0.98710010101386" calcext:value-type="float">
            <text:p>-0,98710010101386</text:p>
          </table:table-cell>
        </table:table-row>
        <table:table-row table:style-name="ro1">
          <table:table-cell office:value-type="float" office:value="-1.40900000000006" calcext:value-type="float">
            <text:p>-1,40900000000006</text:p>
          </table:table-cell>
          <table:table-cell table:formula="of:=SIN([.A593])" office:value-type="float" office:value="-0.98693950317898" calcext:value-type="float">
            <text:p>-0,98693950317898</text:p>
          </table:table-cell>
        </table:table-row>
        <table:table-row table:style-name="ro1">
          <table:table-cell office:value-type="float" office:value="-1.40800000000006" calcext:value-type="float">
            <text:p>-1,40800000000006</text:p>
          </table:table-cell>
          <table:table-cell table:formula="of:=SIN([.A594])" office:value-type="float" office:value="-0.986777918404679" calcext:value-type="float">
            <text:p>-0,986777918404679</text:p>
          </table:table-cell>
        </table:table-row>
        <table:table-row table:style-name="ro1">
          <table:table-cell office:value-type="float" office:value="-1.40700000000006" calcext:value-type="float">
            <text:p>-1,40700000000006</text:p>
          </table:table-cell>
          <table:table-cell table:formula="of:=SIN([.A595])" office:value-type="float" office:value="-0.986615346852541" calcext:value-type="float">
            <text:p>-0,986615346852541</text:p>
          </table:table-cell>
        </table:table-row>
        <table:table-row table:style-name="ro1">
          <table:table-cell office:value-type="float" office:value="-1.40600000000006" calcext:value-type="float">
            <text:p>-1,40600000000006</text:p>
          </table:table-cell>
          <table:table-cell table:formula="of:=SIN([.A596])" office:value-type="float" office:value="-0.98645178868514" calcext:value-type="float">
            <text:p>-0,98645178868514</text:p>
          </table:table-cell>
        </table:table-row>
        <table:table-row table:style-name="ro1">
          <table:table-cell office:value-type="float" office:value="-1.40500000000006" calcext:value-type="float">
            <text:p>-1,40500000000006</text:p>
          </table:table-cell>
          <table:table-cell table:formula="of:=SIN([.A597])" office:value-type="float" office:value="-0.986287244066031" calcext:value-type="float">
            <text:p>-0,986287244066031</text:p>
          </table:table-cell>
        </table:table-row>
        <table:table-row table:style-name="ro1">
          <table:table-cell office:value-type="float" office:value="-1.40400000000006" calcext:value-type="float">
            <text:p>-1,40400000000006</text:p>
          </table:table-cell>
          <table:table-cell table:formula="of:=SIN([.A598])" office:value-type="float" office:value="-0.986121713159761" calcext:value-type="float">
            <text:p>-0,986121713159761</text:p>
          </table:table-cell>
        </table:table-row>
        <table:table-row table:style-name="ro1">
          <table:table-cell office:value-type="float" office:value="-1.40300000000006" calcext:value-type="float">
            <text:p>-1,40300000000006</text:p>
          </table:table-cell>
          <table:table-cell table:formula="of:=SIN([.A599])" office:value-type="float" office:value="-0.98595519613186" calcext:value-type="float">
            <text:p>-0,98595519613186</text:p>
          </table:table-cell>
        </table:table-row>
        <table:table-row table:style-name="ro1">
          <table:table-cell office:value-type="float" office:value="-1.40200000000006" calcext:value-type="float">
            <text:p>-1,40200000000006</text:p>
          </table:table-cell>
          <table:table-cell table:formula="of:=SIN([.A600])" office:value-type="float" office:value="-0.985787693148845" calcext:value-type="float">
            <text:p>-0,985787693148845</text:p>
          </table:table-cell>
        </table:table-row>
        <table:table-row table:style-name="ro1">
          <table:table-cell office:value-type="float" office:value="-1.40100000000006" calcext:value-type="float">
            <text:p>-1,40100000000006</text:p>
          </table:table-cell>
          <table:table-cell table:formula="of:=SIN([.A601])" office:value-type="float" office:value="-0.985619204378219" calcext:value-type="float">
            <text:p>-0,985619204378219</text:p>
          </table:table-cell>
        </table:table-row>
        <table:table-row table:style-name="ro1">
          <table:table-cell office:value-type="float" office:value="-1.40000000000006" calcext:value-type="float">
            <text:p>-1,40000000000006</text:p>
          </table:table-cell>
          <table:table-cell table:formula="of:=SIN([.A602])" office:value-type="float" office:value="-0.98544972998847" calcext:value-type="float">
            <text:p>-0,98544972998847</text:p>
          </table:table-cell>
        </table:table-row>
        <table:table-row table:style-name="ro1">
          <table:table-cell office:value-type="float" office:value="-1.39900000000006" calcext:value-type="float">
            <text:p>-1,39900000000006</text:p>
          </table:table-cell>
          <table:table-cell table:formula="of:=SIN([.A603])" office:value-type="float" office:value="-0.985279270149074" calcext:value-type="float">
            <text:p>-0,985279270149074</text:p>
          </table:table-cell>
        </table:table-row>
        <table:table-row table:style-name="ro1">
          <table:table-cell office:value-type="float" office:value="-1.39800000000006" calcext:value-type="float">
            <text:p>-1,39800000000006</text:p>
          </table:table-cell>
          <table:table-cell table:formula="of:=SIN([.A604])" office:value-type="float" office:value="-0.98510782503049" calcext:value-type="float">
            <text:p>-0,98510782503049</text:p>
          </table:table-cell>
        </table:table-row>
        <table:table-row table:style-name="ro1">
          <table:table-cell office:value-type="float" office:value="-1.39700000000006" calcext:value-type="float">
            <text:p>-1,39700000000006</text:p>
          </table:table-cell>
          <table:table-cell table:formula="of:=SIN([.A605])" office:value-type="float" office:value="-0.984935394804162" calcext:value-type="float">
            <text:p>-0,984935394804162</text:p>
          </table:table-cell>
        </table:table-row>
        <table:table-row table:style-name="ro1">
          <table:table-cell office:value-type="float" office:value="-1.39600000000006" calcext:value-type="float">
            <text:p>-1,39600000000006</text:p>
          </table:table-cell>
          <table:table-cell table:formula="of:=SIN([.A606])" office:value-type="float" office:value="-0.984761979642523" calcext:value-type="float">
            <text:p>-0,984761979642523</text:p>
          </table:table-cell>
        </table:table-row>
        <table:table-row table:style-name="ro1">
          <table:table-cell office:value-type="float" office:value="-1.39500000000006" calcext:value-type="float">
            <text:p>-1,39500000000006</text:p>
          </table:table-cell>
          <table:table-cell table:formula="of:=SIN([.A607])" office:value-type="float" office:value="-0.984587579718985" calcext:value-type="float">
            <text:p>-0,984587579718985</text:p>
          </table:table-cell>
        </table:table-row>
        <table:table-row table:style-name="ro1">
          <table:table-cell office:value-type="float" office:value="-1.39400000000006" calcext:value-type="float">
            <text:p>-1,39400000000006</text:p>
          </table:table-cell>
          <table:table-cell table:formula="of:=SIN([.A608])" office:value-type="float" office:value="-0.98441219520795" calcext:value-type="float">
            <text:p>-0,98441219520795</text:p>
          </table:table-cell>
        </table:table-row>
        <table:table-row table:style-name="ro1">
          <table:table-cell office:value-type="float" office:value="-1.39300000000006" calcext:value-type="float">
            <text:p>-1,39300000000006</text:p>
          </table:table-cell>
          <table:table-cell table:formula="of:=SIN([.A609])" office:value-type="float" office:value="-0.984235826284801" calcext:value-type="float">
            <text:p>-0,984235826284801</text:p>
          </table:table-cell>
        </table:table-row>
        <table:table-row table:style-name="ro1">
          <table:table-cell office:value-type="float" office:value="-1.39200000000006" calcext:value-type="float">
            <text:p>-1,39200000000006</text:p>
          </table:table-cell>
          <table:table-cell table:formula="of:=SIN([.A610])" office:value-type="float" office:value="-0.984058473125909" calcext:value-type="float">
            <text:p>-0,984058473125909</text:p>
          </table:table-cell>
        </table:table-row>
        <table:table-row table:style-name="ro1">
          <table:table-cell office:value-type="float" office:value="-1.39100000000006" calcext:value-type="float">
            <text:p>-1,39100000000006</text:p>
          </table:table-cell>
          <table:table-cell table:formula="of:=SIN([.A611])" office:value-type="float" office:value="-0.983880135908625" calcext:value-type="float">
            <text:p>-0,983880135908625</text:p>
          </table:table-cell>
        </table:table-row>
        <table:table-row table:style-name="ro1">
          <table:table-cell office:value-type="float" office:value="-1.39000000000006" calcext:value-type="float">
            <text:p>-1,39000000000006</text:p>
          </table:table-cell>
          <table:table-cell table:formula="of:=SIN([.A612])" office:value-type="float" office:value="-0.983700814811287" calcext:value-type="float">
            <text:p>-0,983700814811287</text:p>
          </table:table-cell>
        </table:table-row>
        <table:table-row table:style-name="ro1">
          <table:table-cell office:value-type="float" office:value="-1.38900000000006" calcext:value-type="float">
            <text:p>-1,38900000000006</text:p>
          </table:table-cell>
          <table:table-cell table:formula="of:=SIN([.A613])" office:value-type="float" office:value="-0.983520510013217" calcext:value-type="float">
            <text:p>-0,983520510013217</text:p>
          </table:table-cell>
        </table:table-row>
        <table:table-row table:style-name="ro1">
          <table:table-cell office:value-type="float" office:value="-1.38800000000006" calcext:value-type="float">
            <text:p>-1,38800000000006</text:p>
          </table:table-cell>
          <table:table-cell table:formula="of:=SIN([.A614])" office:value-type="float" office:value="-0.983339221694718" calcext:value-type="float">
            <text:p>-0,983339221694718</text:p>
          </table:table-cell>
        </table:table-row>
        <table:table-row table:style-name="ro1">
          <table:table-cell office:value-type="float" office:value="-1.38700000000006" calcext:value-type="float">
            <text:p>-1,38700000000006</text:p>
          </table:table-cell>
          <table:table-cell table:formula="of:=SIN([.A615])" office:value-type="float" office:value="-0.98315695003708" calcext:value-type="float">
            <text:p>-0,98315695003708</text:p>
          </table:table-cell>
        </table:table-row>
        <table:table-row table:style-name="ro1">
          <table:table-cell office:value-type="float" office:value="-1.38600000000006" calcext:value-type="float">
            <text:p>-1,38600000000006</text:p>
          </table:table-cell>
          <table:table-cell table:formula="of:=SIN([.A616])" office:value-type="float" office:value="-0.982973695222574" calcext:value-type="float">
            <text:p>-0,982973695222574</text:p>
          </table:table-cell>
        </table:table-row>
        <table:table-row table:style-name="ro1">
          <table:table-cell office:value-type="float" office:value="-1.38500000000006" calcext:value-type="float">
            <text:p>-1,38500000000006</text:p>
          </table:table-cell>
          <table:table-cell table:formula="of:=SIN([.A617])" office:value-type="float" office:value="-0.982789457434454" calcext:value-type="float">
            <text:p>-0,982789457434454</text:p>
          </table:table-cell>
        </table:table-row>
        <table:table-row table:style-name="ro1">
          <table:table-cell office:value-type="float" office:value="-1.38400000000006" calcext:value-type="float">
            <text:p>-1,38400000000006</text:p>
          </table:table-cell>
          <table:table-cell table:formula="of:=SIN([.A618])" office:value-type="float" office:value="-0.982604236856959" calcext:value-type="float">
            <text:p>-0,982604236856959</text:p>
          </table:table-cell>
        </table:table-row>
        <table:table-row table:style-name="ro1">
          <table:table-cell office:value-type="float" office:value="-1.38300000000006" calcext:value-type="float">
            <text:p>-1,38300000000006</text:p>
          </table:table-cell>
          <table:table-cell table:formula="of:=SIN([.A619])" office:value-type="float" office:value="-0.982418033675308" calcext:value-type="float">
            <text:p>-0,982418033675308</text:p>
          </table:table-cell>
        </table:table-row>
        <table:table-row table:style-name="ro1">
          <table:table-cell office:value-type="float" office:value="-1.38200000000006" calcext:value-type="float">
            <text:p>-1,38200000000006</text:p>
          </table:table-cell>
          <table:table-cell table:formula="of:=SIN([.A620])" office:value-type="float" office:value="-0.982230848075706" calcext:value-type="float">
            <text:p>-0,982230848075706</text:p>
          </table:table-cell>
        </table:table-row>
        <table:table-row table:style-name="ro1">
          <table:table-cell office:value-type="float" office:value="-1.38100000000006" calcext:value-type="float">
            <text:p>-1,38100000000006</text:p>
          </table:table-cell>
          <table:table-cell table:formula="of:=SIN([.A621])" office:value-type="float" office:value="-0.982042680245338" calcext:value-type="float">
            <text:p>-0,982042680245338</text:p>
          </table:table-cell>
        </table:table-row>
        <table:table-row table:style-name="ro1">
          <table:table-cell office:value-type="float" office:value="-1.38000000000006" calcext:value-type="float">
            <text:p>-1,38000000000006</text:p>
          </table:table-cell>
          <table:table-cell table:formula="of:=SIN([.A622])" office:value-type="float" office:value="-0.981853530372372" calcext:value-type="float">
            <text:p>-0,981853530372372</text:p>
          </table:table-cell>
        </table:table-row>
        <table:table-row table:style-name="ro1">
          <table:table-cell office:value-type="float" office:value="-1.37900000000006" calcext:value-type="float">
            <text:p>-1,37900000000006</text:p>
          </table:table-cell>
          <table:table-cell table:formula="of:=SIN([.A623])" office:value-type="float" office:value="-0.981663398645956" calcext:value-type="float">
            <text:p>-0,981663398645956</text:p>
          </table:table-cell>
        </table:table-row>
        <table:table-row table:style-name="ro1">
          <table:table-cell office:value-type="float" office:value="-1.37800000000006" calcext:value-type="float">
            <text:p>-1,37800000000006</text:p>
          </table:table-cell>
          <table:table-cell table:formula="of:=SIN([.A624])" office:value-type="float" office:value="-0.981472285256224" calcext:value-type="float">
            <text:p>-0,981472285256224</text:p>
          </table:table-cell>
        </table:table-row>
        <table:table-row table:style-name="ro1">
          <table:table-cell office:value-type="float" office:value="-1.37700000000006" calcext:value-type="float">
            <text:p>-1,37700000000006</text:p>
          </table:table-cell>
          <table:table-cell table:formula="of:=SIN([.A625])" office:value-type="float" office:value="-0.981280190394289" calcext:value-type="float">
            <text:p>-0,981280190394289</text:p>
          </table:table-cell>
        </table:table-row>
        <table:table-row table:style-name="ro1">
          <table:table-cell office:value-type="float" office:value="-1.37600000000006" calcext:value-type="float">
            <text:p>-1,37600000000006</text:p>
          </table:table-cell>
          <table:table-cell table:formula="of:=SIN([.A626])" office:value-type="float" office:value="-0.981087114252244" calcext:value-type="float">
            <text:p>-0,981087114252244</text:p>
          </table:table-cell>
        </table:table-row>
        <table:table-row table:style-name="ro1">
          <table:table-cell office:value-type="float" office:value="-1.37500000000006" calcext:value-type="float">
            <text:p>-1,37500000000006</text:p>
          </table:table-cell>
          <table:table-cell table:formula="of:=SIN([.A627])" office:value-type="float" office:value="-0.980893057023168" calcext:value-type="float">
            <text:p>-0,980893057023168</text:p>
          </table:table-cell>
        </table:table-row>
        <table:table-row table:style-name="ro1">
          <table:table-cell office:value-type="float" office:value="-1.37400000000006" calcext:value-type="float">
            <text:p>-1,37400000000006</text:p>
          </table:table-cell>
          <table:table-cell table:formula="of:=SIN([.A628])" office:value-type="float" office:value="-0.980698018901116" calcext:value-type="float">
            <text:p>-0,980698018901116</text:p>
          </table:table-cell>
        </table:table-row>
        <table:table-row table:style-name="ro1">
          <table:table-cell office:value-type="float" office:value="-1.37300000000006" calcext:value-type="float">
            <text:p>-1,37300000000006</text:p>
          </table:table-cell>
          <table:table-cell table:formula="of:=SIN([.A629])" office:value-type="float" office:value="-0.980502000081127" calcext:value-type="float">
            <text:p>-0,980502000081127</text:p>
          </table:table-cell>
        </table:table-row>
        <table:table-row table:style-name="ro1">
          <table:table-cell office:value-type="float" office:value="-1.37200000000006" calcext:value-type="float">
            <text:p>-1,37200000000006</text:p>
          </table:table-cell>
          <table:table-cell table:formula="of:=SIN([.A630])" office:value-type="float" office:value="-0.980305000759219" calcext:value-type="float">
            <text:p>-0,980305000759219</text:p>
          </table:table-cell>
        </table:table-row>
        <table:table-row table:style-name="ro1">
          <table:table-cell office:value-type="float" office:value="-1.37100000000006" calcext:value-type="float">
            <text:p>-1,37100000000006</text:p>
          </table:table-cell>
          <table:table-cell table:formula="of:=SIN([.A631])" office:value-type="float" office:value="-0.980107021132393" calcext:value-type="float">
            <text:p>-0,980107021132393</text:p>
          </table:table-cell>
        </table:table-row>
        <table:table-row table:style-name="ro1">
          <table:table-cell office:value-type="float" office:value="-1.37000000000006" calcext:value-type="float">
            <text:p>-1,37000000000006</text:p>
          </table:table-cell>
          <table:table-cell table:formula="of:=SIN([.A632])" office:value-type="float" office:value="-0.979908061398627" calcext:value-type="float">
            <text:p>-0,979908061398627</text:p>
          </table:table-cell>
        </table:table-row>
        <table:table-row table:style-name="ro1">
          <table:table-cell office:value-type="float" office:value="-1.36900000000006" calcext:value-type="float">
            <text:p>-1,36900000000006</text:p>
          </table:table-cell>
          <table:table-cell table:formula="of:=SIN([.A633])" office:value-type="float" office:value="-0.979708121756881" calcext:value-type="float">
            <text:p>-0,979708121756881</text:p>
          </table:table-cell>
        </table:table-row>
        <table:table-row table:style-name="ro1">
          <table:table-cell office:value-type="float" office:value="-1.36800000000006" calcext:value-type="float">
            <text:p>-1,36800000000006</text:p>
          </table:table-cell>
          <table:table-cell table:formula="of:=SIN([.A634])" office:value-type="float" office:value="-0.979507202407095" calcext:value-type="float">
            <text:p>-0,979507202407095</text:p>
          </table:table-cell>
        </table:table-row>
        <table:table-row table:style-name="ro1">
          <table:table-cell office:value-type="float" office:value="-1.36700000000006" calcext:value-type="float">
            <text:p>-1,36700000000006</text:p>
          </table:table-cell>
          <table:table-cell table:formula="of:=SIN([.A635])" office:value-type="float" office:value="-0.979305303550188" calcext:value-type="float">
            <text:p>-0,979305303550188</text:p>
          </table:table-cell>
        </table:table-row>
        <table:table-row table:style-name="ro1">
          <table:table-cell office:value-type="float" office:value="-1.36600000000006" calcext:value-type="float">
            <text:p>-1,36600000000006</text:p>
          </table:table-cell>
          <table:table-cell table:formula="of:=SIN([.A636])" office:value-type="float" office:value="-0.97910242538806" calcext:value-type="float">
            <text:p>-0,97910242538806</text:p>
          </table:table-cell>
        </table:table-row>
        <table:table-row table:style-name="ro1">
          <table:table-cell office:value-type="float" office:value="-1.36500000000006" calcext:value-type="float">
            <text:p>-1,36500000000006</text:p>
          </table:table-cell>
          <table:table-cell table:formula="of:=SIN([.A637])" office:value-type="float" office:value="-0.978898568123588" calcext:value-type="float">
            <text:p>-0,978898568123588</text:p>
          </table:table-cell>
        </table:table-row>
        <table:table-row table:style-name="ro1">
          <table:table-cell office:value-type="float" office:value="-1.36400000000006" calcext:value-type="float">
            <text:p>-1,36400000000006</text:p>
          </table:table-cell>
          <table:table-cell table:formula="of:=SIN([.A638])" office:value-type="float" office:value="-0.978693731960629" calcext:value-type="float">
            <text:p>-0,978693731960629</text:p>
          </table:table-cell>
        </table:table-row>
        <table:table-row table:style-name="ro1">
          <table:table-cell office:value-type="float" office:value="-1.36300000000006" calcext:value-type="float">
            <text:p>-1,36300000000006</text:p>
          </table:table-cell>
          <table:table-cell table:formula="of:=SIN([.A639])" office:value-type="float" office:value="-0.978487917104019" calcext:value-type="float">
            <text:p>-0,978487917104019</text:p>
          </table:table-cell>
        </table:table-row>
        <table:table-row table:style-name="ro1">
          <table:table-cell office:value-type="float" office:value="-1.36200000000006" calcext:value-type="float">
            <text:p>-1,36200000000006</text:p>
          </table:table-cell>
          <table:table-cell table:formula="of:=SIN([.A640])" office:value-type="float" office:value="-0.978281123759574" calcext:value-type="float">
            <text:p>-0,978281123759574</text:p>
          </table:table-cell>
        </table:table-row>
        <table:table-row table:style-name="ro1">
          <table:table-cell office:value-type="float" office:value="-1.36100000000006" calcext:value-type="float">
            <text:p>-1,36100000000006</text:p>
          </table:table-cell>
          <table:table-cell table:formula="of:=SIN([.A641])" office:value-type="float" office:value="-0.978073352134087" calcext:value-type="float">
            <text:p>-0,978073352134087</text:p>
          </table:table-cell>
        </table:table-row>
        <table:table-row table:style-name="ro1">
          <table:table-cell office:value-type="float" office:value="-1.36000000000006" calcext:value-type="float">
            <text:p>-1,36000000000006</text:p>
          </table:table-cell>
          <table:table-cell table:formula="of:=SIN([.A642])" office:value-type="float" office:value="-0.977864602435329" calcext:value-type="float">
            <text:p>-0,977864602435329</text:p>
          </table:table-cell>
        </table:table-row>
        <table:table-row table:style-name="ro1">
          <table:table-cell office:value-type="float" office:value="-1.35900000000006" calcext:value-type="float">
            <text:p>-1,35900000000006</text:p>
          </table:table-cell>
          <table:table-cell table:formula="of:=SIN([.A643])" office:value-type="float" office:value="-0.977654874872051" calcext:value-type="float">
            <text:p>-0,977654874872051</text:p>
          </table:table-cell>
        </table:table-row>
        <table:table-row table:style-name="ro1">
          <table:table-cell office:value-type="float" office:value="-1.35800000000006" calcext:value-type="float">
            <text:p>-1,35800000000006</text:p>
          </table:table-cell>
          <table:table-cell table:formula="of:=SIN([.A644])" office:value-type="float" office:value="-0.977444169653979" calcext:value-type="float">
            <text:p>-0,977444169653979</text:p>
          </table:table-cell>
        </table:table-row>
        <table:table-row table:style-name="ro1">
          <table:table-cell office:value-type="float" office:value="-1.35700000000006" calcext:value-type="float">
            <text:p>-1,35700000000006</text:p>
          </table:table-cell>
          <table:table-cell table:formula="of:=SIN([.A645])" office:value-type="float" office:value="-0.977232486991818" calcext:value-type="float">
            <text:p>-0,977232486991818</text:p>
          </table:table-cell>
        </table:table-row>
        <table:table-row table:style-name="ro1">
          <table:table-cell office:value-type="float" office:value="-1.35600000000006" calcext:value-type="float">
            <text:p>-1,35600000000006</text:p>
          </table:table-cell>
          <table:table-cell table:formula="of:=SIN([.A646])" office:value-type="float" office:value="-0.977019827097253" calcext:value-type="float">
            <text:p>-0,977019827097253</text:p>
          </table:table-cell>
        </table:table-row>
        <table:table-row table:style-name="ro1">
          <table:table-cell office:value-type="float" office:value="-1.35500000000006" calcext:value-type="float">
            <text:p>-1,35500000000006</text:p>
          </table:table-cell>
          <table:table-cell table:formula="of:=SIN([.A647])" office:value-type="float" office:value="-0.976806190182941" calcext:value-type="float">
            <text:p>-0,976806190182941</text:p>
          </table:table-cell>
        </table:table-row>
        <table:table-row table:style-name="ro1">
          <table:table-cell office:value-type="float" office:value="-1.35400000000006" calcext:value-type="float">
            <text:p>-1,35400000000006</text:p>
          </table:table-cell>
          <table:table-cell table:formula="of:=SIN([.A648])" office:value-type="float" office:value="-0.976591576462521" calcext:value-type="float">
            <text:p>-0,976591576462521</text:p>
          </table:table-cell>
        </table:table-row>
        <table:table-row table:style-name="ro1">
          <table:table-cell office:value-type="float" office:value="-1.35300000000006" calcext:value-type="float">
            <text:p>-1,35300000000006</text:p>
          </table:table-cell>
          <table:table-cell table:formula="of:=SIN([.A649])" office:value-type="float" office:value="-0.976375986150605" calcext:value-type="float">
            <text:p>-0,976375986150605</text:p>
          </table:table-cell>
        </table:table-row>
        <table:table-row table:style-name="ro1">
          <table:table-cell office:value-type="float" office:value="-1.35200000000006" calcext:value-type="float">
            <text:p>-1,35200000000006</text:p>
          </table:table-cell>
          <table:table-cell table:formula="of:=SIN([.A650])" office:value-type="float" office:value="-0.976159419462785" calcext:value-type="float">
            <text:p>-0,976159419462785</text:p>
          </table:table-cell>
        </table:table-row>
        <table:table-row table:style-name="ro1">
          <table:table-cell office:value-type="float" office:value="-1.35100000000006" calcext:value-type="float">
            <text:p>-1,35100000000006</text:p>
          </table:table-cell>
          <table:table-cell table:formula="of:=SIN([.A651])" office:value-type="float" office:value="-0.975941876615627" calcext:value-type="float">
            <text:p>-0,975941876615627</text:p>
          </table:table-cell>
        </table:table-row>
        <table:table-row table:style-name="ro1">
          <table:table-cell office:value-type="float" office:value="-1.35000000000007" calcext:value-type="float">
            <text:p>-1,35000000000007</text:p>
          </table:table-cell>
          <table:table-cell table:formula="of:=SIN([.A652])" office:value-type="float" office:value="-0.975723357826673" calcext:value-type="float">
            <text:p>-0,975723357826673</text:p>
          </table:table-cell>
        </table:table-row>
        <table:table-row table:style-name="ro1">
          <table:table-cell office:value-type="float" office:value="-1.34900000000007" calcext:value-type="float">
            <text:p>-1,34900000000007</text:p>
          </table:table-cell>
          <table:table-cell table:formula="of:=SIN([.A653])" office:value-type="float" office:value="-0.975503863314443" calcext:value-type="float">
            <text:p>-0,975503863314443</text:p>
          </table:table-cell>
        </table:table-row>
        <table:table-row table:style-name="ro1">
          <table:table-cell office:value-type="float" office:value="-1.34800000000007" calcext:value-type="float">
            <text:p>-1,34800000000007</text:p>
          </table:table-cell>
          <table:table-cell table:formula="of:=SIN([.A654])" office:value-type="float" office:value="-0.975283393298431" calcext:value-type="float">
            <text:p>-0,975283393298431</text:p>
          </table:table-cell>
        </table:table-row>
        <table:table-row table:style-name="ro1">
          <table:table-cell office:value-type="float" office:value="-1.34700000000007" calcext:value-type="float">
            <text:p>-1,34700000000007</text:p>
          </table:table-cell>
          <table:table-cell table:formula="of:=SIN([.A655])" office:value-type="float" office:value="-0.975061947999107" calcext:value-type="float">
            <text:p>-0,975061947999107</text:p>
          </table:table-cell>
        </table:table-row>
        <table:table-row table:style-name="ro1">
          <table:table-cell office:value-type="float" office:value="-1.34600000000007" calcext:value-type="float">
            <text:p>-1,34600000000007</text:p>
          </table:table-cell>
          <table:table-cell table:formula="of:=SIN([.A656])" office:value-type="float" office:value="-0.974839527637916" calcext:value-type="float">
            <text:p>-0,974839527637916</text:p>
          </table:table-cell>
        </table:table-row>
        <table:table-row table:style-name="ro1">
          <table:table-cell office:value-type="float" office:value="-1.34500000000007" calcext:value-type="float">
            <text:p>-1,34500000000007</text:p>
          </table:table-cell>
          <table:table-cell table:formula="of:=SIN([.A657])" office:value-type="float" office:value="-0.974616132437279" calcext:value-type="float">
            <text:p>-0,974616132437279</text:p>
          </table:table-cell>
        </table:table-row>
        <table:table-row table:style-name="ro1">
          <table:table-cell office:value-type="float" office:value="-1.34400000000007" calcext:value-type="float">
            <text:p>-1,34400000000007</text:p>
          </table:table-cell>
          <table:table-cell table:formula="of:=SIN([.A658])" office:value-type="float" office:value="-0.97439176262059" calcext:value-type="float">
            <text:p>-0,97439176262059</text:p>
          </table:table-cell>
        </table:table-row>
        <table:table-row table:style-name="ro1">
          <table:table-cell office:value-type="float" office:value="-1.34300000000007" calcext:value-type="float">
            <text:p>-1,34300000000007</text:p>
          </table:table-cell>
          <table:table-cell table:formula="of:=SIN([.A659])" office:value-type="float" office:value="-0.97416641841222" calcext:value-type="float">
            <text:p>-0,97416641841222</text:p>
          </table:table-cell>
        </table:table-row>
        <table:table-row table:style-name="ro1">
          <table:table-cell office:value-type="float" office:value="-1.34200000000007" calcext:value-type="float">
            <text:p>-1,34200000000007</text:p>
          </table:table-cell>
          <table:table-cell table:formula="of:=SIN([.A660])" office:value-type="float" office:value="-0.973940100037513" calcext:value-type="float">
            <text:p>-0,973940100037513</text:p>
          </table:table-cell>
        </table:table-row>
        <table:table-row table:style-name="ro1">
          <table:table-cell office:value-type="float" office:value="-1.34100000000007" calcext:value-type="float">
            <text:p>-1,34100000000007</text:p>
          </table:table-cell>
          <table:table-cell table:formula="of:=SIN([.A661])" office:value-type="float" office:value="-0.973712807722787" calcext:value-type="float">
            <text:p>-0,973712807722787</text:p>
          </table:table-cell>
        </table:table-row>
        <table:table-row table:style-name="ro1">
          <table:table-cell office:value-type="float" office:value="-1.34000000000007" calcext:value-type="float">
            <text:p>-1,34000000000007</text:p>
          </table:table-cell>
          <table:table-cell table:formula="of:=SIN([.A662])" office:value-type="float" office:value="-0.973484541695335" calcext:value-type="float">
            <text:p>-0,973484541695335</text:p>
          </table:table-cell>
        </table:table-row>
        <table:table-row table:style-name="ro1">
          <table:table-cell office:value-type="float" office:value="-1.33900000000007" calcext:value-type="float">
            <text:p>-1,33900000000007</text:p>
          </table:table-cell>
          <table:table-cell table:formula="of:=SIN([.A663])" office:value-type="float" office:value="-0.973255302183421" calcext:value-type="float">
            <text:p>-0,973255302183421</text:p>
          </table:table-cell>
        </table:table-row>
        <table:table-row table:style-name="ro1">
          <table:table-cell office:value-type="float" office:value="-1.33800000000007" calcext:value-type="float">
            <text:p>-1,33800000000007</text:p>
          </table:table-cell>
          <table:table-cell table:formula="of:=SIN([.A664])" office:value-type="float" office:value="-0.973025089416287" calcext:value-type="float">
            <text:p>-0,973025089416287</text:p>
          </table:table-cell>
        </table:table-row>
        <table:table-row table:style-name="ro1">
          <table:table-cell office:value-type="float" office:value="-1.33700000000007" calcext:value-type="float">
            <text:p>-1,33700000000007</text:p>
          </table:table-cell>
          <table:table-cell table:formula="of:=SIN([.A665])" office:value-type="float" office:value="-0.972793903624144" calcext:value-type="float">
            <text:p>-0,972793903624144</text:p>
          </table:table-cell>
        </table:table-row>
        <table:table-row table:style-name="ro1">
          <table:table-cell office:value-type="float" office:value="-1.33600000000007" calcext:value-type="float">
            <text:p>-1,33600000000007</text:p>
          </table:table-cell>
          <table:table-cell table:formula="of:=SIN([.A666])" office:value-type="float" office:value="-0.972561745038179" calcext:value-type="float">
            <text:p>-0,972561745038179</text:p>
          </table:table-cell>
        </table:table-row>
        <table:table-row table:style-name="ro1">
          <table:table-cell office:value-type="float" office:value="-1.33500000000007" calcext:value-type="float">
            <text:p>-1,33500000000007</text:p>
          </table:table-cell>
          <table:table-cell table:formula="of:=SIN([.A667])" office:value-type="float" office:value="-0.97232861389055" calcext:value-type="float">
            <text:p>-0,97232861389055</text:p>
          </table:table-cell>
        </table:table-row>
        <table:table-row table:style-name="ro1">
          <table:table-cell office:value-type="float" office:value="-1.33400000000007" calcext:value-type="float">
            <text:p>-1,33400000000007</text:p>
          </table:table-cell>
          <table:table-cell table:formula="of:=SIN([.A668])" office:value-type="float" office:value="-0.972094510414388" calcext:value-type="float">
            <text:p>-0,972094510414388</text:p>
          </table:table-cell>
        </table:table-row>
        <table:table-row table:style-name="ro1">
          <table:table-cell office:value-type="float" office:value="-1.33300000000007" calcext:value-type="float">
            <text:p>-1,33300000000007</text:p>
          </table:table-cell>
          <table:table-cell table:formula="of:=SIN([.A669])" office:value-type="float" office:value="-0.971859434843797" calcext:value-type="float">
            <text:p>-0,971859434843797</text:p>
          </table:table-cell>
        </table:table-row>
        <table:table-row table:style-name="ro1">
          <table:table-cell office:value-type="float" office:value="-1.33200000000007" calcext:value-type="float">
            <text:p>-1,33200000000007</text:p>
          </table:table-cell>
          <table:table-cell table:formula="of:=SIN([.A670])" office:value-type="float" office:value="-0.971623387413851" calcext:value-type="float">
            <text:p>-0,971623387413851</text:p>
          </table:table-cell>
        </table:table-row>
        <table:table-row table:style-name="ro1">
          <table:table-cell office:value-type="float" office:value="-1.33100000000007" calcext:value-type="float">
            <text:p>-1,33100000000007</text:p>
          </table:table-cell>
          <table:table-cell table:formula="of:=SIN([.A671])" office:value-type="float" office:value="-0.9713863683606" calcext:value-type="float">
            <text:p>-0,9713863683606</text:p>
          </table:table-cell>
        </table:table-row>
        <table:table-row table:style-name="ro1">
          <table:table-cell office:value-type="float" office:value="-1.33000000000007" calcext:value-type="float">
            <text:p>-1,33000000000007</text:p>
          </table:table-cell>
          <table:table-cell table:formula="of:=SIN([.A672])" office:value-type="float" office:value="-0.971148377921061" calcext:value-type="float">
            <text:p>-0,971148377921061</text:p>
          </table:table-cell>
        </table:table-row>
        <table:table-row table:style-name="ro1">
          <table:table-cell office:value-type="float" office:value="-1.32900000000007" calcext:value-type="float">
            <text:p>-1,32900000000007</text:p>
          </table:table-cell>
          <table:table-cell table:formula="of:=SIN([.A673])" office:value-type="float" office:value="-0.970909416333224" calcext:value-type="float">
            <text:p>-0,970909416333224</text:p>
          </table:table-cell>
        </table:table-row>
        <table:table-row table:style-name="ro1">
          <table:table-cell office:value-type="float" office:value="-1.32800000000007" calcext:value-type="float">
            <text:p>-1,32800000000007</text:p>
          </table:table-cell>
          <table:table-cell table:formula="of:=SIN([.A674])" office:value-type="float" office:value="-0.970669483836053" calcext:value-type="float">
            <text:p>-0,970669483836053</text:p>
          </table:table-cell>
        </table:table-row>
        <table:table-row table:style-name="ro1">
          <table:table-cell office:value-type="float" office:value="-1.32700000000007" calcext:value-type="float">
            <text:p>-1,32700000000007</text:p>
          </table:table-cell>
          <table:table-cell table:formula="of:=SIN([.A675])" office:value-type="float" office:value="-0.970428580669478" calcext:value-type="float">
            <text:p>-0,970428580669478</text:p>
          </table:table-cell>
        </table:table-row>
        <table:table-row table:style-name="ro1">
          <table:table-cell office:value-type="float" office:value="-1.32600000000007" calcext:value-type="float">
            <text:p>-1,32600000000007</text:p>
          </table:table-cell>
          <table:table-cell table:formula="of:=SIN([.A676])" office:value-type="float" office:value="-0.970186707074404" calcext:value-type="float">
            <text:p>-0,970186707074404</text:p>
          </table:table-cell>
        </table:table-row>
        <table:table-row table:style-name="ro1">
          <table:table-cell office:value-type="float" office:value="-1.32500000000007" calcext:value-type="float">
            <text:p>-1,32500000000007</text:p>
          </table:table-cell>
          <table:table-cell table:formula="of:=SIN([.A677])" office:value-type="float" office:value="-0.969943863292703" calcext:value-type="float">
            <text:p>-0,969943863292703</text:p>
          </table:table-cell>
        </table:table-row>
        <table:table-row table:style-name="ro1">
          <table:table-cell office:value-type="float" office:value="-1.32400000000007" calcext:value-type="float">
            <text:p>-1,32400000000007</text:p>
          </table:table-cell>
          <table:table-cell table:formula="of:=SIN([.A678])" office:value-type="float" office:value="-0.969700049567221" calcext:value-type="float">
            <text:p>-0,969700049567221</text:p>
          </table:table-cell>
        </table:table-row>
        <table:table-row table:style-name="ro1">
          <table:table-cell office:value-type="float" office:value="-1.32300000000007" calcext:value-type="float">
            <text:p>-1,32300000000007</text:p>
          </table:table-cell>
          <table:table-cell table:formula="of:=SIN([.A679])" office:value-type="float" office:value="-0.969455266141769" calcext:value-type="float">
            <text:p>-0,969455266141769</text:p>
          </table:table-cell>
        </table:table-row>
        <table:table-row table:style-name="ro1">
          <table:table-cell office:value-type="float" office:value="-1.32200000000007" calcext:value-type="float">
            <text:p>-1,32200000000007</text:p>
          </table:table-cell>
          <table:table-cell table:formula="of:=SIN([.A680])" office:value-type="float" office:value="-0.969209513261132" calcext:value-type="float">
            <text:p>-0,969209513261132</text:p>
          </table:table-cell>
        </table:table-row>
        <table:table-row table:style-name="ro1">
          <table:table-cell office:value-type="float" office:value="-1.32100000000007" calcext:value-type="float">
            <text:p>-1,32100000000007</text:p>
          </table:table-cell>
          <table:table-cell table:formula="of:=SIN([.A681])" office:value-type="float" office:value="-0.968962791171062" calcext:value-type="float">
            <text:p>-0,968962791171062</text:p>
          </table:table-cell>
        </table:table-row>
        <table:table-row table:style-name="ro1">
          <table:table-cell office:value-type="float" office:value="-1.32000000000007" calcext:value-type="float">
            <text:p>-1,32000000000007</text:p>
          </table:table-cell>
          <table:table-cell table:formula="of:=SIN([.A682])" office:value-type="float" office:value="-0.968715100118282" calcext:value-type="float">
            <text:p>-0,968715100118282</text:p>
          </table:table-cell>
        </table:table-row>
        <table:table-row table:style-name="ro1">
          <table:table-cell office:value-type="float" office:value="-1.31900000000007" calcext:value-type="float">
            <text:p>-1,31900000000007</text:p>
          </table:table-cell>
          <table:table-cell table:formula="of:=SIN([.A683])" office:value-type="float" office:value="-0.968466440350483" calcext:value-type="float">
            <text:p>-0,968466440350483</text:p>
          </table:table-cell>
        </table:table-row>
        <table:table-row table:style-name="ro1">
          <table:table-cell office:value-type="float" office:value="-1.31800000000007" calcext:value-type="float">
            <text:p>-1,31800000000007</text:p>
          </table:table-cell>
          <table:table-cell table:formula="of:=SIN([.A684])" office:value-type="float" office:value="-0.968216812116324" calcext:value-type="float">
            <text:p>-0,968216812116324</text:p>
          </table:table-cell>
        </table:table-row>
        <table:table-row table:style-name="ro1">
          <table:table-cell office:value-type="float" office:value="-1.31700000000007" calcext:value-type="float">
            <text:p>-1,31700000000007</text:p>
          </table:table-cell>
          <table:table-cell table:formula="of:=SIN([.A685])" office:value-type="float" office:value="-0.967966215665433" calcext:value-type="float">
            <text:p>-0,967966215665433</text:p>
          </table:table-cell>
        </table:table-row>
        <table:table-row table:style-name="ro1">
          <table:table-cell office:value-type="float" office:value="-1.31600000000007" calcext:value-type="float">
            <text:p>-1,31600000000007</text:p>
          </table:table-cell>
          <table:table-cell table:formula="of:=SIN([.A686])" office:value-type="float" office:value="-0.967714651248408" calcext:value-type="float">
            <text:p>-0,967714651248408</text:p>
          </table:table-cell>
        </table:table-row>
        <table:table-row table:style-name="ro1">
          <table:table-cell office:value-type="float" office:value="-1.31500000000007" calcext:value-type="float">
            <text:p>-1,31500000000007</text:p>
          </table:table-cell>
          <table:table-cell table:formula="of:=SIN([.A687])" office:value-type="float" office:value="-0.967462119116811" calcext:value-type="float">
            <text:p>-0,967462119116811</text:p>
          </table:table-cell>
        </table:table-row>
        <table:table-row table:style-name="ro1">
          <table:table-cell office:value-type="float" office:value="-1.31400000000007" calcext:value-type="float">
            <text:p>-1,31400000000007</text:p>
          </table:table-cell>
          <table:table-cell table:formula="of:=SIN([.A688])" office:value-type="float" office:value="-0.967208619523177" calcext:value-type="float">
            <text:p>-0,967208619523177</text:p>
          </table:table-cell>
        </table:table-row>
        <table:table-row table:style-name="ro1">
          <table:table-cell office:value-type="float" office:value="-1.31300000000007" calcext:value-type="float">
            <text:p>-1,31300000000007</text:p>
          </table:table-cell>
          <table:table-cell table:formula="of:=SIN([.A689])" office:value-type="float" office:value="-0.966954152721003" calcext:value-type="float">
            <text:p>-0,966954152721003</text:p>
          </table:table-cell>
        </table:table-row>
        <table:table-row table:style-name="ro1">
          <table:table-cell office:value-type="float" office:value="-1.31200000000007" calcext:value-type="float">
            <text:p>-1,31200000000007</text:p>
          </table:table-cell>
          <table:table-cell table:formula="of:=SIN([.A690])" office:value-type="float" office:value="-0.966698718964758" calcext:value-type="float">
            <text:p>-0,966698718964758</text:p>
          </table:table-cell>
        </table:table-row>
        <table:table-row table:style-name="ro1">
          <table:table-cell office:value-type="float" office:value="-1.31100000000007" calcext:value-type="float">
            <text:p>-1,31100000000007</text:p>
          </table:table-cell>
          <table:table-cell table:formula="of:=SIN([.A691])" office:value-type="float" office:value="-0.966442318509874" calcext:value-type="float">
            <text:p>-0,966442318509874</text:p>
          </table:table-cell>
        </table:table-row>
        <table:table-row table:style-name="ro1">
          <table:table-cell office:value-type="float" office:value="-1.31000000000007" calcext:value-type="float">
            <text:p>-1,31000000000007</text:p>
          </table:table-cell>
          <table:table-cell table:formula="of:=SIN([.A692])" office:value-type="float" office:value="-0.966184951612752" calcext:value-type="float">
            <text:p>-0,966184951612752</text:p>
          </table:table-cell>
        </table:table-row>
        <table:table-row table:style-name="ro1">
          <table:table-cell office:value-type="float" office:value="-1.30900000000007" calcext:value-type="float">
            <text:p>-1,30900000000007</text:p>
          </table:table-cell>
          <table:table-cell table:formula="of:=SIN([.A693])" office:value-type="float" office:value="-0.965926618530759" calcext:value-type="float">
            <text:p>-0,965926618530759</text:p>
          </table:table-cell>
        </table:table-row>
        <table:table-row table:style-name="ro1">
          <table:table-cell office:value-type="float" office:value="-1.30800000000007" calcext:value-type="float">
            <text:p>-1,30800000000007</text:p>
          </table:table-cell>
          <table:table-cell table:formula="of:=SIN([.A694])" office:value-type="float" office:value="-0.965667319522228" calcext:value-type="float">
            <text:p>-0,965667319522228</text:p>
          </table:table-cell>
        </table:table-row>
        <table:table-row table:style-name="ro1">
          <table:table-cell office:value-type="float" office:value="-1.30700000000007" calcext:value-type="float">
            <text:p>-1,30700000000007</text:p>
          </table:table-cell>
          <table:table-cell table:formula="of:=SIN([.A695])" office:value-type="float" office:value="-0.965407054846457" calcext:value-type="float">
            <text:p>-0,965407054846457</text:p>
          </table:table-cell>
        </table:table-row>
        <table:table-row table:style-name="ro1">
          <table:table-cell office:value-type="float" office:value="-1.30600000000007" calcext:value-type="float">
            <text:p>-1,30600000000007</text:p>
          </table:table-cell>
          <table:table-cell table:formula="of:=SIN([.A696])" office:value-type="float" office:value="-0.965145824763713" calcext:value-type="float">
            <text:p>-0,965145824763713</text:p>
          </table:table-cell>
        </table:table-row>
        <table:table-row table:style-name="ro1">
          <table:table-cell office:value-type="float" office:value="-1.30500000000007" calcext:value-type="float">
            <text:p>-1,30500000000007</text:p>
          </table:table-cell>
          <table:table-cell table:formula="of:=SIN([.A697])" office:value-type="float" office:value="-0.964883629535224" calcext:value-type="float">
            <text:p>-0,964883629535224</text:p>
          </table:table-cell>
        </table:table-row>
        <table:table-row table:style-name="ro1">
          <table:table-cell office:value-type="float" office:value="-1.30400000000007" calcext:value-type="float">
            <text:p>-1,30400000000007</text:p>
          </table:table-cell>
          <table:table-cell table:formula="of:=SIN([.A698])" office:value-type="float" office:value="-0.964620469423186" calcext:value-type="float">
            <text:p>-0,964620469423186</text:p>
          </table:table-cell>
        </table:table-row>
        <table:table-row table:style-name="ro1">
          <table:table-cell office:value-type="float" office:value="-1.30300000000007" calcext:value-type="float">
            <text:p>-1,30300000000007</text:p>
          </table:table-cell>
          <table:table-cell table:formula="of:=SIN([.A699])" office:value-type="float" office:value="-0.964356344690759" calcext:value-type="float">
            <text:p>-0,964356344690759</text:p>
          </table:table-cell>
        </table:table-row>
        <table:table-row table:style-name="ro1">
          <table:table-cell office:value-type="float" office:value="-1.30200000000007" calcext:value-type="float">
            <text:p>-1,30200000000007</text:p>
          </table:table-cell>
          <table:table-cell table:formula="of:=SIN([.A700])" office:value-type="float" office:value="-0.964091255602067" calcext:value-type="float">
            <text:p>-0,964091255602067</text:p>
          </table:table-cell>
        </table:table-row>
        <table:table-row table:style-name="ro1">
          <table:table-cell office:value-type="float" office:value="-1.30100000000007" calcext:value-type="float">
            <text:p>-1,30100000000007</text:p>
          </table:table-cell>
          <table:table-cell table:formula="of:=SIN([.A701])" office:value-type="float" office:value="-0.9638252024222" calcext:value-type="float">
            <text:p>-0,9638252024222</text:p>
          </table:table-cell>
        </table:table-row>
        <table:table-row table:style-name="ro1">
          <table:table-cell office:value-type="float" office:value="-1.30000000000007" calcext:value-type="float">
            <text:p>-1,30000000000007</text:p>
          </table:table-cell>
          <table:table-cell table:formula="of:=SIN([.A702])" office:value-type="float" office:value="-0.963558185417212" calcext:value-type="float">
            <text:p>-0,963558185417212</text:p>
          </table:table-cell>
        </table:table-row>
        <table:table-row table:style-name="ro1">
          <table:table-cell office:value-type="float" office:value="-1.29900000000007" calcext:value-type="float">
            <text:p>-1,29900000000007</text:p>
          </table:table-cell>
          <table:table-cell table:formula="of:=SIN([.A703])" office:value-type="float" office:value="-0.963290204854118" calcext:value-type="float">
            <text:p>-0,963290204854118</text:p>
          </table:table-cell>
        </table:table-row>
        <table:table-row table:style-name="ro1">
          <table:table-cell office:value-type="float" office:value="-1.29800000000007" calcext:value-type="float">
            <text:p>-1,29800000000007</text:p>
          </table:table-cell>
          <table:table-cell table:formula="of:=SIN([.A704])" office:value-type="float" office:value="-0.963021261000899" calcext:value-type="float">
            <text:p>-0,963021261000899</text:p>
          </table:table-cell>
        </table:table-row>
        <table:table-row table:style-name="ro1">
          <table:table-cell office:value-type="float" office:value="-1.29700000000007" calcext:value-type="float">
            <text:p>-1,29700000000007</text:p>
          </table:table-cell>
          <table:table-cell table:formula="of:=SIN([.A705])" office:value-type="float" office:value="-0.9627513541265" calcext:value-type="float">
            <text:p>-0,9627513541265</text:p>
          </table:table-cell>
        </table:table-row>
        <table:table-row table:style-name="ro1">
          <table:table-cell office:value-type="float" office:value="-1.29600000000007" calcext:value-type="float">
            <text:p>-1,29600000000007</text:p>
          </table:table-cell>
          <table:table-cell table:formula="of:=SIN([.A706])" office:value-type="float" office:value="-0.962480484500827" calcext:value-type="float">
            <text:p>-0,962480484500827</text:p>
          </table:table-cell>
        </table:table-row>
        <table:table-row table:style-name="ro1">
          <table:table-cell office:value-type="float" office:value="-1.29500000000007" calcext:value-type="float">
            <text:p>-1,29500000000007</text:p>
          </table:table-cell>
          <table:table-cell table:formula="of:=SIN([.A707])" office:value-type="float" office:value="-0.962208652394749" calcext:value-type="float">
            <text:p>-0,962208652394749</text:p>
          </table:table-cell>
        </table:table-row>
        <table:table-row table:style-name="ro1">
          <table:table-cell office:value-type="float" office:value="-1.29400000000007" calcext:value-type="float">
            <text:p>-1,29400000000007</text:p>
          </table:table-cell>
          <table:table-cell table:formula="of:=SIN([.A708])" office:value-type="float" office:value="-0.9619358580801" calcext:value-type="float">
            <text:p>-0,9619358580801</text:p>
          </table:table-cell>
        </table:table-row>
        <table:table-row table:style-name="ro1">
          <table:table-cell office:value-type="float" office:value="-1.29300000000007" calcext:value-type="float">
            <text:p>-1,29300000000007</text:p>
          </table:table-cell>
          <table:table-cell table:formula="of:=SIN([.A709])" office:value-type="float" office:value="-0.961662101829672" calcext:value-type="float">
            <text:p>-0,961662101829672</text:p>
          </table:table-cell>
        </table:table-row>
        <table:table-row table:style-name="ro1">
          <table:table-cell office:value-type="float" office:value="-1.29200000000007" calcext:value-type="float">
            <text:p>-1,29200000000007</text:p>
          </table:table-cell>
          <table:table-cell table:formula="of:=SIN([.A710])" office:value-type="float" office:value="-0.961387383917223" calcext:value-type="float">
            <text:p>-0,961387383917223</text:p>
          </table:table-cell>
        </table:table-row>
        <table:table-row table:style-name="ro1">
          <table:table-cell office:value-type="float" office:value="-1.29100000000007" calcext:value-type="float">
            <text:p>-1,29100000000007</text:p>
          </table:table-cell>
          <table:table-cell table:formula="of:=SIN([.A711])" office:value-type="float" office:value="-0.96111170461747" calcext:value-type="float">
            <text:p>-0,96111170461747</text:p>
          </table:table-cell>
        </table:table-row>
        <table:table-row table:style-name="ro1">
          <table:table-cell office:value-type="float" office:value="-1.29000000000007" calcext:value-type="float">
            <text:p>-1,29000000000007</text:p>
          </table:table-cell>
          <table:table-cell table:formula="of:=SIN([.A712])" office:value-type="float" office:value="-0.960835064206092" calcext:value-type="float">
            <text:p>-0,960835064206092</text:p>
          </table:table-cell>
        </table:table-row>
        <table:table-row table:style-name="ro1">
          <table:table-cell office:value-type="float" office:value="-1.28900000000007" calcext:value-type="float">
            <text:p>-1,28900000000007</text:p>
          </table:table-cell>
          <table:table-cell table:formula="of:=SIN([.A713])" office:value-type="float" office:value="-0.960557462959731" calcext:value-type="float">
            <text:p>-0,960557462959731</text:p>
          </table:table-cell>
        </table:table-row>
        <table:table-row table:style-name="ro1">
          <table:table-cell office:value-type="float" office:value="-1.28800000000007" calcext:value-type="float">
            <text:p>-1,28800000000007</text:p>
          </table:table-cell>
          <table:table-cell table:formula="of:=SIN([.A714])" office:value-type="float" office:value="-0.960278901155986" calcext:value-type="float">
            <text:p>-0,960278901155986</text:p>
          </table:table-cell>
        </table:table-row>
        <table:table-row table:style-name="ro1">
          <table:table-cell office:value-type="float" office:value="-1.28700000000007" calcext:value-type="float">
            <text:p>-1,28700000000007</text:p>
          </table:table-cell>
          <table:table-cell table:formula="of:=SIN([.A715])" office:value-type="float" office:value="-0.95999937907342" calcext:value-type="float">
            <text:p>-0,95999937907342</text:p>
          </table:table-cell>
        </table:table-row>
        <table:table-row table:style-name="ro1">
          <table:table-cell office:value-type="float" office:value="-1.28600000000007" calcext:value-type="float">
            <text:p>-1,28600000000007</text:p>
          </table:table-cell>
          <table:table-cell table:formula="of:=SIN([.A716])" office:value-type="float" office:value="-0.959718896991555" calcext:value-type="float">
            <text:p>-0,959718896991555</text:p>
          </table:table-cell>
        </table:table-row>
        <table:table-row table:style-name="ro1">
          <table:table-cell office:value-type="float" office:value="-1.28500000000007" calcext:value-type="float">
            <text:p>-1,28500000000007</text:p>
          </table:table-cell>
          <table:table-cell table:formula="of:=SIN([.A717])" office:value-type="float" office:value="-0.959437455190873" calcext:value-type="float">
            <text:p>-0,959437455190873</text:p>
          </table:table-cell>
        </table:table-row>
        <table:table-row table:style-name="ro1">
          <table:table-cell office:value-type="float" office:value="-1.28400000000007" calcext:value-type="float">
            <text:p>-1,28400000000007</text:p>
          </table:table-cell>
          <table:table-cell table:formula="of:=SIN([.A718])" office:value-type="float" office:value="-0.959155053952816" calcext:value-type="float">
            <text:p>-0,959155053952816</text:p>
          </table:table-cell>
        </table:table-row>
        <table:table-row table:style-name="ro1">
          <table:table-cell office:value-type="float" office:value="-1.28300000000007" calcext:value-type="float">
            <text:p>-1,28300000000007</text:p>
          </table:table-cell>
          <table:table-cell table:formula="of:=SIN([.A719])" office:value-type="float" office:value="-0.958871693559785" calcext:value-type="float">
            <text:p>-0,958871693559785</text:p>
          </table:table-cell>
        </table:table-row>
        <table:table-row table:style-name="ro1">
          <table:table-cell office:value-type="float" office:value="-1.28200000000007" calcext:value-type="float">
            <text:p>-1,28200000000007</text:p>
          </table:table-cell>
          <table:table-cell table:formula="of:=SIN([.A720])" office:value-type="float" office:value="-0.958587374295141" calcext:value-type="float">
            <text:p>-0,958587374295141</text:p>
          </table:table-cell>
        </table:table-row>
        <table:table-row table:style-name="ro1">
          <table:table-cell office:value-type="float" office:value="-1.28100000000007" calcext:value-type="float">
            <text:p>-1,28100000000007</text:p>
          </table:table-cell>
          <table:table-cell table:formula="of:=SIN([.A721])" office:value-type="float" office:value="-0.958302096443201" calcext:value-type="float">
            <text:p>-0,958302096443201</text:p>
          </table:table-cell>
        </table:table-row>
        <table:table-row table:style-name="ro1">
          <table:table-cell office:value-type="float" office:value="-1.28000000000007" calcext:value-type="float">
            <text:p>-1,28000000000007</text:p>
          </table:table-cell>
          <table:table-cell table:formula="of:=SIN([.A722])" office:value-type="float" office:value="-0.958015860289246" calcext:value-type="float">
            <text:p>-0,958015860289246</text:p>
          </table:table-cell>
        </table:table-row>
        <table:table-row table:style-name="ro1">
          <table:table-cell office:value-type="float" office:value="-1.27900000000007" calcext:value-type="float">
            <text:p>-1,27900000000007</text:p>
          </table:table-cell>
          <table:table-cell table:formula="of:=SIN([.A723])" office:value-type="float" office:value="-0.957728666119509" calcext:value-type="float">
            <text:p>-0,957728666119509</text:p>
          </table:table-cell>
        </table:table-row>
        <table:table-row table:style-name="ro1">
          <table:table-cell office:value-type="float" office:value="-1.27800000000007" calcext:value-type="float">
            <text:p>-1,27800000000007</text:p>
          </table:table-cell>
          <table:table-cell table:formula="of:=SIN([.A724])" office:value-type="float" office:value="-0.957440514221187" calcext:value-type="float">
            <text:p>-0,957440514221187</text:p>
          </table:table-cell>
        </table:table-row>
        <table:table-row table:style-name="ro1">
          <table:table-cell office:value-type="float" office:value="-1.27700000000007" calcext:value-type="float">
            <text:p>-1,27700000000007</text:p>
          </table:table-cell>
          <table:table-cell table:formula="of:=SIN([.A725])" office:value-type="float" office:value="-0.95715140488243" calcext:value-type="float">
            <text:p>-0,95715140488243</text:p>
          </table:table-cell>
        </table:table-row>
        <table:table-row table:style-name="ro1">
          <table:table-cell office:value-type="float" office:value="-1.27600000000007" calcext:value-type="float">
            <text:p>-1,27600000000007</text:p>
          </table:table-cell>
          <table:table-cell table:formula="of:=SIN([.A726])" office:value-type="float" office:value="-0.956861338392348" calcext:value-type="float">
            <text:p>-0,956861338392348</text:p>
          </table:table-cell>
        </table:table-row>
        <table:table-row table:style-name="ro1">
          <table:table-cell office:value-type="float" office:value="-1.27500000000007" calcext:value-type="float">
            <text:p>-1,27500000000007</text:p>
          </table:table-cell>
          <table:table-cell table:formula="of:=SIN([.A727])" office:value-type="float" office:value="-0.956570315041007" calcext:value-type="float">
            <text:p>-0,956570315041007</text:p>
          </table:table-cell>
        </table:table-row>
        <table:table-row table:style-name="ro1">
          <table:table-cell office:value-type="float" office:value="-1.27400000000007" calcext:value-type="float">
            <text:p>-1,27400000000007</text:p>
          </table:table-cell>
          <table:table-cell table:formula="of:=SIN([.A728])" office:value-type="float" office:value="-0.956278335119431" calcext:value-type="float">
            <text:p>-0,956278335119431</text:p>
          </table:table-cell>
        </table:table-row>
        <table:table-row table:style-name="ro1">
          <table:table-cell office:value-type="float" office:value="-1.27300000000007" calcext:value-type="float">
            <text:p>-1,27300000000007</text:p>
          </table:table-cell>
          <table:table-cell table:formula="of:=SIN([.A729])" office:value-type="float" office:value="-0.955985398919599" calcext:value-type="float">
            <text:p>-0,955985398919599</text:p>
          </table:table-cell>
        </table:table-row>
        <table:table-row table:style-name="ro1">
          <table:table-cell office:value-type="float" office:value="-1.27200000000007" calcext:value-type="float">
            <text:p>-1,27200000000007</text:p>
          </table:table-cell>
          <table:table-cell table:formula="of:=SIN([.A730])" office:value-type="float" office:value="-0.955691506734449" calcext:value-type="float">
            <text:p>-0,955691506734449</text:p>
          </table:table-cell>
        </table:table-row>
        <table:table-row table:style-name="ro1">
          <table:table-cell office:value-type="float" office:value="-1.27100000000007" calcext:value-type="float">
            <text:p>-1,27100000000007</text:p>
          </table:table-cell>
          <table:table-cell table:formula="of:=SIN([.A731])" office:value-type="float" office:value="-0.955396658857871" calcext:value-type="float">
            <text:p>-0,955396658857871</text:p>
          </table:table-cell>
        </table:table-row>
        <table:table-row table:style-name="ro1">
          <table:table-cell office:value-type="float" office:value="-1.27000000000007" calcext:value-type="float">
            <text:p>-1,27000000000007</text:p>
          </table:table-cell>
          <table:table-cell table:formula="of:=SIN([.A732])" office:value-type="float" office:value="-0.955100855584714" calcext:value-type="float">
            <text:p>-0,955100855584714</text:p>
          </table:table-cell>
        </table:table-row>
        <table:table-row table:style-name="ro1">
          <table:table-cell office:value-type="float" office:value="-1.26900000000007" calcext:value-type="float">
            <text:p>-1,26900000000007</text:p>
          </table:table-cell>
          <table:table-cell table:formula="of:=SIN([.A733])" office:value-type="float" office:value="-0.954804097210781" calcext:value-type="float">
            <text:p>-0,954804097210781</text:p>
          </table:table-cell>
        </table:table-row>
        <table:table-row table:style-name="ro1">
          <table:table-cell office:value-type="float" office:value="-1.26800000000007" calcext:value-type="float">
            <text:p>-1,26800000000007</text:p>
          </table:table-cell>
          <table:table-cell table:formula="of:=SIN([.A734])" office:value-type="float" office:value="-0.95450638403283" calcext:value-type="float">
            <text:p>-0,95450638403283</text:p>
          </table:table-cell>
        </table:table-row>
        <table:table-row table:style-name="ro1">
          <table:table-cell office:value-type="float" office:value="-1.26700000000007" calcext:value-type="float">
            <text:p>-1,26700000000007</text:p>
          </table:table-cell>
          <table:table-cell table:formula="of:=SIN([.A735])" office:value-type="float" office:value="-0.954207716348575" calcext:value-type="float">
            <text:p>-0,954207716348575</text:p>
          </table:table-cell>
        </table:table-row>
        <table:table-row table:style-name="ro1">
          <table:table-cell office:value-type="float" office:value="-1.26600000000007" calcext:value-type="float">
            <text:p>-1,26600000000007</text:p>
          </table:table-cell>
          <table:table-cell table:formula="of:=SIN([.A736])" office:value-type="float" office:value="-0.953908094456683" calcext:value-type="float">
            <text:p>-0,953908094456683</text:p>
          </table:table-cell>
        </table:table-row>
        <table:table-row table:style-name="ro1">
          <table:table-cell office:value-type="float" office:value="-1.26500000000007" calcext:value-type="float">
            <text:p>-1,26500000000007</text:p>
          </table:table-cell>
          <table:table-cell table:formula="of:=SIN([.A737])" office:value-type="float" office:value="-0.953607518656776" calcext:value-type="float">
            <text:p>-0,953607518656776</text:p>
          </table:table-cell>
        </table:table-row>
        <table:table-row table:style-name="ro1">
          <table:table-cell office:value-type="float" office:value="-1.26400000000007" calcext:value-type="float">
            <text:p>-1,26400000000007</text:p>
          </table:table-cell>
          <table:table-cell table:formula="of:=SIN([.A738])" office:value-type="float" office:value="-0.95330598924943" calcext:value-type="float">
            <text:p>-0,95330598924943</text:p>
          </table:table-cell>
        </table:table-row>
        <table:table-row table:style-name="ro1">
          <table:table-cell office:value-type="float" office:value="-1.26300000000007" calcext:value-type="float">
            <text:p>-1,26300000000007</text:p>
          </table:table-cell>
          <table:table-cell table:formula="of:=SIN([.A739])" office:value-type="float" office:value="-0.953003506536174" calcext:value-type="float">
            <text:p>-0,953003506536174</text:p>
          </table:table-cell>
        </table:table-row>
        <table:table-row table:style-name="ro1">
          <table:table-cell office:value-type="float" office:value="-1.26200000000007" calcext:value-type="float">
            <text:p>-1,26200000000007</text:p>
          </table:table-cell>
          <table:table-cell table:formula="of:=SIN([.A740])" office:value-type="float" office:value="-0.95270007081949" calcext:value-type="float">
            <text:p>-0,95270007081949</text:p>
          </table:table-cell>
        </table:table-row>
        <table:table-row table:style-name="ro1">
          <table:table-cell office:value-type="float" office:value="-1.26100000000007" calcext:value-type="float">
            <text:p>-1,26100000000007</text:p>
          </table:table-cell>
          <table:table-cell table:formula="of:=SIN([.A741])" office:value-type="float" office:value="-0.952395682402816" calcext:value-type="float">
            <text:p>-0,952395682402816</text:p>
          </table:table-cell>
        </table:table-row>
        <table:table-row table:style-name="ro1">
          <table:table-cell office:value-type="float" office:value="-1.26000000000007" calcext:value-type="float">
            <text:p>-1,26000000000007</text:p>
          </table:table-cell>
          <table:table-cell table:formula="of:=SIN([.A742])" office:value-type="float" office:value="-0.952090341590538" calcext:value-type="float">
            <text:p>-0,952090341590538</text:p>
          </table:table-cell>
        </table:table-row>
        <table:table-row table:style-name="ro1">
          <table:table-cell office:value-type="float" office:value="-1.25900000000007" calcext:value-type="float">
            <text:p>-1,25900000000007</text:p>
          </table:table-cell>
          <table:table-cell table:formula="of:=SIN([.A743])" office:value-type="float" office:value="-0.951784048687999" calcext:value-type="float">
            <text:p>-0,951784048687999</text:p>
          </table:table-cell>
        </table:table-row>
        <table:table-row table:style-name="ro1">
          <table:table-cell office:value-type="float" office:value="-1.25800000000007" calcext:value-type="float">
            <text:p>-1,25800000000007</text:p>
          </table:table-cell>
          <table:table-cell table:formula="of:=SIN([.A744])" office:value-type="float" office:value="-0.951476804001489" calcext:value-type="float">
            <text:p>-0,951476804001489</text:p>
          </table:table-cell>
        </table:table-row>
        <table:table-row table:style-name="ro1">
          <table:table-cell office:value-type="float" office:value="-1.25700000000007" calcext:value-type="float">
            <text:p>-1,25700000000007</text:p>
          </table:table-cell>
          <table:table-cell table:formula="of:=SIN([.A745])" office:value-type="float" office:value="-0.951168607838255" calcext:value-type="float">
            <text:p>-0,951168607838255</text:p>
          </table:table-cell>
        </table:table-row>
        <table:table-row table:style-name="ro1">
          <table:table-cell office:value-type="float" office:value="-1.25600000000007" calcext:value-type="float">
            <text:p>-1,25600000000007</text:p>
          </table:table-cell>
          <table:table-cell table:formula="of:=SIN([.A746])" office:value-type="float" office:value="-0.950859460506493" calcext:value-type="float">
            <text:p>-0,950859460506493</text:p>
          </table:table-cell>
        </table:table-row>
        <table:table-row table:style-name="ro1">
          <table:table-cell office:value-type="float" office:value="-1.25500000000007" calcext:value-type="float">
            <text:p>-1,25500000000007</text:p>
          </table:table-cell>
          <table:table-cell table:formula="of:=SIN([.A747])" office:value-type="float" office:value="-0.950549362315349" calcext:value-type="float">
            <text:p>-0,950549362315349</text:p>
          </table:table-cell>
        </table:table-row>
        <table:table-row table:style-name="ro1">
          <table:table-cell office:value-type="float" office:value="-1.25400000000007" calcext:value-type="float">
            <text:p>-1,25400000000007</text:p>
          </table:table-cell>
          <table:table-cell table:formula="of:=SIN([.A748])" office:value-type="float" office:value="-0.950238313574922" calcext:value-type="float">
            <text:p>-0,950238313574922</text:p>
          </table:table-cell>
        </table:table-row>
        <table:table-row table:style-name="ro1">
          <table:table-cell office:value-type="float" office:value="-1.25300000000007" calcext:value-type="float">
            <text:p>-1,25300000000007</text:p>
          </table:table-cell>
          <table:table-cell table:formula="of:=SIN([.A749])" office:value-type="float" office:value="-0.949926314596261" calcext:value-type="float">
            <text:p>-0,949926314596261</text:p>
          </table:table-cell>
        </table:table-row>
        <table:table-row table:style-name="ro1">
          <table:table-cell office:value-type="float" office:value="-1.25200000000007" calcext:value-type="float">
            <text:p>-1,25200000000007</text:p>
          </table:table-cell>
          <table:table-cell table:formula="of:=SIN([.A750])" office:value-type="float" office:value="-0.949613365691364" calcext:value-type="float">
            <text:p>-0,949613365691364</text:p>
          </table:table-cell>
        </table:table-row>
        <table:table-row table:style-name="ro1">
          <table:table-cell office:value-type="float" office:value="-1.25100000000008" calcext:value-type="float">
            <text:p>-1,25100000000008</text:p>
          </table:table-cell>
          <table:table-cell table:formula="of:=SIN([.A751])" office:value-type="float" office:value="-0.949299467173181" calcext:value-type="float">
            <text:p>-0,949299467173181</text:p>
          </table:table-cell>
        </table:table-row>
        <table:table-row table:style-name="ro1">
          <table:table-cell office:value-type="float" office:value="-1.25000000000008" calcext:value-type="float">
            <text:p>-1,25000000000008</text:p>
          </table:table-cell>
          <table:table-cell table:formula="of:=SIN([.A752])" office:value-type="float" office:value="-0.94898461935561" calcext:value-type="float">
            <text:p>-0,94898461935561</text:p>
          </table:table-cell>
        </table:table-row>
        <table:table-row table:style-name="ro1">
          <table:table-cell office:value-type="float" office:value="-1.24900000000008" calcext:value-type="float">
            <text:p>-1,24900000000008</text:p>
          </table:table-cell>
          <table:table-cell table:formula="of:=SIN([.A753])" office:value-type="float" office:value="-0.948668822553498" calcext:value-type="float">
            <text:p>-0,948668822553498</text:p>
          </table:table-cell>
        </table:table-row>
        <table:table-row table:style-name="ro1">
          <table:table-cell office:value-type="float" office:value="-1.24800000000008" calcext:value-type="float">
            <text:p>-1,24800000000008</text:p>
          </table:table-cell>
          <table:table-cell table:formula="of:=SIN([.A754])" office:value-type="float" office:value="-0.948352077082643" calcext:value-type="float">
            <text:p>-0,948352077082643</text:p>
          </table:table-cell>
        </table:table-row>
        <table:table-row table:style-name="ro1">
          <table:table-cell office:value-type="float" office:value="-1.24700000000008" calcext:value-type="float">
            <text:p>-1,24700000000008</text:p>
          </table:table-cell>
          <table:table-cell table:formula="of:=SIN([.A755])" office:value-type="float" office:value="-0.94803438325979" calcext:value-type="float">
            <text:p>-0,94803438325979</text:p>
          </table:table-cell>
        </table:table-row>
        <table:table-row table:style-name="ro1">
          <table:table-cell office:value-type="float" office:value="-1.24600000000008" calcext:value-type="float">
            <text:p>-1,24600000000008</text:p>
          </table:table-cell>
          <table:table-cell table:formula="of:=SIN([.A756])" office:value-type="float" office:value="-0.947715741402633" calcext:value-type="float">
            <text:p>-0,947715741402633</text:p>
          </table:table-cell>
        </table:table-row>
        <table:table-row table:style-name="ro1">
          <table:table-cell office:value-type="float" office:value="-1.24500000000008" calcext:value-type="float">
            <text:p>-1,24500000000008</text:p>
          </table:table-cell>
          <table:table-cell table:formula="of:=SIN([.A757])" office:value-type="float" office:value="-0.947396151829813" calcext:value-type="float">
            <text:p>-0,947396151829813</text:p>
          </table:table-cell>
        </table:table-row>
        <table:table-row table:style-name="ro1">
          <table:table-cell office:value-type="float" office:value="-1.24400000000008" calcext:value-type="float">
            <text:p>-1,24400000000008</text:p>
          </table:table-cell>
          <table:table-cell table:formula="of:=SIN([.A758])" office:value-type="float" office:value="-0.94707561486092" calcext:value-type="float">
            <text:p>-0,94707561486092</text:p>
          </table:table-cell>
        </table:table-row>
        <table:table-row table:style-name="ro1">
          <table:table-cell office:value-type="float" office:value="-1.24300000000008" calcext:value-type="float">
            <text:p>-1,24300000000008</text:p>
          </table:table-cell>
          <table:table-cell table:formula="of:=SIN([.A759])" office:value-type="float" office:value="-0.946754130816492" calcext:value-type="float">
            <text:p>-0,946754130816492</text:p>
          </table:table-cell>
        </table:table-row>
        <table:table-row table:style-name="ro1">
          <table:table-cell office:value-type="float" office:value="-1.24200000000008" calcext:value-type="float">
            <text:p>-1,24200000000008</text:p>
          </table:table-cell>
          <table:table-cell table:formula="of:=SIN([.A760])" office:value-type="float" office:value="-0.946431700018011" calcext:value-type="float">
            <text:p>-0,946431700018011</text:p>
          </table:table-cell>
        </table:table-row>
        <table:table-row table:style-name="ro1">
          <table:table-cell office:value-type="float" office:value="-1.24100000000008" calcext:value-type="float">
            <text:p>-1,24100000000008</text:p>
          </table:table-cell>
          <table:table-cell table:formula="of:=SIN([.A761])" office:value-type="float" office:value="-0.946108322787909" calcext:value-type="float">
            <text:p>-0,946108322787909</text:p>
          </table:table-cell>
        </table:table-row>
        <table:table-row table:style-name="ro1">
          <table:table-cell office:value-type="float" office:value="-1.24000000000008" calcext:value-type="float">
            <text:p>-1,24000000000008</text:p>
          </table:table-cell>
          <table:table-cell table:formula="of:=SIN([.A762])" office:value-type="float" office:value="-0.945783999449564" calcext:value-type="float">
            <text:p>-0,945783999449564</text:p>
          </table:table-cell>
        </table:table-row>
        <table:table-row table:style-name="ro1">
          <table:table-cell office:value-type="float" office:value="-1.23900000000008" calcext:value-type="float">
            <text:p>-1,23900000000008</text:p>
          </table:table-cell>
          <table:table-cell table:formula="of:=SIN([.A763])" office:value-type="float" office:value="-0.945458730327297" calcext:value-type="float">
            <text:p>-0,945458730327297</text:p>
          </table:table-cell>
        </table:table-row>
        <table:table-row table:style-name="ro1">
          <table:table-cell office:value-type="float" office:value="-1.23800000000008" calcext:value-type="float">
            <text:p>-1,23800000000008</text:p>
          </table:table-cell>
          <table:table-cell table:formula="of:=SIN([.A764])" office:value-type="float" office:value="-0.94513251574638" calcext:value-type="float">
            <text:p>-0,94513251574638</text:p>
          </table:table-cell>
        </table:table-row>
        <table:table-row table:style-name="ro1">
          <table:table-cell office:value-type="float" office:value="-1.23700000000008" calcext:value-type="float">
            <text:p>-1,23700000000008</text:p>
          </table:table-cell>
          <table:table-cell table:formula="of:=SIN([.A765])" office:value-type="float" office:value="-0.944805356033025" calcext:value-type="float">
            <text:p>-0,944805356033025</text:p>
          </table:table-cell>
        </table:table-row>
        <table:table-row table:style-name="ro1">
          <table:table-cell office:value-type="float" office:value="-1.23600000000008" calcext:value-type="float">
            <text:p>-1,23600000000008</text:p>
          </table:table-cell>
          <table:table-cell table:formula="of:=SIN([.A766])" office:value-type="float" office:value="-0.944477251514393" calcext:value-type="float">
            <text:p>-0,944477251514393</text:p>
          </table:table-cell>
        </table:table-row>
        <table:table-row table:style-name="ro1">
          <table:table-cell office:value-type="float" office:value="-1.23500000000008" calcext:value-type="float">
            <text:p>-1,23500000000008</text:p>
          </table:table-cell>
          <table:table-cell table:formula="of:=SIN([.A767])" office:value-type="float" office:value="-0.944148202518588" calcext:value-type="float">
            <text:p>-0,944148202518588</text:p>
          </table:table-cell>
        </table:table-row>
        <table:table-row table:style-name="ro1">
          <table:table-cell office:value-type="float" office:value="-1.23400000000008" calcext:value-type="float">
            <text:p>-1,23400000000008</text:p>
          </table:table-cell>
          <table:table-cell table:formula="of:=SIN([.A768])" office:value-type="float" office:value="-0.943818209374659" calcext:value-type="float">
            <text:p>-0,943818209374659</text:p>
          </table:table-cell>
        </table:table-row>
        <table:table-row table:style-name="ro1">
          <table:table-cell office:value-type="float" office:value="-1.23300000000008" calcext:value-type="float">
            <text:p>-1,23300000000008</text:p>
          </table:table-cell>
          <table:table-cell table:formula="of:=SIN([.A769])" office:value-type="float" office:value="-0.9434872724126" calcext:value-type="float">
            <text:p>-0,9434872724126</text:p>
          </table:table-cell>
        </table:table-row>
        <table:table-row table:style-name="ro1">
          <table:table-cell office:value-type="float" office:value="-1.23200000000008" calcext:value-type="float">
            <text:p>-1,23200000000008</text:p>
          </table:table-cell>
          <table:table-cell table:formula="of:=SIN([.A770])" office:value-type="float" office:value="-0.943155391963346" calcext:value-type="float">
            <text:p>-0,943155391963346</text:p>
          </table:table-cell>
        </table:table-row>
        <table:table-row table:style-name="ro1">
          <table:table-cell office:value-type="float" office:value="-1.23100000000008" calcext:value-type="float">
            <text:p>-1,23100000000008</text:p>
          </table:table-cell>
          <table:table-cell table:formula="of:=SIN([.A771])" office:value-type="float" office:value="-0.94282256835878" calcext:value-type="float">
            <text:p>-0,94282256835878</text:p>
          </table:table-cell>
        </table:table-row>
        <table:table-row table:style-name="ro1">
          <table:table-cell office:value-type="float" office:value="-1.23000000000008" calcext:value-type="float">
            <text:p>-1,23000000000008</text:p>
          </table:table-cell>
          <table:table-cell table:formula="of:=SIN([.A772])" office:value-type="float" office:value="-0.942488801931723" calcext:value-type="float">
            <text:p>-0,942488801931723</text:p>
          </table:table-cell>
        </table:table-row>
        <table:table-row table:style-name="ro1">
          <table:table-cell office:value-type="float" office:value="-1.22900000000008" calcext:value-type="float">
            <text:p>-1,22900000000008</text:p>
          </table:table-cell>
          <table:table-cell table:formula="of:=SIN([.A773])" office:value-type="float" office:value="-0.942154093015943" calcext:value-type="float">
            <text:p>-0,942154093015943</text:p>
          </table:table-cell>
        </table:table-row>
        <table:table-row table:style-name="ro1">
          <table:table-cell office:value-type="float" office:value="-1.22800000000008" calcext:value-type="float">
            <text:p>-1,22800000000008</text:p>
          </table:table-cell>
          <table:table-cell table:formula="of:=SIN([.A774])" office:value-type="float" office:value="-0.941818441946149" calcext:value-type="float">
            <text:p>-0,941818441946149</text:p>
          </table:table-cell>
        </table:table-row>
        <table:table-row table:style-name="ro1">
          <table:table-cell office:value-type="float" office:value="-1.22700000000008" calcext:value-type="float">
            <text:p>-1,22700000000008</text:p>
          </table:table-cell>
          <table:table-cell table:formula="of:=SIN([.A775])" office:value-type="float" office:value="-0.941481849057991" calcext:value-type="float">
            <text:p>-0,941481849057991</text:p>
          </table:table-cell>
        </table:table-row>
        <table:table-row table:style-name="ro1">
          <table:table-cell office:value-type="float" office:value="-1.22600000000008" calcext:value-type="float">
            <text:p>-1,22600000000008</text:p>
          </table:table-cell>
          <table:table-cell table:formula="of:=SIN([.A776])" office:value-type="float" office:value="-0.941144314688063" calcext:value-type="float">
            <text:p>-0,941144314688063</text:p>
          </table:table-cell>
        </table:table-row>
        <table:table-row table:style-name="ro1">
          <table:table-cell office:value-type="float" office:value="-1.22500000000008" calcext:value-type="float">
            <text:p>-1,22500000000008</text:p>
          </table:table-cell>
          <table:table-cell table:formula="of:=SIN([.A777])" office:value-type="float" office:value="-0.940805839173898" calcext:value-type="float">
            <text:p>-0,940805839173898</text:p>
          </table:table-cell>
        </table:table-row>
        <table:table-row table:style-name="ro1">
          <table:table-cell office:value-type="float" office:value="-1.22400000000008" calcext:value-type="float">
            <text:p>-1,22400000000008</text:p>
          </table:table-cell>
          <table:table-cell table:formula="of:=SIN([.A778])" office:value-type="float" office:value="-0.940466422853973" calcext:value-type="float">
            <text:p>-0,940466422853973</text:p>
          </table:table-cell>
        </table:table-row>
        <table:table-row table:style-name="ro1">
          <table:table-cell office:value-type="float" office:value="-1.22300000000008" calcext:value-type="float">
            <text:p>-1,22300000000008</text:p>
          </table:table-cell>
          <table:table-cell table:formula="of:=SIN([.A779])" office:value-type="float" office:value="-0.940126066067703" calcext:value-type="float">
            <text:p>-0,940126066067703</text:p>
          </table:table-cell>
        </table:table-row>
        <table:table-row table:style-name="ro1">
          <table:table-cell office:value-type="float" office:value="-1.22200000000008" calcext:value-type="float">
            <text:p>-1,22200000000008</text:p>
          </table:table-cell>
          <table:table-cell table:formula="of:=SIN([.A780])" office:value-type="float" office:value="-0.939784769155445" calcext:value-type="float">
            <text:p>-0,939784769155445</text:p>
          </table:table-cell>
        </table:table-row>
        <table:table-row table:style-name="ro1">
          <table:table-cell office:value-type="float" office:value="-1.22100000000008" calcext:value-type="float">
            <text:p>-1,22100000000008</text:p>
          </table:table-cell>
          <table:table-cell table:formula="of:=SIN([.A781])" office:value-type="float" office:value="-0.939442532458497" calcext:value-type="float">
            <text:p>-0,939442532458497</text:p>
          </table:table-cell>
        </table:table-row>
        <table:table-row table:style-name="ro1">
          <table:table-cell office:value-type="float" office:value="-1.22000000000008" calcext:value-type="float">
            <text:p>-1,22000000000008</text:p>
          </table:table-cell>
          <table:table-cell table:formula="of:=SIN([.A782])" office:value-type="float" office:value="-0.939099356319094" calcext:value-type="float">
            <text:p>-0,939099356319094</text:p>
          </table:table-cell>
        </table:table-row>
        <table:table-row table:style-name="ro1">
          <table:table-cell office:value-type="float" office:value="-1.21900000000008" calcext:value-type="float">
            <text:p>-1,21900000000008</text:p>
          </table:table-cell>
          <table:table-cell table:formula="of:=SIN([.A783])" office:value-type="float" office:value="-0.938755241080414" calcext:value-type="float">
            <text:p>-0,938755241080414</text:p>
          </table:table-cell>
        </table:table-row>
        <table:table-row table:style-name="ro1">
          <table:table-cell office:value-type="float" office:value="-1.21800000000008" calcext:value-type="float">
            <text:p>-1,21800000000008</text:p>
          </table:table-cell>
          <table:table-cell table:formula="of:=SIN([.A784])" office:value-type="float" office:value="-0.93841018708657" calcext:value-type="float">
            <text:p>-0,93841018708657</text:p>
          </table:table-cell>
        </table:table-row>
        <table:table-row table:style-name="ro1">
          <table:table-cell office:value-type="float" office:value="-1.21700000000008" calcext:value-type="float">
            <text:p>-1,21700000000008</text:p>
          </table:table-cell>
          <table:table-cell table:formula="of:=SIN([.A785])" office:value-type="float" office:value="-0.938064194682618" calcext:value-type="float">
            <text:p>-0,938064194682618</text:p>
          </table:table-cell>
        </table:table-row>
        <table:table-row table:style-name="ro1">
          <table:table-cell office:value-type="float" office:value="-1.21600000000008" calcext:value-type="float">
            <text:p>-1,21600000000008</text:p>
          </table:table-cell>
          <table:table-cell table:formula="of:=SIN([.A786])" office:value-type="float" office:value="-0.937717264214549" calcext:value-type="float">
            <text:p>-0,937717264214549</text:p>
          </table:table-cell>
        </table:table-row>
        <table:table-row table:style-name="ro1">
          <table:table-cell office:value-type="float" office:value="-1.21500000000008" calcext:value-type="float">
            <text:p>-1,21500000000008</text:p>
          </table:table-cell>
          <table:table-cell table:formula="of:=SIN([.A787])" office:value-type="float" office:value="-0.937369396029294" calcext:value-type="float">
            <text:p>-0,937369396029294</text:p>
          </table:table-cell>
        </table:table-row>
        <table:table-row table:style-name="ro1">
          <table:table-cell office:value-type="float" office:value="-1.21400000000008" calcext:value-type="float">
            <text:p>-1,21400000000008</text:p>
          </table:table-cell>
          <table:table-cell table:formula="of:=SIN([.A788])" office:value-type="float" office:value="-0.937020590474721" calcext:value-type="float">
            <text:p>-0,937020590474721</text:p>
          </table:table-cell>
        </table:table-row>
        <table:table-row table:style-name="ro1">
          <table:table-cell office:value-type="float" office:value="-1.21300000000008" calcext:value-type="float">
            <text:p>-1,21300000000008</text:p>
          </table:table-cell>
          <table:table-cell table:formula="of:=SIN([.A789])" office:value-type="float" office:value="-0.936670847899636" calcext:value-type="float">
            <text:p>-0,936670847899636</text:p>
          </table:table-cell>
        </table:table-row>
        <table:table-row table:style-name="ro1">
          <table:table-cell office:value-type="float" office:value="-1.21200000000008" calcext:value-type="float">
            <text:p>-1,21200000000008</text:p>
          </table:table-cell>
          <table:table-cell table:formula="of:=SIN([.A790])" office:value-type="float" office:value="-0.93632016865378" calcext:value-type="float">
            <text:p>-0,93632016865378</text:p>
          </table:table-cell>
        </table:table-row>
        <table:table-row table:style-name="ro1">
          <table:table-cell office:value-type="float" office:value="-1.21100000000008" calcext:value-type="float">
            <text:p>-1,21100000000008</text:p>
          </table:table-cell>
          <table:table-cell table:formula="of:=SIN([.A791])" office:value-type="float" office:value="-0.935968553087835" calcext:value-type="float">
            <text:p>-0,935968553087835</text:p>
          </table:table-cell>
        </table:table-row>
        <table:table-row table:style-name="ro1">
          <table:table-cell office:value-type="float" office:value="-1.21000000000008" calcext:value-type="float">
            <text:p>-1,21000000000008</text:p>
          </table:table-cell>
          <table:table-cell table:formula="of:=SIN([.A792])" office:value-type="float" office:value="-0.935616001553414" calcext:value-type="float">
            <text:p>-0,935616001553414</text:p>
          </table:table-cell>
        </table:table-row>
        <table:table-row table:style-name="ro1">
          <table:table-cell office:value-type="float" office:value="-1.20900000000008" calcext:value-type="float">
            <text:p>-1,20900000000008</text:p>
          </table:table-cell>
          <table:table-cell table:formula="of:=SIN([.A793])" office:value-type="float" office:value="-0.935262514403069" calcext:value-type="float">
            <text:p>-0,935262514403069</text:p>
          </table:table-cell>
        </table:table-row>
        <table:table-row table:style-name="ro1">
          <table:table-cell office:value-type="float" office:value="-1.20800000000008" calcext:value-type="float">
            <text:p>-1,20800000000008</text:p>
          </table:table-cell>
          <table:table-cell table:formula="of:=SIN([.A794])" office:value-type="float" office:value="-0.934908091990288" calcext:value-type="float">
            <text:p>-0,934908091990288</text:p>
          </table:table-cell>
        </table:table-row>
        <table:table-row table:style-name="ro1">
          <table:table-cell office:value-type="float" office:value="-1.20700000000008" calcext:value-type="float">
            <text:p>-1,20700000000008</text:p>
          </table:table-cell>
          <table:table-cell table:formula="of:=SIN([.A795])" office:value-type="float" office:value="-0.934552734669494" calcext:value-type="float">
            <text:p>-0,934552734669494</text:p>
          </table:table-cell>
        </table:table-row>
        <table:table-row table:style-name="ro1">
          <table:table-cell office:value-type="float" office:value="-1.20600000000008" calcext:value-type="float">
            <text:p>-1,20600000000008</text:p>
          </table:table-cell>
          <table:table-cell table:formula="of:=SIN([.A796])" office:value-type="float" office:value="-0.934196442796042" calcext:value-type="float">
            <text:p>-0,934196442796042</text:p>
          </table:table-cell>
        </table:table-row>
        <table:table-row table:style-name="ro1">
          <table:table-cell office:value-type="float" office:value="-1.20500000000008" calcext:value-type="float">
            <text:p>-1,20500000000008</text:p>
          </table:table-cell>
          <table:table-cell table:formula="of:=SIN([.A797])" office:value-type="float" office:value="-0.933839216726225" calcext:value-type="float">
            <text:p>-0,933839216726225</text:p>
          </table:table-cell>
        </table:table-row>
        <table:table-row table:style-name="ro1">
          <table:table-cell office:value-type="float" office:value="-1.20400000000008" calcext:value-type="float">
            <text:p>-1,20400000000008</text:p>
          </table:table-cell>
          <table:table-cell table:formula="of:=SIN([.A798])" office:value-type="float" office:value="-0.933481056817269" calcext:value-type="float">
            <text:p>-0,933481056817269</text:p>
          </table:table-cell>
        </table:table-row>
        <table:table-row table:style-name="ro1">
          <table:table-cell office:value-type="float" office:value="-1.20300000000008" calcext:value-type="float">
            <text:p>-1,20300000000008</text:p>
          </table:table-cell>
          <table:table-cell table:formula="of:=SIN([.A799])" office:value-type="float" office:value="-0.933121963427335" calcext:value-type="float">
            <text:p>-0,933121963427335</text:p>
          </table:table-cell>
        </table:table-row>
        <table:table-row table:style-name="ro1">
          <table:table-cell office:value-type="float" office:value="-1.20200000000008" calcext:value-type="float">
            <text:p>-1,20200000000008</text:p>
          </table:table-cell>
          <table:table-cell table:formula="of:=SIN([.A800])" office:value-type="float" office:value="-0.932761936915514" calcext:value-type="float">
            <text:p>-0,932761936915514</text:p>
          </table:table-cell>
        </table:table-row>
        <table:table-row table:style-name="ro1">
          <table:table-cell office:value-type="float" office:value="-1.20100000000008" calcext:value-type="float">
            <text:p>-1,20100000000008</text:p>
          </table:table-cell>
          <table:table-cell table:formula="of:=SIN([.A801])" office:value-type="float" office:value="-0.932400977641835" calcext:value-type="float">
            <text:p>-0,932400977641835</text:p>
          </table:table-cell>
        </table:table-row>
        <table:table-row table:style-name="ro1">
          <table:table-cell office:value-type="float" office:value="-1.20000000000008" calcext:value-type="float">
            <text:p>-1,20000000000008</text:p>
          </table:table-cell>
          <table:table-cell table:formula="of:=SIN([.A802])" office:value-type="float" office:value="-0.932039085967255" calcext:value-type="float">
            <text:p>-0,932039085967255</text:p>
          </table:table-cell>
        </table:table-row>
        <table:table-row table:style-name="ro1">
          <table:table-cell office:value-type="float" office:value="-1.19900000000008" calcext:value-type="float">
            <text:p>-1,19900000000008</text:p>
          </table:table-cell>
          <table:table-cell table:formula="of:=SIN([.A803])" office:value-type="float" office:value="-0.931676262253668" calcext:value-type="float">
            <text:p>-0,931676262253668</text:p>
          </table:table-cell>
        </table:table-row>
        <table:table-row table:style-name="ro1">
          <table:table-cell office:value-type="float" office:value="-1.19800000000008" calcext:value-type="float">
            <text:p>-1,19800000000008</text:p>
          </table:table-cell>
          <table:table-cell table:formula="of:=SIN([.A804])" office:value-type="float" office:value="-0.931312506863895" calcext:value-type="float">
            <text:p>-0,931312506863895</text:p>
          </table:table-cell>
        </table:table-row>
        <table:table-row table:style-name="ro1">
          <table:table-cell office:value-type="float" office:value="-1.19700000000008" calcext:value-type="float">
            <text:p>-1,19700000000008</text:p>
          </table:table-cell>
          <table:table-cell table:formula="of:=SIN([.A805])" office:value-type="float" office:value="-0.930947820161694" calcext:value-type="float">
            <text:p>-0,930947820161694</text:p>
          </table:table-cell>
        </table:table-row>
        <table:table-row table:style-name="ro1">
          <table:table-cell office:value-type="float" office:value="-1.19600000000008" calcext:value-type="float">
            <text:p>-1,19600000000008</text:p>
          </table:table-cell>
          <table:table-cell table:formula="of:=SIN([.A806])" office:value-type="float" office:value="-0.930582202511749" calcext:value-type="float">
            <text:p>-0,930582202511749</text:p>
          </table:table-cell>
        </table:table-row>
        <table:table-row table:style-name="ro1">
          <table:table-cell office:value-type="float" office:value="-1.19500000000008" calcext:value-type="float">
            <text:p>-1,19500000000008</text:p>
          </table:table-cell>
          <table:table-cell table:formula="of:=SIN([.A807])" office:value-type="float" office:value="-0.93021565427968" calcext:value-type="float">
            <text:p>-0,93021565427968</text:p>
          </table:table-cell>
        </table:table-row>
        <table:table-row table:style-name="ro1">
          <table:table-cell office:value-type="float" office:value="-1.19400000000008" calcext:value-type="float">
            <text:p>-1,19400000000008</text:p>
          </table:table-cell>
          <table:table-cell table:formula="of:=SIN([.A808])" office:value-type="float" office:value="-0.929848175832034" calcext:value-type="float">
            <text:p>-0,929848175832034</text:p>
          </table:table-cell>
        </table:table-row>
        <table:table-row table:style-name="ro1">
          <table:table-cell office:value-type="float" office:value="-1.19300000000008" calcext:value-type="float">
            <text:p>-1,19300000000008</text:p>
          </table:table-cell>
          <table:table-cell table:formula="of:=SIN([.A809])" office:value-type="float" office:value="-0.92947976753629" calcext:value-type="float">
            <text:p>-0,92947976753629</text:p>
          </table:table-cell>
        </table:table-row>
        <table:table-row table:style-name="ro1">
          <table:table-cell office:value-type="float" office:value="-1.19200000000008" calcext:value-type="float">
            <text:p>-1,19200000000008</text:p>
          </table:table-cell>
          <table:table-cell table:formula="of:=SIN([.A810])" office:value-type="float" office:value="-0.929110429760856" calcext:value-type="float">
            <text:p>-0,929110429760856</text:p>
          </table:table-cell>
        </table:table-row>
        <table:table-row table:style-name="ro1">
          <table:table-cell office:value-type="float" office:value="-1.19100000000008" calcext:value-type="float">
            <text:p>-1,19100000000008</text:p>
          </table:table-cell>
          <table:table-cell table:formula="of:=SIN([.A811])" office:value-type="float" office:value="-0.928740162875069" calcext:value-type="float">
            <text:p>-0,928740162875069</text:p>
          </table:table-cell>
        </table:table-row>
        <table:table-row table:style-name="ro1">
          <table:table-cell office:value-type="float" office:value="-1.19000000000008" calcext:value-type="float">
            <text:p>-1,19000000000008</text:p>
          </table:table-cell>
          <table:table-cell table:formula="of:=SIN([.A812])" office:value-type="float" office:value="-0.928368967249197" calcext:value-type="float">
            <text:p>-0,928368967249197</text:p>
          </table:table-cell>
        </table:table-row>
        <table:table-row table:style-name="ro1">
          <table:table-cell office:value-type="float" office:value="-1.18900000000008" calcext:value-type="float">
            <text:p>-1,18900000000008</text:p>
          </table:table-cell>
          <table:table-cell table:formula="of:=SIN([.A813])" office:value-type="float" office:value="-0.927996843254435" calcext:value-type="float">
            <text:p>-0,927996843254435</text:p>
          </table:table-cell>
        </table:table-row>
        <table:table-row table:style-name="ro1">
          <table:table-cell office:value-type="float" office:value="-1.18800000000008" calcext:value-type="float">
            <text:p>-1,18800000000008</text:p>
          </table:table-cell>
          <table:table-cell table:formula="of:=SIN([.A814])" office:value-type="float" office:value="-0.927623791262907" calcext:value-type="float">
            <text:p>-0,927623791262907</text:p>
          </table:table-cell>
        </table:table-row>
        <table:table-row table:style-name="ro1">
          <table:table-cell office:value-type="float" office:value="-1.18700000000008" calcext:value-type="float">
            <text:p>-1,18700000000008</text:p>
          </table:table-cell>
          <table:table-cell table:formula="of:=SIN([.A815])" office:value-type="float" office:value="-0.927249811647665" calcext:value-type="float">
            <text:p>-0,927249811647665</text:p>
          </table:table-cell>
        </table:table-row>
        <table:table-row table:style-name="ro1">
          <table:table-cell office:value-type="float" office:value="-1.18600000000008" calcext:value-type="float">
            <text:p>-1,18600000000008</text:p>
          </table:table-cell>
          <table:table-cell table:formula="of:=SIN([.A816])" office:value-type="float" office:value="-0.926874904782688" calcext:value-type="float">
            <text:p>-0,926874904782688</text:p>
          </table:table-cell>
        </table:table-row>
        <table:table-row table:style-name="ro1">
          <table:table-cell office:value-type="float" office:value="-1.18500000000008" calcext:value-type="float">
            <text:p>-1,18500000000008</text:p>
          </table:table-cell>
          <table:table-cell table:formula="of:=SIN([.A817])" office:value-type="float" office:value="-0.926499071042885" calcext:value-type="float">
            <text:p>-0,926499071042885</text:p>
          </table:table-cell>
        </table:table-row>
        <table:table-row table:style-name="ro1">
          <table:table-cell office:value-type="float" office:value="-1.18400000000008" calcext:value-type="float">
            <text:p>-1,18400000000008</text:p>
          </table:table-cell>
          <table:table-cell table:formula="of:=SIN([.A818])" office:value-type="float" office:value="-0.926122310804087" calcext:value-type="float">
            <text:p>-0,926122310804087</text:p>
          </table:table-cell>
        </table:table-row>
        <table:table-row table:style-name="ro1">
          <table:table-cell office:value-type="float" office:value="-1.18300000000008" calcext:value-type="float">
            <text:p>-1,18300000000008</text:p>
          </table:table-cell>
          <table:table-cell table:formula="of:=SIN([.A819])" office:value-type="float" office:value="-0.925744624443056" calcext:value-type="float">
            <text:p>-0,925744624443056</text:p>
          </table:table-cell>
        </table:table-row>
        <table:table-row table:style-name="ro1">
          <table:table-cell office:value-type="float" office:value="-1.18200000000008" calcext:value-type="float">
            <text:p>-1,18200000000008</text:p>
          </table:table-cell>
          <table:table-cell table:formula="of:=SIN([.A820])" office:value-type="float" office:value="-0.925366012337477" calcext:value-type="float">
            <text:p>-0,925366012337477</text:p>
          </table:table-cell>
        </table:table-row>
        <table:table-row table:style-name="ro1">
          <table:table-cell office:value-type="float" office:value="-1.18100000000008" calcext:value-type="float">
            <text:p>-1,18100000000008</text:p>
          </table:table-cell>
          <table:table-cell table:formula="of:=SIN([.A821])" office:value-type="float" office:value="-0.924986474865963" calcext:value-type="float">
            <text:p>-0,924986474865963</text:p>
          </table:table-cell>
        </table:table-row>
        <table:table-row table:style-name="ro1">
          <table:table-cell office:value-type="float" office:value="-1.18000000000008" calcext:value-type="float">
            <text:p>-1,18000000000008</text:p>
          </table:table-cell>
          <table:table-cell table:formula="of:=SIN([.A822])" office:value-type="float" office:value="-0.924606012408052" calcext:value-type="float">
            <text:p>-0,924606012408052</text:p>
          </table:table-cell>
        </table:table-row>
        <table:table-row table:style-name="ro1">
          <table:table-cell office:value-type="float" office:value="-1.17900000000008" calcext:value-type="float">
            <text:p>-1,17900000000008</text:p>
          </table:table-cell>
          <table:table-cell table:formula="of:=SIN([.A823])" office:value-type="float" office:value="-0.924224625344205" calcext:value-type="float">
            <text:p>-0,924224625344205</text:p>
          </table:table-cell>
        </table:table-row>
        <table:table-row table:style-name="ro1">
          <table:table-cell office:value-type="float" office:value="-1.17800000000008" calcext:value-type="float">
            <text:p>-1,17800000000008</text:p>
          </table:table-cell>
          <table:table-cell table:formula="of:=SIN([.A824])" office:value-type="float" office:value="-0.923842314055809" calcext:value-type="float">
            <text:p>-0,923842314055809</text:p>
          </table:table-cell>
        </table:table-row>
        <table:table-row table:style-name="ro1">
          <table:table-cell office:value-type="float" office:value="-1.17700000000008" calcext:value-type="float">
            <text:p>-1,17700000000008</text:p>
          </table:table-cell>
          <table:table-cell table:formula="of:=SIN([.A825])" office:value-type="float" office:value="-0.923459078925177" calcext:value-type="float">
            <text:p>-0,923459078925177</text:p>
          </table:table-cell>
        </table:table-row>
        <table:table-row table:style-name="ro1">
          <table:table-cell office:value-type="float" office:value="-1.17600000000008" calcext:value-type="float">
            <text:p>-1,17600000000008</text:p>
          </table:table-cell>
          <table:table-cell table:formula="of:=SIN([.A826])" office:value-type="float" office:value="-0.923074920335542" calcext:value-type="float">
            <text:p>-0,923074920335542</text:p>
          </table:table-cell>
        </table:table-row>
        <table:table-row table:style-name="ro1">
          <table:table-cell office:value-type="float" office:value="-1.17500000000008" calcext:value-type="float">
            <text:p>-1,17500000000008</text:p>
          </table:table-cell>
          <table:table-cell table:formula="of:=SIN([.A827])" office:value-type="float" office:value="-0.922689838671065" calcext:value-type="float">
            <text:p>-0,922689838671065</text:p>
          </table:table-cell>
        </table:table-row>
        <table:table-row table:style-name="ro1">
          <table:table-cell office:value-type="float" office:value="-1.17400000000008" calcext:value-type="float">
            <text:p>-1,17400000000008</text:p>
          </table:table-cell>
          <table:table-cell table:formula="of:=SIN([.A828])" office:value-type="float" office:value="-0.922303834316825" calcext:value-type="float">
            <text:p>-0,922303834316825</text:p>
          </table:table-cell>
        </table:table-row>
        <table:table-row table:style-name="ro1">
          <table:table-cell office:value-type="float" office:value="-1.17300000000008" calcext:value-type="float">
            <text:p>-1,17300000000008</text:p>
          </table:table-cell>
          <table:table-cell table:formula="of:=SIN([.A829])" office:value-type="float" office:value="-0.921916907658828" calcext:value-type="float">
            <text:p>-0,921916907658828</text:p>
          </table:table-cell>
        </table:table-row>
        <table:table-row table:style-name="ro1">
          <table:table-cell office:value-type="float" office:value="-1.17200000000008" calcext:value-type="float">
            <text:p>-1,17200000000008</text:p>
          </table:table-cell>
          <table:table-cell table:formula="of:=SIN([.A830])" office:value-type="float" office:value="-0.921529059084" calcext:value-type="float">
            <text:p>-0,921529059084</text:p>
          </table:table-cell>
        </table:table-row>
        <table:table-row table:style-name="ro1">
          <table:table-cell office:value-type="float" office:value="-1.17100000000008" calcext:value-type="float">
            <text:p>-1,17100000000008</text:p>
          </table:table-cell>
          <table:table-cell table:formula="of:=SIN([.A831])" office:value-type="float" office:value="-0.92114028898019" calcext:value-type="float">
            <text:p>-0,92114028898019</text:p>
          </table:table-cell>
        </table:table-row>
        <table:table-row table:style-name="ro1">
          <table:table-cell office:value-type="float" office:value="-1.17000000000008" calcext:value-type="float">
            <text:p>-1,17000000000008</text:p>
          </table:table-cell>
          <table:table-cell table:formula="of:=SIN([.A832])" office:value-type="float" office:value="-0.920750597736168" calcext:value-type="float">
            <text:p>-0,920750597736168</text:p>
          </table:table-cell>
        </table:table-row>
        <table:table-row table:style-name="ro1">
          <table:table-cell office:value-type="float" office:value="-1.16900000000008" calcext:value-type="float">
            <text:p>-1,16900000000008</text:p>
          </table:table-cell>
          <table:table-cell table:formula="of:=SIN([.A833])" office:value-type="float" office:value="-0.920359985741625" calcext:value-type="float">
            <text:p>-0,920359985741625</text:p>
          </table:table-cell>
        </table:table-row>
        <table:table-row table:style-name="ro1">
          <table:table-cell office:value-type="float" office:value="-1.16800000000008" calcext:value-type="float">
            <text:p>-1,16800000000008</text:p>
          </table:table-cell>
          <table:table-cell table:formula="of:=SIN([.A834])" office:value-type="float" office:value="-0.919968453387172" calcext:value-type="float">
            <text:p>-0,919968453387172</text:p>
          </table:table-cell>
        </table:table-row>
        <table:table-row table:style-name="ro1">
          <table:table-cell office:value-type="float" office:value="-1.16700000000008" calcext:value-type="float">
            <text:p>-1,16700000000008</text:p>
          </table:table-cell>
          <table:table-cell table:formula="of:=SIN([.A835])" office:value-type="float" office:value="-0.919576001064343" calcext:value-type="float">
            <text:p>-0,919576001064343</text:p>
          </table:table-cell>
        </table:table-row>
        <table:table-row table:style-name="ro1">
          <table:table-cell office:value-type="float" office:value="-1.16600000000008" calcext:value-type="float">
            <text:p>-1,16600000000008</text:p>
          </table:table-cell>
          <table:table-cell table:formula="of:=SIN([.A836])" office:value-type="float" office:value="-0.91918262916559" calcext:value-type="float">
            <text:p>-0,91918262916559</text:p>
          </table:table-cell>
        </table:table-row>
        <table:table-row table:style-name="ro1">
          <table:table-cell office:value-type="float" office:value="-1.16500000000008" calcext:value-type="float">
            <text:p>-1,16500000000008</text:p>
          </table:table-cell>
          <table:table-cell table:formula="of:=SIN([.A837])" office:value-type="float" office:value="-0.918788338084283" calcext:value-type="float">
            <text:p>-0,918788338084283</text:p>
          </table:table-cell>
        </table:table-row>
        <table:table-row table:style-name="ro1">
          <table:table-cell office:value-type="float" office:value="-1.16400000000008" calcext:value-type="float">
            <text:p>-1,16400000000008</text:p>
          </table:table-cell>
          <table:table-cell table:formula="of:=SIN([.A838])" office:value-type="float" office:value="-0.918393128214716" calcext:value-type="float">
            <text:p>-0,918393128214716</text:p>
          </table:table-cell>
        </table:table-row>
        <table:table-row table:style-name="ro1">
          <table:table-cell office:value-type="float" office:value="-1.16300000000008" calcext:value-type="float">
            <text:p>-1,16300000000008</text:p>
          </table:table-cell>
          <table:table-cell table:formula="of:=SIN([.A839])" office:value-type="float" office:value="-0.917996999952097" calcext:value-type="float">
            <text:p>-0,917996999952097</text:p>
          </table:table-cell>
        </table:table-row>
        <table:table-row table:style-name="ro1">
          <table:table-cell office:value-type="float" office:value="-1.16200000000008" calcext:value-type="float">
            <text:p>-1,16200000000008</text:p>
          </table:table-cell>
          <table:table-cell table:formula="of:=SIN([.A840])" office:value-type="float" office:value="-0.917599953692554" calcext:value-type="float">
            <text:p>-0,917599953692554</text:p>
          </table:table-cell>
        </table:table-row>
        <table:table-row table:style-name="ro1">
          <table:table-cell office:value-type="float" office:value="-1.16100000000008" calcext:value-type="float">
            <text:p>-1,16100000000008</text:p>
          </table:table-cell>
          <table:table-cell table:formula="of:=SIN([.A841])" office:value-type="float" office:value="-0.917201989833134" calcext:value-type="float">
            <text:p>-0,917201989833134</text:p>
          </table:table-cell>
        </table:table-row>
        <table:table-row table:style-name="ro1">
          <table:table-cell office:value-type="float" office:value="-1.16000000000008" calcext:value-type="float">
            <text:p>-1,16000000000008</text:p>
          </table:table-cell>
          <table:table-cell table:formula="of:=SIN([.A842])" office:value-type="float" office:value="-0.9168031087718" calcext:value-type="float">
            <text:p>-0,9168031087718</text:p>
          </table:table-cell>
        </table:table-row>
        <table:table-row table:style-name="ro1">
          <table:table-cell office:value-type="float" office:value="-1.15900000000008" calcext:value-type="float">
            <text:p>-1,15900000000008</text:p>
          </table:table-cell>
          <table:table-cell table:formula="of:=SIN([.A843])" office:value-type="float" office:value="-0.916403310907435" calcext:value-type="float">
            <text:p>-0,916403310907435</text:p>
          </table:table-cell>
        </table:table-row>
        <table:table-row table:style-name="ro1">
          <table:table-cell office:value-type="float" office:value="-1.15800000000008" calcext:value-type="float">
            <text:p>-1,15800000000008</text:p>
          </table:table-cell>
          <table:table-cell table:formula="of:=SIN([.A844])" office:value-type="float" office:value="-0.916002596639834" calcext:value-type="float">
            <text:p>-0,916002596639834</text:p>
          </table:table-cell>
        </table:table-row>
        <table:table-row table:style-name="ro1">
          <table:table-cell office:value-type="float" office:value="-1.15700000000008" calcext:value-type="float">
            <text:p>-1,15700000000008</text:p>
          </table:table-cell>
          <table:table-cell table:formula="of:=SIN([.A845])" office:value-type="float" office:value="-0.915600966369714" calcext:value-type="float">
            <text:p>-0,915600966369714</text:p>
          </table:table-cell>
        </table:table-row>
        <table:table-row table:style-name="ro1">
          <table:table-cell office:value-type="float" office:value="-1.15600000000008" calcext:value-type="float">
            <text:p>-1,15600000000008</text:p>
          </table:table-cell>
          <table:table-cell table:formula="of:=SIN([.A846])" office:value-type="float" office:value="-0.915198420498703" calcext:value-type="float">
            <text:p>-0,915198420498703</text:p>
          </table:table-cell>
        </table:table-row>
        <table:table-row table:style-name="ro1">
          <table:table-cell office:value-type="float" office:value="-1.15500000000008" calcext:value-type="float">
            <text:p>-1,15500000000008</text:p>
          </table:table-cell>
          <table:table-cell table:formula="of:=SIN([.A847])" office:value-type="float" office:value="-0.914794959429348" calcext:value-type="float">
            <text:p>-0,914794959429348</text:p>
          </table:table-cell>
        </table:table-row>
        <table:table-row table:style-name="ro1">
          <table:table-cell office:value-type="float" office:value="-1.15400000000008" calcext:value-type="float">
            <text:p>-1,15400000000008</text:p>
          </table:table-cell>
          <table:table-cell table:formula="of:=SIN([.A848])" office:value-type="float" office:value="-0.91439058356511" calcext:value-type="float">
            <text:p>-0,91439058356511</text:p>
          </table:table-cell>
        </table:table-row>
        <table:table-row table:style-name="ro1">
          <table:table-cell office:value-type="float" office:value="-1.15300000000008" calcext:value-type="float">
            <text:p>-1,15300000000008</text:p>
          </table:table-cell>
          <table:table-cell table:formula="of:=SIN([.A849])" office:value-type="float" office:value="-0.913985293310365" calcext:value-type="float">
            <text:p>-0,913985293310365</text:p>
          </table:table-cell>
        </table:table-row>
        <table:table-row table:style-name="ro1">
          <table:table-cell office:value-type="float" office:value="-1.15200000000008" calcext:value-type="float">
            <text:p>-1,15200000000008</text:p>
          </table:table-cell>
          <table:table-cell table:formula="of:=SIN([.A850])" office:value-type="float" office:value="-0.913579089070402" calcext:value-type="float">
            <text:p>-0,913579089070402</text:p>
          </table:table-cell>
        </table:table-row>
        <table:table-row table:style-name="ro1">
          <table:table-cell office:value-type="float" office:value="-1.15100000000008" calcext:value-type="float">
            <text:p>-1,15100000000008</text:p>
          </table:table-cell>
          <table:table-cell table:formula="of:=SIN([.A851])" office:value-type="float" office:value="-0.913171971251427" calcext:value-type="float">
            <text:p>-0,913171971251427</text:p>
          </table:table-cell>
        </table:table-row>
        <table:table-row table:style-name="ro1">
          <table:table-cell office:value-type="float" office:value="-1.15000000000009" calcext:value-type="float">
            <text:p>-1,15000000000009</text:p>
          </table:table-cell>
          <table:table-cell table:formula="of:=SIN([.A852])" office:value-type="float" office:value="-0.912763940260556" calcext:value-type="float">
            <text:p>-0,912763940260556</text:p>
          </table:table-cell>
        </table:table-row>
        <table:table-row table:style-name="ro1">
          <table:table-cell office:value-type="float" office:value="-1.14900000000009" calcext:value-type="float">
            <text:p>-1,14900000000009</text:p>
          </table:table-cell>
          <table:table-cell table:formula="of:=SIN([.A853])" office:value-type="float" office:value="-0.912354996505821" calcext:value-type="float">
            <text:p>-0,912354996505821</text:p>
          </table:table-cell>
        </table:table-row>
        <table:table-row table:style-name="ro1">
          <table:table-cell office:value-type="float" office:value="-1.14800000000009" calcext:value-type="float">
            <text:p>-1,14800000000009</text:p>
          </table:table-cell>
          <table:table-cell table:formula="of:=SIN([.A854])" office:value-type="float" office:value="-0.911945140396166" calcext:value-type="float">
            <text:p>-0,911945140396166</text:p>
          </table:table-cell>
        </table:table-row>
        <table:table-row table:style-name="ro1">
          <table:table-cell office:value-type="float" office:value="-1.14700000000009" calcext:value-type="float">
            <text:p>-1,14700000000009</text:p>
          </table:table-cell>
          <table:table-cell table:formula="of:=SIN([.A855])" office:value-type="float" office:value="-0.911534372341446" calcext:value-type="float">
            <text:p>-0,911534372341446</text:p>
          </table:table-cell>
        </table:table-row>
        <table:table-row table:style-name="ro1">
          <table:table-cell office:value-type="float" office:value="-1.14600000000009" calcext:value-type="float">
            <text:p>-1,14600000000009</text:p>
          </table:table-cell>
          <table:table-cell table:formula="of:=SIN([.A856])" office:value-type="float" office:value="-0.91112269275243" calcext:value-type="float">
            <text:p>-0,91112269275243</text:p>
          </table:table-cell>
        </table:table-row>
        <table:table-row table:style-name="ro1">
          <table:table-cell office:value-type="float" office:value="-1.14500000000009" calcext:value-type="float">
            <text:p>-1,14500000000009</text:p>
          </table:table-cell>
          <table:table-cell table:formula="of:=SIN([.A857])" office:value-type="float" office:value="-0.910710102040797" calcext:value-type="float">
            <text:p>-0,910710102040797</text:p>
          </table:table-cell>
        </table:table-row>
        <table:table-row table:style-name="ro1">
          <table:table-cell office:value-type="float" office:value="-1.14400000000009" calcext:value-type="float">
            <text:p>-1,14400000000009</text:p>
          </table:table-cell>
          <table:table-cell table:formula="of:=SIN([.A858])" office:value-type="float" office:value="-0.910296600619137" calcext:value-type="float">
            <text:p>-0,910296600619137</text:p>
          </table:table-cell>
        </table:table-row>
        <table:table-row table:style-name="ro1">
          <table:table-cell office:value-type="float" office:value="-1.14300000000009" calcext:value-type="float">
            <text:p>-1,14300000000009</text:p>
          </table:table-cell>
          <table:table-cell table:formula="of:=SIN([.A859])" office:value-type="float" office:value="-0.909882188900954" calcext:value-type="float">
            <text:p>-0,909882188900954</text:p>
          </table:table-cell>
        </table:table-row>
        <table:table-row table:style-name="ro1">
          <table:table-cell office:value-type="float" office:value="-1.14200000000009" calcext:value-type="float">
            <text:p>-1,14200000000009</text:p>
          </table:table-cell>
          <table:table-cell table:formula="of:=SIN([.A860])" office:value-type="float" office:value="-0.909466867300657" calcext:value-type="float">
            <text:p>-0,909466867300657</text:p>
          </table:table-cell>
        </table:table-row>
        <table:table-row table:style-name="ro1">
          <table:table-cell office:value-type="float" office:value="-1.14100000000009" calcext:value-type="float">
            <text:p>-1,14100000000009</text:p>
          </table:table-cell>
          <table:table-cell table:formula="of:=SIN([.A861])" office:value-type="float" office:value="-0.909050636233568" calcext:value-type="float">
            <text:p>-0,909050636233568</text:p>
          </table:table-cell>
        </table:table-row>
        <table:table-row table:style-name="ro1">
          <table:table-cell office:value-type="float" office:value="-1.14000000000009" calcext:value-type="float">
            <text:p>-1,14000000000009</text:p>
          </table:table-cell>
          <table:table-cell table:formula="of:=SIN([.A862])" office:value-type="float" office:value="-0.908633496115919" calcext:value-type="float">
            <text:p>-0,908633496115919</text:p>
          </table:table-cell>
        </table:table-row>
        <table:table-row table:style-name="ro1">
          <table:table-cell office:value-type="float" office:value="-1.13900000000009" calcext:value-type="float">
            <text:p>-1,13900000000009</text:p>
          </table:table-cell>
          <table:table-cell table:formula="of:=SIN([.A863])" office:value-type="float" office:value="-0.90821544736485" calcext:value-type="float">
            <text:p>-0,90821544736485</text:p>
          </table:table-cell>
        </table:table-row>
        <table:table-row table:style-name="ro1">
          <table:table-cell office:value-type="float" office:value="-1.13800000000009" calcext:value-type="float">
            <text:p>-1,13800000000009</text:p>
          </table:table-cell>
          <table:table-cell table:formula="of:=SIN([.A864])" office:value-type="float" office:value="-0.907796490398409" calcext:value-type="float">
            <text:p>-0,907796490398409</text:p>
          </table:table-cell>
        </table:table-row>
        <table:table-row table:style-name="ro1">
          <table:table-cell office:value-type="float" office:value="-1.13700000000009" calcext:value-type="float">
            <text:p>-1,13700000000009</text:p>
          </table:table-cell>
          <table:table-cell table:formula="of:=SIN([.A865])" office:value-type="float" office:value="-0.907376625635553" calcext:value-type="float">
            <text:p>-0,907376625635553</text:p>
          </table:table-cell>
        </table:table-row>
        <table:table-row table:style-name="ro1">
          <table:table-cell office:value-type="float" office:value="-1.13600000000009" calcext:value-type="float">
            <text:p>-1,13600000000009</text:p>
          </table:table-cell>
          <table:table-cell table:formula="of:=SIN([.A866])" office:value-type="float" office:value="-0.906955853496147" calcext:value-type="float">
            <text:p>-0,906955853496147</text:p>
          </table:table-cell>
        </table:table-row>
        <table:table-row table:style-name="ro1">
          <table:table-cell office:value-type="float" office:value="-1.13500000000009" calcext:value-type="float">
            <text:p>-1,13500000000009</text:p>
          </table:table-cell>
          <table:table-cell table:formula="of:=SIN([.A867])" office:value-type="float" office:value="-0.906534174400963" calcext:value-type="float">
            <text:p>-0,906534174400963</text:p>
          </table:table-cell>
        </table:table-row>
        <table:table-row table:style-name="ro1">
          <table:table-cell office:value-type="float" office:value="-1.13400000000009" calcext:value-type="float">
            <text:p>-1,13400000000009</text:p>
          </table:table-cell>
          <table:table-cell table:formula="of:=SIN([.A868])" office:value-type="float" office:value="-0.906111588771681" calcext:value-type="float">
            <text:p>-0,906111588771681</text:p>
          </table:table-cell>
        </table:table-row>
        <table:table-row table:style-name="ro1">
          <table:table-cell office:value-type="float" office:value="-1.13300000000009" calcext:value-type="float">
            <text:p>-1,13300000000009</text:p>
          </table:table-cell>
          <table:table-cell table:formula="of:=SIN([.A869])" office:value-type="float" office:value="-0.905688097030885" calcext:value-type="float">
            <text:p>-0,905688097030885</text:p>
          </table:table-cell>
        </table:table-row>
        <table:table-row table:style-name="ro1">
          <table:table-cell office:value-type="float" office:value="-1.13200000000009" calcext:value-type="float">
            <text:p>-1,13200000000009</text:p>
          </table:table-cell>
          <table:table-cell table:formula="of:=SIN([.A870])" office:value-type="float" office:value="-0.905263699602068" calcext:value-type="float">
            <text:p>-0,905263699602068</text:p>
          </table:table-cell>
        </table:table-row>
        <table:table-row table:style-name="ro1">
          <table:table-cell office:value-type="float" office:value="-1.13100000000009" calcext:value-type="float">
            <text:p>-1,13100000000009</text:p>
          </table:table-cell>
          <table:table-cell table:formula="of:=SIN([.A871])" office:value-type="float" office:value="-0.904838396909626" calcext:value-type="float">
            <text:p>-0,904838396909626</text:p>
          </table:table-cell>
        </table:table-row>
        <table:table-row table:style-name="ro1">
          <table:table-cell office:value-type="float" office:value="-1.13000000000009" calcext:value-type="float">
            <text:p>-1,13000000000009</text:p>
          </table:table-cell>
          <table:table-cell table:formula="of:=SIN([.A872])" office:value-type="float" office:value="-0.904412189378863" calcext:value-type="float">
            <text:p>-0,904412189378863</text:p>
          </table:table-cell>
        </table:table-row>
        <table:table-row table:style-name="ro1">
          <table:table-cell office:value-type="float" office:value="-1.12900000000009" calcext:value-type="float">
            <text:p>-1,12900000000009</text:p>
          </table:table-cell>
          <table:table-cell table:formula="of:=SIN([.A873])" office:value-type="float" office:value="-0.903985077435986" calcext:value-type="float">
            <text:p>-0,903985077435986</text:p>
          </table:table-cell>
        </table:table-row>
        <table:table-row table:style-name="ro1">
          <table:table-cell office:value-type="float" office:value="-1.12800000000009" calcext:value-type="float">
            <text:p>-1,12800000000009</text:p>
          </table:table-cell>
          <table:table-cell table:formula="of:=SIN([.A874])" office:value-type="float" office:value="-0.903557061508107" calcext:value-type="float">
            <text:p>-0,903557061508107</text:p>
          </table:table-cell>
        </table:table-row>
        <table:table-row table:style-name="ro1">
          <table:table-cell office:value-type="float" office:value="-1.12700000000009" calcext:value-type="float">
            <text:p>-1,12700000000009</text:p>
          </table:table-cell>
          <table:table-cell table:formula="of:=SIN([.A875])" office:value-type="float" office:value="-0.903128142023241" calcext:value-type="float">
            <text:p>-0,903128142023241</text:p>
          </table:table-cell>
        </table:table-row>
        <table:table-row table:style-name="ro1">
          <table:table-cell office:value-type="float" office:value="-1.12600000000009" calcext:value-type="float">
            <text:p>-1,12600000000009</text:p>
          </table:table-cell>
          <table:table-cell table:formula="of:=SIN([.A876])" office:value-type="float" office:value="-0.902698319410309" calcext:value-type="float">
            <text:p>-0,902698319410309</text:p>
          </table:table-cell>
        </table:table-row>
        <table:table-row table:style-name="ro1">
          <table:table-cell office:value-type="float" office:value="-1.12500000000009" calcext:value-type="float">
            <text:p>-1,12500000000009</text:p>
          </table:table-cell>
          <table:table-cell table:formula="of:=SIN([.A877])" office:value-type="float" office:value="-0.902267594099133" calcext:value-type="float">
            <text:p>-0,902267594099133</text:p>
          </table:table-cell>
        </table:table-row>
        <table:table-row table:style-name="ro1">
          <table:table-cell office:value-type="float" office:value="-1.12400000000009" calcext:value-type="float">
            <text:p>-1,12400000000009</text:p>
          </table:table-cell>
          <table:table-cell table:formula="of:=SIN([.A878])" office:value-type="float" office:value="-0.901835966520438" calcext:value-type="float">
            <text:p>-0,901835966520438</text:p>
          </table:table-cell>
        </table:table-row>
        <table:table-row table:style-name="ro1">
          <table:table-cell office:value-type="float" office:value="-1.12300000000009" calcext:value-type="float">
            <text:p>-1,12300000000009</text:p>
          </table:table-cell>
          <table:table-cell table:formula="of:=SIN([.A879])" office:value-type="float" office:value="-0.901403437105851" calcext:value-type="float">
            <text:p>-0,901403437105851</text:p>
          </table:table-cell>
        </table:table-row>
        <table:table-row table:style-name="ro1">
          <table:table-cell office:value-type="float" office:value="-1.12200000000009" calcext:value-type="float">
            <text:p>-1,12200000000009</text:p>
          </table:table-cell>
          <table:table-cell table:formula="of:=SIN([.A880])" office:value-type="float" office:value="-0.900970006287902" calcext:value-type="float">
            <text:p>-0,900970006287902</text:p>
          </table:table-cell>
        </table:table-row>
        <table:table-row table:style-name="ro1">
          <table:table-cell office:value-type="float" office:value="-1.12100000000009" calcext:value-type="float">
            <text:p>-1,12100000000009</text:p>
          </table:table-cell>
          <table:table-cell table:formula="of:=SIN([.A881])" office:value-type="float" office:value="-0.900535674500023" calcext:value-type="float">
            <text:p>-0,900535674500023</text:p>
          </table:table-cell>
        </table:table-row>
        <table:table-row table:style-name="ro1">
          <table:table-cell office:value-type="float" office:value="-1.12000000000009" calcext:value-type="float">
            <text:p>-1,12000000000009</text:p>
          </table:table-cell>
          <table:table-cell table:formula="of:=SIN([.A882])" office:value-type="float" office:value="-0.900100442176543" calcext:value-type="float">
            <text:p>-0,900100442176543</text:p>
          </table:table-cell>
        </table:table-row>
        <table:table-row table:style-name="ro1">
          <table:table-cell office:value-type="float" office:value="-1.11900000000009" calcext:value-type="float">
            <text:p>-1,11900000000009</text:p>
          </table:table-cell>
          <table:table-cell table:formula="of:=SIN([.A883])" office:value-type="float" office:value="-0.899664309752697" calcext:value-type="float">
            <text:p>-0,899664309752697</text:p>
          </table:table-cell>
        </table:table-row>
        <table:table-row table:style-name="ro1">
          <table:table-cell office:value-type="float" office:value="-1.11800000000009" calcext:value-type="float">
            <text:p>-1,11800000000009</text:p>
          </table:table-cell>
          <table:table-cell table:formula="of:=SIN([.A884])" office:value-type="float" office:value="-0.899227277664616" calcext:value-type="float">
            <text:p>-0,899227277664616</text:p>
          </table:table-cell>
        </table:table-row>
        <table:table-row table:style-name="ro1">
          <table:table-cell office:value-type="float" office:value="-1.11700000000009" calcext:value-type="float">
            <text:p>-1,11700000000009</text:p>
          </table:table-cell>
          <table:table-cell table:formula="of:=SIN([.A885])" office:value-type="float" office:value="-0.898789346349332" calcext:value-type="float">
            <text:p>-0,898789346349332</text:p>
          </table:table-cell>
        </table:table-row>
        <table:table-row table:style-name="ro1">
          <table:table-cell office:value-type="float" office:value="-1.11600000000009" calcext:value-type="float">
            <text:p>-1,11600000000009</text:p>
          </table:table-cell>
          <table:table-cell table:formula="of:=SIN([.A886])" office:value-type="float" office:value="-0.898350516244776" calcext:value-type="float">
            <text:p>-0,898350516244776</text:p>
          </table:table-cell>
        </table:table-row>
        <table:table-row table:style-name="ro1">
          <table:table-cell office:value-type="float" office:value="-1.11500000000009" calcext:value-type="float">
            <text:p>-1,11500000000009</text:p>
          </table:table-cell>
          <table:table-cell table:formula="of:=SIN([.A887])" office:value-type="float" office:value="-0.89791078778978" calcext:value-type="float">
            <text:p>-0,89791078778978</text:p>
          </table:table-cell>
        </table:table-row>
        <table:table-row table:style-name="ro1">
          <table:table-cell office:value-type="float" office:value="-1.11400000000009" calcext:value-type="float">
            <text:p>-1,11400000000009</text:p>
          </table:table-cell>
          <table:table-cell table:formula="of:=SIN([.A888])" office:value-type="float" office:value="-0.89747016142407" calcext:value-type="float">
            <text:p>-0,89747016142407</text:p>
          </table:table-cell>
        </table:table-row>
        <table:table-row table:style-name="ro1">
          <table:table-cell office:value-type="float" office:value="-1.11300000000009" calcext:value-type="float">
            <text:p>-1,11300000000009</text:p>
          </table:table-cell>
          <table:table-cell table:formula="of:=SIN([.A889])" office:value-type="float" office:value="-0.897028637588273" calcext:value-type="float">
            <text:p>-0,897028637588273</text:p>
          </table:table-cell>
        </table:table-row>
        <table:table-row table:style-name="ro1">
          <table:table-cell office:value-type="float" office:value="-1.11200000000009" calcext:value-type="float">
            <text:p>-1,11200000000009</text:p>
          </table:table-cell>
          <table:table-cell table:formula="of:=SIN([.A890])" office:value-type="float" office:value="-0.896586216723914" calcext:value-type="float">
            <text:p>-0,896586216723914</text:p>
          </table:table-cell>
        </table:table-row>
        <table:table-row table:style-name="ro1">
          <table:table-cell office:value-type="float" office:value="-1.11100000000009" calcext:value-type="float">
            <text:p>-1,11100000000009</text:p>
          </table:table-cell>
          <table:table-cell table:formula="of:=SIN([.A891])" office:value-type="float" office:value="-0.896142899273413" calcext:value-type="float">
            <text:p>-0,896142899273413</text:p>
          </table:table-cell>
        </table:table-row>
        <table:table-row table:style-name="ro1">
          <table:table-cell office:value-type="float" office:value="-1.11000000000009" calcext:value-type="float">
            <text:p>-1,11000000000009</text:p>
          </table:table-cell>
          <table:table-cell table:formula="of:=SIN([.A892])" office:value-type="float" office:value="-0.895698685680087" calcext:value-type="float">
            <text:p>-0,895698685680087</text:p>
          </table:table-cell>
        </table:table-row>
        <table:table-row table:style-name="ro1">
          <table:table-cell office:value-type="float" office:value="-1.10900000000009" calcext:value-type="float">
            <text:p>-1,10900000000009</text:p>
          </table:table-cell>
          <table:table-cell table:formula="of:=SIN([.A893])" office:value-type="float" office:value="-0.89525357638815" calcext:value-type="float">
            <text:p>-0,89525357638815</text:p>
          </table:table-cell>
        </table:table-row>
        <table:table-row table:style-name="ro1">
          <table:table-cell office:value-type="float" office:value="-1.10800000000009" calcext:value-type="float">
            <text:p>-1,10800000000009</text:p>
          </table:table-cell>
          <table:table-cell table:formula="of:=SIN([.A894])" office:value-type="float" office:value="-0.894807571842712" calcext:value-type="float">
            <text:p>-0,894807571842712</text:p>
          </table:table-cell>
        </table:table-row>
        <table:table-row table:style-name="ro1">
          <table:table-cell office:value-type="float" office:value="-1.10700000000009" calcext:value-type="float">
            <text:p>-1,10700000000009</text:p>
          </table:table-cell>
          <table:table-cell table:formula="of:=SIN([.A895])" office:value-type="float" office:value="-0.894360672489776" calcext:value-type="float">
            <text:p>-0,894360672489776</text:p>
          </table:table-cell>
        </table:table-row>
        <table:table-row table:style-name="ro1">
          <table:table-cell office:value-type="float" office:value="-1.10600000000009" calcext:value-type="float">
            <text:p>-1,10600000000009</text:p>
          </table:table-cell>
          <table:table-cell table:formula="of:=SIN([.A896])" office:value-type="float" office:value="-0.893912878776242" calcext:value-type="float">
            <text:p>-0,893912878776242</text:p>
          </table:table-cell>
        </table:table-row>
        <table:table-row table:style-name="ro1">
          <table:table-cell office:value-type="float" office:value="-1.10500000000009" calcext:value-type="float">
            <text:p>-1,10500000000009</text:p>
          </table:table-cell>
          <table:table-cell table:formula="of:=SIN([.A897])" office:value-type="float" office:value="-0.893464191149904" calcext:value-type="float">
            <text:p>-0,893464191149904</text:p>
          </table:table-cell>
        </table:table-row>
        <table:table-row table:style-name="ro1">
          <table:table-cell office:value-type="float" office:value="-1.10400000000009" calcext:value-type="float">
            <text:p>-1,10400000000009</text:p>
          </table:table-cell>
          <table:table-cell table:formula="of:=SIN([.A898])" office:value-type="float" office:value="-0.893014610059449" calcext:value-type="float">
            <text:p>-0,893014610059449</text:p>
          </table:table-cell>
        </table:table-row>
        <table:table-row table:style-name="ro1">
          <table:table-cell office:value-type="float" office:value="-1.10300000000009" calcext:value-type="float">
            <text:p>-1,10300000000009</text:p>
          </table:table-cell>
          <table:table-cell table:formula="of:=SIN([.A899])" office:value-type="float" office:value="-0.892564135954458" calcext:value-type="float">
            <text:p>-0,892564135954458</text:p>
          </table:table-cell>
        </table:table-row>
        <table:table-row table:style-name="ro1">
          <table:table-cell office:value-type="float" office:value="-1.10200000000009" calcext:value-type="float">
            <text:p>-1,10200000000009</text:p>
          </table:table-cell>
          <table:table-cell table:formula="of:=SIN([.A900])" office:value-type="float" office:value="-0.892112769285406" calcext:value-type="float">
            <text:p>-0,892112769285406</text:p>
          </table:table-cell>
        </table:table-row>
        <table:table-row table:style-name="ro1">
          <table:table-cell office:value-type="float" office:value="-1.10100000000009" calcext:value-type="float">
            <text:p>-1,10100000000009</text:p>
          </table:table-cell>
          <table:table-cell table:formula="of:=SIN([.A901])" office:value-type="float" office:value="-0.891660510503659" calcext:value-type="float">
            <text:p>-0,891660510503659</text:p>
          </table:table-cell>
        </table:table-row>
        <table:table-row table:style-name="ro1">
          <table:table-cell office:value-type="float" office:value="-1.10000000000009" calcext:value-type="float">
            <text:p>-1,10000000000009</text:p>
          </table:table-cell>
          <table:table-cell table:formula="of:=SIN([.A902])" office:value-type="float" office:value="-0.891207360061476" calcext:value-type="float">
            <text:p>-0,891207360061476</text:p>
          </table:table-cell>
        </table:table-row>
        <table:table-row table:style-name="ro1">
          <table:table-cell office:value-type="float" office:value="-1.09900000000009" calcext:value-type="float">
            <text:p>-1,09900000000009</text:p>
          </table:table-cell>
          <table:table-cell table:formula="of:=SIN([.A903])" office:value-type="float" office:value="-0.890753318412007" calcext:value-type="float">
            <text:p>-0,890753318412007</text:p>
          </table:table-cell>
        </table:table-row>
        <table:table-row table:style-name="ro1">
          <table:table-cell office:value-type="float" office:value="-1.09800000000009" calcext:value-type="float">
            <text:p>-1,09800000000009</text:p>
          </table:table-cell>
          <table:table-cell table:formula="of:=SIN([.A904])" office:value-type="float" office:value="-0.890298386009294" calcext:value-type="float">
            <text:p>-0,890298386009294</text:p>
          </table:table-cell>
        </table:table-row>
        <table:table-row table:style-name="ro1">
          <table:table-cell office:value-type="float" office:value="-1.09700000000009" calcext:value-type="float">
            <text:p>-1,09700000000009</text:p>
          </table:table-cell>
          <table:table-cell table:formula="of:=SIN([.A905])" office:value-type="float" office:value="-0.889842563308269" calcext:value-type="float">
            <text:p>-0,889842563308269</text:p>
          </table:table-cell>
        </table:table-row>
        <table:table-row table:style-name="ro1">
          <table:table-cell office:value-type="float" office:value="-1.09600000000009" calcext:value-type="float">
            <text:p>-1,09600000000009</text:p>
          </table:table-cell>
          <table:table-cell table:formula="of:=SIN([.A906])" office:value-type="float" office:value="-0.889385850764755" calcext:value-type="float">
            <text:p>-0,889385850764755</text:p>
          </table:table-cell>
        </table:table-row>
        <table:table-row table:style-name="ro1">
          <table:table-cell office:value-type="float" office:value="-1.09500000000009" calcext:value-type="float">
            <text:p>-1,09500000000009</text:p>
          </table:table-cell>
          <table:table-cell table:formula="of:=SIN([.A907])" office:value-type="float" office:value="-0.888928248835464" calcext:value-type="float">
            <text:p>-0,888928248835464</text:p>
          </table:table-cell>
        </table:table-row>
        <table:table-row table:style-name="ro1">
          <table:table-cell office:value-type="float" office:value="-1.09400000000009" calcext:value-type="float">
            <text:p>-1,09400000000009</text:p>
          </table:table-cell>
          <table:table-cell table:formula="of:=SIN([.A908])" office:value-type="float" office:value="-0.888469757977998" calcext:value-type="float">
            <text:p>-0,888469757977998</text:p>
          </table:table-cell>
        </table:table-row>
        <table:table-row table:style-name="ro1">
          <table:table-cell office:value-type="float" office:value="-1.09300000000009" calcext:value-type="float">
            <text:p>-1,09300000000009</text:p>
          </table:table-cell>
          <table:table-cell table:formula="of:=SIN([.A909])" office:value-type="float" office:value="-0.888010378650849" calcext:value-type="float">
            <text:p>-0,888010378650849</text:p>
          </table:table-cell>
        </table:table-row>
        <table:table-row table:style-name="ro1">
          <table:table-cell office:value-type="float" office:value="-1.09200000000009" calcext:value-type="float">
            <text:p>-1,09200000000009</text:p>
          </table:table-cell>
          <table:table-cell table:formula="of:=SIN([.A910])" office:value-type="float" office:value="-0.887550111313395" calcext:value-type="float">
            <text:p>-0,887550111313395</text:p>
          </table:table-cell>
        </table:table-row>
        <table:table-row table:style-name="ro1">
          <table:table-cell office:value-type="float" office:value="-1.09100000000009" calcext:value-type="float">
            <text:p>-1,09100000000009</text:p>
          </table:table-cell>
          <table:table-cell table:formula="of:=SIN([.A911])" office:value-type="float" office:value="-0.887088956425903" calcext:value-type="float">
            <text:p>-0,887088956425903</text:p>
          </table:table-cell>
        </table:table-row>
        <table:table-row table:style-name="ro1">
          <table:table-cell office:value-type="float" office:value="-1.09000000000009" calcext:value-type="float">
            <text:p>-1,09000000000009</text:p>
          </table:table-cell>
          <table:table-cell table:formula="of:=SIN([.A912])" office:value-type="float" office:value="-0.886626914449529" calcext:value-type="float">
            <text:p>-0,886626914449529</text:p>
          </table:table-cell>
        </table:table-row>
        <table:table-row table:style-name="ro1">
          <table:table-cell office:value-type="float" office:value="-1.08900000000009" calcext:value-type="float">
            <text:p>-1,08900000000009</text:p>
          </table:table-cell>
          <table:table-cell table:formula="of:=SIN([.A913])" office:value-type="float" office:value="-0.886163985846315" calcext:value-type="float">
            <text:p>-0,886163985846315</text:p>
          </table:table-cell>
        </table:table-row>
        <table:table-row table:style-name="ro1">
          <table:table-cell office:value-type="float" office:value="-1.08800000000009" calcext:value-type="float">
            <text:p>-1,08800000000009</text:p>
          </table:table-cell>
          <table:table-cell table:formula="of:=SIN([.A914])" office:value-type="float" office:value="-0.885700171079188" calcext:value-type="float">
            <text:p>-0,885700171079188</text:p>
          </table:table-cell>
        </table:table-row>
        <table:table-row table:style-name="ro1">
          <table:table-cell office:value-type="float" office:value="-1.08700000000009" calcext:value-type="float">
            <text:p>-1,08700000000009</text:p>
          </table:table-cell>
          <table:table-cell table:formula="of:=SIN([.A915])" office:value-type="float" office:value="-0.885235470611964" calcext:value-type="float">
            <text:p>-0,885235470611964</text:p>
          </table:table-cell>
        </table:table-row>
        <table:table-row table:style-name="ro1">
          <table:table-cell office:value-type="float" office:value="-1.08600000000009" calcext:value-type="float">
            <text:p>-1,08600000000009</text:p>
          </table:table-cell>
          <table:table-cell table:formula="of:=SIN([.A916])" office:value-type="float" office:value="-0.884769884909344" calcext:value-type="float">
            <text:p>-0,884769884909344</text:p>
          </table:table-cell>
        </table:table-row>
        <table:table-row table:style-name="ro1">
          <table:table-cell office:value-type="float" office:value="-1.08500000000009" calcext:value-type="float">
            <text:p>-1,08500000000009</text:p>
          </table:table-cell>
          <table:table-cell table:formula="of:=SIN([.A917])" office:value-type="float" office:value="-0.884303414436912" calcext:value-type="float">
            <text:p>-0,884303414436912</text:p>
          </table:table-cell>
        </table:table-row>
        <table:table-row table:style-name="ro1">
          <table:table-cell office:value-type="float" office:value="-1.08400000000009" calcext:value-type="float">
            <text:p>-1,08400000000009</text:p>
          </table:table-cell>
          <table:table-cell table:formula="of:=SIN([.A918])" office:value-type="float" office:value="-0.883836059661139" calcext:value-type="float">
            <text:p>-0,883836059661139</text:p>
          </table:table-cell>
        </table:table-row>
        <table:table-row table:style-name="ro1">
          <table:table-cell office:value-type="float" office:value="-1.08300000000009" calcext:value-type="float">
            <text:p>-1,08300000000009</text:p>
          </table:table-cell>
          <table:table-cell table:formula="of:=SIN([.A919])" office:value-type="float" office:value="-0.883367821049381" calcext:value-type="float">
            <text:p>-0,883367821049381</text:p>
          </table:table-cell>
        </table:table-row>
        <table:table-row table:style-name="ro1">
          <table:table-cell office:value-type="float" office:value="-1.08200000000009" calcext:value-type="float">
            <text:p>-1,08200000000009</text:p>
          </table:table-cell>
          <table:table-cell table:formula="of:=SIN([.A920])" office:value-type="float" office:value="-0.882898699069875" calcext:value-type="float">
            <text:p>-0,882898699069875</text:p>
          </table:table-cell>
        </table:table-row>
        <table:table-row table:style-name="ro1">
          <table:table-cell office:value-type="float" office:value="-1.08100000000009" calcext:value-type="float">
            <text:p>-1,08100000000009</text:p>
          </table:table-cell>
          <table:table-cell table:formula="of:=SIN([.A921])" office:value-type="float" office:value="-0.882428694191743" calcext:value-type="float">
            <text:p>-0,882428694191743</text:p>
          </table:table-cell>
        </table:table-row>
        <table:table-row table:style-name="ro1">
          <table:table-cell office:value-type="float" office:value="-1.08000000000009" calcext:value-type="float">
            <text:p>-1,08000000000009</text:p>
          </table:table-cell>
          <table:table-cell table:formula="of:=SIN([.A922])" office:value-type="float" office:value="-0.881957806884991" calcext:value-type="float">
            <text:p>-0,881957806884991</text:p>
          </table:table-cell>
        </table:table-row>
        <table:table-row table:style-name="ro1">
          <table:table-cell office:value-type="float" office:value="-1.07900000000009" calcext:value-type="float">
            <text:p>-1,07900000000009</text:p>
          </table:table-cell>
          <table:table-cell table:formula="of:=SIN([.A923])" office:value-type="float" office:value="-0.881486037620505" calcext:value-type="float">
            <text:p>-0,881486037620505</text:p>
          </table:table-cell>
        </table:table-row>
        <table:table-row table:style-name="ro1">
          <table:table-cell office:value-type="float" office:value="-1.07800000000009" calcext:value-type="float">
            <text:p>-1,07800000000009</text:p>
          </table:table-cell>
          <table:table-cell table:formula="of:=SIN([.A924])" office:value-type="float" office:value="-0.881013386870055" calcext:value-type="float">
            <text:p>-0,881013386870055</text:p>
          </table:table-cell>
        </table:table-row>
        <table:table-row table:style-name="ro1">
          <table:table-cell office:value-type="float" office:value="-1.07700000000009" calcext:value-type="float">
            <text:p>-1,07700000000009</text:p>
          </table:table-cell>
          <table:table-cell table:formula="of:=SIN([.A925])" office:value-type="float" office:value="-0.880539855106292" calcext:value-type="float">
            <text:p>-0,880539855106292</text:p>
          </table:table-cell>
        </table:table-row>
        <table:table-row table:style-name="ro1">
          <table:table-cell office:value-type="float" office:value="-1.07600000000009" calcext:value-type="float">
            <text:p>-1,07600000000009</text:p>
          </table:table-cell>
          <table:table-cell table:formula="of:=SIN([.A926])" office:value-type="float" office:value="-0.880065442802747" calcext:value-type="float">
            <text:p>-0,880065442802747</text:p>
          </table:table-cell>
        </table:table-row>
        <table:table-row table:style-name="ro1">
          <table:table-cell office:value-type="float" office:value="-1.07500000000009" calcext:value-type="float">
            <text:p>-1,07500000000009</text:p>
          </table:table-cell>
          <table:table-cell table:formula="of:=SIN([.A927])" office:value-type="float" office:value="-0.879590150433833" calcext:value-type="float">
            <text:p>-0,879590150433833</text:p>
          </table:table-cell>
        </table:table-row>
        <table:table-row table:style-name="ro1">
          <table:table-cell office:value-type="float" office:value="-1.07400000000009" calcext:value-type="float">
            <text:p>-1,07400000000009</text:p>
          </table:table-cell>
          <table:table-cell table:formula="of:=SIN([.A928])" office:value-type="float" office:value="-0.879113978474842" calcext:value-type="float">
            <text:p>-0,879113978474842</text:p>
          </table:table-cell>
        </table:table-row>
        <table:table-row table:style-name="ro1">
          <table:table-cell office:value-type="float" office:value="-1.07300000000009" calcext:value-type="float">
            <text:p>-1,07300000000009</text:p>
          </table:table-cell>
          <table:table-cell table:formula="of:=SIN([.A929])" office:value-type="float" office:value="-0.878636927401945" calcext:value-type="float">
            <text:p>-0,878636927401945</text:p>
          </table:table-cell>
        </table:table-row>
        <table:table-row table:style-name="ro1">
          <table:table-cell office:value-type="float" office:value="-1.07200000000009" calcext:value-type="float">
            <text:p>-1,07200000000009</text:p>
          </table:table-cell>
          <table:table-cell table:formula="of:=SIN([.A930])" office:value-type="float" office:value="-0.878158997692194" calcext:value-type="float">
            <text:p>-0,878158997692194</text:p>
          </table:table-cell>
        </table:table-row>
        <table:table-row table:style-name="ro1">
          <table:table-cell office:value-type="float" office:value="-1.07100000000009" calcext:value-type="float">
            <text:p>-1,07100000000009</text:p>
          </table:table-cell>
          <table:table-cell table:formula="of:=SIN([.A931])" office:value-type="float" office:value="-0.877680189823519" calcext:value-type="float">
            <text:p>-0,877680189823519</text:p>
          </table:table-cell>
        </table:table-row>
        <table:table-row table:style-name="ro1">
          <table:table-cell office:value-type="float" office:value="-1.07000000000009" calcext:value-type="float">
            <text:p>-1,07000000000009</text:p>
          </table:table-cell>
          <table:table-cell table:formula="of:=SIN([.A932])" office:value-type="float" office:value="-0.877200504274726" calcext:value-type="float">
            <text:p>-0,877200504274726</text:p>
          </table:table-cell>
        </table:table-row>
        <table:table-row table:style-name="ro1">
          <table:table-cell office:value-type="float" office:value="-1.06900000000009" calcext:value-type="float">
            <text:p>-1,06900000000009</text:p>
          </table:table-cell>
          <table:table-cell table:formula="of:=SIN([.A933])" office:value-type="float" office:value="-0.876719941525503" calcext:value-type="float">
            <text:p>-0,876719941525503</text:p>
          </table:table-cell>
        </table:table-row>
        <table:table-row table:style-name="ro1">
          <table:table-cell office:value-type="float" office:value="-1.06800000000009" calcext:value-type="float">
            <text:p>-1,06800000000009</text:p>
          </table:table-cell>
          <table:table-cell table:formula="of:=SIN([.A934])" office:value-type="float" office:value="-0.876238502056411" calcext:value-type="float">
            <text:p>-0,876238502056411</text:p>
          </table:table-cell>
        </table:table-row>
        <table:table-row table:style-name="ro1">
          <table:table-cell office:value-type="float" office:value="-1.06700000000009" calcext:value-type="float">
            <text:p>-1,06700000000009</text:p>
          </table:table-cell>
          <table:table-cell table:formula="of:=SIN([.A935])" office:value-type="float" office:value="-0.87575618634889" calcext:value-type="float">
            <text:p>-0,87575618634889</text:p>
          </table:table-cell>
        </table:table-row>
        <table:table-row table:style-name="ro1">
          <table:table-cell office:value-type="float" office:value="-1.06600000000009" calcext:value-type="float">
            <text:p>-1,06600000000009</text:p>
          </table:table-cell>
          <table:table-cell table:formula="of:=SIN([.A936])" office:value-type="float" office:value="-0.875272994885256" calcext:value-type="float">
            <text:p>-0,875272994885256</text:p>
          </table:table-cell>
        </table:table-row>
        <table:table-row table:style-name="ro1">
          <table:table-cell office:value-type="float" office:value="-1.06500000000009" calcext:value-type="float">
            <text:p>-1,06500000000009</text:p>
          </table:table-cell>
          <table:table-cell table:formula="of:=SIN([.A937])" office:value-type="float" office:value="-0.8747889281487" calcext:value-type="float">
            <text:p>-0,8747889281487</text:p>
          </table:table-cell>
        </table:table-row>
        <table:table-row table:style-name="ro1">
          <table:table-cell office:value-type="float" office:value="-1.06400000000009" calcext:value-type="float">
            <text:p>-1,06400000000009</text:p>
          </table:table-cell>
          <table:table-cell table:formula="of:=SIN([.A938])" office:value-type="float" office:value="-0.874303986623289" calcext:value-type="float">
            <text:p>-0,874303986623289</text:p>
          </table:table-cell>
        </table:table-row>
        <table:table-row table:style-name="ro1">
          <table:table-cell office:value-type="float" office:value="-1.06300000000009" calcext:value-type="float">
            <text:p>-1,06300000000009</text:p>
          </table:table-cell>
          <table:table-cell table:formula="of:=SIN([.A939])" office:value-type="float" office:value="-0.873818170793964" calcext:value-type="float">
            <text:p>-0,873818170793964</text:p>
          </table:table-cell>
        </table:table-row>
        <table:table-row table:style-name="ro1">
          <table:table-cell office:value-type="float" office:value="-1.06200000000009" calcext:value-type="float">
            <text:p>-1,06200000000009</text:p>
          </table:table-cell>
          <table:table-cell table:formula="of:=SIN([.A940])" office:value-type="float" office:value="-0.873331481146541" calcext:value-type="float">
            <text:p>-0,873331481146541</text:p>
          </table:table-cell>
        </table:table-row>
        <table:table-row table:style-name="ro1">
          <table:table-cell office:value-type="float" office:value="-1.06100000000009" calcext:value-type="float">
            <text:p>-1,06100000000009</text:p>
          </table:table-cell>
          <table:table-cell table:formula="of:=SIN([.A941])" office:value-type="float" office:value="-0.872843918167709" calcext:value-type="float">
            <text:p>-0,872843918167709</text:p>
          </table:table-cell>
        </table:table-row>
        <table:table-row table:style-name="ro1">
          <table:table-cell office:value-type="float" office:value="-1.06000000000009" calcext:value-type="float">
            <text:p>-1,06000000000009</text:p>
          </table:table-cell>
          <table:table-cell table:formula="of:=SIN([.A942])" office:value-type="float" office:value="-0.872355482345032" calcext:value-type="float">
            <text:p>-0,872355482345032</text:p>
          </table:table-cell>
        </table:table-row>
        <table:table-row table:style-name="ro1">
          <table:table-cell office:value-type="float" office:value="-1.05900000000009" calcext:value-type="float">
            <text:p>-1,05900000000009</text:p>
          </table:table-cell>
          <table:table-cell table:formula="of:=SIN([.A943])" office:value-type="float" office:value="-0.871866174166946" calcext:value-type="float">
            <text:p>-0,871866174166946</text:p>
          </table:table-cell>
        </table:table-row>
        <table:table-row table:style-name="ro1">
          <table:table-cell office:value-type="float" office:value="-1.05800000000009" calcext:value-type="float">
            <text:p>-1,05800000000009</text:p>
          </table:table-cell>
          <table:table-cell table:formula="of:=SIN([.A944])" office:value-type="float" office:value="-0.871375994122758" calcext:value-type="float">
            <text:p>-0,871375994122758</text:p>
          </table:table-cell>
        </table:table-row>
        <table:table-row table:style-name="ro1">
          <table:table-cell office:value-type="float" office:value="-1.05700000000009" calcext:value-type="float">
            <text:p>-1,05700000000009</text:p>
          </table:table-cell>
          <table:table-cell table:formula="of:=SIN([.A945])" office:value-type="float" office:value="-0.870884942702648" calcext:value-type="float">
            <text:p>-0,870884942702648</text:p>
          </table:table-cell>
        </table:table-row>
        <table:table-row table:style-name="ro1">
          <table:table-cell office:value-type="float" office:value="-1.05600000000009" calcext:value-type="float">
            <text:p>-1,05600000000009</text:p>
          </table:table-cell>
          <table:table-cell table:formula="of:=SIN([.A946])" office:value-type="float" office:value="-0.870393020397668" calcext:value-type="float">
            <text:p>-0,870393020397668</text:p>
          </table:table-cell>
        </table:table-row>
        <table:table-row table:style-name="ro1">
          <table:table-cell office:value-type="float" office:value="-1.05500000000009" calcext:value-type="float">
            <text:p>-1,05500000000009</text:p>
          </table:table-cell>
          <table:table-cell table:formula="of:=SIN([.A947])" office:value-type="float" office:value="-0.869900227699741" calcext:value-type="float">
            <text:p>-0,869900227699741</text:p>
          </table:table-cell>
        </table:table-row>
        <table:table-row table:style-name="ro1">
          <table:table-cell office:value-type="float" office:value="-1.05400000000009" calcext:value-type="float">
            <text:p>-1,05400000000009</text:p>
          </table:table-cell>
          <table:table-cell table:formula="of:=SIN([.A948])" office:value-type="float" office:value="-0.869406565101658" calcext:value-type="float">
            <text:p>-0,869406565101658</text:p>
          </table:table-cell>
        </table:table-row>
        <table:table-row table:style-name="ro1">
          <table:table-cell office:value-type="float" office:value="-1.05300000000009" calcext:value-type="float">
            <text:p>-1,05300000000009</text:p>
          </table:table-cell>
          <table:table-cell table:formula="of:=SIN([.A949])" office:value-type="float" office:value="-0.868912033097083" calcext:value-type="float">
            <text:p>-0,868912033097083</text:p>
          </table:table-cell>
        </table:table-row>
        <table:table-row table:style-name="ro1">
          <table:table-cell office:value-type="float" office:value="-1.05200000000009" calcext:value-type="float">
            <text:p>-1,05200000000009</text:p>
          </table:table-cell>
          <table:table-cell table:formula="of:=SIN([.A950])" office:value-type="float" office:value="-0.868416632180546" calcext:value-type="float">
            <text:p>-0,868416632180546</text:p>
          </table:table-cell>
        </table:table-row>
        <table:table-row table:style-name="ro1">
          <table:table-cell office:value-type="float" office:value="-1.05100000000009" calcext:value-type="float">
            <text:p>-1,05100000000009</text:p>
          </table:table-cell>
          <table:table-cell table:formula="of:=SIN([.A951])" office:value-type="float" office:value="-0.867920362847451" calcext:value-type="float">
            <text:p>-0,867920362847451</text:p>
          </table:table-cell>
        </table:table-row>
        <table:table-row table:style-name="ro1">
          <table:table-cell office:value-type="float" office:value="-1.05000000000009" calcext:value-type="float">
            <text:p>-1,05000000000009</text:p>
          </table:table-cell>
          <table:table-cell table:formula="of:=SIN([.A952])" office:value-type="float" office:value="-0.867423225594064" calcext:value-type="float">
            <text:p>-0,867423225594064</text:p>
          </table:table-cell>
        </table:table-row>
        <table:table-row table:style-name="ro1">
          <table:table-cell office:value-type="float" office:value="-1.0490000000001" calcext:value-type="float">
            <text:p>-1,0490000000001</text:p>
          </table:table-cell>
          <table:table-cell table:formula="of:=SIN([.A953])" office:value-type="float" office:value="-0.866925220917524" calcext:value-type="float">
            <text:p>-0,866925220917524</text:p>
          </table:table-cell>
        </table:table-row>
        <table:table-row table:style-name="ro1">
          <table:table-cell office:value-type="float" office:value="-1.0480000000001" calcext:value-type="float">
            <text:p>-1,0480000000001</text:p>
          </table:table-cell>
          <table:table-cell table:formula="of:=SIN([.A954])" office:value-type="float" office:value="-0.866426349315836" calcext:value-type="float">
            <text:p>-0,866426349315836</text:p>
          </table:table-cell>
        </table:table-row>
        <table:table-row table:style-name="ro1">
          <table:table-cell office:value-type="float" office:value="-1.0470000000001" calcext:value-type="float">
            <text:p>-1,0470000000001</text:p>
          </table:table-cell>
          <table:table-cell table:formula="of:=SIN([.A955])" office:value-type="float" office:value="-0.86592661128787" calcext:value-type="float">
            <text:p>-0,86592661128787</text:p>
          </table:table-cell>
        </table:table-row>
        <table:table-row table:style-name="ro1">
          <table:table-cell office:value-type="float" office:value="-1.0460000000001" calcext:value-type="float">
            <text:p>-1,0460000000001</text:p>
          </table:table-cell>
          <table:table-cell table:formula="of:=SIN([.A956])" office:value-type="float" office:value="-0.865426007333366" calcext:value-type="float">
            <text:p>-0,865426007333366</text:p>
          </table:table-cell>
        </table:table-row>
        <table:table-row table:style-name="ro1">
          <table:table-cell office:value-type="float" office:value="-1.0450000000001" calcext:value-type="float">
            <text:p>-1,0450000000001</text:p>
          </table:table-cell>
          <table:table-cell table:formula="of:=SIN([.A957])" office:value-type="float" office:value="-0.864924537952926" calcext:value-type="float">
            <text:p>-0,864924537952926</text:p>
          </table:table-cell>
        </table:table-row>
        <table:table-row table:style-name="ro1">
          <table:table-cell office:value-type="float" office:value="-1.0440000000001" calcext:value-type="float">
            <text:p>-1,0440000000001</text:p>
          </table:table-cell>
          <table:table-cell table:formula="of:=SIN([.A958])" office:value-type="float" office:value="-0.86442220364802" calcext:value-type="float">
            <text:p>-0,86442220364802</text:p>
          </table:table-cell>
        </table:table-row>
        <table:table-row table:style-name="ro1">
          <table:table-cell office:value-type="float" office:value="-1.0430000000001" calcext:value-type="float">
            <text:p>-1,0430000000001</text:p>
          </table:table-cell>
          <table:table-cell table:formula="of:=SIN([.A959])" office:value-type="float" office:value="-0.863919004920983" calcext:value-type="float">
            <text:p>-0,863919004920983</text:p>
          </table:table-cell>
        </table:table-row>
        <table:table-row table:style-name="ro1">
          <table:table-cell office:value-type="float" office:value="-1.0420000000001" calcext:value-type="float">
            <text:p>-1,0420000000001</text:p>
          </table:table-cell>
          <table:table-cell table:formula="of:=SIN([.A960])" office:value-type="float" office:value="-0.863414942275012" calcext:value-type="float">
            <text:p>-0,863414942275012</text:p>
          </table:table-cell>
        </table:table-row>
        <table:table-row table:style-name="ro1">
          <table:table-cell office:value-type="float" office:value="-1.0410000000001" calcext:value-type="float">
            <text:p>-1,0410000000001</text:p>
          </table:table-cell>
          <table:table-cell table:formula="of:=SIN([.A961])" office:value-type="float" office:value="-0.862910016214172" calcext:value-type="float">
            <text:p>-0,862910016214172</text:p>
          </table:table-cell>
        </table:table-row>
        <table:table-row table:style-name="ro1">
          <table:table-cell office:value-type="float" office:value="-1.0400000000001" calcext:value-type="float">
            <text:p>-1,0400000000001</text:p>
          </table:table-cell>
          <table:table-cell table:formula="of:=SIN([.A962])" office:value-type="float" office:value="-0.862404227243387" calcext:value-type="float">
            <text:p>-0,862404227243387</text:p>
          </table:table-cell>
        </table:table-row>
        <table:table-row table:style-name="ro1">
          <table:table-cell office:value-type="float" office:value="-1.0390000000001" calcext:value-type="float">
            <text:p>-1,0390000000001</text:p>
          </table:table-cell>
          <table:table-cell table:formula="of:=SIN([.A963])" office:value-type="float" office:value="-0.861897575868447" calcext:value-type="float">
            <text:p>-0,861897575868447</text:p>
          </table:table-cell>
        </table:table-row>
        <table:table-row table:style-name="ro1">
          <table:table-cell office:value-type="float" office:value="-1.0380000000001" calcext:value-type="float">
            <text:p>-1,0380000000001</text:p>
          </table:table-cell>
          <table:table-cell table:formula="of:=SIN([.A964])" office:value-type="float" office:value="-0.861390062596002" calcext:value-type="float">
            <text:p>-0,861390062596002</text:p>
          </table:table-cell>
        </table:table-row>
        <table:table-row table:style-name="ro1">
          <table:table-cell office:value-type="float" office:value="-1.0370000000001" calcext:value-type="float">
            <text:p>-1,0370000000001</text:p>
          </table:table-cell>
          <table:table-cell table:formula="of:=SIN([.A965])" office:value-type="float" office:value="-0.860881687933567" calcext:value-type="float">
            <text:p>-0,860881687933567</text:p>
          </table:table-cell>
        </table:table-row>
        <table:table-row table:style-name="ro1">
          <table:table-cell office:value-type="float" office:value="-1.0360000000001" calcext:value-type="float">
            <text:p>-1,0360000000001</text:p>
          </table:table-cell>
          <table:table-cell table:formula="of:=SIN([.A966])" office:value-type="float" office:value="-0.860372452389516" calcext:value-type="float">
            <text:p>-0,860372452389516</text:p>
          </table:table-cell>
        </table:table-row>
        <table:table-row table:style-name="ro1">
          <table:table-cell office:value-type="float" office:value="-1.0350000000001" calcext:value-type="float">
            <text:p>-1,0350000000001</text:p>
          </table:table-cell>
          <table:table-cell table:formula="of:=SIN([.A967])" office:value-type="float" office:value="-0.859862356473084" calcext:value-type="float">
            <text:p>-0,859862356473084</text:p>
          </table:table-cell>
        </table:table-row>
        <table:table-row table:style-name="ro1">
          <table:table-cell office:value-type="float" office:value="-1.0340000000001" calcext:value-type="float">
            <text:p>-1,0340000000001</text:p>
          </table:table-cell>
          <table:table-cell table:formula="of:=SIN([.A968])" office:value-type="float" office:value="-0.859351400694367" calcext:value-type="float">
            <text:p>-0,859351400694367</text:p>
          </table:table-cell>
        </table:table-row>
        <table:table-row table:style-name="ro1">
          <table:table-cell office:value-type="float" office:value="-1.0330000000001" calcext:value-type="float">
            <text:p>-1,0330000000001</text:p>
          </table:table-cell>
          <table:table-cell table:formula="of:=SIN([.A969])" office:value-type="float" office:value="-0.858839585564321" calcext:value-type="float">
            <text:p>-0,858839585564321</text:p>
          </table:table-cell>
        </table:table-row>
        <table:table-row table:style-name="ro1">
          <table:table-cell office:value-type="float" office:value="-1.0320000000001" calcext:value-type="float">
            <text:p>-1,0320000000001</text:p>
          </table:table-cell>
          <table:table-cell table:formula="of:=SIN([.A970])" office:value-type="float" office:value="-0.858326911594761" calcext:value-type="float">
            <text:p>-0,858326911594761</text:p>
          </table:table-cell>
        </table:table-row>
        <table:table-row table:style-name="ro1">
          <table:table-cell office:value-type="float" office:value="-1.0310000000001" calcext:value-type="float">
            <text:p>-1,0310000000001</text:p>
          </table:table-cell>
          <table:table-cell table:formula="of:=SIN([.A971])" office:value-type="float" office:value="-0.857813379298361" calcext:value-type="float">
            <text:p>-0,857813379298361</text:p>
          </table:table-cell>
        </table:table-row>
        <table:table-row table:style-name="ro1">
          <table:table-cell office:value-type="float" office:value="-1.0300000000001" calcext:value-type="float">
            <text:p>-1,0300000000001</text:p>
          </table:table-cell>
          <table:table-cell table:formula="of:=SIN([.A972])" office:value-type="float" office:value="-0.857298989188653" calcext:value-type="float">
            <text:p>-0,857298989188653</text:p>
          </table:table-cell>
        </table:table-row>
        <table:table-row table:style-name="ro1">
          <table:table-cell office:value-type="float" office:value="-1.0290000000001" calcext:value-type="float">
            <text:p>-1,0290000000001</text:p>
          </table:table-cell>
          <table:table-cell table:formula="of:=SIN([.A973])" office:value-type="float" office:value="-0.856783741780028" calcext:value-type="float">
            <text:p>-0,856783741780028</text:p>
          </table:table-cell>
        </table:table-row>
        <table:table-row table:style-name="ro1">
          <table:table-cell office:value-type="float" office:value="-1.0280000000001" calcext:value-type="float">
            <text:p>-1,0280000000001</text:p>
          </table:table-cell>
          <table:table-cell table:formula="of:=SIN([.A974])" office:value-type="float" office:value="-0.856267637587732" calcext:value-type="float">
            <text:p>-0,856267637587732</text:p>
          </table:table-cell>
        </table:table-row>
        <table:table-row table:style-name="ro1">
          <table:table-cell office:value-type="float" office:value="-1.0270000000001" calcext:value-type="float">
            <text:p>-1,0270000000001</text:p>
          </table:table-cell>
          <table:table-cell table:formula="of:=SIN([.A975])" office:value-type="float" office:value="-0.85575067712787" calcext:value-type="float">
            <text:p>-0,85575067712787</text:p>
          </table:table-cell>
        </table:table-row>
        <table:table-row table:style-name="ro1">
          <table:table-cell office:value-type="float" office:value="-1.0260000000001" calcext:value-type="float">
            <text:p>-1,0260000000001</text:p>
          </table:table-cell>
          <table:table-cell table:formula="of:=SIN([.A976])" office:value-type="float" office:value="-0.855232860917402" calcext:value-type="float">
            <text:p>-0,855232860917402</text:p>
          </table:table-cell>
        </table:table-row>
        <table:table-row table:style-name="ro1">
          <table:table-cell office:value-type="float" office:value="-1.0250000000001" calcext:value-type="float">
            <text:p>-1,0250000000001</text:p>
          </table:table-cell>
          <table:table-cell table:formula="of:=SIN([.A977])" office:value-type="float" office:value="-0.854714189474144" calcext:value-type="float">
            <text:p>-0,854714189474144</text:p>
          </table:table-cell>
        </table:table-row>
        <table:table-row table:style-name="ro1">
          <table:table-cell office:value-type="float" office:value="-1.0240000000001" calcext:value-type="float">
            <text:p>-1,0240000000001</text:p>
          </table:table-cell>
          <table:table-cell table:formula="of:=SIN([.A978])" office:value-type="float" office:value="-0.854194663316768" calcext:value-type="float">
            <text:p>-0,854194663316768</text:p>
          </table:table-cell>
        </table:table-row>
        <table:table-row table:style-name="ro1">
          <table:table-cell office:value-type="float" office:value="-1.0230000000001" calcext:value-type="float">
            <text:p>-1,0230000000001</text:p>
          </table:table-cell>
          <table:table-cell table:formula="of:=SIN([.A979])" office:value-type="float" office:value="-0.8536742829648" calcext:value-type="float">
            <text:p>-0,8536742829648</text:p>
          </table:table-cell>
        </table:table-row>
        <table:table-row table:style-name="ro1">
          <table:table-cell office:value-type="float" office:value="-1.0220000000001" calcext:value-type="float">
            <text:p>-1,0220000000001</text:p>
          </table:table-cell>
          <table:table-cell table:formula="of:=SIN([.A980])" office:value-type="float" office:value="-0.85315304893862" calcext:value-type="float">
            <text:p>-0,85315304893862</text:p>
          </table:table-cell>
        </table:table-row>
        <table:table-row table:style-name="ro1">
          <table:table-cell office:value-type="float" office:value="-1.0210000000001" calcext:value-type="float">
            <text:p>-1,0210000000001</text:p>
          </table:table-cell>
          <table:table-cell table:formula="of:=SIN([.A981])" office:value-type="float" office:value="-0.852630961759462" calcext:value-type="float">
            <text:p>-0,852630961759462</text:p>
          </table:table-cell>
        </table:table-row>
        <table:table-row table:style-name="ro1">
          <table:table-cell office:value-type="float" office:value="-1.0200000000001" calcext:value-type="float">
            <text:p>-1,0200000000001</text:p>
          </table:table-cell>
          <table:table-cell table:formula="of:=SIN([.A982])" office:value-type="float" office:value="-0.852108021949414" calcext:value-type="float">
            <text:p>-0,852108021949414</text:p>
          </table:table-cell>
        </table:table-row>
        <table:table-row table:style-name="ro1">
          <table:table-cell office:value-type="float" office:value="-1.0190000000001" calcext:value-type="float">
            <text:p>-1,0190000000001</text:p>
          </table:table-cell>
          <table:table-cell table:formula="of:=SIN([.A983])" office:value-type="float" office:value="-0.851584230031415" calcext:value-type="float">
            <text:p>-0,851584230031415</text:p>
          </table:table-cell>
        </table:table-row>
        <table:table-row table:style-name="ro1">
          <table:table-cell office:value-type="float" office:value="-1.0180000000001" calcext:value-type="float">
            <text:p>-1,0180000000001</text:p>
          </table:table-cell>
          <table:table-cell table:formula="of:=SIN([.A984])" office:value-type="float" office:value="-0.851059586529257" calcext:value-type="float">
            <text:p>-0,851059586529257</text:p>
          </table:table-cell>
        </table:table-row>
        <table:table-row table:style-name="ro1">
          <table:table-cell office:value-type="float" office:value="-1.0170000000001" calcext:value-type="float">
            <text:p>-1,0170000000001</text:p>
          </table:table-cell>
          <table:table-cell table:formula="of:=SIN([.A985])" office:value-type="float" office:value="-0.850534091967582" calcext:value-type="float">
            <text:p>-0,850534091967582</text:p>
          </table:table-cell>
        </table:table-row>
        <table:table-row table:style-name="ro1">
          <table:table-cell office:value-type="float" office:value="-1.0160000000001" calcext:value-type="float">
            <text:p>-1,0160000000001</text:p>
          </table:table-cell>
          <table:table-cell table:formula="of:=SIN([.A986])" office:value-type="float" office:value="-0.850007746871887" calcext:value-type="float">
            <text:p>-0,850007746871887</text:p>
          </table:table-cell>
        </table:table-row>
        <table:table-row table:style-name="ro1">
          <table:table-cell office:value-type="float" office:value="-1.0150000000001" calcext:value-type="float">
            <text:p>-1,0150000000001</text:p>
          </table:table-cell>
          <table:table-cell table:formula="of:=SIN([.A987])" office:value-type="float" office:value="-0.849480551768516" calcext:value-type="float">
            <text:p>-0,849480551768516</text:p>
          </table:table-cell>
        </table:table-row>
        <table:table-row table:style-name="ro1">
          <table:table-cell office:value-type="float" office:value="-1.0140000000001" calcext:value-type="float">
            <text:p>-1,0140000000001</text:p>
          </table:table-cell>
          <table:table-cell table:formula="of:=SIN([.A988])" office:value-type="float" office:value="-0.848952507184664" calcext:value-type="float">
            <text:p>-0,848952507184664</text:p>
          </table:table-cell>
        </table:table-row>
        <table:table-row table:style-name="ro1">
          <table:table-cell office:value-type="float" office:value="-1.0130000000001" calcext:value-type="float">
            <text:p>-1,0130000000001</text:p>
          </table:table-cell>
          <table:table-cell table:formula="of:=SIN([.A989])" office:value-type="float" office:value="-0.848423613648376" calcext:value-type="float">
            <text:p>-0,848423613648376</text:p>
          </table:table-cell>
        </table:table-row>
        <table:table-row table:style-name="ro1">
          <table:table-cell office:value-type="float" office:value="-1.0120000000001" calcext:value-type="float">
            <text:p>-1,0120000000001</text:p>
          </table:table-cell>
          <table:table-cell table:formula="of:=SIN([.A990])" office:value-type="float" office:value="-0.847893871688544" calcext:value-type="float">
            <text:p>-0,847893871688544</text:p>
          </table:table-cell>
        </table:table-row>
        <table:table-row table:style-name="ro1">
          <table:table-cell office:value-type="float" office:value="-1.0110000000001" calcext:value-type="float">
            <text:p>-1,0110000000001</text:p>
          </table:table-cell>
          <table:table-cell table:formula="of:=SIN([.A991])" office:value-type="float" office:value="-0.847363281834912" calcext:value-type="float">
            <text:p>-0,847363281834912</text:p>
          </table:table-cell>
        </table:table-row>
        <table:table-row table:style-name="ro1">
          <table:table-cell office:value-type="float" office:value="-1.0100000000001" calcext:value-type="float">
            <text:p>-1,0100000000001</text:p>
          </table:table-cell>
          <table:table-cell table:formula="of:=SIN([.A992])" office:value-type="float" office:value="-0.846831844618068" calcext:value-type="float">
            <text:p>-0,846831844618068</text:p>
          </table:table-cell>
        </table:table-row>
        <table:table-row table:style-name="ro1">
          <table:table-cell office:value-type="float" office:value="-1.0090000000001" calcext:value-type="float">
            <text:p>-1,0090000000001</text:p>
          </table:table-cell>
          <table:table-cell table:formula="of:=SIN([.A993])" office:value-type="float" office:value="-0.84629956056945" calcext:value-type="float">
            <text:p>-0,84629956056945</text:p>
          </table:table-cell>
        </table:table-row>
        <table:table-row table:style-name="ro1">
          <table:table-cell office:value-type="float" office:value="-1.0080000000001" calcext:value-type="float">
            <text:p>-1,0080000000001</text:p>
          </table:table-cell>
          <table:table-cell table:formula="of:=SIN([.A994])" office:value-type="float" office:value="-0.845766430221342" calcext:value-type="float">
            <text:p>-0,845766430221342</text:p>
          </table:table-cell>
        </table:table-row>
        <table:table-row table:style-name="ro1">
          <table:table-cell office:value-type="float" office:value="-1.0070000000001" calcext:value-type="float">
            <text:p>-1,0070000000001</text:p>
          </table:table-cell>
          <table:table-cell table:formula="of:=SIN([.A995])" office:value-type="float" office:value="-0.845232454106874" calcext:value-type="float">
            <text:p>-0,845232454106874</text:p>
          </table:table-cell>
        </table:table-row>
        <table:table-row table:style-name="ro1">
          <table:table-cell office:value-type="float" office:value="-1.0060000000001" calcext:value-type="float">
            <text:p>-1,0060000000001</text:p>
          </table:table-cell>
          <table:table-cell table:formula="of:=SIN([.A996])" office:value-type="float" office:value="-0.844697632760023" calcext:value-type="float">
            <text:p>-0,844697632760023</text:p>
          </table:table-cell>
        </table:table-row>
        <table:table-row table:style-name="ro1">
          <table:table-cell office:value-type="float" office:value="-1.0050000000001" calcext:value-type="float">
            <text:p>-1,0050000000001</text:p>
          </table:table-cell>
          <table:table-cell table:formula="of:=SIN([.A997])" office:value-type="float" office:value="-0.84416196671561" calcext:value-type="float">
            <text:p>-0,84416196671561</text:p>
          </table:table-cell>
        </table:table-row>
        <table:table-row table:style-name="ro1">
          <table:table-cell office:value-type="float" office:value="-1.0040000000001" calcext:value-type="float">
            <text:p>-1,0040000000001</text:p>
          </table:table-cell>
          <table:table-cell table:formula="of:=SIN([.A998])" office:value-type="float" office:value="-0.8436254565093" calcext:value-type="float">
            <text:p>-0,8436254565093</text:p>
          </table:table-cell>
        </table:table-row>
        <table:table-row table:style-name="ro1">
          <table:table-cell office:value-type="float" office:value="-1.0030000000001" calcext:value-type="float">
            <text:p>-1,0030000000001</text:p>
          </table:table-cell>
          <table:table-cell table:formula="of:=SIN([.A999])" office:value-type="float" office:value="-0.843088102677604" calcext:value-type="float">
            <text:p>-0,843088102677604</text:p>
          </table:table-cell>
        </table:table-row>
        <table:table-row table:style-name="ro1">
          <table:table-cell office:value-type="float" office:value="-1.0020000000001" calcext:value-type="float">
            <text:p>-1,0020000000001</text:p>
          </table:table-cell>
          <table:table-cell table:formula="of:=SIN([.A1000])" office:value-type="float" office:value="-0.842549905757875" calcext:value-type="float">
            <text:p>-0,842549905757875</text:p>
          </table:table-cell>
        </table:table-row>
        <table:table-row table:style-name="ro1">
          <table:table-cell office:value-type="float" office:value="-1.0010000000001" calcext:value-type="float">
            <text:p>-1,0010000000001</text:p>
          </table:table-cell>
          <table:table-cell table:formula="of:=SIN([.A1001])" office:value-type="float" office:value="-0.842010866288311" calcext:value-type="float">
            <text:p>-0,842010866288311</text:p>
          </table:table-cell>
        </table:table-row>
        <table:table-row table:style-name="ro1">
          <table:table-cell office:value-type="float" office:value="-1.0000000000001" calcext:value-type="float">
            <text:p>-1,0000000000001</text:p>
          </table:table-cell>
          <table:table-cell table:formula="of:=SIN([.A1002])" office:value-type="float" office:value="-0.84147098480795" calcext:value-type="float">
            <text:p>-0,84147098480795</text:p>
          </table:table-cell>
        </table:table-row>
        <table:table-row table:style-name="ro1">
          <table:table-cell office:value-type="float" office:value="-0.9990000000001" calcext:value-type="float">
            <text:p>-0,9990000000001</text:p>
          </table:table-cell>
          <table:table-cell table:formula="of:=SIN([.A1003])" office:value-type="float" office:value="-0.840930261856676" calcext:value-type="float">
            <text:p>-0,840930261856676</text:p>
          </table:table-cell>
        </table:table-row>
        <table:table-row table:style-name="ro1">
          <table:table-cell office:value-type="float" office:value="-0.9980000000001" calcext:value-type="float">
            <text:p>-0,9980000000001</text:p>
          </table:table-cell>
          <table:table-cell table:formula="of:=SIN([.A1004])" office:value-type="float" office:value="-0.840388697975209" calcext:value-type="float">
            <text:p>-0,840388697975209</text:p>
          </table:table-cell>
        </table:table-row>
        <table:table-row table:style-name="ro1">
          <table:table-cell office:value-type="float" office:value="-0.9970000000001" calcext:value-type="float">
            <text:p>-0,9970000000001</text:p>
          </table:table-cell>
          <table:table-cell table:formula="of:=SIN([.A1005])" office:value-type="float" office:value="-0.839846293705114" calcext:value-type="float">
            <text:p>-0,839846293705114</text:p>
          </table:table-cell>
        </table:table-row>
        <table:table-row table:style-name="ro1">
          <table:table-cell office:value-type="float" office:value="-0.9960000000001" calcext:value-type="float">
            <text:p>-0,9960000000001</text:p>
          </table:table-cell>
          <table:table-cell table:formula="of:=SIN([.A1006])" office:value-type="float" office:value="-0.839303049588796" calcext:value-type="float">
            <text:p>-0,839303049588796</text:p>
          </table:table-cell>
        </table:table-row>
        <table:table-row table:style-name="ro1">
          <table:table-cell office:value-type="float" office:value="-0.995000000000101" calcext:value-type="float">
            <text:p>-0,995000000000101</text:p>
          </table:table-cell>
          <table:table-cell table:formula="of:=SIN([.A1007])" office:value-type="float" office:value="-0.838758966169498" calcext:value-type="float">
            <text:p>-0,838758966169498</text:p>
          </table:table-cell>
        </table:table-row>
        <table:table-row table:style-name="ro1">
          <table:table-cell office:value-type="float" office:value="-0.994000000000101" calcext:value-type="float">
            <text:p>-0,994000000000101</text:p>
          </table:table-cell>
          <table:table-cell table:formula="of:=SIN([.A1008])" office:value-type="float" office:value="-0.838214043991303" calcext:value-type="float">
            <text:p>-0,838214043991303</text:p>
          </table:table-cell>
        </table:table-row>
        <table:table-row table:style-name="ro1">
          <table:table-cell office:value-type="float" office:value="-0.993000000000101" calcext:value-type="float">
            <text:p>-0,993000000000101</text:p>
          </table:table-cell>
          <table:table-cell table:formula="of:=SIN([.A1009])" office:value-type="float" office:value="-0.837668283599135" calcext:value-type="float">
            <text:p>-0,837668283599135</text:p>
          </table:table-cell>
        </table:table-row>
        <table:table-row table:style-name="ro1">
          <table:table-cell office:value-type="float" office:value="-0.992000000000101" calcext:value-type="float">
            <text:p>-0,992000000000101</text:p>
          </table:table-cell>
          <table:table-cell table:formula="of:=SIN([.A1010])" office:value-type="float" office:value="-0.837121685538753" calcext:value-type="float">
            <text:p>-0,837121685538753</text:p>
          </table:table-cell>
        </table:table-row>
        <table:table-row table:style-name="ro1">
          <table:table-cell office:value-type="float" office:value="-0.991000000000101" calcext:value-type="float">
            <text:p>-0,991000000000101</text:p>
          </table:table-cell>
          <table:table-cell table:formula="of:=SIN([.A1011])" office:value-type="float" office:value="-0.836574250356755" calcext:value-type="float">
            <text:p>-0,836574250356755</text:p>
          </table:table-cell>
        </table:table-row>
        <table:table-row table:style-name="ro1">
          <table:table-cell office:value-type="float" office:value="-0.990000000000101" calcext:value-type="float">
            <text:p>-0,990000000000101</text:p>
          </table:table-cell>
          <table:table-cell table:formula="of:=SIN([.A1012])" office:value-type="float" office:value="-0.836025978600576" calcext:value-type="float">
            <text:p>-0,836025978600576</text:p>
          </table:table-cell>
        </table:table-row>
        <table:table-row table:style-name="ro1">
          <table:table-cell office:value-type="float" office:value="-0.989000000000101" calcext:value-type="float">
            <text:p>-0,989000000000101</text:p>
          </table:table-cell>
          <table:table-cell table:formula="of:=SIN([.A1013])" office:value-type="float" office:value="-0.835476870818488" calcext:value-type="float">
            <text:p>-0,835476870818488</text:p>
          </table:table-cell>
        </table:table-row>
        <table:table-row table:style-name="ro1">
          <table:table-cell office:value-type="float" office:value="-0.988000000000101" calcext:value-type="float">
            <text:p>-0,988000000000101</text:p>
          </table:table-cell>
          <table:table-cell table:formula="of:=SIN([.A1014])" office:value-type="float" office:value="-0.8349269275596" calcext:value-type="float">
            <text:p>-0,8349269275596</text:p>
          </table:table-cell>
        </table:table-row>
        <table:table-row table:style-name="ro1">
          <table:table-cell office:value-type="float" office:value="-0.987000000000101" calcext:value-type="float">
            <text:p>-0,987000000000101</text:p>
          </table:table-cell>
          <table:table-cell table:formula="of:=SIN([.A1015])" office:value-type="float" office:value="-0.834376149373853" calcext:value-type="float">
            <text:p>-0,834376149373853</text:p>
          </table:table-cell>
        </table:table-row>
        <table:table-row table:style-name="ro1">
          <table:table-cell office:value-type="float" office:value="-0.986000000000101" calcext:value-type="float">
            <text:p>-0,986000000000101</text:p>
          </table:table-cell>
          <table:table-cell table:formula="of:=SIN([.A1016])" office:value-type="float" office:value="-0.833824536812026" calcext:value-type="float">
            <text:p>-0,833824536812026</text:p>
          </table:table-cell>
        </table:table-row>
        <table:table-row table:style-name="ro1">
          <table:table-cell office:value-type="float" office:value="-0.985000000000101" calcext:value-type="float">
            <text:p>-0,985000000000101</text:p>
          </table:table-cell>
          <table:table-cell table:formula="of:=SIN([.A1017])" office:value-type="float" office:value="-0.833272090425732" calcext:value-type="float">
            <text:p>-0,833272090425732</text:p>
          </table:table-cell>
        </table:table-row>
        <table:table-row table:style-name="ro1">
          <table:table-cell office:value-type="float" office:value="-0.984000000000101" calcext:value-type="float">
            <text:p>-0,984000000000101</text:p>
          </table:table-cell>
          <table:table-cell table:formula="of:=SIN([.A1018])" office:value-type="float" office:value="-0.832718810767417" calcext:value-type="float">
            <text:p>-0,832718810767417</text:p>
          </table:table-cell>
        </table:table-row>
        <table:table-row table:style-name="ro1">
          <table:table-cell office:value-type="float" office:value="-0.983000000000101" calcext:value-type="float">
            <text:p>-0,983000000000101</text:p>
          </table:table-cell>
          <table:table-cell table:formula="of:=SIN([.A1019])" office:value-type="float" office:value="-0.832164698390361" calcext:value-type="float">
            <text:p>-0,832164698390361</text:p>
          </table:table-cell>
        </table:table-row>
        <table:table-row table:style-name="ro1">
          <table:table-cell office:value-type="float" office:value="-0.982000000000102" calcext:value-type="float">
            <text:p>-0,982000000000102</text:p>
          </table:table-cell>
          <table:table-cell table:formula="of:=SIN([.A1020])" office:value-type="float" office:value="-0.831609753848676" calcext:value-type="float">
            <text:p>-0,831609753848676</text:p>
          </table:table-cell>
        </table:table-row>
        <table:table-row table:style-name="ro1">
          <table:table-cell office:value-type="float" office:value="-0.981000000000102" calcext:value-type="float">
            <text:p>-0,981000000000102</text:p>
          </table:table-cell>
          <table:table-cell table:formula="of:=SIN([.A1021])" office:value-type="float" office:value="-0.831053977697306" calcext:value-type="float">
            <text:p>-0,831053977697306</text:p>
          </table:table-cell>
        </table:table-row>
        <table:table-row table:style-name="ro1">
          <table:table-cell office:value-type="float" office:value="-0.980000000000102" calcext:value-type="float">
            <text:p>-0,980000000000102</text:p>
          </table:table-cell>
          <table:table-cell table:formula="of:=SIN([.A1022])" office:value-type="float" office:value="-0.830497370492027" calcext:value-type="float">
            <text:p>-0,830497370492027</text:p>
          </table:table-cell>
        </table:table-row>
        <table:table-row table:style-name="ro1">
          <table:table-cell office:value-type="float" office:value="-0.979000000000102" calcext:value-type="float">
            <text:p>-0,979000000000102</text:p>
          </table:table-cell>
          <table:table-cell table:formula="of:=SIN([.A1023])" office:value-type="float" office:value="-0.829939932789448" calcext:value-type="float">
            <text:p>-0,829939932789448</text:p>
          </table:table-cell>
        </table:table-row>
        <table:table-row table:style-name="ro1">
          <table:table-cell office:value-type="float" office:value="-0.978000000000102" calcext:value-type="float">
            <text:p>-0,978000000000102</text:p>
          </table:table-cell>
          <table:table-cell table:formula="of:=SIN([.A1024])" office:value-type="float" office:value="-0.829381665147004" calcext:value-type="float">
            <text:p>-0,829381665147004</text:p>
          </table:table-cell>
        </table:table-row>
        <table:table-row table:style-name="ro1">
          <table:table-cell office:value-type="float" office:value="-0.977000000000102" calcext:value-type="float">
            <text:p>-0,977000000000102</text:p>
          </table:table-cell>
          <table:table-cell table:formula="of:=SIN([.A1025])" office:value-type="float" office:value="-0.828822568122965" calcext:value-type="float">
            <text:p>-0,828822568122965</text:p>
          </table:table-cell>
        </table:table-row>
        <table:table-row table:style-name="ro1">
          <table:table-cell office:value-type="float" office:value="-0.976000000000102" calcext:value-type="float">
            <text:p>-0,976000000000102</text:p>
          </table:table-cell>
          <table:table-cell table:formula="of:=SIN([.A1026])" office:value-type="float" office:value="-0.828262642276427" calcext:value-type="float">
            <text:p>-0,828262642276427</text:p>
          </table:table-cell>
        </table:table-row>
        <table:table-row table:style-name="ro1">
          <table:table-cell office:value-type="float" office:value="-0.975000000000102" calcext:value-type="float">
            <text:p>-0,975000000000102</text:p>
          </table:table-cell>
          <table:table-cell table:formula="of:=SIN([.A1027])" office:value-type="float" office:value="-0.827701888167315" calcext:value-type="float">
            <text:p>-0,827701888167315</text:p>
          </table:table-cell>
        </table:table-row>
        <table:table-row table:style-name="ro1">
          <table:table-cell office:value-type="float" office:value="-0.974000000000103" calcext:value-type="float">
            <text:p>-0,974000000000103</text:p>
          </table:table-cell>
          <table:table-cell table:formula="of:=SIN([.A1028])" office:value-type="float" office:value="-0.827140306356384" calcext:value-type="float">
            <text:p>-0,827140306356384</text:p>
          </table:table-cell>
        </table:table-row>
        <table:table-row table:style-name="ro1">
          <table:table-cell office:value-type="float" office:value="-0.973000000000103" calcext:value-type="float">
            <text:p>-0,973000000000103</text:p>
          </table:table-cell>
          <table:table-cell table:formula="of:=SIN([.A1029])" office:value-type="float" office:value="-0.826577897405216" calcext:value-type="float">
            <text:p>-0,826577897405216</text:p>
          </table:table-cell>
        </table:table-row>
        <table:table-row table:style-name="ro1">
          <table:table-cell office:value-type="float" office:value="-0.972000000000103" calcext:value-type="float">
            <text:p>-0,972000000000103</text:p>
          </table:table-cell>
          <table:table-cell table:formula="of:=SIN([.A1030])" office:value-type="float" office:value="-0.826014661876219" calcext:value-type="float">
            <text:p>-0,826014661876219</text:p>
          </table:table-cell>
        </table:table-row>
        <table:table-row table:style-name="ro1">
          <table:table-cell office:value-type="float" office:value="-0.971000000000103" calcext:value-type="float">
            <text:p>-0,971000000000103</text:p>
          </table:table-cell>
          <table:table-cell table:formula="of:=SIN([.A1031])" office:value-type="float" office:value="-0.82545060033263" calcext:value-type="float">
            <text:p>-0,82545060033263</text:p>
          </table:table-cell>
        </table:table-row>
        <table:table-row table:style-name="ro1">
          <table:table-cell office:value-type="float" office:value="-0.970000000000103" calcext:value-type="float">
            <text:p>-0,970000000000103</text:p>
          </table:table-cell>
          <table:table-cell table:formula="of:=SIN([.A1032])" office:value-type="float" office:value="-0.824885713338508" calcext:value-type="float">
            <text:p>-0,824885713338508</text:p>
          </table:table-cell>
        </table:table-row>
        <table:table-row table:style-name="ro1">
          <table:table-cell office:value-type="float" office:value="-0.969000000000103" calcext:value-type="float">
            <text:p>-0,969000000000103</text:p>
          </table:table-cell>
          <table:table-cell table:formula="of:=SIN([.A1033])" office:value-type="float" office:value="-0.824320001458742" calcext:value-type="float">
            <text:p>-0,824320001458742</text:p>
          </table:table-cell>
        </table:table-row>
        <table:table-row table:style-name="ro1">
          <table:table-cell office:value-type="float" office:value="-0.968000000000103" calcext:value-type="float">
            <text:p>-0,968000000000103</text:p>
          </table:table-cell>
          <table:table-cell table:formula="of:=SIN([.A1034])" office:value-type="float" office:value="-0.823753465259044" calcext:value-type="float">
            <text:p>-0,823753465259044</text:p>
          </table:table-cell>
        </table:table-row>
        <table:table-row table:style-name="ro1">
          <table:table-cell office:value-type="float" office:value="-0.967000000000103" calcext:value-type="float">
            <text:p>-0,967000000000103</text:p>
          </table:table-cell>
          <table:table-cell table:formula="of:=SIN([.A1035])" office:value-type="float" office:value="-0.823186105305948" calcext:value-type="float">
            <text:p>-0,823186105305948</text:p>
          </table:table-cell>
        </table:table-row>
        <table:table-row table:style-name="ro1">
          <table:table-cell office:value-type="float" office:value="-0.966000000000103" calcext:value-type="float">
            <text:p>-0,966000000000103</text:p>
          </table:table-cell>
          <table:table-cell table:formula="of:=SIN([.A1036])" office:value-type="float" office:value="-0.822617922166816" calcext:value-type="float">
            <text:p>-0,822617922166816</text:p>
          </table:table-cell>
        </table:table-row>
        <table:table-row table:style-name="ro1">
          <table:table-cell office:value-type="float" office:value="-0.965000000000103" calcext:value-type="float">
            <text:p>-0,965000000000103</text:p>
          </table:table-cell>
          <table:table-cell table:formula="of:=SIN([.A1037])" office:value-type="float" office:value="-0.822048916409831" calcext:value-type="float">
            <text:p>-0,822048916409831</text:p>
          </table:table-cell>
        </table:table-row>
        <table:table-row table:style-name="ro1">
          <table:table-cell office:value-type="float" office:value="-0.964000000000103" calcext:value-type="float">
            <text:p>-0,964000000000103</text:p>
          </table:table-cell>
          <table:table-cell table:formula="of:=SIN([.A1038])" office:value-type="float" office:value="-0.821479088603997" calcext:value-type="float">
            <text:p>-0,821479088603997</text:p>
          </table:table-cell>
        </table:table-row>
        <table:table-row table:style-name="ro1">
          <table:table-cell office:value-type="float" office:value="-0.963000000000103" calcext:value-type="float">
            <text:p>-0,963000000000103</text:p>
          </table:table-cell>
          <table:table-cell table:formula="of:=SIN([.A1039])" office:value-type="float" office:value="-0.820908439319143" calcext:value-type="float">
            <text:p>-0,820908439319143</text:p>
          </table:table-cell>
        </table:table-row>
        <table:table-row table:style-name="ro1">
          <table:table-cell office:value-type="float" office:value="-0.962000000000104" calcext:value-type="float">
            <text:p>-0,962000000000104</text:p>
          </table:table-cell>
          <table:table-cell table:formula="of:=SIN([.A1040])" office:value-type="float" office:value="-0.820336969125919" calcext:value-type="float">
            <text:p>-0,820336969125919</text:p>
          </table:table-cell>
        </table:table-row>
        <table:table-row table:style-name="ro1">
          <table:table-cell office:value-type="float" office:value="-0.961000000000104" calcext:value-type="float">
            <text:p>-0,961000000000104</text:p>
          </table:table-cell>
          <table:table-cell table:formula="of:=SIN([.A1041])" office:value-type="float" office:value="-0.819764678595793" calcext:value-type="float">
            <text:p>-0,819764678595793</text:p>
          </table:table-cell>
        </table:table-row>
        <table:table-row table:style-name="ro1">
          <table:table-cell office:value-type="float" office:value="-0.960000000000104" calcext:value-type="float">
            <text:p>-0,960000000000104</text:p>
          </table:table-cell>
          <table:table-cell table:formula="of:=SIN([.A1042])" office:value-type="float" office:value="-0.819191568301058" calcext:value-type="float">
            <text:p>-0,819191568301058</text:p>
          </table:table-cell>
        </table:table-row>
        <table:table-row table:style-name="ro1">
          <table:table-cell office:value-type="float" office:value="-0.959000000000104" calcext:value-type="float">
            <text:p>-0,959000000000104</text:p>
          </table:table-cell>
          <table:table-cell table:formula="of:=SIN([.A1043])" office:value-type="float" office:value="-0.818617638814822" calcext:value-type="float">
            <text:p>-0,818617638814822</text:p>
          </table:table-cell>
        </table:table-row>
        <table:table-row table:style-name="ro1">
          <table:table-cell office:value-type="float" office:value="-0.958000000000104" calcext:value-type="float">
            <text:p>-0,958000000000104</text:p>
          </table:table-cell>
          <table:table-cell table:formula="of:=SIN([.A1044])" office:value-type="float" office:value="-0.818042890711016" calcext:value-type="float">
            <text:p>-0,818042890711016</text:p>
          </table:table-cell>
        </table:table-row>
        <table:table-row table:style-name="ro1">
          <table:table-cell office:value-type="float" office:value="-0.957000000000104" calcext:value-type="float">
            <text:p>-0,957000000000104</text:p>
          </table:table-cell>
          <table:table-cell table:formula="of:=SIN([.A1045])" office:value-type="float" office:value="-0.817467324564387" calcext:value-type="float">
            <text:p>-0,817467324564387</text:p>
          </table:table-cell>
        </table:table-row>
        <table:table-row table:style-name="ro1">
          <table:table-cell office:value-type="float" office:value="-0.956000000000104" calcext:value-type="float">
            <text:p>-0,956000000000104</text:p>
          </table:table-cell>
          <table:table-cell table:formula="of:=SIN([.A1046])" office:value-type="float" office:value="-0.816890940950502" calcext:value-type="float">
            <text:p>-0,816890940950502</text:p>
          </table:table-cell>
        </table:table-row>
        <table:table-row table:style-name="ro1">
          <table:table-cell office:value-type="float" office:value="-0.955000000000104" calcext:value-type="float">
            <text:p>-0,955000000000104</text:p>
          </table:table-cell>
          <table:table-cell table:formula="of:=SIN([.A1047])" office:value-type="float" office:value="-0.816313740445744" calcext:value-type="float">
            <text:p>-0,816313740445744</text:p>
          </table:table-cell>
        </table:table-row>
        <table:table-row table:style-name="ro1">
          <table:table-cell office:value-type="float" office:value="-0.954000000000105" calcext:value-type="float">
            <text:p>-0,954000000000105</text:p>
          </table:table-cell>
          <table:table-cell table:formula="of:=SIN([.A1048])" office:value-type="float" office:value="-0.815735723627313" calcext:value-type="float">
            <text:p>-0,815735723627313</text:p>
          </table:table-cell>
        </table:table-row>
        <table:table-row table:style-name="ro1">
          <table:table-cell office:value-type="float" office:value="-0.953000000000105" calcext:value-type="float">
            <text:p>-0,953000000000105</text:p>
          </table:table-cell>
          <table:table-cell table:formula="of:=SIN([.A1049])" office:value-type="float" office:value="-0.815156891073227" calcext:value-type="float">
            <text:p>-0,815156891073227</text:p>
          </table:table-cell>
        </table:table-row>
        <table:table-row table:style-name="ro1">
          <table:table-cell office:value-type="float" office:value="-0.952000000000105" calcext:value-type="float">
            <text:p>-0,952000000000105</text:p>
          </table:table-cell>
          <table:table-cell table:formula="of:=SIN([.A1050])" office:value-type="float" office:value="-0.814577243362318" calcext:value-type="float">
            <text:p>-0,814577243362318</text:p>
          </table:table-cell>
        </table:table-row>
        <table:table-row table:style-name="ro1">
          <table:table-cell office:value-type="float" office:value="-0.951000000000105" calcext:value-type="float">
            <text:p>-0,951000000000105</text:p>
          </table:table-cell>
          <table:table-cell table:formula="of:=SIN([.A1051])" office:value-type="float" office:value="-0.813996781074233" calcext:value-type="float">
            <text:p>-0,813996781074233</text:p>
          </table:table-cell>
        </table:table-row>
        <table:table-row table:style-name="ro1">
          <table:table-cell office:value-type="float" office:value="-0.950000000000105" calcext:value-type="float">
            <text:p>-0,950000000000105</text:p>
          </table:table-cell>
          <table:table-cell table:formula="of:=SIN([.A1052])" office:value-type="float" office:value="-0.813415504789435" calcext:value-type="float">
            <text:p>-0,813415504789435</text:p>
          </table:table-cell>
        </table:table-row>
        <table:table-row table:style-name="ro1">
          <table:table-cell office:value-type="float" office:value="-0.949000000000105" calcext:value-type="float">
            <text:p>-0,949000000000105</text:p>
          </table:table-cell>
          <table:table-cell table:formula="of:=SIN([.A1053])" office:value-type="float" office:value="-0.8128334150892" calcext:value-type="float">
            <text:p>-0,8128334150892</text:p>
          </table:table-cell>
        </table:table-row>
        <table:table-row table:style-name="ro1">
          <table:table-cell office:value-type="float" office:value="-0.948000000000105" calcext:value-type="float">
            <text:p>-0,948000000000105</text:p>
          </table:table-cell>
          <table:table-cell table:formula="of:=SIN([.A1054])" office:value-type="float" office:value="-0.812250512555617" calcext:value-type="float">
            <text:p>-0,812250512555617</text:p>
          </table:table-cell>
        </table:table-row>
        <table:table-row table:style-name="ro1">
          <table:table-cell office:value-type="float" office:value="-0.947000000000105" calcext:value-type="float">
            <text:p>-0,947000000000105</text:p>
          </table:table-cell>
          <table:table-cell table:formula="of:=SIN([.A1055])" office:value-type="float" office:value="-0.81166679777159" calcext:value-type="float">
            <text:p>-0,81166679777159</text:p>
          </table:table-cell>
        </table:table-row>
        <table:table-row table:style-name="ro1">
          <table:table-cell office:value-type="float" office:value="-0.946000000000105" calcext:value-type="float">
            <text:p>-0,946000000000105</text:p>
          </table:table-cell>
          <table:table-cell table:formula="of:=SIN([.A1056])" office:value-type="float" office:value="-0.811082271320833" calcext:value-type="float">
            <text:p>-0,811082271320833</text:p>
          </table:table-cell>
        </table:table-row>
        <table:table-row table:style-name="ro1">
          <table:table-cell office:value-type="float" office:value="-0.945000000000105" calcext:value-type="float">
            <text:p>-0,945000000000105</text:p>
          </table:table-cell>
          <table:table-cell table:formula="of:=SIN([.A1057])" office:value-type="float" office:value="-0.810496933787871" calcext:value-type="float">
            <text:p>-0,810496933787871</text:p>
          </table:table-cell>
        </table:table-row>
        <table:table-row table:style-name="ro1">
          <table:table-cell office:value-type="float" office:value="-0.944000000000106" calcext:value-type="float">
            <text:p>-0,944000000000106</text:p>
          </table:table-cell>
          <table:table-cell table:formula="of:=SIN([.A1058])" office:value-type="float" office:value="-0.809910785758044" calcext:value-type="float">
            <text:p>-0,809910785758044</text:p>
          </table:table-cell>
        </table:table-row>
        <table:table-row table:style-name="ro1">
          <table:table-cell office:value-type="float" office:value="-0.943000000000106" calcext:value-type="float">
            <text:p>-0,943000000000106</text:p>
          </table:table-cell>
          <table:table-cell table:formula="of:=SIN([.A1059])" office:value-type="float" office:value="-0.809323827817498" calcext:value-type="float">
            <text:p>-0,809323827817498</text:p>
          </table:table-cell>
        </table:table-row>
        <table:table-row table:style-name="ro1">
          <table:table-cell office:value-type="float" office:value="-0.942000000000106" calcext:value-type="float">
            <text:p>-0,942000000000106</text:p>
          </table:table-cell>
          <table:table-cell table:formula="of:=SIN([.A1060])" office:value-type="float" office:value="-0.808736060553192" calcext:value-type="float">
            <text:p>-0,808736060553192</text:p>
          </table:table-cell>
        </table:table-row>
        <table:table-row table:style-name="ro1">
          <table:table-cell office:value-type="float" office:value="-0.941000000000106" calcext:value-type="float">
            <text:p>-0,941000000000106</text:p>
          </table:table-cell>
          <table:table-cell table:formula="of:=SIN([.A1061])" office:value-type="float" office:value="-0.808147484552893" calcext:value-type="float">
            <text:p>-0,808147484552893</text:p>
          </table:table-cell>
        </table:table-row>
        <table:table-row table:style-name="ro1">
          <table:table-cell office:value-type="float" office:value="-0.940000000000106" calcext:value-type="float">
            <text:p>-0,940000000000106</text:p>
          </table:table-cell>
          <table:table-cell table:formula="of:=SIN([.A1062])" office:value-type="float" office:value="-0.807558100405177" calcext:value-type="float">
            <text:p>-0,807558100405177</text:p>
          </table:table-cell>
        </table:table-row>
        <table:table-row table:style-name="ro1">
          <table:table-cell office:value-type="float" office:value="-0.939000000000106" calcext:value-type="float">
            <text:p>-0,939000000000106</text:p>
          </table:table-cell>
          <table:table-cell table:formula="of:=SIN([.A1063])" office:value-type="float" office:value="-0.806967908699427" calcext:value-type="float">
            <text:p>-0,806967908699427</text:p>
          </table:table-cell>
        </table:table-row>
        <table:table-row table:style-name="ro1">
          <table:table-cell office:value-type="float" office:value="-0.938000000000106" calcext:value-type="float">
            <text:p>-0,938000000000106</text:p>
          </table:table-cell>
          <table:table-cell table:formula="of:=SIN([.A1064])" office:value-type="float" office:value="-0.806376910025836" calcext:value-type="float">
            <text:p>-0,806376910025836</text:p>
          </table:table-cell>
        </table:table-row>
        <table:table-row table:style-name="ro1">
          <table:table-cell office:value-type="float" office:value="-0.937000000000106" calcext:value-type="float">
            <text:p>-0,937000000000106</text:p>
          </table:table-cell>
          <table:table-cell table:formula="of:=SIN([.A1065])" office:value-type="float" office:value="-0.805785104975402" calcext:value-type="float">
            <text:p>-0,805785104975402</text:p>
          </table:table-cell>
        </table:table-row>
        <table:table-row table:style-name="ro1">
          <table:table-cell office:value-type="float" office:value="-0.936000000000106" calcext:value-type="float">
            <text:p>-0,936000000000106</text:p>
          </table:table-cell>
          <table:table-cell table:formula="of:=SIN([.A1066])" office:value-type="float" office:value="-0.805192494139931" calcext:value-type="float">
            <text:p>-0,805192494139931</text:p>
          </table:table-cell>
        </table:table-row>
        <table:table-row table:style-name="ro1">
          <table:table-cell office:value-type="float" office:value="-0.935000000000106" calcext:value-type="float">
            <text:p>-0,935000000000106</text:p>
          </table:table-cell>
          <table:table-cell table:formula="of:=SIN([.A1067])" office:value-type="float" office:value="-0.804599078112032" calcext:value-type="float">
            <text:p>-0,804599078112032</text:p>
          </table:table-cell>
        </table:table-row>
        <table:table-row table:style-name="ro1">
          <table:table-cell office:value-type="float" office:value="-0.934000000000106" calcext:value-type="float">
            <text:p>-0,934000000000106</text:p>
          </table:table-cell>
          <table:table-cell table:formula="of:=SIN([.A1068])" office:value-type="float" office:value="-0.804004857485123" calcext:value-type="float">
            <text:p>-0,804004857485123</text:p>
          </table:table-cell>
        </table:table-row>
        <table:table-row table:style-name="ro1">
          <table:table-cell office:value-type="float" office:value="-0.933000000000107" calcext:value-type="float">
            <text:p>-0,933000000000107</text:p>
          </table:table-cell>
          <table:table-cell table:formula="of:=SIN([.A1069])" office:value-type="float" office:value="-0.803409832853422" calcext:value-type="float">
            <text:p>-0,803409832853422</text:p>
          </table:table-cell>
        </table:table-row>
        <table:table-row table:style-name="ro1">
          <table:table-cell office:value-type="float" office:value="-0.932000000000107" calcext:value-type="float">
            <text:p>-0,932000000000107</text:p>
          </table:table-cell>
          <table:table-cell table:formula="of:=SIN([.A1070])" office:value-type="float" office:value="-0.802814004811956" calcext:value-type="float">
            <text:p>-0,802814004811956</text:p>
          </table:table-cell>
        </table:table-row>
        <table:table-row table:style-name="ro1">
          <table:table-cell office:value-type="float" office:value="-0.931000000000107" calcext:value-type="float">
            <text:p>-0,931000000000107</text:p>
          </table:table-cell>
          <table:table-cell table:formula="of:=SIN([.A1071])" office:value-type="float" office:value="-0.802217373956552" calcext:value-type="float">
            <text:p>-0,802217373956552</text:p>
          </table:table-cell>
        </table:table-row>
        <table:table-row table:style-name="ro1">
          <table:table-cell office:value-type="float" office:value="-0.930000000000107" calcext:value-type="float">
            <text:p>-0,930000000000107</text:p>
          </table:table-cell>
          <table:table-cell table:formula="of:=SIN([.A1072])" office:value-type="float" office:value="-0.801619940883841" calcext:value-type="float">
            <text:p>-0,801619940883841</text:p>
          </table:table-cell>
        </table:table-row>
        <table:table-row table:style-name="ro1">
          <table:table-cell office:value-type="float" office:value="-0.929000000000107" calcext:value-type="float">
            <text:p>-0,929000000000107</text:p>
          </table:table-cell>
          <table:table-cell table:formula="of:=SIN([.A1073])" office:value-type="float" office:value="-0.801021706191256" calcext:value-type="float">
            <text:p>-0,801021706191256</text:p>
          </table:table-cell>
        </table:table-row>
        <table:table-row table:style-name="ro1">
          <table:table-cell office:value-type="float" office:value="-0.928000000000107" calcext:value-type="float">
            <text:p>-0,928000000000107</text:p>
          </table:table-cell>
          <table:table-cell table:formula="of:=SIN([.A1074])" office:value-type="float" office:value="-0.800422670477031" calcext:value-type="float">
            <text:p>-0,800422670477031</text:p>
          </table:table-cell>
        </table:table-row>
        <table:table-row table:style-name="ro1">
          <table:table-cell office:value-type="float" office:value="-0.927000000000107" calcext:value-type="float">
            <text:p>-0,927000000000107</text:p>
          </table:table-cell>
          <table:table-cell table:formula="of:=SIN([.A1075])" office:value-type="float" office:value="-0.799822834340203" calcext:value-type="float">
            <text:p>-0,799822834340203</text:p>
          </table:table-cell>
        </table:table-row>
        <table:table-row table:style-name="ro1">
          <table:table-cell office:value-type="float" office:value="-0.926000000000107" calcext:value-type="float">
            <text:p>-0,926000000000107</text:p>
          </table:table-cell>
          <table:table-cell table:formula="of:=SIN([.A1076])" office:value-type="float" office:value="-0.799222198380607" calcext:value-type="float">
            <text:p>-0,799222198380607</text:p>
          </table:table-cell>
        </table:table-row>
        <table:table-row table:style-name="ro1">
          <table:table-cell office:value-type="float" office:value="-0.925000000000108" calcext:value-type="float">
            <text:p>-0,925000000000108</text:p>
          </table:table-cell>
          <table:table-cell table:formula="of:=SIN([.A1077])" office:value-type="float" office:value="-0.798620763198879" calcext:value-type="float">
            <text:p>-0,798620763198879</text:p>
          </table:table-cell>
        </table:table-row>
        <table:table-row table:style-name="ro1">
          <table:table-cell office:value-type="float" office:value="-0.924000000000108" calcext:value-type="float">
            <text:p>-0,924000000000108</text:p>
          </table:table-cell>
          <table:table-cell table:formula="of:=SIN([.A1078])" office:value-type="float" office:value="-0.798018529396454" calcext:value-type="float">
            <text:p>-0,798018529396454</text:p>
          </table:table-cell>
        </table:table-row>
        <table:table-row table:style-name="ro1">
          <table:table-cell office:value-type="float" office:value="-0.923000000000108" calcext:value-type="float">
            <text:p>-0,923000000000108</text:p>
          </table:table-cell>
          <table:table-cell table:formula="of:=SIN([.A1079])" office:value-type="float" office:value="-0.797415497575567" calcext:value-type="float">
            <text:p>-0,797415497575567</text:p>
          </table:table-cell>
        </table:table-row>
        <table:table-row table:style-name="ro1">
          <table:table-cell office:value-type="float" office:value="-0.922000000000108" calcext:value-type="float">
            <text:p>-0,922000000000108</text:p>
          </table:table-cell>
          <table:table-cell table:formula="of:=SIN([.A1080])" office:value-type="float" office:value="-0.796811668339248" calcext:value-type="float">
            <text:p>-0,796811668339248</text:p>
          </table:table-cell>
        </table:table-row>
        <table:table-row table:style-name="ro1">
          <table:table-cell office:value-type="float" office:value="-0.921000000000108" calcext:value-type="float">
            <text:p>-0,921000000000108</text:p>
          </table:table-cell>
          <table:table-cell table:formula="of:=SIN([.A1081])" office:value-type="float" office:value="-0.796207042291328" calcext:value-type="float">
            <text:p>-0,796207042291328</text:p>
          </table:table-cell>
        </table:table-row>
        <table:table-row table:style-name="ro1">
          <table:table-cell office:value-type="float" office:value="-0.920000000000108" calcext:value-type="float">
            <text:p>-0,920000000000108</text:p>
          </table:table-cell>
          <table:table-cell table:formula="of:=SIN([.A1082])" office:value-type="float" office:value="-0.795601620036431" calcext:value-type="float">
            <text:p>-0,795601620036431</text:p>
          </table:table-cell>
        </table:table-row>
        <table:table-row table:style-name="ro1">
          <table:table-cell office:value-type="float" office:value="-0.919000000000108" calcext:value-type="float">
            <text:p>-0,919000000000108</text:p>
          </table:table-cell>
          <table:table-cell table:formula="of:=SIN([.A1083])" office:value-type="float" office:value="-0.794995402179981" calcext:value-type="float">
            <text:p>-0,794995402179981</text:p>
          </table:table-cell>
        </table:table-row>
        <table:table-row table:style-name="ro1">
          <table:table-cell office:value-type="float" office:value="-0.918000000000108" calcext:value-type="float">
            <text:p>-0,918000000000108</text:p>
          </table:table-cell>
          <table:table-cell table:formula="of:=SIN([.A1084])" office:value-type="float" office:value="-0.794388389328195" calcext:value-type="float">
            <text:p>-0,794388389328195</text:p>
          </table:table-cell>
        </table:table-row>
        <table:table-row table:style-name="ro1">
          <table:table-cell office:value-type="float" office:value="-0.917000000000108" calcext:value-type="float">
            <text:p>-0,917000000000108</text:p>
          </table:table-cell>
          <table:table-cell table:formula="of:=SIN([.A1085])" office:value-type="float" office:value="-0.793780582088086" calcext:value-type="float">
            <text:p>-0,793780582088086</text:p>
          </table:table-cell>
        </table:table-row>
        <table:table-row table:style-name="ro1">
          <table:table-cell office:value-type="float" office:value="-0.916000000000108" calcext:value-type="float">
            <text:p>-0,916000000000108</text:p>
          </table:table-cell>
          <table:table-cell table:formula="of:=SIN([.A1086])" office:value-type="float" office:value="-0.793171981067461" calcext:value-type="float">
            <text:p>-0,793171981067461</text:p>
          </table:table-cell>
        </table:table-row>
        <table:table-row table:style-name="ro1">
          <table:table-cell office:value-type="float" office:value="-0.915000000000108" calcext:value-type="float">
            <text:p>-0,915000000000108</text:p>
          </table:table-cell>
          <table:table-cell table:formula="of:=SIN([.A1087])" office:value-type="float" office:value="-0.792562586874921" calcext:value-type="float">
            <text:p>-0,792562586874921</text:p>
          </table:table-cell>
        </table:table-row>
        <table:table-row table:style-name="ro1">
          <table:table-cell office:value-type="float" office:value="-0.914000000000108" calcext:value-type="float">
            <text:p>-0,914000000000108</text:p>
          </table:table-cell>
          <table:table-cell table:formula="of:=SIN([.A1088])" office:value-type="float" office:value="-0.79195240011986" calcext:value-type="float">
            <text:p>-0,79195240011986</text:p>
          </table:table-cell>
        </table:table-row>
        <table:table-row table:style-name="ro1">
          <table:table-cell office:value-type="float" office:value="-0.913000000000109" calcext:value-type="float">
            <text:p>-0,913000000000109</text:p>
          </table:table-cell>
          <table:table-cell table:formula="of:=SIN([.A1089])" office:value-type="float" office:value="-0.791341421412465" calcext:value-type="float">
            <text:p>-0,791341421412465</text:p>
          </table:table-cell>
        </table:table-row>
        <table:table-row table:style-name="ro1">
          <table:table-cell office:value-type="float" office:value="-0.912000000000109" calcext:value-type="float">
            <text:p>-0,912000000000109</text:p>
          </table:table-cell>
          <table:table-cell table:formula="of:=SIN([.A1090])" office:value-type="float" office:value="-0.790729651363714" calcext:value-type="float">
            <text:p>-0,790729651363714</text:p>
          </table:table-cell>
        </table:table-row>
        <table:table-row table:style-name="ro1">
          <table:table-cell office:value-type="float" office:value="-0.911000000000109" calcext:value-type="float">
            <text:p>-0,911000000000109</text:p>
          </table:table-cell>
          <table:table-cell table:formula="of:=SIN([.A1091])" office:value-type="float" office:value="-0.790117090585378" calcext:value-type="float">
            <text:p>-0,790117090585378</text:p>
          </table:table-cell>
        </table:table-row>
        <table:table-row table:style-name="ro1">
          <table:table-cell office:value-type="float" office:value="-0.910000000000109" calcext:value-type="float">
            <text:p>-0,910000000000109</text:p>
          </table:table-cell>
          <table:table-cell table:formula="of:=SIN([.A1092])" office:value-type="float" office:value="-0.789503739690017" calcext:value-type="float">
            <text:p>-0,789503739690017</text:p>
          </table:table-cell>
        </table:table-row>
        <table:table-row table:style-name="ro1">
          <table:table-cell office:value-type="float" office:value="-0.909000000000109" calcext:value-type="float">
            <text:p>-0,909000000000109</text:p>
          </table:table-cell>
          <table:table-cell table:formula="of:=SIN([.A1093])" office:value-type="float" office:value="-0.788889599290983" calcext:value-type="float">
            <text:p>-0,788889599290983</text:p>
          </table:table-cell>
        </table:table-row>
        <table:table-row table:style-name="ro1">
          <table:table-cell office:value-type="float" office:value="-0.908000000000109" calcext:value-type="float">
            <text:p>-0,908000000000109</text:p>
          </table:table-cell>
          <table:table-cell table:formula="of:=SIN([.A1094])" office:value-type="float" office:value="-0.788274670002414" calcext:value-type="float">
            <text:p>-0,788274670002414</text:p>
          </table:table-cell>
        </table:table-row>
        <table:table-row table:style-name="ro1">
          <table:table-cell office:value-type="float" office:value="-0.907000000000109" calcext:value-type="float">
            <text:p>-0,907000000000109</text:p>
          </table:table-cell>
          <table:table-cell table:formula="of:=SIN([.A1095])" office:value-type="float" office:value="-0.787658952439242" calcext:value-type="float">
            <text:p>-0,787658952439242</text:p>
          </table:table-cell>
        </table:table-row>
        <table:table-row table:style-name="ro1">
          <table:table-cell office:value-type="float" office:value="-0.906000000000109" calcext:value-type="float">
            <text:p>-0,906000000000109</text:p>
          </table:table-cell>
          <table:table-cell table:formula="of:=SIN([.A1096])" office:value-type="float" office:value="-0.787042447217183" calcext:value-type="float">
            <text:p>-0,787042447217183</text:p>
          </table:table-cell>
        </table:table-row>
        <table:table-row table:style-name="ro1">
          <table:table-cell office:value-type="float" office:value="-0.90500000000011" calcext:value-type="float">
            <text:p>-0,90500000000011</text:p>
          </table:table-cell>
          <table:table-cell table:formula="of:=SIN([.A1097])" office:value-type="float" office:value="-0.786425154952742" calcext:value-type="float">
            <text:p>-0,786425154952742</text:p>
          </table:table-cell>
        </table:table-row>
        <table:table-row table:style-name="ro1">
          <table:table-cell office:value-type="float" office:value="-0.90400000000011" calcext:value-type="float">
            <text:p>-0,90400000000011</text:p>
          </table:table-cell>
          <table:table-cell table:formula="of:=SIN([.A1098])" office:value-type="float" office:value="-0.785807076263211" calcext:value-type="float">
            <text:p>-0,785807076263211</text:p>
          </table:table-cell>
        </table:table-row>
        <table:table-row table:style-name="ro1">
          <table:table-cell office:value-type="float" office:value="-0.90300000000011" calcext:value-type="float">
            <text:p>-0,90300000000011</text:p>
          </table:table-cell>
          <table:table-cell table:formula="of:=SIN([.A1099])" office:value-type="float" office:value="-0.78518821176667" calcext:value-type="float">
            <text:p>-0,78518821176667</text:p>
          </table:table-cell>
        </table:table-row>
        <table:table-row table:style-name="ro1">
          <table:table-cell office:value-type="float" office:value="-0.90200000000011" calcext:value-type="float">
            <text:p>-0,90200000000011</text:p>
          </table:table-cell>
          <table:table-cell table:formula="of:=SIN([.A1100])" office:value-type="float" office:value="-0.784568562081983" calcext:value-type="float">
            <text:p>-0,784568562081983</text:p>
          </table:table-cell>
        </table:table-row>
        <table:table-row table:style-name="ro1">
          <table:table-cell office:value-type="float" office:value="-0.90100000000011" calcext:value-type="float">
            <text:p>-0,90100000000011</text:p>
          </table:table-cell>
          <table:table-cell table:formula="of:=SIN([.A1101])" office:value-type="float" office:value="-0.783948127828799" calcext:value-type="float">
            <text:p>-0,783948127828799</text:p>
          </table:table-cell>
        </table:table-row>
        <table:table-row table:style-name="ro1">
          <table:table-cell office:value-type="float" office:value="-0.90000000000011" calcext:value-type="float">
            <text:p>-0,90000000000011</text:p>
          </table:table-cell>
          <table:table-cell table:formula="of:=SIN([.A1102])" office:value-type="float" office:value="-0.783326909627552" calcext:value-type="float">
            <text:p>-0,783326909627552</text:p>
          </table:table-cell>
        </table:table-row>
        <table:table-row table:style-name="ro1">
          <table:table-cell office:value-type="float" office:value="-0.89900000000011" calcext:value-type="float">
            <text:p>-0,89900000000011</text:p>
          </table:table-cell>
          <table:table-cell table:formula="of:=SIN([.A1103])" office:value-type="float" office:value="-0.782704908099461" calcext:value-type="float">
            <text:p>-0,782704908099461</text:p>
          </table:table-cell>
        </table:table-row>
        <table:table-row table:style-name="ro1">
          <table:table-cell office:value-type="float" office:value="-0.89800000000011" calcext:value-type="float">
            <text:p>-0,89800000000011</text:p>
          </table:table-cell>
          <table:table-cell table:formula="of:=SIN([.A1104])" office:value-type="float" office:value="-0.782082123866527" calcext:value-type="float">
            <text:p>-0,782082123866527</text:p>
          </table:table-cell>
        </table:table-row>
        <table:table-row table:style-name="ro1">
          <table:table-cell office:value-type="float" office:value="-0.89700000000011" calcext:value-type="float">
            <text:p>-0,89700000000011</text:p>
          </table:table-cell>
          <table:table-cell table:formula="of:=SIN([.A1105])" office:value-type="float" office:value="-0.781458557551534" calcext:value-type="float">
            <text:p>-0,781458557551534</text:p>
          </table:table-cell>
        </table:table-row>
        <table:table-row table:style-name="ro1">
          <table:table-cell office:value-type="float" office:value="-0.89600000000011" calcext:value-type="float">
            <text:p>-0,89600000000011</text:p>
          </table:table-cell>
          <table:table-cell table:formula="of:=SIN([.A1106])" office:value-type="float" office:value="-0.780834209778049" calcext:value-type="float">
            <text:p>-0,780834209778049</text:p>
          </table:table-cell>
        </table:table-row>
        <table:table-row table:style-name="ro1">
          <table:table-cell office:value-type="float" office:value="-0.89500000000011" calcext:value-type="float">
            <text:p>-0,89500000000011</text:p>
          </table:table-cell>
          <table:table-cell table:formula="of:=SIN([.A1107])" office:value-type="float" office:value="-0.780209081170419" calcext:value-type="float">
            <text:p>-0,780209081170419</text:p>
          </table:table-cell>
        </table:table-row>
        <table:table-row table:style-name="ro1">
          <table:table-cell office:value-type="float" office:value="-0.89400000000011" calcext:value-type="float">
            <text:p>-0,89400000000011</text:p>
          </table:table-cell>
          <table:table-cell table:formula="of:=SIN([.A1108])" office:value-type="float" office:value="-0.779583172353773" calcext:value-type="float">
            <text:p>-0,779583172353773</text:p>
          </table:table-cell>
        </table:table-row>
        <table:table-row table:style-name="ro1">
          <table:table-cell office:value-type="float" office:value="-0.89300000000011" calcext:value-type="float">
            <text:p>-0,89300000000011</text:p>
          </table:table-cell>
          <table:table-cell table:formula="of:=SIN([.A1109])" office:value-type="float" office:value="-0.77895648395402" calcext:value-type="float">
            <text:p>-0,77895648395402</text:p>
          </table:table-cell>
        </table:table-row>
        <table:table-row table:style-name="ro1">
          <table:table-cell office:value-type="float" office:value="-0.892000000000111" calcext:value-type="float">
            <text:p>-0,892000000000111</text:p>
          </table:table-cell>
          <table:table-cell table:formula="of:=SIN([.A1110])" office:value-type="float" office:value="-0.778329016597848" calcext:value-type="float">
            <text:p>-0,778329016597848</text:p>
          </table:table-cell>
        </table:table-row>
        <table:table-row table:style-name="ro1">
          <table:table-cell office:value-type="float" office:value="-0.891000000000111" calcext:value-type="float">
            <text:p>-0,891000000000111</text:p>
          </table:table-cell>
          <table:table-cell table:formula="of:=SIN([.A1111])" office:value-type="float" office:value="-0.777700770912724" calcext:value-type="float">
            <text:p>-0,777700770912724</text:p>
          </table:table-cell>
        </table:table-row>
        <table:table-row table:style-name="ro1">
          <table:table-cell office:value-type="float" office:value="-0.890000000000111" calcext:value-type="float">
            <text:p>-0,890000000000111</text:p>
          </table:table-cell>
          <table:table-cell table:formula="of:=SIN([.A1112])" office:value-type="float" office:value="-0.777071747526894" calcext:value-type="float">
            <text:p>-0,777071747526894</text:p>
          </table:table-cell>
        </table:table-row>
        <table:table-row table:style-name="ro1">
          <table:table-cell office:value-type="float" office:value="-0.889000000000111" calcext:value-type="float">
            <text:p>-0,889000000000111</text:p>
          </table:table-cell>
          <table:table-cell table:formula="of:=SIN([.A1113])" office:value-type="float" office:value="-0.776441947069381" calcext:value-type="float">
            <text:p>-0,776441947069381</text:p>
          </table:table-cell>
        </table:table-row>
        <table:table-row table:style-name="ro1">
          <table:table-cell office:value-type="float" office:value="-0.888000000000111" calcext:value-type="float">
            <text:p>-0,888000000000111</text:p>
          </table:table-cell>
          <table:table-cell table:formula="of:=SIN([.A1114])" office:value-type="float" office:value="-0.775811370169985" calcext:value-type="float">
            <text:p>-0,775811370169985</text:p>
          </table:table-cell>
        </table:table-row>
        <table:table-row table:style-name="ro1">
          <table:table-cell office:value-type="float" office:value="-0.887000000000111" calcext:value-type="float">
            <text:p>-0,887000000000111</text:p>
          </table:table-cell>
          <table:table-cell table:formula="of:=SIN([.A1115])" office:value-type="float" office:value="-0.775180017459285" calcext:value-type="float">
            <text:p>-0,775180017459285</text:p>
          </table:table-cell>
        </table:table-row>
        <table:table-row table:style-name="ro1">
          <table:table-cell office:value-type="float" office:value="-0.886000000000111" calcext:value-type="float">
            <text:p>-0,886000000000111</text:p>
          </table:table-cell>
          <table:table-cell table:formula="of:=SIN([.A1116])" office:value-type="float" office:value="-0.774547889568631" calcext:value-type="float">
            <text:p>-0,774547889568631</text:p>
          </table:table-cell>
        </table:table-row>
        <table:table-row table:style-name="ro1">
          <table:table-cell office:value-type="float" office:value="-0.885000000000111" calcext:value-type="float">
            <text:p>-0,885000000000111</text:p>
          </table:table-cell>
          <table:table-cell table:formula="of:=SIN([.A1117])" office:value-type="float" office:value="-0.773914987130152" calcext:value-type="float">
            <text:p>-0,773914987130152</text:p>
          </table:table-cell>
        </table:table-row>
        <table:table-row table:style-name="ro1">
          <table:table-cell office:value-type="float" office:value="-0.884000000000112" calcext:value-type="float">
            <text:p>-0,884000000000112</text:p>
          </table:table-cell>
          <table:table-cell table:formula="of:=SIN([.A1118])" office:value-type="float" office:value="-0.773281310776751" calcext:value-type="float">
            <text:p>-0,773281310776751</text:p>
          </table:table-cell>
        </table:table-row>
        <table:table-row table:style-name="ro1">
          <table:table-cell office:value-type="float" office:value="-0.883000000000112" calcext:value-type="float">
            <text:p>-0,883000000000112</text:p>
          </table:table-cell>
          <table:table-cell table:formula="of:=SIN([.A1119])" office:value-type="float" office:value="-0.772646861142103" calcext:value-type="float">
            <text:p>-0,772646861142103</text:p>
          </table:table-cell>
        </table:table-row>
        <table:table-row table:style-name="ro1">
          <table:table-cell office:value-type="float" office:value="-0.882000000000112" calcext:value-type="float">
            <text:p>-0,882000000000112</text:p>
          </table:table-cell>
          <table:table-cell table:formula="of:=SIN([.A1120])" office:value-type="float" office:value="-0.772011638860659" calcext:value-type="float">
            <text:p>-0,772011638860659</text:p>
          </table:table-cell>
        </table:table-row>
        <table:table-row table:style-name="ro1">
          <table:table-cell office:value-type="float" office:value="-0.881000000000112" calcext:value-type="float">
            <text:p>-0,881000000000112</text:p>
          </table:table-cell>
          <table:table-cell table:formula="of:=SIN([.A1121])" office:value-type="float" office:value="-0.77137564456764" calcext:value-type="float">
            <text:p>-0,77137564456764</text:p>
          </table:table-cell>
        </table:table-row>
        <table:table-row table:style-name="ro1">
          <table:table-cell office:value-type="float" office:value="-0.880000000000112" calcext:value-type="float">
            <text:p>-0,880000000000112</text:p>
          </table:table-cell>
          <table:table-cell table:formula="of:=SIN([.A1122])" office:value-type="float" office:value="-0.770738878899041" calcext:value-type="float">
            <text:p>-0,770738878899041</text:p>
          </table:table-cell>
        </table:table-row>
        <table:table-row table:style-name="ro1">
          <table:table-cell office:value-type="float" office:value="-0.879000000000112" calcext:value-type="float">
            <text:p>-0,879000000000112</text:p>
          </table:table-cell>
          <table:table-cell table:formula="of:=SIN([.A1123])" office:value-type="float" office:value="-0.770101342491627" calcext:value-type="float">
            <text:p>-0,770101342491627</text:p>
          </table:table-cell>
        </table:table-row>
        <table:table-row table:style-name="ro1">
          <table:table-cell office:value-type="float" office:value="-0.878000000000112" calcext:value-type="float">
            <text:p>-0,878000000000112</text:p>
          </table:table-cell>
          <table:table-cell table:formula="of:=SIN([.A1124])" office:value-type="float" office:value="-0.769463035982935" calcext:value-type="float">
            <text:p>-0,769463035982935</text:p>
          </table:table-cell>
        </table:table-row>
        <table:table-row table:style-name="ro1">
          <table:table-cell office:value-type="float" office:value="-0.877000000000112" calcext:value-type="float">
            <text:p>-0,877000000000112</text:p>
          </table:table-cell>
          <table:table-cell table:formula="of:=SIN([.A1125])" office:value-type="float" office:value="-0.76882396001127" calcext:value-type="float">
            <text:p>-0,76882396001127</text:p>
          </table:table-cell>
        </table:table-row>
        <table:table-row table:style-name="ro1">
          <table:table-cell office:value-type="float" office:value="-0.876000000000112" calcext:value-type="float">
            <text:p>-0,876000000000112</text:p>
          </table:table-cell>
          <table:table-cell table:formula="of:=SIN([.A1126])" office:value-type="float" office:value="-0.76818411521571" calcext:value-type="float">
            <text:p>-0,76818411521571</text:p>
          </table:table-cell>
        </table:table-row>
        <table:table-row table:style-name="ro1">
          <table:table-cell office:value-type="float" office:value="-0.875000000000112" calcext:value-type="float">
            <text:p>-0,875000000000112</text:p>
          </table:table-cell>
          <table:table-cell table:formula="of:=SIN([.A1127])" office:value-type="float" office:value="-0.767543502236099" calcext:value-type="float">
            <text:p>-0,767543502236099</text:p>
          </table:table-cell>
        </table:table-row>
        <table:table-row table:style-name="ro1">
          <table:table-cell office:value-type="float" office:value="-0.874000000000112" calcext:value-type="float">
            <text:p>-0,874000000000112</text:p>
          </table:table-cell>
          <table:table-cell table:formula="of:=SIN([.A1128])" office:value-type="float" office:value="-0.76690212171305" calcext:value-type="float">
            <text:p>-0,76690212171305</text:p>
          </table:table-cell>
        </table:table-row>
        <table:table-row table:style-name="ro1">
          <table:table-cell office:value-type="float" office:value="-0.873000000000113" calcext:value-type="float">
            <text:p>-0,873000000000113</text:p>
          </table:table-cell>
          <table:table-cell table:formula="of:=SIN([.A1129])" office:value-type="float" office:value="-0.766259974287942" calcext:value-type="float">
            <text:p>-0,766259974287942</text:p>
          </table:table-cell>
        </table:table-row>
        <table:table-row table:style-name="ro1">
          <table:table-cell office:value-type="float" office:value="-0.872000000000113" calcext:value-type="float">
            <text:p>-0,872000000000113</text:p>
          </table:table-cell>
          <table:table-cell table:formula="of:=SIN([.A1130])" office:value-type="float" office:value="-0.765617060602925" calcext:value-type="float">
            <text:p>-0,765617060602925</text:p>
          </table:table-cell>
        </table:table-row>
        <table:table-row table:style-name="ro1">
          <table:table-cell office:value-type="float" office:value="-0.871000000000113" calcext:value-type="float">
            <text:p>-0,871000000000113</text:p>
          </table:table-cell>
          <table:table-cell table:formula="of:=SIN([.A1131])" office:value-type="float" office:value="-0.76497338130091" calcext:value-type="float">
            <text:p>-0,76497338130091</text:p>
          </table:table-cell>
        </table:table-row>
        <table:table-row table:style-name="ro1">
          <table:table-cell office:value-type="float" office:value="-0.870000000000113" calcext:value-type="float">
            <text:p>-0,870000000000113</text:p>
          </table:table-cell>
          <table:table-cell table:formula="of:=SIN([.A1132])" office:value-type="float" office:value="-0.764328937025578" calcext:value-type="float">
            <text:p>-0,764328937025578</text:p>
          </table:table-cell>
        </table:table-row>
        <table:table-row table:style-name="ro1">
          <table:table-cell office:value-type="float" office:value="-0.869000000000113" calcext:value-type="float">
            <text:p>-0,869000000000113</text:p>
          </table:table-cell>
          <table:table-cell table:formula="of:=SIN([.A1133])" office:value-type="float" office:value="-0.763683728421372" calcext:value-type="float">
            <text:p>-0,763683728421372</text:p>
          </table:table-cell>
        </table:table-row>
        <table:table-row table:style-name="ro1">
          <table:table-cell office:value-type="float" office:value="-0.868000000000113" calcext:value-type="float">
            <text:p>-0,868000000000113</text:p>
          </table:table-cell>
          <table:table-cell table:formula="of:=SIN([.A1134])" office:value-type="float" office:value="-0.763037756133502" calcext:value-type="float">
            <text:p>-0,763037756133502</text:p>
          </table:table-cell>
        </table:table-row>
        <table:table-row table:style-name="ro1">
          <table:table-cell office:value-type="float" office:value="-0.867000000000113" calcext:value-type="float">
            <text:p>-0,867000000000113</text:p>
          </table:table-cell>
          <table:table-cell table:formula="of:=SIN([.A1135])" office:value-type="float" office:value="-0.76239102080794" calcext:value-type="float">
            <text:p>-0,76239102080794</text:p>
          </table:table-cell>
        </table:table-row>
        <table:table-row table:style-name="ro1">
          <table:table-cell office:value-type="float" office:value="-0.866000000000113" calcext:value-type="float">
            <text:p>-0,866000000000113</text:p>
          </table:table-cell>
          <table:table-cell table:formula="of:=SIN([.A1136])" office:value-type="float" office:value="-0.761743523091419" calcext:value-type="float">
            <text:p>-0,761743523091419</text:p>
          </table:table-cell>
        </table:table-row>
        <table:table-row table:style-name="ro1">
          <table:table-cell office:value-type="float" office:value="-0.865000000000113" calcext:value-type="float">
            <text:p>-0,865000000000113</text:p>
          </table:table-cell>
          <table:table-cell table:formula="of:=SIN([.A1137])" office:value-type="float" office:value="-0.76109526363144" calcext:value-type="float">
            <text:p>-0,76109526363144</text:p>
          </table:table-cell>
        </table:table-row>
        <table:table-row table:style-name="ro1">
          <table:table-cell office:value-type="float" office:value="-0.864000000000114" calcext:value-type="float">
            <text:p>-0,864000000000114</text:p>
          </table:table-cell>
          <table:table-cell table:formula="of:=SIN([.A1138])" office:value-type="float" office:value="-0.76044624307626" calcext:value-type="float">
            <text:p>-0,76044624307626</text:p>
          </table:table-cell>
        </table:table-row>
        <table:table-row table:style-name="ro1">
          <table:table-cell office:value-type="float" office:value="-0.863000000000114" calcext:value-type="float">
            <text:p>-0,863000000000114</text:p>
          </table:table-cell>
          <table:table-cell table:formula="of:=SIN([.A1139])" office:value-type="float" office:value="-0.7597964620749" calcext:value-type="float">
            <text:p>-0,7597964620749</text:p>
          </table:table-cell>
        </table:table-row>
        <table:table-row table:style-name="ro1">
          <table:table-cell office:value-type="float" office:value="-0.862000000000114" calcext:value-type="float">
            <text:p>-0,862000000000114</text:p>
          </table:table-cell>
          <table:table-cell table:formula="of:=SIN([.A1140])" office:value-type="float" office:value="-0.759145921277142" calcext:value-type="float">
            <text:p>-0,759145921277142</text:p>
          </table:table-cell>
        </table:table-row>
        <table:table-row table:style-name="ro1">
          <table:table-cell office:value-type="float" office:value="-0.861000000000114" calcext:value-type="float">
            <text:p>-0,861000000000114</text:p>
          </table:table-cell>
          <table:table-cell table:formula="of:=SIN([.A1141])" office:value-type="float" office:value="-0.758494621333526" calcext:value-type="float">
            <text:p>-0,758494621333526</text:p>
          </table:table-cell>
        </table:table-row>
        <table:table-row table:style-name="ro1">
          <table:table-cell office:value-type="float" office:value="-0.860000000000114" calcext:value-type="float">
            <text:p>-0,860000000000114</text:p>
          </table:table-cell>
          <table:table-cell table:formula="of:=SIN([.A1142])" office:value-type="float" office:value="-0.757842562895351" calcext:value-type="float">
            <text:p>-0,757842562895351</text:p>
          </table:table-cell>
        </table:table-row>
        <table:table-row table:style-name="ro1">
          <table:table-cell office:value-type="float" office:value="-0.859000000000114" calcext:value-type="float">
            <text:p>-0,859000000000114</text:p>
          </table:table-cell>
          <table:table-cell table:formula="of:=SIN([.A1143])" office:value-type="float" office:value="-0.757189746614677" calcext:value-type="float">
            <text:p>-0,757189746614677</text:p>
          </table:table-cell>
        </table:table-row>
        <table:table-row table:style-name="ro1">
          <table:table-cell office:value-type="float" office:value="-0.858000000000114" calcext:value-type="float">
            <text:p>-0,858000000000114</text:p>
          </table:table-cell>
          <table:table-cell table:formula="of:=SIN([.A1144])" office:value-type="float" office:value="-0.756536173144319" calcext:value-type="float">
            <text:p>-0,756536173144319</text:p>
          </table:table-cell>
        </table:table-row>
        <table:table-row table:style-name="ro1">
          <table:table-cell office:value-type="float" office:value="-0.857000000000114" calcext:value-type="float">
            <text:p>-0,857000000000114</text:p>
          </table:table-cell>
          <table:table-cell table:formula="of:=SIN([.A1145])" office:value-type="float" office:value="-0.755881843137852" calcext:value-type="float">
            <text:p>-0,755881843137852</text:p>
          </table:table-cell>
        </table:table-row>
        <table:table-row table:style-name="ro1">
          <table:table-cell office:value-type="float" office:value="-0.856000000000114" calcext:value-type="float">
            <text:p>-0,856000000000114</text:p>
          </table:table-cell>
          <table:table-cell table:formula="of:=SIN([.A1146])" office:value-type="float" office:value="-0.755226757249604" calcext:value-type="float">
            <text:p>-0,755226757249604</text:p>
          </table:table-cell>
        </table:table-row>
        <table:table-row table:style-name="ro1">
          <table:table-cell office:value-type="float" office:value="-0.855000000000114" calcext:value-type="float">
            <text:p>-0,855000000000114</text:p>
          </table:table-cell>
          <table:table-cell table:formula="of:=SIN([.A1147])" office:value-type="float" office:value="-0.754570916134661" calcext:value-type="float">
            <text:p>-0,754570916134661</text:p>
          </table:table-cell>
        </table:table-row>
        <table:table-row table:style-name="ro1">
          <table:table-cell office:value-type="float" office:value="-0.854000000000114" calcext:value-type="float">
            <text:p>-0,854000000000114</text:p>
          </table:table-cell>
          <table:table-cell table:formula="of:=SIN([.A1148])" office:value-type="float" office:value="-0.753914320448866" calcext:value-type="float">
            <text:p>-0,753914320448866</text:p>
          </table:table-cell>
        </table:table-row>
        <table:table-row table:style-name="ro1">
          <table:table-cell office:value-type="float" office:value="-0.853000000000115" calcext:value-type="float">
            <text:p>-0,853000000000115</text:p>
          </table:table-cell>
          <table:table-cell table:formula="of:=SIN([.A1149])" office:value-type="float" office:value="-0.753256970848813" calcext:value-type="float">
            <text:p>-0,753256970848813</text:p>
          </table:table-cell>
        </table:table-row>
        <table:table-row table:style-name="ro1">
          <table:table-cell office:value-type="float" office:value="-0.852000000000115" calcext:value-type="float">
            <text:p>-0,852000000000115</text:p>
          </table:table-cell>
          <table:table-cell table:formula="of:=SIN([.A1150])" office:value-type="float" office:value="-0.752598867991851" calcext:value-type="float">
            <text:p>-0,752598867991851</text:p>
          </table:table-cell>
        </table:table-row>
        <table:table-row table:style-name="ro1">
          <table:table-cell office:value-type="float" office:value="-0.851000000000115" calcext:value-type="float">
            <text:p>-0,851000000000115</text:p>
          </table:table-cell>
          <table:table-cell table:formula="of:=SIN([.A1151])" office:value-type="float" office:value="-0.751940012536085" calcext:value-type="float">
            <text:p>-0,751940012536085</text:p>
          </table:table-cell>
        </table:table-row>
        <table:table-row table:style-name="ro1">
          <table:table-cell office:value-type="float" office:value="-0.850000000000115" calcext:value-type="float">
            <text:p>-0,850000000000115</text:p>
          </table:table-cell>
          <table:table-cell table:formula="of:=SIN([.A1152])" office:value-type="float" office:value="-0.751280405140369" calcext:value-type="float">
            <text:p>-0,751280405140369</text:p>
          </table:table-cell>
        </table:table-row>
        <table:table-row table:style-name="ro1">
          <table:table-cell office:value-type="float" office:value="-0.849000000000115" calcext:value-type="float">
            <text:p>-0,849000000000115</text:p>
          </table:table-cell>
          <table:table-cell table:formula="of:=SIN([.A1153])" office:value-type="float" office:value="-0.75062004646431" calcext:value-type="float">
            <text:p>-0,75062004646431</text:p>
          </table:table-cell>
        </table:table-row>
        <table:table-row table:style-name="ro1">
          <table:table-cell office:value-type="float" office:value="-0.848000000000115" calcext:value-type="float">
            <text:p>-0,848000000000115</text:p>
          </table:table-cell>
          <table:table-cell table:formula="of:=SIN([.A1154])" office:value-type="float" office:value="-0.749958937168267" calcext:value-type="float">
            <text:p>-0,749958937168267</text:p>
          </table:table-cell>
        </table:table-row>
        <table:table-row table:style-name="ro1">
          <table:table-cell office:value-type="float" office:value="-0.847000000000115" calcext:value-type="float">
            <text:p>-0,847000000000115</text:p>
          </table:table-cell>
          <table:table-cell table:formula="of:=SIN([.A1155])" office:value-type="float" office:value="-0.749297077913349" calcext:value-type="float">
            <text:p>-0,749297077913349</text:p>
          </table:table-cell>
        </table:table-row>
        <table:table-row table:style-name="ro1">
          <table:table-cell office:value-type="float" office:value="-0.846000000000115" calcext:value-type="float">
            <text:p>-0,846000000000115</text:p>
          </table:table-cell>
          <table:table-cell table:formula="of:=SIN([.A1156])" office:value-type="float" office:value="-0.748634469361416" calcext:value-type="float">
            <text:p>-0,748634469361416</text:p>
          </table:table-cell>
        </table:table-row>
        <table:table-row table:style-name="ro1">
          <table:table-cell office:value-type="float" office:value="-0.845000000000115" calcext:value-type="float">
            <text:p>-0,845000000000115</text:p>
          </table:table-cell>
          <table:table-cell table:formula="of:=SIN([.A1157])" office:value-type="float" office:value="-0.747971112175076" calcext:value-type="float">
            <text:p>-0,747971112175076</text:p>
          </table:table-cell>
        </table:table-row>
        <table:table-row table:style-name="ro1">
          <table:table-cell office:value-type="float" office:value="-0.844000000000115" calcext:value-type="float">
            <text:p>-0,844000000000115</text:p>
          </table:table-cell>
          <table:table-cell table:formula="of:=SIN([.A1158])" office:value-type="float" office:value="-0.747307007017687" calcext:value-type="float">
            <text:p>-0,747307007017687</text:p>
          </table:table-cell>
        </table:table-row>
        <table:table-row table:style-name="ro1">
          <table:table-cell office:value-type="float" office:value="-0.843000000000116" calcext:value-type="float">
            <text:p>-0,843000000000116</text:p>
          </table:table-cell>
          <table:table-cell table:formula="of:=SIN([.A1159])" office:value-type="float" office:value="-0.746642154553352" calcext:value-type="float">
            <text:p>-0,746642154553352</text:p>
          </table:table-cell>
        </table:table-row>
        <table:table-row table:style-name="ro1">
          <table:table-cell office:value-type="float" office:value="-0.842000000000116" calcext:value-type="float">
            <text:p>-0,842000000000116</text:p>
          </table:table-cell>
          <table:table-cell table:formula="of:=SIN([.A1160])" office:value-type="float" office:value="-0.745976555446925" calcext:value-type="float">
            <text:p>-0,745976555446925</text:p>
          </table:table-cell>
        </table:table-row>
        <table:table-row table:style-name="ro1">
          <table:table-cell office:value-type="float" office:value="-0.841000000000116" calcext:value-type="float">
            <text:p>-0,841000000000116</text:p>
          </table:table-cell>
          <table:table-cell table:formula="of:=SIN([.A1161])" office:value-type="float" office:value="-0.745310210364005" calcext:value-type="float">
            <text:p>-0,745310210364005</text:p>
          </table:table-cell>
        </table:table-row>
        <table:table-row table:style-name="ro1">
          <table:table-cell office:value-type="float" office:value="-0.840000000000116" calcext:value-type="float">
            <text:p>-0,840000000000116</text:p>
          </table:table-cell>
          <table:table-cell table:formula="of:=SIN([.A1162])" office:value-type="float" office:value="-0.744643119970937" calcext:value-type="float">
            <text:p>-0,744643119970937</text:p>
          </table:table-cell>
        </table:table-row>
        <table:table-row table:style-name="ro1">
          <table:table-cell office:value-type="float" office:value="-0.839000000000116" calcext:value-type="float">
            <text:p>-0,839000000000116</text:p>
          </table:table-cell>
          <table:table-cell table:formula="of:=SIN([.A1163])" office:value-type="float" office:value="-0.74397528493481" calcext:value-type="float">
            <text:p>-0,74397528493481</text:p>
          </table:table-cell>
        </table:table-row>
        <table:table-row table:style-name="ro1">
          <table:table-cell office:value-type="float" office:value="-0.838000000000116" calcext:value-type="float">
            <text:p>-0,838000000000116</text:p>
          </table:table-cell>
          <table:table-cell table:formula="of:=SIN([.A1164])" office:value-type="float" office:value="-0.743306705923461" calcext:value-type="float">
            <text:p>-0,743306705923461</text:p>
          </table:table-cell>
        </table:table-row>
        <table:table-row table:style-name="ro1">
          <table:table-cell office:value-type="float" office:value="-0.837000000000116" calcext:value-type="float">
            <text:p>-0,837000000000116</text:p>
          </table:table-cell>
          <table:table-cell table:formula="of:=SIN([.A1165])" office:value-type="float" office:value="-0.742637383605468" calcext:value-type="float">
            <text:p>-0,742637383605468</text:p>
          </table:table-cell>
        </table:table-row>
        <table:table-row table:style-name="ro1">
          <table:table-cell office:value-type="float" office:value="-0.836000000000116" calcext:value-type="float">
            <text:p>-0,836000000000116</text:p>
          </table:table-cell>
          <table:table-cell table:formula="of:=SIN([.A1166])" office:value-type="float" office:value="-0.741967318650153" calcext:value-type="float">
            <text:p>-0,741967318650153</text:p>
          </table:table-cell>
        </table:table-row>
        <table:table-row table:style-name="ro1">
          <table:table-cell office:value-type="float" office:value="-0.835000000000117" calcext:value-type="float">
            <text:p>-0,835000000000117</text:p>
          </table:table-cell>
          <table:table-cell table:formula="of:=SIN([.A1167])" office:value-type="float" office:value="-0.741296511727581" calcext:value-type="float">
            <text:p>-0,741296511727581</text:p>
          </table:table-cell>
        </table:table-row>
        <table:table-row table:style-name="ro1">
          <table:table-cell office:value-type="float" office:value="-0.834000000000116" calcext:value-type="float">
            <text:p>-0,834000000000116</text:p>
          </table:table-cell>
          <table:table-cell table:formula="of:=SIN([.A1168])" office:value-type="float" office:value="-0.740624963508559" calcext:value-type="float">
            <text:p>-0,740624963508559</text:p>
          </table:table-cell>
        </table:table-row>
        <table:table-row table:style-name="ro1">
          <table:table-cell office:value-type="float" office:value="-0.833000000000117" calcext:value-type="float">
            <text:p>-0,833000000000117</text:p>
          </table:table-cell>
          <table:table-cell table:formula="of:=SIN([.A1169])" office:value-type="float" office:value="-0.739952674664636" calcext:value-type="float">
            <text:p>-0,739952674664636</text:p>
          </table:table-cell>
        </table:table-row>
        <table:table-row table:style-name="ro1">
          <table:table-cell office:value-type="float" office:value="-0.832000000000117" calcext:value-type="float">
            <text:p>-0,832000000000117</text:p>
          </table:table-cell>
          <table:table-cell table:formula="of:=SIN([.A1170])" office:value-type="float" office:value="-0.739279645868099" calcext:value-type="float">
            <text:p>-0,739279645868099</text:p>
          </table:table-cell>
        </table:table-row>
        <table:table-row table:style-name="ro1">
          <table:table-cell office:value-type="float" office:value="-0.831000000000117" calcext:value-type="float">
            <text:p>-0,831000000000117</text:p>
          </table:table-cell>
          <table:table-cell table:formula="of:=SIN([.A1171])" office:value-type="float" office:value="-0.738605877791979" calcext:value-type="float">
            <text:p>-0,738605877791979</text:p>
          </table:table-cell>
        </table:table-row>
        <table:table-row table:style-name="ro1">
          <table:table-cell office:value-type="float" office:value="-0.830000000000117" calcext:value-type="float">
            <text:p>-0,830000000000117</text:p>
          </table:table-cell>
          <table:table-cell table:formula="of:=SIN([.A1172])" office:value-type="float" office:value="-0.737931371110042" calcext:value-type="float">
            <text:p>-0,737931371110042</text:p>
          </table:table-cell>
        </table:table-row>
        <table:table-row table:style-name="ro1">
          <table:table-cell office:value-type="float" office:value="-0.829000000000117" calcext:value-type="float">
            <text:p>-0,829000000000117</text:p>
          </table:table-cell>
          <table:table-cell table:formula="of:=SIN([.A1173])" office:value-type="float" office:value="-0.737256126496795" calcext:value-type="float">
            <text:p>-0,737256126496795</text:p>
          </table:table-cell>
        </table:table-row>
        <table:table-row table:style-name="ro1">
          <table:table-cell office:value-type="float" office:value="-0.828000000000117" calcext:value-type="float">
            <text:p>-0,828000000000117</text:p>
          </table:table-cell>
          <table:table-cell table:formula="of:=SIN([.A1174])" office:value-type="float" office:value="-0.736580144627483" calcext:value-type="float">
            <text:p>-0,736580144627483</text:p>
          </table:table-cell>
        </table:table-row>
        <table:table-row table:style-name="ro1">
          <table:table-cell office:value-type="float" office:value="-0.827000000000117" calcext:value-type="float">
            <text:p>-0,827000000000117</text:p>
          </table:table-cell>
          <table:table-cell table:formula="of:=SIN([.A1175])" office:value-type="float" office:value="-0.735903426178088" calcext:value-type="float">
            <text:p>-0,735903426178088</text:p>
          </table:table-cell>
        </table:table-row>
        <table:table-row table:style-name="ro1">
          <table:table-cell office:value-type="float" office:value="-0.826000000000117" calcext:value-type="float">
            <text:p>-0,826000000000117</text:p>
          </table:table-cell>
          <table:table-cell table:formula="of:=SIN([.A1176])" office:value-type="float" office:value="-0.735225971825329" calcext:value-type="float">
            <text:p>-0,735225971825329</text:p>
          </table:table-cell>
        </table:table-row>
        <table:table-row table:style-name="ro1">
          <table:table-cell office:value-type="float" office:value="-0.825000000000117" calcext:value-type="float">
            <text:p>-0,825000000000117</text:p>
          </table:table-cell>
          <table:table-cell table:formula="of:=SIN([.A1177])" office:value-type="float" office:value="-0.734547782246658" calcext:value-type="float">
            <text:p>-0,734547782246658</text:p>
          </table:table-cell>
        </table:table-row>
        <table:table-row table:style-name="ro1">
          <table:table-cell office:value-type="float" office:value="-0.824000000000117" calcext:value-type="float">
            <text:p>-0,824000000000117</text:p>
          </table:table-cell>
          <table:table-cell table:formula="of:=SIN([.A1178])" office:value-type="float" office:value="-0.733868858120267" calcext:value-type="float">
            <text:p>-0,733868858120267</text:p>
          </table:table-cell>
        </table:table-row>
        <table:table-row table:style-name="ro1">
          <table:table-cell office:value-type="float" office:value="-0.823000000000118" calcext:value-type="float">
            <text:p>-0,823000000000118</text:p>
          </table:table-cell>
          <table:table-cell table:formula="of:=SIN([.A1179])" office:value-type="float" office:value="-0.733189200125078" calcext:value-type="float">
            <text:p>-0,733189200125078</text:p>
          </table:table-cell>
        </table:table-row>
        <table:table-row table:style-name="ro1">
          <table:table-cell office:value-type="float" office:value="-0.822000000000118" calcext:value-type="float">
            <text:p>-0,822000000000118</text:p>
          </table:table-cell>
          <table:table-cell table:formula="of:=SIN([.A1180])" office:value-type="float" office:value="-0.732508808940751" calcext:value-type="float">
            <text:p>-0,732508808940751</text:p>
          </table:table-cell>
        </table:table-row>
        <table:table-row table:style-name="ro1">
          <table:table-cell office:value-type="float" office:value="-0.821000000000118" calcext:value-type="float">
            <text:p>-0,821000000000118</text:p>
          </table:table-cell>
          <table:table-cell table:formula="of:=SIN([.A1181])" office:value-type="float" office:value="-0.731827685247676" calcext:value-type="float">
            <text:p>-0,731827685247676</text:p>
          </table:table-cell>
        </table:table-row>
        <table:table-row table:style-name="ro1">
          <table:table-cell office:value-type="float" office:value="-0.820000000000118" calcext:value-type="float">
            <text:p>-0,820000000000118</text:p>
          </table:table-cell>
          <table:table-cell table:formula="of:=SIN([.A1182])" office:value-type="float" office:value="-0.731145829726976" calcext:value-type="float">
            <text:p>-0,731145829726976</text:p>
          </table:table-cell>
        </table:table-row>
        <table:table-row table:style-name="ro1">
          <table:table-cell office:value-type="float" office:value="-0.819000000000118" calcext:value-type="float">
            <text:p>-0,819000000000118</text:p>
          </table:table-cell>
          <table:table-cell table:formula="of:=SIN([.A1183])" office:value-type="float" office:value="-0.730463243060508" calcext:value-type="float">
            <text:p>-0,730463243060508</text:p>
          </table:table-cell>
        </table:table-row>
        <table:table-row table:style-name="ro1">
          <table:table-cell office:value-type="float" office:value="-0.818000000000118" calcext:value-type="float">
            <text:p>-0,818000000000118</text:p>
          </table:table-cell>
          <table:table-cell table:formula="of:=SIN([.A1184])" office:value-type="float" office:value="-0.729779925930858" calcext:value-type="float">
            <text:p>-0,729779925930858</text:p>
          </table:table-cell>
        </table:table-row>
        <table:table-row table:style-name="ro1">
          <table:table-cell office:value-type="float" office:value="-0.817000000000118" calcext:value-type="float">
            <text:p>-0,817000000000118</text:p>
          </table:table-cell>
          <table:table-cell table:formula="of:=SIN([.A1185])" office:value-type="float" office:value="-0.729095879021342" calcext:value-type="float">
            <text:p>-0,729095879021342</text:p>
          </table:table-cell>
        </table:table-row>
        <table:table-row table:style-name="ro1">
          <table:table-cell office:value-type="float" office:value="-0.816000000000118" calcext:value-type="float">
            <text:p>-0,816000000000118</text:p>
          </table:table-cell>
          <table:table-cell table:formula="of:=SIN([.A1186])" office:value-type="float" office:value="-0.728411103016008" calcext:value-type="float">
            <text:p>-0,728411103016008</text:p>
          </table:table-cell>
        </table:table-row>
        <table:table-row table:style-name="ro1">
          <table:table-cell office:value-type="float" office:value="-0.815000000000119" calcext:value-type="float">
            <text:p>-0,815000000000119</text:p>
          </table:table-cell>
          <table:table-cell table:formula="of:=SIN([.A1187])" office:value-type="float" office:value="-0.727725598599632" calcext:value-type="float">
            <text:p>-0,727725598599632</text:p>
          </table:table-cell>
        </table:table-row>
        <table:table-row table:style-name="ro1">
          <table:table-cell office:value-type="float" office:value="-0.814000000000119" calcext:value-type="float">
            <text:p>-0,814000000000119</text:p>
          </table:table-cell>
          <table:table-cell table:formula="of:=SIN([.A1188])" office:value-type="float" office:value="-0.727039366457718" calcext:value-type="float">
            <text:p>-0,727039366457718</text:p>
          </table:table-cell>
        </table:table-row>
        <table:table-row table:style-name="ro1">
          <table:table-cell office:value-type="float" office:value="-0.813000000000119" calcext:value-type="float">
            <text:p>-0,813000000000119</text:p>
          </table:table-cell>
          <table:table-cell table:formula="of:=SIN([.A1189])" office:value-type="float" office:value="-0.726352407276498" calcext:value-type="float">
            <text:p>-0,726352407276498</text:p>
          </table:table-cell>
        </table:table-row>
        <table:table-row table:style-name="ro1">
          <table:table-cell office:value-type="float" office:value="-0.812000000000119" calcext:value-type="float">
            <text:p>-0,812000000000119</text:p>
          </table:table-cell>
          <table:table-cell table:formula="of:=SIN([.A1190])" office:value-type="float" office:value="-0.725664721742931" calcext:value-type="float">
            <text:p>-0,725664721742931</text:p>
          </table:table-cell>
        </table:table-row>
        <table:table-row table:style-name="ro1">
          <table:table-cell office:value-type="float" office:value="-0.811000000000119" calcext:value-type="float">
            <text:p>-0,811000000000119</text:p>
          </table:table-cell>
          <table:table-cell table:formula="of:=SIN([.A1191])" office:value-type="float" office:value="-0.724976310544703" calcext:value-type="float">
            <text:p>-0,724976310544703</text:p>
          </table:table-cell>
        </table:table-row>
        <table:table-row table:style-name="ro1">
          <table:table-cell office:value-type="float" office:value="-0.810000000000119" calcext:value-type="float">
            <text:p>-0,810000000000119</text:p>
          </table:table-cell>
          <table:table-cell table:formula="of:=SIN([.A1192])" office:value-type="float" office:value="-0.724287174370225" calcext:value-type="float">
            <text:p>-0,724287174370225</text:p>
          </table:table-cell>
        </table:table-row>
        <table:table-row table:style-name="ro1">
          <table:table-cell office:value-type="float" office:value="-0.809000000000119" calcext:value-type="float">
            <text:p>-0,809000000000119</text:p>
          </table:table-cell>
          <table:table-cell table:formula="of:=SIN([.A1193])" office:value-type="float" office:value="-0.723597313908632" calcext:value-type="float">
            <text:p>-0,723597313908632</text:p>
          </table:table-cell>
        </table:table-row>
        <table:table-row table:style-name="ro1">
          <table:table-cell office:value-type="float" office:value="-0.808000000000119" calcext:value-type="float">
            <text:p>-0,808000000000119</text:p>
          </table:table-cell>
          <table:table-cell table:formula="of:=SIN([.A1194])" office:value-type="float" office:value="-0.722906729849786" calcext:value-type="float">
            <text:p>-0,722906729849786</text:p>
          </table:table-cell>
        </table:table-row>
        <table:table-row table:style-name="ro1">
          <table:table-cell office:value-type="float" office:value="-0.807000000000119" calcext:value-type="float">
            <text:p>-0,807000000000119</text:p>
          </table:table-cell>
          <table:table-cell table:formula="of:=SIN([.A1195])" office:value-type="float" office:value="-0.722215422884271" calcext:value-type="float">
            <text:p>-0,722215422884271</text:p>
          </table:table-cell>
        </table:table-row>
        <table:table-row table:style-name="ro1">
          <table:table-cell office:value-type="float" office:value="-0.806000000000119" calcext:value-type="float">
            <text:p>-0,806000000000119</text:p>
          </table:table-cell>
          <table:table-cell table:formula="of:=SIN([.A1196])" office:value-type="float" office:value="-0.721523393703393" calcext:value-type="float">
            <text:p>-0,721523393703393</text:p>
          </table:table-cell>
        </table:table-row>
        <table:table-row table:style-name="ro1">
          <table:table-cell office:value-type="float" office:value="-0.805000000000119" calcext:value-type="float">
            <text:p>-0,805000000000119</text:p>
          </table:table-cell>
          <table:table-cell table:formula="of:=SIN([.A1197])" office:value-type="float" office:value="-0.720830642999181" calcext:value-type="float">
            <text:p>-0,720830642999181</text:p>
          </table:table-cell>
        </table:table-row>
        <table:table-row table:style-name="ro1">
          <table:table-cell office:value-type="float" office:value="-0.804000000000119" calcext:value-type="float">
            <text:p>-0,804000000000119</text:p>
          </table:table-cell>
          <table:table-cell table:formula="of:=SIN([.A1198])" office:value-type="float" office:value="-0.720137171464387" calcext:value-type="float">
            <text:p>-0,720137171464387</text:p>
          </table:table-cell>
        </table:table-row>
        <table:table-row table:style-name="ro1">
          <table:table-cell office:value-type="float" office:value="-0.80300000000012" calcext:value-type="float">
            <text:p>-0,80300000000012</text:p>
          </table:table-cell>
          <table:table-cell table:formula="of:=SIN([.A1199])" office:value-type="float" office:value="-0.719442979792481" calcext:value-type="float">
            <text:p>-0,719442979792481</text:p>
          </table:table-cell>
        </table:table-row>
        <table:table-row table:style-name="ro1">
          <table:table-cell office:value-type="float" office:value="-0.80200000000012" calcext:value-type="float">
            <text:p>-0,80200000000012</text:p>
          </table:table-cell>
          <table:table-cell table:formula="of:=SIN([.A1200])" office:value-type="float" office:value="-0.718748068677655" calcext:value-type="float">
            <text:p>-0,718748068677655</text:p>
          </table:table-cell>
        </table:table-row>
        <table:table-row table:style-name="ro1">
          <table:table-cell office:value-type="float" office:value="-0.80100000000012" calcext:value-type="float">
            <text:p>-0,80100000000012</text:p>
          </table:table-cell>
          <table:table-cell table:formula="of:=SIN([.A1201])" office:value-type="float" office:value="-0.71805243881482" calcext:value-type="float">
            <text:p>-0,71805243881482</text:p>
          </table:table-cell>
        </table:table-row>
        <table:table-row table:style-name="ro1">
          <table:table-cell office:value-type="float" office:value="-0.80000000000012" calcext:value-type="float">
            <text:p>-0,80000000000012</text:p>
          </table:table-cell>
          <table:table-cell table:formula="of:=SIN([.A1202])" office:value-type="float" office:value="-0.717356090899606" calcext:value-type="float">
            <text:p>-0,717356090899606</text:p>
          </table:table-cell>
        </table:table-row>
        <table:table-row table:style-name="ro1">
          <table:table-cell office:value-type="float" office:value="-0.79900000000012" calcext:value-type="float">
            <text:p>-0,79900000000012</text:p>
          </table:table-cell>
          <table:table-cell table:formula="of:=SIN([.A1203])" office:value-type="float" office:value="-0.716659025628362" calcext:value-type="float">
            <text:p>-0,716659025628362</text:p>
          </table:table-cell>
        </table:table-row>
        <table:table-row table:style-name="ro1">
          <table:table-cell office:value-type="float" office:value="-0.79800000000012" calcext:value-type="float">
            <text:p>-0,79800000000012</text:p>
          </table:table-cell>
          <table:table-cell table:formula="of:=SIN([.A1204])" office:value-type="float" office:value="-0.715961243698151" calcext:value-type="float">
            <text:p>-0,715961243698151</text:p>
          </table:table-cell>
        </table:table-row>
        <table:table-row table:style-name="ro1">
          <table:table-cell office:value-type="float" office:value="-0.79700000000012" calcext:value-type="float">
            <text:p>-0,79700000000012</text:p>
          </table:table-cell>
          <table:table-cell table:formula="of:=SIN([.A1205])" office:value-type="float" office:value="-0.715262745806756" calcext:value-type="float">
            <text:p>-0,715262745806756</text:p>
          </table:table-cell>
        </table:table-row>
        <table:table-row table:style-name="ro1">
          <table:table-cell office:value-type="float" office:value="-0.79600000000012" calcext:value-type="float">
            <text:p>-0,79600000000012</text:p>
          </table:table-cell>
          <table:table-cell table:formula="of:=SIN([.A1206])" office:value-type="float" office:value="-0.714563532652675" calcext:value-type="float">
            <text:p>-0,714563532652675</text:p>
          </table:table-cell>
        </table:table-row>
        <table:table-row table:style-name="ro1">
          <table:table-cell office:value-type="float" office:value="-0.79500000000012" calcext:value-type="float">
            <text:p>-0,79500000000012</text:p>
          </table:table-cell>
          <table:table-cell table:formula="of:=SIN([.A1207])" office:value-type="float" office:value="-0.713863604935121" calcext:value-type="float">
            <text:p>-0,713863604935121</text:p>
          </table:table-cell>
        </table:table-row>
        <table:table-row table:style-name="ro1">
          <table:table-cell office:value-type="float" office:value="-0.794000000000121" calcext:value-type="float">
            <text:p>-0,794000000000121</text:p>
          </table:table-cell>
          <table:table-cell table:formula="of:=SIN([.A1208])" office:value-type="float" office:value="-0.713162963354022" calcext:value-type="float">
            <text:p>-0,713162963354022</text:p>
          </table:table-cell>
        </table:table-row>
        <table:table-row table:style-name="ro1">
          <table:table-cell office:value-type="float" office:value="-0.793000000000121" calcext:value-type="float">
            <text:p>-0,793000000000121</text:p>
          </table:table-cell>
          <table:table-cell table:formula="of:=SIN([.A1209])" office:value-type="float" office:value="-0.712461608610018" calcext:value-type="float">
            <text:p>-0,712461608610018</text:p>
          </table:table-cell>
        </table:table-row>
        <table:table-row table:style-name="ro1">
          <table:table-cell office:value-type="float" office:value="-0.792000000000121" calcext:value-type="float">
            <text:p>-0,792000000000121</text:p>
          </table:table-cell>
          <table:table-cell table:formula="of:=SIN([.A1210])" office:value-type="float" office:value="-0.711759541404466" calcext:value-type="float">
            <text:p>-0,711759541404466</text:p>
          </table:table-cell>
        </table:table-row>
        <table:table-row table:style-name="ro1">
          <table:table-cell office:value-type="float" office:value="-0.791000000000121" calcext:value-type="float">
            <text:p>-0,791000000000121</text:p>
          </table:table-cell>
          <table:table-cell table:formula="of:=SIN([.A1211])" office:value-type="float" office:value="-0.711056762439431" calcext:value-type="float">
            <text:p>-0,711056762439431</text:p>
          </table:table-cell>
        </table:table-row>
        <table:table-row table:style-name="ro1">
          <table:table-cell office:value-type="float" office:value="-0.790000000000121" calcext:value-type="float">
            <text:p>-0,790000000000121</text:p>
          </table:table-cell>
          <table:table-cell table:formula="of:=SIN([.A1212])" office:value-type="float" office:value="-0.710353272417693" calcext:value-type="float">
            <text:p>-0,710353272417693</text:p>
          </table:table-cell>
        </table:table-row>
        <table:table-row table:style-name="ro1">
          <table:table-cell office:value-type="float" office:value="-0.789000000000121" calcext:value-type="float">
            <text:p>-0,789000000000121</text:p>
          </table:table-cell>
          <table:table-cell table:formula="of:=SIN([.A1213])" office:value-type="float" office:value="-0.709649072042742" calcext:value-type="float">
            <text:p>-0,709649072042742</text:p>
          </table:table-cell>
        </table:table-row>
        <table:table-row table:style-name="ro1">
          <table:table-cell office:value-type="float" office:value="-0.788000000000121" calcext:value-type="float">
            <text:p>-0,788000000000121</text:p>
          </table:table-cell>
          <table:table-cell table:formula="of:=SIN([.A1214])" office:value-type="float" office:value="-0.708944162018778" calcext:value-type="float">
            <text:p>-0,708944162018778</text:p>
          </table:table-cell>
        </table:table-row>
        <table:table-row table:style-name="ro1">
          <table:table-cell office:value-type="float" office:value="-0.787000000000121" calcext:value-type="float">
            <text:p>-0,787000000000121</text:p>
          </table:table-cell>
          <table:table-cell table:formula="of:=SIN([.A1215])" office:value-type="float" office:value="-0.708238543050711" calcext:value-type="float">
            <text:p>-0,708238543050711</text:p>
          </table:table-cell>
        </table:table-row>
        <table:table-row table:style-name="ro1">
          <table:table-cell office:value-type="float" office:value="-0.786000000000121" calcext:value-type="float">
            <text:p>-0,786000000000121</text:p>
          </table:table-cell>
          <table:table-cell table:formula="of:=SIN([.A1216])" office:value-type="float" office:value="-0.70753221584416" calcext:value-type="float">
            <text:p>-0,70753221584416</text:p>
          </table:table-cell>
        </table:table-row>
        <table:table-row table:style-name="ro1">
          <table:table-cell office:value-type="float" office:value="-0.785000000000121" calcext:value-type="float">
            <text:p>-0,785000000000121</text:p>
          </table:table-cell>
          <table:table-cell table:formula="of:=SIN([.A1217])" office:value-type="float" office:value="-0.706825181105452" calcext:value-type="float">
            <text:p>-0,706825181105452</text:p>
          </table:table-cell>
        </table:table-row>
        <table:table-row table:style-name="ro1">
          <table:table-cell office:value-type="float" office:value="-0.784000000000122" calcext:value-type="float">
            <text:p>-0,784000000000122</text:p>
          </table:table-cell>
          <table:table-cell table:formula="of:=SIN([.A1218])" office:value-type="float" office:value="-0.706117439541622" calcext:value-type="float">
            <text:p>-0,706117439541622</text:p>
          </table:table-cell>
        </table:table-row>
        <table:table-row table:style-name="ro1">
          <table:table-cell office:value-type="float" office:value="-0.783000000000122" calcext:value-type="float">
            <text:p>-0,783000000000122</text:p>
          </table:table-cell>
          <table:table-cell table:formula="of:=SIN([.A1219])" office:value-type="float" office:value="-0.705408991860411" calcext:value-type="float">
            <text:p>-0,705408991860411</text:p>
          </table:table-cell>
        </table:table-row>
        <table:table-row table:style-name="ro1">
          <table:table-cell office:value-type="float" office:value="-0.782000000000122" calcext:value-type="float">
            <text:p>-0,782000000000122</text:p>
          </table:table-cell>
          <table:table-cell table:formula="of:=SIN([.A1220])" office:value-type="float" office:value="-0.704699838770267" calcext:value-type="float">
            <text:p>-0,704699838770267</text:p>
          </table:table-cell>
        </table:table-row>
        <table:table-row table:style-name="ro1">
          <table:table-cell office:value-type="float" office:value="-0.781000000000122" calcext:value-type="float">
            <text:p>-0,781000000000122</text:p>
          </table:table-cell>
          <table:table-cell table:formula="of:=SIN([.A1221])" office:value-type="float" office:value="-0.703989980980343" calcext:value-type="float">
            <text:p>-0,703989980980343</text:p>
          </table:table-cell>
        </table:table-row>
        <table:table-row table:style-name="ro1">
          <table:table-cell office:value-type="float" office:value="-0.780000000000122" calcext:value-type="float">
            <text:p>-0,780000000000122</text:p>
          </table:table-cell>
          <table:table-cell table:formula="of:=SIN([.A1222])" office:value-type="float" office:value="-0.703279419200497" calcext:value-type="float">
            <text:p>-0,703279419200497</text:p>
          </table:table-cell>
        </table:table-row>
        <table:table-row table:style-name="ro1">
          <table:table-cell office:value-type="float" office:value="-0.779000000000122" calcext:value-type="float">
            <text:p>-0,779000000000122</text:p>
          </table:table-cell>
          <table:table-cell table:formula="of:=SIN([.A1223])" office:value-type="float" office:value="-0.70256815414129" calcext:value-type="float">
            <text:p>-0,70256815414129</text:p>
          </table:table-cell>
        </table:table-row>
        <table:table-row table:style-name="ro1">
          <table:table-cell office:value-type="float" office:value="-0.778000000000122" calcext:value-type="float">
            <text:p>-0,778000000000122</text:p>
          </table:table-cell>
          <table:table-cell table:formula="of:=SIN([.A1224])" office:value-type="float" office:value="-0.701856186513988" calcext:value-type="float">
            <text:p>-0,701856186513988</text:p>
          </table:table-cell>
        </table:table-row>
        <table:table-row table:style-name="ro1">
          <table:table-cell office:value-type="float" office:value="-0.777000000000122" calcext:value-type="float">
            <text:p>-0,777000000000122</text:p>
          </table:table-cell>
          <table:table-cell table:formula="of:=SIN([.A1225])" office:value-type="float" office:value="-0.701143517030557" calcext:value-type="float">
            <text:p>-0,701143517030557</text:p>
          </table:table-cell>
        </table:table-row>
        <table:table-row table:style-name="ro1">
          <table:table-cell office:value-type="float" office:value="-0.776000000000122" calcext:value-type="float">
            <text:p>-0,776000000000122</text:p>
          </table:table-cell>
          <table:table-cell table:formula="of:=SIN([.A1226])" office:value-type="float" office:value="-0.700430146403668" calcext:value-type="float">
            <text:p>-0,700430146403668</text:p>
          </table:table-cell>
        </table:table-row>
        <table:table-row table:style-name="ro1">
          <table:table-cell office:value-type="float" office:value="-0.775000000000123" calcext:value-type="float">
            <text:p>-0,775000000000123</text:p>
          </table:table-cell>
          <table:table-cell table:formula="of:=SIN([.A1227])" office:value-type="float" office:value="-0.699716075346691" calcext:value-type="float">
            <text:p>-0,699716075346691</text:p>
          </table:table-cell>
        </table:table-row>
        <table:table-row table:style-name="ro1">
          <table:table-cell office:value-type="float" office:value="-0.774000000000123" calcext:value-type="float">
            <text:p>-0,774000000000123</text:p>
          </table:table-cell>
          <table:table-cell table:formula="of:=SIN([.A1228])" office:value-type="float" office:value="-0.699001304573697" calcext:value-type="float">
            <text:p>-0,699001304573697</text:p>
          </table:table-cell>
        </table:table-row>
        <table:table-row table:style-name="ro1">
          <table:table-cell office:value-type="float" office:value="-0.773000000000123" calcext:value-type="float">
            <text:p>-0,773000000000123</text:p>
          </table:table-cell>
          <table:table-cell table:formula="of:=SIN([.A1229])" office:value-type="float" office:value="-0.698285834799457" calcext:value-type="float">
            <text:p>-0,698285834799457</text:p>
          </table:table-cell>
        </table:table-row>
        <table:table-row table:style-name="ro1">
          <table:table-cell office:value-type="float" office:value="-0.772000000000123" calcext:value-type="float">
            <text:p>-0,772000000000123</text:p>
          </table:table-cell>
          <table:table-cell table:formula="of:=SIN([.A1230])" office:value-type="float" office:value="-0.697569666739439" calcext:value-type="float">
            <text:p>-0,697569666739439</text:p>
          </table:table-cell>
        </table:table-row>
        <table:table-row table:style-name="ro1">
          <table:table-cell office:value-type="float" office:value="-0.771000000000123" calcext:value-type="float">
            <text:p>-0,771000000000123</text:p>
          </table:table-cell>
          <table:table-cell table:formula="of:=SIN([.A1231])" office:value-type="float" office:value="-0.696852801109814" calcext:value-type="float">
            <text:p>-0,696852801109814</text:p>
          </table:table-cell>
        </table:table-row>
        <table:table-row table:style-name="ro1">
          <table:table-cell office:value-type="float" office:value="-0.770000000000123" calcext:value-type="float">
            <text:p>-0,770000000000123</text:p>
          </table:table-cell>
          <table:table-cell table:formula="of:=SIN([.A1232])" office:value-type="float" office:value="-0.696135238627445" calcext:value-type="float">
            <text:p>-0,696135238627445</text:p>
          </table:table-cell>
        </table:table-row>
        <table:table-row table:style-name="ro1">
          <table:table-cell office:value-type="float" office:value="-0.769000000000123" calcext:value-type="float">
            <text:p>-0,769000000000123</text:p>
          </table:table-cell>
          <table:table-cell table:formula="of:=SIN([.A1233])" office:value-type="float" office:value="-0.695416980009896" calcext:value-type="float">
            <text:p>-0,695416980009896</text:p>
          </table:table-cell>
        </table:table-row>
        <table:table-row table:style-name="ro1">
          <table:table-cell office:value-type="float" office:value="-0.768000000000123" calcext:value-type="float">
            <text:p>-0,768000000000123</text:p>
          </table:table-cell>
          <table:table-cell table:formula="of:=SIN([.A1234])" office:value-type="float" office:value="-0.694698025975424" calcext:value-type="float">
            <text:p>-0,694698025975424</text:p>
          </table:table-cell>
        </table:table-row>
        <table:table-row table:style-name="ro1">
          <table:table-cell office:value-type="float" office:value="-0.767000000000123" calcext:value-type="float">
            <text:p>-0,767000000000123</text:p>
          </table:table-cell>
          <table:table-cell table:formula="of:=SIN([.A1235])" office:value-type="float" office:value="-0.693978377242985" calcext:value-type="float">
            <text:p>-0,693978377242985</text:p>
          </table:table-cell>
        </table:table-row>
        <table:table-row table:style-name="ro1">
          <table:table-cell office:value-type="float" office:value="-0.766000000000123" calcext:value-type="float">
            <text:p>-0,766000000000123</text:p>
          </table:table-cell>
          <table:table-cell table:formula="of:=SIN([.A1236])" office:value-type="float" office:value="-0.693258034532226" calcext:value-type="float">
            <text:p>-0,693258034532226</text:p>
          </table:table-cell>
        </table:table-row>
        <table:table-row table:style-name="ro1">
          <table:table-cell office:value-type="float" office:value="-0.765000000000123" calcext:value-type="float">
            <text:p>-0,765000000000123</text:p>
          </table:table-cell>
          <table:table-cell table:formula="of:=SIN([.A1237])" office:value-type="float" office:value="-0.69253699856349" calcext:value-type="float">
            <text:p>-0,69253699856349</text:p>
          </table:table-cell>
        </table:table-row>
        <table:table-row table:style-name="ro1">
          <table:table-cell office:value-type="float" office:value="-0.764000000000123" calcext:value-type="float">
            <text:p>-0,764000000000123</text:p>
          </table:table-cell>
          <table:table-cell table:formula="of:=SIN([.A1238])" office:value-type="float" office:value="-0.691815270057814" calcext:value-type="float">
            <text:p>-0,691815270057814</text:p>
          </table:table-cell>
        </table:table-row>
        <table:table-row table:style-name="ro1">
          <table:table-cell office:value-type="float" office:value="-0.763000000000124" calcext:value-type="float">
            <text:p>-0,763000000000124</text:p>
          </table:table-cell>
          <table:table-cell table:formula="of:=SIN([.A1239])" office:value-type="float" office:value="-0.691092849736925" calcext:value-type="float">
            <text:p>-0,691092849736925</text:p>
          </table:table-cell>
        </table:table-row>
        <table:table-row table:style-name="ro1">
          <table:table-cell office:value-type="float" office:value="-0.762000000000124" calcext:value-type="float">
            <text:p>-0,762000000000124</text:p>
          </table:table-cell>
          <table:table-cell table:formula="of:=SIN([.A1240])" office:value-type="float" office:value="-0.690369738323244" calcext:value-type="float">
            <text:p>-0,690369738323244</text:p>
          </table:table-cell>
        </table:table-row>
        <table:table-row table:style-name="ro1">
          <table:table-cell office:value-type="float" office:value="-0.761000000000124" calcext:value-type="float">
            <text:p>-0,761000000000124</text:p>
          </table:table-cell>
          <table:table-cell table:formula="of:=SIN([.A1241])" office:value-type="float" office:value="-0.689645936539882" calcext:value-type="float">
            <text:p>-0,689645936539882</text:p>
          </table:table-cell>
        </table:table-row>
        <table:table-row table:style-name="ro1">
          <table:table-cell office:value-type="float" office:value="-0.760000000000124" calcext:value-type="float">
            <text:p>-0,760000000000124</text:p>
          </table:table-cell>
          <table:table-cell table:formula="of:=SIN([.A1242])" office:value-type="float" office:value="-0.688921445110641" calcext:value-type="float">
            <text:p>-0,688921445110641</text:p>
          </table:table-cell>
        </table:table-row>
        <table:table-row table:style-name="ro1">
          <table:table-cell office:value-type="float" office:value="-0.759000000000124" calcext:value-type="float">
            <text:p>-0,759000000000124</text:p>
          </table:table-cell>
          <table:table-cell table:formula="of:=SIN([.A1243])" office:value-type="float" office:value="-0.688196264760013" calcext:value-type="float">
            <text:p>-0,688196264760013</text:p>
          </table:table-cell>
        </table:table-row>
        <table:table-row table:style-name="ro1">
          <table:table-cell office:value-type="float" office:value="-0.758000000000124" calcext:value-type="float">
            <text:p>-0,758000000000124</text:p>
          </table:table-cell>
          <table:table-cell table:formula="of:=SIN([.A1244])" office:value-type="float" office:value="-0.687470396213177" calcext:value-type="float">
            <text:p>-0,687470396213177</text:p>
          </table:table-cell>
        </table:table-row>
        <table:table-row table:style-name="ro1">
          <table:table-cell office:value-type="float" office:value="-0.757000000000124" calcext:value-type="float">
            <text:p>-0,757000000000124</text:p>
          </table:table-cell>
          <table:table-cell table:formula="of:=SIN([.A1245])" office:value-type="float" office:value="-0.686743840196002" calcext:value-type="float">
            <text:p>-0,686743840196002</text:p>
          </table:table-cell>
        </table:table-row>
        <table:table-row table:style-name="ro1">
          <table:table-cell office:value-type="float" office:value="-0.756000000000124" calcext:value-type="float">
            <text:p>-0,756000000000124</text:p>
          </table:table-cell>
          <table:table-cell table:formula="of:=SIN([.A1246])" office:value-type="float" office:value="-0.686016597435044" calcext:value-type="float">
            <text:p>-0,686016597435044</text:p>
          </table:table-cell>
        </table:table-row>
        <table:table-row table:style-name="ro1">
          <table:table-cell office:value-type="float" office:value="-0.755000000000124" calcext:value-type="float">
            <text:p>-0,755000000000124</text:p>
          </table:table-cell>
          <table:table-cell table:formula="of:=SIN([.A1247])" office:value-type="float" office:value="-0.685288668657546" calcext:value-type="float">
            <text:p>-0,685288668657546</text:p>
          </table:table-cell>
        </table:table-row>
        <table:table-row table:style-name="ro1">
          <table:table-cell office:value-type="float" office:value="-0.754000000000125" calcext:value-type="float">
            <text:p>-0,754000000000125</text:p>
          </table:table-cell>
          <table:table-cell table:formula="of:=SIN([.A1248])" office:value-type="float" office:value="-0.684560054591436" calcext:value-type="float">
            <text:p>-0,684560054591436</text:p>
          </table:table-cell>
        </table:table-row>
        <table:table-row table:style-name="ro1">
          <table:table-cell office:value-type="float" office:value="-0.753000000000125" calcext:value-type="float">
            <text:p>-0,753000000000125</text:p>
          </table:table-cell>
          <table:table-cell table:formula="of:=SIN([.A1249])" office:value-type="float" office:value="-0.683830755965329" calcext:value-type="float">
            <text:p>-0,683830755965329</text:p>
          </table:table-cell>
        </table:table-row>
        <table:table-row table:style-name="ro1">
          <table:table-cell office:value-type="float" office:value="-0.752000000000125" calcext:value-type="float">
            <text:p>-0,752000000000125</text:p>
          </table:table-cell>
          <table:table-cell table:formula="of:=SIN([.A1250])" office:value-type="float" office:value="-0.683100773508522" calcext:value-type="float">
            <text:p>-0,683100773508522</text:p>
          </table:table-cell>
        </table:table-row>
        <table:table-row table:style-name="ro1">
          <table:table-cell office:value-type="float" office:value="-0.751000000000125" calcext:value-type="float">
            <text:p>-0,751000000000125</text:p>
          </table:table-cell>
          <table:table-cell table:formula="of:=SIN([.A1251])" office:value-type="float" office:value="-0.682370107951" calcext:value-type="float">
            <text:p>-0,682370107951</text:p>
          </table:table-cell>
        </table:table-row>
        <table:table-row table:style-name="ro1">
          <table:table-cell office:value-type="float" office:value="-0.750000000000125" calcext:value-type="float">
            <text:p>-0,750000000000125</text:p>
          </table:table-cell>
          <table:table-cell table:formula="of:=SIN([.A1252])" office:value-type="float" office:value="-0.681638760023426" calcext:value-type="float">
            <text:p>-0,681638760023426</text:p>
          </table:table-cell>
        </table:table-row>
        <table:table-row table:style-name="ro1">
          <table:table-cell office:value-type="float" office:value="-0.749000000000125" calcext:value-type="float">
            <text:p>-0,749000000000125</text:p>
          </table:table-cell>
          <table:table-cell table:formula="of:=SIN([.A1253])" office:value-type="float" office:value="-0.680906730457149" calcext:value-type="float">
            <text:p>-0,680906730457149</text:p>
          </table:table-cell>
        </table:table-row>
        <table:table-row table:style-name="ro1">
          <table:table-cell office:value-type="float" office:value="-0.748000000000125" calcext:value-type="float">
            <text:p>-0,748000000000125</text:p>
          </table:table-cell>
          <table:table-cell table:formula="of:=SIN([.A1254])" office:value-type="float" office:value="-0.680174019984198" calcext:value-type="float">
            <text:p>-0,680174019984198</text:p>
          </table:table-cell>
        </table:table-row>
        <table:table-row table:style-name="ro1">
          <table:table-cell office:value-type="float" office:value="-0.747000000000125" calcext:value-type="float">
            <text:p>-0,747000000000125</text:p>
          </table:table-cell>
          <table:table-cell table:formula="of:=SIN([.A1255])" office:value-type="float" office:value="-0.679440629337283" calcext:value-type="float">
            <text:p>-0,679440629337283</text:p>
          </table:table-cell>
        </table:table-row>
        <table:table-row table:style-name="ro1">
          <table:table-cell office:value-type="float" office:value="-0.746000000000125" calcext:value-type="float">
            <text:p>-0,746000000000125</text:p>
          </table:table-cell>
          <table:table-cell table:formula="of:=SIN([.A1256])" office:value-type="float" office:value="-0.678706559249796" calcext:value-type="float">
            <text:p>-0,678706559249796</text:p>
          </table:table-cell>
        </table:table-row>
        <table:table-row table:style-name="ro1">
          <table:table-cell office:value-type="float" office:value="-0.745000000000125" calcext:value-type="float">
            <text:p>-0,745000000000125</text:p>
          </table:table-cell>
          <table:table-cell table:formula="of:=SIN([.A1257])" office:value-type="float" office:value="-0.677971810455807" calcext:value-type="float">
            <text:p>-0,677971810455807</text:p>
          </table:table-cell>
        </table:table-row>
        <table:table-row table:style-name="ro1">
          <table:table-cell office:value-type="float" office:value="-0.744000000000125" calcext:value-type="float">
            <text:p>-0,744000000000125</text:p>
          </table:table-cell>
          <table:table-cell table:formula="of:=SIN([.A1258])" office:value-type="float" office:value="-0.677236383690063" calcext:value-type="float">
            <text:p>-0,677236383690063</text:p>
          </table:table-cell>
        </table:table-row>
        <table:table-row table:style-name="ro1">
          <table:table-cell office:value-type="float" office:value="-0.743000000000126" calcext:value-type="float">
            <text:p>-0,743000000000126</text:p>
          </table:table-cell>
          <table:table-cell table:formula="of:=SIN([.A1259])" office:value-type="float" office:value="-0.676500279687993" calcext:value-type="float">
            <text:p>-0,676500279687993</text:p>
          </table:table-cell>
        </table:table-row>
        <table:table-row table:style-name="ro1">
          <table:table-cell office:value-type="float" office:value="-0.742000000000126" calcext:value-type="float">
            <text:p>-0,742000000000126</text:p>
          </table:table-cell>
          <table:table-cell table:formula="of:=SIN([.A1260])" office:value-type="float" office:value="-0.675763499185699" calcext:value-type="float">
            <text:p>-0,675763499185699</text:p>
          </table:table-cell>
        </table:table-row>
        <table:table-row table:style-name="ro1">
          <table:table-cell office:value-type="float" office:value="-0.741000000000126" calcext:value-type="float">
            <text:p>-0,741000000000126</text:p>
          </table:table-cell>
          <table:table-cell table:formula="of:=SIN([.A1261])" office:value-type="float" office:value="-0.675026042919962" calcext:value-type="float">
            <text:p>-0,675026042919962</text:p>
          </table:table-cell>
        </table:table-row>
        <table:table-row table:style-name="ro1">
          <table:table-cell office:value-type="float" office:value="-0.740000000000126" calcext:value-type="float">
            <text:p>-0,740000000000126</text:p>
          </table:table-cell>
          <table:table-cell table:formula="of:=SIN([.A1262])" office:value-type="float" office:value="-0.674287911628238" calcext:value-type="float">
            <text:p>-0,674287911628238</text:p>
          </table:table-cell>
        </table:table-row>
        <table:table-row table:style-name="ro1">
          <table:table-cell office:value-type="float" office:value="-0.739000000000126" calcext:value-type="float">
            <text:p>-0,739000000000126</text:p>
          </table:table-cell>
          <table:table-cell table:formula="of:=SIN([.A1263])" office:value-type="float" office:value="-0.673549106048659" calcext:value-type="float">
            <text:p>-0,673549106048659</text:p>
          </table:table-cell>
        </table:table-row>
        <table:table-row table:style-name="ro1">
          <table:table-cell office:value-type="float" office:value="-0.738000000000126" calcext:value-type="float">
            <text:p>-0,738000000000126</text:p>
          </table:table-cell>
          <table:table-cell table:formula="of:=SIN([.A1264])" office:value-type="float" office:value="-0.67280962692003" calcext:value-type="float">
            <text:p>-0,67280962692003</text:p>
          </table:table-cell>
        </table:table-row>
        <table:table-row table:style-name="ro1">
          <table:table-cell office:value-type="float" office:value="-0.737000000000126" calcext:value-type="float">
            <text:p>-0,737000000000126</text:p>
          </table:table-cell>
          <table:table-cell table:formula="of:=SIN([.A1265])" office:value-type="float" office:value="-0.67206947498183" calcext:value-type="float">
            <text:p>-0,67206947498183</text:p>
          </table:table-cell>
        </table:table-row>
        <table:table-row table:style-name="ro1">
          <table:table-cell office:value-type="float" office:value="-0.736000000000126" calcext:value-type="float">
            <text:p>-0,736000000000126</text:p>
          </table:table-cell>
          <table:table-cell table:formula="of:=SIN([.A1266])" office:value-type="float" office:value="-0.671328650974211" calcext:value-type="float">
            <text:p>-0,671328650974211</text:p>
          </table:table-cell>
        </table:table-row>
        <table:table-row table:style-name="ro1">
          <table:table-cell office:value-type="float" office:value="-0.735000000000126" calcext:value-type="float">
            <text:p>-0,735000000000126</text:p>
          </table:table-cell>
          <table:table-cell table:formula="of:=SIN([.A1267])" office:value-type="float" office:value="-0.670587155637998" calcext:value-type="float">
            <text:p>-0,670587155637998</text:p>
          </table:table-cell>
        </table:table-row>
        <table:table-row table:style-name="ro1">
          <table:table-cell office:value-type="float" office:value="-0.734000000000127" calcext:value-type="float">
            <text:p>-0,734000000000127</text:p>
          </table:table-cell>
          <table:table-cell table:formula="of:=SIN([.A1268])" office:value-type="float" office:value="-0.669844989714684" calcext:value-type="float">
            <text:p>-0,669844989714684</text:p>
          </table:table-cell>
        </table:table-row>
        <table:table-row table:style-name="ro1">
          <table:table-cell office:value-type="float" office:value="-0.733000000000127" calcext:value-type="float">
            <text:p>-0,733000000000127</text:p>
          </table:table-cell>
          <table:table-cell table:formula="of:=SIN([.A1269])" office:value-type="float" office:value="-0.669102153946436" calcext:value-type="float">
            <text:p>-0,669102153946436</text:p>
          </table:table-cell>
        </table:table-row>
        <table:table-row table:style-name="ro1">
          <table:table-cell office:value-type="float" office:value="-0.732000000000127" calcext:value-type="float">
            <text:p>-0,732000000000127</text:p>
          </table:table-cell>
          <table:table-cell table:formula="of:=SIN([.A1270])" office:value-type="float" office:value="-0.668358649076091" calcext:value-type="float">
            <text:p>-0,668358649076091</text:p>
          </table:table-cell>
        </table:table-row>
        <table:table-row table:style-name="ro1">
          <table:table-cell office:value-type="float" office:value="-0.731000000000127" calcext:value-type="float">
            <text:p>-0,731000000000127</text:p>
          </table:table-cell>
          <table:table-cell table:formula="of:=SIN([.A1271])" office:value-type="float" office:value="-0.667614475847152" calcext:value-type="float">
            <text:p>-0,667614475847152</text:p>
          </table:table-cell>
        </table:table-row>
        <table:table-row table:style-name="ro1">
          <table:table-cell office:value-type="float" office:value="-0.730000000000127" calcext:value-type="float">
            <text:p>-0,730000000000127</text:p>
          </table:table-cell>
          <table:table-cell table:formula="of:=SIN([.A1272])" office:value-type="float" office:value="-0.666869635003792" calcext:value-type="float">
            <text:p>-0,666869635003792</text:p>
          </table:table-cell>
        </table:table-row>
        <table:table-row table:style-name="ro1">
          <table:table-cell office:value-type="float" office:value="-0.729000000000127" calcext:value-type="float">
            <text:p>-0,729000000000127</text:p>
          </table:table-cell>
          <table:table-cell table:formula="of:=SIN([.A1273])" office:value-type="float" office:value="-0.666124127290854" calcext:value-type="float">
            <text:p>-0,666124127290854</text:p>
          </table:table-cell>
        </table:table-row>
        <table:table-row table:style-name="ro1">
          <table:table-cell office:value-type="float" office:value="-0.728000000000127" calcext:value-type="float">
            <text:p>-0,728000000000127</text:p>
          </table:table-cell>
          <table:table-cell table:formula="of:=SIN([.A1274])" office:value-type="float" office:value="-0.665377953453843" calcext:value-type="float">
            <text:p>-0,665377953453843</text:p>
          </table:table-cell>
        </table:table-row>
        <table:table-row table:style-name="ro1">
          <table:table-cell office:value-type="float" office:value="-0.727000000000127" calcext:value-type="float">
            <text:p>-0,727000000000127</text:p>
          </table:table-cell>
          <table:table-cell table:formula="of:=SIN([.A1275])" office:value-type="float" office:value="-0.664631114238935" calcext:value-type="float">
            <text:p>-0,664631114238935</text:p>
          </table:table-cell>
        </table:table-row>
        <table:table-row table:style-name="ro1">
          <table:table-cell office:value-type="float" office:value="-0.726000000000127" calcext:value-type="float">
            <text:p>-0,726000000000127</text:p>
          </table:table-cell>
          <table:table-cell table:formula="of:=SIN([.A1276])" office:value-type="float" office:value="-0.663883610392968" calcext:value-type="float">
            <text:p>-0,663883610392968</text:p>
          </table:table-cell>
        </table:table-row>
        <table:table-row table:style-name="ro1">
          <table:table-cell office:value-type="float" office:value="-0.725000000000127" calcext:value-type="float">
            <text:p>-0,725000000000127</text:p>
          </table:table-cell>
          <table:table-cell table:formula="of:=SIN([.A1277])" office:value-type="float" office:value="-0.663135442663445" calcext:value-type="float">
            <text:p>-0,663135442663445</text:p>
          </table:table-cell>
        </table:table-row>
        <table:table-row table:style-name="ro1">
          <table:table-cell office:value-type="float" office:value="-0.724000000000127" calcext:value-type="float">
            <text:p>-0,724000000000127</text:p>
          </table:table-cell>
          <table:table-cell table:formula="of:=SIN([.A1278])" office:value-type="float" office:value="-0.662386611798535" calcext:value-type="float">
            <text:p>-0,662386611798535</text:p>
          </table:table-cell>
        </table:table-row>
        <table:table-row table:style-name="ro1">
          <table:table-cell office:value-type="float" office:value="-0.723000000000128" calcext:value-type="float">
            <text:p>-0,723000000000128</text:p>
          </table:table-cell>
          <table:table-cell table:formula="of:=SIN([.A1279])" office:value-type="float" office:value="-0.661637118547069" calcext:value-type="float">
            <text:p>-0,661637118547069</text:p>
          </table:table-cell>
        </table:table-row>
        <table:table-row table:style-name="ro1">
          <table:table-cell office:value-type="float" office:value="-0.722000000000128" calcext:value-type="float">
            <text:p>-0,722000000000128</text:p>
          </table:table-cell>
          <table:table-cell table:formula="of:=SIN([.A1280])" office:value-type="float" office:value="-0.660886963658539" calcext:value-type="float">
            <text:p>-0,660886963658539</text:p>
          </table:table-cell>
        </table:table-row>
        <table:table-row table:style-name="ro1">
          <table:table-cell office:value-type="float" office:value="-0.721000000000128" calcext:value-type="float">
            <text:p>-0,721000000000128</text:p>
          </table:table-cell>
          <table:table-cell table:formula="of:=SIN([.A1281])" office:value-type="float" office:value="-0.660136147883101" calcext:value-type="float">
            <text:p>-0,660136147883101</text:p>
          </table:table-cell>
        </table:table-row>
        <table:table-row table:style-name="ro1">
          <table:table-cell office:value-type="float" office:value="-0.720000000000128" calcext:value-type="float">
            <text:p>-0,720000000000128</text:p>
          </table:table-cell>
          <table:table-cell table:formula="of:=SIN([.A1282])" office:value-type="float" office:value="-0.659384671971569" calcext:value-type="float">
            <text:p>-0,659384671971569</text:p>
          </table:table-cell>
        </table:table-row>
        <table:table-row table:style-name="ro1">
          <table:table-cell office:value-type="float" office:value="-0.719000000000128" calcext:value-type="float">
            <text:p>-0,719000000000128</text:p>
          </table:table-cell>
          <table:table-cell table:formula="of:=SIN([.A1283])" office:value-type="float" office:value="-0.658632536675421" calcext:value-type="float">
            <text:p>-0,658632536675421</text:p>
          </table:table-cell>
        </table:table-row>
        <table:table-row table:style-name="ro1">
          <table:table-cell office:value-type="float" office:value="-0.718000000000128" calcext:value-type="float">
            <text:p>-0,718000000000128</text:p>
          </table:table-cell>
          <table:table-cell table:formula="of:=SIN([.A1284])" office:value-type="float" office:value="-0.657879742746791" calcext:value-type="float">
            <text:p>-0,657879742746791</text:p>
          </table:table-cell>
        </table:table-row>
        <table:table-row table:style-name="ro1">
          <table:table-cell office:value-type="float" office:value="-0.717000000000128" calcext:value-type="float">
            <text:p>-0,717000000000128</text:p>
          </table:table-cell>
          <table:table-cell table:formula="of:=SIN([.A1285])" office:value-type="float" office:value="-0.657126290938473" calcext:value-type="float">
            <text:p>-0,657126290938473</text:p>
          </table:table-cell>
        </table:table-row>
        <table:table-row table:style-name="ro1">
          <table:table-cell office:value-type="float" office:value="-0.716000000000128" calcext:value-type="float">
            <text:p>-0,716000000000128</text:p>
          </table:table-cell>
          <table:table-cell table:formula="of:=SIN([.A1286])" office:value-type="float" office:value="-0.656372182003919" calcext:value-type="float">
            <text:p>-0,656372182003919</text:p>
          </table:table-cell>
        </table:table-row>
        <table:table-row table:style-name="ro1">
          <table:table-cell office:value-type="float" office:value="-0.715000000000128" calcext:value-type="float">
            <text:p>-0,715000000000128</text:p>
          </table:table-cell>
          <table:table-cell table:formula="of:=SIN([.A1287])" office:value-type="float" office:value="-0.655617416697237" calcext:value-type="float">
            <text:p>-0,655617416697237</text:p>
          </table:table-cell>
        </table:table-row>
        <table:table-row table:style-name="ro1">
          <table:table-cell office:value-type="float" office:value="-0.714000000000129" calcext:value-type="float">
            <text:p>-0,714000000000129</text:p>
          </table:table-cell>
          <table:table-cell table:formula="of:=SIN([.A1288])" office:value-type="float" office:value="-0.654861995773194" calcext:value-type="float">
            <text:p>-0,654861995773194</text:p>
          </table:table-cell>
        </table:table-row>
        <table:table-row table:style-name="ro1">
          <table:table-cell office:value-type="float" office:value="-0.713000000000129" calcext:value-type="float">
            <text:p>-0,713000000000129</text:p>
          </table:table-cell>
          <table:table-cell table:formula="of:=SIN([.A1289])" office:value-type="float" office:value="-0.654105919987209" calcext:value-type="float">
            <text:p>-0,654105919987209</text:p>
          </table:table-cell>
        </table:table-row>
        <table:table-row table:style-name="ro1">
          <table:table-cell office:value-type="float" office:value="-0.712000000000129" calcext:value-type="float">
            <text:p>-0,712000000000129</text:p>
          </table:table-cell>
          <table:table-cell table:formula="of:=SIN([.A1290])" office:value-type="float" office:value="-0.653349190095359" calcext:value-type="float">
            <text:p>-0,653349190095359</text:p>
          </table:table-cell>
        </table:table-row>
        <table:table-row table:style-name="ro1">
          <table:table-cell office:value-type="float" office:value="-0.711000000000129" calcext:value-type="float">
            <text:p>-0,711000000000129</text:p>
          </table:table-cell>
          <table:table-cell table:formula="of:=SIN([.A1291])" office:value-type="float" office:value="-0.652591806854373" calcext:value-type="float">
            <text:p>-0,652591806854373</text:p>
          </table:table-cell>
        </table:table-row>
        <table:table-row table:style-name="ro1">
          <table:table-cell office:value-type="float" office:value="-0.710000000000129" calcext:value-type="float">
            <text:p>-0,710000000000129</text:p>
          </table:table-cell>
          <table:table-cell table:formula="of:=SIN([.A1292])" office:value-type="float" office:value="-0.651833771021635" calcext:value-type="float">
            <text:p>-0,651833771021635</text:p>
          </table:table-cell>
        </table:table-row>
        <table:table-row table:style-name="ro1">
          <table:table-cell office:value-type="float" office:value="-0.709000000000129" calcext:value-type="float">
            <text:p>-0,709000000000129</text:p>
          </table:table-cell>
          <table:table-cell table:formula="of:=SIN([.A1293])" office:value-type="float" office:value="-0.651075083355179" calcext:value-type="float">
            <text:p>-0,651075083355179</text:p>
          </table:table-cell>
        </table:table-row>
        <table:table-row table:style-name="ro1">
          <table:table-cell office:value-type="float" office:value="-0.708000000000129" calcext:value-type="float">
            <text:p>-0,708000000000129</text:p>
          </table:table-cell>
          <table:table-cell table:formula="of:=SIN([.A1294])" office:value-type="float" office:value="-0.650315744613695" calcext:value-type="float">
            <text:p>-0,650315744613695</text:p>
          </table:table-cell>
        </table:table-row>
        <table:table-row table:style-name="ro1">
          <table:table-cell office:value-type="float" office:value="-0.707000000000129" calcext:value-type="float">
            <text:p>-0,707000000000129</text:p>
          </table:table-cell>
          <table:table-cell table:formula="of:=SIN([.A1295])" office:value-type="float" office:value="-0.649555755556521" calcext:value-type="float">
            <text:p>-0,649555755556521</text:p>
          </table:table-cell>
        </table:table-row>
        <table:table-row table:style-name="ro1">
          <table:table-cell office:value-type="float" office:value="-0.706000000000129" calcext:value-type="float">
            <text:p>-0,706000000000129</text:p>
          </table:table-cell>
          <table:table-cell table:formula="of:=SIN([.A1296])" office:value-type="float" office:value="-0.648795116943645" calcext:value-type="float">
            <text:p>-0,648795116943645</text:p>
          </table:table-cell>
        </table:table-row>
        <table:table-row table:style-name="ro1">
          <table:table-cell office:value-type="float" office:value="-0.70500000000013" calcext:value-type="float">
            <text:p>-0,70500000000013</text:p>
          </table:table-cell>
          <table:table-cell table:formula="of:=SIN([.A1297])" office:value-type="float" office:value="-0.648033829535706" calcext:value-type="float">
            <text:p>-0,648033829535706</text:p>
          </table:table-cell>
        </table:table-row>
        <table:table-row table:style-name="ro1">
          <table:table-cell office:value-type="float" office:value="-0.70400000000013" calcext:value-type="float">
            <text:p>-0,70400000000013</text:p>
          </table:table-cell>
          <table:table-cell table:formula="of:=SIN([.A1298])" office:value-type="float" office:value="-0.647271894093991" calcext:value-type="float">
            <text:p>-0,647271894093991</text:p>
          </table:table-cell>
        </table:table-row>
        <table:table-row table:style-name="ro1">
          <table:table-cell office:value-type="float" office:value="-0.70300000000013" calcext:value-type="float">
            <text:p>-0,70300000000013</text:p>
          </table:table-cell>
          <table:table-cell table:formula="of:=SIN([.A1299])" office:value-type="float" office:value="-0.646509311380437" calcext:value-type="float">
            <text:p>-0,646509311380437</text:p>
          </table:table-cell>
        </table:table-row>
        <table:table-row table:style-name="ro1">
          <table:table-cell office:value-type="float" office:value="-0.70200000000013" calcext:value-type="float">
            <text:p>-0,70200000000013</text:p>
          </table:table-cell>
          <table:table-cell table:formula="of:=SIN([.A1300])" office:value-type="float" office:value="-0.645746082157625" calcext:value-type="float">
            <text:p>-0,645746082157625</text:p>
          </table:table-cell>
        </table:table-row>
        <table:table-row table:style-name="ro1">
          <table:table-cell office:value-type="float" office:value="-0.70100000000013" calcext:value-type="float">
            <text:p>-0,70100000000013</text:p>
          </table:table-cell>
          <table:table-cell table:formula="of:=SIN([.A1301])" office:value-type="float" office:value="-0.644982207188784" calcext:value-type="float">
            <text:p>-0,644982207188784</text:p>
          </table:table-cell>
        </table:table-row>
        <table:table-row table:style-name="ro1">
          <table:table-cell office:value-type="float" office:value="-0.70000000000013" calcext:value-type="float">
            <text:p>-0,70000000000013</text:p>
          </table:table-cell>
          <table:table-cell table:formula="of:=SIN([.A1302])" office:value-type="float" office:value="-0.64421768723779" calcext:value-type="float">
            <text:p>-0,64421768723779</text:p>
          </table:table-cell>
        </table:table-row>
        <table:table-row table:style-name="ro1">
          <table:table-cell office:value-type="float" office:value="-0.69900000000013" calcext:value-type="float">
            <text:p>-0,69900000000013</text:p>
          </table:table-cell>
          <table:table-cell table:formula="of:=SIN([.A1303])" office:value-type="float" office:value="-0.643452523069163" calcext:value-type="float">
            <text:p>-0,643452523069163</text:p>
          </table:table-cell>
        </table:table-row>
        <table:table-row table:style-name="ro1">
          <table:table-cell office:value-type="float" office:value="-0.69800000000013" calcext:value-type="float">
            <text:p>-0,69800000000013</text:p>
          </table:table-cell>
          <table:table-cell table:formula="of:=SIN([.A1304])" office:value-type="float" office:value="-0.642686715448066" calcext:value-type="float">
            <text:p>-0,642686715448066</text:p>
          </table:table-cell>
        </table:table-row>
        <table:table-row table:style-name="ro1">
          <table:table-cell office:value-type="float" office:value="-0.69700000000013" calcext:value-type="float">
            <text:p>-0,69700000000013</text:p>
          </table:table-cell>
          <table:table-cell table:formula="of:=SIN([.A1305])" office:value-type="float" office:value="-0.641920265140307" calcext:value-type="float">
            <text:p>-0,641920265140307</text:p>
          </table:table-cell>
        </table:table-row>
        <table:table-row table:style-name="ro1">
          <table:table-cell office:value-type="float" office:value="-0.69600000000013" calcext:value-type="float">
            <text:p>-0,69600000000013</text:p>
          </table:table-cell>
          <table:table-cell table:formula="of:=SIN([.A1306])" office:value-type="float" office:value="-0.641153172912337" calcext:value-type="float">
            <text:p>-0,641153172912337</text:p>
          </table:table-cell>
        </table:table-row>
        <table:table-row table:style-name="ro1">
          <table:table-cell office:value-type="float" office:value="-0.69500000000013" calcext:value-type="float">
            <text:p>-0,69500000000013</text:p>
          </table:table-cell>
          <table:table-cell table:formula="of:=SIN([.A1307])" office:value-type="float" office:value="-0.640385439531247" calcext:value-type="float">
            <text:p>-0,640385439531247</text:p>
          </table:table-cell>
        </table:table-row>
        <table:table-row table:style-name="ro1">
          <table:table-cell office:value-type="float" office:value="-0.694000000000131" calcext:value-type="float">
            <text:p>-0,694000000000131</text:p>
          </table:table-cell>
          <table:table-cell table:formula="of:=SIN([.A1308])" office:value-type="float" office:value="-0.639617065764771" calcext:value-type="float">
            <text:p>-0,639617065764771</text:p>
          </table:table-cell>
        </table:table-row>
        <table:table-row table:style-name="ro1">
          <table:table-cell office:value-type="float" office:value="-0.693000000000131" calcext:value-type="float">
            <text:p>-0,693000000000131</text:p>
          </table:table-cell>
          <table:table-cell table:formula="of:=SIN([.A1309])" office:value-type="float" office:value="-0.638848052381282" calcext:value-type="float">
            <text:p>-0,638848052381282</text:p>
          </table:table-cell>
        </table:table-row>
        <table:table-row table:style-name="ro1">
          <table:table-cell office:value-type="float" office:value="-0.692000000000131" calcext:value-type="float">
            <text:p>-0,692000000000131</text:p>
          </table:table-cell>
          <table:table-cell table:formula="of:=SIN([.A1310])" office:value-type="float" office:value="-0.638078400149795" calcext:value-type="float">
            <text:p>-0,638078400149795</text:p>
          </table:table-cell>
        </table:table-row>
        <table:table-row table:style-name="ro1">
          <table:table-cell office:value-type="float" office:value="-0.691000000000131" calcext:value-type="float">
            <text:p>-0,691000000000131</text:p>
          </table:table-cell>
          <table:table-cell table:formula="of:=SIN([.A1311])" office:value-type="float" office:value="-0.63730810983996" calcext:value-type="float">
            <text:p>-0,63730810983996</text:p>
          </table:table-cell>
        </table:table-row>
        <table:table-row table:style-name="ro1">
          <table:table-cell office:value-type="float" office:value="-0.690000000000131" calcext:value-type="float">
            <text:p>-0,690000000000131</text:p>
          </table:table-cell>
          <table:table-cell table:formula="of:=SIN([.A1312])" office:value-type="float" office:value="-0.636537182222069" calcext:value-type="float">
            <text:p>-0,636537182222069</text:p>
          </table:table-cell>
        </table:table-row>
        <table:table-row table:style-name="ro1">
          <table:table-cell office:value-type="float" office:value="-0.689000000000131" calcext:value-type="float">
            <text:p>-0,689000000000131</text:p>
          </table:table-cell>
          <table:table-cell table:formula="of:=SIN([.A1313])" office:value-type="float" office:value="-0.635765618067048" calcext:value-type="float">
            <text:p>-0,635765618067048</text:p>
          </table:table-cell>
        </table:table-row>
        <table:table-row table:style-name="ro1">
          <table:table-cell office:value-type="float" office:value="-0.688000000000131" calcext:value-type="float">
            <text:p>-0,688000000000131</text:p>
          </table:table-cell>
          <table:table-cell table:formula="of:=SIN([.A1314])" office:value-type="float" office:value="-0.634993418146463" calcext:value-type="float">
            <text:p>-0,634993418146463</text:p>
          </table:table-cell>
        </table:table-row>
        <table:table-row table:style-name="ro1">
          <table:table-cell office:value-type="float" office:value="-0.687000000000131" calcext:value-type="float">
            <text:p>-0,687000000000131</text:p>
          </table:table-cell>
          <table:table-cell table:formula="of:=SIN([.A1315])" office:value-type="float" office:value="-0.634220583232512" calcext:value-type="float">
            <text:p>-0,634220583232512</text:p>
          </table:table-cell>
        </table:table-row>
        <table:table-row table:style-name="ro1">
          <table:table-cell office:value-type="float" office:value="-0.686000000000131" calcext:value-type="float">
            <text:p>-0,686000000000131</text:p>
          </table:table-cell>
          <table:table-cell table:formula="of:=SIN([.A1316])" office:value-type="float" office:value="-0.633447114098031" calcext:value-type="float">
            <text:p>-0,633447114098031</text:p>
          </table:table-cell>
        </table:table-row>
        <table:table-row table:style-name="ro1">
          <table:table-cell office:value-type="float" office:value="-0.685000000000132" calcext:value-type="float">
            <text:p>-0,685000000000132</text:p>
          </table:table-cell>
          <table:table-cell table:formula="of:=SIN([.A1317])" office:value-type="float" office:value="-0.632673011516488" calcext:value-type="float">
            <text:p>-0,632673011516488</text:p>
          </table:table-cell>
        </table:table-row>
        <table:table-row table:style-name="ro1">
          <table:table-cell office:value-type="float" office:value="-0.684000000000132" calcext:value-type="float">
            <text:p>-0,684000000000132</text:p>
          </table:table-cell>
          <table:table-cell table:formula="of:=SIN([.A1318])" office:value-type="float" office:value="-0.631898276261987" calcext:value-type="float">
            <text:p>-0,631898276261987</text:p>
          </table:table-cell>
        </table:table-row>
        <table:table-row table:style-name="ro1">
          <table:table-cell office:value-type="float" office:value="-0.683000000000132" calcext:value-type="float">
            <text:p>-0,683000000000132</text:p>
          </table:table-cell>
          <table:table-cell table:formula="of:=SIN([.A1319])" office:value-type="float" office:value="-0.631122909109262" calcext:value-type="float">
            <text:p>-0,631122909109262</text:p>
          </table:table-cell>
        </table:table-row>
        <table:table-row table:style-name="ro1">
          <table:table-cell office:value-type="float" office:value="-0.682000000000132" calcext:value-type="float">
            <text:p>-0,682000000000132</text:p>
          </table:table-cell>
          <table:table-cell table:formula="of:=SIN([.A1320])" office:value-type="float" office:value="-0.63034691083368" calcext:value-type="float">
            <text:p>-0,63034691083368</text:p>
          </table:table-cell>
        </table:table-row>
        <table:table-row table:style-name="ro1">
          <table:table-cell office:value-type="float" office:value="-0.681000000000132" calcext:value-type="float">
            <text:p>-0,681000000000132</text:p>
          </table:table-cell>
          <table:table-cell table:formula="of:=SIN([.A1321])" office:value-type="float" office:value="-0.629570282211241" calcext:value-type="float">
            <text:p>-0,629570282211241</text:p>
          </table:table-cell>
        </table:table-row>
        <table:table-row table:style-name="ro1">
          <table:table-cell office:value-type="float" office:value="-0.680000000000132" calcext:value-type="float">
            <text:p>-0,680000000000132</text:p>
          </table:table-cell>
          <table:table-cell table:formula="of:=SIN([.A1322])" office:value-type="float" office:value="-0.628793024018571" calcext:value-type="float">
            <text:p>-0,628793024018571</text:p>
          </table:table-cell>
        </table:table-row>
        <table:table-row table:style-name="ro1">
          <table:table-cell office:value-type="float" office:value="-0.679000000000132" calcext:value-type="float">
            <text:p>-0,679000000000132</text:p>
          </table:table-cell>
          <table:table-cell table:formula="of:=SIN([.A1323])" office:value-type="float" office:value="-0.62801513703293" calcext:value-type="float">
            <text:p>-0,62801513703293</text:p>
          </table:table-cell>
        </table:table-row>
        <table:table-row table:style-name="ro1">
          <table:table-cell office:value-type="float" office:value="-0.678000000000132" calcext:value-type="float">
            <text:p>-0,678000000000132</text:p>
          </table:table-cell>
          <table:table-cell table:formula="of:=SIN([.A1324])" office:value-type="float" office:value="-0.627236622032204" calcext:value-type="float">
            <text:p>-0,627236622032204</text:p>
          </table:table-cell>
        </table:table-row>
        <table:table-row table:style-name="ro1">
          <table:table-cell office:value-type="float" office:value="-0.677000000000132" calcext:value-type="float">
            <text:p>-0,677000000000132</text:p>
          </table:table-cell>
          <table:table-cell table:formula="of:=SIN([.A1325])" office:value-type="float" office:value="-0.626457479794909" calcext:value-type="float">
            <text:p>-0,626457479794909</text:p>
          </table:table-cell>
        </table:table-row>
        <table:table-row table:style-name="ro1">
          <table:table-cell office:value-type="float" office:value="-0.676000000000132" calcext:value-type="float">
            <text:p>-0,676000000000132</text:p>
          </table:table-cell>
          <table:table-cell table:formula="of:=SIN([.A1326])" office:value-type="float" office:value="-0.625677711100185" calcext:value-type="float">
            <text:p>-0,625677711100185</text:p>
          </table:table-cell>
        </table:table-row>
        <table:table-row table:style-name="ro1">
          <table:table-cell office:value-type="float" office:value="-0.675000000000132" calcext:value-type="float">
            <text:p>-0,675000000000132</text:p>
          </table:table-cell>
          <table:table-cell table:formula="of:=SIN([.A1327])" office:value-type="float" office:value="-0.624897316727803" calcext:value-type="float">
            <text:p>-0,624897316727803</text:p>
          </table:table-cell>
        </table:table-row>
        <table:table-row table:style-name="ro1">
          <table:table-cell office:value-type="float" office:value="-0.674000000000132" calcext:value-type="float">
            <text:p>-0,674000000000132</text:p>
          </table:table-cell>
          <table:table-cell table:formula="of:=SIN([.A1328])" office:value-type="float" office:value="-0.624116297458156" calcext:value-type="float">
            <text:p>-0,624116297458156</text:p>
          </table:table-cell>
        </table:table-row>
        <table:table-row table:style-name="ro1">
          <table:table-cell office:value-type="float" office:value="-0.673000000000133" calcext:value-type="float">
            <text:p>-0,673000000000133</text:p>
          </table:table-cell>
          <table:table-cell table:formula="of:=SIN([.A1329])" office:value-type="float" office:value="-0.623334654072264" calcext:value-type="float">
            <text:p>-0,623334654072264</text:p>
          </table:table-cell>
        </table:table-row>
        <table:table-row table:style-name="ro1">
          <table:table-cell office:value-type="float" office:value="-0.672000000000133" calcext:value-type="float">
            <text:p>-0,672000000000133</text:p>
          </table:table-cell>
          <table:table-cell table:formula="of:=SIN([.A1330])" office:value-type="float" office:value="-0.62255238735177" calcext:value-type="float">
            <text:p>-0,62255238735177</text:p>
          </table:table-cell>
        </table:table-row>
        <table:table-row table:style-name="ro1">
          <table:table-cell office:value-type="float" office:value="-0.671000000000133" calcext:value-type="float">
            <text:p>-0,671000000000133</text:p>
          </table:table-cell>
          <table:table-cell table:formula="of:=SIN([.A1331])" office:value-type="float" office:value="-0.62176949807894" calcext:value-type="float">
            <text:p>-0,62176949807894</text:p>
          </table:table-cell>
        </table:table-row>
        <table:table-row table:style-name="ro1">
          <table:table-cell office:value-type="float" office:value="-0.670000000000133" calcext:value-type="float">
            <text:p>-0,670000000000133</text:p>
          </table:table-cell>
          <table:table-cell table:formula="of:=SIN([.A1332])" office:value-type="float" office:value="-0.620985987036664" calcext:value-type="float">
            <text:p>-0,620985987036664</text:p>
          </table:table-cell>
        </table:table-row>
        <table:table-row table:style-name="ro1">
          <table:table-cell office:value-type="float" office:value="-0.669000000000133" calcext:value-type="float">
            <text:p>-0,669000000000133</text:p>
          </table:table-cell>
          <table:table-cell table:formula="of:=SIN([.A1333])" office:value-type="float" office:value="-0.620201855008452" calcext:value-type="float">
            <text:p>-0,620201855008452</text:p>
          </table:table-cell>
        </table:table-row>
        <table:table-row table:style-name="ro1">
          <table:table-cell office:value-type="float" office:value="-0.668000000000133" calcext:value-type="float">
            <text:p>-0,668000000000133</text:p>
          </table:table-cell>
          <table:table-cell table:formula="of:=SIN([.A1334])" office:value-type="float" office:value="-0.619417102778438" calcext:value-type="float">
            <text:p>-0,619417102778438</text:p>
          </table:table-cell>
        </table:table-row>
        <table:table-row table:style-name="ro1">
          <table:table-cell office:value-type="float" office:value="-0.667000000000133" calcext:value-type="float">
            <text:p>-0,667000000000133</text:p>
          </table:table-cell>
          <table:table-cell table:formula="of:=SIN([.A1335])" office:value-type="float" office:value="-0.618631731131372" calcext:value-type="float">
            <text:p>-0,618631731131372</text:p>
          </table:table-cell>
        </table:table-row>
        <table:table-row table:style-name="ro1">
          <table:table-cell office:value-type="float" office:value="-0.666000000000133" calcext:value-type="float">
            <text:p>-0,666000000000133</text:p>
          </table:table-cell>
          <table:table-cell table:formula="of:=SIN([.A1336])" office:value-type="float" office:value="-0.617845740852626" calcext:value-type="float">
            <text:p>-0,617845740852626</text:p>
          </table:table-cell>
        </table:table-row>
        <table:table-row table:style-name="ro1">
          <table:table-cell office:value-type="float" office:value="-0.665000000000133" calcext:value-type="float">
            <text:p>-0,665000000000133</text:p>
          </table:table-cell>
          <table:table-cell table:formula="of:=SIN([.A1337])" office:value-type="float" office:value="-0.617059132728192" calcext:value-type="float">
            <text:p>-0,617059132728192</text:p>
          </table:table-cell>
        </table:table-row>
        <table:table-row table:style-name="ro1">
          <table:table-cell office:value-type="float" office:value="-0.664000000000134" calcext:value-type="float">
            <text:p>-0,664000000000134</text:p>
          </table:table-cell>
          <table:table-cell table:formula="of:=SIN([.A1338])" office:value-type="float" office:value="-0.616271907544676" calcext:value-type="float">
            <text:p>-0,616271907544676</text:p>
          </table:table-cell>
        </table:table-row>
        <table:table-row table:style-name="ro1">
          <table:table-cell office:value-type="float" office:value="-0.663000000000134" calcext:value-type="float">
            <text:p>-0,663000000000134</text:p>
          </table:table-cell>
          <table:table-cell table:formula="of:=SIN([.A1339])" office:value-type="float" office:value="-0.615484066089303" calcext:value-type="float">
            <text:p>-0,615484066089303</text:p>
          </table:table-cell>
        </table:table-row>
        <table:table-row table:style-name="ro1">
          <table:table-cell office:value-type="float" office:value="-0.662000000000134" calcext:value-type="float">
            <text:p>-0,662000000000134</text:p>
          </table:table-cell>
          <table:table-cell table:formula="of:=SIN([.A1340])" office:value-type="float" office:value="-0.614695609149916" calcext:value-type="float">
            <text:p>-0,614695609149916</text:p>
          </table:table-cell>
        </table:table-row>
        <table:table-row table:style-name="ro1">
          <table:table-cell office:value-type="float" office:value="-0.661000000000134" calcext:value-type="float">
            <text:p>-0,661000000000134</text:p>
          </table:table-cell>
          <table:table-cell table:formula="of:=SIN([.A1341])" office:value-type="float" office:value="-0.613906537514971" calcext:value-type="float">
            <text:p>-0,613906537514971</text:p>
          </table:table-cell>
        </table:table-row>
        <table:table-row table:style-name="ro1">
          <table:table-cell office:value-type="float" office:value="-0.660000000000134" calcext:value-type="float">
            <text:p>-0,660000000000134</text:p>
          </table:table-cell>
          <table:table-cell table:formula="of:=SIN([.A1342])" office:value-type="float" office:value="-0.61311685197354" calcext:value-type="float">
            <text:p>-0,61311685197354</text:p>
          </table:table-cell>
        </table:table-row>
        <table:table-row table:style-name="ro1">
          <table:table-cell office:value-type="float" office:value="-0.659000000000134" calcext:value-type="float">
            <text:p>-0,659000000000134</text:p>
          </table:table-cell>
          <table:table-cell table:formula="of:=SIN([.A1343])" office:value-type="float" office:value="-0.612326553315307" calcext:value-type="float">
            <text:p>-0,612326553315307</text:p>
          </table:table-cell>
        </table:table-row>
        <table:table-row table:style-name="ro1">
          <table:table-cell office:value-type="float" office:value="-0.658000000000134" calcext:value-type="float">
            <text:p>-0,658000000000134</text:p>
          </table:table-cell>
          <table:table-cell table:formula="of:=SIN([.A1344])" office:value-type="float" office:value="-0.611535642330573" calcext:value-type="float">
            <text:p>-0,611535642330573</text:p>
          </table:table-cell>
        </table:table-row>
        <table:table-row table:style-name="ro1">
          <table:table-cell office:value-type="float" office:value="-0.657000000000134" calcext:value-type="float">
            <text:p>-0,657000000000134</text:p>
          </table:table-cell>
          <table:table-cell table:formula="of:=SIN([.A1345])" office:value-type="float" office:value="-0.610744119810247" calcext:value-type="float">
            <text:p>-0,610744119810247</text:p>
          </table:table-cell>
        </table:table-row>
        <table:table-row table:style-name="ro1">
          <table:table-cell office:value-type="float" office:value="-0.656000000000134" calcext:value-type="float">
            <text:p>-0,656000000000134</text:p>
          </table:table-cell>
          <table:table-cell table:formula="of:=SIN([.A1346])" office:value-type="float" office:value="-0.609951986545852" calcext:value-type="float">
            <text:p>-0,609951986545852</text:p>
          </table:table-cell>
        </table:table-row>
        <table:table-row table:style-name="ro1">
          <table:table-cell office:value-type="float" office:value="-0.655000000000134" calcext:value-type="float">
            <text:p>-0,655000000000134</text:p>
          </table:table-cell>
          <table:table-cell table:formula="of:=SIN([.A1347])" office:value-type="float" office:value="-0.609159243329521" calcext:value-type="float">
            <text:p>-0,609159243329521</text:p>
          </table:table-cell>
        </table:table-row>
        <table:table-row table:style-name="ro1">
          <table:table-cell office:value-type="float" office:value="-0.654000000000135" calcext:value-type="float">
            <text:p>-0,654000000000135</text:p>
          </table:table-cell>
          <table:table-cell table:formula="of:=SIN([.A1348])" office:value-type="float" office:value="-0.608365890953998" calcext:value-type="float">
            <text:p>-0,608365890953998</text:p>
          </table:table-cell>
        </table:table-row>
        <table:table-row table:style-name="ro1">
          <table:table-cell office:value-type="float" office:value="-0.653000000000135" calcext:value-type="float">
            <text:p>-0,653000000000135</text:p>
          </table:table-cell>
          <table:table-cell table:formula="of:=SIN([.A1349])" office:value-type="float" office:value="-0.607571930212635" calcext:value-type="float">
            <text:p>-0,607571930212635</text:p>
          </table:table-cell>
        </table:table-row>
        <table:table-row table:style-name="ro1">
          <table:table-cell office:value-type="float" office:value="-0.652000000000135" calcext:value-type="float">
            <text:p>-0,652000000000135</text:p>
          </table:table-cell>
          <table:table-cell table:formula="of:=SIN([.A1350])" office:value-type="float" office:value="-0.606777361899392" calcext:value-type="float">
            <text:p>-0,606777361899392</text:p>
          </table:table-cell>
        </table:table-row>
        <table:table-row table:style-name="ro1">
          <table:table-cell office:value-type="float" office:value="-0.651000000000135" calcext:value-type="float">
            <text:p>-0,651000000000135</text:p>
          </table:table-cell>
          <table:table-cell table:formula="of:=SIN([.A1351])" office:value-type="float" office:value="-0.605982186808838" calcext:value-type="float">
            <text:p>-0,605982186808838</text:p>
          </table:table-cell>
        </table:table-row>
        <table:table-row table:style-name="ro1">
          <table:table-cell office:value-type="float" office:value="-0.650000000000135" calcext:value-type="float">
            <text:p>-0,650000000000135</text:p>
          </table:table-cell>
          <table:table-cell table:formula="of:=SIN([.A1352])" office:value-type="float" office:value="-0.605186405736147" calcext:value-type="float">
            <text:p>-0,605186405736147</text:p>
          </table:table-cell>
        </table:table-row>
        <table:table-row table:style-name="ro1">
          <table:table-cell office:value-type="float" office:value="-0.649000000000135" calcext:value-type="float">
            <text:p>-0,649000000000135</text:p>
          </table:table-cell>
          <table:table-cell table:formula="of:=SIN([.A1353])" office:value-type="float" office:value="-0.604390019477101" calcext:value-type="float">
            <text:p>-0,604390019477101</text:p>
          </table:table-cell>
        </table:table-row>
        <table:table-row table:style-name="ro1">
          <table:table-cell office:value-type="float" office:value="-0.648000000000135" calcext:value-type="float">
            <text:p>-0,648000000000135</text:p>
          </table:table-cell>
          <table:table-cell table:formula="of:=SIN([.A1354])" office:value-type="float" office:value="-0.603593028828086" calcext:value-type="float">
            <text:p>-0,603593028828086</text:p>
          </table:table-cell>
        </table:table-row>
        <table:table-row table:style-name="ro1">
          <table:table-cell office:value-type="float" office:value="-0.647000000000135" calcext:value-type="float">
            <text:p>-0,647000000000135</text:p>
          </table:table-cell>
          <table:table-cell table:formula="of:=SIN([.A1355])" office:value-type="float" office:value="-0.602795434586093" calcext:value-type="float">
            <text:p>-0,602795434586093</text:p>
          </table:table-cell>
        </table:table-row>
        <table:table-row table:style-name="ro1">
          <table:table-cell office:value-type="float" office:value="-0.646000000000135" calcext:value-type="float">
            <text:p>-0,646000000000135</text:p>
          </table:table-cell>
          <table:table-cell table:formula="of:=SIN([.A1356])" office:value-type="float" office:value="-0.601997237548715" calcext:value-type="float">
            <text:p>-0,601997237548715</text:p>
          </table:table-cell>
        </table:table-row>
        <table:table-row table:style-name="ro1">
          <table:table-cell office:value-type="float" office:value="-0.645000000000135" calcext:value-type="float">
            <text:p>-0,645000000000135</text:p>
          </table:table-cell>
          <table:table-cell table:formula="of:=SIN([.A1357])" office:value-type="float" office:value="-0.601198438514149" calcext:value-type="float">
            <text:p>-0,601198438514149</text:p>
          </table:table-cell>
        </table:table-row>
        <table:table-row table:style-name="ro1">
          <table:table-cell office:value-type="float" office:value="-0.644000000000136" calcext:value-type="float">
            <text:p>-0,644000000000136</text:p>
          </table:table-cell>
          <table:table-cell table:formula="of:=SIN([.A1358])" office:value-type="float" office:value="-0.600399038281196" calcext:value-type="float">
            <text:p>-0,600399038281196</text:p>
          </table:table-cell>
        </table:table-row>
        <table:table-row table:style-name="ro1">
          <table:table-cell office:value-type="float" office:value="-0.643000000000136" calcext:value-type="float">
            <text:p>-0,643000000000136</text:p>
          </table:table-cell>
          <table:table-cell table:formula="of:=SIN([.A1359])" office:value-type="float" office:value="-0.599599037649254" calcext:value-type="float">
            <text:p>-0,599599037649254</text:p>
          </table:table-cell>
        </table:table-row>
        <table:table-row table:style-name="ro1">
          <table:table-cell office:value-type="float" office:value="-0.642000000000136" calcext:value-type="float">
            <text:p>-0,642000000000136</text:p>
          </table:table-cell>
          <table:table-cell table:formula="of:=SIN([.A1360])" office:value-type="float" office:value="-0.598798437418324" calcext:value-type="float">
            <text:p>-0,598798437418324</text:p>
          </table:table-cell>
        </table:table-row>
        <table:table-row table:style-name="ro1">
          <table:table-cell office:value-type="float" office:value="-0.641000000000136" calcext:value-type="float">
            <text:p>-0,641000000000136</text:p>
          </table:table-cell>
          <table:table-cell table:formula="of:=SIN([.A1361])" office:value-type="float" office:value="-0.597997238389007" calcext:value-type="float">
            <text:p>-0,597997238389007</text:p>
          </table:table-cell>
        </table:table-row>
        <table:table-row table:style-name="ro1">
          <table:table-cell office:value-type="float" office:value="-0.640000000000136" calcext:value-type="float">
            <text:p>-0,640000000000136</text:p>
          </table:table-cell>
          <table:table-cell table:formula="of:=SIN([.A1362])" office:value-type="float" office:value="-0.597195441362501" calcext:value-type="float">
            <text:p>-0,597195441362501</text:p>
          </table:table-cell>
        </table:table-row>
        <table:table-row table:style-name="ro1">
          <table:table-cell office:value-type="float" office:value="-0.639000000000136" calcext:value-type="float">
            <text:p>-0,639000000000136</text:p>
          </table:table-cell>
          <table:table-cell table:formula="of:=SIN([.A1363])" office:value-type="float" office:value="-0.596393047140604" calcext:value-type="float">
            <text:p>-0,596393047140604</text:p>
          </table:table-cell>
        </table:table-row>
        <table:table-row table:style-name="ro1">
          <table:table-cell office:value-type="float" office:value="-0.638000000000136" calcext:value-type="float">
            <text:p>-0,638000000000136</text:p>
          </table:table-cell>
          <table:table-cell table:formula="of:=SIN([.A1364])" office:value-type="float" office:value="-0.595590056525709" calcext:value-type="float">
            <text:p>-0,595590056525709</text:p>
          </table:table-cell>
        </table:table-row>
        <table:table-row table:style-name="ro1">
          <table:table-cell office:value-type="float" office:value="-0.637000000000136" calcext:value-type="float">
            <text:p>-0,637000000000136</text:p>
          </table:table-cell>
          <table:table-cell table:formula="of:=SIN([.A1365])" office:value-type="float" office:value="-0.594786470320807" calcext:value-type="float">
            <text:p>-0,594786470320807</text:p>
          </table:table-cell>
        </table:table-row>
        <table:table-row table:style-name="ro1">
          <table:table-cell office:value-type="float" office:value="-0.636000000000136" calcext:value-type="float">
            <text:p>-0,636000000000136</text:p>
          </table:table-cell>
          <table:table-cell table:formula="of:=SIN([.A1366])" office:value-type="float" office:value="-0.593982289329485" calcext:value-type="float">
            <text:p>-0,593982289329485</text:p>
          </table:table-cell>
        </table:table-row>
        <table:table-row table:style-name="ro1">
          <table:table-cell office:value-type="float" office:value="-0.635000000000136" calcext:value-type="float">
            <text:p>-0,635000000000136</text:p>
          </table:table-cell>
          <table:table-cell table:formula="of:=SIN([.A1367])" office:value-type="float" office:value="-0.593177514355923" calcext:value-type="float">
            <text:p>-0,593177514355923</text:p>
          </table:table-cell>
        </table:table-row>
        <table:table-row table:style-name="ro1">
          <table:table-cell office:value-type="float" office:value="-0.634000000000136" calcext:value-type="float">
            <text:p>-0,634000000000136</text:p>
          </table:table-cell>
          <table:table-cell table:formula="of:=SIN([.A1368])" office:value-type="float" office:value="-0.592372146204896" calcext:value-type="float">
            <text:p>-0,592372146204896</text:p>
          </table:table-cell>
        </table:table-row>
        <table:table-row table:style-name="ro1">
          <table:table-cell office:value-type="float" office:value="-0.633000000000137" calcext:value-type="float">
            <text:p>-0,633000000000137</text:p>
          </table:table-cell>
          <table:table-cell table:formula="of:=SIN([.A1369])" office:value-type="float" office:value="-0.591566185681772" calcext:value-type="float">
            <text:p>-0,591566185681772</text:p>
          </table:table-cell>
        </table:table-row>
        <table:table-row table:style-name="ro1">
          <table:table-cell office:value-type="float" office:value="-0.632000000000137" calcext:value-type="float">
            <text:p>-0,632000000000137</text:p>
          </table:table-cell>
          <table:table-cell table:formula="of:=SIN([.A1370])" office:value-type="float" office:value="-0.590759633592511" calcext:value-type="float">
            <text:p>-0,590759633592511</text:p>
          </table:table-cell>
        </table:table-row>
        <table:table-row table:style-name="ro1">
          <table:table-cell office:value-type="float" office:value="-0.631000000000137" calcext:value-type="float">
            <text:p>-0,631000000000137</text:p>
          </table:table-cell>
          <table:table-cell table:formula="of:=SIN([.A1371])" office:value-type="float" office:value="-0.589952490743666" calcext:value-type="float">
            <text:p>-0,589952490743666</text:p>
          </table:table-cell>
        </table:table-row>
        <table:table-row table:style-name="ro1">
          <table:table-cell office:value-type="float" office:value="-0.630000000000137" calcext:value-type="float">
            <text:p>-0,630000000000137</text:p>
          </table:table-cell>
          <table:table-cell table:formula="of:=SIN([.A1372])" office:value-type="float" office:value="-0.58914475794238" calcext:value-type="float">
            <text:p>-0,58914475794238</text:p>
          </table:table-cell>
        </table:table-row>
        <table:table-row table:style-name="ro1">
          <table:table-cell office:value-type="float" office:value="-0.629000000000137" calcext:value-type="float">
            <text:p>-0,629000000000137</text:p>
          </table:table-cell>
          <table:table-cell table:formula="of:=SIN([.A1373])" office:value-type="float" office:value="-0.588336435996385" calcext:value-type="float">
            <text:p>-0,588336435996385</text:p>
          </table:table-cell>
        </table:table-row>
        <table:table-row table:style-name="ro1">
          <table:table-cell office:value-type="float" office:value="-0.628000000000137" calcext:value-type="float">
            <text:p>-0,628000000000137</text:p>
          </table:table-cell>
          <table:table-cell table:formula="of:=SIN([.A1374])" office:value-type="float" office:value="-0.587527525714003" calcext:value-type="float">
            <text:p>-0,587527525714003</text:p>
          </table:table-cell>
        </table:table-row>
        <table:table-row table:style-name="ro1">
          <table:table-cell office:value-type="float" office:value="-0.627000000000137" calcext:value-type="float">
            <text:p>-0,627000000000137</text:p>
          </table:table-cell>
          <table:table-cell table:formula="of:=SIN([.A1375])" office:value-type="float" office:value="-0.586718027904144" calcext:value-type="float">
            <text:p>-0,586718027904144</text:p>
          </table:table-cell>
        </table:table-row>
        <table:table-row table:style-name="ro1">
          <table:table-cell office:value-type="float" office:value="-0.626000000000137" calcext:value-type="float">
            <text:p>-0,626000000000137</text:p>
          </table:table-cell>
          <table:table-cell table:formula="of:=SIN([.A1376])" office:value-type="float" office:value="-0.585907943376306" calcext:value-type="float">
            <text:p>-0,585907943376306</text:p>
          </table:table-cell>
        </table:table-row>
        <table:table-row table:style-name="ro1">
          <table:table-cell office:value-type="float" office:value="-0.625000000000137" calcext:value-type="float">
            <text:p>-0,625000000000137</text:p>
          </table:table-cell>
          <table:table-cell table:formula="of:=SIN([.A1377])" office:value-type="float" office:value="-0.585097272940574" calcext:value-type="float">
            <text:p>-0,585097272940574</text:p>
          </table:table-cell>
        </table:table-row>
        <table:table-row table:style-name="ro1">
          <table:table-cell office:value-type="float" office:value="-0.624000000000138" calcext:value-type="float">
            <text:p>-0,624000000000138</text:p>
          </table:table-cell>
          <table:table-cell table:formula="of:=SIN([.A1378])" office:value-type="float" office:value="-0.584286017407617" calcext:value-type="float">
            <text:p>-0,584286017407617</text:p>
          </table:table-cell>
        </table:table-row>
        <table:table-row table:style-name="ro1">
          <table:table-cell office:value-type="float" office:value="-0.623000000000138" calcext:value-type="float">
            <text:p>-0,623000000000138</text:p>
          </table:table-cell>
          <table:table-cell table:formula="of:=SIN([.A1379])" office:value-type="float" office:value="-0.583474177588692" calcext:value-type="float">
            <text:p>-0,583474177588692</text:p>
          </table:table-cell>
        </table:table-row>
        <table:table-row table:style-name="ro1">
          <table:table-cell office:value-type="float" office:value="-0.622000000000138" calcext:value-type="float">
            <text:p>-0,622000000000138</text:p>
          </table:table-cell>
          <table:table-cell table:formula="of:=SIN([.A1380])" office:value-type="float" office:value="-0.582661754295637" calcext:value-type="float">
            <text:p>-0,582661754295637</text:p>
          </table:table-cell>
        </table:table-row>
        <table:table-row table:style-name="ro1">
          <table:table-cell office:value-type="float" office:value="-0.621000000000138" calcext:value-type="float">
            <text:p>-0,621000000000138</text:p>
          </table:table-cell>
          <table:table-cell table:formula="of:=SIN([.A1381])" office:value-type="float" office:value="-0.581848748340877" calcext:value-type="float">
            <text:p>-0,581848748340877</text:p>
          </table:table-cell>
        </table:table-row>
        <table:table-row table:style-name="ro1">
          <table:table-cell office:value-type="float" office:value="-0.620000000000138" calcext:value-type="float">
            <text:p>-0,620000000000138</text:p>
          </table:table-cell>
          <table:table-cell table:formula="of:=SIN([.A1382])" office:value-type="float" office:value="-0.581035160537417" calcext:value-type="float">
            <text:p>-0,581035160537417</text:p>
          </table:table-cell>
        </table:table-row>
        <table:table-row table:style-name="ro1">
          <table:table-cell office:value-type="float" office:value="-0.619000000000138" calcext:value-type="float">
            <text:p>-0,619000000000138</text:p>
          </table:table-cell>
          <table:table-cell table:formula="of:=SIN([.A1383])" office:value-type="float" office:value="-0.580220991698845" calcext:value-type="float">
            <text:p>-0,580220991698845</text:p>
          </table:table-cell>
        </table:table-row>
        <table:table-row table:style-name="ro1">
          <table:table-cell office:value-type="float" office:value="-0.618000000000138" calcext:value-type="float">
            <text:p>-0,618000000000138</text:p>
          </table:table-cell>
          <table:table-cell table:formula="of:=SIN([.A1384])" office:value-type="float" office:value="-0.57940624263933" calcext:value-type="float">
            <text:p>-0,57940624263933</text:p>
          </table:table-cell>
        </table:table-row>
        <table:table-row table:style-name="ro1">
          <table:table-cell office:value-type="float" office:value="-0.617000000000138" calcext:value-type="float">
            <text:p>-0,617000000000138</text:p>
          </table:table-cell>
          <table:table-cell table:formula="of:=SIN([.A1385])" office:value-type="float" office:value="-0.57859091417362" calcext:value-type="float">
            <text:p>-0,57859091417362</text:p>
          </table:table-cell>
        </table:table-row>
        <table:table-row table:style-name="ro1">
          <table:table-cell office:value-type="float" office:value="-0.616000000000138" calcext:value-type="float">
            <text:p>-0,616000000000138</text:p>
          </table:table-cell>
          <table:table-cell table:formula="of:=SIN([.A1386])" office:value-type="float" office:value="-0.577775007117044" calcext:value-type="float">
            <text:p>-0,577775007117044</text:p>
          </table:table-cell>
        </table:table-row>
        <table:table-row table:style-name="ro1">
          <table:table-cell office:value-type="float" office:value="-0.615000000000138" calcext:value-type="float">
            <text:p>-0,615000000000138</text:p>
          </table:table-cell>
          <table:table-cell table:formula="of:=SIN([.A1387])" office:value-type="float" office:value="-0.57695852228551" calcext:value-type="float">
            <text:p>-0,57695852228551</text:p>
          </table:table-cell>
        </table:table-row>
        <table:table-row table:style-name="ro1">
          <table:table-cell office:value-type="float" office:value="-0.614000000000138" calcext:value-type="float">
            <text:p>-0,614000000000138</text:p>
          </table:table-cell>
          <table:table-cell table:formula="of:=SIN([.A1388])" office:value-type="float" office:value="-0.576141460495501" calcext:value-type="float">
            <text:p>-0,576141460495501</text:p>
          </table:table-cell>
        </table:table-row>
        <table:table-row table:style-name="ro1">
          <table:table-cell office:value-type="float" office:value="-0.613000000000139" calcext:value-type="float">
            <text:p>-0,613000000000139</text:p>
          </table:table-cell>
          <table:table-cell table:formula="of:=SIN([.A1389])" office:value-type="float" office:value="-0.57532382256408" calcext:value-type="float">
            <text:p>-0,57532382256408</text:p>
          </table:table-cell>
        </table:table-row>
        <table:table-row table:style-name="ro1">
          <table:table-cell office:value-type="float" office:value="-0.612000000000139" calcext:value-type="float">
            <text:p>-0,612000000000139</text:p>
          </table:table-cell>
          <table:table-cell table:formula="of:=SIN([.A1390])" office:value-type="float" office:value="-0.574505609308884" calcext:value-type="float">
            <text:p>-0,574505609308884</text:p>
          </table:table-cell>
        </table:table-row>
        <table:table-row table:style-name="ro1">
          <table:table-cell office:value-type="float" office:value="-0.611000000000139" calcext:value-type="float">
            <text:p>-0,611000000000139</text:p>
          </table:table-cell>
          <table:table-cell table:formula="of:=SIN([.A1391])" office:value-type="float" office:value="-0.573686821548126" calcext:value-type="float">
            <text:p>-0,573686821548126</text:p>
          </table:table-cell>
        </table:table-row>
        <table:table-row table:style-name="ro1">
          <table:table-cell office:value-type="float" office:value="-0.610000000000139" calcext:value-type="float">
            <text:p>-0,610000000000139</text:p>
          </table:table-cell>
          <table:table-cell table:formula="of:=SIN([.A1392])" office:value-type="float" office:value="-0.572867460100595" calcext:value-type="float">
            <text:p>-0,572867460100595</text:p>
          </table:table-cell>
        </table:table-row>
        <table:table-row table:style-name="ro1">
          <table:table-cell office:value-type="float" office:value="-0.609000000000139" calcext:value-type="float">
            <text:p>-0,609000000000139</text:p>
          </table:table-cell>
          <table:table-cell table:formula="of:=SIN([.A1393])" office:value-type="float" office:value="-0.572047525785652" calcext:value-type="float">
            <text:p>-0,572047525785652</text:p>
          </table:table-cell>
        </table:table-row>
        <table:table-row table:style-name="ro1">
          <table:table-cell office:value-type="float" office:value="-0.608000000000139" calcext:value-type="float">
            <text:p>-0,608000000000139</text:p>
          </table:table-cell>
          <table:table-cell table:formula="of:=SIN([.A1394])" office:value-type="float" office:value="-0.57122701942323" calcext:value-type="float">
            <text:p>-0,57122701942323</text:p>
          </table:table-cell>
        </table:table-row>
        <table:table-row table:style-name="ro1">
          <table:table-cell office:value-type="float" office:value="-0.607000000000139" calcext:value-type="float">
            <text:p>-0,607000000000139</text:p>
          </table:table-cell>
          <table:table-cell table:formula="of:=SIN([.A1395])" office:value-type="float" office:value="-0.570405941833837" calcext:value-type="float">
            <text:p>-0,570405941833837</text:p>
          </table:table-cell>
        </table:table-row>
        <table:table-row table:style-name="ro1">
          <table:table-cell office:value-type="float" office:value="-0.606000000000139" calcext:value-type="float">
            <text:p>-0,606000000000139</text:p>
          </table:table-cell>
          <table:table-cell table:formula="of:=SIN([.A1396])" office:value-type="float" office:value="-0.569584293838549" calcext:value-type="float">
            <text:p>-0,569584293838549</text:p>
          </table:table-cell>
        </table:table-row>
        <table:table-row table:style-name="ro1">
          <table:table-cell office:value-type="float" office:value="-0.605000000000139" calcext:value-type="float">
            <text:p>-0,605000000000139</text:p>
          </table:table-cell>
          <table:table-cell table:formula="of:=SIN([.A1397])" office:value-type="float" office:value="-0.568762076259015" calcext:value-type="float">
            <text:p>-0,568762076259015</text:p>
          </table:table-cell>
        </table:table-row>
        <table:table-row table:style-name="ro1">
          <table:table-cell office:value-type="float" office:value="-0.60400000000014" calcext:value-type="float">
            <text:p>-0,60400000000014</text:p>
          </table:table-cell>
          <table:table-cell table:formula="of:=SIN([.A1398])" office:value-type="float" office:value="-0.567939289917452" calcext:value-type="float">
            <text:p>-0,567939289917452</text:p>
          </table:table-cell>
        </table:table-row>
        <table:table-row table:style-name="ro1">
          <table:table-cell office:value-type="float" office:value="-0.60300000000014" calcext:value-type="float">
            <text:p>-0,60300000000014</text:p>
          </table:table-cell>
          <table:table-cell table:formula="of:=SIN([.A1399])" office:value-type="float" office:value="-0.567115935636646" calcext:value-type="float">
            <text:p>-0,567115935636646</text:p>
          </table:table-cell>
        </table:table-row>
        <table:table-row table:style-name="ro1">
          <table:table-cell office:value-type="float" office:value="-0.60200000000014" calcext:value-type="float">
            <text:p>-0,60200000000014</text:p>
          </table:table-cell>
          <table:table-cell table:formula="of:=SIN([.A1400])" office:value-type="float" office:value="-0.566292014239952" calcext:value-type="float">
            <text:p>-0,566292014239952</text:p>
          </table:table-cell>
        </table:table-row>
        <table:table-row table:style-name="ro1">
          <table:table-cell office:value-type="float" office:value="-0.60100000000014" calcext:value-type="float">
            <text:p>-0,60100000000014</text:p>
          </table:table-cell>
          <table:table-cell table:formula="of:=SIN([.A1401])" office:value-type="float" office:value="-0.565467526551291" calcext:value-type="float">
            <text:p>-0,565467526551291</text:p>
          </table:table-cell>
        </table:table-row>
        <table:table-row table:style-name="ro1">
          <table:table-cell office:value-type="float" office:value="-0.60000000000014" calcext:value-type="float">
            <text:p>-0,60000000000014</text:p>
          </table:table-cell>
          <table:table-cell table:formula="of:=SIN([.A1402])" office:value-type="float" office:value="-0.564642473395151" calcext:value-type="float">
            <text:p>-0,564642473395151</text:p>
          </table:table-cell>
        </table:table-row>
        <table:table-row table:style-name="ro1">
          <table:table-cell office:value-type="float" office:value="-0.59900000000014" calcext:value-type="float">
            <text:p>-0,59900000000014</text:p>
          </table:table-cell>
          <table:table-cell table:formula="of:=SIN([.A1403])" office:value-type="float" office:value="-0.563816855596584" calcext:value-type="float">
            <text:p>-0,563816855596584</text:p>
          </table:table-cell>
        </table:table-row>
        <table:table-row table:style-name="ro1">
          <table:table-cell office:value-type="float" office:value="-0.59800000000014" calcext:value-type="float">
            <text:p>-0,59800000000014</text:p>
          </table:table-cell>
          <table:table-cell table:formula="of:=SIN([.A1404])" office:value-type="float" office:value="-0.562990673981209" calcext:value-type="float">
            <text:p>-0,562990673981209</text:p>
          </table:table-cell>
        </table:table-row>
        <table:table-row table:style-name="ro1">
          <table:table-cell office:value-type="float" office:value="-0.59700000000014" calcext:value-type="float">
            <text:p>-0,59700000000014</text:p>
          </table:table-cell>
          <table:table-cell table:formula="of:=SIN([.A1405])" office:value-type="float" office:value="-0.562163929375206" calcext:value-type="float">
            <text:p>-0,562163929375206</text:p>
          </table:table-cell>
        </table:table-row>
        <table:table-row table:style-name="ro1">
          <table:table-cell office:value-type="float" office:value="-0.59600000000014" calcext:value-type="float">
            <text:p>-0,59600000000014</text:p>
          </table:table-cell>
          <table:table-cell table:formula="of:=SIN([.A1406])" office:value-type="float" office:value="-0.561336622605321" calcext:value-type="float">
            <text:p>-0,561336622605321</text:p>
          </table:table-cell>
        </table:table-row>
        <table:table-row table:style-name="ro1">
          <table:table-cell office:value-type="float" office:value="-0.595000000000141" calcext:value-type="float">
            <text:p>-0,595000000000141</text:p>
          </table:table-cell>
          <table:table-cell table:formula="of:=SIN([.A1407])" office:value-type="float" office:value="-0.560508754498861" calcext:value-type="float">
            <text:p>-0,560508754498861</text:p>
          </table:table-cell>
        </table:table-row>
        <table:table-row table:style-name="ro1">
          <table:table-cell office:value-type="float" office:value="-0.59400000000014" calcext:value-type="float">
            <text:p>-0,59400000000014</text:p>
          </table:table-cell>
          <table:table-cell table:formula="of:=SIN([.A1408])" office:value-type="float" office:value="-0.559680325883692" calcext:value-type="float">
            <text:p>-0,559680325883692</text:p>
          </table:table-cell>
        </table:table-row>
        <table:table-row table:style-name="ro1">
          <table:table-cell office:value-type="float" office:value="-0.593000000000141" calcext:value-type="float">
            <text:p>-0,593000000000141</text:p>
          </table:table-cell>
          <table:table-cell table:formula="of:=SIN([.A1409])" office:value-type="float" office:value="-0.558851337588244" calcext:value-type="float">
            <text:p>-0,558851337588244</text:p>
          </table:table-cell>
        </table:table-row>
        <table:table-row table:style-name="ro1">
          <table:table-cell office:value-type="float" office:value="-0.592000000000141" calcext:value-type="float">
            <text:p>-0,592000000000141</text:p>
          </table:table-cell>
          <table:table-cell table:formula="of:=SIN([.A1410])" office:value-type="float" office:value="-0.558021790441505" calcext:value-type="float">
            <text:p>-0,558021790441505</text:p>
          </table:table-cell>
        </table:table-row>
        <table:table-row table:style-name="ro1">
          <table:table-cell office:value-type="float" office:value="-0.591000000000141" calcext:value-type="float">
            <text:p>-0,591000000000141</text:p>
          </table:table-cell>
          <table:table-cell table:formula="of:=SIN([.A1411])" office:value-type="float" office:value="-0.557191685273022" calcext:value-type="float">
            <text:p>-0,557191685273022</text:p>
          </table:table-cell>
        </table:table-row>
        <table:table-row table:style-name="ro1">
          <table:table-cell office:value-type="float" office:value="-0.590000000000141" calcext:value-type="float">
            <text:p>-0,590000000000141</text:p>
          </table:table-cell>
          <table:table-cell table:formula="of:=SIN([.A1412])" office:value-type="float" office:value="-0.556361022912901" calcext:value-type="float">
            <text:p>-0,556361022912901</text:p>
          </table:table-cell>
        </table:table-row>
        <table:table-row table:style-name="ro1">
          <table:table-cell office:value-type="float" office:value="-0.589000000000141" calcext:value-type="float">
            <text:p>-0,589000000000141</text:p>
          </table:table-cell>
          <table:table-cell table:formula="of:=SIN([.A1413])" office:value-type="float" office:value="-0.555529804191803" calcext:value-type="float">
            <text:p>-0,555529804191803</text:p>
          </table:table-cell>
        </table:table-row>
        <table:table-row table:style-name="ro1">
          <table:table-cell office:value-type="float" office:value="-0.588000000000141" calcext:value-type="float">
            <text:p>-0,588000000000141</text:p>
          </table:table-cell>
          <table:table-cell table:formula="of:=SIN([.A1414])" office:value-type="float" office:value="-0.554698029940947" calcext:value-type="float">
            <text:p>-0,554698029940947</text:p>
          </table:table-cell>
        </table:table-row>
        <table:table-row table:style-name="ro1">
          <table:table-cell office:value-type="float" office:value="-0.587000000000141" calcext:value-type="float">
            <text:p>-0,587000000000141</text:p>
          </table:table-cell>
          <table:table-cell table:formula="of:=SIN([.A1415])" office:value-type="float" office:value="-0.553865700992107" calcext:value-type="float">
            <text:p>-0,553865700992107</text:p>
          </table:table-cell>
        </table:table-row>
        <table:table-row table:style-name="ro1">
          <table:table-cell office:value-type="float" office:value="-0.586000000000141" calcext:value-type="float">
            <text:p>-0,586000000000141</text:p>
          </table:table-cell>
          <table:table-cell table:formula="of:=SIN([.A1416])" office:value-type="float" office:value="-0.553032818177612" calcext:value-type="float">
            <text:p>-0,553032818177612</text:p>
          </table:table-cell>
        </table:table-row>
        <table:table-row table:style-name="ro1">
          <table:table-cell office:value-type="float" office:value="-0.585000000000141" calcext:value-type="float">
            <text:p>-0,585000000000141</text:p>
          </table:table-cell>
          <table:table-cell table:formula="of:=SIN([.A1417])" office:value-type="float" office:value="-0.552199382330346" calcext:value-type="float">
            <text:p>-0,552199382330346</text:p>
          </table:table-cell>
        </table:table-row>
        <table:table-row table:style-name="ro1">
          <table:table-cell office:value-type="float" office:value="-0.584000000000142" calcext:value-type="float">
            <text:p>-0,584000000000142</text:p>
          </table:table-cell>
          <table:table-cell table:formula="of:=SIN([.A1418])" office:value-type="float" office:value="-0.551365394283743" calcext:value-type="float">
            <text:p>-0,551365394283743</text:p>
          </table:table-cell>
        </table:table-row>
        <table:table-row table:style-name="ro1">
          <table:table-cell office:value-type="float" office:value="-0.583000000000142" calcext:value-type="float">
            <text:p>-0,583000000000142</text:p>
          </table:table-cell>
          <table:table-cell table:formula="of:=SIN([.A1419])" office:value-type="float" office:value="-0.550530854871791" calcext:value-type="float">
            <text:p>-0,550530854871791</text:p>
          </table:table-cell>
        </table:table-row>
        <table:table-row table:style-name="ro1">
          <table:table-cell office:value-type="float" office:value="-0.582000000000142" calcext:value-type="float">
            <text:p>-0,582000000000142</text:p>
          </table:table-cell>
          <table:table-cell table:formula="of:=SIN([.A1420])" office:value-type="float" office:value="-0.549695764929031" calcext:value-type="float">
            <text:p>-0,549695764929031</text:p>
          </table:table-cell>
        </table:table-row>
        <table:table-row table:style-name="ro1">
          <table:table-cell office:value-type="float" office:value="-0.581000000000142" calcext:value-type="float">
            <text:p>-0,581000000000142</text:p>
          </table:table-cell>
          <table:table-cell table:formula="of:=SIN([.A1421])" office:value-type="float" office:value="-0.548860125290551" calcext:value-type="float">
            <text:p>-0,548860125290551</text:p>
          </table:table-cell>
        </table:table-row>
        <table:table-row table:style-name="ro1">
          <table:table-cell office:value-type="float" office:value="-0.580000000000142" calcext:value-type="float">
            <text:p>-0,580000000000142</text:p>
          </table:table-cell>
          <table:table-cell table:formula="of:=SIN([.A1422])" office:value-type="float" office:value="-0.548023936791992" calcext:value-type="float">
            <text:p>-0,548023936791992</text:p>
          </table:table-cell>
        </table:table-row>
        <table:table-row table:style-name="ro1">
          <table:table-cell office:value-type="float" office:value="-0.579000000000142" calcext:value-type="float">
            <text:p>-0,579000000000142</text:p>
          </table:table-cell>
          <table:table-cell table:formula="of:=SIN([.A1423])" office:value-type="float" office:value="-0.547187200269542" calcext:value-type="float">
            <text:p>-0,547187200269542</text:p>
          </table:table-cell>
        </table:table-row>
        <table:table-row table:style-name="ro1">
          <table:table-cell office:value-type="float" office:value="-0.578000000000142" calcext:value-type="float">
            <text:p>-0,578000000000142</text:p>
          </table:table-cell>
          <table:table-cell table:formula="of:=SIN([.A1424])" office:value-type="float" office:value="-0.546349916559937" calcext:value-type="float">
            <text:p>-0,546349916559937</text:p>
          </table:table-cell>
        </table:table-row>
        <table:table-row table:style-name="ro1">
          <table:table-cell office:value-type="float" office:value="-0.577000000000142" calcext:value-type="float">
            <text:p>-0,577000000000142</text:p>
          </table:table-cell>
          <table:table-cell table:formula="of:=SIN([.A1425])" office:value-type="float" office:value="-0.545512086500461" calcext:value-type="float">
            <text:p>-0,545512086500461</text:p>
          </table:table-cell>
        </table:table-row>
        <table:table-row table:style-name="ro1">
          <table:table-cell office:value-type="float" office:value="-0.576000000000142" calcext:value-type="float">
            <text:p>-0,576000000000142</text:p>
          </table:table-cell>
          <table:table-cell table:formula="of:=SIN([.A1426])" office:value-type="float" office:value="-0.544673710928945" calcext:value-type="float">
            <text:p>-0,544673710928945</text:p>
          </table:table-cell>
        </table:table-row>
        <table:table-row table:style-name="ro1">
          <table:table-cell office:value-type="float" office:value="-0.575000000000142" calcext:value-type="float">
            <text:p>-0,575000000000142</text:p>
          </table:table-cell>
          <table:table-cell table:formula="of:=SIN([.A1427])" office:value-type="float" office:value="-0.543834790683762" calcext:value-type="float">
            <text:p>-0,543834790683762</text:p>
          </table:table-cell>
        </table:table-row>
        <table:table-row table:style-name="ro1">
          <table:table-cell office:value-type="float" office:value="-0.574000000000143" calcext:value-type="float">
            <text:p>-0,574000000000143</text:p>
          </table:table-cell>
          <table:table-cell table:formula="of:=SIN([.A1428])" office:value-type="float" office:value="-0.542995326603834" calcext:value-type="float">
            <text:p>-0,542995326603834</text:p>
          </table:table-cell>
        </table:table-row>
        <table:table-row table:style-name="ro1">
          <table:table-cell office:value-type="float" office:value="-0.573000000000143" calcext:value-type="float">
            <text:p>-0,573000000000143</text:p>
          </table:table-cell>
          <table:table-cell table:formula="of:=SIN([.A1429])" office:value-type="float" office:value="-0.542155319528625" calcext:value-type="float">
            <text:p>-0,542155319528625</text:p>
          </table:table-cell>
        </table:table-row>
        <table:table-row table:style-name="ro1">
          <table:table-cell office:value-type="float" office:value="-0.572000000000143" calcext:value-type="float">
            <text:p>-0,572000000000143</text:p>
          </table:table-cell>
          <table:table-cell table:formula="of:=SIN([.A1430])" office:value-type="float" office:value="-0.541314770298142" calcext:value-type="float">
            <text:p>-0,541314770298142</text:p>
          </table:table-cell>
        </table:table-row>
        <table:table-row table:style-name="ro1">
          <table:table-cell office:value-type="float" office:value="-0.571000000000143" calcext:value-type="float">
            <text:p>-0,571000000000143</text:p>
          </table:table-cell>
          <table:table-cell table:formula="of:=SIN([.A1431])" office:value-type="float" office:value="-0.540473679752933" calcext:value-type="float">
            <text:p>-0,540473679752933</text:p>
          </table:table-cell>
        </table:table-row>
        <table:table-row table:style-name="ro1">
          <table:table-cell office:value-type="float" office:value="-0.570000000000143" calcext:value-type="float">
            <text:p>-0,570000000000143</text:p>
          </table:table-cell>
          <table:table-cell table:formula="of:=SIN([.A1432])" office:value-type="float" office:value="-0.53963204873409" calcext:value-type="float">
            <text:p>-0,53963204873409</text:p>
          </table:table-cell>
        </table:table-row>
        <table:table-row table:style-name="ro1">
          <table:table-cell office:value-type="float" office:value="-0.569000000000143" calcext:value-type="float">
            <text:p>-0,569000000000143</text:p>
          </table:table-cell>
          <table:table-cell table:formula="of:=SIN([.A1433])" office:value-type="float" office:value="-0.538789878083242" calcext:value-type="float">
            <text:p>-0,538789878083242</text:p>
          </table:table-cell>
        </table:table-row>
        <table:table-row table:style-name="ro1">
          <table:table-cell office:value-type="float" office:value="-0.568000000000143" calcext:value-type="float">
            <text:p>-0,568000000000143</text:p>
          </table:table-cell>
          <table:table-cell table:formula="of:=SIN([.A1434])" office:value-type="float" office:value="-0.537947168642562" calcext:value-type="float">
            <text:p>-0,537947168642562</text:p>
          </table:table-cell>
        </table:table-row>
        <table:table-row table:style-name="ro1">
          <table:table-cell office:value-type="float" office:value="-0.567000000000143" calcext:value-type="float">
            <text:p>-0,567000000000143</text:p>
          </table:table-cell>
          <table:table-cell table:formula="of:=SIN([.A1435])" office:value-type="float" office:value="-0.537103921254758" calcext:value-type="float">
            <text:p>-0,537103921254758</text:p>
          </table:table-cell>
        </table:table-row>
        <table:table-row table:style-name="ro1">
          <table:table-cell office:value-type="float" office:value="-0.566000000000143" calcext:value-type="float">
            <text:p>-0,566000000000143</text:p>
          </table:table-cell>
          <table:table-cell table:formula="of:=SIN([.A1436])" office:value-type="float" office:value="-0.536260136763077" calcext:value-type="float">
            <text:p>-0,536260136763077</text:p>
          </table:table-cell>
        </table:table-row>
        <table:table-row table:style-name="ro1">
          <table:table-cell office:value-type="float" office:value="-0.565000000000143" calcext:value-type="float">
            <text:p>-0,565000000000143</text:p>
          </table:table-cell>
          <table:table-cell table:formula="of:=SIN([.A1437])" office:value-type="float" office:value="-0.535415816011304" calcext:value-type="float">
            <text:p>-0,535415816011304</text:p>
          </table:table-cell>
        </table:table-row>
        <table:table-row table:style-name="ro1">
          <table:table-cell office:value-type="float" office:value="-0.564000000000144" calcext:value-type="float">
            <text:p>-0,564000000000144</text:p>
          </table:table-cell>
          <table:table-cell table:formula="of:=SIN([.A1438])" office:value-type="float" office:value="-0.53457095984376" calcext:value-type="float">
            <text:p>-0,53457095984376</text:p>
          </table:table-cell>
        </table:table-row>
        <table:table-row table:style-name="ro1">
          <table:table-cell office:value-type="float" office:value="-0.563000000000144" calcext:value-type="float">
            <text:p>-0,563000000000144</text:p>
          </table:table-cell>
          <table:table-cell table:formula="of:=SIN([.A1439])" office:value-type="float" office:value="-0.533725569105301" calcext:value-type="float">
            <text:p>-0,533725569105301</text:p>
          </table:table-cell>
        </table:table-row>
        <table:table-row table:style-name="ro1">
          <table:table-cell office:value-type="float" office:value="-0.562000000000144" calcext:value-type="float">
            <text:p>-0,562000000000144</text:p>
          </table:table-cell>
          <table:table-cell table:formula="of:=SIN([.A1440])" office:value-type="float" office:value="-0.532879644641317" calcext:value-type="float">
            <text:p>-0,532879644641317</text:p>
          </table:table-cell>
        </table:table-row>
        <table:table-row table:style-name="ro1">
          <table:table-cell office:value-type="float" office:value="-0.561000000000144" calcext:value-type="float">
            <text:p>-0,561000000000144</text:p>
          </table:table-cell>
          <table:table-cell table:formula="of:=SIN([.A1441])" office:value-type="float" office:value="-0.532033187297733" calcext:value-type="float">
            <text:p>-0,532033187297733</text:p>
          </table:table-cell>
        </table:table-row>
        <table:table-row table:style-name="ro1">
          <table:table-cell office:value-type="float" office:value="-0.560000000000144" calcext:value-type="float">
            <text:p>-0,560000000000144</text:p>
          </table:table-cell>
          <table:table-cell table:formula="of:=SIN([.A1442])" office:value-type="float" office:value="-0.531186197921005" calcext:value-type="float">
            <text:p>-0,531186197921005</text:p>
          </table:table-cell>
        </table:table-row>
        <table:table-row table:style-name="ro1">
          <table:table-cell office:value-type="float" office:value="-0.559000000000144" calcext:value-type="float">
            <text:p>-0,559000000000144</text:p>
          </table:table-cell>
          <table:table-cell table:formula="of:=SIN([.A1443])" office:value-type="float" office:value="-0.530338677358124" calcext:value-type="float">
            <text:p>-0,530338677358124</text:p>
          </table:table-cell>
        </table:table-row>
        <table:table-row table:style-name="ro1">
          <table:table-cell office:value-type="float" office:value="-0.558000000000144" calcext:value-type="float">
            <text:p>-0,558000000000144</text:p>
          </table:table-cell>
          <table:table-cell table:formula="of:=SIN([.A1444])" office:value-type="float" office:value="-0.52949062645661" calcext:value-type="float">
            <text:p>-0,52949062645661</text:p>
          </table:table-cell>
        </table:table-row>
        <table:table-row table:style-name="ro1">
          <table:table-cell office:value-type="float" office:value="-0.557000000000144" calcext:value-type="float">
            <text:p>-0,557000000000144</text:p>
          </table:table-cell>
          <table:table-cell table:formula="of:=SIN([.A1445])" office:value-type="float" office:value="-0.528642046064514" calcext:value-type="float">
            <text:p>-0,528642046064514</text:p>
          </table:table-cell>
        </table:table-row>
        <table:table-row table:style-name="ro1">
          <table:table-cell office:value-type="float" office:value="-0.556000000000144" calcext:value-type="float">
            <text:p>-0,556000000000144</text:p>
          </table:table-cell>
          <table:table-cell table:formula="of:=SIN([.A1446])" office:value-type="float" office:value="-0.527792937030416" calcext:value-type="float">
            <text:p>-0,527792937030416</text:p>
          </table:table-cell>
        </table:table-row>
        <table:table-row table:style-name="ro1">
          <table:table-cell office:value-type="float" office:value="-0.555000000000145" calcext:value-type="float">
            <text:p>-0,555000000000145</text:p>
          </table:table-cell>
          <table:table-cell table:formula="of:=SIN([.A1447])" office:value-type="float" office:value="-0.526943300203424" calcext:value-type="float">
            <text:p>-0,526943300203424</text:p>
          </table:table-cell>
        </table:table-row>
        <table:table-row table:style-name="ro1">
          <table:table-cell office:value-type="float" office:value="-0.554000000000145" calcext:value-type="float">
            <text:p>-0,554000000000145</text:p>
          </table:table-cell>
          <table:table-cell table:formula="of:=SIN([.A1448])" office:value-type="float" office:value="-0.526093136433176" calcext:value-type="float">
            <text:p>-0,526093136433176</text:p>
          </table:table-cell>
        </table:table-row>
        <table:table-row table:style-name="ro1">
          <table:table-cell office:value-type="float" office:value="-0.553000000000145" calcext:value-type="float">
            <text:p>-0,553000000000145</text:p>
          </table:table-cell>
          <table:table-cell table:formula="of:=SIN([.A1449])" office:value-type="float" office:value="-0.525242446569836" calcext:value-type="float">
            <text:p>-0,525242446569836</text:p>
          </table:table-cell>
        </table:table-row>
        <table:table-row table:style-name="ro1">
          <table:table-cell office:value-type="float" office:value="-0.552000000000145" calcext:value-type="float">
            <text:p>-0,552000000000145</text:p>
          </table:table-cell>
          <table:table-cell table:formula="of:=SIN([.A1450])" office:value-type="float" office:value="-0.524391231464093" calcext:value-type="float">
            <text:p>-0,524391231464093</text:p>
          </table:table-cell>
        </table:table-row>
        <table:table-row table:style-name="ro1">
          <table:table-cell office:value-type="float" office:value="-0.551000000000145" calcext:value-type="float">
            <text:p>-0,551000000000145</text:p>
          </table:table-cell>
          <table:table-cell table:formula="of:=SIN([.A1451])" office:value-type="float" office:value="-0.523539491967162" calcext:value-type="float">
            <text:p>-0,523539491967162</text:p>
          </table:table-cell>
        </table:table-row>
        <table:table-row table:style-name="ro1">
          <table:table-cell office:value-type="float" office:value="-0.550000000000145" calcext:value-type="float">
            <text:p>-0,550000000000145</text:p>
          </table:table-cell>
          <table:table-cell table:formula="of:=SIN([.A1452])" office:value-type="float" office:value="-0.522687228930783" calcext:value-type="float">
            <text:p>-0,522687228930783</text:p>
          </table:table-cell>
        </table:table-row>
        <table:table-row table:style-name="ro1">
          <table:table-cell office:value-type="float" office:value="-0.549000000000145" calcext:value-type="float">
            <text:p>-0,549000000000145</text:p>
          </table:table-cell>
          <table:table-cell table:formula="of:=SIN([.A1453])" office:value-type="float" office:value="-0.521834443207218" calcext:value-type="float">
            <text:p>-0,521834443207218</text:p>
          </table:table-cell>
        </table:table-row>
        <table:table-row table:style-name="ro1">
          <table:table-cell office:value-type="float" office:value="-0.548000000000145" calcext:value-type="float">
            <text:p>-0,548000000000145</text:p>
          </table:table-cell>
          <table:table-cell table:formula="of:=SIN([.A1454])" office:value-type="float" office:value="-0.520981135649254" calcext:value-type="float">
            <text:p>-0,520981135649254</text:p>
          </table:table-cell>
        </table:table-row>
        <table:table-row table:style-name="ro1">
          <table:table-cell office:value-type="float" office:value="-0.547000000000145" calcext:value-type="float">
            <text:p>-0,547000000000145</text:p>
          </table:table-cell>
          <table:table-cell table:formula="of:=SIN([.A1455])" office:value-type="float" office:value="-0.520127307110197" calcext:value-type="float">
            <text:p>-0,520127307110197</text:p>
          </table:table-cell>
        </table:table-row>
        <table:table-row table:style-name="ro1">
          <table:table-cell office:value-type="float" office:value="-0.546000000000145" calcext:value-type="float">
            <text:p>-0,546000000000145</text:p>
          </table:table-cell>
          <table:table-cell table:formula="of:=SIN([.A1456])" office:value-type="float" office:value="-0.519272958443877" calcext:value-type="float">
            <text:p>-0,519272958443877</text:p>
          </table:table-cell>
        </table:table-row>
        <table:table-row table:style-name="ro1">
          <table:table-cell office:value-type="float" office:value="-0.545000000000145" calcext:value-type="float">
            <text:p>-0,545000000000145</text:p>
          </table:table-cell>
          <table:table-cell table:formula="of:=SIN([.A1457])" office:value-type="float" office:value="-0.518418090504641" calcext:value-type="float">
            <text:p>-0,518418090504641</text:p>
          </table:table-cell>
        </table:table-row>
        <table:table-row table:style-name="ro1">
          <table:table-cell office:value-type="float" office:value="-0.544000000000145" calcext:value-type="float">
            <text:p>-0,544000000000145</text:p>
          </table:table-cell>
          <table:table-cell table:formula="of:=SIN([.A1458])" office:value-type="float" office:value="-0.517562704147359" calcext:value-type="float">
            <text:p>-0,517562704147359</text:p>
          </table:table-cell>
        </table:table-row>
        <table:table-row table:style-name="ro1">
          <table:table-cell office:value-type="float" office:value="-0.543000000000146" calcext:value-type="float">
            <text:p>-0,543000000000146</text:p>
          </table:table-cell>
          <table:table-cell table:formula="of:=SIN([.A1459])" office:value-type="float" office:value="-0.516706800227415" calcext:value-type="float">
            <text:p>-0,516706800227415</text:p>
          </table:table-cell>
        </table:table-row>
        <table:table-row table:style-name="ro1">
          <table:table-cell office:value-type="float" office:value="-0.542000000000146" calcext:value-type="float">
            <text:p>-0,542000000000146</text:p>
          </table:table-cell>
          <table:table-cell table:formula="of:=SIN([.A1460])" office:value-type="float" office:value="-0.515850379600714" calcext:value-type="float">
            <text:p>-0,515850379600714</text:p>
          </table:table-cell>
        </table:table-row>
        <table:table-row table:style-name="ro1">
          <table:table-cell office:value-type="float" office:value="-0.541000000000146" calcext:value-type="float">
            <text:p>-0,541000000000146</text:p>
          </table:table-cell>
          <table:table-cell table:formula="of:=SIN([.A1461])" office:value-type="float" office:value="-0.514993443123676" calcext:value-type="float">
            <text:p>-0,514993443123676</text:p>
          </table:table-cell>
        </table:table-row>
        <table:table-row table:style-name="ro1">
          <table:table-cell office:value-type="float" office:value="-0.540000000000146" calcext:value-type="float">
            <text:p>-0,540000000000146</text:p>
          </table:table-cell>
          <table:table-cell table:formula="of:=SIN([.A1462])" office:value-type="float" office:value="-0.514135991653238" calcext:value-type="float">
            <text:p>-0,514135991653238</text:p>
          </table:table-cell>
        </table:table-row>
        <table:table-row table:style-name="ro1">
          <table:table-cell office:value-type="float" office:value="-0.539000000000146" calcext:value-type="float">
            <text:p>-0,539000000000146</text:p>
          </table:table-cell>
          <table:table-cell table:formula="of:=SIN([.A1463])" office:value-type="float" office:value="-0.513278026046852" calcext:value-type="float">
            <text:p>-0,513278026046852</text:p>
          </table:table-cell>
        </table:table-row>
        <table:table-row table:style-name="ro1">
          <table:table-cell office:value-type="float" office:value="-0.538000000000146" calcext:value-type="float">
            <text:p>-0,538000000000146</text:p>
          </table:table-cell>
          <table:table-cell table:formula="of:=SIN([.A1464])" office:value-type="float" office:value="-0.512419547162482" calcext:value-type="float">
            <text:p>-0,512419547162482</text:p>
          </table:table-cell>
        </table:table-row>
        <table:table-row table:style-name="ro1">
          <table:table-cell office:value-type="float" office:value="-0.537000000000146" calcext:value-type="float">
            <text:p>-0,537000000000146</text:p>
          </table:table-cell>
          <table:table-cell table:formula="of:=SIN([.A1465])" office:value-type="float" office:value="-0.511560555858607" calcext:value-type="float">
            <text:p>-0,511560555858607</text:p>
          </table:table-cell>
        </table:table-row>
        <table:table-row table:style-name="ro1">
          <table:table-cell office:value-type="float" office:value="-0.536000000000146" calcext:value-type="float">
            <text:p>-0,536000000000146</text:p>
          </table:table-cell>
          <table:table-cell table:formula="of:=SIN([.A1466])" office:value-type="float" office:value="-0.51070105299422" calcext:value-type="float">
            <text:p>-0,51070105299422</text:p>
          </table:table-cell>
        </table:table-row>
        <table:table-row table:style-name="ro1">
          <table:table-cell office:value-type="float" office:value="-0.535000000000146" calcext:value-type="float">
            <text:p>-0,535000000000146</text:p>
          </table:table-cell>
          <table:table-cell table:formula="of:=SIN([.A1467])" office:value-type="float" office:value="-0.509841039428822" calcext:value-type="float">
            <text:p>-0,509841039428822</text:p>
          </table:table-cell>
        </table:table-row>
        <table:table-row table:style-name="ro1">
          <table:table-cell office:value-type="float" office:value="-0.534000000000147" calcext:value-type="float">
            <text:p>-0,534000000000147</text:p>
          </table:table-cell>
          <table:table-cell table:formula="of:=SIN([.A1468])" office:value-type="float" office:value="-0.508980516022427" calcext:value-type="float">
            <text:p>-0,508980516022427</text:p>
          </table:table-cell>
        </table:table-row>
        <table:table-row table:style-name="ro1">
          <table:table-cell office:value-type="float" office:value="-0.533000000000147" calcext:value-type="float">
            <text:p>-0,533000000000147</text:p>
          </table:table-cell>
          <table:table-cell table:formula="of:=SIN([.A1469])" office:value-type="float" office:value="-0.508119483635558" calcext:value-type="float">
            <text:p>-0,508119483635558</text:p>
          </table:table-cell>
        </table:table-row>
        <table:table-row table:style-name="ro1">
          <table:table-cell office:value-type="float" office:value="-0.532000000000147" calcext:value-type="float">
            <text:p>-0,532000000000147</text:p>
          </table:table-cell>
          <table:table-cell table:formula="of:=SIN([.A1470])" office:value-type="float" office:value="-0.507257943129248" calcext:value-type="float">
            <text:p>-0,507257943129248</text:p>
          </table:table-cell>
        </table:table-row>
        <table:table-row table:style-name="ro1">
          <table:table-cell office:value-type="float" office:value="-0.531000000000147" calcext:value-type="float">
            <text:p>-0,531000000000147</text:p>
          </table:table-cell>
          <table:table-cell table:formula="of:=SIN([.A1471])" office:value-type="float" office:value="-0.506395895365038" calcext:value-type="float">
            <text:p>-0,506395895365038</text:p>
          </table:table-cell>
        </table:table-row>
        <table:table-row table:style-name="ro1">
          <table:table-cell office:value-type="float" office:value="-0.530000000000147" calcext:value-type="float">
            <text:p>-0,530000000000147</text:p>
          </table:table-cell>
          <table:table-cell table:formula="of:=SIN([.A1472])" office:value-type="float" office:value="-0.505533341204974" calcext:value-type="float">
            <text:p>-0,505533341204974</text:p>
          </table:table-cell>
        </table:table-row>
        <table:table-row table:style-name="ro1">
          <table:table-cell office:value-type="float" office:value="-0.529000000000147" calcext:value-type="float">
            <text:p>-0,529000000000147</text:p>
          </table:table-cell>
          <table:table-cell table:formula="of:=SIN([.A1473])" office:value-type="float" office:value="-0.504670281511611" calcext:value-type="float">
            <text:p>-0,504670281511611</text:p>
          </table:table-cell>
        </table:table-row>
        <table:table-row table:style-name="ro1">
          <table:table-cell office:value-type="float" office:value="-0.528000000000147" calcext:value-type="float">
            <text:p>-0,528000000000147</text:p>
          </table:table-cell>
          <table:table-cell table:formula="of:=SIN([.A1474])" office:value-type="float" office:value="-0.503806717148008" calcext:value-type="float">
            <text:p>-0,503806717148008</text:p>
          </table:table-cell>
        </table:table-row>
        <table:table-row table:style-name="ro1">
          <table:table-cell office:value-type="float" office:value="-0.527000000000147" calcext:value-type="float">
            <text:p>-0,527000000000147</text:p>
          </table:table-cell>
          <table:table-cell table:formula="of:=SIN([.A1475])" office:value-type="float" office:value="-0.502942648977731" calcext:value-type="float">
            <text:p>-0,502942648977731</text:p>
          </table:table-cell>
        </table:table-row>
        <table:table-row table:style-name="ro1">
          <table:table-cell office:value-type="float" office:value="-0.526000000000147" calcext:value-type="float">
            <text:p>-0,526000000000147</text:p>
          </table:table-cell>
          <table:table-cell table:formula="of:=SIN([.A1476])" office:value-type="float" office:value="-0.502078077864846" calcext:value-type="float">
            <text:p>-0,502078077864846</text:p>
          </table:table-cell>
        </table:table-row>
        <table:table-row table:style-name="ro1">
          <table:table-cell office:value-type="float" office:value="-0.525000000000147" calcext:value-type="float">
            <text:p>-0,525000000000147</text:p>
          </table:table-cell>
          <table:table-cell table:formula="of:=SIN([.A1477])" office:value-type="float" office:value="-0.501213004673925" calcext:value-type="float">
            <text:p>-0,501213004673925</text:p>
          </table:table-cell>
        </table:table-row>
        <table:table-row table:style-name="ro1">
          <table:table-cell office:value-type="float" office:value="-0.524000000000147" calcext:value-type="float">
            <text:p>-0,524000000000147</text:p>
          </table:table-cell>
          <table:table-cell table:formula="of:=SIN([.A1478])" office:value-type="float" office:value="-0.500347430270042" calcext:value-type="float">
            <text:p>-0,500347430270042</text:p>
          </table:table-cell>
        </table:table-row>
        <table:table-row table:style-name="ro1">
          <table:table-cell office:value-type="float" office:value="-0.523000000000148" calcext:value-type="float">
            <text:p>-0,523000000000148</text:p>
          </table:table-cell>
          <table:table-cell table:formula="of:=SIN([.A1479])" office:value-type="float" office:value="-0.49948135551877" calcext:value-type="float">
            <text:p>-0,49948135551877</text:p>
          </table:table-cell>
        </table:table-row>
        <table:table-row table:style-name="ro1">
          <table:table-cell office:value-type="float" office:value="-0.522000000000148" calcext:value-type="float">
            <text:p>-0,522000000000148</text:p>
          </table:table-cell>
          <table:table-cell table:formula="of:=SIN([.A1480])" office:value-type="float" office:value="-0.498614781286184" calcext:value-type="float">
            <text:p>-0,498614781286184</text:p>
          </table:table-cell>
        </table:table-row>
        <table:table-row table:style-name="ro1">
          <table:table-cell office:value-type="float" office:value="-0.521000000000148" calcext:value-type="float">
            <text:p>-0,521000000000148</text:p>
          </table:table-cell>
          <table:table-cell table:formula="of:=SIN([.A1481])" office:value-type="float" office:value="-0.497747708438858" calcext:value-type="float">
            <text:p>-0,497747708438858</text:p>
          </table:table-cell>
        </table:table-row>
        <table:table-row table:style-name="ro1">
          <table:table-cell office:value-type="float" office:value="-0.520000000000148" calcext:value-type="float">
            <text:p>-0,520000000000148</text:p>
          </table:table-cell>
          <table:table-cell table:formula="of:=SIN([.A1482])" office:value-type="float" office:value="-0.496880137843865" calcext:value-type="float">
            <text:p>-0,496880137843865</text:p>
          </table:table-cell>
        </table:table-row>
        <table:table-row table:style-name="ro1">
          <table:table-cell office:value-type="float" office:value="-0.519000000000148" calcext:value-type="float">
            <text:p>-0,519000000000148</text:p>
          </table:table-cell>
          <table:table-cell table:formula="of:=SIN([.A1483])" office:value-type="float" office:value="-0.496012070368776" calcext:value-type="float">
            <text:p>-0,496012070368776</text:p>
          </table:table-cell>
        </table:table-row>
        <table:table-row table:style-name="ro1">
          <table:table-cell office:value-type="float" office:value="-0.518000000000148" calcext:value-type="float">
            <text:p>-0,518000000000148</text:p>
          </table:table-cell>
          <table:table-cell table:formula="of:=SIN([.A1484])" office:value-type="float" office:value="-0.495143506881658" calcext:value-type="float">
            <text:p>-0,495143506881658</text:p>
          </table:table-cell>
        </table:table-row>
        <table:table-row table:style-name="ro1">
          <table:table-cell office:value-type="float" office:value="-0.517000000000148" calcext:value-type="float">
            <text:p>-0,517000000000148</text:p>
          </table:table-cell>
          <table:table-cell table:formula="of:=SIN([.A1485])" office:value-type="float" office:value="-0.494274448251074" calcext:value-type="float">
            <text:p>-0,494274448251074</text:p>
          </table:table-cell>
        </table:table-row>
        <table:table-row table:style-name="ro1">
          <table:table-cell office:value-type="float" office:value="-0.516000000000148" calcext:value-type="float">
            <text:p>-0,516000000000148</text:p>
          </table:table-cell>
          <table:table-cell table:formula="of:=SIN([.A1486])" office:value-type="float" office:value="-0.493404895346083" calcext:value-type="float">
            <text:p>-0,493404895346083</text:p>
          </table:table-cell>
        </table:table-row>
        <table:table-row table:style-name="ro1">
          <table:table-cell office:value-type="float" office:value="-0.515000000000148" calcext:value-type="float">
            <text:p>-0,515000000000148</text:p>
          </table:table-cell>
          <table:table-cell table:formula="of:=SIN([.A1487])" office:value-type="float" office:value="-0.492534849036238" calcext:value-type="float">
            <text:p>-0,492534849036238</text:p>
          </table:table-cell>
        </table:table-row>
        <table:table-row table:style-name="ro1">
          <table:table-cell office:value-type="float" office:value="-0.514000000000149" calcext:value-type="float">
            <text:p>-0,514000000000149</text:p>
          </table:table-cell>
          <table:table-cell table:formula="of:=SIN([.A1488])" office:value-type="float" office:value="-0.491664310191585" calcext:value-type="float">
            <text:p>-0,491664310191585</text:p>
          </table:table-cell>
        </table:table-row>
        <table:table-row table:style-name="ro1">
          <table:table-cell office:value-type="float" office:value="-0.513000000000149" calcext:value-type="float">
            <text:p>-0,513000000000149</text:p>
          </table:table-cell>
          <table:table-cell table:formula="of:=SIN([.A1489])" office:value-type="float" office:value="-0.490793279682662" calcext:value-type="float">
            <text:p>-0,490793279682662</text:p>
          </table:table-cell>
        </table:table-row>
        <table:table-row table:style-name="ro1">
          <table:table-cell office:value-type="float" office:value="-0.512000000000149" calcext:value-type="float">
            <text:p>-0,512000000000149</text:p>
          </table:table-cell>
          <table:table-cell table:formula="of:=SIN([.A1490])" office:value-type="float" office:value="-0.489921758380501" calcext:value-type="float">
            <text:p>-0,489921758380501</text:p>
          </table:table-cell>
        </table:table-row>
        <table:table-row table:style-name="ro1">
          <table:table-cell office:value-type="float" office:value="-0.511000000000149" calcext:value-type="float">
            <text:p>-0,511000000000149</text:p>
          </table:table-cell>
          <table:table-cell table:formula="of:=SIN([.A1491])" office:value-type="float" office:value="-0.489049747156623" calcext:value-type="float">
            <text:p>-0,489049747156623</text:p>
          </table:table-cell>
        </table:table-row>
        <table:table-row table:style-name="ro1">
          <table:table-cell office:value-type="float" office:value="-0.510000000000149" calcext:value-type="float">
            <text:p>-0,510000000000149</text:p>
          </table:table-cell>
          <table:table-cell table:formula="of:=SIN([.A1492])" office:value-type="float" office:value="-0.488177246883038" calcext:value-type="float">
            <text:p>-0,488177246883038</text:p>
          </table:table-cell>
        </table:table-row>
        <table:table-row table:style-name="ro1">
          <table:table-cell office:value-type="float" office:value="-0.509000000000149" calcext:value-type="float">
            <text:p>-0,509000000000149</text:p>
          </table:table-cell>
          <table:table-cell table:formula="of:=SIN([.A1493])" office:value-type="float" office:value="-0.487304258432246" calcext:value-type="float">
            <text:p>-0,487304258432246</text:p>
          </table:table-cell>
        </table:table-row>
        <table:table-row table:style-name="ro1">
          <table:table-cell office:value-type="float" office:value="-0.508000000000149" calcext:value-type="float">
            <text:p>-0,508000000000149</text:p>
          </table:table-cell>
          <table:table-cell table:formula="of:=SIN([.A1494])" office:value-type="float" office:value="-0.486430782677237" calcext:value-type="float">
            <text:p>-0,486430782677237</text:p>
          </table:table-cell>
        </table:table-row>
        <table:table-row table:style-name="ro1">
          <table:table-cell office:value-type="float" office:value="-0.507000000000149" calcext:value-type="float">
            <text:p>-0,507000000000149</text:p>
          </table:table-cell>
          <table:table-cell table:formula="of:=SIN([.A1495])" office:value-type="float" office:value="-0.485556820491486" calcext:value-type="float">
            <text:p>-0,485556820491486</text:p>
          </table:table-cell>
        </table:table-row>
        <table:table-row table:style-name="ro1">
          <table:table-cell office:value-type="float" office:value="-0.506000000000149" calcext:value-type="float">
            <text:p>-0,506000000000149</text:p>
          </table:table-cell>
          <table:table-cell table:formula="of:=SIN([.A1496])" office:value-type="float" office:value="-0.484682372748955" calcext:value-type="float">
            <text:p>-0,484682372748955</text:p>
          </table:table-cell>
        </table:table-row>
        <table:table-row table:style-name="ro1">
          <table:table-cell office:value-type="float" office:value="-0.505000000000149" calcext:value-type="float">
            <text:p>-0,505000000000149</text:p>
          </table:table-cell>
          <table:table-cell table:formula="of:=SIN([.A1497])" office:value-type="float" office:value="-0.483807440324091" calcext:value-type="float">
            <text:p>-0,483807440324091</text:p>
          </table:table-cell>
        </table:table-row>
        <table:table-row table:style-name="ro1">
          <table:table-cell office:value-type="float" office:value="-0.504000000000149" calcext:value-type="float">
            <text:p>-0,504000000000149</text:p>
          </table:table-cell>
          <table:table-cell table:formula="of:=SIN([.A1498])" office:value-type="float" office:value="-0.482932024091827" calcext:value-type="float">
            <text:p>-0,482932024091827</text:p>
          </table:table-cell>
        </table:table-row>
        <table:table-row table:style-name="ro1">
          <table:table-cell office:value-type="float" office:value="-0.50300000000015" calcext:value-type="float">
            <text:p>-0,50300000000015</text:p>
          </table:table-cell>
          <table:table-cell table:formula="of:=SIN([.A1499])" office:value-type="float" office:value="-0.48205612492758" calcext:value-type="float">
            <text:p>-0,48205612492758</text:p>
          </table:table-cell>
        </table:table-row>
        <table:table-row table:style-name="ro1">
          <table:table-cell office:value-type="float" office:value="-0.50200000000015" calcext:value-type="float">
            <text:p>-0,50200000000015</text:p>
          </table:table-cell>
          <table:table-cell table:formula="of:=SIN([.A1500])" office:value-type="float" office:value="-0.481179743707247" calcext:value-type="float">
            <text:p>-0,481179743707247</text:p>
          </table:table-cell>
        </table:table-row>
        <table:table-row table:style-name="ro1">
          <table:table-cell office:value-type="float" office:value="-0.50100000000015" calcext:value-type="float">
            <text:p>-0,50100000000015</text:p>
          </table:table-cell>
          <table:table-cell table:formula="of:=SIN([.A1501])" office:value-type="float" office:value="-0.480302881307212" calcext:value-type="float">
            <text:p>-0,480302881307212</text:p>
          </table:table-cell>
        </table:table-row>
        <table:table-row table:style-name="ro1">
          <table:table-cell office:value-type="float" office:value="-0.50000000000015" calcext:value-type="float">
            <text:p>-0,50000000000015</text:p>
          </table:table-cell>
          <table:table-cell table:formula="of:=SIN([.A1502])" office:value-type="float" office:value="-0.479425538604334" calcext:value-type="float">
            <text:p>-0,479425538604334</text:p>
          </table:table-cell>
        </table:table-row>
        <table:table-row table:style-name="ro1">
          <table:table-cell office:value-type="float" office:value="-0.49900000000015" calcext:value-type="float">
            <text:p>-0,49900000000015</text:p>
          </table:table-cell>
          <table:table-cell table:formula="of:=SIN([.A1503])" office:value-type="float" office:value="-0.478547716475959" calcext:value-type="float">
            <text:p>-0,478547716475959</text:p>
          </table:table-cell>
        </table:table-row>
        <table:table-row table:style-name="ro1">
          <table:table-cell office:value-type="float" office:value="-0.49800000000015" calcext:value-type="float">
            <text:p>-0,49800000000015</text:p>
          </table:table-cell>
          <table:table-cell table:formula="of:=SIN([.A1504])" office:value-type="float" office:value="-0.477669415799906" calcext:value-type="float">
            <text:p>-0,477669415799906</text:p>
          </table:table-cell>
        </table:table-row>
        <table:table-row table:style-name="ro1">
          <table:table-cell office:value-type="float" office:value="-0.49700000000015" calcext:value-type="float">
            <text:p>-0,49700000000015</text:p>
          </table:table-cell>
          <table:table-cell table:formula="of:=SIN([.A1505])" office:value-type="float" office:value="-0.476790637454478" calcext:value-type="float">
            <text:p>-0,476790637454478</text:p>
          </table:table-cell>
        </table:table-row>
        <table:table-row table:style-name="ro1">
          <table:table-cell office:value-type="float" office:value="-0.49600000000015" calcext:value-type="float">
            <text:p>-0,49600000000015</text:p>
          </table:table-cell>
          <table:table-cell table:formula="of:=SIN([.A1506])" office:value-type="float" office:value="-0.475911382318452" calcext:value-type="float">
            <text:p>-0,475911382318452</text:p>
          </table:table-cell>
        </table:table-row>
        <table:table-row table:style-name="ro1">
          <table:table-cell office:value-type="float" office:value="-0.49500000000015" calcext:value-type="float">
            <text:p>-0,49500000000015</text:p>
          </table:table-cell>
          <table:table-cell table:formula="of:=SIN([.A1507])" office:value-type="float" office:value="-0.475031651271083" calcext:value-type="float">
            <text:p>-0,475031651271083</text:p>
          </table:table-cell>
        </table:table-row>
        <table:table-row table:style-name="ro1">
          <table:table-cell office:value-type="float" office:value="-0.494000000000151" calcext:value-type="float">
            <text:p>-0,494000000000151</text:p>
          </table:table-cell>
          <table:table-cell table:formula="of:=SIN([.A1508])" office:value-type="float" office:value="-0.474151445192103" calcext:value-type="float">
            <text:p>-0,474151445192103</text:p>
          </table:table-cell>
        </table:table-row>
        <table:table-row table:style-name="ro1">
          <table:table-cell office:value-type="float" office:value="-0.493000000000151" calcext:value-type="float">
            <text:p>-0,493000000000151</text:p>
          </table:table-cell>
          <table:table-cell table:formula="of:=SIN([.A1509])" office:value-type="float" office:value="-0.473270764961717" calcext:value-type="float">
            <text:p>-0,473270764961717</text:p>
          </table:table-cell>
        </table:table-row>
        <table:table-row table:style-name="ro1">
          <table:table-cell office:value-type="float" office:value="-0.492000000000151" calcext:value-type="float">
            <text:p>-0,492000000000151</text:p>
          </table:table-cell>
          <table:table-cell table:formula="of:=SIN([.A1510])" office:value-type="float" office:value="-0.472389611460605" calcext:value-type="float">
            <text:p>-0,472389611460605</text:p>
          </table:table-cell>
        </table:table-row>
        <table:table-row table:style-name="ro1">
          <table:table-cell office:value-type="float" office:value="-0.491000000000151" calcext:value-type="float">
            <text:p>-0,491000000000151</text:p>
          </table:table-cell>
          <table:table-cell table:formula="of:=SIN([.A1511])" office:value-type="float" office:value="-0.471507985569921" calcext:value-type="float">
            <text:p>-0,471507985569921</text:p>
          </table:table-cell>
        </table:table-row>
        <table:table-row table:style-name="ro1">
          <table:table-cell office:value-type="float" office:value="-0.490000000000151" calcext:value-type="float">
            <text:p>-0,490000000000151</text:p>
          </table:table-cell>
          <table:table-cell table:formula="of:=SIN([.A1512])" office:value-type="float" office:value="-0.470625888171291" calcext:value-type="float">
            <text:p>-0,470625888171291</text:p>
          </table:table-cell>
        </table:table-row>
        <table:table-row table:style-name="ro1">
          <table:table-cell office:value-type="float" office:value="-0.489000000000151" calcext:value-type="float">
            <text:p>-0,489000000000151</text:p>
          </table:table-cell>
          <table:table-cell table:formula="of:=SIN([.A1513])" office:value-type="float" office:value="-0.469743320146812" calcext:value-type="float">
            <text:p>-0,469743320146812</text:p>
          </table:table-cell>
        </table:table-row>
        <table:table-row table:style-name="ro1">
          <table:table-cell office:value-type="float" office:value="-0.488000000000151" calcext:value-type="float">
            <text:p>-0,488000000000151</text:p>
          </table:table-cell>
          <table:table-cell table:formula="of:=SIN([.A1514])" office:value-type="float" office:value="-0.468860282379052" calcext:value-type="float">
            <text:p>-0,468860282379052</text:p>
          </table:table-cell>
        </table:table-row>
        <table:table-row table:style-name="ro1">
          <table:table-cell office:value-type="float" office:value="-0.487000000000151" calcext:value-type="float">
            <text:p>-0,487000000000151</text:p>
          </table:table-cell>
          <table:table-cell table:formula="of:=SIN([.A1515])" office:value-type="float" office:value="-0.467976775751049" calcext:value-type="float">
            <text:p>-0,467976775751049</text:p>
          </table:table-cell>
        </table:table-row>
        <table:table-row table:style-name="ro1">
          <table:table-cell office:value-type="float" office:value="-0.486000000000151" calcext:value-type="float">
            <text:p>-0,486000000000151</text:p>
          </table:table-cell>
          <table:table-cell table:formula="of:=SIN([.A1516])" office:value-type="float" office:value="-0.467092801146309" calcext:value-type="float">
            <text:p>-0,467092801146309</text:p>
          </table:table-cell>
        </table:table-row>
        <table:table-row table:style-name="ro1">
          <table:table-cell office:value-type="float" office:value="-0.485000000000151" calcext:value-type="float">
            <text:p>-0,485000000000151</text:p>
          </table:table-cell>
          <table:table-cell table:formula="of:=SIN([.A1517])" office:value-type="float" office:value="-0.466208359448807" calcext:value-type="float">
            <text:p>-0,466208359448807</text:p>
          </table:table-cell>
        </table:table-row>
        <table:table-row table:style-name="ro1">
          <table:table-cell office:value-type="float" office:value="-0.484000000000151" calcext:value-type="float">
            <text:p>-0,484000000000151</text:p>
          </table:table-cell>
          <table:table-cell table:formula="of:=SIN([.A1518])" office:value-type="float" office:value="-0.465323451542984" calcext:value-type="float">
            <text:p>-0,465323451542984</text:p>
          </table:table-cell>
        </table:table-row>
        <table:table-row table:style-name="ro1">
          <table:table-cell office:value-type="float" office:value="-0.483000000000152" calcext:value-type="float">
            <text:p>-0,483000000000152</text:p>
          </table:table-cell>
          <table:table-cell table:formula="of:=SIN([.A1519])" office:value-type="float" office:value="-0.464438078313748" calcext:value-type="float">
            <text:p>-0,464438078313748</text:p>
          </table:table-cell>
        </table:table-row>
        <table:table-row table:style-name="ro1">
          <table:table-cell office:value-type="float" office:value="-0.482000000000152" calcext:value-type="float">
            <text:p>-0,482000000000152</text:p>
          </table:table-cell>
          <table:table-cell table:formula="of:=SIN([.A1520])" office:value-type="float" office:value="-0.463552240646473" calcext:value-type="float">
            <text:p>-0,463552240646473</text:p>
          </table:table-cell>
        </table:table-row>
        <table:table-row table:style-name="ro1">
          <table:table-cell office:value-type="float" office:value="-0.481000000000152" calcext:value-type="float">
            <text:p>-0,481000000000152</text:p>
          </table:table-cell>
          <table:table-cell table:formula="of:=SIN([.A1521])" office:value-type="float" office:value="-0.462665939426996" calcext:value-type="float">
            <text:p>-0,462665939426996</text:p>
          </table:table-cell>
        </table:table-row>
        <table:table-row table:style-name="ro1">
          <table:table-cell office:value-type="float" office:value="-0.480000000000152" calcext:value-type="float">
            <text:p>-0,480000000000152</text:p>
          </table:table-cell>
          <table:table-cell table:formula="of:=SIN([.A1522])" office:value-type="float" office:value="-0.461779175541618" calcext:value-type="float">
            <text:p>-0,461779175541618</text:p>
          </table:table-cell>
        </table:table-row>
        <table:table-row table:style-name="ro1">
          <table:table-cell office:value-type="float" office:value="-0.479000000000152" calcext:value-type="float">
            <text:p>-0,479000000000152</text:p>
          </table:table-cell>
          <table:table-cell table:formula="of:=SIN([.A1523])" office:value-type="float" office:value="-0.460891949877102" calcext:value-type="float">
            <text:p>-0,460891949877102</text:p>
          </table:table-cell>
        </table:table-row>
        <table:table-row table:style-name="ro1">
          <table:table-cell office:value-type="float" office:value="-0.478000000000152" calcext:value-type="float">
            <text:p>-0,478000000000152</text:p>
          </table:table-cell>
          <table:table-cell table:formula="of:=SIN([.A1524])" office:value-type="float" office:value="-0.460004263320676" calcext:value-type="float">
            <text:p>-0,460004263320676</text:p>
          </table:table-cell>
        </table:table-row>
        <table:table-row table:style-name="ro1">
          <table:table-cell office:value-type="float" office:value="-0.477000000000152" calcext:value-type="float">
            <text:p>-0,477000000000152</text:p>
          </table:table-cell>
          <table:table-cell table:formula="of:=SIN([.A1525])" office:value-type="float" office:value="-0.459116116760024" calcext:value-type="float">
            <text:p>-0,459116116760024</text:p>
          </table:table-cell>
        </table:table-row>
        <table:table-row table:style-name="ro1">
          <table:table-cell office:value-type="float" office:value="-0.476000000000152" calcext:value-type="float">
            <text:p>-0,476000000000152</text:p>
          </table:table-cell>
          <table:table-cell table:formula="of:=SIN([.A1526])" office:value-type="float" office:value="-0.458227511083294" calcext:value-type="float">
            <text:p>-0,458227511083294</text:p>
          </table:table-cell>
        </table:table-row>
        <table:table-row table:style-name="ro1">
          <table:table-cell office:value-type="float" office:value="-0.475000000000152" calcext:value-type="float">
            <text:p>-0,475000000000152</text:p>
          </table:table-cell>
          <table:table-cell table:formula="of:=SIN([.A1527])" office:value-type="float" office:value="-0.457338447179091" calcext:value-type="float">
            <text:p>-0,457338447179091</text:p>
          </table:table-cell>
        </table:table-row>
        <table:table-row table:style-name="ro1">
          <table:table-cell office:value-type="float" office:value="-0.474000000000153" calcext:value-type="float">
            <text:p>-0,474000000000153</text:p>
          </table:table-cell>
          <table:table-cell table:formula="of:=SIN([.A1528])" office:value-type="float" office:value="-0.456448925936479" calcext:value-type="float">
            <text:p>-0,456448925936479</text:p>
          </table:table-cell>
        </table:table-row>
        <table:table-row table:style-name="ro1">
          <table:table-cell office:value-type="float" office:value="-0.473000000000153" calcext:value-type="float">
            <text:p>-0,473000000000153</text:p>
          </table:table-cell>
          <table:table-cell table:formula="of:=SIN([.A1529])" office:value-type="float" office:value="-0.455558948244979" calcext:value-type="float">
            <text:p>-0,455558948244979</text:p>
          </table:table-cell>
        </table:table-row>
        <table:table-row table:style-name="ro1">
          <table:table-cell office:value-type="float" office:value="-0.472000000000153" calcext:value-type="float">
            <text:p>-0,472000000000153</text:p>
          </table:table-cell>
          <table:table-cell table:formula="of:=SIN([.A1530])" office:value-type="float" office:value="-0.454668514994569" calcext:value-type="float">
            <text:p>-0,454668514994569</text:p>
          </table:table-cell>
        </table:table-row>
        <table:table-row table:style-name="ro1">
          <table:table-cell office:value-type="float" office:value="-0.471000000000153" calcext:value-type="float">
            <text:p>-0,471000000000153</text:p>
          </table:table-cell>
          <table:table-cell table:formula="of:=SIN([.A1531])" office:value-type="float" office:value="-0.453777627075681" calcext:value-type="float">
            <text:p>-0,453777627075681</text:p>
          </table:table-cell>
        </table:table-row>
        <table:table-row table:style-name="ro1">
          <table:table-cell office:value-type="float" office:value="-0.470000000000153" calcext:value-type="float">
            <text:p>-0,470000000000153</text:p>
          </table:table-cell>
          <table:table-cell table:formula="of:=SIN([.A1532])" office:value-type="float" office:value="-0.452886285379205" calcext:value-type="float">
            <text:p>-0,452886285379205</text:p>
          </table:table-cell>
        </table:table-row>
        <table:table-row table:style-name="ro1">
          <table:table-cell office:value-type="float" office:value="-0.469000000000153" calcext:value-type="float">
            <text:p>-0,469000000000153</text:p>
          </table:table-cell>
          <table:table-cell table:formula="of:=SIN([.A1533])" office:value-type="float" office:value="-0.45199449079648" calcext:value-type="float">
            <text:p>-0,45199449079648</text:p>
          </table:table-cell>
        </table:table-row>
        <table:table-row table:style-name="ro1">
          <table:table-cell office:value-type="float" office:value="-0.468000000000153" calcext:value-type="float">
            <text:p>-0,468000000000153</text:p>
          </table:table-cell>
          <table:table-cell table:formula="of:=SIN([.A1534])" office:value-type="float" office:value="-0.451102244219303" calcext:value-type="float">
            <text:p>-0,451102244219303</text:p>
          </table:table-cell>
        </table:table-row>
        <table:table-row table:style-name="ro1">
          <table:table-cell office:value-type="float" office:value="-0.467000000000153" calcext:value-type="float">
            <text:p>-0,467000000000153</text:p>
          </table:table-cell>
          <table:table-cell table:formula="of:=SIN([.A1535])" office:value-type="float" office:value="-0.450209546539919" calcext:value-type="float">
            <text:p>-0,450209546539919</text:p>
          </table:table-cell>
        </table:table-row>
        <table:table-row table:style-name="ro1">
          <table:table-cell office:value-type="float" office:value="-0.466000000000153" calcext:value-type="float">
            <text:p>-0,466000000000153</text:p>
          </table:table-cell>
          <table:table-cell table:formula="of:=SIN([.A1536])" office:value-type="float" office:value="-0.449316398651026" calcext:value-type="float">
            <text:p>-0,449316398651026</text:p>
          </table:table-cell>
        </table:table-row>
        <table:table-row table:style-name="ro1">
          <table:table-cell office:value-type="float" office:value="-0.465000000000154" calcext:value-type="float">
            <text:p>-0,465000000000154</text:p>
          </table:table-cell>
          <table:table-cell table:formula="of:=SIN([.A1537])" office:value-type="float" office:value="-0.448422801445772" calcext:value-type="float">
            <text:p>-0,448422801445772</text:p>
          </table:table-cell>
        </table:table-row>
        <table:table-row table:style-name="ro1">
          <table:table-cell office:value-type="float" office:value="-0.464000000000154" calcext:value-type="float">
            <text:p>-0,464000000000154</text:p>
          </table:table-cell>
          <table:table-cell table:formula="of:=SIN([.A1538])" office:value-type="float" office:value="-0.447528755817753" calcext:value-type="float">
            <text:p>-0,447528755817753</text:p>
          </table:table-cell>
        </table:table-row>
        <table:table-row table:style-name="ro1">
          <table:table-cell office:value-type="float" office:value="-0.463000000000153" calcext:value-type="float">
            <text:p>-0,463000000000153</text:p>
          </table:table-cell>
          <table:table-cell table:formula="of:=SIN([.A1539])" office:value-type="float" office:value="-0.446634262661016" calcext:value-type="float">
            <text:p>-0,446634262661016</text:p>
          </table:table-cell>
        </table:table-row>
        <table:table-row table:style-name="ro1">
          <table:table-cell office:value-type="float" office:value="-0.462000000000154" calcext:value-type="float">
            <text:p>-0,462000000000154</text:p>
          </table:table-cell>
          <table:table-cell table:formula="of:=SIN([.A1540])" office:value-type="float" office:value="-0.445739322870054" calcext:value-type="float">
            <text:p>-0,445739322870054</text:p>
          </table:table-cell>
        </table:table-row>
        <table:table-row table:style-name="ro1">
          <table:table-cell office:value-type="float" office:value="-0.461000000000154" calcext:value-type="float">
            <text:p>-0,461000000000154</text:p>
          </table:table-cell>
          <table:table-cell table:formula="of:=SIN([.A1541])" office:value-type="float" office:value="-0.444843937339806" calcext:value-type="float">
            <text:p>-0,444843937339806</text:p>
          </table:table-cell>
        </table:table-row>
        <table:table-row table:style-name="ro1">
          <table:table-cell office:value-type="float" office:value="-0.460000000000154" calcext:value-type="float">
            <text:p>-0,460000000000154</text:p>
          </table:table-cell>
          <table:table-cell table:formula="of:=SIN([.A1542])" office:value-type="float" office:value="-0.443948106965658" calcext:value-type="float">
            <text:p>-0,443948106965658</text:p>
          </table:table-cell>
        </table:table-row>
        <table:table-row table:style-name="ro1">
          <table:table-cell office:value-type="float" office:value="-0.459000000000154" calcext:value-type="float">
            <text:p>-0,459000000000154</text:p>
          </table:table-cell>
          <table:table-cell table:formula="of:=SIN([.A1543])" office:value-type="float" office:value="-0.443051832643439" calcext:value-type="float">
            <text:p>-0,443051832643439</text:p>
          </table:table-cell>
        </table:table-row>
        <table:table-row table:style-name="ro1">
          <table:table-cell office:value-type="float" office:value="-0.458000000000154" calcext:value-type="float">
            <text:p>-0,458000000000154</text:p>
          </table:table-cell>
          <table:table-cell table:formula="of:=SIN([.A1544])" office:value-type="float" office:value="-0.442155115269425" calcext:value-type="float">
            <text:p>-0,442155115269425</text:p>
          </table:table-cell>
        </table:table-row>
        <table:table-row table:style-name="ro1">
          <table:table-cell office:value-type="float" office:value="-0.457000000000154" calcext:value-type="float">
            <text:p>-0,457000000000154</text:p>
          </table:table-cell>
          <table:table-cell table:formula="of:=SIN([.A1545])" office:value-type="float" office:value="-0.441257955740333" calcext:value-type="float">
            <text:p>-0,441257955740333</text:p>
          </table:table-cell>
        </table:table-row>
        <table:table-row table:style-name="ro1">
          <table:table-cell office:value-type="float" office:value="-0.456000000000154" calcext:value-type="float">
            <text:p>-0,456000000000154</text:p>
          </table:table-cell>
          <table:table-cell table:formula="of:=SIN([.A1546])" office:value-type="float" office:value="-0.440360354953322" calcext:value-type="float">
            <text:p>-0,440360354953322</text:p>
          </table:table-cell>
        </table:table-row>
        <table:table-row table:style-name="ro1">
          <table:table-cell office:value-type="float" office:value="-0.455000000000154" calcext:value-type="float">
            <text:p>-0,455000000000154</text:p>
          </table:table-cell>
          <table:table-cell table:formula="of:=SIN([.A1547])" office:value-type="float" office:value="-0.439462313805992" calcext:value-type="float">
            <text:p>-0,439462313805992</text:p>
          </table:table-cell>
        </table:table-row>
        <table:table-row table:style-name="ro1">
          <table:table-cell office:value-type="float" office:value="-0.454000000000154" calcext:value-type="float">
            <text:p>-0,454000000000154</text:p>
          </table:table-cell>
          <table:table-cell table:formula="of:=SIN([.A1548])" office:value-type="float" office:value="-0.438563833196385" calcext:value-type="float">
            <text:p>-0,438563833196385</text:p>
          </table:table-cell>
        </table:table-row>
        <table:table-row table:style-name="ro1">
          <table:table-cell office:value-type="float" office:value="-0.453000000000155" calcext:value-type="float">
            <text:p>-0,453000000000155</text:p>
          </table:table-cell>
          <table:table-cell table:formula="of:=SIN([.A1549])" office:value-type="float" office:value="-0.437664914022982" calcext:value-type="float">
            <text:p>-0,437664914022982</text:p>
          </table:table-cell>
        </table:table-row>
        <table:table-row table:style-name="ro1">
          <table:table-cell office:value-type="float" office:value="-0.452000000000155" calcext:value-type="float">
            <text:p>-0,452000000000155</text:p>
          </table:table-cell>
          <table:table-cell table:formula="of:=SIN([.A1550])" office:value-type="float" office:value="-0.436765557184701" calcext:value-type="float">
            <text:p>-0,436765557184701</text:p>
          </table:table-cell>
        </table:table-row>
        <table:table-row table:style-name="ro1">
          <table:table-cell office:value-type="float" office:value="-0.451000000000155" calcext:value-type="float">
            <text:p>-0,451000000000155</text:p>
          </table:table-cell>
          <table:table-cell table:formula="of:=SIN([.A1551])" office:value-type="float" office:value="-0.435865763580899" calcext:value-type="float">
            <text:p>-0,435865763580899</text:p>
          </table:table-cell>
        </table:table-row>
        <table:table-row table:style-name="ro1">
          <table:table-cell office:value-type="float" office:value="-0.450000000000155" calcext:value-type="float">
            <text:p>-0,450000000000155</text:p>
          </table:table-cell>
          <table:table-cell table:formula="of:=SIN([.A1552])" office:value-type="float" office:value="-0.43496553411137" calcext:value-type="float">
            <text:p>-0,43496553411137</text:p>
          </table:table-cell>
        </table:table-row>
        <table:table-row table:style-name="ro1">
          <table:table-cell office:value-type="float" office:value="-0.449000000000155" calcext:value-type="float">
            <text:p>-0,449000000000155</text:p>
          </table:table-cell>
          <table:table-cell table:formula="of:=SIN([.A1553])" office:value-type="float" office:value="-0.434064869676343" calcext:value-type="float">
            <text:p>-0,434064869676343</text:p>
          </table:table-cell>
        </table:table-row>
        <table:table-row table:style-name="ro1">
          <table:table-cell office:value-type="float" office:value="-0.448000000000155" calcext:value-type="float">
            <text:p>-0,448000000000155</text:p>
          </table:table-cell>
          <table:table-cell table:formula="of:=SIN([.A1554])" office:value-type="float" office:value="-0.433163771176482" calcext:value-type="float">
            <text:p>-0,433163771176482</text:p>
          </table:table-cell>
        </table:table-row>
        <table:table-row table:style-name="ro1">
          <table:table-cell office:value-type="float" office:value="-0.447000000000155" calcext:value-type="float">
            <text:p>-0,447000000000155</text:p>
          </table:table-cell>
          <table:table-cell table:formula="of:=SIN([.A1555])" office:value-type="float" office:value="-0.432262239512887" calcext:value-type="float">
            <text:p>-0,432262239512887</text:p>
          </table:table-cell>
        </table:table-row>
        <table:table-row table:style-name="ro1">
          <table:table-cell office:value-type="float" office:value="-0.446000000000155" calcext:value-type="float">
            <text:p>-0,446000000000155</text:p>
          </table:table-cell>
          <table:table-cell table:formula="of:=SIN([.A1556])" office:value-type="float" office:value="-0.431360275587088" calcext:value-type="float">
            <text:p>-0,431360275587088</text:p>
          </table:table-cell>
        </table:table-row>
        <table:table-row table:style-name="ro1">
          <table:table-cell office:value-type="float" office:value="-0.445000000000155" calcext:value-type="float">
            <text:p>-0,445000000000155</text:p>
          </table:table-cell>
          <table:table-cell table:formula="of:=SIN([.A1557])" office:value-type="float" office:value="-0.430457880301049" calcext:value-type="float">
            <text:p>-0,430457880301049</text:p>
          </table:table-cell>
        </table:table-row>
        <table:table-row table:style-name="ro1">
          <table:table-cell office:value-type="float" office:value="-0.444000000000156" calcext:value-type="float">
            <text:p>-0,444000000000156</text:p>
          </table:table-cell>
          <table:table-cell table:formula="of:=SIN([.A1558])" office:value-type="float" office:value="-0.429555054557166" calcext:value-type="float">
            <text:p>-0,429555054557166</text:p>
          </table:table-cell>
        </table:table-row>
        <table:table-row table:style-name="ro1">
          <table:table-cell office:value-type="float" office:value="-0.443000000000156" calcext:value-type="float">
            <text:p>-0,443000000000156</text:p>
          </table:table-cell>
          <table:table-cell table:formula="of:=SIN([.A1559])" office:value-type="float" office:value="-0.428651799258264" calcext:value-type="float">
            <text:p>-0,428651799258264</text:p>
          </table:table-cell>
        </table:table-row>
        <table:table-row table:style-name="ro1">
          <table:table-cell office:value-type="float" office:value="-0.442000000000156" calcext:value-type="float">
            <text:p>-0,442000000000156</text:p>
          </table:table-cell>
          <table:table-cell table:formula="of:=SIN([.A1560])" office:value-type="float" office:value="-0.427748115307599" calcext:value-type="float">
            <text:p>-0,427748115307599</text:p>
          </table:table-cell>
        </table:table-row>
        <table:table-row table:style-name="ro1">
          <table:table-cell office:value-type="float" office:value="-0.441000000000156" calcext:value-type="float">
            <text:p>-0,441000000000156</text:p>
          </table:table-cell>
          <table:table-cell table:formula="of:=SIN([.A1561])" office:value-type="float" office:value="-0.426844003608854" calcext:value-type="float">
            <text:p>-0,426844003608854</text:p>
          </table:table-cell>
        </table:table-row>
        <table:table-row table:style-name="ro1">
          <table:table-cell office:value-type="float" office:value="-0.440000000000156" calcext:value-type="float">
            <text:p>-0,440000000000156</text:p>
          </table:table-cell>
          <table:table-cell table:formula="of:=SIN([.A1562])" office:value-type="float" office:value="-0.425939465066141" calcext:value-type="float">
            <text:p>-0,425939465066141</text:p>
          </table:table-cell>
        </table:table-row>
        <table:table-row table:style-name="ro1">
          <table:table-cell office:value-type="float" office:value="-0.439000000000156" calcext:value-type="float">
            <text:p>-0,439000000000156</text:p>
          </table:table-cell>
          <table:table-cell table:formula="of:=SIN([.A1563])" office:value-type="float" office:value="-0.425034500583998" calcext:value-type="float">
            <text:p>-0,425034500583998</text:p>
          </table:table-cell>
        </table:table-row>
        <table:table-row table:style-name="ro1">
          <table:table-cell office:value-type="float" office:value="-0.438000000000156" calcext:value-type="float">
            <text:p>-0,438000000000156</text:p>
          </table:table-cell>
          <table:table-cell table:formula="of:=SIN([.A1564])" office:value-type="float" office:value="-0.42412911106739" calcext:value-type="float">
            <text:p>-0,42412911106739</text:p>
          </table:table-cell>
        </table:table-row>
        <table:table-row table:style-name="ro1">
          <table:table-cell office:value-type="float" office:value="-0.437000000000156" calcext:value-type="float">
            <text:p>-0,437000000000156</text:p>
          </table:table-cell>
          <table:table-cell table:formula="of:=SIN([.A1565])" office:value-type="float" office:value="-0.423223297421707" calcext:value-type="float">
            <text:p>-0,423223297421707</text:p>
          </table:table-cell>
        </table:table-row>
        <table:table-row table:style-name="ro1">
          <table:table-cell office:value-type="float" office:value="-0.436000000000156" calcext:value-type="float">
            <text:p>-0,436000000000156</text:p>
          </table:table-cell>
          <table:table-cell table:formula="of:=SIN([.A1566])" office:value-type="float" office:value="-0.422317060552761" calcext:value-type="float">
            <text:p>-0,422317060552761</text:p>
          </table:table-cell>
        </table:table-row>
        <table:table-row table:style-name="ro1">
          <table:table-cell office:value-type="float" office:value="-0.435000000000156" calcext:value-type="float">
            <text:p>-0,435000000000156</text:p>
          </table:table-cell>
          <table:table-cell table:formula="of:=SIN([.A1567])" office:value-type="float" office:value="-0.42141040136679" calcext:value-type="float">
            <text:p>-0,42141040136679</text:p>
          </table:table-cell>
        </table:table-row>
        <table:table-row table:style-name="ro1">
          <table:table-cell office:value-type="float" office:value="-0.434000000000157" calcext:value-type="float">
            <text:p>-0,434000000000157</text:p>
          </table:table-cell>
          <table:table-cell table:formula="of:=SIN([.A1568])" office:value-type="float" office:value="-0.420503320770453" calcext:value-type="float">
            <text:p>-0,420503320770453</text:p>
          </table:table-cell>
        </table:table-row>
        <table:table-row table:style-name="ro1">
          <table:table-cell office:value-type="float" office:value="-0.433000000000157" calcext:value-type="float">
            <text:p>-0,433000000000157</text:p>
          </table:table-cell>
          <table:table-cell table:formula="of:=SIN([.A1569])" office:value-type="float" office:value="-0.41959581967083" calcext:value-type="float">
            <text:p>-0,41959581967083</text:p>
          </table:table-cell>
        </table:table-row>
        <table:table-row table:style-name="ro1">
          <table:table-cell office:value-type="float" office:value="-0.432000000000157" calcext:value-type="float">
            <text:p>-0,432000000000157</text:p>
          </table:table-cell>
          <table:table-cell table:formula="of:=SIN([.A1570])" office:value-type="float" office:value="-0.418687898975422" calcext:value-type="float">
            <text:p>-0,418687898975422</text:p>
          </table:table-cell>
        </table:table-row>
        <table:table-row table:style-name="ro1">
          <table:table-cell office:value-type="float" office:value="-0.431000000000157" calcext:value-type="float">
            <text:p>-0,431000000000157</text:p>
          </table:table-cell>
          <table:table-cell table:formula="of:=SIN([.A1571])" office:value-type="float" office:value="-0.41777955959215" calcext:value-type="float">
            <text:p>-0,41777955959215</text:p>
          </table:table-cell>
        </table:table-row>
        <table:table-row table:style-name="ro1">
          <table:table-cell office:value-type="float" office:value="-0.430000000000157" calcext:value-type="float">
            <text:p>-0,430000000000157</text:p>
          </table:table-cell>
          <table:table-cell table:formula="of:=SIN([.A1572])" office:value-type="float" office:value="-0.416870802429353" calcext:value-type="float">
            <text:p>-0,416870802429353</text:p>
          </table:table-cell>
        </table:table-row>
        <table:table-row table:style-name="ro1">
          <table:table-cell office:value-type="float" office:value="-0.429000000000157" calcext:value-type="float">
            <text:p>-0,429000000000157</text:p>
          </table:table-cell>
          <table:table-cell table:formula="of:=SIN([.A1573])" office:value-type="float" office:value="-0.415961628395789" calcext:value-type="float">
            <text:p>-0,415961628395789</text:p>
          </table:table-cell>
        </table:table-row>
        <table:table-row table:style-name="ro1">
          <table:table-cell office:value-type="float" office:value="-0.428000000000157" calcext:value-type="float">
            <text:p>-0,428000000000157</text:p>
          </table:table-cell>
          <table:table-cell table:formula="of:=SIN([.A1574])" office:value-type="float" office:value="-0.415052038400631" calcext:value-type="float">
            <text:p>-0,415052038400631</text:p>
          </table:table-cell>
        </table:table-row>
        <table:table-row table:style-name="ro1">
          <table:table-cell office:value-type="float" office:value="-0.427000000000157" calcext:value-type="float">
            <text:p>-0,427000000000157</text:p>
          </table:table-cell>
          <table:table-cell table:formula="of:=SIN([.A1575])" office:value-type="float" office:value="-0.414142033353469" calcext:value-type="float">
            <text:p>-0,414142033353469</text:p>
          </table:table-cell>
        </table:table-row>
        <table:table-row table:style-name="ro1">
          <table:table-cell office:value-type="float" office:value="-0.426000000000157" calcext:value-type="float">
            <text:p>-0,426000000000157</text:p>
          </table:table-cell>
          <table:table-cell table:formula="of:=SIN([.A1576])" office:value-type="float" office:value="-0.413231614164309" calcext:value-type="float">
            <text:p>-0,413231614164309</text:p>
          </table:table-cell>
        </table:table-row>
        <table:table-row table:style-name="ro1">
          <table:table-cell office:value-type="float" office:value="-0.425000000000158" calcext:value-type="float">
            <text:p>-0,425000000000158</text:p>
          </table:table-cell>
          <table:table-cell table:formula="of:=SIN([.A1577])" office:value-type="float" office:value="-0.412320781743568" calcext:value-type="float">
            <text:p>-0,412320781743568</text:p>
          </table:table-cell>
        </table:table-row>
        <table:table-row table:style-name="ro1">
          <table:table-cell office:value-type="float" office:value="-0.424000000000158" calcext:value-type="float">
            <text:p>-0,424000000000158</text:p>
          </table:table-cell>
          <table:table-cell table:formula="of:=SIN([.A1578])" office:value-type="float" office:value="-0.41140953700208" calcext:value-type="float">
            <text:p>-0,41140953700208</text:p>
          </table:table-cell>
        </table:table-row>
        <table:table-row table:style-name="ro1">
          <table:table-cell office:value-type="float" office:value="-0.423000000000158" calcext:value-type="float">
            <text:p>-0,423000000000158</text:p>
          </table:table-cell>
          <table:table-cell table:formula="of:=SIN([.A1579])" office:value-type="float" office:value="-0.41049788085109" calcext:value-type="float">
            <text:p>-0,41049788085109</text:p>
          </table:table-cell>
        </table:table-row>
        <table:table-row table:style-name="ro1">
          <table:table-cell office:value-type="float" office:value="-0.422000000000158" calcext:value-type="float">
            <text:p>-0,422000000000158</text:p>
          </table:table-cell>
          <table:table-cell table:formula="of:=SIN([.A1580])" office:value-type="float" office:value="-0.409585814202253" calcext:value-type="float">
            <text:p>-0,409585814202253</text:p>
          </table:table-cell>
        </table:table-row>
        <table:table-row table:style-name="ro1">
          <table:table-cell office:value-type="float" office:value="-0.421000000000158" calcext:value-type="float">
            <text:p>-0,421000000000158</text:p>
          </table:table-cell>
          <table:table-cell table:formula="of:=SIN([.A1581])" office:value-type="float" office:value="-0.408673337967636" calcext:value-type="float">
            <text:p>-0,408673337967636</text:p>
          </table:table-cell>
        </table:table-row>
        <table:table-row table:style-name="ro1">
          <table:table-cell office:value-type="float" office:value="-0.420000000000158" calcext:value-type="float">
            <text:p>-0,420000000000158</text:p>
          </table:table-cell>
          <table:table-cell table:formula="of:=SIN([.A1582])" office:value-type="float" office:value="-0.407760453059714" calcext:value-type="float">
            <text:p>-0,407760453059714</text:p>
          </table:table-cell>
        </table:table-row>
        <table:table-row table:style-name="ro1">
          <table:table-cell office:value-type="float" office:value="-0.419000000000158" calcext:value-type="float">
            <text:p>-0,419000000000158</text:p>
          </table:table-cell>
          <table:table-cell table:formula="of:=SIN([.A1583])" office:value-type="float" office:value="-0.406847160391374" calcext:value-type="float">
            <text:p>-0,406847160391374</text:p>
          </table:table-cell>
        </table:table-row>
        <table:table-row table:style-name="ro1">
          <table:table-cell office:value-type="float" office:value="-0.418000000000158" calcext:value-type="float">
            <text:p>-0,418000000000158</text:p>
          </table:table-cell>
          <table:table-cell table:formula="of:=SIN([.A1584])" office:value-type="float" office:value="-0.405933460875907" calcext:value-type="float">
            <text:p>-0,405933460875907</text:p>
          </table:table-cell>
        </table:table-row>
        <table:table-row table:style-name="ro1">
          <table:table-cell office:value-type="float" office:value="-0.417000000000158" calcext:value-type="float">
            <text:p>-0,417000000000158</text:p>
          </table:table-cell>
          <table:table-cell table:formula="of:=SIN([.A1585])" office:value-type="float" office:value="-0.405019355427014" calcext:value-type="float">
            <text:p>-0,405019355427014</text:p>
          </table:table-cell>
        </table:table-row>
        <table:table-row table:style-name="ro1">
          <table:table-cell office:value-type="float" office:value="-0.416000000000158" calcext:value-type="float">
            <text:p>-0,416000000000158</text:p>
          </table:table-cell>
          <table:table-cell table:formula="of:=SIN([.A1586])" office:value-type="float" office:value="-0.404104844958798" calcext:value-type="float">
            <text:p>-0,404104844958798</text:p>
          </table:table-cell>
        </table:table-row>
        <table:table-row table:style-name="ro1">
          <table:table-cell office:value-type="float" office:value="-0.415000000000158" calcext:value-type="float">
            <text:p>-0,415000000000158</text:p>
          </table:table-cell>
          <table:table-cell table:formula="of:=SIN([.A1587])" office:value-type="float" office:value="-0.403189930385772" calcext:value-type="float">
            <text:p>-0,403189930385772</text:p>
          </table:table-cell>
        </table:table-row>
        <table:table-row table:style-name="ro1">
          <table:table-cell office:value-type="float" office:value="-0.414000000000158" calcext:value-type="float">
            <text:p>-0,414000000000158</text:p>
          </table:table-cell>
          <table:table-cell table:formula="of:=SIN([.A1588])" office:value-type="float" office:value="-0.402274612622848" calcext:value-type="float">
            <text:p>-0,402274612622848</text:p>
          </table:table-cell>
        </table:table-row>
        <table:table-row table:style-name="ro1">
          <table:table-cell office:value-type="float" office:value="-0.413000000000159" calcext:value-type="float">
            <text:p>-0,413000000000159</text:p>
          </table:table-cell>
          <table:table-cell table:formula="of:=SIN([.A1589])" office:value-type="float" office:value="-0.401358892585346" calcext:value-type="float">
            <text:p>-0,401358892585346</text:p>
          </table:table-cell>
        </table:table-row>
        <table:table-row table:style-name="ro1">
          <table:table-cell office:value-type="float" office:value="-0.412000000000159" calcext:value-type="float">
            <text:p>-0,412000000000159</text:p>
          </table:table-cell>
          <table:table-cell table:formula="of:=SIN([.A1590])" office:value-type="float" office:value="-0.400442771188984" calcext:value-type="float">
            <text:p>-0,400442771188984</text:p>
          </table:table-cell>
        </table:table-row>
        <table:table-row table:style-name="ro1">
          <table:table-cell office:value-type="float" office:value="-0.411000000000159" calcext:value-type="float">
            <text:p>-0,411000000000159</text:p>
          </table:table-cell>
          <table:table-cell table:formula="of:=SIN([.A1591])" office:value-type="float" office:value="-0.399526249349884" calcext:value-type="float">
            <text:p>-0,399526249349884</text:p>
          </table:table-cell>
        </table:table-row>
        <table:table-row table:style-name="ro1">
          <table:table-cell office:value-type="float" office:value="-0.410000000000159" calcext:value-type="float">
            <text:p>-0,410000000000159</text:p>
          </table:table-cell>
          <table:table-cell table:formula="of:=SIN([.A1592])" office:value-type="float" office:value="-0.398609327984569" calcext:value-type="float">
            <text:p>-0,398609327984569</text:p>
          </table:table-cell>
        </table:table-row>
        <table:table-row table:style-name="ro1">
          <table:table-cell office:value-type="float" office:value="-0.409000000000159" calcext:value-type="float">
            <text:p>-0,409000000000159</text:p>
          </table:table-cell>
          <table:table-cell table:formula="of:=SIN([.A1593])" office:value-type="float" office:value="-0.397692008009958" calcext:value-type="float">
            <text:p>-0,397692008009958</text:p>
          </table:table-cell>
        </table:table-row>
        <table:table-row table:style-name="ro1">
          <table:table-cell office:value-type="float" office:value="-0.408000000000159" calcext:value-type="float">
            <text:p>-0,408000000000159</text:p>
          </table:table-cell>
          <table:table-cell table:formula="of:=SIN([.A1594])" office:value-type="float" office:value="-0.396774290343373" calcext:value-type="float">
            <text:p>-0,396774290343373</text:p>
          </table:table-cell>
        </table:table-row>
        <table:table-row table:style-name="ro1">
          <table:table-cell office:value-type="float" office:value="-0.407000000000159" calcext:value-type="float">
            <text:p>-0,407000000000159</text:p>
          </table:table-cell>
          <table:table-cell table:formula="of:=SIN([.A1595])" office:value-type="float" office:value="-0.395856175902531" calcext:value-type="float">
            <text:p>-0,395856175902531</text:p>
          </table:table-cell>
        </table:table-row>
        <table:table-row table:style-name="ro1">
          <table:table-cell office:value-type="float" office:value="-0.406000000000159" calcext:value-type="float">
            <text:p>-0,406000000000159</text:p>
          </table:table-cell>
          <table:table-cell table:formula="of:=SIN([.A1596])" office:value-type="float" office:value="-0.394937665605545" calcext:value-type="float">
            <text:p>-0,394937665605545</text:p>
          </table:table-cell>
        </table:table-row>
        <table:table-row table:style-name="ro1">
          <table:table-cell office:value-type="float" office:value="-0.405000000000159" calcext:value-type="float">
            <text:p>-0,405000000000159</text:p>
          </table:table-cell>
          <table:table-cell table:formula="of:=SIN([.A1597])" office:value-type="float" office:value="-0.394018760370927" calcext:value-type="float">
            <text:p>-0,394018760370927</text:p>
          </table:table-cell>
        </table:table-row>
        <table:table-row table:style-name="ro1">
          <table:table-cell office:value-type="float" office:value="-0.40400000000016" calcext:value-type="float">
            <text:p>-0,40400000000016</text:p>
          </table:table-cell>
          <table:table-cell table:formula="of:=SIN([.A1598])" office:value-type="float" office:value="-0.393099461117581" calcext:value-type="float">
            <text:p>-0,393099461117581</text:p>
          </table:table-cell>
        </table:table-row>
        <table:table-row table:style-name="ro1">
          <table:table-cell office:value-type="float" office:value="-0.40300000000016" calcext:value-type="float">
            <text:p>-0,40300000000016</text:p>
          </table:table-cell>
          <table:table-cell table:formula="of:=SIN([.A1599])" office:value-type="float" office:value="-0.392179768764807" calcext:value-type="float">
            <text:p>-0,392179768764807</text:p>
          </table:table-cell>
        </table:table-row>
        <table:table-row table:style-name="ro1">
          <table:table-cell office:value-type="float" office:value="-0.40200000000016" calcext:value-type="float">
            <text:p>-0,40200000000016</text:p>
          </table:table-cell>
          <table:table-cell table:formula="of:=SIN([.A1600])" office:value-type="float" office:value="-0.391259684232297" calcext:value-type="float">
            <text:p>-0,391259684232297</text:p>
          </table:table-cell>
        </table:table-row>
        <table:table-row table:style-name="ro1">
          <table:table-cell office:value-type="float" office:value="-0.40100000000016" calcext:value-type="float">
            <text:p>-0,40100000000016</text:p>
          </table:table-cell>
          <table:table-cell table:formula="of:=SIN([.A1601])" office:value-type="float" office:value="-0.390339208440135" calcext:value-type="float">
            <text:p>-0,390339208440135</text:p>
          </table:table-cell>
        </table:table-row>
        <table:table-row table:style-name="ro1">
          <table:table-cell office:value-type="float" office:value="-0.40000000000016" calcext:value-type="float">
            <text:p>-0,40000000000016</text:p>
          </table:table-cell>
          <table:table-cell table:formula="of:=SIN([.A1602])" office:value-type="float" office:value="-0.389418342308798" calcext:value-type="float">
            <text:p>-0,389418342308798</text:p>
          </table:table-cell>
        </table:table-row>
        <table:table-row table:style-name="ro1">
          <table:table-cell office:value-type="float" office:value="-0.39900000000016" calcext:value-type="float">
            <text:p>-0,39900000000016</text:p>
          </table:table-cell>
          <table:table-cell table:formula="of:=SIN([.A1603])" office:value-type="float" office:value="-0.38849708675915" calcext:value-type="float">
            <text:p>-0,38849708675915</text:p>
          </table:table-cell>
        </table:table-row>
        <table:table-row table:style-name="ro1">
          <table:table-cell office:value-type="float" office:value="-0.39800000000016" calcext:value-type="float">
            <text:p>-0,39800000000016</text:p>
          </table:table-cell>
          <table:table-cell table:formula="of:=SIN([.A1604])" office:value-type="float" office:value="-0.387575442712448" calcext:value-type="float">
            <text:p>-0,387575442712448</text:p>
          </table:table-cell>
        </table:table-row>
        <table:table-row table:style-name="ro1">
          <table:table-cell office:value-type="float" office:value="-0.39700000000016" calcext:value-type="float">
            <text:p>-0,39700000000016</text:p>
          </table:table-cell>
          <table:table-cell table:formula="of:=SIN([.A1605])" office:value-type="float" office:value="-0.386653411090336" calcext:value-type="float">
            <text:p>-0,386653411090336</text:p>
          </table:table-cell>
        </table:table-row>
        <table:table-row table:style-name="ro1">
          <table:table-cell office:value-type="float" office:value="-0.39600000000016" calcext:value-type="float">
            <text:p>-0,39600000000016</text:p>
          </table:table-cell>
          <table:table-cell table:formula="of:=SIN([.A1606])" office:value-type="float" office:value="-0.385730992814845" calcext:value-type="float">
            <text:p>-0,385730992814845</text:p>
          </table:table-cell>
        </table:table-row>
        <table:table-row table:style-name="ro1">
          <table:table-cell office:value-type="float" office:value="-0.39500000000016" calcext:value-type="float">
            <text:p>-0,39500000000016</text:p>
          </table:table-cell>
          <table:table-cell table:formula="of:=SIN([.A1607])" office:value-type="float" office:value="-0.384808188808393" calcext:value-type="float">
            <text:p>-0,384808188808393</text:p>
          </table:table-cell>
        </table:table-row>
        <table:table-row table:style-name="ro1">
          <table:table-cell office:value-type="float" office:value="-0.39400000000016" calcext:value-type="float">
            <text:p>-0,39400000000016</text:p>
          </table:table-cell>
          <table:table-cell table:formula="of:=SIN([.A1608])" office:value-type="float" office:value="-0.383884999993784" calcext:value-type="float">
            <text:p>-0,383884999993784</text:p>
          </table:table-cell>
        </table:table-row>
        <table:table-row table:style-name="ro1">
          <table:table-cell office:value-type="float" office:value="-0.393000000000161" calcext:value-type="float">
            <text:p>-0,393000000000161</text:p>
          </table:table-cell>
          <table:table-cell table:formula="of:=SIN([.A1609])" office:value-type="float" office:value="-0.382961427294208" calcext:value-type="float">
            <text:p>-0,382961427294208</text:p>
          </table:table-cell>
        </table:table-row>
        <table:table-row table:style-name="ro1">
          <table:table-cell office:value-type="float" office:value="-0.392000000000161" calcext:value-type="float">
            <text:p>-0,392000000000161</text:p>
          </table:table-cell>
          <table:table-cell table:formula="of:=SIN([.A1610])" office:value-type="float" office:value="-0.382037471633236" calcext:value-type="float">
            <text:p>-0,382037471633236</text:p>
          </table:table-cell>
        </table:table-row>
        <table:table-row table:style-name="ro1">
          <table:table-cell office:value-type="float" office:value="-0.391000000000161" calcext:value-type="float">
            <text:p>-0,391000000000161</text:p>
          </table:table-cell>
          <table:table-cell table:formula="of:=SIN([.A1611])" office:value-type="float" office:value="-0.381113133934824" calcext:value-type="float">
            <text:p>-0,381113133934824</text:p>
          </table:table-cell>
        </table:table-row>
        <table:table-row table:style-name="ro1">
          <table:table-cell office:value-type="float" office:value="-0.390000000000161" calcext:value-type="float">
            <text:p>-0,390000000000161</text:p>
          </table:table-cell>
          <table:table-cell table:formula="of:=SIN([.A1612])" office:value-type="float" office:value="-0.38018841512331" calcext:value-type="float">
            <text:p>-0,38018841512331</text:p>
          </table:table-cell>
        </table:table-row>
        <table:table-row table:style-name="ro1">
          <table:table-cell office:value-type="float" office:value="-0.389000000000161" calcext:value-type="float">
            <text:p>-0,389000000000161</text:p>
          </table:table-cell>
          <table:table-cell table:formula="of:=SIN([.A1613])" office:value-type="float" office:value="-0.379263316123413" calcext:value-type="float">
            <text:p>-0,379263316123413</text:p>
          </table:table-cell>
        </table:table-row>
        <table:table-row table:style-name="ro1">
          <table:table-cell office:value-type="float" office:value="-0.388000000000161" calcext:value-type="float">
            <text:p>-0,388000000000161</text:p>
          </table:table-cell>
          <table:table-cell table:formula="of:=SIN([.A1614])" office:value-type="float" office:value="-0.378337837860231" calcext:value-type="float">
            <text:p>-0,378337837860231</text:p>
          </table:table-cell>
        </table:table-row>
        <table:table-row table:style-name="ro1">
          <table:table-cell office:value-type="float" office:value="-0.387000000000161" calcext:value-type="float">
            <text:p>-0,387000000000161</text:p>
          </table:table-cell>
          <table:table-cell table:formula="of:=SIN([.A1615])" office:value-type="float" office:value="-0.377411981259243" calcext:value-type="float">
            <text:p>-0,377411981259243</text:p>
          </table:table-cell>
        </table:table-row>
        <table:table-row table:style-name="ro1">
          <table:table-cell office:value-type="float" office:value="-0.386000000000161" calcext:value-type="float">
            <text:p>-0,386000000000161</text:p>
          </table:table-cell>
          <table:table-cell table:formula="of:=SIN([.A1616])" office:value-type="float" office:value="-0.376485747246305" calcext:value-type="float">
            <text:p>-0,376485747246305</text:p>
          </table:table-cell>
        </table:table-row>
        <table:table-row table:style-name="ro1">
          <table:table-cell office:value-type="float" office:value="-0.385000000000161" calcext:value-type="float">
            <text:p>-0,385000000000161</text:p>
          </table:table-cell>
          <table:table-cell table:formula="of:=SIN([.A1617])" office:value-type="float" office:value="-0.375559136747651" calcext:value-type="float">
            <text:p>-0,375559136747651</text:p>
          </table:table-cell>
        </table:table-row>
        <table:table-row table:style-name="ro1">
          <table:table-cell office:value-type="float" office:value="-0.384000000000162" calcext:value-type="float">
            <text:p>-0,384000000000162</text:p>
          </table:table-cell>
          <table:table-cell table:formula="of:=SIN([.A1618])" office:value-type="float" office:value="-0.374632150689891" calcext:value-type="float">
            <text:p>-0,374632150689891</text:p>
          </table:table-cell>
        </table:table-row>
        <table:table-row table:style-name="ro1">
          <table:table-cell office:value-type="float" office:value="-0.383000000000162" calcext:value-type="float">
            <text:p>-0,383000000000162</text:p>
          </table:table-cell>
          <table:table-cell table:formula="of:=SIN([.A1619])" office:value-type="float" office:value="-0.373704790000013" calcext:value-type="float">
            <text:p>-0,373704790000013</text:p>
          </table:table-cell>
        </table:table-row>
        <table:table-row table:style-name="ro1">
          <table:table-cell office:value-type="float" office:value="-0.382000000000162" calcext:value-type="float">
            <text:p>-0,382000000000162</text:p>
          </table:table-cell>
          <table:table-cell table:formula="of:=SIN([.A1620])" office:value-type="float" office:value="-0.372777055605375" calcext:value-type="float">
            <text:p>-0,372777055605375</text:p>
          </table:table-cell>
        </table:table-row>
        <table:table-row table:style-name="ro1">
          <table:table-cell office:value-type="float" office:value="-0.381000000000162" calcext:value-type="float">
            <text:p>-0,381000000000162</text:p>
          </table:table-cell>
          <table:table-cell table:formula="of:=SIN([.A1621])" office:value-type="float" office:value="-0.371848948433713" calcext:value-type="float">
            <text:p>-0,371848948433713</text:p>
          </table:table-cell>
        </table:table-row>
        <table:table-row table:style-name="ro1">
          <table:table-cell office:value-type="float" office:value="-0.380000000000162" calcext:value-type="float">
            <text:p>-0,380000000000162</text:p>
          </table:table-cell>
          <table:table-cell table:formula="of:=SIN([.A1622])" office:value-type="float" office:value="-0.370920469413133" calcext:value-type="float">
            <text:p>-0,370920469413133</text:p>
          </table:table-cell>
        </table:table-row>
        <table:table-row table:style-name="ro1">
          <table:table-cell office:value-type="float" office:value="-0.379000000000162" calcext:value-type="float">
            <text:p>-0,379000000000162</text:p>
          </table:table-cell>
          <table:table-cell table:formula="of:=SIN([.A1623])" office:value-type="float" office:value="-0.369991619472115" calcext:value-type="float">
            <text:p>-0,369991619472115</text:p>
          </table:table-cell>
        </table:table-row>
        <table:table-row table:style-name="ro1">
          <table:table-cell office:value-type="float" office:value="-0.378000000000162" calcext:value-type="float">
            <text:p>-0,378000000000162</text:p>
          </table:table-cell>
          <table:table-cell table:formula="of:=SIN([.A1624])" office:value-type="float" office:value="-0.369062399539508" calcext:value-type="float">
            <text:p>-0,369062399539508</text:p>
          </table:table-cell>
        </table:table-row>
        <table:table-row table:style-name="ro1">
          <table:table-cell office:value-type="float" office:value="-0.377000000000162" calcext:value-type="float">
            <text:p>-0,377000000000162</text:p>
          </table:table-cell>
          <table:table-cell table:formula="of:=SIN([.A1625])" office:value-type="float" office:value="-0.368132810544533" calcext:value-type="float">
            <text:p>-0,368132810544533</text:p>
          </table:table-cell>
        </table:table-row>
        <table:table-row table:style-name="ro1">
          <table:table-cell office:value-type="float" office:value="-0.376000000000162" calcext:value-type="float">
            <text:p>-0,376000000000162</text:p>
          </table:table-cell>
          <table:table-cell table:formula="of:=SIN([.A1626])" office:value-type="float" office:value="-0.367202853416777" calcext:value-type="float">
            <text:p>-0,367202853416777</text:p>
          </table:table-cell>
        </table:table-row>
        <table:table-row table:style-name="ro1">
          <table:table-cell office:value-type="float" office:value="-0.375000000000162" calcext:value-type="float">
            <text:p>-0,375000000000162</text:p>
          </table:table-cell>
          <table:table-cell table:formula="of:=SIN([.A1627])" office:value-type="float" office:value="-0.366272529086199" calcext:value-type="float">
            <text:p>-0,366272529086199</text:p>
          </table:table-cell>
        </table:table-row>
        <table:table-row table:style-name="ro1">
          <table:table-cell office:value-type="float" office:value="-0.374000000000162" calcext:value-type="float">
            <text:p>-0,374000000000162</text:p>
          </table:table-cell>
          <table:table-cell table:formula="of:=SIN([.A1628])" office:value-type="float" office:value="-0.365341838483122" calcext:value-type="float">
            <text:p>-0,365341838483122</text:p>
          </table:table-cell>
        </table:table-row>
        <table:table-row table:style-name="ro1">
          <table:table-cell office:value-type="float" office:value="-0.373000000000163" calcext:value-type="float">
            <text:p>-0,373000000000163</text:p>
          </table:table-cell>
          <table:table-cell table:formula="of:=SIN([.A1629])" office:value-type="float" office:value="-0.364410782538237" calcext:value-type="float">
            <text:p>-0,364410782538237</text:p>
          </table:table-cell>
        </table:table-row>
        <table:table-row table:style-name="ro1">
          <table:table-cell office:value-type="float" office:value="-0.372000000000163" calcext:value-type="float">
            <text:p>-0,372000000000163</text:p>
          </table:table-cell>
          <table:table-cell table:formula="of:=SIN([.A1630])" office:value-type="float" office:value="-0.3634793621826" calcext:value-type="float">
            <text:p>-0,3634793621826</text:p>
          </table:table-cell>
        </table:table-row>
        <table:table-row table:style-name="ro1">
          <table:table-cell office:value-type="float" office:value="-0.371000000000163" calcext:value-type="float">
            <text:p>-0,371000000000163</text:p>
          </table:table-cell>
          <table:table-cell table:formula="of:=SIN([.A1631])" office:value-type="float" office:value="-0.362547578347631" calcext:value-type="float">
            <text:p>-0,362547578347631</text:p>
          </table:table-cell>
        </table:table-row>
        <table:table-row table:style-name="ro1">
          <table:table-cell office:value-type="float" office:value="-0.370000000000163" calcext:value-type="float">
            <text:p>-0,370000000000163</text:p>
          </table:table-cell>
          <table:table-cell table:formula="of:=SIN([.A1632])" office:value-type="float" office:value="-0.361615431965114" calcext:value-type="float">
            <text:p>-0,361615431965114</text:p>
          </table:table-cell>
        </table:table-row>
        <table:table-row table:style-name="ro1">
          <table:table-cell office:value-type="float" office:value="-0.369000000000163" calcext:value-type="float">
            <text:p>-0,369000000000163</text:p>
          </table:table-cell>
          <table:table-cell table:formula="of:=SIN([.A1633])" office:value-type="float" office:value="-0.360682923967195" calcext:value-type="float">
            <text:p>-0,360682923967195</text:p>
          </table:table-cell>
        </table:table-row>
        <table:table-row table:style-name="ro1">
          <table:table-cell office:value-type="float" office:value="-0.368000000000163" calcext:value-type="float">
            <text:p>-0,368000000000163</text:p>
          </table:table-cell>
          <table:table-cell table:formula="of:=SIN([.A1634])" office:value-type="float" office:value="-0.359750055286382" calcext:value-type="float">
            <text:p>-0,359750055286382</text:p>
          </table:table-cell>
        </table:table-row>
        <table:table-row table:style-name="ro1">
          <table:table-cell office:value-type="float" office:value="-0.367000000000163" calcext:value-type="float">
            <text:p>-0,367000000000163</text:p>
          </table:table-cell>
          <table:table-cell table:formula="of:=SIN([.A1635])" office:value-type="float" office:value="-0.358816826855544" calcext:value-type="float">
            <text:p>-0,358816826855544</text:p>
          </table:table-cell>
        </table:table-row>
        <table:table-row table:style-name="ro1">
          <table:table-cell office:value-type="float" office:value="-0.366000000000163" calcext:value-type="float">
            <text:p>-0,366000000000163</text:p>
          </table:table-cell>
          <table:table-cell table:formula="of:=SIN([.A1636])" office:value-type="float" office:value="-0.357883239607909" calcext:value-type="float">
            <text:p>-0,357883239607909</text:p>
          </table:table-cell>
        </table:table-row>
        <table:table-row table:style-name="ro1">
          <table:table-cell office:value-type="float" office:value="-0.365000000000163" calcext:value-type="float">
            <text:p>-0,365000000000163</text:p>
          </table:table-cell>
          <table:table-cell table:formula="of:=SIN([.A1637])" office:value-type="float" office:value="-0.356949294477064" calcext:value-type="float">
            <text:p>-0,356949294477064</text:p>
          </table:table-cell>
        </table:table-row>
        <table:table-row table:style-name="ro1">
          <table:table-cell office:value-type="float" office:value="-0.364000000000164" calcext:value-type="float">
            <text:p>-0,364000000000164</text:p>
          </table:table-cell>
          <table:table-cell table:formula="of:=SIN([.A1638])" office:value-type="float" office:value="-0.356014992396954" calcext:value-type="float">
            <text:p>-0,356014992396954</text:p>
          </table:table-cell>
        </table:table-row>
        <table:table-row table:style-name="ro1">
          <table:table-cell office:value-type="float" office:value="-0.363000000000164" calcext:value-type="float">
            <text:p>-0,363000000000164</text:p>
          </table:table-cell>
          <table:table-cell table:formula="of:=SIN([.A1639])" office:value-type="float" office:value="-0.355080334301882" calcext:value-type="float">
            <text:p>-0,355080334301882</text:p>
          </table:table-cell>
        </table:table-row>
        <table:table-row table:style-name="ro1">
          <table:table-cell office:value-type="float" office:value="-0.362000000000164" calcext:value-type="float">
            <text:p>-0,362000000000164</text:p>
          </table:table-cell>
          <table:table-cell table:formula="of:=SIN([.A1640])" office:value-type="float" office:value="-0.354145321126505" calcext:value-type="float">
            <text:p>-0,354145321126505</text:p>
          </table:table-cell>
        </table:table-row>
        <table:table-row table:style-name="ro1">
          <table:table-cell office:value-type="float" office:value="-0.361000000000164" calcext:value-type="float">
            <text:p>-0,361000000000164</text:p>
          </table:table-cell>
          <table:table-cell table:formula="of:=SIN([.A1641])" office:value-type="float" office:value="-0.353209953805836" calcext:value-type="float">
            <text:p>-0,353209953805836</text:p>
          </table:table-cell>
        </table:table-row>
        <table:table-row table:style-name="ro1">
          <table:table-cell office:value-type="float" office:value="-0.360000000000164" calcext:value-type="float">
            <text:p>-0,360000000000164</text:p>
          </table:table-cell>
          <table:table-cell table:formula="of:=SIN([.A1642])" office:value-type="float" office:value="-0.352274233275243" calcext:value-type="float">
            <text:p>-0,352274233275243</text:p>
          </table:table-cell>
        </table:table-row>
        <table:table-row table:style-name="ro1">
          <table:table-cell office:value-type="float" office:value="-0.359000000000164" calcext:value-type="float">
            <text:p>-0,359000000000164</text:p>
          </table:table-cell>
          <table:table-cell table:formula="of:=SIN([.A1643])" office:value-type="float" office:value="-0.351338160470446" calcext:value-type="float">
            <text:p>-0,351338160470446</text:p>
          </table:table-cell>
        </table:table-row>
        <table:table-row table:style-name="ro1">
          <table:table-cell office:value-type="float" office:value="-0.358000000000164" calcext:value-type="float">
            <text:p>-0,358000000000164</text:p>
          </table:table-cell>
          <table:table-cell table:formula="of:=SIN([.A1644])" office:value-type="float" office:value="-0.350401736327518" calcext:value-type="float">
            <text:p>-0,350401736327518</text:p>
          </table:table-cell>
        </table:table-row>
        <table:table-row table:style-name="ro1">
          <table:table-cell office:value-type="float" office:value="-0.357000000000164" calcext:value-type="float">
            <text:p>-0,357000000000164</text:p>
          </table:table-cell>
          <table:table-cell table:formula="of:=SIN([.A1645])" office:value-type="float" office:value="-0.349464961782883" calcext:value-type="float">
            <text:p>-0,349464961782883</text:p>
          </table:table-cell>
        </table:table-row>
        <table:table-row table:style-name="ro1">
          <table:table-cell office:value-type="float" office:value="-0.356000000000164" calcext:value-type="float">
            <text:p>-0,356000000000164</text:p>
          </table:table-cell>
          <table:table-cell table:formula="of:=SIN([.A1646])" office:value-type="float" office:value="-0.348527837773315" calcext:value-type="float">
            <text:p>-0,348527837773315</text:p>
          </table:table-cell>
        </table:table-row>
        <table:table-row table:style-name="ro1">
          <table:table-cell office:value-type="float" office:value="-0.355000000000164" calcext:value-type="float">
            <text:p>-0,355000000000164</text:p>
          </table:table-cell>
          <table:table-cell table:formula="of:=SIN([.A1647])" office:value-type="float" office:value="-0.347590365235938" calcext:value-type="float">
            <text:p>-0,347590365235938</text:p>
          </table:table-cell>
        </table:table-row>
        <table:table-row table:style-name="ro1">
          <table:table-cell office:value-type="float" office:value="-0.354000000000164" calcext:value-type="float">
            <text:p>-0,354000000000164</text:p>
          </table:table-cell>
          <table:table-cell table:formula="of:=SIN([.A1648])" office:value-type="float" office:value="-0.346652545108225" calcext:value-type="float">
            <text:p>-0,346652545108225</text:p>
          </table:table-cell>
        </table:table-row>
        <table:table-row table:style-name="ro1">
          <table:table-cell office:value-type="float" office:value="-0.353000000000165" calcext:value-type="float">
            <text:p>-0,353000000000165</text:p>
          </table:table-cell>
          <table:table-cell table:formula="of:=SIN([.A1649])" office:value-type="float" office:value="-0.345714378327996" calcext:value-type="float">
            <text:p>-0,345714378327996</text:p>
          </table:table-cell>
        </table:table-row>
        <table:table-row table:style-name="ro1">
          <table:table-cell office:value-type="float" office:value="-0.352000000000165" calcext:value-type="float">
            <text:p>-0,352000000000165</text:p>
          </table:table-cell>
          <table:table-cell table:formula="of:=SIN([.A1650])" office:value-type="float" office:value="-0.344775865833418" calcext:value-type="float">
            <text:p>-0,344775865833418</text:p>
          </table:table-cell>
        </table:table-row>
        <table:table-row table:style-name="ro1">
          <table:table-cell office:value-type="float" office:value="-0.351000000000165" calcext:value-type="float">
            <text:p>-0,351000000000165</text:p>
          </table:table-cell>
          <table:table-cell table:formula="of:=SIN([.A1651])" office:value-type="float" office:value="-0.343837008563002" calcext:value-type="float">
            <text:p>-0,343837008563002</text:p>
          </table:table-cell>
        </table:table-row>
        <table:table-row table:style-name="ro1">
          <table:table-cell office:value-type="float" office:value="-0.350000000000165" calcext:value-type="float">
            <text:p>-0,350000000000165</text:p>
          </table:table-cell>
          <table:table-cell table:formula="of:=SIN([.A1652])" office:value-type="float" office:value="-0.342897807455606" calcext:value-type="float">
            <text:p>-0,342897807455606</text:p>
          </table:table-cell>
        </table:table-row>
        <table:table-row table:style-name="ro1">
          <table:table-cell office:value-type="float" office:value="-0.349000000000165" calcext:value-type="float">
            <text:p>-0,349000000000165</text:p>
          </table:table-cell>
          <table:table-cell table:formula="of:=SIN([.A1653])" office:value-type="float" office:value="-0.341958263450432" calcext:value-type="float">
            <text:p>-0,341958263450432</text:p>
          </table:table-cell>
        </table:table-row>
        <table:table-row table:style-name="ro1">
          <table:table-cell office:value-type="float" office:value="-0.348000000000165" calcext:value-type="float">
            <text:p>-0,348000000000165</text:p>
          </table:table-cell>
          <table:table-cell table:formula="of:=SIN([.A1654])" office:value-type="float" office:value="-0.341018377487022" calcext:value-type="float">
            <text:p>-0,341018377487022</text:p>
          </table:table-cell>
        </table:table-row>
        <table:table-row table:style-name="ro1">
          <table:table-cell office:value-type="float" office:value="-0.347000000000165" calcext:value-type="float">
            <text:p>-0,347000000000165</text:p>
          </table:table-cell>
          <table:table-cell table:formula="of:=SIN([.A1655])" office:value-type="float" office:value="-0.340078150505264" calcext:value-type="float">
            <text:p>-0,340078150505264</text:p>
          </table:table-cell>
        </table:table-row>
        <table:table-row table:style-name="ro1">
          <table:table-cell office:value-type="float" office:value="-0.346000000000165" calcext:value-type="float">
            <text:p>-0,346000000000165</text:p>
          </table:table-cell>
          <table:table-cell table:formula="of:=SIN([.A1656])" office:value-type="float" office:value="-0.339137583445383" calcext:value-type="float">
            <text:p>-0,339137583445383</text:p>
          </table:table-cell>
        </table:table-row>
        <table:table-row table:style-name="ro1">
          <table:table-cell office:value-type="float" office:value="-0.345000000000165" calcext:value-type="float">
            <text:p>-0,345000000000165</text:p>
          </table:table-cell>
          <table:table-cell table:formula="of:=SIN([.A1657])" office:value-type="float" office:value="-0.338196677247947" calcext:value-type="float">
            <text:p>-0,338196677247947</text:p>
          </table:table-cell>
        </table:table-row>
        <table:table-row table:style-name="ro1">
          <table:table-cell office:value-type="float" office:value="-0.344000000000165" calcext:value-type="float">
            <text:p>-0,344000000000165</text:p>
          </table:table-cell>
          <table:table-cell table:formula="of:=SIN([.A1658])" office:value-type="float" office:value="-0.337255432853862" calcext:value-type="float">
            <text:p>-0,337255432853862</text:p>
          </table:table-cell>
        </table:table-row>
        <table:table-row table:style-name="ro1">
          <table:table-cell office:value-type="float" office:value="-0.343000000000166" calcext:value-type="float">
            <text:p>-0,343000000000166</text:p>
          </table:table-cell>
          <table:table-cell table:formula="of:=SIN([.A1659])" office:value-type="float" office:value="-0.336313851204372" calcext:value-type="float">
            <text:p>-0,336313851204372</text:p>
          </table:table-cell>
        </table:table-row>
        <table:table-row table:style-name="ro1">
          <table:table-cell office:value-type="float" office:value="-0.342000000000166" calcext:value-type="float">
            <text:p>-0,342000000000166</text:p>
          </table:table-cell>
          <table:table-cell table:formula="of:=SIN([.A1660])" office:value-type="float" office:value="-0.335371933241059" calcext:value-type="float">
            <text:p>-0,335371933241059</text:p>
          </table:table-cell>
        </table:table-row>
        <table:table-row table:style-name="ro1">
          <table:table-cell office:value-type="float" office:value="-0.341000000000166" calcext:value-type="float">
            <text:p>-0,341000000000166</text:p>
          </table:table-cell>
          <table:table-cell table:formula="of:=SIN([.A1661])" office:value-type="float" office:value="-0.334429679905841" calcext:value-type="float">
            <text:p>-0,334429679905841</text:p>
          </table:table-cell>
        </table:table-row>
        <table:table-row table:style-name="ro1">
          <table:table-cell office:value-type="float" office:value="-0.340000000000166" calcext:value-type="float">
            <text:p>-0,340000000000166</text:p>
          </table:table-cell>
          <table:table-cell table:formula="of:=SIN([.A1662])" office:value-type="float" office:value="-0.333487092140971" calcext:value-type="float">
            <text:p>-0,333487092140971</text:p>
          </table:table-cell>
        </table:table-row>
        <table:table-row table:style-name="ro1">
          <table:table-cell office:value-type="float" office:value="-0.339000000000166" calcext:value-type="float">
            <text:p>-0,339000000000166</text:p>
          </table:table-cell>
          <table:table-cell table:formula="of:=SIN([.A1663])" office:value-type="float" office:value="-0.332544170889036" calcext:value-type="float">
            <text:p>-0,332544170889036</text:p>
          </table:table-cell>
        </table:table-row>
        <table:table-row table:style-name="ro1">
          <table:table-cell office:value-type="float" office:value="-0.338000000000166" calcext:value-type="float">
            <text:p>-0,338000000000166</text:p>
          </table:table-cell>
          <table:table-cell table:formula="of:=SIN([.A1664])" office:value-type="float" office:value="-0.331600917092958" calcext:value-type="float">
            <text:p>-0,331600917092958</text:p>
          </table:table-cell>
        </table:table-row>
        <table:table-row table:style-name="ro1">
          <table:table-cell office:value-type="float" office:value="-0.337000000000166" calcext:value-type="float">
            <text:p>-0,337000000000166</text:p>
          </table:table-cell>
          <table:table-cell table:formula="of:=SIN([.A1665])" office:value-type="float" office:value="-0.330657331695991" calcext:value-type="float">
            <text:p>-0,330657331695991</text:p>
          </table:table-cell>
        </table:table-row>
        <table:table-row table:style-name="ro1">
          <table:table-cell office:value-type="float" office:value="-0.336000000000166" calcext:value-type="float">
            <text:p>-0,336000000000166</text:p>
          </table:table-cell>
          <table:table-cell table:formula="of:=SIN([.A1666])" office:value-type="float" office:value="-0.32971341564172" calcext:value-type="float">
            <text:p>-0,32971341564172</text:p>
          </table:table-cell>
        </table:table-row>
        <table:table-row table:style-name="ro1">
          <table:table-cell office:value-type="float" office:value="-0.335000000000166" calcext:value-type="float">
            <text:p>-0,335000000000166</text:p>
          </table:table-cell>
          <table:table-cell table:formula="of:=SIN([.A1667])" office:value-type="float" office:value="-0.32876916987406" calcext:value-type="float">
            <text:p>-0,32876916987406</text:p>
          </table:table-cell>
        </table:table-row>
        <table:table-row table:style-name="ro1">
          <table:table-cell office:value-type="float" office:value="-0.334000000000167" calcext:value-type="float">
            <text:p>-0,334000000000167</text:p>
          </table:table-cell>
          <table:table-cell table:formula="of:=SIN([.A1668])" office:value-type="float" office:value="-0.327824595337258" calcext:value-type="float">
            <text:p>-0,327824595337258</text:p>
          </table:table-cell>
        </table:table-row>
        <table:table-row table:style-name="ro1">
          <table:table-cell office:value-type="float" office:value="-0.333000000000166" calcext:value-type="float">
            <text:p>-0,333000000000166</text:p>
          </table:table-cell>
          <table:table-cell table:formula="of:=SIN([.A1669])" office:value-type="float" office:value="-0.326879692975888" calcext:value-type="float">
            <text:p>-0,326879692975888</text:p>
          </table:table-cell>
        </table:table-row>
        <table:table-row table:style-name="ro1">
          <table:table-cell office:value-type="float" office:value="-0.332000000000167" calcext:value-type="float">
            <text:p>-0,332000000000167</text:p>
          </table:table-cell>
          <table:table-cell table:formula="of:=SIN([.A1670])" office:value-type="float" office:value="-0.325934463734852" calcext:value-type="float">
            <text:p>-0,325934463734852</text:p>
          </table:table-cell>
        </table:table-row>
        <table:table-row table:style-name="ro1">
          <table:table-cell office:value-type="float" office:value="-0.331000000000167" calcext:value-type="float">
            <text:p>-0,331000000000167</text:p>
          </table:table-cell>
          <table:table-cell table:formula="of:=SIN([.A1671])" office:value-type="float" office:value="-0.32498890855938" calcext:value-type="float">
            <text:p>-0,32498890855938</text:p>
          </table:table-cell>
        </table:table-row>
        <table:table-row table:style-name="ro1">
          <table:table-cell office:value-type="float" office:value="-0.330000000000167" calcext:value-type="float">
            <text:p>-0,330000000000167</text:p>
          </table:table-cell>
          <table:table-cell table:formula="of:=SIN([.A1672])" office:value-type="float" office:value="-0.324043028395026" calcext:value-type="float">
            <text:p>-0,324043028395026</text:p>
          </table:table-cell>
        </table:table-row>
        <table:table-row table:style-name="ro1">
          <table:table-cell office:value-type="float" office:value="-0.329000000000167" calcext:value-type="float">
            <text:p>-0,329000000000167</text:p>
          </table:table-cell>
          <table:table-cell table:formula="of:=SIN([.A1673])" office:value-type="float" office:value="-0.323096824187671" calcext:value-type="float">
            <text:p>-0,323096824187671</text:p>
          </table:table-cell>
        </table:table-row>
        <table:table-row table:style-name="ro1">
          <table:table-cell office:value-type="float" office:value="-0.328000000000167" calcext:value-type="float">
            <text:p>-0,328000000000167</text:p>
          </table:table-cell>
          <table:table-cell table:formula="of:=SIN([.A1674])" office:value-type="float" office:value="-0.322150296883518" calcext:value-type="float">
            <text:p>-0,322150296883518</text:p>
          </table:table-cell>
        </table:table-row>
        <table:table-row table:style-name="ro1">
          <table:table-cell office:value-type="float" office:value="-0.327000000000167" calcext:value-type="float">
            <text:p>-0,327000000000167</text:p>
          </table:table-cell>
          <table:table-cell table:formula="of:=SIN([.A1675])" office:value-type="float" office:value="-0.321203447429096" calcext:value-type="float">
            <text:p>-0,321203447429096</text:p>
          </table:table-cell>
        </table:table-row>
        <table:table-row table:style-name="ro1">
          <table:table-cell office:value-type="float" office:value="-0.326000000000167" calcext:value-type="float">
            <text:p>-0,326000000000167</text:p>
          </table:table-cell>
          <table:table-cell table:formula="of:=SIN([.A1676])" office:value-type="float" office:value="-0.320256276771253" calcext:value-type="float">
            <text:p>-0,320256276771253</text:p>
          </table:table-cell>
        </table:table-row>
        <table:table-row table:style-name="ro1">
          <table:table-cell office:value-type="float" office:value="-0.325000000000167" calcext:value-type="float">
            <text:p>-0,325000000000167</text:p>
          </table:table-cell>
          <table:table-cell table:formula="of:=SIN([.A1677])" office:value-type="float" office:value="-0.31930878585716" calcext:value-type="float">
            <text:p>-0,31930878585716</text:p>
          </table:table-cell>
        </table:table-row>
        <table:table-row table:style-name="ro1">
          <table:table-cell office:value-type="float" office:value="-0.324000000000167" calcext:value-type="float">
            <text:p>-0,324000000000167</text:p>
          </table:table-cell>
          <table:table-cell table:formula="of:=SIN([.A1678])" office:value-type="float" office:value="-0.318360975634307" calcext:value-type="float">
            <text:p>-0,318360975634307</text:p>
          </table:table-cell>
        </table:table-row>
        <table:table-row table:style-name="ro1">
          <table:table-cell office:value-type="float" office:value="-0.323000000000168" calcext:value-type="float">
            <text:p>-0,323000000000168</text:p>
          </table:table-cell>
          <table:table-cell table:formula="of:=SIN([.A1679])" office:value-type="float" office:value="-0.317412847050505" calcext:value-type="float">
            <text:p>-0,317412847050505</text:p>
          </table:table-cell>
        </table:table-row>
        <table:table-row table:style-name="ro1">
          <table:table-cell office:value-type="float" office:value="-0.322000000000168" calcext:value-type="float">
            <text:p>-0,322000000000168</text:p>
          </table:table-cell>
          <table:table-cell table:formula="of:=SIN([.A1680])" office:value-type="float" office:value="-0.316464401053883" calcext:value-type="float">
            <text:p>-0,316464401053883</text:p>
          </table:table-cell>
        </table:table-row>
        <table:table-row table:style-name="ro1">
          <table:table-cell office:value-type="float" office:value="-0.321000000000168" calcext:value-type="float">
            <text:p>-0,321000000000168</text:p>
          </table:table-cell>
          <table:table-cell table:formula="of:=SIN([.A1681])" office:value-type="float" office:value="-0.315515638592886" calcext:value-type="float">
            <text:p>-0,315515638592886</text:p>
          </table:table-cell>
        </table:table-row>
        <table:table-row table:style-name="ro1">
          <table:table-cell office:value-type="float" office:value="-0.320000000000168" calcext:value-type="float">
            <text:p>-0,320000000000168</text:p>
          </table:table-cell>
          <table:table-cell table:formula="of:=SIN([.A1682])" office:value-type="float" office:value="-0.314566560616277" calcext:value-type="float">
            <text:p>-0,314566560616277</text:p>
          </table:table-cell>
        </table:table-row>
        <table:table-row table:style-name="ro1">
          <table:table-cell office:value-type="float" office:value="-0.319000000000168" calcext:value-type="float">
            <text:p>-0,319000000000168</text:p>
          </table:table-cell>
          <table:table-cell table:formula="of:=SIN([.A1683])" office:value-type="float" office:value="-0.313617168073134" calcext:value-type="float">
            <text:p>-0,313617168073134</text:p>
          </table:table-cell>
        </table:table-row>
        <table:table-row table:style-name="ro1">
          <table:table-cell office:value-type="float" office:value="-0.318000000000168" calcext:value-type="float">
            <text:p>-0,318000000000168</text:p>
          </table:table-cell>
          <table:table-cell table:formula="of:=SIN([.A1684])" office:value-type="float" office:value="-0.312667461912848" calcext:value-type="float">
            <text:p>-0,312667461912848</text:p>
          </table:table-cell>
        </table:table-row>
        <table:table-row table:style-name="ro1">
          <table:table-cell office:value-type="float" office:value="-0.317000000000168" calcext:value-type="float">
            <text:p>-0,317000000000168</text:p>
          </table:table-cell>
          <table:table-cell table:formula="of:=SIN([.A1685])" office:value-type="float" office:value="-0.311717443085127" calcext:value-type="float">
            <text:p>-0,311717443085127</text:p>
          </table:table-cell>
        </table:table-row>
        <table:table-row table:style-name="ro1">
          <table:table-cell office:value-type="float" office:value="-0.316000000000168" calcext:value-type="float">
            <text:p>-0,316000000000168</text:p>
          </table:table-cell>
          <table:table-cell table:formula="of:=SIN([.A1686])" office:value-type="float" office:value="-0.310767112539988" calcext:value-type="float">
            <text:p>-0,310767112539988</text:p>
          </table:table-cell>
        </table:table-row>
        <table:table-row table:style-name="ro1">
          <table:table-cell office:value-type="float" office:value="-0.315000000000168" calcext:value-type="float">
            <text:p>-0,315000000000168</text:p>
          </table:table-cell>
          <table:table-cell table:formula="of:=SIN([.A1687])" office:value-type="float" office:value="-0.309816471227763" calcext:value-type="float">
            <text:p>-0,309816471227763</text:p>
          </table:table-cell>
        </table:table-row>
        <table:table-row table:style-name="ro1">
          <table:table-cell office:value-type="float" office:value="-0.314000000000169" calcext:value-type="float">
            <text:p>-0,314000000000169</text:p>
          </table:table-cell>
          <table:table-cell table:formula="of:=SIN([.A1688])" office:value-type="float" office:value="-0.308865520099092" calcext:value-type="float">
            <text:p>-0,308865520099092</text:p>
          </table:table-cell>
        </table:table-row>
        <table:table-row table:style-name="ro1">
          <table:table-cell office:value-type="float" office:value="-0.313000000000169" calcext:value-type="float">
            <text:p>-0,313000000000169</text:p>
          </table:table-cell>
          <table:table-cell table:formula="of:=SIN([.A1689])" office:value-type="float" office:value="-0.307914260104928" calcext:value-type="float">
            <text:p>-0,307914260104928</text:p>
          </table:table-cell>
        </table:table-row>
        <table:table-row table:style-name="ro1">
          <table:table-cell office:value-type="float" office:value="-0.312000000000169" calcext:value-type="float">
            <text:p>-0,312000000000169</text:p>
          </table:table-cell>
          <table:table-cell table:formula="of:=SIN([.A1690])" office:value-type="float" office:value="-0.306962692196528" calcext:value-type="float">
            <text:p>-0,306962692196528</text:p>
          </table:table-cell>
        </table:table-row>
        <table:table-row table:style-name="ro1">
          <table:table-cell office:value-type="float" office:value="-0.311000000000169" calcext:value-type="float">
            <text:p>-0,311000000000169</text:p>
          </table:table-cell>
          <table:table-cell table:formula="of:=SIN([.A1691])" office:value-type="float" office:value="-0.306010817325462" calcext:value-type="float">
            <text:p>-0,306010817325462</text:p>
          </table:table-cell>
        </table:table-row>
        <table:table-row table:style-name="ro1">
          <table:table-cell office:value-type="float" office:value="-0.310000000000169" calcext:value-type="float">
            <text:p>-0,310000000000169</text:p>
          </table:table-cell>
          <table:table-cell table:formula="of:=SIN([.A1692])" office:value-type="float" office:value="-0.305058636443604" calcext:value-type="float">
            <text:p>-0,305058636443604</text:p>
          </table:table-cell>
        </table:table-row>
        <table:table-row table:style-name="ro1">
          <table:table-cell office:value-type="float" office:value="-0.309000000000169" calcext:value-type="float">
            <text:p>-0,309000000000169</text:p>
          </table:table-cell>
          <table:table-cell table:formula="of:=SIN([.A1693])" office:value-type="float" office:value="-0.304106150503135" calcext:value-type="float">
            <text:p>-0,304106150503135</text:p>
          </table:table-cell>
        </table:table-row>
        <table:table-row table:style-name="ro1">
          <table:table-cell office:value-type="float" office:value="-0.308000000000169" calcext:value-type="float">
            <text:p>-0,308000000000169</text:p>
          </table:table-cell>
          <table:table-cell table:formula="of:=SIN([.A1694])" office:value-type="float" office:value="-0.303153360456541" calcext:value-type="float">
            <text:p>-0,303153360456541</text:p>
          </table:table-cell>
        </table:table-row>
        <table:table-row table:style-name="ro1">
          <table:table-cell office:value-type="float" office:value="-0.307000000000169" calcext:value-type="float">
            <text:p>-0,307000000000169</text:p>
          </table:table-cell>
          <table:table-cell table:formula="of:=SIN([.A1695])" office:value-type="float" office:value="-0.302200267256612" calcext:value-type="float">
            <text:p>-0,302200267256612</text:p>
          </table:table-cell>
        </table:table-row>
        <table:table-row table:style-name="ro1">
          <table:table-cell office:value-type="float" office:value="-0.306000000000169" calcext:value-type="float">
            <text:p>-0,306000000000169</text:p>
          </table:table-cell>
          <table:table-cell table:formula="of:=SIN([.A1696])" office:value-type="float" office:value="-0.301246871856441" calcext:value-type="float">
            <text:p>-0,301246871856441</text:p>
          </table:table-cell>
        </table:table-row>
        <table:table-row table:style-name="ro1">
          <table:table-cell office:value-type="float" office:value="-0.305000000000169" calcext:value-type="float">
            <text:p>-0,305000000000169</text:p>
          </table:table-cell>
          <table:table-cell table:formula="of:=SIN([.A1697])" office:value-type="float" office:value="-0.300293175209423" calcext:value-type="float">
            <text:p>-0,300293175209423</text:p>
          </table:table-cell>
        </table:table-row>
        <table:table-row table:style-name="ro1">
          <table:table-cell office:value-type="float" office:value="-0.304000000000169" calcext:value-type="float">
            <text:p>-0,304000000000169</text:p>
          </table:table-cell>
          <table:table-cell table:formula="of:=SIN([.A1698])" office:value-type="float" office:value="-0.299339178269255" calcext:value-type="float">
            <text:p>-0,299339178269255</text:p>
          </table:table-cell>
        </table:table-row>
        <table:table-row table:style-name="ro1">
          <table:table-cell office:value-type="float" office:value="-0.30300000000017" calcext:value-type="float">
            <text:p>-0,30300000000017</text:p>
          </table:table-cell>
          <table:table-cell table:formula="of:=SIN([.A1699])" office:value-type="float" office:value="-0.298384881989933" calcext:value-type="float">
            <text:p>-0,298384881989933</text:p>
          </table:table-cell>
        </table:table-row>
        <table:table-row table:style-name="ro1">
          <table:table-cell office:value-type="float" office:value="-0.30200000000017" calcext:value-type="float">
            <text:p>-0,30200000000017</text:p>
          </table:table-cell>
          <table:table-cell table:formula="of:=SIN([.A1700])" office:value-type="float" office:value="-0.297430287325755" calcext:value-type="float">
            <text:p>-0,297430287325755</text:p>
          </table:table-cell>
        </table:table-row>
        <table:table-row table:style-name="ro1">
          <table:table-cell office:value-type="float" office:value="-0.30100000000017" calcext:value-type="float">
            <text:p>-0,30100000000017</text:p>
          </table:table-cell>
          <table:table-cell table:formula="of:=SIN([.A1701])" office:value-type="float" office:value="-0.296475395231314" calcext:value-type="float">
            <text:p>-0,296475395231314</text:p>
          </table:table-cell>
        </table:table-row>
        <table:table-row table:style-name="ro1">
          <table:table-cell office:value-type="float" office:value="-0.30000000000017" calcext:value-type="float">
            <text:p>-0,30000000000017</text:p>
          </table:table-cell>
          <table:table-cell table:formula="of:=SIN([.A1702])" office:value-type="float" office:value="-0.295520206661502" calcext:value-type="float">
            <text:p>-0,295520206661502</text:p>
          </table:table-cell>
        </table:table-row>
        <table:table-row table:style-name="ro1">
          <table:table-cell office:value-type="float" office:value="-0.29900000000017" calcext:value-type="float">
            <text:p>-0,29900000000017</text:p>
          </table:table-cell>
          <table:table-cell table:formula="of:=SIN([.A1703])" office:value-type="float" office:value="-0.294564722571508" calcext:value-type="float">
            <text:p>-0,294564722571508</text:p>
          </table:table-cell>
        </table:table-row>
        <table:table-row table:style-name="ro1">
          <table:table-cell office:value-type="float" office:value="-0.29800000000017" calcext:value-type="float">
            <text:p>-0,29800000000017</text:p>
          </table:table-cell>
          <table:table-cell table:formula="of:=SIN([.A1704])" office:value-type="float" office:value="-0.293608943916816" calcext:value-type="float">
            <text:p>-0,293608943916816</text:p>
          </table:table-cell>
        </table:table-row>
        <table:table-row table:style-name="ro1">
          <table:table-cell office:value-type="float" office:value="-0.29700000000017" calcext:value-type="float">
            <text:p>-0,29700000000017</text:p>
          </table:table-cell>
          <table:table-cell table:formula="of:=SIN([.A1705])" office:value-type="float" office:value="-0.292652871653205" calcext:value-type="float">
            <text:p>-0,292652871653205</text:p>
          </table:table-cell>
        </table:table-row>
        <table:table-row table:style-name="ro1">
          <table:table-cell office:value-type="float" office:value="-0.29600000000017" calcext:value-type="float">
            <text:p>-0,29600000000017</text:p>
          </table:table-cell>
          <table:table-cell table:formula="of:=SIN([.A1706])" office:value-type="float" office:value="-0.291696506736747" calcext:value-type="float">
            <text:p>-0,291696506736747</text:p>
          </table:table-cell>
        </table:table-row>
        <table:table-row table:style-name="ro1">
          <table:table-cell office:value-type="float" office:value="-0.29500000000017" calcext:value-type="float">
            <text:p>-0,29500000000017</text:p>
          </table:table-cell>
          <table:table-cell table:formula="of:=SIN([.A1707])" office:value-type="float" office:value="-0.290739850123806" calcext:value-type="float">
            <text:p>-0,290739850123806</text:p>
          </table:table-cell>
        </table:table-row>
        <table:table-row table:style-name="ro1">
          <table:table-cell office:value-type="float" office:value="-0.294000000000171" calcext:value-type="float">
            <text:p>-0,294000000000171</text:p>
          </table:table-cell>
          <table:table-cell table:formula="of:=SIN([.A1708])" office:value-type="float" office:value="-0.289782902771039" calcext:value-type="float">
            <text:p>-0,289782902771039</text:p>
          </table:table-cell>
        </table:table-row>
        <table:table-row table:style-name="ro1">
          <table:table-cell office:value-type="float" office:value="-0.293000000000171" calcext:value-type="float">
            <text:p>-0,293000000000171</text:p>
          </table:table-cell>
          <table:table-cell table:formula="of:=SIN([.A1709])" office:value-type="float" office:value="-0.288825665635394" calcext:value-type="float">
            <text:p>-0,288825665635394</text:p>
          </table:table-cell>
        </table:table-row>
        <table:table-row table:style-name="ro1">
          <table:table-cell office:value-type="float" office:value="-0.292000000000171" calcext:value-type="float">
            <text:p>-0,292000000000171</text:p>
          </table:table-cell>
          <table:table-cell table:formula="of:=SIN([.A1710])" office:value-type="float" office:value="-0.287868139674107" calcext:value-type="float">
            <text:p>-0,287868139674107</text:p>
          </table:table-cell>
        </table:table-row>
        <table:table-row table:style-name="ro1">
          <table:table-cell office:value-type="float" office:value="-0.291000000000171" calcext:value-type="float">
            <text:p>-0,291000000000171</text:p>
          </table:table-cell>
          <table:table-cell table:formula="of:=SIN([.A1711])" office:value-type="float" office:value="-0.286910325844704" calcext:value-type="float">
            <text:p>-0,286910325844704</text:p>
          </table:table-cell>
        </table:table-row>
        <table:table-row table:style-name="ro1">
          <table:table-cell office:value-type="float" office:value="-0.290000000000171" calcext:value-type="float">
            <text:p>-0,290000000000171</text:p>
          </table:table-cell>
          <table:table-cell table:formula="of:=SIN([.A1712])" office:value-type="float" office:value="-0.285952225104999" calcext:value-type="float">
            <text:p>-0,285952225104999</text:p>
          </table:table-cell>
        </table:table-row>
        <table:table-row table:style-name="ro1">
          <table:table-cell office:value-type="float" office:value="-0.289000000000171" calcext:value-type="float">
            <text:p>-0,289000000000171</text:p>
          </table:table-cell>
          <table:table-cell table:formula="of:=SIN([.A1713])" office:value-type="float" office:value="-0.284993838413093" calcext:value-type="float">
            <text:p>-0,284993838413093</text:p>
          </table:table-cell>
        </table:table-row>
        <table:table-row table:style-name="ro1">
          <table:table-cell office:value-type="float" office:value="-0.288000000000171" calcext:value-type="float">
            <text:p>-0,288000000000171</text:p>
          </table:table-cell>
          <table:table-cell table:formula="of:=SIN([.A1714])" office:value-type="float" office:value="-0.284035166727373" calcext:value-type="float">
            <text:p>-0,284035166727373</text:p>
          </table:table-cell>
        </table:table-row>
        <table:table-row table:style-name="ro1">
          <table:table-cell office:value-type="float" office:value="-0.287000000000171" calcext:value-type="float">
            <text:p>-0,287000000000171</text:p>
          </table:table-cell>
          <table:table-cell table:formula="of:=SIN([.A1715])" office:value-type="float" office:value="-0.283076211006509" calcext:value-type="float">
            <text:p>-0,283076211006509</text:p>
          </table:table-cell>
        </table:table-row>
        <table:table-row table:style-name="ro1">
          <table:table-cell office:value-type="float" office:value="-0.286000000000171" calcext:value-type="float">
            <text:p>-0,286000000000171</text:p>
          </table:table-cell>
          <table:table-cell table:formula="of:=SIN([.A1716])" office:value-type="float" office:value="-0.282116972209458" calcext:value-type="float">
            <text:p>-0,282116972209458</text:p>
          </table:table-cell>
        </table:table-row>
        <table:table-row table:style-name="ro1">
          <table:table-cell office:value-type="float" office:value="-0.285000000000171" calcext:value-type="float">
            <text:p>-0,285000000000171</text:p>
          </table:table-cell>
          <table:table-cell table:formula="of:=SIN([.A1717])" office:value-type="float" office:value="-0.281157451295458" calcext:value-type="float">
            <text:p>-0,281157451295458</text:p>
          </table:table-cell>
        </table:table-row>
        <table:table-row table:style-name="ro1">
          <table:table-cell office:value-type="float" office:value="-0.284000000000171" calcext:value-type="float">
            <text:p>-0,284000000000171</text:p>
          </table:table-cell>
          <table:table-cell table:formula="of:=SIN([.A1718])" office:value-type="float" office:value="-0.280197649224031" calcext:value-type="float">
            <text:p>-0,280197649224031</text:p>
          </table:table-cell>
        </table:table-row>
        <table:table-row table:style-name="ro1">
          <table:table-cell office:value-type="float" office:value="-0.283000000000172" calcext:value-type="float">
            <text:p>-0,283000000000172</text:p>
          </table:table-cell>
          <table:table-cell table:formula="of:=SIN([.A1719])" office:value-type="float" office:value="-0.279237566954977" calcext:value-type="float">
            <text:p>-0,279237566954977</text:p>
          </table:table-cell>
        </table:table-row>
        <table:table-row table:style-name="ro1">
          <table:table-cell office:value-type="float" office:value="-0.282000000000172" calcext:value-type="float">
            <text:p>-0,282000000000172</text:p>
          </table:table-cell>
          <table:table-cell table:formula="of:=SIN([.A1720])" office:value-type="float" office:value="-0.27827720544838" calcext:value-type="float">
            <text:p>-0,27827720544838</text:p>
          </table:table-cell>
        </table:table-row>
        <table:table-row table:style-name="ro1">
          <table:table-cell office:value-type="float" office:value="-0.281000000000172" calcext:value-type="float">
            <text:p>-0,281000000000172</text:p>
          </table:table-cell>
          <table:table-cell table:formula="of:=SIN([.A1721])" office:value-type="float" office:value="-0.277316565664601" calcext:value-type="float">
            <text:p>-0,277316565664601</text:p>
          </table:table-cell>
        </table:table-row>
        <table:table-row table:style-name="ro1">
          <table:table-cell office:value-type="float" office:value="-0.280000000000172" calcext:value-type="float">
            <text:p>-0,280000000000172</text:p>
          </table:table-cell>
          <table:table-cell table:formula="of:=SIN([.A1722])" office:value-type="float" office:value="-0.276355648564279" calcext:value-type="float">
            <text:p>-0,276355648564279</text:p>
          </table:table-cell>
        </table:table-row>
        <table:table-row table:style-name="ro1">
          <table:table-cell office:value-type="float" office:value="-0.279000000000172" calcext:value-type="float">
            <text:p>-0,279000000000172</text:p>
          </table:table-cell>
          <table:table-cell table:formula="of:=SIN([.A1723])" office:value-type="float" office:value="-0.275394455108331" calcext:value-type="float">
            <text:p>-0,275394455108331</text:p>
          </table:table-cell>
        </table:table-row>
        <table:table-row table:style-name="ro1">
          <table:table-cell office:value-type="float" office:value="-0.278000000000172" calcext:value-type="float">
            <text:p>-0,278000000000172</text:p>
          </table:table-cell>
          <table:table-cell table:formula="of:=SIN([.A1724])" office:value-type="float" office:value="-0.274432986257952" calcext:value-type="float">
            <text:p>-0,274432986257952</text:p>
          </table:table-cell>
        </table:table-row>
        <table:table-row table:style-name="ro1">
          <table:table-cell office:value-type="float" office:value="-0.277000000000172" calcext:value-type="float">
            <text:p>-0,277000000000172</text:p>
          </table:table-cell>
          <table:table-cell table:formula="of:=SIN([.A1725])" office:value-type="float" office:value="-0.273471242974609" calcext:value-type="float">
            <text:p>-0,273471242974609</text:p>
          </table:table-cell>
        </table:table-row>
        <table:table-row table:style-name="ro1">
          <table:table-cell office:value-type="float" office:value="-0.276000000000172" calcext:value-type="float">
            <text:p>-0,276000000000172</text:p>
          </table:table-cell>
          <table:table-cell table:formula="of:=SIN([.A1726])" office:value-type="float" office:value="-0.272509226220046" calcext:value-type="float">
            <text:p>-0,272509226220046</text:p>
          </table:table-cell>
        </table:table-row>
        <table:table-row table:style-name="ro1">
          <table:table-cell office:value-type="float" office:value="-0.275000000000172" calcext:value-type="float">
            <text:p>-0,275000000000172</text:p>
          </table:table-cell>
          <table:table-cell table:formula="of:=SIN([.A1727])" office:value-type="float" office:value="-0.271546936956279" calcext:value-type="float">
            <text:p>-0,271546936956279</text:p>
          </table:table-cell>
        </table:table-row>
        <table:table-row table:style-name="ro1">
          <table:table-cell office:value-type="float" office:value="-0.274000000000173" calcext:value-type="float">
            <text:p>-0,274000000000173</text:p>
          </table:table-cell>
          <table:table-cell table:formula="of:=SIN([.A1728])" office:value-type="float" office:value="-0.270584376145598" calcext:value-type="float">
            <text:p>-0,270584376145598</text:p>
          </table:table-cell>
        </table:table-row>
        <table:table-row table:style-name="ro1">
          <table:table-cell office:value-type="float" office:value="-0.273000000000173" calcext:value-type="float">
            <text:p>-0,273000000000173</text:p>
          </table:table-cell>
          <table:table-cell table:formula="of:=SIN([.A1729])" office:value-type="float" office:value="-0.269621544750563" calcext:value-type="float">
            <text:p>-0,269621544750563</text:p>
          </table:table-cell>
        </table:table-row>
        <table:table-row table:style-name="ro1">
          <table:table-cell office:value-type="float" office:value="-0.272000000000173" calcext:value-type="float">
            <text:p>-0,272000000000173</text:p>
          </table:table-cell>
          <table:table-cell table:formula="of:=SIN([.A1730])" office:value-type="float" office:value="-0.268658443734006" calcext:value-type="float">
            <text:p>-0,268658443734006</text:p>
          </table:table-cell>
        </table:table-row>
        <table:table-row table:style-name="ro1">
          <table:table-cell office:value-type="float" office:value="-0.271000000000173" calcext:value-type="float">
            <text:p>-0,271000000000173</text:p>
          </table:table-cell>
          <table:table-cell table:formula="of:=SIN([.A1731])" office:value-type="float" office:value="-0.267695074059028" calcext:value-type="float">
            <text:p>-0,267695074059028</text:p>
          </table:table-cell>
        </table:table-row>
        <table:table-row table:style-name="ro1">
          <table:table-cell office:value-type="float" office:value="-0.270000000000173" calcext:value-type="float">
            <text:p>-0,270000000000173</text:p>
          </table:table-cell>
          <table:table-cell table:formula="of:=SIN([.A1732])" office:value-type="float" office:value="-0.266731436688998" calcext:value-type="float">
            <text:p>-0,266731436688998</text:p>
          </table:table-cell>
        </table:table-row>
        <table:table-row table:style-name="ro1">
          <table:table-cell office:value-type="float" office:value="-0.269000000000173" calcext:value-type="float">
            <text:p>-0,269000000000173</text:p>
          </table:table-cell>
          <table:table-cell table:formula="of:=SIN([.A1733])" office:value-type="float" office:value="-0.265767532587553" calcext:value-type="float">
            <text:p>-0,265767532587553</text:p>
          </table:table-cell>
        </table:table-row>
        <table:table-row table:style-name="ro1">
          <table:table-cell office:value-type="float" office:value="-0.268000000000173" calcext:value-type="float">
            <text:p>-0,268000000000173</text:p>
          </table:table-cell>
          <table:table-cell table:formula="of:=SIN([.A1734])" office:value-type="float" office:value="-0.264803362718598" calcext:value-type="float">
            <text:p>-0,264803362718598</text:p>
          </table:table-cell>
        </table:table-row>
        <table:table-row table:style-name="ro1">
          <table:table-cell office:value-type="float" office:value="-0.267000000000173" calcext:value-type="float">
            <text:p>-0,267000000000173</text:p>
          </table:table-cell>
          <table:table-cell table:formula="of:=SIN([.A1735])" office:value-type="float" office:value="-0.263838928046303" calcext:value-type="float">
            <text:p>-0,263838928046303</text:p>
          </table:table-cell>
        </table:table-row>
        <table:table-row table:style-name="ro1">
          <table:table-cell office:value-type="float" office:value="-0.266000000000173" calcext:value-type="float">
            <text:p>-0,266000000000173</text:p>
          </table:table-cell>
          <table:table-cell table:formula="of:=SIN([.A1736])" office:value-type="float" office:value="-0.262874229535101" calcext:value-type="float">
            <text:p>-0,262874229535101</text:p>
          </table:table-cell>
        </table:table-row>
        <table:table-row table:style-name="ro1">
          <table:table-cell office:value-type="float" office:value="-0.265000000000173" calcext:value-type="float">
            <text:p>-0,265000000000173</text:p>
          </table:table-cell>
          <table:table-cell table:formula="of:=SIN([.A1737])" office:value-type="float" office:value="-0.261909268149692" calcext:value-type="float">
            <text:p>-0,261909268149692</text:p>
          </table:table-cell>
        </table:table-row>
        <table:table-row table:style-name="ro1">
          <table:table-cell office:value-type="float" office:value="-0.264000000000173" calcext:value-type="float">
            <text:p>-0,264000000000173</text:p>
          </table:table-cell>
          <table:table-cell table:formula="of:=SIN([.A1738])" office:value-type="float" office:value="-0.260944044855036" calcext:value-type="float">
            <text:p>-0,260944044855036</text:p>
          </table:table-cell>
        </table:table-row>
        <table:table-row table:style-name="ro1">
          <table:table-cell office:value-type="float" office:value="-0.263000000000174" calcext:value-type="float">
            <text:p>-0,263000000000174</text:p>
          </table:table-cell>
          <table:table-cell table:formula="of:=SIN([.A1739])" office:value-type="float" office:value="-0.259978560616357" calcext:value-type="float">
            <text:p>-0,259978560616357</text:p>
          </table:table-cell>
        </table:table-row>
        <table:table-row table:style-name="ro1">
          <table:table-cell office:value-type="float" office:value="-0.262000000000174" calcext:value-type="float">
            <text:p>-0,262000000000174</text:p>
          </table:table-cell>
          <table:table-cell table:formula="of:=SIN([.A1740])" office:value-type="float" office:value="-0.25901281639914" calcext:value-type="float">
            <text:p>-0,25901281639914</text:p>
          </table:table-cell>
        </table:table-row>
        <table:table-row table:style-name="ro1">
          <table:table-cell office:value-type="float" office:value="-0.261000000000174" calcext:value-type="float">
            <text:p>-0,261000000000174</text:p>
          </table:table-cell>
          <table:table-cell table:formula="of:=SIN([.A1741])" office:value-type="float" office:value="-0.258046813169127" calcext:value-type="float">
            <text:p>-0,258046813169127</text:p>
          </table:table-cell>
        </table:table-row>
        <table:table-row table:style-name="ro1">
          <table:table-cell office:value-type="float" office:value="-0.260000000000174" calcext:value-type="float">
            <text:p>-0,260000000000174</text:p>
          </table:table-cell>
          <table:table-cell table:formula="of:=SIN([.A1742])" office:value-type="float" office:value="-0.257080551892323" calcext:value-type="float">
            <text:p>-0,257080551892323</text:p>
          </table:table-cell>
        </table:table-row>
        <table:table-row table:style-name="ro1">
          <table:table-cell office:value-type="float" office:value="-0.259000000000174" calcext:value-type="float">
            <text:p>-0,259000000000174</text:p>
          </table:table-cell>
          <table:table-cell table:formula="of:=SIN([.A1743])" office:value-type="float" office:value="-0.256114033534989" calcext:value-type="float">
            <text:p>-0,256114033534989</text:p>
          </table:table-cell>
        </table:table-row>
        <table:table-row table:style-name="ro1">
          <table:table-cell office:value-type="float" office:value="-0.258000000000174" calcext:value-type="float">
            <text:p>-0,258000000000174</text:p>
          </table:table-cell>
          <table:table-cell table:formula="of:=SIN([.A1744])" office:value-type="float" office:value="-0.255147259063642" calcext:value-type="float">
            <text:p>-0,255147259063642</text:p>
          </table:table-cell>
        </table:table-row>
        <table:table-row table:style-name="ro1">
          <table:table-cell office:value-type="float" office:value="-0.257000000000174" calcext:value-type="float">
            <text:p>-0,257000000000174</text:p>
          </table:table-cell>
          <table:table-cell table:formula="of:=SIN([.A1745])" office:value-type="float" office:value="-0.254180229445057" calcext:value-type="float">
            <text:p>-0,254180229445057</text:p>
          </table:table-cell>
        </table:table-row>
        <table:table-row table:style-name="ro1">
          <table:table-cell office:value-type="float" office:value="-0.256000000000174" calcext:value-type="float">
            <text:p>-0,256000000000174</text:p>
          </table:table-cell>
          <table:table-cell table:formula="of:=SIN([.A1746])" office:value-type="float" office:value="-0.253212945646264" calcext:value-type="float">
            <text:p>-0,253212945646264</text:p>
          </table:table-cell>
        </table:table-row>
        <table:table-row table:style-name="ro1">
          <table:table-cell office:value-type="float" office:value="-0.255000000000174" calcext:value-type="float">
            <text:p>-0,255000000000174</text:p>
          </table:table-cell>
          <table:table-cell table:formula="of:=SIN([.A1747])" office:value-type="float" office:value="-0.252245408634547" calcext:value-type="float">
            <text:p>-0,252245408634547</text:p>
          </table:table-cell>
        </table:table-row>
        <table:table-row table:style-name="ro1">
          <table:table-cell office:value-type="float" office:value="-0.254000000000175" calcext:value-type="float">
            <text:p>-0,254000000000175</text:p>
          </table:table-cell>
          <table:table-cell table:formula="of:=SIN([.A1748])" office:value-type="float" office:value="-0.251277619377442" calcext:value-type="float">
            <text:p>-0,251277619377442</text:p>
          </table:table-cell>
        </table:table-row>
        <table:table-row table:style-name="ro1">
          <table:table-cell office:value-type="float" office:value="-0.253000000000175" calcext:value-type="float">
            <text:p>-0,253000000000175</text:p>
          </table:table-cell>
          <table:table-cell table:formula="of:=SIN([.A1749])" office:value-type="float" office:value="-0.250309578842738" calcext:value-type="float">
            <text:p>-0,250309578842738</text:p>
          </table:table-cell>
        </table:table-row>
        <table:table-row table:style-name="ro1">
          <table:table-cell office:value-type="float" office:value="-0.252000000000175" calcext:value-type="float">
            <text:p>-0,252000000000175</text:p>
          </table:table-cell>
          <table:table-cell table:formula="of:=SIN([.A1750])" office:value-type="float" office:value="-0.249341287998477" calcext:value-type="float">
            <text:p>-0,249341287998477</text:p>
          </table:table-cell>
        </table:table-row>
        <table:table-row table:style-name="ro1">
          <table:table-cell office:value-type="float" office:value="-0.251000000000175" calcext:value-type="float">
            <text:p>-0,251000000000175</text:p>
          </table:table-cell>
          <table:table-cell table:formula="of:=SIN([.A1751])" office:value-type="float" office:value="-0.248372747812948" calcext:value-type="float">
            <text:p>-0,248372747812948</text:p>
          </table:table-cell>
        </table:table-row>
        <table:table-row table:style-name="ro1">
          <table:table-cell office:value-type="float" office:value="-0.250000000000175" calcext:value-type="float">
            <text:p>-0,250000000000175</text:p>
          </table:table-cell>
          <table:table-cell table:formula="of:=SIN([.A1752])" office:value-type="float" office:value="-0.247403959254692" calcext:value-type="float">
            <text:p>-0,247403959254692</text:p>
          </table:table-cell>
        </table:table-row>
        <table:table-row table:style-name="ro1">
          <table:table-cell office:value-type="float" office:value="-0.249000000000175" calcext:value-type="float">
            <text:p>-0,249000000000175</text:p>
          </table:table-cell>
          <table:table-cell table:formula="of:=SIN([.A1753])" office:value-type="float" office:value="-0.246434923292498" calcext:value-type="float">
            <text:p>-0,246434923292498</text:p>
          </table:table-cell>
        </table:table-row>
        <table:table-row table:style-name="ro1">
          <table:table-cell office:value-type="float" office:value="-0.248000000000175" calcext:value-type="float">
            <text:p>-0,248000000000175</text:p>
          </table:table-cell>
          <table:table-cell table:formula="of:=SIN([.A1754])" office:value-type="float" office:value="-0.245465640895401" calcext:value-type="float">
            <text:p>-0,245465640895401</text:p>
          </table:table-cell>
        </table:table-row>
        <table:table-row table:style-name="ro1">
          <table:table-cell office:value-type="float" office:value="-0.247000000000175" calcext:value-type="float">
            <text:p>-0,247000000000175</text:p>
          </table:table-cell>
          <table:table-cell table:formula="of:=SIN([.A1755])" office:value-type="float" office:value="-0.244496113032683" calcext:value-type="float">
            <text:p>-0,244496113032683</text:p>
          </table:table-cell>
        </table:table-row>
        <table:table-row table:style-name="ro1">
          <table:table-cell office:value-type="float" office:value="-0.246000000000175" calcext:value-type="float">
            <text:p>-0,246000000000175</text:p>
          </table:table-cell>
          <table:table-cell table:formula="of:=SIN([.A1756])" office:value-type="float" office:value="-0.243526340673873" calcext:value-type="float">
            <text:p>-0,243526340673873</text:p>
          </table:table-cell>
        </table:table-row>
        <table:table-row table:style-name="ro1">
          <table:table-cell office:value-type="float" office:value="-0.245000000000175" calcext:value-type="float">
            <text:p>-0,245000000000175</text:p>
          </table:table-cell>
          <table:table-cell table:formula="of:=SIN([.A1757])" office:value-type="float" office:value="-0.242556324788742" calcext:value-type="float">
            <text:p>-0,242556324788742</text:p>
          </table:table-cell>
        </table:table-row>
        <table:table-row table:style-name="ro1">
          <table:table-cell office:value-type="float" office:value="-0.244000000000175" calcext:value-type="float">
            <text:p>-0,244000000000175</text:p>
          </table:table-cell>
          <table:table-cell table:formula="of:=SIN([.A1758])" office:value-type="float" office:value="-0.241586066347307" calcext:value-type="float">
            <text:p>-0,241586066347307</text:p>
          </table:table-cell>
        </table:table-row>
        <table:table-row table:style-name="ro1">
          <table:table-cell office:value-type="float" office:value="-0.243000000000176" calcext:value-type="float">
            <text:p>-0,243000000000176</text:p>
          </table:table-cell>
          <table:table-cell table:formula="of:=SIN([.A1759])" office:value-type="float" office:value="-0.240615566319825" calcext:value-type="float">
            <text:p>-0,240615566319825</text:p>
          </table:table-cell>
        </table:table-row>
        <table:table-row table:style-name="ro1">
          <table:table-cell office:value-type="float" office:value="-0.242000000000176" calcext:value-type="float">
            <text:p>-0,242000000000176</text:p>
          </table:table-cell>
          <table:table-cell table:formula="of:=SIN([.A1760])" office:value-type="float" office:value="-0.239644825676798" calcext:value-type="float">
            <text:p>-0,239644825676798</text:p>
          </table:table-cell>
        </table:table-row>
        <table:table-row table:style-name="ro1">
          <table:table-cell office:value-type="float" office:value="-0.241000000000176" calcext:value-type="float">
            <text:p>-0,241000000000176</text:p>
          </table:table-cell>
          <table:table-cell table:formula="of:=SIN([.A1761])" office:value-type="float" office:value="-0.238673845388964" calcext:value-type="float">
            <text:p>-0,238673845388964</text:p>
          </table:table-cell>
        </table:table-row>
        <table:table-row table:style-name="ro1">
          <table:table-cell office:value-type="float" office:value="-0.240000000000176" calcext:value-type="float">
            <text:p>-0,240000000000176</text:p>
          </table:table-cell>
          <table:table-cell table:formula="of:=SIN([.A1762])" office:value-type="float" office:value="-0.237702626427305" calcext:value-type="float">
            <text:p>-0,237702626427305</text:p>
          </table:table-cell>
        </table:table-row>
        <table:table-row table:style-name="ro1">
          <table:table-cell office:value-type="float" office:value="-0.239000000000176" calcext:value-type="float">
            <text:p>-0,239000000000176</text:p>
          </table:table-cell>
          <table:table-cell table:formula="of:=SIN([.A1763])" office:value-type="float" office:value="-0.23673116976304" calcext:value-type="float">
            <text:p>-0,23673116976304</text:p>
          </table:table-cell>
        </table:table-row>
        <table:table-row table:style-name="ro1">
          <table:table-cell office:value-type="float" office:value="-0.238000000000176" calcext:value-type="float">
            <text:p>-0,238000000000176</text:p>
          </table:table-cell>
          <table:table-cell table:formula="of:=SIN([.A1764])" office:value-type="float" office:value="-0.235759476367624" calcext:value-type="float">
            <text:p>-0,235759476367624</text:p>
          </table:table-cell>
        </table:table-row>
        <table:table-row table:style-name="ro1">
          <table:table-cell office:value-type="float" office:value="-0.237000000000176" calcext:value-type="float">
            <text:p>-0,237000000000176</text:p>
          </table:table-cell>
          <table:table-cell table:formula="of:=SIN([.A1765])" office:value-type="float" office:value="-0.234787547212752" calcext:value-type="float">
            <text:p>-0,234787547212752</text:p>
          </table:table-cell>
        </table:table-row>
        <table:table-row table:style-name="ro1">
          <table:table-cell office:value-type="float" office:value="-0.236000000000176" calcext:value-type="float">
            <text:p>-0,236000000000176</text:p>
          </table:table-cell>
          <table:table-cell table:formula="of:=SIN([.A1766])" office:value-type="float" office:value="-0.233815383270352" calcext:value-type="float">
            <text:p>-0,233815383270352</text:p>
          </table:table-cell>
        </table:table-row>
        <table:table-row table:style-name="ro1">
          <table:table-cell office:value-type="float" office:value="-0.235000000000176" calcext:value-type="float">
            <text:p>-0,235000000000176</text:p>
          </table:table-cell>
          <table:table-cell table:formula="of:=SIN([.A1767])" office:value-type="float" office:value="-0.232842985512588" calcext:value-type="float">
            <text:p>-0,232842985512588</text:p>
          </table:table-cell>
        </table:table-row>
        <table:table-row table:style-name="ro1">
          <table:table-cell office:value-type="float" office:value="-0.234000000000176" calcext:value-type="float">
            <text:p>-0,234000000000176</text:p>
          </table:table-cell>
          <table:table-cell table:formula="of:=SIN([.A1768])" office:value-type="float" office:value="-0.231870354911858" calcext:value-type="float">
            <text:p>-0,231870354911858</text:p>
          </table:table-cell>
        </table:table-row>
        <table:table-row table:style-name="ro1">
          <table:table-cell office:value-type="float" office:value="-0.233000000000177" calcext:value-type="float">
            <text:p>-0,233000000000177</text:p>
          </table:table-cell>
          <table:table-cell table:formula="of:=SIN([.A1769])" office:value-type="float" office:value="-0.230897492440793" calcext:value-type="float">
            <text:p>-0,230897492440793</text:p>
          </table:table-cell>
        </table:table-row>
        <table:table-row table:style-name="ro1">
          <table:table-cell office:value-type="float" office:value="-0.232000000000177" calcext:value-type="float">
            <text:p>-0,232000000000177</text:p>
          </table:table-cell>
          <table:table-cell table:formula="of:=SIN([.A1770])" office:value-type="float" office:value="-0.229924399072254" calcext:value-type="float">
            <text:p>-0,229924399072254</text:p>
          </table:table-cell>
        </table:table-row>
        <table:table-row table:style-name="ro1">
          <table:table-cell office:value-type="float" office:value="-0.231000000000177" calcext:value-type="float">
            <text:p>-0,231000000000177</text:p>
          </table:table-cell>
          <table:table-cell table:formula="of:=SIN([.A1771])" office:value-type="float" office:value="-0.228951075779336" calcext:value-type="float">
            <text:p>-0,228951075779336</text:p>
          </table:table-cell>
        </table:table-row>
        <table:table-row table:style-name="ro1">
          <table:table-cell office:value-type="float" office:value="-0.230000000000177" calcext:value-type="float">
            <text:p>-0,230000000000177</text:p>
          </table:table-cell>
          <table:table-cell table:formula="of:=SIN([.A1772])" office:value-type="float" office:value="-0.227977523535361" calcext:value-type="float">
            <text:p>-0,227977523535361</text:p>
          </table:table-cell>
        </table:table-row>
        <table:table-row table:style-name="ro1">
          <table:table-cell office:value-type="float" office:value="-0.229000000000177" calcext:value-type="float">
            <text:p>-0,229000000000177</text:p>
          </table:table-cell>
          <table:table-cell table:formula="of:=SIN([.A1773])" office:value-type="float" office:value="-0.227003743313881" calcext:value-type="float">
            <text:p>-0,227003743313881</text:p>
          </table:table-cell>
        </table:table-row>
        <table:table-row table:style-name="ro1">
          <table:table-cell office:value-type="float" office:value="-0.228000000000177" calcext:value-type="float">
            <text:p>-0,228000000000177</text:p>
          </table:table-cell>
          <table:table-cell table:formula="of:=SIN([.A1774])" office:value-type="float" office:value="-0.226029736088677" calcext:value-type="float">
            <text:p>-0,226029736088677</text:p>
          </table:table-cell>
        </table:table-row>
        <table:table-row table:style-name="ro1">
          <table:table-cell office:value-type="float" office:value="-0.227000000000177" calcext:value-type="float">
            <text:p>-0,227000000000177</text:p>
          </table:table-cell>
          <table:table-cell table:formula="of:=SIN([.A1775])" office:value-type="float" office:value="-0.225055502833755" calcext:value-type="float">
            <text:p>-0,225055502833755</text:p>
          </table:table-cell>
        </table:table-row>
        <table:table-row table:style-name="ro1">
          <table:table-cell office:value-type="float" office:value="-0.226000000000177" calcext:value-type="float">
            <text:p>-0,226000000000177</text:p>
          </table:table-cell>
          <table:table-cell table:formula="of:=SIN([.A1776])" office:value-type="float" office:value="-0.22408104452335" calcext:value-type="float">
            <text:p>-0,22408104452335</text:p>
          </table:table-cell>
        </table:table-row>
        <table:table-row table:style-name="ro1">
          <table:table-cell office:value-type="float" office:value="-0.225000000000177" calcext:value-type="float">
            <text:p>-0,225000000000177</text:p>
          </table:table-cell>
          <table:table-cell table:formula="of:=SIN([.A1777])" office:value-type="float" office:value="-0.223106362131918" calcext:value-type="float">
            <text:p>-0,223106362131918</text:p>
          </table:table-cell>
        </table:table-row>
        <table:table-row table:style-name="ro1">
          <table:table-cell office:value-type="float" office:value="-0.224000000000177" calcext:value-type="float">
            <text:p>-0,224000000000177</text:p>
          </table:table-cell>
          <table:table-cell table:formula="of:=SIN([.A1778])" office:value-type="float" office:value="-0.222131456634143" calcext:value-type="float">
            <text:p>-0,222131456634143</text:p>
          </table:table-cell>
        </table:table-row>
        <table:table-row table:style-name="ro1">
          <table:table-cell office:value-type="float" office:value="-0.223000000000177" calcext:value-type="float">
            <text:p>-0,223000000000177</text:p>
          </table:table-cell>
          <table:table-cell table:formula="of:=SIN([.A1779])" office:value-type="float" office:value="-0.22115632900493" calcext:value-type="float">
            <text:p>-0,22115632900493</text:p>
          </table:table-cell>
        </table:table-row>
        <table:table-row table:style-name="ro1">
          <table:table-cell office:value-type="float" office:value="-0.222000000000178" calcext:value-type="float">
            <text:p>-0,222000000000178</text:p>
          </table:table-cell>
          <table:table-cell table:formula="of:=SIN([.A1780])" office:value-type="float" office:value="-0.220180980219407" calcext:value-type="float">
            <text:p>-0,220180980219407</text:p>
          </table:table-cell>
        </table:table-row>
        <table:table-row table:style-name="ro1">
          <table:table-cell office:value-type="float" office:value="-0.221000000000178" calcext:value-type="float">
            <text:p>-0,221000000000178</text:p>
          </table:table-cell>
          <table:table-cell table:formula="of:=SIN([.A1781])" office:value-type="float" office:value="-0.219205411252921" calcext:value-type="float">
            <text:p>-0,219205411252921</text:p>
          </table:table-cell>
        </table:table-row>
        <table:table-row table:style-name="ro1">
          <table:table-cell office:value-type="float" office:value="-0.220000000000178" calcext:value-type="float">
            <text:p>-0,220000000000178</text:p>
          </table:table-cell>
          <table:table-cell table:formula="of:=SIN([.A1782])" office:value-type="float" office:value="-0.218229623081043" calcext:value-type="float">
            <text:p>-0,218229623081043</text:p>
          </table:table-cell>
        </table:table-row>
        <table:table-row table:style-name="ro1">
          <table:table-cell office:value-type="float" office:value="-0.219000000000178" calcext:value-type="float">
            <text:p>-0,219000000000178</text:p>
          </table:table-cell>
          <table:table-cell table:formula="of:=SIN([.A1783])" office:value-type="float" office:value="-0.21725361667956" calcext:value-type="float">
            <text:p>-0,21725361667956</text:p>
          </table:table-cell>
        </table:table-row>
        <table:table-row table:style-name="ro1">
          <table:table-cell office:value-type="float" office:value="-0.218000000000178" calcext:value-type="float">
            <text:p>-0,218000000000178</text:p>
          </table:table-cell>
          <table:table-cell table:formula="of:=SIN([.A1784])" office:value-type="float" office:value="-0.216277393024478" calcext:value-type="float">
            <text:p>-0,216277393024478</text:p>
          </table:table-cell>
        </table:table-row>
        <table:table-row table:style-name="ro1">
          <table:table-cell office:value-type="float" office:value="-0.217000000000178" calcext:value-type="float">
            <text:p>-0,217000000000178</text:p>
          </table:table-cell>
          <table:table-cell table:formula="of:=SIN([.A1785])" office:value-type="float" office:value="-0.215300953092021" calcext:value-type="float">
            <text:p>-0,215300953092021</text:p>
          </table:table-cell>
        </table:table-row>
        <table:table-row table:style-name="ro1">
          <table:table-cell office:value-type="float" office:value="-0.216000000000178" calcext:value-type="float">
            <text:p>-0,216000000000178</text:p>
          </table:table-cell>
          <table:table-cell table:formula="of:=SIN([.A1786])" office:value-type="float" office:value="-0.214324297858629" calcext:value-type="float">
            <text:p>-0,214324297858629</text:p>
          </table:table-cell>
        </table:table-row>
        <table:table-row table:style-name="ro1">
          <table:table-cell office:value-type="float" office:value="-0.215000000000178" calcext:value-type="float">
            <text:p>-0,215000000000178</text:p>
          </table:table-cell>
          <table:table-cell table:formula="of:=SIN([.A1787])" office:value-type="float" office:value="-0.213347428300957" calcext:value-type="float">
            <text:p>-0,213347428300957</text:p>
          </table:table-cell>
        </table:table-row>
        <table:table-row table:style-name="ro1">
          <table:table-cell office:value-type="float" office:value="-0.214000000000178" calcext:value-type="float">
            <text:p>-0,214000000000178</text:p>
          </table:table-cell>
          <table:table-cell table:formula="of:=SIN([.A1788])" office:value-type="float" office:value="-0.212370345395874" calcext:value-type="float">
            <text:p>-0,212370345395874</text:p>
          </table:table-cell>
        </table:table-row>
        <table:table-row table:style-name="ro1">
          <table:table-cell office:value-type="float" office:value="-0.213000000000179" calcext:value-type="float">
            <text:p>-0,213000000000179</text:p>
          </table:table-cell>
          <table:table-cell table:formula="of:=SIN([.A1789])" office:value-type="float" office:value="-0.211393050120464" calcext:value-type="float">
            <text:p>-0,211393050120464</text:p>
          </table:table-cell>
        </table:table-row>
        <table:table-row table:style-name="ro1">
          <table:table-cell office:value-type="float" office:value="-0.212000000000179" calcext:value-type="float">
            <text:p>-0,212000000000179</text:p>
          </table:table-cell>
          <table:table-cell table:formula="of:=SIN([.A1790])" office:value-type="float" office:value="-0.210415543452021" calcext:value-type="float">
            <text:p>-0,210415543452021</text:p>
          </table:table-cell>
        </table:table-row>
        <table:table-row table:style-name="ro1">
          <table:table-cell office:value-type="float" office:value="-0.211000000000179" calcext:value-type="float">
            <text:p>-0,211000000000179</text:p>
          </table:table-cell>
          <table:table-cell table:formula="of:=SIN([.A1791])" office:value-type="float" office:value="-0.209437826368052" calcext:value-type="float">
            <text:p>-0,209437826368052</text:p>
          </table:table-cell>
        </table:table-row>
        <table:table-row table:style-name="ro1">
          <table:table-cell office:value-type="float" office:value="-0.210000000000179" calcext:value-type="float">
            <text:p>-0,210000000000179</text:p>
          </table:table-cell>
          <table:table-cell table:formula="of:=SIN([.A1792])" office:value-type="float" office:value="-0.208459899846275" calcext:value-type="float">
            <text:p>-0,208459899846275</text:p>
          </table:table-cell>
        </table:table-row>
        <table:table-row table:style-name="ro1">
          <table:table-cell office:value-type="float" office:value="-0.209000000000179" calcext:value-type="float">
            <text:p>-0,209000000000179</text:p>
          </table:table-cell>
          <table:table-cell table:formula="of:=SIN([.A1793])" office:value-type="float" office:value="-0.207481764864614" calcext:value-type="float">
            <text:p>-0,207481764864614</text:p>
          </table:table-cell>
        </table:table-row>
        <table:table-row table:style-name="ro1">
          <table:table-cell office:value-type="float" office:value="-0.208000000000179" calcext:value-type="float">
            <text:p>-0,208000000000179</text:p>
          </table:table-cell>
          <table:table-cell table:formula="of:=SIN([.A1794])" office:value-type="float" office:value="-0.206503422401207" calcext:value-type="float">
            <text:p>-0,206503422401207</text:p>
          </table:table-cell>
        </table:table-row>
        <table:table-row table:style-name="ro1">
          <table:table-cell office:value-type="float" office:value="-0.207000000000179" calcext:value-type="float">
            <text:p>-0,207000000000179</text:p>
          </table:table-cell>
          <table:table-cell table:formula="of:=SIN([.A1795])" office:value-type="float" office:value="-0.205524873434394" calcext:value-type="float">
            <text:p>-0,205524873434394</text:p>
          </table:table-cell>
        </table:table-row>
        <table:table-row table:style-name="ro1">
          <table:table-cell office:value-type="float" office:value="-0.206000000000179" calcext:value-type="float">
            <text:p>-0,206000000000179</text:p>
          </table:table-cell>
          <table:table-cell table:formula="of:=SIN([.A1796])" office:value-type="float" office:value="-0.204546118942725" calcext:value-type="float">
            <text:p>-0,204546118942725</text:p>
          </table:table-cell>
        </table:table-row>
        <table:table-row table:style-name="ro1">
          <table:table-cell office:value-type="float" office:value="-0.205000000000179" calcext:value-type="float">
            <text:p>-0,205000000000179</text:p>
          </table:table-cell>
          <table:table-cell table:formula="of:=SIN([.A1797])" office:value-type="float" office:value="-0.203567159904954" calcext:value-type="float">
            <text:p>-0,203567159904954</text:p>
          </table:table-cell>
        </table:table-row>
        <table:table-row table:style-name="ro1">
          <table:table-cell office:value-type="float" office:value="-0.20400000000018" calcext:value-type="float">
            <text:p>-0,20400000000018</text:p>
          </table:table-cell>
          <table:table-cell table:formula="of:=SIN([.A1798])" office:value-type="float" office:value="-0.20258799730004" calcext:value-type="float">
            <text:p>-0,20258799730004</text:p>
          </table:table-cell>
        </table:table-row>
        <table:table-row table:style-name="ro1">
          <table:table-cell office:value-type="float" office:value="-0.20300000000018" calcext:value-type="float">
            <text:p>-0,20300000000018</text:p>
          </table:table-cell>
          <table:table-cell table:formula="of:=SIN([.A1799])" office:value-type="float" office:value="-0.201608632107145" calcext:value-type="float">
            <text:p>-0,201608632107145</text:p>
          </table:table-cell>
        </table:table-row>
        <table:table-row table:style-name="ro1">
          <table:table-cell office:value-type="float" office:value="-0.20200000000018" calcext:value-type="float">
            <text:p>-0,20200000000018</text:p>
          </table:table-cell>
          <table:table-cell table:formula="of:=SIN([.A1800])" office:value-type="float" office:value="-0.200629065305635" calcext:value-type="float">
            <text:p>-0,200629065305635</text:p>
          </table:table-cell>
        </table:table-row>
        <table:table-row table:style-name="ro1">
          <table:table-cell office:value-type="float" office:value="-0.20100000000018" calcext:value-type="float">
            <text:p>-0,20100000000018</text:p>
          </table:table-cell>
          <table:table-cell table:formula="of:=SIN([.A1801])" office:value-type="float" office:value="-0.199649297875077" calcext:value-type="float">
            <text:p>-0,199649297875077</text:p>
          </table:table-cell>
        </table:table-row>
        <table:table-row table:style-name="ro1">
          <table:table-cell office:value-type="float" office:value="-0.20000000000018" calcext:value-type="float">
            <text:p>-0,20000000000018</text:p>
          </table:table-cell>
          <table:table-cell table:formula="of:=SIN([.A1802])" office:value-type="float" office:value="-0.198669330795237" calcext:value-type="float">
            <text:p>-0,198669330795237</text:p>
          </table:table-cell>
        </table:table-row>
        <table:table-row table:style-name="ro1">
          <table:table-cell office:value-type="float" office:value="-0.19900000000018" calcext:value-type="float">
            <text:p>-0,19900000000018</text:p>
          </table:table-cell>
          <table:table-cell table:formula="of:=SIN([.A1803])" office:value-type="float" office:value="-0.197689165046084" calcext:value-type="float">
            <text:p>-0,197689165046084</text:p>
          </table:table-cell>
        </table:table-row>
        <table:table-row table:style-name="ro1">
          <table:table-cell office:value-type="float" office:value="-0.19800000000018" calcext:value-type="float">
            <text:p>-0,19800000000018</text:p>
          </table:table-cell>
          <table:table-cell table:formula="of:=SIN([.A1804])" office:value-type="float" office:value="-0.196708801607781" calcext:value-type="float">
            <text:p>-0,196708801607781</text:p>
          </table:table-cell>
        </table:table-row>
        <table:table-row table:style-name="ro1">
          <table:table-cell office:value-type="float" office:value="-0.19700000000018" calcext:value-type="float">
            <text:p>-0,19700000000018</text:p>
          </table:table-cell>
          <table:table-cell table:formula="of:=SIN([.A1805])" office:value-type="float" office:value="-0.195728241460694" calcext:value-type="float">
            <text:p>-0,195728241460694</text:p>
          </table:table-cell>
        </table:table-row>
        <table:table-row table:style-name="ro1">
          <table:table-cell office:value-type="float" office:value="-0.19600000000018" calcext:value-type="float">
            <text:p>-0,19600000000018</text:p>
          </table:table-cell>
          <table:table-cell table:formula="of:=SIN([.A1806])" office:value-type="float" office:value="-0.194747485585381" calcext:value-type="float">
            <text:p>-0,194747485585381</text:p>
          </table:table-cell>
        </table:table-row>
        <table:table-row table:style-name="ro1">
          <table:table-cell office:value-type="float" office:value="-0.19500000000018" calcext:value-type="float">
            <text:p>-0,19500000000018</text:p>
          </table:table-cell>
          <table:table-cell table:formula="of:=SIN([.A1807])" office:value-type="float" office:value="-0.193766534962599" calcext:value-type="float">
            <text:p>-0,193766534962599</text:p>
          </table:table-cell>
        </table:table-row>
        <table:table-row table:style-name="ro1">
          <table:table-cell office:value-type="float" office:value="-0.19400000000018" calcext:value-type="float">
            <text:p>-0,19400000000018</text:p>
          </table:table-cell>
          <table:table-cell table:formula="of:=SIN([.A1808])" office:value-type="float" office:value="-0.192785390573298" calcext:value-type="float">
            <text:p>-0,192785390573298</text:p>
          </table:table-cell>
        </table:table-row>
        <table:table-row table:style-name="ro1">
          <table:table-cell office:value-type="float" office:value="-0.193000000000181" calcext:value-type="float">
            <text:p>-0,193000000000181</text:p>
          </table:table-cell>
          <table:table-cell table:formula="of:=SIN([.A1809])" office:value-type="float" office:value="-0.191804053398623" calcext:value-type="float">
            <text:p>-0,191804053398623</text:p>
          </table:table-cell>
        </table:table-row>
        <table:table-row table:style-name="ro1">
          <table:table-cell office:value-type="float" office:value="-0.192000000000181" calcext:value-type="float">
            <text:p>-0,192000000000181</text:p>
          </table:table-cell>
          <table:table-cell table:formula="of:=SIN([.A1810])" office:value-type="float" office:value="-0.19082252441991" calcext:value-type="float">
            <text:p>-0,19082252441991</text:p>
          </table:table-cell>
        </table:table-row>
        <table:table-row table:style-name="ro1">
          <table:table-cell office:value-type="float" office:value="-0.191000000000181" calcext:value-type="float">
            <text:p>-0,191000000000181</text:p>
          </table:table-cell>
          <table:table-cell table:formula="of:=SIN([.A1811])" office:value-type="float" office:value="-0.189840804618688" calcext:value-type="float">
            <text:p>-0,189840804618688</text:p>
          </table:table-cell>
        </table:table-row>
        <table:table-row table:style-name="ro1">
          <table:table-cell office:value-type="float" office:value="-0.190000000000181" calcext:value-type="float">
            <text:p>-0,190000000000181</text:p>
          </table:table-cell>
          <table:table-cell table:formula="of:=SIN([.A1812])" office:value-type="float" office:value="-0.188858894976678" calcext:value-type="float">
            <text:p>-0,188858894976678</text:p>
          </table:table-cell>
        </table:table-row>
        <table:table-row table:style-name="ro1">
          <table:table-cell office:value-type="float" office:value="-0.189000000000181" calcext:value-type="float">
            <text:p>-0,189000000000181</text:p>
          </table:table-cell>
          <table:table-cell table:formula="of:=SIN([.A1813])" office:value-type="float" office:value="-0.187876796475789" calcext:value-type="float">
            <text:p>-0,187876796475789</text:p>
          </table:table-cell>
        </table:table-row>
        <table:table-row table:style-name="ro1">
          <table:table-cell office:value-type="float" office:value="-0.188000000000181" calcext:value-type="float">
            <text:p>-0,188000000000181</text:p>
          </table:table-cell>
          <table:table-cell table:formula="of:=SIN([.A1814])" office:value-type="float" office:value="-0.186894510098119" calcext:value-type="float">
            <text:p>-0,186894510098119</text:p>
          </table:table-cell>
        </table:table-row>
        <table:table-row table:style-name="ro1">
          <table:table-cell office:value-type="float" office:value="-0.187000000000181" calcext:value-type="float">
            <text:p>-0,187000000000181</text:p>
          </table:table-cell>
          <table:table-cell table:formula="of:=SIN([.A1815])" office:value-type="float" office:value="-0.185912036825954" calcext:value-type="float">
            <text:p>-0,185912036825954</text:p>
          </table:table-cell>
        </table:table-row>
        <table:table-row table:style-name="ro1">
          <table:table-cell office:value-type="float" office:value="-0.186000000000181" calcext:value-type="float">
            <text:p>-0,186000000000181</text:p>
          </table:table-cell>
          <table:table-cell table:formula="of:=SIN([.A1816])" office:value-type="float" office:value="-0.184929377641768" calcext:value-type="float">
            <text:p>-0,184929377641768</text:p>
          </table:table-cell>
        </table:table-row>
        <table:table-row table:style-name="ro1">
          <table:table-cell office:value-type="float" office:value="-0.185000000000181" calcext:value-type="float">
            <text:p>-0,185000000000181</text:p>
          </table:table-cell>
          <table:table-cell table:formula="of:=SIN([.A1817])" office:value-type="float" office:value="-0.18394653352822" calcext:value-type="float">
            <text:p>-0,18394653352822</text:p>
          </table:table-cell>
        </table:table-row>
        <table:table-row table:style-name="ro1">
          <table:table-cell office:value-type="float" office:value="-0.184000000000182" calcext:value-type="float">
            <text:p>-0,184000000000182</text:p>
          </table:table-cell>
          <table:table-cell table:formula="of:=SIN([.A1818])" office:value-type="float" office:value="-0.182963505468153" calcext:value-type="float">
            <text:p>-0,182963505468153</text:p>
          </table:table-cell>
        </table:table-row>
        <table:table-row table:style-name="ro1">
          <table:table-cell office:value-type="float" office:value="-0.183000000000182" calcext:value-type="float">
            <text:p>-0,183000000000182</text:p>
          </table:table-cell>
          <table:table-cell table:formula="of:=SIN([.A1819])" office:value-type="float" office:value="-0.181980294444596" calcext:value-type="float">
            <text:p>-0,181980294444596</text:p>
          </table:table-cell>
        </table:table-row>
        <table:table-row table:style-name="ro1">
          <table:table-cell office:value-type="float" office:value="-0.182000000000182" calcext:value-type="float">
            <text:p>-0,182000000000182</text:p>
          </table:table-cell>
          <table:table-cell table:formula="of:=SIN([.A1820])" office:value-type="float" office:value="-0.18099690144076" calcext:value-type="float">
            <text:p>-0,18099690144076</text:p>
          </table:table-cell>
        </table:table-row>
        <table:table-row table:style-name="ro1">
          <table:table-cell office:value-type="float" office:value="-0.181000000000182" calcext:value-type="float">
            <text:p>-0,181000000000182</text:p>
          </table:table-cell>
          <table:table-cell table:formula="of:=SIN([.A1821])" office:value-type="float" office:value="-0.180013327440038" calcext:value-type="float">
            <text:p>-0,180013327440038</text:p>
          </table:table-cell>
        </table:table-row>
        <table:table-row table:style-name="ro1">
          <table:table-cell office:value-type="float" office:value="-0.180000000000182" calcext:value-type="float">
            <text:p>-0,180000000000182</text:p>
          </table:table-cell>
          <table:table-cell table:formula="of:=SIN([.A1822])" office:value-type="float" office:value="-0.179029573426003" calcext:value-type="float">
            <text:p>-0,179029573426003</text:p>
          </table:table-cell>
        </table:table-row>
        <table:table-row table:style-name="ro1">
          <table:table-cell office:value-type="float" office:value="-0.179000000000182" calcext:value-type="float">
            <text:p>-0,179000000000182</text:p>
          </table:table-cell>
          <table:table-cell table:formula="of:=SIN([.A1823])" office:value-type="float" office:value="-0.17804564038241" calcext:value-type="float">
            <text:p>-0,17804564038241</text:p>
          </table:table-cell>
        </table:table-row>
        <table:table-row table:style-name="ro1">
          <table:table-cell office:value-type="float" office:value="-0.178000000000182" calcext:value-type="float">
            <text:p>-0,178000000000182</text:p>
          </table:table-cell>
          <table:table-cell table:formula="of:=SIN([.A1824])" office:value-type="float" office:value="-0.177061529293191" calcext:value-type="float">
            <text:p>-0,177061529293191</text:p>
          </table:table-cell>
        </table:table-row>
        <table:table-row table:style-name="ro1">
          <table:table-cell office:value-type="float" office:value="-0.177000000000182" calcext:value-type="float">
            <text:p>-0,177000000000182</text:p>
          </table:table-cell>
          <table:table-cell table:formula="of:=SIN([.A1825])" office:value-type="float" office:value="-0.176077241142458" calcext:value-type="float">
            <text:p>-0,176077241142458</text:p>
          </table:table-cell>
        </table:table-row>
        <table:table-row table:style-name="ro1">
          <table:table-cell office:value-type="float" office:value="-0.176000000000182" calcext:value-type="float">
            <text:p>-0,176000000000182</text:p>
          </table:table-cell>
          <table:table-cell table:formula="of:=SIN([.A1826])" office:value-type="float" office:value="-0.175092776914498" calcext:value-type="float">
            <text:p>-0,175092776914498</text:p>
          </table:table-cell>
        </table:table-row>
        <table:table-row table:style-name="ro1">
          <table:table-cell office:value-type="float" office:value="-0.175000000000182" calcext:value-type="float">
            <text:p>-0,175000000000182</text:p>
          </table:table-cell>
          <table:table-cell table:formula="of:=SIN([.A1827])" office:value-type="float" office:value="-0.174108137593775" calcext:value-type="float">
            <text:p>-0,174108137593775</text:p>
          </table:table-cell>
        </table:table-row>
        <table:table-row table:style-name="ro1">
          <table:table-cell office:value-type="float" office:value="-0.174000000000182" calcext:value-type="float">
            <text:p>-0,174000000000182</text:p>
          </table:table-cell>
          <table:table-cell table:formula="of:=SIN([.A1828])" office:value-type="float" office:value="-0.17312332416493" calcext:value-type="float">
            <text:p>-0,17312332416493</text:p>
          </table:table-cell>
        </table:table-row>
        <table:table-row table:style-name="ro1">
          <table:table-cell office:value-type="float" office:value="-0.173000000000183" calcext:value-type="float">
            <text:p>-0,173000000000183</text:p>
          </table:table-cell>
          <table:table-cell table:formula="of:=SIN([.A1829])" office:value-type="float" office:value="-0.172138337612775" calcext:value-type="float">
            <text:p>-0,172138337612775</text:p>
          </table:table-cell>
        </table:table-row>
        <table:table-row table:style-name="ro1">
          <table:table-cell office:value-type="float" office:value="-0.172000000000183" calcext:value-type="float">
            <text:p>-0,172000000000183</text:p>
          </table:table-cell>
          <table:table-cell table:formula="of:=SIN([.A1830])" office:value-type="float" office:value="-0.171153178922297" calcext:value-type="float">
            <text:p>-0,171153178922297</text:p>
          </table:table-cell>
        </table:table-row>
        <table:table-row table:style-name="ro1">
          <table:table-cell office:value-type="float" office:value="-0.171000000000183" calcext:value-type="float">
            <text:p>-0,171000000000183</text:p>
          </table:table-cell>
          <table:table-cell table:formula="of:=SIN([.A1831])" office:value-type="float" office:value="-0.170167849078654" calcext:value-type="float">
            <text:p>-0,170167849078654</text:p>
          </table:table-cell>
        </table:table-row>
        <table:table-row table:style-name="ro1">
          <table:table-cell office:value-type="float" office:value="-0.170000000000183" calcext:value-type="float">
            <text:p>-0,170000000000183</text:p>
          </table:table-cell>
          <table:table-cell table:formula="of:=SIN([.A1832])" office:value-type="float" office:value="-0.169182349067176" calcext:value-type="float">
            <text:p>-0,169182349067176</text:p>
          </table:table-cell>
        </table:table-row>
        <table:table-row table:style-name="ro1">
          <table:table-cell office:value-type="float" office:value="-0.169000000000183" calcext:value-type="float">
            <text:p>-0,169000000000183</text:p>
          </table:table-cell>
          <table:table-cell table:formula="of:=SIN([.A1833])" office:value-type="float" office:value="-0.168196679873363" calcext:value-type="float">
            <text:p>-0,168196679873363</text:p>
          </table:table-cell>
        </table:table-row>
        <table:table-row table:style-name="ro1">
          <table:table-cell office:value-type="float" office:value="-0.168000000000183" calcext:value-type="float">
            <text:p>-0,168000000000183</text:p>
          </table:table-cell>
          <table:table-cell table:formula="of:=SIN([.A1834])" office:value-type="float" office:value="-0.167210842482885" calcext:value-type="float">
            <text:p>-0,167210842482885</text:p>
          </table:table-cell>
        </table:table-row>
        <table:table-row table:style-name="ro1">
          <table:table-cell office:value-type="float" office:value="-0.167000000000183" calcext:value-type="float">
            <text:p>-0,167000000000183</text:p>
          </table:table-cell>
          <table:table-cell table:formula="of:=SIN([.A1835])" office:value-type="float" office:value="-0.166224837881578" calcext:value-type="float">
            <text:p>-0,166224837881578</text:p>
          </table:table-cell>
        </table:table-row>
        <table:table-row table:style-name="ro1">
          <table:table-cell office:value-type="float" office:value="-0.166000000000183" calcext:value-type="float">
            <text:p>-0,166000000000183</text:p>
          </table:table-cell>
          <table:table-cell table:formula="of:=SIN([.A1836])" office:value-type="float" office:value="-0.165238667055446" calcext:value-type="float">
            <text:p>-0,165238667055446</text:p>
          </table:table-cell>
        </table:table-row>
        <table:table-row table:style-name="ro1">
          <table:table-cell office:value-type="float" office:value="-0.165000000000183" calcext:value-type="float">
            <text:p>-0,165000000000183</text:p>
          </table:table-cell>
          <table:table-cell table:formula="of:=SIN([.A1837])" office:value-type="float" office:value="-0.164252330990662" calcext:value-type="float">
            <text:p>-0,164252330990662</text:p>
          </table:table-cell>
        </table:table-row>
        <table:table-row table:style-name="ro1">
          <table:table-cell office:value-type="float" office:value="-0.164000000000184" calcext:value-type="float">
            <text:p>-0,164000000000184</text:p>
          </table:table-cell>
          <table:table-cell table:formula="of:=SIN([.A1838])" office:value-type="float" office:value="-0.16326583067356" calcext:value-type="float">
            <text:p>-0,16326583067356</text:p>
          </table:table-cell>
        </table:table-row>
        <table:table-row table:style-name="ro1">
          <table:table-cell office:value-type="float" office:value="-0.163000000000184" calcext:value-type="float">
            <text:p>-0,163000000000184</text:p>
          </table:table-cell>
          <table:table-cell table:formula="of:=SIN([.A1839])" office:value-type="float" office:value="-0.162279167090641" calcext:value-type="float">
            <text:p>-0,162279167090641</text:p>
          </table:table-cell>
        </table:table-row>
        <table:table-row table:style-name="ro1">
          <table:table-cell office:value-type="float" office:value="-0.162000000000184" calcext:value-type="float">
            <text:p>-0,162000000000184</text:p>
          </table:table-cell>
          <table:table-cell table:formula="of:=SIN([.A1840])" office:value-type="float" office:value="-0.161292341228569" calcext:value-type="float">
            <text:p>-0,161292341228569</text:p>
          </table:table-cell>
        </table:table-row>
        <table:table-row table:style-name="ro1">
          <table:table-cell office:value-type="float" office:value="-0.161000000000184" calcext:value-type="float">
            <text:p>-0,161000000000184</text:p>
          </table:table-cell>
          <table:table-cell table:formula="of:=SIN([.A1841])" office:value-type="float" office:value="-0.160305354074169" calcext:value-type="float">
            <text:p>-0,160305354074169</text:p>
          </table:table-cell>
        </table:table-row>
        <table:table-row table:style-name="ro1">
          <table:table-cell office:value-type="float" office:value="-0.160000000000184" calcext:value-type="float">
            <text:p>-0,160000000000184</text:p>
          </table:table-cell>
          <table:table-cell table:formula="of:=SIN([.A1842])" office:value-type="float" office:value="-0.159318206614428" calcext:value-type="float">
            <text:p>-0,159318206614428</text:p>
          </table:table-cell>
        </table:table-row>
        <table:table-row table:style-name="ro1">
          <table:table-cell office:value-type="float" office:value="-0.159000000000184" calcext:value-type="float">
            <text:p>-0,159000000000184</text:p>
          </table:table-cell>
          <table:table-cell table:formula="of:=SIN([.A1843])" office:value-type="float" office:value="-0.158330899836493" calcext:value-type="float">
            <text:p>-0,158330899836493</text:p>
          </table:table-cell>
        </table:table-row>
        <table:table-row table:style-name="ro1">
          <table:table-cell office:value-type="float" office:value="-0.158000000000184" calcext:value-type="float">
            <text:p>-0,158000000000184</text:p>
          </table:table-cell>
          <table:table-cell table:formula="of:=SIN([.A1844])" office:value-type="float" office:value="-0.157343434727672" calcext:value-type="float">
            <text:p>-0,157343434727672</text:p>
          </table:table-cell>
        </table:table-row>
        <table:table-row table:style-name="ro1">
          <table:table-cell office:value-type="float" office:value="-0.157000000000184" calcext:value-type="float">
            <text:p>-0,157000000000184</text:p>
          </table:table-cell>
          <table:table-cell table:formula="of:=SIN([.A1845])" office:value-type="float" office:value="-0.15635581227543" calcext:value-type="float">
            <text:p>-0,15635581227543</text:p>
          </table:table-cell>
        </table:table-row>
        <table:table-row table:style-name="ro1">
          <table:table-cell office:value-type="float" office:value="-0.156000000000184" calcext:value-type="float">
            <text:p>-0,156000000000184</text:p>
          </table:table-cell>
          <table:table-cell table:formula="of:=SIN([.A1846])" office:value-type="float" office:value="-0.155368033467388" calcext:value-type="float">
            <text:p>-0,155368033467388</text:p>
          </table:table-cell>
        </table:table-row>
        <table:table-row table:style-name="ro1">
          <table:table-cell office:value-type="float" office:value="-0.155000000000184" calcext:value-type="float">
            <text:p>-0,155000000000184</text:p>
          </table:table-cell>
          <table:table-cell table:formula="of:=SIN([.A1847])" office:value-type="float" office:value="-0.154380099291326" calcext:value-type="float">
            <text:p>-0,154380099291326</text:p>
          </table:table-cell>
        </table:table-row>
        <table:table-row table:style-name="ro1">
          <table:table-cell office:value-type="float" office:value="-0.154000000000184" calcext:value-type="float">
            <text:p>-0,154000000000184</text:p>
          </table:table-cell>
          <table:table-cell table:formula="of:=SIN([.A1848])" office:value-type="float" office:value="-0.153392010735177" calcext:value-type="float">
            <text:p>-0,153392010735177</text:p>
          </table:table-cell>
        </table:table-row>
        <table:table-row table:style-name="ro1">
          <table:table-cell office:value-type="float" office:value="-0.153000000000185" calcext:value-type="float">
            <text:p>-0,153000000000185</text:p>
          </table:table-cell>
          <table:table-cell table:formula="of:=SIN([.A1849])" office:value-type="float" office:value="-0.15240376878703" calcext:value-type="float">
            <text:p>-0,15240376878703</text:p>
          </table:table-cell>
        </table:table-row>
        <table:table-row table:style-name="ro1">
          <table:table-cell office:value-type="float" office:value="-0.152000000000185" calcext:value-type="float">
            <text:p>-0,152000000000185</text:p>
          </table:table-cell>
          <table:table-cell table:formula="of:=SIN([.A1850])" office:value-type="float" office:value="-0.151415374435127" calcext:value-type="float">
            <text:p>-0,151415374435127</text:p>
          </table:table-cell>
        </table:table-row>
        <table:table-row table:style-name="ro1">
          <table:table-cell office:value-type="float" office:value="-0.151000000000185" calcext:value-type="float">
            <text:p>-0,151000000000185</text:p>
          </table:table-cell>
          <table:table-cell table:formula="of:=SIN([.A1851])" office:value-type="float" office:value="-0.150426828667863" calcext:value-type="float">
            <text:p>-0,150426828667863</text:p>
          </table:table-cell>
        </table:table-row>
        <table:table-row table:style-name="ro1">
          <table:table-cell office:value-type="float" office:value="-0.150000000000185" calcext:value-type="float">
            <text:p>-0,150000000000185</text:p>
          </table:table-cell>
          <table:table-cell table:formula="of:=SIN([.A1852])" office:value-type="float" office:value="-0.149438132473782" calcext:value-type="float">
            <text:p>-0,149438132473782</text:p>
          </table:table-cell>
        </table:table-row>
        <table:table-row table:style-name="ro1">
          <table:table-cell office:value-type="float" office:value="-0.149000000000185" calcext:value-type="float">
            <text:p>-0,149000000000185</text:p>
          </table:table-cell>
          <table:table-cell table:formula="of:=SIN([.A1853])" office:value-type="float" office:value="-0.148449286841581" calcext:value-type="float">
            <text:p>-0,148449286841581</text:p>
          </table:table-cell>
        </table:table-row>
        <table:table-row table:style-name="ro1">
          <table:table-cell office:value-type="float" office:value="-0.148000000000185" calcext:value-type="float">
            <text:p>-0,148000000000185</text:p>
          </table:table-cell>
          <table:table-cell table:formula="of:=SIN([.A1854])" office:value-type="float" office:value="-0.147460292760106" calcext:value-type="float">
            <text:p>-0,147460292760106</text:p>
          </table:table-cell>
        </table:table-row>
        <table:table-row table:style-name="ro1">
          <table:table-cell office:value-type="float" office:value="-0.147000000000185" calcext:value-type="float">
            <text:p>-0,147000000000185</text:p>
          </table:table-cell>
          <table:table-cell table:formula="of:=SIN([.A1855])" office:value-type="float" office:value="-0.14647115121835" calcext:value-type="float">
            <text:p>-0,14647115121835</text:p>
          </table:table-cell>
        </table:table-row>
        <table:table-row table:style-name="ro1">
          <table:table-cell office:value-type="float" office:value="-0.146000000000185" calcext:value-type="float">
            <text:p>-0,146000000000185</text:p>
          </table:table-cell>
          <table:table-cell table:formula="of:=SIN([.A1856])" office:value-type="float" office:value="-0.145481863205456" calcext:value-type="float">
            <text:p>-0,145481863205456</text:p>
          </table:table-cell>
        </table:table-row>
        <table:table-row table:style-name="ro1">
          <table:table-cell office:value-type="float" office:value="-0.145000000000185" calcext:value-type="float">
            <text:p>-0,145000000000185</text:p>
          </table:table-cell>
          <table:table-cell table:formula="of:=SIN([.A1857])" office:value-type="float" office:value="-0.14449242971071" calcext:value-type="float">
            <text:p>-0,14449242971071</text:p>
          </table:table-cell>
        </table:table-row>
        <table:table-row table:style-name="ro1">
          <table:table-cell office:value-type="float" office:value="-0.144000000000186" calcext:value-type="float">
            <text:p>-0,144000000000186</text:p>
          </table:table-cell>
          <table:table-cell table:formula="of:=SIN([.A1858])" office:value-type="float" office:value="-0.143502851723546" calcext:value-type="float">
            <text:p>-0,143502851723546</text:p>
          </table:table-cell>
        </table:table-row>
        <table:table-row table:style-name="ro1">
          <table:table-cell office:value-type="float" office:value="-0.143000000000186" calcext:value-type="float">
            <text:p>-0,143000000000186</text:p>
          </table:table-cell>
          <table:table-cell table:formula="of:=SIN([.A1859])" office:value-type="float" office:value="-0.142513130233543" calcext:value-type="float">
            <text:p>-0,142513130233543</text:p>
          </table:table-cell>
        </table:table-row>
        <table:table-row table:style-name="ro1">
          <table:table-cell office:value-type="float" office:value="-0.142000000000186" calcext:value-type="float">
            <text:p>-0,142000000000186</text:p>
          </table:table-cell>
          <table:table-cell table:formula="of:=SIN([.A1860])" office:value-type="float" office:value="-0.141523266230422" calcext:value-type="float">
            <text:p>-0,141523266230422</text:p>
          </table:table-cell>
        </table:table-row>
        <table:table-row table:style-name="ro1">
          <table:table-cell office:value-type="float" office:value="-0.141000000000186" calcext:value-type="float">
            <text:p>-0,141000000000186</text:p>
          </table:table-cell>
          <table:table-cell table:formula="of:=SIN([.A1861])" office:value-type="float" office:value="-0.140533260704046" calcext:value-type="float">
            <text:p>-0,140533260704046</text:p>
          </table:table-cell>
        </table:table-row>
        <table:table-row table:style-name="ro1">
          <table:table-cell office:value-type="float" office:value="-0.140000000000186" calcext:value-type="float">
            <text:p>-0,140000000000186</text:p>
          </table:table-cell>
          <table:table-cell table:formula="of:=SIN([.A1862])" office:value-type="float" office:value="-0.139543114644421" calcext:value-type="float">
            <text:p>-0,139543114644421</text:p>
          </table:table-cell>
        </table:table-row>
        <table:table-row table:style-name="ro1">
          <table:table-cell office:value-type="float" office:value="-0.139000000000186" calcext:value-type="float">
            <text:p>-0,139000000000186</text:p>
          </table:table-cell>
          <table:table-cell table:formula="of:=SIN([.A1863])" office:value-type="float" office:value="-0.138552829041693" calcext:value-type="float">
            <text:p>-0,138552829041693</text:p>
          </table:table-cell>
        </table:table-row>
        <table:table-row table:style-name="ro1">
          <table:table-cell office:value-type="float" office:value="-0.138000000000186" calcext:value-type="float">
            <text:p>-0,138000000000186</text:p>
          </table:table-cell>
          <table:table-cell table:formula="of:=SIN([.A1864])" office:value-type="float" office:value="-0.137562404886147" calcext:value-type="float">
            <text:p>-0,137562404886147</text:p>
          </table:table-cell>
        </table:table-row>
        <table:table-row table:style-name="ro1">
          <table:table-cell office:value-type="float" office:value="-0.137000000000186" calcext:value-type="float">
            <text:p>-0,137000000000186</text:p>
          </table:table-cell>
          <table:table-cell table:formula="of:=SIN([.A1865])" office:value-type="float" office:value="-0.136571843168208" calcext:value-type="float">
            <text:p>-0,136571843168208</text:p>
          </table:table-cell>
        </table:table-row>
        <table:table-row table:style-name="ro1">
          <table:table-cell office:value-type="float" office:value="-0.136000000000186" calcext:value-type="float">
            <text:p>-0,136000000000186</text:p>
          </table:table-cell>
          <table:table-cell table:formula="of:=SIN([.A1866])" office:value-type="float" office:value="-0.135581144878437" calcext:value-type="float">
            <text:p>-0,135581144878437</text:p>
          </table:table-cell>
        </table:table-row>
        <table:table-row table:style-name="ro1">
          <table:table-cell office:value-type="float" office:value="-0.135000000000186" calcext:value-type="float">
            <text:p>-0,135000000000186</text:p>
          </table:table-cell>
          <table:table-cell table:formula="of:=SIN([.A1867])" office:value-type="float" office:value="-0.134590311007533" calcext:value-type="float">
            <text:p>-0,134590311007533</text:p>
          </table:table-cell>
        </table:table-row>
        <table:table-row table:style-name="ro1">
          <table:table-cell office:value-type="float" office:value="-0.134000000000186" calcext:value-type="float">
            <text:p>-0,134000000000186</text:p>
          </table:table-cell>
          <table:table-cell table:formula="of:=SIN([.A1868])" office:value-type="float" office:value="-0.133599342546329" calcext:value-type="float">
            <text:p>-0,133599342546329</text:p>
          </table:table-cell>
        </table:table-row>
        <table:table-row table:style-name="ro1">
          <table:table-cell office:value-type="float" office:value="-0.133000000000187" calcext:value-type="float">
            <text:p>-0,133000000000187</text:p>
          </table:table-cell>
          <table:table-cell table:formula="of:=SIN([.A1869])" office:value-type="float" office:value="-0.132608240485793" calcext:value-type="float">
            <text:p>-0,132608240485793</text:p>
          </table:table-cell>
        </table:table-row>
        <table:table-row table:style-name="ro1">
          <table:table-cell office:value-type="float" office:value="-0.132000000000187" calcext:value-type="float">
            <text:p>-0,132000000000187</text:p>
          </table:table-cell>
          <table:table-cell table:formula="of:=SIN([.A1870])" office:value-type="float" office:value="-0.131617005817028" calcext:value-type="float">
            <text:p>-0,131617005817028</text:p>
          </table:table-cell>
        </table:table-row>
        <table:table-row table:style-name="ro1">
          <table:table-cell office:value-type="float" office:value="-0.131000000000187" calcext:value-type="float">
            <text:p>-0,131000000000187</text:p>
          </table:table-cell>
          <table:table-cell table:formula="of:=SIN([.A1871])" office:value-type="float" office:value="-0.130625639531269" calcext:value-type="float">
            <text:p>-0,130625639531269</text:p>
          </table:table-cell>
        </table:table-row>
        <table:table-row table:style-name="ro1">
          <table:table-cell office:value-type="float" office:value="-0.130000000000187" calcext:value-type="float">
            <text:p>-0,130000000000187</text:p>
          </table:table-cell>
          <table:table-cell table:formula="of:=SIN([.A1872])" office:value-type="float" office:value="-0.12963414261988" calcext:value-type="float">
            <text:p>-0,12963414261988</text:p>
          </table:table-cell>
        </table:table-row>
        <table:table-row table:style-name="ro1">
          <table:table-cell office:value-type="float" office:value="-0.129000000000187" calcext:value-type="float">
            <text:p>-0,129000000000187</text:p>
          </table:table-cell>
          <table:table-cell table:formula="of:=SIN([.A1873])" office:value-type="float" office:value="-0.12864251607436" calcext:value-type="float">
            <text:p>-0,12864251607436</text:p>
          </table:table-cell>
        </table:table-row>
        <table:table-row table:style-name="ro1">
          <table:table-cell office:value-type="float" office:value="-0.128000000000187" calcext:value-type="float">
            <text:p>-0,128000000000187</text:p>
          </table:table-cell>
          <table:table-cell table:formula="of:=SIN([.A1874])" office:value-type="float" office:value="-0.127650760886334" calcext:value-type="float">
            <text:p>-0,127650760886334</text:p>
          </table:table-cell>
        </table:table-row>
        <table:table-row table:style-name="ro1">
          <table:table-cell office:value-type="float" office:value="-0.127000000000187" calcext:value-type="float">
            <text:p>-0,127000000000187</text:p>
          </table:table-cell>
          <table:table-cell table:formula="of:=SIN([.A1875])" office:value-type="float" office:value="-0.126658878047558" calcext:value-type="float">
            <text:p>-0,126658878047558</text:p>
          </table:table-cell>
        </table:table-row>
        <table:table-row table:style-name="ro1">
          <table:table-cell office:value-type="float" office:value="-0.126000000000187" calcext:value-type="float">
            <text:p>-0,126000000000187</text:p>
          </table:table-cell>
          <table:table-cell table:formula="of:=SIN([.A1876])" office:value-type="float" office:value="-0.125666868549915" calcext:value-type="float">
            <text:p>-0,125666868549915</text:p>
          </table:table-cell>
        </table:table-row>
        <table:table-row table:style-name="ro1">
          <table:table-cell office:value-type="float" office:value="-0.125000000000187" calcext:value-type="float">
            <text:p>-0,125000000000187</text:p>
          </table:table-cell>
          <table:table-cell table:formula="of:=SIN([.A1877])" office:value-type="float" office:value="-0.124674733385414" calcext:value-type="float">
            <text:p>-0,124674733385414</text:p>
          </table:table-cell>
        </table:table-row>
        <table:table-row table:style-name="ro1">
          <table:table-cell office:value-type="float" office:value="-0.124000000000188" calcext:value-type="float">
            <text:p>-0,124000000000188</text:p>
          </table:table-cell>
          <table:table-cell table:formula="of:=SIN([.A1878])" office:value-type="float" office:value="-0.123682473546189" calcext:value-type="float">
            <text:p>-0,123682473546189</text:p>
          </table:table-cell>
        </table:table-row>
        <table:table-row table:style-name="ro1">
          <table:table-cell office:value-type="float" office:value="-0.123000000000188" calcext:value-type="float">
            <text:p>-0,123000000000188</text:p>
          </table:table-cell>
          <table:table-cell table:formula="of:=SIN([.A1879])" office:value-type="float" office:value="-0.122690090024502" calcext:value-type="float">
            <text:p>-0,122690090024502</text:p>
          </table:table-cell>
        </table:table-row>
        <table:table-row table:style-name="ro1">
          <table:table-cell office:value-type="float" office:value="-0.122000000000188" calcext:value-type="float">
            <text:p>-0,122000000000188</text:p>
          </table:table-cell>
          <table:table-cell table:formula="of:=SIN([.A1880])" office:value-type="float" office:value="-0.121697583812734" calcext:value-type="float">
            <text:p>-0,121697583812734</text:p>
          </table:table-cell>
        </table:table-row>
        <table:table-row table:style-name="ro1">
          <table:table-cell office:value-type="float" office:value="-0.121000000000188" calcext:value-type="float">
            <text:p>-0,121000000000188</text:p>
          </table:table-cell>
          <table:table-cell table:formula="of:=SIN([.A1881])" office:value-type="float" office:value="-0.120704955903393" calcext:value-type="float">
            <text:p>-0,120704955903393</text:p>
          </table:table-cell>
        </table:table-row>
        <table:table-row table:style-name="ro1">
          <table:table-cell office:value-type="float" office:value="-0.120000000000188" calcext:value-type="float">
            <text:p>-0,120000000000188</text:p>
          </table:table-cell>
          <table:table-cell table:formula="of:=SIN([.A1882])" office:value-type="float" office:value="-0.119712207289106" calcext:value-type="float">
            <text:p>-0,119712207289106</text:p>
          </table:table-cell>
        </table:table-row>
        <table:table-row table:style-name="ro1">
          <table:table-cell office:value-type="float" office:value="-0.119000000000188" calcext:value-type="float">
            <text:p>-0,119000000000188</text:p>
          </table:table-cell>
          <table:table-cell table:formula="of:=SIN([.A1883])" office:value-type="float" office:value="-0.118719338962622" calcext:value-type="float">
            <text:p>-0,118719338962622</text:p>
          </table:table-cell>
        </table:table-row>
        <table:table-row table:style-name="ro1">
          <table:table-cell office:value-type="float" office:value="-0.118000000000188" calcext:value-type="float">
            <text:p>-0,118000000000188</text:p>
          </table:table-cell>
          <table:table-cell table:formula="of:=SIN([.A1884])" office:value-type="float" office:value="-0.117726351916808" calcext:value-type="float">
            <text:p>-0,117726351916808</text:p>
          </table:table-cell>
        </table:table-row>
        <table:table-row table:style-name="ro1">
          <table:table-cell office:value-type="float" office:value="-0.117000000000188" calcext:value-type="float">
            <text:p>-0,117000000000188</text:p>
          </table:table-cell>
          <table:table-cell table:formula="of:=SIN([.A1885])" office:value-type="float" office:value="-0.116733247144653" calcext:value-type="float">
            <text:p>-0,116733247144653</text:p>
          </table:table-cell>
        </table:table-row>
        <table:table-row table:style-name="ro1">
          <table:table-cell office:value-type="float" office:value="-0.116000000000188" calcext:value-type="float">
            <text:p>-0,116000000000188</text:p>
          </table:table-cell>
          <table:table-cell table:formula="of:=SIN([.A1886])" office:value-type="float" office:value="-0.11574002563926" calcext:value-type="float">
            <text:p>-0,11574002563926</text:p>
          </table:table-cell>
        </table:table-row>
        <table:table-row table:style-name="ro1">
          <table:table-cell office:value-type="float" office:value="-0.115000000000188" calcext:value-type="float">
            <text:p>-0,115000000000188</text:p>
          </table:table-cell>
          <table:table-cell table:formula="of:=SIN([.A1887])" office:value-type="float" office:value="-0.114746688393851" calcext:value-type="float">
            <text:p>-0,114746688393851</text:p>
          </table:table-cell>
        </table:table-row>
        <table:table-row table:style-name="ro1">
          <table:table-cell office:value-type="float" office:value="-0.114000000000188" calcext:value-type="float">
            <text:p>-0,114000000000188</text:p>
          </table:table-cell>
          <table:table-cell table:formula="of:=SIN([.A1888])" office:value-type="float" office:value="-0.113753236401763" calcext:value-type="float">
            <text:p>-0,113753236401763</text:p>
          </table:table-cell>
        </table:table-row>
        <table:table-row table:style-name="ro1">
          <table:table-cell office:value-type="float" office:value="-0.113000000000189" calcext:value-type="float">
            <text:p>-0,113000000000189</text:p>
          </table:table-cell>
          <table:table-cell table:formula="of:=SIN([.A1889])" office:value-type="float" office:value="-0.112759670656449" calcext:value-type="float">
            <text:p>-0,112759670656449</text:p>
          </table:table-cell>
        </table:table-row>
        <table:table-row table:style-name="ro1">
          <table:table-cell office:value-type="float" office:value="-0.112000000000189" calcext:value-type="float">
            <text:p>-0,112000000000189</text:p>
          </table:table-cell>
          <table:table-cell table:formula="of:=SIN([.A1890])" office:value-type="float" office:value="-0.111765992151473" calcext:value-type="float">
            <text:p>-0,111765992151473</text:p>
          </table:table-cell>
        </table:table-row>
        <table:table-row table:style-name="ro1">
          <table:table-cell office:value-type="float" office:value="-0.111000000000189" calcext:value-type="float">
            <text:p>-0,111000000000189</text:p>
          </table:table-cell>
          <table:table-cell table:formula="of:=SIN([.A1891])" office:value-type="float" office:value="-0.110772201880514" calcext:value-type="float">
            <text:p>-0,110772201880514</text:p>
          </table:table-cell>
        </table:table-row>
        <table:table-row table:style-name="ro1">
          <table:table-cell office:value-type="float" office:value="-0.110000000000189" calcext:value-type="float">
            <text:p>-0,110000000000189</text:p>
          </table:table-cell>
          <table:table-cell table:formula="of:=SIN([.A1892])" office:value-type="float" office:value="-0.109778300837363" calcext:value-type="float">
            <text:p>-0,109778300837363</text:p>
          </table:table-cell>
        </table:table-row>
        <table:table-row table:style-name="ro1">
          <table:table-cell office:value-type="float" office:value="-0.109000000000189" calcext:value-type="float">
            <text:p>-0,109000000000189</text:p>
          </table:table-cell>
          <table:table-cell table:formula="of:=SIN([.A1893])" office:value-type="float" office:value="-0.108784290015919" calcext:value-type="float">
            <text:p>-0,108784290015919</text:p>
          </table:table-cell>
        </table:table-row>
        <table:table-row table:style-name="ro1">
          <table:table-cell office:value-type="float" office:value="-0.108000000000189" calcext:value-type="float">
            <text:p>-0,108000000000189</text:p>
          </table:table-cell>
          <table:table-cell table:formula="of:=SIN([.A1894])" office:value-type="float" office:value="-0.107790170410195" calcext:value-type="float">
            <text:p>-0,107790170410195</text:p>
          </table:table-cell>
        </table:table-row>
        <table:table-row table:style-name="ro1">
          <table:table-cell office:value-type="float" office:value="-0.107000000000189" calcext:value-type="float">
            <text:p>-0,107000000000189</text:p>
          </table:table-cell>
          <table:table-cell table:formula="of:=SIN([.A1895])" office:value-type="float" office:value="-0.10679594301431" calcext:value-type="float">
            <text:p>-0,10679594301431</text:p>
          </table:table-cell>
        </table:table-row>
        <table:table-row table:style-name="ro1">
          <table:table-cell office:value-type="float" office:value="-0.106000000000189" calcext:value-type="float">
            <text:p>-0,106000000000189</text:p>
          </table:table-cell>
          <table:table-cell table:formula="of:=SIN([.A1896])" office:value-type="float" office:value="-0.10580160882249" calcext:value-type="float">
            <text:p>-0,10580160882249</text:p>
          </table:table-cell>
        </table:table-row>
        <table:table-row table:style-name="ro1">
          <table:table-cell office:value-type="float" office:value="-0.105000000000189" calcext:value-type="float">
            <text:p>-0,105000000000189</text:p>
          </table:table-cell>
          <table:table-cell table:formula="of:=SIN([.A1897])" office:value-type="float" office:value="-0.104807168829071" calcext:value-type="float">
            <text:p>-0,104807168829071</text:p>
          </table:table-cell>
        </table:table-row>
        <table:table-row table:style-name="ro1">
          <table:table-cell office:value-type="float" office:value="-0.10400000000019" calcext:value-type="float">
            <text:p>-0,10400000000019</text:p>
          </table:table-cell>
          <table:table-cell table:formula="of:=SIN([.A1898])" office:value-type="float" office:value="-0.103812624028491" calcext:value-type="float">
            <text:p>-0,103812624028491</text:p>
          </table:table-cell>
        </table:table-row>
        <table:table-row table:style-name="ro1">
          <table:table-cell office:value-type="float" office:value="-0.10300000000019" calcext:value-type="float">
            <text:p>-0,10300000000019</text:p>
          </table:table-cell>
          <table:table-cell table:formula="of:=SIN([.A1899])" office:value-type="float" office:value="-0.102817975415296" calcext:value-type="float">
            <text:p>-0,102817975415296</text:p>
          </table:table-cell>
        </table:table-row>
        <table:table-row table:style-name="ro1">
          <table:table-cell office:value-type="float" office:value="-0.10200000000019" calcext:value-type="float">
            <text:p>-0,10200000000019</text:p>
          </table:table-cell>
          <table:table-cell table:formula="of:=SIN([.A1900])" office:value-type="float" office:value="-0.101823223984134" calcext:value-type="float">
            <text:p>-0,101823223984134</text:p>
          </table:table-cell>
        </table:table-row>
        <table:table-row table:style-name="ro1">
          <table:table-cell office:value-type="float" office:value="-0.10100000000019" calcext:value-type="float">
            <text:p>-0,10100000000019</text:p>
          </table:table-cell>
          <table:table-cell table:formula="of:=SIN([.A1901])" office:value-type="float" office:value="-0.100828370729757" calcext:value-type="float">
            <text:p>-0,100828370729757</text:p>
          </table:table-cell>
        </table:table-row>
        <table:table-row table:style-name="ro1">
          <table:table-cell office:value-type="float" office:value="-0.10000000000019" calcext:value-type="float">
            <text:p>-0,10000000000019</text:p>
          </table:table-cell>
          <table:table-cell table:formula="of:=SIN([.A1902])" office:value-type="float" office:value="-0.0998334166470171" calcext:value-type="float">
            <text:p>-0,099833416647017</text:p>
          </table:table-cell>
        </table:table-row>
        <table:table-row table:style-name="ro1">
          <table:table-cell office:value-type="float" office:value="-0.09900000000019" calcext:value-type="float">
            <text:p>-0,09900000000019</text:p>
          </table:table-cell>
          <table:table-cell table:formula="of:=SIN([.A1903])" office:value-type="float" office:value="-0.0988383627308691" calcext:value-type="float">
            <text:p>-0,098838362730869</text:p>
          </table:table-cell>
        </table:table-row>
        <table:table-row table:style-name="ro1">
          <table:table-cell office:value-type="float" office:value="-0.0980000000001902" calcext:value-type="float">
            <text:p>-0,09800000000019</text:p>
          </table:table-cell>
          <table:table-cell table:formula="of:=SIN([.A1904])" office:value-type="float" office:value="-0.0978432099763666" calcext:value-type="float">
            <text:p>-0,097843209976367</text:p>
          </table:table-cell>
        </table:table-row>
        <table:table-row table:style-name="ro1">
          <table:table-cell office:value-type="float" office:value="-0.0970000000001903" calcext:value-type="float">
            <text:p>-0,09700000000019</text:p>
          </table:table-cell>
          <table:table-cell table:formula="of:=SIN([.A1905])" office:value-type="float" office:value="-0.0968479593786622" calcext:value-type="float">
            <text:p>-0,096847959378662</text:p>
          </table:table-cell>
        </table:table-row>
        <table:table-row table:style-name="ro1">
          <table:table-cell office:value-type="float" office:value="-0.0960000000001904" calcext:value-type="float">
            <text:p>-0,09600000000019</text:p>
          </table:table-cell>
          <table:table-cell table:formula="of:=SIN([.A1906])" office:value-type="float" office:value="-0.0958526119330065" calcext:value-type="float">
            <text:p>-0,095852611933007</text:p>
          </table:table-cell>
        </table:table-row>
        <table:table-row table:style-name="ro1">
          <table:table-cell office:value-type="float" office:value="-0.0950000000001905" calcext:value-type="float">
            <text:p>-0,095000000000191</text:p>
          </table:table-cell>
          <table:table-cell table:formula="of:=SIN([.A1907])" office:value-type="float" office:value="-0.0948571686347469" calcext:value-type="float">
            <text:p>-0,094857168634747</text:p>
          </table:table-cell>
        </table:table-row>
        <table:table-row table:style-name="ro1">
          <table:table-cell office:value-type="float" office:value="-0.0940000000001906" calcext:value-type="float">
            <text:p>-0,094000000000191</text:p>
          </table:table-cell>
          <table:table-cell table:formula="of:=SIN([.A1908])" office:value-type="float" office:value="-0.0938616304793266" calcext:value-type="float">
            <text:p>-0,093861630479327</text:p>
          </table:table-cell>
        </table:table-row>
        <table:table-row table:style-name="ro1">
          <table:table-cell office:value-type="float" office:value="-0.0930000000001905" calcext:value-type="float">
            <text:p>-0,093000000000191</text:p>
          </table:table-cell>
          <table:table-cell table:formula="of:=SIN([.A1909])" office:value-type="float" office:value="-0.0928659984622834" calcext:value-type="float">
            <text:p>-0,092865998462283</text:p>
          </table:table-cell>
        </table:table-row>
        <table:table-row table:style-name="ro1">
          <table:table-cell office:value-type="float" office:value="-0.0920000000001906" calcext:value-type="float">
            <text:p>-0,092000000000191</text:p>
          </table:table-cell>
          <table:table-cell table:formula="of:=SIN([.A1910])" office:value-type="float" office:value="-0.0918702735792496" calcext:value-type="float">
            <text:p>-0,09187027357925</text:p>
          </table:table-cell>
        </table:table-row>
        <table:table-row table:style-name="ro1">
          <table:table-cell office:value-type="float" office:value="-0.0910000000001907" calcext:value-type="float">
            <text:p>-0,091000000000191</text:p>
          </table:table-cell>
          <table:table-cell table:formula="of:=SIN([.A1911])" office:value-type="float" office:value="-0.09087445682595" calcext:value-type="float">
            <text:p>-0,09087445682595</text:p>
          </table:table-cell>
        </table:table-row>
        <table:table-row table:style-name="ro1">
          <table:table-cell office:value-type="float" office:value="-0.0900000000001908" calcext:value-type="float">
            <text:p>-0,090000000000191</text:p>
          </table:table-cell>
          <table:table-cell table:formula="of:=SIN([.A1912])" office:value-type="float" office:value="-0.0898785491982011" calcext:value-type="float">
            <text:p>-0,089878549198201</text:p>
          </table:table-cell>
        </table:table-row>
        <table:table-row table:style-name="ro1">
          <table:table-cell office:value-type="float" office:value="-0.0890000000001909" calcext:value-type="float">
            <text:p>-0,089000000000191</text:p>
          </table:table-cell>
          <table:table-cell table:formula="of:=SIN([.A1913])" office:value-type="float" office:value="-0.0888825516919105" calcext:value-type="float">
            <text:p>-0,088882551691911</text:p>
          </table:table-cell>
        </table:table-row>
        <table:table-row table:style-name="ro1">
          <table:table-cell office:value-type="float" office:value="-0.088000000000191" calcext:value-type="float">
            <text:p>-0,088000000000191</text:p>
          </table:table-cell>
          <table:table-cell table:formula="of:=SIN([.A1914])" office:value-type="float" office:value="-0.0878864653030756" calcext:value-type="float">
            <text:p>-0,087886465303076</text:p>
          </table:table-cell>
        </table:table-row>
        <table:table-row table:style-name="ro1">
          <table:table-cell office:value-type="float" office:value="-0.0870000000001911" calcext:value-type="float">
            <text:p>-0,087000000000191</text:p>
          </table:table-cell>
          <table:table-cell table:formula="of:=SIN([.A1915])" office:value-type="float" office:value="-0.0868902910277827" calcext:value-type="float">
            <text:p>-0,086890291027783</text:p>
          </table:table-cell>
        </table:table-row>
        <table:table-row table:style-name="ro1">
          <table:table-cell office:value-type="float" office:value="-0.0860000000001913" calcext:value-type="float">
            <text:p>-0,086000000000191</text:p>
          </table:table-cell>
          <table:table-cell table:formula="of:=SIN([.A1916])" office:value-type="float" office:value="-0.0858940298622061" calcext:value-type="float">
            <text:p>-0,085894029862206</text:p>
          </table:table-cell>
        </table:table-row>
        <table:table-row table:style-name="ro1">
          <table:table-cell office:value-type="float" office:value="-0.0850000000001914" calcext:value-type="float">
            <text:p>-0,085000000000191</text:p>
          </table:table-cell>
          <table:table-cell table:formula="of:=SIN([.A1917])" office:value-type="float" office:value="-0.0848976828026067" calcext:value-type="float">
            <text:p>-0,084897682802607</text:p>
          </table:table-cell>
        </table:table-row>
        <table:table-row table:style-name="ro1">
          <table:table-cell office:value-type="float" office:value="-0.0840000000001915" calcext:value-type="float">
            <text:p>-0,084000000000192</text:p>
          </table:table-cell>
          <table:table-cell table:formula="of:=SIN([.A1918])" office:value-type="float" office:value="-0.0839012508453316" calcext:value-type="float">
            <text:p>-0,083901250845332</text:p>
          </table:table-cell>
        </table:table-row>
        <table:table-row table:style-name="ro1">
          <table:table-cell office:value-type="float" office:value="-0.0830000000001916" calcext:value-type="float">
            <text:p>-0,083000000000192</text:p>
          </table:table-cell>
          <table:table-cell table:formula="of:=SIN([.A1919])" office:value-type="float" office:value="-0.0829047349868127" calcext:value-type="float">
            <text:p>-0,082904734986813</text:p>
          </table:table-cell>
        </table:table-row>
        <table:table-row table:style-name="ro1">
          <table:table-cell office:value-type="float" office:value="-0.0820000000001917" calcext:value-type="float">
            <text:p>-0,082000000000192</text:p>
          </table:table-cell>
          <table:table-cell table:formula="of:=SIN([.A1920])" office:value-type="float" office:value="-0.0819081362235657" calcext:value-type="float">
            <text:p>-0,081908136223566</text:p>
          </table:table-cell>
        </table:table-row>
        <table:table-row table:style-name="ro1">
          <table:table-cell office:value-type="float" office:value="-0.0810000000001918" calcext:value-type="float">
            <text:p>-0,081000000000192</text:p>
          </table:table-cell>
          <table:table-cell table:formula="of:=SIN([.A1921])" office:value-type="float" office:value="-0.0809114555521892" calcext:value-type="float">
            <text:p>-0,080911455552189</text:p>
          </table:table-cell>
        </table:table-row>
        <table:table-row table:style-name="ro1">
          <table:table-cell office:value-type="float" office:value="-0.0800000000001919" calcext:value-type="float">
            <text:p>-0,080000000000192</text:p>
          </table:table-cell>
          <table:table-cell table:formula="of:=SIN([.A1922])" office:value-type="float" office:value="-0.079914693969364" calcext:value-type="float">
            <text:p>-0,079914693969364</text:p>
          </table:table-cell>
        </table:table-row>
        <table:table-row table:style-name="ro1">
          <table:table-cell office:value-type="float" office:value="-0.079000000000192" calcext:value-type="float">
            <text:p>-0,079000000000192</text:p>
          </table:table-cell>
          <table:table-cell table:formula="of:=SIN([.A1923])" office:value-type="float" office:value="-0.0789178524718515" calcext:value-type="float">
            <text:p>-0,078917852471852</text:p>
          </table:table-cell>
        </table:table-row>
        <table:table-row table:style-name="ro1">
          <table:table-cell office:value-type="float" office:value="-0.0780000000001921" calcext:value-type="float">
            <text:p>-0,078000000000192</text:p>
          </table:table-cell>
          <table:table-cell table:formula="of:=SIN([.A1924])" office:value-type="float" office:value="-0.077920932056493" calcext:value-type="float">
            <text:p>-0,077920932056493</text:p>
          </table:table-cell>
        </table:table-row>
        <table:table-row table:style-name="ro1">
          <table:table-cell office:value-type="float" office:value="-0.0770000000001923" calcext:value-type="float">
            <text:p>-0,077000000000192</text:p>
          </table:table-cell>
          <table:table-cell table:formula="of:=SIN([.A1925])" office:value-type="float" office:value="-0.076923933720209" calcext:value-type="float">
            <text:p>-0,076923933720209</text:p>
          </table:table-cell>
        </table:table-row>
        <table:table-row table:style-name="ro1">
          <table:table-cell office:value-type="float" office:value="-0.0760000000001924" calcext:value-type="float">
            <text:p>-0,076000000000192</text:p>
          </table:table-cell>
          <table:table-cell table:formula="of:=SIN([.A1926])" office:value-type="float" office:value="-0.0759268584599977" calcext:value-type="float">
            <text:p>-0,075926858459998</text:p>
          </table:table-cell>
        </table:table-row>
        <table:table-row table:style-name="ro1">
          <table:table-cell office:value-type="float" office:value="-0.0750000000001925" calcext:value-type="float">
            <text:p>-0,075000000000193</text:p>
          </table:table-cell>
          <table:table-cell table:formula="of:=SIN([.A1927])" office:value-type="float" office:value="-0.0749297072729343" calcext:value-type="float">
            <text:p>-0,074929707272934</text:p>
          </table:table-cell>
        </table:table-row>
        <table:table-row table:style-name="ro1">
          <table:table-cell office:value-type="float" office:value="-0.0740000000001926" calcext:value-type="float">
            <text:p>-0,074000000000193</text:p>
          </table:table-cell>
          <table:table-cell table:formula="of:=SIN([.A1928])" office:value-type="float" office:value="-0.0739324811561698" calcext:value-type="float">
            <text:p>-0,07393248115617</text:p>
          </table:table-cell>
        </table:table-row>
        <table:table-row table:style-name="ro1">
          <table:table-cell office:value-type="float" office:value="-0.0730000000001927" calcext:value-type="float">
            <text:p>-0,073000000000193</text:p>
          </table:table-cell>
          <table:table-cell table:formula="of:=SIN([.A1929])" office:value-type="float" office:value="-0.0729351811069303" calcext:value-type="float">
            <text:p>-0,07293518110693</text:p>
          </table:table-cell>
        </table:table-row>
        <table:table-row table:style-name="ro1">
          <table:table-cell office:value-type="float" office:value="-0.0720000000001928" calcext:value-type="float">
            <text:p>-0,072000000000193</text:p>
          </table:table-cell>
          <table:table-cell table:formula="of:=SIN([.A1930])" office:value-type="float" office:value="-0.0719378081225158" calcext:value-type="float">
            <text:p>-0,071937808122516</text:p>
          </table:table-cell>
        </table:table-row>
        <table:table-row table:style-name="ro1">
          <table:table-cell office:value-type="float" office:value="-0.0710000000001927" calcext:value-type="float">
            <text:p>-0,071000000000193</text:p>
          </table:table-cell>
          <table:table-cell table:formula="of:=SIN([.A1931])" office:value-type="float" office:value="-0.070940363200299" calcext:value-type="float">
            <text:p>-0,070940363200299</text:p>
          </table:table-cell>
        </table:table-row>
        <table:table-row table:style-name="ro1">
          <table:table-cell office:value-type="float" office:value="-0.0700000000001928" calcext:value-type="float">
            <text:p>-0,070000000000193</text:p>
          </table:table-cell>
          <table:table-cell table:formula="of:=SIN([.A1932])" office:value-type="float" office:value="-0.0699428473377251" calcext:value-type="float">
            <text:p>-0,069942847337725</text:p>
          </table:table-cell>
        </table:table-row>
        <table:table-row table:style-name="ro1">
          <table:table-cell office:value-type="float" office:value="-0.0690000000001929" calcext:value-type="float">
            <text:p>-0,069000000000193</text:p>
          </table:table-cell>
          <table:table-cell table:formula="of:=SIN([.A1933])" office:value-type="float" office:value="-0.0689452615323097" calcext:value-type="float">
            <text:p>-0,06894526153231</text:p>
          </table:table-cell>
        </table:table-row>
        <table:table-row table:style-name="ro1">
          <table:table-cell office:value-type="float" office:value="-0.068000000000193" calcext:value-type="float">
            <text:p>-0,068000000000193</text:p>
          </table:table-cell>
          <table:table-cell table:formula="of:=SIN([.A1934])" office:value-type="float" office:value="-0.0679476067816385" calcext:value-type="float">
            <text:p>-0,067947606781639</text:p>
          </table:table-cell>
        </table:table-row>
        <table:table-row table:style-name="ro1">
          <table:table-cell office:value-type="float" office:value="-0.0670000000001931" calcext:value-type="float">
            <text:p>-0,067000000000193</text:p>
          </table:table-cell>
          <table:table-cell table:formula="of:=SIN([.A1935])" office:value-type="float" office:value="-0.0669498840833661" calcext:value-type="float">
            <text:p>-0,066949884083366</text:p>
          </table:table-cell>
        </table:table-row>
        <table:table-row table:style-name="ro1">
          <table:table-cell office:value-type="float" office:value="-0.0660000000001932" calcext:value-type="float">
            <text:p>-0,066000000000193</text:p>
          </table:table-cell>
          <table:table-cell table:formula="of:=SIN([.A1936])" office:value-type="float" office:value="-0.0659520944352153" calcext:value-type="float">
            <text:p>-0,065952094435215</text:p>
          </table:table-cell>
        </table:table-row>
        <table:table-row table:style-name="ro1">
          <table:table-cell office:value-type="float" office:value="-0.0650000000001934" calcext:value-type="float">
            <text:p>-0,065000000000193</text:p>
          </table:table-cell>
          <table:table-cell table:formula="of:=SIN([.A1937])" office:value-type="float" office:value="-0.0649542388349755" calcext:value-type="float">
            <text:p>-0,064954238834976</text:p>
          </table:table-cell>
        </table:table-row>
        <table:table-row table:style-name="ro1">
          <table:table-cell office:value-type="float" office:value="-0.0640000000001935" calcext:value-type="float">
            <text:p>-0,064000000000194</text:p>
          </table:table-cell>
          <table:table-cell table:formula="of:=SIN([.A1938])" office:value-type="float" office:value="-0.0639563182805024" calcext:value-type="float">
            <text:p>-0,063956318280502</text:p>
          </table:table-cell>
        </table:table-row>
        <table:table-row table:style-name="ro1">
          <table:table-cell office:value-type="float" office:value="-0.0630000000001936" calcext:value-type="float">
            <text:p>-0,063000000000194</text:p>
          </table:table-cell>
          <table:table-cell table:formula="of:=SIN([.A1939])" office:value-type="float" office:value="-0.0629583337697162" calcext:value-type="float">
            <text:p>-0,062958333769716</text:p>
          </table:table-cell>
        </table:table-row>
        <table:table-row table:style-name="ro1">
          <table:table-cell office:value-type="float" office:value="-0.0620000000001937" calcext:value-type="float">
            <text:p>-0,062000000000194</text:p>
          </table:table-cell>
          <table:table-cell table:formula="of:=SIN([.A1940])" office:value-type="float" office:value="-0.0619602863006015" calcext:value-type="float">
            <text:p>-0,061960286300602</text:p>
          </table:table-cell>
        </table:table-row>
        <table:table-row table:style-name="ro1">
          <table:table-cell office:value-type="float" office:value="-0.0610000000001938" calcext:value-type="float">
            <text:p>-0,061000000000194</text:p>
          </table:table-cell>
          <table:table-cell table:formula="of:=SIN([.A1941])" office:value-type="float" office:value="-0.0609621768712057" calcext:value-type="float">
            <text:p>-0,060962176871206</text:p>
          </table:table-cell>
        </table:table-row>
        <table:table-row table:style-name="ro1">
          <table:table-cell office:value-type="float" office:value="-0.0600000000001939" calcext:value-type="float">
            <text:p>-0,060000000000194</text:p>
          </table:table-cell>
          <table:table-cell table:formula="of:=SIN([.A1942])" office:value-type="float" office:value="-0.0599640064796381" calcext:value-type="float">
            <text:p>-0,059964006479638</text:p>
          </table:table-cell>
        </table:table-row>
        <table:table-row table:style-name="ro1">
          <table:table-cell office:value-type="float" office:value="-0.059000000000194" calcext:value-type="float">
            <text:p>-0,059000000000194</text:p>
          </table:table-cell>
          <table:table-cell table:formula="of:=SIN([.A1943])" office:value-type="float" office:value="-0.0589657761240691" calcext:value-type="float">
            <text:p>-0,058965776124069</text:p>
          </table:table-cell>
        </table:table-row>
        <table:table-row table:style-name="ro1">
          <table:table-cell office:value-type="float" office:value="-0.0580000000001941" calcext:value-type="float">
            <text:p>-0,058000000000194</text:p>
          </table:table-cell>
          <table:table-cell table:formula="of:=SIN([.A1944])" office:value-type="float" office:value="-0.0579674868027288" calcext:value-type="float">
            <text:p>-0,057967486802729</text:p>
          </table:table-cell>
        </table:table-row>
        <table:table-row table:style-name="ro1">
          <table:table-cell office:value-type="float" office:value="-0.0570000000001942" calcext:value-type="float">
            <text:p>-0,057000000000194</text:p>
          </table:table-cell>
          <table:table-cell table:formula="of:=SIN([.A1945])" office:value-type="float" office:value="-0.0569691395139065" calcext:value-type="float">
            <text:p>-0,056969139513907</text:p>
          </table:table-cell>
        </table:table-row>
        <table:table-row table:style-name="ro1">
          <table:table-cell office:value-type="float" office:value="-0.0560000000001943" calcext:value-type="float">
            <text:p>-0,056000000000194</text:p>
          </table:table-cell>
          <table:table-cell table:formula="of:=SIN([.A1946])" office:value-type="float" office:value="-0.0559707352559495" calcext:value-type="float">
            <text:p>-0,05597073525595</text:p>
          </table:table-cell>
        </table:table-row>
        <table:table-row table:style-name="ro1">
          <table:table-cell office:value-type="float" office:value="-0.0550000000001945" calcext:value-type="float">
            <text:p>-0,055000000000195</text:p>
          </table:table-cell>
          <table:table-cell table:formula="of:=SIN([.A1947])" office:value-type="float" office:value="-0.0549722750272619" calcext:value-type="float">
            <text:p>-0,054972275027262</text:p>
          </table:table-cell>
        </table:table-row>
        <table:table-row table:style-name="ro1">
          <table:table-cell office:value-type="float" office:value="-0.0540000000001946" calcext:value-type="float">
            <text:p>-0,054000000000195</text:p>
          </table:table-cell>
          <table:table-cell table:formula="of:=SIN([.A1948])" office:value-type="float" office:value="-0.0539737598263038" calcext:value-type="float">
            <text:p>-0,053973759826304</text:p>
          </table:table-cell>
        </table:table-row>
        <table:table-row table:style-name="ro1">
          <table:table-cell office:value-type="float" office:value="-0.0530000000001947" calcext:value-type="float">
            <text:p>-0,053000000000195</text:p>
          </table:table-cell>
          <table:table-cell table:formula="of:=SIN([.A1949])" office:value-type="float" office:value="-0.0529751906515904" calcext:value-type="float">
            <text:p>-0,052975190651591</text:p>
          </table:table-cell>
        </table:table-row>
        <table:table-row table:style-name="ro1">
          <table:table-cell office:value-type="float" office:value="-0.0520000000001948" calcext:value-type="float">
            <text:p>-0,052000000000195</text:p>
          </table:table-cell>
          <table:table-cell table:formula="of:=SIN([.A1950])" office:value-type="float" office:value="-0.0519765685016908" calcext:value-type="float">
            <text:p>-0,051976568501691</text:p>
          </table:table-cell>
        </table:table-row>
        <table:table-row table:style-name="ro1">
          <table:table-cell office:value-type="float" office:value="-0.0510000000001949" calcext:value-type="float">
            <text:p>-0,051000000000195</text:p>
          </table:table-cell>
          <table:table-cell table:formula="of:=SIN([.A1951])" office:value-type="float" office:value="-0.050977894375227" calcext:value-type="float">
            <text:p>-0,050977894375227</text:p>
          </table:table-cell>
        </table:table-row>
        <table:table-row table:style-name="ro1">
          <table:table-cell office:value-type="float" office:value="-0.0500000000001948" calcext:value-type="float">
            <text:p>-0,050000000000195</text:p>
          </table:table-cell>
          <table:table-cell table:formula="of:=SIN([.A1952])" office:value-type="float" office:value="-0.0499791692708729" calcext:value-type="float">
            <text:p>-0,049979169270873</text:p>
          </table:table-cell>
        </table:table-row>
        <table:table-row table:style-name="ro1">
          <table:table-cell office:value-type="float" office:value="-0.0490000000001949" calcext:value-type="float">
            <text:p>-0,049000000000195</text:p>
          </table:table-cell>
          <table:table-cell table:formula="of:=SIN([.A1953])" office:value-type="float" office:value="-0.0489803941873538" calcext:value-type="float">
            <text:p>-0,048980394187354</text:p>
          </table:table-cell>
        </table:table-row>
        <table:table-row table:style-name="ro1">
          <table:table-cell office:value-type="float" office:value="-0.048000000000195" calcext:value-type="float">
            <text:p>-0,048000000000195</text:p>
          </table:table-cell>
          <table:table-cell table:formula="of:=SIN([.A1954])" office:value-type="float" office:value="-0.0479815701234447" calcext:value-type="float">
            <text:p>-0,047981570123445</text:p>
          </table:table-cell>
        </table:table-row>
        <table:table-row table:style-name="ro1">
          <table:table-cell office:value-type="float" office:value="-0.0470000000001951" calcext:value-type="float">
            <text:p>-0,047000000000195</text:p>
          </table:table-cell>
          <table:table-cell table:formula="of:=SIN([.A1955])" office:value-type="float" office:value="-0.0469826980779694" calcext:value-type="float">
            <text:p>-0,04698269807797</text:p>
          </table:table-cell>
        </table:table-row>
        <table:table-row table:style-name="ro1">
          <table:table-cell office:value-type="float" office:value="-0.0460000000001952" calcext:value-type="float">
            <text:p>-0,046000000000195</text:p>
          </table:table-cell>
          <table:table-cell table:formula="of:=SIN([.A1956])" office:value-type="float" office:value="-0.0459837790498" calcext:value-type="float">
            <text:p>-0,0459837790498</text:p>
          </table:table-cell>
        </table:table-row>
        <table:table-row table:style-name="ro1">
          <table:table-cell office:value-type="float" office:value="-0.0450000000001953" calcext:value-type="float">
            <text:p>-0,045000000000195</text:p>
          </table:table-cell>
          <table:table-cell table:formula="of:=SIN([.A1957])" office:value-type="float" office:value="-0.0449848140378554" calcext:value-type="float">
            <text:p>-0,044984814037855</text:p>
          </table:table-cell>
        </table:table-row>
        <table:table-row table:style-name="ro1">
          <table:table-cell office:value-type="float" office:value="-0.0440000000001954" calcext:value-type="float">
            <text:p>-0,044000000000196</text:p>
          </table:table-cell>
          <table:table-cell table:formula="of:=SIN([.A1958])" office:value-type="float" office:value="-0.0439858040411004" calcext:value-type="float">
            <text:p>-0,043985804041101</text:p>
          </table:table-cell>
        </table:table-row>
        <table:table-row table:style-name="ro1">
          <table:table-cell office:value-type="float" office:value="-0.0430000000001956" calcext:value-type="float">
            <text:p>-0,043000000000196</text:p>
          </table:table-cell>
          <table:table-cell table:formula="of:=SIN([.A1959])" office:value-type="float" office:value="-0.0429867500585451" calcext:value-type="float">
            <text:p>-0,042986750058545</text:p>
          </table:table-cell>
        </table:table-row>
        <table:table-row table:style-name="ro1">
          <table:table-cell office:value-type="float" office:value="-0.0420000000001957" calcext:value-type="float">
            <text:p>-0,042000000000196</text:p>
          </table:table-cell>
          <table:table-cell table:formula="of:=SIN([.A1960])" office:value-type="float" office:value="-0.0419876530892434" calcext:value-type="float">
            <text:p>-0,041987653089243</text:p>
          </table:table-cell>
        </table:table-row>
        <table:table-row table:style-name="ro1">
          <table:table-cell office:value-type="float" office:value="-0.0410000000001958" calcext:value-type="float">
            <text:p>-0,041000000000196</text:p>
          </table:table-cell>
          <table:table-cell table:formula="of:=SIN([.A1961])" office:value-type="float" office:value="-0.040988514132292" calcext:value-type="float">
            <text:p>-0,040988514132292</text:p>
          </table:table-cell>
        </table:table-row>
        <table:table-row table:style-name="ro1">
          <table:table-cell office:value-type="float" office:value="-0.0400000000001959" calcext:value-type="float">
            <text:p>-0,040000000000196</text:p>
          </table:table-cell>
          <table:table-cell table:formula="of:=SIN([.A1962])" office:value-type="float" office:value="-0.0399893341868299" calcext:value-type="float">
            <text:p>-0,03998933418683</text:p>
          </table:table-cell>
        </table:table-row>
        <table:table-row table:style-name="ro1">
          <table:table-cell office:value-type="float" office:value="-0.039000000000196" calcext:value-type="float">
            <text:p>-0,039000000000196</text:p>
          </table:table-cell>
          <table:table-cell table:formula="of:=SIN([.A1963])" office:value-type="float" office:value="-0.0389901142520369" calcext:value-type="float">
            <text:p>-0,038990114252037</text:p>
          </table:table-cell>
        </table:table-row>
        <table:table-row table:style-name="ro1">
          <table:table-cell office:value-type="float" office:value="-0.0380000000001961" calcext:value-type="float">
            <text:p>-0,038000000000196</text:p>
          </table:table-cell>
          <table:table-cell table:formula="of:=SIN([.A1964])" office:value-type="float" office:value="-0.037990855327133" calcext:value-type="float">
            <text:p>-0,037990855327133</text:p>
          </table:table-cell>
        </table:table-row>
        <table:table-row table:style-name="ro1">
          <table:table-cell office:value-type="float" office:value="-0.0370000000001962" calcext:value-type="float">
            <text:p>-0,037000000000196</text:p>
          </table:table-cell>
          <table:table-cell table:formula="of:=SIN([.A1965])" office:value-type="float" office:value="-0.0369915584113769" calcext:value-type="float">
            <text:p>-0,036991558411377</text:p>
          </table:table-cell>
        </table:table-row>
        <table:table-row table:style-name="ro1">
          <table:table-cell office:value-type="float" office:value="-0.0360000000001963" calcext:value-type="float">
            <text:p>-0,036000000000196</text:p>
          </table:table-cell>
          <table:table-cell table:formula="of:=SIN([.A1966])" office:value-type="float" office:value="-0.0359922245040654" calcext:value-type="float">
            <text:p>-0,035992224504066</text:p>
          </table:table-cell>
        </table:table-row>
        <table:table-row table:style-name="ro1">
          <table:table-cell office:value-type="float" office:value="-0.0350000000001964" calcext:value-type="float">
            <text:p>-0,035000000000197</text:p>
          </table:table-cell>
          <table:table-cell table:formula="of:=SIN([.A1967])" office:value-type="float" office:value="-0.0349928546045325" calcext:value-type="float">
            <text:p>-0,034992854604533</text:p>
          </table:table-cell>
        </table:table-row>
        <table:table-row table:style-name="ro1">
          <table:table-cell office:value-type="float" office:value="-0.0340000000001965" calcext:value-type="float">
            <text:p>-0,034000000000197</text:p>
          </table:table-cell>
          <table:table-cell table:formula="of:=SIN([.A1968])" office:value-type="float" office:value="-0.0339934497121479" calcext:value-type="float">
            <text:p>-0,033993449712148</text:p>
          </table:table-cell>
        </table:table-row>
        <table:table-row table:style-name="ro1">
          <table:table-cell office:value-type="float" office:value="-0.0330000000001966" calcext:value-type="float">
            <text:p>-0,033000000000197</text:p>
          </table:table-cell>
          <table:table-cell table:formula="of:=SIN([.A1969])" office:value-type="float" office:value="-0.0329940108263164" calcext:value-type="float">
            <text:p>-0,032994010826316</text:p>
          </table:table-cell>
        </table:table-row>
        <table:table-row table:style-name="ro1">
          <table:table-cell office:value-type="float" office:value="-0.0320000000001968" calcext:value-type="float">
            <text:p>-0,032000000000197</text:p>
          </table:table-cell>
          <table:table-cell table:formula="of:=SIN([.A1970])" office:value-type="float" office:value="-0.0319945389464768" calcext:value-type="float">
            <text:p>-0,031994538946477</text:p>
          </table:table-cell>
        </table:table-row>
        <table:table-row table:style-name="ro1">
          <table:table-cell office:value-type="float" office:value="-0.0310000000001969" calcext:value-type="float">
            <text:p>-0,031000000000197</text:p>
          </table:table-cell>
          <table:table-cell table:formula="of:=SIN([.A1971])" office:value-type="float" office:value="-0.0309950350721009" calcext:value-type="float">
            <text:p>-0,030995035072101</text:p>
          </table:table-cell>
        </table:table-row>
        <table:table-row table:style-name="ro1">
          <table:table-cell office:value-type="float" office:value="-0.030000000000197" calcext:value-type="float">
            <text:p>-0,030000000000197</text:p>
          </table:table-cell>
          <table:table-cell table:formula="of:=SIN([.A1972])" office:value-type="float" office:value="-0.0299955002026925" calcext:value-type="float">
            <text:p>-0,029995500202693</text:p>
          </table:table-cell>
        </table:table-row>
        <table:table-row table:style-name="ro1">
          <table:table-cell office:value-type="float" office:value="-0.0290000000001971" calcext:value-type="float">
            <text:p>-0,029000000000197</text:p>
          </table:table-cell>
          <table:table-cell table:formula="of:=SIN([.A1973])" office:value-type="float" office:value="-0.0289959353377865" calcext:value-type="float">
            <text:p>-0,028995935337787</text:p>
          </table:table-cell>
        </table:table-row>
        <table:table-row table:style-name="ro1">
          <table:table-cell office:value-type="float" office:value="-0.028000000000197" calcext:value-type="float">
            <text:p>-0,028000000000197</text:p>
          </table:table-cell>
          <table:table-cell table:formula="of:=SIN([.A1974])" office:value-type="float" office:value="-0.0279963414769473" calcext:value-type="float">
            <text:p>-0,027996341476947</text:p>
          </table:table-cell>
        </table:table-row>
        <table:table-row table:style-name="ro1">
          <table:table-cell office:value-type="float" office:value="-0.0270000000001971" calcext:value-type="float">
            <text:p>-0,027000000000197</text:p>
          </table:table-cell>
          <table:table-cell table:formula="of:=SIN([.A1975])" office:value-type="float" office:value="-0.0269967196197692" calcext:value-type="float">
            <text:p>-0,026996719619769</text:p>
          </table:table-cell>
        </table:table-row>
        <table:table-row table:style-name="ro1">
          <table:table-cell office:value-type="float" office:value="-0.0260000000001972" calcext:value-type="float">
            <text:p>-0,026000000000197</text:p>
          </table:table-cell>
          <table:table-cell table:formula="of:=SIN([.A1976])" office:value-type="float" office:value="-0.0259970707658737" calcext:value-type="float">
            <text:p>-0,025997070765874</text:p>
          </table:table-cell>
        </table:table-row>
        <table:table-row table:style-name="ro1">
          <table:table-cell office:value-type="float" office:value="-0.0250000000001973" calcext:value-type="float">
            <text:p>-0,025000000000197</text:p>
          </table:table-cell>
          <table:table-cell table:formula="of:=SIN([.A1977])" office:value-type="float" office:value="-0.0249973959149096" calcext:value-type="float">
            <text:p>-0,02499739591491</text:p>
          </table:table-cell>
        </table:table-row>
        <table:table-row table:style-name="ro1">
          <table:table-cell office:value-type="float" office:value="-0.0240000000001974" calcext:value-type="float">
            <text:p>-0,024000000000198</text:p>
          </table:table-cell>
          <table:table-cell table:formula="of:=SIN([.A1978])" office:value-type="float" office:value="-0.0239976960665517" calcext:value-type="float">
            <text:p>-0,023997696066552</text:p>
          </table:table-cell>
        </table:table-row>
        <table:table-row table:style-name="ro1">
          <table:table-cell office:value-type="float" office:value="-0.0230000000001975" calcext:value-type="float">
            <text:p>-0,023000000000198</text:p>
          </table:table-cell>
          <table:table-cell table:formula="of:=SIN([.A1979])" office:value-type="float" office:value="-0.0229979722204997" calcext:value-type="float">
            <text:p>-0,0229979722205</text:p>
          </table:table-cell>
        </table:table-row>
        <table:table-row table:style-name="ro1">
          <table:table-cell office:value-type="float" office:value="-0.0220000000001976" calcext:value-type="float">
            <text:p>-0,022000000000198</text:p>
          </table:table-cell>
          <table:table-cell table:formula="of:=SIN([.A1980])" office:value-type="float" office:value="-0.0219982253764774" calcext:value-type="float">
            <text:p>-0,021998225376477</text:p>
          </table:table-cell>
        </table:table-row>
        <table:table-row table:style-name="ro1">
          <table:table-cell office:value-type="float" office:value="-0.0210000000001977" calcext:value-type="float">
            <text:p>-0,021000000000198</text:p>
          </table:table-cell>
          <table:table-cell table:formula="of:=SIN([.A1981])" office:value-type="float" office:value="-0.0209984565342315" calcext:value-type="float">
            <text:p>-0,020998456534232</text:p>
          </table:table-cell>
        </table:table-row>
        <table:table-row table:style-name="ro1">
          <table:table-cell office:value-type="float" office:value="-0.0200000000001979" calcext:value-type="float">
            <text:p>-0,020000000000198</text:p>
          </table:table-cell>
          <table:table-cell table:formula="of:=SIN([.A1982])" office:value-type="float" office:value="-0.0199986666935309" calcext:value-type="float">
            <text:p>-0,019998666693531</text:p>
          </table:table-cell>
        </table:table-row>
        <table:table-row table:style-name="ro1">
          <table:table-cell office:value-type="float" office:value="-0.019000000000198" calcext:value-type="float">
            <text:p>-0,019000000000198</text:p>
          </table:table-cell>
          <table:table-cell table:formula="of:=SIN([.A1983])" office:value-type="float" office:value="-0.0189988568541652" calcext:value-type="float">
            <text:p>-0,018998856854165</text:p>
          </table:table-cell>
        </table:table-row>
        <table:table-row table:style-name="ro1">
          <table:table-cell office:value-type="float" office:value="-0.0180000000001981" calcext:value-type="float">
            <text:p>-0,018000000000198</text:p>
          </table:table-cell>
          <table:table-cell table:formula="of:=SIN([.A1984])" office:value-type="float" office:value="-0.0179990280159443" calcext:value-type="float">
            <text:p>-0,017999028015944</text:p>
          </table:table-cell>
        </table:table-row>
        <table:table-row table:style-name="ro1">
          <table:table-cell office:value-type="float" office:value="-0.0170000000001982" calcext:value-type="float">
            <text:p>-0,017000000000198</text:p>
          </table:table-cell>
          <table:table-cell table:formula="of:=SIN([.A1985])" office:value-type="float" office:value="-0.0169991811786969" calcext:value-type="float">
            <text:p>-0,016999181178697</text:p>
          </table:table-cell>
        </table:table-row>
        <table:table-row table:style-name="ro1">
          <table:table-cell office:value-type="float" office:value="-0.0160000000001983" calcext:value-type="float">
            <text:p>-0,016000000000198</text:p>
          </table:table-cell>
          <table:table-cell table:formula="of:=SIN([.A1986])" office:value-type="float" office:value="-0.0159993173422697" calcext:value-type="float">
            <text:p>-0,01599931734227</text:p>
          </table:table-cell>
        </table:table-row>
        <table:table-row table:style-name="ro1">
          <table:table-cell office:value-type="float" office:value="-0.0150000000001984" calcext:value-type="float">
            <text:p>-0,015000000000198</text:p>
          </table:table-cell>
          <table:table-cell table:formula="of:=SIN([.A1987])" office:value-type="float" office:value="-0.0149994375065265" calcext:value-type="float">
            <text:p>-0,014999437506527</text:p>
          </table:table-cell>
        </table:table-row>
        <table:table-row table:style-name="ro1">
          <table:table-cell office:value-type="float" office:value="-0.0140000000001985" calcext:value-type="float">
            <text:p>-0,014000000000199</text:p>
          </table:table-cell>
          <table:table-cell table:formula="of:=SIN([.A1988])" office:value-type="float" office:value="-0.013999542671347" calcext:value-type="float">
            <text:p>-0,013999542671347</text:p>
          </table:table-cell>
        </table:table-row>
        <table:table-row table:style-name="ro1">
          <table:table-cell office:value-type="float" office:value="-0.0130000000001986" calcext:value-type="float">
            <text:p>-0,013000000000199</text:p>
          </table:table-cell>
          <table:table-cell table:formula="of:=SIN([.A1989])" office:value-type="float" office:value="-0.012999633836626" calcext:value-type="float">
            <text:p>-0,012999633836626</text:p>
          </table:table-cell>
        </table:table-row>
        <table:table-row table:style-name="ro1">
          <table:table-cell office:value-type="float" office:value="-0.0120000000001987" calcext:value-type="float">
            <text:p>-0,012000000000199</text:p>
          </table:table-cell>
          <table:table-cell table:formula="of:=SIN([.A1990])" office:value-type="float" office:value="-0.0119997120022723" calcext:value-type="float">
            <text:p>-0,011999712002272</text:p>
          </table:table-cell>
        </table:table-row>
        <table:table-row table:style-name="ro1">
          <table:table-cell office:value-type="float" office:value="-0.0110000000001989" calcext:value-type="float">
            <text:p>-0,011000000000199</text:p>
          </table:table-cell>
          <table:table-cell table:formula="of:=SIN([.A1991])" office:value-type="float" office:value="-0.0109997781682076" calcext:value-type="float">
            <text:p>-0,010999778168208</text:p>
          </table:table-cell>
        </table:table-row>
        <table:table-row table:style-name="ro1">
          <table:table-cell office:value-type="float" office:value="-0.010000000000199" calcext:value-type="float">
            <text:p>-0,010000000000199</text:p>
          </table:table-cell>
          <table:table-cell table:formula="of:=SIN([.A1992])" office:value-type="float" office:value="-0.00999983333436562" calcext:value-type="float">
            <text:p>-0,009999833334366</text:p>
          </table:table-cell>
        </table:table-row>
        <table:table-row table:style-name="ro1">
          <table:table-cell office:value-type="float" office:value="-0.00900000000019907" calcext:value-type="float">
            <text:p>-0,009000000000199</text:p>
          </table:table-cell>
          <table:table-cell table:formula="of:=SIN([.A1993])" office:value-type="float" office:value="-0.00899987850069114" calcext:value-type="float">
            <text:p>-0,008999878500691</text:p>
          </table:table-cell>
        </table:table-row>
        <table:table-row table:style-name="ro1">
          <table:table-cell office:value-type="float" office:value="-0.00800000000019918" calcext:value-type="float">
            <text:p>-0,008000000000199</text:p>
          </table:table-cell>
          <table:table-cell table:formula="of:=SIN([.A1994])" office:value-type="float" office:value="-0.00799991466713891" calcext:value-type="float">
            <text:p>-0,007999914667139</text:p>
          </table:table-cell>
        </table:table-row>
        <table:table-row table:style-name="ro1">
          <table:table-cell office:value-type="float" office:value="-0.00700000000019929" calcext:value-type="float">
            <text:p>-0,007000000000199</text:p>
          </table:table-cell>
          <table:table-cell table:formula="of:=SIN([.A1995])" office:value-type="float" office:value="-0.00699994283367268" calcext:value-type="float">
            <text:p>-0,006999942833673</text:p>
          </table:table-cell>
        </table:table-row>
        <table:table-row table:style-name="ro1">
          <table:table-cell office:value-type="float" office:value="-0.00600000000019918" calcext:value-type="float">
            <text:p>-0,006000000000199</text:p>
          </table:table-cell>
          <table:table-cell table:formula="of:=SIN([.A1996])" office:value-type="float" office:value="-0.00599996400026398" calcext:value-type="float">
            <text:p>-0,005999964000264</text:p>
          </table:table-cell>
        </table:table-row>
        <table:table-row table:style-name="ro1">
          <table:table-cell office:value-type="float" office:value="-0.00500000000019929" calcext:value-type="float">
            <text:p>-0,005000000000199</text:p>
          </table:table-cell>
          <table:table-cell table:formula="of:=SIN([.A1997])" office:value-type="float" office:value="-0.004999979166892" calcext:value-type="float">
            <text:p>-0,004999979166892</text:p>
          </table:table-cell>
        </table:table-row>
        <table:table-row table:style-name="ro1">
          <table:table-cell office:value-type="float" office:value="-0.0040000000001994" calcext:value-type="float">
            <text:p>-0,004000000000199</text:p>
          </table:table-cell>
          <table:table-cell table:formula="of:=SIN([.A1998])" office:value-type="float" office:value="-0.00399998933354126" calcext:value-type="float">
            <text:p>-0,003999989333541</text:p>
          </table:table-cell>
        </table:table-row>
        <table:table-row table:style-name="ro1">
          <table:table-cell office:value-type="float" office:value="-0.00300000000019951" calcext:value-type="float">
            <text:p>-0,0030000000002</text:p>
          </table:table-cell>
          <table:table-cell table:formula="of:=SIN([.A1999])" office:value-type="float" office:value="-0.00299999550020153" calcext:value-type="float">
            <text:p>-0,002999995500202</text:p>
          </table:table-cell>
        </table:table-row>
        <table:table-row table:style-name="ro1">
          <table:table-cell office:value-type="float" office:value="-0.00200000000019962" calcext:value-type="float">
            <text:p>-0,0020000000002</text:p>
          </table:table-cell>
          <table:table-cell table:formula="of:=SIN([.A2000])" office:value-type="float" office:value="-0.00199999866686655" calcext:value-type="float">
            <text:p>-0,001999998666867</text:p>
          </table:table-cell>
        </table:table-row>
        <table:table-row table:style-name="ro1">
          <table:table-cell office:value-type="float" office:value="-0.00100000000019973" calcext:value-type="float">
            <text:p>-0,0010000000002</text:p>
          </table:table-cell>
          <table:table-cell table:formula="of:=SIN([.A2001])" office:value-type="float" office:value="-0.000999999833533072" calcext:value-type="float">
            <text:p>-0,000999999833533</text:p>
          </table:table-cell>
        </table:table-row>
        <table:table-row table:style-name="ro1">
          <table:table-cell office:value-type="float" office:value="-0.000000000000199840144432528" calcext:value-type="float">
            <text:p>-1,99840144432528E-13</text:p>
          </table:table-cell>
          <table:table-cell table:formula="of:=SIN([.A2002])" office:value-type="float" office:value="-0.000000000000199840144432528" calcext:value-type="float">
            <text:p>-1,99840144432528E-13</text:p>
          </table:table-cell>
        </table:table-row>
        <table:table-row table:style-name="ro1">
          <table:table-cell office:value-type="float" office:value="0.00099999999980005" calcext:value-type="float">
            <text:p>0,0009999999998</text:p>
          </table:table-cell>
          <table:table-cell table:formula="of:=SIN([.A2003])" office:value-type="float" office:value="0.000999999833133391" calcext:value-type="float">
            <text:p>0,000999999833133</text:p>
          </table:table-cell>
        </table:table-row>
        <table:table-row table:style-name="ro1">
          <table:table-cell office:value-type="float" office:value="0.00199999999979994" calcext:value-type="float">
            <text:p>0,0019999999998</text:p>
          </table:table-cell>
          <table:table-cell table:formula="of:=SIN([.A2004])" office:value-type="float" office:value="0.00199999866646687" calcext:value-type="float">
            <text:p>0,001999998666467</text:p>
          </table:table-cell>
        </table:table-row>
        <table:table-row table:style-name="ro1">
          <table:table-cell office:value-type="float" office:value="0.00299999999979983" calcext:value-type="float">
            <text:p>0,0029999999998</text:p>
          </table:table-cell>
          <table:table-cell table:formula="of:=SIN([.A2005])" office:value-type="float" office:value="0.00299999549980186" calcext:value-type="float">
            <text:p>0,002999995499802</text:p>
          </table:table-cell>
        </table:table-row>
        <table:table-row table:style-name="ro1">
          <table:table-cell office:value-type="float" office:value="0.00399999999979972" calcext:value-type="float">
            <text:p>0,0039999999998</text:p>
          </table:table-cell>
          <table:table-cell table:formula="of:=SIN([.A2006])" office:value-type="float" office:value="0.00399998933314159" calcext:value-type="float">
            <text:p>0,003999989333142</text:p>
          </table:table-cell>
        </table:table-row>
        <table:table-row table:style-name="ro1">
          <table:table-cell office:value-type="float" office:value="0.00499999999979961" calcext:value-type="float">
            <text:p>0,0049999999998</text:p>
          </table:table-cell>
          <table:table-cell table:formula="of:=SIN([.A2007])" office:value-type="float" office:value="0.00499997916649232" calcext:value-type="float">
            <text:p>0,004999979166492</text:p>
          </table:table-cell>
        </table:table-row>
        <table:table-row table:style-name="ro1">
          <table:table-cell office:value-type="float" office:value="0.0059999999997995" calcext:value-type="float">
            <text:p>0,0059999999998</text:p>
          </table:table-cell>
          <table:table-cell table:formula="of:=SIN([.A2008])" office:value-type="float" office:value="0.0059999639998643" calcext:value-type="float">
            <text:p>0,005999963999864</text:p>
          </table:table-cell>
        </table:table-row>
        <table:table-row table:style-name="ro1">
          <table:table-cell office:value-type="float" office:value="0.00699999999979939" calcext:value-type="float">
            <text:p>0,006999999999799</text:p>
          </table:table-cell>
          <table:table-cell table:formula="of:=SIN([.A2009])" office:value-type="float" office:value="0.00699994283327279" calcext:value-type="float">
            <text:p>0,006999942833273</text:p>
          </table:table-cell>
        </table:table-row>
        <table:table-row table:style-name="ro1">
          <table:table-cell office:value-type="float" office:value="0.00799999999979928" calcext:value-type="float">
            <text:p>0,007999999999799</text:p>
          </table:table-cell>
          <table:table-cell table:formula="of:=SIN([.A2010])" office:value-type="float" office:value="0.00799991466673902" calcext:value-type="float">
            <text:p>0,007999914666739</text:p>
          </table:table-cell>
        </table:table-row>
        <table:table-row table:style-name="ro1">
          <table:table-cell office:value-type="float" office:value="0.00899999999979917" calcext:value-type="float">
            <text:p>0,008999999999799</text:p>
          </table:table-cell>
          <table:table-cell table:formula="of:=SIN([.A2011])" office:value-type="float" office:value="0.00899987850029125" calcext:value-type="float">
            <text:p>0,008999878500291</text:p>
          </table:table-cell>
        </table:table-row>
        <table:table-row table:style-name="ro1">
          <table:table-cell office:value-type="float" office:value="0.00999999999979906" calcext:value-type="float">
            <text:p>0,009999999999799</text:p>
          </table:table-cell>
          <table:table-cell table:formula="of:=SIN([.A2012])" office:value-type="float" office:value="0.00999983333396573" calcext:value-type="float">
            <text:p>0,009999833333966</text:p>
          </table:table-cell>
        </table:table-row>
        <table:table-row table:style-name="ro1">
          <table:table-cell office:value-type="float" office:value="0.0109999999997989" calcext:value-type="float">
            <text:p>0,010999999999799</text:p>
          </table:table-cell>
          <table:table-cell table:formula="of:=SIN([.A2013])" office:value-type="float" office:value="0.0109997781678077" calcext:value-type="float">
            <text:p>0,010999778167808</text:p>
          </table:table-cell>
        </table:table-row>
        <table:table-row table:style-name="ro1">
          <table:table-cell office:value-type="float" office:value="0.0119999999997988" calcext:value-type="float">
            <text:p>0,011999999999799</text:p>
          </table:table-cell>
          <table:table-cell table:formula="of:=SIN([.A2014])" office:value-type="float" office:value="0.0119997120018724" calcext:value-type="float">
            <text:p>0,011999712001873</text:p>
          </table:table-cell>
        </table:table-row>
        <table:table-row table:style-name="ro1">
          <table:table-cell office:value-type="float" office:value="0.0129999999997987" calcext:value-type="float">
            <text:p>0,012999999999799</text:p>
          </table:table-cell>
          <table:table-cell table:formula="of:=SIN([.A2015])" office:value-type="float" office:value="0.0129996338362262" calcext:value-type="float">
            <text:p>0,012999633836226</text:p>
          </table:table-cell>
        </table:table-row>
        <table:table-row table:style-name="ro1">
          <table:table-cell office:value-type="float" office:value="0.0139999999997986" calcext:value-type="float">
            <text:p>0,013999999999799</text:p>
          </table:table-cell>
          <table:table-cell table:formula="of:=SIN([.A2016])" office:value-type="float" office:value="0.0139995426709472" calcext:value-type="float">
            <text:p>0,013999542670947</text:p>
          </table:table-cell>
        </table:table-row>
        <table:table-row table:style-name="ro1">
          <table:table-cell office:value-type="float" office:value="0.0149999999997985" calcext:value-type="float">
            <text:p>0,014999999999799</text:p>
          </table:table-cell>
          <table:table-cell table:formula="of:=SIN([.A2017])" office:value-type="float" office:value="0.0149994375061266" calcext:value-type="float">
            <text:p>0,014999437506127</text:p>
          </table:table-cell>
        </table:table-row>
        <table:table-row table:style-name="ro1">
          <table:table-cell office:value-type="float" office:value="0.0159999999997984" calcext:value-type="float">
            <text:p>0,015999999999798</text:p>
          </table:table-cell>
          <table:table-cell table:formula="of:=SIN([.A2018])" office:value-type="float" office:value="0.0159993173418698" calcext:value-type="float">
            <text:p>0,01599931734187</text:p>
          </table:table-cell>
        </table:table-row>
        <table:table-row table:style-name="ro1">
          <table:table-cell office:value-type="float" office:value="0.0169999999997983" calcext:value-type="float">
            <text:p>0,016999999999798</text:p>
          </table:table-cell>
          <table:table-cell table:formula="of:=SIN([.A2019])" office:value-type="float" office:value="0.016999181178297" calcext:value-type="float">
            <text:p>0,016999181178297</text:p>
          </table:table-cell>
        </table:table-row>
        <table:table-row table:style-name="ro1">
          <table:table-cell office:value-type="float" office:value="0.0179999999997982" calcext:value-type="float">
            <text:p>0,017999999999798</text:p>
          </table:table-cell>
          <table:table-cell table:formula="of:=SIN([.A2020])" office:value-type="float" office:value="0.0179990280155445" calcext:value-type="float">
            <text:p>0,017999028015545</text:p>
          </table:table-cell>
        </table:table-row>
        <table:table-row table:style-name="ro1">
          <table:table-cell office:value-type="float" office:value="0.0189999999997981" calcext:value-type="float">
            <text:p>0,018999999999798</text:p>
          </table:table-cell>
          <table:table-cell table:formula="of:=SIN([.A2021])" office:value-type="float" office:value="0.0189988568537654" calcext:value-type="float">
            <text:p>0,018998856853766</text:p>
          </table:table-cell>
        </table:table-row>
        <table:table-row table:style-name="ro1">
          <table:table-cell office:value-type="float" office:value="0.019999999999798" calcext:value-type="float">
            <text:p>0,019999999999798</text:p>
          </table:table-cell>
          <table:table-cell table:formula="of:=SIN([.A2022])" office:value-type="float" office:value="0.0199986666931311" calcext:value-type="float">
            <text:p>0,019998666693131</text:p>
          </table:table-cell>
        </table:table-row>
        <table:table-row table:style-name="ro1">
          <table:table-cell office:value-type="float" office:value="0.0209999999997978" calcext:value-type="float">
            <text:p>0,020999999999798</text:p>
          </table:table-cell>
          <table:table-cell table:formula="of:=SIN([.A2023])" office:value-type="float" office:value="0.0209984565338317" calcext:value-type="float">
            <text:p>0,020998456533832</text:p>
          </table:table-cell>
        </table:table-row>
        <table:table-row table:style-name="ro1">
          <table:table-cell office:value-type="float" office:value="0.0219999999997977" calcext:value-type="float">
            <text:p>0,021999999999798</text:p>
          </table:table-cell>
          <table:table-cell table:formula="of:=SIN([.A2024])" office:value-type="float" office:value="0.0219982253760776" calcext:value-type="float">
            <text:p>0,021998225376078</text:p>
          </table:table-cell>
        </table:table-row>
        <table:table-row table:style-name="ro1">
          <table:table-cell office:value-type="float" office:value="0.0229999999997976" calcext:value-type="float">
            <text:p>0,022999999999798</text:p>
          </table:table-cell>
          <table:table-cell table:formula="of:=SIN([.A2025])" office:value-type="float" office:value="0.0229979722200999" calcext:value-type="float">
            <text:p>0,0229979722201</text:p>
          </table:table-cell>
        </table:table-row>
        <table:table-row table:style-name="ro1">
          <table:table-cell office:value-type="float" office:value="0.0239999999997975" calcext:value-type="float">
            <text:p>0,023999999999798</text:p>
          </table:table-cell>
          <table:table-cell table:formula="of:=SIN([.A2026])" office:value-type="float" office:value="0.0239976960661519" calcext:value-type="float">
            <text:p>0,023997696066152</text:p>
          </table:table-cell>
        </table:table-row>
        <table:table-row table:style-name="ro1">
          <table:table-cell office:value-type="float" office:value="0.0249999999997974" calcext:value-type="float">
            <text:p>0,024999999999797</text:p>
          </table:table-cell>
          <table:table-cell table:formula="of:=SIN([.A2027])" office:value-type="float" office:value="0.0249973959145098" calcext:value-type="float">
            <text:p>0,02499739591451</text:p>
          </table:table-cell>
        </table:table-row>
        <table:table-row table:style-name="ro1">
          <table:table-cell office:value-type="float" office:value="0.0259999999997973" calcext:value-type="float">
            <text:p>0,025999999999797</text:p>
          </table:table-cell>
          <table:table-cell table:formula="of:=SIN([.A2028])" office:value-type="float" office:value="0.0259970707654739" calcext:value-type="float">
            <text:p>0,025997070765474</text:p>
          </table:table-cell>
        </table:table-row>
        <table:table-row table:style-name="ro1">
          <table:table-cell office:value-type="float" office:value="0.0269999999997976" calcext:value-type="float">
            <text:p>0,026999999999798</text:p>
          </table:table-cell>
          <table:table-cell table:formula="of:=SIN([.A2029])" office:value-type="float" office:value="0.0269967196193698" calcext:value-type="float">
            <text:p>0,02699671961937</text:p>
          </table:table-cell>
        </table:table-row>
        <table:table-row table:style-name="ro1">
          <table:table-cell office:value-type="float" office:value="0.0279999999997975" calcext:value-type="float">
            <text:p>0,027999999999798</text:p>
          </table:table-cell>
          <table:table-cell table:formula="of:=SIN([.A2030])" office:value-type="float" office:value="0.027996341476548" calcext:value-type="float">
            <text:p>0,027996341476548</text:p>
          </table:table-cell>
        </table:table-row>
        <table:table-row table:style-name="ro1">
          <table:table-cell office:value-type="float" office:value="0.0289999999997974" calcext:value-type="float">
            <text:p>0,028999999999798</text:p>
          </table:table-cell>
          <table:table-cell table:formula="of:=SIN([.A2031])" office:value-type="float" office:value="0.028995935337387" calcext:value-type="float">
            <text:p>0,028995935337387</text:p>
          </table:table-cell>
        </table:table-row>
        <table:table-row table:style-name="ro1">
          <table:table-cell office:value-type="float" office:value="0.0299999999997973" calcext:value-type="float">
            <text:p>0,029999999999797</text:p>
          </table:table-cell>
          <table:table-cell table:formula="of:=SIN([.A2032])" office:value-type="float" office:value="0.029995500202293" calcext:value-type="float">
            <text:p>0,029995500202293</text:p>
          </table:table-cell>
        </table:table-row>
        <table:table-row table:style-name="ro1">
          <table:table-cell office:value-type="float" office:value="0.0309999999997972" calcext:value-type="float">
            <text:p>0,030999999999797</text:p>
          </table:table-cell>
          <table:table-cell table:formula="of:=SIN([.A2033])" office:value-type="float" office:value="0.0309950350717014" calcext:value-type="float">
            <text:p>0,030995035071702</text:p>
          </table:table-cell>
        </table:table-row>
        <table:table-row table:style-name="ro1">
          <table:table-cell office:value-type="float" office:value="0.0319999999997971" calcext:value-type="float">
            <text:p>0,031999999999797</text:p>
          </table:table-cell>
          <table:table-cell table:formula="of:=SIN([.A2034])" office:value-type="float" office:value="0.0319945389460773" calcext:value-type="float">
            <text:p>0,031994538946077</text:p>
          </table:table-cell>
        </table:table-row>
        <table:table-row table:style-name="ro1">
          <table:table-cell office:value-type="float" office:value="0.032999999999797" calcext:value-type="float">
            <text:p>0,032999999999797</text:p>
          </table:table-cell>
          <table:table-cell table:formula="of:=SIN([.A2035])" office:value-type="float" office:value="0.0329940108259169" calcext:value-type="float">
            <text:p>0,032994010825917</text:p>
          </table:table-cell>
        </table:table-row>
        <table:table-row table:style-name="ro1">
          <table:table-cell office:value-type="float" office:value="0.0339999999997969" calcext:value-type="float">
            <text:p>0,033999999999797</text:p>
          </table:table-cell>
          <table:table-cell table:formula="of:=SIN([.A2036])" office:value-type="float" office:value="0.0339934497117484" calcext:value-type="float">
            <text:p>0,033993449711749</text:p>
          </table:table-cell>
        </table:table-row>
        <table:table-row table:style-name="ro1">
          <table:table-cell office:value-type="float" office:value="0.0349999999997967" calcext:value-type="float">
            <text:p>0,034999999999797</text:p>
          </table:table-cell>
          <table:table-cell table:formula="of:=SIN([.A2037])" office:value-type="float" office:value="0.0349928546041331" calcext:value-type="float">
            <text:p>0,034992854604133</text:p>
          </table:table-cell>
        </table:table-row>
        <table:table-row table:style-name="ro1">
          <table:table-cell office:value-type="float" office:value="0.0359999999997966" calcext:value-type="float">
            <text:p>0,035999999999797</text:p>
          </table:table-cell>
          <table:table-cell table:formula="of:=SIN([.A2038])" office:value-type="float" office:value="0.035992224503666" calcext:value-type="float">
            <text:p>0,035992224503666</text:p>
          </table:table-cell>
        </table:table-row>
        <table:table-row table:style-name="ro1">
          <table:table-cell office:value-type="float" office:value="0.0369999999997965" calcext:value-type="float">
            <text:p>0,036999999999797</text:p>
          </table:table-cell>
          <table:table-cell table:formula="of:=SIN([.A2039])" office:value-type="float" office:value="0.0369915584109775" calcext:value-type="float">
            <text:p>0,036991558410978</text:p>
          </table:table-cell>
        </table:table-row>
        <table:table-row table:style-name="ro1">
          <table:table-cell office:value-type="float" office:value="0.0379999999997964" calcext:value-type="float">
            <text:p>0,037999999999797</text:p>
          </table:table-cell>
          <table:table-cell table:formula="of:=SIN([.A2040])" office:value-type="float" office:value="0.0379908553267336" calcext:value-type="float">
            <text:p>0,037990855326734</text:p>
          </table:table-cell>
        </table:table-row>
        <table:table-row table:style-name="ro1">
          <table:table-cell office:value-type="float" office:value="0.0389999999997963" calcext:value-type="float">
            <text:p>0,038999999999796</text:p>
          </table:table-cell>
          <table:table-cell table:formula="of:=SIN([.A2041])" office:value-type="float" office:value="0.0389901142516376" calcext:value-type="float">
            <text:p>0,038990114251638</text:p>
          </table:table-cell>
        </table:table-row>
        <table:table-row table:style-name="ro1">
          <table:table-cell office:value-type="float" office:value="0.0399999999997962" calcext:value-type="float">
            <text:p>0,039999999999796</text:p>
          </table:table-cell>
          <table:table-cell table:formula="of:=SIN([.A2042])" office:value-type="float" office:value="0.0399893341864305" calcext:value-type="float">
            <text:p>0,039989334186431</text:p>
          </table:table-cell>
        </table:table-row>
        <table:table-row table:style-name="ro1">
          <table:table-cell office:value-type="float" office:value="0.0409999999997961" calcext:value-type="float">
            <text:p>0,040999999999796</text:p>
          </table:table-cell>
          <table:table-cell table:formula="of:=SIN([.A2043])" office:value-type="float" office:value="0.0409885141318926" calcext:value-type="float">
            <text:p>0,040988514131893</text:p>
          </table:table-cell>
        </table:table-row>
        <table:table-row table:style-name="ro1">
          <table:table-cell office:value-type="float" office:value="0.041999999999796" calcext:value-type="float">
            <text:p>0,041999999999796</text:p>
          </table:table-cell>
          <table:table-cell table:formula="of:=SIN([.A2044])" office:value-type="float" office:value="0.041987653088844" calcext:value-type="float">
            <text:p>0,041987653088844</text:p>
          </table:table-cell>
        </table:table-row>
        <table:table-row table:style-name="ro1">
          <table:table-cell office:value-type="float" office:value="0.0429999999997959" calcext:value-type="float">
            <text:p>0,042999999999796</text:p>
          </table:table-cell>
          <table:table-cell table:formula="of:=SIN([.A2045])" office:value-type="float" office:value="0.0429867500581458" calcext:value-type="float">
            <text:p>0,042986750058146</text:p>
          </table:table-cell>
        </table:table-row>
        <table:table-row table:style-name="ro1">
          <table:table-cell office:value-type="float" office:value="0.0439999999997958" calcext:value-type="float">
            <text:p>0,043999999999796</text:p>
          </table:table-cell>
          <table:table-cell table:formula="of:=SIN([.A2046])" office:value-type="float" office:value="0.0439858040407011" calcext:value-type="float">
            <text:p>0,043985804040701</text:p>
          </table:table-cell>
        </table:table-row>
        <table:table-row table:style-name="ro1">
          <table:table-cell office:value-type="float" office:value="0.0449999999997957" calcext:value-type="float">
            <text:p>0,044999999999796</text:p>
          </table:table-cell>
          <table:table-cell table:formula="of:=SIN([.A2047])" office:value-type="float" office:value="0.0449848140374561" calcext:value-type="float">
            <text:p>0,044984814037456</text:p>
          </table:table-cell>
        </table:table-row>
        <table:table-row table:style-name="ro1">
          <table:table-cell office:value-type="float" office:value="0.0459999999997955" calcext:value-type="float">
            <text:p>0,045999999999796</text:p>
          </table:table-cell>
          <table:table-cell table:formula="of:=SIN([.A2048])" office:value-type="float" office:value="0.0459837790494008" calcext:value-type="float">
            <text:p>0,045983779049401</text:p>
          </table:table-cell>
        </table:table-row>
        <table:table-row table:style-name="ro1">
          <table:table-cell office:value-type="float" office:value="0.0469999999997954" calcext:value-type="float">
            <text:p>0,046999999999796</text:p>
          </table:table-cell>
          <table:table-cell table:formula="of:=SIN([.A2049])" office:value-type="float" office:value="0.0469826980775702" calcext:value-type="float">
            <text:p>0,04698269807757</text:p>
          </table:table-cell>
        </table:table-row>
        <table:table-row table:style-name="ro1">
          <table:table-cell office:value-type="float" office:value="0.0479999999997953" calcext:value-type="float">
            <text:p>0,047999999999795</text:p>
          </table:table-cell>
          <table:table-cell table:formula="of:=SIN([.A2050])" office:value-type="float" office:value="0.0479815701230455" calcext:value-type="float">
            <text:p>0,047981570123046</text:p>
          </table:table-cell>
        </table:table-row>
        <table:table-row table:style-name="ro1">
          <table:table-cell office:value-type="float" office:value="0.0489999999997952" calcext:value-type="float">
            <text:p>0,048999999999795</text:p>
          </table:table-cell>
          <table:table-cell table:formula="of:=SIN([.A2051])" office:value-type="float" office:value="0.0489803941869546" calcext:value-type="float">
            <text:p>0,048980394186955</text:p>
          </table:table-cell>
        </table:table-row>
        <table:table-row table:style-name="ro1">
          <table:table-cell office:value-type="float" office:value="0.0499999999997951" calcext:value-type="float">
            <text:p>0,049999999999795</text:p>
          </table:table-cell>
          <table:table-cell table:formula="of:=SIN([.A2052])" office:value-type="float" office:value="0.0499791692704737" calcext:value-type="float">
            <text:p>0,049979169270474</text:p>
          </table:table-cell>
        </table:table-row>
        <table:table-row table:style-name="ro1">
          <table:table-cell office:value-type="float" office:value="0.050999999999795" calcext:value-type="float">
            <text:p>0,050999999999795</text:p>
          </table:table-cell>
          <table:table-cell table:formula="of:=SIN([.A2053])" office:value-type="float" office:value="0.0509778943748276" calcext:value-type="float">
            <text:p>0,050977894374828</text:p>
          </table:table-cell>
        </table:table-row>
        <table:table-row table:style-name="ro1">
          <table:table-cell office:value-type="float" office:value="0.0519999999997949" calcext:value-type="float">
            <text:p>0,051999999999795</text:p>
          </table:table-cell>
          <table:table-cell table:formula="of:=SIN([.A2054])" office:value-type="float" office:value="0.0519765685012914" calcext:value-type="float">
            <text:p>0,051976568501292</text:p>
          </table:table-cell>
        </table:table-row>
        <table:table-row table:style-name="ro1">
          <table:table-cell office:value-type="float" office:value="0.0529999999997948" calcext:value-type="float">
            <text:p>0,052999999999795</text:p>
          </table:table-cell>
          <table:table-cell table:formula="of:=SIN([.A2055])" office:value-type="float" office:value="0.0529751906511911" calcext:value-type="float">
            <text:p>0,052975190651191</text:p>
          </table:table-cell>
        </table:table-row>
        <table:table-row table:style-name="ro1">
          <table:table-cell office:value-type="float" office:value="0.0539999999997947" calcext:value-type="float">
            <text:p>0,053999999999795</text:p>
          </table:table-cell>
          <table:table-cell table:formula="of:=SIN([.A2056])" office:value-type="float" office:value="0.0539737598259045" calcext:value-type="float">
            <text:p>0,053973759825905</text:p>
          </table:table-cell>
        </table:table-row>
        <table:table-row table:style-name="ro1">
          <table:table-cell office:value-type="float" office:value="0.0549999999997945" calcext:value-type="float">
            <text:p>0,054999999999795</text:p>
          </table:table-cell>
          <table:table-cell table:formula="of:=SIN([.A2057])" office:value-type="float" office:value="0.0549722750268626" calcext:value-type="float">
            <text:p>0,054972275026863</text:p>
          </table:table-cell>
        </table:table-row>
        <table:table-row table:style-name="ro1">
          <table:table-cell office:value-type="float" office:value="0.0559999999997944" calcext:value-type="float">
            <text:p>0,055999999999795</text:p>
          </table:table-cell>
          <table:table-cell table:formula="of:=SIN([.A2058])" office:value-type="float" office:value="0.0559707352555502" calcext:value-type="float">
            <text:p>0,05597073525555</text:p>
          </table:table-cell>
        </table:table-row>
        <table:table-row table:style-name="ro1">
          <table:table-cell office:value-type="float" office:value="0.0569999999997943" calcext:value-type="float">
            <text:p>0,056999999999794</text:p>
          </table:table-cell>
          <table:table-cell table:formula="of:=SIN([.A2059])" office:value-type="float" office:value="0.0569691395135073" calcext:value-type="float">
            <text:p>0,056969139513507</text:p>
          </table:table-cell>
        </table:table-row>
        <table:table-row table:style-name="ro1">
          <table:table-cell office:value-type="float" office:value="0.0579999999997942" calcext:value-type="float">
            <text:p>0,057999999999794</text:p>
          </table:table-cell>
          <table:table-cell table:formula="of:=SIN([.A2060])" office:value-type="float" office:value="0.0579674868023296" calcext:value-type="float">
            <text:p>0,05796748680233</text:p>
          </table:table-cell>
        </table:table-row>
        <table:table-row table:style-name="ro1">
          <table:table-cell office:value-type="float" office:value="0.0589999999997941" calcext:value-type="float">
            <text:p>0,058999999999794</text:p>
          </table:table-cell>
          <table:table-cell table:formula="of:=SIN([.A2061])" office:value-type="float" office:value="0.0589657761236699" calcext:value-type="float">
            <text:p>0,05896577612367</text:p>
          </table:table-cell>
        </table:table-row>
        <table:table-row table:style-name="ro1">
          <table:table-cell office:value-type="float" office:value="0.059999999999794" calcext:value-type="float">
            <text:p>0,059999999999794</text:p>
          </table:table-cell>
          <table:table-cell table:formula="of:=SIN([.A2062])" office:value-type="float" office:value="0.059964006479239" calcext:value-type="float">
            <text:p>0,059964006479239</text:p>
          </table:table-cell>
        </table:table-row>
        <table:table-row table:style-name="ro1">
          <table:table-cell office:value-type="float" office:value="0.0609999999997939" calcext:value-type="float">
            <text:p>0,060999999999794</text:p>
          </table:table-cell>
          <table:table-cell table:formula="of:=SIN([.A2063])" office:value-type="float" office:value="0.0609621768708066" calcext:value-type="float">
            <text:p>0,060962176870807</text:p>
          </table:table-cell>
        </table:table-row>
        <table:table-row table:style-name="ro1">
          <table:table-cell office:value-type="float" office:value="0.0619999999997938" calcext:value-type="float">
            <text:p>0,061999999999794</text:p>
          </table:table-cell>
          <table:table-cell table:formula="of:=SIN([.A2064])" office:value-type="float" office:value="0.0619602863002024" calcext:value-type="float">
            <text:p>0,061960286300202</text:p>
          </table:table-cell>
        </table:table-row>
        <table:table-row table:style-name="ro1">
          <table:table-cell office:value-type="float" office:value="0.0629999999997937" calcext:value-type="float">
            <text:p>0,062999999999794</text:p>
          </table:table-cell>
          <table:table-cell table:formula="of:=SIN([.A2065])" office:value-type="float" office:value="0.0629583337693171" calcext:value-type="float">
            <text:p>0,062958333769317</text:p>
          </table:table-cell>
        </table:table-row>
        <table:table-row table:style-name="ro1">
          <table:table-cell office:value-type="float" office:value="0.0639999999997936" calcext:value-type="float">
            <text:p>0,063999999999794</text:p>
          </table:table-cell>
          <table:table-cell table:formula="of:=SIN([.A2066])" office:value-type="float" office:value="0.0639563182801033" calcext:value-type="float">
            <text:p>0,063956318280103</text:p>
          </table:table-cell>
        </table:table-row>
        <table:table-row table:style-name="ro1">
          <table:table-cell office:value-type="float" office:value="0.0649999999997934" calcext:value-type="float">
            <text:p>0,064999999999794</text:p>
          </table:table-cell>
          <table:table-cell table:formula="of:=SIN([.A2067])" office:value-type="float" office:value="0.0649542388345765" calcext:value-type="float">
            <text:p>0,064954238834577</text:p>
          </table:table-cell>
        </table:table-row>
        <table:table-row table:style-name="ro1">
          <table:table-cell office:value-type="float" office:value="0.0659999999997933" calcext:value-type="float">
            <text:p>0,065999999999793</text:p>
          </table:table-cell>
          <table:table-cell table:formula="of:=SIN([.A2068])" office:value-type="float" office:value="0.0659520944348163" calcext:value-type="float">
            <text:p>0,065952094434816</text:p>
          </table:table-cell>
        </table:table-row>
        <table:table-row table:style-name="ro1">
          <table:table-cell office:value-type="float" office:value="0.0669999999997932" calcext:value-type="float">
            <text:p>0,066999999999793</text:p>
          </table:table-cell>
          <table:table-cell table:formula="of:=SIN([.A2069])" office:value-type="float" office:value="0.0669498840829671" calcext:value-type="float">
            <text:p>0,066949884082967</text:p>
          </table:table-cell>
        </table:table-row>
        <table:table-row table:style-name="ro1">
          <table:table-cell office:value-type="float" office:value="0.0679999999997931" calcext:value-type="float">
            <text:p>0,067999999999793</text:p>
          </table:table-cell>
          <table:table-cell table:formula="of:=SIN([.A2070])" office:value-type="float" office:value="0.0679476067812395" calcext:value-type="float">
            <text:p>0,06794760678124</text:p>
          </table:table-cell>
        </table:table-row>
        <table:table-row table:style-name="ro1">
          <table:table-cell office:value-type="float" office:value="0.068999999999793" calcext:value-type="float">
            <text:p>0,068999999999793</text:p>
          </table:table-cell>
          <table:table-cell table:formula="of:=SIN([.A2071])" office:value-type="float" office:value="0.0689452615319107" calcext:value-type="float">
            <text:p>0,068945261531911</text:p>
          </table:table-cell>
        </table:table-row>
        <table:table-row table:style-name="ro1">
          <table:table-cell office:value-type="float" office:value="0.0699999999997933" calcext:value-type="float">
            <text:p>0,069999999999793</text:p>
          </table:table-cell>
          <table:table-cell table:formula="of:=SIN([.A2072])" office:value-type="float" office:value="0.0699428473373266" calcext:value-type="float">
            <text:p>0,069942847337327</text:p>
          </table:table-cell>
        </table:table-row>
        <table:table-row table:style-name="ro1">
          <table:table-cell office:value-type="float" office:value="0.0709999999997932" calcext:value-type="float">
            <text:p>0,070999999999793</text:p>
          </table:table-cell>
          <table:table-cell table:formula="of:=SIN([.A2073])" office:value-type="float" office:value="0.0709403631999006" calcext:value-type="float">
            <text:p>0,070940363199901</text:p>
          </table:table-cell>
        </table:table-row>
        <table:table-row table:style-name="ro1">
          <table:table-cell office:value-type="float" office:value="0.0719999999997931" calcext:value-type="float">
            <text:p>0,071999999999793</text:p>
          </table:table-cell>
          <table:table-cell table:formula="of:=SIN([.A2074])" office:value-type="float" office:value="0.0719378081221172" calcext:value-type="float">
            <text:p>0,071937808122117</text:p>
          </table:table-cell>
        </table:table-row>
        <table:table-row table:style-name="ro1">
          <table:table-cell office:value-type="float" office:value="0.072999999999793" calcext:value-type="float">
            <text:p>0,072999999999793</text:p>
          </table:table-cell>
          <table:table-cell table:formula="of:=SIN([.A2075])" office:value-type="float" office:value="0.0729351811065317" calcext:value-type="float">
            <text:p>0,072935181106532</text:p>
          </table:table-cell>
        </table:table-row>
        <table:table-row table:style-name="ro1">
          <table:table-cell office:value-type="float" office:value="0.0739999999997929" calcext:value-type="float">
            <text:p>0,073999999999793</text:p>
          </table:table-cell>
          <table:table-cell table:formula="of:=SIN([.A2076])" office:value-type="float" office:value="0.0739324811557712" calcext:value-type="float">
            <text:p>0,073932481155771</text:p>
          </table:table-cell>
        </table:table-row>
        <table:table-row table:style-name="ro1">
          <table:table-cell office:value-type="float" office:value="0.0749999999997928" calcext:value-type="float">
            <text:p>0,074999999999793</text:p>
          </table:table-cell>
          <table:table-cell table:formula="of:=SIN([.A2077])" office:value-type="float" office:value="0.0749297072725357" calcext:value-type="float">
            <text:p>0,074929707272536</text:p>
          </table:table-cell>
        </table:table-row>
        <table:table-row table:style-name="ro1">
          <table:table-cell office:value-type="float" office:value="0.0759999999997927" calcext:value-type="float">
            <text:p>0,075999999999793</text:p>
          </table:table-cell>
          <table:table-cell table:formula="of:=SIN([.A2078])" office:value-type="float" office:value="0.0759268584595992" calcext:value-type="float">
            <text:p>0,075926858459599</text:p>
          </table:table-cell>
        </table:table-row>
        <table:table-row table:style-name="ro1">
          <table:table-cell office:value-type="float" office:value="0.0769999999997926" calcext:value-type="float">
            <text:p>0,076999999999793</text:p>
          </table:table-cell>
          <table:table-cell table:formula="of:=SIN([.A2079])" office:value-type="float" office:value="0.0769239337198105" calcext:value-type="float">
            <text:p>0,076923933719811</text:p>
          </table:table-cell>
        </table:table-row>
        <table:table-row table:style-name="ro1">
          <table:table-cell office:value-type="float" office:value="0.0779999999997925" calcext:value-type="float">
            <text:p>0,077999999999793</text:p>
          </table:table-cell>
          <table:table-cell table:formula="of:=SIN([.A2080])" office:value-type="float" office:value="0.0779209320560946" calcext:value-type="float">
            <text:p>0,077920932056095</text:p>
          </table:table-cell>
        </table:table-row>
        <table:table-row table:style-name="ro1">
          <table:table-cell office:value-type="float" office:value="0.0789999999997924" calcext:value-type="float">
            <text:p>0,078999999999792</text:p>
          </table:table-cell>
          <table:table-cell table:formula="of:=SIN([.A2081])" office:value-type="float" office:value="0.078917852471453" calcext:value-type="float">
            <text:p>0,078917852471453</text:p>
          </table:table-cell>
        </table:table-row>
        <table:table-row table:style-name="ro1">
          <table:table-cell office:value-type="float" office:value="0.0799999999997922" calcext:value-type="float">
            <text:p>0,079999999999792</text:p>
          </table:table-cell>
          <table:table-cell table:formula="of:=SIN([.A2082])" office:value-type="float" office:value="0.0799146939689656" calcext:value-type="float">
            <text:p>0,079914693968966</text:p>
          </table:table-cell>
        </table:table-row>
        <table:table-row table:style-name="ro1">
          <table:table-cell office:value-type="float" office:value="0.0809999999997921" calcext:value-type="float">
            <text:p>0,080999999999792</text:p>
          </table:table-cell>
          <table:table-cell table:formula="of:=SIN([.A2083])" office:value-type="float" office:value="0.0809114555517909" calcext:value-type="float">
            <text:p>0,080911455551791</text:p>
          </table:table-cell>
        </table:table-row>
        <table:table-row table:style-name="ro1">
          <table:table-cell office:value-type="float" office:value="0.081999999999792" calcext:value-type="float">
            <text:p>0,081999999999792</text:p>
          </table:table-cell>
          <table:table-cell table:formula="of:=SIN([.A2084])" office:value-type="float" office:value="0.0819081362231673" calcext:value-type="float">
            <text:p>0,081908136223167</text:p>
          </table:table-cell>
        </table:table-row>
        <table:table-row table:style-name="ro1">
          <table:table-cell office:value-type="float" office:value="0.0829999999997919" calcext:value-type="float">
            <text:p>0,082999999999792</text:p>
          </table:table-cell>
          <table:table-cell table:formula="of:=SIN([.A2085])" office:value-type="float" office:value="0.0829047349864144" calcext:value-type="float">
            <text:p>0,082904734986414</text:p>
          </table:table-cell>
        </table:table-row>
        <table:table-row table:style-name="ro1">
          <table:table-cell office:value-type="float" office:value="0.0839999999997918" calcext:value-type="float">
            <text:p>0,083999999999792</text:p>
          </table:table-cell>
          <table:table-cell table:formula="of:=SIN([.A2086])" office:value-type="float" office:value="0.0839012508449333" calcext:value-type="float">
            <text:p>0,083901250844933</text:p>
          </table:table-cell>
        </table:table-row>
        <table:table-row table:style-name="ro1">
          <table:table-cell office:value-type="float" office:value="0.0849999999997917" calcext:value-type="float">
            <text:p>0,084999999999792</text:p>
          </table:table-cell>
          <table:table-cell table:formula="of:=SIN([.A2087])" office:value-type="float" office:value="0.0848976828022085" calcext:value-type="float">
            <text:p>0,084897682802209</text:p>
          </table:table-cell>
        </table:table-row>
        <table:table-row table:style-name="ro1">
          <table:table-cell office:value-type="float" office:value="0.0859999999997916" calcext:value-type="float">
            <text:p>0,085999999999792</text:p>
          </table:table-cell>
          <table:table-cell table:formula="of:=SIN([.A2088])" office:value-type="float" office:value="0.0858940298618079" calcext:value-type="float">
            <text:p>0,085894029861808</text:p>
          </table:table-cell>
        </table:table-row>
        <table:table-row table:style-name="ro1">
          <table:table-cell office:value-type="float" office:value="0.0869999999997915" calcext:value-type="float">
            <text:p>0,086999999999792</text:p>
          </table:table-cell>
          <table:table-cell table:formula="of:=SIN([.A2089])" office:value-type="float" office:value="0.0868902910273845" calcext:value-type="float">
            <text:p>0,086890291027385</text:p>
          </table:table-cell>
        </table:table-row>
        <table:table-row table:style-name="ro1">
          <table:table-cell office:value-type="float" office:value="0.0879999999997914" calcext:value-type="float">
            <text:p>0,087999999999791</text:p>
          </table:table-cell>
          <table:table-cell table:formula="of:=SIN([.A2090])" office:value-type="float" office:value="0.0878864653026775" calcext:value-type="float">
            <text:p>0,087886465302678</text:p>
          </table:table-cell>
        </table:table-row>
        <table:table-row table:style-name="ro1">
          <table:table-cell office:value-type="float" office:value="0.0889999999997912" calcext:value-type="float">
            <text:p>0,088999999999791</text:p>
          </table:table-cell>
          <table:table-cell table:formula="of:=SIN([.A2091])" office:value-type="float" office:value="0.0888825516915124" calcext:value-type="float">
            <text:p>0,088882551691512</text:p>
          </table:table-cell>
        </table:table-row>
        <table:table-row table:style-name="ro1">
          <table:table-cell office:value-type="float" office:value="0.0899999999997911" calcext:value-type="float">
            <text:p>0,089999999999791</text:p>
          </table:table-cell>
          <table:table-cell table:formula="of:=SIN([.A2092])" office:value-type="float" office:value="0.089878549197803" calcext:value-type="float">
            <text:p>0,089878549197803</text:p>
          </table:table-cell>
        </table:table-row>
        <table:table-row table:style-name="ro1">
          <table:table-cell office:value-type="float" office:value="0.090999999999791" calcext:value-type="float">
            <text:p>0,090999999999791</text:p>
          </table:table-cell>
          <table:table-cell table:formula="of:=SIN([.A2093])" office:value-type="float" office:value="0.090874456825552" calcext:value-type="float">
            <text:p>0,090874456825552</text:p>
          </table:table-cell>
        </table:table-row>
        <table:table-row table:style-name="ro1">
          <table:table-cell office:value-type="float" office:value="0.0919999999997909" calcext:value-type="float">
            <text:p>0,091999999999791</text:p>
          </table:table-cell>
          <table:table-cell table:formula="of:=SIN([.A2094])" office:value-type="float" office:value="0.0918702735788517" calcext:value-type="float">
            <text:p>0,091870273578852</text:p>
          </table:table-cell>
        </table:table-row>
        <table:table-row table:style-name="ro1">
          <table:table-cell office:value-type="float" office:value="0.0929999999997908" calcext:value-type="float">
            <text:p>0,092999999999791</text:p>
          </table:table-cell>
          <table:table-cell table:formula="of:=SIN([.A2095])" office:value-type="float" office:value="0.0928659984618854" calcext:value-type="float">
            <text:p>0,092865998461885</text:p>
          </table:table-cell>
        </table:table-row>
        <table:table-row table:style-name="ro1">
          <table:table-cell office:value-type="float" office:value="0.0939999999997907" calcext:value-type="float">
            <text:p>0,093999999999791</text:p>
          </table:table-cell>
          <table:table-cell table:formula="of:=SIN([.A2096])" office:value-type="float" office:value="0.0938616304789284" calcext:value-type="float">
            <text:p>0,093861630478929</text:p>
          </table:table-cell>
        </table:table-row>
        <table:table-row table:style-name="ro1">
          <table:table-cell office:value-type="float" office:value="0.0949999999997906" calcext:value-type="float">
            <text:p>0,094999999999791</text:p>
          </table:table-cell>
          <table:table-cell table:formula="of:=SIN([.A2097])" office:value-type="float" office:value="0.0948571686343488" calcext:value-type="float">
            <text:p>0,094857168634349</text:p>
          </table:table-cell>
        </table:table-row>
        <table:table-row table:style-name="ro1">
          <table:table-cell office:value-type="float" office:value="0.0959999999997905" calcext:value-type="float">
            <text:p>0,095999999999791</text:p>
          </table:table-cell>
          <table:table-cell table:formula="of:=SIN([.A2098])" office:value-type="float" office:value="0.0958526119326085" calcext:value-type="float">
            <text:p>0,095852611932609</text:p>
          </table:table-cell>
        </table:table-row>
        <table:table-row table:style-name="ro1">
          <table:table-cell office:value-type="float" office:value="0.0969999999997904" calcext:value-type="float">
            <text:p>0,09699999999979</text:p>
          </table:table-cell>
          <table:table-cell table:formula="of:=SIN([.A2099])" office:value-type="float" office:value="0.0968479593782642" calcext:value-type="float">
            <text:p>0,096847959378264</text:p>
          </table:table-cell>
        </table:table-row>
        <table:table-row table:style-name="ro1">
          <table:table-cell office:value-type="float" office:value="0.0979999999997903" calcext:value-type="float">
            <text:p>0,09799999999979</text:p>
          </table:table-cell>
          <table:table-cell table:formula="of:=SIN([.A2100])" office:value-type="float" office:value="0.0978432099759686" calcext:value-type="float">
            <text:p>0,097843209975969</text:p>
          </table:table-cell>
        </table:table-row>
        <table:table-row table:style-name="ro1">
          <table:table-cell office:value-type="float" office:value="0.0989999999997901" calcext:value-type="float">
            <text:p>0,09899999999979</text:p>
          </table:table-cell>
          <table:table-cell table:formula="of:=SIN([.A2101])" office:value-type="float" office:value="0.0988383627304712" calcext:value-type="float">
            <text:p>0,098838362730471</text:p>
          </table:table-cell>
        </table:table-row>
        <table:table-row table:style-name="ro1">
          <table:table-cell office:value-type="float" office:value="0.09999999999979" calcext:value-type="float">
            <text:p>0,09999999999979</text:p>
          </table:table-cell>
          <table:table-cell table:formula="of:=SIN([.A2102])" office:value-type="float" office:value="0.0998334166466192" calcext:value-type="float">
            <text:p>0,099833416646619</text:p>
          </table:table-cell>
        </table:table-row>
        <table:table-row table:style-name="ro1">
          <table:table-cell office:value-type="float" office:value="0.10099999999979" calcext:value-type="float">
            <text:p>0,10099999999979</text:p>
          </table:table-cell>
          <table:table-cell table:formula="of:=SIN([.A2103])" office:value-type="float" office:value="0.100828370729359" calcext:value-type="float">
            <text:p>0,100828370729359</text:p>
          </table:table-cell>
        </table:table-row>
        <table:table-row table:style-name="ro1">
          <table:table-cell office:value-type="float" office:value="0.10199999999979" calcext:value-type="float">
            <text:p>0,10199999999979</text:p>
          </table:table-cell>
          <table:table-cell table:formula="of:=SIN([.A2104])" office:value-type="float" office:value="0.101823223983736" calcext:value-type="float">
            <text:p>0,101823223983736</text:p>
          </table:table-cell>
        </table:table-row>
        <table:table-row table:style-name="ro1">
          <table:table-cell office:value-type="float" office:value="0.10299999999979" calcext:value-type="float">
            <text:p>0,10299999999979</text:p>
          </table:table-cell>
          <table:table-cell table:formula="of:=SIN([.A2105])" office:value-type="float" office:value="0.102817975414898" calcext:value-type="float">
            <text:p>0,102817975414898</text:p>
          </table:table-cell>
        </table:table-row>
        <table:table-row table:style-name="ro1">
          <table:table-cell office:value-type="float" office:value="0.10399999999979" calcext:value-type="float">
            <text:p>0,10399999999979</text:p>
          </table:table-cell>
          <table:table-cell table:formula="of:=SIN([.A2106])" office:value-type="float" office:value="0.103812624028093" calcext:value-type="float">
            <text:p>0,103812624028093</text:p>
          </table:table-cell>
        </table:table-row>
        <table:table-row table:style-name="ro1">
          <table:table-cell office:value-type="float" office:value="0.104999999999789" calcext:value-type="float">
            <text:p>0,104999999999789</text:p>
          </table:table-cell>
          <table:table-cell table:formula="of:=SIN([.A2107])" office:value-type="float" office:value="0.104807168828673" calcext:value-type="float">
            <text:p>0,104807168828673</text:p>
          </table:table-cell>
        </table:table-row>
        <table:table-row table:style-name="ro1">
          <table:table-cell office:value-type="float" office:value="0.105999999999789" calcext:value-type="float">
            <text:p>0,105999999999789</text:p>
          </table:table-cell>
          <table:table-cell table:formula="of:=SIN([.A2108])" office:value-type="float" office:value="0.105801608822093" calcext:value-type="float">
            <text:p>0,105801608822093</text:p>
          </table:table-cell>
        </table:table-row>
        <table:table-row table:style-name="ro1">
          <table:table-cell office:value-type="float" office:value="0.106999999999789" calcext:value-type="float">
            <text:p>0,106999999999789</text:p>
          </table:table-cell>
          <table:table-cell table:formula="of:=SIN([.A2109])" office:value-type="float" office:value="0.106795943013912" calcext:value-type="float">
            <text:p>0,106795943013912</text:p>
          </table:table-cell>
        </table:table-row>
        <table:table-row table:style-name="ro1">
          <table:table-cell office:value-type="float" office:value="0.107999999999789" calcext:value-type="float">
            <text:p>0,107999999999789</text:p>
          </table:table-cell>
          <table:table-cell table:formula="of:=SIN([.A2110])" office:value-type="float" office:value="0.107790170409798" calcext:value-type="float">
            <text:p>0,107790170409798</text:p>
          </table:table-cell>
        </table:table-row>
        <table:table-row table:style-name="ro1">
          <table:table-cell office:value-type="float" office:value="0.108999999999789" calcext:value-type="float">
            <text:p>0,108999999999789</text:p>
          </table:table-cell>
          <table:table-cell table:formula="of:=SIN([.A2111])" office:value-type="float" office:value="0.108784290015522" calcext:value-type="float">
            <text:p>0,108784290015522</text:p>
          </table:table-cell>
        </table:table-row>
        <table:table-row table:style-name="ro1">
          <table:table-cell office:value-type="float" office:value="0.109999999999789" calcext:value-type="float">
            <text:p>0,109999999999789</text:p>
          </table:table-cell>
          <table:table-cell table:formula="of:=SIN([.A2112])" office:value-type="float" office:value="0.109778300836965" calcext:value-type="float">
            <text:p>0,109778300836965</text:p>
          </table:table-cell>
        </table:table-row>
        <table:table-row table:style-name="ro1">
          <table:table-cell office:value-type="float" office:value="0.110999999999789" calcext:value-type="float">
            <text:p>0,110999999999789</text:p>
          </table:table-cell>
          <table:table-cell table:formula="of:=SIN([.A2113])" office:value-type="float" office:value="0.110772201880116" calcext:value-type="float">
            <text:p>0,110772201880116</text:p>
          </table:table-cell>
        </table:table-row>
        <table:table-row table:style-name="ro1">
          <table:table-cell office:value-type="float" office:value="0.111999999999789" calcext:value-type="float">
            <text:p>0,111999999999789</text:p>
          </table:table-cell>
          <table:table-cell table:formula="of:=SIN([.A2114])" office:value-type="float" office:value="0.111765992151075" calcext:value-type="float">
            <text:p>0,111765992151075</text:p>
          </table:table-cell>
        </table:table-row>
        <table:table-row table:style-name="ro1">
          <table:table-cell office:value-type="float" office:value="0.112999999999789" calcext:value-type="float">
            <text:p>0,112999999999789</text:p>
          </table:table-cell>
          <table:table-cell table:formula="of:=SIN([.A2115])" office:value-type="float" office:value="0.112759670656051" calcext:value-type="float">
            <text:p>0,112759670656051</text:p>
          </table:table-cell>
        </table:table-row>
        <table:table-row table:style-name="ro1">
          <table:table-cell office:value-type="float" office:value="0.113999999999789" calcext:value-type="float">
            <text:p>0,113999999999789</text:p>
          </table:table-cell>
          <table:table-cell table:formula="of:=SIN([.A2116])" office:value-type="float" office:value="0.113753236401366" calcext:value-type="float">
            <text:p>0,113753236401366</text:p>
          </table:table-cell>
        </table:table-row>
        <table:table-row table:style-name="ro1">
          <table:table-cell office:value-type="float" office:value="0.114999999999789" calcext:value-type="float">
            <text:p>0,114999999999789</text:p>
          </table:table-cell>
          <table:table-cell table:formula="of:=SIN([.A2117])" office:value-type="float" office:value="0.114746688393454" calcext:value-type="float">
            <text:p>0,114746688393454</text:p>
          </table:table-cell>
        </table:table-row>
        <table:table-row table:style-name="ro1">
          <table:table-cell office:value-type="float" office:value="0.115999999999789" calcext:value-type="float">
            <text:p>0,115999999999789</text:p>
          </table:table-cell>
          <table:table-cell table:formula="of:=SIN([.A2118])" office:value-type="float" office:value="0.115740025638863" calcext:value-type="float">
            <text:p>0,115740025638863</text:p>
          </table:table-cell>
        </table:table-row>
        <table:table-row table:style-name="ro1">
          <table:table-cell office:value-type="float" office:value="0.116999999999789" calcext:value-type="float">
            <text:p>0,116999999999789</text:p>
          </table:table-cell>
          <table:table-cell table:formula="of:=SIN([.A2119])" office:value-type="float" office:value="0.116733247144256" calcext:value-type="float">
            <text:p>0,116733247144256</text:p>
          </table:table-cell>
        </table:table-row>
        <table:table-row table:style-name="ro1">
          <table:table-cell office:value-type="float" office:value="0.117999999999789" calcext:value-type="float">
            <text:p>0,117999999999789</text:p>
          </table:table-cell>
          <table:table-cell table:formula="of:=SIN([.A2120])" office:value-type="float" office:value="0.117726351916411" calcext:value-type="float">
            <text:p>0,117726351916411</text:p>
          </table:table-cell>
        </table:table-row>
        <table:table-row table:style-name="ro1">
          <table:table-cell office:value-type="float" office:value="0.118999999999788" calcext:value-type="float">
            <text:p>0,118999999999788</text:p>
          </table:table-cell>
          <table:table-cell table:formula="of:=SIN([.A2121])" office:value-type="float" office:value="0.118719338962225" calcext:value-type="float">
            <text:p>0,118719338962225</text:p>
          </table:table-cell>
        </table:table-row>
        <table:table-row table:style-name="ro1">
          <table:table-cell office:value-type="float" office:value="0.119999999999788" calcext:value-type="float">
            <text:p>0,119999999999788</text:p>
          </table:table-cell>
          <table:table-cell table:formula="of:=SIN([.A2122])" office:value-type="float" office:value="0.119712207288709" calcext:value-type="float">
            <text:p>0,119712207288709</text:p>
          </table:table-cell>
        </table:table-row>
        <table:table-row table:style-name="ro1">
          <table:table-cell office:value-type="float" office:value="0.120999999999788" calcext:value-type="float">
            <text:p>0,120999999999788</text:p>
          </table:table-cell>
          <table:table-cell table:formula="of:=SIN([.A2123])" office:value-type="float" office:value="0.120704955902996" calcext:value-type="float">
            <text:p>0,120704955902996</text:p>
          </table:table-cell>
        </table:table-row>
        <table:table-row table:style-name="ro1">
          <table:table-cell office:value-type="float" office:value="0.121999999999788" calcext:value-type="float">
            <text:p>0,121999999999788</text:p>
          </table:table-cell>
          <table:table-cell table:formula="of:=SIN([.A2124])" office:value-type="float" office:value="0.121697583812337" calcext:value-type="float">
            <text:p>0,121697583812337</text:p>
          </table:table-cell>
        </table:table-row>
        <table:table-row table:style-name="ro1">
          <table:table-cell office:value-type="float" office:value="0.122999999999788" calcext:value-type="float">
            <text:p>0,122999999999788</text:p>
          </table:table-cell>
          <table:table-cell table:formula="of:=SIN([.A2125])" office:value-type="float" office:value="0.122690090024105" calcext:value-type="float">
            <text:p>0,122690090024105</text:p>
          </table:table-cell>
        </table:table-row>
        <table:table-row table:style-name="ro1">
          <table:table-cell office:value-type="float" office:value="0.123999999999788" calcext:value-type="float">
            <text:p>0,123999999999788</text:p>
          </table:table-cell>
          <table:table-cell table:formula="of:=SIN([.A2126])" office:value-type="float" office:value="0.123682473545793" calcext:value-type="float">
            <text:p>0,123682473545793</text:p>
          </table:table-cell>
        </table:table-row>
        <table:table-row table:style-name="ro1">
          <table:table-cell office:value-type="float" office:value="0.124999999999788" calcext:value-type="float">
            <text:p>0,124999999999788</text:p>
          </table:table-cell>
          <table:table-cell table:formula="of:=SIN([.A2127])" office:value-type="float" office:value="0.124674733385017" calcext:value-type="float">
            <text:p>0,124674733385017</text:p>
          </table:table-cell>
        </table:table-row>
        <table:table-row table:style-name="ro1">
          <table:table-cell office:value-type="float" office:value="0.125999999999788" calcext:value-type="float">
            <text:p>0,125999999999788</text:p>
          </table:table-cell>
          <table:table-cell table:formula="of:=SIN([.A2128])" office:value-type="float" office:value="0.125666868549519" calcext:value-type="float">
            <text:p>0,125666868549519</text:p>
          </table:table-cell>
        </table:table-row>
        <table:table-row table:style-name="ro1">
          <table:table-cell office:value-type="float" office:value="0.126999999999788" calcext:value-type="float">
            <text:p>0,126999999999788</text:p>
          </table:table-cell>
          <table:table-cell table:formula="of:=SIN([.A2129])" office:value-type="float" office:value="0.126658878047162" calcext:value-type="float">
            <text:p>0,126658878047162</text:p>
          </table:table-cell>
        </table:table-row>
        <table:table-row table:style-name="ro1">
          <table:table-cell office:value-type="float" office:value="0.127999999999787" calcext:value-type="float">
            <text:p>0,127999999999787</text:p>
          </table:table-cell>
          <table:table-cell table:formula="of:=SIN([.A2130])" office:value-type="float" office:value="0.127650760885938" calcext:value-type="float">
            <text:p>0,127650760885938</text:p>
          </table:table-cell>
        </table:table-row>
        <table:table-row table:style-name="ro1">
          <table:table-cell office:value-type="float" office:value="0.128999999999787" calcext:value-type="float">
            <text:p>0,128999999999787</text:p>
          </table:table-cell>
          <table:table-cell table:formula="of:=SIN([.A2131])" office:value-type="float" office:value="0.128642516073964" calcext:value-type="float">
            <text:p>0,128642516073964</text:p>
          </table:table-cell>
        </table:table-row>
        <table:table-row table:style-name="ro1">
          <table:table-cell office:value-type="float" office:value="0.129999999999787" calcext:value-type="float">
            <text:p>0,129999999999787</text:p>
          </table:table-cell>
          <table:table-cell table:formula="of:=SIN([.A2132])" office:value-type="float" office:value="0.129634142619484" calcext:value-type="float">
            <text:p>0,129634142619484</text:p>
          </table:table-cell>
        </table:table-row>
        <table:table-row table:style-name="ro1">
          <table:table-cell office:value-type="float" office:value="0.130999999999787" calcext:value-type="float">
            <text:p>0,130999999999787</text:p>
          </table:table-cell>
          <table:table-cell table:formula="of:=SIN([.A2133])" office:value-type="float" office:value="0.130625639530872" calcext:value-type="float">
            <text:p>0,130625639530872</text:p>
          </table:table-cell>
        </table:table-row>
        <table:table-row table:style-name="ro1">
          <table:table-cell office:value-type="float" office:value="0.131999999999787" calcext:value-type="float">
            <text:p>0,131999999999787</text:p>
          </table:table-cell>
          <table:table-cell table:formula="of:=SIN([.A2134])" office:value-type="float" office:value="0.131617005816632" calcext:value-type="float">
            <text:p>0,131617005816632</text:p>
          </table:table-cell>
        </table:table-row>
        <table:table-row table:style-name="ro1">
          <table:table-cell office:value-type="float" office:value="0.132999999999787" calcext:value-type="float">
            <text:p>0,132999999999787</text:p>
          </table:table-cell>
          <table:table-cell table:formula="of:=SIN([.A2135])" office:value-type="float" office:value="0.132608240485397" calcext:value-type="float">
            <text:p>0,132608240485397</text:p>
          </table:table-cell>
        </table:table-row>
        <table:table-row table:style-name="ro1">
          <table:table-cell office:value-type="float" office:value="0.133999999999787" calcext:value-type="float">
            <text:p>0,133999999999787</text:p>
          </table:table-cell>
          <table:table-cell table:formula="of:=SIN([.A2136])" office:value-type="float" office:value="0.133599342545933" calcext:value-type="float">
            <text:p>0,133599342545933</text:p>
          </table:table-cell>
        </table:table-row>
        <table:table-row table:style-name="ro1">
          <table:table-cell office:value-type="float" office:value="0.134999999999787" calcext:value-type="float">
            <text:p>0,134999999999787</text:p>
          </table:table-cell>
          <table:table-cell table:formula="of:=SIN([.A2137])" office:value-type="float" office:value="0.134590311007137" calcext:value-type="float">
            <text:p>0,134590311007137</text:p>
          </table:table-cell>
        </table:table-row>
        <table:table-row table:style-name="ro1">
          <table:table-cell office:value-type="float" office:value="0.135999999999787" calcext:value-type="float">
            <text:p>0,135999999999787</text:p>
          </table:table-cell>
          <table:table-cell table:formula="of:=SIN([.A2138])" office:value-type="float" office:value="0.135581144878041" calcext:value-type="float">
            <text:p>0,135581144878041</text:p>
          </table:table-cell>
        </table:table-row>
        <table:table-row table:style-name="ro1">
          <table:table-cell office:value-type="float" office:value="0.136999999999786" calcext:value-type="float">
            <text:p>0,136999999999786</text:p>
          </table:table-cell>
          <table:table-cell table:formula="of:=SIN([.A2139])" office:value-type="float" office:value="0.136571843167812" calcext:value-type="float">
            <text:p>0,136571843167812</text:p>
          </table:table-cell>
        </table:table-row>
        <table:table-row table:style-name="ro1">
          <table:table-cell office:value-type="float" office:value="0.137999999999786" calcext:value-type="float">
            <text:p>0,137999999999786</text:p>
          </table:table-cell>
          <table:table-cell table:formula="of:=SIN([.A2140])" office:value-type="float" office:value="0.137562404885751" calcext:value-type="float">
            <text:p>0,137562404885751</text:p>
          </table:table-cell>
        </table:table-row>
        <table:table-row table:style-name="ro1">
          <table:table-cell office:value-type="float" office:value="0.138999999999786" calcext:value-type="float">
            <text:p>0,138999999999786</text:p>
          </table:table-cell>
          <table:table-cell table:formula="of:=SIN([.A2141])" office:value-type="float" office:value="0.138552829041297" calcext:value-type="float">
            <text:p>0,138552829041297</text:p>
          </table:table-cell>
        </table:table-row>
        <table:table-row table:style-name="ro1">
          <table:table-cell office:value-type="float" office:value="0.139999999999786" calcext:value-type="float">
            <text:p>0,139999999999786</text:p>
          </table:table-cell>
          <table:table-cell table:formula="of:=SIN([.A2142])" office:value-type="float" office:value="0.139543114644025" calcext:value-type="float">
            <text:p>0,139543114644025</text:p>
          </table:table-cell>
        </table:table-row>
        <table:table-row table:style-name="ro1">
          <table:table-cell office:value-type="float" office:value="0.140999999999786" calcext:value-type="float">
            <text:p>0,140999999999786</text:p>
          </table:table-cell>
          <table:table-cell table:formula="of:=SIN([.A2143])" office:value-type="float" office:value="0.14053326070365" calcext:value-type="float">
            <text:p>0,14053326070365</text:p>
          </table:table-cell>
        </table:table-row>
        <table:table-row table:style-name="ro1">
          <table:table-cell office:value-type="float" office:value="0.141999999999786" calcext:value-type="float">
            <text:p>0,141999999999786</text:p>
          </table:table-cell>
          <table:table-cell table:formula="of:=SIN([.A2144])" office:value-type="float" office:value="0.141523266230026" calcext:value-type="float">
            <text:p>0,141523266230026</text:p>
          </table:table-cell>
        </table:table-row>
        <table:table-row table:style-name="ro1">
          <table:table-cell office:value-type="float" office:value="0.142999999999786" calcext:value-type="float">
            <text:p>0,142999999999786</text:p>
          </table:table-cell>
          <table:table-cell table:formula="of:=SIN([.A2145])" office:value-type="float" office:value="0.142513130233147" calcext:value-type="float">
            <text:p>0,142513130233147</text:p>
          </table:table-cell>
        </table:table-row>
        <table:table-row table:style-name="ro1">
          <table:table-cell office:value-type="float" office:value="0.143999999999786" calcext:value-type="float">
            <text:p>0,143999999999786</text:p>
          </table:table-cell>
          <table:table-cell table:formula="of:=SIN([.A2146])" office:value-type="float" office:value="0.143502851723151" calcext:value-type="float">
            <text:p>0,143502851723151</text:p>
          </table:table-cell>
        </table:table-row>
        <table:table-row table:style-name="ro1">
          <table:table-cell office:value-type="float" office:value="0.144999999999786" calcext:value-type="float">
            <text:p>0,144999999999786</text:p>
          </table:table-cell>
          <table:table-cell table:formula="of:=SIN([.A2147])" office:value-type="float" office:value="0.144492429710314" calcext:value-type="float">
            <text:p>0,144492429710314</text:p>
          </table:table-cell>
        </table:table-row>
        <table:table-row table:style-name="ro1">
          <table:table-cell office:value-type="float" office:value="0.145999999999785" calcext:value-type="float">
            <text:p>0,145999999999785</text:p>
          </table:table-cell>
          <table:table-cell table:formula="of:=SIN([.A2148])" office:value-type="float" office:value="0.14548186320506" calcext:value-type="float">
            <text:p>0,14548186320506</text:p>
          </table:table-cell>
        </table:table-row>
        <table:table-row table:style-name="ro1">
          <table:table-cell office:value-type="float" office:value="0.146999999999785" calcext:value-type="float">
            <text:p>0,146999999999785</text:p>
          </table:table-cell>
          <table:table-cell table:formula="of:=SIN([.A2149])" office:value-type="float" office:value="0.146471151217955" calcext:value-type="float">
            <text:p>0,146471151217955</text:p>
          </table:table-cell>
        </table:table-row>
        <table:table-row table:style-name="ro1">
          <table:table-cell office:value-type="float" office:value="0.147999999999785" calcext:value-type="float">
            <text:p>0,147999999999785</text:p>
          </table:table-cell>
          <table:table-cell table:formula="of:=SIN([.A2150])" office:value-type="float" office:value="0.147460292759711" calcext:value-type="float">
            <text:p>0,147460292759711</text:p>
          </table:table-cell>
        </table:table-row>
        <table:table-row table:style-name="ro1">
          <table:table-cell office:value-type="float" office:value="0.148999999999785" calcext:value-type="float">
            <text:p>0,148999999999785</text:p>
          </table:table-cell>
          <table:table-cell table:formula="of:=SIN([.A2151])" office:value-type="float" office:value="0.148449286841186" calcext:value-type="float">
            <text:p>0,148449286841186</text:p>
          </table:table-cell>
        </table:table-row>
        <table:table-row table:style-name="ro1">
          <table:table-cell office:value-type="float" office:value="0.149999999999785" calcext:value-type="float">
            <text:p>0,149999999999785</text:p>
          </table:table-cell>
          <table:table-cell table:formula="of:=SIN([.A2152])" office:value-type="float" office:value="0.149438132473387" calcext:value-type="float">
            <text:p>0,149438132473387</text:p>
          </table:table-cell>
        </table:table-row>
        <table:table-row table:style-name="ro1">
          <table:table-cell office:value-type="float" office:value="0.150999999999785" calcext:value-type="float">
            <text:p>0,150999999999785</text:p>
          </table:table-cell>
          <table:table-cell table:formula="of:=SIN([.A2153])" office:value-type="float" office:value="0.150426828667467" calcext:value-type="float">
            <text:p>0,150426828667467</text:p>
          </table:table-cell>
        </table:table-row>
        <table:table-row table:style-name="ro1">
          <table:table-cell office:value-type="float" office:value="0.151999999999785" calcext:value-type="float">
            <text:p>0,151999999999785</text:p>
          </table:table-cell>
          <table:table-cell table:formula="of:=SIN([.A2154])" office:value-type="float" office:value="0.151415374434732" calcext:value-type="float">
            <text:p>0,151415374434732</text:p>
          </table:table-cell>
        </table:table-row>
        <table:table-row table:style-name="ro1">
          <table:table-cell office:value-type="float" office:value="0.152999999999785" calcext:value-type="float">
            <text:p>0,152999999999785</text:p>
          </table:table-cell>
          <table:table-cell table:formula="of:=SIN([.A2155])" office:value-type="float" office:value="0.152403768786635" calcext:value-type="float">
            <text:p>0,152403768786635</text:p>
          </table:table-cell>
        </table:table-row>
        <table:table-row table:style-name="ro1">
          <table:table-cell office:value-type="float" office:value="0.153999999999785" calcext:value-type="float">
            <text:p>0,153999999999785</text:p>
          </table:table-cell>
          <table:table-cell table:formula="of:=SIN([.A2156])" office:value-type="float" office:value="0.153392010734782" calcext:value-type="float">
            <text:p>0,153392010734782</text:p>
          </table:table-cell>
        </table:table-row>
        <table:table-row table:style-name="ro1">
          <table:table-cell office:value-type="float" office:value="0.154999999999784" calcext:value-type="float">
            <text:p>0,154999999999784</text:p>
          </table:table-cell>
          <table:table-cell table:formula="of:=SIN([.A2157])" office:value-type="float" office:value="0.15438009929093" calcext:value-type="float">
            <text:p>0,15438009929093</text:p>
          </table:table-cell>
        </table:table-row>
        <table:table-row table:style-name="ro1">
          <table:table-cell office:value-type="float" office:value="0.155999999999784" calcext:value-type="float">
            <text:p>0,155999999999784</text:p>
          </table:table-cell>
          <table:table-cell table:formula="of:=SIN([.A2158])" office:value-type="float" office:value="0.155368033466993" calcext:value-type="float">
            <text:p>0,155368033466993</text:p>
          </table:table-cell>
        </table:table-row>
        <table:table-row table:style-name="ro1">
          <table:table-cell office:value-type="float" office:value="0.156999999999785" calcext:value-type="float">
            <text:p>0,156999999999785</text:p>
          </table:table-cell>
          <table:table-cell table:formula="of:=SIN([.A2159])" office:value-type="float" office:value="0.156355812275035" calcext:value-type="float">
            <text:p>0,156355812275035</text:p>
          </table:table-cell>
        </table:table-row>
        <table:table-row table:style-name="ro1">
          <table:table-cell office:value-type="float" office:value="0.157999999999785" calcext:value-type="float">
            <text:p>0,157999999999785</text:p>
          </table:table-cell>
          <table:table-cell table:formula="of:=SIN([.A2160])" office:value-type="float" office:value="0.157343434727278" calcext:value-type="float">
            <text:p>0,157343434727278</text:p>
          </table:table-cell>
        </table:table-row>
        <table:table-row table:style-name="ro1">
          <table:table-cell office:value-type="float" office:value="0.158999999999784" calcext:value-type="float">
            <text:p>0,158999999999784</text:p>
          </table:table-cell>
          <table:table-cell table:formula="of:=SIN([.A2161])" office:value-type="float" office:value="0.158330899836099" calcext:value-type="float">
            <text:p>0,158330899836099</text:p>
          </table:table-cell>
        </table:table-row>
        <table:table-row table:style-name="ro1">
          <table:table-cell office:value-type="float" office:value="0.159999999999784" calcext:value-type="float">
            <text:p>0,159999999999784</text:p>
          </table:table-cell>
          <table:table-cell table:formula="of:=SIN([.A2162])" office:value-type="float" office:value="0.159318206614033" calcext:value-type="float">
            <text:p>0,159318206614033</text:p>
          </table:table-cell>
        </table:table-row>
        <table:table-row table:style-name="ro1">
          <table:table-cell office:value-type="float" office:value="0.160999999999784" calcext:value-type="float">
            <text:p>0,160999999999784</text:p>
          </table:table-cell>
          <table:table-cell table:formula="of:=SIN([.A2163])" office:value-type="float" office:value="0.160305354073774" calcext:value-type="float">
            <text:p>0,160305354073774</text:p>
          </table:table-cell>
        </table:table-row>
        <table:table-row table:style-name="ro1">
          <table:table-cell office:value-type="float" office:value="0.161999999999784" calcext:value-type="float">
            <text:p>0,161999999999784</text:p>
          </table:table-cell>
          <table:table-cell table:formula="of:=SIN([.A2164])" office:value-type="float" office:value="0.161292341228174" calcext:value-type="float">
            <text:p>0,161292341228174</text:p>
          </table:table-cell>
        </table:table-row>
        <table:table-row table:style-name="ro1">
          <table:table-cell office:value-type="float" office:value="0.162999999999784" calcext:value-type="float">
            <text:p>0,162999999999784</text:p>
          </table:table-cell>
          <table:table-cell table:formula="of:=SIN([.A2165])" office:value-type="float" office:value="0.162279167090247" calcext:value-type="float">
            <text:p>0,162279167090247</text:p>
          </table:table-cell>
        </table:table-row>
        <table:table-row table:style-name="ro1">
          <table:table-cell office:value-type="float" office:value="0.163999999999784" calcext:value-type="float">
            <text:p>0,163999999999784</text:p>
          </table:table-cell>
          <table:table-cell table:formula="of:=SIN([.A2166])" office:value-type="float" office:value="0.163265830673166" calcext:value-type="float">
            <text:p>0,163265830673166</text:p>
          </table:table-cell>
        </table:table-row>
        <table:table-row table:style-name="ro1">
          <table:table-cell office:value-type="float" office:value="0.164999999999784" calcext:value-type="float">
            <text:p>0,164999999999784</text:p>
          </table:table-cell>
          <table:table-cell table:formula="of:=SIN([.A2167])" office:value-type="float" office:value="0.164252330990268" calcext:value-type="float">
            <text:p>0,164252330990268</text:p>
          </table:table-cell>
        </table:table-row>
        <table:table-row table:style-name="ro1">
          <table:table-cell office:value-type="float" office:value="0.165999999999784" calcext:value-type="float">
            <text:p>0,165999999999784</text:p>
          </table:table-cell>
          <table:table-cell table:formula="of:=SIN([.A2168])" office:value-type="float" office:value="0.165238667055052" calcext:value-type="float">
            <text:p>0,165238667055052</text:p>
          </table:table-cell>
        </table:table-row>
        <table:table-row table:style-name="ro1">
          <table:table-cell office:value-type="float" office:value="0.166999999999784" calcext:value-type="float">
            <text:p>0,166999999999784</text:p>
          </table:table-cell>
          <table:table-cell table:formula="of:=SIN([.A2169])" office:value-type="float" office:value="0.166224837881184" calcext:value-type="float">
            <text:p>0,166224837881184</text:p>
          </table:table-cell>
        </table:table-row>
        <table:table-row table:style-name="ro1">
          <table:table-cell office:value-type="float" office:value="0.167999999999783" calcext:value-type="float">
            <text:p>0,167999999999783</text:p>
          </table:table-cell>
          <table:table-cell table:formula="of:=SIN([.A2170])" office:value-type="float" office:value="0.167210842482491" calcext:value-type="float">
            <text:p>0,167210842482491</text:p>
          </table:table-cell>
        </table:table-row>
        <table:table-row table:style-name="ro1">
          <table:table-cell office:value-type="float" office:value="0.168999999999783" calcext:value-type="float">
            <text:p>0,168999999999783</text:p>
          </table:table-cell>
          <table:table-cell table:formula="of:=SIN([.A2171])" office:value-type="float" office:value="0.16819667987297" calcext:value-type="float">
            <text:p>0,16819667987297</text:p>
          </table:table-cell>
        </table:table-row>
        <table:table-row table:style-name="ro1">
          <table:table-cell office:value-type="float" office:value="0.169999999999783" calcext:value-type="float">
            <text:p>0,169999999999783</text:p>
          </table:table-cell>
          <table:table-cell table:formula="of:=SIN([.A2172])" office:value-type="float" office:value="0.169182349066782" calcext:value-type="float">
            <text:p>0,169182349066782</text:p>
          </table:table-cell>
        </table:table-row>
        <table:table-row table:style-name="ro1">
          <table:table-cell office:value-type="float" office:value="0.170999999999783" calcext:value-type="float">
            <text:p>0,170999999999783</text:p>
          </table:table-cell>
          <table:table-cell table:formula="of:=SIN([.A2173])" office:value-type="float" office:value="0.17016784907826" calcext:value-type="float">
            <text:p>0,17016784907826</text:p>
          </table:table-cell>
        </table:table-row>
        <table:table-row table:style-name="ro1">
          <table:table-cell office:value-type="float" office:value="0.171999999999783" calcext:value-type="float">
            <text:p>0,171999999999783</text:p>
          </table:table-cell>
          <table:table-cell table:formula="of:=SIN([.A2174])" office:value-type="float" office:value="0.171153178921903" calcext:value-type="float">
            <text:p>0,171153178921903</text:p>
          </table:table-cell>
        </table:table-row>
        <table:table-row table:style-name="ro1">
          <table:table-cell office:value-type="float" office:value="0.172999999999783" calcext:value-type="float">
            <text:p>0,172999999999783</text:p>
          </table:table-cell>
          <table:table-cell table:formula="of:=SIN([.A2175])" office:value-type="float" office:value="0.172138337612382" calcext:value-type="float">
            <text:p>0,172138337612382</text:p>
          </table:table-cell>
        </table:table-row>
        <table:table-row table:style-name="ro1">
          <table:table-cell office:value-type="float" office:value="0.173999999999783" calcext:value-type="float">
            <text:p>0,173999999999783</text:p>
          </table:table-cell>
          <table:table-cell table:formula="of:=SIN([.A2176])" office:value-type="float" office:value="0.173123324164537" calcext:value-type="float">
            <text:p>0,173123324164537</text:p>
          </table:table-cell>
        </table:table-row>
        <table:table-row table:style-name="ro1">
          <table:table-cell office:value-type="float" office:value="0.174999999999783" calcext:value-type="float">
            <text:p>0,174999999999783</text:p>
          </table:table-cell>
          <table:table-cell table:formula="of:=SIN([.A2177])" office:value-type="float" office:value="0.174108137593382" calcext:value-type="float">
            <text:p>0,174108137593382</text:p>
          </table:table-cell>
        </table:table-row>
        <table:table-row table:style-name="ro1">
          <table:table-cell office:value-type="float" office:value="0.175999999999783" calcext:value-type="float">
            <text:p>0,175999999999783</text:p>
          </table:table-cell>
          <table:table-cell table:formula="of:=SIN([.A2178])" office:value-type="float" office:value="0.175092776914104" calcext:value-type="float">
            <text:p>0,175092776914104</text:p>
          </table:table-cell>
        </table:table-row>
        <table:table-row table:style-name="ro1">
          <table:table-cell office:value-type="float" office:value="0.176999999999782" calcext:value-type="float">
            <text:p>0,176999999999782</text:p>
          </table:table-cell>
          <table:table-cell table:formula="of:=SIN([.A2179])" office:value-type="float" office:value="0.176077241142064" calcext:value-type="float">
            <text:p>0,176077241142064</text:p>
          </table:table-cell>
        </table:table-row>
        <table:table-row table:style-name="ro1">
          <table:table-cell office:value-type="float" office:value="0.177999999999782" calcext:value-type="float">
            <text:p>0,177999999999782</text:p>
          </table:table-cell>
          <table:table-cell table:formula="of:=SIN([.A2180])" office:value-type="float" office:value="0.177061529292798" calcext:value-type="float">
            <text:p>0,177061529292798</text:p>
          </table:table-cell>
        </table:table-row>
        <table:table-row table:style-name="ro1">
          <table:table-cell office:value-type="float" office:value="0.178999999999782" calcext:value-type="float">
            <text:p>0,178999999999782</text:p>
          </table:table-cell>
          <table:table-cell table:formula="of:=SIN([.A2181])" office:value-type="float" office:value="0.178045640382016" calcext:value-type="float">
            <text:p>0,178045640382016</text:p>
          </table:table-cell>
        </table:table-row>
        <table:table-row table:style-name="ro1">
          <table:table-cell office:value-type="float" office:value="0.179999999999782" calcext:value-type="float">
            <text:p>0,179999999999782</text:p>
          </table:table-cell>
          <table:table-cell table:formula="of:=SIN([.A2182])" office:value-type="float" office:value="0.17902957342561" calcext:value-type="float">
            <text:p>0,17902957342561</text:p>
          </table:table-cell>
        </table:table-row>
        <table:table-row table:style-name="ro1">
          <table:table-cell office:value-type="float" office:value="0.180999999999782" calcext:value-type="float">
            <text:p>0,180999999999782</text:p>
          </table:table-cell>
          <table:table-cell table:formula="of:=SIN([.A2183])" office:value-type="float" office:value="0.180013327439645" calcext:value-type="float">
            <text:p>0,180013327439645</text:p>
          </table:table-cell>
        </table:table-row>
        <table:table-row table:style-name="ro1">
          <table:table-cell office:value-type="float" office:value="0.181999999999782" calcext:value-type="float">
            <text:p>0,181999999999782</text:p>
          </table:table-cell>
          <table:table-cell table:formula="of:=SIN([.A2184])" office:value-type="float" office:value="0.180996901440367" calcext:value-type="float">
            <text:p>0,180996901440367</text:p>
          </table:table-cell>
        </table:table-row>
        <table:table-row table:style-name="ro1">
          <table:table-cell office:value-type="float" office:value="0.182999999999782" calcext:value-type="float">
            <text:p>0,182999999999782</text:p>
          </table:table-cell>
          <table:table-cell table:formula="of:=SIN([.A2185])" office:value-type="float" office:value="0.181980294444203" calcext:value-type="float">
            <text:p>0,181980294444203</text:p>
          </table:table-cell>
        </table:table-row>
        <table:table-row table:style-name="ro1">
          <table:table-cell office:value-type="float" office:value="0.183999999999782" calcext:value-type="float">
            <text:p>0,183999999999782</text:p>
          </table:table-cell>
          <table:table-cell table:formula="of:=SIN([.A2186])" office:value-type="float" office:value="0.18296350546776" calcext:value-type="float">
            <text:p>0,18296350546776</text:p>
          </table:table-cell>
        </table:table-row>
        <table:table-row table:style-name="ro1">
          <table:table-cell office:value-type="float" office:value="0.184999999999782" calcext:value-type="float">
            <text:p>0,184999999999782</text:p>
          </table:table-cell>
          <table:table-cell table:formula="of:=SIN([.A2187])" office:value-type="float" office:value="0.183946533527826" calcext:value-type="float">
            <text:p>0,183946533527826</text:p>
          </table:table-cell>
        </table:table-row>
        <table:table-row table:style-name="ro1">
          <table:table-cell office:value-type="float" office:value="0.185999999999781" calcext:value-type="float">
            <text:p>0,185999999999781</text:p>
          </table:table-cell>
          <table:table-cell table:formula="of:=SIN([.A2188])" office:value-type="float" office:value="0.184929377641375" calcext:value-type="float">
            <text:p>0,184929377641375</text:p>
          </table:table-cell>
        </table:table-row>
        <table:table-row table:style-name="ro1">
          <table:table-cell office:value-type="float" office:value="0.186999999999781" calcext:value-type="float">
            <text:p>0,186999999999781</text:p>
          </table:table-cell>
          <table:table-cell table:formula="of:=SIN([.A2189])" office:value-type="float" office:value="0.185912036825561" calcext:value-type="float">
            <text:p>0,185912036825561</text:p>
          </table:table-cell>
        </table:table-row>
        <table:table-row table:style-name="ro1">
          <table:table-cell office:value-type="float" office:value="0.187999999999781" calcext:value-type="float">
            <text:p>0,187999999999781</text:p>
          </table:table-cell>
          <table:table-cell table:formula="of:=SIN([.A2190])" office:value-type="float" office:value="0.186894510097726" calcext:value-type="float">
            <text:p>0,186894510097726</text:p>
          </table:table-cell>
        </table:table-row>
        <table:table-row table:style-name="ro1">
          <table:table-cell office:value-type="float" office:value="0.188999999999781" calcext:value-type="float">
            <text:p>0,188999999999781</text:p>
          </table:table-cell>
          <table:table-cell table:formula="of:=SIN([.A2191])" office:value-type="float" office:value="0.187876796475396" calcext:value-type="float">
            <text:p>0,187876796475396</text:p>
          </table:table-cell>
        </table:table-row>
        <table:table-row table:style-name="ro1">
          <table:table-cell office:value-type="float" office:value="0.189999999999781" calcext:value-type="float">
            <text:p>0,189999999999781</text:p>
          </table:table-cell>
          <table:table-cell table:formula="of:=SIN([.A2192])" office:value-type="float" office:value="0.188858894976286" calcext:value-type="float">
            <text:p>0,188858894976286</text:p>
          </table:table-cell>
        </table:table-row>
        <table:table-row table:style-name="ro1">
          <table:table-cell office:value-type="float" office:value="0.190999999999781" calcext:value-type="float">
            <text:p>0,190999999999781</text:p>
          </table:table-cell>
          <table:table-cell table:formula="of:=SIN([.A2193])" office:value-type="float" office:value="0.189840804618296" calcext:value-type="float">
            <text:p>0,189840804618296</text:p>
          </table:table-cell>
        </table:table-row>
        <table:table-row table:style-name="ro1">
          <table:table-cell office:value-type="float" office:value="0.191999999999781" calcext:value-type="float">
            <text:p>0,191999999999781</text:p>
          </table:table-cell>
          <table:table-cell table:formula="of:=SIN([.A2194])" office:value-type="float" office:value="0.190822524419517" calcext:value-type="float">
            <text:p>0,190822524419517</text:p>
          </table:table-cell>
        </table:table-row>
        <table:table-row table:style-name="ro1">
          <table:table-cell office:value-type="float" office:value="0.192999999999781" calcext:value-type="float">
            <text:p>0,192999999999781</text:p>
          </table:table-cell>
          <table:table-cell table:formula="of:=SIN([.A2195])" office:value-type="float" office:value="0.19180405339823" calcext:value-type="float">
            <text:p>0,19180405339823</text:p>
          </table:table-cell>
        </table:table-row>
        <table:table-row table:style-name="ro1">
          <table:table-cell office:value-type="float" office:value="0.193999999999781" calcext:value-type="float">
            <text:p>0,193999999999781</text:p>
          </table:table-cell>
          <table:table-cell table:formula="of:=SIN([.A2196])" office:value-type="float" office:value="0.192785390572906" calcext:value-type="float">
            <text:p>0,192785390572906</text:p>
          </table:table-cell>
        </table:table-row>
        <table:table-row table:style-name="ro1">
          <table:table-cell office:value-type="float" office:value="0.19499999999978" calcext:value-type="float">
            <text:p>0,19499999999978</text:p>
          </table:table-cell>
          <table:table-cell table:formula="of:=SIN([.A2197])" office:value-type="float" office:value="0.193766534962207" calcext:value-type="float">
            <text:p>0,193766534962207</text:p>
          </table:table-cell>
        </table:table-row>
        <table:table-row table:style-name="ro1">
          <table:table-cell office:value-type="float" office:value="0.19599999999978" calcext:value-type="float">
            <text:p>0,19599999999978</text:p>
          </table:table-cell>
          <table:table-cell table:formula="of:=SIN([.A2198])" office:value-type="float" office:value="0.194747485584989" calcext:value-type="float">
            <text:p>0,194747485584989</text:p>
          </table:table-cell>
        </table:table-row>
        <table:table-row table:style-name="ro1">
          <table:table-cell office:value-type="float" office:value="0.19699999999978" calcext:value-type="float">
            <text:p>0,19699999999978</text:p>
          </table:table-cell>
          <table:table-cell table:formula="of:=SIN([.A2199])" office:value-type="float" office:value="0.195728241460302" calcext:value-type="float">
            <text:p>0,195728241460302</text:p>
          </table:table-cell>
        </table:table-row>
        <table:table-row table:style-name="ro1">
          <table:table-cell office:value-type="float" office:value="0.19799999999978" calcext:value-type="float">
            <text:p>0,19799999999978</text:p>
          </table:table-cell>
          <table:table-cell table:formula="of:=SIN([.A2200])" office:value-type="float" office:value="0.196708801607389" calcext:value-type="float">
            <text:p>0,196708801607389</text:p>
          </table:table-cell>
        </table:table-row>
        <table:table-row table:style-name="ro1">
          <table:table-cell office:value-type="float" office:value="0.19899999999978" calcext:value-type="float">
            <text:p>0,19899999999978</text:p>
          </table:table-cell>
          <table:table-cell table:formula="of:=SIN([.A2201])" office:value-type="float" office:value="0.197689165045692" calcext:value-type="float">
            <text:p>0,197689165045692</text:p>
          </table:table-cell>
        </table:table-row>
        <table:table-row table:style-name="ro1">
          <table:table-cell office:value-type="float" office:value="0.19999999999978" calcext:value-type="float">
            <text:p>0,19999999999978</text:p>
          </table:table-cell>
          <table:table-cell table:formula="of:=SIN([.A2202])" office:value-type="float" office:value="0.198669330794846" calcext:value-type="float">
            <text:p>0,198669330794846</text:p>
          </table:table-cell>
        </table:table-row>
        <table:table-row table:style-name="ro1">
          <table:table-cell office:value-type="float" office:value="0.20099999999978" calcext:value-type="float">
            <text:p>0,20099999999978</text:p>
          </table:table-cell>
          <table:table-cell table:formula="of:=SIN([.A2203])" office:value-type="float" office:value="0.199649297874686" calcext:value-type="float">
            <text:p>0,199649297874686</text:p>
          </table:table-cell>
        </table:table-row>
        <table:table-row table:style-name="ro1">
          <table:table-cell office:value-type="float" office:value="0.20199999999978" calcext:value-type="float">
            <text:p>0,20199999999978</text:p>
          </table:table-cell>
          <table:table-cell table:formula="of:=SIN([.A2204])" office:value-type="float" office:value="0.200629065305244" calcext:value-type="float">
            <text:p>0,200629065305244</text:p>
          </table:table-cell>
        </table:table-row>
        <table:table-row table:style-name="ro1">
          <table:table-cell office:value-type="float" office:value="0.20299999999978" calcext:value-type="float">
            <text:p>0,20299999999978</text:p>
          </table:table-cell>
          <table:table-cell table:formula="of:=SIN([.A2205])" office:value-type="float" office:value="0.201608632106754" calcext:value-type="float">
            <text:p>0,201608632106754</text:p>
          </table:table-cell>
        </table:table-row>
        <table:table-row table:style-name="ro1">
          <table:table-cell office:value-type="float" office:value="0.20399999999978" calcext:value-type="float">
            <text:p>0,20399999999978</text:p>
          </table:table-cell>
          <table:table-cell table:formula="of:=SIN([.A2206])" office:value-type="float" office:value="0.202587997299648" calcext:value-type="float">
            <text:p>0,202587997299648</text:p>
          </table:table-cell>
        </table:table-row>
        <table:table-row table:style-name="ro1">
          <table:table-cell office:value-type="float" office:value="0.20499999999978" calcext:value-type="float">
            <text:p>0,20499999999978</text:p>
          </table:table-cell>
          <table:table-cell table:formula="of:=SIN([.A2207])" office:value-type="float" office:value="0.203567159904562" calcext:value-type="float">
            <text:p>0,203567159904562</text:p>
          </table:table-cell>
        </table:table-row>
        <table:table-row table:style-name="ro1">
          <table:table-cell office:value-type="float" office:value="0.20599999999978" calcext:value-type="float">
            <text:p>0,20599999999978</text:p>
          </table:table-cell>
          <table:table-cell table:formula="of:=SIN([.A2208])" office:value-type="float" office:value="0.204546118942334" calcext:value-type="float">
            <text:p>0,204546118942334</text:p>
          </table:table-cell>
        </table:table-row>
        <table:table-row table:style-name="ro1">
          <table:table-cell office:value-type="float" office:value="0.20699999999978" calcext:value-type="float">
            <text:p>0,20699999999978</text:p>
          </table:table-cell>
          <table:table-cell table:formula="of:=SIN([.A2209])" office:value-type="float" office:value="0.205524873434003" calcext:value-type="float">
            <text:p>0,205524873434003</text:p>
          </table:table-cell>
        </table:table-row>
        <table:table-row table:style-name="ro1">
          <table:table-cell office:value-type="float" office:value="0.207999999999779" calcext:value-type="float">
            <text:p>0,207999999999779</text:p>
          </table:table-cell>
          <table:table-cell table:formula="of:=SIN([.A2210])" office:value-type="float" office:value="0.206503422400816" calcext:value-type="float">
            <text:p>0,206503422400816</text:p>
          </table:table-cell>
        </table:table-row>
        <table:table-row table:style-name="ro1">
          <table:table-cell office:value-type="float" office:value="0.208999999999779" calcext:value-type="float">
            <text:p>0,208999999999779</text:p>
          </table:table-cell>
          <table:table-cell table:formula="of:=SIN([.A2211])" office:value-type="float" office:value="0.207481764864223" calcext:value-type="float">
            <text:p>0,207481764864223</text:p>
          </table:table-cell>
        </table:table-row>
        <table:table-row table:style-name="ro1">
          <table:table-cell office:value-type="float" office:value="0.209999999999779" calcext:value-type="float">
            <text:p>0,209999999999779</text:p>
          </table:table-cell>
          <table:table-cell table:formula="of:=SIN([.A2212])" office:value-type="float" office:value="0.208459899845884" calcext:value-type="float">
            <text:p>0,208459899845884</text:p>
          </table:table-cell>
        </table:table-row>
        <table:table-row table:style-name="ro1">
          <table:table-cell office:value-type="float" office:value="0.210999999999779" calcext:value-type="float">
            <text:p>0,210999999999779</text:p>
          </table:table-cell>
          <table:table-cell table:formula="of:=SIN([.A2213])" office:value-type="float" office:value="0.209437826367661" calcext:value-type="float">
            <text:p>0,209437826367661</text:p>
          </table:table-cell>
        </table:table-row>
        <table:table-row table:style-name="ro1">
          <table:table-cell office:value-type="float" office:value="0.211999999999779" calcext:value-type="float">
            <text:p>0,211999999999779</text:p>
          </table:table-cell>
          <table:table-cell table:formula="of:=SIN([.A2214])" office:value-type="float" office:value="0.21041554345163" calcext:value-type="float">
            <text:p>0,21041554345163</text:p>
          </table:table-cell>
        </table:table-row>
        <table:table-row table:style-name="ro1">
          <table:table-cell office:value-type="float" office:value="0.212999999999779" calcext:value-type="float">
            <text:p>0,212999999999779</text:p>
          </table:table-cell>
          <table:table-cell table:formula="of:=SIN([.A2215])" office:value-type="float" office:value="0.211393050120073" calcext:value-type="float">
            <text:p>0,211393050120073</text:p>
          </table:table-cell>
        </table:table-row>
        <table:table-row table:style-name="ro1">
          <table:table-cell office:value-type="float" office:value="0.213999999999779" calcext:value-type="float">
            <text:p>0,213999999999779</text:p>
          </table:table-cell>
          <table:table-cell table:formula="of:=SIN([.A2216])" office:value-type="float" office:value="0.212370345395483" calcext:value-type="float">
            <text:p>0,212370345395483</text:p>
          </table:table-cell>
        </table:table-row>
        <table:table-row table:style-name="ro1">
          <table:table-cell office:value-type="float" office:value="0.214999999999779" calcext:value-type="float">
            <text:p>0,214999999999779</text:p>
          </table:table-cell>
          <table:table-cell table:formula="of:=SIN([.A2217])" office:value-type="float" office:value="0.213347428300566" calcext:value-type="float">
            <text:p>0,213347428300566</text:p>
          </table:table-cell>
        </table:table-row>
        <table:table-row table:style-name="ro1">
          <table:table-cell office:value-type="float" office:value="0.215999999999779" calcext:value-type="float">
            <text:p>0,215999999999779</text:p>
          </table:table-cell>
          <table:table-cell table:formula="of:=SIN([.A2218])" office:value-type="float" office:value="0.214324297858238" calcext:value-type="float">
            <text:p>0,214324297858238</text:p>
          </table:table-cell>
        </table:table-row>
        <table:table-row table:style-name="ro1">
          <table:table-cell office:value-type="float" office:value="0.216999999999778" calcext:value-type="float">
            <text:p>0,216999999999778</text:p>
          </table:table-cell>
          <table:table-cell table:formula="of:=SIN([.A2219])" office:value-type="float" office:value="0.21530095309163" calcext:value-type="float">
            <text:p>0,21530095309163</text:p>
          </table:table-cell>
        </table:table-row>
        <table:table-row table:style-name="ro1">
          <table:table-cell office:value-type="float" office:value="0.217999999999778" calcext:value-type="float">
            <text:p>0,217999999999778</text:p>
          </table:table-cell>
          <table:table-cell table:formula="of:=SIN([.A2220])" office:value-type="float" office:value="0.216277393024087" calcext:value-type="float">
            <text:p>0,216277393024087</text:p>
          </table:table-cell>
        </table:table-row>
        <table:table-row table:style-name="ro1">
          <table:table-cell office:value-type="float" office:value="0.218999999999778" calcext:value-type="float">
            <text:p>0,218999999999778</text:p>
          </table:table-cell>
          <table:table-cell table:formula="of:=SIN([.A2221])" office:value-type="float" office:value="0.217253616679169" calcext:value-type="float">
            <text:p>0,217253616679169</text:p>
          </table:table-cell>
        </table:table-row>
        <table:table-row table:style-name="ro1">
          <table:table-cell office:value-type="float" office:value="0.219999999999778" calcext:value-type="float">
            <text:p>0,219999999999778</text:p>
          </table:table-cell>
          <table:table-cell table:formula="of:=SIN([.A2222])" office:value-type="float" office:value="0.218229623080653" calcext:value-type="float">
            <text:p>0,218229623080653</text:p>
          </table:table-cell>
        </table:table-row>
        <table:table-row table:style-name="ro1">
          <table:table-cell office:value-type="float" office:value="0.220999999999778" calcext:value-type="float">
            <text:p>0,220999999999778</text:p>
          </table:table-cell>
          <table:table-cell table:formula="of:=SIN([.A2223])" office:value-type="float" office:value="0.219205411252531" calcext:value-type="float">
            <text:p>0,219205411252531</text:p>
          </table:table-cell>
        </table:table-row>
        <table:table-row table:style-name="ro1">
          <table:table-cell office:value-type="float" office:value="0.221999999999778" calcext:value-type="float">
            <text:p>0,221999999999778</text:p>
          </table:table-cell>
          <table:table-cell table:formula="of:=SIN([.A2224])" office:value-type="float" office:value="0.220180980219017" calcext:value-type="float">
            <text:p>0,220180980219017</text:p>
          </table:table-cell>
        </table:table-row>
        <table:table-row table:style-name="ro1">
          <table:table-cell office:value-type="float" office:value="0.222999999999778" calcext:value-type="float">
            <text:p>0,222999999999778</text:p>
          </table:table-cell>
          <table:table-cell table:formula="of:=SIN([.A2225])" office:value-type="float" office:value="0.221156329004541" calcext:value-type="float">
            <text:p>0,221156329004541</text:p>
          </table:table-cell>
        </table:table-row>
        <table:table-row table:style-name="ro1">
          <table:table-cell office:value-type="float" office:value="0.223999999999778" calcext:value-type="float">
            <text:p>0,223999999999778</text:p>
          </table:table-cell>
          <table:table-cell table:formula="of:=SIN([.A2226])" office:value-type="float" office:value="0.222131456633754" calcext:value-type="float">
            <text:p>0,222131456633754</text:p>
          </table:table-cell>
        </table:table-row>
        <table:table-row table:style-name="ro1">
          <table:table-cell office:value-type="float" office:value="0.224999999999778" calcext:value-type="float">
            <text:p>0,224999999999778</text:p>
          </table:table-cell>
          <table:table-cell table:formula="of:=SIN([.A2227])" office:value-type="float" office:value="0.223106362131529" calcext:value-type="float">
            <text:p>0,223106362131529</text:p>
          </table:table-cell>
        </table:table-row>
        <table:table-row table:style-name="ro1">
          <table:table-cell office:value-type="float" office:value="0.225999999999777" calcext:value-type="float">
            <text:p>0,225999999999777</text:p>
          </table:table-cell>
          <table:table-cell table:formula="of:=SIN([.A2228])" office:value-type="float" office:value="0.22408104452296" calcext:value-type="float">
            <text:p>0,22408104452296</text:p>
          </table:table-cell>
        </table:table-row>
        <table:table-row table:style-name="ro1">
          <table:table-cell office:value-type="float" office:value="0.226999999999777" calcext:value-type="float">
            <text:p>0,226999999999777</text:p>
          </table:table-cell>
          <table:table-cell table:formula="of:=SIN([.A2229])" office:value-type="float" office:value="0.225055502833366" calcext:value-type="float">
            <text:p>0,225055502833366</text:p>
          </table:table-cell>
        </table:table-row>
        <table:table-row table:style-name="ro1">
          <table:table-cell office:value-type="float" office:value="0.227999999999777" calcext:value-type="float">
            <text:p>0,227999999999777</text:p>
          </table:table-cell>
          <table:table-cell table:formula="of:=SIN([.A2230])" office:value-type="float" office:value="0.226029736088287" calcext:value-type="float">
            <text:p>0,226029736088287</text:p>
          </table:table-cell>
        </table:table-row>
        <table:table-row table:style-name="ro1">
          <table:table-cell office:value-type="float" office:value="0.228999999999777" calcext:value-type="float">
            <text:p>0,228999999999777</text:p>
          </table:table-cell>
          <table:table-cell table:formula="of:=SIN([.A2231])" office:value-type="float" office:value="0.227003743313491" calcext:value-type="float">
            <text:p>0,227003743313491</text:p>
          </table:table-cell>
        </table:table-row>
        <table:table-row table:style-name="ro1">
          <table:table-cell office:value-type="float" office:value="0.229999999999777" calcext:value-type="float">
            <text:p>0,229999999999777</text:p>
          </table:table-cell>
          <table:table-cell table:formula="of:=SIN([.A2232])" office:value-type="float" office:value="0.227977523534971" calcext:value-type="float">
            <text:p>0,227977523534971</text:p>
          </table:table-cell>
        </table:table-row>
        <table:table-row table:style-name="ro1">
          <table:table-cell office:value-type="float" office:value="0.230999999999777" calcext:value-type="float">
            <text:p>0,230999999999777</text:p>
          </table:table-cell>
          <table:table-cell table:formula="of:=SIN([.A2233])" office:value-type="float" office:value="0.228951075778947" calcext:value-type="float">
            <text:p>0,228951075778947</text:p>
          </table:table-cell>
        </table:table-row>
        <table:table-row table:style-name="ro1">
          <table:table-cell office:value-type="float" office:value="0.231999999999777" calcext:value-type="float">
            <text:p>0,231999999999777</text:p>
          </table:table-cell>
          <table:table-cell table:formula="of:=SIN([.A2234])" office:value-type="float" office:value="0.229924399071865" calcext:value-type="float">
            <text:p>0,229924399071865</text:p>
          </table:table-cell>
        </table:table-row>
        <table:table-row table:style-name="ro1">
          <table:table-cell office:value-type="float" office:value="0.232999999999777" calcext:value-type="float">
            <text:p>0,232999999999777</text:p>
          </table:table-cell>
          <table:table-cell table:formula="of:=SIN([.A2235])" office:value-type="float" office:value="0.230897492440404" calcext:value-type="float">
            <text:p>0,230897492440404</text:p>
          </table:table-cell>
        </table:table-row>
        <table:table-row table:style-name="ro1">
          <table:table-cell office:value-type="float" office:value="0.233999999999777" calcext:value-type="float">
            <text:p>0,233999999999777</text:p>
          </table:table-cell>
          <table:table-cell table:formula="of:=SIN([.A2236])" office:value-type="float" office:value="0.231870354911469" calcext:value-type="float">
            <text:p>0,231870354911469</text:p>
          </table:table-cell>
        </table:table-row>
        <table:table-row table:style-name="ro1">
          <table:table-cell office:value-type="float" office:value="0.234999999999776" calcext:value-type="float">
            <text:p>0,234999999999776</text:p>
          </table:table-cell>
          <table:table-cell table:formula="of:=SIN([.A2237])" office:value-type="float" office:value="0.232842985512199" calcext:value-type="float">
            <text:p>0,232842985512199</text:p>
          </table:table-cell>
        </table:table-row>
        <table:table-row table:style-name="ro1">
          <table:table-cell office:value-type="float" office:value="0.235999999999776" calcext:value-type="float">
            <text:p>0,235999999999776</text:p>
          </table:table-cell>
          <table:table-cell table:formula="of:=SIN([.A2238])" office:value-type="float" office:value="0.233815383269963" calcext:value-type="float">
            <text:p>0,233815383269963</text:p>
          </table:table-cell>
        </table:table-row>
        <table:table-row table:style-name="ro1">
          <table:table-cell office:value-type="float" office:value="0.236999999999776" calcext:value-type="float">
            <text:p>0,236999999999776</text:p>
          </table:table-cell>
          <table:table-cell table:formula="of:=SIN([.A2239])" office:value-type="float" office:value="0.234787547212363" calcext:value-type="float">
            <text:p>0,234787547212363</text:p>
          </table:table-cell>
        </table:table-row>
        <table:table-row table:style-name="ro1">
          <table:table-cell office:value-type="float" office:value="0.237999999999776" calcext:value-type="float">
            <text:p>0,237999999999776</text:p>
          </table:table-cell>
          <table:table-cell table:formula="of:=SIN([.A2240])" office:value-type="float" office:value="0.235759476367236" calcext:value-type="float">
            <text:p>0,235759476367236</text:p>
          </table:table-cell>
        </table:table-row>
        <table:table-row table:style-name="ro1">
          <table:table-cell office:value-type="float" office:value="0.238999999999776" calcext:value-type="float">
            <text:p>0,238999999999776</text:p>
          </table:table-cell>
          <table:table-cell table:formula="of:=SIN([.A2241])" office:value-type="float" office:value="0.236731169762651" calcext:value-type="float">
            <text:p>0,236731169762651</text:p>
          </table:table-cell>
        </table:table-row>
        <table:table-row table:style-name="ro1">
          <table:table-cell office:value-type="float" office:value="0.239999999999776" calcext:value-type="float">
            <text:p>0,239999999999776</text:p>
          </table:table-cell>
          <table:table-cell table:formula="of:=SIN([.A2242])" office:value-type="float" office:value="0.237702626426917" calcext:value-type="float">
            <text:p>0,237702626426917</text:p>
          </table:table-cell>
        </table:table-row>
        <table:table-row table:style-name="ro1">
          <table:table-cell office:value-type="float" office:value="0.240999999999776" calcext:value-type="float">
            <text:p>0,240999999999776</text:p>
          </table:table-cell>
          <table:table-cell table:formula="of:=SIN([.A2243])" office:value-type="float" office:value="0.238673845388576" calcext:value-type="float">
            <text:p>0,238673845388576</text:p>
          </table:table-cell>
        </table:table-row>
        <table:table-row table:style-name="ro1">
          <table:table-cell office:value-type="float" office:value="0.241999999999776" calcext:value-type="float">
            <text:p>0,241999999999776</text:p>
          </table:table-cell>
          <table:table-cell table:formula="of:=SIN([.A2244])" office:value-type="float" office:value="0.239644825676409" calcext:value-type="float">
            <text:p>0,239644825676409</text:p>
          </table:table-cell>
        </table:table-row>
        <table:table-row table:style-name="ro1">
          <table:table-cell office:value-type="float" office:value="0.242999999999776" calcext:value-type="float">
            <text:p>0,242999999999776</text:p>
          </table:table-cell>
          <table:table-cell table:formula="of:=SIN([.A2245])" office:value-type="float" office:value="0.240615566319437" calcext:value-type="float">
            <text:p>0,240615566319437</text:p>
          </table:table-cell>
        </table:table-row>
        <table:table-row table:style-name="ro1">
          <table:table-cell office:value-type="float" office:value="0.243999999999775" calcext:value-type="float">
            <text:p>0,243999999999775</text:p>
          </table:table-cell>
          <table:table-cell table:formula="of:=SIN([.A2246])" office:value-type="float" office:value="0.241586066346919" calcext:value-type="float">
            <text:p>0,241586066346919</text:p>
          </table:table-cell>
        </table:table-row>
        <table:table-row table:style-name="ro1">
          <table:table-cell office:value-type="float" office:value="0.244999999999776" calcext:value-type="float">
            <text:p>0,244999999999776</text:p>
          </table:table-cell>
          <table:table-cell table:formula="of:=SIN([.A2247])" office:value-type="float" office:value="0.242556324788355" calcext:value-type="float">
            <text:p>0,242556324788355</text:p>
          </table:table-cell>
        </table:table-row>
        <table:table-row table:style-name="ro1">
          <table:table-cell office:value-type="float" office:value="0.245999999999776" calcext:value-type="float">
            <text:p>0,245999999999776</text:p>
          </table:table-cell>
          <table:table-cell table:formula="of:=SIN([.A2248])" office:value-type="float" office:value="0.243526340673485" calcext:value-type="float">
            <text:p>0,243526340673485</text:p>
          </table:table-cell>
        </table:table-row>
        <table:table-row table:style-name="ro1">
          <table:table-cell office:value-type="float" office:value="0.246999999999776" calcext:value-type="float">
            <text:p>0,246999999999776</text:p>
          </table:table-cell>
          <table:table-cell table:formula="of:=SIN([.A2249])" office:value-type="float" office:value="0.244496113032296" calcext:value-type="float">
            <text:p>0,244496113032296</text:p>
          </table:table-cell>
        </table:table-row>
        <table:table-row table:style-name="ro1">
          <table:table-cell office:value-type="float" office:value="0.247999999999775" calcext:value-type="float">
            <text:p>0,247999999999775</text:p>
          </table:table-cell>
          <table:table-cell table:formula="of:=SIN([.A2250])" office:value-type="float" office:value="0.245465640895013" calcext:value-type="float">
            <text:p>0,245465640895013</text:p>
          </table:table-cell>
        </table:table-row>
        <table:table-row table:style-name="ro1">
          <table:table-cell office:value-type="float" office:value="0.248999999999775" calcext:value-type="float">
            <text:p>0,248999999999775</text:p>
          </table:table-cell>
          <table:table-cell table:formula="of:=SIN([.A2251])" office:value-type="float" office:value="0.246434923292111" calcext:value-type="float">
            <text:p>0,246434923292111</text:p>
          </table:table-cell>
        </table:table-row>
        <table:table-row table:style-name="ro1">
          <table:table-cell office:value-type="float" office:value="0.249999999999775" calcext:value-type="float">
            <text:p>0,249999999999775</text:p>
          </table:table-cell>
          <table:table-cell table:formula="of:=SIN([.A2252])" office:value-type="float" office:value="0.247403959254305" calcext:value-type="float">
            <text:p>0,247403959254305</text:p>
          </table:table-cell>
        </table:table-row>
        <table:table-row table:style-name="ro1">
          <table:table-cell office:value-type="float" office:value="0.250999999999775" calcext:value-type="float">
            <text:p>0,250999999999775</text:p>
          </table:table-cell>
          <table:table-cell table:formula="of:=SIN([.A2253])" office:value-type="float" office:value="0.248372747812561" calcext:value-type="float">
            <text:p>0,248372747812561</text:p>
          </table:table-cell>
        </table:table-row>
        <table:table-row table:style-name="ro1">
          <table:table-cell office:value-type="float" office:value="0.251999999999775" calcext:value-type="float">
            <text:p>0,251999999999775</text:p>
          </table:table-cell>
          <table:table-cell table:formula="of:=SIN([.A2254])" office:value-type="float" office:value="0.24934128799809" calcext:value-type="float">
            <text:p>0,24934128799809</text:p>
          </table:table-cell>
        </table:table-row>
        <table:table-row table:style-name="ro1">
          <table:table-cell office:value-type="float" office:value="0.252999999999775" calcext:value-type="float">
            <text:p>0,252999999999775</text:p>
          </table:table-cell>
          <table:table-cell table:formula="of:=SIN([.A2255])" office:value-type="float" office:value="0.250309578842351" calcext:value-type="float">
            <text:p>0,250309578842351</text:p>
          </table:table-cell>
        </table:table-row>
        <table:table-row table:style-name="ro1">
          <table:table-cell office:value-type="float" office:value="0.253999999999775" calcext:value-type="float">
            <text:p>0,253999999999775</text:p>
          </table:table-cell>
          <table:table-cell table:formula="of:=SIN([.A2256])" office:value-type="float" office:value="0.251277619377055" calcext:value-type="float">
            <text:p>0,251277619377055</text:p>
          </table:table-cell>
        </table:table-row>
        <table:table-row table:style-name="ro1">
          <table:table-cell office:value-type="float" office:value="0.254999999999775" calcext:value-type="float">
            <text:p>0,254999999999775</text:p>
          </table:table-cell>
          <table:table-cell table:formula="of:=SIN([.A2257])" office:value-type="float" office:value="0.25224540863416" calcext:value-type="float">
            <text:p>0,25224540863416</text:p>
          </table:table-cell>
        </table:table-row>
        <table:table-row table:style-name="ro1">
          <table:table-cell office:value-type="float" office:value="0.255999999999775" calcext:value-type="float">
            <text:p>0,255999999999775</text:p>
          </table:table-cell>
          <table:table-cell table:formula="of:=SIN([.A2258])" office:value-type="float" office:value="0.253212945645878" calcext:value-type="float">
            <text:p>0,253212945645878</text:p>
          </table:table-cell>
        </table:table-row>
        <table:table-row table:style-name="ro1">
          <table:table-cell office:value-type="float" office:value="0.256999999999775" calcext:value-type="float">
            <text:p>0,256999999999775</text:p>
          </table:table-cell>
          <table:table-cell table:formula="of:=SIN([.A2259])" office:value-type="float" office:value="0.254180229444671" calcext:value-type="float">
            <text:p>0,254180229444671</text:p>
          </table:table-cell>
        </table:table-row>
        <table:table-row table:style-name="ro1">
          <table:table-cell office:value-type="float" office:value="0.257999999999774" calcext:value-type="float">
            <text:p>0,257999999999774</text:p>
          </table:table-cell>
          <table:table-cell table:formula="of:=SIN([.A2260])" office:value-type="float" office:value="0.255147259063255" calcext:value-type="float">
            <text:p>0,255147259063255</text:p>
          </table:table-cell>
        </table:table-row>
        <table:table-row table:style-name="ro1">
          <table:table-cell office:value-type="float" office:value="0.258999999999774" calcext:value-type="float">
            <text:p>0,258999999999774</text:p>
          </table:table-cell>
          <table:table-cell table:formula="of:=SIN([.A2261])" office:value-type="float" office:value="0.256114033534602" calcext:value-type="float">
            <text:p>0,256114033534602</text:p>
          </table:table-cell>
        </table:table-row>
        <table:table-row table:style-name="ro1">
          <table:table-cell office:value-type="float" office:value="0.259999999999774" calcext:value-type="float">
            <text:p>0,259999999999774</text:p>
          </table:table-cell>
          <table:table-cell table:formula="of:=SIN([.A2262])" office:value-type="float" office:value="0.257080551891937" calcext:value-type="float">
            <text:p>0,257080551891937</text:p>
          </table:table-cell>
        </table:table-row>
        <table:table-row table:style-name="ro1">
          <table:table-cell office:value-type="float" office:value="0.260999999999774" calcext:value-type="float">
            <text:p>0,260999999999774</text:p>
          </table:table-cell>
          <table:table-cell table:formula="of:=SIN([.A2263])" office:value-type="float" office:value="0.258046813168741" calcext:value-type="float">
            <text:p>0,258046813168741</text:p>
          </table:table-cell>
        </table:table-row>
        <table:table-row table:style-name="ro1">
          <table:table-cell office:value-type="float" office:value="0.261999999999774" calcext:value-type="float">
            <text:p>0,261999999999774</text:p>
          </table:table-cell>
          <table:table-cell table:formula="of:=SIN([.A2264])" office:value-type="float" office:value="0.259012816398754" calcext:value-type="float">
            <text:p>0,259012816398754</text:p>
          </table:table-cell>
        </table:table-row>
        <table:table-row table:style-name="ro1">
          <table:table-cell office:value-type="float" office:value="0.262999999999774" calcext:value-type="float">
            <text:p>0,262999999999774</text:p>
          </table:table-cell>
          <table:table-cell table:formula="of:=SIN([.A2265])" office:value-type="float" office:value="0.259978560615971" calcext:value-type="float">
            <text:p>0,259978560615971</text:p>
          </table:table-cell>
        </table:table-row>
        <table:table-row table:style-name="ro1">
          <table:table-cell office:value-type="float" office:value="0.263999999999774" calcext:value-type="float">
            <text:p>0,263999999999774</text:p>
          </table:table-cell>
          <table:table-cell table:formula="of:=SIN([.A2266])" office:value-type="float" office:value="0.26094404485465" calcext:value-type="float">
            <text:p>0,26094404485465</text:p>
          </table:table-cell>
        </table:table-row>
        <table:table-row table:style-name="ro1">
          <table:table-cell office:value-type="float" office:value="0.264999999999774" calcext:value-type="float">
            <text:p>0,264999999999774</text:p>
          </table:table-cell>
          <table:table-cell table:formula="of:=SIN([.A2267])" office:value-type="float" office:value="0.261909268149306" calcext:value-type="float">
            <text:p>0,261909268149306</text:p>
          </table:table-cell>
        </table:table-row>
        <table:table-row table:style-name="ro1">
          <table:table-cell office:value-type="float" office:value="0.265999999999774" calcext:value-type="float">
            <text:p>0,265999999999774</text:p>
          </table:table-cell>
          <table:table-cell table:formula="of:=SIN([.A2268])" office:value-type="float" office:value="0.262874229534715" calcext:value-type="float">
            <text:p>0,262874229534715</text:p>
          </table:table-cell>
        </table:table-row>
        <table:table-row table:style-name="ro1">
          <table:table-cell office:value-type="float" office:value="0.266999999999773" calcext:value-type="float">
            <text:p>0,266999999999773</text:p>
          </table:table-cell>
          <table:table-cell table:formula="of:=SIN([.A2269])" office:value-type="float" office:value="0.263838928045917" calcext:value-type="float">
            <text:p>0,263838928045917</text:p>
          </table:table-cell>
        </table:table-row>
        <table:table-row table:style-name="ro1">
          <table:table-cell office:value-type="float" office:value="0.267999999999773" calcext:value-type="float">
            <text:p>0,267999999999773</text:p>
          </table:table-cell>
          <table:table-cell table:formula="of:=SIN([.A2270])" office:value-type="float" office:value="0.264803362718213" calcext:value-type="float">
            <text:p>0,264803362718213</text:p>
          </table:table-cell>
        </table:table-row>
        <table:table-row table:style-name="ro1">
          <table:table-cell office:value-type="float" office:value="0.268999999999773" calcext:value-type="float">
            <text:p>0,268999999999773</text:p>
          </table:table-cell>
          <table:table-cell table:formula="of:=SIN([.A2271])" office:value-type="float" office:value="0.265767532587168" calcext:value-type="float">
            <text:p>0,265767532587168</text:p>
          </table:table-cell>
        </table:table-row>
        <table:table-row table:style-name="ro1">
          <table:table-cell office:value-type="float" office:value="0.269999999999773" calcext:value-type="float">
            <text:p>0,269999999999773</text:p>
          </table:table-cell>
          <table:table-cell table:formula="of:=SIN([.A2272])" office:value-type="float" office:value="0.266731436688612" calcext:value-type="float">
            <text:p>0,266731436688612</text:p>
          </table:table-cell>
        </table:table-row>
        <table:table-row table:style-name="ro1">
          <table:table-cell office:value-type="float" office:value="0.270999999999773" calcext:value-type="float">
            <text:p>0,270999999999773</text:p>
          </table:table-cell>
          <table:table-cell table:formula="of:=SIN([.A2273])" office:value-type="float" office:value="0.267695074058643" calcext:value-type="float">
            <text:p>0,267695074058643</text:p>
          </table:table-cell>
        </table:table-row>
        <table:table-row table:style-name="ro1">
          <table:table-cell office:value-type="float" office:value="0.271999999999773" calcext:value-type="float">
            <text:p>0,271999999999773</text:p>
          </table:table-cell>
          <table:table-cell table:formula="of:=SIN([.A2274])" office:value-type="float" office:value="0.268658443733621" calcext:value-type="float">
            <text:p>0,268658443733621</text:p>
          </table:table-cell>
        </table:table-row>
        <table:table-row table:style-name="ro1">
          <table:table-cell office:value-type="float" office:value="0.272999999999773" calcext:value-type="float">
            <text:p>0,272999999999773</text:p>
          </table:table-cell>
          <table:table-cell table:formula="of:=SIN([.A2275])" office:value-type="float" office:value="0.269621544750178" calcext:value-type="float">
            <text:p>0,269621544750178</text:p>
          </table:table-cell>
        </table:table-row>
        <table:table-row table:style-name="ro1">
          <table:table-cell office:value-type="float" office:value="0.273999999999773" calcext:value-type="float">
            <text:p>0,273999999999773</text:p>
          </table:table-cell>
          <table:table-cell table:formula="of:=SIN([.A2276])" office:value-type="float" office:value="0.270584376145213" calcext:value-type="float">
            <text:p>0,270584376145213</text:p>
          </table:table-cell>
        </table:table-row>
        <table:table-row table:style-name="ro1">
          <table:table-cell office:value-type="float" office:value="0.274999999999773" calcext:value-type="float">
            <text:p>0,274999999999773</text:p>
          </table:table-cell>
          <table:table-cell table:formula="of:=SIN([.A2277])" office:value-type="float" office:value="0.271546936955894" calcext:value-type="float">
            <text:p>0,271546936955894</text:p>
          </table:table-cell>
        </table:table-row>
        <table:table-row table:style-name="ro1">
          <table:table-cell office:value-type="float" office:value="0.275999999999772" calcext:value-type="float">
            <text:p>0,275999999999772</text:p>
          </table:table-cell>
          <table:table-cell table:formula="of:=SIN([.A2278])" office:value-type="float" office:value="0.272509226219661" calcext:value-type="float">
            <text:p>0,272509226219661</text:p>
          </table:table-cell>
        </table:table-row>
        <table:table-row table:style-name="ro1">
          <table:table-cell office:value-type="float" office:value="0.276999999999772" calcext:value-type="float">
            <text:p>0,276999999999772</text:p>
          </table:table-cell>
          <table:table-cell table:formula="of:=SIN([.A2279])" office:value-type="float" office:value="0.273471242974224" calcext:value-type="float">
            <text:p>0,273471242974224</text:p>
          </table:table-cell>
        </table:table-row>
        <table:table-row table:style-name="ro1">
          <table:table-cell office:value-type="float" office:value="0.277999999999772" calcext:value-type="float">
            <text:p>0,277999999999772</text:p>
          </table:table-cell>
          <table:table-cell table:formula="of:=SIN([.A2280])" office:value-type="float" office:value="0.274432986257567" calcext:value-type="float">
            <text:p>0,274432986257567</text:p>
          </table:table-cell>
        </table:table-row>
        <table:table-row table:style-name="ro1">
          <table:table-cell office:value-type="float" office:value="0.278999999999772" calcext:value-type="float">
            <text:p>0,278999999999772</text:p>
          </table:table-cell>
          <table:table-cell table:formula="of:=SIN([.A2281])" office:value-type="float" office:value="0.275394455107947" calcext:value-type="float">
            <text:p>0,275394455107947</text:p>
          </table:table-cell>
        </table:table-row>
        <table:table-row table:style-name="ro1">
          <table:table-cell office:value-type="float" office:value="0.279999999999772" calcext:value-type="float">
            <text:p>0,279999999999772</text:p>
          </table:table-cell>
          <table:table-cell table:formula="of:=SIN([.A2282])" office:value-type="float" office:value="0.276355648563895" calcext:value-type="float">
            <text:p>0,276355648563895</text:p>
          </table:table-cell>
        </table:table-row>
        <table:table-row table:style-name="ro1">
          <table:table-cell office:value-type="float" office:value="0.280999999999772" calcext:value-type="float">
            <text:p>0,280999999999772</text:p>
          </table:table-cell>
          <table:table-cell table:formula="of:=SIN([.A2283])" office:value-type="float" office:value="0.277316565664217" calcext:value-type="float">
            <text:p>0,277316565664217</text:p>
          </table:table-cell>
        </table:table-row>
        <table:table-row table:style-name="ro1">
          <table:table-cell office:value-type="float" office:value="0.281999999999772" calcext:value-type="float">
            <text:p>0,281999999999772</text:p>
          </table:table-cell>
          <table:table-cell table:formula="of:=SIN([.A2284])" office:value-type="float" office:value="0.278277205447996" calcext:value-type="float">
            <text:p>0,278277205447996</text:p>
          </table:table-cell>
        </table:table-row>
        <table:table-row table:style-name="ro1">
          <table:table-cell office:value-type="float" office:value="0.282999999999772" calcext:value-type="float">
            <text:p>0,282999999999772</text:p>
          </table:table-cell>
          <table:table-cell table:formula="of:=SIN([.A2285])" office:value-type="float" office:value="0.279237566954593" calcext:value-type="float">
            <text:p>0,279237566954593</text:p>
          </table:table-cell>
        </table:table-row>
        <table:table-row table:style-name="ro1">
          <table:table-cell office:value-type="float" office:value="0.283999999999772" calcext:value-type="float">
            <text:p>0,283999999999772</text:p>
          </table:table-cell>
          <table:table-cell table:formula="of:=SIN([.A2286])" office:value-type="float" office:value="0.280197649223647" calcext:value-type="float">
            <text:p>0,280197649223647</text:p>
          </table:table-cell>
        </table:table-row>
        <table:table-row table:style-name="ro1">
          <table:table-cell office:value-type="float" office:value="0.284999999999771" calcext:value-type="float">
            <text:p>0,284999999999771</text:p>
          </table:table-cell>
          <table:table-cell table:formula="of:=SIN([.A2287])" office:value-type="float" office:value="0.281157451295075" calcext:value-type="float">
            <text:p>0,281157451295075</text:p>
          </table:table-cell>
        </table:table-row>
        <table:table-row table:style-name="ro1">
          <table:table-cell office:value-type="float" office:value="0.285999999999771" calcext:value-type="float">
            <text:p>0,285999999999771</text:p>
          </table:table-cell>
          <table:table-cell table:formula="of:=SIN([.A2288])" office:value-type="float" office:value="0.282116972209074" calcext:value-type="float">
            <text:p>0,282116972209074</text:p>
          </table:table-cell>
        </table:table-row>
        <table:table-row table:style-name="ro1">
          <table:table-cell office:value-type="float" office:value="0.286999999999771" calcext:value-type="float">
            <text:p>0,286999999999771</text:p>
          </table:table-cell>
          <table:table-cell table:formula="of:=SIN([.A2289])" office:value-type="float" office:value="0.283076211006126" calcext:value-type="float">
            <text:p>0,283076211006126</text:p>
          </table:table-cell>
        </table:table-row>
        <table:table-row table:style-name="ro1">
          <table:table-cell office:value-type="float" office:value="0.287999999999772" calcext:value-type="float">
            <text:p>0,287999999999772</text:p>
          </table:table-cell>
          <table:table-cell table:formula="of:=SIN([.A2290])" office:value-type="float" office:value="0.28403516672699" calcext:value-type="float">
            <text:p>0,28403516672699</text:p>
          </table:table-cell>
        </table:table-row>
        <table:table-row table:style-name="ro1">
          <table:table-cell office:value-type="float" office:value="0.288999999999771" calcext:value-type="float">
            <text:p>0,288999999999771</text:p>
          </table:table-cell>
          <table:table-cell table:formula="of:=SIN([.A2291])" office:value-type="float" office:value="0.28499383841271" calcext:value-type="float">
            <text:p>0,28499383841271</text:p>
          </table:table-cell>
        </table:table-row>
        <table:table-row table:style-name="ro1">
          <table:table-cell office:value-type="float" office:value="0.289999999999771" calcext:value-type="float">
            <text:p>0,289999999999771</text:p>
          </table:table-cell>
          <table:table-cell table:formula="of:=SIN([.A2292])" office:value-type="float" office:value="0.285952225104616" calcext:value-type="float">
            <text:p>0,285952225104616</text:p>
          </table:table-cell>
        </table:table-row>
        <table:table-row table:style-name="ro1">
          <table:table-cell office:value-type="float" office:value="0.290999999999771" calcext:value-type="float">
            <text:p>0,290999999999771</text:p>
          </table:table-cell>
          <table:table-cell table:formula="of:=SIN([.A2293])" office:value-type="float" office:value="0.286910325844321" calcext:value-type="float">
            <text:p>0,286910325844321</text:p>
          </table:table-cell>
        </table:table-row>
        <table:table-row table:style-name="ro1">
          <table:table-cell office:value-type="float" office:value="0.291999999999771" calcext:value-type="float">
            <text:p>0,291999999999771</text:p>
          </table:table-cell>
          <table:table-cell table:formula="of:=SIN([.A2294])" office:value-type="float" office:value="0.287868139673724" calcext:value-type="float">
            <text:p>0,287868139673724</text:p>
          </table:table-cell>
        </table:table-row>
        <table:table-row table:style-name="ro1">
          <table:table-cell office:value-type="float" office:value="0.292999999999771" calcext:value-type="float">
            <text:p>0,292999999999771</text:p>
          </table:table-cell>
          <table:table-cell table:formula="of:=SIN([.A2295])" office:value-type="float" office:value="0.288825665635011" calcext:value-type="float">
            <text:p>0,288825665635011</text:p>
          </table:table-cell>
        </table:table-row>
        <table:table-row table:style-name="ro1">
          <table:table-cell office:value-type="float" office:value="0.293999999999771" calcext:value-type="float">
            <text:p>0,293999999999771</text:p>
          </table:table-cell>
          <table:table-cell table:formula="of:=SIN([.A2296])" office:value-type="float" office:value="0.289782902770657" calcext:value-type="float">
            <text:p>0,289782902770657</text:p>
          </table:table-cell>
        </table:table-row>
        <table:table-row table:style-name="ro1">
          <table:table-cell office:value-type="float" office:value="0.294999999999771" calcext:value-type="float">
            <text:p>0,294999999999771</text:p>
          </table:table-cell>
          <table:table-cell table:formula="of:=SIN([.A2297])" office:value-type="float" office:value="0.290739850123423" calcext:value-type="float">
            <text:p>0,290739850123423</text:p>
          </table:table-cell>
        </table:table-row>
        <table:table-row table:style-name="ro1">
          <table:table-cell office:value-type="float" office:value="0.295999999999771" calcext:value-type="float">
            <text:p>0,295999999999771</text:p>
          </table:table-cell>
          <table:table-cell table:formula="of:=SIN([.A2298])" office:value-type="float" office:value="0.291696506736364" calcext:value-type="float">
            <text:p>0,291696506736364</text:p>
          </table:table-cell>
        </table:table-row>
        <table:table-row table:style-name="ro1">
          <table:table-cell office:value-type="float" office:value="0.296999999999771" calcext:value-type="float">
            <text:p>0,296999999999771</text:p>
          </table:table-cell>
          <table:table-cell table:formula="of:=SIN([.A2299])" office:value-type="float" office:value="0.292652871652823" calcext:value-type="float">
            <text:p>0,292652871652823</text:p>
          </table:table-cell>
        </table:table-row>
        <table:table-row table:style-name="ro1">
          <table:table-cell office:value-type="float" office:value="0.29799999999977" calcext:value-type="float">
            <text:p>0,29799999999977</text:p>
          </table:table-cell>
          <table:table-cell table:formula="of:=SIN([.A2300])" office:value-type="float" office:value="0.293608943916434" calcext:value-type="float">
            <text:p>0,293608943916434</text:p>
          </table:table-cell>
        </table:table-row>
        <table:table-row table:style-name="ro1">
          <table:table-cell office:value-type="float" office:value="0.29899999999977" calcext:value-type="float">
            <text:p>0,29899999999977</text:p>
          </table:table-cell>
          <table:table-cell table:formula="of:=SIN([.A2301])" office:value-type="float" office:value="0.294564722571126" calcext:value-type="float">
            <text:p>0,294564722571126</text:p>
          </table:table-cell>
        </table:table-row>
        <table:table-row table:style-name="ro1">
          <table:table-cell office:value-type="float" office:value="0.29999999999977" calcext:value-type="float">
            <text:p>0,29999999999977</text:p>
          </table:table-cell>
          <table:table-cell table:formula="of:=SIN([.A2302])" office:value-type="float" office:value="0.29552020666112" calcext:value-type="float">
            <text:p>0,29552020666112</text:p>
          </table:table-cell>
        </table:table-row>
        <table:table-row table:style-name="ro1">
          <table:table-cell office:value-type="float" office:value="0.30099999999977" calcext:value-type="float">
            <text:p>0,30099999999977</text:p>
          </table:table-cell>
          <table:table-cell table:formula="of:=SIN([.A2303])" office:value-type="float" office:value="0.296475395230932" calcext:value-type="float">
            <text:p>0,296475395230932</text:p>
          </table:table-cell>
        </table:table-row>
        <table:table-row table:style-name="ro1">
          <table:table-cell office:value-type="float" office:value="0.30199999999977" calcext:value-type="float">
            <text:p>0,30199999999977</text:p>
          </table:table-cell>
          <table:table-cell table:formula="of:=SIN([.A2304])" office:value-type="float" office:value="0.297430287325373" calcext:value-type="float">
            <text:p>0,297430287325373</text:p>
          </table:table-cell>
        </table:table-row>
        <table:table-row table:style-name="ro1">
          <table:table-cell office:value-type="float" office:value="0.30299999999977" calcext:value-type="float">
            <text:p>0,30299999999977</text:p>
          </table:table-cell>
          <table:table-cell table:formula="of:=SIN([.A2305])" office:value-type="float" office:value="0.298384881989552" calcext:value-type="float">
            <text:p>0,298384881989552</text:p>
          </table:table-cell>
        </table:table-row>
        <table:table-row table:style-name="ro1">
          <table:table-cell office:value-type="float" office:value="0.30399999999977" calcext:value-type="float">
            <text:p>0,30399999999977</text:p>
          </table:table-cell>
          <table:table-cell table:formula="of:=SIN([.A2306])" office:value-type="float" office:value="0.299339178268873" calcext:value-type="float">
            <text:p>0,299339178268873</text:p>
          </table:table-cell>
        </table:table-row>
        <table:table-row table:style-name="ro1">
          <table:table-cell office:value-type="float" office:value="0.30499999999977" calcext:value-type="float">
            <text:p>0,30499999999977</text:p>
          </table:table-cell>
          <table:table-cell table:formula="of:=SIN([.A2307])" office:value-type="float" office:value="0.300293175209042" calcext:value-type="float">
            <text:p>0,300293175209042</text:p>
          </table:table-cell>
        </table:table-row>
        <table:table-row table:style-name="ro1">
          <table:table-cell office:value-type="float" office:value="0.30599999999977" calcext:value-type="float">
            <text:p>0,30599999999977</text:p>
          </table:table-cell>
          <table:table-cell table:formula="of:=SIN([.A2308])" office:value-type="float" office:value="0.30124687185606" calcext:value-type="float">
            <text:p>0,30124687185606</text:p>
          </table:table-cell>
        </table:table-row>
        <table:table-row table:style-name="ro1">
          <table:table-cell office:value-type="float" office:value="0.306999999999769" calcext:value-type="float">
            <text:p>0,306999999999769</text:p>
          </table:table-cell>
          <table:table-cell table:formula="of:=SIN([.A2309])" office:value-type="float" office:value="0.302200267256231" calcext:value-type="float">
            <text:p>0,302200267256231</text:p>
          </table:table-cell>
        </table:table-row>
        <table:table-row table:style-name="ro1">
          <table:table-cell office:value-type="float" office:value="0.307999999999769" calcext:value-type="float">
            <text:p>0,307999999999769</text:p>
          </table:table-cell>
          <table:table-cell table:formula="of:=SIN([.A2310])" office:value-type="float" office:value="0.303153360456161" calcext:value-type="float">
            <text:p>0,303153360456161</text:p>
          </table:table-cell>
        </table:table-row>
        <table:table-row table:style-name="ro1">
          <table:table-cell office:value-type="float" office:value="0.308999999999769" calcext:value-type="float">
            <text:p>0,308999999999769</text:p>
          </table:table-cell>
          <table:table-cell table:formula="of:=SIN([.A2311])" office:value-type="float" office:value="0.304106150502755" calcext:value-type="float">
            <text:p>0,304106150502755</text:p>
          </table:table-cell>
        </table:table-row>
        <table:table-row table:style-name="ro1">
          <table:table-cell office:value-type="float" office:value="0.309999999999769" calcext:value-type="float">
            <text:p>0,309999999999769</text:p>
          </table:table-cell>
          <table:table-cell table:formula="of:=SIN([.A2312])" office:value-type="float" office:value="0.305058636443224" calcext:value-type="float">
            <text:p>0,305058636443224</text:p>
          </table:table-cell>
        </table:table-row>
        <table:table-row table:style-name="ro1">
          <table:table-cell office:value-type="float" office:value="0.310999999999769" calcext:value-type="float">
            <text:p>0,310999999999769</text:p>
          </table:table-cell>
          <table:table-cell table:formula="of:=SIN([.A2313])" office:value-type="float" office:value="0.306010817325082" calcext:value-type="float">
            <text:p>0,306010817325082</text:p>
          </table:table-cell>
        </table:table-row>
        <table:table-row table:style-name="ro1">
          <table:table-cell office:value-type="float" office:value="0.311999999999769" calcext:value-type="float">
            <text:p>0,311999999999769</text:p>
          </table:table-cell>
          <table:table-cell table:formula="of:=SIN([.A2314])" office:value-type="float" office:value="0.306962692196148" calcext:value-type="float">
            <text:p>0,306962692196148</text:p>
          </table:table-cell>
        </table:table-row>
        <table:table-row table:style-name="ro1">
          <table:table-cell office:value-type="float" office:value="0.312999999999769" calcext:value-type="float">
            <text:p>0,312999999999769</text:p>
          </table:table-cell>
          <table:table-cell table:formula="of:=SIN([.A2315])" office:value-type="float" office:value="0.307914260104547" calcext:value-type="float">
            <text:p>0,307914260104547</text:p>
          </table:table-cell>
        </table:table-row>
        <table:table-row table:style-name="ro1">
          <table:table-cell office:value-type="float" office:value="0.313999999999769" calcext:value-type="float">
            <text:p>0,313999999999769</text:p>
          </table:table-cell>
          <table:table-cell table:formula="of:=SIN([.A2316])" office:value-type="float" office:value="0.308865520098712" calcext:value-type="float">
            <text:p>0,308865520098712</text:p>
          </table:table-cell>
        </table:table-row>
        <table:table-row table:style-name="ro1">
          <table:table-cell office:value-type="float" office:value="0.314999999999769" calcext:value-type="float">
            <text:p>0,314999999999769</text:p>
          </table:table-cell>
          <table:table-cell table:formula="of:=SIN([.A2317])" office:value-type="float" office:value="0.309816471227383" calcext:value-type="float">
            <text:p>0,309816471227383</text:p>
          </table:table-cell>
        </table:table-row>
        <table:table-row table:style-name="ro1">
          <table:table-cell office:value-type="float" office:value="0.315999999999768" calcext:value-type="float">
            <text:p>0,315999999999768</text:p>
          </table:table-cell>
          <table:table-cell table:formula="of:=SIN([.A2318])" office:value-type="float" office:value="0.310767112539608" calcext:value-type="float">
            <text:p>0,310767112539608</text:p>
          </table:table-cell>
        </table:table-row>
        <table:table-row table:style-name="ro1">
          <table:table-cell office:value-type="float" office:value="0.316999999999768" calcext:value-type="float">
            <text:p>0,316999999999768</text:p>
          </table:table-cell>
          <table:table-cell table:formula="of:=SIN([.A2319])" office:value-type="float" office:value="0.311717443084747" calcext:value-type="float">
            <text:p>0,311717443084747</text:p>
          </table:table-cell>
        </table:table-row>
        <table:table-row table:style-name="ro1">
          <table:table-cell office:value-type="float" office:value="0.317999999999768" calcext:value-type="float">
            <text:p>0,317999999999768</text:p>
          </table:table-cell>
          <table:table-cell table:formula="of:=SIN([.A2320])" office:value-type="float" office:value="0.312667461912468" calcext:value-type="float">
            <text:p>0,312667461912468</text:p>
          </table:table-cell>
        </table:table-row>
        <table:table-row table:style-name="ro1">
          <table:table-cell office:value-type="float" office:value="0.318999999999768" calcext:value-type="float">
            <text:p>0,318999999999768</text:p>
          </table:table-cell>
          <table:table-cell table:formula="of:=SIN([.A2321])" office:value-type="float" office:value="0.313617168072754" calcext:value-type="float">
            <text:p>0,313617168072754</text:p>
          </table:table-cell>
        </table:table-row>
        <table:table-row table:style-name="ro1">
          <table:table-cell office:value-type="float" office:value="0.319999999999768" calcext:value-type="float">
            <text:p>0,319999999999768</text:p>
          </table:table-cell>
          <table:table-cell table:formula="of:=SIN([.A2322])" office:value-type="float" office:value="0.314566560615898" calcext:value-type="float">
            <text:p>0,314566560615898</text:p>
          </table:table-cell>
        </table:table-row>
        <table:table-row table:style-name="ro1">
          <table:table-cell office:value-type="float" office:value="0.320999999999768" calcext:value-type="float">
            <text:p>0,320999999999768</text:p>
          </table:table-cell>
          <table:table-cell table:formula="of:=SIN([.A2323])" office:value-type="float" office:value="0.315515638592507" calcext:value-type="float">
            <text:p>0,315515638592507</text:p>
          </table:table-cell>
        </table:table-row>
        <table:table-row table:style-name="ro1">
          <table:table-cell office:value-type="float" office:value="0.321999999999768" calcext:value-type="float">
            <text:p>0,321999999999768</text:p>
          </table:table-cell>
          <table:table-cell table:formula="of:=SIN([.A2324])" office:value-type="float" office:value="0.316464401053504" calcext:value-type="float">
            <text:p>0,316464401053504</text:p>
          </table:table-cell>
        </table:table-row>
        <table:table-row table:style-name="ro1">
          <table:table-cell office:value-type="float" office:value="0.322999999999768" calcext:value-type="float">
            <text:p>0,322999999999768</text:p>
          </table:table-cell>
          <table:table-cell table:formula="of:=SIN([.A2325])" office:value-type="float" office:value="0.317412847050126" calcext:value-type="float">
            <text:p>0,317412847050126</text:p>
          </table:table-cell>
        </table:table-row>
        <table:table-row table:style-name="ro1">
          <table:table-cell office:value-type="float" office:value="0.323999999999768" calcext:value-type="float">
            <text:p>0,323999999999768</text:p>
          </table:table-cell>
          <table:table-cell table:formula="of:=SIN([.A2326])" office:value-type="float" office:value="0.318360975633928" calcext:value-type="float">
            <text:p>0,318360975633928</text:p>
          </table:table-cell>
        </table:table-row>
        <table:table-row table:style-name="ro1">
          <table:table-cell office:value-type="float" office:value="0.324999999999767" calcext:value-type="float">
            <text:p>0,324999999999767</text:p>
          </table:table-cell>
          <table:table-cell table:formula="of:=SIN([.A2327])" office:value-type="float" office:value="0.319308785856781" calcext:value-type="float">
            <text:p>0,319308785856781</text:p>
          </table:table-cell>
        </table:table-row>
        <table:table-row table:style-name="ro1">
          <table:table-cell office:value-type="float" office:value="0.325999999999767" calcext:value-type="float">
            <text:p>0,325999999999767</text:p>
          </table:table-cell>
          <table:table-cell table:formula="of:=SIN([.A2328])" office:value-type="float" office:value="0.320256276770874" calcext:value-type="float">
            <text:p>0,320256276770874</text:p>
          </table:table-cell>
        </table:table-row>
        <table:table-row table:style-name="ro1">
          <table:table-cell office:value-type="float" office:value="0.326999999999767" calcext:value-type="float">
            <text:p>0,326999999999767</text:p>
          </table:table-cell>
          <table:table-cell table:formula="of:=SIN([.A2329])" office:value-type="float" office:value="0.321203447428717" calcext:value-type="float">
            <text:p>0,321203447428717</text:p>
          </table:table-cell>
        </table:table-row>
        <table:table-row table:style-name="ro1">
          <table:table-cell office:value-type="float" office:value="0.327999999999767" calcext:value-type="float">
            <text:p>0,327999999999767</text:p>
          </table:table-cell>
          <table:table-cell table:formula="of:=SIN([.A2330])" office:value-type="float" office:value="0.32215029688314" calcext:value-type="float">
            <text:p>0,32215029688314</text:p>
          </table:table-cell>
        </table:table-row>
        <table:table-row table:style-name="ro1">
          <table:table-cell office:value-type="float" office:value="0.328999999999767" calcext:value-type="float">
            <text:p>0,328999999999767</text:p>
          </table:table-cell>
          <table:table-cell table:formula="of:=SIN([.A2331])" office:value-type="float" office:value="0.323096824187292" calcext:value-type="float">
            <text:p>0,323096824187292</text:p>
          </table:table-cell>
        </table:table-row>
        <table:table-row table:style-name="ro1">
          <table:table-cell office:value-type="float" office:value="0.329999999999767" calcext:value-type="float">
            <text:p>0,329999999999767</text:p>
          </table:table-cell>
          <table:table-cell table:formula="of:=SIN([.A2332])" office:value-type="float" office:value="0.324043028394648" calcext:value-type="float">
            <text:p>0,324043028394648</text:p>
          </table:table-cell>
        </table:table-row>
        <table:table-row table:style-name="ro1">
          <table:table-cell office:value-type="float" office:value="0.330999999999767" calcext:value-type="float">
            <text:p>0,330999999999767</text:p>
          </table:table-cell>
          <table:table-cell table:formula="of:=SIN([.A2333])" office:value-type="float" office:value="0.324988908559002" calcext:value-type="float">
            <text:p>0,324988908559002</text:p>
          </table:table-cell>
        </table:table-row>
        <table:table-row table:style-name="ro1">
          <table:table-cell office:value-type="float" office:value="0.331999999999767" calcext:value-type="float">
            <text:p>0,331999999999767</text:p>
          </table:table-cell>
          <table:table-cell table:formula="of:=SIN([.A2334])" office:value-type="float" office:value="0.325934463734475" calcext:value-type="float">
            <text:p>0,325934463734475</text:p>
          </table:table-cell>
        </table:table-row>
        <table:table-row table:style-name="ro1">
          <table:table-cell office:value-type="float" office:value="0.332999999999767" calcext:value-type="float">
            <text:p>0,332999999999767</text:p>
          </table:table-cell>
          <table:table-cell table:formula="of:=SIN([.A2335])" office:value-type="float" office:value="0.326879692975511" calcext:value-type="float">
            <text:p>0,326879692975511</text:p>
          </table:table-cell>
        </table:table-row>
        <table:table-row table:style-name="ro1">
          <table:table-cell office:value-type="float" office:value="0.333999999999767" calcext:value-type="float">
            <text:p>0,333999999999767</text:p>
          </table:table-cell>
          <table:table-cell table:formula="of:=SIN([.A2336])" office:value-type="float" office:value="0.327824595336881" calcext:value-type="float">
            <text:p>0,327824595336881</text:p>
          </table:table-cell>
        </table:table-row>
        <table:table-row table:style-name="ro1">
          <table:table-cell office:value-type="float" office:value="0.334999999999767" calcext:value-type="float">
            <text:p>0,334999999999767</text:p>
          </table:table-cell>
          <table:table-cell table:formula="of:=SIN([.A2337])" office:value-type="float" office:value="0.328769169873683" calcext:value-type="float">
            <text:p>0,328769169873683</text:p>
          </table:table-cell>
        </table:table-row>
        <table:table-row table:style-name="ro1">
          <table:table-cell office:value-type="float" office:value="0.335999999999767" calcext:value-type="float">
            <text:p>0,335999999999767</text:p>
          </table:table-cell>
          <table:table-cell table:formula="of:=SIN([.A2338])" office:value-type="float" office:value="0.329713415641342" calcext:value-type="float">
            <text:p>0,329713415641342</text:p>
          </table:table-cell>
        </table:table-row>
        <table:table-row table:style-name="ro1">
          <table:table-cell office:value-type="float" office:value="0.336999999999767" calcext:value-type="float">
            <text:p>0,336999999999767</text:p>
          </table:table-cell>
          <table:table-cell table:formula="of:=SIN([.A2339])" office:value-type="float" office:value="0.330657331695614" calcext:value-type="float">
            <text:p>0,330657331695614</text:p>
          </table:table-cell>
        </table:table-row>
        <table:table-row table:style-name="ro1">
          <table:table-cell office:value-type="float" office:value="0.337999999999766" calcext:value-type="float">
            <text:p>0,337999999999766</text:p>
          </table:table-cell>
          <table:table-cell table:formula="of:=SIN([.A2340])" office:value-type="float" office:value="0.331600917092581" calcext:value-type="float">
            <text:p>0,331600917092581</text:p>
          </table:table-cell>
        </table:table-row>
        <table:table-row table:style-name="ro1">
          <table:table-cell office:value-type="float" office:value="0.338999999999766" calcext:value-type="float">
            <text:p>0,338999999999766</text:p>
          </table:table-cell>
          <table:table-cell table:formula="of:=SIN([.A2341])" office:value-type="float" office:value="0.332544170888659" calcext:value-type="float">
            <text:p>0,332544170888659</text:p>
          </table:table-cell>
        </table:table-row>
        <table:table-row table:style-name="ro1">
          <table:table-cell office:value-type="float" office:value="0.339999999999766" calcext:value-type="float">
            <text:p>0,339999999999766</text:p>
          </table:table-cell>
          <table:table-cell table:formula="of:=SIN([.A2342])" office:value-type="float" office:value="0.333487092140594" calcext:value-type="float">
            <text:p>0,333487092140594</text:p>
          </table:table-cell>
        </table:table-row>
        <table:table-row table:style-name="ro1">
          <table:table-cell office:value-type="float" office:value="0.340999999999766" calcext:value-type="float">
            <text:p>0,340999999999766</text:p>
          </table:table-cell>
          <table:table-cell table:formula="of:=SIN([.A2343])" office:value-type="float" office:value="0.334429679905464" calcext:value-type="float">
            <text:p>0,334429679905464</text:p>
          </table:table-cell>
        </table:table-row>
        <table:table-row table:style-name="ro1">
          <table:table-cell office:value-type="float" office:value="0.341999999999766" calcext:value-type="float">
            <text:p>0,341999999999766</text:p>
          </table:table-cell>
          <table:table-cell table:formula="of:=SIN([.A2344])" office:value-type="float" office:value="0.335371933240683" calcext:value-type="float">
            <text:p>0,335371933240683</text:p>
          </table:table-cell>
        </table:table-row>
        <table:table-row table:style-name="ro1">
          <table:table-cell office:value-type="float" office:value="0.342999999999766" calcext:value-type="float">
            <text:p>0,342999999999766</text:p>
          </table:table-cell>
          <table:table-cell table:formula="of:=SIN([.A2345])" office:value-type="float" office:value="0.336313851203996" calcext:value-type="float">
            <text:p>0,336313851203996</text:p>
          </table:table-cell>
        </table:table-row>
        <table:table-row table:style-name="ro1">
          <table:table-cell office:value-type="float" office:value="0.343999999999766" calcext:value-type="float">
            <text:p>0,343999999999766</text:p>
          </table:table-cell>
          <table:table-cell table:formula="of:=SIN([.A2346])" office:value-type="float" office:value="0.337255432853486" calcext:value-type="float">
            <text:p>0,337255432853486</text:p>
          </table:table-cell>
        </table:table-row>
        <table:table-row table:style-name="ro1">
          <table:table-cell office:value-type="float" office:value="0.344999999999766" calcext:value-type="float">
            <text:p>0,344999999999766</text:p>
          </table:table-cell>
          <table:table-cell table:formula="of:=SIN([.A2347])" office:value-type="float" office:value="0.338196677247571" calcext:value-type="float">
            <text:p>0,338196677247571</text:p>
          </table:table-cell>
        </table:table-row>
        <table:table-row table:style-name="ro1">
          <table:table-cell office:value-type="float" office:value="0.345999999999766" calcext:value-type="float">
            <text:p>0,345999999999766</text:p>
          </table:table-cell>
          <table:table-cell table:formula="of:=SIN([.A2348])" office:value-type="float" office:value="0.339137583445007" calcext:value-type="float">
            <text:p>0,339137583445007</text:p>
          </table:table-cell>
        </table:table-row>
        <table:table-row table:style-name="ro1">
          <table:table-cell office:value-type="float" office:value="0.346999999999765" calcext:value-type="float">
            <text:p>0,346999999999765</text:p>
          </table:table-cell>
          <table:table-cell table:formula="of:=SIN([.A2349])" office:value-type="float" office:value="0.340078150504888" calcext:value-type="float">
            <text:p>0,340078150504888</text:p>
          </table:table-cell>
        </table:table-row>
        <table:table-row table:style-name="ro1">
          <table:table-cell office:value-type="float" office:value="0.347999999999765" calcext:value-type="float">
            <text:p>0,347999999999765</text:p>
          </table:table-cell>
          <table:table-cell table:formula="of:=SIN([.A2350])" office:value-type="float" office:value="0.341018377486646" calcext:value-type="float">
            <text:p>0,341018377486646</text:p>
          </table:table-cell>
        </table:table-row>
        <table:table-row table:style-name="ro1">
          <table:table-cell office:value-type="float" office:value="0.348999999999765" calcext:value-type="float">
            <text:p>0,348999999999765</text:p>
          </table:table-cell>
          <table:table-cell table:formula="of:=SIN([.A2351])" office:value-type="float" office:value="0.341958263450056" calcext:value-type="float">
            <text:p>0,341958263450056</text:p>
          </table:table-cell>
        </table:table-row>
        <table:table-row table:style-name="ro1">
          <table:table-cell office:value-type="float" office:value="0.349999999999765" calcext:value-type="float">
            <text:p>0,349999999999765</text:p>
          </table:table-cell>
          <table:table-cell table:formula="of:=SIN([.A2352])" office:value-type="float" office:value="0.342897807455231" calcext:value-type="float">
            <text:p>0,342897807455231</text:p>
          </table:table-cell>
        </table:table-row>
        <table:table-row table:style-name="ro1">
          <table:table-cell office:value-type="float" office:value="0.350999999999765" calcext:value-type="float">
            <text:p>0,350999999999765</text:p>
          </table:table-cell>
          <table:table-cell table:formula="of:=SIN([.A2353])" office:value-type="float" office:value="0.343837008562627" calcext:value-type="float">
            <text:p>0,343837008562627</text:p>
          </table:table-cell>
        </table:table-row>
        <table:table-row table:style-name="ro1">
          <table:table-cell office:value-type="float" office:value="0.351999999999765" calcext:value-type="float">
            <text:p>0,351999999999765</text:p>
          </table:table-cell>
          <table:table-cell table:formula="of:=SIN([.A2354])" office:value-type="float" office:value="0.344775865833042" calcext:value-type="float">
            <text:p>0,344775865833042</text:p>
          </table:table-cell>
        </table:table-row>
        <table:table-row table:style-name="ro1">
          <table:table-cell office:value-type="float" office:value="0.352999999999765" calcext:value-type="float">
            <text:p>0,352999999999765</text:p>
          </table:table-cell>
          <table:table-cell table:formula="of:=SIN([.A2355])" office:value-type="float" office:value="0.345714378327621" calcext:value-type="float">
            <text:p>0,345714378327621</text:p>
          </table:table-cell>
        </table:table-row>
        <table:table-row table:style-name="ro1">
          <table:table-cell office:value-type="float" office:value="0.353999999999765" calcext:value-type="float">
            <text:p>0,353999999999765</text:p>
          </table:table-cell>
          <table:table-cell table:formula="of:=SIN([.A2356])" office:value-type="float" office:value="0.34665254510785" calcext:value-type="float">
            <text:p>0,34665254510785</text:p>
          </table:table-cell>
        </table:table-row>
        <table:table-row table:style-name="ro1">
          <table:table-cell office:value-type="float" office:value="0.354999999999765" calcext:value-type="float">
            <text:p>0,354999999999765</text:p>
          </table:table-cell>
          <table:table-cell table:formula="of:=SIN([.A2357])" office:value-type="float" office:value="0.347590365235564" calcext:value-type="float">
            <text:p>0,347590365235564</text:p>
          </table:table-cell>
        </table:table-row>
        <table:table-row table:style-name="ro1">
          <table:table-cell office:value-type="float" office:value="0.355999999999764" calcext:value-type="float">
            <text:p>0,355999999999764</text:p>
          </table:table-cell>
          <table:table-cell table:formula="of:=SIN([.A2358])" office:value-type="float" office:value="0.34852783777294" calcext:value-type="float">
            <text:p>0,34852783777294</text:p>
          </table:table-cell>
        </table:table-row>
        <table:table-row table:style-name="ro1">
          <table:table-cell office:value-type="float" office:value="0.356999999999764" calcext:value-type="float">
            <text:p>0,356999999999764</text:p>
          </table:table-cell>
          <table:table-cell table:formula="of:=SIN([.A2359])" office:value-type="float" office:value="0.349464961782508" calcext:value-type="float">
            <text:p>0,349464961782508</text:p>
          </table:table-cell>
        </table:table-row>
        <table:table-row table:style-name="ro1">
          <table:table-cell office:value-type="float" office:value="0.357999999999764" calcext:value-type="float">
            <text:p>0,357999999999764</text:p>
          </table:table-cell>
          <table:table-cell table:formula="of:=SIN([.A2360])" office:value-type="float" office:value="0.350401736327144" calcext:value-type="float">
            <text:p>0,350401736327144</text:p>
          </table:table-cell>
        </table:table-row>
        <table:table-row table:style-name="ro1">
          <table:table-cell office:value-type="float" office:value="0.358999999999764" calcext:value-type="float">
            <text:p>0,358999999999764</text:p>
          </table:table-cell>
          <table:table-cell table:formula="of:=SIN([.A2361])" office:value-type="float" office:value="0.351338160470072" calcext:value-type="float">
            <text:p>0,351338160470072</text:p>
          </table:table-cell>
        </table:table-row>
        <table:table-row table:style-name="ro1">
          <table:table-cell office:value-type="float" office:value="0.359999999999764" calcext:value-type="float">
            <text:p>0,359999999999764</text:p>
          </table:table-cell>
          <table:table-cell table:formula="of:=SIN([.A2362])" office:value-type="float" office:value="0.352274233274869" calcext:value-type="float">
            <text:p>0,352274233274869</text:p>
          </table:table-cell>
        </table:table-row>
        <table:table-row table:style-name="ro1">
          <table:table-cell office:value-type="float" office:value="0.360999999999764" calcext:value-type="float">
            <text:p>0,360999999999764</text:p>
          </table:table-cell>
          <table:table-cell table:formula="of:=SIN([.A2363])" office:value-type="float" office:value="0.353209953805462" calcext:value-type="float">
            <text:p>0,353209953805462</text:p>
          </table:table-cell>
        </table:table-row>
        <table:table-row table:style-name="ro1">
          <table:table-cell office:value-type="float" office:value="0.361999999999764" calcext:value-type="float">
            <text:p>0,361999999999764</text:p>
          </table:table-cell>
          <table:table-cell table:formula="of:=SIN([.A2364])" office:value-type="float" office:value="0.354145321126131" calcext:value-type="float">
            <text:p>0,354145321126131</text:p>
          </table:table-cell>
        </table:table-row>
        <table:table-row table:style-name="ro1">
          <table:table-cell office:value-type="float" office:value="0.362999999999764" calcext:value-type="float">
            <text:p>0,362999999999764</text:p>
          </table:table-cell>
          <table:table-cell table:formula="of:=SIN([.A2365])" office:value-type="float" office:value="0.355080334301508" calcext:value-type="float">
            <text:p>0,355080334301508</text:p>
          </table:table-cell>
        </table:table-row>
        <table:table-row table:style-name="ro1">
          <table:table-cell office:value-type="float" office:value="0.363999999999764" calcext:value-type="float">
            <text:p>0,363999999999764</text:p>
          </table:table-cell>
          <table:table-cell table:formula="of:=SIN([.A2366])" office:value-type="float" office:value="0.356014992396581" calcext:value-type="float">
            <text:p>0,356014992396581</text:p>
          </table:table-cell>
        </table:table-row>
        <table:table-row table:style-name="ro1">
          <table:table-cell office:value-type="float" office:value="0.364999999999764" calcext:value-type="float">
            <text:p>0,364999999999764</text:p>
          </table:table-cell>
          <table:table-cell table:formula="of:=SIN([.A2367])" office:value-type="float" office:value="0.35694929447669" calcext:value-type="float">
            <text:p>0,35694929447669</text:p>
          </table:table-cell>
        </table:table-row>
        <table:table-row table:style-name="ro1">
          <table:table-cell office:value-type="float" office:value="0.365999999999763" calcext:value-type="float">
            <text:p>0,365999999999763</text:p>
          </table:table-cell>
          <table:table-cell table:formula="of:=SIN([.A2368])" office:value-type="float" office:value="0.357883239607535" calcext:value-type="float">
            <text:p>0,357883239607535</text:p>
          </table:table-cell>
        </table:table-row>
        <table:table-row table:style-name="ro1">
          <table:table-cell office:value-type="float" office:value="0.366999999999763" calcext:value-type="float">
            <text:p>0,366999999999763</text:p>
          </table:table-cell>
          <table:table-cell table:formula="of:=SIN([.A2369])" office:value-type="float" office:value="0.358816826855171" calcext:value-type="float">
            <text:p>0,358816826855171</text:p>
          </table:table-cell>
        </table:table-row>
        <table:table-row table:style-name="ro1">
          <table:table-cell office:value-type="float" office:value="0.367999999999763" calcext:value-type="float">
            <text:p>0,367999999999763</text:p>
          </table:table-cell>
          <table:table-cell table:formula="of:=SIN([.A2370])" office:value-type="float" office:value="0.359750055286009" calcext:value-type="float">
            <text:p>0,359750055286009</text:p>
          </table:table-cell>
        </table:table-row>
        <table:table-row table:style-name="ro1">
          <table:table-cell office:value-type="float" office:value="0.368999999999763" calcext:value-type="float">
            <text:p>0,368999999999763</text:p>
          </table:table-cell>
          <table:table-cell table:formula="of:=SIN([.A2371])" office:value-type="float" office:value="0.360682923966822" calcext:value-type="float">
            <text:p>0,360682923966822</text:p>
          </table:table-cell>
        </table:table-row>
        <table:table-row table:style-name="ro1">
          <table:table-cell office:value-type="float" office:value="0.369999999999763" calcext:value-type="float">
            <text:p>0,369999999999763</text:p>
          </table:table-cell>
          <table:table-cell table:formula="of:=SIN([.A2372])" office:value-type="float" office:value="0.361615431964741" calcext:value-type="float">
            <text:p>0,361615431964741</text:p>
          </table:table-cell>
        </table:table-row>
        <table:table-row table:style-name="ro1">
          <table:table-cell office:value-type="float" office:value="0.370999999999763" calcext:value-type="float">
            <text:p>0,370999999999763</text:p>
          </table:table-cell>
          <table:table-cell table:formula="of:=SIN([.A2373])" office:value-type="float" office:value="0.362547578347258" calcext:value-type="float">
            <text:p>0,362547578347258</text:p>
          </table:table-cell>
        </table:table-row>
        <table:table-row table:style-name="ro1">
          <table:table-cell office:value-type="float" office:value="0.371999999999763" calcext:value-type="float">
            <text:p>0,371999999999763</text:p>
          </table:table-cell>
          <table:table-cell table:formula="of:=SIN([.A2374])" office:value-type="float" office:value="0.363479362182227" calcext:value-type="float">
            <text:p>0,363479362182227</text:p>
          </table:table-cell>
        </table:table-row>
        <table:table-row table:style-name="ro1">
          <table:table-cell office:value-type="float" office:value="0.372999999999763" calcext:value-type="float">
            <text:p>0,372999999999763</text:p>
          </table:table-cell>
          <table:table-cell table:formula="of:=SIN([.A2375])" office:value-type="float" office:value="0.364410782537864" calcext:value-type="float">
            <text:p>0,364410782537864</text:p>
          </table:table-cell>
        </table:table-row>
        <table:table-row table:style-name="ro1">
          <table:table-cell office:value-type="float" office:value="0.373999999999763" calcext:value-type="float">
            <text:p>0,373999999999763</text:p>
          </table:table-cell>
          <table:table-cell table:formula="of:=SIN([.A2376])" office:value-type="float" office:value="0.365341838482749" calcext:value-type="float">
            <text:p>0,365341838482749</text:p>
          </table:table-cell>
        </table:table-row>
        <table:table-row table:style-name="ro1">
          <table:table-cell office:value-type="float" office:value="0.374999999999763" calcext:value-type="float">
            <text:p>0,374999999999763</text:p>
          </table:table-cell>
          <table:table-cell table:formula="of:=SIN([.A2377])" office:value-type="float" office:value="0.366272529085827" calcext:value-type="float">
            <text:p>0,366272529085827</text:p>
          </table:table-cell>
        </table:table-row>
        <table:table-row table:style-name="ro1">
          <table:table-cell office:value-type="float" office:value="0.375999999999763" calcext:value-type="float">
            <text:p>0,375999999999763</text:p>
          </table:table-cell>
          <table:table-cell table:formula="of:=SIN([.A2378])" office:value-type="float" office:value="0.367202853416405" calcext:value-type="float">
            <text:p>0,367202853416405</text:p>
          </table:table-cell>
        </table:table-row>
        <table:table-row table:style-name="ro1">
          <table:table-cell office:value-type="float" office:value="0.376999999999763" calcext:value-type="float">
            <text:p>0,376999999999763</text:p>
          </table:table-cell>
          <table:table-cell table:formula="of:=SIN([.A2379])" office:value-type="float" office:value="0.368132810544161" calcext:value-type="float">
            <text:p>0,368132810544161</text:p>
          </table:table-cell>
        </table:table-row>
        <table:table-row table:style-name="ro1">
          <table:table-cell office:value-type="float" office:value="0.377999999999763" calcext:value-type="float">
            <text:p>0,377999999999763</text:p>
          </table:table-cell>
          <table:table-cell table:formula="of:=SIN([.A2380])" office:value-type="float" office:value="0.369062399539137" calcext:value-type="float">
            <text:p>0,369062399539137</text:p>
          </table:table-cell>
        </table:table-row>
        <table:table-row table:style-name="ro1">
          <table:table-cell office:value-type="float" office:value="0.378999999999762" calcext:value-type="float">
            <text:p>0,378999999999762</text:p>
          </table:table-cell>
          <table:table-cell table:formula="of:=SIN([.A2381])" office:value-type="float" office:value="0.369991619471744" calcext:value-type="float">
            <text:p>0,369991619471744</text:p>
          </table:table-cell>
        </table:table-row>
        <table:table-row table:style-name="ro1">
          <table:table-cell office:value-type="float" office:value="0.379999999999762" calcext:value-type="float">
            <text:p>0,379999999999762</text:p>
          </table:table-cell>
          <table:table-cell table:formula="of:=SIN([.A2382])" office:value-type="float" office:value="0.370920469412762" calcext:value-type="float">
            <text:p>0,370920469412762</text:p>
          </table:table-cell>
        </table:table-row>
        <table:table-row table:style-name="ro1">
          <table:table-cell office:value-type="float" office:value="0.380999999999762" calcext:value-type="float">
            <text:p>0,380999999999762</text:p>
          </table:table-cell>
          <table:table-cell table:formula="of:=SIN([.A2383])" office:value-type="float" office:value="0.371848948433342" calcext:value-type="float">
            <text:p>0,371848948433342</text:p>
          </table:table-cell>
        </table:table-row>
        <table:table-row table:style-name="ro1">
          <table:table-cell office:value-type="float" office:value="0.381999999999762" calcext:value-type="float">
            <text:p>0,381999999999762</text:p>
          </table:table-cell>
          <table:table-cell table:formula="of:=SIN([.A2384])" office:value-type="float" office:value="0.372777055605004" calcext:value-type="float">
            <text:p>0,372777055605004</text:p>
          </table:table-cell>
        </table:table-row>
        <table:table-row table:style-name="ro1">
          <table:table-cell office:value-type="float" office:value="0.382999999999762" calcext:value-type="float">
            <text:p>0,382999999999762</text:p>
          </table:table-cell>
          <table:table-cell table:formula="of:=SIN([.A2385])" office:value-type="float" office:value="0.373704789999642" calcext:value-type="float">
            <text:p>0,373704789999642</text:p>
          </table:table-cell>
        </table:table-row>
        <table:table-row table:style-name="ro1">
          <table:table-cell office:value-type="float" office:value="0.383999999999762" calcext:value-type="float">
            <text:p>0,383999999999762</text:p>
          </table:table-cell>
          <table:table-cell table:formula="of:=SIN([.A2386])" office:value-type="float" office:value="0.374632150689521" calcext:value-type="float">
            <text:p>0,374632150689521</text:p>
          </table:table-cell>
        </table:table-row>
        <table:table-row table:style-name="ro1">
          <table:table-cell office:value-type="float" office:value="0.384999999999762" calcext:value-type="float">
            <text:p>0,384999999999762</text:p>
          </table:table-cell>
          <table:table-cell table:formula="of:=SIN([.A2387])" office:value-type="float" office:value="0.37555913674728" calcext:value-type="float">
            <text:p>0,37555913674728</text:p>
          </table:table-cell>
        </table:table-row>
        <table:table-row table:style-name="ro1">
          <table:table-cell office:value-type="float" office:value="0.385999999999762" calcext:value-type="float">
            <text:p>0,385999999999762</text:p>
          </table:table-cell>
          <table:table-cell table:formula="of:=SIN([.A2388])" office:value-type="float" office:value="0.376485747245934" calcext:value-type="float">
            <text:p>0,376485747245934</text:p>
          </table:table-cell>
        </table:table-row>
        <table:table-row table:style-name="ro1">
          <table:table-cell office:value-type="float" office:value="0.386999999999762" calcext:value-type="float">
            <text:p>0,386999999999762</text:p>
          </table:table-cell>
          <table:table-cell table:formula="of:=SIN([.A2389])" office:value-type="float" office:value="0.377411981258873" calcext:value-type="float">
            <text:p>0,377411981258873</text:p>
          </table:table-cell>
        </table:table-row>
        <table:table-row table:style-name="ro1">
          <table:table-cell office:value-type="float" office:value="0.387999999999761" calcext:value-type="float">
            <text:p>0,387999999999761</text:p>
          </table:table-cell>
          <table:table-cell table:formula="of:=SIN([.A2390])" office:value-type="float" office:value="0.378337837859861" calcext:value-type="float">
            <text:p>0,378337837859861</text:p>
          </table:table-cell>
        </table:table-row>
        <table:table-row table:style-name="ro1">
          <table:table-cell office:value-type="float" office:value="0.388999999999761" calcext:value-type="float">
            <text:p>0,388999999999761</text:p>
          </table:table-cell>
          <table:table-cell table:formula="of:=SIN([.A2391])" office:value-type="float" office:value="0.379263316123043" calcext:value-type="float">
            <text:p>0,379263316123043</text:p>
          </table:table-cell>
        </table:table-row>
        <table:table-row table:style-name="ro1">
          <table:table-cell office:value-type="float" office:value="0.389999999999761" calcext:value-type="float">
            <text:p>0,389999999999761</text:p>
          </table:table-cell>
          <table:table-cell table:formula="of:=SIN([.A2392])" office:value-type="float" office:value="0.380188415122941" calcext:value-type="float">
            <text:p>0,380188415122941</text:p>
          </table:table-cell>
        </table:table-row>
        <table:table-row table:style-name="ro1">
          <table:table-cell office:value-type="float" office:value="0.390999999999761" calcext:value-type="float">
            <text:p>0,390999999999761</text:p>
          </table:table-cell>
          <table:table-cell table:formula="of:=SIN([.A2393])" office:value-type="float" office:value="0.381113133934455" calcext:value-type="float">
            <text:p>0,381113133934455</text:p>
          </table:table-cell>
        </table:table-row>
        <table:table-row table:style-name="ro1">
          <table:table-cell office:value-type="float" office:value="0.391999999999761" calcext:value-type="float">
            <text:p>0,391999999999761</text:p>
          </table:table-cell>
          <table:table-cell table:formula="of:=SIN([.A2394])" office:value-type="float" office:value="0.382037471632867" calcext:value-type="float">
            <text:p>0,382037471632867</text:p>
          </table:table-cell>
        </table:table-row>
        <table:table-row table:style-name="ro1">
          <table:table-cell office:value-type="float" office:value="0.392999999999761" calcext:value-type="float">
            <text:p>0,392999999999761</text:p>
          </table:table-cell>
          <table:table-cell table:formula="of:=SIN([.A2395])" office:value-type="float" office:value="0.382961427293839" calcext:value-type="float">
            <text:p>0,382961427293839</text:p>
          </table:table-cell>
        </table:table-row>
        <table:table-row table:style-name="ro1">
          <table:table-cell office:value-type="float" office:value="0.393999999999761" calcext:value-type="float">
            <text:p>0,393999999999761</text:p>
          </table:table-cell>
          <table:table-cell table:formula="of:=SIN([.A2396])" office:value-type="float" office:value="0.383884999993415" calcext:value-type="float">
            <text:p>0,383884999993415</text:p>
          </table:table-cell>
        </table:table-row>
        <table:table-row table:style-name="ro1">
          <table:table-cell office:value-type="float" office:value="0.394999999999761" calcext:value-type="float">
            <text:p>0,394999999999761</text:p>
          </table:table-cell>
          <table:table-cell table:formula="of:=SIN([.A2397])" office:value-type="float" office:value="0.384808188808024" calcext:value-type="float">
            <text:p>0,384808188808024</text:p>
          </table:table-cell>
        </table:table-row>
        <table:table-row table:style-name="ro1">
          <table:table-cell office:value-type="float" office:value="0.395999999999761" calcext:value-type="float">
            <text:p>0,395999999999761</text:p>
          </table:table-cell>
          <table:table-cell table:formula="of:=SIN([.A2398])" office:value-type="float" office:value="0.385730992814476" calcext:value-type="float">
            <text:p>0,385730992814476</text:p>
          </table:table-cell>
        </table:table-row>
        <table:table-row table:style-name="ro1">
          <table:table-cell office:value-type="float" office:value="0.39699999999976" calcext:value-type="float">
            <text:p>0,39699999999976</text:p>
          </table:table-cell>
          <table:table-cell table:formula="of:=SIN([.A2399])" office:value-type="float" office:value="0.386653411089967" calcext:value-type="float">
            <text:p>0,386653411089967</text:p>
          </table:table-cell>
        </table:table-row>
        <table:table-row table:style-name="ro1">
          <table:table-cell office:value-type="float" office:value="0.39799999999976" calcext:value-type="float">
            <text:p>0,39799999999976</text:p>
          </table:table-cell>
          <table:table-cell table:formula="of:=SIN([.A2400])" office:value-type="float" office:value="0.38757544271208" calcext:value-type="float">
            <text:p>0,38757544271208</text:p>
          </table:table-cell>
        </table:table-row>
        <table:table-row table:style-name="ro1">
          <table:table-cell office:value-type="float" office:value="0.39899999999976" calcext:value-type="float">
            <text:p>0,39899999999976</text:p>
          </table:table-cell>
          <table:table-cell table:formula="of:=SIN([.A2401])" office:value-type="float" office:value="0.388497086758782" calcext:value-type="float">
            <text:p>0,388497086758782</text:p>
          </table:table-cell>
        </table:table-row>
        <table:table-row table:style-name="ro1">
          <table:table-cell office:value-type="float" office:value="0.39999999999976" calcext:value-type="float">
            <text:p>0,39999999999976</text:p>
          </table:table-cell>
          <table:table-cell table:formula="of:=SIN([.A2402])" office:value-type="float" office:value="0.389418342308429" calcext:value-type="float">
            <text:p>0,389418342308429</text:p>
          </table:table-cell>
        </table:table-row>
        <table:table-row table:style-name="ro1">
          <table:table-cell office:value-type="float" office:value="0.40099999999976" calcext:value-type="float">
            <text:p>0,40099999999976</text:p>
          </table:table-cell>
          <table:table-cell table:formula="of:=SIN([.A2403])" office:value-type="float" office:value="0.390339208439767" calcext:value-type="float">
            <text:p>0,390339208439767</text:p>
          </table:table-cell>
        </table:table-row>
        <table:table-row table:style-name="ro1">
          <table:table-cell office:value-type="float" office:value="0.40199999999976" calcext:value-type="float">
            <text:p>0,40199999999976</text:p>
          </table:table-cell>
          <table:table-cell table:formula="of:=SIN([.A2404])" office:value-type="float" office:value="0.391259684231929" calcext:value-type="float">
            <text:p>0,391259684231929</text:p>
          </table:table-cell>
        </table:table-row>
        <table:table-row table:style-name="ro1">
          <table:table-cell office:value-type="float" office:value="0.40299999999976" calcext:value-type="float">
            <text:p>0,40299999999976</text:p>
          </table:table-cell>
          <table:table-cell table:formula="of:=SIN([.A2405])" office:value-type="float" office:value="0.392179768764439" calcext:value-type="float">
            <text:p>0,392179768764439</text:p>
          </table:table-cell>
        </table:table-row>
        <table:table-row table:style-name="ro1">
          <table:table-cell office:value-type="float" office:value="0.40399999999976" calcext:value-type="float">
            <text:p>0,40399999999976</text:p>
          </table:table-cell>
          <table:table-cell table:formula="of:=SIN([.A2406])" office:value-type="float" office:value="0.393099461117214" calcext:value-type="float">
            <text:p>0,393099461117214</text:p>
          </table:table-cell>
        </table:table-row>
        <table:table-row table:style-name="ro1">
          <table:table-cell office:value-type="float" office:value="0.40499999999976" calcext:value-type="float">
            <text:p>0,40499999999976</text:p>
          </table:table-cell>
          <table:table-cell table:formula="of:=SIN([.A2407])" office:value-type="float" office:value="0.394018760370559" calcext:value-type="float">
            <text:p>0,394018760370559</text:p>
          </table:table-cell>
        </table:table-row>
        <table:table-row table:style-name="ro1">
          <table:table-cell office:value-type="float" office:value="0.405999999999759" calcext:value-type="float">
            <text:p>0,405999999999759</text:p>
          </table:table-cell>
          <table:table-cell table:formula="of:=SIN([.A2408])" office:value-type="float" office:value="0.394937665605178" calcext:value-type="float">
            <text:p>0,394937665605178</text:p>
          </table:table-cell>
        </table:table-row>
        <table:table-row table:style-name="ro1">
          <table:table-cell office:value-type="float" office:value="0.406999999999759" calcext:value-type="float">
            <text:p>0,406999999999759</text:p>
          </table:table-cell>
          <table:table-cell table:formula="of:=SIN([.A2409])" office:value-type="float" office:value="0.395856175902163" calcext:value-type="float">
            <text:p>0,395856175902163</text:p>
          </table:table-cell>
        </table:table-row>
        <table:table-row table:style-name="ro1">
          <table:table-cell office:value-type="float" office:value="0.407999999999759" calcext:value-type="float">
            <text:p>0,407999999999759</text:p>
          </table:table-cell>
          <table:table-cell table:formula="of:=SIN([.A2410])" office:value-type="float" office:value="0.396774290343006" calcext:value-type="float">
            <text:p>0,396774290343006</text:p>
          </table:table-cell>
        </table:table-row>
        <table:table-row table:style-name="ro1">
          <table:table-cell office:value-type="float" office:value="0.408999999999759" calcext:value-type="float">
            <text:p>0,408999999999759</text:p>
          </table:table-cell>
          <table:table-cell table:formula="of:=SIN([.A2411])" office:value-type="float" office:value="0.397692008009591" calcext:value-type="float">
            <text:p>0,397692008009591</text:p>
          </table:table-cell>
        </table:table-row>
        <table:table-row table:style-name="ro1">
          <table:table-cell office:value-type="float" office:value="0.409999999999759" calcext:value-type="float">
            <text:p>0,409999999999759</text:p>
          </table:table-cell>
          <table:table-cell table:formula="of:=SIN([.A2412])" office:value-type="float" office:value="0.398609327984202" calcext:value-type="float">
            <text:p>0,398609327984202</text:p>
          </table:table-cell>
        </table:table-row>
        <table:table-row table:style-name="ro1">
          <table:table-cell office:value-type="float" office:value="0.410999999999759" calcext:value-type="float">
            <text:p>0,410999999999759</text:p>
          </table:table-cell>
          <table:table-cell table:formula="of:=SIN([.A2413])" office:value-type="float" office:value="0.399526249349518" calcext:value-type="float">
            <text:p>0,399526249349518</text:p>
          </table:table-cell>
        </table:table-row>
        <table:table-row table:style-name="ro1">
          <table:table-cell office:value-type="float" office:value="0.411999999999759" calcext:value-type="float">
            <text:p>0,411999999999759</text:p>
          </table:table-cell>
          <table:table-cell table:formula="of:=SIN([.A2414])" office:value-type="float" office:value="0.400442771188617" calcext:value-type="float">
            <text:p>0,400442771188617</text:p>
          </table:table-cell>
        </table:table-row>
        <table:table-row table:style-name="ro1">
          <table:table-cell office:value-type="float" office:value="0.412999999999759" calcext:value-type="float">
            <text:p>0,412999999999759</text:p>
          </table:table-cell>
          <table:table-cell table:formula="of:=SIN([.A2415])" office:value-type="float" office:value="0.401358892584979" calcext:value-type="float">
            <text:p>0,401358892584979</text:p>
          </table:table-cell>
        </table:table-row>
        <table:table-row table:style-name="ro1">
          <table:table-cell office:value-type="float" office:value="0.413999999999759" calcext:value-type="float">
            <text:p>0,413999999999759</text:p>
          </table:table-cell>
          <table:table-cell table:formula="of:=SIN([.A2416])" office:value-type="float" office:value="0.402274612622482" calcext:value-type="float">
            <text:p>0,402274612622482</text:p>
          </table:table-cell>
        </table:table-row>
        <table:table-row table:style-name="ro1">
          <table:table-cell office:value-type="float" office:value="0.414999999999758" calcext:value-type="float">
            <text:p>0,414999999999758</text:p>
          </table:table-cell>
          <table:table-cell table:formula="of:=SIN([.A2417])" office:value-type="float" office:value="0.403189930385406" calcext:value-type="float">
            <text:p>0,403189930385406</text:p>
          </table:table-cell>
        </table:table-row>
        <table:table-row table:style-name="ro1">
          <table:table-cell office:value-type="float" office:value="0.415999999999758" calcext:value-type="float">
            <text:p>0,415999999999758</text:p>
          </table:table-cell>
          <table:table-cell table:formula="of:=SIN([.A2418])" office:value-type="float" office:value="0.404104844958432" calcext:value-type="float">
            <text:p>0,404104844958432</text:p>
          </table:table-cell>
        </table:table-row>
        <table:table-row table:style-name="ro1">
          <table:table-cell office:value-type="float" office:value="0.416999999999758" calcext:value-type="float">
            <text:p>0,416999999999758</text:p>
          </table:table-cell>
          <table:table-cell table:formula="of:=SIN([.A2419])" office:value-type="float" office:value="0.405019355426648" calcext:value-type="float">
            <text:p>0,405019355426648</text:p>
          </table:table-cell>
        </table:table-row>
        <table:table-row table:style-name="ro1">
          <table:table-cell office:value-type="float" office:value="0.417999999999758" calcext:value-type="float">
            <text:p>0,417999999999758</text:p>
          </table:table-cell>
          <table:table-cell table:formula="of:=SIN([.A2420])" office:value-type="float" office:value="0.405933460875542" calcext:value-type="float">
            <text:p>0,405933460875542</text:p>
          </table:table-cell>
        </table:table-row>
        <table:table-row table:style-name="ro1">
          <table:table-cell office:value-type="float" office:value="0.418999999999758" calcext:value-type="float">
            <text:p>0,418999999999758</text:p>
          </table:table-cell>
          <table:table-cell table:formula="of:=SIN([.A2421])" office:value-type="float" office:value="0.406847160391009" calcext:value-type="float">
            <text:p>0,406847160391009</text:p>
          </table:table-cell>
        </table:table-row>
        <table:table-row table:style-name="ro1">
          <table:table-cell office:value-type="float" office:value="0.419999999999758" calcext:value-type="float">
            <text:p>0,419999999999758</text:p>
          </table:table-cell>
          <table:table-cell table:formula="of:=SIN([.A2422])" office:value-type="float" office:value="0.40776045305935" calcext:value-type="float">
            <text:p>0,40776045305935</text:p>
          </table:table-cell>
        </table:table-row>
        <table:table-row table:style-name="ro1">
          <table:table-cell office:value-type="float" office:value="0.420999999999758" calcext:value-type="float">
            <text:p>0,420999999999758</text:p>
          </table:table-cell>
          <table:table-cell table:formula="of:=SIN([.A2423])" office:value-type="float" office:value="0.408673337967271" calcext:value-type="float">
            <text:p>0,408673337967271</text:p>
          </table:table-cell>
        </table:table-row>
        <table:table-row table:style-name="ro1">
          <table:table-cell office:value-type="float" office:value="0.421999999999758" calcext:value-type="float">
            <text:p>0,421999999999758</text:p>
          </table:table-cell>
          <table:table-cell table:formula="of:=SIN([.A2424])" office:value-type="float" office:value="0.409585814201888" calcext:value-type="float">
            <text:p>0,409585814201888</text:p>
          </table:table-cell>
        </table:table-row>
        <table:table-row table:style-name="ro1">
          <table:table-cell office:value-type="float" office:value="0.422999999999758" calcext:value-type="float">
            <text:p>0,422999999999758</text:p>
          </table:table-cell>
          <table:table-cell table:formula="of:=SIN([.A2425])" office:value-type="float" office:value="0.410497880850725" calcext:value-type="float">
            <text:p>0,410497880850725</text:p>
          </table:table-cell>
        </table:table-row>
        <table:table-row table:style-name="ro1">
          <table:table-cell office:value-type="float" office:value="0.423999999999758" calcext:value-type="float">
            <text:p>0,423999999999758</text:p>
          </table:table-cell>
          <table:table-cell table:formula="of:=SIN([.A2426])" office:value-type="float" office:value="0.411409537001716" calcext:value-type="float">
            <text:p>0,411409537001716</text:p>
          </table:table-cell>
        </table:table-row>
        <table:table-row table:style-name="ro1">
          <table:table-cell office:value-type="float" office:value="0.424999999999758" calcext:value-type="float">
            <text:p>0,424999999999758</text:p>
          </table:table-cell>
          <table:table-cell table:formula="of:=SIN([.A2427])" office:value-type="float" office:value="0.412320781743204" calcext:value-type="float">
            <text:p>0,412320781743204</text:p>
          </table:table-cell>
        </table:table-row>
        <table:table-row table:style-name="ro1">
          <table:table-cell office:value-type="float" office:value="0.425999999999758" calcext:value-type="float">
            <text:p>0,425999999999758</text:p>
          </table:table-cell>
          <table:table-cell table:formula="of:=SIN([.A2428])" office:value-type="float" office:value="0.413231614163945" calcext:value-type="float">
            <text:p>0,413231614163945</text:p>
          </table:table-cell>
        </table:table-row>
        <table:table-row table:style-name="ro1">
          <table:table-cell office:value-type="float" office:value="0.426999999999758" calcext:value-type="float">
            <text:p>0,426999999999758</text:p>
          </table:table-cell>
          <table:table-cell table:formula="of:=SIN([.A2429])" office:value-type="float" office:value="0.414142033353105" calcext:value-type="float">
            <text:p>0,414142033353105</text:p>
          </table:table-cell>
        </table:table-row>
        <table:table-row table:style-name="ro1">
          <table:table-cell office:value-type="float" office:value="0.427999999999757" calcext:value-type="float">
            <text:p>0,427999999999757</text:p>
          </table:table-cell>
          <table:table-cell table:formula="of:=SIN([.A2430])" office:value-type="float" office:value="0.415052038400267" calcext:value-type="float">
            <text:p>0,415052038400267</text:p>
          </table:table-cell>
        </table:table-row>
        <table:table-row table:style-name="ro1">
          <table:table-cell office:value-type="float" office:value="0.428999999999757" calcext:value-type="float">
            <text:p>0,428999999999757</text:p>
          </table:table-cell>
          <table:table-cell table:formula="of:=SIN([.A2431])" office:value-type="float" office:value="0.415961628395426" calcext:value-type="float">
            <text:p>0,415961628395426</text:p>
          </table:table-cell>
        </table:table-row>
        <table:table-row table:style-name="ro1">
          <table:table-cell office:value-type="float" office:value="0.429999999999757" calcext:value-type="float">
            <text:p>0,429999999999757</text:p>
          </table:table-cell>
          <table:table-cell table:formula="of:=SIN([.A2432])" office:value-type="float" office:value="0.41687080242899" calcext:value-type="float">
            <text:p>0,41687080242899</text:p>
          </table:table-cell>
        </table:table-row>
        <table:table-row table:style-name="ro1">
          <table:table-cell office:value-type="float" office:value="0.430999999999757" calcext:value-type="float">
            <text:p>0,430999999999757</text:p>
          </table:table-cell>
          <table:table-cell table:formula="of:=SIN([.A2433])" office:value-type="float" office:value="0.417779559591787" calcext:value-type="float">
            <text:p>0,417779559591787</text:p>
          </table:table-cell>
        </table:table-row>
        <table:table-row table:style-name="ro1">
          <table:table-cell office:value-type="float" office:value="0.431999999999757" calcext:value-type="float">
            <text:p>0,431999999999757</text:p>
          </table:table-cell>
          <table:table-cell table:formula="of:=SIN([.A2434])" office:value-type="float" office:value="0.418687898975059" calcext:value-type="float">
            <text:p>0,418687898975059</text:p>
          </table:table-cell>
        </table:table-row>
        <table:table-row table:style-name="ro1">
          <table:table-cell office:value-type="float" office:value="0.432999999999757" calcext:value-type="float">
            <text:p>0,432999999999757</text:p>
          </table:table-cell>
          <table:table-cell table:formula="of:=SIN([.A2435])" office:value-type="float" office:value="0.419595819670467" calcext:value-type="float">
            <text:p>0,419595819670467</text:p>
          </table:table-cell>
        </table:table-row>
        <table:table-row table:style-name="ro1">
          <table:table-cell office:value-type="float" office:value="0.433999999999757" calcext:value-type="float">
            <text:p>0,433999999999757</text:p>
          </table:table-cell>
          <table:table-cell table:formula="of:=SIN([.A2436])" office:value-type="float" office:value="0.42050332077009" calcext:value-type="float">
            <text:p>0,42050332077009</text:p>
          </table:table-cell>
        </table:table-row>
        <table:table-row table:style-name="ro1">
          <table:table-cell office:value-type="float" office:value="0.434999999999757" calcext:value-type="float">
            <text:p>0,434999999999757</text:p>
          </table:table-cell>
          <table:table-cell table:formula="of:=SIN([.A2437])" office:value-type="float" office:value="0.421410401366427" calcext:value-type="float">
            <text:p>0,421410401366427</text:p>
          </table:table-cell>
        </table:table-row>
        <table:table-row table:style-name="ro1">
          <table:table-cell office:value-type="float" office:value="0.435999999999757" calcext:value-type="float">
            <text:p>0,435999999999757</text:p>
          </table:table-cell>
          <table:table-cell table:formula="of:=SIN([.A2438])" office:value-type="float" office:value="0.422317060552399" calcext:value-type="float">
            <text:p>0,422317060552399</text:p>
          </table:table-cell>
        </table:table-row>
        <table:table-row table:style-name="ro1">
          <table:table-cell office:value-type="float" office:value="0.436999999999757" calcext:value-type="float">
            <text:p>0,436999999999757</text:p>
          </table:table-cell>
          <table:table-cell table:formula="of:=SIN([.A2439])" office:value-type="float" office:value="0.423223297421344" calcext:value-type="float">
            <text:p>0,423223297421344</text:p>
          </table:table-cell>
        </table:table-row>
        <table:table-row table:style-name="ro1">
          <table:table-cell office:value-type="float" office:value="0.437999999999756" calcext:value-type="float">
            <text:p>0,437999999999756</text:p>
          </table:table-cell>
          <table:table-cell table:formula="of:=SIN([.A2440])" office:value-type="float" office:value="0.424129111067028" calcext:value-type="float">
            <text:p>0,424129111067028</text:p>
          </table:table-cell>
        </table:table-row>
        <table:table-row table:style-name="ro1">
          <table:table-cell office:value-type="float" office:value="0.438999999999756" calcext:value-type="float">
            <text:p>0,438999999999756</text:p>
          </table:table-cell>
          <table:table-cell table:formula="of:=SIN([.A2441])" office:value-type="float" office:value="0.425034500583636" calcext:value-type="float">
            <text:p>0,425034500583636</text:p>
          </table:table-cell>
        </table:table-row>
        <table:table-row table:style-name="ro1">
          <table:table-cell office:value-type="float" office:value="0.439999999999756" calcext:value-type="float">
            <text:p>0,439999999999756</text:p>
          </table:table-cell>
          <table:table-cell table:formula="of:=SIN([.A2442])" office:value-type="float" office:value="0.425939465065779" calcext:value-type="float">
            <text:p>0,425939465065779</text:p>
          </table:table-cell>
        </table:table-row>
        <table:table-row table:style-name="ro1">
          <table:table-cell office:value-type="float" office:value="0.440999999999756" calcext:value-type="float">
            <text:p>0,440999999999756</text:p>
          </table:table-cell>
          <table:table-cell table:formula="of:=SIN([.A2443])" office:value-type="float" office:value="0.426844003608492" calcext:value-type="float">
            <text:p>0,426844003608492</text:p>
          </table:table-cell>
        </table:table-row>
        <table:table-row table:style-name="ro1">
          <table:table-cell office:value-type="float" office:value="0.441999999999756" calcext:value-type="float">
            <text:p>0,441999999999756</text:p>
          </table:table-cell>
          <table:table-cell table:formula="of:=SIN([.A2444])" office:value-type="float" office:value="0.427748115307237" calcext:value-type="float">
            <text:p>0,427748115307237</text:p>
          </table:table-cell>
        </table:table-row>
        <table:table-row table:style-name="ro1">
          <table:table-cell office:value-type="float" office:value="0.442999999999756" calcext:value-type="float">
            <text:p>0,442999999999756</text:p>
          </table:table-cell>
          <table:table-cell table:formula="of:=SIN([.A2445])" office:value-type="float" office:value="0.428651799257903" calcext:value-type="float">
            <text:p>0,428651799257903</text:p>
          </table:table-cell>
        </table:table-row>
        <table:table-row table:style-name="ro1">
          <table:table-cell office:value-type="float" office:value="0.443999999999756" calcext:value-type="float">
            <text:p>0,443999999999756</text:p>
          </table:table-cell>
          <table:table-cell table:formula="of:=SIN([.A2446])" office:value-type="float" office:value="0.429555054556805" calcext:value-type="float">
            <text:p>0,429555054556805</text:p>
          </table:table-cell>
        </table:table-row>
        <table:table-row table:style-name="ro1">
          <table:table-cell office:value-type="float" office:value="0.444999999999756" calcext:value-type="float">
            <text:p>0,444999999999756</text:p>
          </table:table-cell>
          <table:table-cell table:formula="of:=SIN([.A2447])" office:value-type="float" office:value="0.430457880300688" calcext:value-type="float">
            <text:p>0,430457880300688</text:p>
          </table:table-cell>
        </table:table-row>
        <table:table-row table:style-name="ro1">
          <table:table-cell office:value-type="float" office:value="0.445999999999756" calcext:value-type="float">
            <text:p>0,445999999999756</text:p>
          </table:table-cell>
          <table:table-cell table:formula="of:=SIN([.A2448])" office:value-type="float" office:value="0.431360275586727" calcext:value-type="float">
            <text:p>0,431360275586727</text:p>
          </table:table-cell>
        </table:table-row>
        <table:table-row table:style-name="ro1">
          <table:table-cell office:value-type="float" office:value="0.446999999999755" calcext:value-type="float">
            <text:p>0,446999999999755</text:p>
          </table:table-cell>
          <table:table-cell table:formula="of:=SIN([.A2449])" office:value-type="float" office:value="0.432262239512526" calcext:value-type="float">
            <text:p>0,432262239512526</text:p>
          </table:table-cell>
        </table:table-row>
        <table:table-row table:style-name="ro1">
          <table:table-cell office:value-type="float" office:value="0.447999999999755" calcext:value-type="float">
            <text:p>0,447999999999755</text:p>
          </table:table-cell>
          <table:table-cell table:formula="of:=SIN([.A2450])" office:value-type="float" office:value="0.433163771176122" calcext:value-type="float">
            <text:p>0,433163771176122</text:p>
          </table:table-cell>
        </table:table-row>
        <table:table-row table:style-name="ro1">
          <table:table-cell office:value-type="float" office:value="0.448999999999755" calcext:value-type="float">
            <text:p>0,448999999999755</text:p>
          </table:table-cell>
          <table:table-cell table:formula="of:=SIN([.A2451])" office:value-type="float" office:value="0.434064869675983" calcext:value-type="float">
            <text:p>0,434064869675983</text:p>
          </table:table-cell>
        </table:table-row>
        <table:table-row table:style-name="ro1">
          <table:table-cell office:value-type="float" office:value="0.449999999999755" calcext:value-type="float">
            <text:p>0,449999999999755</text:p>
          </table:table-cell>
          <table:table-cell table:formula="of:=SIN([.A2452])" office:value-type="float" office:value="0.43496553411101" calcext:value-type="float">
            <text:p>0,43496553411101</text:p>
          </table:table-cell>
        </table:table-row>
        <table:table-row table:style-name="ro1">
          <table:table-cell office:value-type="float" office:value="0.450999999999755" calcext:value-type="float">
            <text:p>0,450999999999755</text:p>
          </table:table-cell>
          <table:table-cell table:formula="of:=SIN([.A2453])" office:value-type="float" office:value="0.435865763580539" calcext:value-type="float">
            <text:p>0,435865763580539</text:p>
          </table:table-cell>
        </table:table-row>
        <table:table-row table:style-name="ro1">
          <table:table-cell office:value-type="float" office:value="0.451999999999755" calcext:value-type="float">
            <text:p>0,451999999999755</text:p>
          </table:table-cell>
          <table:table-cell table:formula="of:=SIN([.A2454])" office:value-type="float" office:value="0.436765557184341" calcext:value-type="float">
            <text:p>0,436765557184341</text:p>
          </table:table-cell>
        </table:table-row>
        <table:table-row table:style-name="ro1">
          <table:table-cell office:value-type="float" office:value="0.452999999999755" calcext:value-type="float">
            <text:p>0,452999999999755</text:p>
          </table:table-cell>
          <table:table-cell table:formula="of:=SIN([.A2455])" office:value-type="float" office:value="0.437664914022622" calcext:value-type="float">
            <text:p>0,437664914022622</text:p>
          </table:table-cell>
        </table:table-row>
        <table:table-row table:style-name="ro1">
          <table:table-cell office:value-type="float" office:value="0.453999999999755" calcext:value-type="float">
            <text:p>0,453999999999755</text:p>
          </table:table-cell>
          <table:table-cell table:formula="of:=SIN([.A2456])" office:value-type="float" office:value="0.438563833196026" calcext:value-type="float">
            <text:p>0,438563833196026</text:p>
          </table:table-cell>
        </table:table-row>
        <table:table-row table:style-name="ro1">
          <table:table-cell office:value-type="float" office:value="0.454999999999755" calcext:value-type="float">
            <text:p>0,454999999999755</text:p>
          </table:table-cell>
          <table:table-cell table:formula="of:=SIN([.A2457])" office:value-type="float" office:value="0.439462313805633" calcext:value-type="float">
            <text:p>0,439462313805633</text:p>
          </table:table-cell>
        </table:table-row>
        <table:table-row table:style-name="ro1">
          <table:table-cell office:value-type="float" office:value="0.455999999999754" calcext:value-type="float">
            <text:p>0,455999999999754</text:p>
          </table:table-cell>
          <table:table-cell table:formula="of:=SIN([.A2458])" office:value-type="float" office:value="0.440360354952963" calcext:value-type="float">
            <text:p>0,440360354952963</text:p>
          </table:table-cell>
        </table:table-row>
        <table:table-row table:style-name="ro1">
          <table:table-cell office:value-type="float" office:value="0.456999999999754" calcext:value-type="float">
            <text:p>0,456999999999754</text:p>
          </table:table-cell>
          <table:table-cell table:formula="of:=SIN([.A2459])" office:value-type="float" office:value="0.441257955739974" calcext:value-type="float">
            <text:p>0,441257955739974</text:p>
          </table:table-cell>
        </table:table-row>
        <table:table-row table:style-name="ro1">
          <table:table-cell office:value-type="float" office:value="0.457999999999754" calcext:value-type="float">
            <text:p>0,457999999999754</text:p>
          </table:table-cell>
          <table:table-cell table:formula="of:=SIN([.A2460])" office:value-type="float" office:value="0.442155115269067" calcext:value-type="float">
            <text:p>0,442155115269067</text:p>
          </table:table-cell>
        </table:table-row>
        <table:table-row table:style-name="ro1">
          <table:table-cell office:value-type="float" office:value="0.458999999999754" calcext:value-type="float">
            <text:p>0,458999999999754</text:p>
          </table:table-cell>
          <table:table-cell table:formula="of:=SIN([.A2461])" office:value-type="float" office:value="0.443051832643081" calcext:value-type="float">
            <text:p>0,443051832643081</text:p>
          </table:table-cell>
        </table:table-row>
        <table:table-row table:style-name="ro1">
          <table:table-cell office:value-type="float" office:value="0.459999999999754" calcext:value-type="float">
            <text:p>0,459999999999754</text:p>
          </table:table-cell>
          <table:table-cell table:formula="of:=SIN([.A2462])" office:value-type="float" office:value="0.443948106965299" calcext:value-type="float">
            <text:p>0,443948106965299</text:p>
          </table:table-cell>
        </table:table-row>
        <table:table-row table:style-name="ro1">
          <table:table-cell office:value-type="float" office:value="0.460999999999754" calcext:value-type="float">
            <text:p>0,460999999999754</text:p>
          </table:table-cell>
          <table:table-cell table:formula="of:=SIN([.A2463])" office:value-type="float" office:value="0.444843937339448" calcext:value-type="float">
            <text:p>0,444843937339448</text:p>
          </table:table-cell>
        </table:table-row>
        <table:table-row table:style-name="ro1">
          <table:table-cell office:value-type="float" office:value="0.461999999999754" calcext:value-type="float">
            <text:p>0,461999999999754</text:p>
          </table:table-cell>
          <table:table-cell table:formula="of:=SIN([.A2464])" office:value-type="float" office:value="0.445739322869696" calcext:value-type="float">
            <text:p>0,445739322869696</text:p>
          </table:table-cell>
        </table:table-row>
        <table:table-row table:style-name="ro1">
          <table:table-cell office:value-type="float" office:value="0.462999999999754" calcext:value-type="float">
            <text:p>0,462999999999754</text:p>
          </table:table-cell>
          <table:table-cell table:formula="of:=SIN([.A2465])" office:value-type="float" office:value="0.446634262660659" calcext:value-type="float">
            <text:p>0,446634262660659</text:p>
          </table:table-cell>
        </table:table-row>
        <table:table-row table:style-name="ro1">
          <table:table-cell office:value-type="float" office:value="0.463999999999754" calcext:value-type="float">
            <text:p>0,463999999999754</text:p>
          </table:table-cell>
          <table:table-cell table:formula="of:=SIN([.A2466])" office:value-type="float" office:value="0.447528755817396" calcext:value-type="float">
            <text:p>0,447528755817396</text:p>
          </table:table-cell>
        </table:table-row>
        <table:table-row table:style-name="ro1">
          <table:table-cell office:value-type="float" office:value="0.464999999999754" calcext:value-type="float">
            <text:p>0,464999999999754</text:p>
          </table:table-cell>
          <table:table-cell table:formula="of:=SIN([.A2467])" office:value-type="float" office:value="0.448422801445414" calcext:value-type="float">
            <text:p>0,448422801445414</text:p>
          </table:table-cell>
        </table:table-row>
        <table:table-row table:style-name="ro1">
          <table:table-cell office:value-type="float" office:value="0.465999999999754" calcext:value-type="float">
            <text:p>0,465999999999754</text:p>
          </table:table-cell>
          <table:table-cell table:formula="of:=SIN([.A2468])" office:value-type="float" office:value="0.449316398650669" calcext:value-type="float">
            <text:p>0,449316398650669</text:p>
          </table:table-cell>
        </table:table-row>
        <table:table-row table:style-name="ro1">
          <table:table-cell office:value-type="float" office:value="0.466999999999754" calcext:value-type="float">
            <text:p>0,466999999999754</text:p>
          </table:table-cell>
          <table:table-cell table:formula="of:=SIN([.A2469])" office:value-type="float" office:value="0.450209546539562" calcext:value-type="float">
            <text:p>0,450209546539562</text:p>
          </table:table-cell>
        </table:table-row>
        <table:table-row table:style-name="ro1">
          <table:table-cell office:value-type="float" office:value="0.467999999999754" calcext:value-type="float">
            <text:p>0,467999999999754</text:p>
          </table:table-cell>
          <table:table-cell table:formula="of:=SIN([.A2470])" office:value-type="float" office:value="0.451102244218946" calcext:value-type="float">
            <text:p>0,451102244218946</text:p>
          </table:table-cell>
        </table:table-row>
        <table:table-row table:style-name="ro1">
          <table:table-cell office:value-type="float" office:value="0.468999999999753" calcext:value-type="float">
            <text:p>0,468999999999753</text:p>
          </table:table-cell>
          <table:table-cell table:formula="of:=SIN([.A2471])" office:value-type="float" office:value="0.451994490796124" calcext:value-type="float">
            <text:p>0,451994490796124</text:p>
          </table:table-cell>
        </table:table-row>
        <table:table-row table:style-name="ro1">
          <table:table-cell office:value-type="float" office:value="0.469999999999753" calcext:value-type="float">
            <text:p>0,469999999999753</text:p>
          </table:table-cell>
          <table:table-cell table:formula="of:=SIN([.A2472])" office:value-type="float" office:value="0.452886285378848" calcext:value-type="float">
            <text:p>0,452886285378848</text:p>
          </table:table-cell>
        </table:table-row>
        <table:table-row table:style-name="ro1">
          <table:table-cell office:value-type="float" office:value="0.470999999999753" calcext:value-type="float">
            <text:p>0,470999999999753</text:p>
          </table:table-cell>
          <table:table-cell table:formula="of:=SIN([.A2473])" office:value-type="float" office:value="0.453777627075325" calcext:value-type="float">
            <text:p>0,453777627075325</text:p>
          </table:table-cell>
        </table:table-row>
        <table:table-row table:style-name="ro1">
          <table:table-cell office:value-type="float" office:value="0.471999999999753" calcext:value-type="float">
            <text:p>0,471999999999753</text:p>
          </table:table-cell>
          <table:table-cell table:formula="of:=SIN([.A2474])" office:value-type="float" office:value="0.454668514994213" calcext:value-type="float">
            <text:p>0,454668514994213</text:p>
          </table:table-cell>
        </table:table-row>
        <table:table-row table:style-name="ro1">
          <table:table-cell office:value-type="float" office:value="0.472999999999753" calcext:value-type="float">
            <text:p>0,472999999999753</text:p>
          </table:table-cell>
          <table:table-cell table:formula="of:=SIN([.A2475])" office:value-type="float" office:value="0.455558948244623" calcext:value-type="float">
            <text:p>0,455558948244623</text:p>
          </table:table-cell>
        </table:table-row>
        <table:table-row table:style-name="ro1">
          <table:table-cell office:value-type="float" office:value="0.473999999999753" calcext:value-type="float">
            <text:p>0,473999999999753</text:p>
          </table:table-cell>
          <table:table-cell table:formula="of:=SIN([.A2476])" office:value-type="float" office:value="0.456448925936123" calcext:value-type="float">
            <text:p>0,456448925936123</text:p>
          </table:table-cell>
        </table:table-row>
        <table:table-row table:style-name="ro1">
          <table:table-cell office:value-type="float" office:value="0.474999999999753" calcext:value-type="float">
            <text:p>0,474999999999753</text:p>
          </table:table-cell>
          <table:table-cell table:formula="of:=SIN([.A2477])" office:value-type="float" office:value="0.457338447178736" calcext:value-type="float">
            <text:p>0,457338447178736</text:p>
          </table:table-cell>
        </table:table-row>
        <table:table-row table:style-name="ro1">
          <table:table-cell office:value-type="float" office:value="0.475999999999753" calcext:value-type="float">
            <text:p>0,475999999999753</text:p>
          </table:table-cell>
          <table:table-cell table:formula="of:=SIN([.A2478])" office:value-type="float" office:value="0.458227511082939" calcext:value-type="float">
            <text:p>0,458227511082939</text:p>
          </table:table-cell>
        </table:table-row>
        <table:table-row table:style-name="ro1">
          <table:table-cell office:value-type="float" office:value="0.476999999999753" calcext:value-type="float">
            <text:p>0,476999999999753</text:p>
          </table:table-cell>
          <table:table-cell table:formula="of:=SIN([.A2479])" office:value-type="float" office:value="0.459116116759669" calcext:value-type="float">
            <text:p>0,459116116759669</text:p>
          </table:table-cell>
        </table:table-row>
        <table:table-row table:style-name="ro1">
          <table:table-cell office:value-type="float" office:value="0.477999999999752" calcext:value-type="float">
            <text:p>0,477999999999752</text:p>
          </table:table-cell>
          <table:table-cell table:formula="of:=SIN([.A2480])" office:value-type="float" office:value="0.460004263320321" calcext:value-type="float">
            <text:p>0,460004263320321</text:p>
          </table:table-cell>
        </table:table-row>
        <table:table-row table:style-name="ro1">
          <table:table-cell office:value-type="float" office:value="0.478999999999752" calcext:value-type="float">
            <text:p>0,478999999999752</text:p>
          </table:table-cell>
          <table:table-cell table:formula="of:=SIN([.A2481])" office:value-type="float" office:value="0.460891949876748" calcext:value-type="float">
            <text:p>0,460891949876748</text:p>
          </table:table-cell>
        </table:table-row>
        <table:table-row table:style-name="ro1">
          <table:table-cell office:value-type="float" office:value="0.479999999999752" calcext:value-type="float">
            <text:p>0,479999999999752</text:p>
          </table:table-cell>
          <table:table-cell table:formula="of:=SIN([.A2482])" office:value-type="float" office:value="0.461779175541263" calcext:value-type="float">
            <text:p>0,461779175541263</text:p>
          </table:table-cell>
        </table:table-row>
        <table:table-row table:style-name="ro1">
          <table:table-cell office:value-type="float" office:value="0.480999999999752" calcext:value-type="float">
            <text:p>0,480999999999752</text:p>
          </table:table-cell>
          <table:table-cell table:formula="of:=SIN([.A2483])" office:value-type="float" office:value="0.462665939426641" calcext:value-type="float">
            <text:p>0,462665939426641</text:p>
          </table:table-cell>
        </table:table-row>
        <table:table-row table:style-name="ro1">
          <table:table-cell office:value-type="float" office:value="0.481999999999752" calcext:value-type="float">
            <text:p>0,481999999999752</text:p>
          </table:table-cell>
          <table:table-cell table:formula="of:=SIN([.A2484])" office:value-type="float" office:value="0.463552240646119" calcext:value-type="float">
            <text:p>0,463552240646119</text:p>
          </table:table-cell>
        </table:table-row>
        <table:table-row table:style-name="ro1">
          <table:table-cell office:value-type="float" office:value="0.482999999999752" calcext:value-type="float">
            <text:p>0,482999999999752</text:p>
          </table:table-cell>
          <table:table-cell table:formula="of:=SIN([.A2485])" office:value-type="float" office:value="0.464438078313394" calcext:value-type="float">
            <text:p>0,464438078313394</text:p>
          </table:table-cell>
        </table:table-row>
        <table:table-row table:style-name="ro1">
          <table:table-cell office:value-type="float" office:value="0.483999999999752" calcext:value-type="float">
            <text:p>0,483999999999752</text:p>
          </table:table-cell>
          <table:table-cell table:formula="of:=SIN([.A2486])" office:value-type="float" office:value="0.46532345154263" calcext:value-type="float">
            <text:p>0,46532345154263</text:p>
          </table:table-cell>
        </table:table-row>
        <table:table-row table:style-name="ro1">
          <table:table-cell office:value-type="float" office:value="0.484999999999752" calcext:value-type="float">
            <text:p>0,484999999999752</text:p>
          </table:table-cell>
          <table:table-cell table:formula="of:=SIN([.A2487])" office:value-type="float" office:value="0.466208359448453" calcext:value-type="float">
            <text:p>0,466208359448453</text:p>
          </table:table-cell>
        </table:table-row>
        <table:table-row table:style-name="ro1">
          <table:table-cell office:value-type="float" office:value="0.485999999999752" calcext:value-type="float">
            <text:p>0,485999999999752</text:p>
          </table:table-cell>
          <table:table-cell table:formula="of:=SIN([.A2488])" office:value-type="float" office:value="0.467092801145955" calcext:value-type="float">
            <text:p>0,467092801145955</text:p>
          </table:table-cell>
        </table:table-row>
        <table:table-row table:style-name="ro1">
          <table:table-cell office:value-type="float" office:value="0.486999999999751" calcext:value-type="float">
            <text:p>0,486999999999751</text:p>
          </table:table-cell>
          <table:table-cell table:formula="of:=SIN([.A2489])" office:value-type="float" office:value="0.467976775750696" calcext:value-type="float">
            <text:p>0,467976775750696</text:p>
          </table:table-cell>
        </table:table-row>
        <table:table-row table:style-name="ro1">
          <table:table-cell office:value-type="float" office:value="0.487999999999751" calcext:value-type="float">
            <text:p>0,487999999999751</text:p>
          </table:table-cell>
          <table:table-cell table:formula="of:=SIN([.A2490])" office:value-type="float" office:value="0.468860282378699" calcext:value-type="float">
            <text:p>0,468860282378699</text:p>
          </table:table-cell>
        </table:table-row>
        <table:table-row table:style-name="ro1">
          <table:table-cell office:value-type="float" office:value="0.488999999999751" calcext:value-type="float">
            <text:p>0,488999999999751</text:p>
          </table:table-cell>
          <table:table-cell table:formula="of:=SIN([.A2491])" office:value-type="float" office:value="0.469743320146459" calcext:value-type="float">
            <text:p>0,469743320146459</text:p>
          </table:table-cell>
        </table:table-row>
        <table:table-row table:style-name="ro1">
          <table:table-cell office:value-type="float" office:value="0.489999999999751" calcext:value-type="float">
            <text:p>0,489999999999751</text:p>
          </table:table-cell>
          <table:table-cell table:formula="of:=SIN([.A2492])" office:value-type="float" office:value="0.470625888170938" calcext:value-type="float">
            <text:p>0,470625888170938</text:p>
          </table:table-cell>
        </table:table-row>
        <table:table-row table:style-name="ro1">
          <table:table-cell office:value-type="float" office:value="0.490999999999751" calcext:value-type="float">
            <text:p>0,490999999999751</text:p>
          </table:table-cell>
          <table:table-cell table:formula="of:=SIN([.A2493])" office:value-type="float" office:value="0.471507985569569" calcext:value-type="float">
            <text:p>0,471507985569569</text:p>
          </table:table-cell>
        </table:table-row>
        <table:table-row table:style-name="ro1">
          <table:table-cell office:value-type="float" office:value="0.491999999999751" calcext:value-type="float">
            <text:p>0,491999999999751</text:p>
          </table:table-cell>
          <table:table-cell table:formula="of:=SIN([.A2494])" office:value-type="float" office:value="0.472389611460253" calcext:value-type="float">
            <text:p>0,472389611460253</text:p>
          </table:table-cell>
        </table:table-row>
        <table:table-row table:style-name="ro1">
          <table:table-cell office:value-type="float" office:value="0.492999999999751" calcext:value-type="float">
            <text:p>0,492999999999751</text:p>
          </table:table-cell>
          <table:table-cell table:formula="of:=SIN([.A2495])" office:value-type="float" office:value="0.473270764961364" calcext:value-type="float">
            <text:p>0,473270764961364</text:p>
          </table:table-cell>
        </table:table-row>
        <table:table-row table:style-name="ro1">
          <table:table-cell office:value-type="float" office:value="0.493999999999751" calcext:value-type="float">
            <text:p>0,493999999999751</text:p>
          </table:table-cell>
          <table:table-cell table:formula="of:=SIN([.A2496])" office:value-type="float" office:value="0.474151445191751" calcext:value-type="float">
            <text:p>0,474151445191751</text:p>
          </table:table-cell>
        </table:table-row>
        <table:table-row table:style-name="ro1">
          <table:table-cell office:value-type="float" office:value="0.494999999999751" calcext:value-type="float">
            <text:p>0,494999999999751</text:p>
          </table:table-cell>
          <table:table-cell table:formula="of:=SIN([.A2497])" office:value-type="float" office:value="0.475031651270731" calcext:value-type="float">
            <text:p>0,475031651270731</text:p>
          </table:table-cell>
        </table:table-row>
        <table:table-row table:style-name="ro1">
          <table:table-cell office:value-type="float" office:value="0.49599999999975" calcext:value-type="float">
            <text:p>0,49599999999975</text:p>
          </table:table-cell>
          <table:table-cell table:formula="of:=SIN([.A2498])" office:value-type="float" office:value="0.4759113823181" calcext:value-type="float">
            <text:p>0,4759113823181</text:p>
          </table:table-cell>
        </table:table-row>
        <table:table-row table:style-name="ro1">
          <table:table-cell office:value-type="float" office:value="0.49699999999975" calcext:value-type="float">
            <text:p>0,49699999999975</text:p>
          </table:table-cell>
          <table:table-cell table:formula="of:=SIN([.A2499])" office:value-type="float" office:value="0.476790637454126" calcext:value-type="float">
            <text:p>0,476790637454126</text:p>
          </table:table-cell>
        </table:table-row>
        <table:table-row table:style-name="ro1">
          <table:table-cell office:value-type="float" office:value="0.49799999999975" calcext:value-type="float">
            <text:p>0,49799999999975</text:p>
          </table:table-cell>
          <table:table-cell table:formula="of:=SIN([.A2500])" office:value-type="float" office:value="0.477669415799555" calcext:value-type="float">
            <text:p>0,477669415799555</text:p>
          </table:table-cell>
        </table:table-row>
        <table:table-row table:style-name="ro1">
          <table:table-cell office:value-type="float" office:value="0.49899999999975" calcext:value-type="float">
            <text:p>0,49899999999975</text:p>
          </table:table-cell>
          <table:table-cell table:formula="of:=SIN([.A2501])" office:value-type="float" office:value="0.478547716475608" calcext:value-type="float">
            <text:p>0,478547716475608</text:p>
          </table:table-cell>
        </table:table-row>
        <table:table-row table:style-name="ro1">
          <table:table-cell office:value-type="float" office:value="0.49999999999975" calcext:value-type="float">
            <text:p>0,49999999999975</text:p>
          </table:table-cell>
          <table:table-cell table:formula="of:=SIN([.A2502])" office:value-type="float" office:value="0.479425538603984" calcext:value-type="float">
            <text:p>0,479425538603984</text:p>
          </table:table-cell>
        </table:table-row>
        <table:table-row table:style-name="ro1">
          <table:table-cell office:value-type="float" office:value="0.50099999999975" calcext:value-type="float">
            <text:p>0,50099999999975</text:p>
          </table:table-cell>
          <table:table-cell table:formula="of:=SIN([.A2503])" office:value-type="float" office:value="0.480302881306861" calcext:value-type="float">
            <text:p>0,480302881306861</text:p>
          </table:table-cell>
        </table:table-row>
        <table:table-row table:style-name="ro1">
          <table:table-cell office:value-type="float" office:value="0.50199999999975" calcext:value-type="float">
            <text:p>0,50199999999975</text:p>
          </table:table-cell>
          <table:table-cell table:formula="of:=SIN([.A2504])" office:value-type="float" office:value="0.481179743706897" calcext:value-type="float">
            <text:p>0,481179743706897</text:p>
          </table:table-cell>
        </table:table-row>
        <table:table-row table:style-name="ro1">
          <table:table-cell office:value-type="float" office:value="0.50299999999975" calcext:value-type="float">
            <text:p>0,50299999999975</text:p>
          </table:table-cell>
          <table:table-cell table:formula="of:=SIN([.A2505])" office:value-type="float" office:value="0.482056124927229" calcext:value-type="float">
            <text:p>0,482056124927229</text:p>
          </table:table-cell>
        </table:table-row>
        <table:table-row table:style-name="ro1">
          <table:table-cell office:value-type="float" office:value="0.50399999999975" calcext:value-type="float">
            <text:p>0,50399999999975</text:p>
          </table:table-cell>
          <table:table-cell table:formula="of:=SIN([.A2506])" office:value-type="float" office:value="0.482932024091477" calcext:value-type="float">
            <text:p>0,482932024091477</text:p>
          </table:table-cell>
        </table:table-row>
        <table:table-row table:style-name="ro1">
          <table:table-cell office:value-type="float" office:value="0.504999999999749" calcext:value-type="float">
            <text:p>0,504999999999749</text:p>
          </table:table-cell>
          <table:table-cell table:formula="of:=SIN([.A2507])" office:value-type="float" office:value="0.483807440323741" calcext:value-type="float">
            <text:p>0,483807440323741</text:p>
          </table:table-cell>
        </table:table-row>
        <table:table-row table:style-name="ro1">
          <table:table-cell office:value-type="float" office:value="0.50599999999975" calcext:value-type="float">
            <text:p>0,50599999999975</text:p>
          </table:table-cell>
          <table:table-cell table:formula="of:=SIN([.A2508])" office:value-type="float" office:value="0.484682372748605" calcext:value-type="float">
            <text:p>0,484682372748605</text:p>
          </table:table-cell>
        </table:table-row>
        <table:table-row table:style-name="ro1">
          <table:table-cell office:value-type="float" office:value="0.50699999999975" calcext:value-type="float">
            <text:p>0,50699999999975</text:p>
          </table:table-cell>
          <table:table-cell table:formula="of:=SIN([.A2509])" office:value-type="float" office:value="0.485556820491137" calcext:value-type="float">
            <text:p>0,485556820491137</text:p>
          </table:table-cell>
        </table:table-row>
        <table:table-row table:style-name="ro1">
          <table:table-cell office:value-type="float" office:value="0.50799999999975" calcext:value-type="float">
            <text:p>0,50799999999975</text:p>
          </table:table-cell>
          <table:table-cell table:formula="of:=SIN([.A2510])" office:value-type="float" office:value="0.486430782676888" calcext:value-type="float">
            <text:p>0,486430782676888</text:p>
          </table:table-cell>
        </table:table-row>
        <table:table-row table:style-name="ro1">
          <table:table-cell office:value-type="float" office:value="0.508999999999749" calcext:value-type="float">
            <text:p>0,508999999999749</text:p>
          </table:table-cell>
          <table:table-cell table:formula="of:=SIN([.A2511])" office:value-type="float" office:value="0.487304258431897" calcext:value-type="float">
            <text:p>0,487304258431897</text:p>
          </table:table-cell>
        </table:table-row>
        <table:table-row table:style-name="ro1">
          <table:table-cell office:value-type="float" office:value="0.509999999999749" calcext:value-type="float">
            <text:p>0,509999999999749</text:p>
          </table:table-cell>
          <table:table-cell table:formula="of:=SIN([.A2512])" office:value-type="float" office:value="0.488177246882689" calcext:value-type="float">
            <text:p>0,488177246882689</text:p>
          </table:table-cell>
        </table:table-row>
        <table:table-row table:style-name="ro1">
          <table:table-cell office:value-type="float" office:value="0.510999999999749" calcext:value-type="float">
            <text:p>0,510999999999749</text:p>
          </table:table-cell>
          <table:table-cell table:formula="of:=SIN([.A2513])" office:value-type="float" office:value="0.489049747156274" calcext:value-type="float">
            <text:p>0,489049747156274</text:p>
          </table:table-cell>
        </table:table-row>
        <table:table-row table:style-name="ro1">
          <table:table-cell office:value-type="float" office:value="0.511999999999749" calcext:value-type="float">
            <text:p>0,511999999999749</text:p>
          </table:table-cell>
          <table:table-cell table:formula="of:=SIN([.A2514])" office:value-type="float" office:value="0.489921758380153" calcext:value-type="float">
            <text:p>0,489921758380153</text:p>
          </table:table-cell>
        </table:table-row>
        <table:table-row table:style-name="ro1">
          <table:table-cell office:value-type="float" office:value="0.512999999999749" calcext:value-type="float">
            <text:p>0,512999999999749</text:p>
          </table:table-cell>
          <table:table-cell table:formula="of:=SIN([.A2515])" office:value-type="float" office:value="0.490793279682314" calcext:value-type="float">
            <text:p>0,490793279682314</text:p>
          </table:table-cell>
        </table:table-row>
        <table:table-row table:style-name="ro1">
          <table:table-cell office:value-type="float" office:value="0.513999999999749" calcext:value-type="float">
            <text:p>0,513999999999749</text:p>
          </table:table-cell>
          <table:table-cell table:formula="of:=SIN([.A2516])" office:value-type="float" office:value="0.491664310191237" calcext:value-type="float">
            <text:p>0,491664310191237</text:p>
          </table:table-cell>
        </table:table-row>
        <table:table-row table:style-name="ro1">
          <table:table-cell office:value-type="float" office:value="0.514999999999749" calcext:value-type="float">
            <text:p>0,514999999999749</text:p>
          </table:table-cell>
          <table:table-cell table:formula="of:=SIN([.A2517])" office:value-type="float" office:value="0.49253484903589" calcext:value-type="float">
            <text:p>0,49253484903589</text:p>
          </table:table-cell>
        </table:table-row>
        <table:table-row table:style-name="ro1">
          <table:table-cell office:value-type="float" office:value="0.515999999999749" calcext:value-type="float">
            <text:p>0,515999999999749</text:p>
          </table:table-cell>
          <table:table-cell table:formula="of:=SIN([.A2518])" office:value-type="float" office:value="0.493404895345735" calcext:value-type="float">
            <text:p>0,493404895345735</text:p>
          </table:table-cell>
        </table:table-row>
        <table:table-row table:style-name="ro1">
          <table:table-cell office:value-type="float" office:value="0.516999999999749" calcext:value-type="float">
            <text:p>0,516999999999749</text:p>
          </table:table-cell>
          <table:table-cell table:formula="of:=SIN([.A2519])" office:value-type="float" office:value="0.494274448250726" calcext:value-type="float">
            <text:p>0,494274448250726</text:p>
          </table:table-cell>
        </table:table-row>
        <table:table-row table:style-name="ro1">
          <table:table-cell office:value-type="float" office:value="0.517999999999748" calcext:value-type="float">
            <text:p>0,517999999999748</text:p>
          </table:table-cell>
          <table:table-cell table:formula="of:=SIN([.A2520])" office:value-type="float" office:value="0.49514350688131" calcext:value-type="float">
            <text:p>0,49514350688131</text:p>
          </table:table-cell>
        </table:table-row>
        <table:table-row table:style-name="ro1">
          <table:table-cell office:value-type="float" office:value="0.518999999999748" calcext:value-type="float">
            <text:p>0,518999999999748</text:p>
          </table:table-cell>
          <table:table-cell table:formula="of:=SIN([.A2521])" office:value-type="float" office:value="0.496012070368429" calcext:value-type="float">
            <text:p>0,496012070368429</text:p>
          </table:table-cell>
        </table:table-row>
        <table:table-row table:style-name="ro1">
          <table:table-cell office:value-type="float" office:value="0.519999999999748" calcext:value-type="float">
            <text:p>0,519999999999748</text:p>
          </table:table-cell>
          <table:table-cell table:formula="of:=SIN([.A2522])" office:value-type="float" office:value="0.496880137843518" calcext:value-type="float">
            <text:p>0,496880137843518</text:p>
          </table:table-cell>
        </table:table-row>
        <table:table-row table:style-name="ro1">
          <table:table-cell office:value-type="float" office:value="0.520999999999748" calcext:value-type="float">
            <text:p>0,520999999999748</text:p>
          </table:table-cell>
          <table:table-cell table:formula="of:=SIN([.A2523])" office:value-type="float" office:value="0.497747708438511" calcext:value-type="float">
            <text:p>0,497747708438511</text:p>
          </table:table-cell>
        </table:table-row>
        <table:table-row table:style-name="ro1">
          <table:table-cell office:value-type="float" office:value="0.521999999999748" calcext:value-type="float">
            <text:p>0,521999999999748</text:p>
          </table:table-cell>
          <table:table-cell table:formula="of:=SIN([.A2524])" office:value-type="float" office:value="0.498614781285837" calcext:value-type="float">
            <text:p>0,498614781285837</text:p>
          </table:table-cell>
        </table:table-row>
        <table:table-row table:style-name="ro1">
          <table:table-cell office:value-type="float" office:value="0.522999999999748" calcext:value-type="float">
            <text:p>0,522999999999748</text:p>
          </table:table-cell>
          <table:table-cell table:formula="of:=SIN([.A2525])" office:value-type="float" office:value="0.499481355518423" calcext:value-type="float">
            <text:p>0,499481355518423</text:p>
          </table:table-cell>
        </table:table-row>
        <table:table-row table:style-name="ro1">
          <table:table-cell office:value-type="float" office:value="0.523999999999748" calcext:value-type="float">
            <text:p>0,523999999999748</text:p>
          </table:table-cell>
          <table:table-cell table:formula="of:=SIN([.A2526])" office:value-type="float" office:value="0.500347430269696" calcext:value-type="float">
            <text:p>0,500347430269696</text:p>
          </table:table-cell>
        </table:table-row>
        <table:table-row table:style-name="ro1">
          <table:table-cell office:value-type="float" office:value="0.524999999999748" calcext:value-type="float">
            <text:p>0,524999999999748</text:p>
          </table:table-cell>
          <table:table-cell table:formula="of:=SIN([.A2527])" office:value-type="float" office:value="0.50121300467358" calcext:value-type="float">
            <text:p>0,50121300467358</text:p>
          </table:table-cell>
        </table:table-row>
        <table:table-row table:style-name="ro1">
          <table:table-cell office:value-type="float" office:value="0.525999999999748" calcext:value-type="float">
            <text:p>0,525999999999748</text:p>
          </table:table-cell>
          <table:table-cell table:formula="of:=SIN([.A2528])" office:value-type="float" office:value="0.5020780778645" calcext:value-type="float">
            <text:p>0,5020780778645</text:p>
          </table:table-cell>
        </table:table-row>
        <table:table-row table:style-name="ro1">
          <table:table-cell office:value-type="float" office:value="0.526999999999747" calcext:value-type="float">
            <text:p>0,526999999999747</text:p>
          </table:table-cell>
          <table:table-cell table:formula="of:=SIN([.A2529])" office:value-type="float" office:value="0.502942648977385" calcext:value-type="float">
            <text:p>0,502942648977385</text:p>
          </table:table-cell>
        </table:table-row>
        <table:table-row table:style-name="ro1">
          <table:table-cell office:value-type="float" office:value="0.527999999999747" calcext:value-type="float">
            <text:p>0,527999999999747</text:p>
          </table:table-cell>
          <table:table-cell table:formula="of:=SIN([.A2530])" office:value-type="float" office:value="0.503806717147663" calcext:value-type="float">
            <text:p>0,503806717147663</text:p>
          </table:table-cell>
        </table:table-row>
        <table:table-row table:style-name="ro1">
          <table:table-cell office:value-type="float" office:value="0.528999999999747" calcext:value-type="float">
            <text:p>0,528999999999747</text:p>
          </table:table-cell>
          <table:table-cell table:formula="of:=SIN([.A2531])" office:value-type="float" office:value="0.504670281511266" calcext:value-type="float">
            <text:p>0,504670281511266</text:p>
          </table:table-cell>
        </table:table-row>
        <table:table-row table:style-name="ro1">
          <table:table-cell office:value-type="float" office:value="0.529999999999747" calcext:value-type="float">
            <text:p>0,529999999999747</text:p>
          </table:table-cell>
          <table:table-cell table:formula="of:=SIN([.A2532])" office:value-type="float" office:value="0.505533341204629" calcext:value-type="float">
            <text:p>0,505533341204629</text:p>
          </table:table-cell>
        </table:table-row>
        <table:table-row table:style-name="ro1">
          <table:table-cell office:value-type="float" office:value="0.530999999999747" calcext:value-type="float">
            <text:p>0,530999999999747</text:p>
          </table:table-cell>
          <table:table-cell table:formula="of:=SIN([.A2533])" office:value-type="float" office:value="0.506395895364693" calcext:value-type="float">
            <text:p>0,506395895364693</text:p>
          </table:table-cell>
        </table:table-row>
        <table:table-row table:style-name="ro1">
          <table:table-cell office:value-type="float" office:value="0.531999999999747" calcext:value-type="float">
            <text:p>0,531999999999747</text:p>
          </table:table-cell>
          <table:table-cell table:formula="of:=SIN([.A2534])" office:value-type="float" office:value="0.507257943128904" calcext:value-type="float">
            <text:p>0,507257943128904</text:p>
          </table:table-cell>
        </table:table-row>
        <table:table-row table:style-name="ro1">
          <table:table-cell office:value-type="float" office:value="0.532999999999747" calcext:value-type="float">
            <text:p>0,532999999999747</text:p>
          </table:table-cell>
          <table:table-cell table:formula="of:=SIN([.A2535])" office:value-type="float" office:value="0.508119483635214" calcext:value-type="float">
            <text:p>0,508119483635214</text:p>
          </table:table-cell>
        </table:table-row>
        <table:table-row table:style-name="ro1">
          <table:table-cell office:value-type="float" office:value="0.533999999999747" calcext:value-type="float">
            <text:p>0,533999999999747</text:p>
          </table:table-cell>
          <table:table-cell table:formula="of:=SIN([.A2536])" office:value-type="float" office:value="0.508980516022083" calcext:value-type="float">
            <text:p>0,508980516022083</text:p>
          </table:table-cell>
        </table:table-row>
        <table:table-row table:style-name="ro1">
          <table:table-cell office:value-type="float" office:value="0.534999999999747" calcext:value-type="float">
            <text:p>0,534999999999747</text:p>
          </table:table-cell>
          <table:table-cell table:formula="of:=SIN([.A2537])" office:value-type="float" office:value="0.509841039428478" calcext:value-type="float">
            <text:p>0,509841039428478</text:p>
          </table:table-cell>
        </table:table-row>
        <table:table-row table:style-name="ro1">
          <table:table-cell office:value-type="float" office:value="0.535999999999746" calcext:value-type="float">
            <text:p>0,535999999999746</text:p>
          </table:table-cell>
          <table:table-cell table:formula="of:=SIN([.A2538])" office:value-type="float" office:value="0.510701052993876" calcext:value-type="float">
            <text:p>0,510701052993876</text:p>
          </table:table-cell>
        </table:table-row>
        <table:table-row table:style-name="ro1">
          <table:table-cell office:value-type="float" office:value="0.536999999999746" calcext:value-type="float">
            <text:p>0,536999999999746</text:p>
          </table:table-cell>
          <table:table-cell table:formula="of:=SIN([.A2539])" office:value-type="float" office:value="0.511560555858264" calcext:value-type="float">
            <text:p>0,511560555858264</text:p>
          </table:table-cell>
        </table:table-row>
        <table:table-row table:style-name="ro1">
          <table:table-cell office:value-type="float" office:value="0.537999999999746" calcext:value-type="float">
            <text:p>0,537999999999746</text:p>
          </table:table-cell>
          <table:table-cell table:formula="of:=SIN([.A2540])" office:value-type="float" office:value="0.512419547162138" calcext:value-type="float">
            <text:p>0,512419547162138</text:p>
          </table:table-cell>
        </table:table-row>
        <table:table-row table:style-name="ro1">
          <table:table-cell office:value-type="float" office:value="0.538999999999746" calcext:value-type="float">
            <text:p>0,538999999999746</text:p>
          </table:table-cell>
          <table:table-cell table:formula="of:=SIN([.A2541])" office:value-type="float" office:value="0.513278026046508" calcext:value-type="float">
            <text:p>0,513278026046508</text:p>
          </table:table-cell>
        </table:table-row>
        <table:table-row table:style-name="ro1">
          <table:table-cell office:value-type="float" office:value="0.539999999999746" calcext:value-type="float">
            <text:p>0,539999999999746</text:p>
          </table:table-cell>
          <table:table-cell table:formula="of:=SIN([.A2542])" office:value-type="float" office:value="0.514135991652895" calcext:value-type="float">
            <text:p>0,514135991652895</text:p>
          </table:table-cell>
        </table:table-row>
        <table:table-row table:style-name="ro1">
          <table:table-cell office:value-type="float" office:value="0.540999999999746" calcext:value-type="float">
            <text:p>0,540999999999746</text:p>
          </table:table-cell>
          <table:table-cell table:formula="of:=SIN([.A2543])" office:value-type="float" office:value="0.514993443123333" calcext:value-type="float">
            <text:p>0,514993443123333</text:p>
          </table:table-cell>
        </table:table-row>
        <table:table-row table:style-name="ro1">
          <table:table-cell office:value-type="float" office:value="0.541999999999746" calcext:value-type="float">
            <text:p>0,541999999999746</text:p>
          </table:table-cell>
          <table:table-cell table:formula="of:=SIN([.A2544])" office:value-type="float" office:value="0.515850379600371" calcext:value-type="float">
            <text:p>0,515850379600371</text:p>
          </table:table-cell>
        </table:table-row>
        <table:table-row table:style-name="ro1">
          <table:table-cell office:value-type="float" office:value="0.542999999999746" calcext:value-type="float">
            <text:p>0,542999999999746</text:p>
          </table:table-cell>
          <table:table-cell table:formula="of:=SIN([.A2545])" office:value-type="float" office:value="0.516706800227072" calcext:value-type="float">
            <text:p>0,516706800227072</text:p>
          </table:table-cell>
        </table:table-row>
        <table:table-row table:style-name="ro1">
          <table:table-cell office:value-type="float" office:value="0.543999999999746" calcext:value-type="float">
            <text:p>0,543999999999746</text:p>
          </table:table-cell>
          <table:table-cell table:formula="of:=SIN([.A2546])" office:value-type="float" office:value="0.517562704147016" calcext:value-type="float">
            <text:p>0,517562704147016</text:p>
          </table:table-cell>
        </table:table-row>
        <table:table-row table:style-name="ro1">
          <table:table-cell office:value-type="float" office:value="0.544999999999745" calcext:value-type="float">
            <text:p>0,544999999999745</text:p>
          </table:table-cell>
          <table:table-cell table:formula="of:=SIN([.A2547])" office:value-type="float" office:value="0.518418090504299" calcext:value-type="float">
            <text:p>0,518418090504299</text:p>
          </table:table-cell>
        </table:table-row>
        <table:table-row table:style-name="ro1">
          <table:table-cell office:value-type="float" office:value="0.545999999999745" calcext:value-type="float">
            <text:p>0,545999999999745</text:p>
          </table:table-cell>
          <table:table-cell table:formula="of:=SIN([.A2548])" office:value-type="float" office:value="0.519272958443535" calcext:value-type="float">
            <text:p>0,519272958443535</text:p>
          </table:table-cell>
        </table:table-row>
        <table:table-row table:style-name="ro1">
          <table:table-cell office:value-type="float" office:value="0.546999999999745" calcext:value-type="float">
            <text:p>0,546999999999745</text:p>
          </table:table-cell>
          <table:table-cell table:formula="of:=SIN([.A2549])" office:value-type="float" office:value="0.520127307109856" calcext:value-type="float">
            <text:p>0,520127307109856</text:p>
          </table:table-cell>
        </table:table-row>
        <table:table-row table:style-name="ro1">
          <table:table-cell office:value-type="float" office:value="0.547999999999745" calcext:value-type="float">
            <text:p>0,547999999999745</text:p>
          </table:table-cell>
          <table:table-cell table:formula="of:=SIN([.A2550])" office:value-type="float" office:value="0.520981135648912" calcext:value-type="float">
            <text:p>0,520981135648912</text:p>
          </table:table-cell>
        </table:table-row>
        <table:table-row table:style-name="ro1">
          <table:table-cell office:value-type="float" office:value="0.548999999999745" calcext:value-type="float">
            <text:p>0,548999999999745</text:p>
          </table:table-cell>
          <table:table-cell table:formula="of:=SIN([.A2551])" office:value-type="float" office:value="0.521834443206877" calcext:value-type="float">
            <text:p>0,521834443206877</text:p>
          </table:table-cell>
        </table:table-row>
        <table:table-row table:style-name="ro1">
          <table:table-cell office:value-type="float" office:value="0.549999999999745" calcext:value-type="float">
            <text:p>0,549999999999745</text:p>
          </table:table-cell>
          <table:table-cell table:formula="of:=SIN([.A2552])" office:value-type="float" office:value="0.522687228930442" calcext:value-type="float">
            <text:p>0,522687228930442</text:p>
          </table:table-cell>
        </table:table-row>
        <table:table-row table:style-name="ro1">
          <table:table-cell office:value-type="float" office:value="0.550999999999745" calcext:value-type="float">
            <text:p>0,550999999999745</text:p>
          </table:table-cell>
          <table:table-cell table:formula="of:=SIN([.A2553])" office:value-type="float" office:value="0.523539491966822" calcext:value-type="float">
            <text:p>0,523539491966822</text:p>
          </table:table-cell>
        </table:table-row>
        <table:table-row table:style-name="ro1">
          <table:table-cell office:value-type="float" office:value="0.551999999999745" calcext:value-type="float">
            <text:p>0,551999999999745</text:p>
          </table:table-cell>
          <table:table-cell table:formula="of:=SIN([.A2554])" office:value-type="float" office:value="0.524391231463753" calcext:value-type="float">
            <text:p>0,524391231463753</text:p>
          </table:table-cell>
        </table:table-row>
        <table:table-row table:style-name="ro1">
          <table:table-cell office:value-type="float" office:value="0.552999999999745" calcext:value-type="float">
            <text:p>0,552999999999745</text:p>
          </table:table-cell>
          <table:table-cell table:formula="of:=SIN([.A2555])" office:value-type="float" office:value="0.525242446569496" calcext:value-type="float">
            <text:p>0,525242446569496</text:p>
          </table:table-cell>
        </table:table-row>
        <table:table-row table:style-name="ro1">
          <table:table-cell office:value-type="float" office:value="0.553999999999745" calcext:value-type="float">
            <text:p>0,553999999999745</text:p>
          </table:table-cell>
          <table:table-cell table:formula="of:=SIN([.A2556])" office:value-type="float" office:value="0.526093136432837" calcext:value-type="float">
            <text:p>0,526093136432837</text:p>
          </table:table-cell>
        </table:table-row>
        <table:table-row table:style-name="ro1">
          <table:table-cell office:value-type="float" office:value="0.554999999999745" calcext:value-type="float">
            <text:p>0,554999999999745</text:p>
          </table:table-cell>
          <table:table-cell table:formula="of:=SIN([.A2557])" office:value-type="float" office:value="0.526943300203084" calcext:value-type="float">
            <text:p>0,526943300203084</text:p>
          </table:table-cell>
        </table:table-row>
        <table:table-row table:style-name="ro1">
          <table:table-cell office:value-type="float" office:value="0.555999999999745" calcext:value-type="float">
            <text:p>0,555999999999745</text:p>
          </table:table-cell>
          <table:table-cell table:formula="of:=SIN([.A2558])" office:value-type="float" office:value="0.527792937030076" calcext:value-type="float">
            <text:p>0,527792937030076</text:p>
          </table:table-cell>
        </table:table-row>
        <table:table-row table:style-name="ro1">
          <table:table-cell office:value-type="float" office:value="0.556999999999745" calcext:value-type="float">
            <text:p>0,556999999999745</text:p>
          </table:table-cell>
          <table:table-cell table:formula="of:=SIN([.A2559])" office:value-type="float" office:value="0.528642046064175" calcext:value-type="float">
            <text:p>0,528642046064175</text:p>
          </table:table-cell>
        </table:table-row>
        <table:table-row table:style-name="ro1">
          <table:table-cell office:value-type="float" office:value="0.557999999999745" calcext:value-type="float">
            <text:p>0,557999999999745</text:p>
          </table:table-cell>
          <table:table-cell table:formula="of:=SIN([.A2560])" office:value-type="float" office:value="0.529490626456271" calcext:value-type="float">
            <text:p>0,529490626456271</text:p>
          </table:table-cell>
        </table:table-row>
        <table:table-row table:style-name="ro1">
          <table:table-cell office:value-type="float" office:value="0.558999999999744" calcext:value-type="float">
            <text:p>0,558999999999744</text:p>
          </table:table-cell>
          <table:table-cell table:formula="of:=SIN([.A2561])" office:value-type="float" office:value="0.530338677357786" calcext:value-type="float">
            <text:p>0,530338677357786</text:p>
          </table:table-cell>
        </table:table-row>
        <table:table-row table:style-name="ro1">
          <table:table-cell office:value-type="float" office:value="0.559999999999744" calcext:value-type="float">
            <text:p>0,559999999999744</text:p>
          </table:table-cell>
          <table:table-cell table:formula="of:=SIN([.A2562])" office:value-type="float" office:value="0.531186197920667" calcext:value-type="float">
            <text:p>0,531186197920667</text:p>
          </table:table-cell>
        </table:table-row>
        <table:table-row table:style-name="ro1">
          <table:table-cell office:value-type="float" office:value="0.560999999999744" calcext:value-type="float">
            <text:p>0,560999999999744</text:p>
          </table:table-cell>
          <table:table-cell table:formula="of:=SIN([.A2563])" office:value-type="float" office:value="0.532033187297394" calcext:value-type="float">
            <text:p>0,532033187297394</text:p>
          </table:table-cell>
        </table:table-row>
        <table:table-row table:style-name="ro1">
          <table:table-cell office:value-type="float" office:value="0.561999999999744" calcext:value-type="float">
            <text:p>0,561999999999744</text:p>
          </table:table-cell>
          <table:table-cell table:formula="of:=SIN([.A2564])" office:value-type="float" office:value="0.532879644640979" calcext:value-type="float">
            <text:p>0,532879644640979</text:p>
          </table:table-cell>
        </table:table-row>
        <table:table-row table:style-name="ro1">
          <table:table-cell office:value-type="float" office:value="0.562999999999744" calcext:value-type="float">
            <text:p>0,562999999999744</text:p>
          </table:table-cell>
          <table:table-cell table:formula="of:=SIN([.A2565])" office:value-type="float" office:value="0.533725569104963" calcext:value-type="float">
            <text:p>0,533725569104963</text:p>
          </table:table-cell>
        </table:table-row>
        <table:table-row table:style-name="ro1">
          <table:table-cell office:value-type="float" office:value="0.563999999999744" calcext:value-type="float">
            <text:p>0,563999999999744</text:p>
          </table:table-cell>
          <table:table-cell table:formula="of:=SIN([.A2566])" office:value-type="float" office:value="0.534570959843423" calcext:value-type="float">
            <text:p>0,534570959843423</text:p>
          </table:table-cell>
        </table:table-row>
        <table:table-row table:style-name="ro1">
          <table:table-cell office:value-type="float" office:value="0.564999999999744" calcext:value-type="float">
            <text:p>0,564999999999744</text:p>
          </table:table-cell>
          <table:table-cell table:formula="of:=SIN([.A2567])" office:value-type="float" office:value="0.535415816010967" calcext:value-type="float">
            <text:p>0,535415816010967</text:p>
          </table:table-cell>
        </table:table-row>
        <table:table-row table:style-name="ro1">
          <table:table-cell office:value-type="float" office:value="0.565999999999744" calcext:value-type="float">
            <text:p>0,565999999999744</text:p>
          </table:table-cell>
          <table:table-cell table:formula="of:=SIN([.A2568])" office:value-type="float" office:value="0.53626013676274" calcext:value-type="float">
            <text:p>0,53626013676274</text:p>
          </table:table-cell>
        </table:table-row>
        <table:table-row table:style-name="ro1">
          <table:table-cell office:value-type="float" office:value="0.566999999999744" calcext:value-type="float">
            <text:p>0,566999999999744</text:p>
          </table:table-cell>
          <table:table-cell table:formula="of:=SIN([.A2569])" office:value-type="float" office:value="0.537103921254421" calcext:value-type="float">
            <text:p>0,537103921254421</text:p>
          </table:table-cell>
        </table:table-row>
        <table:table-row table:style-name="ro1">
          <table:table-cell office:value-type="float" office:value="0.567999999999743" calcext:value-type="float">
            <text:p>0,567999999999743</text:p>
          </table:table-cell>
          <table:table-cell table:formula="of:=SIN([.A2570])" office:value-type="float" office:value="0.537947168642225" calcext:value-type="float">
            <text:p>0,537947168642225</text:p>
          </table:table-cell>
        </table:table-row>
        <table:table-row table:style-name="ro1">
          <table:table-cell office:value-type="float" office:value="0.568999999999743" calcext:value-type="float">
            <text:p>0,568999999999743</text:p>
          </table:table-cell>
          <table:table-cell table:formula="of:=SIN([.A2571])" office:value-type="float" office:value="0.538789878082906" calcext:value-type="float">
            <text:p>0,538789878082906</text:p>
          </table:table-cell>
        </table:table-row>
        <table:table-row table:style-name="ro1">
          <table:table-cell office:value-type="float" office:value="0.569999999999743" calcext:value-type="float">
            <text:p>0,569999999999743</text:p>
          </table:table-cell>
          <table:table-cell table:formula="of:=SIN([.A2572])" office:value-type="float" office:value="0.539632048733753" calcext:value-type="float">
            <text:p>0,539632048733753</text:p>
          </table:table-cell>
        </table:table-row>
        <table:table-row table:style-name="ro1">
          <table:table-cell office:value-type="float" office:value="0.570999999999743" calcext:value-type="float">
            <text:p>0,570999999999743</text:p>
          </table:table-cell>
          <table:table-cell table:formula="of:=SIN([.A2573])" office:value-type="float" office:value="0.540473679752597" calcext:value-type="float">
            <text:p>0,540473679752597</text:p>
          </table:table-cell>
        </table:table-row>
        <table:table-row table:style-name="ro1">
          <table:table-cell office:value-type="float" office:value="0.571999999999743" calcext:value-type="float">
            <text:p>0,571999999999743</text:p>
          </table:table-cell>
          <table:table-cell table:formula="of:=SIN([.A2574])" office:value-type="float" office:value="0.541314770297806" calcext:value-type="float">
            <text:p>0,541314770297806</text:p>
          </table:table-cell>
        </table:table-row>
        <table:table-row table:style-name="ro1">
          <table:table-cell office:value-type="float" office:value="0.572999999999743" calcext:value-type="float">
            <text:p>0,572999999999743</text:p>
          </table:table-cell>
          <table:table-cell table:formula="of:=SIN([.A2575])" office:value-type="float" office:value="0.542155319528289" calcext:value-type="float">
            <text:p>0,542155319528289</text:p>
          </table:table-cell>
        </table:table-row>
        <table:table-row table:style-name="ro1">
          <table:table-cell office:value-type="float" office:value="0.573999999999743" calcext:value-type="float">
            <text:p>0,573999999999743</text:p>
          </table:table-cell>
          <table:table-cell table:formula="of:=SIN([.A2576])" office:value-type="float" office:value="0.542995326603499" calcext:value-type="float">
            <text:p>0,542995326603499</text:p>
          </table:table-cell>
        </table:table-row>
        <table:table-row table:style-name="ro1">
          <table:table-cell office:value-type="float" office:value="0.574999999999743" calcext:value-type="float">
            <text:p>0,574999999999743</text:p>
          </table:table-cell>
          <table:table-cell table:formula="of:=SIN([.A2577])" office:value-type="float" office:value="0.543834790683427" calcext:value-type="float">
            <text:p>0,543834790683427</text:p>
          </table:table-cell>
        </table:table-row>
        <table:table-row table:style-name="ro1">
          <table:table-cell office:value-type="float" office:value="0.575999999999743" calcext:value-type="float">
            <text:p>0,575999999999743</text:p>
          </table:table-cell>
          <table:table-cell table:formula="of:=SIN([.A2578])" office:value-type="float" office:value="0.544673710928609" calcext:value-type="float">
            <text:p>0,544673710928609</text:p>
          </table:table-cell>
        </table:table-row>
        <table:table-row table:style-name="ro1">
          <table:table-cell office:value-type="float" office:value="0.576999999999742" calcext:value-type="float">
            <text:p>0,576999999999742</text:p>
          </table:table-cell>
          <table:table-cell table:formula="of:=SIN([.A2579])" office:value-type="float" office:value="0.545512086500126" calcext:value-type="float">
            <text:p>0,545512086500126</text:p>
          </table:table-cell>
        </table:table-row>
        <table:table-row table:style-name="ro1">
          <table:table-cell office:value-type="float" office:value="0.577999999999742" calcext:value-type="float">
            <text:p>0,577999999999742</text:p>
          </table:table-cell>
          <table:table-cell table:formula="of:=SIN([.A2580])" office:value-type="float" office:value="0.546349916559602" calcext:value-type="float">
            <text:p>0,546349916559602</text:p>
          </table:table-cell>
        </table:table-row>
        <table:table-row table:style-name="ro1">
          <table:table-cell office:value-type="float" office:value="0.578999999999742" calcext:value-type="float">
            <text:p>0,578999999999742</text:p>
          </table:table-cell>
          <table:table-cell table:formula="of:=SIN([.A2581])" office:value-type="float" office:value="0.547187200269207" calcext:value-type="float">
            <text:p>0,547187200269207</text:p>
          </table:table-cell>
        </table:table-row>
        <table:table-row table:style-name="ro1">
          <table:table-cell office:value-type="float" office:value="0.579999999999742" calcext:value-type="float">
            <text:p>0,579999999999742</text:p>
          </table:table-cell>
          <table:table-cell table:formula="of:=SIN([.A2582])" office:value-type="float" office:value="0.548023936791658" calcext:value-type="float">
            <text:p>0,548023936791658</text:p>
          </table:table-cell>
        </table:table-row>
        <table:table-row table:style-name="ro1">
          <table:table-cell office:value-type="float" office:value="0.580999999999742" calcext:value-type="float">
            <text:p>0,580999999999742</text:p>
          </table:table-cell>
          <table:table-cell table:formula="of:=SIN([.A2583])" office:value-type="float" office:value="0.548860125290217" calcext:value-type="float">
            <text:p>0,548860125290217</text:p>
          </table:table-cell>
        </table:table-row>
        <table:table-row table:style-name="ro1">
          <table:table-cell office:value-type="float" office:value="0.581999999999742" calcext:value-type="float">
            <text:p>0,581999999999742</text:p>
          </table:table-cell>
          <table:table-cell table:formula="of:=SIN([.A2584])" office:value-type="float" office:value="0.549695764928697" calcext:value-type="float">
            <text:p>0,549695764928697</text:p>
          </table:table-cell>
        </table:table-row>
        <table:table-row table:style-name="ro1">
          <table:table-cell office:value-type="float" office:value="0.582999999999742" calcext:value-type="float">
            <text:p>0,582999999999742</text:p>
          </table:table-cell>
          <table:table-cell table:formula="of:=SIN([.A2585])" office:value-type="float" office:value="0.550530854871457" calcext:value-type="float">
            <text:p>0,550530854871457</text:p>
          </table:table-cell>
        </table:table-row>
        <table:table-row table:style-name="ro1">
          <table:table-cell office:value-type="float" office:value="0.583999999999742" calcext:value-type="float">
            <text:p>0,583999999999742</text:p>
          </table:table-cell>
          <table:table-cell table:formula="of:=SIN([.A2586])" office:value-type="float" office:value="0.551365394283409" calcext:value-type="float">
            <text:p>0,551365394283409</text:p>
          </table:table-cell>
        </table:table-row>
        <table:table-row table:style-name="ro1">
          <table:table-cell office:value-type="float" office:value="0.584999999999742" calcext:value-type="float">
            <text:p>0,584999999999742</text:p>
          </table:table-cell>
          <table:table-cell table:formula="of:=SIN([.A2587])" office:value-type="float" office:value="0.552199382330012" calcext:value-type="float">
            <text:p>0,552199382330012</text:p>
          </table:table-cell>
        </table:table-row>
        <table:table-row table:style-name="ro1">
          <table:table-cell office:value-type="float" office:value="0.585999999999741" calcext:value-type="float">
            <text:p>0,585999999999741</text:p>
          </table:table-cell>
          <table:table-cell table:formula="of:=SIN([.A2588])" office:value-type="float" office:value="0.553032818177279" calcext:value-type="float">
            <text:p>0,553032818177279</text:p>
          </table:table-cell>
        </table:table-row>
        <table:table-row table:style-name="ro1">
          <table:table-cell office:value-type="float" office:value="0.586999999999741" calcext:value-type="float">
            <text:p>0,586999999999741</text:p>
          </table:table-cell>
          <table:table-cell table:formula="of:=SIN([.A2589])" office:value-type="float" office:value="0.553865700991774" calcext:value-type="float">
            <text:p>0,553865700991774</text:p>
          </table:table-cell>
        </table:table-row>
        <table:table-row table:style-name="ro1">
          <table:table-cell office:value-type="float" office:value="0.587999999999741" calcext:value-type="float">
            <text:p>0,587999999999741</text:p>
          </table:table-cell>
          <table:table-cell table:formula="of:=SIN([.A2590])" office:value-type="float" office:value="0.554698029940614" calcext:value-type="float">
            <text:p>0,554698029940614</text:p>
          </table:table-cell>
        </table:table-row>
        <table:table-row table:style-name="ro1">
          <table:table-cell office:value-type="float" office:value="0.588999999999741" calcext:value-type="float">
            <text:p>0,588999999999741</text:p>
          </table:table-cell>
          <table:table-cell table:formula="of:=SIN([.A2591])" office:value-type="float" office:value="0.55552980419147" calcext:value-type="float">
            <text:p>0,55552980419147</text:p>
          </table:table-cell>
        </table:table-row>
        <table:table-row table:style-name="ro1">
          <table:table-cell office:value-type="float" office:value="0.589999999999741" calcext:value-type="float">
            <text:p>0,589999999999741</text:p>
          </table:table-cell>
          <table:table-cell table:formula="of:=SIN([.A2592])" office:value-type="float" office:value="0.556361022912568" calcext:value-type="float">
            <text:p>0,556361022912568</text:p>
          </table:table-cell>
        </table:table-row>
        <table:table-row table:style-name="ro1">
          <table:table-cell office:value-type="float" office:value="0.590999999999741" calcext:value-type="float">
            <text:p>0,590999999999741</text:p>
          </table:table-cell>
          <table:table-cell table:formula="of:=SIN([.A2593])" office:value-type="float" office:value="0.55719168527269" calcext:value-type="float">
            <text:p>0,55719168527269</text:p>
          </table:table-cell>
        </table:table-row>
        <table:table-row table:style-name="ro1">
          <table:table-cell office:value-type="float" office:value="0.591999999999741" calcext:value-type="float">
            <text:p>0,591999999999741</text:p>
          </table:table-cell>
          <table:table-cell table:formula="of:=SIN([.A2594])" office:value-type="float" office:value="0.558021790441173" calcext:value-type="float">
            <text:p>0,558021790441173</text:p>
          </table:table-cell>
        </table:table-row>
        <table:table-row table:style-name="ro1">
          <table:table-cell office:value-type="float" office:value="0.592999999999741" calcext:value-type="float">
            <text:p>0,592999999999741</text:p>
          </table:table-cell>
          <table:table-cell table:formula="of:=SIN([.A2595])" office:value-type="float" office:value="0.558851337587913" calcext:value-type="float">
            <text:p>0,558851337587913</text:p>
          </table:table-cell>
        </table:table-row>
        <table:table-row table:style-name="ro1">
          <table:table-cell office:value-type="float" office:value="0.593999999999741" calcext:value-type="float">
            <text:p>0,593999999999741</text:p>
          </table:table-cell>
          <table:table-cell table:formula="of:=SIN([.A2596])" office:value-type="float" office:value="0.559680325883361" calcext:value-type="float">
            <text:p>0,559680325883361</text:p>
          </table:table-cell>
        </table:table-row>
        <table:table-row table:style-name="ro1">
          <table:table-cell office:value-type="float" office:value="0.594999999999741" calcext:value-type="float">
            <text:p>0,594999999999741</text:p>
          </table:table-cell>
          <table:table-cell table:formula="of:=SIN([.A2597])" office:value-type="float" office:value="0.56050875449853" calcext:value-type="float">
            <text:p>0,56050875449853</text:p>
          </table:table-cell>
        </table:table-row>
        <table:table-row table:style-name="ro1">
          <table:table-cell office:value-type="float" office:value="0.595999999999741" calcext:value-type="float">
            <text:p>0,595999999999741</text:p>
          </table:table-cell>
          <table:table-cell table:formula="of:=SIN([.A2598])" office:value-type="float" office:value="0.561336622604991" calcext:value-type="float">
            <text:p>0,561336622604991</text:p>
          </table:table-cell>
        </table:table-row>
        <table:table-row table:style-name="ro1">
          <table:table-cell office:value-type="float" office:value="0.596999999999741" calcext:value-type="float">
            <text:p>0,596999999999741</text:p>
          </table:table-cell>
          <table:table-cell table:formula="of:=SIN([.A2599])" office:value-type="float" office:value="0.562163929374876" calcext:value-type="float">
            <text:p>0,562163929374876</text:p>
          </table:table-cell>
        </table:table-row>
        <table:table-row table:style-name="ro1">
          <table:table-cell office:value-type="float" office:value="0.597999999999741" calcext:value-type="float">
            <text:p>0,597999999999741</text:p>
          </table:table-cell>
          <table:table-cell table:formula="of:=SIN([.A2600])" office:value-type="float" office:value="0.562990673980878" calcext:value-type="float">
            <text:p>0,562990673980878</text:p>
          </table:table-cell>
        </table:table-row>
        <table:table-row table:style-name="ro1">
          <table:table-cell office:value-type="float" office:value="0.59899999999974" calcext:value-type="float">
            <text:p>0,59899999999974</text:p>
          </table:table-cell>
          <table:table-cell table:formula="of:=SIN([.A2601])" office:value-type="float" office:value="0.563816855596254" calcext:value-type="float">
            <text:p>0,563816855596254</text:p>
          </table:table-cell>
        </table:table-row>
        <table:table-row table:style-name="ro1">
          <table:table-cell office:value-type="float" office:value="0.59999999999974" calcext:value-type="float">
            <text:p>0,59999999999974</text:p>
          </table:table-cell>
          <table:table-cell table:formula="of:=SIN([.A2602])" office:value-type="float" office:value="0.564642473394821" calcext:value-type="float">
            <text:p>0,564642473394821</text:p>
          </table:table-cell>
        </table:table-row>
        <table:table-row table:style-name="ro1">
          <table:table-cell office:value-type="float" office:value="0.60099999999974" calcext:value-type="float">
            <text:p>0,60099999999974</text:p>
          </table:table-cell>
          <table:table-cell table:formula="of:=SIN([.A2603])" office:value-type="float" office:value="0.565467526550962" calcext:value-type="float">
            <text:p>0,565467526550962</text:p>
          </table:table-cell>
        </table:table-row>
        <table:table-row table:style-name="ro1">
          <table:table-cell office:value-type="float" office:value="0.60199999999974" calcext:value-type="float">
            <text:p>0,60199999999974</text:p>
          </table:table-cell>
          <table:table-cell table:formula="of:=SIN([.A2604])" office:value-type="float" office:value="0.566292014239623" calcext:value-type="float">
            <text:p>0,566292014239623</text:p>
          </table:table-cell>
        </table:table-row>
        <table:table-row table:style-name="ro1">
          <table:table-cell office:value-type="float" office:value="0.60299999999974" calcext:value-type="float">
            <text:p>0,60299999999974</text:p>
          </table:table-cell>
          <table:table-cell table:formula="of:=SIN([.A2605])" office:value-type="float" office:value="0.567115935636317" calcext:value-type="float">
            <text:p>0,567115935636317</text:p>
          </table:table-cell>
        </table:table-row>
        <table:table-row table:style-name="ro1">
          <table:table-cell office:value-type="float" office:value="0.60399999999974" calcext:value-type="float">
            <text:p>0,60399999999974</text:p>
          </table:table-cell>
          <table:table-cell table:formula="of:=SIN([.A2606])" office:value-type="float" office:value="0.567939289917123" calcext:value-type="float">
            <text:p>0,567939289917123</text:p>
          </table:table-cell>
        </table:table-row>
        <table:table-row table:style-name="ro1">
          <table:table-cell office:value-type="float" office:value="0.60499999999974" calcext:value-type="float">
            <text:p>0,60499999999974</text:p>
          </table:table-cell>
          <table:table-cell table:formula="of:=SIN([.A2607])" office:value-type="float" office:value="0.568762076258686" calcext:value-type="float">
            <text:p>0,568762076258686</text:p>
          </table:table-cell>
        </table:table-row>
        <table:table-row table:style-name="ro1">
          <table:table-cell office:value-type="float" office:value="0.60599999999974" calcext:value-type="float">
            <text:p>0,60599999999974</text:p>
          </table:table-cell>
          <table:table-cell table:formula="of:=SIN([.A2608])" office:value-type="float" office:value="0.56958429383822" calcext:value-type="float">
            <text:p>0,56958429383822</text:p>
          </table:table-cell>
        </table:table-row>
        <table:table-row table:style-name="ro1">
          <table:table-cell office:value-type="float" office:value="0.60699999999974" calcext:value-type="float">
            <text:p>0,60699999999974</text:p>
          </table:table-cell>
          <table:table-cell table:formula="of:=SIN([.A2609])" office:value-type="float" office:value="0.570405941833508" calcext:value-type="float">
            <text:p>0,570405941833508</text:p>
          </table:table-cell>
        </table:table-row>
        <table:table-row table:style-name="ro1">
          <table:table-cell office:value-type="float" office:value="0.607999999999739" calcext:value-type="float">
            <text:p>0,607999999999739</text:p>
          </table:table-cell>
          <table:table-cell table:formula="of:=SIN([.A2610])" office:value-type="float" office:value="0.571227019422902" calcext:value-type="float">
            <text:p>0,571227019422902</text:p>
          </table:table-cell>
        </table:table-row>
        <table:table-row table:style-name="ro1">
          <table:table-cell office:value-type="float" office:value="0.608999999999739" calcext:value-type="float">
            <text:p>0,608999999999739</text:p>
          </table:table-cell>
          <table:table-cell table:formula="of:=SIN([.A2611])" office:value-type="float" office:value="0.572047525785324" calcext:value-type="float">
            <text:p>0,572047525785324</text:p>
          </table:table-cell>
        </table:table-row>
        <table:table-row table:style-name="ro1">
          <table:table-cell office:value-type="float" office:value="0.609999999999739" calcext:value-type="float">
            <text:p>0,609999999999739</text:p>
          </table:table-cell>
          <table:table-cell table:formula="of:=SIN([.A2612])" office:value-type="float" office:value="0.572867460100267" calcext:value-type="float">
            <text:p>0,572867460100267</text:p>
          </table:table-cell>
        </table:table-row>
        <table:table-row table:style-name="ro1">
          <table:table-cell office:value-type="float" office:value="0.610999999999739" calcext:value-type="float">
            <text:p>0,610999999999739</text:p>
          </table:table-cell>
          <table:table-cell table:formula="of:=SIN([.A2613])" office:value-type="float" office:value="0.573686821547799" calcext:value-type="float">
            <text:p>0,573686821547799</text:p>
          </table:table-cell>
        </table:table-row>
        <table:table-row table:style-name="ro1">
          <table:table-cell office:value-type="float" office:value="0.611999999999739" calcext:value-type="float">
            <text:p>0,611999999999739</text:p>
          </table:table-cell>
          <table:table-cell table:formula="of:=SIN([.A2614])" office:value-type="float" office:value="0.574505609308556" calcext:value-type="float">
            <text:p>0,574505609308556</text:p>
          </table:table-cell>
        </table:table-row>
        <table:table-row table:style-name="ro1">
          <table:table-cell office:value-type="float" office:value="0.612999999999739" calcext:value-type="float">
            <text:p>0,612999999999739</text:p>
          </table:table-cell>
          <table:table-cell table:formula="of:=SIN([.A2615])" office:value-type="float" office:value="0.575323822563753" calcext:value-type="float">
            <text:p>0,575323822563753</text:p>
          </table:table-cell>
        </table:table-row>
        <table:table-row table:style-name="ro1">
          <table:table-cell office:value-type="float" office:value="0.613999999999739" calcext:value-type="float">
            <text:p>0,613999999999739</text:p>
          </table:table-cell>
          <table:table-cell table:formula="of:=SIN([.A2616])" office:value-type="float" office:value="0.576141460495174" calcext:value-type="float">
            <text:p>0,576141460495174</text:p>
          </table:table-cell>
        </table:table-row>
        <table:table-row table:style-name="ro1">
          <table:table-cell office:value-type="float" office:value="0.614999999999739" calcext:value-type="float">
            <text:p>0,614999999999739</text:p>
          </table:table-cell>
          <table:table-cell table:formula="of:=SIN([.A2617])" office:value-type="float" office:value="0.576958522285183" calcext:value-type="float">
            <text:p>0,576958522285183</text:p>
          </table:table-cell>
        </table:table-row>
        <table:table-row table:style-name="ro1">
          <table:table-cell office:value-type="float" office:value="0.615999999999739" calcext:value-type="float">
            <text:p>0,615999999999739</text:p>
          </table:table-cell>
          <table:table-cell table:formula="of:=SIN([.A2618])" office:value-type="float" office:value="0.577775007116718" calcext:value-type="float">
            <text:p>0,577775007116718</text:p>
          </table:table-cell>
        </table:table-row>
        <table:table-row table:style-name="ro1">
          <table:table-cell office:value-type="float" office:value="0.616999999999738" calcext:value-type="float">
            <text:p>0,616999999999738</text:p>
          </table:table-cell>
          <table:table-cell table:formula="of:=SIN([.A2619])" office:value-type="float" office:value="0.578590914173294" calcext:value-type="float">
            <text:p>0,578590914173294</text:p>
          </table:table-cell>
        </table:table-row>
        <table:table-row table:style-name="ro1">
          <table:table-cell office:value-type="float" office:value="0.617999999999738" calcext:value-type="float">
            <text:p>0,617999999999738</text:p>
          </table:table-cell>
          <table:table-cell table:formula="of:=SIN([.A2620])" office:value-type="float" office:value="0.579406242639004" calcext:value-type="float">
            <text:p>0,579406242639004</text:p>
          </table:table-cell>
        </table:table-row>
        <table:table-row table:style-name="ro1">
          <table:table-cell office:value-type="float" office:value="0.618999999999738" calcext:value-type="float">
            <text:p>0,618999999999738</text:p>
          </table:table-cell>
          <table:table-cell table:formula="of:=SIN([.A2621])" office:value-type="float" office:value="0.58022099169852" calcext:value-type="float">
            <text:p>0,58022099169852</text:p>
          </table:table-cell>
        </table:table-row>
        <table:table-row table:style-name="ro1">
          <table:table-cell office:value-type="float" office:value="0.619999999999738" calcext:value-type="float">
            <text:p>0,619999999999738</text:p>
          </table:table-cell>
          <table:table-cell table:formula="of:=SIN([.A2622])" office:value-type="float" office:value="0.581035160537092" calcext:value-type="float">
            <text:p>0,581035160537092</text:p>
          </table:table-cell>
        </table:table-row>
        <table:table-row table:style-name="ro1">
          <table:table-cell office:value-type="float" office:value="0.620999999999738" calcext:value-type="float">
            <text:p>0,620999999999738</text:p>
          </table:table-cell>
          <table:table-cell table:formula="of:=SIN([.A2623])" office:value-type="float" office:value="0.581848748340552" calcext:value-type="float">
            <text:p>0,581848748340552</text:p>
          </table:table-cell>
        </table:table-row>
        <table:table-row table:style-name="ro1">
          <table:table-cell office:value-type="float" office:value="0.621999999999738" calcext:value-type="float">
            <text:p>0,621999999999738</text:p>
          </table:table-cell>
          <table:table-cell table:formula="of:=SIN([.A2624])" office:value-type="float" office:value="0.582661754295312" calcext:value-type="float">
            <text:p>0,582661754295312</text:p>
          </table:table-cell>
        </table:table-row>
        <table:table-row table:style-name="ro1">
          <table:table-cell office:value-type="float" office:value="0.622999999999738" calcext:value-type="float">
            <text:p>0,622999999999738</text:p>
          </table:table-cell>
          <table:table-cell table:formula="of:=SIN([.A2625])" office:value-type="float" office:value="0.583474177588367" calcext:value-type="float">
            <text:p>0,583474177588367</text:p>
          </table:table-cell>
        </table:table-row>
        <table:table-row table:style-name="ro1">
          <table:table-cell office:value-type="float" office:value="0.623999999999738" calcext:value-type="float">
            <text:p>0,623999999999738</text:p>
          </table:table-cell>
          <table:table-cell table:formula="of:=SIN([.A2626])" office:value-type="float" office:value="0.584286017407292" calcext:value-type="float">
            <text:p>0,584286017407292</text:p>
          </table:table-cell>
        </table:table-row>
        <table:table-row table:style-name="ro1">
          <table:table-cell office:value-type="float" office:value="0.624999999999738" calcext:value-type="float">
            <text:p>0,624999999999738</text:p>
          </table:table-cell>
          <table:table-cell table:formula="of:=SIN([.A2627])" office:value-type="float" office:value="0.585097272940249" calcext:value-type="float">
            <text:p>0,585097272940249</text:p>
          </table:table-cell>
        </table:table-row>
        <table:table-row table:style-name="ro1">
          <table:table-cell office:value-type="float" office:value="0.625999999999737" calcext:value-type="float">
            <text:p>0,625999999999737</text:p>
          </table:table-cell>
          <table:table-cell table:formula="of:=SIN([.A2628])" office:value-type="float" office:value="0.585907943375982" calcext:value-type="float">
            <text:p>0,585907943375982</text:p>
          </table:table-cell>
        </table:table-row>
        <table:table-row table:style-name="ro1">
          <table:table-cell office:value-type="float" office:value="0.626999999999737" calcext:value-type="float">
            <text:p>0,626999999999737</text:p>
          </table:table-cell>
          <table:table-cell table:formula="of:=SIN([.A2629])" office:value-type="float" office:value="0.58671802790382" calcext:value-type="float">
            <text:p>0,58671802790382</text:p>
          </table:table-cell>
        </table:table-row>
        <table:table-row table:style-name="ro1">
          <table:table-cell office:value-type="float" office:value="0.627999999999737" calcext:value-type="float">
            <text:p>0,627999999999737</text:p>
          </table:table-cell>
          <table:table-cell table:formula="of:=SIN([.A2630])" office:value-type="float" office:value="0.587527525713679" calcext:value-type="float">
            <text:p>0,587527525713679</text:p>
          </table:table-cell>
        </table:table-row>
        <table:table-row table:style-name="ro1">
          <table:table-cell office:value-type="float" office:value="0.628999999999737" calcext:value-type="float">
            <text:p>0,628999999999737</text:p>
          </table:table-cell>
          <table:table-cell table:formula="of:=SIN([.A2631])" office:value-type="float" office:value="0.588336435996062" calcext:value-type="float">
            <text:p>0,588336435996062</text:p>
          </table:table-cell>
        </table:table-row>
        <table:table-row table:style-name="ro1">
          <table:table-cell office:value-type="float" office:value="0.629999999999737" calcext:value-type="float">
            <text:p>0,629999999999737</text:p>
          </table:table-cell>
          <table:table-cell table:formula="of:=SIN([.A2632])" office:value-type="float" office:value="0.589144757942057" calcext:value-type="float">
            <text:p>0,589144757942057</text:p>
          </table:table-cell>
        </table:table-row>
        <table:table-row table:style-name="ro1">
          <table:table-cell office:value-type="float" office:value="0.630999999999737" calcext:value-type="float">
            <text:p>0,630999999999737</text:p>
          </table:table-cell>
          <table:table-cell table:formula="of:=SIN([.A2633])" office:value-type="float" office:value="0.589952490743344" calcext:value-type="float">
            <text:p>0,589952490743344</text:p>
          </table:table-cell>
        </table:table-row>
        <table:table-row table:style-name="ro1">
          <table:table-cell office:value-type="float" office:value="0.631999999999737" calcext:value-type="float">
            <text:p>0,631999999999737</text:p>
          </table:table-cell>
          <table:table-cell table:formula="of:=SIN([.A2634])" office:value-type="float" office:value="0.590759633592189" calcext:value-type="float">
            <text:p>0,590759633592189</text:p>
          </table:table-cell>
        </table:table-row>
        <table:table-row table:style-name="ro1">
          <table:table-cell office:value-type="float" office:value="0.632999999999737" calcext:value-type="float">
            <text:p>0,632999999999737</text:p>
          </table:table-cell>
          <table:table-cell table:formula="of:=SIN([.A2635])" office:value-type="float" office:value="0.591566185681449" calcext:value-type="float">
            <text:p>0,591566185681449</text:p>
          </table:table-cell>
        </table:table-row>
        <table:table-row table:style-name="ro1">
          <table:table-cell office:value-type="float" office:value="0.633999999999737" calcext:value-type="float">
            <text:p>0,633999999999737</text:p>
          </table:table-cell>
          <table:table-cell table:formula="of:=SIN([.A2636])" office:value-type="float" office:value="0.592372146204573" calcext:value-type="float">
            <text:p>0,592372146204573</text:p>
          </table:table-cell>
        </table:table-row>
        <table:table-row table:style-name="ro1">
          <table:table-cell office:value-type="float" office:value="0.634999999999736" calcext:value-type="float">
            <text:p>0,634999999999736</text:p>
          </table:table-cell>
          <table:table-cell table:formula="of:=SIN([.A2637])" office:value-type="float" office:value="0.593177514355601" calcext:value-type="float">
            <text:p>0,593177514355601</text:p>
          </table:table-cell>
        </table:table-row>
        <table:table-row table:style-name="ro1">
          <table:table-cell office:value-type="float" office:value="0.635999999999736" calcext:value-type="float">
            <text:p>0,635999999999736</text:p>
          </table:table-cell>
          <table:table-cell table:formula="of:=SIN([.A2638])" office:value-type="float" office:value="0.593982289329163" calcext:value-type="float">
            <text:p>0,593982289329163</text:p>
          </table:table-cell>
        </table:table-row>
        <table:table-row table:style-name="ro1">
          <table:table-cell office:value-type="float" office:value="0.636999999999737" calcext:value-type="float">
            <text:p>0,636999999999737</text:p>
          </table:table-cell>
          <table:table-cell table:formula="of:=SIN([.A2639])" office:value-type="float" office:value="0.594786470320486" calcext:value-type="float">
            <text:p>0,594786470320486</text:p>
          </table:table-cell>
        </table:table-row>
        <table:table-row table:style-name="ro1">
          <table:table-cell office:value-type="float" office:value="0.637999999999737" calcext:value-type="float">
            <text:p>0,637999999999737</text:p>
          </table:table-cell>
          <table:table-cell table:formula="of:=SIN([.A2640])" office:value-type="float" office:value="0.595590056525388" calcext:value-type="float">
            <text:p>0,595590056525388</text:p>
          </table:table-cell>
        </table:table-row>
        <table:table-row table:style-name="ro1">
          <table:table-cell office:value-type="float" office:value="0.638999999999736" calcext:value-type="float">
            <text:p>0,638999999999736</text:p>
          </table:table-cell>
          <table:table-cell table:formula="of:=SIN([.A2641])" office:value-type="float" office:value="0.596393047140283" calcext:value-type="float">
            <text:p>0,596393047140283</text:p>
          </table:table-cell>
        </table:table-row>
        <table:table-row table:style-name="ro1">
          <table:table-cell office:value-type="float" office:value="0.639999999999736" calcext:value-type="float">
            <text:p>0,639999999999736</text:p>
          </table:table-cell>
          <table:table-cell table:formula="of:=SIN([.A2642])" office:value-type="float" office:value="0.597195441362181" calcext:value-type="float">
            <text:p>0,597195441362181</text:p>
          </table:table-cell>
        </table:table-row>
        <table:table-row table:style-name="ro1">
          <table:table-cell office:value-type="float" office:value="0.640999999999736" calcext:value-type="float">
            <text:p>0,640999999999736</text:p>
          </table:table-cell>
          <table:table-cell table:formula="of:=SIN([.A2643])" office:value-type="float" office:value="0.597997238388686" calcext:value-type="float">
            <text:p>0,597997238388686</text:p>
          </table:table-cell>
        </table:table-row>
        <table:table-row table:style-name="ro1">
          <table:table-cell office:value-type="float" office:value="0.641999999999736" calcext:value-type="float">
            <text:p>0,641999999999736</text:p>
          </table:table-cell>
          <table:table-cell table:formula="of:=SIN([.A2644])" office:value-type="float" office:value="0.598798437418004" calcext:value-type="float">
            <text:p>0,598798437418004</text:p>
          </table:table-cell>
        </table:table-row>
        <table:table-row table:style-name="ro1">
          <table:table-cell office:value-type="float" office:value="0.642999999999736" calcext:value-type="float">
            <text:p>0,642999999999736</text:p>
          </table:table-cell>
          <table:table-cell table:formula="of:=SIN([.A2645])" office:value-type="float" office:value="0.599599037648934" calcext:value-type="float">
            <text:p>0,599599037648934</text:p>
          </table:table-cell>
        </table:table-row>
        <table:table-row table:style-name="ro1">
          <table:table-cell office:value-type="float" office:value="0.643999999999736" calcext:value-type="float">
            <text:p>0,643999999999736</text:p>
          </table:table-cell>
          <table:table-cell table:formula="of:=SIN([.A2646])" office:value-type="float" office:value="0.600399038280876" calcext:value-type="float">
            <text:p>0,600399038280876</text:p>
          </table:table-cell>
        </table:table-row>
        <table:table-row table:style-name="ro1">
          <table:table-cell office:value-type="float" office:value="0.644999999999736" calcext:value-type="float">
            <text:p>0,644999999999736</text:p>
          </table:table-cell>
          <table:table-cell table:formula="of:=SIN([.A2647])" office:value-type="float" office:value="0.60119843851383" calcext:value-type="float">
            <text:p>0,60119843851383</text:p>
          </table:table-cell>
        </table:table-row>
        <table:table-row table:style-name="ro1">
          <table:table-cell office:value-type="float" office:value="0.645999999999736" calcext:value-type="float">
            <text:p>0,645999999999736</text:p>
          </table:table-cell>
          <table:table-cell table:formula="of:=SIN([.A2648])" office:value-type="float" office:value="0.601997237548395" calcext:value-type="float">
            <text:p>0,601997237548395</text:p>
          </table:table-cell>
        </table:table-row>
        <table:table-row table:style-name="ro1">
          <table:table-cell office:value-type="float" office:value="0.646999999999736" calcext:value-type="float">
            <text:p>0,646999999999736</text:p>
          </table:table-cell>
          <table:table-cell table:formula="of:=SIN([.A2649])" office:value-type="float" office:value="0.602795434585774" calcext:value-type="float">
            <text:p>0,602795434585774</text:p>
          </table:table-cell>
        </table:table-row>
        <table:table-row table:style-name="ro1">
          <table:table-cell office:value-type="float" office:value="0.647999999999735" calcext:value-type="float">
            <text:p>0,647999999999735</text:p>
          </table:table-cell>
          <table:table-cell table:formula="of:=SIN([.A2650])" office:value-type="float" office:value="0.603593028827767" calcext:value-type="float">
            <text:p>0,603593028827767</text:p>
          </table:table-cell>
        </table:table-row>
        <table:table-row table:style-name="ro1">
          <table:table-cell office:value-type="float" office:value="0.648999999999735" calcext:value-type="float">
            <text:p>0,648999999999735</text:p>
          </table:table-cell>
          <table:table-cell table:formula="of:=SIN([.A2651])" office:value-type="float" office:value="0.604390019476783" calcext:value-type="float">
            <text:p>0,604390019476783</text:p>
          </table:table-cell>
        </table:table-row>
        <table:table-row table:style-name="ro1">
          <table:table-cell office:value-type="float" office:value="0.649999999999735" calcext:value-type="float">
            <text:p>0,649999999999735</text:p>
          </table:table-cell>
          <table:table-cell table:formula="of:=SIN([.A2652])" office:value-type="float" office:value="0.605186405735829" calcext:value-type="float">
            <text:p>0,605186405735829</text:p>
          </table:table-cell>
        </table:table-row>
        <table:table-row table:style-name="ro1">
          <table:table-cell office:value-type="float" office:value="0.650999999999735" calcext:value-type="float">
            <text:p>0,650999999999735</text:p>
          </table:table-cell>
          <table:table-cell table:formula="of:=SIN([.A2653])" office:value-type="float" office:value="0.60598218680852" calcext:value-type="float">
            <text:p>0,60598218680852</text:p>
          </table:table-cell>
        </table:table-row>
        <table:table-row table:style-name="ro1">
          <table:table-cell office:value-type="float" office:value="0.651999999999735" calcext:value-type="float">
            <text:p>0,651999999999735</text:p>
          </table:table-cell>
          <table:table-cell table:formula="of:=SIN([.A2654])" office:value-type="float" office:value="0.606777361899074" calcext:value-type="float">
            <text:p>0,606777361899074</text:p>
          </table:table-cell>
        </table:table-row>
        <table:table-row table:style-name="ro1">
          <table:table-cell office:value-type="float" office:value="0.652999999999735" calcext:value-type="float">
            <text:p>0,652999999999735</text:p>
          </table:table-cell>
          <table:table-cell table:formula="of:=SIN([.A2655])" office:value-type="float" office:value="0.607571930212317" calcext:value-type="float">
            <text:p>0,607571930212317</text:p>
          </table:table-cell>
        </table:table-row>
        <table:table-row table:style-name="ro1">
          <table:table-cell office:value-type="float" office:value="0.653999999999735" calcext:value-type="float">
            <text:p>0,653999999999735</text:p>
          </table:table-cell>
          <table:table-cell table:formula="of:=SIN([.A2656])" office:value-type="float" office:value="0.608365890953681" calcext:value-type="float">
            <text:p>0,608365890953681</text:p>
          </table:table-cell>
        </table:table-row>
        <table:table-row table:style-name="ro1">
          <table:table-cell office:value-type="float" office:value="0.654999999999735" calcext:value-type="float">
            <text:p>0,654999999999735</text:p>
          </table:table-cell>
          <table:table-cell table:formula="of:=SIN([.A2657])" office:value-type="float" office:value="0.609159243329204" calcext:value-type="float">
            <text:p>0,609159243329204</text:p>
          </table:table-cell>
        </table:table-row>
        <table:table-row table:style-name="ro1">
          <table:table-cell office:value-type="float" office:value="0.655999999999735" calcext:value-type="float">
            <text:p>0,655999999999735</text:p>
          </table:table-cell>
          <table:table-cell table:formula="of:=SIN([.A2658])" office:value-type="float" office:value="0.609951986545535" calcext:value-type="float">
            <text:p>0,609951986545535</text:p>
          </table:table-cell>
        </table:table-row>
        <table:table-row table:style-name="ro1">
          <table:table-cell office:value-type="float" office:value="0.656999999999734" calcext:value-type="float">
            <text:p>0,656999999999734</text:p>
          </table:table-cell>
          <table:table-cell table:formula="of:=SIN([.A2659])" office:value-type="float" office:value="0.61074411980993" calcext:value-type="float">
            <text:p>0,61074411980993</text:p>
          </table:table-cell>
        </table:table-row>
        <table:table-row table:style-name="ro1">
          <table:table-cell office:value-type="float" office:value="0.657999999999734" calcext:value-type="float">
            <text:p>0,657999999999734</text:p>
          </table:table-cell>
          <table:table-cell table:formula="of:=SIN([.A2660])" office:value-type="float" office:value="0.611535642330257" calcext:value-type="float">
            <text:p>0,611535642330257</text:p>
          </table:table-cell>
        </table:table-row>
        <table:table-row table:style-name="ro1">
          <table:table-cell office:value-type="float" office:value="0.658999999999734" calcext:value-type="float">
            <text:p>0,658999999999734</text:p>
          </table:table-cell>
          <table:table-cell table:formula="of:=SIN([.A2661])" office:value-type="float" office:value="0.612326553314991" calcext:value-type="float">
            <text:p>0,612326553314991</text:p>
          </table:table-cell>
        </table:table-row>
        <table:table-row table:style-name="ro1">
          <table:table-cell office:value-type="float" office:value="0.659999999999734" calcext:value-type="float">
            <text:p>0,659999999999734</text:p>
          </table:table-cell>
          <table:table-cell table:formula="of:=SIN([.A2662])" office:value-type="float" office:value="0.613116851973224" calcext:value-type="float">
            <text:p>0,613116851973224</text:p>
          </table:table-cell>
        </table:table-row>
        <table:table-row table:style-name="ro1">
          <table:table-cell office:value-type="float" office:value="0.660999999999734" calcext:value-type="float">
            <text:p>0,660999999999734</text:p>
          </table:table-cell>
          <table:table-cell table:formula="of:=SIN([.A2663])" office:value-type="float" office:value="0.613906537514655" calcext:value-type="float">
            <text:p>0,613906537514655</text:p>
          </table:table-cell>
        </table:table-row>
        <table:table-row table:style-name="ro1">
          <table:table-cell office:value-type="float" office:value="0.661999999999734" calcext:value-type="float">
            <text:p>0,661999999999734</text:p>
          </table:table-cell>
          <table:table-cell table:formula="of:=SIN([.A2664])" office:value-type="float" office:value="0.614695609149601" calcext:value-type="float">
            <text:p>0,614695609149601</text:p>
          </table:table-cell>
        </table:table-row>
        <table:table-row table:style-name="ro1">
          <table:table-cell office:value-type="float" office:value="0.662999999999734" calcext:value-type="float">
            <text:p>0,662999999999734</text:p>
          </table:table-cell>
          <table:table-cell table:formula="of:=SIN([.A2665])" office:value-type="float" office:value="0.615484066088988" calcext:value-type="float">
            <text:p>0,615484066088988</text:p>
          </table:table-cell>
        </table:table-row>
        <table:table-row table:style-name="ro1">
          <table:table-cell office:value-type="float" office:value="0.663999999999734" calcext:value-type="float">
            <text:p>0,663999999999734</text:p>
          </table:table-cell>
          <table:table-cell table:formula="of:=SIN([.A2666])" office:value-type="float" office:value="0.616271907544361" calcext:value-type="float">
            <text:p>0,616271907544361</text:p>
          </table:table-cell>
        </table:table-row>
        <table:table-row table:style-name="ro1">
          <table:table-cell office:value-type="float" office:value="0.664999999999734" calcext:value-type="float">
            <text:p>0,664999999999734</text:p>
          </table:table-cell>
          <table:table-cell table:formula="of:=SIN([.A2667])" office:value-type="float" office:value="0.617059132727877" calcext:value-type="float">
            <text:p>0,617059132727877</text:p>
          </table:table-cell>
        </table:table-row>
        <table:table-row table:style-name="ro1">
          <table:table-cell office:value-type="float" office:value="0.665999999999734" calcext:value-type="float">
            <text:p>0,665999999999734</text:p>
          </table:table-cell>
          <table:table-cell table:formula="of:=SIN([.A2668])" office:value-type="float" office:value="0.617845740852312" calcext:value-type="float">
            <text:p>0,617845740852312</text:p>
          </table:table-cell>
        </table:table-row>
        <table:table-row table:style-name="ro1">
          <table:table-cell office:value-type="float" office:value="0.666999999999733" calcext:value-type="float">
            <text:p>0,666999999999733</text:p>
          </table:table-cell>
          <table:table-cell table:formula="of:=SIN([.A2669])" office:value-type="float" office:value="0.618631731131058" calcext:value-type="float">
            <text:p>0,618631731131058</text:p>
          </table:table-cell>
        </table:table-row>
        <table:table-row table:style-name="ro1">
          <table:table-cell office:value-type="float" office:value="0.667999999999733" calcext:value-type="float">
            <text:p>0,667999999999733</text:p>
          </table:table-cell>
          <table:table-cell table:formula="of:=SIN([.A2670])" office:value-type="float" office:value="0.619417102778124" calcext:value-type="float">
            <text:p>0,619417102778124</text:p>
          </table:table-cell>
        </table:table-row>
        <table:table-row table:style-name="ro1">
          <table:table-cell office:value-type="float" office:value="0.668999999999733" calcext:value-type="float">
            <text:p>0,668999999999733</text:p>
          </table:table-cell>
          <table:table-cell table:formula="of:=SIN([.A2671])" office:value-type="float" office:value="0.620201855008139" calcext:value-type="float">
            <text:p>0,620201855008139</text:p>
          </table:table-cell>
        </table:table-row>
        <table:table-row table:style-name="ro1">
          <table:table-cell office:value-type="float" office:value="0.669999999999733" calcext:value-type="float">
            <text:p>0,669999999999733</text:p>
          </table:table-cell>
          <table:table-cell table:formula="of:=SIN([.A2672])" office:value-type="float" office:value="0.62098598703635" calcext:value-type="float">
            <text:p>0,62098598703635</text:p>
          </table:table-cell>
        </table:table-row>
        <table:table-row table:style-name="ro1">
          <table:table-cell office:value-type="float" office:value="0.670999999999733" calcext:value-type="float">
            <text:p>0,670999999999733</text:p>
          </table:table-cell>
          <table:table-cell table:formula="of:=SIN([.A2673])" office:value-type="float" office:value="0.621769498078627" calcext:value-type="float">
            <text:p>0,621769498078627</text:p>
          </table:table-cell>
        </table:table-row>
        <table:table-row table:style-name="ro1">
          <table:table-cell office:value-type="float" office:value="0.671999999999733" calcext:value-type="float">
            <text:p>0,671999999999733</text:p>
          </table:table-cell>
          <table:table-cell table:formula="of:=SIN([.A2674])" office:value-type="float" office:value="0.622552387351457" calcext:value-type="float">
            <text:p>0,622552387351457</text:p>
          </table:table-cell>
        </table:table-row>
        <table:table-row table:style-name="ro1">
          <table:table-cell office:value-type="float" office:value="0.672999999999733" calcext:value-type="float">
            <text:p>0,672999999999733</text:p>
          </table:table-cell>
          <table:table-cell table:formula="of:=SIN([.A2675])" office:value-type="float" office:value="0.623334654071951" calcext:value-type="float">
            <text:p>0,623334654071951</text:p>
          </table:table-cell>
        </table:table-row>
        <table:table-row table:style-name="ro1">
          <table:table-cell office:value-type="float" office:value="0.673999999999733" calcext:value-type="float">
            <text:p>0,673999999999733</text:p>
          </table:table-cell>
          <table:table-cell table:formula="of:=SIN([.A2676])" office:value-type="float" office:value="0.624116297457844" calcext:value-type="float">
            <text:p>0,624116297457844</text:p>
          </table:table-cell>
        </table:table-row>
        <table:table-row table:style-name="ro1">
          <table:table-cell office:value-type="float" office:value="0.674999999999733" calcext:value-type="float">
            <text:p>0,674999999999733</text:p>
          </table:table-cell>
          <table:table-cell table:formula="of:=SIN([.A2677])" office:value-type="float" office:value="0.624897316727491" calcext:value-type="float">
            <text:p>0,624897316727491</text:p>
          </table:table-cell>
        </table:table-row>
        <table:table-row table:style-name="ro1">
          <table:table-cell office:value-type="float" office:value="0.675999999999732" calcext:value-type="float">
            <text:p>0,675999999999732</text:p>
          </table:table-cell>
          <table:table-cell table:formula="of:=SIN([.A2678])" office:value-type="float" office:value="0.625677711099873" calcext:value-type="float">
            <text:p>0,625677711099873</text:p>
          </table:table-cell>
        </table:table-row>
        <table:table-row table:style-name="ro1">
          <table:table-cell office:value-type="float" office:value="0.676999999999732" calcext:value-type="float">
            <text:p>0,676999999999732</text:p>
          </table:table-cell>
          <table:table-cell table:formula="of:=SIN([.A2679])" office:value-type="float" office:value="0.626457479794597" calcext:value-type="float">
            <text:p>0,626457479794597</text:p>
          </table:table-cell>
        </table:table-row>
        <table:table-row table:style-name="ro1">
          <table:table-cell office:value-type="float" office:value="0.677999999999732" calcext:value-type="float">
            <text:p>0,677999999999732</text:p>
          </table:table-cell>
          <table:table-cell table:formula="of:=SIN([.A2680])" office:value-type="float" office:value="0.627236622031893" calcext:value-type="float">
            <text:p>0,627236622031893</text:p>
          </table:table-cell>
        </table:table-row>
        <table:table-row table:style-name="ro1">
          <table:table-cell office:value-type="float" office:value="0.678999999999732" calcext:value-type="float">
            <text:p>0,678999999999732</text:p>
          </table:table-cell>
          <table:table-cell table:formula="of:=SIN([.A2681])" office:value-type="float" office:value="0.628015137032619" calcext:value-type="float">
            <text:p>0,628015137032619</text:p>
          </table:table-cell>
        </table:table-row>
        <table:table-row table:style-name="ro1">
          <table:table-cell office:value-type="float" office:value="0.679999999999732" calcext:value-type="float">
            <text:p>0,679999999999732</text:p>
          </table:table-cell>
          <table:table-cell table:formula="of:=SIN([.A2682])" office:value-type="float" office:value="0.62879302401826" calcext:value-type="float">
            <text:p>0,62879302401826</text:p>
          </table:table-cell>
        </table:table-row>
        <table:table-row table:style-name="ro1">
          <table:table-cell office:value-type="float" office:value="0.680999999999732" calcext:value-type="float">
            <text:p>0,680999999999732</text:p>
          </table:table-cell>
          <table:table-cell table:formula="of:=SIN([.A2683])" office:value-type="float" office:value="0.62957028221093" calcext:value-type="float">
            <text:p>0,62957028221093</text:p>
          </table:table-cell>
        </table:table-row>
        <table:table-row table:style-name="ro1">
          <table:table-cell office:value-type="float" office:value="0.681999999999732" calcext:value-type="float">
            <text:p>0,681999999999732</text:p>
          </table:table-cell>
          <table:table-cell table:formula="of:=SIN([.A2684])" office:value-type="float" office:value="0.63034691083337" calcext:value-type="float">
            <text:p>0,63034691083337</text:p>
          </table:table-cell>
        </table:table-row>
        <table:table-row table:style-name="ro1">
          <table:table-cell office:value-type="float" office:value="0.682999999999732" calcext:value-type="float">
            <text:p>0,682999999999732</text:p>
          </table:table-cell>
          <table:table-cell table:formula="of:=SIN([.A2685])" office:value-type="float" office:value="0.631122909108952" calcext:value-type="float">
            <text:p>0,631122909108952</text:p>
          </table:table-cell>
        </table:table-row>
        <table:table-row table:style-name="ro1">
          <table:table-cell office:value-type="float" office:value="0.683999999999732" calcext:value-type="float">
            <text:p>0,683999999999732</text:p>
          </table:table-cell>
          <table:table-cell table:formula="of:=SIN([.A2686])" office:value-type="float" office:value="0.631898276261677" calcext:value-type="float">
            <text:p>0,631898276261677</text:p>
          </table:table-cell>
        </table:table-row>
        <table:table-row table:style-name="ro1">
          <table:table-cell office:value-type="float" office:value="0.684999999999732" calcext:value-type="float">
            <text:p>0,684999999999732</text:p>
          </table:table-cell>
          <table:table-cell table:formula="of:=SIN([.A2687])" office:value-type="float" office:value="0.632673011516179" calcext:value-type="float">
            <text:p>0,632673011516179</text:p>
          </table:table-cell>
        </table:table-row>
        <table:table-row table:style-name="ro1">
          <table:table-cell office:value-type="float" office:value="0.685999999999732" calcext:value-type="float">
            <text:p>0,685999999999732</text:p>
          </table:table-cell>
          <table:table-cell table:formula="of:=SIN([.A2688])" office:value-type="float" office:value="0.633447114097721" calcext:value-type="float">
            <text:p>0,633447114097721</text:p>
          </table:table-cell>
        </table:table-row>
        <table:table-row table:style-name="ro1">
          <table:table-cell office:value-type="float" office:value="0.686999999999732" calcext:value-type="float">
            <text:p>0,686999999999732</text:p>
          </table:table-cell>
          <table:table-cell table:formula="of:=SIN([.A2689])" office:value-type="float" office:value="0.634220583232203" calcext:value-type="float">
            <text:p>0,634220583232203</text:p>
          </table:table-cell>
        </table:table-row>
        <table:table-row table:style-name="ro1">
          <table:table-cell office:value-type="float" office:value="0.687999999999732" calcext:value-type="float">
            <text:p>0,687999999999732</text:p>
          </table:table-cell>
          <table:table-cell table:formula="of:=SIN([.A2690])" office:value-type="float" office:value="0.634993418146154" calcext:value-type="float">
            <text:p>0,634993418146154</text:p>
          </table:table-cell>
        </table:table-row>
        <table:table-row table:style-name="ro1">
          <table:table-cell office:value-type="float" office:value="0.688999999999731" calcext:value-type="float">
            <text:p>0,688999999999731</text:p>
          </table:table-cell>
          <table:table-cell table:formula="of:=SIN([.A2691])" office:value-type="float" office:value="0.63576561806674" calcext:value-type="float">
            <text:p>0,63576561806674</text:p>
          </table:table-cell>
        </table:table-row>
        <table:table-row table:style-name="ro1">
          <table:table-cell office:value-type="float" office:value="0.689999999999731" calcext:value-type="float">
            <text:p>0,689999999999731</text:p>
          </table:table-cell>
          <table:table-cell table:formula="of:=SIN([.A2692])" office:value-type="float" office:value="0.636537182221761" calcext:value-type="float">
            <text:p>0,636537182221761</text:p>
          </table:table-cell>
        </table:table-row>
        <table:table-row table:style-name="ro1">
          <table:table-cell office:value-type="float" office:value="0.690999999999731" calcext:value-type="float">
            <text:p>0,690999999999731</text:p>
          </table:table-cell>
          <table:table-cell table:formula="of:=SIN([.A2693])" office:value-type="float" office:value="0.637308109839652" calcext:value-type="float">
            <text:p>0,637308109839652</text:p>
          </table:table-cell>
        </table:table-row>
        <table:table-row table:style-name="ro1">
          <table:table-cell office:value-type="float" office:value="0.691999999999731" calcext:value-type="float">
            <text:p>0,691999999999731</text:p>
          </table:table-cell>
          <table:table-cell table:formula="of:=SIN([.A2694])" office:value-type="float" office:value="0.638078400149487" calcext:value-type="float">
            <text:p>0,638078400149487</text:p>
          </table:table-cell>
        </table:table-row>
        <table:table-row table:style-name="ro1">
          <table:table-cell office:value-type="float" office:value="0.692999999999731" calcext:value-type="float">
            <text:p>0,692999999999731</text:p>
          </table:table-cell>
          <table:table-cell table:formula="of:=SIN([.A2695])" office:value-type="float" office:value="0.638848052380975" calcext:value-type="float">
            <text:p>0,638848052380975</text:p>
          </table:table-cell>
        </table:table-row>
        <table:table-row table:style-name="ro1">
          <table:table-cell office:value-type="float" office:value="0.693999999999731" calcext:value-type="float">
            <text:p>0,693999999999731</text:p>
          </table:table-cell>
          <table:table-cell table:formula="of:=SIN([.A2696])" office:value-type="float" office:value="0.639617065764464" calcext:value-type="float">
            <text:p>0,639617065764464</text:p>
          </table:table-cell>
        </table:table-row>
        <table:table-row table:style-name="ro1">
          <table:table-cell office:value-type="float" office:value="0.694999999999731" calcext:value-type="float">
            <text:p>0,694999999999731</text:p>
          </table:table-cell>
          <table:table-cell table:formula="of:=SIN([.A2697])" office:value-type="float" office:value="0.64038543953094" calcext:value-type="float">
            <text:p>0,64038543953094</text:p>
          </table:table-cell>
        </table:table-row>
        <table:table-row table:style-name="ro1">
          <table:table-cell office:value-type="float" office:value="0.695999999999731" calcext:value-type="float">
            <text:p>0,695999999999731</text:p>
          </table:table-cell>
          <table:table-cell table:formula="of:=SIN([.A2698])" office:value-type="float" office:value="0.64115317291203" calcext:value-type="float">
            <text:p>0,64115317291203</text:p>
          </table:table-cell>
        </table:table-row>
        <table:table-row table:style-name="ro1">
          <table:table-cell office:value-type="float" office:value="0.696999999999731" calcext:value-type="float">
            <text:p>0,696999999999731</text:p>
          </table:table-cell>
          <table:table-cell table:formula="of:=SIN([.A2699])" office:value-type="float" office:value="0.641920265140001" calcext:value-type="float">
            <text:p>0,641920265140001</text:p>
          </table:table-cell>
        </table:table-row>
        <table:table-row table:style-name="ro1">
          <table:table-cell office:value-type="float" office:value="0.69799999999973" calcext:value-type="float">
            <text:p>0,69799999999973</text:p>
          </table:table-cell>
          <table:table-cell table:formula="of:=SIN([.A2700])" office:value-type="float" office:value="0.64268671544776" calcext:value-type="float">
            <text:p>0,64268671544776</text:p>
          </table:table-cell>
        </table:table-row>
        <table:table-row table:style-name="ro1">
          <table:table-cell office:value-type="float" office:value="0.69899999999973" calcext:value-type="float">
            <text:p>0,69899999999973</text:p>
          </table:table-cell>
          <table:table-cell table:formula="of:=SIN([.A2701])" office:value-type="float" office:value="0.643452523068857" calcext:value-type="float">
            <text:p>0,643452523068857</text:p>
          </table:table-cell>
        </table:table-row>
        <table:table-row table:style-name="ro1">
          <table:table-cell office:value-type="float" office:value="0.69999999999973" calcext:value-type="float">
            <text:p>0,69999999999973</text:p>
          </table:table-cell>
          <table:table-cell table:formula="of:=SIN([.A2702])" office:value-type="float" office:value="0.644217687237485" calcext:value-type="float">
            <text:p>0,644217687237485</text:p>
          </table:table-cell>
        </table:table-row>
        <table:table-row table:style-name="ro1">
          <table:table-cell office:value-type="float" office:value="0.70099999999973" calcext:value-type="float">
            <text:p>0,70099999999973</text:p>
          </table:table-cell>
          <table:table-cell table:formula="of:=SIN([.A2703])" office:value-type="float" office:value="0.644982207188479" calcext:value-type="float">
            <text:p>0,644982207188479</text:p>
          </table:table-cell>
        </table:table-row>
        <table:table-row table:style-name="ro1">
          <table:table-cell office:value-type="float" office:value="0.70199999999973" calcext:value-type="float">
            <text:p>0,70199999999973</text:p>
          </table:table-cell>
          <table:table-cell table:formula="of:=SIN([.A2704])" office:value-type="float" office:value="0.645746082157319" calcext:value-type="float">
            <text:p>0,645746082157319</text:p>
          </table:table-cell>
        </table:table-row>
        <table:table-row table:style-name="ro1">
          <table:table-cell office:value-type="float" office:value="0.70299999999973" calcext:value-type="float">
            <text:p>0,70299999999973</text:p>
          </table:table-cell>
          <table:table-cell table:formula="of:=SIN([.A2705])" office:value-type="float" office:value="0.646509311380132" calcext:value-type="float">
            <text:p>0,646509311380132</text:p>
          </table:table-cell>
        </table:table-row>
        <table:table-row table:style-name="ro1">
          <table:table-cell office:value-type="float" office:value="0.70399999999973" calcext:value-type="float">
            <text:p>0,70399999999973</text:p>
          </table:table-cell>
          <table:table-cell table:formula="of:=SIN([.A2706])" office:value-type="float" office:value="0.647271894093687" calcext:value-type="float">
            <text:p>0,647271894093687</text:p>
          </table:table-cell>
        </table:table-row>
        <table:table-row table:style-name="ro1">
          <table:table-cell office:value-type="float" office:value="0.70499999999973" calcext:value-type="float">
            <text:p>0,70499999999973</text:p>
          </table:table-cell>
          <table:table-cell table:formula="of:=SIN([.A2707])" office:value-type="float" office:value="0.648033829535401" calcext:value-type="float">
            <text:p>0,648033829535401</text:p>
          </table:table-cell>
        </table:table-row>
        <table:table-row table:style-name="ro1">
          <table:table-cell office:value-type="float" office:value="0.70599999999973" calcext:value-type="float">
            <text:p>0,70599999999973</text:p>
          </table:table-cell>
          <table:table-cell table:formula="of:=SIN([.A2708])" office:value-type="float" office:value="0.64879511694334" calcext:value-type="float">
            <text:p>0,64879511694334</text:p>
          </table:table-cell>
        </table:table-row>
        <table:table-row table:style-name="ro1">
          <table:table-cell office:value-type="float" office:value="0.706999999999729" calcext:value-type="float">
            <text:p>0,706999999999729</text:p>
          </table:table-cell>
          <table:table-cell table:formula="of:=SIN([.A2709])" office:value-type="float" office:value="0.649555755556217" calcext:value-type="float">
            <text:p>0,649555755556217</text:p>
          </table:table-cell>
        </table:table-row>
        <table:table-row table:style-name="ro1">
          <table:table-cell office:value-type="float" office:value="0.707999999999729" calcext:value-type="float">
            <text:p>0,707999999999729</text:p>
          </table:table-cell>
          <table:table-cell table:formula="of:=SIN([.A2710])" office:value-type="float" office:value="0.650315744613391" calcext:value-type="float">
            <text:p>0,650315744613391</text:p>
          </table:table-cell>
        </table:table-row>
        <table:table-row table:style-name="ro1">
          <table:table-cell office:value-type="float" office:value="0.708999999999729" calcext:value-type="float">
            <text:p>0,708999999999729</text:p>
          </table:table-cell>
          <table:table-cell table:formula="of:=SIN([.A2711])" office:value-type="float" office:value="0.651075083354876" calcext:value-type="float">
            <text:p>0,651075083354876</text:p>
          </table:table-cell>
        </table:table-row>
        <table:table-row table:style-name="ro1">
          <table:table-cell office:value-type="float" office:value="0.709999999999729" calcext:value-type="float">
            <text:p>0,709999999999729</text:p>
          </table:table-cell>
          <table:table-cell table:formula="of:=SIN([.A2712])" office:value-type="float" office:value="0.651833771021331" calcext:value-type="float">
            <text:p>0,651833771021331</text:p>
          </table:table-cell>
        </table:table-row>
        <table:table-row table:style-name="ro1">
          <table:table-cell office:value-type="float" office:value="0.710999999999729" calcext:value-type="float">
            <text:p>0,710999999999729</text:p>
          </table:table-cell>
          <table:table-cell table:formula="of:=SIN([.A2713])" office:value-type="float" office:value="0.65259180685407" calcext:value-type="float">
            <text:p>0,65259180685407</text:p>
          </table:table-cell>
        </table:table-row>
        <table:table-row table:style-name="ro1">
          <table:table-cell office:value-type="float" office:value="0.711999999999729" calcext:value-type="float">
            <text:p>0,711999999999729</text:p>
          </table:table-cell>
          <table:table-cell table:formula="of:=SIN([.A2714])" office:value-type="float" office:value="0.653349190095056" calcext:value-type="float">
            <text:p>0,653349190095056</text:p>
          </table:table-cell>
        </table:table-row>
        <table:table-row table:style-name="ro1">
          <table:table-cell office:value-type="float" office:value="0.712999999999729" calcext:value-type="float">
            <text:p>0,712999999999729</text:p>
          </table:table-cell>
          <table:table-cell table:formula="of:=SIN([.A2715])" office:value-type="float" office:value="0.654105919986906" calcext:value-type="float">
            <text:p>0,654105919986906</text:p>
          </table:table-cell>
        </table:table-row>
        <table:table-row table:style-name="ro1">
          <table:table-cell office:value-type="float" office:value="0.713999999999729" calcext:value-type="float">
            <text:p>0,713999999999729</text:p>
          </table:table-cell>
          <table:table-cell table:formula="of:=SIN([.A2716])" office:value-type="float" office:value="0.654861995772891" calcext:value-type="float">
            <text:p>0,654861995772891</text:p>
          </table:table-cell>
        </table:table-row>
        <table:table-row table:style-name="ro1">
          <table:table-cell office:value-type="float" office:value="0.714999999999729" calcext:value-type="float">
            <text:p>0,714999999999729</text:p>
          </table:table-cell>
          <table:table-cell table:formula="of:=SIN([.A2717])" office:value-type="float" office:value="0.655617416696935" calcext:value-type="float">
            <text:p>0,655617416696935</text:p>
          </table:table-cell>
        </table:table-row>
        <table:table-row table:style-name="ro1">
          <table:table-cell office:value-type="float" office:value="0.715999999999728" calcext:value-type="float">
            <text:p>0,715999999999728</text:p>
          </table:table-cell>
          <table:table-cell table:formula="of:=SIN([.A2718])" office:value-type="float" office:value="0.656372182003617" calcext:value-type="float">
            <text:p>0,656372182003617</text:p>
          </table:table-cell>
        </table:table-row>
        <table:table-row table:style-name="ro1">
          <table:table-cell office:value-type="float" office:value="0.716999999999728" calcext:value-type="float">
            <text:p>0,716999999999728</text:p>
          </table:table-cell>
          <table:table-cell table:formula="of:=SIN([.A2719])" office:value-type="float" office:value="0.657126290938171" calcext:value-type="float">
            <text:p>0,657126290938171</text:p>
          </table:table-cell>
        </table:table-row>
        <table:table-row table:style-name="ro1">
          <table:table-cell office:value-type="float" office:value="0.717999999999728" calcext:value-type="float">
            <text:p>0,717999999999728</text:p>
          </table:table-cell>
          <table:table-cell table:formula="of:=SIN([.A2720])" office:value-type="float" office:value="0.65787974274649" calcext:value-type="float">
            <text:p>0,65787974274649</text:p>
          </table:table-cell>
        </table:table-row>
        <table:table-row table:style-name="ro1">
          <table:table-cell office:value-type="float" office:value="0.718999999999728" calcext:value-type="float">
            <text:p>0,718999999999728</text:p>
          </table:table-cell>
          <table:table-cell table:formula="of:=SIN([.A2721])" office:value-type="float" office:value="0.65863253667512" calcext:value-type="float">
            <text:p>0,65863253667512</text:p>
          </table:table-cell>
        </table:table-row>
        <table:table-row table:style-name="ro1">
          <table:table-cell office:value-type="float" office:value="0.719999999999728" calcext:value-type="float">
            <text:p>0,719999999999728</text:p>
          </table:table-cell>
          <table:table-cell table:formula="of:=SIN([.A2722])" office:value-type="float" office:value="0.659384671971269" calcext:value-type="float">
            <text:p>0,659384671971269</text:p>
          </table:table-cell>
        </table:table-row>
        <table:table-row table:style-name="ro1">
          <table:table-cell office:value-type="float" office:value="0.720999999999728" calcext:value-type="float">
            <text:p>0,720999999999728</text:p>
          </table:table-cell>
          <table:table-cell table:formula="of:=SIN([.A2723])" office:value-type="float" office:value="0.6601361478828" calcext:value-type="float">
            <text:p>0,6601361478828</text:p>
          </table:table-cell>
        </table:table-row>
        <table:table-row table:style-name="ro1">
          <table:table-cell office:value-type="float" office:value="0.721999999999728" calcext:value-type="float">
            <text:p>0,721999999999728</text:p>
          </table:table-cell>
          <table:table-cell table:formula="of:=SIN([.A2724])" office:value-type="float" office:value="0.660886963658239" calcext:value-type="float">
            <text:p>0,660886963658239</text:p>
          </table:table-cell>
        </table:table-row>
        <table:table-row table:style-name="ro1">
          <table:table-cell office:value-type="float" office:value="0.722999999999728" calcext:value-type="float">
            <text:p>0,722999999999728</text:p>
          </table:table-cell>
          <table:table-cell table:formula="of:=SIN([.A2725])" office:value-type="float" office:value="0.661637118546769" calcext:value-type="float">
            <text:p>0,661637118546769</text:p>
          </table:table-cell>
        </table:table-row>
        <table:table-row table:style-name="ro1">
          <table:table-cell office:value-type="float" office:value="0.723999999999728" calcext:value-type="float">
            <text:p>0,723999999999728</text:p>
          </table:table-cell>
          <table:table-cell table:formula="of:=SIN([.A2726])" office:value-type="float" office:value="0.662386611798236" calcext:value-type="float">
            <text:p>0,662386611798236</text:p>
          </table:table-cell>
        </table:table-row>
        <table:table-row table:style-name="ro1">
          <table:table-cell office:value-type="float" office:value="0.724999999999728" calcext:value-type="float">
            <text:p>0,724999999999728</text:p>
          </table:table-cell>
          <table:table-cell table:formula="of:=SIN([.A2727])" office:value-type="float" office:value="0.663135442663146" calcext:value-type="float">
            <text:p>0,663135442663146</text:p>
          </table:table-cell>
        </table:table-row>
        <table:table-row table:style-name="ro1">
          <table:table-cell office:value-type="float" office:value="0.725999999999728" calcext:value-type="float">
            <text:p>0,725999999999728</text:p>
          </table:table-cell>
          <table:table-cell table:formula="of:=SIN([.A2728])" office:value-type="float" office:value="0.663883610392669" calcext:value-type="float">
            <text:p>0,663883610392669</text:p>
          </table:table-cell>
        </table:table-row>
        <table:table-row table:style-name="ro1">
          <table:table-cell office:value-type="float" office:value="0.726999999999728" calcext:value-type="float">
            <text:p>0,726999999999728</text:p>
          </table:table-cell>
          <table:table-cell table:formula="of:=SIN([.A2729])" office:value-type="float" office:value="0.664631114238636" calcext:value-type="float">
            <text:p>0,664631114238636</text:p>
          </table:table-cell>
        </table:table-row>
        <table:table-row table:style-name="ro1">
          <table:table-cell office:value-type="float" office:value="0.727999999999728" calcext:value-type="float">
            <text:p>0,727999999999728</text:p>
          </table:table-cell>
          <table:table-cell table:formula="of:=SIN([.A2730])" office:value-type="float" office:value="0.665377953453545" calcext:value-type="float">
            <text:p>0,665377953453545</text:p>
          </table:table-cell>
        </table:table-row>
        <table:table-row table:style-name="ro1">
          <table:table-cell office:value-type="float" office:value="0.728999999999727" calcext:value-type="float">
            <text:p>0,728999999999727</text:p>
          </table:table-cell>
          <table:table-cell table:formula="of:=SIN([.A2731])" office:value-type="float" office:value="0.666124127290556" calcext:value-type="float">
            <text:p>0,666124127290556</text:p>
          </table:table-cell>
        </table:table-row>
        <table:table-row table:style-name="ro1">
          <table:table-cell office:value-type="float" office:value="0.729999999999727" calcext:value-type="float">
            <text:p>0,729999999999727</text:p>
          </table:table-cell>
          <table:table-cell table:formula="of:=SIN([.A2732])" office:value-type="float" office:value="0.666869635003495" calcext:value-type="float">
            <text:p>0,666869635003495</text:p>
          </table:table-cell>
        </table:table-row>
        <table:table-row table:style-name="ro1">
          <table:table-cell office:value-type="float" office:value="0.730999999999727" calcext:value-type="float">
            <text:p>0,730999999999727</text:p>
          </table:table-cell>
          <table:table-cell table:formula="of:=SIN([.A2733])" office:value-type="float" office:value="0.667614475846854" calcext:value-type="float">
            <text:p>0,667614475846854</text:p>
          </table:table-cell>
        </table:table-row>
        <table:table-row table:style-name="ro1">
          <table:table-cell office:value-type="float" office:value="0.731999999999727" calcext:value-type="float">
            <text:p>0,731999999999727</text:p>
          </table:table-cell>
          <table:table-cell table:formula="of:=SIN([.A2734])" office:value-type="float" office:value="0.668358649075794" calcext:value-type="float">
            <text:p>0,668358649075794</text:p>
          </table:table-cell>
        </table:table-row>
        <table:table-row table:style-name="ro1">
          <table:table-cell office:value-type="float" office:value="0.732999999999727" calcext:value-type="float">
            <text:p>0,732999999999727</text:p>
          </table:table-cell>
          <table:table-cell table:formula="of:=SIN([.A2735])" office:value-type="float" office:value="0.66910215394614" calcext:value-type="float">
            <text:p>0,66910215394614</text:p>
          </table:table-cell>
        </table:table-row>
        <table:table-row table:style-name="ro1">
          <table:table-cell office:value-type="float" office:value="0.733999999999727" calcext:value-type="float">
            <text:p>0,733999999999727</text:p>
          </table:table-cell>
          <table:table-cell table:formula="of:=SIN([.A2736])" office:value-type="float" office:value="0.669844989714387" calcext:value-type="float">
            <text:p>0,669844989714387</text:p>
          </table:table-cell>
        </table:table-row>
        <table:table-row table:style-name="ro1">
          <table:table-cell office:value-type="float" office:value="0.734999999999727" calcext:value-type="float">
            <text:p>0,734999999999727</text:p>
          </table:table-cell>
          <table:table-cell table:formula="of:=SIN([.A2737])" office:value-type="float" office:value="0.670587155637701" calcext:value-type="float">
            <text:p>0,670587155637701</text:p>
          </table:table-cell>
        </table:table-row>
        <table:table-row table:style-name="ro1">
          <table:table-cell office:value-type="float" office:value="0.735999999999727" calcext:value-type="float">
            <text:p>0,735999999999727</text:p>
          </table:table-cell>
          <table:table-cell table:formula="of:=SIN([.A2738])" office:value-type="float" office:value="0.671328650973915" calcext:value-type="float">
            <text:p>0,671328650973915</text:p>
          </table:table-cell>
        </table:table-row>
        <table:table-row table:style-name="ro1">
          <table:table-cell office:value-type="float" office:value="0.736999999999727" calcext:value-type="float">
            <text:p>0,736999999999727</text:p>
          </table:table-cell>
          <table:table-cell table:formula="of:=SIN([.A2739])" office:value-type="float" office:value="0.672069474981534" calcext:value-type="float">
            <text:p>0,672069474981534</text:p>
          </table:table-cell>
        </table:table-row>
        <table:table-row table:style-name="ro1">
          <table:table-cell office:value-type="float" office:value="0.737999999999726" calcext:value-type="float">
            <text:p>0,737999999999726</text:p>
          </table:table-cell>
          <table:table-cell table:formula="of:=SIN([.A2740])" office:value-type="float" office:value="0.672809626919734" calcext:value-type="float">
            <text:p>0,672809626919734</text:p>
          </table:table-cell>
        </table:table-row>
        <table:table-row table:style-name="ro1">
          <table:table-cell office:value-type="float" office:value="0.738999999999726" calcext:value-type="float">
            <text:p>0,738999999999726</text:p>
          </table:table-cell>
          <table:table-cell table:formula="of:=SIN([.A2741])" office:value-type="float" office:value="0.673549106048364" calcext:value-type="float">
            <text:p>0,673549106048364</text:p>
          </table:table-cell>
        </table:table-row>
        <table:table-row table:style-name="ro1">
          <table:table-cell office:value-type="float" office:value="0.739999999999726" calcext:value-type="float">
            <text:p>0,739999999999726</text:p>
          </table:table-cell>
          <table:table-cell table:formula="of:=SIN([.A2742])" office:value-type="float" office:value="0.674287911627943" calcext:value-type="float">
            <text:p>0,674287911627943</text:p>
          </table:table-cell>
        </table:table-row>
        <table:table-row table:style-name="ro1">
          <table:table-cell office:value-type="float" office:value="0.740999999999726" calcext:value-type="float">
            <text:p>0,740999999999726</text:p>
          </table:table-cell>
          <table:table-cell table:formula="of:=SIN([.A2743])" office:value-type="float" office:value="0.675026042919667" calcext:value-type="float">
            <text:p>0,675026042919667</text:p>
          </table:table-cell>
        </table:table-row>
        <table:table-row table:style-name="ro1">
          <table:table-cell office:value-type="float" office:value="0.741999999999726" calcext:value-type="float">
            <text:p>0,741999999999726</text:p>
          </table:table-cell>
          <table:table-cell table:formula="of:=SIN([.A2744])" office:value-type="float" office:value="0.675763499185404" calcext:value-type="float">
            <text:p>0,675763499185404</text:p>
          </table:table-cell>
        </table:table-row>
        <table:table-row table:style-name="ro1">
          <table:table-cell office:value-type="float" office:value="0.742999999999726" calcext:value-type="float">
            <text:p>0,742999999999726</text:p>
          </table:table-cell>
          <table:table-cell table:formula="of:=SIN([.A2745])" office:value-type="float" office:value="0.676500279687698" calcext:value-type="float">
            <text:p>0,676500279687698</text:p>
          </table:table-cell>
        </table:table-row>
        <table:table-row table:style-name="ro1">
          <table:table-cell office:value-type="float" office:value="0.743999999999726" calcext:value-type="float">
            <text:p>0,743999999999726</text:p>
          </table:table-cell>
          <table:table-cell table:formula="of:=SIN([.A2746])" office:value-type="float" office:value="0.677236383689769" calcext:value-type="float">
            <text:p>0,677236383689769</text:p>
          </table:table-cell>
        </table:table-row>
        <table:table-row table:style-name="ro1">
          <table:table-cell office:value-type="float" office:value="0.744999999999726" calcext:value-type="float">
            <text:p>0,744999999999726</text:p>
          </table:table-cell>
          <table:table-cell table:formula="of:=SIN([.A2747])" office:value-type="float" office:value="0.677971810455513" calcext:value-type="float">
            <text:p>0,677971810455513</text:p>
          </table:table-cell>
        </table:table-row>
        <table:table-row table:style-name="ro1">
          <table:table-cell office:value-type="float" office:value="0.745999999999726" calcext:value-type="float">
            <text:p>0,745999999999726</text:p>
          </table:table-cell>
          <table:table-cell table:formula="of:=SIN([.A2748])" office:value-type="float" office:value="0.678706559249503" calcext:value-type="float">
            <text:p>0,678706559249503</text:p>
          </table:table-cell>
        </table:table-row>
        <table:table-row table:style-name="ro1">
          <table:table-cell office:value-type="float" office:value="0.746999999999725" calcext:value-type="float">
            <text:p>0,746999999999725</text:p>
          </table:table-cell>
          <table:table-cell table:formula="of:=SIN([.A2749])" office:value-type="float" office:value="0.67944062933699" calcext:value-type="float">
            <text:p>0,67944062933699</text:p>
          </table:table-cell>
        </table:table-row>
        <table:table-row table:style-name="ro1">
          <table:table-cell office:value-type="float" office:value="0.747999999999725" calcext:value-type="float">
            <text:p>0,747999999999725</text:p>
          </table:table-cell>
          <table:table-cell table:formula="of:=SIN([.A2750])" office:value-type="float" office:value="0.680174019983904" calcext:value-type="float">
            <text:p>0,680174019983904</text:p>
          </table:table-cell>
        </table:table-row>
        <table:table-row table:style-name="ro1">
          <table:table-cell office:value-type="float" office:value="0.748999999999725" calcext:value-type="float">
            <text:p>0,748999999999725</text:p>
          </table:table-cell>
          <table:table-cell table:formula="of:=SIN([.A2751])" office:value-type="float" office:value="0.680906730456856" calcext:value-type="float">
            <text:p>0,680906730456856</text:p>
          </table:table-cell>
        </table:table-row>
        <table:table-row table:style-name="ro1">
          <table:table-cell office:value-type="float" office:value="0.749999999999725" calcext:value-type="float">
            <text:p>0,749999999999725</text:p>
          </table:table-cell>
          <table:table-cell table:formula="of:=SIN([.A2752])" office:value-type="float" office:value="0.681638760023133" calcext:value-type="float">
            <text:p>0,681638760023133</text:p>
          </table:table-cell>
        </table:table-row>
        <table:table-row table:style-name="ro1">
          <table:table-cell office:value-type="float" office:value="0.750999999999725" calcext:value-type="float">
            <text:p>0,750999999999725</text:p>
          </table:table-cell>
          <table:table-cell table:formula="of:=SIN([.A2753])" office:value-type="float" office:value="0.682370107950707" calcext:value-type="float">
            <text:p>0,682370107950707</text:p>
          </table:table-cell>
        </table:table-row>
        <table:table-row table:style-name="ro1">
          <table:table-cell office:value-type="float" office:value="0.751999999999725" calcext:value-type="float">
            <text:p>0,751999999999725</text:p>
          </table:table-cell>
          <table:table-cell table:formula="of:=SIN([.A2754])" office:value-type="float" office:value="0.68310077350823" calcext:value-type="float">
            <text:p>0,68310077350823</text:p>
          </table:table-cell>
        </table:table-row>
        <table:table-row table:style-name="ro1">
          <table:table-cell office:value-type="float" office:value="0.752999999999725" calcext:value-type="float">
            <text:p>0,752999999999725</text:p>
          </table:table-cell>
          <table:table-cell table:formula="of:=SIN([.A2755])" office:value-type="float" office:value="0.683830755965037" calcext:value-type="float">
            <text:p>0,683830755965037</text:p>
          </table:table-cell>
        </table:table-row>
        <table:table-row table:style-name="ro1">
          <table:table-cell office:value-type="float" office:value="0.753999999999725" calcext:value-type="float">
            <text:p>0,753999999999725</text:p>
          </table:table-cell>
          <table:table-cell table:formula="of:=SIN([.A2756])" office:value-type="float" office:value="0.684560054591144" calcext:value-type="float">
            <text:p>0,684560054591144</text:p>
          </table:table-cell>
        </table:table-row>
        <table:table-row table:style-name="ro1">
          <table:table-cell office:value-type="float" office:value="0.754999999999725" calcext:value-type="float">
            <text:p>0,754999999999725</text:p>
          </table:table-cell>
          <table:table-cell table:formula="of:=SIN([.A2757])" office:value-type="float" office:value="0.685288668657254" calcext:value-type="float">
            <text:p>0,685288668657254</text:p>
          </table:table-cell>
        </table:table-row>
        <table:table-row table:style-name="ro1">
          <table:table-cell office:value-type="float" office:value="0.755999999999724" calcext:value-type="float">
            <text:p>0,755999999999724</text:p>
          </table:table-cell>
          <table:table-cell table:formula="of:=SIN([.A2758])" office:value-type="float" office:value="0.686016597434753" calcext:value-type="float">
            <text:p>0,686016597434753</text:p>
          </table:table-cell>
        </table:table-row>
        <table:table-row table:style-name="ro1">
          <table:table-cell office:value-type="float" office:value="0.756999999999724" calcext:value-type="float">
            <text:p>0,756999999999724</text:p>
          </table:table-cell>
          <table:table-cell table:formula="of:=SIN([.A2759])" office:value-type="float" office:value="0.686743840195711" calcext:value-type="float">
            <text:p>0,686743840195711</text:p>
          </table:table-cell>
        </table:table-row>
        <table:table-row table:style-name="ro1">
          <table:table-cell office:value-type="float" office:value="0.757999999999724" calcext:value-type="float">
            <text:p>0,757999999999724</text:p>
          </table:table-cell>
          <table:table-cell table:formula="of:=SIN([.A2760])" office:value-type="float" office:value="0.687470396212886" calcext:value-type="float">
            <text:p>0,687470396212886</text:p>
          </table:table-cell>
        </table:table-row>
        <table:table-row table:style-name="ro1">
          <table:table-cell office:value-type="float" office:value="0.758999999999724" calcext:value-type="float">
            <text:p>0,758999999999724</text:p>
          </table:table-cell>
          <table:table-cell table:formula="of:=SIN([.A2761])" office:value-type="float" office:value="0.688196264759722" calcext:value-type="float">
            <text:p>0,688196264759722</text:p>
          </table:table-cell>
        </table:table-row>
        <table:table-row table:style-name="ro1">
          <table:table-cell office:value-type="float" office:value="0.759999999999724" calcext:value-type="float">
            <text:p>0,759999999999724</text:p>
          </table:table-cell>
          <table:table-cell table:formula="of:=SIN([.A2762])" office:value-type="float" office:value="0.688921445110351" calcext:value-type="float">
            <text:p>0,688921445110351</text:p>
          </table:table-cell>
        </table:table-row>
        <table:table-row table:style-name="ro1">
          <table:table-cell office:value-type="float" office:value="0.760999999999724" calcext:value-type="float">
            <text:p>0,760999999999724</text:p>
          </table:table-cell>
          <table:table-cell table:formula="of:=SIN([.A2763])" office:value-type="float" office:value="0.689645936539592" calcext:value-type="float">
            <text:p>0,689645936539592</text:p>
          </table:table-cell>
        </table:table-row>
        <table:table-row table:style-name="ro1">
          <table:table-cell office:value-type="float" office:value="0.761999999999724" calcext:value-type="float">
            <text:p>0,761999999999724</text:p>
          </table:table-cell>
          <table:table-cell table:formula="of:=SIN([.A2764])" office:value-type="float" office:value="0.690369738322955" calcext:value-type="float">
            <text:p>0,690369738322955</text:p>
          </table:table-cell>
        </table:table-row>
        <table:table-row table:style-name="ro1">
          <table:table-cell office:value-type="float" office:value="0.762999999999724" calcext:value-type="float">
            <text:p>0,762999999999724</text:p>
          </table:table-cell>
          <table:table-cell table:formula="of:=SIN([.A2765])" office:value-type="float" office:value="0.691092849736636" calcext:value-type="float">
            <text:p>0,691092849736636</text:p>
          </table:table-cell>
        </table:table-row>
        <table:table-row table:style-name="ro1">
          <table:table-cell office:value-type="float" office:value="0.763999999999724" calcext:value-type="float">
            <text:p>0,763999999999724</text:p>
          </table:table-cell>
          <table:table-cell table:formula="of:=SIN([.A2766])" office:value-type="float" office:value="0.691815270057525" calcext:value-type="float">
            <text:p>0,691815270057525</text:p>
          </table:table-cell>
        </table:table-row>
        <table:table-row table:style-name="ro1">
          <table:table-cell office:value-type="float" office:value="0.764999999999723" calcext:value-type="float">
            <text:p>0,764999999999723</text:p>
          </table:table-cell>
          <table:table-cell table:formula="of:=SIN([.A2767])" office:value-type="float" office:value="0.692536998563202" calcext:value-type="float">
            <text:p>0,692536998563202</text:p>
          </table:table-cell>
        </table:table-row>
        <table:table-row table:style-name="ro1">
          <table:table-cell office:value-type="float" office:value="0.765999999999723" calcext:value-type="float">
            <text:p>0,765999999999723</text:p>
          </table:table-cell>
          <table:table-cell table:formula="of:=SIN([.A2768])" office:value-type="float" office:value="0.693258034531938" calcext:value-type="float">
            <text:p>0,693258034531938</text:p>
          </table:table-cell>
        </table:table-row>
        <table:table-row table:style-name="ro1">
          <table:table-cell office:value-type="float" office:value="0.766999999999724" calcext:value-type="float">
            <text:p>0,766999999999724</text:p>
          </table:table-cell>
          <table:table-cell table:formula="of:=SIN([.A2769])" office:value-type="float" office:value="0.693978377242697" calcext:value-type="float">
            <text:p>0,693978377242697</text:p>
          </table:table-cell>
        </table:table-row>
        <table:table-row table:style-name="ro1">
          <table:table-cell office:value-type="float" office:value="0.767999999999724" calcext:value-type="float">
            <text:p>0,767999999999724</text:p>
          </table:table-cell>
          <table:table-cell table:formula="of:=SIN([.A2770])" office:value-type="float" office:value="0.694698025975137" calcext:value-type="float">
            <text:p>0,694698025975137</text:p>
          </table:table-cell>
        </table:table-row>
        <table:table-row table:style-name="ro1">
          <table:table-cell office:value-type="float" office:value="0.768999999999723" calcext:value-type="float">
            <text:p>0,768999999999723</text:p>
          </table:table-cell>
          <table:table-cell table:formula="of:=SIN([.A2771])" office:value-type="float" office:value="0.695416980009609" calcext:value-type="float">
            <text:p>0,695416980009609</text:p>
          </table:table-cell>
        </table:table-row>
        <table:table-row table:style-name="ro1">
          <table:table-cell office:value-type="float" office:value="0.769999999999723" calcext:value-type="float">
            <text:p>0,769999999999723</text:p>
          </table:table-cell>
          <table:table-cell table:formula="of:=SIN([.A2772])" office:value-type="float" office:value="0.696135238627158" calcext:value-type="float">
            <text:p>0,696135238627158</text:p>
          </table:table-cell>
        </table:table-row>
        <table:table-row table:style-name="ro1">
          <table:table-cell office:value-type="float" office:value="0.770999999999723" calcext:value-type="float">
            <text:p>0,770999999999723</text:p>
          </table:table-cell>
          <table:table-cell table:formula="of:=SIN([.A2773])" office:value-type="float" office:value="0.696852801109527" calcext:value-type="float">
            <text:p>0,696852801109527</text:p>
          </table:table-cell>
        </table:table-row>
        <table:table-row table:style-name="ro1">
          <table:table-cell office:value-type="float" office:value="0.771999999999723" calcext:value-type="float">
            <text:p>0,771999999999723</text:p>
          </table:table-cell>
          <table:table-cell table:formula="of:=SIN([.A2774])" office:value-type="float" office:value="0.697569666739153" calcext:value-type="float">
            <text:p>0,697569666739153</text:p>
          </table:table-cell>
        </table:table-row>
        <table:table-row table:style-name="ro1">
          <table:table-cell office:value-type="float" office:value="0.772999999999723" calcext:value-type="float">
            <text:p>0,772999999999723</text:p>
          </table:table-cell>
          <table:table-cell table:formula="of:=SIN([.A2775])" office:value-type="float" office:value="0.69828583479917" calcext:value-type="float">
            <text:p>0,69828583479917</text:p>
          </table:table-cell>
        </table:table-row>
        <table:table-row table:style-name="ro1">
          <table:table-cell office:value-type="float" office:value="0.773999999999723" calcext:value-type="float">
            <text:p>0,773999999999723</text:p>
          </table:table-cell>
          <table:table-cell table:formula="of:=SIN([.A2776])" office:value-type="float" office:value="0.699001304573411" calcext:value-type="float">
            <text:p>0,699001304573411</text:p>
          </table:table-cell>
        </table:table-row>
        <table:table-row table:style-name="ro1">
          <table:table-cell office:value-type="float" office:value="0.774999999999723" calcext:value-type="float">
            <text:p>0,774999999999723</text:p>
          </table:table-cell>
          <table:table-cell table:formula="of:=SIN([.A2777])" office:value-type="float" office:value="0.699716075346405" calcext:value-type="float">
            <text:p>0,699716075346405</text:p>
          </table:table-cell>
        </table:table-row>
        <table:table-row table:style-name="ro1">
          <table:table-cell office:value-type="float" office:value="0.775999999999723" calcext:value-type="float">
            <text:p>0,775999999999723</text:p>
          </table:table-cell>
          <table:table-cell table:formula="of:=SIN([.A2778])" office:value-type="float" office:value="0.700430146403383" calcext:value-type="float">
            <text:p>0,700430146403383</text:p>
          </table:table-cell>
        </table:table-row>
        <table:table-row table:style-name="ro1">
          <table:table-cell office:value-type="float" office:value="0.776999999999723" calcext:value-type="float">
            <text:p>0,776999999999723</text:p>
          </table:table-cell>
          <table:table-cell table:formula="of:=SIN([.A2779])" office:value-type="float" office:value="0.701143517030272" calcext:value-type="float">
            <text:p>0,701143517030272</text:p>
          </table:table-cell>
        </table:table-row>
        <table:table-row table:style-name="ro1">
          <table:table-cell office:value-type="float" office:value="0.777999999999723" calcext:value-type="float">
            <text:p>0,777999999999723</text:p>
          </table:table-cell>
          <table:table-cell table:formula="of:=SIN([.A2780])" office:value-type="float" office:value="0.701856186513703" calcext:value-type="float">
            <text:p>0,701856186513703</text:p>
          </table:table-cell>
        </table:table-row>
        <table:table-row table:style-name="ro1">
          <table:table-cell office:value-type="float" office:value="0.778999999999722" calcext:value-type="float">
            <text:p>0,778999999999722</text:p>
          </table:table-cell>
          <table:table-cell table:formula="of:=SIN([.A2781])" office:value-type="float" office:value="0.702568154141006" calcext:value-type="float">
            <text:p>0,702568154141006</text:p>
          </table:table-cell>
        </table:table-row>
        <table:table-row table:style-name="ro1">
          <table:table-cell office:value-type="float" office:value="0.779999999999722" calcext:value-type="float">
            <text:p>0,779999999999722</text:p>
          </table:table-cell>
          <table:table-cell table:formula="of:=SIN([.A2782])" office:value-type="float" office:value="0.703279419200213" calcext:value-type="float">
            <text:p>0,703279419200213</text:p>
          </table:table-cell>
        </table:table-row>
        <table:table-row table:style-name="ro1">
          <table:table-cell office:value-type="float" office:value="0.780999999999722" calcext:value-type="float">
            <text:p>0,780999999999722</text:p>
          </table:table-cell>
          <table:table-cell table:formula="of:=SIN([.A2783])" office:value-type="float" office:value="0.703989980980059" calcext:value-type="float">
            <text:p>0,703989980980059</text:p>
          </table:table-cell>
        </table:table-row>
        <table:table-row table:style-name="ro1">
          <table:table-cell office:value-type="float" office:value="0.781999999999722" calcext:value-type="float">
            <text:p>0,781999999999722</text:p>
          </table:table-cell>
          <table:table-cell table:formula="of:=SIN([.A2784])" office:value-type="float" office:value="0.704699838769983" calcext:value-type="float">
            <text:p>0,704699838769983</text:p>
          </table:table-cell>
        </table:table-row>
        <table:table-row table:style-name="ro1">
          <table:table-cell office:value-type="float" office:value="0.782999999999722" calcext:value-type="float">
            <text:p>0,782999999999722</text:p>
          </table:table-cell>
          <table:table-cell table:formula="of:=SIN([.A2785])" office:value-type="float" office:value="0.705408991860128" calcext:value-type="float">
            <text:p>0,705408991860128</text:p>
          </table:table-cell>
        </table:table-row>
        <table:table-row table:style-name="ro1">
          <table:table-cell office:value-type="float" office:value="0.783999999999722" calcext:value-type="float">
            <text:p>0,783999999999722</text:p>
          </table:table-cell>
          <table:table-cell table:formula="of:=SIN([.A2786])" office:value-type="float" office:value="0.706117439541339" calcext:value-type="float">
            <text:p>0,706117439541339</text:p>
          </table:table-cell>
        </table:table-row>
        <table:table-row table:style-name="ro1">
          <table:table-cell office:value-type="float" office:value="0.784999999999722" calcext:value-type="float">
            <text:p>0,784999999999722</text:p>
          </table:table-cell>
          <table:table-cell table:formula="of:=SIN([.A2787])" office:value-type="float" office:value="0.706825181105169" calcext:value-type="float">
            <text:p>0,706825181105169</text:p>
          </table:table-cell>
        </table:table-row>
        <table:table-row table:style-name="ro1">
          <table:table-cell office:value-type="float" office:value="0.785999999999722" calcext:value-type="float">
            <text:p>0,785999999999722</text:p>
          </table:table-cell>
          <table:table-cell table:formula="of:=SIN([.A2788])" office:value-type="float" office:value="0.707532215843877" calcext:value-type="float">
            <text:p>0,707532215843877</text:p>
          </table:table-cell>
        </table:table-row>
        <table:table-row table:style-name="ro1">
          <table:table-cell office:value-type="float" office:value="0.786999999999722" calcext:value-type="float">
            <text:p>0,786999999999722</text:p>
          </table:table-cell>
          <table:table-cell table:formula="of:=SIN([.A2789])" office:value-type="float" office:value="0.708238543050429" calcext:value-type="float">
            <text:p>0,708238543050429</text:p>
          </table:table-cell>
        </table:table-row>
        <table:table-row table:style-name="ro1">
          <table:table-cell office:value-type="float" office:value="0.787999999999721" calcext:value-type="float">
            <text:p>0,787999999999721</text:p>
          </table:table-cell>
          <table:table-cell table:formula="of:=SIN([.A2790])" office:value-type="float" office:value="0.708944162018496" calcext:value-type="float">
            <text:p>0,708944162018496</text:p>
          </table:table-cell>
        </table:table-row>
        <table:table-row table:style-name="ro1">
          <table:table-cell office:value-type="float" office:value="0.788999999999721" calcext:value-type="float">
            <text:p>0,788999999999721</text:p>
          </table:table-cell>
          <table:table-cell table:formula="of:=SIN([.A2791])" office:value-type="float" office:value="0.70964907204246" calcext:value-type="float">
            <text:p>0,70964907204246</text:p>
          </table:table-cell>
        </table:table-row>
        <table:table-row table:style-name="ro1">
          <table:table-cell office:value-type="float" office:value="0.789999999999721" calcext:value-type="float">
            <text:p>0,789999999999721</text:p>
          </table:table-cell>
          <table:table-cell table:formula="of:=SIN([.A2792])" office:value-type="float" office:value="0.710353272417412" calcext:value-type="float">
            <text:p>0,710353272417412</text:p>
          </table:table-cell>
        </table:table-row>
        <table:table-row table:style-name="ro1">
          <table:table-cell office:value-type="float" office:value="0.790999999999721" calcext:value-type="float">
            <text:p>0,790999999999721</text:p>
          </table:table-cell>
          <table:table-cell table:formula="of:=SIN([.A2793])" office:value-type="float" office:value="0.71105676243915" calcext:value-type="float">
            <text:p>0,71105676243915</text:p>
          </table:table-cell>
        </table:table-row>
        <table:table-row table:style-name="ro1">
          <table:table-cell office:value-type="float" office:value="0.791999999999721" calcext:value-type="float">
            <text:p>0,791999999999721</text:p>
          </table:table-cell>
          <table:table-cell table:formula="of:=SIN([.A2794])" office:value-type="float" office:value="0.711759541404185" calcext:value-type="float">
            <text:p>0,711759541404185</text:p>
          </table:table-cell>
        </table:table-row>
        <table:table-row table:style-name="ro1">
          <table:table-cell office:value-type="float" office:value="0.792999999999721" calcext:value-type="float">
            <text:p>0,792999999999721</text:p>
          </table:table-cell>
          <table:table-cell table:formula="of:=SIN([.A2795])" office:value-type="float" office:value="0.712461608609738" calcext:value-type="float">
            <text:p>0,712461608609738</text:p>
          </table:table-cell>
        </table:table-row>
        <table:table-row table:style-name="ro1">
          <table:table-cell office:value-type="float" office:value="0.793999999999721" calcext:value-type="float">
            <text:p>0,793999999999721</text:p>
          </table:table-cell>
          <table:table-cell table:formula="of:=SIN([.A2796])" office:value-type="float" office:value="0.713162963353741" calcext:value-type="float">
            <text:p>0,713162963353741</text:p>
          </table:table-cell>
        </table:table-row>
        <table:table-row table:style-name="ro1">
          <table:table-cell office:value-type="float" office:value="0.794999999999721" calcext:value-type="float">
            <text:p>0,794999999999721</text:p>
          </table:table-cell>
          <table:table-cell table:formula="of:=SIN([.A2797])" office:value-type="float" office:value="0.713863604934841" calcext:value-type="float">
            <text:p>0,713863604934841</text:p>
          </table:table-cell>
        </table:table-row>
        <table:table-row table:style-name="ro1">
          <table:table-cell office:value-type="float" office:value="0.795999999999721" calcext:value-type="float">
            <text:p>0,795999999999721</text:p>
          </table:table-cell>
          <table:table-cell table:formula="of:=SIN([.A2798])" office:value-type="float" office:value="0.714563532652395" calcext:value-type="float">
            <text:p>0,714563532652395</text:p>
          </table:table-cell>
        </table:table-row>
        <table:table-row table:style-name="ro1">
          <table:table-cell office:value-type="float" office:value="0.79699999999972" calcext:value-type="float">
            <text:p>0,79699999999972</text:p>
          </table:table-cell>
          <table:table-cell table:formula="of:=SIN([.A2799])" office:value-type="float" office:value="0.715262745806477" calcext:value-type="float">
            <text:p>0,715262745806477</text:p>
          </table:table-cell>
        </table:table-row>
        <table:table-row table:style-name="ro1">
          <table:table-cell office:value-type="float" office:value="0.79799999999972" calcext:value-type="float">
            <text:p>0,79799999999972</text:p>
          </table:table-cell>
          <table:table-cell table:formula="of:=SIN([.A2800])" office:value-type="float" office:value="0.715961243697872" calcext:value-type="float">
            <text:p>0,715961243697872</text:p>
          </table:table-cell>
        </table:table-row>
        <table:table-row table:style-name="ro1">
          <table:table-cell office:value-type="float" office:value="0.79899999999972" calcext:value-type="float">
            <text:p>0,79899999999972</text:p>
          </table:table-cell>
          <table:table-cell table:formula="of:=SIN([.A2801])" office:value-type="float" office:value="0.716659025628083" calcext:value-type="float">
            <text:p>0,716659025628083</text:p>
          </table:table-cell>
        </table:table-row>
        <table:table-row table:style-name="ro1">
          <table:table-cell office:value-type="float" office:value="0.79999999999972" calcext:value-type="float">
            <text:p>0,79999999999972</text:p>
          </table:table-cell>
          <table:table-cell table:formula="of:=SIN([.A2802])" office:value-type="float" office:value="0.717356090899328" calcext:value-type="float">
            <text:p>0,717356090899328</text:p>
          </table:table-cell>
        </table:table-row>
        <table:table-row table:style-name="ro1">
          <table:table-cell office:value-type="float" office:value="0.80099999999972" calcext:value-type="float">
            <text:p>0,80099999999972</text:p>
          </table:table-cell>
          <table:table-cell table:formula="of:=SIN([.A2803])" office:value-type="float" office:value="0.718052438814542" calcext:value-type="float">
            <text:p>0,718052438814542</text:p>
          </table:table-cell>
        </table:table-row>
        <table:table-row table:style-name="ro1">
          <table:table-cell office:value-type="float" office:value="0.80199999999972" calcext:value-type="float">
            <text:p>0,80199999999972</text:p>
          </table:table-cell>
          <table:table-cell table:formula="of:=SIN([.A2804])" office:value-type="float" office:value="0.718748068677377" calcext:value-type="float">
            <text:p>0,718748068677377</text:p>
          </table:table-cell>
        </table:table-row>
        <table:table-row table:style-name="ro1">
          <table:table-cell office:value-type="float" office:value="0.80299999999972" calcext:value-type="float">
            <text:p>0,80299999999972</text:p>
          </table:table-cell>
          <table:table-cell table:formula="of:=SIN([.A2805])" office:value-type="float" office:value="0.719442979792203" calcext:value-type="float">
            <text:p>0,719442979792203</text:p>
          </table:table-cell>
        </table:table-row>
        <table:table-row table:style-name="ro1">
          <table:table-cell office:value-type="float" office:value="0.80399999999972" calcext:value-type="float">
            <text:p>0,80399999999972</text:p>
          </table:table-cell>
          <table:table-cell table:formula="of:=SIN([.A2806])" office:value-type="float" office:value="0.720137171464109" calcext:value-type="float">
            <text:p>0,720137171464109</text:p>
          </table:table-cell>
        </table:table-row>
        <table:table-row table:style-name="ro1">
          <table:table-cell office:value-type="float" office:value="0.804999999999719" calcext:value-type="float">
            <text:p>0,804999999999719</text:p>
          </table:table-cell>
          <table:table-cell table:formula="of:=SIN([.A2807])" office:value-type="float" office:value="0.720830642998904" calcext:value-type="float">
            <text:p>0,720830642998904</text:p>
          </table:table-cell>
        </table:table-row>
        <table:table-row table:style-name="ro1">
          <table:table-cell office:value-type="float" office:value="0.805999999999719" calcext:value-type="float">
            <text:p>0,805999999999719</text:p>
          </table:table-cell>
          <table:table-cell table:formula="of:=SIN([.A2808])" office:value-type="float" office:value="0.721523393703116" calcext:value-type="float">
            <text:p>0,721523393703116</text:p>
          </table:table-cell>
        </table:table-row>
        <table:table-row table:style-name="ro1">
          <table:table-cell office:value-type="float" office:value="0.806999999999719" calcext:value-type="float">
            <text:p>0,806999999999719</text:p>
          </table:table-cell>
          <table:table-cell table:formula="of:=SIN([.A2809])" office:value-type="float" office:value="0.722215422883994" calcext:value-type="float">
            <text:p>0,722215422883994</text:p>
          </table:table-cell>
        </table:table-row>
        <table:table-row table:style-name="ro1">
          <table:table-cell office:value-type="float" office:value="0.807999999999719" calcext:value-type="float">
            <text:p>0,807999999999719</text:p>
          </table:table-cell>
          <table:table-cell table:formula="of:=SIN([.A2810])" office:value-type="float" office:value="0.72290672984951" calcext:value-type="float">
            <text:p>0,72290672984951</text:p>
          </table:table-cell>
        </table:table-row>
        <table:table-row table:style-name="ro1">
          <table:table-cell office:value-type="float" office:value="0.808999999999719" calcext:value-type="float">
            <text:p>0,808999999999719</text:p>
          </table:table-cell>
          <table:table-cell table:formula="of:=SIN([.A2811])" office:value-type="float" office:value="0.723597313908356" calcext:value-type="float">
            <text:p>0,723597313908356</text:p>
          </table:table-cell>
        </table:table-row>
        <table:table-row table:style-name="ro1">
          <table:table-cell office:value-type="float" office:value="0.809999999999719" calcext:value-type="float">
            <text:p>0,809999999999719</text:p>
          </table:table-cell>
          <table:table-cell table:formula="of:=SIN([.A2812])" office:value-type="float" office:value="0.724287174369949" calcext:value-type="float">
            <text:p>0,724287174369949</text:p>
          </table:table-cell>
        </table:table-row>
        <table:table-row table:style-name="ro1">
          <table:table-cell office:value-type="float" office:value="0.810999999999719" calcext:value-type="float">
            <text:p>0,810999999999719</text:p>
          </table:table-cell>
          <table:table-cell table:formula="of:=SIN([.A2813])" office:value-type="float" office:value="0.724976310544427" calcext:value-type="float">
            <text:p>0,724976310544427</text:p>
          </table:table-cell>
        </table:table-row>
        <table:table-row table:style-name="ro1">
          <table:table-cell office:value-type="float" office:value="0.811999999999719" calcext:value-type="float">
            <text:p>0,811999999999719</text:p>
          </table:table-cell>
          <table:table-cell table:formula="of:=SIN([.A2814])" office:value-type="float" office:value="0.725664721742656" calcext:value-type="float">
            <text:p>0,725664721742656</text:p>
          </table:table-cell>
        </table:table-row>
        <table:table-row table:style-name="ro1">
          <table:table-cell office:value-type="float" office:value="0.812999999999719" calcext:value-type="float">
            <text:p>0,812999999999719</text:p>
          </table:table-cell>
          <table:table-cell table:formula="of:=SIN([.A2815])" office:value-type="float" office:value="0.726352407276223" calcext:value-type="float">
            <text:p>0,726352407276223</text:p>
          </table:table-cell>
        </table:table-row>
        <table:table-row table:style-name="ro1">
          <table:table-cell office:value-type="float" office:value="0.813999999999719" calcext:value-type="float">
            <text:p>0,813999999999719</text:p>
          </table:table-cell>
          <table:table-cell table:formula="of:=SIN([.A2816])" office:value-type="float" office:value="0.727039366457443" calcext:value-type="float">
            <text:p>0,727039366457443</text:p>
          </table:table-cell>
        </table:table-row>
        <table:table-row table:style-name="ro1">
          <table:table-cell office:value-type="float" office:value="0.814999999999719" calcext:value-type="float">
            <text:p>0,814999999999719</text:p>
          </table:table-cell>
          <table:table-cell table:formula="of:=SIN([.A2817])" office:value-type="float" office:value="0.727725598599358" calcext:value-type="float">
            <text:p>0,727725598599358</text:p>
          </table:table-cell>
        </table:table-row>
        <table:table-row table:style-name="ro1">
          <table:table-cell office:value-type="float" office:value="0.815999999999719" calcext:value-type="float">
            <text:p>0,815999999999719</text:p>
          </table:table-cell>
          <table:table-cell table:formula="of:=SIN([.A2818])" office:value-type="float" office:value="0.728411103015734" calcext:value-type="float">
            <text:p>0,728411103015734</text:p>
          </table:table-cell>
        </table:table-row>
        <table:table-row table:style-name="ro1">
          <table:table-cell office:value-type="float" office:value="0.816999999999719" calcext:value-type="float">
            <text:p>0,816999999999719</text:p>
          </table:table-cell>
          <table:table-cell table:formula="of:=SIN([.A2819])" office:value-type="float" office:value="0.729095879021068" calcext:value-type="float">
            <text:p>0,729095879021068</text:p>
          </table:table-cell>
        </table:table-row>
        <table:table-row table:style-name="ro1">
          <table:table-cell office:value-type="float" office:value="0.817999999999718" calcext:value-type="float">
            <text:p>0,817999999999718</text:p>
          </table:table-cell>
          <table:table-cell table:formula="of:=SIN([.A2820])" office:value-type="float" office:value="0.729779925930584" calcext:value-type="float">
            <text:p>0,729779925930584</text:p>
          </table:table-cell>
        </table:table-row>
        <table:table-row table:style-name="ro1">
          <table:table-cell office:value-type="float" office:value="0.818999999999718" calcext:value-type="float">
            <text:p>0,818999999999718</text:p>
          </table:table-cell>
          <table:table-cell table:formula="of:=SIN([.A2821])" office:value-type="float" office:value="0.730463243060235" calcext:value-type="float">
            <text:p>0,730463243060235</text:p>
          </table:table-cell>
        </table:table-row>
        <table:table-row table:style-name="ro1">
          <table:table-cell office:value-type="float" office:value="0.819999999999718" calcext:value-type="float">
            <text:p>0,819999999999718</text:p>
          </table:table-cell>
          <table:table-cell table:formula="of:=SIN([.A2822])" office:value-type="float" office:value="0.731145829726704" calcext:value-type="float">
            <text:p>0,731145829726704</text:p>
          </table:table-cell>
        </table:table-row>
        <table:table-row table:style-name="ro1">
          <table:table-cell office:value-type="float" office:value="0.820999999999718" calcext:value-type="float">
            <text:p>0,820999999999718</text:p>
          </table:table-cell>
          <table:table-cell table:formula="of:=SIN([.A2823])" office:value-type="float" office:value="0.731827685247403" calcext:value-type="float">
            <text:p>0,731827685247403</text:p>
          </table:table-cell>
        </table:table-row>
        <table:table-row table:style-name="ro1">
          <table:table-cell office:value-type="float" office:value="0.821999999999718" calcext:value-type="float">
            <text:p>0,821999999999718</text:p>
          </table:table-cell>
          <table:table-cell table:formula="of:=SIN([.A2824])" office:value-type="float" office:value="0.732508808940479" calcext:value-type="float">
            <text:p>0,732508808940479</text:p>
          </table:table-cell>
        </table:table-row>
        <table:table-row table:style-name="ro1">
          <table:table-cell office:value-type="float" office:value="0.822999999999718" calcext:value-type="float">
            <text:p>0,822999999999718</text:p>
          </table:table-cell>
          <table:table-cell table:formula="of:=SIN([.A2825])" office:value-type="float" office:value="0.733189200124807" calcext:value-type="float">
            <text:p>0,733189200124807</text:p>
          </table:table-cell>
        </table:table-row>
        <table:table-row table:style-name="ro1">
          <table:table-cell office:value-type="float" office:value="0.823999999999718" calcext:value-type="float">
            <text:p>0,823999999999718</text:p>
          </table:table-cell>
          <table:table-cell table:formula="of:=SIN([.A2826])" office:value-type="float" office:value="0.733868858119995" calcext:value-type="float">
            <text:p>0,733868858119995</text:p>
          </table:table-cell>
        </table:table-row>
        <table:table-row table:style-name="ro1">
          <table:table-cell office:value-type="float" office:value="0.824999999999718" calcext:value-type="float">
            <text:p>0,824999999999718</text:p>
          </table:table-cell>
          <table:table-cell table:formula="of:=SIN([.A2827])" office:value-type="float" office:value="0.734547782246387" calcext:value-type="float">
            <text:p>0,734547782246387</text:p>
          </table:table-cell>
        </table:table-row>
        <table:table-row table:style-name="ro1">
          <table:table-cell office:value-type="float" office:value="0.825999999999718" calcext:value-type="float">
            <text:p>0,825999999999718</text:p>
          </table:table-cell>
          <table:table-cell table:formula="of:=SIN([.A2828])" office:value-type="float" office:value="0.735225971825058" calcext:value-type="float">
            <text:p>0,735225971825058</text:p>
          </table:table-cell>
        </table:table-row>
        <table:table-row table:style-name="ro1">
          <table:table-cell office:value-type="float" office:value="0.826999999999718" calcext:value-type="float">
            <text:p>0,826999999999718</text:p>
          </table:table-cell>
          <table:table-cell table:formula="of:=SIN([.A2829])" office:value-type="float" office:value="0.735903426177818" calcext:value-type="float">
            <text:p>0,735903426177818</text:p>
          </table:table-cell>
        </table:table-row>
        <table:table-row table:style-name="ro1">
          <table:table-cell office:value-type="float" office:value="0.827999999999717" calcext:value-type="float">
            <text:p>0,827999999999717</text:p>
          </table:table-cell>
          <table:table-cell table:formula="of:=SIN([.A2830])" office:value-type="float" office:value="0.736580144627213" calcext:value-type="float">
            <text:p>0,736580144627213</text:p>
          </table:table-cell>
        </table:table-row>
        <table:table-row table:style-name="ro1">
          <table:table-cell office:value-type="float" office:value="0.828999999999717" calcext:value-type="float">
            <text:p>0,828999999999717</text:p>
          </table:table-cell>
          <table:table-cell table:formula="of:=SIN([.A2831])" office:value-type="float" office:value="0.737256126496525" calcext:value-type="float">
            <text:p>0,737256126496525</text:p>
          </table:table-cell>
        </table:table-row>
        <table:table-row table:style-name="ro1">
          <table:table-cell office:value-type="float" office:value="0.829999999999717" calcext:value-type="float">
            <text:p>0,829999999999717</text:p>
          </table:table-cell>
          <table:table-cell table:formula="of:=SIN([.A2832])" office:value-type="float" office:value="0.737931371109772" calcext:value-type="float">
            <text:p>0,737931371109772</text:p>
          </table:table-cell>
        </table:table-row>
        <table:table-row table:style-name="ro1">
          <table:table-cell office:value-type="float" office:value="0.830999999999717" calcext:value-type="float">
            <text:p>0,830999999999717</text:p>
          </table:table-cell>
          <table:table-cell table:formula="of:=SIN([.A2833])" office:value-type="float" office:value="0.738605877791709" calcext:value-type="float">
            <text:p>0,738605877791709</text:p>
          </table:table-cell>
        </table:table-row>
        <table:table-row table:style-name="ro1">
          <table:table-cell office:value-type="float" office:value="0.831999999999717" calcext:value-type="float">
            <text:p>0,831999999999717</text:p>
          </table:table-cell>
          <table:table-cell table:formula="of:=SIN([.A2834])" office:value-type="float" office:value="0.73927964586783" calcext:value-type="float">
            <text:p>0,73927964586783</text:p>
          </table:table-cell>
        </table:table-row>
        <table:table-row table:style-name="ro1">
          <table:table-cell office:value-type="float" office:value="0.832999999999717" calcext:value-type="float">
            <text:p>0,832999999999717</text:p>
          </table:table-cell>
          <table:table-cell table:formula="of:=SIN([.A2835])" office:value-type="float" office:value="0.739952674664367" calcext:value-type="float">
            <text:p>0,739952674664367</text:p>
          </table:table-cell>
        </table:table-row>
        <table:table-row table:style-name="ro1">
          <table:table-cell office:value-type="float" office:value="0.833999999999717" calcext:value-type="float">
            <text:p>0,833999999999717</text:p>
          </table:table-cell>
          <table:table-cell table:formula="of:=SIN([.A2836])" office:value-type="float" office:value="0.740624963508291" calcext:value-type="float">
            <text:p>0,740624963508291</text:p>
          </table:table-cell>
        </table:table-row>
        <table:table-row table:style-name="ro1">
          <table:table-cell office:value-type="float" office:value="0.834999999999717" calcext:value-type="float">
            <text:p>0,834999999999717</text:p>
          </table:table-cell>
          <table:table-cell table:formula="of:=SIN([.A2837])" office:value-type="float" office:value="0.741296511727313" calcext:value-type="float">
            <text:p>0,741296511727313</text:p>
          </table:table-cell>
        </table:table-row>
        <table:table-row table:style-name="ro1">
          <table:table-cell office:value-type="float" office:value="0.835999999999716" calcext:value-type="float">
            <text:p>0,835999999999716</text:p>
          </table:table-cell>
          <table:table-cell table:formula="of:=SIN([.A2838])" office:value-type="float" office:value="0.741967318649885" calcext:value-type="float">
            <text:p>0,741967318649885</text:p>
          </table:table-cell>
        </table:table-row>
        <table:table-row table:style-name="ro1">
          <table:table-cell office:value-type="float" office:value="0.836999999999716" calcext:value-type="float">
            <text:p>0,836999999999716</text:p>
          </table:table-cell>
          <table:table-cell table:formula="of:=SIN([.A2839])" office:value-type="float" office:value="0.7426373836052" calcext:value-type="float">
            <text:p>0,7426373836052</text:p>
          </table:table-cell>
        </table:table-row>
        <table:table-row table:style-name="ro1">
          <table:table-cell office:value-type="float" office:value="0.837999999999716" calcext:value-type="float">
            <text:p>0,837999999999716</text:p>
          </table:table-cell>
          <table:table-cell table:formula="of:=SIN([.A2840])" office:value-type="float" office:value="0.743306705923194" calcext:value-type="float">
            <text:p>0,743306705923194</text:p>
          </table:table-cell>
        </table:table-row>
        <table:table-row table:style-name="ro1">
          <table:table-cell office:value-type="float" office:value="0.838999999999716" calcext:value-type="float">
            <text:p>0,838999999999716</text:p>
          </table:table-cell>
          <table:table-cell table:formula="of:=SIN([.A2841])" office:value-type="float" office:value="0.743975284934543" calcext:value-type="float">
            <text:p>0,743975284934543</text:p>
          </table:table-cell>
        </table:table-row>
        <table:table-row table:style-name="ro1">
          <table:table-cell office:value-type="float" office:value="0.839999999999716" calcext:value-type="float">
            <text:p>0,839999999999716</text:p>
          </table:table-cell>
          <table:table-cell table:formula="of:=SIN([.A2842])" office:value-type="float" office:value="0.74464311997067" calcext:value-type="float">
            <text:p>0,74464311997067</text:p>
          </table:table-cell>
        </table:table-row>
        <table:table-row table:style-name="ro1">
          <table:table-cell office:value-type="float" office:value="0.840999999999716" calcext:value-type="float">
            <text:p>0,840999999999716</text:p>
          </table:table-cell>
          <table:table-cell table:formula="of:=SIN([.A2843])" office:value-type="float" office:value="0.745310210363738" calcext:value-type="float">
            <text:p>0,745310210363738</text:p>
          </table:table-cell>
        </table:table-row>
        <table:table-row table:style-name="ro1">
          <table:table-cell office:value-type="float" office:value="0.841999999999716" calcext:value-type="float">
            <text:p>0,841999999999716</text:p>
          </table:table-cell>
          <table:table-cell table:formula="of:=SIN([.A2844])" office:value-type="float" office:value="0.745976555446659" calcext:value-type="float">
            <text:p>0,745976555446659</text:p>
          </table:table-cell>
        </table:table-row>
        <table:table-row table:style-name="ro1">
          <table:table-cell office:value-type="float" office:value="0.842999999999716" calcext:value-type="float">
            <text:p>0,842999999999716</text:p>
          </table:table-cell>
          <table:table-cell table:formula="of:=SIN([.A2845])" office:value-type="float" office:value="0.746642154553086" calcext:value-type="float">
            <text:p>0,746642154553086</text:p>
          </table:table-cell>
        </table:table-row>
        <table:table-row table:style-name="ro1">
          <table:table-cell office:value-type="float" office:value="0.843999999999716" calcext:value-type="float">
            <text:p>0,843999999999716</text:p>
          </table:table-cell>
          <table:table-cell table:formula="of:=SIN([.A2846])" office:value-type="float" office:value="0.747307007017421" calcext:value-type="float">
            <text:p>0,747307007017421</text:p>
          </table:table-cell>
        </table:table-row>
        <table:table-row table:style-name="ro1">
          <table:table-cell office:value-type="float" office:value="0.844999999999716" calcext:value-type="float">
            <text:p>0,844999999999716</text:p>
          </table:table-cell>
          <table:table-cell table:formula="of:=SIN([.A2847])" office:value-type="float" office:value="0.747971112174811" calcext:value-type="float">
            <text:p>0,747971112174811</text:p>
          </table:table-cell>
        </table:table-row>
        <table:table-row table:style-name="ro1">
          <table:table-cell office:value-type="float" office:value="0.845999999999715" calcext:value-type="float">
            <text:p>0,845999999999715</text:p>
          </table:table-cell>
          <table:table-cell table:formula="of:=SIN([.A2848])" office:value-type="float" office:value="0.748634469361151" calcext:value-type="float">
            <text:p>0,748634469361151</text:p>
          </table:table-cell>
        </table:table-row>
        <table:table-row table:style-name="ro1">
          <table:table-cell office:value-type="float" office:value="0.846999999999715" calcext:value-type="float">
            <text:p>0,846999999999715</text:p>
          </table:table-cell>
          <table:table-cell table:formula="of:=SIN([.A2849])" office:value-type="float" office:value="0.749297077913085" calcext:value-type="float">
            <text:p>0,749297077913085</text:p>
          </table:table-cell>
        </table:table-row>
        <table:table-row table:style-name="ro1">
          <table:table-cell office:value-type="float" office:value="0.847999999999715" calcext:value-type="float">
            <text:p>0,847999999999715</text:p>
          </table:table-cell>
          <table:table-cell table:formula="of:=SIN([.A2850])" office:value-type="float" office:value="0.749958937168002" calcext:value-type="float">
            <text:p>0,749958937168002</text:p>
          </table:table-cell>
        </table:table-row>
        <table:table-row table:style-name="ro1">
          <table:table-cell office:value-type="float" office:value="0.848999999999715" calcext:value-type="float">
            <text:p>0,848999999999715</text:p>
          </table:table-cell>
          <table:table-cell table:formula="of:=SIN([.A2851])" office:value-type="float" office:value="0.750620046464045" calcext:value-type="float">
            <text:p>0,750620046464045</text:p>
          </table:table-cell>
        </table:table-row>
        <table:table-row table:style-name="ro1">
          <table:table-cell office:value-type="float" office:value="0.849999999999715" calcext:value-type="float">
            <text:p>0,849999999999715</text:p>
          </table:table-cell>
          <table:table-cell table:formula="of:=SIN([.A2852])" office:value-type="float" office:value="0.751280405140105" calcext:value-type="float">
            <text:p>0,751280405140105</text:p>
          </table:table-cell>
        </table:table-row>
        <table:table-row table:style-name="ro1">
          <table:table-cell office:value-type="float" office:value="0.850999999999715" calcext:value-type="float">
            <text:p>0,850999999999715</text:p>
          </table:table-cell>
          <table:table-cell table:formula="of:=SIN([.A2853])" office:value-type="float" office:value="0.751940012535821" calcext:value-type="float">
            <text:p>0,751940012535821</text:p>
          </table:table-cell>
        </table:table-row>
        <table:table-row table:style-name="ro1">
          <table:table-cell office:value-type="float" office:value="0.851999999999715" calcext:value-type="float">
            <text:p>0,851999999999715</text:p>
          </table:table-cell>
          <table:table-cell table:formula="of:=SIN([.A2854])" office:value-type="float" office:value="0.752598867991588" calcext:value-type="float">
            <text:p>0,752598867991588</text:p>
          </table:table-cell>
        </table:table-row>
        <table:table-row table:style-name="ro1">
          <table:table-cell office:value-type="float" office:value="0.852999999999715" calcext:value-type="float">
            <text:p>0,852999999999715</text:p>
          </table:table-cell>
          <table:table-cell table:formula="of:=SIN([.A2855])" office:value-type="float" office:value="0.75325697084855" calcext:value-type="float">
            <text:p>0,75325697084855</text:p>
          </table:table-cell>
        </table:table-row>
        <table:table-row table:style-name="ro1">
          <table:table-cell office:value-type="float" office:value="0.853999999999714" calcext:value-type="float">
            <text:p>0,853999999999714</text:p>
          </table:table-cell>
          <table:table-cell table:formula="of:=SIN([.A2856])" office:value-type="float" office:value="0.753914320448603" calcext:value-type="float">
            <text:p>0,753914320448603</text:p>
          </table:table-cell>
        </table:table-row>
        <table:table-row table:style-name="ro1">
          <table:table-cell office:value-type="float" office:value="0.854999999999715" calcext:value-type="float">
            <text:p>0,854999999999715</text:p>
          </table:table-cell>
          <table:table-cell table:formula="of:=SIN([.A2857])" office:value-type="float" office:value="0.754570916134399" calcext:value-type="float">
            <text:p>0,754570916134399</text:p>
          </table:table-cell>
        </table:table-row>
        <table:table-row table:style-name="ro1">
          <table:table-cell office:value-type="float" office:value="0.855999999999715" calcext:value-type="float">
            <text:p>0,855999999999715</text:p>
          </table:table-cell>
          <table:table-cell table:formula="of:=SIN([.A2858])" office:value-type="float" office:value="0.755226757249342" calcext:value-type="float">
            <text:p>0,755226757249342</text:p>
          </table:table-cell>
        </table:table-row>
        <table:table-row table:style-name="ro1">
          <table:table-cell office:value-type="float" office:value="0.856999999999715" calcext:value-type="float">
            <text:p>0,856999999999715</text:p>
          </table:table-cell>
          <table:table-cell table:formula="of:=SIN([.A2859])" office:value-type="float" office:value="0.75588184313759" calcext:value-type="float">
            <text:p>0,75588184313759</text:p>
          </table:table-cell>
        </table:table-row>
        <table:table-row table:style-name="ro1">
          <table:table-cell office:value-type="float" office:value="0.857999999999715" calcext:value-type="float">
            <text:p>0,857999999999715</text:p>
          </table:table-cell>
          <table:table-cell table:formula="of:=SIN([.A2860])" office:value-type="float" office:value="0.756536173144058" calcext:value-type="float">
            <text:p>0,756536173144058</text:p>
          </table:table-cell>
        </table:table-row>
        <table:table-row table:style-name="ro1">
          <table:table-cell office:value-type="float" office:value="0.858999999999714" calcext:value-type="float">
            <text:p>0,858999999999714</text:p>
          </table:table-cell>
          <table:table-cell table:formula="of:=SIN([.A2861])" office:value-type="float" office:value="0.757189746614416" calcext:value-type="float">
            <text:p>0,757189746614416</text:p>
          </table:table-cell>
        </table:table-row>
        <table:table-row table:style-name="ro1">
          <table:table-cell office:value-type="float" office:value="0.859999999999714" calcext:value-type="float">
            <text:p>0,859999999999714</text:p>
          </table:table-cell>
          <table:table-cell table:formula="of:=SIN([.A2862])" office:value-type="float" office:value="0.757842562895091" calcext:value-type="float">
            <text:p>0,757842562895091</text:p>
          </table:table-cell>
        </table:table-row>
        <table:table-row table:style-name="ro1">
          <table:table-cell office:value-type="float" office:value="0.860999999999714" calcext:value-type="float">
            <text:p>0,860999999999714</text:p>
          </table:table-cell>
          <table:table-cell table:formula="of:=SIN([.A2863])" office:value-type="float" office:value="0.758494621333265" calcext:value-type="float">
            <text:p>0,758494621333265</text:p>
          </table:table-cell>
        </table:table-row>
        <table:table-row table:style-name="ro1">
          <table:table-cell office:value-type="float" office:value="0.861999999999714" calcext:value-type="float">
            <text:p>0,861999999999714</text:p>
          </table:table-cell>
          <table:table-cell table:formula="of:=SIN([.A2864])" office:value-type="float" office:value="0.759145921276882" calcext:value-type="float">
            <text:p>0,759145921276882</text:p>
          </table:table-cell>
        </table:table-row>
        <table:table-row table:style-name="ro1">
          <table:table-cell office:value-type="float" office:value="0.862999999999714" calcext:value-type="float">
            <text:p>0,862999999999714</text:p>
          </table:table-cell>
          <table:table-cell table:formula="of:=SIN([.A2865])" office:value-type="float" office:value="0.759796462074641" calcext:value-type="float">
            <text:p>0,759796462074641</text:p>
          </table:table-cell>
        </table:table-row>
        <table:table-row table:style-name="ro1">
          <table:table-cell office:value-type="float" office:value="0.863999999999714" calcext:value-type="float">
            <text:p>0,863999999999714</text:p>
          </table:table-cell>
          <table:table-cell table:formula="of:=SIN([.A2866])" office:value-type="float" office:value="0.760446243076" calcext:value-type="float">
            <text:p>0,760446243076</text:p>
          </table:table-cell>
        </table:table-row>
        <table:table-row table:style-name="ro1">
          <table:table-cell office:value-type="float" office:value="0.864999999999714" calcext:value-type="float">
            <text:p>0,864999999999714</text:p>
          </table:table-cell>
          <table:table-cell table:formula="of:=SIN([.A2867])" office:value-type="float" office:value="0.761095263631181" calcext:value-type="float">
            <text:p>0,761095263631181</text:p>
          </table:table-cell>
        </table:table-row>
        <table:table-row table:style-name="ro1">
          <table:table-cell office:value-type="float" office:value="0.865999999999714" calcext:value-type="float">
            <text:p>0,865999999999714</text:p>
          </table:table-cell>
          <table:table-cell table:formula="of:=SIN([.A2868])" office:value-type="float" office:value="0.761743523091161" calcext:value-type="float">
            <text:p>0,761743523091161</text:p>
          </table:table-cell>
        </table:table-row>
        <table:table-row table:style-name="ro1">
          <table:table-cell office:value-type="float" office:value="0.866999999999713" calcext:value-type="float">
            <text:p>0,866999999999713</text:p>
          </table:table-cell>
          <table:table-cell table:formula="of:=SIN([.A2869])" office:value-type="float" office:value="0.762391020807681" calcext:value-type="float">
            <text:p>0,762391020807681</text:p>
          </table:table-cell>
        </table:table-row>
        <table:table-row table:style-name="ro1">
          <table:table-cell office:value-type="float" office:value="0.867999999999713" calcext:value-type="float">
            <text:p>0,867999999999713</text:p>
          </table:table-cell>
          <table:table-cell table:formula="of:=SIN([.A2870])" office:value-type="float" office:value="0.763037756133244" calcext:value-type="float">
            <text:p>0,763037756133244</text:p>
          </table:table-cell>
        </table:table-row>
        <table:table-row table:style-name="ro1">
          <table:table-cell office:value-type="float" office:value="0.868999999999713" calcext:value-type="float">
            <text:p>0,868999999999713</text:p>
          </table:table-cell>
          <table:table-cell table:formula="of:=SIN([.A2871])" office:value-type="float" office:value="0.763683728421114" calcext:value-type="float">
            <text:p>0,763683728421114</text:p>
          </table:table-cell>
        </table:table-row>
        <table:table-row table:style-name="ro1">
          <table:table-cell office:value-type="float" office:value="0.869999999999713" calcext:value-type="float">
            <text:p>0,869999999999713</text:p>
          </table:table-cell>
          <table:table-cell table:formula="of:=SIN([.A2872])" office:value-type="float" office:value="0.76432893702532" calcext:value-type="float">
            <text:p>0,76432893702532</text:p>
          </table:table-cell>
        </table:table-row>
        <table:table-row table:style-name="ro1">
          <table:table-cell office:value-type="float" office:value="0.870999999999713" calcext:value-type="float">
            <text:p>0,870999999999713</text:p>
          </table:table-cell>
          <table:table-cell table:formula="of:=SIN([.A2873])" office:value-type="float" office:value="0.764973381300652" calcext:value-type="float">
            <text:p>0,764973381300652</text:p>
          </table:table-cell>
        </table:table-row>
        <table:table-row table:style-name="ro1">
          <table:table-cell office:value-type="float" office:value="0.871999999999713" calcext:value-type="float">
            <text:p>0,871999999999713</text:p>
          </table:table-cell>
          <table:table-cell table:formula="of:=SIN([.A2874])" office:value-type="float" office:value="0.765617060602667" calcext:value-type="float">
            <text:p>0,765617060602667</text:p>
          </table:table-cell>
        </table:table-row>
        <table:table-row table:style-name="ro1">
          <table:table-cell office:value-type="float" office:value="0.872999999999713" calcext:value-type="float">
            <text:p>0,872999999999713</text:p>
          </table:table-cell>
          <table:table-cell table:formula="of:=SIN([.A2875])" office:value-type="float" office:value="0.766259974287685" calcext:value-type="float">
            <text:p>0,766259974287685</text:p>
          </table:table-cell>
        </table:table-row>
        <table:table-row table:style-name="ro1">
          <table:table-cell office:value-type="float" office:value="0.873999999999713" calcext:value-type="float">
            <text:p>0,873999999999713</text:p>
          </table:table-cell>
          <table:table-cell table:formula="of:=SIN([.A2876])" office:value-type="float" office:value="0.766902121712793" calcext:value-type="float">
            <text:p>0,766902121712793</text:p>
          </table:table-cell>
        </table:table-row>
        <table:table-row table:style-name="ro1">
          <table:table-cell office:value-type="float" office:value="0.874999999999713" calcext:value-type="float">
            <text:p>0,874999999999713</text:p>
          </table:table-cell>
          <table:table-cell table:formula="of:=SIN([.A2877])" office:value-type="float" office:value="0.767543502235843" calcext:value-type="float">
            <text:p>0,767543502235843</text:p>
          </table:table-cell>
        </table:table-row>
        <table:table-row table:style-name="ro1">
          <table:table-cell office:value-type="float" office:value="0.875999999999713" calcext:value-type="float">
            <text:p>0,875999999999713</text:p>
          </table:table-cell>
          <table:table-cell table:formula="of:=SIN([.A2878])" office:value-type="float" office:value="0.768184115215454" calcext:value-type="float">
            <text:p>0,768184115215454</text:p>
          </table:table-cell>
        </table:table-row>
        <table:table-row table:style-name="ro1">
          <table:table-cell office:value-type="float" office:value="0.876999999999712" calcext:value-type="float">
            <text:p>0,876999999999712</text:p>
          </table:table-cell>
          <table:table-cell table:formula="of:=SIN([.A2879])" office:value-type="float" office:value="0.768823960011015" calcext:value-type="float">
            <text:p>0,768823960011015</text:p>
          </table:table-cell>
        </table:table-row>
        <table:table-row table:style-name="ro1">
          <table:table-cell office:value-type="float" office:value="0.877999999999712" calcext:value-type="float">
            <text:p>0,877999999999712</text:p>
          </table:table-cell>
          <table:table-cell table:formula="of:=SIN([.A2880])" office:value-type="float" office:value="0.769463035982679" calcext:value-type="float">
            <text:p>0,769463035982679</text:p>
          </table:table-cell>
        </table:table-row>
        <table:table-row table:style-name="ro1">
          <table:table-cell office:value-type="float" office:value="0.878999999999712" calcext:value-type="float">
            <text:p>0,878999999999712</text:p>
          </table:table-cell>
          <table:table-cell table:formula="of:=SIN([.A2881])" office:value-type="float" office:value="0.770101342491372" calcext:value-type="float">
            <text:p>0,770101342491372</text:p>
          </table:table-cell>
        </table:table-row>
        <table:table-row table:style-name="ro1">
          <table:table-cell office:value-type="float" office:value="0.879999999999712" calcext:value-type="float">
            <text:p>0,879999999999712</text:p>
          </table:table-cell>
          <table:table-cell table:formula="of:=SIN([.A2882])" office:value-type="float" office:value="0.770738878898786" calcext:value-type="float">
            <text:p>0,770738878898786</text:p>
          </table:table-cell>
        </table:table-row>
        <table:table-row table:style-name="ro1">
          <table:table-cell office:value-type="float" office:value="0.880999999999712" calcext:value-type="float">
            <text:p>0,880999999999712</text:p>
          </table:table-cell>
          <table:table-cell table:formula="of:=SIN([.A2883])" office:value-type="float" office:value="0.771375644567385" calcext:value-type="float">
            <text:p>0,771375644567385</text:p>
          </table:table-cell>
        </table:table-row>
        <table:table-row table:style-name="ro1">
          <table:table-cell office:value-type="float" office:value="0.881999999999712" calcext:value-type="float">
            <text:p>0,881999999999712</text:p>
          </table:table-cell>
          <table:table-cell table:formula="of:=SIN([.A2884])" office:value-type="float" office:value="0.772011638860405" calcext:value-type="float">
            <text:p>0,772011638860405</text:p>
          </table:table-cell>
        </table:table-row>
        <table:table-row table:style-name="ro1">
          <table:table-cell office:value-type="float" office:value="0.882999999999712" calcext:value-type="float">
            <text:p>0,882999999999712</text:p>
          </table:table-cell>
          <table:table-cell table:formula="of:=SIN([.A2885])" office:value-type="float" office:value="0.772646861141849" calcext:value-type="float">
            <text:p>0,772646861141849</text:p>
          </table:table-cell>
        </table:table-row>
        <table:table-row table:style-name="ro1">
          <table:table-cell office:value-type="float" office:value="0.883999999999712" calcext:value-type="float">
            <text:p>0,883999999999712</text:p>
          </table:table-cell>
          <table:table-cell table:formula="of:=SIN([.A2886])" office:value-type="float" office:value="0.773281310776497" calcext:value-type="float">
            <text:p>0,773281310776497</text:p>
          </table:table-cell>
        </table:table-row>
        <table:table-row table:style-name="ro1">
          <table:table-cell office:value-type="float" office:value="0.884999999999712" calcext:value-type="float">
            <text:p>0,884999999999712</text:p>
          </table:table-cell>
          <table:table-cell table:formula="of:=SIN([.A2887])" office:value-type="float" office:value="0.773914987129899" calcext:value-type="float">
            <text:p>0,773914987129899</text:p>
          </table:table-cell>
        </table:table-row>
        <table:table-row table:style-name="ro1">
          <table:table-cell office:value-type="float" office:value="0.885999999999711" calcext:value-type="float">
            <text:p>0,885999999999711</text:p>
          </table:table-cell>
          <table:table-cell table:formula="of:=SIN([.A2888])" office:value-type="float" office:value="0.774547889568378" calcext:value-type="float">
            <text:p>0,774547889568378</text:p>
          </table:table-cell>
        </table:table-row>
        <table:table-row table:style-name="ro1">
          <table:table-cell office:value-type="float" office:value="0.886999999999711" calcext:value-type="float">
            <text:p>0,886999999999711</text:p>
          </table:table-cell>
          <table:table-cell table:formula="of:=SIN([.A2889])" office:value-type="float" office:value="0.775180017459032" calcext:value-type="float">
            <text:p>0,775180017459032</text:p>
          </table:table-cell>
        </table:table-row>
        <table:table-row table:style-name="ro1">
          <table:table-cell office:value-type="float" office:value="0.887999999999711" calcext:value-type="float">
            <text:p>0,887999999999711</text:p>
          </table:table-cell>
          <table:table-cell table:formula="of:=SIN([.A2890])" office:value-type="float" office:value="0.775811370169733" calcext:value-type="float">
            <text:p>0,775811370169733</text:p>
          </table:table-cell>
        </table:table-row>
        <table:table-row table:style-name="ro1">
          <table:table-cell office:value-type="float" office:value="0.888999999999711" calcext:value-type="float">
            <text:p>0,888999999999711</text:p>
          </table:table-cell>
          <table:table-cell table:formula="of:=SIN([.A2891])" office:value-type="float" office:value="0.776441947069129" calcext:value-type="float">
            <text:p>0,776441947069129</text:p>
          </table:table-cell>
        </table:table-row>
        <table:table-row table:style-name="ro1">
          <table:table-cell office:value-type="float" office:value="0.889999999999711" calcext:value-type="float">
            <text:p>0,889999999999711</text:p>
          </table:table-cell>
          <table:table-cell table:formula="of:=SIN([.A2892])" office:value-type="float" office:value="0.777071747526642" calcext:value-type="float">
            <text:p>0,777071747526642</text:p>
          </table:table-cell>
        </table:table-row>
        <table:table-row table:style-name="ro1">
          <table:table-cell office:value-type="float" office:value="0.890999999999711" calcext:value-type="float">
            <text:p>0,890999999999711</text:p>
          </table:table-cell>
          <table:table-cell table:formula="of:=SIN([.A2893])" office:value-type="float" office:value="0.777700770912472" calcext:value-type="float">
            <text:p>0,777700770912472</text:p>
          </table:table-cell>
        </table:table-row>
        <table:table-row table:style-name="ro1">
          <table:table-cell office:value-type="float" office:value="0.891999999999711" calcext:value-type="float">
            <text:p>0,891999999999711</text:p>
          </table:table-cell>
          <table:table-cell table:formula="of:=SIN([.A2894])" office:value-type="float" office:value="0.778329016597597" calcext:value-type="float">
            <text:p>0,778329016597597</text:p>
          </table:table-cell>
        </table:table-row>
        <table:table-row table:style-name="ro1">
          <table:table-cell office:value-type="float" office:value="0.892999999999711" calcext:value-type="float">
            <text:p>0,892999999999711</text:p>
          </table:table-cell>
          <table:table-cell table:formula="of:=SIN([.A2895])" office:value-type="float" office:value="0.77895648395377" calcext:value-type="float">
            <text:p>0,77895648395377</text:p>
          </table:table-cell>
        </table:table-row>
        <table:table-row table:style-name="ro1">
          <table:table-cell office:value-type="float" office:value="0.893999999999711" calcext:value-type="float">
            <text:p>0,893999999999711</text:p>
          </table:table-cell>
          <table:table-cell table:formula="of:=SIN([.A2896])" office:value-type="float" office:value="0.779583172353523" calcext:value-type="float">
            <text:p>0,779583172353523</text:p>
          </table:table-cell>
        </table:table-row>
        <table:table-row table:style-name="ro1">
          <table:table-cell office:value-type="float" office:value="0.89499999999971" calcext:value-type="float">
            <text:p>0,89499999999971</text:p>
          </table:table-cell>
          <table:table-cell table:formula="of:=SIN([.A2897])" office:value-type="float" office:value="0.780209081170169" calcext:value-type="float">
            <text:p>0,780209081170169</text:p>
          </table:table-cell>
        </table:table-row>
        <table:table-row table:style-name="ro1">
          <table:table-cell office:value-type="float" office:value="0.89599999999971" calcext:value-type="float">
            <text:p>0,89599999999971</text:p>
          </table:table-cell>
          <table:table-cell table:formula="of:=SIN([.A2898])" office:value-type="float" office:value="0.780834209777799" calcext:value-type="float">
            <text:p>0,780834209777799</text:p>
          </table:table-cell>
        </table:table-row>
        <table:table-row table:style-name="ro1">
          <table:table-cell office:value-type="float" office:value="0.89699999999971" calcext:value-type="float">
            <text:p>0,89699999999971</text:p>
          </table:table-cell>
          <table:table-cell table:formula="of:=SIN([.A2899])" office:value-type="float" office:value="0.781458557551285" calcext:value-type="float">
            <text:p>0,781458557551285</text:p>
          </table:table-cell>
        </table:table-row>
        <table:table-row table:style-name="ro1">
          <table:table-cell office:value-type="float" office:value="0.897999999999711" calcext:value-type="float">
            <text:p>0,897999999999711</text:p>
          </table:table-cell>
          <table:table-cell table:formula="of:=SIN([.A2900])" office:value-type="float" office:value="0.782082123866278" calcext:value-type="float">
            <text:p>0,782082123866278</text:p>
          </table:table-cell>
        </table:table-row>
        <table:table-row table:style-name="ro1">
          <table:table-cell office:value-type="float" office:value="0.898999999999711" calcext:value-type="float">
            <text:p>0,898999999999711</text:p>
          </table:table-cell>
          <table:table-cell table:formula="of:=SIN([.A2901])" office:value-type="float" office:value="0.782704908099212" calcext:value-type="float">
            <text:p>0,782704908099212</text:p>
          </table:table-cell>
        </table:table-row>
        <table:table-row table:style-name="ro1">
          <table:table-cell office:value-type="float" office:value="0.89999999999971" calcext:value-type="float">
            <text:p>0,89999999999971</text:p>
          </table:table-cell>
          <table:table-cell table:formula="of:=SIN([.A2902])" office:value-type="float" office:value="0.783326909627303" calcext:value-type="float">
            <text:p>0,783326909627303</text:p>
          </table:table-cell>
        </table:table-row>
        <table:table-row table:style-name="ro1">
          <table:table-cell office:value-type="float" office:value="0.90099999999971" calcext:value-type="float">
            <text:p>0,90099999999971</text:p>
          </table:table-cell>
          <table:table-cell table:formula="of:=SIN([.A2903])" office:value-type="float" office:value="0.78394812782855" calcext:value-type="float">
            <text:p>0,78394812782855</text:p>
          </table:table-cell>
        </table:table-row>
        <table:table-row table:style-name="ro1">
          <table:table-cell office:value-type="float" office:value="0.90199999999971" calcext:value-type="float">
            <text:p>0,90199999999971</text:p>
          </table:table-cell>
          <table:table-cell table:formula="of:=SIN([.A2904])" office:value-type="float" office:value="0.784568562081735" calcext:value-type="float">
            <text:p>0,784568562081735</text:p>
          </table:table-cell>
        </table:table-row>
        <table:table-row table:style-name="ro1">
          <table:table-cell office:value-type="float" office:value="0.90299999999971" calcext:value-type="float">
            <text:p>0,90299999999971</text:p>
          </table:table-cell>
          <table:table-cell table:formula="of:=SIN([.A2905])" office:value-type="float" office:value="0.785188211766423" calcext:value-type="float">
            <text:p>0,785188211766423</text:p>
          </table:table-cell>
        </table:table-row>
        <table:table-row table:style-name="ro1">
          <table:table-cell office:value-type="float" office:value="0.90399999999971" calcext:value-type="float">
            <text:p>0,90399999999971</text:p>
          </table:table-cell>
          <table:table-cell table:formula="of:=SIN([.A2906])" office:value-type="float" office:value="0.785807076262964" calcext:value-type="float">
            <text:p>0,785807076262964</text:p>
          </table:table-cell>
        </table:table-row>
        <table:table-row table:style-name="ro1">
          <table:table-cell office:value-type="float" office:value="0.90499999999971" calcext:value-type="float">
            <text:p>0,90499999999971</text:p>
          </table:table-cell>
          <table:table-cell table:formula="of:=SIN([.A2907])" office:value-type="float" office:value="0.786425154952495" calcext:value-type="float">
            <text:p>0,786425154952495</text:p>
          </table:table-cell>
        </table:table-row>
        <table:table-row table:style-name="ro1">
          <table:table-cell office:value-type="float" office:value="0.90599999999971" calcext:value-type="float">
            <text:p>0,90599999999971</text:p>
          </table:table-cell>
          <table:table-cell table:formula="of:=SIN([.A2908])" office:value-type="float" office:value="0.787042447216936" calcext:value-type="float">
            <text:p>0,787042447216936</text:p>
          </table:table-cell>
        </table:table-row>
        <table:table-row table:style-name="ro1">
          <table:table-cell office:value-type="float" office:value="0.90699999999971" calcext:value-type="float">
            <text:p>0,90699999999971</text:p>
          </table:table-cell>
          <table:table-cell table:formula="of:=SIN([.A2909])" office:value-type="float" office:value="0.787658952438996" calcext:value-type="float">
            <text:p>0,787658952438996</text:p>
          </table:table-cell>
        </table:table-row>
        <table:table-row table:style-name="ro1">
          <table:table-cell office:value-type="float" office:value="0.907999999999709" calcext:value-type="float">
            <text:p>0,907999999999709</text:p>
          </table:table-cell>
          <table:table-cell table:formula="of:=SIN([.A2910])" office:value-type="float" office:value="0.788274670002168" calcext:value-type="float">
            <text:p>0,788274670002168</text:p>
          </table:table-cell>
        </table:table-row>
        <table:table-row table:style-name="ro1">
          <table:table-cell office:value-type="float" office:value="0.908999999999709" calcext:value-type="float">
            <text:p>0,908999999999709</text:p>
          </table:table-cell>
          <table:table-cell table:formula="of:=SIN([.A2911])" office:value-type="float" office:value="0.788889599290737" calcext:value-type="float">
            <text:p>0,788889599290737</text:p>
          </table:table-cell>
        </table:table-row>
        <table:table-row table:style-name="ro1">
          <table:table-cell office:value-type="float" office:value="0.909999999999709" calcext:value-type="float">
            <text:p>0,909999999999709</text:p>
          </table:table-cell>
          <table:table-cell table:formula="of:=SIN([.A2912])" office:value-type="float" office:value="0.789503739689772" calcext:value-type="float">
            <text:p>0,789503739689772</text:p>
          </table:table-cell>
        </table:table-row>
        <table:table-row table:style-name="ro1">
          <table:table-cell office:value-type="float" office:value="0.910999999999709" calcext:value-type="float">
            <text:p>0,910999999999709</text:p>
          </table:table-cell>
          <table:table-cell table:formula="of:=SIN([.A2913])" office:value-type="float" office:value="0.790117090585133" calcext:value-type="float">
            <text:p>0,790117090585133</text:p>
          </table:table-cell>
        </table:table-row>
        <table:table-row table:style-name="ro1">
          <table:table-cell office:value-type="float" office:value="0.911999999999709" calcext:value-type="float">
            <text:p>0,911999999999709</text:p>
          </table:table-cell>
          <table:table-cell table:formula="of:=SIN([.A2914])" office:value-type="float" office:value="0.790729651363469" calcext:value-type="float">
            <text:p>0,790729651363469</text:p>
          </table:table-cell>
        </table:table-row>
        <table:table-row table:style-name="ro1">
          <table:table-cell office:value-type="float" office:value="0.912999999999709" calcext:value-type="float">
            <text:p>0,912999999999709</text:p>
          </table:table-cell>
          <table:table-cell table:formula="of:=SIN([.A2915])" office:value-type="float" office:value="0.79134142141222" calcext:value-type="float">
            <text:p>0,79134142141222</text:p>
          </table:table-cell>
        </table:table-row>
        <table:table-row table:style-name="ro1">
          <table:table-cell office:value-type="float" office:value="0.913999999999709" calcext:value-type="float">
            <text:p>0,913999999999709</text:p>
          </table:table-cell>
          <table:table-cell table:formula="of:=SIN([.A2916])" office:value-type="float" office:value="0.791952400119616" calcext:value-type="float">
            <text:p>0,791952400119616</text:p>
          </table:table-cell>
        </table:table-row>
        <table:table-row table:style-name="ro1">
          <table:table-cell office:value-type="float" office:value="0.914999999999709" calcext:value-type="float">
            <text:p>0,914999999999709</text:p>
          </table:table-cell>
          <table:table-cell table:formula="of:=SIN([.A2917])" office:value-type="float" office:value="0.792562586874677" calcext:value-type="float">
            <text:p>0,792562586874677</text:p>
          </table:table-cell>
        </table:table-row>
        <table:table-row table:style-name="ro1">
          <table:table-cell office:value-type="float" office:value="0.915999999999709" calcext:value-type="float">
            <text:p>0,915999999999709</text:p>
          </table:table-cell>
          <table:table-cell table:formula="of:=SIN([.A2918])" office:value-type="float" office:value="0.793171981067217" calcext:value-type="float">
            <text:p>0,793171981067217</text:p>
          </table:table-cell>
        </table:table-row>
        <table:table-row table:style-name="ro1">
          <table:table-cell office:value-type="float" office:value="0.916999999999709" calcext:value-type="float">
            <text:p>0,916999999999709</text:p>
          </table:table-cell>
          <table:table-cell table:formula="of:=SIN([.A2919])" office:value-type="float" office:value="0.793780582087843" calcext:value-type="float">
            <text:p>0,793780582087843</text:p>
          </table:table-cell>
        </table:table-row>
        <table:table-row table:style-name="ro1">
          <table:table-cell office:value-type="float" office:value="0.917999999999708" calcext:value-type="float">
            <text:p>0,917999999999708</text:p>
          </table:table-cell>
          <table:table-cell table:formula="of:=SIN([.A2920])" office:value-type="float" office:value="0.794388389327952" calcext:value-type="float">
            <text:p>0,794388389327952</text:p>
          </table:table-cell>
        </table:table-row>
        <table:table-row table:style-name="ro1">
          <table:table-cell office:value-type="float" office:value="0.918999999999708" calcext:value-type="float">
            <text:p>0,918999999999708</text:p>
          </table:table-cell>
          <table:table-cell table:formula="of:=SIN([.A2921])" office:value-type="float" office:value="0.794995402179739" calcext:value-type="float">
            <text:p>0,794995402179739</text:p>
          </table:table-cell>
        </table:table-row>
        <table:table-row table:style-name="ro1">
          <table:table-cell office:value-type="float" office:value="0.919999999999708" calcext:value-type="float">
            <text:p>0,919999999999708</text:p>
          </table:table-cell>
          <table:table-cell table:formula="of:=SIN([.A2922])" office:value-type="float" office:value="0.795601620036189" calcext:value-type="float">
            <text:p>0,795601620036189</text:p>
          </table:table-cell>
        </table:table-row>
        <table:table-row table:style-name="ro1">
          <table:table-cell office:value-type="float" office:value="0.920999999999708" calcext:value-type="float">
            <text:p>0,920999999999708</text:p>
          </table:table-cell>
          <table:table-cell table:formula="of:=SIN([.A2923])" office:value-type="float" office:value="0.796207042291086" calcext:value-type="float">
            <text:p>0,796207042291086</text:p>
          </table:table-cell>
        </table:table-row>
        <table:table-row table:style-name="ro1">
          <table:table-cell office:value-type="float" office:value="0.921999999999708" calcext:value-type="float">
            <text:p>0,921999999999708</text:p>
          </table:table-cell>
          <table:table-cell table:formula="of:=SIN([.A2924])" office:value-type="float" office:value="0.796811668339007" calcext:value-type="float">
            <text:p>0,796811668339007</text:p>
          </table:table-cell>
        </table:table-row>
        <table:table-row table:style-name="ro1">
          <table:table-cell office:value-type="float" office:value="0.922999999999708" calcext:value-type="float">
            <text:p>0,922999999999708</text:p>
          </table:table-cell>
          <table:table-cell table:formula="of:=SIN([.A2925])" office:value-type="float" office:value="0.797415497575326" calcext:value-type="float">
            <text:p>0,797415497575326</text:p>
          </table:table-cell>
        </table:table-row>
        <table:table-row table:style-name="ro1">
          <table:table-cell office:value-type="float" office:value="0.923999999999708" calcext:value-type="float">
            <text:p>0,923999999999708</text:p>
          </table:table-cell>
          <table:table-cell table:formula="of:=SIN([.A2926])" office:value-type="float" office:value="0.798018529396213" calcext:value-type="float">
            <text:p>0,798018529396213</text:p>
          </table:table-cell>
        </table:table-row>
        <table:table-row table:style-name="ro1">
          <table:table-cell office:value-type="float" office:value="0.924999999999708" calcext:value-type="float">
            <text:p>0,924999999999708</text:p>
          </table:table-cell>
          <table:table-cell table:formula="of:=SIN([.A2927])" office:value-type="float" office:value="0.798620763198638" calcext:value-type="float">
            <text:p>0,798620763198638</text:p>
          </table:table-cell>
        </table:table-row>
        <table:table-row table:style-name="ro1">
          <table:table-cell office:value-type="float" office:value="0.925999999999707" calcext:value-type="float">
            <text:p>0,925999999999707</text:p>
          </table:table-cell>
          <table:table-cell table:formula="of:=SIN([.A2928])" office:value-type="float" office:value="0.799222198380366" calcext:value-type="float">
            <text:p>0,799222198380366</text:p>
          </table:table-cell>
        </table:table-row>
        <table:table-row table:style-name="ro1">
          <table:table-cell office:value-type="float" office:value="0.926999999999707" calcext:value-type="float">
            <text:p>0,926999999999707</text:p>
          </table:table-cell>
          <table:table-cell table:formula="of:=SIN([.A2929])" office:value-type="float" office:value="0.799822834339963" calcext:value-type="float">
            <text:p>0,799822834339963</text:p>
          </table:table-cell>
        </table:table-row>
        <table:table-row table:style-name="ro1">
          <table:table-cell office:value-type="float" office:value="0.927999999999707" calcext:value-type="float">
            <text:p>0,927999999999707</text:p>
          </table:table-cell>
          <table:table-cell table:formula="of:=SIN([.A2930])" office:value-type="float" office:value="0.800422670476791" calcext:value-type="float">
            <text:p>0,800422670476791</text:p>
          </table:table-cell>
        </table:table-row>
        <table:table-row table:style-name="ro1">
          <table:table-cell office:value-type="float" office:value="0.928999999999707" calcext:value-type="float">
            <text:p>0,928999999999707</text:p>
          </table:table-cell>
          <table:table-cell table:formula="of:=SIN([.A2931])" office:value-type="float" office:value="0.801021706191017" calcext:value-type="float">
            <text:p>0,801021706191017</text:p>
          </table:table-cell>
        </table:table-row>
        <table:table-row table:style-name="ro1">
          <table:table-cell office:value-type="float" office:value="0.929999999999707" calcext:value-type="float">
            <text:p>0,929999999999707</text:p>
          </table:table-cell>
          <table:table-cell table:formula="of:=SIN([.A2932])" office:value-type="float" office:value="0.801619940883602" calcext:value-type="float">
            <text:p>0,801619940883602</text:p>
          </table:table-cell>
        </table:table-row>
        <table:table-row table:style-name="ro1">
          <table:table-cell office:value-type="float" office:value="0.930999999999707" calcext:value-type="float">
            <text:p>0,930999999999707</text:p>
          </table:table-cell>
          <table:table-cell table:formula="of:=SIN([.A2933])" office:value-type="float" office:value="0.802217373956313" calcext:value-type="float">
            <text:p>0,802217373956313</text:p>
          </table:table-cell>
        </table:table-row>
        <table:table-row table:style-name="ro1">
          <table:table-cell office:value-type="float" office:value="0.931999999999707" calcext:value-type="float">
            <text:p>0,931999999999707</text:p>
          </table:table-cell>
          <table:table-cell table:formula="of:=SIN([.A2934])" office:value-type="float" office:value="0.802814004811718" calcext:value-type="float">
            <text:p>0,802814004811718</text:p>
          </table:table-cell>
        </table:table-row>
        <table:table-row table:style-name="ro1">
          <table:table-cell office:value-type="float" office:value="0.932999999999707" calcext:value-type="float">
            <text:p>0,932999999999707</text:p>
          </table:table-cell>
          <table:table-cell table:formula="of:=SIN([.A2935])" office:value-type="float" office:value="0.803409832853184" calcext:value-type="float">
            <text:p>0,803409832853184</text:p>
          </table:table-cell>
        </table:table-row>
        <table:table-row table:style-name="ro1">
          <table:table-cell office:value-type="float" office:value="0.933999999999707" calcext:value-type="float">
            <text:p>0,933999999999707</text:p>
          </table:table-cell>
          <table:table-cell table:formula="of:=SIN([.A2936])" office:value-type="float" office:value="0.804004857484885" calcext:value-type="float">
            <text:p>0,804004857484885</text:p>
          </table:table-cell>
        </table:table-row>
        <table:table-row table:style-name="ro1">
          <table:table-cell office:value-type="float" office:value="0.934999999999707" calcext:value-type="float">
            <text:p>0,934999999999707</text:p>
          </table:table-cell>
          <table:table-cell table:formula="of:=SIN([.A2937])" office:value-type="float" office:value="0.804599078111795" calcext:value-type="float">
            <text:p>0,804599078111795</text:p>
          </table:table-cell>
        </table:table-row>
        <table:table-row table:style-name="ro1">
          <table:table-cell office:value-type="float" office:value="0.935999999999706" calcext:value-type="float">
            <text:p>0,935999999999706</text:p>
          </table:table-cell>
          <table:table-cell table:formula="of:=SIN([.A2938])" office:value-type="float" office:value="0.805192494139694" calcext:value-type="float">
            <text:p>0,805192494139694</text:p>
          </table:table-cell>
        </table:table-row>
        <table:table-row table:style-name="ro1">
          <table:table-cell office:value-type="float" office:value="0.936999999999706" calcext:value-type="float">
            <text:p>0,936999999999706</text:p>
          </table:table-cell>
          <table:table-cell table:formula="of:=SIN([.A2939])" office:value-type="float" office:value="0.805785104975166" calcext:value-type="float">
            <text:p>0,805785104975166</text:p>
          </table:table-cell>
        </table:table-row>
        <table:table-row table:style-name="ro1">
          <table:table-cell office:value-type="float" office:value="0.937999999999706" calcext:value-type="float">
            <text:p>0,937999999999706</text:p>
          </table:table-cell>
          <table:table-cell table:formula="of:=SIN([.A2940])" office:value-type="float" office:value="0.8063769100256" calcext:value-type="float">
            <text:p>0,8063769100256</text:p>
          </table:table-cell>
        </table:table-row>
        <table:table-row table:style-name="ro1">
          <table:table-cell office:value-type="float" office:value="0.938999999999706" calcext:value-type="float">
            <text:p>0,938999999999706</text:p>
          </table:table-cell>
          <table:table-cell table:formula="of:=SIN([.A2941])" office:value-type="float" office:value="0.806967908699191" calcext:value-type="float">
            <text:p>0,806967908699191</text:p>
          </table:table-cell>
        </table:table-row>
        <table:table-row table:style-name="ro1">
          <table:table-cell office:value-type="float" office:value="0.939999999999706" calcext:value-type="float">
            <text:p>0,939999999999706</text:p>
          </table:table-cell>
          <table:table-cell table:formula="of:=SIN([.A2942])" office:value-type="float" office:value="0.807558100404941" calcext:value-type="float">
            <text:p>0,807558100404941</text:p>
          </table:table-cell>
        </table:table-row>
        <table:table-row table:style-name="ro1">
          <table:table-cell office:value-type="float" office:value="0.940999999999706" calcext:value-type="float">
            <text:p>0,940999999999706</text:p>
          </table:table-cell>
          <table:table-cell table:formula="of:=SIN([.A2943])" office:value-type="float" office:value="0.808147484552658" calcext:value-type="float">
            <text:p>0,808147484552658</text:p>
          </table:table-cell>
        </table:table-row>
        <table:table-row table:style-name="ro1">
          <table:table-cell office:value-type="float" office:value="0.941999999999706" calcext:value-type="float">
            <text:p>0,941999999999706</text:p>
          </table:table-cell>
          <table:table-cell table:formula="of:=SIN([.A2944])" office:value-type="float" office:value="0.808736060552957" calcext:value-type="float">
            <text:p>0,808736060552957</text:p>
          </table:table-cell>
        </table:table-row>
        <table:table-row table:style-name="ro1">
          <table:table-cell office:value-type="float" office:value="0.942999999999706" calcext:value-type="float">
            <text:p>0,942999999999706</text:p>
          </table:table-cell>
          <table:table-cell table:formula="of:=SIN([.A2945])" office:value-type="float" office:value="0.809323827817264" calcext:value-type="float">
            <text:p>0,809323827817264</text:p>
          </table:table-cell>
        </table:table-row>
        <table:table-row table:style-name="ro1">
          <table:table-cell office:value-type="float" office:value="0.943999999999706" calcext:value-type="float">
            <text:p>0,943999999999706</text:p>
          </table:table-cell>
          <table:table-cell table:formula="of:=SIN([.A2946])" office:value-type="float" office:value="0.80991078575781" calcext:value-type="float">
            <text:p>0,80991078575781</text:p>
          </table:table-cell>
        </table:table-row>
        <table:table-row table:style-name="ro1">
          <table:table-cell office:value-type="float" office:value="0.944999999999706" calcext:value-type="float">
            <text:p>0,944999999999706</text:p>
          </table:table-cell>
          <table:table-cell table:formula="of:=SIN([.A2947])" office:value-type="float" office:value="0.810496933787637" calcext:value-type="float">
            <text:p>0,810496933787637</text:p>
          </table:table-cell>
        </table:table-row>
        <table:table-row table:style-name="ro1">
          <table:table-cell office:value-type="float" office:value="0.945999999999706" calcext:value-type="float">
            <text:p>0,945999999999706</text:p>
          </table:table-cell>
          <table:table-cell table:formula="of:=SIN([.A2948])" office:value-type="float" office:value="0.811082271320599" calcext:value-type="float">
            <text:p>0,811082271320599</text:p>
          </table:table-cell>
        </table:table-row>
        <table:table-row table:style-name="ro1">
          <table:table-cell office:value-type="float" office:value="0.946999999999706" calcext:value-type="float">
            <text:p>0,946999999999706</text:p>
          </table:table-cell>
          <table:table-cell table:formula="of:=SIN([.A2949])" office:value-type="float" office:value="0.811666797771357" calcext:value-type="float">
            <text:p>0,811666797771357</text:p>
          </table:table-cell>
        </table:table-row>
        <table:table-row table:style-name="ro1">
          <table:table-cell office:value-type="float" office:value="0.947999999999706" calcext:value-type="float">
            <text:p>0,947999999999706</text:p>
          </table:table-cell>
          <table:table-cell table:formula="of:=SIN([.A2950])" office:value-type="float" office:value="0.812250512555384" calcext:value-type="float">
            <text:p>0,812250512555384</text:p>
          </table:table-cell>
        </table:table-row>
        <table:table-row table:style-name="ro1">
          <table:table-cell office:value-type="float" office:value="0.948999999999705" calcext:value-type="float">
            <text:p>0,948999999999705</text:p>
          </table:table-cell>
          <table:table-cell table:formula="of:=SIN([.A2951])" office:value-type="float" office:value="0.812833415088967" calcext:value-type="float">
            <text:p>0,812833415088967</text:p>
          </table:table-cell>
        </table:table-row>
        <table:table-row table:style-name="ro1">
          <table:table-cell office:value-type="float" office:value="0.949999999999705" calcext:value-type="float">
            <text:p>0,949999999999705</text:p>
          </table:table-cell>
          <table:table-cell table:formula="of:=SIN([.A2952])" office:value-type="float" office:value="0.813415504789202" calcext:value-type="float">
            <text:p>0,813415504789202</text:p>
          </table:table-cell>
        </table:table-row>
        <table:table-row table:style-name="ro1">
          <table:table-cell office:value-type="float" office:value="0.950999999999705" calcext:value-type="float">
            <text:p>0,950999999999705</text:p>
          </table:table-cell>
          <table:table-cell table:formula="of:=SIN([.A2953])" office:value-type="float" office:value="0.813996781074001" calcext:value-type="float">
            <text:p>0,813996781074001</text:p>
          </table:table-cell>
        </table:table-row>
        <table:table-row table:style-name="ro1">
          <table:table-cell office:value-type="float" office:value="0.951999999999705" calcext:value-type="float">
            <text:p>0,951999999999705</text:p>
          </table:table-cell>
          <table:table-cell table:formula="of:=SIN([.A2954])" office:value-type="float" office:value="0.814577243362086" calcext:value-type="float">
            <text:p>0,814577243362086</text:p>
          </table:table-cell>
        </table:table-row>
        <table:table-row table:style-name="ro1">
          <table:table-cell office:value-type="float" office:value="0.952999999999705" calcext:value-type="float">
            <text:p>0,952999999999705</text:p>
          </table:table-cell>
          <table:table-cell table:formula="of:=SIN([.A2955])" office:value-type="float" office:value="0.815156891072996" calcext:value-type="float">
            <text:p>0,815156891072996</text:p>
          </table:table-cell>
        </table:table-row>
        <table:table-row table:style-name="ro1">
          <table:table-cell office:value-type="float" office:value="0.953999999999705" calcext:value-type="float">
            <text:p>0,953999999999705</text:p>
          </table:table-cell>
          <table:table-cell table:formula="of:=SIN([.A2956])" office:value-type="float" office:value="0.815735723627082" calcext:value-type="float">
            <text:p>0,815735723627082</text:p>
          </table:table-cell>
        </table:table-row>
        <table:table-row table:style-name="ro1">
          <table:table-cell office:value-type="float" office:value="0.954999999999705" calcext:value-type="float">
            <text:p>0,954999999999705</text:p>
          </table:table-cell>
          <table:table-cell table:formula="of:=SIN([.A2957])" office:value-type="float" office:value="0.816313740445513" calcext:value-type="float">
            <text:p>0,816313740445513</text:p>
          </table:table-cell>
        </table:table-row>
        <table:table-row table:style-name="ro1">
          <table:table-cell office:value-type="float" office:value="0.955999999999705" calcext:value-type="float">
            <text:p>0,955999999999705</text:p>
          </table:table-cell>
          <table:table-cell table:formula="of:=SIN([.A2958])" office:value-type="float" office:value="0.816890940950271" calcext:value-type="float">
            <text:p>0,816890940950271</text:p>
          </table:table-cell>
        </table:table-row>
        <table:table-row table:style-name="ro1">
          <table:table-cell office:value-type="float" office:value="0.956999999999704" calcext:value-type="float">
            <text:p>0,956999999999704</text:p>
          </table:table-cell>
          <table:table-cell table:formula="of:=SIN([.A2959])" office:value-type="float" office:value="0.817467324564157" calcext:value-type="float">
            <text:p>0,817467324564157</text:p>
          </table:table-cell>
        </table:table-row>
        <table:table-row table:style-name="ro1">
          <table:table-cell office:value-type="float" office:value="0.957999999999704" calcext:value-type="float">
            <text:p>0,957999999999704</text:p>
          </table:table-cell>
          <table:table-cell table:formula="of:=SIN([.A2960])" office:value-type="float" office:value="0.818042890710786" calcext:value-type="float">
            <text:p>0,818042890710786</text:p>
          </table:table-cell>
        </table:table-row>
        <table:table-row table:style-name="ro1">
          <table:table-cell office:value-type="float" office:value="0.958999999999704" calcext:value-type="float">
            <text:p>0,958999999999704</text:p>
          </table:table-cell>
          <table:table-cell table:formula="of:=SIN([.A2961])" office:value-type="float" office:value="0.818617638814593" calcext:value-type="float">
            <text:p>0,818617638814593</text:p>
          </table:table-cell>
        </table:table-row>
        <table:table-row table:style-name="ro1">
          <table:table-cell office:value-type="float" office:value="0.959999999999704" calcext:value-type="float">
            <text:p>0,959999999999704</text:p>
          </table:table-cell>
          <table:table-cell table:formula="of:=SIN([.A2962])" office:value-type="float" office:value="0.819191568300829" calcext:value-type="float">
            <text:p>0,819191568300829</text:p>
          </table:table-cell>
        </table:table-row>
        <table:table-row table:style-name="ro1">
          <table:table-cell office:value-type="float" office:value="0.960999999999704" calcext:value-type="float">
            <text:p>0,960999999999704</text:p>
          </table:table-cell>
          <table:table-cell table:formula="of:=SIN([.A2963])" office:value-type="float" office:value="0.819764678595564" calcext:value-type="float">
            <text:p>0,819764678595564</text:p>
          </table:table-cell>
        </table:table-row>
        <table:table-row table:style-name="ro1">
          <table:table-cell office:value-type="float" office:value="0.961999999999704" calcext:value-type="float">
            <text:p>0,961999999999704</text:p>
          </table:table-cell>
          <table:table-cell table:formula="of:=SIN([.A2964])" office:value-type="float" office:value="0.82033696912569" calcext:value-type="float">
            <text:p>0,82033696912569</text:p>
          </table:table-cell>
        </table:table-row>
        <table:table-row table:style-name="ro1">
          <table:table-cell office:value-type="float" office:value="0.962999999999704" calcext:value-type="float">
            <text:p>0,962999999999704</text:p>
          </table:table-cell>
          <table:table-cell table:formula="of:=SIN([.A2965])" office:value-type="float" office:value="0.820908439318915" calcext:value-type="float">
            <text:p>0,820908439318915</text:p>
          </table:table-cell>
        </table:table-row>
        <table:table-row table:style-name="ro1">
          <table:table-cell office:value-type="float" office:value="0.963999999999704" calcext:value-type="float">
            <text:p>0,963999999999704</text:p>
          </table:table-cell>
          <table:table-cell table:formula="of:=SIN([.A2966])" office:value-type="float" office:value="0.821479088603769" calcext:value-type="float">
            <text:p>0,821479088603769</text:p>
          </table:table-cell>
        </table:table-row>
        <table:table-row table:style-name="ro1">
          <table:table-cell office:value-type="float" office:value="0.964999999999704" calcext:value-type="float">
            <text:p>0,964999999999704</text:p>
          </table:table-cell>
          <table:table-cell table:formula="of:=SIN([.A2967])" office:value-type="float" office:value="0.822048916409603" calcext:value-type="float">
            <text:p>0,822048916409603</text:p>
          </table:table-cell>
        </table:table-row>
        <table:table-row table:style-name="ro1">
          <table:table-cell office:value-type="float" office:value="0.965999999999704" calcext:value-type="float">
            <text:p>0,965999999999704</text:p>
          </table:table-cell>
          <table:table-cell table:formula="of:=SIN([.A2968])" office:value-type="float" office:value="0.822617922166589" calcext:value-type="float">
            <text:p>0,822617922166589</text:p>
          </table:table-cell>
        </table:table-row>
        <table:table-row table:style-name="ro1">
          <table:table-cell office:value-type="float" office:value="0.966999999999703" calcext:value-type="float">
            <text:p>0,966999999999703</text:p>
          </table:table-cell>
          <table:table-cell table:formula="of:=SIN([.A2969])" office:value-type="float" office:value="0.823186105305721" calcext:value-type="float">
            <text:p>0,823186105305721</text:p>
          </table:table-cell>
        </table:table-row>
        <table:table-row table:style-name="ro1">
          <table:table-cell office:value-type="float" office:value="0.967999999999703" calcext:value-type="float">
            <text:p>0,967999999999703</text:p>
          </table:table-cell>
          <table:table-cell table:formula="of:=SIN([.A2970])" office:value-type="float" office:value="0.823753465258817" calcext:value-type="float">
            <text:p>0,823753465258817</text:p>
          </table:table-cell>
        </table:table-row>
        <table:table-row table:style-name="ro1">
          <table:table-cell office:value-type="float" office:value="0.968999999999703" calcext:value-type="float">
            <text:p>0,968999999999703</text:p>
          </table:table-cell>
          <table:table-cell table:formula="of:=SIN([.A2971])" office:value-type="float" office:value="0.824320001458516" calcext:value-type="float">
            <text:p>0,824320001458516</text:p>
          </table:table-cell>
        </table:table-row>
        <table:table-row table:style-name="ro1">
          <table:table-cell office:value-type="float" office:value="0.969999999999703" calcext:value-type="float">
            <text:p>0,969999999999703</text:p>
          </table:table-cell>
          <table:table-cell table:formula="of:=SIN([.A2972])" office:value-type="float" office:value="0.824885713338282" calcext:value-type="float">
            <text:p>0,824885713338282</text:p>
          </table:table-cell>
        </table:table-row>
        <table:table-row table:style-name="ro1">
          <table:table-cell office:value-type="float" office:value="0.970999999999703" calcext:value-type="float">
            <text:p>0,970999999999703</text:p>
          </table:table-cell>
          <table:table-cell table:formula="of:=SIN([.A2973])" office:value-type="float" office:value="0.825450600332404" calcext:value-type="float">
            <text:p>0,825450600332404</text:p>
          </table:table-cell>
        </table:table-row>
        <table:table-row table:style-name="ro1">
          <table:table-cell office:value-type="float" office:value="0.971999999999703" calcext:value-type="float">
            <text:p>0,971999999999703</text:p>
          </table:table-cell>
          <table:table-cell table:formula="of:=SIN([.A2974])" office:value-type="float" office:value="0.826014661875994" calcext:value-type="float">
            <text:p>0,826014661875994</text:p>
          </table:table-cell>
        </table:table-row>
        <table:table-row table:style-name="ro1">
          <table:table-cell office:value-type="float" office:value="0.972999999999703" calcext:value-type="float">
            <text:p>0,972999999999703</text:p>
          </table:table-cell>
          <table:table-cell table:formula="of:=SIN([.A2975])" office:value-type="float" office:value="0.826577897404991" calcext:value-type="float">
            <text:p>0,826577897404991</text:p>
          </table:table-cell>
        </table:table-row>
        <table:table-row table:style-name="ro1">
          <table:table-cell office:value-type="float" office:value="0.973999999999703" calcext:value-type="float">
            <text:p>0,973999999999703</text:p>
          </table:table-cell>
          <table:table-cell table:formula="of:=SIN([.A2976])" office:value-type="float" office:value="0.82714030635616" calcext:value-type="float">
            <text:p>0,82714030635616</text:p>
          </table:table-cell>
        </table:table-row>
        <table:table-row table:style-name="ro1">
          <table:table-cell office:value-type="float" office:value="0.974999999999702" calcext:value-type="float">
            <text:p>0,974999999999702</text:p>
          </table:table-cell>
          <table:table-cell table:formula="of:=SIN([.A2977])" office:value-type="float" office:value="0.827701888167091" calcext:value-type="float">
            <text:p>0,827701888167091</text:p>
          </table:table-cell>
        </table:table-row>
        <table:table-row table:style-name="ro1">
          <table:table-cell office:value-type="float" office:value="0.975999999999702" calcext:value-type="float">
            <text:p>0,975999999999702</text:p>
          </table:table-cell>
          <table:table-cell table:formula="of:=SIN([.A2978])" office:value-type="float" office:value="0.828262642276203" calcext:value-type="float">
            <text:p>0,828262642276203</text:p>
          </table:table-cell>
        </table:table-row>
        <table:table-row table:style-name="ro1">
          <table:table-cell office:value-type="float" office:value="0.976999999999702" calcext:value-type="float">
            <text:p>0,976999999999702</text:p>
          </table:table-cell>
          <table:table-cell table:formula="of:=SIN([.A2979])" office:value-type="float" office:value="0.828822568122741" calcext:value-type="float">
            <text:p>0,828822568122741</text:p>
          </table:table-cell>
        </table:table-row>
        <table:table-row table:style-name="ro1">
          <table:table-cell office:value-type="float" office:value="0.977999999999702" calcext:value-type="float">
            <text:p>0,977999999999702</text:p>
          </table:table-cell>
          <table:table-cell table:formula="of:=SIN([.A2980])" office:value-type="float" office:value="0.829381665146781" calcext:value-type="float">
            <text:p>0,829381665146781</text:p>
          </table:table-cell>
        </table:table-row>
        <table:table-row table:style-name="ro1">
          <table:table-cell office:value-type="float" office:value="0.978999999999702" calcext:value-type="float">
            <text:p>0,978999999999702</text:p>
          </table:table-cell>
          <table:table-cell table:formula="of:=SIN([.A2981])" office:value-type="float" office:value="0.829939932789224" calcext:value-type="float">
            <text:p>0,829939932789224</text:p>
          </table:table-cell>
        </table:table-row>
        <table:table-row table:style-name="ro1">
          <table:table-cell office:value-type="float" office:value="0.979999999999702" calcext:value-type="float">
            <text:p>0,979999999999702</text:p>
          </table:table-cell>
          <table:table-cell table:formula="of:=SIN([.A2982])" office:value-type="float" office:value="0.830497370491804" calcext:value-type="float">
            <text:p>0,830497370491804</text:p>
          </table:table-cell>
        </table:table-row>
        <table:table-row table:style-name="ro1">
          <table:table-cell office:value-type="float" office:value="0.980999999999702" calcext:value-type="float">
            <text:p>0,980999999999702</text:p>
          </table:table-cell>
          <table:table-cell table:formula="of:=SIN([.A2983])" office:value-type="float" office:value="0.831053977697083" calcext:value-type="float">
            <text:p>0,831053977697083</text:p>
          </table:table-cell>
        </table:table-row>
        <table:table-row table:style-name="ro1">
          <table:table-cell office:value-type="float" office:value="0.981999999999702" calcext:value-type="float">
            <text:p>0,981999999999702</text:p>
          </table:table-cell>
          <table:table-cell table:formula="of:=SIN([.A2984])" office:value-type="float" office:value="0.831609753848453" calcext:value-type="float">
            <text:p>0,831609753848453</text:p>
          </table:table-cell>
        </table:table-row>
        <table:table-row table:style-name="ro1">
          <table:table-cell office:value-type="float" office:value="0.982999999999702" calcext:value-type="float">
            <text:p>0,982999999999702</text:p>
          </table:table-cell>
          <table:table-cell table:formula="of:=SIN([.A2985])" office:value-type="float" office:value="0.832164698390139" calcext:value-type="float">
            <text:p>0,832164698390139</text:p>
          </table:table-cell>
        </table:table-row>
        <table:table-row table:style-name="ro1">
          <table:table-cell office:value-type="float" office:value="0.983999999999702" calcext:value-type="float">
            <text:p>0,983999999999702</text:p>
          </table:table-cell>
          <table:table-cell table:formula="of:=SIN([.A2986])" office:value-type="float" office:value="0.832718810767196" calcext:value-type="float">
            <text:p>0,832718810767196</text:p>
          </table:table-cell>
        </table:table-row>
        <table:table-row table:style-name="ro1">
          <table:table-cell office:value-type="float" office:value="0.984999999999702" calcext:value-type="float">
            <text:p>0,984999999999702</text:p>
          </table:table-cell>
          <table:table-cell table:formula="of:=SIN([.A2987])" office:value-type="float" office:value="0.833272090425511" calcext:value-type="float">
            <text:p>0,833272090425511</text:p>
          </table:table-cell>
        </table:table-row>
        <table:table-row table:style-name="ro1">
          <table:table-cell office:value-type="float" office:value="0.985999999999702" calcext:value-type="float">
            <text:p>0,985999999999702</text:p>
          </table:table-cell>
          <table:table-cell table:formula="of:=SIN([.A2988])" office:value-type="float" office:value="0.833824536811805" calcext:value-type="float">
            <text:p>0,833824536811805</text:p>
          </table:table-cell>
        </table:table-row>
        <table:table-row table:style-name="ro1">
          <table:table-cell office:value-type="float" office:value="0.986999999999702" calcext:value-type="float">
            <text:p>0,986999999999702</text:p>
          </table:table-cell>
          <table:table-cell table:formula="of:=SIN([.A2989])" office:value-type="float" office:value="0.834376149373632" calcext:value-type="float">
            <text:p>0,834376149373632</text:p>
          </table:table-cell>
        </table:table-row>
        <table:table-row table:style-name="ro1">
          <table:table-cell office:value-type="float" office:value="0.987999999999702" calcext:value-type="float">
            <text:p>0,987999999999702</text:p>
          </table:table-cell>
          <table:table-cell table:formula="of:=SIN([.A2990])" office:value-type="float" office:value="0.834926927559379" calcext:value-type="float">
            <text:p>0,834926927559379</text:p>
          </table:table-cell>
        </table:table-row>
        <table:table-row table:style-name="ro1">
          <table:table-cell office:value-type="float" office:value="0.988999999999701" calcext:value-type="float">
            <text:p>0,988999999999701</text:p>
          </table:table-cell>
          <table:table-cell table:formula="of:=SIN([.A2991])" office:value-type="float" office:value="0.835476870818269" calcext:value-type="float">
            <text:p>0,835476870818269</text:p>
          </table:table-cell>
        </table:table-row>
        <table:table-row table:style-name="ro1">
          <table:table-cell office:value-type="float" office:value="0.989999999999701" calcext:value-type="float">
            <text:p>0,989999999999701</text:p>
          </table:table-cell>
          <table:table-cell table:formula="of:=SIN([.A2992])" office:value-type="float" office:value="0.836025978600357" calcext:value-type="float">
            <text:p>0,836025978600357</text:p>
          </table:table-cell>
        </table:table-row>
        <table:table-row table:style-name="ro1">
          <table:table-cell office:value-type="float" office:value="0.990999999999701" calcext:value-type="float">
            <text:p>0,990999999999701</text:p>
          </table:table-cell>
          <table:table-cell table:formula="of:=SIN([.A2993])" office:value-type="float" office:value="0.836574250356536" calcext:value-type="float">
            <text:p>0,836574250356536</text:p>
          </table:table-cell>
        </table:table-row>
        <table:table-row table:style-name="ro1">
          <table:table-cell office:value-type="float" office:value="0.991999999999701" calcext:value-type="float">
            <text:p>0,991999999999701</text:p>
          </table:table-cell>
          <table:table-cell table:formula="of:=SIN([.A2994])" office:value-type="float" office:value="0.837121685538534" calcext:value-type="float">
            <text:p>0,837121685538534</text:p>
          </table:table-cell>
        </table:table-row>
        <table:table-row table:style-name="ro1">
          <table:table-cell office:value-type="float" office:value="0.992999999999701" calcext:value-type="float">
            <text:p>0,992999999999701</text:p>
          </table:table-cell>
          <table:table-cell table:formula="of:=SIN([.A2995])" office:value-type="float" office:value="0.837668283598917" calcext:value-type="float">
            <text:p>0,837668283598917</text:p>
          </table:table-cell>
        </table:table-row>
        <table:table-row table:style-name="ro1">
          <table:table-cell office:value-type="float" office:value="0.993999999999701" calcext:value-type="float">
            <text:p>0,993999999999701</text:p>
          </table:table-cell>
          <table:table-cell table:formula="of:=SIN([.A2996])" office:value-type="float" office:value="0.838214043991085" calcext:value-type="float">
            <text:p>0,838214043991085</text:p>
          </table:table-cell>
        </table:table-row>
        <table:table-row table:style-name="ro1">
          <table:table-cell office:value-type="float" office:value="0.994999999999701" calcext:value-type="float">
            <text:p>0,994999999999701</text:p>
          </table:table-cell>
          <table:table-cell table:formula="of:=SIN([.A2997])" office:value-type="float" office:value="0.83875896616928" calcext:value-type="float">
            <text:p>0,83875896616928</text:p>
          </table:table-cell>
        </table:table-row>
        <table:table-row table:style-name="ro1">
          <table:table-cell office:value-type="float" office:value="0.995999999999701" calcext:value-type="float">
            <text:p>0,995999999999701</text:p>
          </table:table-cell>
          <table:table-cell table:formula="of:=SIN([.A2998])" office:value-type="float" office:value="0.839303049588578" calcext:value-type="float">
            <text:p>0,839303049588578</text:p>
          </table:table-cell>
        </table:table-row>
        <table:table-row table:style-name="ro1">
          <table:table-cell office:value-type="float" office:value="0.996999999999701" calcext:value-type="float">
            <text:p>0,996999999999701</text:p>
          </table:table-cell>
          <table:table-cell table:formula="of:=SIN([.A2999])" office:value-type="float" office:value="0.839846293704897" calcext:value-type="float">
            <text:p>0,839846293704897</text:p>
          </table:table-cell>
        </table:table-row>
        <table:table-row table:style-name="ro1">
          <table:table-cell office:value-type="float" office:value="0.9979999999997" calcext:value-type="float">
            <text:p>0,9979999999997</text:p>
          </table:table-cell>
          <table:table-cell table:formula="of:=SIN([.A3000])" office:value-type="float" office:value="0.840388697974992" calcext:value-type="float">
            <text:p>0,840388697974992</text:p>
          </table:table-cell>
        </table:table-row>
        <table:table-row table:style-name="ro1">
          <table:table-cell office:value-type="float" office:value="0.9989999999997" calcext:value-type="float">
            <text:p>0,9989999999997</text:p>
          </table:table-cell>
          <table:table-cell table:formula="of:=SIN([.A3001])" office:value-type="float" office:value="0.840930261856459" calcext:value-type="float">
            <text:p>0,840930261856459</text:p>
          </table:table-cell>
        </table:table-row>
        <table:table-row table:style-name="ro1">
          <table:table-cell office:value-type="float" office:value="0.9999999999997" calcext:value-type="float">
            <text:p>0,9999999999997</text:p>
          </table:table-cell>
          <table:table-cell table:formula="of:=SIN([.A3002])" office:value-type="float" office:value="0.841470984807735" calcext:value-type="float">
            <text:p>0,841470984807735</text:p>
          </table:table-cell>
        </table:table-row>
        <table:table-row table:style-name="ro1">
          <table:table-cell office:value-type="float" office:value="1.0009999999997" calcext:value-type="float">
            <text:p>1,0009999999997</text:p>
          </table:table-cell>
          <table:table-cell table:formula="of:=SIN([.A3003])" office:value-type="float" office:value="0.842010866288095" calcext:value-type="float">
            <text:p>0,842010866288095</text:p>
          </table:table-cell>
        </table:table-row>
        <table:table-row table:style-name="ro1">
          <table:table-cell office:value-type="float" office:value="1.0019999999997" calcext:value-type="float">
            <text:p>1,0019999999997</text:p>
          </table:table-cell>
          <table:table-cell table:formula="of:=SIN([.A3004])" office:value-type="float" office:value="0.84254990575766" calcext:value-type="float">
            <text:p>0,84254990575766</text:p>
          </table:table-cell>
        </table:table-row>
        <table:table-row table:style-name="ro1">
          <table:table-cell office:value-type="float" office:value="1.0029999999997" calcext:value-type="float">
            <text:p>1,0029999999997</text:p>
          </table:table-cell>
          <table:table-cell table:formula="of:=SIN([.A3005])" office:value-type="float" office:value="0.843088102677389" calcext:value-type="float">
            <text:p>0,843088102677389</text:p>
          </table:table-cell>
        </table:table-row>
        <table:table-row table:style-name="ro1">
          <table:table-cell office:value-type="float" office:value="1.0039999999997" calcext:value-type="float">
            <text:p>1,0039999999997</text:p>
          </table:table-cell>
          <table:table-cell table:formula="of:=SIN([.A3006])" office:value-type="float" office:value="0.843625456509085" calcext:value-type="float">
            <text:p>0,843625456509085</text:p>
          </table:table-cell>
        </table:table-row>
        <table:table-row table:style-name="ro1">
          <table:table-cell office:value-type="float" office:value="1.0049999999997" calcext:value-type="float">
            <text:p>1,0049999999997</text:p>
          </table:table-cell>
          <table:table-cell table:formula="of:=SIN([.A3007])" office:value-type="float" office:value="0.844161966715395" calcext:value-type="float">
            <text:p>0,844161966715395</text:p>
          </table:table-cell>
        </table:table-row>
        <table:table-row table:style-name="ro1">
          <table:table-cell office:value-type="float" office:value="1.0059999999997" calcext:value-type="float">
            <text:p>1,0059999999997</text:p>
          </table:table-cell>
          <table:table-cell table:formula="of:=SIN([.A3008])" office:value-type="float" office:value="0.844697632759809" calcext:value-type="float">
            <text:p>0,844697632759809</text:p>
          </table:table-cell>
        </table:table-row>
        <table:table-row table:style-name="ro1">
          <table:table-cell office:value-type="float" office:value="1.0069999999997" calcext:value-type="float">
            <text:p>1,0069999999997</text:p>
          </table:table-cell>
          <table:table-cell table:formula="of:=SIN([.A3009])" office:value-type="float" office:value="0.845232454106661" calcext:value-type="float">
            <text:p>0,845232454106661</text:p>
          </table:table-cell>
        </table:table-row>
        <table:table-row table:style-name="ro1">
          <table:table-cell office:value-type="float" office:value="1.0079999999997" calcext:value-type="float">
            <text:p>1,0079999999997</text:p>
          </table:table-cell>
          <table:table-cell table:formula="of:=SIN([.A3010])" office:value-type="float" office:value="0.845766430221129" calcext:value-type="float">
            <text:p>0,845766430221129</text:p>
          </table:table-cell>
        </table:table-row>
        <table:table-row table:style-name="ro1">
          <table:table-cell office:value-type="float" office:value="1.0089999999997" calcext:value-type="float">
            <text:p>1,0089999999997</text:p>
          </table:table-cell>
          <table:table-cell table:formula="of:=SIN([.A3011])" office:value-type="float" office:value="0.846299560569237" calcext:value-type="float">
            <text:p>0,846299560569237</text:p>
          </table:table-cell>
        </table:table-row>
        <table:table-row table:style-name="ro1">
          <table:table-cell office:value-type="float" office:value="1.0099999999997" calcext:value-type="float">
            <text:p>1,0099999999997</text:p>
          </table:table-cell>
          <table:table-cell table:formula="of:=SIN([.A3012])" office:value-type="float" office:value="0.846831844617855" calcext:value-type="float">
            <text:p>0,846831844617855</text:p>
          </table:table-cell>
        </table:table-row>
        <table:table-row table:style-name="ro1">
          <table:table-cell office:value-type="float" office:value="1.0109999999997" calcext:value-type="float">
            <text:p>1,0109999999997</text:p>
          </table:table-cell>
          <table:table-cell table:formula="of:=SIN([.A3013])" office:value-type="float" office:value="0.847363281834699" calcext:value-type="float">
            <text:p>0,847363281834699</text:p>
          </table:table-cell>
        </table:table-row>
        <table:table-row table:style-name="ro1">
          <table:table-cell office:value-type="float" office:value="1.0119999999997" calcext:value-type="float">
            <text:p>1,0119999999997</text:p>
          </table:table-cell>
          <table:table-cell table:formula="of:=SIN([.A3014])" office:value-type="float" office:value="0.847893871688332" calcext:value-type="float">
            <text:p>0,847893871688332</text:p>
          </table:table-cell>
        </table:table-row>
        <table:table-row table:style-name="ro1">
          <table:table-cell office:value-type="float" office:value="1.0129999999997" calcext:value-type="float">
            <text:p>1,0129999999997</text:p>
          </table:table-cell>
          <table:table-cell table:formula="of:=SIN([.A3015])" office:value-type="float" office:value="0.848423613648164" calcext:value-type="float">
            <text:p>0,848423613648164</text:p>
          </table:table-cell>
        </table:table-row>
        <table:table-row table:style-name="ro1">
          <table:table-cell office:value-type="float" office:value="1.0139999999997" calcext:value-type="float">
            <text:p>1,0139999999997</text:p>
          </table:table-cell>
          <table:table-cell table:formula="of:=SIN([.A3016])" office:value-type="float" office:value="0.848952507184453" calcext:value-type="float">
            <text:p>0,848952507184453</text:p>
          </table:table-cell>
        </table:table-row>
        <table:table-row table:style-name="ro1">
          <table:table-cell office:value-type="float" office:value="1.0149999999997" calcext:value-type="float">
            <text:p>1,0149999999997</text:p>
          </table:table-cell>
          <table:table-cell table:formula="of:=SIN([.A3017])" office:value-type="float" office:value="0.849480551768305" calcext:value-type="float">
            <text:p>0,849480551768305</text:p>
          </table:table-cell>
        </table:table-row>
        <table:table-row table:style-name="ro1">
          <table:table-cell office:value-type="float" office:value="1.0159999999997" calcext:value-type="float">
            <text:p>1,0159999999997</text:p>
          </table:table-cell>
          <table:table-cell table:formula="of:=SIN([.A3018])" office:value-type="float" office:value="0.850007746871677" calcext:value-type="float">
            <text:p>0,850007746871677</text:p>
          </table:table-cell>
        </table:table-row>
        <table:table-row table:style-name="ro1">
          <table:table-cell office:value-type="float" office:value="1.0169999999997" calcext:value-type="float">
            <text:p>1,0169999999997</text:p>
          </table:table-cell>
          <table:table-cell table:formula="of:=SIN([.A3019])" office:value-type="float" office:value="0.850534091967372" calcext:value-type="float">
            <text:p>0,850534091967372</text:p>
          </table:table-cell>
        </table:table-row>
        <table:table-row table:style-name="ro1">
          <table:table-cell office:value-type="float" office:value="1.0179999999997" calcext:value-type="float">
            <text:p>1,0179999999997</text:p>
          </table:table-cell>
          <table:table-cell table:formula="of:=SIN([.A3020])" office:value-type="float" office:value="0.851059586529046" calcext:value-type="float">
            <text:p>0,851059586529046</text:p>
          </table:table-cell>
        </table:table-row>
        <table:table-row table:style-name="ro1">
          <table:table-cell office:value-type="float" office:value="1.0189999999997" calcext:value-type="float">
            <text:p>1,0189999999997</text:p>
          </table:table-cell>
          <table:table-cell table:formula="of:=SIN([.A3021])" office:value-type="float" office:value="0.851584230031205" calcext:value-type="float">
            <text:p>0,851584230031205</text:p>
          </table:table-cell>
        </table:table-row>
        <table:table-row table:style-name="ro1">
          <table:table-cell office:value-type="float" office:value="1.0199999999997" calcext:value-type="float">
            <text:p>1,0199999999997</text:p>
          </table:table-cell>
          <table:table-cell table:formula="of:=SIN([.A3022])" office:value-type="float" office:value="0.852108021949205" calcext:value-type="float">
            <text:p>0,852108021949205</text:p>
          </table:table-cell>
        </table:table-row>
        <table:table-row table:style-name="ro1">
          <table:table-cell office:value-type="float" office:value="1.0209999999997" calcext:value-type="float">
            <text:p>1,0209999999997</text:p>
          </table:table-cell>
          <table:table-cell table:formula="of:=SIN([.A3023])" office:value-type="float" office:value="0.852630961759254" calcext:value-type="float">
            <text:p>0,852630961759254</text:p>
          </table:table-cell>
        </table:table-row>
        <table:table-row table:style-name="ro1">
          <table:table-cell office:value-type="float" office:value="1.0219999999997" calcext:value-type="float">
            <text:p>1,0219999999997</text:p>
          </table:table-cell>
          <table:table-cell table:formula="of:=SIN([.A3024])" office:value-type="float" office:value="0.853153048938412" calcext:value-type="float">
            <text:p>0,853153048938412</text:p>
          </table:table-cell>
        </table:table-row>
        <table:table-row table:style-name="ro1">
          <table:table-cell office:value-type="float" office:value="1.0229999999997" calcext:value-type="float">
            <text:p>1,0229999999997</text:p>
          </table:table-cell>
          <table:table-cell table:formula="of:=SIN([.A3025])" office:value-type="float" office:value="0.853674282964592" calcext:value-type="float">
            <text:p>0,853674282964592</text:p>
          </table:table-cell>
        </table:table-row>
        <table:table-row table:style-name="ro1">
          <table:table-cell office:value-type="float" office:value="1.0239999999997" calcext:value-type="float">
            <text:p>1,0239999999997</text:p>
          </table:table-cell>
          <table:table-cell table:formula="of:=SIN([.A3026])" office:value-type="float" office:value="0.85419466331656" calcext:value-type="float">
            <text:p>0,85419466331656</text:p>
          </table:table-cell>
        </table:table-row>
        <table:table-row table:style-name="ro1">
          <table:table-cell office:value-type="float" office:value="1.0249999999997" calcext:value-type="float">
            <text:p>1,0249999999997</text:p>
          </table:table-cell>
          <table:table-cell table:formula="of:=SIN([.A3027])" office:value-type="float" office:value="0.854714189473936" calcext:value-type="float">
            <text:p>0,854714189473936</text:p>
          </table:table-cell>
        </table:table-row>
        <table:table-row table:style-name="ro1">
          <table:table-cell office:value-type="float" office:value="1.0259999999997" calcext:value-type="float">
            <text:p>1,0259999999997</text:p>
          </table:table-cell>
          <table:table-cell table:formula="of:=SIN([.A3028])" office:value-type="float" office:value="0.855232860917194" calcext:value-type="float">
            <text:p>0,855232860917194</text:p>
          </table:table-cell>
        </table:table-row>
        <table:table-row table:style-name="ro1">
          <table:table-cell office:value-type="float" office:value="1.0269999999997" calcext:value-type="float">
            <text:p>1,0269999999997</text:p>
          </table:table-cell>
          <table:table-cell table:formula="of:=SIN([.A3029])" office:value-type="float" office:value="0.855750677127663" calcext:value-type="float">
            <text:p>0,855750677127663</text:p>
          </table:table-cell>
        </table:table-row>
        <table:table-row table:style-name="ro1">
          <table:table-cell office:value-type="float" office:value="1.0279999999997" calcext:value-type="float">
            <text:p>1,0279999999997</text:p>
          </table:table-cell>
          <table:table-cell table:formula="of:=SIN([.A3030])" office:value-type="float" office:value="0.856267637587525" calcext:value-type="float">
            <text:p>0,856267637587525</text:p>
          </table:table-cell>
        </table:table-row>
        <table:table-row table:style-name="ro1">
          <table:table-cell office:value-type="float" office:value="1.0289999999997" calcext:value-type="float">
            <text:p>1,0289999999997</text:p>
          </table:table-cell>
          <table:table-cell table:formula="of:=SIN([.A3031])" office:value-type="float" office:value="0.856783741779822" calcext:value-type="float">
            <text:p>0,856783741779822</text:p>
          </table:table-cell>
        </table:table-row>
        <table:table-row table:style-name="ro1">
          <table:table-cell office:value-type="float" office:value="1.0299999999997" calcext:value-type="float">
            <text:p>1,0299999999997</text:p>
          </table:table-cell>
          <table:table-cell table:formula="of:=SIN([.A3032])" office:value-type="float" office:value="0.857298989188448" calcext:value-type="float">
            <text:p>0,857298989188448</text:p>
          </table:table-cell>
        </table:table-row>
        <table:table-row table:style-name="ro1">
          <table:table-cell office:value-type="float" office:value="1.0309999999997" calcext:value-type="float">
            <text:p>1,0309999999997</text:p>
          </table:table-cell>
          <table:table-cell table:formula="of:=SIN([.A3033])" office:value-type="float" office:value="0.857813379298156" calcext:value-type="float">
            <text:p>0,857813379298156</text:p>
          </table:table-cell>
        </table:table-row>
        <table:table-row table:style-name="ro1">
          <table:table-cell office:value-type="float" office:value="1.0319999999997" calcext:value-type="float">
            <text:p>1,0319999999997</text:p>
          </table:table-cell>
          <table:table-cell table:formula="of:=SIN([.A3034])" office:value-type="float" office:value="0.858326911594556" calcext:value-type="float">
            <text:p>0,858326911594556</text:p>
          </table:table-cell>
        </table:table-row>
        <table:table-row table:style-name="ro1">
          <table:table-cell office:value-type="float" office:value="1.0329999999997" calcext:value-type="float">
            <text:p>1,0329999999997</text:p>
          </table:table-cell>
          <table:table-cell table:formula="of:=SIN([.A3035])" office:value-type="float" office:value="0.858839585564116" calcext:value-type="float">
            <text:p>0,858839585564116</text:p>
          </table:table-cell>
        </table:table-row>
        <table:table-row table:style-name="ro1">
          <table:table-cell office:value-type="float" office:value="1.0339999999997" calcext:value-type="float">
            <text:p>1,0339999999997</text:p>
          </table:table-cell>
          <table:table-cell table:formula="of:=SIN([.A3036])" office:value-type="float" office:value="0.859351400694163" calcext:value-type="float">
            <text:p>0,859351400694163</text:p>
          </table:table-cell>
        </table:table-row>
        <table:table-row table:style-name="ro1">
          <table:table-cell office:value-type="float" office:value="1.0349999999997" calcext:value-type="float">
            <text:p>1,0349999999997</text:p>
          </table:table-cell>
          <table:table-cell table:formula="of:=SIN([.A3037])" office:value-type="float" office:value="0.85986235647288" calcext:value-type="float">
            <text:p>0,85986235647288</text:p>
          </table:table-cell>
        </table:table-row>
        <table:table-row table:style-name="ro1">
          <table:table-cell office:value-type="float" office:value="1.0359999999997" calcext:value-type="float">
            <text:p>1,0359999999997</text:p>
          </table:table-cell>
          <table:table-cell table:formula="of:=SIN([.A3038])" office:value-type="float" office:value="0.860372452389312" calcext:value-type="float">
            <text:p>0,860372452389312</text:p>
          </table:table-cell>
        </table:table-row>
        <table:table-row table:style-name="ro1">
          <table:table-cell office:value-type="float" office:value="1.0369999999997" calcext:value-type="float">
            <text:p>1,0369999999997</text:p>
          </table:table-cell>
          <table:table-cell table:formula="of:=SIN([.A3039])" office:value-type="float" office:value="0.860881687933364" calcext:value-type="float">
            <text:p>0,860881687933364</text:p>
          </table:table-cell>
        </table:table-row>
        <table:table-row table:style-name="ro1">
          <table:table-cell office:value-type="float" office:value="1.0379999999997" calcext:value-type="float">
            <text:p>1,0379999999997</text:p>
          </table:table-cell>
          <table:table-cell table:formula="of:=SIN([.A3040])" office:value-type="float" office:value="0.861390062595799" calcext:value-type="float">
            <text:p>0,861390062595799</text:p>
          </table:table-cell>
        </table:table-row>
        <table:table-row table:style-name="ro1">
          <table:table-cell office:value-type="float" office:value="1.0389999999997" calcext:value-type="float">
            <text:p>1,0389999999997</text:p>
          </table:table-cell>
          <table:table-cell table:formula="of:=SIN([.A3041])" office:value-type="float" office:value="0.861897575868244" calcext:value-type="float">
            <text:p>0,861897575868244</text:p>
          </table:table-cell>
        </table:table-row>
        <table:table-row table:style-name="ro1">
          <table:table-cell office:value-type="float" office:value="1.0399999999997" calcext:value-type="float">
            <text:p>1,0399999999997</text:p>
          </table:table-cell>
          <table:table-cell table:formula="of:=SIN([.A3042])" office:value-type="float" office:value="0.862404227243185" calcext:value-type="float">
            <text:p>0,862404227243185</text:p>
          </table:table-cell>
        </table:table-row>
        <table:table-row table:style-name="ro1">
          <table:table-cell office:value-type="float" office:value="1.0409999999997" calcext:value-type="float">
            <text:p>1,0409999999997</text:p>
          </table:table-cell>
          <table:table-cell table:formula="of:=SIN([.A3043])" office:value-type="float" office:value="0.86291001621397" calcext:value-type="float">
            <text:p>0,86291001621397</text:p>
          </table:table-cell>
        </table:table-row>
        <table:table-row table:style-name="ro1">
          <table:table-cell office:value-type="float" office:value="1.0419999999997" calcext:value-type="float">
            <text:p>1,0419999999997</text:p>
          </table:table-cell>
          <table:table-cell table:formula="of:=SIN([.A3044])" office:value-type="float" office:value="0.863414942274811" calcext:value-type="float">
            <text:p>0,863414942274811</text:p>
          </table:table-cell>
        </table:table-row>
        <table:table-row table:style-name="ro1">
          <table:table-cell office:value-type="float" office:value="1.0429999999997" calcext:value-type="float">
            <text:p>1,0429999999997</text:p>
          </table:table-cell>
          <table:table-cell table:formula="of:=SIN([.A3045])" office:value-type="float" office:value="0.863919004920781" calcext:value-type="float">
            <text:p>0,863919004920781</text:p>
          </table:table-cell>
        </table:table-row>
        <table:table-row table:style-name="ro1">
          <table:table-cell office:value-type="float" office:value="1.0439999999997" calcext:value-type="float">
            <text:p>1,0439999999997</text:p>
          </table:table-cell>
          <table:table-cell table:formula="of:=SIN([.A3046])" office:value-type="float" office:value="0.864422203647819" calcext:value-type="float">
            <text:p>0,864422203647819</text:p>
          </table:table-cell>
        </table:table-row>
        <table:table-row table:style-name="ro1">
          <table:table-cell office:value-type="float" office:value="1.0449999999997" calcext:value-type="float">
            <text:p>1,0449999999997</text:p>
          </table:table-cell>
          <table:table-cell table:formula="of:=SIN([.A3047])" office:value-type="float" office:value="0.864924537952725" calcext:value-type="float">
            <text:p>0,864924537952725</text:p>
          </table:table-cell>
        </table:table-row>
        <table:table-row table:style-name="ro1">
          <table:table-cell office:value-type="float" office:value="1.0459999999997" calcext:value-type="float">
            <text:p>1,0459999999997</text:p>
          </table:table-cell>
          <table:table-cell table:formula="of:=SIN([.A3048])" office:value-type="float" office:value="0.865426007333165" calcext:value-type="float">
            <text:p>0,865426007333165</text:p>
          </table:table-cell>
        </table:table-row>
        <table:table-row table:style-name="ro1">
          <table:table-cell office:value-type="float" office:value="1.0469999999997" calcext:value-type="float">
            <text:p>1,0469999999997</text:p>
          </table:table-cell>
          <table:table-cell table:formula="of:=SIN([.A3049])" office:value-type="float" office:value="0.86592661128767" calcext:value-type="float">
            <text:p>0,86592661128767</text:p>
          </table:table-cell>
        </table:table-row>
        <table:table-row table:style-name="ro1">
          <table:table-cell office:value-type="float" office:value="1.0479999999997" calcext:value-type="float">
            <text:p>1,0479999999997</text:p>
          </table:table-cell>
          <table:table-cell table:formula="of:=SIN([.A3050])" office:value-type="float" office:value="0.866426349315636" calcext:value-type="float">
            <text:p>0,866426349315636</text:p>
          </table:table-cell>
        </table:table-row>
        <table:table-row table:style-name="ro1">
          <table:table-cell office:value-type="float" office:value="1.0489999999997" calcext:value-type="float">
            <text:p>1,0489999999997</text:p>
          </table:table-cell>
          <table:table-cell table:formula="of:=SIN([.A3051])" office:value-type="float" office:value="0.866925220917325" calcext:value-type="float">
            <text:p>0,866925220917325</text:p>
          </table:table-cell>
        </table:table-row>
        <table:table-row table:style-name="ro1">
          <table:table-cell office:value-type="float" office:value="1.0499999999997" calcext:value-type="float">
            <text:p>1,0499999999997</text:p>
          </table:table-cell>
          <table:table-cell table:formula="of:=SIN([.A3052])" office:value-type="float" office:value="0.867423225593865" calcext:value-type="float">
            <text:p>0,867423225593865</text:p>
          </table:table-cell>
        </table:table-row>
        <table:table-row table:style-name="ro1">
          <table:table-cell office:value-type="float" office:value="1.0509999999997" calcext:value-type="float">
            <text:p>1,0509999999997</text:p>
          </table:table-cell>
          <table:table-cell table:formula="of:=SIN([.A3053])" office:value-type="float" office:value="0.867920362847252" calcext:value-type="float">
            <text:p>0,867920362847252</text:p>
          </table:table-cell>
        </table:table-row>
        <table:table-row table:style-name="ro1">
          <table:table-cell office:value-type="float" office:value="1.0519999999997" calcext:value-type="float">
            <text:p>1,0519999999997</text:p>
          </table:table-cell>
          <table:table-cell table:formula="of:=SIN([.A3054])" office:value-type="float" office:value="0.868416632180348" calcext:value-type="float">
            <text:p>0,868416632180348</text:p>
          </table:table-cell>
        </table:table-row>
        <table:table-row table:style-name="ro1">
          <table:table-cell office:value-type="float" office:value="1.05299999999969" calcext:value-type="float">
            <text:p>1,05299999999969</text:p>
          </table:table-cell>
          <table:table-cell table:formula="of:=SIN([.A3055])" office:value-type="float" office:value="0.868912033096885" calcext:value-type="float">
            <text:p>0,868912033096885</text:p>
          </table:table-cell>
        </table:table-row>
        <table:table-row table:style-name="ro1">
          <table:table-cell office:value-type="float" office:value="1.05399999999969" calcext:value-type="float">
            <text:p>1,05399999999969</text:p>
          </table:table-cell>
          <table:table-cell table:formula="of:=SIN([.A3056])" office:value-type="float" office:value="0.86940656510146" calcext:value-type="float">
            <text:p>0,86940656510146</text:p>
          </table:table-cell>
        </table:table-row>
        <table:table-row table:style-name="ro1">
          <table:table-cell office:value-type="float" office:value="1.05499999999969" calcext:value-type="float">
            <text:p>1,05499999999969</text:p>
          </table:table-cell>
          <table:table-cell table:formula="of:=SIN([.A3057])" office:value-type="float" office:value="0.869900227699544" calcext:value-type="float">
            <text:p>0,869900227699544</text:p>
          </table:table-cell>
        </table:table-row>
        <table:table-row table:style-name="ro1">
          <table:table-cell office:value-type="float" office:value="1.05599999999969" calcext:value-type="float">
            <text:p>1,05599999999969</text:p>
          </table:table-cell>
          <table:table-cell table:formula="of:=SIN([.A3058])" office:value-type="float" office:value="0.870393020397471" calcext:value-type="float">
            <text:p>0,870393020397471</text:p>
          </table:table-cell>
        </table:table-row>
        <table:table-row table:style-name="ro1">
          <table:table-cell office:value-type="float" office:value="1.05699999999969" calcext:value-type="float">
            <text:p>1,05699999999969</text:p>
          </table:table-cell>
          <table:table-cell table:formula="of:=SIN([.A3059])" office:value-type="float" office:value="0.870884942702451" calcext:value-type="float">
            <text:p>0,870884942702451</text:p>
          </table:table-cell>
        </table:table-row>
        <table:table-row table:style-name="ro1">
          <table:table-cell office:value-type="float" office:value="1.05799999999969" calcext:value-type="float">
            <text:p>1,05799999999969</text:p>
          </table:table-cell>
          <table:table-cell table:formula="of:=SIN([.A3060])" office:value-type="float" office:value="0.871375994122561" calcext:value-type="float">
            <text:p>0,871375994122561</text:p>
          </table:table-cell>
        </table:table-row>
        <table:table-row table:style-name="ro1">
          <table:table-cell office:value-type="float" office:value="1.05899999999969" calcext:value-type="float">
            <text:p>1,05899999999969</text:p>
          </table:table-cell>
          <table:table-cell table:formula="of:=SIN([.A3061])" office:value-type="float" office:value="0.87186617416675" calcext:value-type="float">
            <text:p>0,87186617416675</text:p>
          </table:table-cell>
        </table:table-row>
        <table:table-row table:style-name="ro1">
          <table:table-cell office:value-type="float" office:value="1.05999999999969" calcext:value-type="float">
            <text:p>1,05999999999969</text:p>
          </table:table-cell>
          <table:table-cell table:formula="of:=SIN([.A3062])" office:value-type="float" office:value="0.872355482344837" calcext:value-type="float">
            <text:p>0,872355482344837</text:p>
          </table:table-cell>
        </table:table-row>
        <table:table-row table:style-name="ro1">
          <table:table-cell office:value-type="float" office:value="1.06099999999969" calcext:value-type="float">
            <text:p>1,06099999999969</text:p>
          </table:table-cell>
          <table:table-cell table:formula="of:=SIN([.A3063])" office:value-type="float" office:value="0.872843918167514" calcext:value-type="float">
            <text:p>0,872843918167514</text:p>
          </table:table-cell>
        </table:table-row>
        <table:table-row table:style-name="ro1">
          <table:table-cell office:value-type="float" office:value="1.06199999999969" calcext:value-type="float">
            <text:p>1,06199999999969</text:p>
          </table:table-cell>
          <table:table-cell table:formula="of:=SIN([.A3064])" office:value-type="float" office:value="0.873331481146346" calcext:value-type="float">
            <text:p>0,873331481146346</text:p>
          </table:table-cell>
        </table:table-row>
        <table:table-row table:style-name="ro1">
          <table:table-cell office:value-type="float" office:value="1.06299999999969" calcext:value-type="float">
            <text:p>1,06299999999969</text:p>
          </table:table-cell>
          <table:table-cell table:formula="of:=SIN([.A3065])" office:value-type="float" office:value="0.873818170793769" calcext:value-type="float">
            <text:p>0,873818170793769</text:p>
          </table:table-cell>
        </table:table-row>
        <table:table-row table:style-name="ro1">
          <table:table-cell office:value-type="float" office:value="1.06399999999969" calcext:value-type="float">
            <text:p>1,06399999999969</text:p>
          </table:table-cell>
          <table:table-cell table:formula="of:=SIN([.A3066])" office:value-type="float" office:value="0.874303986623095" calcext:value-type="float">
            <text:p>0,874303986623095</text:p>
          </table:table-cell>
        </table:table-row>
        <table:table-row table:style-name="ro1">
          <table:table-cell office:value-type="float" office:value="1.06499999999969" calcext:value-type="float">
            <text:p>1,06499999999969</text:p>
          </table:table-cell>
          <table:table-cell table:formula="of:=SIN([.A3067])" office:value-type="float" office:value="0.874788928148506" calcext:value-type="float">
            <text:p>0,874788928148506</text:p>
          </table:table-cell>
        </table:table-row>
        <table:table-row table:style-name="ro1">
          <table:table-cell office:value-type="float" office:value="1.06599999999969" calcext:value-type="float">
            <text:p>1,06599999999969</text:p>
          </table:table-cell>
          <table:table-cell table:formula="of:=SIN([.A3068])" office:value-type="float" office:value="0.875272994885063" calcext:value-type="float">
            <text:p>0,875272994885063</text:p>
          </table:table-cell>
        </table:table-row>
        <table:table-row table:style-name="ro1">
          <table:table-cell office:value-type="float" office:value="1.06699999999969" calcext:value-type="float">
            <text:p>1,06699999999969</text:p>
          </table:table-cell>
          <table:table-cell table:formula="of:=SIN([.A3069])" office:value-type="float" office:value="0.875756186348697" calcext:value-type="float">
            <text:p>0,875756186348697</text:p>
          </table:table-cell>
        </table:table-row>
        <table:table-row table:style-name="ro1">
          <table:table-cell office:value-type="float" office:value="1.06799999999969" calcext:value-type="float">
            <text:p>1,06799999999969</text:p>
          </table:table-cell>
          <table:table-cell table:formula="of:=SIN([.A3070])" office:value-type="float" office:value="0.876238502056218" calcext:value-type="float">
            <text:p>0,876238502056218</text:p>
          </table:table-cell>
        </table:table-row>
        <table:table-row table:style-name="ro1">
          <table:table-cell office:value-type="float" office:value="1.06899999999969" calcext:value-type="float">
            <text:p>1,06899999999969</text:p>
          </table:table-cell>
          <table:table-cell table:formula="of:=SIN([.A3071])" office:value-type="float" office:value="0.87671994152531" calcext:value-type="float">
            <text:p>0,87671994152531</text:p>
          </table:table-cell>
        </table:table-row>
        <table:table-row table:style-name="ro1">
          <table:table-cell office:value-type="float" office:value="1.06999999999969" calcext:value-type="float">
            <text:p>1,06999999999969</text:p>
          </table:table-cell>
          <table:table-cell table:formula="of:=SIN([.A3072])" office:value-type="float" office:value="0.877200504274534" calcext:value-type="float">
            <text:p>0,877200504274534</text:p>
          </table:table-cell>
        </table:table-row>
        <table:table-row table:style-name="ro1">
          <table:table-cell office:value-type="float" office:value="1.07099999999969" calcext:value-type="float">
            <text:p>1,07099999999969</text:p>
          </table:table-cell>
          <table:table-cell table:formula="of:=SIN([.A3073])" office:value-type="float" office:value="0.877680189823327" calcext:value-type="float">
            <text:p>0,877680189823327</text:p>
          </table:table-cell>
        </table:table-row>
        <table:table-row table:style-name="ro1">
          <table:table-cell office:value-type="float" office:value="1.07199999999969" calcext:value-type="float">
            <text:p>1,07199999999969</text:p>
          </table:table-cell>
          <table:table-cell table:formula="of:=SIN([.A3074])" office:value-type="float" office:value="0.878158997692002" calcext:value-type="float">
            <text:p>0,878158997692002</text:p>
          </table:table-cell>
        </table:table-row>
        <table:table-row table:style-name="ro1">
          <table:table-cell office:value-type="float" office:value="1.07299999999969" calcext:value-type="float">
            <text:p>1,07299999999969</text:p>
          </table:table-cell>
          <table:table-cell table:formula="of:=SIN([.A3075])" office:value-type="float" office:value="0.878636927401754" calcext:value-type="float">
            <text:p>0,878636927401754</text:p>
          </table:table-cell>
        </table:table-row>
        <table:table-row table:style-name="ro1">
          <table:table-cell office:value-type="float" office:value="1.07399999999969" calcext:value-type="float">
            <text:p>1,07399999999969</text:p>
          </table:table-cell>
          <table:table-cell table:formula="of:=SIN([.A3076])" office:value-type="float" office:value="0.879113978474651" calcext:value-type="float">
            <text:p>0,879113978474651</text:p>
          </table:table-cell>
        </table:table-row>
        <table:table-row table:style-name="ro1">
          <table:table-cell office:value-type="float" office:value="1.07499999999969" calcext:value-type="float">
            <text:p>1,07499999999969</text:p>
          </table:table-cell>
          <table:table-cell table:formula="of:=SIN([.A3077])" office:value-type="float" office:value="0.879590150433643" calcext:value-type="float">
            <text:p>0,879590150433643</text:p>
          </table:table-cell>
        </table:table-row>
        <table:table-row table:style-name="ro1">
          <table:table-cell office:value-type="float" office:value="1.07599999999969" calcext:value-type="float">
            <text:p>1,07599999999969</text:p>
          </table:table-cell>
          <table:table-cell table:formula="of:=SIN([.A3078])" office:value-type="float" office:value="0.880065442802558" calcext:value-type="float">
            <text:p>0,880065442802558</text:p>
          </table:table-cell>
        </table:table-row>
        <table:table-row table:style-name="ro1">
          <table:table-cell office:value-type="float" office:value="1.07699999999969" calcext:value-type="float">
            <text:p>1,07699999999969</text:p>
          </table:table-cell>
          <table:table-cell table:formula="of:=SIN([.A3079])" office:value-type="float" office:value="0.880539855106103" calcext:value-type="float">
            <text:p>0,880539855106103</text:p>
          </table:table-cell>
        </table:table-row>
        <table:table-row table:style-name="ro1">
          <table:table-cell office:value-type="float" office:value="1.07799999999969" calcext:value-type="float">
            <text:p>1,07799999999969</text:p>
          </table:table-cell>
          <table:table-cell table:formula="of:=SIN([.A3080])" office:value-type="float" office:value="0.881013386869866" calcext:value-type="float">
            <text:p>0,881013386869866</text:p>
          </table:table-cell>
        </table:table-row>
        <table:table-row table:style-name="ro1">
          <table:table-cell office:value-type="float" office:value="1.07899999999969" calcext:value-type="float">
            <text:p>1,07899999999969</text:p>
          </table:table-cell>
          <table:table-cell table:formula="of:=SIN([.A3081])" office:value-type="float" office:value="0.881486037620316" calcext:value-type="float">
            <text:p>0,881486037620316</text:p>
          </table:table-cell>
        </table:table-row>
        <table:table-row table:style-name="ro1">
          <table:table-cell office:value-type="float" office:value="1.07999999999969" calcext:value-type="float">
            <text:p>1,07999999999969</text:p>
          </table:table-cell>
          <table:table-cell table:formula="of:=SIN([.A3082])" office:value-type="float" office:value="0.881957806884802" calcext:value-type="float">
            <text:p>0,881957806884802</text:p>
          </table:table-cell>
        </table:table-row>
        <table:table-row table:style-name="ro1">
          <table:table-cell office:value-type="float" office:value="1.08099999999969" calcext:value-type="float">
            <text:p>1,08099999999969</text:p>
          </table:table-cell>
          <table:table-cell table:formula="of:=SIN([.A3083])" office:value-type="float" office:value="0.882428694191555" calcext:value-type="float">
            <text:p>0,882428694191555</text:p>
          </table:table-cell>
        </table:table-row>
        <table:table-row table:style-name="ro1">
          <table:table-cell office:value-type="float" office:value="1.08199999999969" calcext:value-type="float">
            <text:p>1,08199999999969</text:p>
          </table:table-cell>
          <table:table-cell table:formula="of:=SIN([.A3084])" office:value-type="float" office:value="0.882898699069687" calcext:value-type="float">
            <text:p>0,882898699069687</text:p>
          </table:table-cell>
        </table:table-row>
        <table:table-row table:style-name="ro1">
          <table:table-cell office:value-type="float" office:value="1.08299999999969" calcext:value-type="float">
            <text:p>1,08299999999969</text:p>
          </table:table-cell>
          <table:table-cell table:formula="of:=SIN([.A3085])" office:value-type="float" office:value="0.883367821049193" calcext:value-type="float">
            <text:p>0,883367821049193</text:p>
          </table:table-cell>
        </table:table-row>
        <table:table-row table:style-name="ro1">
          <table:table-cell office:value-type="float" office:value="1.08399999999969" calcext:value-type="float">
            <text:p>1,08399999999969</text:p>
          </table:table-cell>
          <table:table-cell table:formula="of:=SIN([.A3086])" office:value-type="float" office:value="0.883836059660952" calcext:value-type="float">
            <text:p>0,883836059660952</text:p>
          </table:table-cell>
        </table:table-row>
        <table:table-row table:style-name="ro1">
          <table:table-cell office:value-type="float" office:value="1.08499999999969" calcext:value-type="float">
            <text:p>1,08499999999969</text:p>
          </table:table-cell>
          <table:table-cell table:formula="of:=SIN([.A3087])" office:value-type="float" office:value="0.884303414436725" calcext:value-type="float">
            <text:p>0,884303414436725</text:p>
          </table:table-cell>
        </table:table-row>
        <table:table-row table:style-name="ro1">
          <table:table-cell office:value-type="float" office:value="1.08599999999969" calcext:value-type="float">
            <text:p>1,08599999999969</text:p>
          </table:table-cell>
          <table:table-cell table:formula="of:=SIN([.A3088])" office:value-type="float" office:value="0.884769884909157" calcext:value-type="float">
            <text:p>0,884769884909157</text:p>
          </table:table-cell>
        </table:table-row>
        <table:table-row table:style-name="ro1">
          <table:table-cell office:value-type="float" office:value="1.08699999999969" calcext:value-type="float">
            <text:p>1,08699999999969</text:p>
          </table:table-cell>
          <table:table-cell table:formula="of:=SIN([.A3089])" office:value-type="float" office:value="0.885235470611778" calcext:value-type="float">
            <text:p>0,885235470611778</text:p>
          </table:table-cell>
        </table:table-row>
        <table:table-row table:style-name="ro1">
          <table:table-cell office:value-type="float" office:value="1.08799999999969" calcext:value-type="float">
            <text:p>1,08799999999969</text:p>
          </table:table-cell>
          <table:table-cell table:formula="of:=SIN([.A3090])" office:value-type="float" office:value="0.885700171079002" calcext:value-type="float">
            <text:p>0,885700171079002</text:p>
          </table:table-cell>
        </table:table-row>
        <table:table-row table:style-name="ro1">
          <table:table-cell office:value-type="float" office:value="1.08899999999969" calcext:value-type="float">
            <text:p>1,08899999999969</text:p>
          </table:table-cell>
          <table:table-cell table:formula="of:=SIN([.A3091])" office:value-type="float" office:value="0.88616398584613" calcext:value-type="float">
            <text:p>0,88616398584613</text:p>
          </table:table-cell>
        </table:table-row>
        <table:table-row table:style-name="ro1">
          <table:table-cell office:value-type="float" office:value="1.08999999999969" calcext:value-type="float">
            <text:p>1,08999999999969</text:p>
          </table:table-cell>
          <table:table-cell table:formula="of:=SIN([.A3092])" office:value-type="float" office:value="0.886626914449344" calcext:value-type="float">
            <text:p>0,886626914449344</text:p>
          </table:table-cell>
        </table:table-row>
        <table:table-row table:style-name="ro1">
          <table:table-cell office:value-type="float" office:value="1.09099999999969" calcext:value-type="float">
            <text:p>1,09099999999969</text:p>
          </table:table-cell>
          <table:table-cell table:formula="of:=SIN([.A3093])" office:value-type="float" office:value="0.887088956425719" calcext:value-type="float">
            <text:p>0,887088956425719</text:p>
          </table:table-cell>
        </table:table-row>
        <table:table-row table:style-name="ro1">
          <table:table-cell office:value-type="float" office:value="1.09199999999969" calcext:value-type="float">
            <text:p>1,09199999999969</text:p>
          </table:table-cell>
          <table:table-cell table:formula="of:=SIN([.A3094])" office:value-type="float" office:value="0.887550111313211" calcext:value-type="float">
            <text:p>0,887550111313211</text:p>
          </table:table-cell>
        </table:table-row>
        <table:table-row table:style-name="ro1">
          <table:table-cell office:value-type="float" office:value="1.09299999999969" calcext:value-type="float">
            <text:p>1,09299999999969</text:p>
          </table:table-cell>
          <table:table-cell table:formula="of:=SIN([.A3095])" office:value-type="float" office:value="0.888010378650665" calcext:value-type="float">
            <text:p>0,888010378650665</text:p>
          </table:table-cell>
        </table:table-row>
        <table:table-row table:style-name="ro1">
          <table:table-cell office:value-type="float" office:value="1.09399999999969" calcext:value-type="float">
            <text:p>1,09399999999969</text:p>
          </table:table-cell>
          <table:table-cell table:formula="of:=SIN([.A3096])" office:value-type="float" office:value="0.888469757977815" calcext:value-type="float">
            <text:p>0,888469757977815</text:p>
          </table:table-cell>
        </table:table-row>
        <table:table-row table:style-name="ro1">
          <table:table-cell office:value-type="float" office:value="1.09499999999969" calcext:value-type="float">
            <text:p>1,09499999999969</text:p>
          </table:table-cell>
          <table:table-cell table:formula="of:=SIN([.A3097])" office:value-type="float" office:value="0.888928248835281" calcext:value-type="float">
            <text:p>0,888928248835281</text:p>
          </table:table-cell>
        </table:table-row>
        <table:table-row table:style-name="ro1">
          <table:table-cell office:value-type="float" office:value="1.09599999999969" calcext:value-type="float">
            <text:p>1,09599999999969</text:p>
          </table:table-cell>
          <table:table-cell table:formula="of:=SIN([.A3098])" office:value-type="float" office:value="0.889385850764572" calcext:value-type="float">
            <text:p>0,889385850764572</text:p>
          </table:table-cell>
        </table:table-row>
        <table:table-row table:style-name="ro1">
          <table:table-cell office:value-type="float" office:value="1.09699999999969" calcext:value-type="float">
            <text:p>1,09699999999969</text:p>
          </table:table-cell>
          <table:table-cell table:formula="of:=SIN([.A3099])" office:value-type="float" office:value="0.889842563308087" calcext:value-type="float">
            <text:p>0,889842563308087</text:p>
          </table:table-cell>
        </table:table-row>
        <table:table-row table:style-name="ro1">
          <table:table-cell office:value-type="float" office:value="1.09799999999969" calcext:value-type="float">
            <text:p>1,09799999999969</text:p>
          </table:table-cell>
          <table:table-cell table:formula="of:=SIN([.A3100])" office:value-type="float" office:value="0.890298386009112" calcext:value-type="float">
            <text:p>0,890298386009112</text:p>
          </table:table-cell>
        </table:table-row>
        <table:table-row table:style-name="ro1">
          <table:table-cell office:value-type="float" office:value="1.09899999999969" calcext:value-type="float">
            <text:p>1,09899999999969</text:p>
          </table:table-cell>
          <table:table-cell table:formula="of:=SIN([.A3101])" office:value-type="float" office:value="0.890753318411825" calcext:value-type="float">
            <text:p>0,890753318411825</text:p>
          </table:table-cell>
        </table:table-row>
        <table:table-row table:style-name="ro1">
          <table:table-cell office:value-type="float" office:value="1.09999999999969" calcext:value-type="float">
            <text:p>1,09999999999969</text:p>
          </table:table-cell>
          <table:table-cell table:formula="of:=SIN([.A3102])" office:value-type="float" office:value="0.891207360061295" calcext:value-type="float">
            <text:p>0,891207360061295</text:p>
          </table:table-cell>
        </table:table-row>
        <table:table-row table:style-name="ro1">
          <table:table-cell office:value-type="float" office:value="1.10099999999969" calcext:value-type="float">
            <text:p>1,10099999999969</text:p>
          </table:table-cell>
          <table:table-cell table:formula="of:=SIN([.A3103])" office:value-type="float" office:value="0.891660510503478" calcext:value-type="float">
            <text:p>0,891660510503478</text:p>
          </table:table-cell>
        </table:table-row>
        <table:table-row table:style-name="ro1">
          <table:table-cell office:value-type="float" office:value="1.10199999999969" calcext:value-type="float">
            <text:p>1,10199999999969</text:p>
          </table:table-cell>
          <table:table-cell table:formula="of:=SIN([.A3104])" office:value-type="float" office:value="0.892112769285226" calcext:value-type="float">
            <text:p>0,892112769285226</text:p>
          </table:table-cell>
        </table:table-row>
        <table:table-row table:style-name="ro1">
          <table:table-cell office:value-type="float" office:value="1.10299999999969" calcext:value-type="float">
            <text:p>1,10299999999969</text:p>
          </table:table-cell>
          <table:table-cell table:formula="of:=SIN([.A3105])" office:value-type="float" office:value="0.892564135954278" calcext:value-type="float">
            <text:p>0,892564135954278</text:p>
          </table:table-cell>
        </table:table-row>
        <table:table-row table:style-name="ro1">
          <table:table-cell office:value-type="float" office:value="1.10399999999969" calcext:value-type="float">
            <text:p>1,10399999999969</text:p>
          </table:table-cell>
          <table:table-cell table:formula="of:=SIN([.A3106])" office:value-type="float" office:value="0.893014610059269" calcext:value-type="float">
            <text:p>0,893014610059269</text:p>
          </table:table-cell>
        </table:table-row>
        <table:table-row table:style-name="ro1">
          <table:table-cell office:value-type="float" office:value="1.10499999999969" calcext:value-type="float">
            <text:p>1,10499999999969</text:p>
          </table:table-cell>
          <table:table-cell table:formula="of:=SIN([.A3107])" office:value-type="float" office:value="0.893464191149724" calcext:value-type="float">
            <text:p>0,893464191149724</text:p>
          </table:table-cell>
        </table:table-row>
        <table:table-row table:style-name="ro1">
          <table:table-cell office:value-type="float" office:value="1.10599999999969" calcext:value-type="float">
            <text:p>1,10599999999969</text:p>
          </table:table-cell>
          <table:table-cell table:formula="of:=SIN([.A3108])" office:value-type="float" office:value="0.893912878776063" calcext:value-type="float">
            <text:p>0,893912878776063</text:p>
          </table:table-cell>
        </table:table-row>
        <table:table-row table:style-name="ro1">
          <table:table-cell office:value-type="float" office:value="1.10699999999969" calcext:value-type="float">
            <text:p>1,10699999999969</text:p>
          </table:table-cell>
          <table:table-cell table:formula="of:=SIN([.A3109])" office:value-type="float" office:value="0.894360672489597" calcext:value-type="float">
            <text:p>0,894360672489597</text:p>
          </table:table-cell>
        </table:table-row>
        <table:table-row table:style-name="ro1">
          <table:table-cell office:value-type="float" office:value="1.10799999999969" calcext:value-type="float">
            <text:p>1,10799999999969</text:p>
          </table:table-cell>
          <table:table-cell table:formula="of:=SIN([.A3110])" office:value-type="float" office:value="0.894807571842533" calcext:value-type="float">
            <text:p>0,894807571842533</text:p>
          </table:table-cell>
        </table:table-row>
        <table:table-row table:style-name="ro1">
          <table:table-cell office:value-type="float" office:value="1.10899999999969" calcext:value-type="float">
            <text:p>1,10899999999969</text:p>
          </table:table-cell>
          <table:table-cell table:formula="of:=SIN([.A3111])" office:value-type="float" office:value="0.895253576387972" calcext:value-type="float">
            <text:p>0,895253576387972</text:p>
          </table:table-cell>
        </table:table-row>
        <table:table-row table:style-name="ro1">
          <table:table-cell office:value-type="float" office:value="1.10999999999969" calcext:value-type="float">
            <text:p>1,10999999999969</text:p>
          </table:table-cell>
          <table:table-cell table:formula="of:=SIN([.A3112])" office:value-type="float" office:value="0.895698685679909" calcext:value-type="float">
            <text:p>0,895698685679909</text:p>
          </table:table-cell>
        </table:table-row>
        <table:table-row table:style-name="ro1">
          <table:table-cell office:value-type="float" office:value="1.11099999999969" calcext:value-type="float">
            <text:p>1,11099999999969</text:p>
          </table:table-cell>
          <table:table-cell table:formula="of:=SIN([.A3113])" office:value-type="float" office:value="0.896142899273236" calcext:value-type="float">
            <text:p>0,896142899273236</text:p>
          </table:table-cell>
        </table:table-row>
        <table:table-row table:style-name="ro1">
          <table:table-cell office:value-type="float" office:value="1.11199999999969" calcext:value-type="float">
            <text:p>1,11199999999969</text:p>
          </table:table-cell>
          <table:table-cell table:formula="of:=SIN([.A3114])" office:value-type="float" office:value="0.896586216723737" calcext:value-type="float">
            <text:p>0,896586216723737</text:p>
          </table:table-cell>
        </table:table-row>
        <table:table-row table:style-name="ro1">
          <table:table-cell office:value-type="float" office:value="1.11299999999969" calcext:value-type="float">
            <text:p>1,11299999999969</text:p>
          </table:table-cell>
          <table:table-cell table:formula="of:=SIN([.A3115])" office:value-type="float" office:value="0.897028637588097" calcext:value-type="float">
            <text:p>0,897028637588097</text:p>
          </table:table-cell>
        </table:table-row>
        <table:table-row table:style-name="ro1">
          <table:table-cell office:value-type="float" office:value="1.11399999999969" calcext:value-type="float">
            <text:p>1,11399999999969</text:p>
          </table:table-cell>
          <table:table-cell table:formula="of:=SIN([.A3116])" office:value-type="float" office:value="0.897470161423893" calcext:value-type="float">
            <text:p>0,897470161423893</text:p>
          </table:table-cell>
        </table:table-row>
        <table:table-row table:style-name="ro1">
          <table:table-cell office:value-type="float" office:value="1.11499999999969" calcext:value-type="float">
            <text:p>1,11499999999969</text:p>
          </table:table-cell>
          <table:table-cell table:formula="of:=SIN([.A3117])" office:value-type="float" office:value="0.897910787789603" calcext:value-type="float">
            <text:p>0,897910787789603</text:p>
          </table:table-cell>
        </table:table-row>
        <table:table-row table:style-name="ro1">
          <table:table-cell office:value-type="float" office:value="1.11599999999969" calcext:value-type="float">
            <text:p>1,11599999999969</text:p>
          </table:table-cell>
          <table:table-cell table:formula="of:=SIN([.A3118])" office:value-type="float" office:value="0.898350516244601" calcext:value-type="float">
            <text:p>0,898350516244601</text:p>
          </table:table-cell>
        </table:table-row>
        <table:table-row table:style-name="ro1">
          <table:table-cell office:value-type="float" office:value="1.11699999999969" calcext:value-type="float">
            <text:p>1,11699999999969</text:p>
          </table:table-cell>
          <table:table-cell table:formula="of:=SIN([.A3119])" office:value-type="float" office:value="0.898789346349157" calcext:value-type="float">
            <text:p>0,898789346349157</text:p>
          </table:table-cell>
        </table:table-row>
        <table:table-row table:style-name="ro1">
          <table:table-cell office:value-type="float" office:value="1.11799999999969" calcext:value-type="float">
            <text:p>1,11799999999969</text:p>
          </table:table-cell>
          <table:table-cell table:formula="of:=SIN([.A3120])" office:value-type="float" office:value="0.899227277664441" calcext:value-type="float">
            <text:p>0,899227277664441</text:p>
          </table:table-cell>
        </table:table-row>
        <table:table-row table:style-name="ro1">
          <table:table-cell office:value-type="float" office:value="1.11899999999969" calcext:value-type="float">
            <text:p>1,11899999999969</text:p>
          </table:table-cell>
          <table:table-cell table:formula="of:=SIN([.A3121])" office:value-type="float" office:value="0.899664309752522" calcext:value-type="float">
            <text:p>0,899664309752522</text:p>
          </table:table-cell>
        </table:table-row>
        <table:table-row table:style-name="ro1">
          <table:table-cell office:value-type="float" office:value="1.11999999999969" calcext:value-type="float">
            <text:p>1,11999999999969</text:p>
          </table:table-cell>
          <table:table-cell table:formula="of:=SIN([.A3122])" office:value-type="float" office:value="0.900100442176369" calcext:value-type="float">
            <text:p>0,900100442176369</text:p>
          </table:table-cell>
        </table:table-row>
        <table:table-row table:style-name="ro1">
          <table:table-cell office:value-type="float" office:value="1.12099999999969" calcext:value-type="float">
            <text:p>1,12099999999969</text:p>
          </table:table-cell>
          <table:table-cell table:formula="of:=SIN([.A3123])" office:value-type="float" office:value="0.900535674499849" calcext:value-type="float">
            <text:p>0,900535674499849</text:p>
          </table:table-cell>
        </table:table-row>
        <table:table-row table:style-name="ro1">
          <table:table-cell office:value-type="float" office:value="1.12199999999969" calcext:value-type="float">
            <text:p>1,12199999999969</text:p>
          </table:table-cell>
          <table:table-cell table:formula="of:=SIN([.A3124])" office:value-type="float" office:value="0.900970006287729" calcext:value-type="float">
            <text:p>0,900970006287729</text:p>
          </table:table-cell>
        </table:table-row>
        <table:table-row table:style-name="ro1">
          <table:table-cell office:value-type="float" office:value="1.12299999999969" calcext:value-type="float">
            <text:p>1,12299999999969</text:p>
          </table:table-cell>
          <table:table-cell table:formula="of:=SIN([.A3125])" office:value-type="float" office:value="0.901403437105678" calcext:value-type="float">
            <text:p>0,901403437105678</text:p>
          </table:table-cell>
        </table:table-row>
        <table:table-row table:style-name="ro1">
          <table:table-cell office:value-type="float" office:value="1.12399999999969" calcext:value-type="float">
            <text:p>1,12399999999969</text:p>
          </table:table-cell>
          <table:table-cell table:formula="of:=SIN([.A3126])" office:value-type="float" office:value="0.901835966520265" calcext:value-type="float">
            <text:p>0,901835966520265</text:p>
          </table:table-cell>
        </table:table-row>
        <table:table-row table:style-name="ro1">
          <table:table-cell office:value-type="float" office:value="1.12499999999969" calcext:value-type="float">
            <text:p>1,12499999999969</text:p>
          </table:table-cell>
          <table:table-cell table:formula="of:=SIN([.A3127])" office:value-type="float" office:value="0.90226759409896" calcext:value-type="float">
            <text:p>0,90226759409896</text:p>
          </table:table-cell>
        </table:table-row>
        <table:table-row table:style-name="ro1">
          <table:table-cell office:value-type="float" office:value="1.12599999999969" calcext:value-type="float">
            <text:p>1,12599999999969</text:p>
          </table:table-cell>
          <table:table-cell table:formula="of:=SIN([.A3128])" office:value-type="float" office:value="0.902698319410137" calcext:value-type="float">
            <text:p>0,902698319410137</text:p>
          </table:table-cell>
        </table:table-row>
        <table:table-row table:style-name="ro1">
          <table:table-cell office:value-type="float" office:value="1.12699999999969" calcext:value-type="float">
            <text:p>1,12699999999969</text:p>
          </table:table-cell>
          <table:table-cell table:formula="of:=SIN([.A3129])" office:value-type="float" office:value="0.90312814202307" calcext:value-type="float">
            <text:p>0,90312814202307</text:p>
          </table:table-cell>
        </table:table-row>
        <table:table-row table:style-name="ro1">
          <table:table-cell office:value-type="float" office:value="1.12799999999969" calcext:value-type="float">
            <text:p>1,12799999999969</text:p>
          </table:table-cell>
          <table:table-cell table:formula="of:=SIN([.A3130])" office:value-type="float" office:value="0.903557061507935" calcext:value-type="float">
            <text:p>0,903557061507935</text:p>
          </table:table-cell>
        </table:table-row>
        <table:table-row table:style-name="ro1">
          <table:table-cell office:value-type="float" office:value="1.12899999999969" calcext:value-type="float">
            <text:p>1,12899999999969</text:p>
          </table:table-cell>
          <table:table-cell table:formula="of:=SIN([.A3131])" office:value-type="float" office:value="0.903985077435815" calcext:value-type="float">
            <text:p>0,903985077435815</text:p>
          </table:table-cell>
        </table:table-row>
        <table:table-row table:style-name="ro1">
          <table:table-cell office:value-type="float" office:value="1.12999999999969" calcext:value-type="float">
            <text:p>1,12999999999969</text:p>
          </table:table-cell>
          <table:table-cell table:formula="of:=SIN([.A3132])" office:value-type="float" office:value="0.904412189378692" calcext:value-type="float">
            <text:p>0,904412189378692</text:p>
          </table:table-cell>
        </table:table-row>
        <table:table-row table:style-name="ro1">
          <table:table-cell office:value-type="float" office:value="1.13099999999969" calcext:value-type="float">
            <text:p>1,13099999999969</text:p>
          </table:table-cell>
          <table:table-cell table:formula="of:=SIN([.A3133])" office:value-type="float" office:value="0.904838396909456" calcext:value-type="float">
            <text:p>0,904838396909456</text:p>
          </table:table-cell>
        </table:table-row>
        <table:table-row table:style-name="ro1">
          <table:table-cell office:value-type="float" office:value="1.13199999999969" calcext:value-type="float">
            <text:p>1,13199999999969</text:p>
          </table:table-cell>
          <table:table-cell table:formula="of:=SIN([.A3134])" office:value-type="float" office:value="0.905263699601898" calcext:value-type="float">
            <text:p>0,905263699601898</text:p>
          </table:table-cell>
        </table:table-row>
        <table:table-row table:style-name="ro1">
          <table:table-cell office:value-type="float" office:value="1.13299999999969" calcext:value-type="float">
            <text:p>1,13299999999969</text:p>
          </table:table-cell>
          <table:table-cell table:formula="of:=SIN([.A3135])" office:value-type="float" office:value="0.905688097030716" calcext:value-type="float">
            <text:p>0,905688097030716</text:p>
          </table:table-cell>
        </table:table-row>
        <table:table-row table:style-name="ro1">
          <table:table-cell office:value-type="float" office:value="1.13399999999969" calcext:value-type="float">
            <text:p>1,13399999999969</text:p>
          </table:table-cell>
          <table:table-cell table:formula="of:=SIN([.A3136])" office:value-type="float" office:value="0.906111588771512" calcext:value-type="float">
            <text:p>0,906111588771512</text:p>
          </table:table-cell>
        </table:table-row>
        <table:table-row table:style-name="ro1">
          <table:table-cell office:value-type="float" office:value="1.13499999999969" calcext:value-type="float">
            <text:p>1,13499999999969</text:p>
          </table:table-cell>
          <table:table-cell table:formula="of:=SIN([.A3137])" office:value-type="float" office:value="0.906534174400795" calcext:value-type="float">
            <text:p>0,906534174400795</text:p>
          </table:table-cell>
        </table:table-row>
        <table:table-row table:style-name="ro1">
          <table:table-cell office:value-type="float" office:value="1.13599999999969" calcext:value-type="float">
            <text:p>1,13599999999969</text:p>
          </table:table-cell>
          <table:table-cell table:formula="of:=SIN([.A3138])" office:value-type="float" office:value="0.906955853495979" calcext:value-type="float">
            <text:p>0,906955853495979</text:p>
          </table:table-cell>
        </table:table-row>
        <table:table-row table:style-name="ro1">
          <table:table-cell office:value-type="float" office:value="1.13699999999969" calcext:value-type="float">
            <text:p>1,13699999999969</text:p>
          </table:table-cell>
          <table:table-cell table:formula="of:=SIN([.A3139])" office:value-type="float" office:value="0.907376625635385" calcext:value-type="float">
            <text:p>0,907376625635385</text:p>
          </table:table-cell>
        </table:table-row>
        <table:table-row table:style-name="ro1">
          <table:table-cell office:value-type="float" office:value="1.13799999999969" calcext:value-type="float">
            <text:p>1,13799999999969</text:p>
          </table:table-cell>
          <table:table-cell table:formula="of:=SIN([.A3140])" office:value-type="float" office:value="0.907796490398241" calcext:value-type="float">
            <text:p>0,907796490398241</text:p>
          </table:table-cell>
        </table:table-row>
        <table:table-row table:style-name="ro1">
          <table:table-cell office:value-type="float" office:value="1.13899999999969" calcext:value-type="float">
            <text:p>1,13899999999969</text:p>
          </table:table-cell>
          <table:table-cell table:formula="of:=SIN([.A3141])" office:value-type="float" office:value="0.908215447364682" calcext:value-type="float">
            <text:p>0,908215447364682</text:p>
          </table:table-cell>
        </table:table-row>
        <table:table-row table:style-name="ro1">
          <table:table-cell office:value-type="float" office:value="1.13999999999969" calcext:value-type="float">
            <text:p>1,13999999999969</text:p>
          </table:table-cell>
          <table:table-cell table:formula="of:=SIN([.A3142])" office:value-type="float" office:value="0.908633496115752" calcext:value-type="float">
            <text:p>0,908633496115752</text:p>
          </table:table-cell>
        </table:table-row>
        <table:table-row table:style-name="ro1">
          <table:table-cell office:value-type="float" office:value="1.14099999999969" calcext:value-type="float">
            <text:p>1,14099999999969</text:p>
          </table:table-cell>
          <table:table-cell table:formula="of:=SIN([.A3143])" office:value-type="float" office:value="0.909050636233402" calcext:value-type="float">
            <text:p>0,909050636233402</text:p>
          </table:table-cell>
        </table:table-row>
        <table:table-row table:style-name="ro1">
          <table:table-cell office:value-type="float" office:value="1.14199999999969" calcext:value-type="float">
            <text:p>1,14199999999969</text:p>
          </table:table-cell>
          <table:table-cell table:formula="of:=SIN([.A3144])" office:value-type="float" office:value="0.90946686730049" calcext:value-type="float">
            <text:p>0,90946686730049</text:p>
          </table:table-cell>
        </table:table-row>
        <table:table-row table:style-name="ro1">
          <table:table-cell office:value-type="float" office:value="1.14299999999969" calcext:value-type="float">
            <text:p>1,14299999999969</text:p>
          </table:table-cell>
          <table:table-cell table:formula="of:=SIN([.A3145])" office:value-type="float" office:value="0.909882188900788" calcext:value-type="float">
            <text:p>0,909882188900788</text:p>
          </table:table-cell>
        </table:table-row>
        <table:table-row table:style-name="ro1">
          <table:table-cell office:value-type="float" office:value="1.14399999999969" calcext:value-type="float">
            <text:p>1,14399999999969</text:p>
          </table:table-cell>
          <table:table-cell table:formula="of:=SIN([.A3146])" office:value-type="float" office:value="0.910296600618972" calcext:value-type="float">
            <text:p>0,910296600618972</text:p>
          </table:table-cell>
        </table:table-row>
        <table:table-row table:style-name="ro1">
          <table:table-cell office:value-type="float" office:value="1.14499999999969" calcext:value-type="float">
            <text:p>1,14499999999969</text:p>
          </table:table-cell>
          <table:table-cell table:formula="of:=SIN([.A3147])" office:value-type="float" office:value="0.910710102040631" calcext:value-type="float">
            <text:p>0,910710102040631</text:p>
          </table:table-cell>
        </table:table-row>
        <table:table-row table:style-name="ro1">
          <table:table-cell office:value-type="float" office:value="1.14599999999969" calcext:value-type="float">
            <text:p>1,14599999999969</text:p>
          </table:table-cell>
          <table:table-cell table:formula="of:=SIN([.A3148])" office:value-type="float" office:value="0.911122692752265" calcext:value-type="float">
            <text:p>0,911122692752265</text:p>
          </table:table-cell>
        </table:table-row>
        <table:table-row table:style-name="ro1">
          <table:table-cell office:value-type="float" office:value="1.14699999999969" calcext:value-type="float">
            <text:p>1,14699999999969</text:p>
          </table:table-cell>
          <table:table-cell table:formula="of:=SIN([.A3149])" office:value-type="float" office:value="0.911534372341281" calcext:value-type="float">
            <text:p>0,911534372341281</text:p>
          </table:table-cell>
        </table:table-row>
        <table:table-row table:style-name="ro1">
          <table:table-cell office:value-type="float" office:value="1.14799999999969" calcext:value-type="float">
            <text:p>1,14799999999969</text:p>
          </table:table-cell>
          <table:table-cell table:formula="of:=SIN([.A3150])" office:value-type="float" office:value="0.911945140396001" calcext:value-type="float">
            <text:p>0,911945140396001</text:p>
          </table:table-cell>
        </table:table-row>
        <table:table-row table:style-name="ro1">
          <table:table-cell office:value-type="float" office:value="1.14899999999969" calcext:value-type="float">
            <text:p>1,14899999999969</text:p>
          </table:table-cell>
          <table:table-cell table:formula="of:=SIN([.A3151])" office:value-type="float" office:value="0.912354996505657" calcext:value-type="float">
            <text:p>0,912354996505657</text:p>
          </table:table-cell>
        </table:table-row>
        <table:table-row table:style-name="ro1">
          <table:table-cell office:value-type="float" office:value="1.14999999999969" calcext:value-type="float">
            <text:p>1,14999999999969</text:p>
          </table:table-cell>
          <table:table-cell table:formula="of:=SIN([.A3152])" office:value-type="float" office:value="0.912763940260392" calcext:value-type="float">
            <text:p>0,912763940260392</text:p>
          </table:table-cell>
        </table:table-row>
        <table:table-row table:style-name="ro1">
          <table:table-cell office:value-type="float" office:value="1.15099999999969" calcext:value-type="float">
            <text:p>1,15099999999969</text:p>
          </table:table-cell>
          <table:table-cell table:formula="of:=SIN([.A3153])" office:value-type="float" office:value="0.913171971251263" calcext:value-type="float">
            <text:p>0,913171971251263</text:p>
          </table:table-cell>
        </table:table-row>
        <table:table-row table:style-name="ro1">
          <table:table-cell office:value-type="float" office:value="1.15199999999968" calcext:value-type="float">
            <text:p>1,15199999999968</text:p>
          </table:table-cell>
          <table:table-cell table:formula="of:=SIN([.A3154])" office:value-type="float" office:value="0.913579089070239" calcext:value-type="float">
            <text:p>0,913579089070239</text:p>
          </table:table-cell>
        </table:table-row>
        <table:table-row table:style-name="ro1">
          <table:table-cell office:value-type="float" office:value="1.15299999999968" calcext:value-type="float">
            <text:p>1,15299999999968</text:p>
          </table:table-cell>
          <table:table-cell table:formula="of:=SIN([.A3155])" office:value-type="float" office:value="0.913985293310202" calcext:value-type="float">
            <text:p>0,913985293310202</text:p>
          </table:table-cell>
        </table:table-row>
        <table:table-row table:style-name="ro1">
          <table:table-cell office:value-type="float" office:value="1.15399999999968" calcext:value-type="float">
            <text:p>1,15399999999968</text:p>
          </table:table-cell>
          <table:table-cell table:formula="of:=SIN([.A3156])" office:value-type="float" office:value="0.914390583564948" calcext:value-type="float">
            <text:p>0,914390583564948</text:p>
          </table:table-cell>
        </table:table-row>
        <table:table-row table:style-name="ro1">
          <table:table-cell office:value-type="float" office:value="1.15499999999968" calcext:value-type="float">
            <text:p>1,15499999999968</text:p>
          </table:table-cell>
          <table:table-cell table:formula="of:=SIN([.A3157])" office:value-type="float" office:value="0.914794959429187" calcext:value-type="float">
            <text:p>0,914794959429187</text:p>
          </table:table-cell>
        </table:table-row>
        <table:table-row table:style-name="ro1">
          <table:table-cell office:value-type="float" office:value="1.15599999999968" calcext:value-type="float">
            <text:p>1,15599999999968</text:p>
          </table:table-cell>
          <table:table-cell table:formula="of:=SIN([.A3158])" office:value-type="float" office:value="0.915198420498542" calcext:value-type="float">
            <text:p>0,915198420498542</text:p>
          </table:table-cell>
        </table:table-row>
        <table:table-row table:style-name="ro1">
          <table:table-cell office:value-type="float" office:value="1.15699999999968" calcext:value-type="float">
            <text:p>1,15699999999968</text:p>
          </table:table-cell>
          <table:table-cell table:formula="of:=SIN([.A3159])" office:value-type="float" office:value="0.915600966369553" calcext:value-type="float">
            <text:p>0,915600966369553</text:p>
          </table:table-cell>
        </table:table-row>
        <table:table-row table:style-name="ro1">
          <table:table-cell office:value-type="float" office:value="1.15799999999968" calcext:value-type="float">
            <text:p>1,15799999999968</text:p>
          </table:table-cell>
          <table:table-cell table:formula="of:=SIN([.A3160])" office:value-type="float" office:value="0.916002596639674" calcext:value-type="float">
            <text:p>0,916002596639674</text:p>
          </table:table-cell>
        </table:table-row>
        <table:table-row table:style-name="ro1">
          <table:table-cell office:value-type="float" office:value="1.15899999999968" calcext:value-type="float">
            <text:p>1,15899999999968</text:p>
          </table:table-cell>
          <table:table-cell table:formula="of:=SIN([.A3161])" office:value-type="float" office:value="0.916403310907275" calcext:value-type="float">
            <text:p>0,916403310907275</text:p>
          </table:table-cell>
        </table:table-row>
        <table:table-row table:style-name="ro1">
          <table:table-cell office:value-type="float" office:value="1.15999999999968" calcext:value-type="float">
            <text:p>1,15999999999968</text:p>
          </table:table-cell>
          <table:table-cell table:formula="of:=SIN([.A3162])" office:value-type="float" office:value="0.916803108771641" calcext:value-type="float">
            <text:p>0,916803108771641</text:p>
          </table:table-cell>
        </table:table-row>
        <table:table-row table:style-name="ro1">
          <table:table-cell office:value-type="float" office:value="1.16099999999968" calcext:value-type="float">
            <text:p>1,16099999999968</text:p>
          </table:table-cell>
          <table:table-cell table:formula="of:=SIN([.A3163])" office:value-type="float" office:value="0.917201989832975" calcext:value-type="float">
            <text:p>0,917201989832975</text:p>
          </table:table-cell>
        </table:table-row>
        <table:table-row table:style-name="ro1">
          <table:table-cell office:value-type="float" office:value="1.16199999999968" calcext:value-type="float">
            <text:p>1,16199999999968</text:p>
          </table:table-cell>
          <table:table-cell table:formula="of:=SIN([.A3164])" office:value-type="float" office:value="0.917599953692395" calcext:value-type="float">
            <text:p>0,917599953692395</text:p>
          </table:table-cell>
        </table:table-row>
        <table:table-row table:style-name="ro1">
          <table:table-cell office:value-type="float" office:value="1.16299999999968" calcext:value-type="float">
            <text:p>1,16299999999968</text:p>
          </table:table-cell>
          <table:table-cell table:formula="of:=SIN([.A3165])" office:value-type="float" office:value="0.917996999951938" calcext:value-type="float">
            <text:p>0,917996999951938</text:p>
          </table:table-cell>
        </table:table-row>
        <table:table-row table:style-name="ro1">
          <table:table-cell office:value-type="float" office:value="1.16399999999968" calcext:value-type="float">
            <text:p>1,16399999999968</text:p>
          </table:table-cell>
          <table:table-cell table:formula="of:=SIN([.A3166])" office:value-type="float" office:value="0.918393128214558" calcext:value-type="float">
            <text:p>0,918393128214558</text:p>
          </table:table-cell>
        </table:table-row>
        <table:table-row table:style-name="ro1">
          <table:table-cell office:value-type="float" office:value="1.16499999999968" calcext:value-type="float">
            <text:p>1,16499999999968</text:p>
          </table:table-cell>
          <table:table-cell table:formula="of:=SIN([.A3167])" office:value-type="float" office:value="0.918788338084126" calcext:value-type="float">
            <text:p>0,918788338084126</text:p>
          </table:table-cell>
        </table:table-row>
        <table:table-row table:style-name="ro1">
          <table:table-cell office:value-type="float" office:value="1.16599999999968" calcext:value-type="float">
            <text:p>1,16599999999968</text:p>
          </table:table-cell>
          <table:table-cell table:formula="of:=SIN([.A3168])" office:value-type="float" office:value="0.919182629165432" calcext:value-type="float">
            <text:p>0,919182629165432</text:p>
          </table:table-cell>
        </table:table-row>
        <table:table-row table:style-name="ro1">
          <table:table-cell office:value-type="float" office:value="1.16699999999968" calcext:value-type="float">
            <text:p>1,16699999999968</text:p>
          </table:table-cell>
          <table:table-cell table:formula="of:=SIN([.A3169])" office:value-type="float" office:value="0.919576001064186" calcext:value-type="float">
            <text:p>0,919576001064186</text:p>
          </table:table-cell>
        </table:table-row>
        <table:table-row table:style-name="ro1">
          <table:table-cell office:value-type="float" office:value="1.16799999999968" calcext:value-type="float">
            <text:p>1,16799999999968</text:p>
          </table:table-cell>
          <table:table-cell table:formula="of:=SIN([.A3170])" office:value-type="float" office:value="0.919968453387016" calcext:value-type="float">
            <text:p>0,919968453387016</text:p>
          </table:table-cell>
        </table:table-row>
        <table:table-row table:style-name="ro1">
          <table:table-cell office:value-type="float" office:value="1.16899999999968" calcext:value-type="float">
            <text:p>1,16899999999968</text:p>
          </table:table-cell>
          <table:table-cell table:formula="of:=SIN([.A3171])" office:value-type="float" office:value="0.920359985741468" calcext:value-type="float">
            <text:p>0,920359985741468</text:p>
          </table:table-cell>
        </table:table-row>
        <table:table-row table:style-name="ro1">
          <table:table-cell office:value-type="float" office:value="1.16999999999968" calcext:value-type="float">
            <text:p>1,16999999999968</text:p>
          </table:table-cell>
          <table:table-cell table:formula="of:=SIN([.A3172])" office:value-type="float" office:value="0.920750597736012" calcext:value-type="float">
            <text:p>0,920750597736012</text:p>
          </table:table-cell>
        </table:table-row>
        <table:table-row table:style-name="ro1">
          <table:table-cell office:value-type="float" office:value="1.17099999999968" calcext:value-type="float">
            <text:p>1,17099999999968</text:p>
          </table:table-cell>
          <table:table-cell table:formula="of:=SIN([.A3173])" office:value-type="float" office:value="0.921140288980035" calcext:value-type="float">
            <text:p>0,921140288980035</text:p>
          </table:table-cell>
        </table:table-row>
        <table:table-row table:style-name="ro1">
          <table:table-cell office:value-type="float" office:value="1.17199999999968" calcext:value-type="float">
            <text:p>1,17199999999968</text:p>
          </table:table-cell>
          <table:table-cell table:formula="of:=SIN([.A3174])" office:value-type="float" office:value="0.921529059083845" calcext:value-type="float">
            <text:p>0,921529059083845</text:p>
          </table:table-cell>
        </table:table-row>
        <table:table-row table:style-name="ro1">
          <table:table-cell office:value-type="float" office:value="1.17299999999968" calcext:value-type="float">
            <text:p>1,17299999999968</text:p>
          </table:table-cell>
          <table:table-cell table:formula="of:=SIN([.A3175])" office:value-type="float" office:value="0.921916907658673" calcext:value-type="float">
            <text:p>0,921916907658673</text:p>
          </table:table-cell>
        </table:table-row>
        <table:table-row table:style-name="ro1">
          <table:table-cell office:value-type="float" office:value="1.17399999999968" calcext:value-type="float">
            <text:p>1,17399999999968</text:p>
          </table:table-cell>
          <table:table-cell table:formula="of:=SIN([.A3176])" office:value-type="float" office:value="0.922303834316671" calcext:value-type="float">
            <text:p>0,922303834316671</text:p>
          </table:table-cell>
        </table:table-row>
        <table:table-row table:style-name="ro1">
          <table:table-cell office:value-type="float" office:value="1.17499999999968" calcext:value-type="float">
            <text:p>1,17499999999968</text:p>
          </table:table-cell>
          <table:table-cell table:formula="of:=SIN([.A3177])" office:value-type="float" office:value="0.922689838670911" calcext:value-type="float">
            <text:p>0,922689838670911</text:p>
          </table:table-cell>
        </table:table-row>
        <table:table-row table:style-name="ro1">
          <table:table-cell office:value-type="float" office:value="1.17599999999968" calcext:value-type="float">
            <text:p>1,17599999999968</text:p>
          </table:table-cell>
          <table:table-cell table:formula="of:=SIN([.A3178])" office:value-type="float" office:value="0.923074920335389" calcext:value-type="float">
            <text:p>0,923074920335389</text:p>
          </table:table-cell>
        </table:table-row>
        <table:table-row table:style-name="ro1">
          <table:table-cell office:value-type="float" office:value="1.17699999999968" calcext:value-type="float">
            <text:p>1,17699999999968</text:p>
          </table:table-cell>
          <table:table-cell table:formula="of:=SIN([.A3179])" office:value-type="float" office:value="0.923459078925024" calcext:value-type="float">
            <text:p>0,923459078925024</text:p>
          </table:table-cell>
        </table:table-row>
        <table:table-row table:style-name="ro1">
          <table:table-cell office:value-type="float" office:value="1.17799999999968" calcext:value-type="float">
            <text:p>1,17799999999968</text:p>
          </table:table-cell>
          <table:table-cell table:formula="of:=SIN([.A3180])" office:value-type="float" office:value="0.923842314055656" calcext:value-type="float">
            <text:p>0,923842314055656</text:p>
          </table:table-cell>
        </table:table-row>
        <table:table-row table:style-name="ro1">
          <table:table-cell office:value-type="float" office:value="1.17899999999968" calcext:value-type="float">
            <text:p>1,17899999999968</text:p>
          </table:table-cell>
          <table:table-cell table:formula="of:=SIN([.A3181])" office:value-type="float" office:value="0.924224625344052" calcext:value-type="float">
            <text:p>0,924224625344052</text:p>
          </table:table-cell>
        </table:table-row>
        <table:table-row table:style-name="ro1">
          <table:table-cell office:value-type="float" office:value="1.17999999999968" calcext:value-type="float">
            <text:p>1,17999999999968</text:p>
          </table:table-cell>
          <table:table-cell table:formula="of:=SIN([.A3182])" office:value-type="float" office:value="0.924606012407899" calcext:value-type="float">
            <text:p>0,924606012407899</text:p>
          </table:table-cell>
        </table:table-row>
        <table:table-row table:style-name="ro1">
          <table:table-cell office:value-type="float" office:value="1.18099999999968" calcext:value-type="float">
            <text:p>1,18099999999968</text:p>
          </table:table-cell>
          <table:table-cell table:formula="of:=SIN([.A3183])" office:value-type="float" office:value="0.924986474865811" calcext:value-type="float">
            <text:p>0,924986474865811</text:p>
          </table:table-cell>
        </table:table-row>
        <table:table-row table:style-name="ro1">
          <table:table-cell office:value-type="float" office:value="1.18199999999968" calcext:value-type="float">
            <text:p>1,18199999999968</text:p>
          </table:table-cell>
          <table:table-cell table:formula="of:=SIN([.A3184])" office:value-type="float" office:value="0.925366012337326" calcext:value-type="float">
            <text:p>0,925366012337326</text:p>
          </table:table-cell>
        </table:table-row>
        <table:table-row table:style-name="ro1">
          <table:table-cell office:value-type="float" office:value="1.18299999999968" calcext:value-type="float">
            <text:p>1,18299999999968</text:p>
          </table:table-cell>
          <table:table-cell table:formula="of:=SIN([.A3185])" office:value-type="float" office:value="0.925744624442904" calcext:value-type="float">
            <text:p>0,925744624442904</text:p>
          </table:table-cell>
        </table:table-row>
        <table:table-row table:style-name="ro1">
          <table:table-cell office:value-type="float" office:value="1.18399999999968" calcext:value-type="float">
            <text:p>1,18399999999968</text:p>
          </table:table-cell>
          <table:table-cell table:formula="of:=SIN([.A3186])" office:value-type="float" office:value="0.926122310803936" calcext:value-type="float">
            <text:p>0,926122310803936</text:p>
          </table:table-cell>
        </table:table-row>
        <table:table-row table:style-name="ro1">
          <table:table-cell office:value-type="float" office:value="1.18499999999968" calcext:value-type="float">
            <text:p>1,18499999999968</text:p>
          </table:table-cell>
          <table:table-cell table:formula="of:=SIN([.A3187])" office:value-type="float" office:value="0.926499071042734" calcext:value-type="float">
            <text:p>0,926499071042734</text:p>
          </table:table-cell>
        </table:table-row>
        <table:table-row table:style-name="ro1">
          <table:table-cell office:value-type="float" office:value="1.18599999999968" calcext:value-type="float">
            <text:p>1,18599999999968</text:p>
          </table:table-cell>
          <table:table-cell table:formula="of:=SIN([.A3188])" office:value-type="float" office:value="0.926874904782538" calcext:value-type="float">
            <text:p>0,926874904782538</text:p>
          </table:table-cell>
        </table:table-row>
        <table:table-row table:style-name="ro1">
          <table:table-cell office:value-type="float" office:value="1.18699999999968" calcext:value-type="float">
            <text:p>1,18699999999968</text:p>
          </table:table-cell>
          <table:table-cell table:formula="of:=SIN([.A3189])" office:value-type="float" office:value="0.927249811647515" calcext:value-type="float">
            <text:p>0,927249811647515</text:p>
          </table:table-cell>
        </table:table-row>
        <table:table-row table:style-name="ro1">
          <table:table-cell office:value-type="float" office:value="1.18799999999968" calcext:value-type="float">
            <text:p>1,18799999999968</text:p>
          </table:table-cell>
          <table:table-cell table:formula="of:=SIN([.A3190])" office:value-type="float" office:value="0.927623791262757" calcext:value-type="float">
            <text:p>0,927623791262757</text:p>
          </table:table-cell>
        </table:table-row>
        <table:table-row table:style-name="ro1">
          <table:table-cell office:value-type="float" office:value="1.18899999999968" calcext:value-type="float">
            <text:p>1,18899999999968</text:p>
          </table:table-cell>
          <table:table-cell table:formula="of:=SIN([.A3191])" office:value-type="float" office:value="0.927996843254286" calcext:value-type="float">
            <text:p>0,927996843254286</text:p>
          </table:table-cell>
        </table:table-row>
        <table:table-row table:style-name="ro1">
          <table:table-cell office:value-type="float" office:value="1.18999999999968" calcext:value-type="float">
            <text:p>1,18999999999968</text:p>
          </table:table-cell>
          <table:table-cell table:formula="of:=SIN([.A3192])" office:value-type="float" office:value="0.928368967249048" calcext:value-type="float">
            <text:p>0,928368967249048</text:p>
          </table:table-cell>
        </table:table-row>
        <table:table-row table:style-name="ro1">
          <table:table-cell office:value-type="float" office:value="1.19099999999968" calcext:value-type="float">
            <text:p>1,19099999999968</text:p>
          </table:table-cell>
          <table:table-cell table:formula="of:=SIN([.A3193])" office:value-type="float" office:value="0.928740162874921" calcext:value-type="float">
            <text:p>0,928740162874921</text:p>
          </table:table-cell>
        </table:table-row>
        <table:table-row table:style-name="ro1">
          <table:table-cell office:value-type="float" office:value="1.19199999999968" calcext:value-type="float">
            <text:p>1,19199999999968</text:p>
          </table:table-cell>
          <table:table-cell table:formula="of:=SIN([.A3194])" office:value-type="float" office:value="0.929110429760708" calcext:value-type="float">
            <text:p>0,929110429760708</text:p>
          </table:table-cell>
        </table:table-row>
        <table:table-row table:style-name="ro1">
          <table:table-cell office:value-type="float" office:value="1.19299999999968" calcext:value-type="float">
            <text:p>1,19299999999968</text:p>
          </table:table-cell>
          <table:table-cell table:formula="of:=SIN([.A3195])" office:value-type="float" office:value="0.929479767536142" calcext:value-type="float">
            <text:p>0,929479767536142</text:p>
          </table:table-cell>
        </table:table-row>
        <table:table-row table:style-name="ro1">
          <table:table-cell office:value-type="float" office:value="1.19399999999968" calcext:value-type="float">
            <text:p>1,19399999999968</text:p>
          </table:table-cell>
          <table:table-cell table:formula="of:=SIN([.A3196])" office:value-type="float" office:value="0.929848175831887" calcext:value-type="float">
            <text:p>0,929848175831887</text:p>
          </table:table-cell>
        </table:table-row>
        <table:table-row table:style-name="ro1">
          <table:table-cell office:value-type="float" office:value="1.19499999999968" calcext:value-type="float">
            <text:p>1,19499999999968</text:p>
          </table:table-cell>
          <table:table-cell table:formula="of:=SIN([.A3197])" office:value-type="float" office:value="0.930215654279533" calcext:value-type="float">
            <text:p>0,930215654279533</text:p>
          </table:table-cell>
        </table:table-row>
        <table:table-row table:style-name="ro1">
          <table:table-cell office:value-type="float" office:value="1.19599999999968" calcext:value-type="float">
            <text:p>1,19599999999968</text:p>
          </table:table-cell>
          <table:table-cell table:formula="of:=SIN([.A3198])" office:value-type="float" office:value="0.930582202511603" calcext:value-type="float">
            <text:p>0,930582202511603</text:p>
          </table:table-cell>
        </table:table-row>
        <table:table-row table:style-name="ro1">
          <table:table-cell office:value-type="float" office:value="1.19699999999968" calcext:value-type="float">
            <text:p>1,19699999999968</text:p>
          </table:table-cell>
          <table:table-cell table:formula="of:=SIN([.A3199])" office:value-type="float" office:value="0.930947820161548" calcext:value-type="float">
            <text:p>0,930947820161548</text:p>
          </table:table-cell>
        </table:table-row>
        <table:table-row table:style-name="ro1">
          <table:table-cell office:value-type="float" office:value="1.19799999999968" calcext:value-type="float">
            <text:p>1,19799999999968</text:p>
          </table:table-cell>
          <table:table-cell table:formula="of:=SIN([.A3200])" office:value-type="float" office:value="0.93131250686375" calcext:value-type="float">
            <text:p>0,93131250686375</text:p>
          </table:table-cell>
        </table:table-row>
        <table:table-row table:style-name="ro1">
          <table:table-cell office:value-type="float" office:value="1.19899999999968" calcext:value-type="float">
            <text:p>1,19899999999968</text:p>
          </table:table-cell>
          <table:table-cell table:formula="of:=SIN([.A3201])" office:value-type="float" office:value="0.931676262253522" calcext:value-type="float">
            <text:p>0,931676262253522</text:p>
          </table:table-cell>
        </table:table-row>
        <table:table-row table:style-name="ro1">
          <table:table-cell office:value-type="float" office:value="1.19999999999968" calcext:value-type="float">
            <text:p>1,19999999999968</text:p>
          </table:table-cell>
          <table:table-cell table:formula="of:=SIN([.A3202])" office:value-type="float" office:value="0.93203908596711" calcext:value-type="float">
            <text:p>0,93203908596711</text:p>
          </table:table-cell>
        </table:table-row>
        <table:table-row table:style-name="ro1">
          <table:table-cell office:value-type="float" office:value="1.20099999999968" calcext:value-type="float">
            <text:p>1,20099999999968</text:p>
          </table:table-cell>
          <table:table-cell table:formula="of:=SIN([.A3203])" office:value-type="float" office:value="0.93240097764169" calcext:value-type="float">
            <text:p>0,93240097764169</text:p>
          </table:table-cell>
        </table:table-row>
        <table:table-row table:style-name="ro1">
          <table:table-cell office:value-type="float" office:value="1.20199999999968" calcext:value-type="float">
            <text:p>1,20199999999968</text:p>
          </table:table-cell>
          <table:table-cell table:formula="of:=SIN([.A3204])" office:value-type="float" office:value="0.93276193691537" calcext:value-type="float">
            <text:p>0,93276193691537</text:p>
          </table:table-cell>
        </table:table-row>
        <table:table-row table:style-name="ro1">
          <table:table-cell office:value-type="float" office:value="1.20299999999968" calcext:value-type="float">
            <text:p>1,20299999999968</text:p>
          </table:table-cell>
          <table:table-cell table:formula="of:=SIN([.A3205])" office:value-type="float" office:value="0.933121963427191" calcext:value-type="float">
            <text:p>0,933121963427191</text:p>
          </table:table-cell>
        </table:table-row>
        <table:table-row table:style-name="ro1">
          <table:table-cell office:value-type="float" office:value="1.20399999999968" calcext:value-type="float">
            <text:p>1,20399999999968</text:p>
          </table:table-cell>
          <table:table-cell table:formula="of:=SIN([.A3206])" office:value-type="float" office:value="0.933481056817126" calcext:value-type="float">
            <text:p>0,933481056817126</text:p>
          </table:table-cell>
        </table:table-row>
        <table:table-row table:style-name="ro1">
          <table:table-cell office:value-type="float" office:value="1.20499999999968" calcext:value-type="float">
            <text:p>1,20499999999968</text:p>
          </table:table-cell>
          <table:table-cell table:formula="of:=SIN([.A3207])" office:value-type="float" office:value="0.933839216726082" calcext:value-type="float">
            <text:p>0,933839216726082</text:p>
          </table:table-cell>
        </table:table-row>
        <table:table-row table:style-name="ro1">
          <table:table-cell office:value-type="float" office:value="1.20599999999968" calcext:value-type="float">
            <text:p>1,20599999999968</text:p>
          </table:table-cell>
          <table:table-cell table:formula="of:=SIN([.A3208])" office:value-type="float" office:value="0.934196442795899" calcext:value-type="float">
            <text:p>0,934196442795899</text:p>
          </table:table-cell>
        </table:table-row>
        <table:table-row table:style-name="ro1">
          <table:table-cell office:value-type="float" office:value="1.20699999999968" calcext:value-type="float">
            <text:p>1,20699999999968</text:p>
          </table:table-cell>
          <table:table-cell table:formula="of:=SIN([.A3209])" office:value-type="float" office:value="0.934552734669351" calcext:value-type="float">
            <text:p>0,934552734669351</text:p>
          </table:table-cell>
        </table:table-row>
        <table:table-row table:style-name="ro1">
          <table:table-cell office:value-type="float" office:value="1.20799999999968" calcext:value-type="float">
            <text:p>1,20799999999968</text:p>
          </table:table-cell>
          <table:table-cell table:formula="of:=SIN([.A3210])" office:value-type="float" office:value="0.934908091990147" calcext:value-type="float">
            <text:p>0,934908091990147</text:p>
          </table:table-cell>
        </table:table-row>
        <table:table-row table:style-name="ro1">
          <table:table-cell office:value-type="float" office:value="1.20899999999968" calcext:value-type="float">
            <text:p>1,20899999999968</text:p>
          </table:table-cell>
          <table:table-cell table:formula="of:=SIN([.A3211])" office:value-type="float" office:value="0.935262514402928" calcext:value-type="float">
            <text:p>0,935262514402928</text:p>
          </table:table-cell>
        </table:table-row>
        <table:table-row table:style-name="ro1">
          <table:table-cell office:value-type="float" office:value="1.20999999999968" calcext:value-type="float">
            <text:p>1,20999999999968</text:p>
          </table:table-cell>
          <table:table-cell table:formula="of:=SIN([.A3212])" office:value-type="float" office:value="0.935616001553273" calcext:value-type="float">
            <text:p>0,935616001553273</text:p>
          </table:table-cell>
        </table:table-row>
        <table:table-row table:style-name="ro1">
          <table:table-cell office:value-type="float" office:value="1.21099999999968" calcext:value-type="float">
            <text:p>1,21099999999968</text:p>
          </table:table-cell>
          <table:table-cell table:formula="of:=SIN([.A3213])" office:value-type="float" office:value="0.935968553087694" calcext:value-type="float">
            <text:p>0,935968553087694</text:p>
          </table:table-cell>
        </table:table-row>
        <table:table-row table:style-name="ro1">
          <table:table-cell office:value-type="float" office:value="1.21199999999968" calcext:value-type="float">
            <text:p>1,21199999999968</text:p>
          </table:table-cell>
          <table:table-cell table:formula="of:=SIN([.A3214])" office:value-type="float" office:value="0.93632016865364" calcext:value-type="float">
            <text:p>0,93632016865364</text:p>
          </table:table-cell>
        </table:table-row>
        <table:table-row table:style-name="ro1">
          <table:table-cell office:value-type="float" office:value="1.21299999999968" calcext:value-type="float">
            <text:p>1,21299999999968</text:p>
          </table:table-cell>
          <table:table-cell table:formula="of:=SIN([.A3215])" office:value-type="float" office:value="0.936670847899496" calcext:value-type="float">
            <text:p>0,936670847899496</text:p>
          </table:table-cell>
        </table:table-row>
        <table:table-row table:style-name="ro1">
          <table:table-cell office:value-type="float" office:value="1.21399999999968" calcext:value-type="float">
            <text:p>1,21399999999968</text:p>
          </table:table-cell>
          <table:table-cell table:formula="of:=SIN([.A3216])" office:value-type="float" office:value="0.937020590474581" calcext:value-type="float">
            <text:p>0,937020590474581</text:p>
          </table:table-cell>
        </table:table-row>
        <table:table-row table:style-name="ro1">
          <table:table-cell office:value-type="float" office:value="1.21499999999968" calcext:value-type="float">
            <text:p>1,21499999999968</text:p>
          </table:table-cell>
          <table:table-cell table:formula="of:=SIN([.A3217])" office:value-type="float" office:value="0.937369396029155" calcext:value-type="float">
            <text:p>0,937369396029155</text:p>
          </table:table-cell>
        </table:table-row>
        <table:table-row table:style-name="ro1">
          <table:table-cell office:value-type="float" office:value="1.21599999999968" calcext:value-type="float">
            <text:p>1,21599999999968</text:p>
          </table:table-cell>
          <table:table-cell table:formula="of:=SIN([.A3218])" office:value-type="float" office:value="0.93771726421441" calcext:value-type="float">
            <text:p>0,93771726421441</text:p>
          </table:table-cell>
        </table:table-row>
        <table:table-row table:style-name="ro1">
          <table:table-cell office:value-type="float" office:value="1.21699999999968" calcext:value-type="float">
            <text:p>1,21699999999968</text:p>
          </table:table-cell>
          <table:table-cell table:formula="of:=SIN([.A3219])" office:value-type="float" office:value="0.938064194682479" calcext:value-type="float">
            <text:p>0,938064194682479</text:p>
          </table:table-cell>
        </table:table-row>
        <table:table-row table:style-name="ro1">
          <table:table-cell office:value-type="float" office:value="1.21799999999968" calcext:value-type="float">
            <text:p>1,21799999999968</text:p>
          </table:table-cell>
          <table:table-cell table:formula="of:=SIN([.A3220])" office:value-type="float" office:value="0.938410187086432" calcext:value-type="float">
            <text:p>0,938410187086432</text:p>
          </table:table-cell>
        </table:table-row>
        <table:table-row table:style-name="ro1">
          <table:table-cell office:value-type="float" office:value="1.21899999999968" calcext:value-type="float">
            <text:p>1,21899999999968</text:p>
          </table:table-cell>
          <table:table-cell table:formula="of:=SIN([.A3221])" office:value-type="float" office:value="0.938755241080276" calcext:value-type="float">
            <text:p>0,938755241080276</text:p>
          </table:table-cell>
        </table:table-row>
        <table:table-row table:style-name="ro1">
          <table:table-cell office:value-type="float" office:value="1.21999999999968" calcext:value-type="float">
            <text:p>1,21999999999968</text:p>
          </table:table-cell>
          <table:table-cell table:formula="of:=SIN([.A3222])" office:value-type="float" office:value="0.939099356318957" calcext:value-type="float">
            <text:p>0,939099356318957</text:p>
          </table:table-cell>
        </table:table-row>
        <table:table-row table:style-name="ro1">
          <table:table-cell office:value-type="float" office:value="1.22099999999968" calcext:value-type="float">
            <text:p>1,22099999999968</text:p>
          </table:table-cell>
          <table:table-cell table:formula="of:=SIN([.A3223])" office:value-type="float" office:value="0.93944253245836" calcext:value-type="float">
            <text:p>0,93944253245836</text:p>
          </table:table-cell>
        </table:table-row>
        <table:table-row table:style-name="ro1">
          <table:table-cell office:value-type="float" office:value="1.22199999999968" calcext:value-type="float">
            <text:p>1,22199999999968</text:p>
          </table:table-cell>
          <table:table-cell table:formula="of:=SIN([.A3224])" office:value-type="float" office:value="0.939784769155309" calcext:value-type="float">
            <text:p>0,939784769155309</text:p>
          </table:table-cell>
        </table:table-row>
        <table:table-row table:style-name="ro1">
          <table:table-cell office:value-type="float" office:value="1.22299999999968" calcext:value-type="float">
            <text:p>1,22299999999968</text:p>
          </table:table-cell>
          <table:table-cell table:formula="of:=SIN([.A3225])" office:value-type="float" office:value="0.940126066067567" calcext:value-type="float">
            <text:p>0,940126066067567</text:p>
          </table:table-cell>
        </table:table-row>
        <table:table-row table:style-name="ro1">
          <table:table-cell office:value-type="float" office:value="1.22399999999968" calcext:value-type="float">
            <text:p>1,22399999999968</text:p>
          </table:table-cell>
          <table:table-cell table:formula="of:=SIN([.A3226])" office:value-type="float" office:value="0.940466422853837" calcext:value-type="float">
            <text:p>0,940466422853837</text:p>
          </table:table-cell>
        </table:table-row>
        <table:table-row table:style-name="ro1">
          <table:table-cell office:value-type="float" office:value="1.22499999999968" calcext:value-type="float">
            <text:p>1,22499999999968</text:p>
          </table:table-cell>
          <table:table-cell table:formula="of:=SIN([.A3227])" office:value-type="float" office:value="0.940805839173763" calcext:value-type="float">
            <text:p>0,940805839173763</text:p>
          </table:table-cell>
        </table:table-row>
        <table:table-row table:style-name="ro1">
          <table:table-cell office:value-type="float" office:value="1.22599999999968" calcext:value-type="float">
            <text:p>1,22599999999968</text:p>
          </table:table-cell>
          <table:table-cell table:formula="of:=SIN([.A3228])" office:value-type="float" office:value="0.941144314687928" calcext:value-type="float">
            <text:p>0,941144314687928</text:p>
          </table:table-cell>
        </table:table-row>
        <table:table-row table:style-name="ro1">
          <table:table-cell office:value-type="float" office:value="1.22699999999968" calcext:value-type="float">
            <text:p>1,22699999999968</text:p>
          </table:table-cell>
          <table:table-cell table:formula="of:=SIN([.A3229])" office:value-type="float" office:value="0.941481849057857" calcext:value-type="float">
            <text:p>0,941481849057857</text:p>
          </table:table-cell>
        </table:table-row>
        <table:table-row table:style-name="ro1">
          <table:table-cell office:value-type="float" office:value="1.22799999999968" calcext:value-type="float">
            <text:p>1,22799999999968</text:p>
          </table:table-cell>
          <table:table-cell table:formula="of:=SIN([.A3230])" office:value-type="float" office:value="0.941818441946015" calcext:value-type="float">
            <text:p>0,941818441946015</text:p>
          </table:table-cell>
        </table:table-row>
        <table:table-row table:style-name="ro1">
          <table:table-cell office:value-type="float" office:value="1.22899999999968" calcext:value-type="float">
            <text:p>1,22899999999968</text:p>
          </table:table-cell>
          <table:table-cell table:formula="of:=SIN([.A3231])" office:value-type="float" office:value="0.942154093015809" calcext:value-type="float">
            <text:p>0,942154093015809</text:p>
          </table:table-cell>
        </table:table-row>
        <table:table-row table:style-name="ro1">
          <table:table-cell office:value-type="float" office:value="1.22999999999968" calcext:value-type="float">
            <text:p>1,22999999999968</text:p>
          </table:table-cell>
          <table:table-cell table:formula="of:=SIN([.A3232])" office:value-type="float" office:value="0.94248880193159" calcext:value-type="float">
            <text:p>0,94248880193159</text:p>
          </table:table-cell>
        </table:table-row>
        <table:table-row table:style-name="ro1">
          <table:table-cell office:value-type="float" office:value="1.23099999999968" calcext:value-type="float">
            <text:p>1,23099999999968</text:p>
          </table:table-cell>
          <table:table-cell table:formula="of:=SIN([.A3233])" office:value-type="float" office:value="0.942822568358646" calcext:value-type="float">
            <text:p>0,942822568358646</text:p>
          </table:table-cell>
        </table:table-row>
        <table:table-row table:style-name="ro1">
          <table:table-cell office:value-type="float" office:value="1.23199999999968" calcext:value-type="float">
            <text:p>1,23199999999968</text:p>
          </table:table-cell>
          <table:table-cell table:formula="of:=SIN([.A3234])" office:value-type="float" office:value="0.943155391963213" calcext:value-type="float">
            <text:p>0,943155391963213</text:p>
          </table:table-cell>
        </table:table-row>
        <table:table-row table:style-name="ro1">
          <table:table-cell office:value-type="float" office:value="1.23299999999968" calcext:value-type="float">
            <text:p>1,23299999999968</text:p>
          </table:table-cell>
          <table:table-cell table:formula="of:=SIN([.A3235])" office:value-type="float" office:value="0.943487272412467" calcext:value-type="float">
            <text:p>0,943487272412467</text:p>
          </table:table-cell>
        </table:table-row>
        <table:table-row table:style-name="ro1">
          <table:table-cell office:value-type="float" office:value="1.23399999999968" calcext:value-type="float">
            <text:p>1,23399999999968</text:p>
          </table:table-cell>
          <table:table-cell table:formula="of:=SIN([.A3236])" office:value-type="float" office:value="0.943818209374527" calcext:value-type="float">
            <text:p>0,943818209374527</text:p>
          </table:table-cell>
        </table:table-row>
        <table:table-row table:style-name="ro1">
          <table:table-cell office:value-type="float" office:value="1.23499999999968" calcext:value-type="float">
            <text:p>1,23499999999968</text:p>
          </table:table-cell>
          <table:table-cell table:formula="of:=SIN([.A3237])" office:value-type="float" office:value="0.944148202518456" calcext:value-type="float">
            <text:p>0,944148202518456</text:p>
          </table:table-cell>
        </table:table-row>
        <table:table-row table:style-name="ro1">
          <table:table-cell office:value-type="float" office:value="1.23599999999968" calcext:value-type="float">
            <text:p>1,23599999999968</text:p>
          </table:table-cell>
          <table:table-cell table:formula="of:=SIN([.A3238])" office:value-type="float" office:value="0.944477251514261" calcext:value-type="float">
            <text:p>0,944477251514261</text:p>
          </table:table-cell>
        </table:table-row>
        <table:table-row table:style-name="ro1">
          <table:table-cell office:value-type="float" office:value="1.23699999999968" calcext:value-type="float">
            <text:p>1,23699999999968</text:p>
          </table:table-cell>
          <table:table-cell table:formula="of:=SIN([.A3239])" office:value-type="float" office:value="0.944805356032894" calcext:value-type="float">
            <text:p>0,944805356032894</text:p>
          </table:table-cell>
        </table:table-row>
        <table:table-row table:style-name="ro1">
          <table:table-cell office:value-type="float" office:value="1.23799999999968" calcext:value-type="float">
            <text:p>1,23799999999968</text:p>
          </table:table-cell>
          <table:table-cell table:formula="of:=SIN([.A3240])" office:value-type="float" office:value="0.945132515746249" calcext:value-type="float">
            <text:p>0,945132515746249</text:p>
          </table:table-cell>
        </table:table-row>
        <table:table-row table:style-name="ro1">
          <table:table-cell office:value-type="float" office:value="1.23899999999968" calcext:value-type="float">
            <text:p>1,23899999999968</text:p>
          </table:table-cell>
          <table:table-cell table:formula="of:=SIN([.A3241])" office:value-type="float" office:value="0.945458730327167" calcext:value-type="float">
            <text:p>0,945458730327167</text:p>
          </table:table-cell>
        </table:table-row>
        <table:table-row table:style-name="ro1">
          <table:table-cell office:value-type="float" office:value="1.23999999999968" calcext:value-type="float">
            <text:p>1,23999999999968</text:p>
          </table:table-cell>
          <table:table-cell table:formula="of:=SIN([.A3242])" office:value-type="float" office:value="0.945783999449434" calcext:value-type="float">
            <text:p>0,945783999449434</text:p>
          </table:table-cell>
        </table:table-row>
        <table:table-row table:style-name="ro1">
          <table:table-cell office:value-type="float" office:value="1.24099999999968" calcext:value-type="float">
            <text:p>1,24099999999968</text:p>
          </table:table-cell>
          <table:table-cell table:formula="of:=SIN([.A3243])" office:value-type="float" office:value="0.94610832278778" calcext:value-type="float">
            <text:p>0,94610832278778</text:p>
          </table:table-cell>
        </table:table-row>
        <table:table-row table:style-name="ro1">
          <table:table-cell office:value-type="float" office:value="1.24199999999968" calcext:value-type="float">
            <text:p>1,24199999999968</text:p>
          </table:table-cell>
          <table:table-cell table:formula="of:=SIN([.A3244])" office:value-type="float" office:value="0.946431700017882" calcext:value-type="float">
            <text:p>0,946431700017882</text:p>
          </table:table-cell>
        </table:table-row>
        <table:table-row table:style-name="ro1">
          <table:table-cell office:value-type="float" office:value="1.24299999999968" calcext:value-type="float">
            <text:p>1,24299999999968</text:p>
          </table:table-cell>
          <table:table-cell table:formula="of:=SIN([.A3245])" office:value-type="float" office:value="0.946754130816363" calcext:value-type="float">
            <text:p>0,946754130816363</text:p>
          </table:table-cell>
        </table:table-row>
        <table:table-row table:style-name="ro1">
          <table:table-cell office:value-type="float" office:value="1.24399999999968" calcext:value-type="float">
            <text:p>1,24399999999968</text:p>
          </table:table-cell>
          <table:table-cell table:formula="of:=SIN([.A3246])" office:value-type="float" office:value="0.947075614860792" calcext:value-type="float">
            <text:p>0,947075614860792</text:p>
          </table:table-cell>
        </table:table-row>
        <table:table-row table:style-name="ro1">
          <table:table-cell office:value-type="float" office:value="1.24499999999968" calcext:value-type="float">
            <text:p>1,24499999999968</text:p>
          </table:table-cell>
          <table:table-cell table:formula="of:=SIN([.A3247])" office:value-type="float" office:value="0.947396151829685" calcext:value-type="float">
            <text:p>0,947396151829685</text:p>
          </table:table-cell>
        </table:table-row>
        <table:table-row table:style-name="ro1">
          <table:table-cell office:value-type="float" office:value="1.24599999999968" calcext:value-type="float">
            <text:p>1,24599999999968</text:p>
          </table:table-cell>
          <table:table-cell table:formula="of:=SIN([.A3248])" office:value-type="float" office:value="0.947715741402505" calcext:value-type="float">
            <text:p>0,947715741402505</text:p>
          </table:table-cell>
        </table:table-row>
        <table:table-row table:style-name="ro1">
          <table:table-cell office:value-type="float" office:value="1.24699999999968" calcext:value-type="float">
            <text:p>1,24699999999968</text:p>
          </table:table-cell>
          <table:table-cell table:formula="of:=SIN([.A3249])" office:value-type="float" office:value="0.948034383259663" calcext:value-type="float">
            <text:p>0,948034383259663</text:p>
          </table:table-cell>
        </table:table-row>
        <table:table-row table:style-name="ro1">
          <table:table-cell office:value-type="float" office:value="1.24799999999968" calcext:value-type="float">
            <text:p>1,24799999999968</text:p>
          </table:table-cell>
          <table:table-cell table:formula="of:=SIN([.A3250])" office:value-type="float" office:value="0.948352077082516" calcext:value-type="float">
            <text:p>0,948352077082516</text:p>
          </table:table-cell>
        </table:table-row>
        <table:table-row table:style-name="ro1">
          <table:table-cell office:value-type="float" office:value="1.24899999999968" calcext:value-type="float">
            <text:p>1,24899999999968</text:p>
          </table:table-cell>
          <table:table-cell table:formula="of:=SIN([.A3251])" office:value-type="float" office:value="0.948668822553372" calcext:value-type="float">
            <text:p>0,948668822553372</text:p>
          </table:table-cell>
        </table:table-row>
        <table:table-row table:style-name="ro1">
          <table:table-cell office:value-type="float" office:value="1.24999999999968" calcext:value-type="float">
            <text:p>1,24999999999968</text:p>
          </table:table-cell>
          <table:table-cell table:formula="of:=SIN([.A3252])" office:value-type="float" office:value="0.948984619355484" calcext:value-type="float">
            <text:p>0,948984619355484</text:p>
          </table:table-cell>
        </table:table-row>
        <table:table-row table:style-name="ro1">
          <table:table-cell office:value-type="float" office:value="1.25099999999968" calcext:value-type="float">
            <text:p>1,25099999999968</text:p>
          </table:table-cell>
          <table:table-cell table:formula="of:=SIN([.A3253])" office:value-type="float" office:value="0.949299467173056" calcext:value-type="float">
            <text:p>0,949299467173056</text:p>
          </table:table-cell>
        </table:table-row>
        <table:table-row table:style-name="ro1">
          <table:table-cell office:value-type="float" office:value="1.25199999999968" calcext:value-type="float">
            <text:p>1,25199999999968</text:p>
          </table:table-cell>
          <table:table-cell table:formula="of:=SIN([.A3254])" office:value-type="float" office:value="0.949613365691239" calcext:value-type="float">
            <text:p>0,949613365691239</text:p>
          </table:table-cell>
        </table:table-row>
        <table:table-row table:style-name="ro1">
          <table:table-cell office:value-type="float" office:value="1.25299999999968" calcext:value-type="float">
            <text:p>1,25299999999968</text:p>
          </table:table-cell>
          <table:table-cell table:formula="of:=SIN([.A3255])" office:value-type="float" office:value="0.949926314596136" calcext:value-type="float">
            <text:p>0,949926314596136</text:p>
          </table:table-cell>
        </table:table-row>
        <table:table-row table:style-name="ro1">
          <table:table-cell office:value-type="float" office:value="1.25399999999968" calcext:value-type="float">
            <text:p>1,25399999999968</text:p>
          </table:table-cell>
          <table:table-cell table:formula="of:=SIN([.A3256])" office:value-type="float" office:value="0.950238313574798" calcext:value-type="float">
            <text:p>0,950238313574798</text:p>
          </table:table-cell>
        </table:table-row>
        <table:table-row table:style-name="ro1">
          <table:table-cell office:value-type="float" office:value="1.25499999999967" calcext:value-type="float">
            <text:p>1,25499999999967</text:p>
          </table:table-cell>
          <table:table-cell table:formula="of:=SIN([.A3257])" office:value-type="float" office:value="0.950549362315225" calcext:value-type="float">
            <text:p>0,950549362315225</text:p>
          </table:table-cell>
        </table:table-row>
        <table:table-row table:style-name="ro1">
          <table:table-cell office:value-type="float" office:value="1.25599999999967" calcext:value-type="float">
            <text:p>1,25599999999967</text:p>
          </table:table-cell>
          <table:table-cell table:formula="of:=SIN([.A3258])" office:value-type="float" office:value="0.950859460506369" calcext:value-type="float">
            <text:p>0,950859460506369</text:p>
          </table:table-cell>
        </table:table-row>
        <table:table-row table:style-name="ro1">
          <table:table-cell office:value-type="float" office:value="1.25699999999967" calcext:value-type="float">
            <text:p>1,25699999999967</text:p>
          </table:table-cell>
          <table:table-cell table:formula="of:=SIN([.A3259])" office:value-type="float" office:value="0.951168607838132" calcext:value-type="float">
            <text:p>0,951168607838132</text:p>
          </table:table-cell>
        </table:table-row>
        <table:table-row table:style-name="ro1">
          <table:table-cell office:value-type="float" office:value="1.25799999999967" calcext:value-type="float">
            <text:p>1,25799999999967</text:p>
          </table:table-cell>
          <table:table-cell table:formula="of:=SIN([.A3260])" office:value-type="float" office:value="0.951476804001366" calcext:value-type="float">
            <text:p>0,951476804001366</text:p>
          </table:table-cell>
        </table:table-row>
        <table:table-row table:style-name="ro1">
          <table:table-cell office:value-type="float" office:value="1.25899999999967" calcext:value-type="float">
            <text:p>1,25899999999967</text:p>
          </table:table-cell>
          <table:table-cell table:formula="of:=SIN([.A3261])" office:value-type="float" office:value="0.951784048687876" calcext:value-type="float">
            <text:p>0,951784048687876</text:p>
          </table:table-cell>
        </table:table-row>
        <table:table-row table:style-name="ro1">
          <table:table-cell office:value-type="float" office:value="1.25999999999967" calcext:value-type="float">
            <text:p>1,25999999999967</text:p>
          </table:table-cell>
          <table:table-cell table:formula="of:=SIN([.A3262])" office:value-type="float" office:value="0.952090341590416" calcext:value-type="float">
            <text:p>0,952090341590416</text:p>
          </table:table-cell>
        </table:table-row>
        <table:table-row table:style-name="ro1">
          <table:table-cell office:value-type="float" office:value="1.26099999999967" calcext:value-type="float">
            <text:p>1,26099999999967</text:p>
          </table:table-cell>
          <table:table-cell table:formula="of:=SIN([.A3263])" office:value-type="float" office:value="0.952395682402694" calcext:value-type="float">
            <text:p>0,952395682402694</text:p>
          </table:table-cell>
        </table:table-row>
        <table:table-row table:style-name="ro1">
          <table:table-cell office:value-type="float" office:value="1.26199999999967" calcext:value-type="float">
            <text:p>1,26199999999967</text:p>
          </table:table-cell>
          <table:table-cell table:formula="of:=SIN([.A3264])" office:value-type="float" office:value="0.952700070819369" calcext:value-type="float">
            <text:p>0,952700070819369</text:p>
          </table:table-cell>
        </table:table-row>
        <table:table-row table:style-name="ro1">
          <table:table-cell office:value-type="float" office:value="1.26299999999967" calcext:value-type="float">
            <text:p>1,26299999999967</text:p>
          </table:table-cell>
          <table:table-cell table:formula="of:=SIN([.A3265])" office:value-type="float" office:value="0.953003506536052" calcext:value-type="float">
            <text:p>0,953003506536052</text:p>
          </table:table-cell>
        </table:table-row>
        <table:table-row table:style-name="ro1">
          <table:table-cell office:value-type="float" office:value="1.26399999999967" calcext:value-type="float">
            <text:p>1,26399999999967</text:p>
          </table:table-cell>
          <table:table-cell table:formula="of:=SIN([.A3266])" office:value-type="float" office:value="0.953305989249309" calcext:value-type="float">
            <text:p>0,953305989249309</text:p>
          </table:table-cell>
        </table:table-row>
        <table:table-row table:style-name="ro1">
          <table:table-cell office:value-type="float" office:value="1.26499999999967" calcext:value-type="float">
            <text:p>1,26499999999967</text:p>
          </table:table-cell>
          <table:table-cell table:formula="of:=SIN([.A3267])" office:value-type="float" office:value="0.953607518656655" calcext:value-type="float">
            <text:p>0,953607518656655</text:p>
          </table:table-cell>
        </table:table-row>
        <table:table-row table:style-name="ro1">
          <table:table-cell office:value-type="float" office:value="1.26599999999967" calcext:value-type="float">
            <text:p>1,26599999999967</text:p>
          </table:table-cell>
          <table:table-cell table:formula="of:=SIN([.A3268])" office:value-type="float" office:value="0.953908094456563" calcext:value-type="float">
            <text:p>0,953908094456563</text:p>
          </table:table-cell>
        </table:table-row>
        <table:table-row table:style-name="ro1">
          <table:table-cell office:value-type="float" office:value="1.26699999999967" calcext:value-type="float">
            <text:p>1,26699999999967</text:p>
          </table:table-cell>
          <table:table-cell table:formula="of:=SIN([.A3269])" office:value-type="float" office:value="0.954207716348455" calcext:value-type="float">
            <text:p>0,954207716348455</text:p>
          </table:table-cell>
        </table:table-row>
        <table:table-row table:style-name="ro1">
          <table:table-cell office:value-type="float" office:value="1.26799999999967" calcext:value-type="float">
            <text:p>1,26799999999967</text:p>
          </table:table-cell>
          <table:table-cell table:formula="of:=SIN([.A3270])" office:value-type="float" office:value="0.954506384032711" calcext:value-type="float">
            <text:p>0,954506384032711</text:p>
          </table:table-cell>
        </table:table-row>
        <table:table-row table:style-name="ro1">
          <table:table-cell office:value-type="float" office:value="1.26899999999967" calcext:value-type="float">
            <text:p>1,26899999999967</text:p>
          </table:table-cell>
          <table:table-cell table:formula="of:=SIN([.A3271])" office:value-type="float" office:value="0.954804097210662" calcext:value-type="float">
            <text:p>0,954804097210662</text:p>
          </table:table-cell>
        </table:table-row>
        <table:table-row table:style-name="ro1">
          <table:table-cell office:value-type="float" office:value="1.26999999999967" calcext:value-type="float">
            <text:p>1,26999999999967</text:p>
          </table:table-cell>
          <table:table-cell table:formula="of:=SIN([.A3272])" office:value-type="float" office:value="0.955100855584595" calcext:value-type="float">
            <text:p>0,955100855584595</text:p>
          </table:table-cell>
        </table:table-row>
        <table:table-row table:style-name="ro1">
          <table:table-cell office:value-type="float" office:value="1.27099999999967" calcext:value-type="float">
            <text:p>1,27099999999967</text:p>
          </table:table-cell>
          <table:table-cell table:formula="of:=SIN([.A3273])" office:value-type="float" office:value="0.955396658857753" calcext:value-type="float">
            <text:p>0,955396658857753</text:p>
          </table:table-cell>
        </table:table-row>
        <table:table-row table:style-name="ro1">
          <table:table-cell office:value-type="float" office:value="1.27199999999967" calcext:value-type="float">
            <text:p>1,27199999999967</text:p>
          </table:table-cell>
          <table:table-cell table:formula="of:=SIN([.A3274])" office:value-type="float" office:value="0.955691506734331" calcext:value-type="float">
            <text:p>0,955691506734331</text:p>
          </table:table-cell>
        </table:table-row>
        <table:table-row table:style-name="ro1">
          <table:table-cell office:value-type="float" office:value="1.27299999999967" calcext:value-type="float">
            <text:p>1,27299999999967</text:p>
          </table:table-cell>
          <table:table-cell table:formula="of:=SIN([.A3275])" office:value-type="float" office:value="0.955985398919482" calcext:value-type="float">
            <text:p>0,955985398919482</text:p>
          </table:table-cell>
        </table:table-row>
        <table:table-row table:style-name="ro1">
          <table:table-cell office:value-type="float" office:value="1.27399999999967" calcext:value-type="float">
            <text:p>1,27399999999967</text:p>
          </table:table-cell>
          <table:table-cell table:formula="of:=SIN([.A3276])" office:value-type="float" office:value="0.956278335119314" calcext:value-type="float">
            <text:p>0,956278335119314</text:p>
          </table:table-cell>
        </table:table-row>
        <table:table-row table:style-name="ro1">
          <table:table-cell office:value-type="float" office:value="1.27499999999967" calcext:value-type="float">
            <text:p>1,27499999999967</text:p>
          </table:table-cell>
          <table:table-cell table:formula="of:=SIN([.A3277])" office:value-type="float" office:value="0.95657031504089" calcext:value-type="float">
            <text:p>0,95657031504089</text:p>
          </table:table-cell>
        </table:table-row>
        <table:table-row table:style-name="ro1">
          <table:table-cell office:value-type="float" office:value="1.27599999999967" calcext:value-type="float">
            <text:p>1,27599999999967</text:p>
          </table:table-cell>
          <table:table-cell table:formula="of:=SIN([.A3278])" office:value-type="float" office:value="0.956861338392232" calcext:value-type="float">
            <text:p>0,956861338392232</text:p>
          </table:table-cell>
        </table:table-row>
        <table:table-row table:style-name="ro1">
          <table:table-cell office:value-type="float" office:value="1.27699999999967" calcext:value-type="float">
            <text:p>1,27699999999967</text:p>
          </table:table-cell>
          <table:table-cell table:formula="of:=SIN([.A3279])" office:value-type="float" office:value="0.957151404882314" calcext:value-type="float">
            <text:p>0,957151404882314</text:p>
          </table:table-cell>
        </table:table-row>
        <table:table-row table:style-name="ro1">
          <table:table-cell office:value-type="float" office:value="1.27799999999967" calcext:value-type="float">
            <text:p>1,27799999999967</text:p>
          </table:table-cell>
          <table:table-cell table:formula="of:=SIN([.A3280])" office:value-type="float" office:value="0.957440514221072" calcext:value-type="float">
            <text:p>0,957440514221072</text:p>
          </table:table-cell>
        </table:table-row>
        <table:table-row table:style-name="ro1">
          <table:table-cell office:value-type="float" office:value="1.27899999999967" calcext:value-type="float">
            <text:p>1,27899999999967</text:p>
          </table:table-cell>
          <table:table-cell table:formula="of:=SIN([.A3281])" office:value-type="float" office:value="0.957728666119394" calcext:value-type="float">
            <text:p>0,957728666119394</text:p>
          </table:table-cell>
        </table:table-row>
        <table:table-row table:style-name="ro1">
          <table:table-cell office:value-type="float" office:value="1.27999999999967" calcext:value-type="float">
            <text:p>1,27999999999967</text:p>
          </table:table-cell>
          <table:table-cell table:formula="of:=SIN([.A3282])" office:value-type="float" office:value="0.958015860289131" calcext:value-type="float">
            <text:p>0,958015860289131</text:p>
          </table:table-cell>
        </table:table-row>
        <table:table-row table:style-name="ro1">
          <table:table-cell office:value-type="float" office:value="1.28099999999967" calcext:value-type="float">
            <text:p>1,28099999999967</text:p>
          </table:table-cell>
          <table:table-cell table:formula="of:=SIN([.A3283])" office:value-type="float" office:value="0.958302096443087" calcext:value-type="float">
            <text:p>0,958302096443087</text:p>
          </table:table-cell>
        </table:table-row>
        <table:table-row table:style-name="ro1">
          <table:table-cell office:value-type="float" office:value="1.28199999999967" calcext:value-type="float">
            <text:p>1,28199999999967</text:p>
          </table:table-cell>
          <table:table-cell table:formula="of:=SIN([.A3284])" office:value-type="float" office:value="0.958587374295027" calcext:value-type="float">
            <text:p>0,958587374295027</text:p>
          </table:table-cell>
        </table:table-row>
        <table:table-row table:style-name="ro1">
          <table:table-cell office:value-type="float" office:value="1.28299999999967" calcext:value-type="float">
            <text:p>1,28299999999967</text:p>
          </table:table-cell>
          <table:table-cell table:formula="of:=SIN([.A3285])" office:value-type="float" office:value="0.958871693559672" calcext:value-type="float">
            <text:p>0,958871693559672</text:p>
          </table:table-cell>
        </table:table-row>
        <table:table-row table:style-name="ro1">
          <table:table-cell office:value-type="float" office:value="1.28399999999967" calcext:value-type="float">
            <text:p>1,28399999999967</text:p>
          </table:table-cell>
          <table:table-cell table:formula="of:=SIN([.A3286])" office:value-type="float" office:value="0.959155053952703" calcext:value-type="float">
            <text:p>0,959155053952703</text:p>
          </table:table-cell>
        </table:table-row>
        <table:table-row table:style-name="ro1">
          <table:table-cell office:value-type="float" office:value="1.28499999999967" calcext:value-type="float">
            <text:p>1,28499999999967</text:p>
          </table:table-cell>
          <table:table-cell table:formula="of:=SIN([.A3287])" office:value-type="float" office:value="0.959437455190761" calcext:value-type="float">
            <text:p>0,959437455190761</text:p>
          </table:table-cell>
        </table:table-row>
        <table:table-row table:style-name="ro1">
          <table:table-cell office:value-type="float" office:value="1.28599999999967" calcext:value-type="float">
            <text:p>1,28599999999967</text:p>
          </table:table-cell>
          <table:table-cell table:formula="of:=SIN([.A3288])" office:value-type="float" office:value="0.959718896991443" calcext:value-type="float">
            <text:p>0,959718896991443</text:p>
          </table:table-cell>
        </table:table-row>
        <table:table-row table:style-name="ro1">
          <table:table-cell office:value-type="float" office:value="1.28699999999967" calcext:value-type="float">
            <text:p>1,28699999999967</text:p>
          </table:table-cell>
          <table:table-cell table:formula="of:=SIN([.A3289])" office:value-type="float" office:value="0.959999379073308" calcext:value-type="float">
            <text:p>0,959999379073308</text:p>
          </table:table-cell>
        </table:table-row>
        <table:table-row table:style-name="ro1">
          <table:table-cell office:value-type="float" office:value="1.28799999999967" calcext:value-type="float">
            <text:p>1,28799999999967</text:p>
          </table:table-cell>
          <table:table-cell table:formula="of:=SIN([.A3290])" office:value-type="float" office:value="0.960278901155874" calcext:value-type="float">
            <text:p>0,960278901155874</text:p>
          </table:table-cell>
        </table:table-row>
        <table:table-row table:style-name="ro1">
          <table:table-cell office:value-type="float" office:value="1.28899999999967" calcext:value-type="float">
            <text:p>1,28899999999967</text:p>
          </table:table-cell>
          <table:table-cell table:formula="of:=SIN([.A3291])" office:value-type="float" office:value="0.960557462959619" calcext:value-type="float">
            <text:p>0,960557462959619</text:p>
          </table:table-cell>
        </table:table-row>
        <table:table-row table:style-name="ro1">
          <table:table-cell office:value-type="float" office:value="1.28999999999967" calcext:value-type="float">
            <text:p>1,28999999999967</text:p>
          </table:table-cell>
          <table:table-cell table:formula="of:=SIN([.A3292])" office:value-type="float" office:value="0.960835064205982" calcext:value-type="float">
            <text:p>0,960835064205982</text:p>
          </table:table-cell>
        </table:table-row>
        <table:table-row table:style-name="ro1">
          <table:table-cell office:value-type="float" office:value="1.29099999999967" calcext:value-type="float">
            <text:p>1,29099999999967</text:p>
          </table:table-cell>
          <table:table-cell table:formula="of:=SIN([.A3293])" office:value-type="float" office:value="0.96111170461736" calcext:value-type="float">
            <text:p>0,96111170461736</text:p>
          </table:table-cell>
        </table:table-row>
        <table:table-row table:style-name="ro1">
          <table:table-cell office:value-type="float" office:value="1.29199999999967" calcext:value-type="float">
            <text:p>1,29199999999967</text:p>
          </table:table-cell>
          <table:table-cell table:formula="of:=SIN([.A3294])" office:value-type="float" office:value="0.961387383917113" calcext:value-type="float">
            <text:p>0,961387383917113</text:p>
          </table:table-cell>
        </table:table-row>
        <table:table-row table:style-name="ro1">
          <table:table-cell office:value-type="float" office:value="1.29299999999967" calcext:value-type="float">
            <text:p>1,29299999999967</text:p>
          </table:table-cell>
          <table:table-cell table:formula="of:=SIN([.A3295])" office:value-type="float" office:value="0.961662101829563" calcext:value-type="float">
            <text:p>0,961662101829563</text:p>
          </table:table-cell>
        </table:table-row>
        <table:table-row table:style-name="ro1">
          <table:table-cell office:value-type="float" office:value="1.29399999999967" calcext:value-type="float">
            <text:p>1,29399999999967</text:p>
          </table:table-cell>
          <table:table-cell table:formula="of:=SIN([.A3296])" office:value-type="float" office:value="0.961935858079991" calcext:value-type="float">
            <text:p>0,961935858079991</text:p>
          </table:table-cell>
        </table:table-row>
        <table:table-row table:style-name="ro1">
          <table:table-cell office:value-type="float" office:value="1.29499999999967" calcext:value-type="float">
            <text:p>1,29499999999967</text:p>
          </table:table-cell>
          <table:table-cell table:formula="of:=SIN([.A3297])" office:value-type="float" office:value="0.962208652394641" calcext:value-type="float">
            <text:p>0,962208652394641</text:p>
          </table:table-cell>
        </table:table-row>
        <table:table-row table:style-name="ro1">
          <table:table-cell office:value-type="float" office:value="1.29599999999967" calcext:value-type="float">
            <text:p>1,29599999999967</text:p>
          </table:table-cell>
          <table:table-cell table:formula="of:=SIN([.A3298])" office:value-type="float" office:value="0.962480484500718" calcext:value-type="float">
            <text:p>0,962480484500718</text:p>
          </table:table-cell>
        </table:table-row>
        <table:table-row table:style-name="ro1">
          <table:table-cell office:value-type="float" office:value="1.29699999999967" calcext:value-type="float">
            <text:p>1,29699999999967</text:p>
          </table:table-cell>
          <table:table-cell table:formula="of:=SIN([.A3299])" office:value-type="float" office:value="0.962751354126392" calcext:value-type="float">
            <text:p>0,962751354126392</text:p>
          </table:table-cell>
        </table:table-row>
        <table:table-row table:style-name="ro1">
          <table:table-cell office:value-type="float" office:value="1.29799999999967" calcext:value-type="float">
            <text:p>1,29799999999967</text:p>
          </table:table-cell>
          <table:table-cell table:formula="of:=SIN([.A3300])" office:value-type="float" office:value="0.963021261000791" calcext:value-type="float">
            <text:p>0,963021261000791</text:p>
          </table:table-cell>
        </table:table-row>
        <table:table-row table:style-name="ro1">
          <table:table-cell office:value-type="float" office:value="1.29899999999967" calcext:value-type="float">
            <text:p>1,29899999999967</text:p>
          </table:table-cell>
          <table:table-cell table:formula="of:=SIN([.A3301])" office:value-type="float" office:value="0.963290204854011" calcext:value-type="float">
            <text:p>0,963290204854011</text:p>
          </table:table-cell>
        </table:table-row>
        <table:table-row table:style-name="ro1">
          <table:table-cell office:value-type="float" office:value="1.29999999999967" calcext:value-type="float">
            <text:p>1,29999999999967</text:p>
          </table:table-cell>
          <table:table-cell table:formula="of:=SIN([.A3302])" office:value-type="float" office:value="0.963558185417105" calcext:value-type="float">
            <text:p>0,963558185417105</text:p>
          </table:table-cell>
        </table:table-row>
        <table:table-row table:style-name="ro1">
          <table:table-cell office:value-type="float" office:value="1.30099999999967" calcext:value-type="float">
            <text:p>1,30099999999967</text:p>
          </table:table-cell>
          <table:table-cell table:formula="of:=SIN([.A3303])" office:value-type="float" office:value="0.963825202422094" calcext:value-type="float">
            <text:p>0,963825202422094</text:p>
          </table:table-cell>
        </table:table-row>
        <table:table-row table:style-name="ro1">
          <table:table-cell office:value-type="float" office:value="1.30199999999967" calcext:value-type="float">
            <text:p>1,30199999999967</text:p>
          </table:table-cell>
          <table:table-cell table:formula="of:=SIN([.A3304])" office:value-type="float" office:value="0.964091255601961" calcext:value-type="float">
            <text:p>0,964091255601961</text:p>
          </table:table-cell>
        </table:table-row>
        <table:table-row table:style-name="ro1">
          <table:table-cell office:value-type="float" office:value="1.30299999999967" calcext:value-type="float">
            <text:p>1,30299999999967</text:p>
          </table:table-cell>
          <table:table-cell table:formula="of:=SIN([.A3305])" office:value-type="float" office:value="0.964356344690653" calcext:value-type="float">
            <text:p>0,964356344690653</text:p>
          </table:table-cell>
        </table:table-row>
        <table:table-row table:style-name="ro1">
          <table:table-cell office:value-type="float" office:value="1.30399999999967" calcext:value-type="float">
            <text:p>1,30399999999967</text:p>
          </table:table-cell>
          <table:table-cell table:formula="of:=SIN([.A3306])" office:value-type="float" office:value="0.96462046942308" calcext:value-type="float">
            <text:p>0,96462046942308</text:p>
          </table:table-cell>
        </table:table-row>
        <table:table-row table:style-name="ro1">
          <table:table-cell office:value-type="float" office:value="1.30499999999967" calcext:value-type="float">
            <text:p>1,30499999999967</text:p>
          </table:table-cell>
          <table:table-cell table:formula="of:=SIN([.A3307])" office:value-type="float" office:value="0.964883629535119" calcext:value-type="float">
            <text:p>0,964883629535119</text:p>
          </table:table-cell>
        </table:table-row>
        <table:table-row table:style-name="ro1">
          <table:table-cell office:value-type="float" office:value="1.30599999999967" calcext:value-type="float">
            <text:p>1,30599999999967</text:p>
          </table:table-cell>
          <table:table-cell table:formula="of:=SIN([.A3308])" office:value-type="float" office:value="0.965145824763608" calcext:value-type="float">
            <text:p>0,965145824763608</text:p>
          </table:table-cell>
        </table:table-row>
        <table:table-row table:style-name="ro1">
          <table:table-cell office:value-type="float" office:value="1.30699999999967" calcext:value-type="float">
            <text:p>1,30699999999967</text:p>
          </table:table-cell>
          <table:table-cell table:formula="of:=SIN([.A3309])" office:value-type="float" office:value="0.965407054846353" calcext:value-type="float">
            <text:p>0,965407054846353</text:p>
          </table:table-cell>
        </table:table-row>
        <table:table-row table:style-name="ro1">
          <table:table-cell office:value-type="float" office:value="1.30799999999967" calcext:value-type="float">
            <text:p>1,30799999999967</text:p>
          </table:table-cell>
          <table:table-cell table:formula="of:=SIN([.A3310])" office:value-type="float" office:value="0.965667319522124" calcext:value-type="float">
            <text:p>0,965667319522124</text:p>
          </table:table-cell>
        </table:table-row>
        <table:table-row table:style-name="ro1">
          <table:table-cell office:value-type="float" office:value="1.30899999999967" calcext:value-type="float">
            <text:p>1,30899999999967</text:p>
          </table:table-cell>
          <table:table-cell table:formula="of:=SIN([.A3311])" office:value-type="float" office:value="0.965926618530655" calcext:value-type="float">
            <text:p>0,965926618530655</text:p>
          </table:table-cell>
        </table:table-row>
        <table:table-row table:style-name="ro1">
          <table:table-cell office:value-type="float" office:value="1.30999999999967" calcext:value-type="float">
            <text:p>1,30999999999967</text:p>
          </table:table-cell>
          <table:table-cell table:formula="of:=SIN([.A3312])" office:value-type="float" office:value="0.966184951612649" calcext:value-type="float">
            <text:p>0,966184951612649</text:p>
          </table:table-cell>
        </table:table-row>
        <table:table-row table:style-name="ro1">
          <table:table-cell office:value-type="float" office:value="1.31099999999967" calcext:value-type="float">
            <text:p>1,31099999999967</text:p>
          </table:table-cell>
          <table:table-cell table:formula="of:=SIN([.A3313])" office:value-type="float" office:value="0.966442318509771" calcext:value-type="float">
            <text:p>0,966442318509771</text:p>
          </table:table-cell>
        </table:table-row>
        <table:table-row table:style-name="ro1">
          <table:table-cell office:value-type="float" office:value="1.31199999999967" calcext:value-type="float">
            <text:p>1,31199999999967</text:p>
          </table:table-cell>
          <table:table-cell table:formula="of:=SIN([.A3314])" office:value-type="float" office:value="0.966698718964656" calcext:value-type="float">
            <text:p>0,966698718964656</text:p>
          </table:table-cell>
        </table:table-row>
        <table:table-row table:style-name="ro1">
          <table:table-cell office:value-type="float" office:value="1.31299999999967" calcext:value-type="float">
            <text:p>1,31299999999967</text:p>
          </table:table-cell>
          <table:table-cell table:formula="of:=SIN([.A3315])" office:value-type="float" office:value="0.966954152720902" calcext:value-type="float">
            <text:p>0,966954152720902</text:p>
          </table:table-cell>
        </table:table-row>
        <table:table-row table:style-name="ro1">
          <table:table-cell office:value-type="float" office:value="1.31399999999967" calcext:value-type="float">
            <text:p>1,31399999999967</text:p>
          </table:table-cell>
          <table:table-cell table:formula="of:=SIN([.A3316])" office:value-type="float" office:value="0.967208619523075" calcext:value-type="float">
            <text:p>0,967208619523075</text:p>
          </table:table-cell>
        </table:table-row>
        <table:table-row table:style-name="ro1">
          <table:table-cell office:value-type="float" office:value="1.31499999999967" calcext:value-type="float">
            <text:p>1,31499999999967</text:p>
          </table:table-cell>
          <table:table-cell table:formula="of:=SIN([.A3317])" office:value-type="float" office:value="0.96746211911671" calcext:value-type="float">
            <text:p>0,96746211911671</text:p>
          </table:table-cell>
        </table:table-row>
        <table:table-row table:style-name="ro1">
          <table:table-cell office:value-type="float" office:value="1.31599999999967" calcext:value-type="float">
            <text:p>1,31599999999967</text:p>
          </table:table-cell>
          <table:table-cell table:formula="of:=SIN([.A3318])" office:value-type="float" office:value="0.967714651248307" calcext:value-type="float">
            <text:p>0,967714651248307</text:p>
          </table:table-cell>
        </table:table-row>
        <table:table-row table:style-name="ro1">
          <table:table-cell office:value-type="float" office:value="1.31699999999967" calcext:value-type="float">
            <text:p>1,31699999999967</text:p>
          </table:table-cell>
          <table:table-cell table:formula="of:=SIN([.A3319])" office:value-type="float" office:value="0.967966215665333" calcext:value-type="float">
            <text:p>0,967966215665333</text:p>
          </table:table-cell>
        </table:table-row>
        <table:table-row table:style-name="ro1">
          <table:table-cell office:value-type="float" office:value="1.31799999999967" calcext:value-type="float">
            <text:p>1,31799999999967</text:p>
          </table:table-cell>
          <table:table-cell table:formula="of:=SIN([.A3320])" office:value-type="float" office:value="0.968216812116224" calcext:value-type="float">
            <text:p>0,968216812116224</text:p>
          </table:table-cell>
        </table:table-row>
        <table:table-row table:style-name="ro1">
          <table:table-cell office:value-type="float" office:value="1.31899999999967" calcext:value-type="float">
            <text:p>1,31899999999967</text:p>
          </table:table-cell>
          <table:table-cell table:formula="of:=SIN([.A3321])" office:value-type="float" office:value="0.968466440350383" calcext:value-type="float">
            <text:p>0,968466440350383</text:p>
          </table:table-cell>
        </table:table-row>
        <table:table-row table:style-name="ro1">
          <table:table-cell office:value-type="float" office:value="1.31999999999967" calcext:value-type="float">
            <text:p>1,31999999999967</text:p>
          </table:table-cell>
          <table:table-cell table:formula="of:=SIN([.A3322])" office:value-type="float" office:value="0.968715100118183" calcext:value-type="float">
            <text:p>0,968715100118183</text:p>
          </table:table-cell>
        </table:table-row>
        <table:table-row table:style-name="ro1">
          <table:table-cell office:value-type="float" office:value="1.32099999999967" calcext:value-type="float">
            <text:p>1,32099999999967</text:p>
          </table:table-cell>
          <table:table-cell table:formula="of:=SIN([.A3323])" office:value-type="float" office:value="0.968962791170963" calcext:value-type="float">
            <text:p>0,968962791170963</text:p>
          </table:table-cell>
        </table:table-row>
        <table:table-row table:style-name="ro1">
          <table:table-cell office:value-type="float" office:value="1.32199999999967" calcext:value-type="float">
            <text:p>1,32199999999967</text:p>
          </table:table-cell>
          <table:table-cell table:formula="of:=SIN([.A3324])" office:value-type="float" office:value="0.969209513261033" calcext:value-type="float">
            <text:p>0,969209513261033</text:p>
          </table:table-cell>
        </table:table-row>
        <table:table-row table:style-name="ro1">
          <table:table-cell office:value-type="float" office:value="1.32299999999967" calcext:value-type="float">
            <text:p>1,32299999999967</text:p>
          </table:table-cell>
          <table:table-cell table:formula="of:=SIN([.A3325])" office:value-type="float" office:value="0.969455266141671" calcext:value-type="float">
            <text:p>0,969455266141671</text:p>
          </table:table-cell>
        </table:table-row>
        <table:table-row table:style-name="ro1">
          <table:table-cell office:value-type="float" office:value="1.32399999999967" calcext:value-type="float">
            <text:p>1,32399999999967</text:p>
          </table:table-cell>
          <table:table-cell table:formula="of:=SIN([.A3326])" office:value-type="float" office:value="0.969700049567123" calcext:value-type="float">
            <text:p>0,969700049567123</text:p>
          </table:table-cell>
        </table:table-row>
        <table:table-row table:style-name="ro1">
          <table:table-cell office:value-type="float" office:value="1.32499999999967" calcext:value-type="float">
            <text:p>1,32499999999967</text:p>
          </table:table-cell>
          <table:table-cell table:formula="of:=SIN([.A3327])" office:value-type="float" office:value="0.969943863292606" calcext:value-type="float">
            <text:p>0,969943863292606</text:p>
          </table:table-cell>
        </table:table-row>
        <table:table-row table:style-name="ro1">
          <table:table-cell office:value-type="float" office:value="1.32599999999967" calcext:value-type="float">
            <text:p>1,32599999999967</text:p>
          </table:table-cell>
          <table:table-cell table:formula="of:=SIN([.A3328])" office:value-type="float" office:value="0.970186707074307" calcext:value-type="float">
            <text:p>0,970186707074307</text:p>
          </table:table-cell>
        </table:table-row>
        <table:table-row table:style-name="ro1">
          <table:table-cell office:value-type="float" office:value="1.32699999999967" calcext:value-type="float">
            <text:p>1,32699999999967</text:p>
          </table:table-cell>
          <table:table-cell table:formula="of:=SIN([.A3329])" office:value-type="float" office:value="0.970428580669382" calcext:value-type="float">
            <text:p>0,970428580669382</text:p>
          </table:table-cell>
        </table:table-row>
        <table:table-row table:style-name="ro1">
          <table:table-cell office:value-type="float" office:value="1.32799999999967" calcext:value-type="float">
            <text:p>1,32799999999967</text:p>
          </table:table-cell>
          <table:table-cell table:formula="of:=SIN([.A3330])" office:value-type="float" office:value="0.970669483835957" calcext:value-type="float">
            <text:p>0,970669483835957</text:p>
          </table:table-cell>
        </table:table-row>
        <table:table-row table:style-name="ro1">
          <table:table-cell office:value-type="float" office:value="1.32899999999967" calcext:value-type="float">
            <text:p>1,32899999999967</text:p>
          </table:table-cell>
          <table:table-cell table:formula="of:=SIN([.A3331])" office:value-type="float" office:value="0.970909416333129" calcext:value-type="float">
            <text:p>0,970909416333129</text:p>
          </table:table-cell>
        </table:table-row>
        <table:table-row table:style-name="ro1">
          <table:table-cell office:value-type="float" office:value="1.32999999999967" calcext:value-type="float">
            <text:p>1,32999999999967</text:p>
          </table:table-cell>
          <table:table-cell table:formula="of:=SIN([.A3332])" office:value-type="float" office:value="0.971148377920965" calcext:value-type="float">
            <text:p>0,971148377920965</text:p>
          </table:table-cell>
        </table:table-row>
        <table:table-row table:style-name="ro1">
          <table:table-cell office:value-type="float" office:value="1.33099999999967" calcext:value-type="float">
            <text:p>1,33099999999967</text:p>
          </table:table-cell>
          <table:table-cell table:formula="of:=SIN([.A3333])" office:value-type="float" office:value="0.971386368360505" calcext:value-type="float">
            <text:p>0,971386368360505</text:p>
          </table:table-cell>
        </table:table-row>
        <table:table-row table:style-name="ro1">
          <table:table-cell office:value-type="float" office:value="1.33199999999967" calcext:value-type="float">
            <text:p>1,33199999999967</text:p>
          </table:table-cell>
          <table:table-cell table:formula="of:=SIN([.A3334])" office:value-type="float" office:value="0.971623387413757" calcext:value-type="float">
            <text:p>0,971623387413757</text:p>
          </table:table-cell>
        </table:table-row>
        <table:table-row table:style-name="ro1">
          <table:table-cell office:value-type="float" office:value="1.33299999999967" calcext:value-type="float">
            <text:p>1,33299999999967</text:p>
          </table:table-cell>
          <table:table-cell table:formula="of:=SIN([.A3335])" office:value-type="float" office:value="0.971859434843702" calcext:value-type="float">
            <text:p>0,971859434843702</text:p>
          </table:table-cell>
        </table:table-row>
        <table:table-row table:style-name="ro1">
          <table:table-cell office:value-type="float" office:value="1.33399999999967" calcext:value-type="float">
            <text:p>1,33399999999967</text:p>
          </table:table-cell>
          <table:table-cell table:formula="of:=SIN([.A3336])" office:value-type="float" office:value="0.972094510414294" calcext:value-type="float">
            <text:p>0,972094510414294</text:p>
          </table:table-cell>
        </table:table-row>
        <table:table-row table:style-name="ro1">
          <table:table-cell office:value-type="float" office:value="1.33499999999967" calcext:value-type="float">
            <text:p>1,33499999999967</text:p>
          </table:table-cell>
          <table:table-cell table:formula="of:=SIN([.A3337])" office:value-type="float" office:value="0.972328613890457" calcext:value-type="float">
            <text:p>0,972328613890457</text:p>
          </table:table-cell>
        </table:table-row>
        <table:table-row table:style-name="ro1">
          <table:table-cell office:value-type="float" office:value="1.33599999999967" calcext:value-type="float">
            <text:p>1,33599999999967</text:p>
          </table:table-cell>
          <table:table-cell table:formula="of:=SIN([.A3338])" office:value-type="float" office:value="0.972561745038086" calcext:value-type="float">
            <text:p>0,972561745038086</text:p>
          </table:table-cell>
        </table:table-row>
        <table:table-row table:style-name="ro1">
          <table:table-cell office:value-type="float" office:value="1.33699999999967" calcext:value-type="float">
            <text:p>1,33699999999967</text:p>
          </table:table-cell>
          <table:table-cell table:formula="of:=SIN([.A3339])" office:value-type="float" office:value="0.972793903624052" calcext:value-type="float">
            <text:p>0,972793903624052</text:p>
          </table:table-cell>
        </table:table-row>
        <table:table-row table:style-name="ro1">
          <table:table-cell office:value-type="float" office:value="1.33799999999967" calcext:value-type="float">
            <text:p>1,33799999999967</text:p>
          </table:table-cell>
          <table:table-cell table:formula="of:=SIN([.A3340])" office:value-type="float" office:value="0.973025089416195" calcext:value-type="float">
            <text:p>0,973025089416195</text:p>
          </table:table-cell>
        </table:table-row>
        <table:table-row table:style-name="ro1">
          <table:table-cell office:value-type="float" office:value="1.33899999999967" calcext:value-type="float">
            <text:p>1,33899999999967</text:p>
          </table:table-cell>
          <table:table-cell table:formula="of:=SIN([.A3341])" office:value-type="float" office:value="0.973255302183329" calcext:value-type="float">
            <text:p>0,973255302183329</text:p>
          </table:table-cell>
        </table:table-row>
        <table:table-row table:style-name="ro1">
          <table:table-cell office:value-type="float" office:value="1.33999999999967" calcext:value-type="float">
            <text:p>1,33999999999967</text:p>
          </table:table-cell>
          <table:table-cell table:formula="of:=SIN([.A3342])" office:value-type="float" office:value="0.973484541695243" calcext:value-type="float">
            <text:p>0,973484541695243</text:p>
          </table:table-cell>
        </table:table-row>
        <table:table-row table:style-name="ro1">
          <table:table-cell office:value-type="float" office:value="1.34099999999967" calcext:value-type="float">
            <text:p>1,34099999999967</text:p>
          </table:table-cell>
          <table:table-cell table:formula="of:=SIN([.A3343])" office:value-type="float" office:value="0.973712807722696" calcext:value-type="float">
            <text:p>0,973712807722696</text:p>
          </table:table-cell>
        </table:table-row>
        <table:table-row table:style-name="ro1">
          <table:table-cell office:value-type="float" office:value="1.34199999999967" calcext:value-type="float">
            <text:p>1,34199999999967</text:p>
          </table:table-cell>
          <table:table-cell table:formula="of:=SIN([.A3344])" office:value-type="float" office:value="0.973940100037422" calcext:value-type="float">
            <text:p>0,973940100037422</text:p>
          </table:table-cell>
        </table:table-row>
        <table:table-row table:style-name="ro1">
          <table:table-cell office:value-type="float" office:value="1.34299999999967" calcext:value-type="float">
            <text:p>1,34299999999967</text:p>
          </table:table-cell>
          <table:table-cell table:formula="of:=SIN([.A3345])" office:value-type="float" office:value="0.97416641841213" calcext:value-type="float">
            <text:p>0,97416641841213</text:p>
          </table:table-cell>
        </table:table-row>
        <table:table-row table:style-name="ro1">
          <table:table-cell office:value-type="float" office:value="1.34399999999967" calcext:value-type="float">
            <text:p>1,34399999999967</text:p>
          </table:table-cell>
          <table:table-cell table:formula="of:=SIN([.A3346])" office:value-type="float" office:value="0.9743917626205" calcext:value-type="float">
            <text:p>0,9743917626205</text:p>
          </table:table-cell>
        </table:table-row>
        <table:table-row table:style-name="ro1">
          <table:table-cell office:value-type="float" office:value="1.34499999999967" calcext:value-type="float">
            <text:p>1,34499999999967</text:p>
          </table:table-cell>
          <table:table-cell table:formula="of:=SIN([.A3347])" office:value-type="float" office:value="0.974616132437189" calcext:value-type="float">
            <text:p>0,974616132437189</text:p>
          </table:table-cell>
        </table:table-row>
        <table:table-row table:style-name="ro1">
          <table:table-cell office:value-type="float" office:value="1.34599999999967" calcext:value-type="float">
            <text:p>1,34599999999967</text:p>
          </table:table-cell>
          <table:table-cell table:formula="of:=SIN([.A3348])" office:value-type="float" office:value="0.974839527637827" calcext:value-type="float">
            <text:p>0,974839527637827</text:p>
          </table:table-cell>
        </table:table-row>
        <table:table-row table:style-name="ro1">
          <table:table-cell office:value-type="float" office:value="1.34699999999967" calcext:value-type="float">
            <text:p>1,34699999999967</text:p>
          </table:table-cell>
          <table:table-cell table:formula="of:=SIN([.A3349])" office:value-type="float" office:value="0.975061947999018" calcext:value-type="float">
            <text:p>0,975061947999018</text:p>
          </table:table-cell>
        </table:table-row>
        <table:table-row table:style-name="ro1">
          <table:table-cell office:value-type="float" office:value="1.34799999999967" calcext:value-type="float">
            <text:p>1,34799999999967</text:p>
          </table:table-cell>
          <table:table-cell table:formula="of:=SIN([.A3350])" office:value-type="float" office:value="0.975283393298343" calcext:value-type="float">
            <text:p>0,975283393298343</text:p>
          </table:table-cell>
        </table:table-row>
        <table:table-row table:style-name="ro1">
          <table:table-cell office:value-type="float" office:value="1.34899999999967" calcext:value-type="float">
            <text:p>1,34899999999967</text:p>
          </table:table-cell>
          <table:table-cell table:formula="of:=SIN([.A3351])" office:value-type="float" office:value="0.975503863314355" calcext:value-type="float">
            <text:p>0,975503863314355</text:p>
          </table:table-cell>
        </table:table-row>
        <table:table-row table:style-name="ro1">
          <table:table-cell office:value-type="float" office:value="1.34999999999967" calcext:value-type="float">
            <text:p>1,34999999999967</text:p>
          </table:table-cell>
          <table:table-cell table:formula="of:=SIN([.A3352])" office:value-type="float" office:value="0.975723357826586" calcext:value-type="float">
            <text:p>0,975723357826586</text:p>
          </table:table-cell>
        </table:table-row>
        <table:table-row table:style-name="ro1">
          <table:table-cell office:value-type="float" office:value="1.35099999999967" calcext:value-type="float">
            <text:p>1,35099999999967</text:p>
          </table:table-cell>
          <table:table-cell table:formula="of:=SIN([.A3353])" office:value-type="float" office:value="0.97594187661554" calcext:value-type="float">
            <text:p>0,97594187661554</text:p>
          </table:table-cell>
        </table:table-row>
        <table:table-row table:style-name="ro1">
          <table:table-cell office:value-type="float" office:value="1.35199999999967" calcext:value-type="float">
            <text:p>1,35199999999967</text:p>
          </table:table-cell>
          <table:table-cell table:formula="of:=SIN([.A3354])" office:value-type="float" office:value="0.976159419462698" calcext:value-type="float">
            <text:p>0,976159419462698</text:p>
          </table:table-cell>
        </table:table-row>
        <table:table-row table:style-name="ro1">
          <table:table-cell office:value-type="float" office:value="1.35299999999967" calcext:value-type="float">
            <text:p>1,35299999999967</text:p>
          </table:table-cell>
          <table:table-cell table:formula="of:=SIN([.A3355])" office:value-type="float" office:value="0.976375986150519" calcext:value-type="float">
            <text:p>0,976375986150519</text:p>
          </table:table-cell>
        </table:table-row>
        <table:table-row table:style-name="ro1">
          <table:table-cell office:value-type="float" office:value="1.35399999999966" calcext:value-type="float">
            <text:p>1,35399999999966</text:p>
          </table:table-cell>
          <table:table-cell table:formula="of:=SIN([.A3356])" office:value-type="float" office:value="0.976591576462435" calcext:value-type="float">
            <text:p>0,976591576462435</text:p>
          </table:table-cell>
        </table:table-row>
        <table:table-row table:style-name="ro1">
          <table:table-cell office:value-type="float" office:value="1.35499999999966" calcext:value-type="float">
            <text:p>1,35499999999966</text:p>
          </table:table-cell>
          <table:table-cell table:formula="of:=SIN([.A3357])" office:value-type="float" office:value="0.976806190182855" calcext:value-type="float">
            <text:p>0,976806190182855</text:p>
          </table:table-cell>
        </table:table-row>
        <table:table-row table:style-name="ro1">
          <table:table-cell office:value-type="float" office:value="1.35599999999966" calcext:value-type="float">
            <text:p>1,35599999999966</text:p>
          </table:table-cell>
          <table:table-cell table:formula="of:=SIN([.A3358])" office:value-type="float" office:value="0.977019827097167" calcext:value-type="float">
            <text:p>0,977019827097167</text:p>
          </table:table-cell>
        </table:table-row>
        <table:table-row table:style-name="ro1">
          <table:table-cell office:value-type="float" office:value="1.35699999999966" calcext:value-type="float">
            <text:p>1,35699999999966</text:p>
          </table:table-cell>
          <table:table-cell table:formula="of:=SIN([.A3359])" office:value-type="float" office:value="0.977232486991734" calcext:value-type="float">
            <text:p>0,977232486991734</text:p>
          </table:table-cell>
        </table:table-row>
        <table:table-row table:style-name="ro1">
          <table:table-cell office:value-type="float" office:value="1.35799999999966" calcext:value-type="float">
            <text:p>1,35799999999966</text:p>
          </table:table-cell>
          <table:table-cell table:formula="of:=SIN([.A3360])" office:value-type="float" office:value="0.977444169653894" calcext:value-type="float">
            <text:p>0,977444169653894</text:p>
          </table:table-cell>
        </table:table-row>
        <table:table-row table:style-name="ro1">
          <table:table-cell office:value-type="float" office:value="1.35899999999966" calcext:value-type="float">
            <text:p>1,35899999999966</text:p>
          </table:table-cell>
          <table:table-cell table:formula="of:=SIN([.A3361])" office:value-type="float" office:value="0.977654874871967" calcext:value-type="float">
            <text:p>0,977654874871967</text:p>
          </table:table-cell>
        </table:table-row>
        <table:table-row table:style-name="ro1">
          <table:table-cell office:value-type="float" office:value="1.35999999999966" calcext:value-type="float">
            <text:p>1,35999999999966</text:p>
          </table:table-cell>
          <table:table-cell table:formula="of:=SIN([.A3362])" office:value-type="float" office:value="0.977864602435246" calcext:value-type="float">
            <text:p>0,977864602435246</text:p>
          </table:table-cell>
        </table:table-row>
        <table:table-row table:style-name="ro1">
          <table:table-cell office:value-type="float" office:value="1.36099999999966" calcext:value-type="float">
            <text:p>1,36099999999966</text:p>
          </table:table-cell>
          <table:table-cell table:formula="of:=SIN([.A3363])" office:value-type="float" office:value="0.978073352134004" calcext:value-type="float">
            <text:p>0,978073352134004</text:p>
          </table:table-cell>
        </table:table-row>
        <table:table-row table:style-name="ro1">
          <table:table-cell office:value-type="float" office:value="1.36199999999966" calcext:value-type="float">
            <text:p>1,36199999999966</text:p>
          </table:table-cell>
          <table:table-cell table:formula="of:=SIN([.A3364])" office:value-type="float" office:value="0.978281123759492" calcext:value-type="float">
            <text:p>0,978281123759492</text:p>
          </table:table-cell>
        </table:table-row>
        <table:table-row table:style-name="ro1">
          <table:table-cell office:value-type="float" office:value="1.36299999999966" calcext:value-type="float">
            <text:p>1,36299999999966</text:p>
          </table:table-cell>
          <table:table-cell table:formula="of:=SIN([.A3365])" office:value-type="float" office:value="0.978487917103937" calcext:value-type="float">
            <text:p>0,978487917103937</text:p>
          </table:table-cell>
        </table:table-row>
        <table:table-row table:style-name="ro1">
          <table:table-cell office:value-type="float" office:value="1.36399999999966" calcext:value-type="float">
            <text:p>1,36399999999966</text:p>
          </table:table-cell>
          <table:table-cell table:formula="of:=SIN([.A3366])" office:value-type="float" office:value="0.978693731960547" calcext:value-type="float">
            <text:p>0,978693731960547</text:p>
          </table:table-cell>
        </table:table-row>
        <table:table-row table:style-name="ro1">
          <table:table-cell office:value-type="float" office:value="1.36499999999966" calcext:value-type="float">
            <text:p>1,36499999999966</text:p>
          </table:table-cell>
          <table:table-cell table:formula="of:=SIN([.A3367])" office:value-type="float" office:value="0.978898568123506" calcext:value-type="float">
            <text:p>0,978898568123506</text:p>
          </table:table-cell>
        </table:table-row>
        <table:table-row table:style-name="ro1">
          <table:table-cell office:value-type="float" office:value="1.36599999999966" calcext:value-type="float">
            <text:p>1,36599999999966</text:p>
          </table:table-cell>
          <table:table-cell table:formula="of:=SIN([.A3368])" office:value-type="float" office:value="0.979102425387979" calcext:value-type="float">
            <text:p>0,979102425387979</text:p>
          </table:table-cell>
        </table:table-row>
        <table:table-row table:style-name="ro1">
          <table:table-cell office:value-type="float" office:value="1.36699999999966" calcext:value-type="float">
            <text:p>1,36699999999966</text:p>
          </table:table-cell>
          <table:table-cell table:formula="of:=SIN([.A3369])" office:value-type="float" office:value="0.979305303550107" calcext:value-type="float">
            <text:p>0,979305303550107</text:p>
          </table:table-cell>
        </table:table-row>
        <table:table-row table:style-name="ro1">
          <table:table-cell office:value-type="float" office:value="1.36799999999966" calcext:value-type="float">
            <text:p>1,36799999999966</text:p>
          </table:table-cell>
          <table:table-cell table:formula="of:=SIN([.A3370])" office:value-type="float" office:value="0.979507202407015" calcext:value-type="float">
            <text:p>0,979507202407015</text:p>
          </table:table-cell>
        </table:table-row>
        <table:table-row table:style-name="ro1">
          <table:table-cell office:value-type="float" office:value="1.36899999999966" calcext:value-type="float">
            <text:p>1,36899999999966</text:p>
          </table:table-cell>
          <table:table-cell table:formula="of:=SIN([.A3371])" office:value-type="float" office:value="0.979708121756801" calcext:value-type="float">
            <text:p>0,979708121756801</text:p>
          </table:table-cell>
        </table:table-row>
        <table:table-row table:style-name="ro1">
          <table:table-cell office:value-type="float" office:value="1.36999999999966" calcext:value-type="float">
            <text:p>1,36999999999966</text:p>
          </table:table-cell>
          <table:table-cell table:formula="of:=SIN([.A3372])" office:value-type="float" office:value="0.979908061398547" calcext:value-type="float">
            <text:p>0,979908061398547</text:p>
          </table:table-cell>
        </table:table-row>
        <table:table-row table:style-name="ro1">
          <table:table-cell office:value-type="float" office:value="1.37099999999966" calcext:value-type="float">
            <text:p>1,37099999999966</text:p>
          </table:table-cell>
          <table:table-cell table:formula="of:=SIN([.A3373])" office:value-type="float" office:value="0.980107021132313" calcext:value-type="float">
            <text:p>0,980107021132313</text:p>
          </table:table-cell>
        </table:table-row>
        <table:table-row table:style-name="ro1">
          <table:table-cell office:value-type="float" office:value="1.37199999999966" calcext:value-type="float">
            <text:p>1,37199999999966</text:p>
          </table:table-cell>
          <table:table-cell table:formula="of:=SIN([.A3374])" office:value-type="float" office:value="0.98030500075914" calcext:value-type="float">
            <text:p>0,98030500075914</text:p>
          </table:table-cell>
        </table:table-row>
        <table:table-row table:style-name="ro1">
          <table:table-cell office:value-type="float" office:value="1.37299999999966" calcext:value-type="float">
            <text:p>1,37299999999966</text:p>
          </table:table-cell>
          <table:table-cell table:formula="of:=SIN([.A3375])" office:value-type="float" office:value="0.980502000081048" calcext:value-type="float">
            <text:p>0,980502000081048</text:p>
          </table:table-cell>
        </table:table-row>
        <table:table-row table:style-name="ro1">
          <table:table-cell office:value-type="float" office:value="1.37399999999966" calcext:value-type="float">
            <text:p>1,37399999999966</text:p>
          </table:table-cell>
          <table:table-cell table:formula="of:=SIN([.A3376])" office:value-type="float" office:value="0.980698018901038" calcext:value-type="float">
            <text:p>0,980698018901038</text:p>
          </table:table-cell>
        </table:table-row>
        <table:table-row table:style-name="ro1">
          <table:table-cell office:value-type="float" office:value="1.37499999999966" calcext:value-type="float">
            <text:p>1,37499999999966</text:p>
          </table:table-cell>
          <table:table-cell table:formula="of:=SIN([.A3377])" office:value-type="float" office:value="0.98089305702309" calcext:value-type="float">
            <text:p>0,98089305702309</text:p>
          </table:table-cell>
        </table:table-row>
        <table:table-row table:style-name="ro1">
          <table:table-cell office:value-type="float" office:value="1.37599999999966" calcext:value-type="float">
            <text:p>1,37599999999966</text:p>
          </table:table-cell>
          <table:table-cell table:formula="of:=SIN([.A3378])" office:value-type="float" office:value="0.981087114252167" calcext:value-type="float">
            <text:p>0,981087114252167</text:p>
          </table:table-cell>
        </table:table-row>
        <table:table-row table:style-name="ro1">
          <table:table-cell office:value-type="float" office:value="1.37699999999966" calcext:value-type="float">
            <text:p>1,37699999999966</text:p>
          </table:table-cell>
          <table:table-cell table:formula="of:=SIN([.A3379])" office:value-type="float" office:value="0.981280190394212" calcext:value-type="float">
            <text:p>0,981280190394212</text:p>
          </table:table-cell>
        </table:table-row>
        <table:table-row table:style-name="ro1">
          <table:table-cell office:value-type="float" office:value="1.37799999999966" calcext:value-type="float">
            <text:p>1,37799999999966</text:p>
          </table:table-cell>
          <table:table-cell table:formula="of:=SIN([.A3380])" office:value-type="float" office:value="0.981472285256148" calcext:value-type="float">
            <text:p>0,981472285256148</text:p>
          </table:table-cell>
        </table:table-row>
        <table:table-row table:style-name="ro1">
          <table:table-cell office:value-type="float" office:value="1.37899999999966" calcext:value-type="float">
            <text:p>1,37899999999966</text:p>
          </table:table-cell>
          <table:table-cell table:formula="of:=SIN([.A3381])" office:value-type="float" office:value="0.98166339864588" calcext:value-type="float">
            <text:p>0,98166339864588</text:p>
          </table:table-cell>
        </table:table-row>
        <table:table-row table:style-name="ro1">
          <table:table-cell office:value-type="float" office:value="1.37999999999966" calcext:value-type="float">
            <text:p>1,37999999999966</text:p>
          </table:table-cell>
          <table:table-cell table:formula="of:=SIN([.A3382])" office:value-type="float" office:value="0.981853530372296" calcext:value-type="float">
            <text:p>0,981853530372296</text:p>
          </table:table-cell>
        </table:table-row>
        <table:table-row table:style-name="ro1">
          <table:table-cell office:value-type="float" office:value="1.38099999999966" calcext:value-type="float">
            <text:p>1,38099999999966</text:p>
          </table:table-cell>
          <table:table-cell table:formula="of:=SIN([.A3383])" office:value-type="float" office:value="0.982042680245263" calcext:value-type="float">
            <text:p>0,982042680245263</text:p>
          </table:table-cell>
        </table:table-row>
        <table:table-row table:style-name="ro1">
          <table:table-cell office:value-type="float" office:value="1.38199999999966" calcext:value-type="float">
            <text:p>1,38199999999966</text:p>
          </table:table-cell>
          <table:table-cell table:formula="of:=SIN([.A3384])" office:value-type="float" office:value="0.982230848075631" calcext:value-type="float">
            <text:p>0,982230848075631</text:p>
          </table:table-cell>
        </table:table-row>
        <table:table-row table:style-name="ro1">
          <table:table-cell office:value-type="float" office:value="1.38299999999966" calcext:value-type="float">
            <text:p>1,38299999999966</text:p>
          </table:table-cell>
          <table:table-cell table:formula="of:=SIN([.A3385])" office:value-type="float" office:value="0.982418033675234" calcext:value-type="float">
            <text:p>0,982418033675234</text:p>
          </table:table-cell>
        </table:table-row>
        <table:table-row table:style-name="ro1">
          <table:table-cell office:value-type="float" office:value="1.38399999999966" calcext:value-type="float">
            <text:p>1,38399999999966</text:p>
          </table:table-cell>
          <table:table-cell table:formula="of:=SIN([.A3386])" office:value-type="float" office:value="0.982604236856884" calcext:value-type="float">
            <text:p>0,982604236856884</text:p>
          </table:table-cell>
        </table:table-row>
        <table:table-row table:style-name="ro1">
          <table:table-cell office:value-type="float" office:value="1.38499999999966" calcext:value-type="float">
            <text:p>1,38499999999966</text:p>
          </table:table-cell>
          <table:table-cell table:formula="of:=SIN([.A3387])" office:value-type="float" office:value="0.98278945743438" calcext:value-type="float">
            <text:p>0,98278945743438</text:p>
          </table:table-cell>
        </table:table-row>
        <table:table-row table:style-name="ro1">
          <table:table-cell office:value-type="float" office:value="1.38599999999966" calcext:value-type="float">
            <text:p>1,38599999999966</text:p>
          </table:table-cell>
          <table:table-cell table:formula="of:=SIN([.A3388])" office:value-type="float" office:value="0.9829736952225" calcext:value-type="float">
            <text:p>0,9829736952225</text:p>
          </table:table-cell>
        </table:table-row>
        <table:table-row table:style-name="ro1">
          <table:table-cell office:value-type="float" office:value="1.38699999999966" calcext:value-type="float">
            <text:p>1,38699999999966</text:p>
          </table:table-cell>
          <table:table-cell table:formula="of:=SIN([.A3389])" office:value-type="float" office:value="0.983156950037007" calcext:value-type="float">
            <text:p>0,983156950037007</text:p>
          </table:table-cell>
        </table:table-row>
        <table:table-row table:style-name="ro1">
          <table:table-cell office:value-type="float" office:value="1.38799999999966" calcext:value-type="float">
            <text:p>1,38799999999966</text:p>
          </table:table-cell>
          <table:table-cell table:formula="of:=SIN([.A3390])" office:value-type="float" office:value="0.983339221694646" calcext:value-type="float">
            <text:p>0,983339221694646</text:p>
          </table:table-cell>
        </table:table-row>
        <table:table-row table:style-name="ro1">
          <table:table-cell office:value-type="float" office:value="1.38899999999966" calcext:value-type="float">
            <text:p>1,38899999999966</text:p>
          </table:table-cell>
          <table:table-cell table:formula="of:=SIN([.A3391])" office:value-type="float" office:value="0.983520510013145" calcext:value-type="float">
            <text:p>0,983520510013145</text:p>
          </table:table-cell>
        </table:table-row>
        <table:table-row table:style-name="ro1">
          <table:table-cell office:value-type="float" office:value="1.38999999999966" calcext:value-type="float">
            <text:p>1,38999999999966</text:p>
          </table:table-cell>
          <table:table-cell table:formula="of:=SIN([.A3392])" office:value-type="float" office:value="0.983700814811216" calcext:value-type="float">
            <text:p>0,983700814811216</text:p>
          </table:table-cell>
        </table:table-row>
        <table:table-row table:style-name="ro1">
          <table:table-cell office:value-type="float" office:value="1.39099999999966" calcext:value-type="float">
            <text:p>1,39099999999966</text:p>
          </table:table-cell>
          <table:table-cell table:formula="of:=SIN([.A3393])" office:value-type="float" office:value="0.983880135908554" calcext:value-type="float">
            <text:p>0,983880135908554</text:p>
          </table:table-cell>
        </table:table-row>
        <table:table-row table:style-name="ro1">
          <table:table-cell office:value-type="float" office:value="1.39199999999966" calcext:value-type="float">
            <text:p>1,39199999999966</text:p>
          </table:table-cell>
          <table:table-cell table:formula="of:=SIN([.A3394])" office:value-type="float" office:value="0.984058473125838" calcext:value-type="float">
            <text:p>0,984058473125838</text:p>
          </table:table-cell>
        </table:table-row>
        <table:table-row table:style-name="ro1">
          <table:table-cell office:value-type="float" office:value="1.39299999999966" calcext:value-type="float">
            <text:p>1,39299999999966</text:p>
          </table:table-cell>
          <table:table-cell table:formula="of:=SIN([.A3395])" office:value-type="float" office:value="0.984235826284731" calcext:value-type="float">
            <text:p>0,984235826284731</text:p>
          </table:table-cell>
        </table:table-row>
        <table:table-row table:style-name="ro1">
          <table:table-cell office:value-type="float" office:value="1.39399999999966" calcext:value-type="float">
            <text:p>1,39399999999966</text:p>
          </table:table-cell>
          <table:table-cell table:formula="of:=SIN([.A3396])" office:value-type="float" office:value="0.98441219520788" calcext:value-type="float">
            <text:p>0,98441219520788</text:p>
          </table:table-cell>
        </table:table-row>
        <table:table-row table:style-name="ro1">
          <table:table-cell office:value-type="float" office:value="1.39499999999966" calcext:value-type="float">
            <text:p>1,39499999999966</text:p>
          </table:table-cell>
          <table:table-cell table:formula="of:=SIN([.A3397])" office:value-type="float" office:value="0.984587579718915" calcext:value-type="float">
            <text:p>0,984587579718915</text:p>
          </table:table-cell>
        </table:table-row>
        <table:table-row table:style-name="ro1">
          <table:table-cell office:value-type="float" office:value="1.39599999999966" calcext:value-type="float">
            <text:p>1,39599999999966</text:p>
          </table:table-cell>
          <table:table-cell table:formula="of:=SIN([.A3398])" office:value-type="float" office:value="0.984761979642453" calcext:value-type="float">
            <text:p>0,984761979642453</text:p>
          </table:table-cell>
        </table:table-row>
        <table:table-row table:style-name="ro1">
          <table:table-cell office:value-type="float" office:value="1.39699999999966" calcext:value-type="float">
            <text:p>1,39699999999966</text:p>
          </table:table-cell>
          <table:table-cell table:formula="of:=SIN([.A3399])" office:value-type="float" office:value="0.984935394804094" calcext:value-type="float">
            <text:p>0,984935394804094</text:p>
          </table:table-cell>
        </table:table-row>
        <table:table-row table:style-name="ro1">
          <table:table-cell office:value-type="float" office:value="1.39799999999966" calcext:value-type="float">
            <text:p>1,39799999999966</text:p>
          </table:table-cell>
          <table:table-cell table:formula="of:=SIN([.A3400])" office:value-type="float" office:value="0.985107825030421" calcext:value-type="float">
            <text:p>0,985107825030421</text:p>
          </table:table-cell>
        </table:table-row>
        <table:table-row table:style-name="ro1">
          <table:table-cell office:value-type="float" office:value="1.39899999999966" calcext:value-type="float">
            <text:p>1,39899999999966</text:p>
          </table:table-cell>
          <table:table-cell table:formula="of:=SIN([.A3401])" office:value-type="float" office:value="0.985279270149006" calcext:value-type="float">
            <text:p>0,985279270149006</text:p>
          </table:table-cell>
        </table:table-row>
        <table:table-row table:style-name="ro1">
          <table:table-cell office:value-type="float" office:value="1.39999999999966" calcext:value-type="float">
            <text:p>1,39999999999966</text:p>
          </table:table-cell>
          <table:table-cell table:formula="of:=SIN([.A3402])" office:value-type="float" office:value="0.985449729988402" calcext:value-type="float">
            <text:p>0,985449729988402</text:p>
          </table:table-cell>
        </table:table-row>
        <table:table-row table:style-name="ro1">
          <table:table-cell office:value-type="float" office:value="1.40099999999966" calcext:value-type="float">
            <text:p>1,40099999999966</text:p>
          </table:table-cell>
          <table:table-cell table:formula="of:=SIN([.A3403])" office:value-type="float" office:value="0.985619204378151" calcext:value-type="float">
            <text:p>0,985619204378151</text:p>
          </table:table-cell>
        </table:table-row>
        <table:table-row table:style-name="ro1">
          <table:table-cell office:value-type="float" office:value="1.40199999999966" calcext:value-type="float">
            <text:p>1,40199999999966</text:p>
          </table:table-cell>
          <table:table-cell table:formula="of:=SIN([.A3404])" office:value-type="float" office:value="0.985787693148778" calcext:value-type="float">
            <text:p>0,985787693148778</text:p>
          </table:table-cell>
        </table:table-row>
        <table:table-row table:style-name="ro1">
          <table:table-cell office:value-type="float" office:value="1.40299999999966" calcext:value-type="float">
            <text:p>1,40299999999966</text:p>
          </table:table-cell>
          <table:table-cell table:formula="of:=SIN([.A3405])" office:value-type="float" office:value="0.985955196131793" calcext:value-type="float">
            <text:p>0,985955196131793</text:p>
          </table:table-cell>
        </table:table-row>
        <table:table-row table:style-name="ro1">
          <table:table-cell office:value-type="float" office:value="1.40399999999966" calcext:value-type="float">
            <text:p>1,40399999999966</text:p>
          </table:table-cell>
          <table:table-cell table:formula="of:=SIN([.A3406])" office:value-type="float" office:value="0.986121713159695" calcext:value-type="float">
            <text:p>0,986121713159695</text:p>
          </table:table-cell>
        </table:table-row>
        <table:table-row table:style-name="ro1">
          <table:table-cell office:value-type="float" office:value="1.40499999999966" calcext:value-type="float">
            <text:p>1,40499999999966</text:p>
          </table:table-cell>
          <table:table-cell table:formula="of:=SIN([.A3407])" office:value-type="float" office:value="0.986287244065965" calcext:value-type="float">
            <text:p>0,986287244065965</text:p>
          </table:table-cell>
        </table:table-row>
        <table:table-row table:style-name="ro1">
          <table:table-cell office:value-type="float" office:value="1.40599999999966" calcext:value-type="float">
            <text:p>1,40599999999966</text:p>
          </table:table-cell>
          <table:table-cell table:formula="of:=SIN([.A3408])" office:value-type="float" office:value="0.986451788685074" calcext:value-type="float">
            <text:p>0,986451788685074</text:p>
          </table:table-cell>
        </table:table-row>
        <table:table-row table:style-name="ro1">
          <table:table-cell office:value-type="float" office:value="1.40699999999966" calcext:value-type="float">
            <text:p>1,40699999999966</text:p>
          </table:table-cell>
          <table:table-cell table:formula="of:=SIN([.A3409])" office:value-type="float" office:value="0.986615346852476" calcext:value-type="float">
            <text:p>0,986615346852476</text:p>
          </table:table-cell>
        </table:table-row>
        <table:table-row table:style-name="ro1">
          <table:table-cell office:value-type="float" office:value="1.40799999999966" calcext:value-type="float">
            <text:p>1,40799999999966</text:p>
          </table:table-cell>
          <table:table-cell table:formula="of:=SIN([.A3410])" office:value-type="float" office:value="0.986777918404614" calcext:value-type="float">
            <text:p>0,986777918404614</text:p>
          </table:table-cell>
        </table:table-row>
        <table:table-row table:style-name="ro1">
          <table:table-cell office:value-type="float" office:value="1.40899999999966" calcext:value-type="float">
            <text:p>1,40899999999966</text:p>
          </table:table-cell>
          <table:table-cell table:formula="of:=SIN([.A3411])" office:value-type="float" office:value="0.986939503178915" calcext:value-type="float">
            <text:p>0,986939503178915</text:p>
          </table:table-cell>
        </table:table-row>
        <table:table-row table:style-name="ro1">
          <table:table-cell office:value-type="float" office:value="1.40999999999966" calcext:value-type="float">
            <text:p>1,40999999999966</text:p>
          </table:table-cell>
          <table:table-cell table:formula="of:=SIN([.A3412])" office:value-type="float" office:value="0.987100101013796" calcext:value-type="float">
            <text:p>0,987100101013796</text:p>
          </table:table-cell>
        </table:table-row>
        <table:table-row table:style-name="ro1">
          <table:table-cell office:value-type="float" office:value="1.41099999999966" calcext:value-type="float">
            <text:p>1,41099999999966</text:p>
          </table:table-cell>
          <table:table-cell table:formula="of:=SIN([.A3413])" office:value-type="float" office:value="0.987259711748657" calcext:value-type="float">
            <text:p>0,987259711748657</text:p>
          </table:table-cell>
        </table:table-row>
        <table:table-row table:style-name="ro1">
          <table:table-cell office:value-type="float" office:value="1.41199999999966" calcext:value-type="float">
            <text:p>1,41199999999966</text:p>
          </table:table-cell>
          <table:table-cell table:formula="of:=SIN([.A3414])" office:value-type="float" office:value="0.98741833522389" calcext:value-type="float">
            <text:p>0,98741833522389</text:p>
          </table:table-cell>
        </table:table-row>
        <table:table-row table:style-name="ro1">
          <table:table-cell office:value-type="float" office:value="1.41299999999966" calcext:value-type="float">
            <text:p>1,41299999999966</text:p>
          </table:table-cell>
          <table:table-cell table:formula="of:=SIN([.A3415])" office:value-type="float" office:value="0.987575971280869" calcext:value-type="float">
            <text:p>0,987575971280869</text:p>
          </table:table-cell>
        </table:table-row>
        <table:table-row table:style-name="ro1">
          <table:table-cell office:value-type="float" office:value="1.41399999999966" calcext:value-type="float">
            <text:p>1,41399999999966</text:p>
          </table:table-cell>
          <table:table-cell table:formula="of:=SIN([.A3416])" office:value-type="float" office:value="0.987732619761959" calcext:value-type="float">
            <text:p>0,987732619761959</text:p>
          </table:table-cell>
        </table:table-row>
        <table:table-row table:style-name="ro1">
          <table:table-cell office:value-type="float" office:value="1.41499999999966" calcext:value-type="float">
            <text:p>1,41499999999966</text:p>
          </table:table-cell>
          <table:table-cell table:formula="of:=SIN([.A3417])" office:value-type="float" office:value="0.987888280510512" calcext:value-type="float">
            <text:p>0,987888280510512</text:p>
          </table:table-cell>
        </table:table-row>
        <table:table-row table:style-name="ro1">
          <table:table-cell office:value-type="float" office:value="1.41599999999966" calcext:value-type="float">
            <text:p>1,41599999999966</text:p>
          </table:table-cell>
          <table:table-cell table:formula="of:=SIN([.A3418])" office:value-type="float" office:value="0.988042953370867" calcext:value-type="float">
            <text:p>0,988042953370867</text:p>
          </table:table-cell>
        </table:table-row>
        <table:table-row table:style-name="ro1">
          <table:table-cell office:value-type="float" office:value="1.41699999999966" calcext:value-type="float">
            <text:p>1,41699999999966</text:p>
          </table:table-cell>
          <table:table-cell table:formula="of:=SIN([.A3419])" office:value-type="float" office:value="0.98819663818835" calcext:value-type="float">
            <text:p>0,98819663818835</text:p>
          </table:table-cell>
        </table:table-row>
        <table:table-row table:style-name="ro1">
          <table:table-cell office:value-type="float" office:value="1.41799999999966" calcext:value-type="float">
            <text:p>1,41799999999966</text:p>
          </table:table-cell>
          <table:table-cell table:formula="of:=SIN([.A3420])" office:value-type="float" office:value="0.988349334809278" calcext:value-type="float">
            <text:p>0,988349334809278</text:p>
          </table:table-cell>
        </table:table-row>
        <table:table-row table:style-name="ro1">
          <table:table-cell office:value-type="float" office:value="1.41899999999966" calcext:value-type="float">
            <text:p>1,41899999999966</text:p>
          </table:table-cell>
          <table:table-cell table:formula="of:=SIN([.A3421])" office:value-type="float" office:value="0.988501043080954" calcext:value-type="float">
            <text:p>0,988501043080954</text:p>
          </table:table-cell>
        </table:table-row>
        <table:table-row table:style-name="ro1">
          <table:table-cell office:value-type="float" office:value="1.41999999999966" calcext:value-type="float">
            <text:p>1,41999999999966</text:p>
          </table:table-cell>
          <table:table-cell table:formula="of:=SIN([.A3422])" office:value-type="float" office:value="0.988651762851668" calcext:value-type="float">
            <text:p>0,988651762851668</text:p>
          </table:table-cell>
        </table:table-row>
        <table:table-row table:style-name="ro1">
          <table:table-cell office:value-type="float" office:value="1.42099999999966" calcext:value-type="float">
            <text:p>1,42099999999966</text:p>
          </table:table-cell>
          <table:table-cell table:formula="of:=SIN([.A3423])" office:value-type="float" office:value="0.988801493970703" calcext:value-type="float">
            <text:p>0,988801493970703</text:p>
          </table:table-cell>
        </table:table-row>
        <table:table-row table:style-name="ro1">
          <table:table-cell office:value-type="float" office:value="1.42199999999966" calcext:value-type="float">
            <text:p>1,42199999999966</text:p>
          </table:table-cell>
          <table:table-cell table:formula="of:=SIN([.A3424])" office:value-type="float" office:value="0.988950236288325" calcext:value-type="float">
            <text:p>0,988950236288325</text:p>
          </table:table-cell>
        </table:table-row>
        <table:table-row table:style-name="ro1">
          <table:table-cell office:value-type="float" office:value="1.42299999999966" calcext:value-type="float">
            <text:p>1,42299999999966</text:p>
          </table:table-cell>
          <table:table-cell table:formula="of:=SIN([.A3425])" office:value-type="float" office:value="0.989097989655794" calcext:value-type="float">
            <text:p>0,989097989655794</text:p>
          </table:table-cell>
        </table:table-row>
        <table:table-row table:style-name="ro1">
          <table:table-cell office:value-type="float" office:value="1.42399999999966" calcext:value-type="float">
            <text:p>1,42399999999966</text:p>
          </table:table-cell>
          <table:table-cell table:formula="of:=SIN([.A3426])" office:value-type="float" office:value="0.989244753925356" calcext:value-type="float">
            <text:p>0,989244753925356</text:p>
          </table:table-cell>
        </table:table-row>
        <table:table-row table:style-name="ro1">
          <table:table-cell office:value-type="float" office:value="1.42499999999966" calcext:value-type="float">
            <text:p>1,42499999999966</text:p>
          </table:table-cell>
          <table:table-cell table:formula="of:=SIN([.A3427])" office:value-type="float" office:value="0.989390528950246" calcext:value-type="float">
            <text:p>0,989390528950246</text:p>
          </table:table-cell>
        </table:table-row>
        <table:table-row table:style-name="ro1">
          <table:table-cell office:value-type="float" office:value="1.42599999999966" calcext:value-type="float">
            <text:p>1,42599999999966</text:p>
          </table:table-cell>
          <table:table-cell table:formula="of:=SIN([.A3428])" office:value-type="float" office:value="0.989535314584689" calcext:value-type="float">
            <text:p>0,989535314584689</text:p>
          </table:table-cell>
        </table:table-row>
        <table:table-row table:style-name="ro1">
          <table:table-cell office:value-type="float" office:value="1.42699999999966" calcext:value-type="float">
            <text:p>1,42699999999966</text:p>
          </table:table-cell>
          <table:table-cell table:formula="of:=SIN([.A3429])" office:value-type="float" office:value="0.989679110683901" calcext:value-type="float">
            <text:p>0,989679110683901</text:p>
          </table:table-cell>
        </table:table-row>
        <table:table-row table:style-name="ro1">
          <table:table-cell office:value-type="float" office:value="1.42799999999966" calcext:value-type="float">
            <text:p>1,42799999999966</text:p>
          </table:table-cell>
          <table:table-cell table:formula="of:=SIN([.A3430])" office:value-type="float" office:value="0.989821917104084" calcext:value-type="float">
            <text:p>0,989821917104084</text:p>
          </table:table-cell>
        </table:table-row>
        <table:table-row table:style-name="ro1">
          <table:table-cell office:value-type="float" office:value="1.42899999999966" calcext:value-type="float">
            <text:p>1,42899999999966</text:p>
          </table:table-cell>
          <table:table-cell table:formula="of:=SIN([.A3431])" office:value-type="float" office:value="0.989963733702432" calcext:value-type="float">
            <text:p>0,989963733702432</text:p>
          </table:table-cell>
        </table:table-row>
        <table:table-row table:style-name="ro1">
          <table:table-cell office:value-type="float" office:value="1.42999999999966" calcext:value-type="float">
            <text:p>1,42999999999966</text:p>
          </table:table-cell>
          <table:table-cell table:formula="of:=SIN([.A3432])" office:value-type="float" office:value="0.99010456033713" calcext:value-type="float">
            <text:p>0,99010456033713</text:p>
          </table:table-cell>
        </table:table-row>
        <table:table-row table:style-name="ro1">
          <table:table-cell office:value-type="float" office:value="1.43099999999966" calcext:value-type="float">
            <text:p>1,43099999999966</text:p>
          </table:table-cell>
          <table:table-cell table:formula="of:=SIN([.A3433])" office:value-type="float" office:value="0.990244396867349" calcext:value-type="float">
            <text:p>0,990244396867349</text:p>
          </table:table-cell>
        </table:table-row>
        <table:table-row table:style-name="ro1">
          <table:table-cell office:value-type="float" office:value="1.43199999999966" calcext:value-type="float">
            <text:p>1,43199999999966</text:p>
          </table:table-cell>
          <table:table-cell table:formula="of:=SIN([.A3434])" office:value-type="float" office:value="0.990383243153254" calcext:value-type="float">
            <text:p>0,990383243153254</text:p>
          </table:table-cell>
        </table:table-row>
        <table:table-row table:style-name="ro1">
          <table:table-cell office:value-type="float" office:value="1.43299999999966" calcext:value-type="float">
            <text:p>1,43299999999966</text:p>
          </table:table-cell>
          <table:table-cell table:formula="of:=SIN([.A3435])" office:value-type="float" office:value="0.990521099055999" calcext:value-type="float">
            <text:p>0,990521099055999</text:p>
          </table:table-cell>
        </table:table-row>
        <table:table-row table:style-name="ro1">
          <table:table-cell office:value-type="float" office:value="1.43399999999966" calcext:value-type="float">
            <text:p>1,43399999999966</text:p>
          </table:table-cell>
          <table:table-cell table:formula="of:=SIN([.A3436])" office:value-type="float" office:value="0.990657964437727" calcext:value-type="float">
            <text:p>0,990657964437727</text:p>
          </table:table-cell>
        </table:table-row>
        <table:table-row table:style-name="ro1">
          <table:table-cell office:value-type="float" office:value="1.43499999999966" calcext:value-type="float">
            <text:p>1,43499999999966</text:p>
          </table:table-cell>
          <table:table-cell table:formula="of:=SIN([.A3437])" office:value-type="float" office:value="0.990793839161573" calcext:value-type="float">
            <text:p>0,990793839161573</text:p>
          </table:table-cell>
        </table:table-row>
        <table:table-row table:style-name="ro1">
          <table:table-cell office:value-type="float" office:value="1.43599999999966" calcext:value-type="float">
            <text:p>1,43599999999966</text:p>
          </table:table-cell>
          <table:table-cell table:formula="of:=SIN([.A3438])" office:value-type="float" office:value="0.990928723091663" calcext:value-type="float">
            <text:p>0,990928723091663</text:p>
          </table:table-cell>
        </table:table-row>
        <table:table-row table:style-name="ro1">
          <table:table-cell office:value-type="float" office:value="1.43699999999966" calcext:value-type="float">
            <text:p>1,43699999999966</text:p>
          </table:table-cell>
          <table:table-cell table:formula="of:=SIN([.A3439])" office:value-type="float" office:value="0.991062616093112" calcext:value-type="float">
            <text:p>0,991062616093112</text:p>
          </table:table-cell>
        </table:table-row>
        <table:table-row table:style-name="ro1">
          <table:table-cell office:value-type="float" office:value="1.43799999999966" calcext:value-type="float">
            <text:p>1,43799999999966</text:p>
          </table:table-cell>
          <table:table-cell table:formula="of:=SIN([.A3440])" office:value-type="float" office:value="0.991195518032028" calcext:value-type="float">
            <text:p>0,991195518032028</text:p>
          </table:table-cell>
        </table:table-row>
        <table:table-row table:style-name="ro1">
          <table:table-cell office:value-type="float" office:value="1.43899999999966" calcext:value-type="float">
            <text:p>1,43899999999966</text:p>
          </table:table-cell>
          <table:table-cell table:formula="of:=SIN([.A3441])" office:value-type="float" office:value="0.991327428775508" calcext:value-type="float">
            <text:p>0,991327428775508</text:p>
          </table:table-cell>
        </table:table-row>
        <table:table-row table:style-name="ro1">
          <table:table-cell office:value-type="float" office:value="1.43999999999966" calcext:value-type="float">
            <text:p>1,43999999999966</text:p>
          </table:table-cell>
          <table:table-cell table:formula="of:=SIN([.A3442])" office:value-type="float" office:value="0.991458348191642" calcext:value-type="float">
            <text:p>0,991458348191642</text:p>
          </table:table-cell>
        </table:table-row>
        <table:table-row table:style-name="ro1">
          <table:table-cell office:value-type="float" office:value="1.44099999999966" calcext:value-type="float">
            <text:p>1,44099999999966</text:p>
          </table:table-cell>
          <table:table-cell table:formula="of:=SIN([.A3443])" office:value-type="float" office:value="0.99158827614951" calcext:value-type="float">
            <text:p>0,99158827614951</text:p>
          </table:table-cell>
        </table:table-row>
        <table:table-row table:style-name="ro1">
          <table:table-cell office:value-type="float" office:value="1.44199999999966" calcext:value-type="float">
            <text:p>1,44199999999966</text:p>
          </table:table-cell>
          <table:table-cell table:formula="of:=SIN([.A3444])" office:value-type="float" office:value="0.991717212519185" calcext:value-type="float">
            <text:p>0,991717212519185</text:p>
          </table:table-cell>
        </table:table-row>
        <table:table-row table:style-name="ro1">
          <table:table-cell office:value-type="float" office:value="1.44299999999966" calcext:value-type="float">
            <text:p>1,44299999999966</text:p>
          </table:table-cell>
          <table:table-cell table:formula="of:=SIN([.A3445])" office:value-type="float" office:value="0.99184515717173" calcext:value-type="float">
            <text:p>0,99184515717173</text:p>
          </table:table-cell>
        </table:table-row>
        <table:table-row table:style-name="ro1">
          <table:table-cell office:value-type="float" office:value="1.44399999999966" calcext:value-type="float">
            <text:p>1,44399999999966</text:p>
          </table:table-cell>
          <table:table-cell table:formula="of:=SIN([.A3446])" office:value-type="float" office:value="0.9919721099792" calcext:value-type="float">
            <text:p>0,9919721099792</text:p>
          </table:table-cell>
        </table:table-row>
        <table:table-row table:style-name="ro1">
          <table:table-cell office:value-type="float" office:value="1.44499999999966" calcext:value-type="float">
            <text:p>1,44499999999966</text:p>
          </table:table-cell>
          <table:table-cell table:formula="of:=SIN([.A3447])" office:value-type="float" office:value="0.992098070814644" calcext:value-type="float">
            <text:p>0,992098070814644</text:p>
          </table:table-cell>
        </table:table-row>
        <table:table-row table:style-name="ro1">
          <table:table-cell office:value-type="float" office:value="1.44599999999966" calcext:value-type="float">
            <text:p>1,44599999999966</text:p>
          </table:table-cell>
          <table:table-cell table:formula="of:=SIN([.A3448])" office:value-type="float" office:value="0.992223039552099" calcext:value-type="float">
            <text:p>0,992223039552099</text:p>
          </table:table-cell>
        </table:table-row>
        <table:table-row table:style-name="ro1">
          <table:table-cell office:value-type="float" office:value="1.44699999999966" calcext:value-type="float">
            <text:p>1,44699999999966</text:p>
          </table:table-cell>
          <table:table-cell table:formula="of:=SIN([.A3449])" office:value-type="float" office:value="0.992347016066597" calcext:value-type="float">
            <text:p>0,992347016066597</text:p>
          </table:table-cell>
        </table:table-row>
        <table:table-row table:style-name="ro1">
          <table:table-cell office:value-type="float" office:value="1.44799999999966" calcext:value-type="float">
            <text:p>1,44799999999966</text:p>
          </table:table-cell>
          <table:table-cell table:formula="of:=SIN([.A3450])" office:value-type="float" office:value="0.992470000234162" calcext:value-type="float">
            <text:p>0,992470000234162</text:p>
          </table:table-cell>
        </table:table-row>
        <table:table-row table:style-name="ro1">
          <table:table-cell office:value-type="float" office:value="1.44899999999966" calcext:value-type="float">
            <text:p>1,44899999999966</text:p>
          </table:table-cell>
          <table:table-cell table:formula="of:=SIN([.A3451])" office:value-type="float" office:value="0.992591991931809" calcext:value-type="float">
            <text:p>0,992591991931809</text:p>
          </table:table-cell>
        </table:table-row>
        <table:table-row table:style-name="ro1">
          <table:table-cell office:value-type="float" office:value="1.44999999999966" calcext:value-type="float">
            <text:p>1,44999999999966</text:p>
          </table:table-cell>
          <table:table-cell table:formula="of:=SIN([.A3452])" office:value-type="float" office:value="0.992712991037547" calcext:value-type="float">
            <text:p>0,992712991037547</text:p>
          </table:table-cell>
        </table:table-row>
        <table:table-row table:style-name="ro1">
          <table:table-cell office:value-type="float" office:value="1.45099999999966" calcext:value-type="float">
            <text:p>1,45099999999966</text:p>
          </table:table-cell>
          <table:table-cell table:formula="of:=SIN([.A3453])" office:value-type="float" office:value="0.992832997430377" calcext:value-type="float">
            <text:p>0,992832997430377</text:p>
          </table:table-cell>
        </table:table-row>
        <table:table-row table:style-name="ro1">
          <table:table-cell office:value-type="float" office:value="1.45199999999965" calcext:value-type="float">
            <text:p>1,45199999999965</text:p>
          </table:table-cell>
          <table:table-cell table:formula="of:=SIN([.A3454])" office:value-type="float" office:value="0.992952010990292" calcext:value-type="float">
            <text:p>0,992952010990292</text:p>
          </table:table-cell>
        </table:table-row>
        <table:table-row table:style-name="ro1">
          <table:table-cell office:value-type="float" office:value="1.45299999999965" calcext:value-type="float">
            <text:p>1,45299999999965</text:p>
          </table:table-cell>
          <table:table-cell table:formula="of:=SIN([.A3455])" office:value-type="float" office:value="0.993070031598279" calcext:value-type="float">
            <text:p>0,993070031598279</text:p>
          </table:table-cell>
        </table:table-row>
        <table:table-row table:style-name="ro1">
          <table:table-cell office:value-type="float" office:value="1.45399999999965" calcext:value-type="float">
            <text:p>1,45399999999965</text:p>
          </table:table-cell>
          <table:table-cell table:formula="of:=SIN([.A3456])" office:value-type="float" office:value="0.993187059136316" calcext:value-type="float">
            <text:p>0,993187059136316</text:p>
          </table:table-cell>
        </table:table-row>
        <table:table-row table:style-name="ro1">
          <table:table-cell office:value-type="float" office:value="1.45499999999965" calcext:value-type="float">
            <text:p>1,45499999999965</text:p>
          </table:table-cell>
          <table:table-cell table:formula="of:=SIN([.A3457])" office:value-type="float" office:value="0.993303093487378" calcext:value-type="float">
            <text:p>0,993303093487378</text:p>
          </table:table-cell>
        </table:table-row>
        <table:table-row table:style-name="ro1">
          <table:table-cell office:value-type="float" office:value="1.45599999999965" calcext:value-type="float">
            <text:p>1,45599999999965</text:p>
          </table:table-cell>
          <table:table-cell table:formula="of:=SIN([.A3458])" office:value-type="float" office:value="0.993418134535429" calcext:value-type="float">
            <text:p>0,993418134535429</text:p>
          </table:table-cell>
        </table:table-row>
        <table:table-row table:style-name="ro1">
          <table:table-cell office:value-type="float" office:value="1.45699999999965" calcext:value-type="float">
            <text:p>1,45699999999965</text:p>
          </table:table-cell>
          <table:table-cell table:formula="of:=SIN([.A3459])" office:value-type="float" office:value="0.993532182165428" calcext:value-type="float">
            <text:p>0,993532182165428</text:p>
          </table:table-cell>
        </table:table-row>
        <table:table-row table:style-name="ro1">
          <table:table-cell office:value-type="float" office:value="1.45799999999965" calcext:value-type="float">
            <text:p>1,45799999999965</text:p>
          </table:table-cell>
          <table:table-cell table:formula="of:=SIN([.A3460])" office:value-type="float" office:value="0.993645236263328" calcext:value-type="float">
            <text:p>0,993645236263328</text:p>
          </table:table-cell>
        </table:table-row>
        <table:table-row table:style-name="ro1">
          <table:table-cell office:value-type="float" office:value="1.45899999999965" calcext:value-type="float">
            <text:p>1,45899999999965</text:p>
          </table:table-cell>
          <table:table-cell table:formula="of:=SIN([.A3461])" office:value-type="float" office:value="0.993757296716074" calcext:value-type="float">
            <text:p>0,993757296716074</text:p>
          </table:table-cell>
        </table:table-row>
        <table:table-row table:style-name="ro1">
          <table:table-cell office:value-type="float" office:value="1.45999999999965" calcext:value-type="float">
            <text:p>1,45999999999965</text:p>
          </table:table-cell>
          <table:table-cell table:formula="of:=SIN([.A3462])" office:value-type="float" office:value="0.993868363411607" calcext:value-type="float">
            <text:p>0,993868363411607</text:p>
          </table:table-cell>
        </table:table-row>
        <table:table-row table:style-name="ro1">
          <table:table-cell office:value-type="float" office:value="1.46099999999965" calcext:value-type="float">
            <text:p>1,46099999999965</text:p>
          </table:table-cell>
          <table:table-cell table:formula="of:=SIN([.A3463])" office:value-type="float" office:value="0.993978436238858" calcext:value-type="float">
            <text:p>0,993978436238858</text:p>
          </table:table-cell>
        </table:table-row>
        <table:table-row table:style-name="ro1">
          <table:table-cell office:value-type="float" office:value="1.46199999999965" calcext:value-type="float">
            <text:p>1,46199999999965</text:p>
          </table:table-cell>
          <table:table-cell table:formula="of:=SIN([.A3464])" office:value-type="float" office:value="0.994087515087757" calcext:value-type="float">
            <text:p>0,994087515087757</text:p>
          </table:table-cell>
        </table:table-row>
        <table:table-row table:style-name="ro1">
          <table:table-cell office:value-type="float" office:value="1.46299999999965" calcext:value-type="float">
            <text:p>1,46299999999965</text:p>
          </table:table-cell>
          <table:table-cell table:formula="of:=SIN([.A3465])" office:value-type="float" office:value="0.994195599849223" calcext:value-type="float">
            <text:p>0,994195599849223</text:p>
          </table:table-cell>
        </table:table-row>
        <table:table-row table:style-name="ro1">
          <table:table-cell office:value-type="float" office:value="1.46399999999965" calcext:value-type="float">
            <text:p>1,46399999999965</text:p>
          </table:table-cell>
          <table:table-cell table:formula="of:=SIN([.A3466])" office:value-type="float" office:value="0.994302690415172" calcext:value-type="float">
            <text:p>0,994302690415172</text:p>
          </table:table-cell>
        </table:table-row>
        <table:table-row table:style-name="ro1">
          <table:table-cell office:value-type="float" office:value="1.46499999999965" calcext:value-type="float">
            <text:p>1,46499999999965</text:p>
          </table:table-cell>
          <table:table-cell table:formula="of:=SIN([.A3467])" office:value-type="float" office:value="0.994408786678514" calcext:value-type="float">
            <text:p>0,994408786678514</text:p>
          </table:table-cell>
        </table:table-row>
        <table:table-row table:style-name="ro1">
          <table:table-cell office:value-type="float" office:value="1.46599999999965" calcext:value-type="float">
            <text:p>1,46599999999965</text:p>
          </table:table-cell>
          <table:table-cell table:formula="of:=SIN([.A3468])" office:value-type="float" office:value="0.994513888533152" calcext:value-type="float">
            <text:p>0,994513888533152</text:p>
          </table:table-cell>
        </table:table-row>
        <table:table-row table:style-name="ro1">
          <table:table-cell office:value-type="float" office:value="1.46699999999965" calcext:value-type="float">
            <text:p>1,46699999999965</text:p>
          </table:table-cell>
          <table:table-cell table:formula="of:=SIN([.A3469])" office:value-type="float" office:value="0.994617995873984" calcext:value-type="float">
            <text:p>0,994617995873984</text:p>
          </table:table-cell>
        </table:table-row>
        <table:table-row table:style-name="ro1">
          <table:table-cell office:value-type="float" office:value="1.46799999999965" calcext:value-type="float">
            <text:p>1,46799999999965</text:p>
          </table:table-cell>
          <table:table-cell table:formula="of:=SIN([.A3470])" office:value-type="float" office:value="0.994721108596903" calcext:value-type="float">
            <text:p>0,994721108596903</text:p>
          </table:table-cell>
        </table:table-row>
        <table:table-row table:style-name="ro1">
          <table:table-cell office:value-type="float" office:value="1.46899999999965" calcext:value-type="float">
            <text:p>1,46899999999965</text:p>
          </table:table-cell>
          <table:table-cell table:formula="of:=SIN([.A3471])" office:value-type="float" office:value="0.994823226598796" calcext:value-type="float">
            <text:p>0,994823226598796</text:p>
          </table:table-cell>
        </table:table-row>
        <table:table-row table:style-name="ro1">
          <table:table-cell office:value-type="float" office:value="1.46999999999965" calcext:value-type="float">
            <text:p>1,46999999999965</text:p>
          </table:table-cell>
          <table:table-cell table:formula="of:=SIN([.A3472])" office:value-type="float" office:value="0.994924349777546" calcext:value-type="float">
            <text:p>0,994924349777546</text:p>
          </table:table-cell>
        </table:table-row>
        <table:table-row table:style-name="ro1">
          <table:table-cell office:value-type="float" office:value="1.47099999999965" calcext:value-type="float">
            <text:p>1,47099999999965</text:p>
          </table:table-cell>
          <table:table-cell table:formula="of:=SIN([.A3473])" office:value-type="float" office:value="0.995024478032029" calcext:value-type="float">
            <text:p>0,995024478032029</text:p>
          </table:table-cell>
        </table:table-row>
        <table:table-row table:style-name="ro1">
          <table:table-cell office:value-type="float" office:value="1.47199999999965" calcext:value-type="float">
            <text:p>1,47199999999965</text:p>
          </table:table-cell>
          <table:table-cell table:formula="of:=SIN([.A3474])" office:value-type="float" office:value="0.995123611262117" calcext:value-type="float">
            <text:p>0,995123611262117</text:p>
          </table:table-cell>
        </table:table-row>
        <table:table-row table:style-name="ro1">
          <table:table-cell office:value-type="float" office:value="1.47299999999965" calcext:value-type="float">
            <text:p>1,47299999999965</text:p>
          </table:table-cell>
          <table:table-cell table:formula="of:=SIN([.A3475])" office:value-type="float" office:value="0.995221749368676" calcext:value-type="float">
            <text:p>0,995221749368676</text:p>
          </table:table-cell>
        </table:table-row>
        <table:table-row table:style-name="ro1">
          <table:table-cell office:value-type="float" office:value="1.47399999999965" calcext:value-type="float">
            <text:p>1,47399999999965</text:p>
          </table:table-cell>
          <table:table-cell table:formula="of:=SIN([.A3476])" office:value-type="float" office:value="0.995318892253569" calcext:value-type="float">
            <text:p>0,995318892253569</text:p>
          </table:table-cell>
        </table:table-row>
        <table:table-row table:style-name="ro1">
          <table:table-cell office:value-type="float" office:value="1.47499999999965" calcext:value-type="float">
            <text:p>1,47499999999965</text:p>
          </table:table-cell>
          <table:table-cell table:formula="of:=SIN([.A3477])" office:value-type="float" office:value="0.995415039819653" calcext:value-type="float">
            <text:p>0,995415039819653</text:p>
          </table:table-cell>
        </table:table-row>
        <table:table-row table:style-name="ro1">
          <table:table-cell office:value-type="float" office:value="1.47599999999965" calcext:value-type="float">
            <text:p>1,47599999999965</text:p>
          </table:table-cell>
          <table:table-cell table:formula="of:=SIN([.A3478])" office:value-type="float" office:value="0.99551019197078" calcext:value-type="float">
            <text:p>0,99551019197078</text:p>
          </table:table-cell>
        </table:table-row>
        <table:table-row table:style-name="ro1">
          <table:table-cell office:value-type="float" office:value="1.47699999999965" calcext:value-type="float">
            <text:p>1,47699999999965</text:p>
          </table:table-cell>
          <table:table-cell table:formula="of:=SIN([.A3479])" office:value-type="float" office:value="0.995604348611797" calcext:value-type="float">
            <text:p>0,995604348611797</text:p>
          </table:table-cell>
        </table:table-row>
        <table:table-row table:style-name="ro1">
          <table:table-cell office:value-type="float" office:value="1.47799999999965" calcext:value-type="float">
            <text:p>1,47799999999965</text:p>
          </table:table-cell>
          <table:table-cell table:formula="of:=SIN([.A3480])" office:value-type="float" office:value="0.99569750964855" calcext:value-type="float">
            <text:p>0,99569750964855</text:p>
          </table:table-cell>
        </table:table-row>
        <table:table-row table:style-name="ro1">
          <table:table-cell office:value-type="float" office:value="1.47899999999965" calcext:value-type="float">
            <text:p>1,47899999999965</text:p>
          </table:table-cell>
          <table:table-cell table:formula="of:=SIN([.A3481])" office:value-type="float" office:value="0.995789674987875" calcext:value-type="float">
            <text:p>0,995789674987875</text:p>
          </table:table-cell>
        </table:table-row>
        <table:table-row table:style-name="ro1">
          <table:table-cell office:value-type="float" office:value="1.47999999999965" calcext:value-type="float">
            <text:p>1,47999999999965</text:p>
          </table:table-cell>
          <table:table-cell table:formula="of:=SIN([.A3482])" office:value-type="float" office:value="0.995880844537608" calcext:value-type="float">
            <text:p>0,995880844537608</text:p>
          </table:table-cell>
        </table:table-row>
        <table:table-row table:style-name="ro1">
          <table:table-cell office:value-type="float" office:value="1.48099999999965" calcext:value-type="float">
            <text:p>1,48099999999965</text:p>
          </table:table-cell>
          <table:table-cell table:formula="of:=SIN([.A3483])" office:value-type="float" office:value="0.995971018206581" calcext:value-type="float">
            <text:p>0,995971018206581</text:p>
          </table:table-cell>
        </table:table-row>
        <table:table-row table:style-name="ro1">
          <table:table-cell office:value-type="float" office:value="1.48199999999965" calcext:value-type="float">
            <text:p>1,48199999999965</text:p>
          </table:table-cell>
          <table:table-cell table:formula="of:=SIN([.A3484])" office:value-type="float" office:value="0.996060195904617" calcext:value-type="float">
            <text:p>0,996060195904617</text:p>
          </table:table-cell>
        </table:table-row>
        <table:table-row table:style-name="ro1">
          <table:table-cell office:value-type="float" office:value="1.48299999999965" calcext:value-type="float">
            <text:p>1,48299999999965</text:p>
          </table:table-cell>
          <table:table-cell table:formula="of:=SIN([.A3485])" office:value-type="float" office:value="0.996148377542541" calcext:value-type="float">
            <text:p>0,996148377542541</text:p>
          </table:table-cell>
        </table:table-row>
        <table:table-row table:style-name="ro1">
          <table:table-cell office:value-type="float" office:value="1.48399999999965" calcext:value-type="float">
            <text:p>1,48399999999965</text:p>
          </table:table-cell>
          <table:table-cell table:formula="of:=SIN([.A3486])" office:value-type="float" office:value="0.99623556303217" calcext:value-type="float">
            <text:p>0,99623556303217</text:p>
          </table:table-cell>
        </table:table-row>
        <table:table-row table:style-name="ro1">
          <table:table-cell office:value-type="float" office:value="1.48499999999965" calcext:value-type="float">
            <text:p>1,48499999999965</text:p>
          </table:table-cell>
          <table:table-cell table:formula="of:=SIN([.A3487])" office:value-type="float" office:value="0.99632175228632" calcext:value-type="float">
            <text:p>0,99632175228632</text:p>
          </table:table-cell>
        </table:table-row>
        <table:table-row table:style-name="ro1">
          <table:table-cell office:value-type="float" office:value="1.48599999999965" calcext:value-type="float">
            <text:p>1,48599999999965</text:p>
          </table:table-cell>
          <table:table-cell table:formula="of:=SIN([.A3488])" office:value-type="float" office:value="0.9964069452188" calcext:value-type="float">
            <text:p>0,9964069452188</text:p>
          </table:table-cell>
        </table:table-row>
        <table:table-row table:style-name="ro1">
          <table:table-cell office:value-type="float" office:value="1.48699999999965" calcext:value-type="float">
            <text:p>1,48699999999965</text:p>
          </table:table-cell>
          <table:table-cell table:formula="of:=SIN([.A3489])" office:value-type="float" office:value="0.996491141744417" calcext:value-type="float">
            <text:p>0,996491141744417</text:p>
          </table:table-cell>
        </table:table-row>
        <table:table-row table:style-name="ro1">
          <table:table-cell office:value-type="float" office:value="1.48799999999965" calcext:value-type="float">
            <text:p>1,48799999999965</text:p>
          </table:table-cell>
          <table:table-cell table:formula="of:=SIN([.A3490])" office:value-type="float" office:value="0.996574341778977" calcext:value-type="float">
            <text:p>0,996574341778977</text:p>
          </table:table-cell>
        </table:table-row>
        <table:table-row table:style-name="ro1">
          <table:table-cell office:value-type="float" office:value="1.48899999999965" calcext:value-type="float">
            <text:p>1,48899999999965</text:p>
          </table:table-cell>
          <table:table-cell table:formula="of:=SIN([.A3491])" office:value-type="float" office:value="0.996656545239277" calcext:value-type="float">
            <text:p>0,996656545239277</text:p>
          </table:table-cell>
        </table:table-row>
        <table:table-row table:style-name="ro1">
          <table:table-cell office:value-type="float" office:value="1.48999999999965" calcext:value-type="float">
            <text:p>1,48999999999965</text:p>
          </table:table-cell>
          <table:table-cell table:formula="of:=SIN([.A3492])" office:value-type="float" office:value="0.996737752043115" calcext:value-type="float">
            <text:p>0,996737752043115</text:p>
          </table:table-cell>
        </table:table-row>
        <table:table-row table:style-name="ro1">
          <table:table-cell office:value-type="float" office:value="1.49099999999965" calcext:value-type="float">
            <text:p>1,49099999999965</text:p>
          </table:table-cell>
          <table:table-cell table:formula="of:=SIN([.A3493])" office:value-type="float" office:value="0.996817962109284" calcext:value-type="float">
            <text:p>0,996817962109284</text:p>
          </table:table-cell>
        </table:table-row>
        <table:table-row table:style-name="ro1">
          <table:table-cell office:value-type="float" office:value="1.49199999999965" calcext:value-type="float">
            <text:p>1,49199999999965</text:p>
          </table:table-cell>
          <table:table-cell table:formula="of:=SIN([.A3494])" office:value-type="float" office:value="0.996897175357575" calcext:value-type="float">
            <text:p>0,996897175357575</text:p>
          </table:table-cell>
        </table:table-row>
        <table:table-row table:style-name="ro1">
          <table:table-cell office:value-type="float" office:value="1.49299999999965" calcext:value-type="float">
            <text:p>1,49299999999965</text:p>
          </table:table-cell>
          <table:table-cell table:formula="of:=SIN([.A3495])" office:value-type="float" office:value="0.996975391708773" calcext:value-type="float">
            <text:p>0,996975391708773</text:p>
          </table:table-cell>
        </table:table-row>
        <table:table-row table:style-name="ro1">
          <table:table-cell office:value-type="float" office:value="1.49399999999965" calcext:value-type="float">
            <text:p>1,49399999999965</text:p>
          </table:table-cell>
          <table:table-cell table:formula="of:=SIN([.A3496])" office:value-type="float" office:value="0.997052611084662" calcext:value-type="float">
            <text:p>0,997052611084662</text:p>
          </table:table-cell>
        </table:table-row>
        <table:table-row table:style-name="ro1">
          <table:table-cell office:value-type="float" office:value="1.49499999999965" calcext:value-type="float">
            <text:p>1,49499999999965</text:p>
          </table:table-cell>
          <table:table-cell table:formula="of:=SIN([.A3497])" office:value-type="float" office:value="0.997128833408023" calcext:value-type="float">
            <text:p>0,997128833408023</text:p>
          </table:table-cell>
        </table:table-row>
        <table:table-row table:style-name="ro1">
          <table:table-cell office:value-type="float" office:value="1.49599999999965" calcext:value-type="float">
            <text:p>1,49599999999965</text:p>
          </table:table-cell>
          <table:table-cell table:formula="of:=SIN([.A3498])" office:value-type="float" office:value="0.997204058602634" calcext:value-type="float">
            <text:p>0,997204058602634</text:p>
          </table:table-cell>
        </table:table-row>
        <table:table-row table:style-name="ro1">
          <table:table-cell office:value-type="float" office:value="1.49699999999965" calcext:value-type="float">
            <text:p>1,49699999999965</text:p>
          </table:table-cell>
          <table:table-cell table:formula="of:=SIN([.A3499])" office:value-type="float" office:value="0.99727828659327" calcext:value-type="float">
            <text:p>0,99727828659327</text:p>
          </table:table-cell>
        </table:table-row>
        <table:table-row table:style-name="ro1">
          <table:table-cell office:value-type="float" office:value="1.49799999999965" calcext:value-type="float">
            <text:p>1,49799999999965</text:p>
          </table:table-cell>
          <table:table-cell table:formula="of:=SIN([.A3500])" office:value-type="float" office:value="0.997351517305702" calcext:value-type="float">
            <text:p>0,997351517305702</text:p>
          </table:table-cell>
        </table:table-row>
        <table:table-row table:style-name="ro1">
          <table:table-cell office:value-type="float" office:value="1.49899999999965" calcext:value-type="float">
            <text:p>1,49899999999965</text:p>
          </table:table-cell>
          <table:table-cell table:formula="of:=SIN([.A3501])" office:value-type="float" office:value="0.997423750666699" calcext:value-type="float">
            <text:p>0,997423750666699</text:p>
          </table:table-cell>
        </table:table-row>
        <table:table-row table:style-name="ro1">
          <table:table-cell office:value-type="float" office:value="1.49999999999965" calcext:value-type="float">
            <text:p>1,49999999999965</text:p>
          </table:table-cell>
          <table:table-cell table:formula="of:=SIN([.A3502])" office:value-type="float" office:value="0.99749498660403" calcext:value-type="float">
            <text:p>0,99749498660403</text:p>
          </table:table-cell>
        </table:table-row>
        <table:table-row table:style-name="ro1">
          <table:table-cell office:value-type="float" office:value="1.50099999999965" calcext:value-type="float">
            <text:p>1,50099999999965</text:p>
          </table:table-cell>
          <table:table-cell table:formula="of:=SIN([.A3503])" office:value-type="float" office:value="0.997565225046456" calcext:value-type="float">
            <text:p>0,997565225046456</text:p>
          </table:table-cell>
        </table:table-row>
        <table:table-row table:style-name="ro1">
          <table:table-cell office:value-type="float" office:value="1.50199999999965" calcext:value-type="float">
            <text:p>1,50199999999965</text:p>
          </table:table-cell>
          <table:table-cell table:formula="of:=SIN([.A3504])" office:value-type="float" office:value="0.997634465923741" calcext:value-type="float">
            <text:p>0,997634465923741</text:p>
          </table:table-cell>
        </table:table-row>
        <table:table-row table:style-name="ro1">
          <table:table-cell office:value-type="float" office:value="1.50299999999965" calcext:value-type="float">
            <text:p>1,50299999999965</text:p>
          </table:table-cell>
          <table:table-cell table:formula="of:=SIN([.A3505])" office:value-type="float" office:value="0.997702709166643" calcext:value-type="float">
            <text:p>0,997702709166643</text:p>
          </table:table-cell>
        </table:table-row>
        <table:table-row table:style-name="ro1">
          <table:table-cell office:value-type="float" office:value="1.50399999999965" calcext:value-type="float">
            <text:p>1,50399999999965</text:p>
          </table:table-cell>
          <table:table-cell table:formula="of:=SIN([.A3506])" office:value-type="float" office:value="0.997769954706919" calcext:value-type="float">
            <text:p>0,997769954706919</text:p>
          </table:table-cell>
        </table:table-row>
        <table:table-row table:style-name="ro1">
          <table:table-cell office:value-type="float" office:value="1.50499999999965" calcext:value-type="float">
            <text:p>1,50499999999965</text:p>
          </table:table-cell>
          <table:table-cell table:formula="of:=SIN([.A3507])" office:value-type="float" office:value="0.997836202477324" calcext:value-type="float">
            <text:p>0,997836202477324</text:p>
          </table:table-cell>
        </table:table-row>
        <table:table-row table:style-name="ro1">
          <table:table-cell office:value-type="float" office:value="1.50599999999965" calcext:value-type="float">
            <text:p>1,50599999999965</text:p>
          </table:table-cell>
          <table:table-cell table:formula="of:=SIN([.A3508])" office:value-type="float" office:value="0.997901452411609" calcext:value-type="float">
            <text:p>0,997901452411609</text:p>
          </table:table-cell>
        </table:table-row>
        <table:table-row table:style-name="ro1">
          <table:table-cell office:value-type="float" office:value="1.50699999999965" calcext:value-type="float">
            <text:p>1,50699999999965</text:p>
          </table:table-cell>
          <table:table-cell table:formula="of:=SIN([.A3509])" office:value-type="float" office:value="0.997965704444525" calcext:value-type="float">
            <text:p>0,997965704444525</text:p>
          </table:table-cell>
        </table:table-row>
        <table:table-row table:style-name="ro1">
          <table:table-cell office:value-type="float" office:value="1.50799999999965" calcext:value-type="float">
            <text:p>1,50799999999965</text:p>
          </table:table-cell>
          <table:table-cell table:formula="of:=SIN([.A3510])" office:value-type="float" office:value="0.99802895851182" calcext:value-type="float">
            <text:p>0,99802895851182</text:p>
          </table:table-cell>
        </table:table-row>
        <table:table-row table:style-name="ro1">
          <table:table-cell office:value-type="float" office:value="1.50899999999965" calcext:value-type="float">
            <text:p>1,50899999999965</text:p>
          </table:table-cell>
          <table:table-cell table:formula="of:=SIN([.A3511])" office:value-type="float" office:value="0.998091214550239" calcext:value-type="float">
            <text:p>0,998091214550239</text:p>
          </table:table-cell>
        </table:table-row>
        <table:table-row table:style-name="ro1">
          <table:table-cell office:value-type="float" office:value="1.50999999999965" calcext:value-type="float">
            <text:p>1,50999999999965</text:p>
          </table:table-cell>
          <table:table-cell table:formula="of:=SIN([.A3512])" office:value-type="float" office:value="0.998152472497527" calcext:value-type="float">
            <text:p>0,998152472497527</text:p>
          </table:table-cell>
        </table:table-row>
        <table:table-row table:style-name="ro1">
          <table:table-cell office:value-type="float" office:value="1.51099999999965" calcext:value-type="float">
            <text:p>1,51099999999965</text:p>
          </table:table-cell>
          <table:table-cell table:formula="of:=SIN([.A3513])" office:value-type="float" office:value="0.998212732292425" calcext:value-type="float">
            <text:p>0,998212732292425</text:p>
          </table:table-cell>
        </table:table-row>
        <table:table-row table:style-name="ro1">
          <table:table-cell office:value-type="float" office:value="1.51199999999965" calcext:value-type="float">
            <text:p>1,51199999999965</text:p>
          </table:table-cell>
          <table:table-cell table:formula="of:=SIN([.A3514])" office:value-type="float" office:value="0.998271993874675" calcext:value-type="float">
            <text:p>0,998271993874675</text:p>
          </table:table-cell>
        </table:table-row>
        <table:table-row table:style-name="ro1">
          <table:table-cell office:value-type="float" office:value="1.51299999999965" calcext:value-type="float">
            <text:p>1,51299999999965</text:p>
          </table:table-cell>
          <table:table-cell table:formula="of:=SIN([.A3515])" office:value-type="float" office:value="0.998330257185014" calcext:value-type="float">
            <text:p>0,998330257185014</text:p>
          </table:table-cell>
        </table:table-row>
        <table:table-row table:style-name="ro1">
          <table:table-cell office:value-type="float" office:value="1.51399999999965" calcext:value-type="float">
            <text:p>1,51399999999965</text:p>
          </table:table-cell>
          <table:table-cell table:formula="of:=SIN([.A3516])" office:value-type="float" office:value="0.998387522165178" calcext:value-type="float">
            <text:p>0,998387522165178</text:p>
          </table:table-cell>
        </table:table-row>
        <table:table-row table:style-name="ro1">
          <table:table-cell office:value-type="float" office:value="1.51499999999965" calcext:value-type="float">
            <text:p>1,51499999999965</text:p>
          </table:table-cell>
          <table:table-cell table:formula="of:=SIN([.A3517])" office:value-type="float" office:value="0.998443788757904" calcext:value-type="float">
            <text:p>0,998443788757904</text:p>
          </table:table-cell>
        </table:table-row>
        <table:table-row table:style-name="ro1">
          <table:table-cell office:value-type="float" office:value="1.51599999999965" calcext:value-type="float">
            <text:p>1,51599999999965</text:p>
          </table:table-cell>
          <table:table-cell table:formula="of:=SIN([.A3518])" office:value-type="float" office:value="0.998499056906925" calcext:value-type="float">
            <text:p>0,998499056906925</text:p>
          </table:table-cell>
        </table:table-row>
        <table:table-row table:style-name="ro1">
          <table:table-cell office:value-type="float" office:value="1.51699999999965" calcext:value-type="float">
            <text:p>1,51699999999965</text:p>
          </table:table-cell>
          <table:table-cell table:formula="of:=SIN([.A3519])" office:value-type="float" office:value="0.998553326556971" calcext:value-type="float">
            <text:p>0,998553326556971</text:p>
          </table:table-cell>
        </table:table-row>
        <table:table-row table:style-name="ro1">
          <table:table-cell office:value-type="float" office:value="1.51799999999965" calcext:value-type="float">
            <text:p>1,51799999999965</text:p>
          </table:table-cell>
          <table:table-cell table:formula="of:=SIN([.A3520])" office:value-type="float" office:value="0.998606597653775" calcext:value-type="float">
            <text:p>0,998606597653775</text:p>
          </table:table-cell>
        </table:table-row>
        <table:table-row table:style-name="ro1">
          <table:table-cell office:value-type="float" office:value="1.51899999999965" calcext:value-type="float">
            <text:p>1,51899999999965</text:p>
          </table:table-cell>
          <table:table-cell table:formula="of:=SIN([.A3521])" office:value-type="float" office:value="0.998658870144063" calcext:value-type="float">
            <text:p>0,998658870144063</text:p>
          </table:table-cell>
        </table:table-row>
        <table:table-row table:style-name="ro1">
          <table:table-cell office:value-type="float" office:value="1.51999999999965" calcext:value-type="float">
            <text:p>1,51999999999965</text:p>
          </table:table-cell>
          <table:table-cell table:formula="of:=SIN([.A3522])" office:value-type="float" office:value="0.998710143975565" calcext:value-type="float">
            <text:p>0,998710143975565</text:p>
          </table:table-cell>
        </table:table-row>
        <table:table-row table:style-name="ro1">
          <table:table-cell office:value-type="float" office:value="1.52099999999965" calcext:value-type="float">
            <text:p>1,52099999999965</text:p>
          </table:table-cell>
          <table:table-cell table:formula="of:=SIN([.A3523])" office:value-type="float" office:value="0.998760419097006" calcext:value-type="float">
            <text:p>0,998760419097006</text:p>
          </table:table-cell>
        </table:table-row>
        <table:table-row table:style-name="ro1">
          <table:table-cell office:value-type="float" office:value="1.52199999999965" calcext:value-type="float">
            <text:p>1,52199999999965</text:p>
          </table:table-cell>
          <table:table-cell table:formula="of:=SIN([.A3524])" office:value-type="float" office:value="0.998809695458112" calcext:value-type="float">
            <text:p>0,998809695458112</text:p>
          </table:table-cell>
        </table:table-row>
        <table:table-row table:style-name="ro1">
          <table:table-cell office:value-type="float" office:value="1.52299999999965" calcext:value-type="float">
            <text:p>1,52299999999965</text:p>
          </table:table-cell>
          <table:table-cell table:formula="of:=SIN([.A3525])" office:value-type="float" office:value="0.998857973009605" calcext:value-type="float">
            <text:p>0,998857973009605</text:p>
          </table:table-cell>
        </table:table-row>
        <table:table-row table:style-name="ro1">
          <table:table-cell office:value-type="float" office:value="1.52399999999965" calcext:value-type="float">
            <text:p>1,52399999999965</text:p>
          </table:table-cell>
          <table:table-cell table:formula="of:=SIN([.A3526])" office:value-type="float" office:value="0.998905251703208" calcext:value-type="float">
            <text:p>0,998905251703208</text:p>
          </table:table-cell>
        </table:table-row>
        <table:table-row table:style-name="ro1">
          <table:table-cell office:value-type="float" office:value="1.52499999999965" calcext:value-type="float">
            <text:p>1,52499999999965</text:p>
          </table:table-cell>
          <table:table-cell table:formula="of:=SIN([.A3527])" office:value-type="float" office:value="0.998951531491643" calcext:value-type="float">
            <text:p>0,998951531491643</text:p>
          </table:table-cell>
        </table:table-row>
        <table:table-row table:style-name="ro1">
          <table:table-cell office:value-type="float" office:value="1.52599999999965" calcext:value-type="float">
            <text:p>1,52599999999965</text:p>
          </table:table-cell>
          <table:table-cell table:formula="of:=SIN([.A3528])" office:value-type="float" office:value="0.998996812328629" calcext:value-type="float">
            <text:p>0,998996812328629</text:p>
          </table:table-cell>
        </table:table-row>
        <table:table-row table:style-name="ro1">
          <table:table-cell office:value-type="float" office:value="1.52699999999965" calcext:value-type="float">
            <text:p>1,52699999999965</text:p>
          </table:table-cell>
          <table:table-cell table:formula="of:=SIN([.A3529])" office:value-type="float" office:value="0.999041094168887" calcext:value-type="float">
            <text:p>0,999041094168887</text:p>
          </table:table-cell>
        </table:table-row>
        <table:table-row table:style-name="ro1">
          <table:table-cell office:value-type="float" office:value="1.52799999999965" calcext:value-type="float">
            <text:p>1,52799999999965</text:p>
          </table:table-cell>
          <table:table-cell table:formula="of:=SIN([.A3530])" office:value-type="float" office:value="0.999084376968133" calcext:value-type="float">
            <text:p>0,999084376968133</text:p>
          </table:table-cell>
        </table:table-row>
        <table:table-row table:style-name="ro1">
          <table:table-cell office:value-type="float" office:value="1.52899999999965" calcext:value-type="float">
            <text:p>1,52899999999965</text:p>
          </table:table-cell>
          <table:table-cell table:formula="of:=SIN([.A3531])" office:value-type="float" office:value="0.999126660683086" calcext:value-type="float">
            <text:p>0,999126660683086</text:p>
          </table:table-cell>
        </table:table-row>
        <table:table-row table:style-name="ro1">
          <table:table-cell office:value-type="float" office:value="1.52999999999965" calcext:value-type="float">
            <text:p>1,52999999999965</text:p>
          </table:table-cell>
          <table:table-cell table:formula="of:=SIN([.A3532])" office:value-type="float" office:value="0.999167945271462" calcext:value-type="float">
            <text:p>0,999167945271462</text:p>
          </table:table-cell>
        </table:table-row>
        <table:table-row table:style-name="ro1">
          <table:table-cell office:value-type="float" office:value="1.53099999999965" calcext:value-type="float">
            <text:p>1,53099999999965</text:p>
          </table:table-cell>
          <table:table-cell table:formula="of:=SIN([.A3533])" office:value-type="float" office:value="0.999208230691975" calcext:value-type="float">
            <text:p>0,999208230691975</text:p>
          </table:table-cell>
        </table:table-row>
        <table:table-row table:style-name="ro1">
          <table:table-cell office:value-type="float" office:value="1.53199999999965" calcext:value-type="float">
            <text:p>1,53199999999965</text:p>
          </table:table-cell>
          <table:table-cell table:formula="of:=SIN([.A3534])" office:value-type="float" office:value="0.999247516904341" calcext:value-type="float">
            <text:p>0,999247516904341</text:p>
          </table:table-cell>
        </table:table-row>
        <table:table-row table:style-name="ro1">
          <table:table-cell office:value-type="float" office:value="1.53299999999965" calcext:value-type="float">
            <text:p>1,53299999999965</text:p>
          </table:table-cell>
          <table:table-cell table:formula="of:=SIN([.A3535])" office:value-type="float" office:value="0.999285803869273" calcext:value-type="float">
            <text:p>0,999285803869273</text:p>
          </table:table-cell>
        </table:table-row>
        <table:table-row table:style-name="ro1">
          <table:table-cell office:value-type="float" office:value="1.53399999999965" calcext:value-type="float">
            <text:p>1,53399999999965</text:p>
          </table:table-cell>
          <table:table-cell table:formula="of:=SIN([.A3536])" office:value-type="float" office:value="0.999323091548485" calcext:value-type="float">
            <text:p>0,999323091548485</text:p>
          </table:table-cell>
        </table:table-row>
        <table:table-row table:style-name="ro1">
          <table:table-cell office:value-type="float" office:value="1.53499999999965" calcext:value-type="float">
            <text:p>1,53499999999965</text:p>
          </table:table-cell>
          <table:table-cell table:formula="of:=SIN([.A3537])" office:value-type="float" office:value="0.999359379904689" calcext:value-type="float">
            <text:p>0,999359379904689</text:p>
          </table:table-cell>
        </table:table-row>
        <table:table-row table:style-name="ro1">
          <table:table-cell office:value-type="float" office:value="1.53599999999965" calcext:value-type="float">
            <text:p>1,53599999999965</text:p>
          </table:table-cell>
          <table:table-cell table:formula="of:=SIN([.A3538])" office:value-type="float" office:value="0.999394668901596" calcext:value-type="float">
            <text:p>0,999394668901596</text:p>
          </table:table-cell>
        </table:table-row>
        <table:table-row table:style-name="ro1">
          <table:table-cell office:value-type="float" office:value="1.53699999999965" calcext:value-type="float">
            <text:p>1,53699999999965</text:p>
          </table:table-cell>
          <table:table-cell table:formula="of:=SIN([.A3539])" office:value-type="float" office:value="0.999428958503917" calcext:value-type="float">
            <text:p>0,999428958503917</text:p>
          </table:table-cell>
        </table:table-row>
        <table:table-row table:style-name="ro1">
          <table:table-cell office:value-type="float" office:value="1.53799999999965" calcext:value-type="float">
            <text:p>1,53799999999965</text:p>
          </table:table-cell>
          <table:table-cell table:formula="of:=SIN([.A3540])" office:value-type="float" office:value="0.999462248677363" calcext:value-type="float">
            <text:p>0,999462248677363</text:p>
          </table:table-cell>
        </table:table-row>
        <table:table-row table:style-name="ro1">
          <table:table-cell office:value-type="float" office:value="1.53899999999965" calcext:value-type="float">
            <text:p>1,53899999999965</text:p>
          </table:table-cell>
          <table:table-cell table:formula="of:=SIN([.A3541])" office:value-type="float" office:value="0.999494539388644" calcext:value-type="float">
            <text:p>0,999494539388644</text:p>
          </table:table-cell>
        </table:table-row>
        <table:table-row table:style-name="ro1">
          <table:table-cell office:value-type="float" office:value="1.53999999999965" calcext:value-type="float">
            <text:p>1,53999999999965</text:p>
          </table:table-cell>
          <table:table-cell table:formula="of:=SIN([.A3542])" office:value-type="float" office:value="0.999525830605468" calcext:value-type="float">
            <text:p>0,999525830605468</text:p>
          </table:table-cell>
        </table:table-row>
        <table:table-row table:style-name="ro1">
          <table:table-cell office:value-type="float" office:value="1.54099999999965" calcext:value-type="float">
            <text:p>1,54099999999965</text:p>
          </table:table-cell>
          <table:table-cell table:formula="of:=SIN([.A3543])" office:value-type="float" office:value="0.999556122296545" calcext:value-type="float">
            <text:p>0,999556122296545</text:p>
          </table:table-cell>
        </table:table-row>
        <table:table-row table:style-name="ro1">
          <table:table-cell office:value-type="float" office:value="1.54199999999965" calcext:value-type="float">
            <text:p>1,54199999999965</text:p>
          </table:table-cell>
          <table:table-cell table:formula="of:=SIN([.A3544])" office:value-type="float" office:value="0.999585414431584" calcext:value-type="float">
            <text:p>0,999585414431584</text:p>
          </table:table-cell>
        </table:table-row>
        <table:table-row table:style-name="ro1">
          <table:table-cell office:value-type="float" office:value="1.54299999999965" calcext:value-type="float">
            <text:p>1,54299999999965</text:p>
          </table:table-cell>
          <table:table-cell table:formula="of:=SIN([.A3545])" office:value-type="float" office:value="0.999613706981291" calcext:value-type="float">
            <text:p>0,999613706981291</text:p>
          </table:table-cell>
        </table:table-row>
        <table:table-row table:style-name="ro1">
          <table:table-cell office:value-type="float" office:value="1.54399999999965" calcext:value-type="float">
            <text:p>1,54399999999965</text:p>
          </table:table-cell>
          <table:table-cell table:formula="of:=SIN([.A3546])" office:value-type="float" office:value="0.999640999917374" calcext:value-type="float">
            <text:p>0,999640999917374</text:p>
          </table:table-cell>
        </table:table-row>
        <table:table-row table:style-name="ro1">
          <table:table-cell office:value-type="float" office:value="1.54499999999965" calcext:value-type="float">
            <text:p>1,54499999999965</text:p>
          </table:table-cell>
          <table:table-cell table:formula="of:=SIN([.A3547])" office:value-type="float" office:value="0.999667293212541" calcext:value-type="float">
            <text:p>0,999667293212541</text:p>
          </table:table-cell>
        </table:table-row>
        <table:table-row table:style-name="ro1">
          <table:table-cell office:value-type="float" office:value="1.54599999999965" calcext:value-type="float">
            <text:p>1,54599999999965</text:p>
          </table:table-cell>
          <table:table-cell table:formula="of:=SIN([.A3548])" office:value-type="float" office:value="0.999692586840498" calcext:value-type="float">
            <text:p>0,999692586840498</text:p>
          </table:table-cell>
        </table:table-row>
        <table:table-row table:style-name="ro1">
          <table:table-cell office:value-type="float" office:value="1.54699999999965" calcext:value-type="float">
            <text:p>1,54699999999965</text:p>
          </table:table-cell>
          <table:table-cell table:formula="of:=SIN([.A3549])" office:value-type="float" office:value="0.999716880775951" calcext:value-type="float">
            <text:p>0,999716880775951</text:p>
          </table:table-cell>
        </table:table-row>
        <table:table-row table:style-name="ro1">
          <table:table-cell office:value-type="float" office:value="1.54799999999965" calcext:value-type="float">
            <text:p>1,54799999999965</text:p>
          </table:table-cell>
          <table:table-cell table:formula="of:=SIN([.A3550])" office:value-type="float" office:value="0.999740174994607" calcext:value-type="float">
            <text:p>0,999740174994607</text:p>
          </table:table-cell>
        </table:table-row>
        <table:table-row table:style-name="ro1">
          <table:table-cell office:value-type="float" office:value="1.54899999999965" calcext:value-type="float">
            <text:p>1,54899999999965</text:p>
          </table:table-cell>
          <table:table-cell table:formula="of:=SIN([.A3551])" office:value-type="float" office:value="0.999762469473171" calcext:value-type="float">
            <text:p>0,999762469473171</text:p>
          </table:table-cell>
        </table:table-row>
        <table:table-row table:style-name="ro1">
          <table:table-cell office:value-type="float" office:value="1.54999999999965" calcext:value-type="float">
            <text:p>1,54999999999965</text:p>
          </table:table-cell>
          <table:table-cell table:formula="of:=SIN([.A3552])" office:value-type="float" office:value="0.99978376418935" calcext:value-type="float">
            <text:p>0,99978376418935</text:p>
          </table:table-cell>
        </table:table-row>
        <table:table-row table:style-name="ro1">
          <table:table-cell office:value-type="float" office:value="1.55099999999965" calcext:value-type="float">
            <text:p>1,55099999999965</text:p>
          </table:table-cell>
          <table:table-cell table:formula="of:=SIN([.A3553])" office:value-type="float" office:value="0.999804059121847" calcext:value-type="float">
            <text:p>0,999804059121847</text:p>
          </table:table-cell>
        </table:table-row>
        <table:table-row table:style-name="ro1">
          <table:table-cell office:value-type="float" office:value="1.55199999999965" calcext:value-type="float">
            <text:p>1,55199999999965</text:p>
          </table:table-cell>
          <table:table-cell table:formula="of:=SIN([.A3554])" office:value-type="float" office:value="0.999823354250368" calcext:value-type="float">
            <text:p>0,999823354250368</text:p>
          </table:table-cell>
        </table:table-row>
        <table:table-row table:style-name="ro1">
          <table:table-cell office:value-type="float" office:value="1.55299999999965" calcext:value-type="float">
            <text:p>1,55299999999965</text:p>
          </table:table-cell>
          <table:table-cell table:formula="of:=SIN([.A3555])" office:value-type="float" office:value="0.999841649555619" calcext:value-type="float">
            <text:p>0,999841649555619</text:p>
          </table:table-cell>
        </table:table-row>
        <table:table-row table:style-name="ro1">
          <table:table-cell office:value-type="float" office:value="1.55399999999965" calcext:value-type="float">
            <text:p>1,55399999999965</text:p>
          </table:table-cell>
          <table:table-cell table:formula="of:=SIN([.A3556])" office:value-type="float" office:value="0.999858945019303" calcext:value-type="float">
            <text:p>0,999858945019303</text:p>
          </table:table-cell>
        </table:table-row>
        <table:table-row table:style-name="ro1">
          <table:table-cell office:value-type="float" office:value="1.55499999999964" calcext:value-type="float">
            <text:p>1,55499999999964</text:p>
          </table:table-cell>
          <table:table-cell table:formula="of:=SIN([.A3557])" office:value-type="float" office:value="0.999875240624125" calcext:value-type="float">
            <text:p>0,999875240624125</text:p>
          </table:table-cell>
        </table:table-row>
        <table:table-row table:style-name="ro1">
          <table:table-cell office:value-type="float" office:value="1.55599999999964" calcext:value-type="float">
            <text:p>1,55599999999964</text:p>
          </table:table-cell>
          <table:table-cell table:formula="of:=SIN([.A3558])" office:value-type="float" office:value="0.999890536353791" calcext:value-type="float">
            <text:p>0,999890536353791</text:p>
          </table:table-cell>
        </table:table-row>
        <table:table-row table:style-name="ro1">
          <table:table-cell office:value-type="float" office:value="1.55699999999964" calcext:value-type="float">
            <text:p>1,55699999999964</text:p>
          </table:table-cell>
          <table:table-cell table:formula="of:=SIN([.A3559])" office:value-type="float" office:value="0.999904832193003" calcext:value-type="float">
            <text:p>0,999904832193003</text:p>
          </table:table-cell>
        </table:table-row>
        <table:table-row table:style-name="ro1">
          <table:table-cell office:value-type="float" office:value="1.55799999999964" calcext:value-type="float">
            <text:p>1,55799999999964</text:p>
          </table:table-cell>
          <table:table-cell table:formula="of:=SIN([.A3560])" office:value-type="float" office:value="0.999918128127466" calcext:value-type="float">
            <text:p>0,999918128127466</text:p>
          </table:table-cell>
        </table:table-row>
        <table:table-row table:style-name="ro1">
          <table:table-cell office:value-type="float" office:value="1.55899999999964" calcext:value-type="float">
            <text:p>1,55899999999964</text:p>
          </table:table-cell>
          <table:table-cell table:formula="of:=SIN([.A3561])" office:value-type="float" office:value="0.999930424143885" calcext:value-type="float">
            <text:p>0,999930424143885</text:p>
          </table:table-cell>
        </table:table-row>
        <table:table-row table:style-name="ro1">
          <table:table-cell office:value-type="float" office:value="1.55999999999964" calcext:value-type="float">
            <text:p>1,55999999999964</text:p>
          </table:table-cell>
          <table:table-cell table:formula="of:=SIN([.A3562])" office:value-type="float" office:value="0.999941720229962" calcext:value-type="float">
            <text:p>0,999941720229962</text:p>
          </table:table-cell>
        </table:table-row>
        <table:table-row table:style-name="ro1">
          <table:table-cell office:value-type="float" office:value="1.56099999999964" calcext:value-type="float">
            <text:p>1,56099999999964</text:p>
          </table:table-cell>
          <table:table-cell table:formula="of:=SIN([.A3563])" office:value-type="float" office:value="0.999952016374403" calcext:value-type="float">
            <text:p>0,999952016374403</text:p>
          </table:table-cell>
        </table:table-row>
        <table:table-row table:style-name="ro1">
          <table:table-cell office:value-type="float" office:value="1.56199999999964" calcext:value-type="float">
            <text:p>1,56199999999964</text:p>
          </table:table-cell>
          <table:table-cell table:formula="of:=SIN([.A3564])" office:value-type="float" office:value="0.999961312566911" calcext:value-type="float">
            <text:p>0,999961312566911</text:p>
          </table:table-cell>
        </table:table-row>
        <table:table-row table:style-name="ro1">
          <table:table-cell office:value-type="float" office:value="1.56299999999964" calcext:value-type="float">
            <text:p>1,56299999999964</text:p>
          </table:table-cell>
          <table:table-cell table:formula="of:=SIN([.A3565])" office:value-type="float" office:value="0.99996960879819" calcext:value-type="float">
            <text:p>0,99996960879819</text:p>
          </table:table-cell>
        </table:table-row>
        <table:table-row table:style-name="ro1">
          <table:table-cell office:value-type="float" office:value="1.56399999999964" calcext:value-type="float">
            <text:p>1,56399999999964</text:p>
          </table:table-cell>
          <table:table-cell table:formula="of:=SIN([.A3566])" office:value-type="float" office:value="0.999976905059943" calcext:value-type="float">
            <text:p>0,999976905059943</text:p>
          </table:table-cell>
        </table:table-row>
        <table:table-row table:style-name="ro1">
          <table:table-cell office:value-type="float" office:value="1.56499999999964" calcext:value-type="float">
            <text:p>1,56499999999964</text:p>
          </table:table-cell>
          <table:table-cell table:formula="of:=SIN([.A3567])" office:value-type="float" office:value="0.999983201344874" calcext:value-type="float">
            <text:p>0,999983201344874</text:p>
          </table:table-cell>
        </table:table-row>
        <table:table-row table:style-name="ro1">
          <table:table-cell office:value-type="float" office:value="1.56599999999964" calcext:value-type="float">
            <text:p>1,56599999999964</text:p>
          </table:table-cell>
          <table:table-cell table:formula="of:=SIN([.A3568])" office:value-type="float" office:value="0.999988497646687" calcext:value-type="float">
            <text:p>0,999988497646687</text:p>
          </table:table-cell>
        </table:table-row>
        <table:table-row table:style-name="ro1">
          <table:table-cell office:value-type="float" office:value="1.56699999999964" calcext:value-type="float">
            <text:p>1,56699999999964</text:p>
          </table:table-cell>
          <table:table-cell table:formula="of:=SIN([.A3569])" office:value-type="float" office:value="0.999992793960086" calcext:value-type="float">
            <text:p>0,999992793960086</text:p>
          </table:table-cell>
        </table:table-row>
        <table:table-row table:style-name="ro1">
          <table:table-cell office:value-type="float" office:value="1.56799999999964" calcext:value-type="float">
            <text:p>1,56799999999964</text:p>
          </table:table-cell>
          <table:table-cell table:formula="of:=SIN([.A3570])" office:value-type="float" office:value="0.999996090280775" calcext:value-type="float">
            <text:p>0,999996090280775</text:p>
          </table:table-cell>
        </table:table-row>
        <table:table-row table:style-name="ro1">
          <table:table-cell office:value-type="float" office:value="1.56899999999964" calcext:value-type="float">
            <text:p>1,56899999999964</text:p>
          </table:table-cell>
          <table:table-cell table:formula="of:=SIN([.A3571])" office:value-type="float" office:value="0.999998386605456" calcext:value-type="float">
            <text:p>0,999998386605456</text:p>
          </table:table-cell>
        </table:table-row>
        <table:table-row table:style-name="ro1">
          <table:table-cell office:value-type="float" office:value="1.56999999999964" calcext:value-type="float">
            <text:p>1,56999999999964</text:p>
          </table:table-cell>
          <table:table-cell table:formula="of:=SIN([.A3572])" office:value-type="float" office:value="0.999999682931834" calcext:value-type="float">
            <text:p>0,999999682931834</text:p>
          </table:table-cell>
        </table:table-row>
        <table:table-row table:style-name="ro1">
          <table:table-cell office:value-type="float" office:value="1.57099999999964" calcext:value-type="float">
            <text:p>1,57099999999964</text:p>
          </table:table-cell>
          <table:table-cell table:formula="of:=SIN([.A3573])" office:value-type="float" office:value="0.999999979258613" calcext:value-type="float">
            <text:p>0,999999979258613</text:p>
          </table:table-cell>
        </table:table-row>
        <table:table-row table:style-name="ro1">
          <table:table-cell office:value-type="float" office:value="1.57199999999964" calcext:value-type="float">
            <text:p>1,57199999999964</text:p>
          </table:table-cell>
          <table:table-cell table:formula="of:=SIN([.A3574])" office:value-type="float" office:value="0.999999275585495" calcext:value-type="float">
            <text:p>0,999999275585495</text:p>
          </table:table-cell>
        </table:table-row>
        <table:table-row table:style-name="ro1">
          <table:table-cell office:value-type="float" office:value="1.57299999999964" calcext:value-type="float">
            <text:p>1,57299999999964</text:p>
          </table:table-cell>
          <table:table-cell table:formula="of:=SIN([.A3575])" office:value-type="float" office:value="0.999997571913186" calcext:value-type="float">
            <text:p>0,999997571913186</text:p>
          </table:table-cell>
        </table:table-row>
        <table:table-row table:style-name="ro1">
          <table:table-cell office:value-type="float" office:value="1.57399999999964" calcext:value-type="float">
            <text:p>1,57399999999964</text:p>
          </table:table-cell>
          <table:table-cell table:formula="of:=SIN([.A3576])" office:value-type="float" office:value="0.999994868243388" calcext:value-type="float">
            <text:p>0,999994868243388</text:p>
          </table:table-cell>
        </table:table-row>
        <table:table-row table:style-name="ro1">
          <table:table-cell office:value-type="float" office:value="1.57499999999964" calcext:value-type="float">
            <text:p>1,57499999999964</text:p>
          </table:table-cell>
          <table:table-cell table:formula="of:=SIN([.A3577])" office:value-type="float" office:value="0.999991164578805" calcext:value-type="float">
            <text:p>0,999991164578805</text:p>
          </table:table-cell>
        </table:table-row>
        <table:table-row table:style-name="ro1">
          <table:table-cell office:value-type="float" office:value="1.57599999999964" calcext:value-type="float">
            <text:p>1,57599999999964</text:p>
          </table:table-cell>
          <table:table-cell table:formula="of:=SIN([.A3578])" office:value-type="float" office:value="0.99998646092314" calcext:value-type="float">
            <text:p>0,99998646092314</text:p>
          </table:table-cell>
        </table:table-row>
        <table:table-row table:style-name="ro1">
          <table:table-cell office:value-type="float" office:value="1.57699999999964" calcext:value-type="float">
            <text:p>1,57699999999964</text:p>
          </table:table-cell>
          <table:table-cell table:formula="of:=SIN([.A3579])" office:value-type="float" office:value="0.999980757281098" calcext:value-type="float">
            <text:p>0,999980757281098</text:p>
          </table:table-cell>
        </table:table-row>
        <table:table-row table:style-name="ro1">
          <table:table-cell office:value-type="float" office:value="1.57799999999964" calcext:value-type="float">
            <text:p>1,57799999999964</text:p>
          </table:table-cell>
          <table:table-cell table:formula="of:=SIN([.A3580])" office:value-type="float" office:value="0.999974053658383" calcext:value-type="float">
            <text:p>0,999974053658383</text:p>
          </table:table-cell>
        </table:table-row>
        <table:table-row table:style-name="ro1">
          <table:table-cell office:value-type="float" office:value="1.57899999999964" calcext:value-type="float">
            <text:p>1,57899999999964</text:p>
          </table:table-cell>
          <table:table-cell table:formula="of:=SIN([.A3581])" office:value-type="float" office:value="0.999966350061696" calcext:value-type="float">
            <text:p>0,999966350061696</text:p>
          </table:table-cell>
        </table:table-row>
        <table:table-row table:style-name="ro1">
          <table:table-cell office:value-type="float" office:value="1.57999999999964" calcext:value-type="float">
            <text:p>1,57999999999964</text:p>
          </table:table-cell>
          <table:table-cell table:formula="of:=SIN([.A3582])" office:value-type="float" office:value="0.999957646498743" calcext:value-type="float">
            <text:p>0,999957646498743</text:p>
          </table:table-cell>
        </table:table-row>
        <table:table-row table:style-name="ro1">
          <table:table-cell office:value-type="float" office:value="1.58099999999964" calcext:value-type="float">
            <text:p>1,58099999999964</text:p>
          </table:table-cell>
          <table:table-cell table:formula="of:=SIN([.A3583])" office:value-type="float" office:value="0.999947942978227" calcext:value-type="float">
            <text:p>0,999947942978227</text:p>
          </table:table-cell>
        </table:table-row>
        <table:table-row table:style-name="ro1">
          <table:table-cell office:value-type="float" office:value="1.58199999999964" calcext:value-type="float">
            <text:p>1,58199999999964</text:p>
          </table:table-cell>
          <table:table-cell table:formula="of:=SIN([.A3584])" office:value-type="float" office:value="0.999937239509852" calcext:value-type="float">
            <text:p>0,999937239509852</text:p>
          </table:table-cell>
        </table:table-row>
        <table:table-row table:style-name="ro1">
          <table:table-cell office:value-type="float" office:value="1.58299999999964" calcext:value-type="float">
            <text:p>1,58299999999964</text:p>
          </table:table-cell>
          <table:table-cell table:formula="of:=SIN([.A3585])" office:value-type="float" office:value="0.99992553610432" calcext:value-type="float">
            <text:p>0,99992553610432</text:p>
          </table:table-cell>
        </table:table-row>
        <table:table-row table:style-name="ro1">
          <table:table-cell office:value-type="float" office:value="1.58399999999964" calcext:value-type="float">
            <text:p>1,58399999999964</text:p>
          </table:table-cell>
          <table:table-cell table:formula="of:=SIN([.A3586])" office:value-type="float" office:value="0.999912832773335" calcext:value-type="float">
            <text:p>0,999912832773335</text:p>
          </table:table-cell>
        </table:table-row>
        <table:table-row table:style-name="ro1">
          <table:table-cell office:value-type="float" office:value="1.58499999999964" calcext:value-type="float">
            <text:p>1,58499999999964</text:p>
          </table:table-cell>
          <table:table-cell table:formula="of:=SIN([.A3587])" office:value-type="float" office:value="0.999899129529601" calcext:value-type="float">
            <text:p>0,999899129529601</text:p>
          </table:table-cell>
        </table:table-row>
        <table:table-row table:style-name="ro1">
          <table:table-cell office:value-type="float" office:value="1.58599999999964" calcext:value-type="float">
            <text:p>1,58599999999964</text:p>
          </table:table-cell>
          <table:table-cell table:formula="of:=SIN([.A3588])" office:value-type="float" office:value="0.99988442638682" calcext:value-type="float">
            <text:p>0,99988442638682</text:p>
          </table:table-cell>
        </table:table-row>
        <table:table-row table:style-name="ro1">
          <table:table-cell office:value-type="float" office:value="1.58699999999964" calcext:value-type="float">
            <text:p>1,58699999999964</text:p>
          </table:table-cell>
          <table:table-cell table:formula="of:=SIN([.A3589])" office:value-type="float" office:value="0.999868723359697" calcext:value-type="float">
            <text:p>0,999868723359697</text:p>
          </table:table-cell>
        </table:table-row>
        <table:table-row table:style-name="ro1">
          <table:table-cell office:value-type="float" office:value="1.58799999999964" calcext:value-type="float">
            <text:p>1,58799999999964</text:p>
          </table:table-cell>
          <table:table-cell table:formula="of:=SIN([.A3590])" office:value-type="float" office:value="0.999852020463933" calcext:value-type="float">
            <text:p>0,999852020463933</text:p>
          </table:table-cell>
        </table:table-row>
        <table:table-row table:style-name="ro1">
          <table:table-cell office:value-type="float" office:value="1.58899999999964" calcext:value-type="float">
            <text:p>1,58899999999964</text:p>
          </table:table-cell>
          <table:table-cell table:formula="of:=SIN([.A3591])" office:value-type="float" office:value="0.999834317716233" calcext:value-type="float">
            <text:p>0,999834317716233</text:p>
          </table:table-cell>
        </table:table-row>
        <table:table-row table:style-name="ro1">
          <table:table-cell office:value-type="float" office:value="1.58999999999964" calcext:value-type="float">
            <text:p>1,58999999999964</text:p>
          </table:table-cell>
          <table:table-cell table:formula="of:=SIN([.A3592])" office:value-type="float" office:value="0.999815615134298" calcext:value-type="float">
            <text:p>0,999815615134298</text:p>
          </table:table-cell>
        </table:table-row>
        <table:table-row table:style-name="ro1">
          <table:table-cell office:value-type="float" office:value="1.59099999999964" calcext:value-type="float">
            <text:p>1,59099999999964</text:p>
          </table:table-cell>
          <table:table-cell table:formula="of:=SIN([.A3593])" office:value-type="float" office:value="0.999795912736831" calcext:value-type="float">
            <text:p>0,999795912736831</text:p>
          </table:table-cell>
        </table:table-row>
        <table:table-row table:style-name="ro1">
          <table:table-cell office:value-type="float" office:value="1.59199999999964" calcext:value-type="float">
            <text:p>1,59199999999964</text:p>
          </table:table-cell>
          <table:table-cell table:formula="of:=SIN([.A3594])" office:value-type="float" office:value="0.999775210543535" calcext:value-type="float">
            <text:p>0,999775210543535</text:p>
          </table:table-cell>
        </table:table-row>
        <table:table-row table:style-name="ro1">
          <table:table-cell office:value-type="float" office:value="1.59299999999964" calcext:value-type="float">
            <text:p>1,59299999999964</text:p>
          </table:table-cell>
          <table:table-cell table:formula="of:=SIN([.A3595])" office:value-type="float" office:value="0.999753508575111" calcext:value-type="float">
            <text:p>0,999753508575111</text:p>
          </table:table-cell>
        </table:table-row>
        <table:table-row table:style-name="ro1">
          <table:table-cell office:value-type="float" office:value="1.59399999999964" calcext:value-type="float">
            <text:p>1,59399999999964</text:p>
          </table:table-cell>
          <table:table-cell table:formula="of:=SIN([.A3596])" office:value-type="float" office:value="0.999730806853262" calcext:value-type="float">
            <text:p>0,999730806853262</text:p>
          </table:table-cell>
        </table:table-row>
        <table:table-row table:style-name="ro1">
          <table:table-cell office:value-type="float" office:value="1.59499999999964" calcext:value-type="float">
            <text:p>1,59499999999964</text:p>
          </table:table-cell>
          <table:table-cell table:formula="of:=SIN([.A3597])" office:value-type="float" office:value="0.99970710540069" calcext:value-type="float">
            <text:p>0,99970710540069</text:p>
          </table:table-cell>
        </table:table-row>
        <table:table-row table:style-name="ro1">
          <table:table-cell office:value-type="float" office:value="1.59599999999964" calcext:value-type="float">
            <text:p>1,59599999999964</text:p>
          </table:table-cell>
          <table:table-cell table:formula="of:=SIN([.A3598])" office:value-type="float" office:value="0.999682404241096" calcext:value-type="float">
            <text:p>0,999682404241096</text:p>
          </table:table-cell>
        </table:table-row>
        <table:table-row table:style-name="ro1">
          <table:table-cell office:value-type="float" office:value="1.59699999999964" calcext:value-type="float">
            <text:p>1,59699999999964</text:p>
          </table:table-cell>
          <table:table-cell table:formula="of:=SIN([.A3599])" office:value-type="float" office:value="0.999656703399181" calcext:value-type="float">
            <text:p>0,999656703399181</text:p>
          </table:table-cell>
        </table:table-row>
        <table:table-row table:style-name="ro1">
          <table:table-cell office:value-type="float" office:value="1.59799999999964" calcext:value-type="float">
            <text:p>1,59799999999964</text:p>
          </table:table-cell>
          <table:table-cell table:formula="of:=SIN([.A3600])" office:value-type="float" office:value="0.999630002900645" calcext:value-type="float">
            <text:p>0,999630002900645</text:p>
          </table:table-cell>
        </table:table-row>
        <table:table-row table:style-name="ro1">
          <table:table-cell office:value-type="float" office:value="1.59899999999964" calcext:value-type="float">
            <text:p>1,59899999999964</text:p>
          </table:table-cell>
          <table:table-cell table:formula="of:=SIN([.A3601])" office:value-type="float" office:value="0.99960230277219" calcext:value-type="float">
            <text:p>0,99960230277219</text:p>
          </table:table-cell>
        </table:table-row>
        <table:table-row table:style-name="ro1">
          <table:table-cell office:value-type="float" office:value="1.59999999999964" calcext:value-type="float">
            <text:p>1,59999999999964</text:p>
          </table:table-cell>
          <table:table-cell table:formula="of:=SIN([.A3602])" office:value-type="float" office:value="0.999573603041516" calcext:value-type="float">
            <text:p>0,999573603041516</text:p>
          </table:table-cell>
        </table:table-row>
        <table:table-row table:style-name="ro1">
          <table:table-cell office:value-type="float" office:value="1.60099999999964" calcext:value-type="float">
            <text:p>1,60099999999964</text:p>
          </table:table-cell>
          <table:table-cell table:formula="of:=SIN([.A3603])" office:value-type="float" office:value="0.999543903737322" calcext:value-type="float">
            <text:p>0,999543903737322</text:p>
          </table:table-cell>
        </table:table-row>
        <table:table-row table:style-name="ro1">
          <table:table-cell office:value-type="float" office:value="1.60199999999964" calcext:value-type="float">
            <text:p>1,60199999999964</text:p>
          </table:table-cell>
          <table:table-cell table:formula="of:=SIN([.A3604])" office:value-type="float" office:value="0.999513204889307" calcext:value-type="float">
            <text:p>0,999513204889307</text:p>
          </table:table-cell>
        </table:table-row>
        <table:table-row table:style-name="ro1">
          <table:table-cell office:value-type="float" office:value="1.60299999999964" calcext:value-type="float">
            <text:p>1,60299999999964</text:p>
          </table:table-cell>
          <table:table-cell table:formula="of:=SIN([.A3605])" office:value-type="float" office:value="0.99948150652817" calcext:value-type="float">
            <text:p>0,99948150652817</text:p>
          </table:table-cell>
        </table:table-row>
        <table:table-row table:style-name="ro1">
          <table:table-cell office:value-type="float" office:value="1.60399999999964" calcext:value-type="float">
            <text:p>1,60399999999964</text:p>
          </table:table-cell>
          <table:table-cell table:formula="of:=SIN([.A3606])" office:value-type="float" office:value="0.999448808685611" calcext:value-type="float">
            <text:p>0,999448808685611</text:p>
          </table:table-cell>
        </table:table-row>
        <table:table-row table:style-name="ro1">
          <table:table-cell office:value-type="float" office:value="1.60499999999964" calcext:value-type="float">
            <text:p>1,60499999999964</text:p>
          </table:table-cell>
          <table:table-cell table:formula="of:=SIN([.A3607])" office:value-type="float" office:value="0.999415111394326" calcext:value-type="float">
            <text:p>0,999415111394326</text:p>
          </table:table-cell>
        </table:table-row>
        <table:table-row table:style-name="ro1">
          <table:table-cell office:value-type="float" office:value="1.60599999999964" calcext:value-type="float">
            <text:p>1,60599999999964</text:p>
          </table:table-cell>
          <table:table-cell table:formula="of:=SIN([.A3608])" office:value-type="float" office:value="0.999380414688013" calcext:value-type="float">
            <text:p>0,999380414688013</text:p>
          </table:table-cell>
        </table:table-row>
        <table:table-row table:style-name="ro1">
          <table:table-cell office:value-type="float" office:value="1.60699999999964" calcext:value-type="float">
            <text:p>1,60699999999964</text:p>
          </table:table-cell>
          <table:table-cell table:formula="of:=SIN([.A3609])" office:value-type="float" office:value="0.999344718601369" calcext:value-type="float">
            <text:p>0,999344718601369</text:p>
          </table:table-cell>
        </table:table-row>
        <table:table-row table:style-name="ro1">
          <table:table-cell office:value-type="float" office:value="1.60799999999964" calcext:value-type="float">
            <text:p>1,60799999999964</text:p>
          </table:table-cell>
          <table:table-cell table:formula="of:=SIN([.A3610])" office:value-type="float" office:value="0.999308023170089" calcext:value-type="float">
            <text:p>0,999308023170089</text:p>
          </table:table-cell>
        </table:table-row>
        <table:table-row table:style-name="ro1">
          <table:table-cell office:value-type="float" office:value="1.60899999999964" calcext:value-type="float">
            <text:p>1,60899999999964</text:p>
          </table:table-cell>
          <table:table-cell table:formula="of:=SIN([.A3611])" office:value-type="float" office:value="0.999270328430869" calcext:value-type="float">
            <text:p>0,999270328430869</text:p>
          </table:table-cell>
        </table:table-row>
        <table:table-row table:style-name="ro1">
          <table:table-cell office:value-type="float" office:value="1.60999999999964" calcext:value-type="float">
            <text:p>1,60999999999964</text:p>
          </table:table-cell>
          <table:table-cell table:formula="of:=SIN([.A3612])" office:value-type="float" office:value="0.999231634421405" calcext:value-type="float">
            <text:p>0,999231634421405</text:p>
          </table:table-cell>
        </table:table-row>
        <table:table-row table:style-name="ro1">
          <table:table-cell office:value-type="float" office:value="1.61099999999964" calcext:value-type="float">
            <text:p>1,61099999999964</text:p>
          </table:table-cell>
          <table:table-cell table:formula="of:=SIN([.A3613])" office:value-type="float" office:value="0.999191941180389" calcext:value-type="float">
            <text:p>0,999191941180389</text:p>
          </table:table-cell>
        </table:table-row>
        <table:table-row table:style-name="ro1">
          <table:table-cell office:value-type="float" office:value="1.61199999999964" calcext:value-type="float">
            <text:p>1,61199999999964</text:p>
          </table:table-cell>
          <table:table-cell table:formula="of:=SIN([.A3614])" office:value-type="float" office:value="0.999151248747515" calcext:value-type="float">
            <text:p>0,999151248747515</text:p>
          </table:table-cell>
        </table:table-row>
        <table:table-row table:style-name="ro1">
          <table:table-cell office:value-type="float" office:value="1.61299999999964" calcext:value-type="float">
            <text:p>1,61299999999964</text:p>
          </table:table-cell>
          <table:table-cell table:formula="of:=SIN([.A3615])" office:value-type="float" office:value="0.999109557163476" calcext:value-type="float">
            <text:p>0,999109557163476</text:p>
          </table:table-cell>
        </table:table-row>
        <table:table-row table:style-name="ro1">
          <table:table-cell office:value-type="float" office:value="1.61399999999964" calcext:value-type="float">
            <text:p>1,61399999999964</text:p>
          </table:table-cell>
          <table:table-cell table:formula="of:=SIN([.A3616])" office:value-type="float" office:value="0.999066866469962" calcext:value-type="float">
            <text:p>0,999066866469962</text:p>
          </table:table-cell>
        </table:table-row>
        <table:table-row table:style-name="ro1">
          <table:table-cell office:value-type="float" office:value="1.61499999999964" calcext:value-type="float">
            <text:p>1,61499999999964</text:p>
          </table:table-cell>
          <table:table-cell table:formula="of:=SIN([.A3617])" office:value-type="float" office:value="0.999023176709666" calcext:value-type="float">
            <text:p>0,999023176709666</text:p>
          </table:table-cell>
        </table:table-row>
        <table:table-row table:style-name="ro1">
          <table:table-cell office:value-type="float" office:value="1.61599999999964" calcext:value-type="float">
            <text:p>1,61599999999964</text:p>
          </table:table-cell>
          <table:table-cell table:formula="of:=SIN([.A3618])" office:value-type="float" office:value="0.998978487926276" calcext:value-type="float">
            <text:p>0,998978487926276</text:p>
          </table:table-cell>
        </table:table-row>
        <table:table-row table:style-name="ro1">
          <table:table-cell office:value-type="float" office:value="1.61699999999964" calcext:value-type="float">
            <text:p>1,61699999999964</text:p>
          </table:table-cell>
          <table:table-cell table:formula="of:=SIN([.A3619])" office:value-type="float" office:value="0.998932800164481" calcext:value-type="float">
            <text:p>0,998932800164481</text:p>
          </table:table-cell>
        </table:table-row>
        <table:table-row table:style-name="ro1">
          <table:table-cell office:value-type="float" office:value="1.61799999999964" calcext:value-type="float">
            <text:p>1,61799999999964</text:p>
          </table:table-cell>
          <table:table-cell table:formula="of:=SIN([.A3620])" office:value-type="float" office:value="0.99888611346997" calcext:value-type="float">
            <text:p>0,99888611346997</text:p>
          </table:table-cell>
        </table:table-row>
        <table:table-row table:style-name="ro1">
          <table:table-cell office:value-type="float" office:value="1.61899999999964" calcext:value-type="float">
            <text:p>1,61899999999964</text:p>
          </table:table-cell>
          <table:table-cell table:formula="of:=SIN([.A3621])" office:value-type="float" office:value="0.998838427889428" calcext:value-type="float">
            <text:p>0,998838427889428</text:p>
          </table:table-cell>
        </table:table-row>
        <table:table-row table:style-name="ro1">
          <table:table-cell office:value-type="float" office:value="1.61999999999964" calcext:value-type="float">
            <text:p>1,61999999999964</text:p>
          </table:table-cell>
          <table:table-cell table:formula="of:=SIN([.A3622])" office:value-type="float" office:value="0.998789743470542" calcext:value-type="float">
            <text:p>0,998789743470542</text:p>
          </table:table-cell>
        </table:table-row>
        <table:table-row table:style-name="ro1">
          <table:table-cell office:value-type="float" office:value="1.62099999999964" calcext:value-type="float">
            <text:p>1,62099999999964</text:p>
          </table:table-cell>
          <table:table-cell table:formula="of:=SIN([.A3623])" office:value-type="float" office:value="0.998740060261995" calcext:value-type="float">
            <text:p>0,998740060261995</text:p>
          </table:table-cell>
        </table:table-row>
        <table:table-row table:style-name="ro1">
          <table:table-cell office:value-type="float" office:value="1.62199999999964" calcext:value-type="float">
            <text:p>1,62199999999964</text:p>
          </table:table-cell>
          <table:table-cell table:formula="of:=SIN([.A3624])" office:value-type="float" office:value="0.998689378313471" calcext:value-type="float">
            <text:p>0,998689378313471</text:p>
          </table:table-cell>
        </table:table-row>
        <table:table-row table:style-name="ro1">
          <table:table-cell office:value-type="float" office:value="1.62299999999964" calcext:value-type="float">
            <text:p>1,62299999999964</text:p>
          </table:table-cell>
          <table:table-cell table:formula="of:=SIN([.A3625])" office:value-type="float" office:value="0.998637697675653" calcext:value-type="float">
            <text:p>0,998637697675653</text:p>
          </table:table-cell>
        </table:table-row>
        <table:table-row table:style-name="ro1">
          <table:table-cell office:value-type="float" office:value="1.62399999999964" calcext:value-type="float">
            <text:p>1,62399999999964</text:p>
          </table:table-cell>
          <table:table-cell table:formula="of:=SIN([.A3626])" office:value-type="float" office:value="0.99858501840022" calcext:value-type="float">
            <text:p>0,99858501840022</text:p>
          </table:table-cell>
        </table:table-row>
        <table:table-row table:style-name="ro1">
          <table:table-cell office:value-type="float" office:value="1.62499999999964" calcext:value-type="float">
            <text:p>1,62499999999964</text:p>
          </table:table-cell>
          <table:table-cell table:formula="of:=SIN([.A3627])" office:value-type="float" office:value="0.998531340539851" calcext:value-type="float">
            <text:p>0,998531340539851</text:p>
          </table:table-cell>
        </table:table-row>
        <table:table-row table:style-name="ro1">
          <table:table-cell office:value-type="float" office:value="1.62599999999964" calcext:value-type="float">
            <text:p>1,62599999999964</text:p>
          </table:table-cell>
          <table:table-cell table:formula="of:=SIN([.A3628])" office:value-type="float" office:value="0.998476664148225" calcext:value-type="float">
            <text:p>0,998476664148225</text:p>
          </table:table-cell>
        </table:table-row>
        <table:table-row table:style-name="ro1">
          <table:table-cell office:value-type="float" office:value="1.62699999999964" calcext:value-type="float">
            <text:p>1,62699999999964</text:p>
          </table:table-cell>
          <table:table-cell table:formula="of:=SIN([.A3629])" office:value-type="float" office:value="0.998420989280019" calcext:value-type="float">
            <text:p>0,998420989280019</text:p>
          </table:table-cell>
        </table:table-row>
        <table:table-row table:style-name="ro1">
          <table:table-cell office:value-type="float" office:value="1.62799999999964" calcext:value-type="float">
            <text:p>1,62799999999964</text:p>
          </table:table-cell>
          <table:table-cell table:formula="of:=SIN([.A3630])" office:value-type="float" office:value="0.998364315990906" calcext:value-type="float">
            <text:p>0,998364315990906</text:p>
          </table:table-cell>
        </table:table-row>
        <table:table-row table:style-name="ro1">
          <table:table-cell office:value-type="float" office:value="1.62899999999964" calcext:value-type="float">
            <text:p>1,62899999999964</text:p>
          </table:table-cell>
          <table:table-cell table:formula="of:=SIN([.A3631])" office:value-type="float" office:value="0.998306644337561" calcext:value-type="float">
            <text:p>0,998306644337561</text:p>
          </table:table-cell>
        </table:table-row>
        <table:table-row table:style-name="ro1">
          <table:table-cell office:value-type="float" office:value="1.62999999999964" calcext:value-type="float">
            <text:p>1,62999999999964</text:p>
          </table:table-cell>
          <table:table-cell table:formula="of:=SIN([.A3632])" office:value-type="float" office:value="0.998247974377654" calcext:value-type="float">
            <text:p>0,998247974377654</text:p>
          </table:table-cell>
        </table:table-row>
        <table:table-row table:style-name="ro1">
          <table:table-cell office:value-type="float" office:value="1.63099999999964" calcext:value-type="float">
            <text:p>1,63099999999964</text:p>
          </table:table-cell>
          <table:table-cell table:formula="of:=SIN([.A3633])" office:value-type="float" office:value="0.998188306169856" calcext:value-type="float">
            <text:p>0,998188306169856</text:p>
          </table:table-cell>
        </table:table-row>
        <table:table-row table:style-name="ro1">
          <table:table-cell office:value-type="float" office:value="1.63199999999964" calcext:value-type="float">
            <text:p>1,63199999999964</text:p>
          </table:table-cell>
          <table:table-cell table:formula="of:=SIN([.A3634])" office:value-type="float" office:value="0.998127639773835" calcext:value-type="float">
            <text:p>0,998127639773835</text:p>
          </table:table-cell>
        </table:table-row>
        <table:table-row table:style-name="ro1">
          <table:table-cell office:value-type="float" office:value="1.63299999999964" calcext:value-type="float">
            <text:p>1,63299999999964</text:p>
          </table:table-cell>
          <table:table-cell table:formula="of:=SIN([.A3635])" office:value-type="float" office:value="0.998065975250258" calcext:value-type="float">
            <text:p>0,998065975250258</text:p>
          </table:table-cell>
        </table:table-row>
        <table:table-row table:style-name="ro1">
          <table:table-cell office:value-type="float" office:value="1.63399999999964" calcext:value-type="float">
            <text:p>1,63399999999964</text:p>
          </table:table-cell>
          <table:table-cell table:formula="of:=SIN([.A3636])" office:value-type="float" office:value="0.998003312660788" calcext:value-type="float">
            <text:p>0,998003312660788</text:p>
          </table:table-cell>
        </table:table-row>
        <table:table-row table:style-name="ro1">
          <table:table-cell office:value-type="float" office:value="1.63499999999964" calcext:value-type="float">
            <text:p>1,63499999999964</text:p>
          </table:table-cell>
          <table:table-cell table:formula="of:=SIN([.A3637])" office:value-type="float" office:value="0.997939652068089" calcext:value-type="float">
            <text:p>0,997939652068089</text:p>
          </table:table-cell>
        </table:table-row>
        <table:table-row table:style-name="ro1">
          <table:table-cell office:value-type="float" office:value="1.63599999999964" calcext:value-type="float">
            <text:p>1,63599999999964</text:p>
          </table:table-cell>
          <table:table-cell table:formula="of:=SIN([.A3638])" office:value-type="float" office:value="0.997874993535821" calcext:value-type="float">
            <text:p>0,997874993535821</text:p>
          </table:table-cell>
        </table:table-row>
        <table:table-row table:style-name="ro1">
          <table:table-cell office:value-type="float" office:value="1.63699999999964" calcext:value-type="float">
            <text:p>1,63699999999964</text:p>
          </table:table-cell>
          <table:table-cell table:formula="of:=SIN([.A3639])" office:value-type="float" office:value="0.997809337128643" calcext:value-type="float">
            <text:p>0,997809337128643</text:p>
          </table:table-cell>
        </table:table-row>
        <table:table-row table:style-name="ro1">
          <table:table-cell office:value-type="float" office:value="1.63799999999964" calcext:value-type="float">
            <text:p>1,63799999999964</text:p>
          </table:table-cell>
          <table:table-cell table:formula="of:=SIN([.A3640])" office:value-type="float" office:value="0.997742682912211" calcext:value-type="float">
            <text:p>0,997742682912211</text:p>
          </table:table-cell>
        </table:table-row>
        <table:table-row table:style-name="ro1">
          <table:table-cell office:value-type="float" office:value="1.63899999999964" calcext:value-type="float">
            <text:p>1,63899999999964</text:p>
          </table:table-cell>
          <table:table-cell table:formula="of:=SIN([.A3641])" office:value-type="float" office:value="0.997675030953179" calcext:value-type="float">
            <text:p>0,997675030953179</text:p>
          </table:table-cell>
        </table:table-row>
        <table:table-row table:style-name="ro1">
          <table:table-cell office:value-type="float" office:value="1.63999999999964" calcext:value-type="float">
            <text:p>1,63999999999964</text:p>
          </table:table-cell>
          <table:table-cell table:formula="of:=SIN([.A3642])" office:value-type="float" office:value="0.997606381319199" calcext:value-type="float">
            <text:p>0,997606381319199</text:p>
          </table:table-cell>
        </table:table-row>
        <table:table-row table:style-name="ro1">
          <table:table-cell office:value-type="float" office:value="1.64099999999964" calcext:value-type="float">
            <text:p>1,64099999999964</text:p>
          </table:table-cell>
          <table:table-cell table:formula="of:=SIN([.A3643])" office:value-type="float" office:value="0.997536734078921" calcext:value-type="float">
            <text:p>0,997536734078921</text:p>
          </table:table-cell>
        </table:table-row>
        <table:table-row table:style-name="ro1">
          <table:table-cell office:value-type="float" office:value="1.64199999999964" calcext:value-type="float">
            <text:p>1,64199999999964</text:p>
          </table:table-cell>
          <table:table-cell table:formula="of:=SIN([.A3644])" office:value-type="float" office:value="0.997466089301992" calcext:value-type="float">
            <text:p>0,997466089301992</text:p>
          </table:table-cell>
        </table:table-row>
        <table:table-row table:style-name="ro1">
          <table:table-cell office:value-type="float" office:value="1.64299999999964" calcext:value-type="float">
            <text:p>1,64299999999964</text:p>
          </table:table-cell>
          <table:table-cell table:formula="of:=SIN([.A3645])" office:value-type="float" office:value="0.997394447059057" calcext:value-type="float">
            <text:p>0,997394447059057</text:p>
          </table:table-cell>
        </table:table-row>
        <table:table-row table:style-name="ro1">
          <table:table-cell office:value-type="float" office:value="1.64399999999964" calcext:value-type="float">
            <text:p>1,64399999999964</text:p>
          </table:table-cell>
          <table:table-cell table:formula="of:=SIN([.A3646])" office:value-type="float" office:value="0.997321807421757" calcext:value-type="float">
            <text:p>0,997321807421757</text:p>
          </table:table-cell>
        </table:table-row>
        <table:table-row table:style-name="ro1">
          <table:table-cell office:value-type="float" office:value="1.64499999999964" calcext:value-type="float">
            <text:p>1,64499999999964</text:p>
          </table:table-cell>
          <table:table-cell table:formula="of:=SIN([.A3647])" office:value-type="float" office:value="0.997248170462734" calcext:value-type="float">
            <text:p>0,997248170462734</text:p>
          </table:table-cell>
        </table:table-row>
        <table:table-row table:style-name="ro1">
          <table:table-cell office:value-type="float" office:value="1.64599999999964" calcext:value-type="float">
            <text:p>1,64599999999964</text:p>
          </table:table-cell>
          <table:table-cell table:formula="of:=SIN([.A3648])" office:value-type="float" office:value="0.997173536255623" calcext:value-type="float">
            <text:p>0,997173536255623</text:p>
          </table:table-cell>
        </table:table-row>
        <table:table-row table:style-name="ro1">
          <table:table-cell office:value-type="float" office:value="1.64699999999964" calcext:value-type="float">
            <text:p>1,64699999999964</text:p>
          </table:table-cell>
          <table:table-cell table:formula="of:=SIN([.A3649])" office:value-type="float" office:value="0.997097904875059" calcext:value-type="float">
            <text:p>0,997097904875059</text:p>
          </table:table-cell>
        </table:table-row>
        <table:table-row table:style-name="ro1">
          <table:table-cell office:value-type="float" office:value="1.64799999999964" calcext:value-type="float">
            <text:p>1,64799999999964</text:p>
          </table:table-cell>
          <table:table-cell table:formula="of:=SIN([.A3650])" office:value-type="float" office:value="0.997021276396674" calcext:value-type="float">
            <text:p>0,997021276396674</text:p>
          </table:table-cell>
        </table:table-row>
        <table:table-row table:style-name="ro1">
          <table:table-cell office:value-type="float" office:value="1.64899999999964" calcext:value-type="float">
            <text:p>1,64899999999964</text:p>
          </table:table-cell>
          <table:table-cell table:formula="of:=SIN([.A3651])" office:value-type="float" office:value="0.996943650897095" calcext:value-type="float">
            <text:p>0,996943650897095</text:p>
          </table:table-cell>
        </table:table-row>
        <table:table-row table:style-name="ro1">
          <table:table-cell office:value-type="float" office:value="1.64999999999964" calcext:value-type="float">
            <text:p>1,64999999999964</text:p>
          </table:table-cell>
          <table:table-cell table:formula="of:=SIN([.A3652])" office:value-type="float" office:value="0.996865028453948" calcext:value-type="float">
            <text:p>0,996865028453948</text:p>
          </table:table-cell>
        </table:table-row>
        <table:table-row table:style-name="ro1">
          <table:table-cell office:value-type="float" office:value="1.65099999999964" calcext:value-type="float">
            <text:p>1,65099999999964</text:p>
          </table:table-cell>
          <table:table-cell table:formula="of:=SIN([.A3653])" office:value-type="float" office:value="0.996785409145855" calcext:value-type="float">
            <text:p>0,996785409145855</text:p>
          </table:table-cell>
        </table:table-row>
        <table:table-row table:style-name="ro1">
          <table:table-cell office:value-type="float" office:value="1.65199999999964" calcext:value-type="float">
            <text:p>1,65199999999964</text:p>
          </table:table-cell>
          <table:table-cell table:formula="of:=SIN([.A3654])" office:value-type="float" office:value="0.996704793052437" calcext:value-type="float">
            <text:p>0,996704793052437</text:p>
          </table:table-cell>
        </table:table-row>
        <table:table-row table:style-name="ro1">
          <table:table-cell office:value-type="float" office:value="1.65299999999964" calcext:value-type="float">
            <text:p>1,65299999999964</text:p>
          </table:table-cell>
          <table:table-cell table:formula="of:=SIN([.A3655])" office:value-type="float" office:value="0.996623180254309" calcext:value-type="float">
            <text:p>0,996623180254309</text:p>
          </table:table-cell>
        </table:table-row>
        <table:table-row table:style-name="ro1">
          <table:table-cell office:value-type="float" office:value="1.65399999999964" calcext:value-type="float">
            <text:p>1,65399999999964</text:p>
          </table:table-cell>
          <table:table-cell table:formula="of:=SIN([.A3656])" office:value-type="float" office:value="0.996540570833083" calcext:value-type="float">
            <text:p>0,996540570833083</text:p>
          </table:table-cell>
        </table:table-row>
        <table:table-row table:style-name="ro1">
          <table:table-cell office:value-type="float" office:value="1.65499999999963" calcext:value-type="float">
            <text:p>1,65499999999963</text:p>
          </table:table-cell>
          <table:table-cell table:formula="of:=SIN([.A3657])" office:value-type="float" office:value="0.99645696487137" calcext:value-type="float">
            <text:p>0,99645696487137</text:p>
          </table:table-cell>
        </table:table-row>
        <table:table-row table:style-name="ro1">
          <table:table-cell office:value-type="float" office:value="1.65599999999963" calcext:value-type="float">
            <text:p>1,65599999999963</text:p>
          </table:table-cell>
          <table:table-cell table:formula="of:=SIN([.A3658])" office:value-type="float" office:value="0.996372362452775" calcext:value-type="float">
            <text:p>0,996372362452775</text:p>
          </table:table-cell>
        </table:table-row>
        <table:table-row table:style-name="ro1">
          <table:table-cell office:value-type="float" office:value="1.65699999999963" calcext:value-type="float">
            <text:p>1,65699999999963</text:p>
          </table:table-cell>
          <table:table-cell table:formula="of:=SIN([.A3659])" office:value-type="float" office:value="0.9962867636619" calcext:value-type="float">
            <text:p>0,9962867636619</text:p>
          </table:table-cell>
        </table:table-row>
        <table:table-row table:style-name="ro1">
          <table:table-cell office:value-type="float" office:value="1.65799999999963" calcext:value-type="float">
            <text:p>1,65799999999963</text:p>
          </table:table-cell>
          <table:table-cell table:formula="of:=SIN([.A3660])" office:value-type="float" office:value="0.996200168584345" calcext:value-type="float">
            <text:p>0,996200168584345</text:p>
          </table:table-cell>
        </table:table-row>
        <table:table-row table:style-name="ro1">
          <table:table-cell office:value-type="float" office:value="1.65899999999963" calcext:value-type="float">
            <text:p>1,65899999999963</text:p>
          </table:table-cell>
          <table:table-cell table:formula="of:=SIN([.A3661])" office:value-type="float" office:value="0.996112577306704" calcext:value-type="float">
            <text:p>0,996112577306704</text:p>
          </table:table-cell>
        </table:table-row>
        <table:table-row table:style-name="ro1">
          <table:table-cell office:value-type="float" office:value="1.65999999999963" calcext:value-type="float">
            <text:p>1,65999999999963</text:p>
          </table:table-cell>
          <table:table-cell table:formula="of:=SIN([.A3662])" office:value-type="float" office:value="0.996023989916569" calcext:value-type="float">
            <text:p>0,996023989916569</text:p>
          </table:table-cell>
        </table:table-row>
        <table:table-row table:style-name="ro1">
          <table:table-cell office:value-type="float" office:value="1.66099999999963" calcext:value-type="float">
            <text:p>1,66099999999963</text:p>
          </table:table-cell>
          <table:table-cell table:formula="of:=SIN([.A3663])" office:value-type="float" office:value="0.995934406502527" calcext:value-type="float">
            <text:p>0,995934406502527</text:p>
          </table:table-cell>
        </table:table-row>
        <table:table-row table:style-name="ro1">
          <table:table-cell office:value-type="float" office:value="1.66199999999963" calcext:value-type="float">
            <text:p>1,66199999999963</text:p>
          </table:table-cell>
          <table:table-cell table:formula="of:=SIN([.A3664])" office:value-type="float" office:value="0.995843827154162" calcext:value-type="float">
            <text:p>0,995843827154162</text:p>
          </table:table-cell>
        </table:table-row>
        <table:table-row table:style-name="ro1">
          <table:table-cell office:value-type="float" office:value="1.66299999999963" calcext:value-type="float">
            <text:p>1,66299999999963</text:p>
          </table:table-cell>
          <table:table-cell table:formula="of:=SIN([.A3665])" office:value-type="float" office:value="0.995752251962052" calcext:value-type="float">
            <text:p>0,995752251962052</text:p>
          </table:table-cell>
        </table:table-row>
        <table:table-row table:style-name="ro1">
          <table:table-cell office:value-type="float" office:value="1.66399999999963" calcext:value-type="float">
            <text:p>1,66399999999963</text:p>
          </table:table-cell>
          <table:table-cell table:formula="of:=SIN([.A3666])" office:value-type="float" office:value="0.995659681017774" calcext:value-type="float">
            <text:p>0,995659681017774</text:p>
          </table:table-cell>
        </table:table-row>
        <table:table-row table:style-name="ro1">
          <table:table-cell office:value-type="float" office:value="1.66499999999963" calcext:value-type="float">
            <text:p>1,66499999999963</text:p>
          </table:table-cell>
          <table:table-cell table:formula="of:=SIN([.A3667])" office:value-type="float" office:value="0.995566114413897" calcext:value-type="float">
            <text:p>0,995566114413897</text:p>
          </table:table-cell>
        </table:table-row>
        <table:table-row table:style-name="ro1">
          <table:table-cell office:value-type="float" office:value="1.66599999999963" calcext:value-type="float">
            <text:p>1,66599999999963</text:p>
          </table:table-cell>
          <table:table-cell table:formula="of:=SIN([.A3668])" office:value-type="float" office:value="0.995471552243989" calcext:value-type="float">
            <text:p>0,995471552243989</text:p>
          </table:table-cell>
        </table:table-row>
        <table:table-row table:style-name="ro1">
          <table:table-cell office:value-type="float" office:value="1.66699999999963" calcext:value-type="float">
            <text:p>1,66699999999963</text:p>
          </table:table-cell>
          <table:table-cell table:formula="of:=SIN([.A3669])" office:value-type="float" office:value="0.995375994602611" calcext:value-type="float">
            <text:p>0,995375994602611</text:p>
          </table:table-cell>
        </table:table-row>
        <table:table-row table:style-name="ro1">
          <table:table-cell office:value-type="float" office:value="1.66799999999963" calcext:value-type="float">
            <text:p>1,66799999999963</text:p>
          </table:table-cell>
          <table:table-cell table:formula="of:=SIN([.A3670])" office:value-type="float" office:value="0.995279441585322" calcext:value-type="float">
            <text:p>0,995279441585322</text:p>
          </table:table-cell>
        </table:table-row>
        <table:table-row table:style-name="ro1">
          <table:table-cell office:value-type="float" office:value="1.66899999999963" calcext:value-type="float">
            <text:p>1,66899999999963</text:p>
          </table:table-cell>
          <table:table-cell table:formula="of:=SIN([.A3671])" office:value-type="float" office:value="0.995181893288675" calcext:value-type="float">
            <text:p>0,995181893288675</text:p>
          </table:table-cell>
        </table:table-row>
        <table:table-row table:style-name="ro1">
          <table:table-cell office:value-type="float" office:value="1.66999999999963" calcext:value-type="float">
            <text:p>1,66999999999963</text:p>
          </table:table-cell>
          <table:table-cell table:formula="of:=SIN([.A3672])" office:value-type="float" office:value="0.995083349810217" calcext:value-type="float">
            <text:p>0,995083349810217</text:p>
          </table:table-cell>
        </table:table-row>
        <table:table-row table:style-name="ro1">
          <table:table-cell office:value-type="float" office:value="1.67099999999963" calcext:value-type="float">
            <text:p>1,67099999999963</text:p>
          </table:table-cell>
          <table:table-cell table:formula="of:=SIN([.A3673])" office:value-type="float" office:value="0.994983811248492" calcext:value-type="float">
            <text:p>0,994983811248492</text:p>
          </table:table-cell>
        </table:table-row>
        <table:table-row table:style-name="ro1">
          <table:table-cell office:value-type="float" office:value="1.67199999999963" calcext:value-type="float">
            <text:p>1,67199999999963</text:p>
          </table:table-cell>
          <table:table-cell table:formula="of:=SIN([.A3674])" office:value-type="float" office:value="0.994883277703038" calcext:value-type="float">
            <text:p>0,994883277703038</text:p>
          </table:table-cell>
        </table:table-row>
        <table:table-row table:style-name="ro1">
          <table:table-cell office:value-type="float" office:value="1.67299999999963" calcext:value-type="float">
            <text:p>1,67299999999963</text:p>
          </table:table-cell>
          <table:table-cell table:formula="of:=SIN([.A3675])" office:value-type="float" office:value="0.99478174927439" calcext:value-type="float">
            <text:p>0,99478174927439</text:p>
          </table:table-cell>
        </table:table-row>
        <table:table-row table:style-name="ro1">
          <table:table-cell office:value-type="float" office:value="1.67399999999963" calcext:value-type="float">
            <text:p>1,67399999999963</text:p>
          </table:table-cell>
          <table:table-cell table:formula="of:=SIN([.A3676])" office:value-type="float" office:value="0.994679226064076" calcext:value-type="float">
            <text:p>0,994679226064076</text:p>
          </table:table-cell>
        </table:table-row>
        <table:table-row table:style-name="ro1">
          <table:table-cell office:value-type="float" office:value="1.67499999999963" calcext:value-type="float">
            <text:p>1,67499999999963</text:p>
          </table:table-cell>
          <table:table-cell table:formula="of:=SIN([.A3677])" office:value-type="float" office:value="0.994575708174618" calcext:value-type="float">
            <text:p>0,994575708174618</text:p>
          </table:table-cell>
        </table:table-row>
        <table:table-row table:style-name="ro1">
          <table:table-cell office:value-type="float" office:value="1.67599999999963" calcext:value-type="float">
            <text:p>1,67599999999963</text:p>
          </table:table-cell>
          <table:table-cell table:formula="of:=SIN([.A3678])" office:value-type="float" office:value="0.994471195709535" calcext:value-type="float">
            <text:p>0,994471195709535</text:p>
          </table:table-cell>
        </table:table-row>
        <table:table-row table:style-name="ro1">
          <table:table-cell office:value-type="float" office:value="1.67699999999963" calcext:value-type="float">
            <text:p>1,67699999999963</text:p>
          </table:table-cell>
          <table:table-cell table:formula="of:=SIN([.A3679])" office:value-type="float" office:value="0.994365688773339" calcext:value-type="float">
            <text:p>0,994365688773339</text:p>
          </table:table-cell>
        </table:table-row>
        <table:table-row table:style-name="ro1">
          <table:table-cell office:value-type="float" office:value="1.67799999999963" calcext:value-type="float">
            <text:p>1,67799999999963</text:p>
          </table:table-cell>
          <table:table-cell table:formula="of:=SIN([.A3680])" office:value-type="float" office:value="0.994259187471538" calcext:value-type="float">
            <text:p>0,994259187471538</text:p>
          </table:table-cell>
        </table:table-row>
        <table:table-row table:style-name="ro1">
          <table:table-cell office:value-type="float" office:value="1.67899999999963" calcext:value-type="float">
            <text:p>1,67899999999963</text:p>
          </table:table-cell>
          <table:table-cell table:formula="of:=SIN([.A3681])" office:value-type="float" office:value="0.994151691910631" calcext:value-type="float">
            <text:p>0,994151691910631</text:p>
          </table:table-cell>
        </table:table-row>
        <table:table-row table:style-name="ro1">
          <table:table-cell office:value-type="float" office:value="1.67999999999963" calcext:value-type="float">
            <text:p>1,67999999999963</text:p>
          </table:table-cell>
          <table:table-cell table:formula="of:=SIN([.A3682])" office:value-type="float" office:value="0.994043202198116" calcext:value-type="float">
            <text:p>0,994043202198116</text:p>
          </table:table-cell>
        </table:table-row>
        <table:table-row table:style-name="ro1">
          <table:table-cell office:value-type="float" office:value="1.68099999999963" calcext:value-type="float">
            <text:p>1,68099999999963</text:p>
          </table:table-cell>
          <table:table-cell table:formula="of:=SIN([.A3683])" office:value-type="float" office:value="0.993933718442481" calcext:value-type="float">
            <text:p>0,993933718442481</text:p>
          </table:table-cell>
        </table:table-row>
        <table:table-row table:style-name="ro1">
          <table:table-cell office:value-type="float" office:value="1.68199999999963" calcext:value-type="float">
            <text:p>1,68199999999963</text:p>
          </table:table-cell>
          <table:table-cell table:formula="of:=SIN([.A3684])" office:value-type="float" office:value="0.993823240753211" calcext:value-type="float">
            <text:p>0,993823240753211</text:p>
          </table:table-cell>
        </table:table-row>
        <table:table-row table:style-name="ro1">
          <table:table-cell office:value-type="float" office:value="1.68299999999963" calcext:value-type="float">
            <text:p>1,68299999999963</text:p>
          </table:table-cell>
          <table:table-cell table:formula="of:=SIN([.A3685])" office:value-type="float" office:value="0.993711769240783" calcext:value-type="float">
            <text:p>0,993711769240783</text:p>
          </table:table-cell>
        </table:table-row>
        <table:table-row table:style-name="ro1">
          <table:table-cell office:value-type="float" office:value="1.68399999999963" calcext:value-type="float">
            <text:p>1,68399999999963</text:p>
          </table:table-cell>
          <table:table-cell table:formula="of:=SIN([.A3686])" office:value-type="float" office:value="0.993599304016668" calcext:value-type="float">
            <text:p>0,993599304016668</text:p>
          </table:table-cell>
        </table:table-row>
        <table:table-row table:style-name="ro1">
          <table:table-cell office:value-type="float" office:value="1.68499999999963" calcext:value-type="float">
            <text:p>1,68499999999963</text:p>
          </table:table-cell>
          <table:table-cell table:formula="of:=SIN([.A3687])" office:value-type="float" office:value="0.993485845193332" calcext:value-type="float">
            <text:p>0,993485845193332</text:p>
          </table:table-cell>
        </table:table-row>
        <table:table-row table:style-name="ro1">
          <table:table-cell office:value-type="float" office:value="1.68599999999963" calcext:value-type="float">
            <text:p>1,68599999999963</text:p>
          </table:table-cell>
          <table:table-cell table:formula="of:=SIN([.A3688])" office:value-type="float" office:value="0.993371392884234" calcext:value-type="float">
            <text:p>0,993371392884234</text:p>
          </table:table-cell>
        </table:table-row>
        <table:table-row table:style-name="ro1">
          <table:table-cell office:value-type="float" office:value="1.68699999999963" calcext:value-type="float">
            <text:p>1,68699999999963</text:p>
          </table:table-cell>
          <table:table-cell table:formula="of:=SIN([.A3689])" office:value-type="float" office:value="0.993255947203825" calcext:value-type="float">
            <text:p>0,993255947203825</text:p>
          </table:table-cell>
        </table:table-row>
        <table:table-row table:style-name="ro1">
          <table:table-cell office:value-type="float" office:value="1.68799999999963" calcext:value-type="float">
            <text:p>1,68799999999963</text:p>
          </table:table-cell>
          <table:table-cell table:formula="of:=SIN([.A3690])" office:value-type="float" office:value="0.993139508267552" calcext:value-type="float">
            <text:p>0,993139508267552</text:p>
          </table:table-cell>
        </table:table-row>
        <table:table-row table:style-name="ro1">
          <table:table-cell office:value-type="float" office:value="1.68899999999963" calcext:value-type="float">
            <text:p>1,68899999999963</text:p>
          </table:table-cell>
          <table:table-cell table:formula="of:=SIN([.A3691])" office:value-type="float" office:value="0.993022076191854" calcext:value-type="float">
            <text:p>0,993022076191854</text:p>
          </table:table-cell>
        </table:table-row>
        <table:table-row table:style-name="ro1">
          <table:table-cell office:value-type="float" office:value="1.68999999999963" calcext:value-type="float">
            <text:p>1,68999999999963</text:p>
          </table:table-cell>
          <table:table-cell table:formula="of:=SIN([.A3692])" office:value-type="float" office:value="0.992903651094162" calcext:value-type="float">
            <text:p>0,992903651094162</text:p>
          </table:table-cell>
        </table:table-row>
        <table:table-row table:style-name="ro1">
          <table:table-cell office:value-type="float" office:value="1.69099999999963" calcext:value-type="float">
            <text:p>1,69099999999963</text:p>
          </table:table-cell>
          <table:table-cell table:formula="of:=SIN([.A3693])" office:value-type="float" office:value="0.992784233092902" calcext:value-type="float">
            <text:p>0,992784233092902</text:p>
          </table:table-cell>
        </table:table-row>
        <table:table-row table:style-name="ro1">
          <table:table-cell office:value-type="float" office:value="1.69199999999963" calcext:value-type="float">
            <text:p>1,69199999999963</text:p>
          </table:table-cell>
          <table:table-cell table:formula="of:=SIN([.A3694])" office:value-type="float" office:value="0.992663822307492" calcext:value-type="float">
            <text:p>0,992663822307492</text:p>
          </table:table-cell>
        </table:table-row>
        <table:table-row table:style-name="ro1">
          <table:table-cell office:value-type="float" office:value="1.69299999999963" calcext:value-type="float">
            <text:p>1,69299999999963</text:p>
          </table:table-cell>
          <table:table-cell table:formula="of:=SIN([.A3695])" office:value-type="float" office:value="0.992542418858342" calcext:value-type="float">
            <text:p>0,992542418858342</text:p>
          </table:table-cell>
        </table:table-row>
        <table:table-row table:style-name="ro1">
          <table:table-cell office:value-type="float" office:value="1.69399999999963" calcext:value-type="float">
            <text:p>1,69399999999963</text:p>
          </table:table-cell>
          <table:table-cell table:formula="of:=SIN([.A3696])" office:value-type="float" office:value="0.992420022866855" calcext:value-type="float">
            <text:p>0,992420022866855</text:p>
          </table:table-cell>
        </table:table-row>
        <table:table-row table:style-name="ro1">
          <table:table-cell office:value-type="float" office:value="1.69499999999963" calcext:value-type="float">
            <text:p>1,69499999999963</text:p>
          </table:table-cell>
          <table:table-cell table:formula="of:=SIN([.A3697])" office:value-type="float" office:value="0.992296634455429" calcext:value-type="float">
            <text:p>0,992296634455429</text:p>
          </table:table-cell>
        </table:table-row>
        <table:table-row table:style-name="ro1">
          <table:table-cell office:value-type="float" office:value="1.69599999999963" calcext:value-type="float">
            <text:p>1,69599999999963</text:p>
          </table:table-cell>
          <table:table-cell table:formula="of:=SIN([.A3698])" office:value-type="float" office:value="0.992172253747451" calcext:value-type="float">
            <text:p>0,992172253747451</text:p>
          </table:table-cell>
        </table:table-row>
        <table:table-row table:style-name="ro1">
          <table:table-cell office:value-type="float" office:value="1.69699999999963" calcext:value-type="float">
            <text:p>1,69699999999963</text:p>
          </table:table-cell>
          <table:table-cell table:formula="of:=SIN([.A3699])" office:value-type="float" office:value="0.992046880867301" calcext:value-type="float">
            <text:p>0,992046880867301</text:p>
          </table:table-cell>
        </table:table-row>
        <table:table-row table:style-name="ro1">
          <table:table-cell office:value-type="float" office:value="1.69799999999963" calcext:value-type="float">
            <text:p>1,69799999999963</text:p>
          </table:table-cell>
          <table:table-cell table:formula="of:=SIN([.A3700])" office:value-type="float" office:value="0.991920515940354" calcext:value-type="float">
            <text:p>0,991920515940354</text:p>
          </table:table-cell>
        </table:table-row>
        <table:table-row table:style-name="ro1">
          <table:table-cell office:value-type="float" office:value="1.69899999999963" calcext:value-type="float">
            <text:p>1,69899999999963</text:p>
          </table:table-cell>
          <table:table-cell table:formula="of:=SIN([.A3701])" office:value-type="float" office:value="0.991793159092973" calcext:value-type="float">
            <text:p>0,991793159092973</text:p>
          </table:table-cell>
        </table:table-row>
        <table:table-row table:style-name="ro1">
          <table:table-cell office:value-type="float" office:value="1.69999999999963" calcext:value-type="float">
            <text:p>1,69999999999963</text:p>
          </table:table-cell>
          <table:table-cell table:formula="of:=SIN([.A3702])" office:value-type="float" office:value="0.991664810452516" calcext:value-type="float">
            <text:p>0,991664810452516</text:p>
          </table:table-cell>
        </table:table-row>
        <table:table-row table:style-name="ro1">
          <table:table-cell office:value-type="float" office:value="1.70099999999963" calcext:value-type="float">
            <text:p>1,70099999999963</text:p>
          </table:table-cell>
          <table:table-cell table:formula="of:=SIN([.A3703])" office:value-type="float" office:value="0.991535470147331" calcext:value-type="float">
            <text:p>0,991535470147331</text:p>
          </table:table-cell>
        </table:table-row>
        <table:table-row table:style-name="ro1">
          <table:table-cell office:value-type="float" office:value="1.70199999999963" calcext:value-type="float">
            <text:p>1,70199999999963</text:p>
          </table:table-cell>
          <table:table-cell table:formula="of:=SIN([.A3704])" office:value-type="float" office:value="0.991405138306759" calcext:value-type="float">
            <text:p>0,991405138306759</text:p>
          </table:table-cell>
        </table:table-row>
        <table:table-row table:style-name="ro1">
          <table:table-cell office:value-type="float" office:value="1.70299999999963" calcext:value-type="float">
            <text:p>1,70299999999963</text:p>
          </table:table-cell>
          <table:table-cell table:formula="of:=SIN([.A3705])" office:value-type="float" office:value="0.991273815061131" calcext:value-type="float">
            <text:p>0,991273815061131</text:p>
          </table:table-cell>
        </table:table-row>
        <table:table-row table:style-name="ro1">
          <table:table-cell office:value-type="float" office:value="1.70399999999963" calcext:value-type="float">
            <text:p>1,70399999999963</text:p>
          </table:table-cell>
          <table:table-cell table:formula="of:=SIN([.A3706])" office:value-type="float" office:value="0.99114150054177" calcext:value-type="float">
            <text:p>0,99114150054177</text:p>
          </table:table-cell>
        </table:table-row>
        <table:table-row table:style-name="ro1">
          <table:table-cell office:value-type="float" office:value="1.70499999999963" calcext:value-type="float">
            <text:p>1,70499999999963</text:p>
          </table:table-cell>
          <table:table-cell table:formula="of:=SIN([.A3707])" office:value-type="float" office:value="0.991008194880991" calcext:value-type="float">
            <text:p>0,991008194880991</text:p>
          </table:table-cell>
        </table:table-row>
        <table:table-row table:style-name="ro1">
          <table:table-cell office:value-type="float" office:value="1.70599999999963" calcext:value-type="float">
            <text:p>1,70599999999963</text:p>
          </table:table-cell>
          <table:table-cell table:formula="of:=SIN([.A3708])" office:value-type="float" office:value="0.9908738982121" calcext:value-type="float">
            <text:p>0,9908738982121</text:p>
          </table:table-cell>
        </table:table-row>
        <table:table-row table:style-name="ro1">
          <table:table-cell office:value-type="float" office:value="1.70699999999963" calcext:value-type="float">
            <text:p>1,70699999999963</text:p>
          </table:table-cell>
          <table:table-cell table:formula="of:=SIN([.A3709])" office:value-type="float" office:value="0.990738610669394" calcext:value-type="float">
            <text:p>0,990738610669394</text:p>
          </table:table-cell>
        </table:table-row>
        <table:table-row table:style-name="ro1">
          <table:table-cell office:value-type="float" office:value="1.70799999999963" calcext:value-type="float">
            <text:p>1,70799999999963</text:p>
          </table:table-cell>
          <table:table-cell table:formula="of:=SIN([.A3710])" office:value-type="float" office:value="0.990602332388159" calcext:value-type="float">
            <text:p>0,990602332388159</text:p>
          </table:table-cell>
        </table:table-row>
        <table:table-row table:style-name="ro1">
          <table:table-cell office:value-type="float" office:value="1.70899999999963" calcext:value-type="float">
            <text:p>1,70899999999963</text:p>
          </table:table-cell>
          <table:table-cell table:formula="of:=SIN([.A3711])" office:value-type="float" office:value="0.990465063504675" calcext:value-type="float">
            <text:p>0,990465063504675</text:p>
          </table:table-cell>
        </table:table-row>
        <table:table-row table:style-name="ro1">
          <table:table-cell office:value-type="float" office:value="1.70999999999963" calcext:value-type="float">
            <text:p>1,70999999999963</text:p>
          </table:table-cell>
          <table:table-cell table:formula="of:=SIN([.A3712])" office:value-type="float" office:value="0.99032680415621" calcext:value-type="float">
            <text:p>0,99032680415621</text:p>
          </table:table-cell>
        </table:table-row>
        <table:table-row table:style-name="ro1">
          <table:table-cell office:value-type="float" office:value="1.71099999999963" calcext:value-type="float">
            <text:p>1,71099999999963</text:p>
          </table:table-cell>
          <table:table-cell table:formula="of:=SIN([.A3713])" office:value-type="float" office:value="0.990187554481022" calcext:value-type="float">
            <text:p>0,990187554481022</text:p>
          </table:table-cell>
        </table:table-row>
        <table:table-row table:style-name="ro1">
          <table:table-cell office:value-type="float" office:value="1.71199999999963" calcext:value-type="float">
            <text:p>1,71199999999963</text:p>
          </table:table-cell>
          <table:table-cell table:formula="of:=SIN([.A3714])" office:value-type="float" office:value="0.990047314618363" calcext:value-type="float">
            <text:p>0,990047314618363</text:p>
          </table:table-cell>
        </table:table-row>
        <table:table-row table:style-name="ro1">
          <table:table-cell office:value-type="float" office:value="1.71299999999963" calcext:value-type="float">
            <text:p>1,71299999999963</text:p>
          </table:table-cell>
          <table:table-cell table:formula="of:=SIN([.A3715])" office:value-type="float" office:value="0.989906084708472" calcext:value-type="float">
            <text:p>0,989906084708472</text:p>
          </table:table-cell>
        </table:table-row>
        <table:table-row table:style-name="ro1">
          <table:table-cell office:value-type="float" office:value="1.71399999999963" calcext:value-type="float">
            <text:p>1,71399999999963</text:p>
          </table:table-cell>
          <table:table-cell table:formula="of:=SIN([.A3716])" office:value-type="float" office:value="0.989763864892579" calcext:value-type="float">
            <text:p>0,989763864892579</text:p>
          </table:table-cell>
        </table:table-row>
        <table:table-row table:style-name="ro1">
          <table:table-cell office:value-type="float" office:value="1.71499999999963" calcext:value-type="float">
            <text:p>1,71499999999963</text:p>
          </table:table-cell>
          <table:table-cell table:formula="of:=SIN([.A3717])" office:value-type="float" office:value="0.989620655312903" calcext:value-type="float">
            <text:p>0,989620655312903</text:p>
          </table:table-cell>
        </table:table-row>
        <table:table-row table:style-name="ro1">
          <table:table-cell office:value-type="float" office:value="1.71599999999963" calcext:value-type="float">
            <text:p>1,71599999999963</text:p>
          </table:table-cell>
          <table:table-cell table:formula="of:=SIN([.A3718])" office:value-type="float" office:value="0.989476456112655" calcext:value-type="float">
            <text:p>0,989476456112655</text:p>
          </table:table-cell>
        </table:table-row>
        <table:table-row table:style-name="ro1">
          <table:table-cell office:value-type="float" office:value="1.71699999999963" calcext:value-type="float">
            <text:p>1,71699999999963</text:p>
          </table:table-cell>
          <table:table-cell table:formula="of:=SIN([.A3719])" office:value-type="float" office:value="0.989331267436032" calcext:value-type="float">
            <text:p>0,989331267436032</text:p>
          </table:table-cell>
        </table:table-row>
        <table:table-row table:style-name="ro1">
          <table:table-cell office:value-type="float" office:value="1.71799999999963" calcext:value-type="float">
            <text:p>1,71799999999963</text:p>
          </table:table-cell>
          <table:table-cell table:formula="of:=SIN([.A3720])" office:value-type="float" office:value="0.989185089428225" calcext:value-type="float">
            <text:p>0,989185089428225</text:p>
          </table:table-cell>
        </table:table-row>
        <table:table-row table:style-name="ro1">
          <table:table-cell office:value-type="float" office:value="1.71899999999963" calcext:value-type="float">
            <text:p>1,71899999999963</text:p>
          </table:table-cell>
          <table:table-cell table:formula="of:=SIN([.A3721])" office:value-type="float" office:value="0.989037922235411" calcext:value-type="float">
            <text:p>0,989037922235411</text:p>
          </table:table-cell>
        </table:table-row>
        <table:table-row table:style-name="ro1">
          <table:table-cell office:value-type="float" office:value="1.71999999999963" calcext:value-type="float">
            <text:p>1,71999999999963</text:p>
          </table:table-cell>
          <table:table-cell table:formula="of:=SIN([.A3722])" office:value-type="float" office:value="0.988889766004757" calcext:value-type="float">
            <text:p>0,988889766004757</text:p>
          </table:table-cell>
        </table:table-row>
        <table:table-row table:style-name="ro1">
          <table:table-cell office:value-type="float" office:value="1.72099999999963" calcext:value-type="float">
            <text:p>1,72099999999963</text:p>
          </table:table-cell>
          <table:table-cell table:formula="of:=SIN([.A3723])" office:value-type="float" office:value="0.988740620884419" calcext:value-type="float">
            <text:p>0,988740620884419</text:p>
          </table:table-cell>
        </table:table-row>
        <table:table-row table:style-name="ro1">
          <table:table-cell office:value-type="float" office:value="1.72199999999963" calcext:value-type="float">
            <text:p>1,72199999999963</text:p>
          </table:table-cell>
          <table:table-cell table:formula="of:=SIN([.A3724])" office:value-type="float" office:value="0.988590487023543" calcext:value-type="float">
            <text:p>0,988590487023543</text:p>
          </table:table-cell>
        </table:table-row>
        <table:table-row table:style-name="ro1">
          <table:table-cell office:value-type="float" office:value="1.72299999999963" calcext:value-type="float">
            <text:p>1,72299999999963</text:p>
          </table:table-cell>
          <table:table-cell table:formula="of:=SIN([.A3725])" office:value-type="float" office:value="0.988439364572262" calcext:value-type="float">
            <text:p>0,988439364572262</text:p>
          </table:table-cell>
        </table:table-row>
        <table:table-row table:style-name="ro1">
          <table:table-cell office:value-type="float" office:value="1.72399999999963" calcext:value-type="float">
            <text:p>1,72399999999963</text:p>
          </table:table-cell>
          <table:table-cell table:formula="of:=SIN([.A3726])" office:value-type="float" office:value="0.988287253681699" calcext:value-type="float">
            <text:p>0,988287253681699</text:p>
          </table:table-cell>
        </table:table-row>
        <table:table-row table:style-name="ro1">
          <table:table-cell office:value-type="float" office:value="1.72499999999963" calcext:value-type="float">
            <text:p>1,72499999999963</text:p>
          </table:table-cell>
          <table:table-cell table:formula="of:=SIN([.A3727])" office:value-type="float" office:value="0.988134154503965" calcext:value-type="float">
            <text:p>0,988134154503965</text:p>
          </table:table-cell>
        </table:table-row>
        <table:table-row table:style-name="ro1">
          <table:table-cell office:value-type="float" office:value="1.72599999999963" calcext:value-type="float">
            <text:p>1,72599999999963</text:p>
          </table:table-cell>
          <table:table-cell table:formula="of:=SIN([.A3728])" office:value-type="float" office:value="0.987980067192158" calcext:value-type="float">
            <text:p>0,987980067192158</text:p>
          </table:table-cell>
        </table:table-row>
        <table:table-row table:style-name="ro1">
          <table:table-cell office:value-type="float" office:value="1.72699999999963" calcext:value-type="float">
            <text:p>1,72699999999963</text:p>
          </table:table-cell>
          <table:table-cell table:formula="of:=SIN([.A3729])" office:value-type="float" office:value="0.987824991900367" calcext:value-type="float">
            <text:p>0,987824991900367</text:p>
          </table:table-cell>
        </table:table-row>
        <table:table-row table:style-name="ro1">
          <table:table-cell office:value-type="float" office:value="1.72799999999963" calcext:value-type="float">
            <text:p>1,72799999999963</text:p>
          </table:table-cell>
          <table:table-cell table:formula="of:=SIN([.A3730])" office:value-type="float" office:value="0.987668928783666" calcext:value-type="float">
            <text:p>0,987668928783666</text:p>
          </table:table-cell>
        </table:table-row>
        <table:table-row table:style-name="ro1">
          <table:table-cell office:value-type="float" office:value="1.72899999999963" calcext:value-type="float">
            <text:p>1,72899999999963</text:p>
          </table:table-cell>
          <table:table-cell table:formula="of:=SIN([.A3731])" office:value-type="float" office:value="0.987511877998119" calcext:value-type="float">
            <text:p>0,987511877998119</text:p>
          </table:table-cell>
        </table:table-row>
        <table:table-row table:style-name="ro1">
          <table:table-cell office:value-type="float" office:value="1.72999999999963" calcext:value-type="float">
            <text:p>1,72999999999963</text:p>
          </table:table-cell>
          <table:table-cell table:formula="of:=SIN([.A3732])" office:value-type="float" office:value="0.987353839700775" calcext:value-type="float">
            <text:p>0,987353839700775</text:p>
          </table:table-cell>
        </table:table-row>
        <table:table-row table:style-name="ro1">
          <table:table-cell office:value-type="float" office:value="1.73099999999963" calcext:value-type="float">
            <text:p>1,73099999999963</text:p>
          </table:table-cell>
          <table:table-cell table:formula="of:=SIN([.A3733])" office:value-type="float" office:value="0.987194814049675" calcext:value-type="float">
            <text:p>0,987194814049675</text:p>
          </table:table-cell>
        </table:table-row>
        <table:table-row table:style-name="ro1">
          <table:table-cell office:value-type="float" office:value="1.73199999999963" calcext:value-type="float">
            <text:p>1,73199999999963</text:p>
          </table:table-cell>
          <table:table-cell table:formula="of:=SIN([.A3734])" office:value-type="float" office:value="0.987034801203843" calcext:value-type="float">
            <text:p>0,987034801203843</text:p>
          </table:table-cell>
        </table:table-row>
        <table:table-row table:style-name="ro1">
          <table:table-cell office:value-type="float" office:value="1.73299999999963" calcext:value-type="float">
            <text:p>1,73299999999963</text:p>
          </table:table-cell>
          <table:table-cell table:formula="of:=SIN([.A3735])" office:value-type="float" office:value="0.986873801323291" calcext:value-type="float">
            <text:p>0,986873801323291</text:p>
          </table:table-cell>
        </table:table-row>
        <table:table-row table:style-name="ro1">
          <table:table-cell office:value-type="float" office:value="1.73399999999963" calcext:value-type="float">
            <text:p>1,73399999999963</text:p>
          </table:table-cell>
          <table:table-cell table:formula="of:=SIN([.A3736])" office:value-type="float" office:value="0.986711814569021" calcext:value-type="float">
            <text:p>0,986711814569021</text:p>
          </table:table-cell>
        </table:table-row>
        <table:table-row table:style-name="ro1">
          <table:table-cell office:value-type="float" office:value="1.73499999999963" calcext:value-type="float">
            <text:p>1,73499999999963</text:p>
          </table:table-cell>
          <table:table-cell table:formula="of:=SIN([.A3737])" office:value-type="float" office:value="0.986548841103018" calcext:value-type="float">
            <text:p>0,986548841103018</text:p>
          </table:table-cell>
        </table:table-row>
        <table:table-row table:style-name="ro1">
          <table:table-cell office:value-type="float" office:value="1.73599999999963" calcext:value-type="float">
            <text:p>1,73599999999963</text:p>
          </table:table-cell>
          <table:table-cell table:formula="of:=SIN([.A3738])" office:value-type="float" office:value="0.986384881088257" calcext:value-type="float">
            <text:p>0,986384881088257</text:p>
          </table:table-cell>
        </table:table-row>
        <table:table-row table:style-name="ro1">
          <table:table-cell office:value-type="float" office:value="1.73699999999963" calcext:value-type="float">
            <text:p>1,73699999999963</text:p>
          </table:table-cell>
          <table:table-cell table:formula="of:=SIN([.A3739])" office:value-type="float" office:value="0.986219934688696" calcext:value-type="float">
            <text:p>0,986219934688696</text:p>
          </table:table-cell>
        </table:table-row>
        <table:table-row table:style-name="ro1">
          <table:table-cell office:value-type="float" office:value="1.73799999999963" calcext:value-type="float">
            <text:p>1,73799999999963</text:p>
          </table:table-cell>
          <table:table-cell table:formula="of:=SIN([.A3740])" office:value-type="float" office:value="0.986054002069283" calcext:value-type="float">
            <text:p>0,986054002069283</text:p>
          </table:table-cell>
        </table:table-row>
        <table:table-row table:style-name="ro1">
          <table:table-cell office:value-type="float" office:value="1.73899999999963" calcext:value-type="float">
            <text:p>1,73899999999963</text:p>
          </table:table-cell>
          <table:table-cell table:formula="of:=SIN([.A3741])" office:value-type="float" office:value="0.985887083395951" calcext:value-type="float">
            <text:p>0,985887083395951</text:p>
          </table:table-cell>
        </table:table-row>
        <table:table-row table:style-name="ro1">
          <table:table-cell office:value-type="float" office:value="1.73999999999963" calcext:value-type="float">
            <text:p>1,73999999999963</text:p>
          </table:table-cell>
          <table:table-cell table:formula="of:=SIN([.A3742])" office:value-type="float" office:value="0.985719178835616" calcext:value-type="float">
            <text:p>0,985719178835616</text:p>
          </table:table-cell>
        </table:table-row>
        <table:table-row table:style-name="ro1">
          <table:table-cell office:value-type="float" office:value="1.74099999999963" calcext:value-type="float">
            <text:p>1,74099999999963</text:p>
          </table:table-cell>
          <table:table-cell table:formula="of:=SIN([.A3743])" office:value-type="float" office:value="0.985550288556186" calcext:value-type="float">
            <text:p>0,985550288556186</text:p>
          </table:table-cell>
        </table:table-row>
        <table:table-row table:style-name="ro1">
          <table:table-cell office:value-type="float" office:value="1.74199999999963" calcext:value-type="float">
            <text:p>1,74199999999963</text:p>
          </table:table-cell>
          <table:table-cell table:formula="of:=SIN([.A3744])" office:value-type="float" office:value="0.985380412726548" calcext:value-type="float">
            <text:p>0,985380412726548</text:p>
          </table:table-cell>
        </table:table-row>
        <table:table-row table:style-name="ro1">
          <table:table-cell office:value-type="float" office:value="1.74299999999963" calcext:value-type="float">
            <text:p>1,74299999999963</text:p>
          </table:table-cell>
          <table:table-cell table:formula="of:=SIN([.A3745])" office:value-type="float" office:value="0.985209551516581" calcext:value-type="float">
            <text:p>0,985209551516581</text:p>
          </table:table-cell>
        </table:table-row>
        <table:table-row table:style-name="ro1">
          <table:table-cell office:value-type="float" office:value="1.74399999999963" calcext:value-type="float">
            <text:p>1,74399999999963</text:p>
          </table:table-cell>
          <table:table-cell table:formula="of:=SIN([.A3746])" office:value-type="float" office:value="0.985037705097143" calcext:value-type="float">
            <text:p>0,985037705097143</text:p>
          </table:table-cell>
        </table:table-row>
        <table:table-row table:style-name="ro1">
          <table:table-cell office:value-type="float" office:value="1.74499999999963" calcext:value-type="float">
            <text:p>1,74499999999963</text:p>
          </table:table-cell>
          <table:table-cell table:formula="of:=SIN([.A3747])" office:value-type="float" office:value="0.984864873640083" calcext:value-type="float">
            <text:p>0,984864873640083</text:p>
          </table:table-cell>
        </table:table-row>
        <table:table-row table:style-name="ro1">
          <table:table-cell office:value-type="float" office:value="1.74599999999963" calcext:value-type="float">
            <text:p>1,74599999999963</text:p>
          </table:table-cell>
          <table:table-cell table:formula="of:=SIN([.A3748])" office:value-type="float" office:value="0.984691057318231" calcext:value-type="float">
            <text:p>0,984691057318231</text:p>
          </table:table-cell>
        </table:table-row>
        <table:table-row table:style-name="ro1">
          <table:table-cell office:value-type="float" office:value="1.74699999999963" calcext:value-type="float">
            <text:p>1,74699999999963</text:p>
          </table:table-cell>
          <table:table-cell table:formula="of:=SIN([.A3749])" office:value-type="float" office:value="0.984516256305404" calcext:value-type="float">
            <text:p>0,984516256305404</text:p>
          </table:table-cell>
        </table:table-row>
        <table:table-row table:style-name="ro1">
          <table:table-cell office:value-type="float" office:value="1.74799999999963" calcext:value-type="float">
            <text:p>1,74799999999963</text:p>
          </table:table-cell>
          <table:table-cell table:formula="of:=SIN([.A3750])" office:value-type="float" office:value="0.984340470776403" calcext:value-type="float">
            <text:p>0,984340470776403</text:p>
          </table:table-cell>
        </table:table-row>
        <table:table-row table:style-name="ro1">
          <table:table-cell office:value-type="float" office:value="1.74899999999963" calcext:value-type="float">
            <text:p>1,74899999999963</text:p>
          </table:table-cell>
          <table:table-cell table:formula="of:=SIN([.A3751])" office:value-type="float" office:value="0.984163700907013" calcext:value-type="float">
            <text:p>0,984163700907013</text:p>
          </table:table-cell>
        </table:table-row>
        <table:table-row table:style-name="ro1">
          <table:table-cell office:value-type="float" office:value="1.74999999999963" calcext:value-type="float">
            <text:p>1,74999999999963</text:p>
          </table:table-cell>
          <table:table-cell table:formula="of:=SIN([.A3752])" office:value-type="float" office:value="0.983985946874004" calcext:value-type="float">
            <text:p>0,983985946874004</text:p>
          </table:table-cell>
        </table:table-row>
        <table:table-row table:style-name="ro1">
          <table:table-cell office:value-type="float" office:value="1.75099999999963" calcext:value-type="float">
            <text:p>1,75099999999963</text:p>
          </table:table-cell>
          <table:table-cell table:formula="of:=SIN([.A3753])" office:value-type="float" office:value="0.98380720885513" calcext:value-type="float">
            <text:p>0,98380720885513</text:p>
          </table:table-cell>
        </table:table-row>
        <table:table-row table:style-name="ro1">
          <table:table-cell office:value-type="float" office:value="1.75199999999963" calcext:value-type="float">
            <text:p>1,75199999999963</text:p>
          </table:table-cell>
          <table:table-cell table:formula="of:=SIN([.A3754])" office:value-type="float" office:value="0.983627487029129" calcext:value-type="float">
            <text:p>0,983627487029129</text:p>
          </table:table-cell>
        </table:table-row>
        <table:table-row table:style-name="ro1">
          <table:table-cell office:value-type="float" office:value="1.75299999999962" calcext:value-type="float">
            <text:p>1,75299999999962</text:p>
          </table:table-cell>
          <table:table-cell table:formula="of:=SIN([.A3755])" office:value-type="float" office:value="0.983446781575723" calcext:value-type="float">
            <text:p>0,983446781575723</text:p>
          </table:table-cell>
        </table:table-row>
        <table:table-row table:style-name="ro1">
          <table:table-cell office:value-type="float" office:value="1.75399999999962" calcext:value-type="float">
            <text:p>1,75399999999962</text:p>
          </table:table-cell>
          <table:table-cell table:formula="of:=SIN([.A3756])" office:value-type="float" office:value="0.983265092675618" calcext:value-type="float">
            <text:p>0,983265092675618</text:p>
          </table:table-cell>
        </table:table-row>
        <table:table-row table:style-name="ro1">
          <table:table-cell office:value-type="float" office:value="1.75499999999962" calcext:value-type="float">
            <text:p>1,75499999999962</text:p>
          </table:table-cell>
          <table:table-cell table:formula="of:=SIN([.A3757])" office:value-type="float" office:value="0.983082420510502" calcext:value-type="float">
            <text:p>0,983082420510502</text:p>
          </table:table-cell>
        </table:table-row>
        <table:table-row table:style-name="ro1">
          <table:table-cell office:value-type="float" office:value="1.75599999999962" calcext:value-type="float">
            <text:p>1,75599999999962</text:p>
          </table:table-cell>
          <table:table-cell table:formula="of:=SIN([.A3758])" office:value-type="float" office:value="0.982898765263047" calcext:value-type="float">
            <text:p>0,982898765263047</text:p>
          </table:table-cell>
        </table:table-row>
        <table:table-row table:style-name="ro1">
          <table:table-cell office:value-type="float" office:value="1.75699999999962" calcext:value-type="float">
            <text:p>1,75699999999962</text:p>
          </table:table-cell>
          <table:table-cell table:formula="of:=SIN([.A3759])" office:value-type="float" office:value="0.982714127116909" calcext:value-type="float">
            <text:p>0,982714127116909</text:p>
          </table:table-cell>
        </table:table-row>
        <table:table-row table:style-name="ro1">
          <table:table-cell office:value-type="float" office:value="1.75799999999962" calcext:value-type="float">
            <text:p>1,75799999999962</text:p>
          </table:table-cell>
          <table:table-cell table:formula="of:=SIN([.A3760])" office:value-type="float" office:value="0.982528506256726" calcext:value-type="float">
            <text:p>0,982528506256726</text:p>
          </table:table-cell>
        </table:table-row>
        <table:table-row table:style-name="ro1">
          <table:table-cell office:value-type="float" office:value="1.75899999999962" calcext:value-type="float">
            <text:p>1,75899999999962</text:p>
          </table:table-cell>
          <table:table-cell table:formula="of:=SIN([.A3761])" office:value-type="float" office:value="0.982341902868118" calcext:value-type="float">
            <text:p>0,982341902868118</text:p>
          </table:table-cell>
        </table:table-row>
        <table:table-row table:style-name="ro1">
          <table:table-cell office:value-type="float" office:value="1.75999999999962" calcext:value-type="float">
            <text:p>1,75999999999962</text:p>
          </table:table-cell>
          <table:table-cell table:formula="of:=SIN([.A3762])" office:value-type="float" office:value="0.982154317137689" calcext:value-type="float">
            <text:p>0,982154317137689</text:p>
          </table:table-cell>
        </table:table-row>
        <table:table-row table:style-name="ro1">
          <table:table-cell office:value-type="float" office:value="1.76099999999962" calcext:value-type="float">
            <text:p>1,76099999999962</text:p>
          </table:table-cell>
          <table:table-cell table:formula="of:=SIN([.A3763])" office:value-type="float" office:value="0.981965749253025" calcext:value-type="float">
            <text:p>0,981965749253025</text:p>
          </table:table-cell>
        </table:table-row>
        <table:table-row table:style-name="ro1">
          <table:table-cell office:value-type="float" office:value="1.76199999999962" calcext:value-type="float">
            <text:p>1,76199999999962</text:p>
          </table:table-cell>
          <table:table-cell table:formula="of:=SIN([.A3764])" office:value-type="float" office:value="0.981776199402694" calcext:value-type="float">
            <text:p>0,981776199402694</text:p>
          </table:table-cell>
        </table:table-row>
        <table:table-row table:style-name="ro1">
          <table:table-cell office:value-type="float" office:value="1.76299999999962" calcext:value-type="float">
            <text:p>1,76299999999962</text:p>
          </table:table-cell>
          <table:table-cell table:formula="of:=SIN([.A3765])" office:value-type="float" office:value="0.981585667776245" calcext:value-type="float">
            <text:p>0,981585667776245</text:p>
          </table:table-cell>
        </table:table-row>
        <table:table-row table:style-name="ro1">
          <table:table-cell office:value-type="float" office:value="1.76399999999962" calcext:value-type="float">
            <text:p>1,76399999999962</text:p>
          </table:table-cell>
          <table:table-cell table:formula="of:=SIN([.A3766])" office:value-type="float" office:value="0.98139415456421" calcext:value-type="float">
            <text:p>0,98139415456421</text:p>
          </table:table-cell>
        </table:table-row>
        <table:table-row table:style-name="ro1">
          <table:table-cell office:value-type="float" office:value="1.76499999999962" calcext:value-type="float">
            <text:p>1,76499999999962</text:p>
          </table:table-cell>
          <table:table-cell table:formula="of:=SIN([.A3767])" office:value-type="float" office:value="0.981201659958102" calcext:value-type="float">
            <text:p>0,981201659958102</text:p>
          </table:table-cell>
        </table:table-row>
        <table:table-row table:style-name="ro1">
          <table:table-cell office:value-type="float" office:value="1.76599999999962" calcext:value-type="float">
            <text:p>1,76599999999962</text:p>
          </table:table-cell>
          <table:table-cell table:formula="of:=SIN([.A3768])" office:value-type="float" office:value="0.981008184150416" calcext:value-type="float">
            <text:p>0,981008184150416</text:p>
          </table:table-cell>
        </table:table-row>
        <table:table-row table:style-name="ro1">
          <table:table-cell office:value-type="float" office:value="1.76699999999962" calcext:value-type="float">
            <text:p>1,76699999999962</text:p>
          </table:table-cell>
          <table:table-cell table:formula="of:=SIN([.A3769])" office:value-type="float" office:value="0.980813727334628" calcext:value-type="float">
            <text:p>0,980813727334628</text:p>
          </table:table-cell>
        </table:table-row>
        <table:table-row table:style-name="ro1">
          <table:table-cell office:value-type="float" office:value="1.76799999999962" calcext:value-type="float">
            <text:p>1,76799999999962</text:p>
          </table:table-cell>
          <table:table-cell table:formula="of:=SIN([.A3770])" office:value-type="float" office:value="0.980618289705194" calcext:value-type="float">
            <text:p>0,980618289705194</text:p>
          </table:table-cell>
        </table:table-row>
        <table:table-row table:style-name="ro1">
          <table:table-cell office:value-type="float" office:value="1.76899999999962" calcext:value-type="float">
            <text:p>1,76899999999962</text:p>
          </table:table-cell>
          <table:table-cell table:formula="of:=SIN([.A3771])" office:value-type="float" office:value="0.980421871457552" calcext:value-type="float">
            <text:p>0,980421871457552</text:p>
          </table:table-cell>
        </table:table-row>
        <table:table-row table:style-name="ro1">
          <table:table-cell office:value-type="float" office:value="1.76999999999962" calcext:value-type="float">
            <text:p>1,76999999999962</text:p>
          </table:table-cell>
          <table:table-cell table:formula="of:=SIN([.A3772])" office:value-type="float" office:value="0.98022447278812" calcext:value-type="float">
            <text:p>0,98022447278812</text:p>
          </table:table-cell>
        </table:table-row>
        <table:table-row table:style-name="ro1">
          <table:table-cell office:value-type="float" office:value="1.77099999999962" calcext:value-type="float">
            <text:p>1,77099999999962</text:p>
          </table:table-cell>
          <table:table-cell table:formula="of:=SIN([.A3773])" office:value-type="float" office:value="0.980026093894297" calcext:value-type="float">
            <text:p>0,980026093894297</text:p>
          </table:table-cell>
        </table:table-row>
        <table:table-row table:style-name="ro1">
          <table:table-cell office:value-type="float" office:value="1.77199999999962" calcext:value-type="float">
            <text:p>1,77199999999962</text:p>
          </table:table-cell>
          <table:table-cell table:formula="of:=SIN([.A3774])" office:value-type="float" office:value="0.979826734974462" calcext:value-type="float">
            <text:p>0,979826734974462</text:p>
          </table:table-cell>
        </table:table-row>
        <table:table-row table:style-name="ro1">
          <table:table-cell office:value-type="float" office:value="1.77299999999962" calcext:value-type="float">
            <text:p>1,77299999999962</text:p>
          </table:table-cell>
          <table:table-cell table:formula="of:=SIN([.A3775])" office:value-type="float" office:value="0.979626396227974" calcext:value-type="float">
            <text:p>0,979626396227974</text:p>
          </table:table-cell>
        </table:table-row>
        <table:table-row table:style-name="ro1">
          <table:table-cell office:value-type="float" office:value="1.77399999999962" calcext:value-type="float">
            <text:p>1,77399999999962</text:p>
          </table:table-cell>
          <table:table-cell table:formula="of:=SIN([.A3776])" office:value-type="float" office:value="0.979425077855171" calcext:value-type="float">
            <text:p>0,979425077855171</text:p>
          </table:table-cell>
        </table:table-row>
        <table:table-row table:style-name="ro1">
          <table:table-cell office:value-type="float" office:value="1.77499999999962" calcext:value-type="float">
            <text:p>1,77499999999962</text:p>
          </table:table-cell>
          <table:table-cell table:formula="of:=SIN([.A3777])" office:value-type="float" office:value="0.979222780057372" calcext:value-type="float">
            <text:p>0,979222780057372</text:p>
          </table:table-cell>
        </table:table-row>
        <table:table-row table:style-name="ro1">
          <table:table-cell office:value-type="float" office:value="1.77599999999962" calcext:value-type="float">
            <text:p>1,77599999999962</text:p>
          </table:table-cell>
          <table:table-cell table:formula="of:=SIN([.A3778])" office:value-type="float" office:value="0.979019503036874" calcext:value-type="float">
            <text:p>0,979019503036874</text:p>
          </table:table-cell>
        </table:table-row>
        <table:table-row table:style-name="ro1">
          <table:table-cell office:value-type="float" office:value="1.77699999999962" calcext:value-type="float">
            <text:p>1,77699999999962</text:p>
          </table:table-cell>
          <table:table-cell table:formula="of:=SIN([.A3779])" office:value-type="float" office:value="0.978815246996955" calcext:value-type="float">
            <text:p>0,978815246996955</text:p>
          </table:table-cell>
        </table:table-row>
        <table:table-row table:style-name="ro1">
          <table:table-cell office:value-type="float" office:value="1.77799999999962" calcext:value-type="float">
            <text:p>1,77799999999962</text:p>
          </table:table-cell>
          <table:table-cell table:formula="of:=SIN([.A3780])" office:value-type="float" office:value="0.97861001214187" calcext:value-type="float">
            <text:p>0,97861001214187</text:p>
          </table:table-cell>
        </table:table-row>
        <table:table-row table:style-name="ro1">
          <table:table-cell office:value-type="float" office:value="1.77899999999962" calcext:value-type="float">
            <text:p>1,77899999999962</text:p>
          </table:table-cell>
          <table:table-cell table:formula="of:=SIN([.A3781])" office:value-type="float" office:value="0.978403798676855" calcext:value-type="float">
            <text:p>0,978403798676855</text:p>
          </table:table-cell>
        </table:table-row>
        <table:table-row table:style-name="ro1">
          <table:table-cell office:value-type="float" office:value="1.77999999999962" calcext:value-type="float">
            <text:p>1,77999999999962</text:p>
          </table:table-cell>
          <table:table-cell table:formula="of:=SIN([.A3782])" office:value-type="float" office:value="0.978196606808123" calcext:value-type="float">
            <text:p>0,978196606808123</text:p>
          </table:table-cell>
        </table:table-row>
        <table:table-row table:style-name="ro1">
          <table:table-cell office:value-type="float" office:value="1.78099999999962" calcext:value-type="float">
            <text:p>1,78099999999962</text:p>
          </table:table-cell>
          <table:table-cell table:formula="of:=SIN([.A3783])" office:value-type="float" office:value="0.977988436742866" calcext:value-type="float">
            <text:p>0,977988436742866</text:p>
          </table:table-cell>
        </table:table-row>
        <table:table-row table:style-name="ro1">
          <table:table-cell office:value-type="float" office:value="1.78199999999962" calcext:value-type="float">
            <text:p>1,78199999999962</text:p>
          </table:table-cell>
          <table:table-cell table:formula="of:=SIN([.A3784])" office:value-type="float" office:value="0.977779288689253" calcext:value-type="float">
            <text:p>0,977779288689253</text:p>
          </table:table-cell>
        </table:table-row>
        <table:table-row table:style-name="ro1">
          <table:table-cell office:value-type="float" office:value="1.78299999999962" calcext:value-type="float">
            <text:p>1,78299999999962</text:p>
          </table:table-cell>
          <table:table-cell table:formula="of:=SIN([.A3785])" office:value-type="float" office:value="0.977569162856433" calcext:value-type="float">
            <text:p>0,977569162856433</text:p>
          </table:table-cell>
        </table:table-row>
        <table:table-row table:style-name="ro1">
          <table:table-cell office:value-type="float" office:value="1.78399999999962" calcext:value-type="float">
            <text:p>1,78399999999962</text:p>
          </table:table-cell>
          <table:table-cell table:formula="of:=SIN([.A3786])" office:value-type="float" office:value="0.977358059454531" calcext:value-type="float">
            <text:p>0,977358059454531</text:p>
          </table:table-cell>
        </table:table-row>
        <table:table-row table:style-name="ro1">
          <table:table-cell office:value-type="float" office:value="1.78499999999962" calcext:value-type="float">
            <text:p>1,78499999999962</text:p>
          </table:table-cell>
          <table:table-cell table:formula="of:=SIN([.A3787])" office:value-type="float" office:value="0.977145978694652" calcext:value-type="float">
            <text:p>0,977145978694652</text:p>
          </table:table-cell>
        </table:table-row>
        <table:table-row table:style-name="ro1">
          <table:table-cell office:value-type="float" office:value="1.78599999999962" calcext:value-type="float">
            <text:p>1,78599999999962</text:p>
          </table:table-cell>
          <table:table-cell table:formula="of:=SIN([.A3788])" office:value-type="float" office:value="0.976932920788875" calcext:value-type="float">
            <text:p>0,976932920788875</text:p>
          </table:table-cell>
        </table:table-row>
        <table:table-row table:style-name="ro1">
          <table:table-cell office:value-type="float" office:value="1.78699999999962" calcext:value-type="float">
            <text:p>1,78699999999962</text:p>
          </table:table-cell>
          <table:table-cell table:formula="of:=SIN([.A3789])" office:value-type="float" office:value="0.976718885950259" calcext:value-type="float">
            <text:p>0,976718885950259</text:p>
          </table:table-cell>
        </table:table-row>
        <table:table-row table:style-name="ro1">
          <table:table-cell office:value-type="float" office:value="1.78799999999962" calcext:value-type="float">
            <text:p>1,78799999999962</text:p>
          </table:table-cell>
          <table:table-cell table:formula="of:=SIN([.A3790])" office:value-type="float" office:value="0.976503874392839" calcext:value-type="float">
            <text:p>0,976503874392839</text:p>
          </table:table-cell>
        </table:table-row>
        <table:table-row table:style-name="ro1">
          <table:table-cell office:value-type="float" office:value="1.78899999999962" calcext:value-type="float">
            <text:p>1,78899999999962</text:p>
          </table:table-cell>
          <table:table-cell table:formula="of:=SIN([.A3791])" office:value-type="float" office:value="0.976287886331625" calcext:value-type="float">
            <text:p>0,976287886331625</text:p>
          </table:table-cell>
        </table:table-row>
        <table:table-row table:style-name="ro1">
          <table:table-cell office:value-type="float" office:value="1.78999999999962" calcext:value-type="float">
            <text:p>1,78999999999962</text:p>
          </table:table-cell>
          <table:table-cell table:formula="of:=SIN([.A3792])" office:value-type="float" office:value="0.976070921982607" calcext:value-type="float">
            <text:p>0,976070921982607</text:p>
          </table:table-cell>
        </table:table-row>
        <table:table-row table:style-name="ro1">
          <table:table-cell office:value-type="float" office:value="1.79099999999962" calcext:value-type="float">
            <text:p>1,79099999999962</text:p>
          </table:table-cell>
          <table:table-cell table:formula="of:=SIN([.A3793])" office:value-type="float" office:value="0.975852981562747" calcext:value-type="float">
            <text:p>0,975852981562747</text:p>
          </table:table-cell>
        </table:table-row>
        <table:table-row table:style-name="ro1">
          <table:table-cell office:value-type="float" office:value="1.79199999999962" calcext:value-type="float">
            <text:p>1,79199999999962</text:p>
          </table:table-cell>
          <table:table-cell table:formula="of:=SIN([.A3794])" office:value-type="float" office:value="0.975634065289988" calcext:value-type="float">
            <text:p>0,975634065289988</text:p>
          </table:table-cell>
        </table:table-row>
        <table:table-row table:style-name="ro1">
          <table:table-cell office:value-type="float" office:value="1.79299999999962" calcext:value-type="float">
            <text:p>1,79299999999962</text:p>
          </table:table-cell>
          <table:table-cell table:formula="of:=SIN([.A3795])" office:value-type="float" office:value="0.975414173383244" calcext:value-type="float">
            <text:p>0,975414173383244</text:p>
          </table:table-cell>
        </table:table-row>
        <table:table-row table:style-name="ro1">
          <table:table-cell office:value-type="float" office:value="1.79399999999962" calcext:value-type="float">
            <text:p>1,79399999999962</text:p>
          </table:table-cell>
          <table:table-cell table:formula="of:=SIN([.A3796])" office:value-type="float" office:value="0.975193306062409" calcext:value-type="float">
            <text:p>0,975193306062409</text:p>
          </table:table-cell>
        </table:table-row>
        <table:table-row table:style-name="ro1">
          <table:table-cell office:value-type="float" office:value="1.79499999999962" calcext:value-type="float">
            <text:p>1,79499999999962</text:p>
          </table:table-cell>
          <table:table-cell table:formula="of:=SIN([.A3797])" office:value-type="float" office:value="0.974971463548349" calcext:value-type="float">
            <text:p>0,974971463548349</text:p>
          </table:table-cell>
        </table:table-row>
        <table:table-row table:style-name="ro1">
          <table:table-cell office:value-type="float" office:value="1.79599999999962" calcext:value-type="float">
            <text:p>1,79599999999962</text:p>
          </table:table-cell>
          <table:table-cell table:formula="of:=SIN([.A3798])" office:value-type="float" office:value="0.974748646062906" calcext:value-type="float">
            <text:p>0,974748646062906</text:p>
          </table:table-cell>
        </table:table-row>
        <table:table-row table:style-name="ro1">
          <table:table-cell office:value-type="float" office:value="1.79699999999962" calcext:value-type="float">
            <text:p>1,79699999999962</text:p>
          </table:table-cell>
          <table:table-cell table:formula="of:=SIN([.A3799])" office:value-type="float" office:value="0.974524853828898" calcext:value-type="float">
            <text:p>0,974524853828898</text:p>
          </table:table-cell>
        </table:table-row>
        <table:table-row table:style-name="ro1">
          <table:table-cell office:value-type="float" office:value="1.79799999999962" calcext:value-type="float">
            <text:p>1,79799999999962</text:p>
          </table:table-cell>
          <table:table-cell table:formula="of:=SIN([.A3800])" office:value-type="float" office:value="0.974300087070118" calcext:value-type="float">
            <text:p>0,974300087070118</text:p>
          </table:table-cell>
        </table:table-row>
        <table:table-row table:style-name="ro1">
          <table:table-cell office:value-type="float" office:value="1.79899999999962" calcext:value-type="float">
            <text:p>1,79899999999962</text:p>
          </table:table-cell>
          <table:table-cell table:formula="of:=SIN([.A3801])" office:value-type="float" office:value="0.974074346011332" calcext:value-type="float">
            <text:p>0,974074346011332</text:p>
          </table:table-cell>
        </table:table-row>
        <table:table-row table:style-name="ro1">
          <table:table-cell office:value-type="float" office:value="1.79999999999962" calcext:value-type="float">
            <text:p>1,79999999999962</text:p>
          </table:table-cell>
          <table:table-cell table:formula="of:=SIN([.A3802])" office:value-type="float" office:value="0.973847630878282" calcext:value-type="float">
            <text:p>0,973847630878282</text:p>
          </table:table-cell>
        </table:table-row>
        <table:table-row table:style-name="ro1">
          <table:table-cell office:value-type="float" office:value="1.80099999999962" calcext:value-type="float">
            <text:p>1,80099999999962</text:p>
          </table:table-cell>
          <table:table-cell table:formula="of:=SIN([.A3803])" office:value-type="float" office:value="0.973619941897681" calcext:value-type="float">
            <text:p>0,973619941897681</text:p>
          </table:table-cell>
        </table:table-row>
        <table:table-row table:style-name="ro1">
          <table:table-cell office:value-type="float" office:value="1.80199999999962" calcext:value-type="float">
            <text:p>1,80199999999962</text:p>
          </table:table-cell>
          <table:table-cell table:formula="of:=SIN([.A3804])" office:value-type="float" office:value="0.97339127929722" calcext:value-type="float">
            <text:p>0,97339127929722</text:p>
          </table:table-cell>
        </table:table-row>
        <table:table-row table:style-name="ro1">
          <table:table-cell office:value-type="float" office:value="1.80299999999962" calcext:value-type="float">
            <text:p>1,80299999999962</text:p>
          </table:table-cell>
          <table:table-cell table:formula="of:=SIN([.A3805])" office:value-type="float" office:value="0.97316164330556" calcext:value-type="float">
            <text:p>0,97316164330556</text:p>
          </table:table-cell>
        </table:table-row>
        <table:table-row table:style-name="ro1">
          <table:table-cell office:value-type="float" office:value="1.80399999999962" calcext:value-type="float">
            <text:p>1,80399999999962</text:p>
          </table:table-cell>
          <table:table-cell table:formula="of:=SIN([.A3806])" office:value-type="float" office:value="0.972931034152338" calcext:value-type="float">
            <text:p>0,972931034152338</text:p>
          </table:table-cell>
        </table:table-row>
        <table:table-row table:style-name="ro1">
          <table:table-cell office:value-type="float" office:value="1.80499999999962" calcext:value-type="float">
            <text:p>1,80499999999962</text:p>
          </table:table-cell>
          <table:table-cell table:formula="of:=SIN([.A3807])" office:value-type="float" office:value="0.972699452068164" calcext:value-type="float">
            <text:p>0,972699452068164</text:p>
          </table:table-cell>
        </table:table-row>
        <table:table-row table:style-name="ro1">
          <table:table-cell office:value-type="float" office:value="1.80599999999962" calcext:value-type="float">
            <text:p>1,80599999999962</text:p>
          </table:table-cell>
          <table:table-cell table:formula="of:=SIN([.A3808])" office:value-type="float" office:value="0.972466897284618" calcext:value-type="float">
            <text:p>0,972466897284618</text:p>
          </table:table-cell>
        </table:table-row>
        <table:table-row table:style-name="ro1">
          <table:table-cell office:value-type="float" office:value="1.80699999999962" calcext:value-type="float">
            <text:p>1,80699999999962</text:p>
          </table:table-cell>
          <table:table-cell table:formula="of:=SIN([.A3809])" office:value-type="float" office:value="0.972233370034256" calcext:value-type="float">
            <text:p>0,972233370034256</text:p>
          </table:table-cell>
        </table:table-row>
        <table:table-row table:style-name="ro1">
          <table:table-cell office:value-type="float" office:value="1.80799999999962" calcext:value-type="float">
            <text:p>1,80799999999962</text:p>
          </table:table-cell>
          <table:table-cell table:formula="of:=SIN([.A3810])" office:value-type="float" office:value="0.971998870550605" calcext:value-type="float">
            <text:p>0,971998870550605</text:p>
          </table:table-cell>
        </table:table-row>
        <table:table-row table:style-name="ro1">
          <table:table-cell office:value-type="float" office:value="1.80899999999962" calcext:value-type="float">
            <text:p>1,80899999999962</text:p>
          </table:table-cell>
          <table:table-cell table:formula="of:=SIN([.A3811])" office:value-type="float" office:value="0.971763399068164" calcext:value-type="float">
            <text:p>0,971763399068164</text:p>
          </table:table-cell>
        </table:table-row>
        <table:table-row table:style-name="ro1">
          <table:table-cell office:value-type="float" office:value="1.80999999999962" calcext:value-type="float">
            <text:p>1,80999999999962</text:p>
          </table:table-cell>
          <table:table-cell table:formula="of:=SIN([.A3812])" office:value-type="float" office:value="0.971526955822406" calcext:value-type="float">
            <text:p>0,971526955822406</text:p>
          </table:table-cell>
        </table:table-row>
        <table:table-row table:style-name="ro1">
          <table:table-cell office:value-type="float" office:value="1.81099999999962" calcext:value-type="float">
            <text:p>1,81099999999962</text:p>
          </table:table-cell>
          <table:table-cell table:formula="of:=SIN([.A3813])" office:value-type="float" office:value="0.971289541049772" calcext:value-type="float">
            <text:p>0,971289541049772</text:p>
          </table:table-cell>
        </table:table-row>
        <table:table-row table:style-name="ro1">
          <table:table-cell office:value-type="float" office:value="1.81199999999962" calcext:value-type="float">
            <text:p>1,81199999999962</text:p>
          </table:table-cell>
          <table:table-cell table:formula="of:=SIN([.A3814])" office:value-type="float" office:value="0.971051154987678" calcext:value-type="float">
            <text:p>0,971051154987678</text:p>
          </table:table-cell>
        </table:table-row>
        <table:table-row table:style-name="ro1">
          <table:table-cell office:value-type="float" office:value="1.81299999999962" calcext:value-type="float">
            <text:p>1,81299999999962</text:p>
          </table:table-cell>
          <table:table-cell table:formula="of:=SIN([.A3815])" office:value-type="float" office:value="0.970811797874511" calcext:value-type="float">
            <text:p>0,970811797874511</text:p>
          </table:table-cell>
        </table:table-row>
        <table:table-row table:style-name="ro1">
          <table:table-cell office:value-type="float" office:value="1.81399999999962" calcext:value-type="float">
            <text:p>1,81399999999962</text:p>
          </table:table-cell>
          <table:table-cell table:formula="of:=SIN([.A3816])" office:value-type="float" office:value="0.970571469949626" calcext:value-type="float">
            <text:p>0,970571469949626</text:p>
          </table:table-cell>
        </table:table-row>
        <table:table-row table:style-name="ro1">
          <table:table-cell office:value-type="float" office:value="1.81499999999962" calcext:value-type="float">
            <text:p>1,81499999999962</text:p>
          </table:table-cell>
          <table:table-cell table:formula="of:=SIN([.A3817])" office:value-type="float" office:value="0.970330171453352" calcext:value-type="float">
            <text:p>0,970330171453352</text:p>
          </table:table-cell>
        </table:table-row>
        <table:table-row table:style-name="ro1">
          <table:table-cell office:value-type="float" office:value="1.81599999999962" calcext:value-type="float">
            <text:p>1,81599999999962</text:p>
          </table:table-cell>
          <table:table-cell table:formula="of:=SIN([.A3818])" office:value-type="float" office:value="0.970087902626988" calcext:value-type="float">
            <text:p>0,970087902626988</text:p>
          </table:table-cell>
        </table:table-row>
        <table:table-row table:style-name="ro1">
          <table:table-cell office:value-type="float" office:value="1.81699999999962" calcext:value-type="float">
            <text:p>1,81699999999962</text:p>
          </table:table-cell>
          <table:table-cell table:formula="of:=SIN([.A3819])" office:value-type="float" office:value="0.969844663712802" calcext:value-type="float">
            <text:p>0,969844663712802</text:p>
          </table:table-cell>
        </table:table-row>
        <table:table-row table:style-name="ro1">
          <table:table-cell office:value-type="float" office:value="1.81799999999962" calcext:value-type="float">
            <text:p>1,81799999999962</text:p>
          </table:table-cell>
          <table:table-cell table:formula="of:=SIN([.A3820])" office:value-type="float" office:value="0.969600454954033" calcext:value-type="float">
            <text:p>0,969600454954033</text:p>
          </table:table-cell>
        </table:table-row>
        <table:table-row table:style-name="ro1">
          <table:table-cell office:value-type="float" office:value="1.81899999999962" calcext:value-type="float">
            <text:p>1,81899999999962</text:p>
          </table:table-cell>
          <table:table-cell table:formula="of:=SIN([.A3821])" office:value-type="float" office:value="0.969355276594889" calcext:value-type="float">
            <text:p>0,969355276594889</text:p>
          </table:table-cell>
        </table:table-row>
        <table:table-row table:style-name="ro1">
          <table:table-cell office:value-type="float" office:value="1.81999999999962" calcext:value-type="float">
            <text:p>1,81999999999962</text:p>
          </table:table-cell>
          <table:table-cell table:formula="of:=SIN([.A3822])" office:value-type="float" office:value="0.96910912888055" calcext:value-type="float">
            <text:p>0,96910912888055</text:p>
          </table:table-cell>
        </table:table-row>
        <table:table-row table:style-name="ro1">
          <table:table-cell office:value-type="float" office:value="1.82099999999962" calcext:value-type="float">
            <text:p>1,82099999999962</text:p>
          </table:table-cell>
          <table:table-cell table:formula="of:=SIN([.A3823])" office:value-type="float" office:value="0.968862012057163" calcext:value-type="float">
            <text:p>0,968862012057163</text:p>
          </table:table-cell>
        </table:table-row>
        <table:table-row table:style-name="ro1">
          <table:table-cell office:value-type="float" office:value="1.82199999999962" calcext:value-type="float">
            <text:p>1,82199999999962</text:p>
          </table:table-cell>
          <table:table-cell table:formula="of:=SIN([.A3824])" office:value-type="float" office:value="0.968613926371845" calcext:value-type="float">
            <text:p>0,968613926371845</text:p>
          </table:table-cell>
        </table:table-row>
        <table:table-row table:style-name="ro1">
          <table:table-cell office:value-type="float" office:value="1.82299999999962" calcext:value-type="float">
            <text:p>1,82299999999962</text:p>
          </table:table-cell>
          <table:table-cell table:formula="of:=SIN([.A3825])" office:value-type="float" office:value="0.968364872072681" calcext:value-type="float">
            <text:p>0,968364872072681</text:p>
          </table:table-cell>
        </table:table-row>
        <table:table-row table:style-name="ro1">
          <table:table-cell office:value-type="float" office:value="1.82399999999962" calcext:value-type="float">
            <text:p>1,82399999999962</text:p>
          </table:table-cell>
          <table:table-cell table:formula="of:=SIN([.A3826])" office:value-type="float" office:value="0.968114849408725" calcext:value-type="float">
            <text:p>0,968114849408725</text:p>
          </table:table-cell>
        </table:table-row>
        <table:table-row table:style-name="ro1">
          <table:table-cell office:value-type="float" office:value="1.82499999999962" calcext:value-type="float">
            <text:p>1,82499999999962</text:p>
          </table:table-cell>
          <table:table-cell table:formula="of:=SIN([.A3827])" office:value-type="float" office:value="0.967863858630001" calcext:value-type="float">
            <text:p>0,967863858630001</text:p>
          </table:table-cell>
        </table:table-row>
        <table:table-row table:style-name="ro1">
          <table:table-cell office:value-type="float" office:value="1.82599999999962" calcext:value-type="float">
            <text:p>1,82599999999962</text:p>
          </table:table-cell>
          <table:table-cell table:formula="of:=SIN([.A3828])" office:value-type="float" office:value="0.967611899987499" calcext:value-type="float">
            <text:p>0,967611899987499</text:p>
          </table:table-cell>
        </table:table-row>
        <table:table-row table:style-name="ro1">
          <table:table-cell office:value-type="float" office:value="1.82699999999962" calcext:value-type="float">
            <text:p>1,82699999999962</text:p>
          </table:table-cell>
          <table:table-cell table:formula="of:=SIN([.A3829])" office:value-type="float" office:value="0.967358973733177" calcext:value-type="float">
            <text:p>0,967358973733177</text:p>
          </table:table-cell>
        </table:table-row>
        <table:table-row table:style-name="ro1">
          <table:table-cell office:value-type="float" office:value="1.82799999999962" calcext:value-type="float">
            <text:p>1,82799999999962</text:p>
          </table:table-cell>
          <table:table-cell table:formula="of:=SIN([.A3830])" office:value-type="float" office:value="0.967105080119963" calcext:value-type="float">
            <text:p>0,967105080119963</text:p>
          </table:table-cell>
        </table:table-row>
        <table:table-row table:style-name="ro1">
          <table:table-cell office:value-type="float" office:value="1.82899999999962" calcext:value-type="float">
            <text:p>1,82899999999962</text:p>
          </table:table-cell>
          <table:table-cell table:formula="of:=SIN([.A3831])" office:value-type="float" office:value="0.966850219401749" calcext:value-type="float">
            <text:p>0,966850219401749</text:p>
          </table:table-cell>
        </table:table-row>
        <table:table-row table:style-name="ro1">
          <table:table-cell office:value-type="float" office:value="1.82999999999962" calcext:value-type="float">
            <text:p>1,82999999999962</text:p>
          </table:table-cell>
          <table:table-cell table:formula="of:=SIN([.A3832])" office:value-type="float" office:value="0.966594391833396" calcext:value-type="float">
            <text:p>0,966594391833396</text:p>
          </table:table-cell>
        </table:table-row>
        <table:table-row table:style-name="ro1">
          <table:table-cell office:value-type="float" office:value="1.83099999999962" calcext:value-type="float">
            <text:p>1,83099999999962</text:p>
          </table:table-cell>
          <table:table-cell table:formula="of:=SIN([.A3833])" office:value-type="float" office:value="0.966337597670731" calcext:value-type="float">
            <text:p>0,966337597670731</text:p>
          </table:table-cell>
        </table:table-row>
        <table:table-row table:style-name="ro1">
          <table:table-cell office:value-type="float" office:value="1.83199999999962" calcext:value-type="float">
            <text:p>1,83199999999962</text:p>
          </table:table-cell>
          <table:table-cell table:formula="of:=SIN([.A3834])" office:value-type="float" office:value="0.96607983717055" calcext:value-type="float">
            <text:p>0,96607983717055</text:p>
          </table:table-cell>
        </table:table-row>
        <table:table-row table:style-name="ro1">
          <table:table-cell office:value-type="float" office:value="1.83299999999962" calcext:value-type="float">
            <text:p>1,83299999999962</text:p>
          </table:table-cell>
          <table:table-cell table:formula="of:=SIN([.A3835])" office:value-type="float" office:value="0.965821110590612" calcext:value-type="float">
            <text:p>0,965821110590612</text:p>
          </table:table-cell>
        </table:table-row>
        <table:table-row table:style-name="ro1">
          <table:table-cell office:value-type="float" office:value="1.83399999999962" calcext:value-type="float">
            <text:p>1,83399999999962</text:p>
          </table:table-cell>
          <table:table-cell table:formula="of:=SIN([.A3836])" office:value-type="float" office:value="0.965561418189644" calcext:value-type="float">
            <text:p>0,965561418189644</text:p>
          </table:table-cell>
        </table:table-row>
        <table:table-row table:style-name="ro1">
          <table:table-cell office:value-type="float" office:value="1.83499999999962" calcext:value-type="float">
            <text:p>1,83499999999962</text:p>
          </table:table-cell>
          <table:table-cell table:formula="of:=SIN([.A3837])" office:value-type="float" office:value="0.965300760227338" calcext:value-type="float">
            <text:p>0,965300760227338</text:p>
          </table:table-cell>
        </table:table-row>
        <table:table-row table:style-name="ro1">
          <table:table-cell office:value-type="float" office:value="1.83599999999962" calcext:value-type="float">
            <text:p>1,83599999999962</text:p>
          </table:table-cell>
          <table:table-cell table:formula="of:=SIN([.A3838])" office:value-type="float" office:value="0.965039136964352" calcext:value-type="float">
            <text:p>0,965039136964352</text:p>
          </table:table-cell>
        </table:table-row>
        <table:table-row table:style-name="ro1">
          <table:table-cell office:value-type="float" office:value="1.83699999999962" calcext:value-type="float">
            <text:p>1,83699999999962</text:p>
          </table:table-cell>
          <table:table-cell table:formula="of:=SIN([.A3839])" office:value-type="float" office:value="0.96477654866231" calcext:value-type="float">
            <text:p>0,96477654866231</text:p>
          </table:table-cell>
        </table:table-row>
        <table:table-row table:style-name="ro1">
          <table:table-cell office:value-type="float" office:value="1.83799999999962" calcext:value-type="float">
            <text:p>1,83799999999962</text:p>
          </table:table-cell>
          <table:table-cell table:formula="of:=SIN([.A3840])" office:value-type="float" office:value="0.964512995583799" calcext:value-type="float">
            <text:p>0,964512995583799</text:p>
          </table:table-cell>
        </table:table-row>
        <table:table-row table:style-name="ro1">
          <table:table-cell office:value-type="float" office:value="1.83899999999962" calcext:value-type="float">
            <text:p>1,83899999999962</text:p>
          </table:table-cell>
          <table:table-cell table:formula="of:=SIN([.A3841])" office:value-type="float" office:value="0.964248477992374" calcext:value-type="float">
            <text:p>0,964248477992374</text:p>
          </table:table-cell>
        </table:table-row>
        <table:table-row table:style-name="ro1">
          <table:table-cell office:value-type="float" office:value="1.83999999999962" calcext:value-type="float">
            <text:p>1,83999999999962</text:p>
          </table:table-cell>
          <table:table-cell table:formula="of:=SIN([.A3842])" office:value-type="float" office:value="0.96398299615255" calcext:value-type="float">
            <text:p>0,96398299615255</text:p>
          </table:table-cell>
        </table:table-row>
        <table:table-row table:style-name="ro1">
          <table:table-cell office:value-type="float" office:value="1.84099999999962" calcext:value-type="float">
            <text:p>1,84099999999962</text:p>
          </table:table-cell>
          <table:table-cell table:formula="of:=SIN([.A3843])" office:value-type="float" office:value="0.963716550329811" calcext:value-type="float">
            <text:p>0,963716550329811</text:p>
          </table:table-cell>
        </table:table-row>
        <table:table-row table:style-name="ro1">
          <table:table-cell office:value-type="float" office:value="1.84199999999962" calcext:value-type="float">
            <text:p>1,84199999999962</text:p>
          </table:table-cell>
          <table:table-cell table:formula="of:=SIN([.A3844])" office:value-type="float" office:value="0.963449140790602" calcext:value-type="float">
            <text:p>0,963449140790602</text:p>
          </table:table-cell>
        </table:table-row>
        <table:table-row table:style-name="ro1">
          <table:table-cell office:value-type="float" office:value="1.84299999999962" calcext:value-type="float">
            <text:p>1,84299999999962</text:p>
          </table:table-cell>
          <table:table-cell table:formula="of:=SIN([.A3845])" office:value-type="float" office:value="0.963180767802332" calcext:value-type="float">
            <text:p>0,963180767802332</text:p>
          </table:table-cell>
        </table:table-row>
        <table:table-row table:style-name="ro1">
          <table:table-cell office:value-type="float" office:value="1.84399999999962" calcext:value-type="float">
            <text:p>1,84399999999962</text:p>
          </table:table-cell>
          <table:table-cell table:formula="of:=SIN([.A3846])" office:value-type="float" office:value="0.962911431633375" calcext:value-type="float">
            <text:p>0,962911431633375</text:p>
          </table:table-cell>
        </table:table-row>
        <table:table-row table:style-name="ro1">
          <table:table-cell office:value-type="float" office:value="1.84499999999962" calcext:value-type="float">
            <text:p>1,84499999999962</text:p>
          </table:table-cell>
          <table:table-cell table:formula="of:=SIN([.A3847])" office:value-type="float" office:value="0.962641132553066" calcext:value-type="float">
            <text:p>0,962641132553066</text:p>
          </table:table-cell>
        </table:table-row>
        <table:table-row table:style-name="ro1">
          <table:table-cell office:value-type="float" office:value="1.84599999999962" calcext:value-type="float">
            <text:p>1,84599999999962</text:p>
          </table:table-cell>
          <table:table-cell table:formula="of:=SIN([.A3848])" office:value-type="float" office:value="0.962369870831705" calcext:value-type="float">
            <text:p>0,962369870831705</text:p>
          </table:table-cell>
        </table:table-row>
        <table:table-row table:style-name="ro1">
          <table:table-cell office:value-type="float" office:value="1.84699999999962" calcext:value-type="float">
            <text:p>1,84699999999962</text:p>
          </table:table-cell>
          <table:table-cell table:formula="of:=SIN([.A3849])" office:value-type="float" office:value="0.962097646740554" calcext:value-type="float">
            <text:p>0,962097646740554</text:p>
          </table:table-cell>
        </table:table-row>
        <table:table-row table:style-name="ro1">
          <table:table-cell office:value-type="float" office:value="1.84799999999962" calcext:value-type="float">
            <text:p>1,84799999999962</text:p>
          </table:table-cell>
          <table:table-cell table:formula="of:=SIN([.A3850])" office:value-type="float" office:value="0.961824460551835" calcext:value-type="float">
            <text:p>0,961824460551835</text:p>
          </table:table-cell>
        </table:table-row>
        <table:table-row table:style-name="ro1">
          <table:table-cell office:value-type="float" office:value="1.84899999999962" calcext:value-type="float">
            <text:p>1,84899999999962</text:p>
          </table:table-cell>
          <table:table-cell table:formula="of:=SIN([.A3851])" office:value-type="float" office:value="0.961550312538737" calcext:value-type="float">
            <text:p>0,961550312538737</text:p>
          </table:table-cell>
        </table:table-row>
        <table:table-row table:style-name="ro1">
          <table:table-cell office:value-type="float" office:value="1.84999999999962" calcext:value-type="float">
            <text:p>1,84999999999962</text:p>
          </table:table-cell>
          <table:table-cell table:formula="of:=SIN([.A3852])" office:value-type="float" office:value="0.961275202975406" calcext:value-type="float">
            <text:p>0,961275202975406</text:p>
          </table:table-cell>
        </table:table-row>
        <table:table-row table:style-name="ro1">
          <table:table-cell office:value-type="float" office:value="1.85099999999962" calcext:value-type="float">
            <text:p>1,85099999999962</text:p>
          </table:table-cell>
          <table:table-cell table:formula="of:=SIN([.A3853])" office:value-type="float" office:value="0.960999132136952" calcext:value-type="float">
            <text:p>0,960999132136952</text:p>
          </table:table-cell>
        </table:table-row>
        <table:table-row table:style-name="ro1">
          <table:table-cell office:value-type="float" office:value="1.85199999999961" calcext:value-type="float">
            <text:p>1,85199999999961</text:p>
          </table:table-cell>
          <table:table-cell table:formula="of:=SIN([.A3854])" office:value-type="float" office:value="0.960722100299446" calcext:value-type="float">
            <text:p>0,960722100299446</text:p>
          </table:table-cell>
        </table:table-row>
        <table:table-row table:style-name="ro1">
          <table:table-cell office:value-type="float" office:value="1.85299999999961" calcext:value-type="float">
            <text:p>1,85299999999961</text:p>
          </table:table-cell>
          <table:table-cell table:formula="of:=SIN([.A3855])" office:value-type="float" office:value="0.96044410773992" calcext:value-type="float">
            <text:p>0,96044410773992</text:p>
          </table:table-cell>
        </table:table-row>
        <table:table-row table:style-name="ro1">
          <table:table-cell office:value-type="float" office:value="1.85399999999961" calcext:value-type="float">
            <text:p>1,85399999999961</text:p>
          </table:table-cell>
          <table:table-cell table:formula="of:=SIN([.A3856])" office:value-type="float" office:value="0.960165154736366" calcext:value-type="float">
            <text:p>0,960165154736366</text:p>
          </table:table-cell>
        </table:table-row>
        <table:table-row table:style-name="ro1">
          <table:table-cell office:value-type="float" office:value="1.85499999999961" calcext:value-type="float">
            <text:p>1,85499999999961</text:p>
          </table:table-cell>
          <table:table-cell table:formula="of:=SIN([.A3857])" office:value-type="float" office:value="0.959885241567738" calcext:value-type="float">
            <text:p>0,959885241567738</text:p>
          </table:table-cell>
        </table:table-row>
        <table:table-row table:style-name="ro1">
          <table:table-cell office:value-type="float" office:value="1.85599999999961" calcext:value-type="float">
            <text:p>1,85599999999961</text:p>
          </table:table-cell>
          <table:table-cell table:formula="of:=SIN([.A3858])" office:value-type="float" office:value="0.959604368513948" calcext:value-type="float">
            <text:p>0,959604368513948</text:p>
          </table:table-cell>
        </table:table-row>
        <table:table-row table:style-name="ro1">
          <table:table-cell office:value-type="float" office:value="1.85699999999961" calcext:value-type="float">
            <text:p>1,85699999999961</text:p>
          </table:table-cell>
          <table:table-cell table:formula="of:=SIN([.A3859])" office:value-type="float" office:value="0.959322535855869" calcext:value-type="float">
            <text:p>0,959322535855869</text:p>
          </table:table-cell>
        </table:table-row>
        <table:table-row table:style-name="ro1">
          <table:table-cell office:value-type="float" office:value="1.85799999999961" calcext:value-type="float">
            <text:p>1,85799999999961</text:p>
          </table:table-cell>
          <table:table-cell table:formula="of:=SIN([.A3860])" office:value-type="float" office:value="0.959039743875334" calcext:value-type="float">
            <text:p>0,959039743875334</text:p>
          </table:table-cell>
        </table:table-row>
        <table:table-row table:style-name="ro1">
          <table:table-cell office:value-type="float" office:value="1.85899999999961" calcext:value-type="float">
            <text:p>1,85899999999961</text:p>
          </table:table-cell>
          <table:table-cell table:formula="of:=SIN([.A3861])" office:value-type="float" office:value="0.958755992855136" calcext:value-type="float">
            <text:p>0,958755992855136</text:p>
          </table:table-cell>
        </table:table-row>
        <table:table-row table:style-name="ro1">
          <table:table-cell office:value-type="float" office:value="1.85999999999961" calcext:value-type="float">
            <text:p>1,85999999999961</text:p>
          </table:table-cell>
          <table:table-cell table:formula="of:=SIN([.A3862])" office:value-type="float" office:value="0.958471283079024" calcext:value-type="float">
            <text:p>0,958471283079024</text:p>
          </table:table-cell>
        </table:table-row>
        <table:table-row table:style-name="ro1">
          <table:table-cell office:value-type="float" office:value="1.86099999999961" calcext:value-type="float">
            <text:p>1,86099999999961</text:p>
          </table:table-cell>
          <table:table-cell table:formula="of:=SIN([.A3863])" office:value-type="float" office:value="0.958185614831709" calcext:value-type="float">
            <text:p>0,958185614831709</text:p>
          </table:table-cell>
        </table:table-row>
        <table:table-row table:style-name="ro1">
          <table:table-cell office:value-type="float" office:value="1.86199999999961" calcext:value-type="float">
            <text:p>1,86199999999961</text:p>
          </table:table-cell>
          <table:table-cell table:formula="of:=SIN([.A3864])" office:value-type="float" office:value="0.95789898839886" calcext:value-type="float">
            <text:p>0,95789898839886</text:p>
          </table:table-cell>
        </table:table-row>
        <table:table-row table:style-name="ro1">
          <table:table-cell office:value-type="float" office:value="1.86299999999961" calcext:value-type="float">
            <text:p>1,86299999999961</text:p>
          </table:table-cell>
          <table:table-cell table:formula="of:=SIN([.A3865])" office:value-type="float" office:value="0.957611404067101" calcext:value-type="float">
            <text:p>0,957611404067101</text:p>
          </table:table-cell>
        </table:table-row>
        <table:table-row table:style-name="ro1">
          <table:table-cell office:value-type="float" office:value="1.86399999999961" calcext:value-type="float">
            <text:p>1,86399999999961</text:p>
          </table:table-cell>
          <table:table-cell table:formula="of:=SIN([.A3866])" office:value-type="float" office:value="0.957322862124019" calcext:value-type="float">
            <text:p>0,957322862124019</text:p>
          </table:table-cell>
        </table:table-row>
        <table:table-row table:style-name="ro1">
          <table:table-cell office:value-type="float" office:value="1.86499999999961" calcext:value-type="float">
            <text:p>1,86499999999961</text:p>
          </table:table-cell>
          <table:table-cell table:formula="of:=SIN([.A3867])" office:value-type="float" office:value="0.957033362858154" calcext:value-type="float">
            <text:p>0,957033362858154</text:p>
          </table:table-cell>
        </table:table-row>
        <table:table-row table:style-name="ro1">
          <table:table-cell office:value-type="float" office:value="1.86599999999961" calcext:value-type="float">
            <text:p>1,86599999999961</text:p>
          </table:table-cell>
          <table:table-cell table:formula="of:=SIN([.A3868])" office:value-type="float" office:value="0.956742906559006" calcext:value-type="float">
            <text:p>0,956742906559006</text:p>
          </table:table-cell>
        </table:table-row>
        <table:table-row table:style-name="ro1">
          <table:table-cell office:value-type="float" office:value="1.86699999999961" calcext:value-type="float">
            <text:p>1,86699999999961</text:p>
          </table:table-cell>
          <table:table-cell table:formula="of:=SIN([.A3869])" office:value-type="float" office:value="0.956451493517031" calcext:value-type="float">
            <text:p>0,956451493517031</text:p>
          </table:table-cell>
        </table:table-row>
        <table:table-row table:style-name="ro1">
          <table:table-cell office:value-type="float" office:value="1.86799999999961" calcext:value-type="float">
            <text:p>1,86799999999961</text:p>
          </table:table-cell>
          <table:table-cell table:formula="of:=SIN([.A3870])" office:value-type="float" office:value="0.956159124023642" calcext:value-type="float">
            <text:p>0,956159124023642</text:p>
          </table:table-cell>
        </table:table-row>
        <table:table-row table:style-name="ro1">
          <table:table-cell office:value-type="float" office:value="1.86899999999961" calcext:value-type="float">
            <text:p>1,86899999999961</text:p>
          </table:table-cell>
          <table:table-cell table:formula="of:=SIN([.A3871])" office:value-type="float" office:value="0.95586579837121" calcext:value-type="float">
            <text:p>0,95586579837121</text:p>
          </table:table-cell>
        </table:table-row>
        <table:table-row table:style-name="ro1">
          <table:table-cell office:value-type="float" office:value="1.86999999999961" calcext:value-type="float">
            <text:p>1,86999999999961</text:p>
          </table:table-cell>
          <table:table-cell table:formula="of:=SIN([.A3872])" office:value-type="float" office:value="0.955571516853058" calcext:value-type="float">
            <text:p>0,955571516853058</text:p>
          </table:table-cell>
        </table:table-row>
        <table:table-row table:style-name="ro1">
          <table:table-cell office:value-type="float" office:value="1.87099999999961" calcext:value-type="float">
            <text:p>1,87099999999961</text:p>
          </table:table-cell>
          <table:table-cell table:formula="of:=SIN([.A3873])" office:value-type="float" office:value="0.955276279763469" calcext:value-type="float">
            <text:p>0,955276279763469</text:p>
          </table:table-cell>
        </table:table-row>
        <table:table-row table:style-name="ro1">
          <table:table-cell office:value-type="float" office:value="1.87199999999961" calcext:value-type="float">
            <text:p>1,87199999999961</text:p>
          </table:table-cell>
          <table:table-cell table:formula="of:=SIN([.A3874])" office:value-type="float" office:value="0.95498008739768" calcext:value-type="float">
            <text:p>0,95498008739768</text:p>
          </table:table-cell>
        </table:table-row>
        <table:table-row table:style-name="ro1">
          <table:table-cell office:value-type="float" office:value="1.87299999999961" calcext:value-type="float">
            <text:p>1,87299999999961</text:p>
          </table:table-cell>
          <table:table-cell table:formula="of:=SIN([.A3875])" office:value-type="float" office:value="0.954682940051883" calcext:value-type="float">
            <text:p>0,954682940051883</text:p>
          </table:table-cell>
        </table:table-row>
        <table:table-row table:style-name="ro1">
          <table:table-cell office:value-type="float" office:value="1.87399999999961" calcext:value-type="float">
            <text:p>1,87399999999961</text:p>
          </table:table-cell>
          <table:table-cell table:formula="of:=SIN([.A3876])" office:value-type="float" office:value="0.954384838023226" calcext:value-type="float">
            <text:p>0,954384838023226</text:p>
          </table:table-cell>
        </table:table-row>
        <table:table-row table:style-name="ro1">
          <table:table-cell office:value-type="float" office:value="1.87499999999961" calcext:value-type="float">
            <text:p>1,87499999999961</text:p>
          </table:table-cell>
          <table:table-cell table:formula="of:=SIN([.A3877])" office:value-type="float" office:value="0.95408578160981" calcext:value-type="float">
            <text:p>0,95408578160981</text:p>
          </table:table-cell>
        </table:table-row>
        <table:table-row table:style-name="ro1">
          <table:table-cell office:value-type="float" office:value="1.87599999999961" calcext:value-type="float">
            <text:p>1,87599999999961</text:p>
          </table:table-cell>
          <table:table-cell table:formula="of:=SIN([.A3878])" office:value-type="float" office:value="0.953785771110692" calcext:value-type="float">
            <text:p>0,953785771110692</text:p>
          </table:table-cell>
        </table:table-row>
        <table:table-row table:style-name="ro1">
          <table:table-cell office:value-type="float" office:value="1.87699999999961" calcext:value-type="float">
            <text:p>1,87699999999961</text:p>
          </table:table-cell>
          <table:table-cell table:formula="of:=SIN([.A3879])" office:value-type="float" office:value="0.953484806825882" calcext:value-type="float">
            <text:p>0,953484806825882</text:p>
          </table:table-cell>
        </table:table-row>
        <table:table-row table:style-name="ro1">
          <table:table-cell office:value-type="float" office:value="1.87799999999961" calcext:value-type="float">
            <text:p>1,87799999999961</text:p>
          </table:table-cell>
          <table:table-cell table:formula="of:=SIN([.A3880])" office:value-type="float" office:value="0.953182889056345" calcext:value-type="float">
            <text:p>0,953182889056345</text:p>
          </table:table-cell>
        </table:table-row>
        <table:table-row table:style-name="ro1">
          <table:table-cell office:value-type="float" office:value="1.87899999999961" calcext:value-type="float">
            <text:p>1,87899999999961</text:p>
          </table:table-cell>
          <table:table-cell table:formula="of:=SIN([.A3881])" office:value-type="float" office:value="0.952880018103999" calcext:value-type="float">
            <text:p>0,952880018103999</text:p>
          </table:table-cell>
        </table:table-row>
        <table:table-row table:style-name="ro1">
          <table:table-cell office:value-type="float" office:value="1.87999999999961" calcext:value-type="float">
            <text:p>1,87999999999961</text:p>
          </table:table-cell>
          <table:table-cell table:formula="of:=SIN([.A3882])" office:value-type="float" office:value="0.952576194271713" calcext:value-type="float">
            <text:p>0,952576194271713</text:p>
          </table:table-cell>
        </table:table-row>
        <table:table-row table:style-name="ro1">
          <table:table-cell office:value-type="float" office:value="1.88099999999961" calcext:value-type="float">
            <text:p>1,88099999999961</text:p>
          </table:table-cell>
          <table:table-cell table:formula="of:=SIN([.A3883])" office:value-type="float" office:value="0.952271417863313" calcext:value-type="float">
            <text:p>0,952271417863313</text:p>
          </table:table-cell>
        </table:table-row>
        <table:table-row table:style-name="ro1">
          <table:table-cell office:value-type="float" office:value="1.88199999999961" calcext:value-type="float">
            <text:p>1,88199999999961</text:p>
          </table:table-cell>
          <table:table-cell table:formula="of:=SIN([.A3884])" office:value-type="float" office:value="0.951965689183574" calcext:value-type="float">
            <text:p>0,951965689183574</text:p>
          </table:table-cell>
        </table:table-row>
        <table:table-row table:style-name="ro1">
          <table:table-cell office:value-type="float" office:value="1.88299999999961" calcext:value-type="float">
            <text:p>1,88299999999961</text:p>
          </table:table-cell>
          <table:table-cell table:formula="of:=SIN([.A3885])" office:value-type="float" office:value="0.951659008538226" calcext:value-type="float">
            <text:p>0,951659008538226</text:p>
          </table:table-cell>
        </table:table-row>
        <table:table-row table:style-name="ro1">
          <table:table-cell office:value-type="float" office:value="1.88399999999961" calcext:value-type="float">
            <text:p>1,88399999999961</text:p>
          </table:table-cell>
          <table:table-cell table:formula="of:=SIN([.A3886])" office:value-type="float" office:value="0.951351376233948" calcext:value-type="float">
            <text:p>0,951351376233948</text:p>
          </table:table-cell>
        </table:table-row>
        <table:table-row table:style-name="ro1">
          <table:table-cell office:value-type="float" office:value="1.88499999999961" calcext:value-type="float">
            <text:p>1,88499999999961</text:p>
          </table:table-cell>
          <table:table-cell table:formula="of:=SIN([.A3887])" office:value-type="float" office:value="0.951042792578373" calcext:value-type="float">
            <text:p>0,951042792578373</text:p>
          </table:table-cell>
        </table:table-row>
        <table:table-row table:style-name="ro1">
          <table:table-cell office:value-type="float" office:value="1.88599999999961" calcext:value-type="float">
            <text:p>1,88599999999961</text:p>
          </table:table-cell>
          <table:table-cell table:formula="of:=SIN([.A3888])" office:value-type="float" office:value="0.950733257880085" calcext:value-type="float">
            <text:p>0,950733257880085</text:p>
          </table:table-cell>
        </table:table-row>
        <table:table-row table:style-name="ro1">
          <table:table-cell office:value-type="float" office:value="1.88699999999961" calcext:value-type="float">
            <text:p>1,88699999999961</text:p>
          </table:table-cell>
          <table:table-cell table:formula="of:=SIN([.A3889])" office:value-type="float" office:value="0.950422772448619" calcext:value-type="float">
            <text:p>0,950422772448619</text:p>
          </table:table-cell>
        </table:table-row>
        <table:table-row table:style-name="ro1">
          <table:table-cell office:value-type="float" office:value="1.88799999999961" calcext:value-type="float">
            <text:p>1,88799999999961</text:p>
          </table:table-cell>
          <table:table-cell table:formula="of:=SIN([.A3890])" office:value-type="float" office:value="0.950111336594459" calcext:value-type="float">
            <text:p>0,950111336594459</text:p>
          </table:table-cell>
        </table:table-row>
        <table:table-row table:style-name="ro1">
          <table:table-cell office:value-type="float" office:value="1.88899999999961" calcext:value-type="float">
            <text:p>1,88899999999961</text:p>
          </table:table-cell>
          <table:table-cell table:formula="of:=SIN([.A3891])" office:value-type="float" office:value="0.949798950629041" calcext:value-type="float">
            <text:p>0,949798950629041</text:p>
          </table:table-cell>
        </table:table-row>
        <table:table-row table:style-name="ro1">
          <table:table-cell office:value-type="float" office:value="1.88999999999961" calcext:value-type="float">
            <text:p>1,88999999999961</text:p>
          </table:table-cell>
          <table:table-cell table:formula="of:=SIN([.A3892])" office:value-type="float" office:value="0.949485614864753" calcext:value-type="float">
            <text:p>0,949485614864753</text:p>
          </table:table-cell>
        </table:table-row>
        <table:table-row table:style-name="ro1">
          <table:table-cell office:value-type="float" office:value="1.89099999999961" calcext:value-type="float">
            <text:p>1,89099999999961</text:p>
          </table:table-cell>
          <table:table-cell table:formula="of:=SIN([.A3893])" office:value-type="float" office:value="0.949171329614928" calcext:value-type="float">
            <text:p>0,949171329614928</text:p>
          </table:table-cell>
        </table:table-row>
        <table:table-row table:style-name="ro1">
          <table:table-cell office:value-type="float" office:value="1.89199999999961" calcext:value-type="float">
            <text:p>1,89199999999961</text:p>
          </table:table-cell>
          <table:table-cell table:formula="of:=SIN([.A3894])" office:value-type="float" office:value="0.948856095193853" calcext:value-type="float">
            <text:p>0,948856095193853</text:p>
          </table:table-cell>
        </table:table-row>
        <table:table-row table:style-name="ro1">
          <table:table-cell office:value-type="float" office:value="1.89299999999961" calcext:value-type="float">
            <text:p>1,89299999999961</text:p>
          </table:table-cell>
          <table:table-cell table:formula="of:=SIN([.A3895])" office:value-type="float" office:value="0.948539911916762" calcext:value-type="float">
            <text:p>0,948539911916762</text:p>
          </table:table-cell>
        </table:table-row>
        <table:table-row table:style-name="ro1">
          <table:table-cell office:value-type="float" office:value="1.89399999999961" calcext:value-type="float">
            <text:p>1,89399999999961</text:p>
          </table:table-cell>
          <table:table-cell table:formula="of:=SIN([.A3896])" office:value-type="float" office:value="0.948222780099838" calcext:value-type="float">
            <text:p>0,948222780099838</text:p>
          </table:table-cell>
        </table:table-row>
        <table:table-row table:style-name="ro1">
          <table:table-cell office:value-type="float" office:value="1.89499999999961" calcext:value-type="float">
            <text:p>1,89499999999961</text:p>
          </table:table-cell>
          <table:table-cell table:formula="of:=SIN([.A3897])" office:value-type="float" office:value="0.947904700060212" calcext:value-type="float">
            <text:p>0,947904700060212</text:p>
          </table:table-cell>
        </table:table-row>
        <table:table-row table:style-name="ro1">
          <table:table-cell office:value-type="float" office:value="1.89599999999961" calcext:value-type="float">
            <text:p>1,89599999999961</text:p>
          </table:table-cell>
          <table:table-cell table:formula="of:=SIN([.A3898])" office:value-type="float" office:value="0.947585672115966" calcext:value-type="float">
            <text:p>0,947585672115966</text:p>
          </table:table-cell>
        </table:table-row>
        <table:table-row table:style-name="ro1">
          <table:table-cell office:value-type="float" office:value="1.89699999999961" calcext:value-type="float">
            <text:p>1,89699999999961</text:p>
          </table:table-cell>
          <table:table-cell table:formula="of:=SIN([.A3899])" office:value-type="float" office:value="0.947265696586127" calcext:value-type="float">
            <text:p>0,947265696586127</text:p>
          </table:table-cell>
        </table:table-row>
        <table:table-row table:style-name="ro1">
          <table:table-cell office:value-type="float" office:value="1.89799999999961" calcext:value-type="float">
            <text:p>1,89799999999961</text:p>
          </table:table-cell>
          <table:table-cell table:formula="of:=SIN([.A3900])" office:value-type="float" office:value="0.946944773790669" calcext:value-type="float">
            <text:p>0,946944773790669</text:p>
          </table:table-cell>
        </table:table-row>
        <table:table-row table:style-name="ro1">
          <table:table-cell office:value-type="float" office:value="1.89899999999961" calcext:value-type="float">
            <text:p>1,89899999999961</text:p>
          </table:table-cell>
          <table:table-cell table:formula="of:=SIN([.A3901])" office:value-type="float" office:value="0.946622904050518" calcext:value-type="float">
            <text:p>0,946622904050518</text:p>
          </table:table-cell>
        </table:table-row>
        <table:table-row table:style-name="ro1">
          <table:table-cell office:value-type="float" office:value="1.89999999999961" calcext:value-type="float">
            <text:p>1,89999999999961</text:p>
          </table:table-cell>
          <table:table-cell table:formula="of:=SIN([.A3902])" office:value-type="float" office:value="0.94630008768754" calcext:value-type="float">
            <text:p>0,94630008768754</text:p>
          </table:table-cell>
        </table:table-row>
        <table:table-row table:style-name="ro1">
          <table:table-cell office:value-type="float" office:value="1.90099999999961" calcext:value-type="float">
            <text:p>1,90099999999961</text:p>
          </table:table-cell>
          <table:table-cell table:formula="of:=SIN([.A3903])" office:value-type="float" office:value="0.945976325024554" calcext:value-type="float">
            <text:p>0,945976325024554</text:p>
          </table:table-cell>
        </table:table-row>
        <table:table-row table:style-name="ro1">
          <table:table-cell office:value-type="float" office:value="1.90199999999961" calcext:value-type="float">
            <text:p>1,90199999999961</text:p>
          </table:table-cell>
          <table:table-cell table:formula="of:=SIN([.A3904])" office:value-type="float" office:value="0.945651616385322" calcext:value-type="float">
            <text:p>0,945651616385322</text:p>
          </table:table-cell>
        </table:table-row>
        <table:table-row table:style-name="ro1">
          <table:table-cell office:value-type="float" office:value="1.90299999999961" calcext:value-type="float">
            <text:p>1,90299999999961</text:p>
          </table:table-cell>
          <table:table-cell table:formula="of:=SIN([.A3905])" office:value-type="float" office:value="0.945325962094553" calcext:value-type="float">
            <text:p>0,945325962094553</text:p>
          </table:table-cell>
        </table:table-row>
        <table:table-row table:style-name="ro1">
          <table:table-cell office:value-type="float" office:value="1.90399999999961" calcext:value-type="float">
            <text:p>1,90399999999961</text:p>
          </table:table-cell>
          <table:table-cell table:formula="of:=SIN([.A3906])" office:value-type="float" office:value="0.9449993624779" calcext:value-type="float">
            <text:p>0,9449993624779</text:p>
          </table:table-cell>
        </table:table-row>
        <table:table-row table:style-name="ro1">
          <table:table-cell office:value-type="float" office:value="1.90499999999961" calcext:value-type="float">
            <text:p>1,90499999999961</text:p>
          </table:table-cell>
          <table:table-cell table:formula="of:=SIN([.A3907])" office:value-type="float" office:value="0.944671817861963" calcext:value-type="float">
            <text:p>0,944671817861963</text:p>
          </table:table-cell>
        </table:table-row>
        <table:table-row table:style-name="ro1">
          <table:table-cell office:value-type="float" office:value="1.90599999999961" calcext:value-type="float">
            <text:p>1,90599999999961</text:p>
          </table:table-cell>
          <table:table-cell table:formula="of:=SIN([.A3908])" office:value-type="float" office:value="0.944343328574287" calcext:value-type="float">
            <text:p>0,944343328574287</text:p>
          </table:table-cell>
        </table:table-row>
        <table:table-row table:style-name="ro1">
          <table:table-cell office:value-type="float" office:value="1.90699999999961" calcext:value-type="float">
            <text:p>1,90699999999961</text:p>
          </table:table-cell>
          <table:table-cell table:formula="of:=SIN([.A3909])" office:value-type="float" office:value="0.944013894943361" calcext:value-type="float">
            <text:p>0,944013894943361</text:p>
          </table:table-cell>
        </table:table-row>
        <table:table-row table:style-name="ro1">
          <table:table-cell office:value-type="float" office:value="1.90799999999961" calcext:value-type="float">
            <text:p>1,90799999999961</text:p>
          </table:table-cell>
          <table:table-cell table:formula="of:=SIN([.A3910])" office:value-type="float" office:value="0.943683517298619" calcext:value-type="float">
            <text:p>0,943683517298619</text:p>
          </table:table-cell>
        </table:table-row>
        <table:table-row table:style-name="ro1">
          <table:table-cell office:value-type="float" office:value="1.90899999999961" calcext:value-type="float">
            <text:p>1,90899999999961</text:p>
          </table:table-cell>
          <table:table-cell table:formula="of:=SIN([.A3911])" office:value-type="float" office:value="0.943352195970439" calcext:value-type="float">
            <text:p>0,943352195970439</text:p>
          </table:table-cell>
        </table:table-row>
        <table:table-row table:style-name="ro1">
          <table:table-cell office:value-type="float" office:value="1.90999999999961" calcext:value-type="float">
            <text:p>1,90999999999961</text:p>
          </table:table-cell>
          <table:table-cell table:formula="of:=SIN([.A3912])" office:value-type="float" office:value="0.94301993129014" calcext:value-type="float">
            <text:p>0,94301993129014</text:p>
          </table:table-cell>
        </table:table-row>
        <table:table-row table:style-name="ro1">
          <table:table-cell office:value-type="float" office:value="1.91099999999961" calcext:value-type="float">
            <text:p>1,91099999999961</text:p>
          </table:table-cell>
          <table:table-cell table:formula="of:=SIN([.A3913])" office:value-type="float" office:value="0.94268672358999" calcext:value-type="float">
            <text:p>0,94268672358999</text:p>
          </table:table-cell>
        </table:table-row>
        <table:table-row table:style-name="ro1">
          <table:table-cell office:value-type="float" office:value="1.91199999999961" calcext:value-type="float">
            <text:p>1,91199999999961</text:p>
          </table:table-cell>
          <table:table-cell table:formula="of:=SIN([.A3914])" office:value-type="float" office:value="0.942352573203194" calcext:value-type="float">
            <text:p>0,942352573203194</text:p>
          </table:table-cell>
        </table:table-row>
        <table:table-row table:style-name="ro1">
          <table:table-cell office:value-type="float" office:value="1.91299999999961" calcext:value-type="float">
            <text:p>1,91299999999961</text:p>
          </table:table-cell>
          <table:table-cell table:formula="of:=SIN([.A3915])" office:value-type="float" office:value="0.942017480463904" calcext:value-type="float">
            <text:p>0,942017480463904</text:p>
          </table:table-cell>
        </table:table-row>
        <table:table-row table:style-name="ro1">
          <table:table-cell office:value-type="float" office:value="1.91399999999961" calcext:value-type="float">
            <text:p>1,91399999999961</text:p>
          </table:table-cell>
          <table:table-cell table:formula="of:=SIN([.A3916])" office:value-type="float" office:value="0.941681445707211" calcext:value-type="float">
            <text:p>0,941681445707211</text:p>
          </table:table-cell>
        </table:table-row>
        <table:table-row table:style-name="ro1">
          <table:table-cell office:value-type="float" office:value="1.91499999999961" calcext:value-type="float">
            <text:p>1,91499999999961</text:p>
          </table:table-cell>
          <table:table-cell table:formula="of:=SIN([.A3917])" office:value-type="float" office:value="0.941344469269152" calcext:value-type="float">
            <text:p>0,941344469269152</text:p>
          </table:table-cell>
        </table:table-row>
        <table:table-row table:style-name="ro1">
          <table:table-cell office:value-type="float" office:value="1.91599999999961" calcext:value-type="float">
            <text:p>1,91599999999961</text:p>
          </table:table-cell>
          <table:table-cell table:formula="of:=SIN([.A3918])" office:value-type="float" office:value="0.941006551486701" calcext:value-type="float">
            <text:p>0,941006551486701</text:p>
          </table:table-cell>
        </table:table-row>
        <table:table-row table:style-name="ro1">
          <table:table-cell office:value-type="float" office:value="1.91699999999961" calcext:value-type="float">
            <text:p>1,91699999999961</text:p>
          </table:table-cell>
          <table:table-cell table:formula="of:=SIN([.A3919])" office:value-type="float" office:value="0.940667692697777" calcext:value-type="float">
            <text:p>0,940667692697777</text:p>
          </table:table-cell>
        </table:table-row>
        <table:table-row table:style-name="ro1">
          <table:table-cell office:value-type="float" office:value="1.91799999999961" calcext:value-type="float">
            <text:p>1,91799999999961</text:p>
          </table:table-cell>
          <table:table-cell table:formula="of:=SIN([.A3920])" office:value-type="float" office:value="0.940327893241239" calcext:value-type="float">
            <text:p>0,940327893241239</text:p>
          </table:table-cell>
        </table:table-row>
        <table:table-row table:style-name="ro1">
          <table:table-cell office:value-type="float" office:value="1.91899999999961" calcext:value-type="float">
            <text:p>1,91899999999961</text:p>
          </table:table-cell>
          <table:table-cell table:formula="of:=SIN([.A3921])" office:value-type="float" office:value="0.939987153456887" calcext:value-type="float">
            <text:p>0,939987153456887</text:p>
          </table:table-cell>
        </table:table-row>
        <table:table-row table:style-name="ro1">
          <table:table-cell office:value-type="float" office:value="1.91999999999961" calcext:value-type="float">
            <text:p>1,91999999999961</text:p>
          </table:table-cell>
          <table:table-cell table:formula="of:=SIN([.A3922])" office:value-type="float" office:value="0.939645473685459" calcext:value-type="float">
            <text:p>0,939645473685459</text:p>
          </table:table-cell>
        </table:table-row>
        <table:table-row table:style-name="ro1">
          <table:table-cell office:value-type="float" office:value="1.92099999999961" calcext:value-type="float">
            <text:p>1,92099999999961</text:p>
          </table:table-cell>
          <table:table-cell table:formula="of:=SIN([.A3923])" office:value-type="float" office:value="0.939302854268636" calcext:value-type="float">
            <text:p>0,939302854268636</text:p>
          </table:table-cell>
        </table:table-row>
        <table:table-row table:style-name="ro1">
          <table:table-cell office:value-type="float" office:value="1.92199999999961" calcext:value-type="float">
            <text:p>1,92199999999961</text:p>
          </table:table-cell>
          <table:table-cell table:formula="of:=SIN([.A3924])" office:value-type="float" office:value="0.938959295549036" calcext:value-type="float">
            <text:p>0,938959295549036</text:p>
          </table:table-cell>
        </table:table-row>
        <table:table-row table:style-name="ro1">
          <table:table-cell office:value-type="float" office:value="1.92299999999961" calcext:value-type="float">
            <text:p>1,92299999999961</text:p>
          </table:table-cell>
          <table:table-cell table:formula="of:=SIN([.A3925])" office:value-type="float" office:value="0.93861479787022" calcext:value-type="float">
            <text:p>0,93861479787022</text:p>
          </table:table-cell>
        </table:table-row>
        <table:table-row table:style-name="ro1">
          <table:table-cell office:value-type="float" office:value="1.92399999999961" calcext:value-type="float">
            <text:p>1,92399999999961</text:p>
          </table:table-cell>
          <table:table-cell table:formula="of:=SIN([.A3926])" office:value-type="float" office:value="0.938269361576684" calcext:value-type="float">
            <text:p>0,938269361576684</text:p>
          </table:table-cell>
        </table:table-row>
        <table:table-row table:style-name="ro1">
          <table:table-cell office:value-type="float" office:value="1.92499999999961" calcext:value-type="float">
            <text:p>1,92499999999961</text:p>
          </table:table-cell>
          <table:table-cell table:formula="of:=SIN([.A3927])" office:value-type="float" office:value="0.937922987013864" calcext:value-type="float">
            <text:p>0,937922987013864</text:p>
          </table:table-cell>
        </table:table-row>
        <table:table-row table:style-name="ro1">
          <table:table-cell office:value-type="float" office:value="1.92599999999961" calcext:value-type="float">
            <text:p>1,92599999999961</text:p>
          </table:table-cell>
          <table:table-cell table:formula="of:=SIN([.A3928])" office:value-type="float" office:value="0.937575674528136" calcext:value-type="float">
            <text:p>0,937575674528136</text:p>
          </table:table-cell>
        </table:table-row>
        <table:table-row table:style-name="ro1">
          <table:table-cell office:value-type="float" office:value="1.92699999999961" calcext:value-type="float">
            <text:p>1,92699999999961</text:p>
          </table:table-cell>
          <table:table-cell table:formula="of:=SIN([.A3929])" office:value-type="float" office:value="0.937227424466811" calcext:value-type="float">
            <text:p>0,937227424466811</text:p>
          </table:table-cell>
        </table:table-row>
        <table:table-row table:style-name="ro1">
          <table:table-cell office:value-type="float" office:value="1.92799999999961" calcext:value-type="float">
            <text:p>1,92799999999961</text:p>
          </table:table-cell>
          <table:table-cell table:formula="of:=SIN([.A3930])" office:value-type="float" office:value="0.93687823717814" calcext:value-type="float">
            <text:p>0,93687823717814</text:p>
          </table:table-cell>
        </table:table-row>
        <table:table-row table:style-name="ro1">
          <table:table-cell office:value-type="float" office:value="1.92899999999961" calcext:value-type="float">
            <text:p>1,92899999999961</text:p>
          </table:table-cell>
          <table:table-cell table:formula="of:=SIN([.A3931])" office:value-type="float" office:value="0.936528113011309" calcext:value-type="float">
            <text:p>0,936528113011309</text:p>
          </table:table-cell>
        </table:table-row>
        <table:table-row table:style-name="ro1">
          <table:table-cell office:value-type="float" office:value="1.92999999999961" calcext:value-type="float">
            <text:p>1,92999999999961</text:p>
          </table:table-cell>
          <table:table-cell table:formula="of:=SIN([.A3932])" office:value-type="float" office:value="0.936177052316444" calcext:value-type="float">
            <text:p>0,936177052316444</text:p>
          </table:table-cell>
        </table:table-row>
        <table:table-row table:style-name="ro1">
          <table:table-cell office:value-type="float" office:value="1.93099999999961" calcext:value-type="float">
            <text:p>1,93099999999961</text:p>
          </table:table-cell>
          <table:table-cell table:formula="of:=SIN([.A3933])" office:value-type="float" office:value="0.935825055444604" calcext:value-type="float">
            <text:p>0,935825055444604</text:p>
          </table:table-cell>
        </table:table-row>
        <table:table-row table:style-name="ro1">
          <table:table-cell office:value-type="float" office:value="1.93199999999961" calcext:value-type="float">
            <text:p>1,93199999999961</text:p>
          </table:table-cell>
          <table:table-cell table:formula="of:=SIN([.A3934])" office:value-type="float" office:value="0.935472122747787" calcext:value-type="float">
            <text:p>0,935472122747787</text:p>
          </table:table-cell>
        </table:table-row>
        <table:table-row table:style-name="ro1">
          <table:table-cell office:value-type="float" office:value="1.93299999999961" calcext:value-type="float">
            <text:p>1,93299999999961</text:p>
          </table:table-cell>
          <table:table-cell table:formula="of:=SIN([.A3935])" office:value-type="float" office:value="0.935118254578926" calcext:value-type="float">
            <text:p>0,935118254578926</text:p>
          </table:table-cell>
        </table:table-row>
        <table:table-row table:style-name="ro1">
          <table:table-cell office:value-type="float" office:value="1.93399999999961" calcext:value-type="float">
            <text:p>1,93399999999961</text:p>
          </table:table-cell>
          <table:table-cell table:formula="of:=SIN([.A3936])" office:value-type="float" office:value="0.934763451291887" calcext:value-type="float">
            <text:p>0,934763451291887</text:p>
          </table:table-cell>
        </table:table-row>
        <table:table-row table:style-name="ro1">
          <table:table-cell office:value-type="float" office:value="1.93499999999961" calcext:value-type="float">
            <text:p>1,93499999999961</text:p>
          </table:table-cell>
          <table:table-cell table:formula="of:=SIN([.A3937])" office:value-type="float" office:value="0.934407713241475" calcext:value-type="float">
            <text:p>0,934407713241475</text:p>
          </table:table-cell>
        </table:table-row>
        <table:table-row table:style-name="ro1">
          <table:table-cell office:value-type="float" office:value="1.93599999999961" calcext:value-type="float">
            <text:p>1,93599999999961</text:p>
          </table:table-cell>
          <table:table-cell table:formula="of:=SIN([.A3938])" office:value-type="float" office:value="0.934051040783428" calcext:value-type="float">
            <text:p>0,934051040783428</text:p>
          </table:table-cell>
        </table:table-row>
        <table:table-row table:style-name="ro1">
          <table:table-cell office:value-type="float" office:value="1.93699999999961" calcext:value-type="float">
            <text:p>1,93699999999961</text:p>
          </table:table-cell>
          <table:table-cell table:formula="of:=SIN([.A3939])" office:value-type="float" office:value="0.933693434274418" calcext:value-type="float">
            <text:p>0,933693434274418</text:p>
          </table:table-cell>
        </table:table-row>
        <table:table-row table:style-name="ro1">
          <table:table-cell office:value-type="float" office:value="1.93799999999961" calcext:value-type="float">
            <text:p>1,93799999999961</text:p>
          </table:table-cell>
          <table:table-cell table:formula="of:=SIN([.A3940])" office:value-type="float" office:value="0.933334894072051" calcext:value-type="float">
            <text:p>0,933334894072051</text:p>
          </table:table-cell>
        </table:table-row>
        <table:table-row table:style-name="ro1">
          <table:table-cell office:value-type="float" office:value="1.93899999999961" calcext:value-type="float">
            <text:p>1,93899999999961</text:p>
          </table:table-cell>
          <table:table-cell table:formula="of:=SIN([.A3941])" office:value-type="float" office:value="0.932975420534868" calcext:value-type="float">
            <text:p>0,932975420534868</text:p>
          </table:table-cell>
        </table:table-row>
        <table:table-row table:style-name="ro1">
          <table:table-cell office:value-type="float" office:value="1.93999999999961" calcext:value-type="float">
            <text:p>1,93999999999961</text:p>
          </table:table-cell>
          <table:table-cell table:formula="of:=SIN([.A3942])" office:value-type="float" office:value="0.932615014022343" calcext:value-type="float">
            <text:p>0,932615014022343</text:p>
          </table:table-cell>
        </table:table-row>
        <table:table-row table:style-name="ro1">
          <table:table-cell office:value-type="float" office:value="1.94099999999961" calcext:value-type="float">
            <text:p>1,94099999999961</text:p>
          </table:table-cell>
          <table:table-cell table:formula="of:=SIN([.A3943])" office:value-type="float" office:value="0.932253674894881" calcext:value-type="float">
            <text:p>0,932253674894881</text:p>
          </table:table-cell>
        </table:table-row>
        <table:table-row table:style-name="ro1">
          <table:table-cell office:value-type="float" office:value="1.94199999999961" calcext:value-type="float">
            <text:p>1,94199999999961</text:p>
          </table:table-cell>
          <table:table-cell table:formula="of:=SIN([.A3944])" office:value-type="float" office:value="0.931891403513821" calcext:value-type="float">
            <text:p>0,931891403513821</text:p>
          </table:table-cell>
        </table:table-row>
        <table:table-row table:style-name="ro1">
          <table:table-cell office:value-type="float" office:value="1.94299999999961" calcext:value-type="float">
            <text:p>1,94299999999961</text:p>
          </table:table-cell>
          <table:table-cell table:formula="of:=SIN([.A3945])" office:value-type="float" office:value="0.931528200241436" calcext:value-type="float">
            <text:p>0,931528200241436</text:p>
          </table:table-cell>
        </table:table-row>
        <table:table-row table:style-name="ro1">
          <table:table-cell office:value-type="float" office:value="1.94399999999961" calcext:value-type="float">
            <text:p>1,94399999999961</text:p>
          </table:table-cell>
          <table:table-cell table:formula="of:=SIN([.A3946])" office:value-type="float" office:value="0.931164065440929" calcext:value-type="float">
            <text:p>0,931164065440929</text:p>
          </table:table-cell>
        </table:table-row>
        <table:table-row table:style-name="ro1">
          <table:table-cell office:value-type="float" office:value="1.94499999999961" calcext:value-type="float">
            <text:p>1,94499999999961</text:p>
          </table:table-cell>
          <table:table-cell table:formula="of:=SIN([.A3947])" office:value-type="float" office:value="0.930798999476433" calcext:value-type="float">
            <text:p>0,930798999476433</text:p>
          </table:table-cell>
        </table:table-row>
        <table:table-row table:style-name="ro1">
          <table:table-cell office:value-type="float" office:value="1.94599999999961" calcext:value-type="float">
            <text:p>1,94599999999961</text:p>
          </table:table-cell>
          <table:table-cell table:formula="of:=SIN([.A3948])" office:value-type="float" office:value="0.930433002713015" calcext:value-type="float">
            <text:p>0,930433002713015</text:p>
          </table:table-cell>
        </table:table-row>
        <table:table-row table:style-name="ro1">
          <table:table-cell office:value-type="float" office:value="1.94699999999961" calcext:value-type="float">
            <text:p>1,94699999999961</text:p>
          </table:table-cell>
          <table:table-cell table:formula="of:=SIN([.A3949])" office:value-type="float" office:value="0.930066075516673" calcext:value-type="float">
            <text:p>0,930066075516673</text:p>
          </table:table-cell>
        </table:table-row>
        <table:table-row table:style-name="ro1">
          <table:table-cell office:value-type="float" office:value="1.94799999999961" calcext:value-type="float">
            <text:p>1,94799999999961</text:p>
          </table:table-cell>
          <table:table-cell table:formula="of:=SIN([.A3950])" office:value-type="float" office:value="0.929698218254332" calcext:value-type="float">
            <text:p>0,929698218254332</text:p>
          </table:table-cell>
        </table:table-row>
        <table:table-row table:style-name="ro1">
          <table:table-cell office:value-type="float" office:value="1.94899999999961" calcext:value-type="float">
            <text:p>1,94899999999961</text:p>
          </table:table-cell>
          <table:table-cell table:formula="of:=SIN([.A3951])" office:value-type="float" office:value="0.929329431293851" calcext:value-type="float">
            <text:p>0,929329431293851</text:p>
          </table:table-cell>
        </table:table-row>
        <table:table-row table:style-name="ro1">
          <table:table-cell office:value-type="float" office:value="1.94999999999961" calcext:value-type="float">
            <text:p>1,94999999999961</text:p>
          </table:table-cell>
          <table:table-cell table:formula="of:=SIN([.A3952])" office:value-type="float" office:value="0.928959715004015" calcext:value-type="float">
            <text:p>0,928959715004015</text:p>
          </table:table-cell>
        </table:table-row>
        <table:table-row table:style-name="ro1">
          <table:table-cell office:value-type="float" office:value="1.95099999999961" calcext:value-type="float">
            <text:p>1,95099999999961</text:p>
          </table:table-cell>
          <table:table-cell table:formula="of:=SIN([.A3953])" office:value-type="float" office:value="0.928589069754542" calcext:value-type="float">
            <text:p>0,928589069754542</text:p>
          </table:table-cell>
        </table:table-row>
        <table:table-row table:style-name="ro1">
          <table:table-cell office:value-type="float" office:value="1.95199999999961" calcext:value-type="float">
            <text:p>1,95199999999961</text:p>
          </table:table-cell>
          <table:table-cell table:formula="of:=SIN([.A3954])" office:value-type="float" office:value="0.928217495916077" calcext:value-type="float">
            <text:p>0,928217495916077</text:p>
          </table:table-cell>
        </table:table-row>
        <table:table-row table:style-name="ro1">
          <table:table-cell office:value-type="float" office:value="1.95299999999961" calcext:value-type="float">
            <text:p>1,95299999999961</text:p>
          </table:table-cell>
          <table:table-cell table:formula="of:=SIN([.A3955])" office:value-type="float" office:value="0.927844993860193" calcext:value-type="float">
            <text:p>0,927844993860193</text:p>
          </table:table-cell>
        </table:table-row>
        <table:table-row table:style-name="ro1">
          <table:table-cell office:value-type="float" office:value="1.95399999999961" calcext:value-type="float">
            <text:p>1,95399999999961</text:p>
          </table:table-cell>
          <table:table-cell table:formula="of:=SIN([.A3956])" office:value-type="float" office:value="0.927471563959393" calcext:value-type="float">
            <text:p>0,927471563959393</text:p>
          </table:table-cell>
        </table:table-row>
        <table:table-row table:style-name="ro1">
          <table:table-cell office:value-type="float" office:value="1.9549999999996" calcext:value-type="float">
            <text:p>1,9549999999996</text:p>
          </table:table-cell>
          <table:table-cell table:formula="of:=SIN([.A3957])" office:value-type="float" office:value="0.927097206587106" calcext:value-type="float">
            <text:p>0,927097206587106</text:p>
          </table:table-cell>
        </table:table-row>
        <table:table-row table:style-name="ro1">
          <table:table-cell office:value-type="float" office:value="1.9559999999996" calcext:value-type="float">
            <text:p>1,9559999999996</text:p>
          </table:table-cell>
          <table:table-cell table:formula="of:=SIN([.A3958])" office:value-type="float" office:value="0.92672192211769" calcext:value-type="float">
            <text:p>0,92672192211769</text:p>
          </table:table-cell>
        </table:table-row>
        <table:table-row table:style-name="ro1">
          <table:table-cell office:value-type="float" office:value="1.9569999999996" calcext:value-type="float">
            <text:p>1,9569999999996</text:p>
          </table:table-cell>
          <table:table-cell table:formula="of:=SIN([.A3959])" office:value-type="float" office:value="0.926345710926428" calcext:value-type="float">
            <text:p>0,926345710926428</text:p>
          </table:table-cell>
        </table:table-row>
        <table:table-row table:style-name="ro1">
          <table:table-cell office:value-type="float" office:value="1.9579999999996" calcext:value-type="float">
            <text:p>1,9579999999996</text:p>
          </table:table-cell>
          <table:table-cell table:formula="of:=SIN([.A3960])" office:value-type="float" office:value="0.925968573389534" calcext:value-type="float">
            <text:p>0,925968573389534</text:p>
          </table:table-cell>
        </table:table-row>
        <table:table-row table:style-name="ro1">
          <table:table-cell office:value-type="float" office:value="1.9589999999996" calcext:value-type="float">
            <text:p>1,9589999999996</text:p>
          </table:table-cell>
          <table:table-cell table:formula="of:=SIN([.A3961])" office:value-type="float" office:value="0.925590509884142" calcext:value-type="float">
            <text:p>0,925590509884142</text:p>
          </table:table-cell>
        </table:table-row>
        <table:table-row table:style-name="ro1">
          <table:table-cell office:value-type="float" office:value="1.9599999999996" calcext:value-type="float">
            <text:p>1,9599999999996</text:p>
          </table:table-cell>
          <table:table-cell table:formula="of:=SIN([.A3962])" office:value-type="float" office:value="0.925211520788318" calcext:value-type="float">
            <text:p>0,925211520788318</text:p>
          </table:table-cell>
        </table:table-row>
        <table:table-row table:style-name="ro1">
          <table:table-cell office:value-type="float" office:value="1.9609999999996" calcext:value-type="float">
            <text:p>1,9609999999996</text:p>
          </table:table-cell>
          <table:table-cell table:formula="of:=SIN([.A3963])" office:value-type="float" office:value="0.924831606481051" calcext:value-type="float">
            <text:p>0,924831606481051</text:p>
          </table:table-cell>
        </table:table-row>
        <table:table-row table:style-name="ro1">
          <table:table-cell office:value-type="float" office:value="1.9619999999996" calcext:value-type="float">
            <text:p>1,9619999999996</text:p>
          </table:table-cell>
          <table:table-cell table:formula="of:=SIN([.A3964])" office:value-type="float" office:value="0.924450767342254" calcext:value-type="float">
            <text:p>0,924450767342254</text:p>
          </table:table-cell>
        </table:table-row>
        <table:table-row table:style-name="ro1">
          <table:table-cell office:value-type="float" office:value="1.9629999999996" calcext:value-type="float">
            <text:p>1,9629999999996</text:p>
          </table:table-cell>
          <table:table-cell table:formula="of:=SIN([.A3965])" office:value-type="float" office:value="0.924069003752766" calcext:value-type="float">
            <text:p>0,924069003752766</text:p>
          </table:table-cell>
        </table:table-row>
        <table:table-row table:style-name="ro1">
          <table:table-cell office:value-type="float" office:value="1.9639999999996" calcext:value-type="float">
            <text:p>1,9639999999996</text:p>
          </table:table-cell>
          <table:table-cell table:formula="of:=SIN([.A3966])" office:value-type="float" office:value="0.923686316094352" calcext:value-type="float">
            <text:p>0,923686316094352</text:p>
          </table:table-cell>
        </table:table-row>
        <table:table-row table:style-name="ro1">
          <table:table-cell office:value-type="float" office:value="1.9649999999996" calcext:value-type="float">
            <text:p>1,9649999999996</text:p>
          </table:table-cell>
          <table:table-cell table:formula="of:=SIN([.A3967])" office:value-type="float" office:value="0.923302704749699" calcext:value-type="float">
            <text:p>0,923302704749699</text:p>
          </table:table-cell>
        </table:table-row>
        <table:table-row table:style-name="ro1">
          <table:table-cell office:value-type="float" office:value="1.9659999999996" calcext:value-type="float">
            <text:p>1,9659999999996</text:p>
          </table:table-cell>
          <table:table-cell table:formula="of:=SIN([.A3968])" office:value-type="float" office:value="0.922918170102418" calcext:value-type="float">
            <text:p>0,922918170102418</text:p>
          </table:table-cell>
        </table:table-row>
        <table:table-row table:style-name="ro1">
          <table:table-cell office:value-type="float" office:value="1.9669999999996" calcext:value-type="float">
            <text:p>1,9669999999996</text:p>
          </table:table-cell>
          <table:table-cell table:formula="of:=SIN([.A3969])" office:value-type="float" office:value="0.922532712537044" calcext:value-type="float">
            <text:p>0,922532712537044</text:p>
          </table:table-cell>
        </table:table-row>
        <table:table-row table:style-name="ro1">
          <table:table-cell office:value-type="float" office:value="1.9679999999996" calcext:value-type="float">
            <text:p>1,9679999999996</text:p>
          </table:table-cell>
          <table:table-cell table:formula="of:=SIN([.A3970])" office:value-type="float" office:value="0.922146332439034" calcext:value-type="float">
            <text:p>0,922146332439034</text:p>
          </table:table-cell>
        </table:table-row>
        <table:table-row table:style-name="ro1">
          <table:table-cell office:value-type="float" office:value="1.9689999999996" calcext:value-type="float">
            <text:p>1,9689999999996</text:p>
          </table:table-cell>
          <table:table-cell table:formula="of:=SIN([.A3971])" office:value-type="float" office:value="0.921759030194768" calcext:value-type="float">
            <text:p>0,921759030194768</text:p>
          </table:table-cell>
        </table:table-row>
        <table:table-row table:style-name="ro1">
          <table:table-cell office:value-type="float" office:value="1.9699999999996" calcext:value-type="float">
            <text:p>1,9699999999996</text:p>
          </table:table-cell>
          <table:table-cell table:formula="of:=SIN([.A3972])" office:value-type="float" office:value="0.92137080619155" calcext:value-type="float">
            <text:p>0,92137080619155</text:p>
          </table:table-cell>
        </table:table-row>
        <table:table-row table:style-name="ro1">
          <table:table-cell office:value-type="float" office:value="1.9709999999996" calcext:value-type="float">
            <text:p>1,9709999999996</text:p>
          </table:table-cell>
          <table:table-cell table:formula="of:=SIN([.A3973])" office:value-type="float" office:value="0.920981660817601" calcext:value-type="float">
            <text:p>0,920981660817601</text:p>
          </table:table-cell>
        </table:table-row>
        <table:table-row table:style-name="ro1">
          <table:table-cell office:value-type="float" office:value="1.9719999999996" calcext:value-type="float">
            <text:p>1,9719999999996</text:p>
          </table:table-cell>
          <table:table-cell table:formula="of:=SIN([.A3974])" office:value-type="float" office:value="0.920591594462069" calcext:value-type="float">
            <text:p>0,920591594462069</text:p>
          </table:table-cell>
        </table:table-row>
        <table:table-row table:style-name="ro1">
          <table:table-cell office:value-type="float" office:value="1.9729999999996" calcext:value-type="float">
            <text:p>1,9729999999996</text:p>
          </table:table-cell>
          <table:table-cell table:formula="of:=SIN([.A3975])" office:value-type="float" office:value="0.920200607515019" calcext:value-type="float">
            <text:p>0,920200607515019</text:p>
          </table:table-cell>
        </table:table-row>
        <table:table-row table:style-name="ro1">
          <table:table-cell office:value-type="float" office:value="1.9739999999996" calcext:value-type="float">
            <text:p>1,9739999999996</text:p>
          </table:table-cell>
          <table:table-cell table:formula="of:=SIN([.A3976])" office:value-type="float" office:value="0.919808700367438" calcext:value-type="float">
            <text:p>0,919808700367438</text:p>
          </table:table-cell>
        </table:table-row>
        <table:table-row table:style-name="ro1">
          <table:table-cell office:value-type="float" office:value="1.9749999999996" calcext:value-type="float">
            <text:p>1,9749999999996</text:p>
          </table:table-cell>
          <table:table-cell table:formula="of:=SIN([.A3977])" office:value-type="float" office:value="0.919415873411233" calcext:value-type="float">
            <text:p>0,919415873411233</text:p>
          </table:table-cell>
        </table:table-row>
        <table:table-row table:style-name="ro1">
          <table:table-cell office:value-type="float" office:value="1.9759999999996" calcext:value-type="float">
            <text:p>1,9759999999996</text:p>
          </table:table-cell>
          <table:table-cell table:formula="of:=SIN([.A3978])" office:value-type="float" office:value="0.919022127039232" calcext:value-type="float">
            <text:p>0,919022127039232</text:p>
          </table:table-cell>
        </table:table-row>
        <table:table-row table:style-name="ro1">
          <table:table-cell office:value-type="float" office:value="1.9769999999996" calcext:value-type="float">
            <text:p>1,9769999999996</text:p>
          </table:table-cell>
          <table:table-cell table:formula="of:=SIN([.A3979])" office:value-type="float" office:value="0.91862746164518" calcext:value-type="float">
            <text:p>0,91862746164518</text:p>
          </table:table-cell>
        </table:table-row>
        <table:table-row table:style-name="ro1">
          <table:table-cell office:value-type="float" office:value="1.9779999999996" calcext:value-type="float">
            <text:p>1,9779999999996</text:p>
          </table:table-cell>
          <table:table-cell table:formula="of:=SIN([.A3980])" office:value-type="float" office:value="0.918231877623743" calcext:value-type="float">
            <text:p>0,918231877623743</text:p>
          </table:table-cell>
        </table:table-row>
        <table:table-row table:style-name="ro1">
          <table:table-cell office:value-type="float" office:value="1.9789999999996" calcext:value-type="float">
            <text:p>1,9789999999996</text:p>
          </table:table-cell>
          <table:table-cell table:formula="of:=SIN([.A3981])" office:value-type="float" office:value="0.917835375370505" calcext:value-type="float">
            <text:p>0,917835375370505</text:p>
          </table:table-cell>
        </table:table-row>
        <table:table-row table:style-name="ro1">
          <table:table-cell office:value-type="float" office:value="1.9799999999996" calcext:value-type="float">
            <text:p>1,9799999999996</text:p>
          </table:table-cell>
          <table:table-cell table:formula="of:=SIN([.A3982])" office:value-type="float" office:value="0.917437955281968" calcext:value-type="float">
            <text:p>0,917437955281968</text:p>
          </table:table-cell>
        </table:table-row>
        <table:table-row table:style-name="ro1">
          <table:table-cell office:value-type="float" office:value="1.9809999999996" calcext:value-type="float">
            <text:p>1,9809999999996</text:p>
          </table:table-cell>
          <table:table-cell table:formula="of:=SIN([.A3983])" office:value-type="float" office:value="0.917039617755552" calcext:value-type="float">
            <text:p>0,917039617755552</text:p>
          </table:table-cell>
        </table:table-row>
        <table:table-row table:style-name="ro1">
          <table:table-cell office:value-type="float" office:value="1.9819999999996" calcext:value-type="float">
            <text:p>1,9819999999996</text:p>
          </table:table-cell>
          <table:table-cell table:formula="of:=SIN([.A3984])" office:value-type="float" office:value="0.916640363189595" calcext:value-type="float">
            <text:p>0,916640363189595</text:p>
          </table:table-cell>
        </table:table-row>
        <table:table-row table:style-name="ro1">
          <table:table-cell office:value-type="float" office:value="1.9829999999996" calcext:value-type="float">
            <text:p>1,9829999999996</text:p>
          </table:table-cell>
          <table:table-cell table:formula="of:=SIN([.A3985])" office:value-type="float" office:value="0.916240191983351" calcext:value-type="float">
            <text:p>0,916240191983351</text:p>
          </table:table-cell>
        </table:table-row>
        <table:table-row table:style-name="ro1">
          <table:table-cell office:value-type="float" office:value="1.9839999999996" calcext:value-type="float">
            <text:p>1,9839999999996</text:p>
          </table:table-cell>
          <table:table-cell table:formula="of:=SIN([.A3986])" office:value-type="float" office:value="0.915839104536992" calcext:value-type="float">
            <text:p>0,915839104536992</text:p>
          </table:table-cell>
        </table:table-row>
        <table:table-row table:style-name="ro1">
          <table:table-cell office:value-type="float" office:value="1.9849999999996" calcext:value-type="float">
            <text:p>1,9849999999996</text:p>
          </table:table-cell>
          <table:table-cell table:formula="of:=SIN([.A3987])" office:value-type="float" office:value="0.915437101251604" calcext:value-type="float">
            <text:p>0,915437101251604</text:p>
          </table:table-cell>
        </table:table-row>
        <table:table-row table:style-name="ro1">
          <table:table-cell office:value-type="float" office:value="1.9859999999996" calcext:value-type="float">
            <text:p>1,9859999999996</text:p>
          </table:table-cell>
          <table:table-cell table:formula="of:=SIN([.A3988])" office:value-type="float" office:value="0.915034182529191" calcext:value-type="float">
            <text:p>0,915034182529191</text:p>
          </table:table-cell>
        </table:table-row>
        <table:table-row table:style-name="ro1">
          <table:table-cell office:value-type="float" office:value="1.9869999999996" calcext:value-type="float">
            <text:p>1,9869999999996</text:p>
          </table:table-cell>
          <table:table-cell table:formula="of:=SIN([.A3989])" office:value-type="float" office:value="0.914630348772672" calcext:value-type="float">
            <text:p>0,914630348772672</text:p>
          </table:table-cell>
        </table:table-row>
        <table:table-row table:style-name="ro1">
          <table:table-cell office:value-type="float" office:value="1.9879999999996" calcext:value-type="float">
            <text:p>1,9879999999996</text:p>
          </table:table-cell>
          <table:table-cell table:formula="of:=SIN([.A3990])" office:value-type="float" office:value="0.91422560038588" calcext:value-type="float">
            <text:p>0,91422560038588</text:p>
          </table:table-cell>
        </table:table-row>
        <table:table-row table:style-name="ro1">
          <table:table-cell office:value-type="float" office:value="1.9889999999996" calcext:value-type="float">
            <text:p>1,9889999999996</text:p>
          </table:table-cell>
          <table:table-cell table:formula="of:=SIN([.A3991])" office:value-type="float" office:value="0.913819937773565" calcext:value-type="float">
            <text:p>0,913819937773565</text:p>
          </table:table-cell>
        </table:table-row>
        <table:table-row table:style-name="ro1">
          <table:table-cell office:value-type="float" office:value="1.9899999999996" calcext:value-type="float">
            <text:p>1,9899999999996</text:p>
          </table:table-cell>
          <table:table-cell table:formula="of:=SIN([.A3992])" office:value-type="float" office:value="0.913413361341387" calcext:value-type="float">
            <text:p>0,913413361341387</text:p>
          </table:table-cell>
        </table:table-row>
        <table:table-row table:style-name="ro1">
          <table:table-cell office:value-type="float" office:value="1.9909999999996" calcext:value-type="float">
            <text:p>1,9909999999996</text:p>
          </table:table-cell>
          <table:table-cell table:formula="of:=SIN([.A3993])" office:value-type="float" office:value="0.913005871495925" calcext:value-type="float">
            <text:p>0,913005871495925</text:p>
          </table:table-cell>
        </table:table-row>
        <table:table-row table:style-name="ro1">
          <table:table-cell office:value-type="float" office:value="1.9919999999996" calcext:value-type="float">
            <text:p>1,9919999999996</text:p>
          </table:table-cell>
          <table:table-cell table:formula="of:=SIN([.A3994])" office:value-type="float" office:value="0.912597468644667" calcext:value-type="float">
            <text:p>0,912597468644667</text:p>
          </table:table-cell>
        </table:table-row>
        <table:table-row table:style-name="ro1">
          <table:table-cell office:value-type="float" office:value="1.9929999999996" calcext:value-type="float">
            <text:p>1,9929999999996</text:p>
          </table:table-cell>
          <table:table-cell table:formula="of:=SIN([.A3995])" office:value-type="float" office:value="0.912188153196016" calcext:value-type="float">
            <text:p>0,912188153196016</text:p>
          </table:table-cell>
        </table:table-row>
        <table:table-row table:style-name="ro1">
          <table:table-cell office:value-type="float" office:value="1.9939999999996" calcext:value-type="float">
            <text:p>1,9939999999996</text:p>
          </table:table-cell>
          <table:table-cell table:formula="of:=SIN([.A3996])" office:value-type="float" office:value="0.911777925559288" calcext:value-type="float">
            <text:p>0,911777925559288</text:p>
          </table:table-cell>
        </table:table-row>
        <table:table-row table:style-name="ro1">
          <table:table-cell office:value-type="float" office:value="1.9949999999996" calcext:value-type="float">
            <text:p>1,9949999999996</text:p>
          </table:table-cell>
          <table:table-cell table:formula="of:=SIN([.A3997])" office:value-type="float" office:value="0.911366786144711" calcext:value-type="float">
            <text:p>0,911366786144711</text:p>
          </table:table-cell>
        </table:table-row>
        <table:table-row table:style-name="ro1">
          <table:table-cell office:value-type="float" office:value="1.9959999999996" calcext:value-type="float">
            <text:p>1,9959999999996</text:p>
          </table:table-cell>
          <table:table-cell table:formula="of:=SIN([.A3998])" office:value-type="float" office:value="0.910954735363423" calcext:value-type="float">
            <text:p>0,910954735363423</text:p>
          </table:table-cell>
        </table:table-row>
        <table:table-row table:style-name="ro1">
          <table:table-cell office:value-type="float" office:value="1.9969999999996" calcext:value-type="float">
            <text:p>1,9969999999996</text:p>
          </table:table-cell>
          <table:table-cell table:formula="of:=SIN([.A3999])" office:value-type="float" office:value="0.910541773627477" calcext:value-type="float">
            <text:p>0,910541773627477</text:p>
          </table:table-cell>
        </table:table-row>
        <table:table-row table:style-name="ro1">
          <table:table-cell office:value-type="float" office:value="1.9979999999996" calcext:value-type="float">
            <text:p>1,9979999999996</text:p>
          </table:table-cell>
          <table:table-cell table:formula="of:=SIN([.A4000])" office:value-type="float" office:value="0.910127901349832" calcext:value-type="float">
            <text:p>0,910127901349832</text:p>
          </table:table-cell>
        </table:table-row>
        <table:table-row table:style-name="ro1">
          <table:table-cell office:value-type="float" office:value="1.9989999999996" calcext:value-type="float">
            <text:p>1,9989999999996</text:p>
          </table:table-cell>
          <table:table-cell table:formula="of:=SIN([.A4001])" office:value-type="float" office:value="0.909713118944361" calcext:value-type="float">
            <text:p>0,909713118944361</text:p>
          </table:table-cell>
        </table:table-row>
        <table:table-row table:style-name="ro1">
          <table:table-cell office:value-type="float" office:value="1.9999999999996" calcext:value-type="float">
            <text:p>1,9999999999996</text:p>
          </table:table-cell>
          <table:table-cell table:formula="of:=SIN([.A4002])" office:value-type="float" office:value="0.909297426825848" calcext:value-type="float">
            <text:p>0,909297426825848</text:p>
          </table:table-cell>
        </table:table-row>
        <table:table-row table:style-name="ro1">
          <table:table-cell office:value-type="float" office:value="2.0009999999996" calcext:value-type="float">
            <text:p>2,0009999999996</text:p>
          </table:table-cell>
          <table:table-cell table:formula="of:=SIN([.A4003])" office:value-type="float" office:value="0.908880825409984" calcext:value-type="float">
            <text:p>0,908880825409984</text:p>
          </table:table-cell>
        </table:table-row>
        <table:table-row table:style-name="ro1">
          <table:table-cell office:value-type="float" office:value="2.0019999999996" calcext:value-type="float">
            <text:p>2,0019999999996</text:p>
          </table:table-cell>
          <table:table-cell table:formula="of:=SIN([.A4004])" office:value-type="float" office:value="0.908463315113369" calcext:value-type="float">
            <text:p>0,908463315113369</text:p>
          </table:table-cell>
        </table:table-row>
        <table:table-row table:style-name="ro1">
          <table:table-cell office:value-type="float" office:value="2.0029999999996" calcext:value-type="float">
            <text:p>2,0029999999996</text:p>
          </table:table-cell>
          <table:table-cell table:formula="of:=SIN([.A4005])" office:value-type="float" office:value="0.908044896353516" calcext:value-type="float">
            <text:p>0,908044896353516</text:p>
          </table:table-cell>
        </table:table-row>
        <table:table-row table:style-name="ro1">
          <table:table-cell office:value-type="float" office:value="2.0039999999996" calcext:value-type="float">
            <text:p>2,0039999999996</text:p>
          </table:table-cell>
          <table:table-cell table:formula="of:=SIN([.A4006])" office:value-type="float" office:value="0.907625569548842" calcext:value-type="float">
            <text:p>0,907625569548842</text:p>
          </table:table-cell>
        </table:table-row>
        <table:table-row table:style-name="ro1">
          <table:table-cell office:value-type="float" office:value="2.0049999999996" calcext:value-type="float">
            <text:p>2,0049999999996</text:p>
          </table:table-cell>
          <table:table-cell table:formula="of:=SIN([.A4007])" office:value-type="float" office:value="0.907205335118674" calcext:value-type="float">
            <text:p>0,907205335118674</text:p>
          </table:table-cell>
        </table:table-row>
        <table:table-row table:style-name="ro1">
          <table:table-cell office:value-type="float" office:value="2.0059999999996" calcext:value-type="float">
            <text:p>2,0059999999996</text:p>
          </table:table-cell>
          <table:table-cell table:formula="of:=SIN([.A4008])" office:value-type="float" office:value="0.906784193483246" calcext:value-type="float">
            <text:p>0,906784193483246</text:p>
          </table:table-cell>
        </table:table-row>
        <table:table-row table:style-name="ro1">
          <table:table-cell office:value-type="float" office:value="2.0069999999996" calcext:value-type="float">
            <text:p>2,0069999999996</text:p>
          </table:table-cell>
          <table:table-cell table:formula="of:=SIN([.A4009])" office:value-type="float" office:value="0.9063621450637" calcext:value-type="float">
            <text:p>0,9063621450637</text:p>
          </table:table-cell>
        </table:table-row>
        <table:table-row table:style-name="ro1">
          <table:table-cell office:value-type="float" office:value="2.0079999999996" calcext:value-type="float">
            <text:p>2,0079999999996</text:p>
          </table:table-cell>
          <table:table-cell table:formula="of:=SIN([.A4010])" office:value-type="float" office:value="0.905939190282085" calcext:value-type="float">
            <text:p>0,905939190282085</text:p>
          </table:table-cell>
        </table:table-row>
        <table:table-row table:style-name="ro1">
          <table:table-cell office:value-type="float" office:value="2.0089999999996" calcext:value-type="float">
            <text:p>2,0089999999996</text:p>
          </table:table-cell>
          <table:table-cell table:formula="of:=SIN([.A4011])" office:value-type="float" office:value="0.905515329561355" calcext:value-type="float">
            <text:p>0,905515329561355</text:p>
          </table:table-cell>
        </table:table-row>
        <table:table-row table:style-name="ro1">
          <table:table-cell office:value-type="float" office:value="2.0099999999996" calcext:value-type="float">
            <text:p>2,0099999999996</text:p>
          </table:table-cell>
          <table:table-cell table:formula="of:=SIN([.A4012])" office:value-type="float" office:value="0.905090563325371" calcext:value-type="float">
            <text:p>0,905090563325371</text:p>
          </table:table-cell>
        </table:table-row>
        <table:table-row table:style-name="ro1">
          <table:table-cell office:value-type="float" office:value="2.0109999999996" calcext:value-type="float">
            <text:p>2,0109999999996</text:p>
          </table:table-cell>
          <table:table-cell table:formula="of:=SIN([.A4013])" office:value-type="float" office:value="0.904664891998899" calcext:value-type="float">
            <text:p>0,904664891998899</text:p>
          </table:table-cell>
        </table:table-row>
        <table:table-row table:style-name="ro1">
          <table:table-cell office:value-type="float" office:value="2.0119999999996" calcext:value-type="float">
            <text:p>2,0119999999996</text:p>
          </table:table-cell>
          <table:table-cell table:formula="of:=SIN([.A4014])" office:value-type="float" office:value="0.904238316007611" calcext:value-type="float">
            <text:p>0,904238316007611</text:p>
          </table:table-cell>
        </table:table-row>
        <table:table-row table:style-name="ro1">
          <table:table-cell office:value-type="float" office:value="2.0129999999996" calcext:value-type="float">
            <text:p>2,0129999999996</text:p>
          </table:table-cell>
          <table:table-cell table:formula="of:=SIN([.A4015])" office:value-type="float" office:value="0.903810835778082" calcext:value-type="float">
            <text:p>0,903810835778082</text:p>
          </table:table-cell>
        </table:table-row>
        <table:table-row table:style-name="ro1">
          <table:table-cell office:value-type="float" office:value="2.0139999999996" calcext:value-type="float">
            <text:p>2,0139999999996</text:p>
          </table:table-cell>
          <table:table-cell table:formula="of:=SIN([.A4016])" office:value-type="float" office:value="0.903382451737792" calcext:value-type="float">
            <text:p>0,903382451737792</text:p>
          </table:table-cell>
        </table:table-row>
        <table:table-row table:style-name="ro1">
          <table:table-cell office:value-type="float" office:value="2.0149999999996" calcext:value-type="float">
            <text:p>2,0149999999996</text:p>
          </table:table-cell>
          <table:table-cell table:formula="of:=SIN([.A4017])" office:value-type="float" office:value="0.902953164315126" calcext:value-type="float">
            <text:p>0,902953164315126</text:p>
          </table:table-cell>
        </table:table-row>
        <table:table-row table:style-name="ro1">
          <table:table-cell office:value-type="float" office:value="2.0159999999996" calcext:value-type="float">
            <text:p>2,0159999999996</text:p>
          </table:table-cell>
          <table:table-cell table:formula="of:=SIN([.A4018])" office:value-type="float" office:value="0.902522973939371" calcext:value-type="float">
            <text:p>0,902522973939371</text:p>
          </table:table-cell>
        </table:table-row>
        <table:table-row table:style-name="ro1">
          <table:table-cell office:value-type="float" office:value="2.0169999999996" calcext:value-type="float">
            <text:p>2,0169999999996</text:p>
          </table:table-cell>
          <table:table-cell table:formula="of:=SIN([.A4019])" office:value-type="float" office:value="0.902091881040717" calcext:value-type="float">
            <text:p>0,902091881040717</text:p>
          </table:table-cell>
        </table:table-row>
        <table:table-row table:style-name="ro1">
          <table:table-cell office:value-type="float" office:value="2.0179999999996" calcext:value-type="float">
            <text:p>2,0179999999996</text:p>
          </table:table-cell>
          <table:table-cell table:formula="of:=SIN([.A4020])" office:value-type="float" office:value="0.901659886050257" calcext:value-type="float">
            <text:p>0,901659886050257</text:p>
          </table:table-cell>
        </table:table-row>
        <table:table-row table:style-name="ro1">
          <table:table-cell office:value-type="float" office:value="2.0189999999996" calcext:value-type="float">
            <text:p>2,0189999999996</text:p>
          </table:table-cell>
          <table:table-cell table:formula="of:=SIN([.A4021])" office:value-type="float" office:value="0.901226989399987" calcext:value-type="float">
            <text:p>0,901226989399987</text:p>
          </table:table-cell>
        </table:table-row>
        <table:table-row table:style-name="ro1">
          <table:table-cell office:value-type="float" office:value="2.0199999999996" calcext:value-type="float">
            <text:p>2,0199999999996</text:p>
          </table:table-cell>
          <table:table-cell table:formula="of:=SIN([.A4022])" office:value-type="float" office:value="0.900793191522802" calcext:value-type="float">
            <text:p>0,900793191522802</text:p>
          </table:table-cell>
        </table:table-row>
        <table:table-row table:style-name="ro1">
          <table:table-cell office:value-type="float" office:value="2.0209999999996" calcext:value-type="float">
            <text:p>2,0209999999996</text:p>
          </table:table-cell>
          <table:table-cell table:formula="of:=SIN([.A4023])" office:value-type="float" office:value="0.9003584928525" calcext:value-type="float">
            <text:p>0,9003584928525</text:p>
          </table:table-cell>
        </table:table-row>
        <table:table-row table:style-name="ro1">
          <table:table-cell office:value-type="float" office:value="2.0219999999996" calcext:value-type="float">
            <text:p>2,0219999999996</text:p>
          </table:table-cell>
          <table:table-cell table:formula="of:=SIN([.A4024])" office:value-type="float" office:value="0.899922893823781" calcext:value-type="float">
            <text:p>0,899922893823781</text:p>
          </table:table-cell>
        </table:table-row>
        <table:table-row table:style-name="ro1">
          <table:table-cell office:value-type="float" office:value="2.0229999999996" calcext:value-type="float">
            <text:p>2,0229999999996</text:p>
          </table:table-cell>
          <table:table-cell table:formula="of:=SIN([.A4025])" office:value-type="float" office:value="0.899486394872243" calcext:value-type="float">
            <text:p>0,899486394872243</text:p>
          </table:table-cell>
        </table:table-row>
        <table:table-row table:style-name="ro1">
          <table:table-cell office:value-type="float" office:value="2.0239999999996" calcext:value-type="float">
            <text:p>2,0239999999996</text:p>
          </table:table-cell>
          <table:table-cell table:formula="of:=SIN([.A4026])" office:value-type="float" office:value="0.899048996434385" calcext:value-type="float">
            <text:p>0,899048996434385</text:p>
          </table:table-cell>
        </table:table-row>
        <table:table-row table:style-name="ro1">
          <table:table-cell office:value-type="float" office:value="2.0249999999996" calcext:value-type="float">
            <text:p>2,0249999999996</text:p>
          </table:table-cell>
          <table:table-cell table:formula="of:=SIN([.A4027])" office:value-type="float" office:value="0.898610698947605" calcext:value-type="float">
            <text:p>0,898610698947605</text:p>
          </table:table-cell>
        </table:table-row>
        <table:table-row table:style-name="ro1">
          <table:table-cell office:value-type="float" office:value="2.0259999999996" calcext:value-type="float">
            <text:p>2,0259999999996</text:p>
          </table:table-cell>
          <table:table-cell table:formula="of:=SIN([.A4028])" office:value-type="float" office:value="0.898171502850202" calcext:value-type="float">
            <text:p>0,898171502850202</text:p>
          </table:table-cell>
        </table:table-row>
        <table:table-row table:style-name="ro1">
          <table:table-cell office:value-type="float" office:value="2.0269999999996" calcext:value-type="float">
            <text:p>2,0269999999996</text:p>
          </table:table-cell>
          <table:table-cell table:formula="of:=SIN([.A4029])" office:value-type="float" office:value="0.89773140858137" calcext:value-type="float">
            <text:p>0,89773140858137</text:p>
          </table:table-cell>
        </table:table-row>
        <table:table-row table:style-name="ro1">
          <table:table-cell office:value-type="float" office:value="2.0279999999996" calcext:value-type="float">
            <text:p>2,0279999999996</text:p>
          </table:table-cell>
          <table:table-cell table:formula="of:=SIN([.A4030])" office:value-type="float" office:value="0.897290416581205" calcext:value-type="float">
            <text:p>0,897290416581205</text:p>
          </table:table-cell>
        </table:table-row>
        <table:table-row table:style-name="ro1">
          <table:table-cell office:value-type="float" office:value="2.0289999999996" calcext:value-type="float">
            <text:p>2,0289999999996</text:p>
          </table:table-cell>
          <table:table-cell table:formula="of:=SIN([.A4031])" office:value-type="float" office:value="0.896848527290698" calcext:value-type="float">
            <text:p>0,896848527290698</text:p>
          </table:table-cell>
        </table:table-row>
        <table:table-row table:style-name="ro1">
          <table:table-cell office:value-type="float" office:value="2.0299999999996" calcext:value-type="float">
            <text:p>2,0299999999996</text:p>
          </table:table-cell>
          <table:table-cell table:formula="of:=SIN([.A4032])" office:value-type="float" office:value="0.896405741151738" calcext:value-type="float">
            <text:p>0,896405741151738</text:p>
          </table:table-cell>
        </table:table-row>
        <table:table-row table:style-name="ro1">
          <table:table-cell office:value-type="float" office:value="2.0309999999996" calcext:value-type="float">
            <text:p>2,0309999999996</text:p>
          </table:table-cell>
          <table:table-cell table:formula="of:=SIN([.A4033])" office:value-type="float" office:value="0.895962058607112" calcext:value-type="float">
            <text:p>0,895962058607112</text:p>
          </table:table-cell>
        </table:table-row>
        <table:table-row table:style-name="ro1">
          <table:table-cell office:value-type="float" office:value="2.0319999999996" calcext:value-type="float">
            <text:p>2,0319999999996</text:p>
          </table:table-cell>
          <table:table-cell table:formula="of:=SIN([.A4034])" office:value-type="float" office:value="0.895517480100502" calcext:value-type="float">
            <text:p>0,895517480100502</text:p>
          </table:table-cell>
        </table:table-row>
        <table:table-row table:style-name="ro1">
          <table:table-cell office:value-type="float" office:value="2.0329999999996" calcext:value-type="float">
            <text:p>2,0329999999996</text:p>
          </table:table-cell>
          <table:table-cell table:formula="of:=SIN([.A4035])" office:value-type="float" office:value="0.895072006076487" calcext:value-type="float">
            <text:p>0,895072006076487</text:p>
          </table:table-cell>
        </table:table-row>
        <table:table-row table:style-name="ro1">
          <table:table-cell office:value-type="float" office:value="2.0339999999996" calcext:value-type="float">
            <text:p>2,0339999999996</text:p>
          </table:table-cell>
          <table:table-cell table:formula="of:=SIN([.A4036])" office:value-type="float" office:value="0.89462563698054" calcext:value-type="float">
            <text:p>0,89462563698054</text:p>
          </table:table-cell>
        </table:table-row>
        <table:table-row table:style-name="ro1">
          <table:table-cell office:value-type="float" office:value="2.0349999999996" calcext:value-type="float">
            <text:p>2,0349999999996</text:p>
          </table:table-cell>
          <table:table-cell table:formula="of:=SIN([.A4037])" office:value-type="float" office:value="0.89417837325903" calcext:value-type="float">
            <text:p>0,89417837325903</text:p>
          </table:table-cell>
        </table:table-row>
        <table:table-row table:style-name="ro1">
          <table:table-cell office:value-type="float" office:value="2.0359999999996" calcext:value-type="float">
            <text:p>2,0359999999996</text:p>
          </table:table-cell>
          <table:table-cell table:formula="of:=SIN([.A4038])" office:value-type="float" office:value="0.893730215359222" calcext:value-type="float">
            <text:p>0,893730215359222</text:p>
          </table:table-cell>
        </table:table-row>
        <table:table-row table:style-name="ro1">
          <table:table-cell office:value-type="float" office:value="2.0369999999996" calcext:value-type="float">
            <text:p>2,0369999999996</text:p>
          </table:table-cell>
          <table:table-cell table:formula="of:=SIN([.A4039])" office:value-type="float" office:value="0.893281163729273" calcext:value-type="float">
            <text:p>0,893281163729273</text:p>
          </table:table-cell>
        </table:table-row>
        <table:table-row table:style-name="ro1">
          <table:table-cell office:value-type="float" office:value="2.0379999999996" calcext:value-type="float">
            <text:p>2,0379999999996</text:p>
          </table:table-cell>
          <table:table-cell table:formula="of:=SIN([.A4040])" office:value-type="float" office:value="0.892831218818235" calcext:value-type="float">
            <text:p>0,892831218818235</text:p>
          </table:table-cell>
        </table:table-row>
        <table:table-row table:style-name="ro1">
          <table:table-cell office:value-type="float" office:value="2.0389999999996" calcext:value-type="float">
            <text:p>2,0389999999996</text:p>
          </table:table-cell>
          <table:table-cell table:formula="of:=SIN([.A4041])" office:value-type="float" office:value="0.892380381076052" calcext:value-type="float">
            <text:p>0,892380381076052</text:p>
          </table:table-cell>
        </table:table-row>
        <table:table-row table:style-name="ro1">
          <table:table-cell office:value-type="float" office:value="2.0399999999996" calcext:value-type="float">
            <text:p>2,0399999999996</text:p>
          </table:table-cell>
          <table:table-cell table:formula="of:=SIN([.A4042])" office:value-type="float" office:value="0.891928650953562" calcext:value-type="float">
            <text:p>0,891928650953562</text:p>
          </table:table-cell>
        </table:table-row>
        <table:table-row table:style-name="ro1">
          <table:table-cell office:value-type="float" office:value="2.0409999999996" calcext:value-type="float">
            <text:p>2,0409999999996</text:p>
          </table:table-cell>
          <table:table-cell table:formula="of:=SIN([.A4043])" office:value-type="float" office:value="0.891476028902496" calcext:value-type="float">
            <text:p>0,891476028902496</text:p>
          </table:table-cell>
        </table:table-row>
        <table:table-row table:style-name="ro1">
          <table:table-cell office:value-type="float" office:value="2.0419999999996" calcext:value-type="float">
            <text:p>2,0419999999996</text:p>
          </table:table-cell>
          <table:table-cell table:formula="of:=SIN([.A4044])" office:value-type="float" office:value="0.891022515375476" calcext:value-type="float">
            <text:p>0,891022515375476</text:p>
          </table:table-cell>
        </table:table-row>
        <table:table-row table:style-name="ro1">
          <table:table-cell office:value-type="float" office:value="2.0429999999996" calcext:value-type="float">
            <text:p>2,0429999999996</text:p>
          </table:table-cell>
          <table:table-cell table:formula="of:=SIN([.A4045])" office:value-type="float" office:value="0.890568110826013" calcext:value-type="float">
            <text:p>0,890568110826013</text:p>
          </table:table-cell>
        </table:table-row>
        <table:table-row table:style-name="ro1">
          <table:table-cell office:value-type="float" office:value="2.0439999999996" calcext:value-type="float">
            <text:p>2,0439999999996</text:p>
          </table:table-cell>
          <table:table-cell table:formula="of:=SIN([.A4046])" office:value-type="float" office:value="0.890112815708515" calcext:value-type="float">
            <text:p>0,890112815708515</text:p>
          </table:table-cell>
        </table:table-row>
        <table:table-row table:style-name="ro1">
          <table:table-cell office:value-type="float" office:value="2.0449999999996" calcext:value-type="float">
            <text:p>2,0449999999996</text:p>
          </table:table-cell>
          <table:table-cell table:formula="of:=SIN([.A4047])" office:value-type="float" office:value="0.889656630478275" calcext:value-type="float">
            <text:p>0,889656630478275</text:p>
          </table:table-cell>
        </table:table-row>
        <table:table-row table:style-name="ro1">
          <table:table-cell office:value-type="float" office:value="2.0459999999996" calcext:value-type="float">
            <text:p>2,0459999999996</text:p>
          </table:table-cell>
          <table:table-cell table:formula="of:=SIN([.A4048])" office:value-type="float" office:value="0.889199555591479" calcext:value-type="float">
            <text:p>0,889199555591479</text:p>
          </table:table-cell>
        </table:table-row>
        <table:table-row table:style-name="ro1">
          <table:table-cell office:value-type="float" office:value="2.0469999999996" calcext:value-type="float">
            <text:p>2,0469999999996</text:p>
          </table:table-cell>
          <table:table-cell table:formula="of:=SIN([.A4049])" office:value-type="float" office:value="0.888741591505201" calcext:value-type="float">
            <text:p>0,888741591505201</text:p>
          </table:table-cell>
        </table:table-row>
        <table:table-row table:style-name="ro1">
          <table:table-cell office:value-type="float" office:value="2.04799999999959" calcext:value-type="float">
            <text:p>2,04799999999959</text:p>
          </table:table-cell>
          <table:table-cell table:formula="of:=SIN([.A4050])" office:value-type="float" office:value="0.888282738677406" calcext:value-type="float">
            <text:p>0,888282738677406</text:p>
          </table:table-cell>
        </table:table-row>
        <table:table-row table:style-name="ro1">
          <table:table-cell office:value-type="float" office:value="2.0489999999996" calcext:value-type="float">
            <text:p>2,0489999999996</text:p>
          </table:table-cell>
          <table:table-cell table:formula="of:=SIN([.A4051])" office:value-type="float" office:value="0.887822997566946" calcext:value-type="float">
            <text:p>0,887822997566946</text:p>
          </table:table-cell>
        </table:table-row>
        <table:table-row table:style-name="ro1">
          <table:table-cell office:value-type="float" office:value="2.04999999999959" calcext:value-type="float">
            <text:p>2,04999999999959</text:p>
          </table:table-cell>
          <table:table-cell table:formula="of:=SIN([.A4052])" office:value-type="float" office:value="0.887362368633562" calcext:value-type="float">
            <text:p>0,887362368633562</text:p>
          </table:table-cell>
        </table:table-row>
        <table:table-row table:style-name="ro1">
          <table:table-cell office:value-type="float" office:value="2.0509999999996" calcext:value-type="float">
            <text:p>2,0509999999996</text:p>
          </table:table-cell>
          <table:table-cell table:formula="of:=SIN([.A4053])" office:value-type="float" office:value="0.886900852337884" calcext:value-type="float">
            <text:p>0,886900852337884</text:p>
          </table:table-cell>
        </table:table-row>
        <table:table-row table:style-name="ro1">
          <table:table-cell office:value-type="float" office:value="2.05199999999959" calcext:value-type="float">
            <text:p>2,05199999999959</text:p>
          </table:table-cell>
          <table:table-cell table:formula="of:=SIN([.A4054])" office:value-type="float" office:value="0.886438449141427" calcext:value-type="float">
            <text:p>0,886438449141427</text:p>
          </table:table-cell>
        </table:table-row>
        <table:table-row table:style-name="ro1">
          <table:table-cell office:value-type="float" office:value="2.05299999999959" calcext:value-type="float">
            <text:p>2,05299999999959</text:p>
          </table:table-cell>
          <table:table-cell table:formula="of:=SIN([.A4055])" office:value-type="float" office:value="0.885975159506595" calcext:value-type="float">
            <text:p>0,885975159506595</text:p>
          </table:table-cell>
        </table:table-row>
        <table:table-row table:style-name="ro1">
          <table:table-cell office:value-type="float" office:value="2.0539999999996" calcext:value-type="float">
            <text:p>2,0539999999996</text:p>
          </table:table-cell>
          <table:table-cell table:formula="of:=SIN([.A4056])" office:value-type="float" office:value="0.885510983896677" calcext:value-type="float">
            <text:p>0,885510983896677</text:p>
          </table:table-cell>
        </table:table-row>
        <table:table-row table:style-name="ro1">
          <table:table-cell office:value-type="float" office:value="2.05499999999959" calcext:value-type="float">
            <text:p>2,05499999999959</text:p>
          </table:table-cell>
          <table:table-cell table:formula="of:=SIN([.A4057])" office:value-type="float" office:value="0.88504592277585" calcext:value-type="float">
            <text:p>0,88504592277585</text:p>
          </table:table-cell>
        </table:table-row>
        <table:table-row table:style-name="ro1">
          <table:table-cell office:value-type="float" office:value="2.05599999999959" calcext:value-type="float">
            <text:p>2,05599999999959</text:p>
          </table:table-cell>
          <table:table-cell table:formula="of:=SIN([.A4058])" office:value-type="float" office:value="0.884579976609173" calcext:value-type="float">
            <text:p>0,884579976609173</text:p>
          </table:table-cell>
        </table:table-row>
        <table:table-row table:style-name="ro1">
          <table:table-cell office:value-type="float" office:value="2.05699999999959" calcext:value-type="float">
            <text:p>2,05699999999959</text:p>
          </table:table-cell>
          <table:table-cell table:formula="of:=SIN([.A4059])" office:value-type="float" office:value="0.884113145862594" calcext:value-type="float">
            <text:p>0,884113145862594</text:p>
          </table:table-cell>
        </table:table-row>
        <table:table-row table:style-name="ro1">
          <table:table-cell office:value-type="float" office:value="2.05799999999959" calcext:value-type="float">
            <text:p>2,05799999999959</text:p>
          </table:table-cell>
          <table:table-cell table:formula="of:=SIN([.A4060])" office:value-type="float" office:value="0.883645431002942" calcext:value-type="float">
            <text:p>0,883645431002942</text:p>
          </table:table-cell>
        </table:table-row>
        <table:table-row table:style-name="ro1">
          <table:table-cell office:value-type="float" office:value="2.05899999999959" calcext:value-type="float">
            <text:p>2,05899999999959</text:p>
          </table:table-cell>
          <table:table-cell table:formula="of:=SIN([.A4061])" office:value-type="float" office:value="0.883176832497933" calcext:value-type="float">
            <text:p>0,883176832497933</text:p>
          </table:table-cell>
        </table:table-row>
        <table:table-row table:style-name="ro1">
          <table:table-cell office:value-type="float" office:value="2.05999999999959" calcext:value-type="float">
            <text:p>2,05999999999959</text:p>
          </table:table-cell>
          <table:table-cell table:formula="of:=SIN([.A4062])" office:value-type="float" office:value="0.882707350816165" calcext:value-type="float">
            <text:p>0,882707350816165</text:p>
          </table:table-cell>
        </table:table-row>
        <table:table-row table:style-name="ro1">
          <table:table-cell office:value-type="float" office:value="2.06099999999959" calcext:value-type="float">
            <text:p>2,06099999999959</text:p>
          </table:table-cell>
          <table:table-cell table:formula="of:=SIN([.A4063])" office:value-type="float" office:value="0.882236986427119" calcext:value-type="float">
            <text:p>0,882236986427119</text:p>
          </table:table-cell>
        </table:table-row>
        <table:table-row table:style-name="ro1">
          <table:table-cell office:value-type="float" office:value="2.06199999999959" calcext:value-type="float">
            <text:p>2,06199999999959</text:p>
          </table:table-cell>
          <table:table-cell table:formula="of:=SIN([.A4064])" office:value-type="float" office:value="0.881765739801161" calcext:value-type="float">
            <text:p>0,881765739801161</text:p>
          </table:table-cell>
        </table:table-row>
        <table:table-row table:style-name="ro1">
          <table:table-cell office:value-type="float" office:value="2.06299999999959" calcext:value-type="float">
            <text:p>2,06299999999959</text:p>
          </table:table-cell>
          <table:table-cell table:formula="of:=SIN([.A4065])" office:value-type="float" office:value="0.881293611409537" calcext:value-type="float">
            <text:p>0,881293611409537</text:p>
          </table:table-cell>
        </table:table-row>
        <table:table-row table:style-name="ro1">
          <table:table-cell office:value-type="float" office:value="2.06399999999959" calcext:value-type="float">
            <text:p>2,06399999999959</text:p>
          </table:table-cell>
          <table:table-cell table:formula="of:=SIN([.A4066])" office:value-type="float" office:value="0.880820601724374" calcext:value-type="float">
            <text:p>0,880820601724374</text:p>
          </table:table-cell>
        </table:table-row>
        <table:table-row table:style-name="ro1">
          <table:table-cell office:value-type="float" office:value="2.06499999999959" calcext:value-type="float">
            <text:p>2,06499999999959</text:p>
          </table:table-cell>
          <table:table-cell table:formula="of:=SIN([.A4067])" office:value-type="float" office:value="0.880346711218683" calcext:value-type="float">
            <text:p>0,880346711218683</text:p>
          </table:table-cell>
        </table:table-row>
        <table:table-row table:style-name="ro1">
          <table:table-cell office:value-type="float" office:value="2.06599999999959" calcext:value-type="float">
            <text:p>2,06599999999959</text:p>
          </table:table-cell>
          <table:table-cell table:formula="of:=SIN([.A4068])" office:value-type="float" office:value="0.879871940366355" calcext:value-type="float">
            <text:p>0,879871940366355</text:p>
          </table:table-cell>
        </table:table-row>
        <table:table-row table:style-name="ro1">
          <table:table-cell office:value-type="float" office:value="2.06699999999959" calcext:value-type="float">
            <text:p>2,06699999999959</text:p>
          </table:table-cell>
          <table:table-cell table:formula="of:=SIN([.A4069])" office:value-type="float" office:value="0.879396289642159" calcext:value-type="float">
            <text:p>0,879396289642159</text:p>
          </table:table-cell>
        </table:table-row>
        <table:table-row table:style-name="ro1">
          <table:table-cell office:value-type="float" office:value="2.06799999999959" calcext:value-type="float">
            <text:p>2,06799999999959</text:p>
          </table:table-cell>
          <table:table-cell table:formula="of:=SIN([.A4070])" office:value-type="float" office:value="0.878919759521747" calcext:value-type="float">
            <text:p>0,878919759521747</text:p>
          </table:table-cell>
        </table:table-row>
        <table:table-row table:style-name="ro1">
          <table:table-cell office:value-type="float" office:value="2.06899999999959" calcext:value-type="float">
            <text:p>2,06899999999959</text:p>
          </table:table-cell>
          <table:table-cell table:formula="of:=SIN([.A4071])" office:value-type="float" office:value="0.878442350481648" calcext:value-type="float">
            <text:p>0,878442350481648</text:p>
          </table:table-cell>
        </table:table-row>
        <table:table-row table:style-name="ro1">
          <table:table-cell office:value-type="float" office:value="2.06999999999959" calcext:value-type="float">
            <text:p>2,06999999999959</text:p>
          </table:table-cell>
          <table:table-cell table:formula="of:=SIN([.A4072])" office:value-type="float" office:value="0.877964062999273" calcext:value-type="float">
            <text:p>0,877964062999273</text:p>
          </table:table-cell>
        </table:table-row>
        <table:table-row table:style-name="ro1">
          <table:table-cell office:value-type="float" office:value="2.07099999999959" calcext:value-type="float">
            <text:p>2,07099999999959</text:p>
          </table:table-cell>
          <table:table-cell table:formula="of:=SIN([.A4073])" office:value-type="float" office:value="0.877484897552907" calcext:value-type="float">
            <text:p>0,877484897552907</text:p>
          </table:table-cell>
        </table:table-row>
        <table:table-row table:style-name="ro1">
          <table:table-cell office:value-type="float" office:value="2.07199999999959" calcext:value-type="float">
            <text:p>2,07199999999959</text:p>
          </table:table-cell>
          <table:table-cell table:formula="of:=SIN([.A4074])" office:value-type="float" office:value="0.877004854621717" calcext:value-type="float">
            <text:p>0,877004854621717</text:p>
          </table:table-cell>
        </table:table-row>
        <table:table-row table:style-name="ro1">
          <table:table-cell office:value-type="float" office:value="2.07299999999959" calcext:value-type="float">
            <text:p>2,07299999999959</text:p>
          </table:table-cell>
          <table:table-cell table:formula="of:=SIN([.A4075])" office:value-type="float" office:value="0.876523934685746" calcext:value-type="float">
            <text:p>0,876523934685746</text:p>
          </table:table-cell>
        </table:table-row>
        <table:table-row table:style-name="ro1">
          <table:table-cell office:value-type="float" office:value="2.07399999999959" calcext:value-type="float">
            <text:p>2,07399999999959</text:p>
          </table:table-cell>
          <table:table-cell table:formula="of:=SIN([.A4076])" office:value-type="float" office:value="0.876042138225913" calcext:value-type="float">
            <text:p>0,876042138225913</text:p>
          </table:table-cell>
        </table:table-row>
        <table:table-row table:style-name="ro1">
          <table:table-cell office:value-type="float" office:value="2.07499999999959" calcext:value-type="float">
            <text:p>2,07499999999959</text:p>
          </table:table-cell>
          <table:table-cell table:formula="of:=SIN([.A4077])" office:value-type="float" office:value="0.875559465724015" calcext:value-type="float">
            <text:p>0,875559465724015</text:p>
          </table:table-cell>
        </table:table-row>
        <table:table-row table:style-name="ro1">
          <table:table-cell office:value-type="float" office:value="2.07599999999959" calcext:value-type="float">
            <text:p>2,07599999999959</text:p>
          </table:table-cell>
          <table:table-cell table:formula="of:=SIN([.A4078])" office:value-type="float" office:value="0.875075917662723" calcext:value-type="float">
            <text:p>0,875075917662723</text:p>
          </table:table-cell>
        </table:table-row>
        <table:table-row table:style-name="ro1">
          <table:table-cell office:value-type="float" office:value="2.07699999999959" calcext:value-type="float">
            <text:p>2,07699999999959</text:p>
          </table:table-cell>
          <table:table-cell table:formula="of:=SIN([.A4079])" office:value-type="float" office:value="0.874591494525588" calcext:value-type="float">
            <text:p>0,874591494525588</text:p>
          </table:table-cell>
        </table:table-row>
        <table:table-row table:style-name="ro1">
          <table:table-cell office:value-type="float" office:value="2.07799999999959" calcext:value-type="float">
            <text:p>2,07799999999959</text:p>
          </table:table-cell>
          <table:table-cell table:formula="of:=SIN([.A4080])" office:value-type="float" office:value="0.87410619679703" calcext:value-type="float">
            <text:p>0,87410619679703</text:p>
          </table:table-cell>
        </table:table-row>
        <table:table-row table:style-name="ro1">
          <table:table-cell office:value-type="float" office:value="2.07899999999959" calcext:value-type="float">
            <text:p>2,07899999999959</text:p>
          </table:table-cell>
          <table:table-cell table:formula="of:=SIN([.A4081])" office:value-type="float" office:value="0.873620024962349" calcext:value-type="float">
            <text:p>0,873620024962349</text:p>
          </table:table-cell>
        </table:table-row>
        <table:table-row table:style-name="ro1">
          <table:table-cell office:value-type="float" office:value="2.07999999999959" calcext:value-type="float">
            <text:p>2,07999999999959</text:p>
          </table:table-cell>
          <table:table-cell table:formula="of:=SIN([.A4082])" office:value-type="float" office:value="0.873132979507715" calcext:value-type="float">
            <text:p>0,873132979507715</text:p>
          </table:table-cell>
        </table:table-row>
        <table:table-row table:style-name="ro1">
          <table:table-cell office:value-type="float" office:value="2.08099999999959" calcext:value-type="float">
            <text:p>2,08099999999959</text:p>
          </table:table-cell>
          <table:table-cell table:formula="of:=SIN([.A4083])" office:value-type="float" office:value="0.872645060920175" calcext:value-type="float">
            <text:p>0,872645060920175</text:p>
          </table:table-cell>
        </table:table-row>
        <table:table-row table:style-name="ro1">
          <table:table-cell office:value-type="float" office:value="2.08199999999959" calcext:value-type="float">
            <text:p>2,08199999999959</text:p>
          </table:table-cell>
          <table:table-cell table:formula="of:=SIN([.A4084])" office:value-type="float" office:value="0.872156269687646" calcext:value-type="float">
            <text:p>0,872156269687646</text:p>
          </table:table-cell>
        </table:table-row>
        <table:table-row table:style-name="ro1">
          <table:table-cell office:value-type="float" office:value="2.08299999999959" calcext:value-type="float">
            <text:p>2,08299999999959</text:p>
          </table:table-cell>
          <table:table-cell table:formula="of:=SIN([.A4085])" office:value-type="float" office:value="0.871666606298921" calcext:value-type="float">
            <text:p>0,871666606298921</text:p>
          </table:table-cell>
        </table:table-row>
        <table:table-row table:style-name="ro1">
          <table:table-cell office:value-type="float" office:value="2.08399999999959" calcext:value-type="float">
            <text:p>2,08399999999959</text:p>
          </table:table-cell>
          <table:table-cell table:formula="of:=SIN([.A4086])" office:value-type="float" office:value="0.871176071243662" calcext:value-type="float">
            <text:p>0,871176071243662</text:p>
          </table:table-cell>
        </table:table-row>
        <table:table-row table:style-name="ro1">
          <table:table-cell office:value-type="float" office:value="2.08499999999959" calcext:value-type="float">
            <text:p>2,08499999999959</text:p>
          </table:table-cell>
          <table:table-cell table:formula="of:=SIN([.A4087])" office:value-type="float" office:value="0.870684665012404" calcext:value-type="float">
            <text:p>0,870684665012404</text:p>
          </table:table-cell>
        </table:table-row>
        <table:table-row table:style-name="ro1">
          <table:table-cell office:value-type="float" office:value="2.08599999999959" calcext:value-type="float">
            <text:p>2,08599999999959</text:p>
          </table:table-cell>
          <table:table-cell table:formula="of:=SIN([.A4088])" office:value-type="float" office:value="0.870192388096553" calcext:value-type="float">
            <text:p>0,870192388096553</text:p>
          </table:table-cell>
        </table:table-row>
        <table:table-row table:style-name="ro1">
          <table:table-cell office:value-type="float" office:value="2.08699999999959" calcext:value-type="float">
            <text:p>2,08699999999959</text:p>
          </table:table-cell>
          <table:table-cell table:formula="of:=SIN([.A4089])" office:value-type="float" office:value="0.869699240988388" calcext:value-type="float">
            <text:p>0,869699240988388</text:p>
          </table:table-cell>
        </table:table-row>
        <table:table-row table:style-name="ro1">
          <table:table-cell office:value-type="float" office:value="2.08799999999959" calcext:value-type="float">
            <text:p>2,08799999999959</text:p>
          </table:table-cell>
          <table:table-cell table:formula="of:=SIN([.A4090])" office:value-type="float" office:value="0.869205224181053" calcext:value-type="float">
            <text:p>0,869205224181053</text:p>
          </table:table-cell>
        </table:table-row>
        <table:table-row table:style-name="ro1">
          <table:table-cell office:value-type="float" office:value="2.08899999999959" calcext:value-type="float">
            <text:p>2,08899999999959</text:p>
          </table:table-cell>
          <table:table-cell table:formula="of:=SIN([.A4091])" office:value-type="float" office:value="0.868710338168567" calcext:value-type="float">
            <text:p>0,868710338168567</text:p>
          </table:table-cell>
        </table:table-row>
        <table:table-row table:style-name="ro1">
          <table:table-cell office:value-type="float" office:value="2.08999999999959" calcext:value-type="float">
            <text:p>2,08999999999959</text:p>
          </table:table-cell>
          <table:table-cell table:formula="of:=SIN([.A4092])" office:value-type="float" office:value="0.868214583445815" calcext:value-type="float">
            <text:p>0,868214583445815</text:p>
          </table:table-cell>
        </table:table-row>
        <table:table-row table:style-name="ro1">
          <table:table-cell office:value-type="float" office:value="2.09099999999959" calcext:value-type="float">
            <text:p>2,09099999999959</text:p>
          </table:table-cell>
          <table:table-cell table:formula="of:=SIN([.A4093])" office:value-type="float" office:value="0.867717960508553" calcext:value-type="float">
            <text:p>0,867717960508553</text:p>
          </table:table-cell>
        </table:table-row>
        <table:table-row table:style-name="ro1">
          <table:table-cell office:value-type="float" office:value="2.09199999999959" calcext:value-type="float">
            <text:p>2,09199999999959</text:p>
          </table:table-cell>
          <table:table-cell table:formula="of:=SIN([.A4094])" office:value-type="float" office:value="0.867220469853401" calcext:value-type="float">
            <text:p>0,867220469853401</text:p>
          </table:table-cell>
        </table:table-row>
        <table:table-row table:style-name="ro1">
          <table:table-cell office:value-type="float" office:value="2.09299999999959" calcext:value-type="float">
            <text:p>2,09299999999959</text:p>
          </table:table-cell>
          <table:table-cell table:formula="of:=SIN([.A4095])" office:value-type="float" office:value="0.866722111977853" calcext:value-type="float">
            <text:p>0,866722111977853</text:p>
          </table:table-cell>
        </table:table-row>
        <table:table-row table:style-name="ro1">
          <table:table-cell office:value-type="float" office:value="2.09399999999959" calcext:value-type="float">
            <text:p>2,09399999999959</text:p>
          </table:table-cell>
          <table:table-cell table:formula="of:=SIN([.A4096])" office:value-type="float" office:value="0.866222887380264" calcext:value-type="float">
            <text:p>0,866222887380264</text:p>
          </table:table-cell>
        </table:table-row>
        <table:table-row table:style-name="ro1">
          <table:table-cell office:value-type="float" office:value="2.09499999999959" calcext:value-type="float">
            <text:p>2,09499999999959</text:p>
          </table:table-cell>
          <table:table-cell table:formula="of:=SIN([.A4097])" office:value-type="float" office:value="0.86572279655986" calcext:value-type="float">
            <text:p>0,86572279655986</text:p>
          </table:table-cell>
        </table:table-row>
        <table:table-row table:style-name="ro1">
          <table:table-cell office:value-type="float" office:value="2.09599999999959" calcext:value-type="float">
            <text:p>2,09599999999959</text:p>
          </table:table-cell>
          <table:table-cell table:formula="of:=SIN([.A4098])" office:value-type="float" office:value="0.865221840016732" calcext:value-type="float">
            <text:p>0,865221840016732</text:p>
          </table:table-cell>
        </table:table-row>
        <table:table-row table:style-name="ro1">
          <table:table-cell office:value-type="float" office:value="2.09699999999959" calcext:value-type="float">
            <text:p>2,09699999999959</text:p>
          </table:table-cell>
          <table:table-cell table:formula="of:=SIN([.A4099])" office:value-type="float" office:value="0.864720018251836" calcext:value-type="float">
            <text:p>0,864720018251836</text:p>
          </table:table-cell>
        </table:table-row>
        <table:table-row table:style-name="ro1">
          <table:table-cell office:value-type="float" office:value="2.09799999999959" calcext:value-type="float">
            <text:p>2,09799999999959</text:p>
          </table:table-cell>
          <table:table-cell table:formula="of:=SIN([.A4100])" office:value-type="float" office:value="0.864217331766994" calcext:value-type="float">
            <text:p>0,864217331766994</text:p>
          </table:table-cell>
        </table:table-row>
        <table:table-row table:style-name="ro1">
          <table:table-cell office:value-type="float" office:value="2.09899999999959" calcext:value-type="float">
            <text:p>2,09899999999959</text:p>
          </table:table-cell>
          <table:table-cell table:formula="of:=SIN([.A4101])" office:value-type="float" office:value="0.863713781064891" calcext:value-type="float">
            <text:p>0,863713781064891</text:p>
          </table:table-cell>
        </table:table-row>
        <table:table-row table:style-name="ro1">
          <table:table-cell office:value-type="float" office:value="2.09999999999959" calcext:value-type="float">
            <text:p>2,09999999999959</text:p>
          </table:table-cell>
          <table:table-cell table:formula="of:=SIN([.A4102])" office:value-type="float" office:value="0.863209366649081" calcext:value-type="float">
            <text:p>0,863209366649081</text:p>
          </table:table-cell>
        </table:table-row>
        <table:table-row table:style-name="ro1">
          <table:table-cell office:value-type="float" office:value="2.10099999999959" calcext:value-type="float">
            <text:p>2,10099999999959</text:p>
          </table:table-cell>
          <table:table-cell table:formula="of:=SIN([.A4103])" office:value-type="float" office:value="0.862704089023975" calcext:value-type="float">
            <text:p>0,862704089023975</text:p>
          </table:table-cell>
        </table:table-row>
        <table:table-row table:style-name="ro1">
          <table:table-cell office:value-type="float" office:value="2.10199999999959" calcext:value-type="float">
            <text:p>2,10199999999959</text:p>
          </table:table-cell>
          <table:table-cell table:formula="of:=SIN([.A4104])" office:value-type="float" office:value="0.862197948694852" calcext:value-type="float">
            <text:p>0,862197948694852</text:p>
          </table:table-cell>
        </table:table-row>
        <table:table-row table:style-name="ro1">
          <table:table-cell office:value-type="float" office:value="2.10299999999959" calcext:value-type="float">
            <text:p>2,10299999999959</text:p>
          </table:table-cell>
          <table:table-cell table:formula="of:=SIN([.A4105])" office:value-type="float" office:value="0.861690946167852" calcext:value-type="float">
            <text:p>0,861690946167852</text:p>
          </table:table-cell>
        </table:table-row>
        <table:table-row table:style-name="ro1">
          <table:table-cell office:value-type="float" office:value="2.10399999999959" calcext:value-type="float">
            <text:p>2,10399999999959</text:p>
          </table:table-cell>
          <table:table-cell table:formula="of:=SIN([.A4106])" office:value-type="float" office:value="0.861183081949978" calcext:value-type="float">
            <text:p>0,861183081949978</text:p>
          </table:table-cell>
        </table:table-row>
        <table:table-row table:style-name="ro1">
          <table:table-cell office:value-type="float" office:value="2.10499999999959" calcext:value-type="float">
            <text:p>2,10499999999959</text:p>
          </table:table-cell>
          <table:table-cell table:formula="of:=SIN([.A4107])" office:value-type="float" office:value="0.860674356549093" calcext:value-type="float">
            <text:p>0,860674356549093</text:p>
          </table:table-cell>
        </table:table-row>
        <table:table-row table:style-name="ro1">
          <table:table-cell office:value-type="float" office:value="2.10599999999959" calcext:value-type="float">
            <text:p>2,10599999999959</text:p>
          </table:table-cell>
          <table:table-cell table:formula="of:=SIN([.A4108])" office:value-type="float" office:value="0.860164770473924" calcext:value-type="float">
            <text:p>0,860164770473924</text:p>
          </table:table-cell>
        </table:table-row>
        <table:table-row table:style-name="ro1">
          <table:table-cell office:value-type="float" office:value="2.10699999999959" calcext:value-type="float">
            <text:p>2,10699999999959</text:p>
          </table:table-cell>
          <table:table-cell table:formula="of:=SIN([.A4109])" office:value-type="float" office:value="0.859654324234056" calcext:value-type="float">
            <text:p>0,859654324234056</text:p>
          </table:table-cell>
        </table:table-row>
        <table:table-row table:style-name="ro1">
          <table:table-cell office:value-type="float" office:value="2.10799999999959" calcext:value-type="float">
            <text:p>2,10799999999959</text:p>
          </table:table-cell>
          <table:table-cell table:formula="of:=SIN([.A4110])" office:value-type="float" office:value="0.859143018339936" calcext:value-type="float">
            <text:p>0,859143018339936</text:p>
          </table:table-cell>
        </table:table-row>
        <table:table-row table:style-name="ro1">
          <table:table-cell office:value-type="float" office:value="2.10899999999959" calcext:value-type="float">
            <text:p>2,10899999999959</text:p>
          </table:table-cell>
          <table:table-cell table:formula="of:=SIN([.A4111])" office:value-type="float" office:value="0.858630853302869" calcext:value-type="float">
            <text:p>0,858630853302869</text:p>
          </table:table-cell>
        </table:table-row>
        <table:table-row table:style-name="ro1">
          <table:table-cell office:value-type="float" office:value="2.10999999999959" calcext:value-type="float">
            <text:p>2,10999999999959</text:p>
          </table:table-cell>
          <table:table-cell table:formula="of:=SIN([.A4112])" office:value-type="float" office:value="0.85811782963502" calcext:value-type="float">
            <text:p>0,85811782963502</text:p>
          </table:table-cell>
        </table:table-row>
        <table:table-row table:style-name="ro1">
          <table:table-cell office:value-type="float" office:value="2.11099999999959" calcext:value-type="float">
            <text:p>2,11099999999959</text:p>
          </table:table-cell>
          <table:table-cell table:formula="of:=SIN([.A4113])" office:value-type="float" office:value="0.857603947849412" calcext:value-type="float">
            <text:p>0,857603947849412</text:p>
          </table:table-cell>
        </table:table-row>
        <table:table-row table:style-name="ro1">
          <table:table-cell office:value-type="float" office:value="2.11199999999959" calcext:value-type="float">
            <text:p>2,11199999999959</text:p>
          </table:table-cell>
          <table:table-cell table:formula="of:=SIN([.A4114])" office:value-type="float" office:value="0.857089208459929" calcext:value-type="float">
            <text:p>0,857089208459929</text:p>
          </table:table-cell>
        </table:table-row>
        <table:table-row table:style-name="ro1">
          <table:table-cell office:value-type="float" office:value="2.11299999999959" calcext:value-type="float">
            <text:p>2,11299999999959</text:p>
          </table:table-cell>
          <table:table-cell table:formula="of:=SIN([.A4115])" office:value-type="float" office:value="0.856573611981308" calcext:value-type="float">
            <text:p>0,856573611981308</text:p>
          </table:table-cell>
        </table:table-row>
        <table:table-row table:style-name="ro1">
          <table:table-cell office:value-type="float" office:value="2.11399999999959" calcext:value-type="float">
            <text:p>2,11399999999959</text:p>
          </table:table-cell>
          <table:table-cell table:formula="of:=SIN([.A4116])" office:value-type="float" office:value="0.856057158929147" calcext:value-type="float">
            <text:p>0,856057158929147</text:p>
          </table:table-cell>
        </table:table-row>
        <table:table-row table:style-name="ro1">
          <table:table-cell office:value-type="float" office:value="2.11499999999959" calcext:value-type="float">
            <text:p>2,11499999999959</text:p>
          </table:table-cell>
          <table:table-cell table:formula="of:=SIN([.A4117])" office:value-type="float" office:value="0.855539849819898" calcext:value-type="float">
            <text:p>0,855539849819898</text:p>
          </table:table-cell>
        </table:table-row>
        <table:table-row table:style-name="ro1">
          <table:table-cell office:value-type="float" office:value="2.11599999999959" calcext:value-type="float">
            <text:p>2,11599999999959</text:p>
          </table:table-cell>
          <table:table-cell table:formula="of:=SIN([.A4118])" office:value-type="float" office:value="0.855021685170871" calcext:value-type="float">
            <text:p>0,855021685170871</text:p>
          </table:table-cell>
        </table:table-row>
        <table:table-row table:style-name="ro1">
          <table:table-cell office:value-type="float" office:value="2.11699999999959" calcext:value-type="float">
            <text:p>2,11699999999959</text:p>
          </table:table-cell>
          <table:table-cell table:formula="of:=SIN([.A4119])" office:value-type="float" office:value="0.85450266550023" calcext:value-type="float">
            <text:p>0,85450266550023</text:p>
          </table:table-cell>
        </table:table-row>
        <table:table-row table:style-name="ro1">
          <table:table-cell office:value-type="float" office:value="2.11799999999959" calcext:value-type="float">
            <text:p>2,11799999999959</text:p>
          </table:table-cell>
          <table:table-cell table:formula="of:=SIN([.A4120])" office:value-type="float" office:value="0.853982791326995" calcext:value-type="float">
            <text:p>0,853982791326995</text:p>
          </table:table-cell>
        </table:table-row>
        <table:table-row table:style-name="ro1">
          <table:table-cell office:value-type="float" office:value="2.11899999999959" calcext:value-type="float">
            <text:p>2,11899999999959</text:p>
          </table:table-cell>
          <table:table-cell table:formula="of:=SIN([.A4121])" office:value-type="float" office:value="0.853462063171039" calcext:value-type="float">
            <text:p>0,853462063171039</text:p>
          </table:table-cell>
        </table:table-row>
        <table:table-row table:style-name="ro1">
          <table:table-cell office:value-type="float" office:value="2.11999999999959" calcext:value-type="float">
            <text:p>2,11999999999959</text:p>
          </table:table-cell>
          <table:table-cell table:formula="of:=SIN([.A4122])" office:value-type="float" office:value="0.852940481553091" calcext:value-type="float">
            <text:p>0,852940481553091</text:p>
          </table:table-cell>
        </table:table-row>
        <table:table-row table:style-name="ro1">
          <table:table-cell office:value-type="float" office:value="2.12099999999959" calcext:value-type="float">
            <text:p>2,12099999999959</text:p>
          </table:table-cell>
          <table:table-cell table:formula="of:=SIN([.A4123])" office:value-type="float" office:value="0.852418046994733" calcext:value-type="float">
            <text:p>0,852418046994733</text:p>
          </table:table-cell>
        </table:table-row>
        <table:table-row table:style-name="ro1">
          <table:table-cell office:value-type="float" office:value="2.12199999999959" calcext:value-type="float">
            <text:p>2,12199999999959</text:p>
          </table:table-cell>
          <table:table-cell table:formula="of:=SIN([.A4124])" office:value-type="float" office:value="0.851894760018399" calcext:value-type="float">
            <text:p>0,851894760018399</text:p>
          </table:table-cell>
        </table:table-row>
        <table:table-row table:style-name="ro1">
          <table:table-cell office:value-type="float" office:value="2.12299999999959" calcext:value-type="float">
            <text:p>2,12299999999959</text:p>
          </table:table-cell>
          <table:table-cell table:formula="of:=SIN([.A4125])" office:value-type="float" office:value="0.851370621147376" calcext:value-type="float">
            <text:p>0,851370621147376</text:p>
          </table:table-cell>
        </table:table-row>
        <table:table-row table:style-name="ro1">
          <table:table-cell office:value-type="float" office:value="2.12399999999959" calcext:value-type="float">
            <text:p>2,12399999999959</text:p>
          </table:table-cell>
          <table:table-cell table:formula="of:=SIN([.A4126])" office:value-type="float" office:value="0.850845630905802" calcext:value-type="float">
            <text:p>0,850845630905802</text:p>
          </table:table-cell>
        </table:table-row>
        <table:table-row table:style-name="ro1">
          <table:table-cell office:value-type="float" office:value="2.12499999999959" calcext:value-type="float">
            <text:p>2,12499999999959</text:p>
          </table:table-cell>
          <table:table-cell table:formula="of:=SIN([.A4127])" office:value-type="float" office:value="0.850319789818669" calcext:value-type="float">
            <text:p>0,850319789818669</text:p>
          </table:table-cell>
        </table:table-row>
        <table:table-row table:style-name="ro1">
          <table:table-cell office:value-type="float" office:value="2.12599999999959" calcext:value-type="float">
            <text:p>2,12599999999959</text:p>
          </table:table-cell>
          <table:table-cell table:formula="of:=SIN([.A4128])" office:value-type="float" office:value="0.849793098411817" calcext:value-type="float">
            <text:p>0,849793098411817</text:p>
          </table:table-cell>
        </table:table-row>
        <table:table-row table:style-name="ro1">
          <table:table-cell office:value-type="float" office:value="2.12699999999959" calcext:value-type="float">
            <text:p>2,12699999999959</text:p>
          </table:table-cell>
          <table:table-cell table:formula="of:=SIN([.A4129])" office:value-type="float" office:value="0.849265557211937" calcext:value-type="float">
            <text:p>0,849265557211937</text:p>
          </table:table-cell>
        </table:table-row>
        <table:table-row table:style-name="ro1">
          <table:table-cell office:value-type="float" office:value="2.12799999999959" calcext:value-type="float">
            <text:p>2,12799999999959</text:p>
          </table:table-cell>
          <table:table-cell table:formula="of:=SIN([.A4130])" office:value-type="float" office:value="0.848737166746571" calcext:value-type="float">
            <text:p>0,848737166746571</text:p>
          </table:table-cell>
        </table:table-row>
        <table:table-row table:style-name="ro1">
          <table:table-cell office:value-type="float" office:value="2.12899999999959" calcext:value-type="float">
            <text:p>2,12899999999959</text:p>
          </table:table-cell>
          <table:table-cell table:formula="of:=SIN([.A4131])" office:value-type="float" office:value="0.848207927544108" calcext:value-type="float">
            <text:p>0,848207927544108</text:p>
          </table:table-cell>
        </table:table-row>
        <table:table-row table:style-name="ro1">
          <table:table-cell office:value-type="float" office:value="2.12999999999959" calcext:value-type="float">
            <text:p>2,12999999999959</text:p>
          </table:table-cell>
          <table:table-cell table:formula="of:=SIN([.A4132])" office:value-type="float" office:value="0.847677840133789" calcext:value-type="float">
            <text:p>0,847677840133789</text:p>
          </table:table-cell>
        </table:table-row>
        <table:table-row table:style-name="ro1">
          <table:table-cell office:value-type="float" office:value="2.13099999999959" calcext:value-type="float">
            <text:p>2,13099999999959</text:p>
          </table:table-cell>
          <table:table-cell table:formula="of:=SIN([.A4133])" office:value-type="float" office:value="0.8471469050457" calcext:value-type="float">
            <text:p>0,8471469050457</text:p>
          </table:table-cell>
        </table:table-row>
        <table:table-row table:style-name="ro1">
          <table:table-cell office:value-type="float" office:value="2.13199999999959" calcext:value-type="float">
            <text:p>2,13199999999959</text:p>
          </table:table-cell>
          <table:table-cell table:formula="of:=SIN([.A4134])" office:value-type="float" office:value="0.846615122810777" calcext:value-type="float">
            <text:p>0,846615122810777</text:p>
          </table:table-cell>
        </table:table-row>
        <table:table-row table:style-name="ro1">
          <table:table-cell office:value-type="float" office:value="2.13299999999959" calcext:value-type="float">
            <text:p>2,13299999999959</text:p>
          </table:table-cell>
          <table:table-cell table:formula="of:=SIN([.A4135])" office:value-type="float" office:value="0.846082493960801" calcext:value-type="float">
            <text:p>0,846082493960801</text:p>
          </table:table-cell>
        </table:table-row>
        <table:table-row table:style-name="ro1">
          <table:table-cell office:value-type="float" office:value="2.13399999999959" calcext:value-type="float">
            <text:p>2,13399999999959</text:p>
          </table:table-cell>
          <table:table-cell table:formula="of:=SIN([.A4136])" office:value-type="float" office:value="0.845549019028403" calcext:value-type="float">
            <text:p>0,845549019028403</text:p>
          </table:table-cell>
        </table:table-row>
        <table:table-row table:style-name="ro1">
          <table:table-cell office:value-type="float" office:value="2.13499999999959" calcext:value-type="float">
            <text:p>2,13499999999959</text:p>
          </table:table-cell>
          <table:table-cell table:formula="of:=SIN([.A4137])" office:value-type="float" office:value="0.845014698547055" calcext:value-type="float">
            <text:p>0,845014698547055</text:p>
          </table:table-cell>
        </table:table-row>
        <table:table-row table:style-name="ro1">
          <table:table-cell office:value-type="float" office:value="2.13599999999959" calcext:value-type="float">
            <text:p>2,13599999999959</text:p>
          </table:table-cell>
          <table:table-cell table:formula="of:=SIN([.A4138])" office:value-type="float" office:value="0.84447953305108" calcext:value-type="float">
            <text:p>0,84447953305108</text:p>
          </table:table-cell>
        </table:table-row>
        <table:table-row table:style-name="ro1">
          <table:table-cell office:value-type="float" office:value="2.13699999999959" calcext:value-type="float">
            <text:p>2,13699999999959</text:p>
          </table:table-cell>
          <table:table-cell table:formula="of:=SIN([.A4139])" office:value-type="float" office:value="0.843943523075641" calcext:value-type="float">
            <text:p>0,843943523075641</text:p>
          </table:table-cell>
        </table:table-row>
        <table:table-row table:style-name="ro1">
          <table:table-cell office:value-type="float" office:value="2.13799999999959" calcext:value-type="float">
            <text:p>2,13799999999959</text:p>
          </table:table-cell>
          <table:table-cell table:formula="of:=SIN([.A4140])" office:value-type="float" office:value="0.84340666915675" calcext:value-type="float">
            <text:p>0,84340666915675</text:p>
          </table:table-cell>
        </table:table-row>
        <table:table-row table:style-name="ro1">
          <table:table-cell office:value-type="float" office:value="2.13899999999959" calcext:value-type="float">
            <text:p>2,13899999999959</text:p>
          </table:table-cell>
          <table:table-cell table:formula="of:=SIN([.A4141])" office:value-type="float" office:value="0.84286897183126" calcext:value-type="float">
            <text:p>0,84286897183126</text:p>
          </table:table-cell>
        </table:table-row>
        <table:table-row table:style-name="ro1">
          <table:table-cell office:value-type="float" office:value="2.13999999999959" calcext:value-type="float">
            <text:p>2,13999999999959</text:p>
          </table:table-cell>
          <table:table-cell table:formula="of:=SIN([.A4142])" office:value-type="float" office:value="0.842330431636868" calcext:value-type="float">
            <text:p>0,842330431636868</text:p>
          </table:table-cell>
        </table:table-row>
        <table:table-row table:style-name="ro1">
          <table:table-cell office:value-type="float" office:value="2.14099999999959" calcext:value-type="float">
            <text:p>2,14099999999959</text:p>
          </table:table-cell>
          <table:table-cell table:formula="of:=SIN([.A4143])" office:value-type="float" office:value="0.841791049112116" calcext:value-type="float">
            <text:p>0,841791049112116</text:p>
          </table:table-cell>
        </table:table-row>
        <table:table-row table:style-name="ro1">
          <table:table-cell office:value-type="float" office:value="2.14199999999959" calcext:value-type="float">
            <text:p>2,14199999999959</text:p>
          </table:table-cell>
          <table:table-cell table:formula="of:=SIN([.A4144])" office:value-type="float" office:value="0.841250824796384" calcext:value-type="float">
            <text:p>0,841250824796384</text:p>
          </table:table-cell>
        </table:table-row>
        <table:table-row table:style-name="ro1">
          <table:table-cell office:value-type="float" office:value="2.14299999999959" calcext:value-type="float">
            <text:p>2,14299999999959</text:p>
          </table:table-cell>
          <table:table-cell table:formula="of:=SIN([.A4145])" office:value-type="float" office:value="0.840709759229897" calcext:value-type="float">
            <text:p>0,840709759229897</text:p>
          </table:table-cell>
        </table:table-row>
        <table:table-row table:style-name="ro1">
          <table:table-cell office:value-type="float" office:value="2.14399999999959" calcext:value-type="float">
            <text:p>2,14399999999959</text:p>
          </table:table-cell>
          <table:table-cell table:formula="of:=SIN([.A4146])" office:value-type="float" office:value="0.840167852953721" calcext:value-type="float">
            <text:p>0,840167852953721</text:p>
          </table:table-cell>
        </table:table-row>
        <table:table-row table:style-name="ro1">
          <table:table-cell office:value-type="float" office:value="2.14499999999959" calcext:value-type="float">
            <text:p>2,14499999999959</text:p>
          </table:table-cell>
          <table:table-cell table:formula="of:=SIN([.A4147])" office:value-type="float" office:value="0.839625106509763" calcext:value-type="float">
            <text:p>0,839625106509763</text:p>
          </table:table-cell>
        </table:table-row>
        <table:table-row table:style-name="ro1">
          <table:table-cell office:value-type="float" office:value="2.14599999999959" calcext:value-type="float">
            <text:p>2,14599999999959</text:p>
          </table:table-cell>
          <table:table-cell table:formula="of:=SIN([.A4148])" office:value-type="float" office:value="0.839081520440768" calcext:value-type="float">
            <text:p>0,839081520440768</text:p>
          </table:table-cell>
        </table:table-row>
        <table:table-row table:style-name="ro1">
          <table:table-cell office:value-type="float" office:value="2.14699999999959" calcext:value-type="float">
            <text:p>2,14699999999959</text:p>
          </table:table-cell>
          <table:table-cell table:formula="of:=SIN([.A4149])" office:value-type="float" office:value="0.838537095290322" calcext:value-type="float">
            <text:p>0,838537095290322</text:p>
          </table:table-cell>
        </table:table-row>
        <table:table-row table:style-name="ro1">
          <table:table-cell office:value-type="float" office:value="2.14799999999959" calcext:value-type="float">
            <text:p>2,14799999999959</text:p>
          </table:table-cell>
          <table:table-cell table:formula="of:=SIN([.A4150])" office:value-type="float" office:value="0.837991831602851" calcext:value-type="float">
            <text:p>0,837991831602851</text:p>
          </table:table-cell>
        </table:table-row>
        <table:table-row table:style-name="ro1">
          <table:table-cell office:value-type="float" office:value="2.14899999999959" calcext:value-type="float">
            <text:p>2,14899999999959</text:p>
          </table:table-cell>
          <table:table-cell table:formula="of:=SIN([.A4151])" office:value-type="float" office:value="0.837445729923618" calcext:value-type="float">
            <text:p>0,837445729923618</text:p>
          </table:table-cell>
        </table:table-row>
        <table:table-row table:style-name="ro1">
          <table:table-cell office:value-type="float" office:value="2.14999999999959" calcext:value-type="float">
            <text:p>2,14999999999959</text:p>
          </table:table-cell>
          <table:table-cell table:formula="of:=SIN([.A4152])" office:value-type="float" office:value="0.836898790798725" calcext:value-type="float">
            <text:p>0,836898790798725</text:p>
          </table:table-cell>
        </table:table-row>
        <table:table-row table:style-name="ro1">
          <table:table-cell office:value-type="float" office:value="2.15099999999958" calcext:value-type="float">
            <text:p>2,15099999999958</text:p>
          </table:table-cell>
          <table:table-cell table:formula="of:=SIN([.A4153])" office:value-type="float" office:value="0.836351014775111" calcext:value-type="float">
            <text:p>0,836351014775111</text:p>
          </table:table-cell>
        </table:table-row>
        <table:table-row table:style-name="ro1">
          <table:table-cell office:value-type="float" office:value="2.15199999999959" calcext:value-type="float">
            <text:p>2,15199999999959</text:p>
          </table:table-cell>
          <table:table-cell table:formula="of:=SIN([.A4154])" office:value-type="float" office:value="0.835802402400551" calcext:value-type="float">
            <text:p>0,835802402400551</text:p>
          </table:table-cell>
        </table:table-row>
        <table:table-row table:style-name="ro1">
          <table:table-cell office:value-type="float" office:value="2.15299999999958" calcext:value-type="float">
            <text:p>2,15299999999958</text:p>
          </table:table-cell>
          <table:table-cell table:formula="of:=SIN([.A4155])" office:value-type="float" office:value="0.835252954223659" calcext:value-type="float">
            <text:p>0,835252954223659</text:p>
          </table:table-cell>
        </table:table-row>
        <table:table-row table:style-name="ro1">
          <table:table-cell office:value-type="float" office:value="2.15399999999959" calcext:value-type="float">
            <text:p>2,15399999999959</text:p>
          </table:table-cell>
          <table:table-cell table:formula="of:=SIN([.A4156])" office:value-type="float" office:value="0.834702670793883" calcext:value-type="float">
            <text:p>0,834702670793883</text:p>
          </table:table-cell>
        </table:table-row>
        <table:table-row table:style-name="ro1">
          <table:table-cell office:value-type="float" office:value="2.15499999999958" calcext:value-type="float">
            <text:p>2,15499999999958</text:p>
          </table:table-cell>
          <table:table-cell table:formula="of:=SIN([.A4157])" office:value-type="float" office:value="0.834151552661505" calcext:value-type="float">
            <text:p>0,834151552661505</text:p>
          </table:table-cell>
        </table:table-row>
        <table:table-row table:style-name="ro1">
          <table:table-cell office:value-type="float" office:value="2.15599999999958" calcext:value-type="float">
            <text:p>2,15599999999958</text:p>
          </table:table-cell>
          <table:table-cell table:formula="of:=SIN([.A4158])" office:value-type="float" office:value="0.833599600377644" calcext:value-type="float">
            <text:p>0,833599600377644</text:p>
          </table:table-cell>
        </table:table-row>
        <table:table-row table:style-name="ro1">
          <table:table-cell office:value-type="float" office:value="2.15699999999958" calcext:value-type="float">
            <text:p>2,15699999999958</text:p>
          </table:table-cell>
          <table:table-cell table:formula="of:=SIN([.A4159])" office:value-type="float" office:value="0.833046814494252" calcext:value-type="float">
            <text:p>0,833046814494252</text:p>
          </table:table-cell>
        </table:table-row>
        <table:table-row table:style-name="ro1">
          <table:table-cell office:value-type="float" office:value="2.15799999999958" calcext:value-type="float">
            <text:p>2,15799999999958</text:p>
          </table:table-cell>
          <table:table-cell table:formula="of:=SIN([.A4160])" office:value-type="float" office:value="0.832493195564115" calcext:value-type="float">
            <text:p>0,832493195564115</text:p>
          </table:table-cell>
        </table:table-row>
        <table:table-row table:style-name="ro1">
          <table:table-cell office:value-type="float" office:value="2.15899999999958" calcext:value-type="float">
            <text:p>2,15899999999958</text:p>
          </table:table-cell>
          <table:table-cell table:formula="of:=SIN([.A4161])" office:value-type="float" office:value="0.831938744140852" calcext:value-type="float">
            <text:p>0,831938744140852</text:p>
          </table:table-cell>
        </table:table-row>
        <table:table-row table:style-name="ro1">
          <table:table-cell office:value-type="float" office:value="2.15999999999958" calcext:value-type="float">
            <text:p>2,15999999999958</text:p>
          </table:table-cell>
          <table:table-cell table:formula="of:=SIN([.A4162])" office:value-type="float" office:value="0.831383460778914" calcext:value-type="float">
            <text:p>0,831383460778914</text:p>
          </table:table-cell>
        </table:table-row>
        <table:table-row table:style-name="ro1">
          <table:table-cell office:value-type="float" office:value="2.16099999999958" calcext:value-type="float">
            <text:p>2,16099999999958</text:p>
          </table:table-cell>
          <table:table-cell table:formula="of:=SIN([.A4163])" office:value-type="float" office:value="0.830827346033585" calcext:value-type="float">
            <text:p>0,830827346033585</text:p>
          </table:table-cell>
        </table:table-row>
        <table:table-row table:style-name="ro1">
          <table:table-cell office:value-type="float" office:value="2.16199999999958" calcext:value-type="float">
            <text:p>2,16199999999958</text:p>
          </table:table-cell>
          <table:table-cell table:formula="of:=SIN([.A4164])" office:value-type="float" office:value="0.830270400460978" calcext:value-type="float">
            <text:p>0,830270400460978</text:p>
          </table:table-cell>
        </table:table-row>
        <table:table-row table:style-name="ro1">
          <table:table-cell office:value-type="float" office:value="2.16299999999958" calcext:value-type="float">
            <text:p>2,16299999999958</text:p>
          </table:table-cell>
          <table:table-cell table:formula="of:=SIN([.A4165])" office:value-type="float" office:value="0.829712624618041" calcext:value-type="float">
            <text:p>0,829712624618041</text:p>
          </table:table-cell>
        </table:table-row>
        <table:table-row table:style-name="ro1">
          <table:table-cell office:value-type="float" office:value="2.16399999999958" calcext:value-type="float">
            <text:p>2,16399999999958</text:p>
          </table:table-cell>
          <table:table-cell table:formula="of:=SIN([.A4166])" office:value-type="float" office:value="0.829154019062548" calcext:value-type="float">
            <text:p>0,829154019062548</text:p>
          </table:table-cell>
        </table:table-row>
        <table:table-row table:style-name="ro1">
          <table:table-cell office:value-type="float" office:value="2.16499999999958" calcext:value-type="float">
            <text:p>2,16499999999958</text:p>
          </table:table-cell>
          <table:table-cell table:formula="of:=SIN([.A4167])" office:value-type="float" office:value="0.828594584353105" calcext:value-type="float">
            <text:p>0,828594584353105</text:p>
          </table:table-cell>
        </table:table-row>
        <table:table-row table:style-name="ro1">
          <table:table-cell office:value-type="float" office:value="2.16599999999958" calcext:value-type="float">
            <text:p>2,16599999999958</text:p>
          </table:table-cell>
          <table:table-cell table:formula="of:=SIN([.A4168])" office:value-type="float" office:value="0.828034321049147" calcext:value-type="float">
            <text:p>0,828034321049147</text:p>
          </table:table-cell>
        </table:table-row>
        <table:table-row table:style-name="ro1">
          <table:table-cell office:value-type="float" office:value="2.16699999999958" calcext:value-type="float">
            <text:p>2,16699999999958</text:p>
          </table:table-cell>
          <table:table-cell table:formula="of:=SIN([.A4169])" office:value-type="float" office:value="0.827473229710937" calcext:value-type="float">
            <text:p>0,827473229710937</text:p>
          </table:table-cell>
        </table:table-row>
        <table:table-row table:style-name="ro1">
          <table:table-cell office:value-type="float" office:value="2.16799999999958" calcext:value-type="float">
            <text:p>2,16799999999958</text:p>
          </table:table-cell>
          <table:table-cell table:formula="of:=SIN([.A4170])" office:value-type="float" office:value="0.826911310899565" calcext:value-type="float">
            <text:p>0,826911310899565</text:p>
          </table:table-cell>
        </table:table-row>
        <table:table-row table:style-name="ro1">
          <table:table-cell office:value-type="float" office:value="2.16899999999958" calcext:value-type="float">
            <text:p>2,16899999999958</text:p>
          </table:table-cell>
          <table:table-cell table:formula="of:=SIN([.A4171])" office:value-type="float" office:value="0.826348565176953" calcext:value-type="float">
            <text:p>0,826348565176953</text:p>
          </table:table-cell>
        </table:table-row>
        <table:table-row table:style-name="ro1">
          <table:table-cell office:value-type="float" office:value="2.16999999999958" calcext:value-type="float">
            <text:p>2,16999999999958</text:p>
          </table:table-cell>
          <table:table-cell table:formula="of:=SIN([.A4172])" office:value-type="float" office:value="0.825784993105843" calcext:value-type="float">
            <text:p>0,825784993105843</text:p>
          </table:table-cell>
        </table:table-row>
        <table:table-row table:style-name="ro1">
          <table:table-cell office:value-type="float" office:value="2.17099999999958" calcext:value-type="float">
            <text:p>2,17099999999958</text:p>
          </table:table-cell>
          <table:table-cell table:formula="of:=SIN([.A4173])" office:value-type="float" office:value="0.82522059524981" calcext:value-type="float">
            <text:p>0,82522059524981</text:p>
          </table:table-cell>
        </table:table-row>
        <table:table-row table:style-name="ro1">
          <table:table-cell office:value-type="float" office:value="2.17199999999958" calcext:value-type="float">
            <text:p>2,17199999999958</text:p>
          </table:table-cell>
          <table:table-cell table:formula="of:=SIN([.A4174])" office:value-type="float" office:value="0.824655372173249" calcext:value-type="float">
            <text:p>0,824655372173249</text:p>
          </table:table-cell>
        </table:table-row>
        <table:table-row table:style-name="ro1">
          <table:table-cell office:value-type="float" office:value="2.17299999999958" calcext:value-type="float">
            <text:p>2,17299999999958</text:p>
          </table:table-cell>
          <table:table-cell table:formula="of:=SIN([.A4175])" office:value-type="float" office:value="0.824089324441386" calcext:value-type="float">
            <text:p>0,824089324441386</text:p>
          </table:table-cell>
        </table:table-row>
        <table:table-row table:style-name="ro1">
          <table:table-cell office:value-type="float" office:value="2.17399999999958" calcext:value-type="float">
            <text:p>2,17399999999958</text:p>
          </table:table-cell>
          <table:table-cell table:formula="of:=SIN([.A4176])" office:value-type="float" office:value="0.823522452620266" calcext:value-type="float">
            <text:p>0,823522452620266</text:p>
          </table:table-cell>
        </table:table-row>
        <table:table-row table:style-name="ro1">
          <table:table-cell office:value-type="float" office:value="2.17499999999958" calcext:value-type="float">
            <text:p>2,17499999999958</text:p>
          </table:table-cell>
          <table:table-cell table:formula="of:=SIN([.A4177])" office:value-type="float" office:value="0.822954757276763" calcext:value-type="float">
            <text:p>0,822954757276763</text:p>
          </table:table-cell>
        </table:table-row>
        <table:table-row table:style-name="ro1">
          <table:table-cell office:value-type="float" office:value="2.17599999999958" calcext:value-type="float">
            <text:p>2,17599999999958</text:p>
          </table:table-cell>
          <table:table-cell table:formula="of:=SIN([.A4178])" office:value-type="float" office:value="0.822386238978571" calcext:value-type="float">
            <text:p>0,822386238978571</text:p>
          </table:table-cell>
        </table:table-row>
        <table:table-row table:style-name="ro1">
          <table:table-cell office:value-type="float" office:value="2.17699999999958" calcext:value-type="float">
            <text:p>2,17699999999958</text:p>
          </table:table-cell>
          <table:table-cell table:formula="of:=SIN([.A4179])" office:value-type="float" office:value="0.821816898294209" calcext:value-type="float">
            <text:p>0,821816898294209</text:p>
          </table:table-cell>
        </table:table-row>
        <table:table-row table:style-name="ro1">
          <table:table-cell office:value-type="float" office:value="2.17799999999958" calcext:value-type="float">
            <text:p>2,17799999999958</text:p>
          </table:table-cell>
          <table:table-cell table:formula="of:=SIN([.A4180])" office:value-type="float" office:value="0.821246735793016" calcext:value-type="float">
            <text:p>0,821246735793016</text:p>
          </table:table-cell>
        </table:table-row>
        <table:table-row table:style-name="ro1">
          <table:table-cell office:value-type="float" office:value="2.17899999999958" calcext:value-type="float">
            <text:p>2,17899999999958</text:p>
          </table:table-cell>
          <table:table-cell table:formula="of:=SIN([.A4181])" office:value-type="float" office:value="0.820675752045157" calcext:value-type="float">
            <text:p>0,820675752045157</text:p>
          </table:table-cell>
        </table:table-row>
        <table:table-row table:style-name="ro1">
          <table:table-cell office:value-type="float" office:value="2.17999999999958" calcext:value-type="float">
            <text:p>2,17999999999958</text:p>
          </table:table-cell>
          <table:table-cell table:formula="of:=SIN([.A4182])" office:value-type="float" office:value="0.820103947621613" calcext:value-type="float">
            <text:p>0,820103947621613</text:p>
          </table:table-cell>
        </table:table-row>
        <table:table-row table:style-name="ro1">
          <table:table-cell office:value-type="float" office:value="2.18099999999958" calcext:value-type="float">
            <text:p>2,18099999999958</text:p>
          </table:table-cell>
          <table:table-cell table:formula="of:=SIN([.A4183])" office:value-type="float" office:value="0.819531323094191" calcext:value-type="float">
            <text:p>0,819531323094191</text:p>
          </table:table-cell>
        </table:table-row>
        <table:table-row table:style-name="ro1">
          <table:table-cell office:value-type="float" office:value="2.18199999999958" calcext:value-type="float">
            <text:p>2,18199999999958</text:p>
          </table:table-cell>
          <table:table-cell table:formula="of:=SIN([.A4184])" office:value-type="float" office:value="0.818957879035513" calcext:value-type="float">
            <text:p>0,818957879035513</text:p>
          </table:table-cell>
        </table:table-row>
        <table:table-row table:style-name="ro1">
          <table:table-cell office:value-type="float" office:value="2.18299999999958" calcext:value-type="float">
            <text:p>2,18299999999958</text:p>
          </table:table-cell>
          <table:table-cell table:formula="of:=SIN([.A4185])" office:value-type="float" office:value="0.818383616019025" calcext:value-type="float">
            <text:p>0,818383616019025</text:p>
          </table:table-cell>
        </table:table-row>
        <table:table-row table:style-name="ro1">
          <table:table-cell office:value-type="float" office:value="2.18399999999958" calcext:value-type="float">
            <text:p>2,18399999999958</text:p>
          </table:table-cell>
          <table:table-cell table:formula="of:=SIN([.A4186])" office:value-type="float" office:value="0.817808534618989" calcext:value-type="float">
            <text:p>0,817808534618989</text:p>
          </table:table-cell>
        </table:table-row>
        <table:table-row table:style-name="ro1">
          <table:table-cell office:value-type="float" office:value="2.18499999999958" calcext:value-type="float">
            <text:p>2,18499999999958</text:p>
          </table:table-cell>
          <table:table-cell table:formula="of:=SIN([.A4187])" office:value-type="float" office:value="0.817232635410486" calcext:value-type="float">
            <text:p>0,817232635410486</text:p>
          </table:table-cell>
        </table:table-row>
        <table:table-row table:style-name="ro1">
          <table:table-cell office:value-type="float" office:value="2.18599999999958" calcext:value-type="float">
            <text:p>2,18599999999958</text:p>
          </table:table-cell>
          <table:table-cell table:formula="of:=SIN([.A4188])" office:value-type="float" office:value="0.816655918969417" calcext:value-type="float">
            <text:p>0,816655918969417</text:p>
          </table:table-cell>
        </table:table-row>
        <table:table-row table:style-name="ro1">
          <table:table-cell office:value-type="float" office:value="2.18699999999958" calcext:value-type="float">
            <text:p>2,18699999999958</text:p>
          </table:table-cell>
          <table:table-cell table:formula="of:=SIN([.A4189])" office:value-type="float" office:value="0.816078385872496" calcext:value-type="float">
            <text:p>0,816078385872496</text:p>
          </table:table-cell>
        </table:table-row>
        <table:table-row table:style-name="ro1">
          <table:table-cell office:value-type="float" office:value="2.18799999999958" calcext:value-type="float">
            <text:p>2,18799999999958</text:p>
          </table:table-cell>
          <table:table-cell table:formula="of:=SIN([.A4190])" office:value-type="float" office:value="0.815500036697258" calcext:value-type="float">
            <text:p>0,815500036697258</text:p>
          </table:table-cell>
        </table:table-row>
        <table:table-row table:style-name="ro1">
          <table:table-cell office:value-type="float" office:value="2.18899999999958" calcext:value-type="float">
            <text:p>2,18899999999958</text:p>
          </table:table-cell>
          <table:table-cell table:formula="of:=SIN([.A4191])" office:value-type="float" office:value="0.81492087202205" calcext:value-type="float">
            <text:p>0,81492087202205</text:p>
          </table:table-cell>
        </table:table-row>
        <table:table-row table:style-name="ro1">
          <table:table-cell office:value-type="float" office:value="2.18999999999958" calcext:value-type="float">
            <text:p>2,18999999999958</text:p>
          </table:table-cell>
          <table:table-cell table:formula="of:=SIN([.A4192])" office:value-type="float" office:value="0.814340892426039" calcext:value-type="float">
            <text:p>0,814340892426039</text:p>
          </table:table-cell>
        </table:table-row>
        <table:table-row table:style-name="ro1">
          <table:table-cell office:value-type="float" office:value="2.19099999999958" calcext:value-type="float">
            <text:p>2,19099999999958</text:p>
          </table:table-cell>
          <table:table-cell table:formula="of:=SIN([.A4193])" office:value-type="float" office:value="0.813760098489203" calcext:value-type="float">
            <text:p>0,813760098489203</text:p>
          </table:table-cell>
        </table:table-row>
        <table:table-row table:style-name="ro1">
          <table:table-cell office:value-type="float" office:value="2.19199999999958" calcext:value-type="float">
            <text:p>2,19199999999958</text:p>
          </table:table-cell>
          <table:table-cell table:formula="of:=SIN([.A4194])" office:value-type="float" office:value="0.813178490792336" calcext:value-type="float">
            <text:p>0,813178490792336</text:p>
          </table:table-cell>
        </table:table-row>
        <table:table-row table:style-name="ro1">
          <table:table-cell office:value-type="float" office:value="2.19299999999958" calcext:value-type="float">
            <text:p>2,19299999999958</text:p>
          </table:table-cell>
          <table:table-cell table:formula="of:=SIN([.A4195])" office:value-type="float" office:value="0.812596069917047" calcext:value-type="float">
            <text:p>0,812596069917047</text:p>
          </table:table-cell>
        </table:table-row>
        <table:table-row table:style-name="ro1">
          <table:table-cell office:value-type="float" office:value="2.19399999999958" calcext:value-type="float">
            <text:p>2,19399999999958</text:p>
          </table:table-cell>
          <table:table-cell table:formula="of:=SIN([.A4196])" office:value-type="float" office:value="0.812012836445755" calcext:value-type="float">
            <text:p>0,812012836445755</text:p>
          </table:table-cell>
        </table:table-row>
        <table:table-row table:style-name="ro1">
          <table:table-cell office:value-type="float" office:value="2.19499999999958" calcext:value-type="float">
            <text:p>2,19499999999958</text:p>
          </table:table-cell>
          <table:table-cell table:formula="of:=SIN([.A4197])" office:value-type="float" office:value="0.811428790961694" calcext:value-type="float">
            <text:p>0,811428790961694</text:p>
          </table:table-cell>
        </table:table-row>
        <table:table-row table:style-name="ro1">
          <table:table-cell office:value-type="float" office:value="2.19599999999958" calcext:value-type="float">
            <text:p>2,19599999999958</text:p>
          </table:table-cell>
          <table:table-cell table:formula="of:=SIN([.A4198])" office:value-type="float" office:value="0.81084393404891" calcext:value-type="float">
            <text:p>0,81084393404891</text:p>
          </table:table-cell>
        </table:table-row>
        <table:table-row table:style-name="ro1">
          <table:table-cell office:value-type="float" office:value="2.19699999999958" calcext:value-type="float">
            <text:p>2,19699999999958</text:p>
          </table:table-cell>
          <table:table-cell table:formula="of:=SIN([.A4199])" office:value-type="float" office:value="0.81025826629226" calcext:value-type="float">
            <text:p>0,81025826629226</text:p>
          </table:table-cell>
        </table:table-row>
        <table:table-row table:style-name="ro1">
          <table:table-cell office:value-type="float" office:value="2.19799999999958" calcext:value-type="float">
            <text:p>2,19799999999958</text:p>
          </table:table-cell>
          <table:table-cell table:formula="of:=SIN([.A4200])" office:value-type="float" office:value="0.809671788277411" calcext:value-type="float">
            <text:p>0,809671788277411</text:p>
          </table:table-cell>
        </table:table-row>
        <table:table-row table:style-name="ro1">
          <table:table-cell office:value-type="float" office:value="2.19899999999958" calcext:value-type="float">
            <text:p>2,19899999999958</text:p>
          </table:table-cell>
          <table:table-cell table:formula="of:=SIN([.A4201])" office:value-type="float" office:value="0.80908450059084" calcext:value-type="float">
            <text:p>0,80908450059084</text:p>
          </table:table-cell>
        </table:table-row>
        <table:table-row table:style-name="ro1">
          <table:table-cell office:value-type="float" office:value="2.19999999999958" calcext:value-type="float">
            <text:p>2,19999999999958</text:p>
          </table:table-cell>
          <table:table-cell table:formula="of:=SIN([.A4202])" office:value-type="float" office:value="0.808496403819837" calcext:value-type="float">
            <text:p>0,808496403819837</text:p>
          </table:table-cell>
        </table:table-row>
        <table:table-row table:style-name="ro1">
          <table:table-cell office:value-type="float" office:value="2.20099999999958" calcext:value-type="float">
            <text:p>2,20099999999958</text:p>
          </table:table-cell>
          <table:table-cell table:formula="of:=SIN([.A4203])" office:value-type="float" office:value="0.807907498552497" calcext:value-type="float">
            <text:p>0,807907498552497</text:p>
          </table:table-cell>
        </table:table-row>
        <table:table-row table:style-name="ro1">
          <table:table-cell office:value-type="float" office:value="2.20199999999958" calcext:value-type="float">
            <text:p>2,20199999999958</text:p>
          </table:table-cell>
          <table:table-cell table:formula="of:=SIN([.A4204])" office:value-type="float" office:value="0.807317785377727" calcext:value-type="float">
            <text:p>0,807317785377727</text:p>
          </table:table-cell>
        </table:table-row>
        <table:table-row table:style-name="ro1">
          <table:table-cell office:value-type="float" office:value="2.20299999999958" calcext:value-type="float">
            <text:p>2,20299999999958</text:p>
          </table:table-cell>
          <table:table-cell table:formula="of:=SIN([.A4205])" office:value-type="float" office:value="0.806727264885238" calcext:value-type="float">
            <text:p>0,806727264885238</text:p>
          </table:table-cell>
        </table:table-row>
        <table:table-row table:style-name="ro1">
          <table:table-cell office:value-type="float" office:value="2.20399999999958" calcext:value-type="float">
            <text:p>2,20399999999958</text:p>
          </table:table-cell>
          <table:table-cell table:formula="of:=SIN([.A4206])" office:value-type="float" office:value="0.806135937665551" calcext:value-type="float">
            <text:p>0,806135937665551</text:p>
          </table:table-cell>
        </table:table-row>
        <table:table-row table:style-name="ro1">
          <table:table-cell office:value-type="float" office:value="2.20499999999958" calcext:value-type="float">
            <text:p>2,20499999999958</text:p>
          </table:table-cell>
          <table:table-cell table:formula="of:=SIN([.A4207])" office:value-type="float" office:value="0.805543804309994" calcext:value-type="float">
            <text:p>0,805543804309994</text:p>
          </table:table-cell>
        </table:table-row>
        <table:table-row table:style-name="ro1">
          <table:table-cell office:value-type="float" office:value="2.20599999999958" calcext:value-type="float">
            <text:p>2,20599999999958</text:p>
          </table:table-cell>
          <table:table-cell table:formula="of:=SIN([.A4208])" office:value-type="float" office:value="0.8049508654107" calcext:value-type="float">
            <text:p>0,8049508654107</text:p>
          </table:table-cell>
        </table:table-row>
        <table:table-row table:style-name="ro1">
          <table:table-cell office:value-type="float" office:value="2.20699999999958" calcext:value-type="float">
            <text:p>2,20699999999958</text:p>
          </table:table-cell>
          <table:table-cell table:formula="of:=SIN([.A4209])" office:value-type="float" office:value="0.804357121560607" calcext:value-type="float">
            <text:p>0,804357121560607</text:p>
          </table:table-cell>
        </table:table-row>
        <table:table-row table:style-name="ro1">
          <table:table-cell office:value-type="float" office:value="2.20799999999958" calcext:value-type="float">
            <text:p>2,20799999999958</text:p>
          </table:table-cell>
          <table:table-cell table:formula="of:=SIN([.A4210])" office:value-type="float" office:value="0.80376257335346" calcext:value-type="float">
            <text:p>0,80376257335346</text:p>
          </table:table-cell>
        </table:table-row>
        <table:table-row table:style-name="ro1">
          <table:table-cell office:value-type="float" office:value="2.20899999999958" calcext:value-type="float">
            <text:p>2,20899999999958</text:p>
          </table:table-cell>
          <table:table-cell table:formula="of:=SIN([.A4211])" office:value-type="float" office:value="0.803167221383806" calcext:value-type="float">
            <text:p>0,803167221383806</text:p>
          </table:table-cell>
        </table:table-row>
        <table:table-row table:style-name="ro1">
          <table:table-cell office:value-type="float" office:value="2.20999999999958" calcext:value-type="float">
            <text:p>2,20999999999958</text:p>
          </table:table-cell>
          <table:table-cell table:formula="of:=SIN([.A4212])" office:value-type="float" office:value="0.802571066246999" calcext:value-type="float">
            <text:p>0,802571066246999</text:p>
          </table:table-cell>
        </table:table-row>
        <table:table-row table:style-name="ro1">
          <table:table-cell office:value-type="float" office:value="2.21099999999958" calcext:value-type="float">
            <text:p>2,21099999999958</text:p>
          </table:table-cell>
          <table:table-cell table:formula="of:=SIN([.A4213])" office:value-type="float" office:value="0.801974108539191" calcext:value-type="float">
            <text:p>0,801974108539191</text:p>
          </table:table-cell>
        </table:table-row>
        <table:table-row table:style-name="ro1">
          <table:table-cell office:value-type="float" office:value="2.21199999999958" calcext:value-type="float">
            <text:p>2,21199999999958</text:p>
          </table:table-cell>
          <table:table-cell table:formula="of:=SIN([.A4214])" office:value-type="float" office:value="0.801376348857342" calcext:value-type="float">
            <text:p>0,801376348857342</text:p>
          </table:table-cell>
        </table:table-row>
        <table:table-row table:style-name="ro1">
          <table:table-cell office:value-type="float" office:value="2.21299999999958" calcext:value-type="float">
            <text:p>2,21299999999958</text:p>
          </table:table-cell>
          <table:table-cell table:formula="of:=SIN([.A4215])" office:value-type="float" office:value="0.800777787799211" calcext:value-type="float">
            <text:p>0,800777787799211</text:p>
          </table:table-cell>
        </table:table-row>
        <table:table-row table:style-name="ro1">
          <table:table-cell office:value-type="float" office:value="2.21399999999958" calcext:value-type="float">
            <text:p>2,21399999999958</text:p>
          </table:table-cell>
          <table:table-cell table:formula="of:=SIN([.A4216])" office:value-type="float" office:value="0.800178425963359" calcext:value-type="float">
            <text:p>0,800178425963359</text:p>
          </table:table-cell>
        </table:table-row>
        <table:table-row table:style-name="ro1">
          <table:table-cell office:value-type="float" office:value="2.21499999999958" calcext:value-type="float">
            <text:p>2,21499999999958</text:p>
          </table:table-cell>
          <table:table-cell table:formula="of:=SIN([.A4217])" office:value-type="float" office:value="0.799578263949147" calcext:value-type="float">
            <text:p>0,799578263949147</text:p>
          </table:table-cell>
        </table:table-row>
        <table:table-row table:style-name="ro1">
          <table:table-cell office:value-type="float" office:value="2.21599999999958" calcext:value-type="float">
            <text:p>2,21599999999958</text:p>
          </table:table-cell>
          <table:table-cell table:formula="of:=SIN([.A4218])" office:value-type="float" office:value="0.798977302356738" calcext:value-type="float">
            <text:p>0,798977302356738</text:p>
          </table:table-cell>
        </table:table-row>
        <table:table-row table:style-name="ro1">
          <table:table-cell office:value-type="float" office:value="2.21699999999958" calcext:value-type="float">
            <text:p>2,21699999999958</text:p>
          </table:table-cell>
          <table:table-cell table:formula="of:=SIN([.A4219])" office:value-type="float" office:value="0.798375541787094" calcext:value-type="float">
            <text:p>0,798375541787094</text:p>
          </table:table-cell>
        </table:table-row>
        <table:table-row table:style-name="ro1">
          <table:table-cell office:value-type="float" office:value="2.21799999999958" calcext:value-type="float">
            <text:p>2,21799999999958</text:p>
          </table:table-cell>
          <table:table-cell table:formula="of:=SIN([.A4220])" office:value-type="float" office:value="0.797772982841974" calcext:value-type="float">
            <text:p>0,797772982841974</text:p>
          </table:table-cell>
        </table:table-row>
        <table:table-row table:style-name="ro1">
          <table:table-cell office:value-type="float" office:value="2.21899999999958" calcext:value-type="float">
            <text:p>2,21899999999958</text:p>
          </table:table-cell>
          <table:table-cell table:formula="of:=SIN([.A4221])" office:value-type="float" office:value="0.797169626123938" calcext:value-type="float">
            <text:p>0,797169626123938</text:p>
          </table:table-cell>
        </table:table-row>
        <table:table-row table:style-name="ro1">
          <table:table-cell office:value-type="float" office:value="2.21999999999958" calcext:value-type="float">
            <text:p>2,21999999999958</text:p>
          </table:table-cell>
          <table:table-cell table:formula="of:=SIN([.A4222])" office:value-type="float" office:value="0.796565472236342" calcext:value-type="float">
            <text:p>0,796565472236342</text:p>
          </table:table-cell>
        </table:table-row>
        <table:table-row table:style-name="ro1">
          <table:table-cell office:value-type="float" office:value="2.22099999999958" calcext:value-type="float">
            <text:p>2,22099999999958</text:p>
          </table:table-cell>
          <table:table-cell table:formula="of:=SIN([.A4223])" office:value-type="float" office:value="0.79596052178334" calcext:value-type="float">
            <text:p>0,79596052178334</text:p>
          </table:table-cell>
        </table:table-row>
        <table:table-row table:style-name="ro1">
          <table:table-cell office:value-type="float" office:value="2.22199999999958" calcext:value-type="float">
            <text:p>2,22199999999958</text:p>
          </table:table-cell>
          <table:table-cell table:formula="of:=SIN([.A4224])" office:value-type="float" office:value="0.795354775369883" calcext:value-type="float">
            <text:p>0,795354775369883</text:p>
          </table:table-cell>
        </table:table-row>
        <table:table-row table:style-name="ro1">
          <table:table-cell office:value-type="float" office:value="2.22299999999958" calcext:value-type="float">
            <text:p>2,22299999999958</text:p>
          </table:table-cell>
          <table:table-cell table:formula="of:=SIN([.A4225])" office:value-type="float" office:value="0.794748233601716" calcext:value-type="float">
            <text:p>0,794748233601716</text:p>
          </table:table-cell>
        </table:table-row>
        <table:table-row table:style-name="ro1">
          <table:table-cell office:value-type="float" office:value="2.22399999999958" calcext:value-type="float">
            <text:p>2,22399999999958</text:p>
          </table:table-cell>
          <table:table-cell table:formula="of:=SIN([.A4226])" office:value-type="float" office:value="0.794140897085383" calcext:value-type="float">
            <text:p>0,794140897085383</text:p>
          </table:table-cell>
        </table:table-row>
        <table:table-row table:style-name="ro1">
          <table:table-cell office:value-type="float" office:value="2.22499999999958" calcext:value-type="float">
            <text:p>2,22499999999958</text:p>
          </table:table-cell>
          <table:table-cell table:formula="of:=SIN([.A4227])" office:value-type="float" office:value="0.793532766428218" calcext:value-type="float">
            <text:p>0,793532766428218</text:p>
          </table:table-cell>
        </table:table-row>
        <table:table-row table:style-name="ro1">
          <table:table-cell office:value-type="float" office:value="2.22599999999958" calcext:value-type="float">
            <text:p>2,22599999999958</text:p>
          </table:table-cell>
          <table:table-cell table:formula="of:=SIN([.A4228])" office:value-type="float" office:value="0.792923842238354" calcext:value-type="float">
            <text:p>0,792923842238354</text:p>
          </table:table-cell>
        </table:table-row>
        <table:table-row table:style-name="ro1">
          <table:table-cell office:value-type="float" office:value="2.22699999999958" calcext:value-type="float">
            <text:p>2,22699999999958</text:p>
          </table:table-cell>
          <table:table-cell table:formula="of:=SIN([.A4229])" office:value-type="float" office:value="0.792314125124712" calcext:value-type="float">
            <text:p>0,792314125124712</text:p>
          </table:table-cell>
        </table:table-row>
        <table:table-row table:style-name="ro1">
          <table:table-cell office:value-type="float" office:value="2.22799999999958" calcext:value-type="float">
            <text:p>2,22799999999958</text:p>
          </table:table-cell>
          <table:table-cell table:formula="of:=SIN([.A4230])" office:value-type="float" office:value="0.791703615697012" calcext:value-type="float">
            <text:p>0,791703615697012</text:p>
          </table:table-cell>
        </table:table-row>
        <table:table-row table:style-name="ro1">
          <table:table-cell office:value-type="float" office:value="2.22899999999958" calcext:value-type="float">
            <text:p>2,22899999999958</text:p>
          </table:table-cell>
          <table:table-cell table:formula="of:=SIN([.A4231])" office:value-type="float" office:value="0.791092314565762" calcext:value-type="float">
            <text:p>0,791092314565762</text:p>
          </table:table-cell>
        </table:table-row>
        <table:table-row table:style-name="ro1">
          <table:table-cell office:value-type="float" office:value="2.22999999999958" calcext:value-type="float">
            <text:p>2,22999999999958</text:p>
          </table:table-cell>
          <table:table-cell table:formula="of:=SIN([.A4232])" office:value-type="float" office:value="0.790480222342263" calcext:value-type="float">
            <text:p>0,790480222342263</text:p>
          </table:table-cell>
        </table:table-row>
        <table:table-row table:style-name="ro1">
          <table:table-cell office:value-type="float" office:value="2.23099999999958" calcext:value-type="float">
            <text:p>2,23099999999958</text:p>
          </table:table-cell>
          <table:table-cell table:formula="of:=SIN([.A4233])" office:value-type="float" office:value="0.789867339638609" calcext:value-type="float">
            <text:p>0,789867339638609</text:p>
          </table:table-cell>
        </table:table-row>
        <table:table-row table:style-name="ro1">
          <table:table-cell office:value-type="float" office:value="2.23199999999958" calcext:value-type="float">
            <text:p>2,23199999999958</text:p>
          </table:table-cell>
          <table:table-cell table:formula="of:=SIN([.A4234])" office:value-type="float" office:value="0.78925366706768" calcext:value-type="float">
            <text:p>0,78925366706768</text:p>
          </table:table-cell>
        </table:table-row>
        <table:table-row table:style-name="ro1">
          <table:table-cell office:value-type="float" office:value="2.23299999999958" calcext:value-type="float">
            <text:p>2,23299999999958</text:p>
          </table:table-cell>
          <table:table-cell table:formula="of:=SIN([.A4235])" office:value-type="float" office:value="0.78863920524315" calcext:value-type="float">
            <text:p>0,78863920524315</text:p>
          </table:table-cell>
        </table:table-row>
        <table:table-row table:style-name="ro1">
          <table:table-cell office:value-type="float" office:value="2.23399999999958" calcext:value-type="float">
            <text:p>2,23399999999958</text:p>
          </table:table-cell>
          <table:table-cell table:formula="of:=SIN([.A4236])" office:value-type="float" office:value="0.78802395477948" calcext:value-type="float">
            <text:p>0,78802395477948</text:p>
          </table:table-cell>
        </table:table-row>
        <table:table-row table:style-name="ro1">
          <table:table-cell office:value-type="float" office:value="2.23499999999958" calcext:value-type="float">
            <text:p>2,23499999999958</text:p>
          </table:table-cell>
          <table:table-cell table:formula="of:=SIN([.A4237])" office:value-type="float" office:value="0.787407916291922" calcext:value-type="float">
            <text:p>0,787407916291922</text:p>
          </table:table-cell>
        </table:table-row>
        <table:table-row table:style-name="ro1">
          <table:table-cell office:value-type="float" office:value="2.23599999999958" calcext:value-type="float">
            <text:p>2,23599999999958</text:p>
          </table:table-cell>
          <table:table-cell table:formula="of:=SIN([.A4238])" office:value-type="float" office:value="0.786791090396512" calcext:value-type="float">
            <text:p>0,786791090396512</text:p>
          </table:table-cell>
        </table:table-row>
        <table:table-row table:style-name="ro1">
          <table:table-cell office:value-type="float" office:value="2.23699999999958" calcext:value-type="float">
            <text:p>2,23699999999958</text:p>
          </table:table-cell>
          <table:table-cell table:formula="of:=SIN([.A4239])" office:value-type="float" office:value="0.786173477710078" calcext:value-type="float">
            <text:p>0,786173477710078</text:p>
          </table:table-cell>
        </table:table-row>
        <table:table-row table:style-name="ro1">
          <table:table-cell office:value-type="float" office:value="2.23799999999958" calcext:value-type="float">
            <text:p>2,23799999999958</text:p>
          </table:table-cell>
          <table:table-cell table:formula="of:=SIN([.A4240])" office:value-type="float" office:value="0.785555078850231" calcext:value-type="float">
            <text:p>0,785555078850231</text:p>
          </table:table-cell>
        </table:table-row>
        <table:table-row table:style-name="ro1">
          <table:table-cell office:value-type="float" office:value="2.23899999999958" calcext:value-type="float">
            <text:p>2,23899999999958</text:p>
          </table:table-cell>
          <table:table-cell table:formula="of:=SIN([.A4241])" office:value-type="float" office:value="0.784935894435372" calcext:value-type="float">
            <text:p>0,784935894435372</text:p>
          </table:table-cell>
        </table:table-row>
        <table:table-row table:style-name="ro1">
          <table:table-cell office:value-type="float" office:value="2.23999999999958" calcext:value-type="float">
            <text:p>2,23999999999958</text:p>
          </table:table-cell>
          <table:table-cell table:formula="of:=SIN([.A4242])" office:value-type="float" office:value="0.784315925084683" calcext:value-type="float">
            <text:p>0,784315925084683</text:p>
          </table:table-cell>
        </table:table-row>
        <table:table-row table:style-name="ro1">
          <table:table-cell office:value-type="float" office:value="2.24099999999958" calcext:value-type="float">
            <text:p>2,24099999999958</text:p>
          </table:table-cell>
          <table:table-cell table:formula="of:=SIN([.A4243])" office:value-type="float" office:value="0.783695171418134" calcext:value-type="float">
            <text:p>0,783695171418134</text:p>
          </table:table-cell>
        </table:table-row>
        <table:table-row table:style-name="ro1">
          <table:table-cell office:value-type="float" office:value="2.24199999999958" calcext:value-type="float">
            <text:p>2,24199999999958</text:p>
          </table:table-cell>
          <table:table-cell table:formula="of:=SIN([.A4244])" office:value-type="float" office:value="0.783073634056479" calcext:value-type="float">
            <text:p>0,783073634056479</text:p>
          </table:table-cell>
        </table:table-row>
        <table:table-row table:style-name="ro1">
          <table:table-cell office:value-type="float" office:value="2.24299999999958" calcext:value-type="float">
            <text:p>2,24299999999958</text:p>
          </table:table-cell>
          <table:table-cell table:formula="of:=SIN([.A4245])" office:value-type="float" office:value="0.782451313621256" calcext:value-type="float">
            <text:p>0,782451313621256</text:p>
          </table:table-cell>
        </table:table-row>
        <table:table-row table:style-name="ro1">
          <table:table-cell office:value-type="float" office:value="2.24399999999958" calcext:value-type="float">
            <text:p>2,24399999999958</text:p>
          </table:table-cell>
          <table:table-cell table:formula="of:=SIN([.A4246])" office:value-type="float" office:value="0.781828210734784" calcext:value-type="float">
            <text:p>0,781828210734784</text:p>
          </table:table-cell>
        </table:table-row>
        <table:table-row table:style-name="ro1">
          <table:table-cell office:value-type="float" office:value="2.24499999999958" calcext:value-type="float">
            <text:p>2,24499999999958</text:p>
          </table:table-cell>
          <table:table-cell table:formula="of:=SIN([.A4247])" office:value-type="float" office:value="0.781204326020167" calcext:value-type="float">
            <text:p>0,781204326020167</text:p>
          </table:table-cell>
        </table:table-row>
        <table:table-row table:style-name="ro1">
          <table:table-cell office:value-type="float" office:value="2.24599999999958" calcext:value-type="float">
            <text:p>2,24599999999958</text:p>
          </table:table-cell>
          <table:table-cell table:formula="of:=SIN([.A4248])" office:value-type="float" office:value="0.780579660101288" calcext:value-type="float">
            <text:p>0,780579660101288</text:p>
          </table:table-cell>
        </table:table-row>
        <table:table-row table:style-name="ro1">
          <table:table-cell office:value-type="float" office:value="2.24699999999958" calcext:value-type="float">
            <text:p>2,24699999999958</text:p>
          </table:table-cell>
          <table:table-cell table:formula="of:=SIN([.A4249])" office:value-type="float" office:value="0.779954213602815" calcext:value-type="float">
            <text:p>0,779954213602815</text:p>
          </table:table-cell>
        </table:table-row>
        <table:table-row table:style-name="ro1">
          <table:table-cell office:value-type="float" office:value="2.24799999999958" calcext:value-type="float">
            <text:p>2,24799999999958</text:p>
          </table:table-cell>
          <table:table-cell table:formula="of:=SIN([.A4250])" office:value-type="float" office:value="0.779327987150193" calcext:value-type="float">
            <text:p>0,779327987150193</text:p>
          </table:table-cell>
        </table:table-row>
        <table:table-row table:style-name="ro1">
          <table:table-cell office:value-type="float" office:value="2.24899999999958" calcext:value-type="float">
            <text:p>2,24899999999958</text:p>
          </table:table-cell>
          <table:table-cell table:formula="of:=SIN([.A4251])" office:value-type="float" office:value="0.778700981369649" calcext:value-type="float">
            <text:p>0,778700981369649</text:p>
          </table:table-cell>
        </table:table-row>
        <table:table-row table:style-name="ro1">
          <table:table-cell office:value-type="float" office:value="2.24999999999958" calcext:value-type="float">
            <text:p>2,24999999999958</text:p>
          </table:table-cell>
          <table:table-cell table:formula="of:=SIN([.A4252])" office:value-type="float" office:value="0.778073196888188" calcext:value-type="float">
            <text:p>0,778073196888188</text:p>
          </table:table-cell>
        </table:table-row>
        <table:table-row table:style-name="ro1">
          <table:table-cell office:value-type="float" office:value="2.25099999999957" calcext:value-type="float">
            <text:p>2,25099999999957</text:p>
          </table:table-cell>
          <table:table-cell table:formula="of:=SIN([.A4253])" office:value-type="float" office:value="0.777444634333595" calcext:value-type="float">
            <text:p>0,777444634333595</text:p>
          </table:table-cell>
        </table:table-row>
        <table:table-row table:style-name="ro1">
          <table:table-cell office:value-type="float" office:value="2.25199999999958" calcext:value-type="float">
            <text:p>2,25199999999958</text:p>
          </table:table-cell>
          <table:table-cell table:formula="of:=SIN([.A4254])" office:value-type="float" office:value="0.776815294334433" calcext:value-type="float">
            <text:p>0,776815294334433</text:p>
          </table:table-cell>
        </table:table-row>
        <table:table-row table:style-name="ro1">
          <table:table-cell office:value-type="float" office:value="2.25299999999957" calcext:value-type="float">
            <text:p>2,25299999999957</text:p>
          </table:table-cell>
          <table:table-cell table:formula="of:=SIN([.A4255])" office:value-type="float" office:value="0.776185177520041" calcext:value-type="float">
            <text:p>0,776185177520041</text:p>
          </table:table-cell>
        </table:table-row>
        <table:table-row table:style-name="ro1">
          <table:table-cell office:value-type="float" office:value="2.25399999999957" calcext:value-type="float">
            <text:p>2,25399999999957</text:p>
          </table:table-cell>
          <table:table-cell table:formula="of:=SIN([.A4256])" office:value-type="float" office:value="0.775554284520536" calcext:value-type="float">
            <text:p>0,775554284520536</text:p>
          </table:table-cell>
        </table:table-row>
        <table:table-row table:style-name="ro1">
          <table:table-cell office:value-type="float" office:value="2.25499999999957" calcext:value-type="float">
            <text:p>2,25499999999957</text:p>
          </table:table-cell>
          <table:table-cell table:formula="of:=SIN([.A4257])" office:value-type="float" office:value="0.774922615966812" calcext:value-type="float">
            <text:p>0,774922615966812</text:p>
          </table:table-cell>
        </table:table-row>
        <table:table-row table:style-name="ro1">
          <table:table-cell office:value-type="float" office:value="2.25599999999957" calcext:value-type="float">
            <text:p>2,25599999999957</text:p>
          </table:table-cell>
          <table:table-cell table:formula="of:=SIN([.A4258])" office:value-type="float" office:value="0.774290172490536" calcext:value-type="float">
            <text:p>0,774290172490536</text:p>
          </table:table-cell>
        </table:table-row>
        <table:table-row table:style-name="ro1">
          <table:table-cell office:value-type="float" office:value="2.25699999999957" calcext:value-type="float">
            <text:p>2,25699999999957</text:p>
          </table:table-cell>
          <table:table-cell table:formula="of:=SIN([.A4259])" office:value-type="float" office:value="0.773656954724152" calcext:value-type="float">
            <text:p>0,773656954724152</text:p>
          </table:table-cell>
        </table:table-row>
        <table:table-row table:style-name="ro1">
          <table:table-cell office:value-type="float" office:value="2.25799999999957" calcext:value-type="float">
            <text:p>2,25799999999957</text:p>
          </table:table-cell>
          <table:table-cell table:formula="of:=SIN([.A4260])" office:value-type="float" office:value="0.773022963300877" calcext:value-type="float">
            <text:p>0,773022963300877</text:p>
          </table:table-cell>
        </table:table-row>
        <table:table-row table:style-name="ro1">
          <table:table-cell office:value-type="float" office:value="2.25899999999957" calcext:value-type="float">
            <text:p>2,25899999999957</text:p>
          </table:table-cell>
          <table:table-cell table:formula="of:=SIN([.A4261])" office:value-type="float" office:value="0.772388198854704" calcext:value-type="float">
            <text:p>0,772388198854704</text:p>
          </table:table-cell>
        </table:table-row>
        <table:table-row table:style-name="ro1">
          <table:table-cell office:value-type="float" office:value="2.25999999999957" calcext:value-type="float">
            <text:p>2,25999999999957</text:p>
          </table:table-cell>
          <table:table-cell table:formula="of:=SIN([.A4262])" office:value-type="float" office:value="0.771752662020397" calcext:value-type="float">
            <text:p>0,771752662020397</text:p>
          </table:table-cell>
        </table:table-row>
        <table:table-row table:style-name="ro1">
          <table:table-cell office:value-type="float" office:value="2.26099999999957" calcext:value-type="float">
            <text:p>2,26099999999957</text:p>
          </table:table-cell>
          <table:table-cell table:formula="of:=SIN([.A4263])" office:value-type="float" office:value="0.771116353433492" calcext:value-type="float">
            <text:p>0,771116353433492</text:p>
          </table:table-cell>
        </table:table-row>
        <table:table-row table:style-name="ro1">
          <table:table-cell office:value-type="float" office:value="2.26199999999957" calcext:value-type="float">
            <text:p>2,26199999999957</text:p>
          </table:table-cell>
          <table:table-cell table:formula="of:=SIN([.A4264])" office:value-type="float" office:value="0.770479273730297" calcext:value-type="float">
            <text:p>0,770479273730297</text:p>
          </table:table-cell>
        </table:table-row>
        <table:table-row table:style-name="ro1">
          <table:table-cell office:value-type="float" office:value="2.26299999999957" calcext:value-type="float">
            <text:p>2,26299999999957</text:p>
          </table:table-cell>
          <table:table-cell table:formula="of:=SIN([.A4265])" office:value-type="float" office:value="0.769841423547893" calcext:value-type="float">
            <text:p>0,769841423547893</text:p>
          </table:table-cell>
        </table:table-row>
        <table:table-row table:style-name="ro1">
          <table:table-cell office:value-type="float" office:value="2.26399999999957" calcext:value-type="float">
            <text:p>2,26399999999957</text:p>
          </table:table-cell>
          <table:table-cell table:formula="of:=SIN([.A4266])" office:value-type="float" office:value="0.769202803524129" calcext:value-type="float">
            <text:p>0,769202803524129</text:p>
          </table:table-cell>
        </table:table-row>
        <table:table-row table:style-name="ro1">
          <table:table-cell office:value-type="float" office:value="2.26499999999957" calcext:value-type="float">
            <text:p>2,26499999999957</text:p>
          </table:table-cell>
          <table:table-cell table:formula="of:=SIN([.A4267])" office:value-type="float" office:value="0.768563414297627" calcext:value-type="float">
            <text:p>0,768563414297627</text:p>
          </table:table-cell>
        </table:table-row>
        <table:table-row table:style-name="ro1">
          <table:table-cell office:value-type="float" office:value="2.26599999999957" calcext:value-type="float">
            <text:p>2,26599999999957</text:p>
          </table:table-cell>
          <table:table-cell table:formula="of:=SIN([.A4268])" office:value-type="float" office:value="0.767923256507773" calcext:value-type="float">
            <text:p>0,767923256507773</text:p>
          </table:table-cell>
        </table:table-row>
        <table:table-row table:style-name="ro1">
          <table:table-cell office:value-type="float" office:value="2.26699999999957" calcext:value-type="float">
            <text:p>2,26699999999957</text:p>
          </table:table-cell>
          <table:table-cell table:formula="of:=SIN([.A4269])" office:value-type="float" office:value="0.767282330794728" calcext:value-type="float">
            <text:p>0,767282330794728</text:p>
          </table:table-cell>
        </table:table-row>
        <table:table-row table:style-name="ro1">
          <table:table-cell office:value-type="float" office:value="2.26799999999957" calcext:value-type="float">
            <text:p>2,26799999999957</text:p>
          </table:table-cell>
          <table:table-cell table:formula="of:=SIN([.A4270])" office:value-type="float" office:value="0.766640637799415" calcext:value-type="float">
            <text:p>0,766640637799415</text:p>
          </table:table-cell>
        </table:table-row>
        <table:table-row table:style-name="ro1">
          <table:table-cell office:value-type="float" office:value="2.26899999999957" calcext:value-type="float">
            <text:p>2,26899999999957</text:p>
          </table:table-cell>
          <table:table-cell table:formula="of:=SIN([.A4271])" office:value-type="float" office:value="0.765998178163529" calcext:value-type="float">
            <text:p>0,765998178163529</text:p>
          </table:table-cell>
        </table:table-row>
        <table:table-row table:style-name="ro1">
          <table:table-cell office:value-type="float" office:value="2.26999999999957" calcext:value-type="float">
            <text:p>2,26999999999957</text:p>
          </table:table-cell>
          <table:table-cell table:formula="of:=SIN([.A4272])" office:value-type="float" office:value="0.765354952529528" calcext:value-type="float">
            <text:p>0,765354952529528</text:p>
          </table:table-cell>
        </table:table-row>
        <table:table-row table:style-name="ro1">
          <table:table-cell office:value-type="float" office:value="2.27099999999957" calcext:value-type="float">
            <text:p>2,27099999999957</text:p>
          </table:table-cell>
          <table:table-cell table:formula="of:=SIN([.A4273])" office:value-type="float" office:value="0.764710961540638" calcext:value-type="float">
            <text:p>0,764710961540638</text:p>
          </table:table-cell>
        </table:table-row>
        <table:table-row table:style-name="ro1">
          <table:table-cell office:value-type="float" office:value="2.27199999999957" calcext:value-type="float">
            <text:p>2,27199999999957</text:p>
          </table:table-cell>
          <table:table-cell table:formula="of:=SIN([.A4274])" office:value-type="float" office:value="0.764066205840851" calcext:value-type="float">
            <text:p>0,764066205840851</text:p>
          </table:table-cell>
        </table:table-row>
        <table:table-row table:style-name="ro1">
          <table:table-cell office:value-type="float" office:value="2.27299999999957" calcext:value-type="float">
            <text:p>2,27299999999957</text:p>
          </table:table-cell>
          <table:table-cell table:formula="of:=SIN([.A4275])" office:value-type="float" office:value="0.763420686074922" calcext:value-type="float">
            <text:p>0,763420686074922</text:p>
          </table:table-cell>
        </table:table-row>
        <table:table-row table:style-name="ro1">
          <table:table-cell office:value-type="float" office:value="2.27399999999957" calcext:value-type="float">
            <text:p>2,27399999999957</text:p>
          </table:table-cell>
          <table:table-cell table:formula="of:=SIN([.A4276])" office:value-type="float" office:value="0.76277440288837" calcext:value-type="float">
            <text:p>0,76277440288837</text:p>
          </table:table-cell>
        </table:table-row>
        <table:table-row table:style-name="ro1">
          <table:table-cell office:value-type="float" office:value="2.27499999999957" calcext:value-type="float">
            <text:p>2,27499999999957</text:p>
          </table:table-cell>
          <table:table-cell table:formula="of:=SIN([.A4277])" office:value-type="float" office:value="0.762127356927479" calcext:value-type="float">
            <text:p>0,762127356927479</text:p>
          </table:table-cell>
        </table:table-row>
        <table:table-row table:style-name="ro1">
          <table:table-cell office:value-type="float" office:value="2.27599999999957" calcext:value-type="float">
            <text:p>2,27599999999957</text:p>
          </table:table-cell>
          <table:table-cell table:formula="of:=SIN([.A4278])" office:value-type="float" office:value="0.761479548839294" calcext:value-type="float">
            <text:p>0,761479548839294</text:p>
          </table:table-cell>
        </table:table-row>
        <table:table-row table:style-name="ro1">
          <table:table-cell office:value-type="float" office:value="2.27699999999957" calcext:value-type="float">
            <text:p>2,27699999999957</text:p>
          </table:table-cell>
          <table:table-cell table:formula="of:=SIN([.A4279])" office:value-type="float" office:value="0.760830979271624" calcext:value-type="float">
            <text:p>0,760830979271624</text:p>
          </table:table-cell>
        </table:table-row>
        <table:table-row table:style-name="ro1">
          <table:table-cell office:value-type="float" office:value="2.27799999999957" calcext:value-type="float">
            <text:p>2,27799999999957</text:p>
          </table:table-cell>
          <table:table-cell table:formula="of:=SIN([.A4280])" office:value-type="float" office:value="0.760181648873038" calcext:value-type="float">
            <text:p>0,760181648873038</text:p>
          </table:table-cell>
        </table:table-row>
        <table:table-row table:style-name="ro1">
          <table:table-cell office:value-type="float" office:value="2.27899999999957" calcext:value-type="float">
            <text:p>2,27899999999957</text:p>
          </table:table-cell>
          <table:table-cell table:formula="of:=SIN([.A4281])" office:value-type="float" office:value="0.759531558292867" calcext:value-type="float">
            <text:p>0,759531558292867</text:p>
          </table:table-cell>
        </table:table-row>
        <table:table-row table:style-name="ro1">
          <table:table-cell office:value-type="float" office:value="2.27999999999957" calcext:value-type="float">
            <text:p>2,27999999999957</text:p>
          </table:table-cell>
          <table:table-cell table:formula="of:=SIN([.A4282])" office:value-type="float" office:value="0.758880708181201" calcext:value-type="float">
            <text:p>0,758880708181201</text:p>
          </table:table-cell>
        </table:table-row>
        <table:table-row table:style-name="ro1">
          <table:table-cell office:value-type="float" office:value="2.28099999999957" calcext:value-type="float">
            <text:p>2,28099999999957</text:p>
          </table:table-cell>
          <table:table-cell table:formula="of:=SIN([.A4283])" office:value-type="float" office:value="0.758229099188889" calcext:value-type="float">
            <text:p>0,758229099188889</text:p>
          </table:table-cell>
        </table:table-row>
        <table:table-row table:style-name="ro1">
          <table:table-cell office:value-type="float" office:value="2.28199999999957" calcext:value-type="float">
            <text:p>2,28199999999957</text:p>
          </table:table-cell>
          <table:table-cell table:formula="of:=SIN([.A4284])" office:value-type="float" office:value="0.757576731967542" calcext:value-type="float">
            <text:p>0,757576731967542</text:p>
          </table:table-cell>
        </table:table-row>
        <table:table-row table:style-name="ro1">
          <table:table-cell office:value-type="float" office:value="2.28299999999957" calcext:value-type="float">
            <text:p>2,28299999999957</text:p>
          </table:table-cell>
          <table:table-cell table:formula="of:=SIN([.A4285])" office:value-type="float" office:value="0.756923607169525" calcext:value-type="float">
            <text:p>0,756923607169525</text:p>
          </table:table-cell>
        </table:table-row>
        <table:table-row table:style-name="ro1">
          <table:table-cell office:value-type="float" office:value="2.28399999999957" calcext:value-type="float">
            <text:p>2,28399999999957</text:p>
          </table:table-cell>
          <table:table-cell table:formula="of:=SIN([.A4286])" office:value-type="float" office:value="0.756269725447965" calcext:value-type="float">
            <text:p>0,756269725447965</text:p>
          </table:table-cell>
        </table:table-row>
        <table:table-row table:style-name="ro1">
          <table:table-cell office:value-type="float" office:value="2.28499999999957" calcext:value-type="float">
            <text:p>2,28499999999957</text:p>
          </table:table-cell>
          <table:table-cell table:formula="of:=SIN([.A4287])" office:value-type="float" office:value="0.755615087456742" calcext:value-type="float">
            <text:p>0,755615087456742</text:p>
          </table:table-cell>
        </table:table-row>
        <table:table-row table:style-name="ro1">
          <table:table-cell office:value-type="float" office:value="2.28599999999957" calcext:value-type="float">
            <text:p>2,28599999999957</text:p>
          </table:table-cell>
          <table:table-cell table:formula="of:=SIN([.A4288])" office:value-type="float" office:value="0.754959693850496" calcext:value-type="float">
            <text:p>0,754959693850496</text:p>
          </table:table-cell>
        </table:table-row>
        <table:table-row table:style-name="ro1">
          <table:table-cell office:value-type="float" office:value="2.28699999999957" calcext:value-type="float">
            <text:p>2,28699999999957</text:p>
          </table:table-cell>
          <table:table-cell table:formula="of:=SIN([.A4289])" office:value-type="float" office:value="0.754303545284617" calcext:value-type="float">
            <text:p>0,754303545284617</text:p>
          </table:table-cell>
        </table:table-row>
        <table:table-row table:style-name="ro1">
          <table:table-cell office:value-type="float" office:value="2.28799999999957" calcext:value-type="float">
            <text:p>2,28799999999957</text:p>
          </table:table-cell>
          <table:table-cell table:formula="of:=SIN([.A4290])" office:value-type="float" office:value="0.753646642415257" calcext:value-type="float">
            <text:p>0,753646642415257</text:p>
          </table:table-cell>
        </table:table-row>
        <table:table-row table:style-name="ro1">
          <table:table-cell office:value-type="float" office:value="2.28899999999957" calcext:value-type="float">
            <text:p>2,28899999999957</text:p>
          </table:table-cell>
          <table:table-cell table:formula="of:=SIN([.A4291])" office:value-type="float" office:value="0.752988985899316" calcext:value-type="float">
            <text:p>0,752988985899316</text:p>
          </table:table-cell>
        </table:table-row>
        <table:table-row table:style-name="ro1">
          <table:table-cell office:value-type="float" office:value="2.28999999999957" calcext:value-type="float">
            <text:p>2,28999999999957</text:p>
          </table:table-cell>
          <table:table-cell table:formula="of:=SIN([.A4292])" office:value-type="float" office:value="0.752330576394453" calcext:value-type="float">
            <text:p>0,752330576394453</text:p>
          </table:table-cell>
        </table:table-row>
        <table:table-row table:style-name="ro1">
          <table:table-cell office:value-type="float" office:value="2.29099999999957" calcext:value-type="float">
            <text:p>2,29099999999957</text:p>
          </table:table-cell>
          <table:table-cell table:formula="of:=SIN([.A4293])" office:value-type="float" office:value="0.751671414559076" calcext:value-type="float">
            <text:p>0,751671414559076</text:p>
          </table:table-cell>
        </table:table-row>
        <table:table-row table:style-name="ro1">
          <table:table-cell office:value-type="float" office:value="2.29199999999957" calcext:value-type="float">
            <text:p>2,29199999999957</text:p>
          </table:table-cell>
          <table:table-cell table:formula="of:=SIN([.A4294])" office:value-type="float" office:value="0.751011501052347" calcext:value-type="float">
            <text:p>0,751011501052347</text:p>
          </table:table-cell>
        </table:table-row>
        <table:table-row table:style-name="ro1">
          <table:table-cell office:value-type="float" office:value="2.29299999999957" calcext:value-type="float">
            <text:p>2,29299999999957</text:p>
          </table:table-cell>
          <table:table-cell table:formula="of:=SIN([.A4295])" office:value-type="float" office:value="0.75035083653418" calcext:value-type="float">
            <text:p>0,75035083653418</text:p>
          </table:table-cell>
        </table:table-row>
        <table:table-row table:style-name="ro1">
          <table:table-cell office:value-type="float" office:value="2.29399999999957" calcext:value-type="float">
            <text:p>2,29399999999957</text:p>
          </table:table-cell>
          <table:table-cell table:formula="of:=SIN([.A4296])" office:value-type="float" office:value="0.749689421665239" calcext:value-type="float">
            <text:p>0,749689421665239</text:p>
          </table:table-cell>
        </table:table-row>
        <table:table-row table:style-name="ro1">
          <table:table-cell office:value-type="float" office:value="2.29499999999957" calcext:value-type="float">
            <text:p>2,29499999999957</text:p>
          </table:table-cell>
          <table:table-cell table:formula="of:=SIN([.A4297])" office:value-type="float" office:value="0.749027257106938" calcext:value-type="float">
            <text:p>0,749027257106938</text:p>
          </table:table-cell>
        </table:table-row>
        <table:table-row table:style-name="ro1">
          <table:table-cell office:value-type="float" office:value="2.29599999999957" calcext:value-type="float">
            <text:p>2,29599999999957</text:p>
          </table:table-cell>
          <table:table-cell table:formula="of:=SIN([.A4298])" office:value-type="float" office:value="0.748364343521443" calcext:value-type="float">
            <text:p>0,748364343521443</text:p>
          </table:table-cell>
        </table:table-row>
        <table:table-row table:style-name="ro1">
          <table:table-cell office:value-type="float" office:value="2.29699999999957" calcext:value-type="float">
            <text:p>2,29699999999957</text:p>
          </table:table-cell>
          <table:table-cell table:formula="of:=SIN([.A4299])" office:value-type="float" office:value="0.747700681571666" calcext:value-type="float">
            <text:p>0,747700681571666</text:p>
          </table:table-cell>
        </table:table-row>
        <table:table-row table:style-name="ro1">
          <table:table-cell office:value-type="float" office:value="2.29799999999957" calcext:value-type="float">
            <text:p>2,29799999999957</text:p>
          </table:table-cell>
          <table:table-cell table:formula="of:=SIN([.A4300])" office:value-type="float" office:value="0.747036271921271" calcext:value-type="float">
            <text:p>0,747036271921271</text:p>
          </table:table-cell>
        </table:table-row>
        <table:table-row table:style-name="ro1">
          <table:table-cell office:value-type="float" office:value="2.29899999999957" calcext:value-type="float">
            <text:p>2,29899999999957</text:p>
          </table:table-cell>
          <table:table-cell table:formula="of:=SIN([.A4301])" office:value-type="float" office:value="0.746371115234665" calcext:value-type="float">
            <text:p>0,746371115234665</text:p>
          </table:table-cell>
        </table:table-row>
        <table:table-row table:style-name="ro1">
          <table:table-cell office:value-type="float" office:value="2.29999999999957" calcext:value-type="float">
            <text:p>2,29999999999957</text:p>
          </table:table-cell>
          <table:table-cell table:formula="of:=SIN([.A4302])" office:value-type="float" office:value="0.745705212177007" calcext:value-type="float">
            <text:p>0,745705212177007</text:p>
          </table:table-cell>
        </table:table-row>
        <table:table-row table:style-name="ro1">
          <table:table-cell office:value-type="float" office:value="2.30099999999957" calcext:value-type="float">
            <text:p>2,30099999999957</text:p>
          </table:table-cell>
          <table:table-cell table:formula="of:=SIN([.A4303])" office:value-type="float" office:value="0.745038563414198" calcext:value-type="float">
            <text:p>0,745038563414198</text:p>
          </table:table-cell>
        </table:table-row>
        <table:table-row table:style-name="ro1">
          <table:table-cell office:value-type="float" office:value="2.30199999999957" calcext:value-type="float">
            <text:p>2,30199999999957</text:p>
          </table:table-cell>
          <table:table-cell table:formula="of:=SIN([.A4304])" office:value-type="float" office:value="0.744371169612889" calcext:value-type="float">
            <text:p>0,744371169612889</text:p>
          </table:table-cell>
        </table:table-row>
        <table:table-row table:style-name="ro1">
          <table:table-cell office:value-type="float" office:value="2.30299999999957" calcext:value-type="float">
            <text:p>2,30299999999957</text:p>
          </table:table-cell>
          <table:table-cell table:formula="of:=SIN([.A4305])" office:value-type="float" office:value="0.743703031440471" calcext:value-type="float">
            <text:p>0,743703031440471</text:p>
          </table:table-cell>
        </table:table-row>
        <table:table-row table:style-name="ro1">
          <table:table-cell office:value-type="float" office:value="2.30399999999957" calcext:value-type="float">
            <text:p>2,30399999999957</text:p>
          </table:table-cell>
          <table:table-cell table:formula="of:=SIN([.A4306])" office:value-type="float" office:value="0.743034149565084" calcext:value-type="float">
            <text:p>0,743034149565084</text:p>
          </table:table-cell>
        </table:table-row>
        <table:table-row table:style-name="ro1">
          <table:table-cell office:value-type="float" office:value="2.30499999999957" calcext:value-type="float">
            <text:p>2,30499999999957</text:p>
          </table:table-cell>
          <table:table-cell table:formula="of:=SIN([.A4307])" office:value-type="float" office:value="0.74236452465561" calcext:value-type="float">
            <text:p>0,74236452465561</text:p>
          </table:table-cell>
        </table:table-row>
        <table:table-row table:style-name="ro1">
          <table:table-cell office:value-type="float" office:value="2.30599999999957" calcext:value-type="float">
            <text:p>2,30599999999957</text:p>
          </table:table-cell>
          <table:table-cell table:formula="of:=SIN([.A4308])" office:value-type="float" office:value="0.741694157381673" calcext:value-type="float">
            <text:p>0,741694157381673</text:p>
          </table:table-cell>
        </table:table-row>
        <table:table-row table:style-name="ro1">
          <table:table-cell office:value-type="float" office:value="2.30699999999957" calcext:value-type="float">
            <text:p>2,30699999999957</text:p>
          </table:table-cell>
          <table:table-cell table:formula="of:=SIN([.A4309])" office:value-type="float" office:value="0.741023048413639" calcext:value-type="float">
            <text:p>0,741023048413639</text:p>
          </table:table-cell>
        </table:table-row>
        <table:table-row table:style-name="ro1">
          <table:table-cell office:value-type="float" office:value="2.30799999999957" calcext:value-type="float">
            <text:p>2,30799999999957</text:p>
          </table:table-cell>
          <table:table-cell table:formula="of:=SIN([.A4310])" office:value-type="float" office:value="0.74035119842262" calcext:value-type="float">
            <text:p>0,74035119842262</text:p>
          </table:table-cell>
        </table:table-row>
        <table:table-row table:style-name="ro1">
          <table:table-cell office:value-type="float" office:value="2.30899999999957" calcext:value-type="float">
            <text:p>2,30899999999957</text:p>
          </table:table-cell>
          <table:table-cell table:formula="of:=SIN([.A4311])" office:value-type="float" office:value="0.739678608080464" calcext:value-type="float">
            <text:p>0,739678608080464</text:p>
          </table:table-cell>
        </table:table-row>
        <table:table-row table:style-name="ro1">
          <table:table-cell office:value-type="float" office:value="2.30999999999957" calcext:value-type="float">
            <text:p>2,30999999999957</text:p>
          </table:table-cell>
          <table:table-cell table:formula="of:=SIN([.A4312])" office:value-type="float" office:value="0.739005278059761" calcext:value-type="float">
            <text:p>0,739005278059761</text:p>
          </table:table-cell>
        </table:table-row>
        <table:table-row table:style-name="ro1">
          <table:table-cell office:value-type="float" office:value="2.31099999999957" calcext:value-type="float">
            <text:p>2,31099999999957</text:p>
          </table:table-cell>
          <table:table-cell table:formula="of:=SIN([.A4313])" office:value-type="float" office:value="0.738331209033842" calcext:value-type="float">
            <text:p>0,738331209033842</text:p>
          </table:table-cell>
        </table:table-row>
        <table:table-row table:style-name="ro1">
          <table:table-cell office:value-type="float" office:value="2.31199999999957" calcext:value-type="float">
            <text:p>2,31199999999957</text:p>
          </table:table-cell>
          <table:table-cell table:formula="of:=SIN([.A4314])" office:value-type="float" office:value="0.737656401676776" calcext:value-type="float">
            <text:p>0,737656401676776</text:p>
          </table:table-cell>
        </table:table-row>
        <table:table-row table:style-name="ro1">
          <table:table-cell office:value-type="float" office:value="2.31299999999957" calcext:value-type="float">
            <text:p>2,31299999999957</text:p>
          </table:table-cell>
          <table:table-cell table:formula="of:=SIN([.A4315])" office:value-type="float" office:value="0.736980856663368" calcext:value-type="float">
            <text:p>0,736980856663368</text:p>
          </table:table-cell>
        </table:table-row>
        <table:table-row table:style-name="ro1">
          <table:table-cell office:value-type="float" office:value="2.31399999999957" calcext:value-type="float">
            <text:p>2,31399999999957</text:p>
          </table:table-cell>
          <table:table-cell table:formula="of:=SIN([.A4316])" office:value-type="float" office:value="0.736304574669166" calcext:value-type="float">
            <text:p>0,736304574669166</text:p>
          </table:table-cell>
        </table:table-row>
        <table:table-row table:style-name="ro1">
          <table:table-cell office:value-type="float" office:value="2.31499999999957" calcext:value-type="float">
            <text:p>2,31499999999957</text:p>
          </table:table-cell>
          <table:table-cell table:formula="of:=SIN([.A4317])" office:value-type="float" office:value="0.735627556370451" calcext:value-type="float">
            <text:p>0,735627556370451</text:p>
          </table:table-cell>
        </table:table-row>
        <table:table-row table:style-name="ro1">
          <table:table-cell office:value-type="float" office:value="2.31599999999957" calcext:value-type="float">
            <text:p>2,31599999999957</text:p>
          </table:table-cell>
          <table:table-cell table:formula="of:=SIN([.A4318])" office:value-type="float" office:value="0.73494980244424" calcext:value-type="float">
            <text:p>0,73494980244424</text:p>
          </table:table-cell>
        </table:table-row>
        <table:table-row table:style-name="ro1">
          <table:table-cell office:value-type="float" office:value="2.31699999999957" calcext:value-type="float">
            <text:p>2,31699999999957</text:p>
          </table:table-cell>
          <table:table-cell table:formula="of:=SIN([.A4319])" office:value-type="float" office:value="0.734271313568289" calcext:value-type="float">
            <text:p>0,734271313568289</text:p>
          </table:table-cell>
        </table:table-row>
        <table:table-row table:style-name="ro1">
          <table:table-cell office:value-type="float" office:value="2.31799999999957" calcext:value-type="float">
            <text:p>2,31799999999957</text:p>
          </table:table-cell>
          <table:table-cell table:formula="of:=SIN([.A4320])" office:value-type="float" office:value="0.733592090421084" calcext:value-type="float">
            <text:p>0,733592090421084</text:p>
          </table:table-cell>
        </table:table-row>
        <table:table-row table:style-name="ro1">
          <table:table-cell office:value-type="float" office:value="2.31899999999957" calcext:value-type="float">
            <text:p>2,31899999999957</text:p>
          </table:table-cell>
          <table:table-cell table:formula="of:=SIN([.A4321])" office:value-type="float" office:value="0.732912133681851" calcext:value-type="float">
            <text:p>0,732912133681851</text:p>
          </table:table-cell>
        </table:table-row>
        <table:table-row table:style-name="ro1">
          <table:table-cell office:value-type="float" office:value="2.31999999999957" calcext:value-type="float">
            <text:p>2,31999999999957</text:p>
          </table:table-cell>
          <table:table-cell table:formula="of:=SIN([.A4322])" office:value-type="float" office:value="0.732231444030545" calcext:value-type="float">
            <text:p>0,732231444030545</text:p>
          </table:table-cell>
        </table:table-row>
        <table:table-row table:style-name="ro1">
          <table:table-cell office:value-type="float" office:value="2.32099999999957" calcext:value-type="float">
            <text:p>2,32099999999957</text:p>
          </table:table-cell>
          <table:table-cell table:formula="of:=SIN([.A4323])" office:value-type="float" office:value="0.731550022147856" calcext:value-type="float">
            <text:p>0,731550022147856</text:p>
          </table:table-cell>
        </table:table-row>
        <table:table-row table:style-name="ro1">
          <table:table-cell office:value-type="float" office:value="2.32199999999957" calcext:value-type="float">
            <text:p>2,32199999999957</text:p>
          </table:table-cell>
          <table:table-cell table:formula="of:=SIN([.A4324])" office:value-type="float" office:value="0.730867868715206" calcext:value-type="float">
            <text:p>0,730867868715206</text:p>
          </table:table-cell>
        </table:table-row>
        <table:table-row table:style-name="ro1">
          <table:table-cell office:value-type="float" office:value="2.32299999999957" calcext:value-type="float">
            <text:p>2,32299999999957</text:p>
          </table:table-cell>
          <table:table-cell table:formula="of:=SIN([.A4325])" office:value-type="float" office:value="0.730184984414748" calcext:value-type="float">
            <text:p>0,730184984414748</text:p>
          </table:table-cell>
        </table:table-row>
        <table:table-row table:style-name="ro1">
          <table:table-cell office:value-type="float" office:value="2.32399999999957" calcext:value-type="float">
            <text:p>2,32399999999957</text:p>
          </table:table-cell>
          <table:table-cell table:formula="of:=SIN([.A4326])" office:value-type="float" office:value="0.729501369929367" calcext:value-type="float">
            <text:p>0,729501369929367</text:p>
          </table:table-cell>
        </table:table-row>
        <table:table-row table:style-name="ro1">
          <table:table-cell office:value-type="float" office:value="2.32499999999957" calcext:value-type="float">
            <text:p>2,32499999999957</text:p>
          </table:table-cell>
          <table:table-cell table:formula="of:=SIN([.A4327])" office:value-type="float" office:value="0.728817025942676" calcext:value-type="float">
            <text:p>0,728817025942676</text:p>
          </table:table-cell>
        </table:table-row>
        <table:table-row table:style-name="ro1">
          <table:table-cell office:value-type="float" office:value="2.32599999999957" calcext:value-type="float">
            <text:p>2,32599999999957</text:p>
          </table:table-cell>
          <table:table-cell table:formula="of:=SIN([.A4328])" office:value-type="float" office:value="0.72813195313902" calcext:value-type="float">
            <text:p>0,72813195313902</text:p>
          </table:table-cell>
        </table:table-row>
        <table:table-row table:style-name="ro1">
          <table:table-cell office:value-type="float" office:value="2.32699999999957" calcext:value-type="float">
            <text:p>2,32699999999957</text:p>
          </table:table-cell>
          <table:table-cell table:formula="of:=SIN([.A4329])" office:value-type="float" office:value="0.727446152203472" calcext:value-type="float">
            <text:p>0,727446152203472</text:p>
          </table:table-cell>
        </table:table-row>
        <table:table-row table:style-name="ro1">
          <table:table-cell office:value-type="float" office:value="2.32799999999957" calcext:value-type="float">
            <text:p>2,32799999999957</text:p>
          </table:table-cell>
          <table:table-cell table:formula="of:=SIN([.A4330])" office:value-type="float" office:value="0.726759623821832" calcext:value-type="float">
            <text:p>0,726759623821832</text:p>
          </table:table-cell>
        </table:table-row>
        <table:table-row table:style-name="ro1">
          <table:table-cell office:value-type="float" office:value="2.32899999999957" calcext:value-type="float">
            <text:p>2,32899999999957</text:p>
          </table:table-cell>
          <table:table-cell table:formula="of:=SIN([.A4331])" office:value-type="float" office:value="0.726072368680629" calcext:value-type="float">
            <text:p>0,726072368680629</text:p>
          </table:table-cell>
        </table:table-row>
        <table:table-row table:style-name="ro1">
          <table:table-cell office:value-type="float" office:value="2.32999999999957" calcext:value-type="float">
            <text:p>2,32999999999957</text:p>
          </table:table-cell>
          <table:table-cell table:formula="of:=SIN([.A4332])" office:value-type="float" office:value="0.725384387467117" calcext:value-type="float">
            <text:p>0,725384387467117</text:p>
          </table:table-cell>
        </table:table-row>
        <table:table-row table:style-name="ro1">
          <table:table-cell office:value-type="float" office:value="2.33099999999957" calcext:value-type="float">
            <text:p>2,33099999999957</text:p>
          </table:table-cell>
          <table:table-cell table:formula="of:=SIN([.A4333])" office:value-type="float" office:value="0.724695680869279" calcext:value-type="float">
            <text:p>0,724695680869279</text:p>
          </table:table-cell>
        </table:table-row>
        <table:table-row table:style-name="ro1">
          <table:table-cell office:value-type="float" office:value="2.33199999999957" calcext:value-type="float">
            <text:p>2,33199999999957</text:p>
          </table:table-cell>
          <table:table-cell table:formula="of:=SIN([.A4334])" office:value-type="float" office:value="0.72400624957582" calcext:value-type="float">
            <text:p>0,72400624957582</text:p>
          </table:table-cell>
        </table:table-row>
        <table:table-row table:style-name="ro1">
          <table:table-cell office:value-type="float" office:value="2.33299999999957" calcext:value-type="float">
            <text:p>2,33299999999957</text:p>
          </table:table-cell>
          <table:table-cell table:formula="of:=SIN([.A4335])" office:value-type="float" office:value="0.723316094276172" calcext:value-type="float">
            <text:p>0,723316094276172</text:p>
          </table:table-cell>
        </table:table-row>
        <table:table-row table:style-name="ro1">
          <table:table-cell office:value-type="float" office:value="2.33399999999957" calcext:value-type="float">
            <text:p>2,33399999999957</text:p>
          </table:table-cell>
          <table:table-cell table:formula="of:=SIN([.A4336])" office:value-type="float" office:value="0.72262521566049" calcext:value-type="float">
            <text:p>0,72262521566049</text:p>
          </table:table-cell>
        </table:table-row>
        <table:table-row table:style-name="ro1">
          <table:table-cell office:value-type="float" office:value="2.33499999999957" calcext:value-type="float">
            <text:p>2,33499999999957</text:p>
          </table:table-cell>
          <table:table-cell table:formula="of:=SIN([.A4337])" office:value-type="float" office:value="0.721933614419653" calcext:value-type="float">
            <text:p>0,721933614419653</text:p>
          </table:table-cell>
        </table:table-row>
        <table:table-row table:style-name="ro1">
          <table:table-cell office:value-type="float" office:value="2.33599999999957" calcext:value-type="float">
            <text:p>2,33599999999957</text:p>
          </table:table-cell>
          <table:table-cell table:formula="of:=SIN([.A4338])" office:value-type="float" office:value="0.721241291245261" calcext:value-type="float">
            <text:p>0,721241291245261</text:p>
          </table:table-cell>
        </table:table-row>
        <table:table-row table:style-name="ro1">
          <table:table-cell office:value-type="float" office:value="2.33699999999957" calcext:value-type="float">
            <text:p>2,33699999999957</text:p>
          </table:table-cell>
          <table:table-cell table:formula="of:=SIN([.A4339])" office:value-type="float" office:value="0.720548246829638" calcext:value-type="float">
            <text:p>0,720548246829638</text:p>
          </table:table-cell>
        </table:table-row>
        <table:table-row table:style-name="ro1">
          <table:table-cell office:value-type="float" office:value="2.33799999999957" calcext:value-type="float">
            <text:p>2,33799999999957</text:p>
          </table:table-cell>
          <table:table-cell table:formula="of:=SIN([.A4340])" office:value-type="float" office:value="0.719854481865828" calcext:value-type="float">
            <text:p>0,719854481865828</text:p>
          </table:table-cell>
        </table:table-row>
        <table:table-row table:style-name="ro1">
          <table:table-cell office:value-type="float" office:value="2.33899999999957" calcext:value-type="float">
            <text:p>2,33899999999957</text:p>
          </table:table-cell>
          <table:table-cell table:formula="of:=SIN([.A4341])" office:value-type="float" office:value="0.719159997047597" calcext:value-type="float">
            <text:p>0,719159997047597</text:p>
          </table:table-cell>
        </table:table-row>
        <table:table-row table:style-name="ro1">
          <table:table-cell office:value-type="float" office:value="2.33999999999957" calcext:value-type="float">
            <text:p>2,33999999999957</text:p>
          </table:table-cell>
          <table:table-cell table:formula="of:=SIN([.A4342])" office:value-type="float" office:value="0.718464793069428" calcext:value-type="float">
            <text:p>0,718464793069428</text:p>
          </table:table-cell>
        </table:table-row>
        <table:table-row table:style-name="ro1">
          <table:table-cell office:value-type="float" office:value="2.34099999999957" calcext:value-type="float">
            <text:p>2,34099999999957</text:p>
          </table:table-cell>
          <table:table-cell table:formula="of:=SIN([.A4343])" office:value-type="float" office:value="0.717768870626526" calcext:value-type="float">
            <text:p>0,717768870626526</text:p>
          </table:table-cell>
        </table:table-row>
        <table:table-row table:style-name="ro1">
          <table:table-cell office:value-type="float" office:value="2.34199999999957" calcext:value-type="float">
            <text:p>2,34199999999957</text:p>
          </table:table-cell>
          <table:table-cell table:formula="of:=SIN([.A4344])" office:value-type="float" office:value="0.717072230414813" calcext:value-type="float">
            <text:p>0,717072230414813</text:p>
          </table:table-cell>
        </table:table-row>
        <table:table-row table:style-name="ro1">
          <table:table-cell office:value-type="float" office:value="2.34299999999957" calcext:value-type="float">
            <text:p>2,34299999999957</text:p>
          </table:table-cell>
          <table:table-cell table:formula="of:=SIN([.A4345])" office:value-type="float" office:value="0.71637487313093" calcext:value-type="float">
            <text:p>0,71637487313093</text:p>
          </table:table-cell>
        </table:table-row>
        <table:table-row table:style-name="ro1">
          <table:table-cell office:value-type="float" office:value="2.34399999999957" calcext:value-type="float">
            <text:p>2,34399999999957</text:p>
          </table:table-cell>
          <table:table-cell table:formula="of:=SIN([.A4346])" office:value-type="float" office:value="0.715676799472233" calcext:value-type="float">
            <text:p>0,715676799472233</text:p>
          </table:table-cell>
        </table:table-row>
        <table:table-row table:style-name="ro1">
          <table:table-cell office:value-type="float" office:value="2.34499999999957" calcext:value-type="float">
            <text:p>2,34499999999957</text:p>
          </table:table-cell>
          <table:table-cell table:formula="of:=SIN([.A4347])" office:value-type="float" office:value="0.714978010136797" calcext:value-type="float">
            <text:p>0,714978010136797</text:p>
          </table:table-cell>
        </table:table-row>
        <table:table-row table:style-name="ro1">
          <table:table-cell office:value-type="float" office:value="2.34599999999957" calcext:value-type="float">
            <text:p>2,34599999999957</text:p>
          </table:table-cell>
          <table:table-cell table:formula="of:=SIN([.A4348])" office:value-type="float" office:value="0.714278505823409" calcext:value-type="float">
            <text:p>0,714278505823409</text:p>
          </table:table-cell>
        </table:table-row>
        <table:table-row table:style-name="ro1">
          <table:table-cell office:value-type="float" office:value="2.34699999999957" calcext:value-type="float">
            <text:p>2,34699999999957</text:p>
          </table:table-cell>
          <table:table-cell table:formula="of:=SIN([.A4349])" office:value-type="float" office:value="0.713578287231576" calcext:value-type="float">
            <text:p>0,713578287231576</text:p>
          </table:table-cell>
        </table:table-row>
        <table:table-row table:style-name="ro1">
          <table:table-cell office:value-type="float" office:value="2.34799999999957" calcext:value-type="float">
            <text:p>2,34799999999957</text:p>
          </table:table-cell>
          <table:table-cell table:formula="of:=SIN([.A4350])" office:value-type="float" office:value="0.712877355061514" calcext:value-type="float">
            <text:p>0,712877355061514</text:p>
          </table:table-cell>
        </table:table-row>
        <table:table-row table:style-name="ro1">
          <table:table-cell office:value-type="float" office:value="2.34899999999956" calcext:value-type="float">
            <text:p>2,34899999999956</text:p>
          </table:table-cell>
          <table:table-cell table:formula="of:=SIN([.A4351])" office:value-type="float" office:value="0.712175710014158" calcext:value-type="float">
            <text:p>0,712175710014158</text:p>
          </table:table-cell>
        </table:table-row>
        <table:table-row table:style-name="ro1">
          <table:table-cell office:value-type="float" office:value="2.34999999999957" calcext:value-type="float">
            <text:p>2,34999999999957</text:p>
          </table:table-cell>
          <table:table-cell table:formula="of:=SIN([.A4352])" office:value-type="float" office:value="0.71147335279115" calcext:value-type="float">
            <text:p>0,71147335279115</text:p>
          </table:table-cell>
        </table:table-row>
        <table:table-row table:style-name="ro1">
          <table:table-cell office:value-type="float" office:value="2.35099999999956" calcext:value-type="float">
            <text:p>2,35099999999956</text:p>
          </table:table-cell>
          <table:table-cell table:formula="of:=SIN([.A4353])" office:value-type="float" office:value="0.710770284094849" calcext:value-type="float">
            <text:p>0,710770284094849</text:p>
          </table:table-cell>
        </table:table-row>
        <table:table-row table:style-name="ro1">
          <table:table-cell office:value-type="float" office:value="2.35199999999956" calcext:value-type="float">
            <text:p>2,35199999999956</text:p>
          </table:table-cell>
          <table:table-cell table:formula="of:=SIN([.A4354])" office:value-type="float" office:value="0.710066504628323" calcext:value-type="float">
            <text:p>0,710066504628323</text:p>
          </table:table-cell>
        </table:table-row>
        <table:table-row table:style-name="ro1">
          <table:table-cell office:value-type="float" office:value="2.35299999999956" calcext:value-type="float">
            <text:p>2,35299999999956</text:p>
          </table:table-cell>
          <table:table-cell table:formula="of:=SIN([.A4355])" office:value-type="float" office:value="0.709362015095352" calcext:value-type="float">
            <text:p>0,709362015095352</text:p>
          </table:table-cell>
        </table:table-row>
        <table:table-row table:style-name="ro1">
          <table:table-cell office:value-type="float" office:value="2.35399999999956" calcext:value-type="float">
            <text:p>2,35399999999956</text:p>
          </table:table-cell>
          <table:table-cell table:formula="of:=SIN([.A4356])" office:value-type="float" office:value="0.708656816200424" calcext:value-type="float">
            <text:p>0,708656816200424</text:p>
          </table:table-cell>
        </table:table-row>
        <table:table-row table:style-name="ro1">
          <table:table-cell office:value-type="float" office:value="2.35499999999956" calcext:value-type="float">
            <text:p>2,35499999999956</text:p>
          </table:table-cell>
          <table:table-cell table:formula="of:=SIN([.A4357])" office:value-type="float" office:value="0.70795090864874" calcext:value-type="float">
            <text:p>0,70795090864874</text:p>
          </table:table-cell>
        </table:table-row>
        <table:table-row table:style-name="ro1">
          <table:table-cell office:value-type="float" office:value="2.35599999999956" calcext:value-type="float">
            <text:p>2,35599999999956</text:p>
          </table:table-cell>
          <table:table-cell table:formula="of:=SIN([.A4358])" office:value-type="float" office:value="0.707244293146205" calcext:value-type="float">
            <text:p>0,707244293146205</text:p>
          </table:table-cell>
        </table:table-row>
        <table:table-row table:style-name="ro1">
          <table:table-cell office:value-type="float" office:value="2.35699999999956" calcext:value-type="float">
            <text:p>2,35699999999956</text:p>
          </table:table-cell>
          <table:table-cell table:formula="of:=SIN([.A4359])" office:value-type="float" office:value="0.706536970399437" calcext:value-type="float">
            <text:p>0,706536970399437</text:p>
          </table:table-cell>
        </table:table-row>
        <table:table-row table:style-name="ro1">
          <table:table-cell office:value-type="float" office:value="2.35799999999956" calcext:value-type="float">
            <text:p>2,35799999999956</text:p>
          </table:table-cell>
          <table:table-cell table:formula="of:=SIN([.A4360])" office:value-type="float" office:value="0.705828941115757" calcext:value-type="float">
            <text:p>0,705828941115757</text:p>
          </table:table-cell>
        </table:table-row>
        <table:table-row table:style-name="ro1">
          <table:table-cell office:value-type="float" office:value="2.35899999999956" calcext:value-type="float">
            <text:p>2,35899999999956</text:p>
          </table:table-cell>
          <table:table-cell table:formula="of:=SIN([.A4361])" office:value-type="float" office:value="0.705120206003195" calcext:value-type="float">
            <text:p>0,705120206003195</text:p>
          </table:table-cell>
        </table:table-row>
        <table:table-row table:style-name="ro1">
          <table:table-cell office:value-type="float" office:value="2.35999999999956" calcext:value-type="float">
            <text:p>2,35999999999956</text:p>
          </table:table-cell>
          <table:table-cell table:formula="of:=SIN([.A4362])" office:value-type="float" office:value="0.704410765770485" calcext:value-type="float">
            <text:p>0,704410765770485</text:p>
          </table:table-cell>
        </table:table-row>
        <table:table-row table:style-name="ro1">
          <table:table-cell office:value-type="float" office:value="2.36099999999956" calcext:value-type="float">
            <text:p>2,36099999999956</text:p>
          </table:table-cell>
          <table:table-cell table:formula="of:=SIN([.A4363])" office:value-type="float" office:value="0.703700621127069" calcext:value-type="float">
            <text:p>0,703700621127069</text:p>
          </table:table-cell>
        </table:table-row>
        <table:table-row table:style-name="ro1">
          <table:table-cell office:value-type="float" office:value="2.36199999999956" calcext:value-type="float">
            <text:p>2,36199999999956</text:p>
          </table:table-cell>
          <table:table-cell table:formula="of:=SIN([.A4364])" office:value-type="float" office:value="0.70298977278309" calcext:value-type="float">
            <text:p>0,70298977278309</text:p>
          </table:table-cell>
        </table:table-row>
        <table:table-row table:style-name="ro1">
          <table:table-cell office:value-type="float" office:value="2.36299999999956" calcext:value-type="float">
            <text:p>2,36299999999956</text:p>
          </table:table-cell>
          <table:table-cell table:formula="of:=SIN([.A4365])" office:value-type="float" office:value="0.702278221449396" calcext:value-type="float">
            <text:p>0,702278221449396</text:p>
          </table:table-cell>
        </table:table-row>
        <table:table-row table:style-name="ro1">
          <table:table-cell office:value-type="float" office:value="2.36399999999956" calcext:value-type="float">
            <text:p>2,36399999999956</text:p>
          </table:table-cell>
          <table:table-cell table:formula="of:=SIN([.A4366])" office:value-type="float" office:value="0.701565967837541" calcext:value-type="float">
            <text:p>0,701565967837541</text:p>
          </table:table-cell>
        </table:table-row>
        <table:table-row table:style-name="ro1">
          <table:table-cell office:value-type="float" office:value="2.36499999999956" calcext:value-type="float">
            <text:p>2,36499999999956</text:p>
          </table:table-cell>
          <table:table-cell table:formula="of:=SIN([.A4367])" office:value-type="float" office:value="0.700853012659775" calcext:value-type="float">
            <text:p>0,700853012659775</text:p>
          </table:table-cell>
        </table:table-row>
        <table:table-row table:style-name="ro1">
          <table:table-cell office:value-type="float" office:value="2.36599999999956" calcext:value-type="float">
            <text:p>2,36599999999956</text:p>
          </table:table-cell>
          <table:table-cell table:formula="of:=SIN([.A4368])" office:value-type="float" office:value="0.700139356629055" calcext:value-type="float">
            <text:p>0,700139356629055</text:p>
          </table:table-cell>
        </table:table-row>
        <table:table-row table:style-name="ro1">
          <table:table-cell office:value-type="float" office:value="2.36699999999956" calcext:value-type="float">
            <text:p>2,36699999999956</text:p>
          </table:table-cell>
          <table:table-cell table:formula="of:=SIN([.A4369])" office:value-type="float" office:value="0.699425000459037" calcext:value-type="float">
            <text:p>0,699425000459037</text:p>
          </table:table-cell>
        </table:table-row>
        <table:table-row table:style-name="ro1">
          <table:table-cell office:value-type="float" office:value="2.36799999999956" calcext:value-type="float">
            <text:p>2,36799999999956</text:p>
          </table:table-cell>
          <table:table-cell table:formula="of:=SIN([.A4370])" office:value-type="float" office:value="0.698709944864077" calcext:value-type="float">
            <text:p>0,698709944864077</text:p>
          </table:table-cell>
        </table:table-row>
        <table:table-row table:style-name="ro1">
          <table:table-cell office:value-type="float" office:value="2.36899999999956" calcext:value-type="float">
            <text:p>2,36899999999956</text:p>
          </table:table-cell>
          <table:table-cell table:formula="of:=SIN([.A4371])" office:value-type="float" office:value="0.69799419055923" calcext:value-type="float">
            <text:p>0,69799419055923</text:p>
          </table:table-cell>
        </table:table-row>
        <table:table-row table:style-name="ro1">
          <table:table-cell office:value-type="float" office:value="2.36999999999956" calcext:value-type="float">
            <text:p>2,36999999999956</text:p>
          </table:table-cell>
          <table:table-cell table:formula="of:=SIN([.A4372])" office:value-type="float" office:value="0.697277738260251" calcext:value-type="float">
            <text:p>0,697277738260251</text:p>
          </table:table-cell>
        </table:table-row>
        <table:table-row table:style-name="ro1">
          <table:table-cell office:value-type="float" office:value="2.37099999999956" calcext:value-type="float">
            <text:p>2,37099999999956</text:p>
          </table:table-cell>
          <table:table-cell table:formula="of:=SIN([.A4373])" office:value-type="float" office:value="0.696560588683591" calcext:value-type="float">
            <text:p>0,696560588683591</text:p>
          </table:table-cell>
        </table:table-row>
        <table:table-row table:style-name="ro1">
          <table:table-cell office:value-type="float" office:value="2.37199999999956" calcext:value-type="float">
            <text:p>2,37199999999956</text:p>
          </table:table-cell>
          <table:table-cell table:formula="of:=SIN([.A4374])" office:value-type="float" office:value="0.695842742546402" calcext:value-type="float">
            <text:p>0,695842742546402</text:p>
          </table:table-cell>
        </table:table-row>
        <table:table-row table:style-name="ro1">
          <table:table-cell office:value-type="float" office:value="2.37299999999956" calcext:value-type="float">
            <text:p>2,37299999999956</text:p>
          </table:table-cell>
          <table:table-cell table:formula="of:=SIN([.A4375])" office:value-type="float" office:value="0.695124200566527" calcext:value-type="float">
            <text:p>0,695124200566527</text:p>
          </table:table-cell>
        </table:table-row>
        <table:table-row table:style-name="ro1">
          <table:table-cell office:value-type="float" office:value="2.37399999999956" calcext:value-type="float">
            <text:p>2,37399999999956</text:p>
          </table:table-cell>
          <table:table-cell table:formula="of:=SIN([.A4376])" office:value-type="float" office:value="0.69440496346251" calcext:value-type="float">
            <text:p>0,69440496346251</text:p>
          </table:table-cell>
        </table:table-row>
        <table:table-row table:style-name="ro1">
          <table:table-cell office:value-type="float" office:value="2.37499999999956" calcext:value-type="float">
            <text:p>2,37499999999956</text:p>
          </table:table-cell>
          <table:table-cell table:formula="of:=SIN([.A4377])" office:value-type="float" office:value="0.693685031953587" calcext:value-type="float">
            <text:p>0,693685031953587</text:p>
          </table:table-cell>
        </table:table-row>
        <table:table-row table:style-name="ro1">
          <table:table-cell office:value-type="float" office:value="2.37599999999956" calcext:value-type="float">
            <text:p>2,37599999999956</text:p>
          </table:table-cell>
          <table:table-cell table:formula="of:=SIN([.A4378])" office:value-type="float" office:value="0.69296440675969" calcext:value-type="float">
            <text:p>0,69296440675969</text:p>
          </table:table-cell>
        </table:table-row>
        <table:table-row table:style-name="ro1">
          <table:table-cell office:value-type="float" office:value="2.37699999999956" calcext:value-type="float">
            <text:p>2,37699999999956</text:p>
          </table:table-cell>
          <table:table-cell table:formula="of:=SIN([.A4379])" office:value-type="float" office:value="0.692243088601444" calcext:value-type="float">
            <text:p>0,692243088601444</text:p>
          </table:table-cell>
        </table:table-row>
        <table:table-row table:style-name="ro1">
          <table:table-cell office:value-type="float" office:value="2.37799999999956" calcext:value-type="float">
            <text:p>2,37799999999956</text:p>
          </table:table-cell>
          <table:table-cell table:formula="of:=SIN([.A4380])" office:value-type="float" office:value="0.691521078200167" calcext:value-type="float">
            <text:p>0,691521078200167</text:p>
          </table:table-cell>
        </table:table-row>
        <table:table-row table:style-name="ro1">
          <table:table-cell office:value-type="float" office:value="2.37899999999956" calcext:value-type="float">
            <text:p>2,37899999999956</text:p>
          </table:table-cell>
          <table:table-cell table:formula="of:=SIN([.A4381])" office:value-type="float" office:value="0.690798376277869" calcext:value-type="float">
            <text:p>0,690798376277869</text:p>
          </table:table-cell>
        </table:table-row>
        <table:table-row table:style-name="ro1">
          <table:table-cell office:value-type="float" office:value="2.37999999999956" calcext:value-type="float">
            <text:p>2,37999999999956</text:p>
          </table:table-cell>
          <table:table-cell table:formula="of:=SIN([.A4382])" office:value-type="float" office:value="0.690074983557253" calcext:value-type="float">
            <text:p>0,690074983557253</text:p>
          </table:table-cell>
        </table:table-row>
        <table:table-row table:style-name="ro1">
          <table:table-cell office:value-type="float" office:value="2.38099999999956" calcext:value-type="float">
            <text:p>2,38099999999956</text:p>
          </table:table-cell>
          <table:table-cell table:formula="of:=SIN([.A4383])" office:value-type="float" office:value="0.689350900761711" calcext:value-type="float">
            <text:p>0,689350900761711</text:p>
          </table:table-cell>
        </table:table-row>
        <table:table-row table:style-name="ro1">
          <table:table-cell office:value-type="float" office:value="2.38199999999956" calcext:value-type="float">
            <text:p>2,38199999999956</text:p>
          </table:table-cell>
          <table:table-cell table:formula="of:=SIN([.A4384])" office:value-type="float" office:value="0.688626128615326" calcext:value-type="float">
            <text:p>0,688626128615326</text:p>
          </table:table-cell>
        </table:table-row>
        <table:table-row table:style-name="ro1">
          <table:table-cell office:value-type="float" office:value="2.38299999999956" calcext:value-type="float">
            <text:p>2,38299999999956</text:p>
          </table:table-cell>
          <table:table-cell table:formula="of:=SIN([.A4385])" office:value-type="float" office:value="0.687900667842868" calcext:value-type="float">
            <text:p>0,687900667842868</text:p>
          </table:table-cell>
        </table:table-row>
        <table:table-row table:style-name="ro1">
          <table:table-cell office:value-type="float" office:value="2.38399999999956" calcext:value-type="float">
            <text:p>2,38399999999956</text:p>
          </table:table-cell>
          <table:table-cell table:formula="of:=SIN([.A4386])" office:value-type="float" office:value="0.687174519169801" calcext:value-type="float">
            <text:p>0,687174519169801</text:p>
          </table:table-cell>
        </table:table-row>
        <table:table-row table:style-name="ro1">
          <table:table-cell office:value-type="float" office:value="2.38499999999956" calcext:value-type="float">
            <text:p>2,38499999999956</text:p>
          </table:table-cell>
          <table:table-cell table:formula="of:=SIN([.A4387])" office:value-type="float" office:value="0.686447683322272" calcext:value-type="float">
            <text:p>0,686447683322272</text:p>
          </table:table-cell>
        </table:table-row>
        <table:table-row table:style-name="ro1">
          <table:table-cell office:value-type="float" office:value="2.38599999999956" calcext:value-type="float">
            <text:p>2,38599999999956</text:p>
          </table:table-cell>
          <table:table-cell table:formula="of:=SIN([.A4388])" office:value-type="float" office:value="0.685720161027117" calcext:value-type="float">
            <text:p>0,685720161027117</text:p>
          </table:table-cell>
        </table:table-row>
        <table:table-row table:style-name="ro1">
          <table:table-cell office:value-type="float" office:value="2.38699999999956" calcext:value-type="float">
            <text:p>2,38699999999956</text:p>
          </table:table-cell>
          <table:table-cell table:formula="of:=SIN([.A4389])" office:value-type="float" office:value="0.684991953011857" calcext:value-type="float">
            <text:p>0,684991953011857</text:p>
          </table:table-cell>
        </table:table-row>
        <table:table-row table:style-name="ro1">
          <table:table-cell office:value-type="float" office:value="2.38799999999956" calcext:value-type="float">
            <text:p>2,38799999999956</text:p>
          </table:table-cell>
          <table:table-cell table:formula="of:=SIN([.A4390])" office:value-type="float" office:value="0.684263060004703" calcext:value-type="float">
            <text:p>0,684263060004703</text:p>
          </table:table-cell>
        </table:table-row>
        <table:table-row table:style-name="ro1">
          <table:table-cell office:value-type="float" office:value="2.38899999999956" calcext:value-type="float">
            <text:p>2,38899999999956</text:p>
          </table:table-cell>
          <table:table-cell table:formula="of:=SIN([.A4391])" office:value-type="float" office:value="0.683533482734544" calcext:value-type="float">
            <text:p>0,683533482734544</text:p>
          </table:table-cell>
        </table:table-row>
        <table:table-row table:style-name="ro1">
          <table:table-cell office:value-type="float" office:value="2.38999999999956" calcext:value-type="float">
            <text:p>2,38999999999956</text:p>
          </table:table-cell>
          <table:table-cell table:formula="of:=SIN([.A4392])" office:value-type="float" office:value="0.682803221930961" calcext:value-type="float">
            <text:p>0,682803221930961</text:p>
          </table:table-cell>
        </table:table-row>
        <table:table-row table:style-name="ro1">
          <table:table-cell office:value-type="float" office:value="2.39099999999956" calcext:value-type="float">
            <text:p>2,39099999999956</text:p>
          </table:table-cell>
          <table:table-cell table:formula="of:=SIN([.A4393])" office:value-type="float" office:value="0.682072278324211" calcext:value-type="float">
            <text:p>0,682072278324211</text:p>
          </table:table-cell>
        </table:table-row>
        <table:table-row table:style-name="ro1">
          <table:table-cell office:value-type="float" office:value="2.39199999999956" calcext:value-type="float">
            <text:p>2,39199999999956</text:p>
          </table:table-cell>
          <table:table-cell table:formula="of:=SIN([.A4394])" office:value-type="float" office:value="0.681340652645241" calcext:value-type="float">
            <text:p>0,681340652645241</text:p>
          </table:table-cell>
        </table:table-row>
        <table:table-row table:style-name="ro1">
          <table:table-cell office:value-type="float" office:value="2.39299999999956" calcext:value-type="float">
            <text:p>2,39299999999956</text:p>
          </table:table-cell>
          <table:table-cell table:formula="of:=SIN([.A4395])" office:value-type="float" office:value="0.680608345625675" calcext:value-type="float">
            <text:p>0,680608345625675</text:p>
          </table:table-cell>
        </table:table-row>
        <table:table-row table:style-name="ro1">
          <table:table-cell office:value-type="float" office:value="2.39399999999956" calcext:value-type="float">
            <text:p>2,39399999999956</text:p>
          </table:table-cell>
          <table:table-cell table:formula="of:=SIN([.A4396])" office:value-type="float" office:value="0.67987535799782" calcext:value-type="float">
            <text:p>0,67987535799782</text:p>
          </table:table-cell>
        </table:table-row>
        <table:table-row table:style-name="ro1">
          <table:table-cell office:value-type="float" office:value="2.39499999999956" calcext:value-type="float">
            <text:p>2,39499999999956</text:p>
          </table:table-cell>
          <table:table-cell table:formula="of:=SIN([.A4397])" office:value-type="float" office:value="0.679141690494663" calcext:value-type="float">
            <text:p>0,679141690494663</text:p>
          </table:table-cell>
        </table:table-row>
        <table:table-row table:style-name="ro1">
          <table:table-cell office:value-type="float" office:value="2.39599999999956" calcext:value-type="float">
            <text:p>2,39599999999956</text:p>
          </table:table-cell>
          <table:table-cell table:formula="of:=SIN([.A4398])" office:value-type="float" office:value="0.678407343849873" calcext:value-type="float">
            <text:p>0,678407343849873</text:p>
          </table:table-cell>
        </table:table-row>
        <table:table-row table:style-name="ro1">
          <table:table-cell office:value-type="float" office:value="2.39699999999956" calcext:value-type="float">
            <text:p>2,39699999999956</text:p>
          </table:table-cell>
          <table:table-cell table:formula="of:=SIN([.A4399])" office:value-type="float" office:value="0.677672318797795" calcext:value-type="float">
            <text:p>0,677672318797795</text:p>
          </table:table-cell>
        </table:table-row>
        <table:table-row table:style-name="ro1">
          <table:table-cell office:value-type="float" office:value="2.39799999999956" calcext:value-type="float">
            <text:p>2,39799999999956</text:p>
          </table:table-cell>
          <table:table-cell table:formula="of:=SIN([.A4400])" office:value-type="float" office:value="0.676936616073455" calcext:value-type="float">
            <text:p>0,676936616073455</text:p>
          </table:table-cell>
        </table:table-row>
        <table:table-row table:style-name="ro1">
          <table:table-cell office:value-type="float" office:value="2.39899999999956" calcext:value-type="float">
            <text:p>2,39899999999956</text:p>
          </table:table-cell>
          <table:table-cell table:formula="of:=SIN([.A4401])" office:value-type="float" office:value="0.676200236412555" calcext:value-type="float">
            <text:p>0,676200236412555</text:p>
          </table:table-cell>
        </table:table-row>
        <table:table-row table:style-name="ro1">
          <table:table-cell office:value-type="float" office:value="2.39999999999956" calcext:value-type="float">
            <text:p>2,39999999999956</text:p>
          </table:table-cell>
          <table:table-cell table:formula="of:=SIN([.A4402])" office:value-type="float" office:value="0.675463180551475" calcext:value-type="float">
            <text:p>0,675463180551475</text:p>
          </table:table-cell>
        </table:table-row>
        <table:table-row table:style-name="ro1">
          <table:table-cell office:value-type="float" office:value="2.40099999999956" calcext:value-type="float">
            <text:p>2,40099999999956</text:p>
          </table:table-cell>
          <table:table-cell table:formula="of:=SIN([.A4403])" office:value-type="float" office:value="0.674725449227271" calcext:value-type="float">
            <text:p>0,674725449227271</text:p>
          </table:table-cell>
        </table:table-row>
        <table:table-row table:style-name="ro1">
          <table:table-cell office:value-type="float" office:value="2.40199999999956" calcext:value-type="float">
            <text:p>2,40199999999956</text:p>
          </table:table-cell>
          <table:table-cell table:formula="of:=SIN([.A4404])" office:value-type="float" office:value="0.673987043177674" calcext:value-type="float">
            <text:p>0,673987043177674</text:p>
          </table:table-cell>
        </table:table-row>
        <table:table-row table:style-name="ro1">
          <table:table-cell office:value-type="float" office:value="2.40299999999956" calcext:value-type="float">
            <text:p>2,40299999999956</text:p>
          </table:table-cell>
          <table:table-cell table:formula="of:=SIN([.A4405])" office:value-type="float" office:value="0.67324796314109" calcext:value-type="float">
            <text:p>0,67324796314109</text:p>
          </table:table-cell>
        </table:table-row>
        <table:table-row table:style-name="ro1">
          <table:table-cell office:value-type="float" office:value="2.40399999999956" calcext:value-type="float">
            <text:p>2,40399999999956</text:p>
          </table:table-cell>
          <table:table-cell table:formula="of:=SIN([.A4406])" office:value-type="float" office:value="0.672508209856599" calcext:value-type="float">
            <text:p>0,672508209856599</text:p>
          </table:table-cell>
        </table:table-row>
        <table:table-row table:style-name="ro1">
          <table:table-cell office:value-type="float" office:value="2.40499999999956" calcext:value-type="float">
            <text:p>2,40499999999956</text:p>
          </table:table-cell>
          <table:table-cell table:formula="of:=SIN([.A4407])" office:value-type="float" office:value="0.671767784063954" calcext:value-type="float">
            <text:p>0,671767784063954</text:p>
          </table:table-cell>
        </table:table-row>
        <table:table-row table:style-name="ro1">
          <table:table-cell office:value-type="float" office:value="2.40599999999956" calcext:value-type="float">
            <text:p>2,40599999999956</text:p>
          </table:table-cell>
          <table:table-cell table:formula="of:=SIN([.A4408])" office:value-type="float" office:value="0.671026686503581" calcext:value-type="float">
            <text:p>0,671026686503581</text:p>
          </table:table-cell>
        </table:table-row>
        <table:table-row table:style-name="ro1">
          <table:table-cell office:value-type="float" office:value="2.40699999999956" calcext:value-type="float">
            <text:p>2,40699999999956</text:p>
          </table:table-cell>
          <table:table-cell table:formula="of:=SIN([.A4409])" office:value-type="float" office:value="0.670284917916577" calcext:value-type="float">
            <text:p>0,670284917916577</text:p>
          </table:table-cell>
        </table:table-row>
        <table:table-row table:style-name="ro1">
          <table:table-cell office:value-type="float" office:value="2.40799999999956" calcext:value-type="float">
            <text:p>2,40799999999956</text:p>
          </table:table-cell>
          <table:table-cell table:formula="of:=SIN([.A4410])" office:value-type="float" office:value="0.669542479044711" calcext:value-type="float">
            <text:p>0,669542479044711</text:p>
          </table:table-cell>
        </table:table-row>
        <table:table-row table:style-name="ro1">
          <table:table-cell office:value-type="float" office:value="2.40899999999956" calcext:value-type="float">
            <text:p>2,40899999999956</text:p>
          </table:table-cell>
          <table:table-cell table:formula="of:=SIN([.A4411])" office:value-type="float" office:value="0.668799370630423" calcext:value-type="float">
            <text:p>0,668799370630423</text:p>
          </table:table-cell>
        </table:table-row>
        <table:table-row table:style-name="ro1">
          <table:table-cell office:value-type="float" office:value="2.40999999999956" calcext:value-type="float">
            <text:p>2,40999999999956</text:p>
          </table:table-cell>
          <table:table-cell table:formula="of:=SIN([.A4412])" office:value-type="float" office:value="0.668055593416819" calcext:value-type="float">
            <text:p>0,668055593416819</text:p>
          </table:table-cell>
        </table:table-row>
        <table:table-row table:style-name="ro1">
          <table:table-cell office:value-type="float" office:value="2.41099999999956" calcext:value-type="float">
            <text:p>2,41099999999956</text:p>
          </table:table-cell>
          <table:table-cell table:formula="of:=SIN([.A4413])" office:value-type="float" office:value="0.667311148147678" calcext:value-type="float">
            <text:p>0,667311148147678</text:p>
          </table:table-cell>
        </table:table-row>
        <table:table-row table:style-name="ro1">
          <table:table-cell office:value-type="float" office:value="2.41199999999956" calcext:value-type="float">
            <text:p>2,41199999999956</text:p>
          </table:table-cell>
          <table:table-cell table:formula="of:=SIN([.A4414])" office:value-type="float" office:value="0.666566035567443" calcext:value-type="float">
            <text:p>0,666566035567443</text:p>
          </table:table-cell>
        </table:table-row>
        <table:table-row table:style-name="ro1">
          <table:table-cell office:value-type="float" office:value="2.41299999999956" calcext:value-type="float">
            <text:p>2,41299999999956</text:p>
          </table:table-cell>
          <table:table-cell table:formula="of:=SIN([.A4415])" office:value-type="float" office:value="0.665820256421229" calcext:value-type="float">
            <text:p>0,665820256421229</text:p>
          </table:table-cell>
        </table:table-row>
        <table:table-row table:style-name="ro1">
          <table:table-cell office:value-type="float" office:value="2.41399999999956" calcext:value-type="float">
            <text:p>2,41399999999956</text:p>
          </table:table-cell>
          <table:table-cell table:formula="of:=SIN([.A4416])" office:value-type="float" office:value="0.665073811454814" calcext:value-type="float">
            <text:p>0,665073811454814</text:p>
          </table:table-cell>
        </table:table-row>
        <table:table-row table:style-name="ro1">
          <table:table-cell office:value-type="float" office:value="2.41499999999956" calcext:value-type="float">
            <text:p>2,41499999999956</text:p>
          </table:table-cell>
          <table:table-cell table:formula="of:=SIN([.A4417])" office:value-type="float" office:value="0.664326701414643" calcext:value-type="float">
            <text:p>0,664326701414643</text:p>
          </table:table-cell>
        </table:table-row>
        <table:table-row table:style-name="ro1">
          <table:table-cell office:value-type="float" office:value="2.41599999999956" calcext:value-type="float">
            <text:p>2,41599999999956</text:p>
          </table:table-cell>
          <table:table-cell table:formula="of:=SIN([.A4418])" office:value-type="float" office:value="0.663578927047826" calcext:value-type="float">
            <text:p>0,663578927047826</text:p>
          </table:table-cell>
        </table:table-row>
        <table:table-row table:style-name="ro1">
          <table:table-cell office:value-type="float" office:value="2.41699999999956" calcext:value-type="float">
            <text:p>2,41699999999956</text:p>
          </table:table-cell>
          <table:table-cell table:formula="of:=SIN([.A4419])" office:value-type="float" office:value="0.662830489102137" calcext:value-type="float">
            <text:p>0,662830489102137</text:p>
          </table:table-cell>
        </table:table-row>
        <table:table-row table:style-name="ro1">
          <table:table-cell office:value-type="float" office:value="2.41799999999956" calcext:value-type="float">
            <text:p>2,41799999999956</text:p>
          </table:table-cell>
          <table:table-cell table:formula="of:=SIN([.A4420])" office:value-type="float" office:value="0.662081388326014" calcext:value-type="float">
            <text:p>0,662081388326014</text:p>
          </table:table-cell>
        </table:table-row>
        <table:table-row table:style-name="ro1">
          <table:table-cell office:value-type="float" office:value="2.41899999999956" calcext:value-type="float">
            <text:p>2,41899999999956</text:p>
          </table:table-cell>
          <table:table-cell table:formula="of:=SIN([.A4421])" office:value-type="float" office:value="0.661331625468559" calcext:value-type="float">
            <text:p>0,661331625468559</text:p>
          </table:table-cell>
        </table:table-row>
        <table:table-row table:style-name="ro1">
          <table:table-cell office:value-type="float" office:value="2.41999999999956" calcext:value-type="float">
            <text:p>2,41999999999956</text:p>
          </table:table-cell>
          <table:table-cell table:formula="of:=SIN([.A4422])" office:value-type="float" office:value="0.660581201279532" calcext:value-type="float">
            <text:p>0,660581201279532</text:p>
          </table:table-cell>
        </table:table-row>
        <table:table-row table:style-name="ro1">
          <table:table-cell office:value-type="float" office:value="2.42099999999956" calcext:value-type="float">
            <text:p>2,42099999999956</text:p>
          </table:table-cell>
          <table:table-cell table:formula="of:=SIN([.A4423])" office:value-type="float" office:value="0.65983011650936" calcext:value-type="float">
            <text:p>0,65983011650936</text:p>
          </table:table-cell>
        </table:table-row>
        <table:table-row table:style-name="ro1">
          <table:table-cell office:value-type="float" office:value="2.42199999999956" calcext:value-type="float">
            <text:p>2,42199999999956</text:p>
          </table:table-cell>
          <table:table-cell table:formula="of:=SIN([.A4424])" office:value-type="float" office:value="0.659078371909126" calcext:value-type="float">
            <text:p>0,659078371909126</text:p>
          </table:table-cell>
        </table:table-row>
        <table:table-row table:style-name="ro1">
          <table:table-cell office:value-type="float" office:value="2.42299999999956" calcext:value-type="float">
            <text:p>2,42299999999956</text:p>
          </table:table-cell>
          <table:table-cell table:formula="of:=SIN([.A4425])" office:value-type="float" office:value="0.658325968230575" calcext:value-type="float">
            <text:p>0,658325968230575</text:p>
          </table:table-cell>
        </table:table-row>
        <table:table-row table:style-name="ro1">
          <table:table-cell office:value-type="float" office:value="2.42399999999956" calcext:value-type="float">
            <text:p>2,42399999999956</text:p>
          </table:table-cell>
          <table:table-cell table:formula="of:=SIN([.A4426])" office:value-type="float" office:value="0.65757290622611" calcext:value-type="float">
            <text:p>0,65757290622611</text:p>
          </table:table-cell>
        </table:table-row>
        <table:table-row table:style-name="ro1">
          <table:table-cell office:value-type="float" office:value="2.42499999999956" calcext:value-type="float">
            <text:p>2,42499999999956</text:p>
          </table:table-cell>
          <table:table-cell table:formula="of:=SIN([.A4427])" office:value-type="float" office:value="0.656819186648795" calcext:value-type="float">
            <text:p>0,656819186648795</text:p>
          </table:table-cell>
        </table:table-row>
        <table:table-row table:style-name="ro1">
          <table:table-cell office:value-type="float" office:value="2.42599999999956" calcext:value-type="float">
            <text:p>2,42599999999956</text:p>
          </table:table-cell>
          <table:table-cell table:formula="of:=SIN([.A4428])" office:value-type="float" office:value="0.656064810252347" calcext:value-type="float">
            <text:p>0,656064810252347</text:p>
          </table:table-cell>
        </table:table-row>
        <table:table-row table:style-name="ro1">
          <table:table-cell office:value-type="float" office:value="2.42699999999956" calcext:value-type="float">
            <text:p>2,42699999999956</text:p>
          </table:table-cell>
          <table:table-cell table:formula="of:=SIN([.A4429])" office:value-type="float" office:value="0.655309777791144" calcext:value-type="float">
            <text:p>0,655309777791144</text:p>
          </table:table-cell>
        </table:table-row>
        <table:table-row table:style-name="ro1">
          <table:table-cell office:value-type="float" office:value="2.42799999999956" calcext:value-type="float">
            <text:p>2,42799999999956</text:p>
          </table:table-cell>
          <table:table-cell table:formula="of:=SIN([.A4430])" office:value-type="float" office:value="0.654554090020217" calcext:value-type="float">
            <text:p>0,654554090020217</text:p>
          </table:table-cell>
        </table:table-row>
        <table:table-row table:style-name="ro1">
          <table:table-cell office:value-type="float" office:value="2.42899999999956" calcext:value-type="float">
            <text:p>2,42899999999956</text:p>
          </table:table-cell>
          <table:table-cell table:formula="of:=SIN([.A4431])" office:value-type="float" office:value="0.653797747695256" calcext:value-type="float">
            <text:p>0,653797747695256</text:p>
          </table:table-cell>
        </table:table-row>
        <table:table-row table:style-name="ro1">
          <table:table-cell office:value-type="float" office:value="2.42999999999956" calcext:value-type="float">
            <text:p>2,42999999999956</text:p>
          </table:table-cell>
          <table:table-cell table:formula="of:=SIN([.A4432])" office:value-type="float" office:value="0.6530407515726" calcext:value-type="float">
            <text:p>0,6530407515726</text:p>
          </table:table-cell>
        </table:table-row>
        <table:table-row table:style-name="ro1">
          <table:table-cell office:value-type="float" office:value="2.43099999999956" calcext:value-type="float">
            <text:p>2,43099999999956</text:p>
          </table:table-cell>
          <table:table-cell table:formula="of:=SIN([.A4433])" office:value-type="float" office:value="0.652283102409248" calcext:value-type="float">
            <text:p>0,652283102409248</text:p>
          </table:table-cell>
        </table:table-row>
        <table:table-row table:style-name="ro1">
          <table:table-cell office:value-type="float" office:value="2.43199999999956" calcext:value-type="float">
            <text:p>2,43199999999956</text:p>
          </table:table-cell>
          <table:table-cell table:formula="of:=SIN([.A4434])" office:value-type="float" office:value="0.651524800962847" calcext:value-type="float">
            <text:p>0,651524800962847</text:p>
          </table:table-cell>
        </table:table-row>
        <table:table-row table:style-name="ro1">
          <table:table-cell office:value-type="float" office:value="2.43299999999956" calcext:value-type="float">
            <text:p>2,43299999999956</text:p>
          </table:table-cell>
          <table:table-cell table:formula="of:=SIN([.A4435])" office:value-type="float" office:value="0.650765847991701" calcext:value-type="float">
            <text:p>0,650765847991701</text:p>
          </table:table-cell>
        </table:table-row>
        <table:table-row table:style-name="ro1">
          <table:table-cell office:value-type="float" office:value="2.43399999999956" calcext:value-type="float">
            <text:p>2,43399999999956</text:p>
          </table:table-cell>
          <table:table-cell table:formula="of:=SIN([.A4436])" office:value-type="float" office:value="0.65000624425476" calcext:value-type="float">
            <text:p>0,65000624425476</text:p>
          </table:table-cell>
        </table:table-row>
        <table:table-row table:style-name="ro1">
          <table:table-cell office:value-type="float" office:value="2.43499999999956" calcext:value-type="float">
            <text:p>2,43499999999956</text:p>
          </table:table-cell>
          <table:table-cell table:formula="of:=SIN([.A4437])" office:value-type="float" office:value="0.649245990511629" calcext:value-type="float">
            <text:p>0,649245990511629</text:p>
          </table:table-cell>
        </table:table-row>
        <table:table-row table:style-name="ro1">
          <table:table-cell office:value-type="float" office:value="2.43599999999956" calcext:value-type="float">
            <text:p>2,43599999999956</text:p>
          </table:table-cell>
          <table:table-cell table:formula="of:=SIN([.A4438])" office:value-type="float" office:value="0.648485087522561" calcext:value-type="float">
            <text:p>0,648485087522561</text:p>
          </table:table-cell>
        </table:table-row>
        <table:table-row table:style-name="ro1">
          <table:table-cell office:value-type="float" office:value="2.43699999999956" calcext:value-type="float">
            <text:p>2,43699999999956</text:p>
          </table:table-cell>
          <table:table-cell table:formula="of:=SIN([.A4439])" office:value-type="float" office:value="0.647723536048461" calcext:value-type="float">
            <text:p>0,647723536048461</text:p>
          </table:table-cell>
        </table:table-row>
        <table:table-row table:style-name="ro1">
          <table:table-cell office:value-type="float" office:value="2.43799999999956" calcext:value-type="float">
            <text:p>2,43799999999956</text:p>
          </table:table-cell>
          <table:table-cell table:formula="of:=SIN([.A4440])" office:value-type="float" office:value="0.646961336850878" calcext:value-type="float">
            <text:p>0,646961336850878</text:p>
          </table:table-cell>
        </table:table-row>
        <table:table-row table:style-name="ro1">
          <table:table-cell office:value-type="float" office:value="2.43899999999956" calcext:value-type="float">
            <text:p>2,43899999999956</text:p>
          </table:table-cell>
          <table:table-cell table:formula="of:=SIN([.A4441])" office:value-type="float" office:value="0.646198490692013" calcext:value-type="float">
            <text:p>0,646198490692013</text:p>
          </table:table-cell>
        </table:table-row>
        <table:table-row table:style-name="ro1">
          <table:table-cell office:value-type="float" office:value="2.43999999999956" calcext:value-type="float">
            <text:p>2,43999999999956</text:p>
          </table:table-cell>
          <table:table-cell table:formula="of:=SIN([.A4442])" office:value-type="float" office:value="0.64543499833471" calcext:value-type="float">
            <text:p>0,64543499833471</text:p>
          </table:table-cell>
        </table:table-row>
        <table:table-row table:style-name="ro1">
          <table:table-cell office:value-type="float" office:value="2.44099999999956" calcext:value-type="float">
            <text:p>2,44099999999956</text:p>
          </table:table-cell>
          <table:table-cell table:formula="of:=SIN([.A4443])" office:value-type="float" office:value="0.644670860542463" calcext:value-type="float">
            <text:p>0,644670860542463</text:p>
          </table:table-cell>
        </table:table-row>
        <table:table-row table:style-name="ro1">
          <table:table-cell office:value-type="float" office:value="2.44199999999956" calcext:value-type="float">
            <text:p>2,44199999999956</text:p>
          </table:table-cell>
          <table:table-cell table:formula="of:=SIN([.A4444])" office:value-type="float" office:value="0.643906078079408" calcext:value-type="float">
            <text:p>0,643906078079408</text:p>
          </table:table-cell>
        </table:table-row>
        <table:table-row table:style-name="ro1">
          <table:table-cell office:value-type="float" office:value="2.44299999999956" calcext:value-type="float">
            <text:p>2,44299999999956</text:p>
          </table:table-cell>
          <table:table-cell table:formula="of:=SIN([.A4445])" office:value-type="float" office:value="0.64314065171033" calcext:value-type="float">
            <text:p>0,64314065171033</text:p>
          </table:table-cell>
        </table:table-row>
        <table:table-row table:style-name="ro1">
          <table:table-cell office:value-type="float" office:value="2.44399999999956" calcext:value-type="float">
            <text:p>2,44399999999956</text:p>
          </table:table-cell>
          <table:table-cell table:formula="of:=SIN([.A4446])" office:value-type="float" office:value="0.642374582200654" calcext:value-type="float">
            <text:p>0,642374582200654</text:p>
          </table:table-cell>
        </table:table-row>
        <table:table-row table:style-name="ro1">
          <table:table-cell office:value-type="float" office:value="2.44499999999956" calcext:value-type="float">
            <text:p>2,44499999999956</text:p>
          </table:table-cell>
          <table:table-cell table:formula="of:=SIN([.A4447])" office:value-type="float" office:value="0.641607870316448" calcext:value-type="float">
            <text:p>0,641607870316448</text:p>
          </table:table-cell>
        </table:table-row>
        <table:table-row table:style-name="ro1">
          <table:table-cell office:value-type="float" office:value="2.44599999999956" calcext:value-type="float">
            <text:p>2,44599999999956</text:p>
          </table:table-cell>
          <table:table-cell table:formula="of:=SIN([.A4448])" office:value-type="float" office:value="0.640840516824426" calcext:value-type="float">
            <text:p>0,640840516824426</text:p>
          </table:table-cell>
        </table:table-row>
        <table:table-row table:style-name="ro1">
          <table:table-cell office:value-type="float" office:value="2.44699999999956" calcext:value-type="float">
            <text:p>2,44699999999956</text:p>
          </table:table-cell>
          <table:table-cell table:formula="of:=SIN([.A4449])" office:value-type="float" office:value="0.640072522491941" calcext:value-type="float">
            <text:p>0,640072522491941</text:p>
          </table:table-cell>
        </table:table-row>
        <table:table-row table:style-name="ro1">
          <table:table-cell office:value-type="float" office:value="2.44799999999956" calcext:value-type="float">
            <text:p>2,44799999999956</text:p>
          </table:table-cell>
          <table:table-cell table:formula="of:=SIN([.A4450])" office:value-type="float" office:value="0.639303888086986" calcext:value-type="float">
            <text:p>0,639303888086986</text:p>
          </table:table-cell>
        </table:table-row>
        <table:table-row table:style-name="ro1">
          <table:table-cell office:value-type="float" office:value="2.44899999999956" calcext:value-type="float">
            <text:p>2,44899999999956</text:p>
          </table:table-cell>
          <table:table-cell table:formula="of:=SIN([.A4451])" office:value-type="float" office:value="0.638534614378197" calcext:value-type="float">
            <text:p>0,638534614378197</text:p>
          </table:table-cell>
        </table:table-row>
        <table:table-row table:style-name="ro1">
          <table:table-cell office:value-type="float" office:value="2.44999999999956" calcext:value-type="float">
            <text:p>2,44999999999956</text:p>
          </table:table-cell>
          <table:table-cell table:formula="of:=SIN([.A4452])" office:value-type="float" office:value="0.637764702134846" calcext:value-type="float">
            <text:p>0,637764702134846</text:p>
          </table:table-cell>
        </table:table-row>
        <table:table-row table:style-name="ro1">
          <table:table-cell office:value-type="float" office:value="2.45099999999956" calcext:value-type="float">
            <text:p>2,45099999999956</text:p>
          </table:table-cell>
          <table:table-cell table:formula="of:=SIN([.A4453])" office:value-type="float" office:value="0.636994152126846" calcext:value-type="float">
            <text:p>0,636994152126846</text:p>
          </table:table-cell>
        </table:table-row>
        <table:table-row table:style-name="ro1">
          <table:table-cell office:value-type="float" office:value="2.45199999999955" calcext:value-type="float">
            <text:p>2,45199999999955</text:p>
          </table:table-cell>
          <table:table-cell table:formula="of:=SIN([.A4454])" office:value-type="float" office:value="0.636222965124748" calcext:value-type="float">
            <text:p>0,636222965124748</text:p>
          </table:table-cell>
        </table:table-row>
        <table:table-row table:style-name="ro1">
          <table:table-cell office:value-type="float" office:value="2.45299999999956" calcext:value-type="float">
            <text:p>2,45299999999956</text:p>
          </table:table-cell>
          <table:table-cell table:formula="of:=SIN([.A4455])" office:value-type="float" office:value="0.635451141899737" calcext:value-type="float">
            <text:p>0,635451141899737</text:p>
          </table:table-cell>
        </table:table-row>
        <table:table-row table:style-name="ro1">
          <table:table-cell office:value-type="float" office:value="2.45399999999955" calcext:value-type="float">
            <text:p>2,45399999999955</text:p>
          </table:table-cell>
          <table:table-cell table:formula="of:=SIN([.A4456])" office:value-type="float" office:value="0.634678683223638" calcext:value-type="float">
            <text:p>0,634678683223638</text:p>
          </table:table-cell>
        </table:table-row>
        <table:table-row table:style-name="ro1">
          <table:table-cell office:value-type="float" office:value="2.45499999999955" calcext:value-type="float">
            <text:p>2,45499999999955</text:p>
          </table:table-cell>
          <table:table-cell table:formula="of:=SIN([.A4457])" office:value-type="float" office:value="0.633905589868907" calcext:value-type="float">
            <text:p>0,633905589868907</text:p>
          </table:table-cell>
        </table:table-row>
        <table:table-row table:style-name="ro1">
          <table:table-cell office:value-type="float" office:value="2.45599999999955" calcext:value-type="float">
            <text:p>2,45599999999955</text:p>
          </table:table-cell>
          <table:table-cell table:formula="of:=SIN([.A4458])" office:value-type="float" office:value="0.633131862608641" calcext:value-type="float">
            <text:p>0,633131862608641</text:p>
          </table:table-cell>
        </table:table-row>
        <table:table-row table:style-name="ro1">
          <table:table-cell office:value-type="float" office:value="2.45699999999955" calcext:value-type="float">
            <text:p>2,45699999999955</text:p>
          </table:table-cell>
          <table:table-cell table:formula="of:=SIN([.A4459])" office:value-type="float" office:value="0.632357502216563" calcext:value-type="float">
            <text:p>0,632357502216563</text:p>
          </table:table-cell>
        </table:table-row>
        <table:table-row table:style-name="ro1">
          <table:table-cell office:value-type="float" office:value="2.45799999999955" calcext:value-type="float">
            <text:p>2,45799999999955</text:p>
          </table:table-cell>
          <table:table-cell table:formula="of:=SIN([.A4460])" office:value-type="float" office:value="0.631582509467038" calcext:value-type="float">
            <text:p>0,631582509467038</text:p>
          </table:table-cell>
        </table:table-row>
        <table:table-row table:style-name="ro1">
          <table:table-cell office:value-type="float" office:value="2.45899999999955" calcext:value-type="float">
            <text:p>2,45899999999955</text:p>
          </table:table-cell>
          <table:table-cell table:formula="of:=SIN([.A4461])" office:value-type="float" office:value="0.630806885135054" calcext:value-type="float">
            <text:p>0,630806885135054</text:p>
          </table:table-cell>
        </table:table-row>
        <table:table-row table:style-name="ro1">
          <table:table-cell office:value-type="float" office:value="2.45999999999955" calcext:value-type="float">
            <text:p>2,45999999999955</text:p>
          </table:table-cell>
          <table:table-cell table:formula="of:=SIN([.A4462])" office:value-type="float" office:value="0.630030629996238" calcext:value-type="float">
            <text:p>0,630030629996238</text:p>
          </table:table-cell>
        </table:table-row>
        <table:table-row table:style-name="ro1">
          <table:table-cell office:value-type="float" office:value="2.46099999999955" calcext:value-type="float">
            <text:p>2,46099999999955</text:p>
          </table:table-cell>
          <table:table-cell table:formula="of:=SIN([.A4463])" office:value-type="float" office:value="0.629253744826845" calcext:value-type="float">
            <text:p>0,629253744826845</text:p>
          </table:table-cell>
        </table:table-row>
        <table:table-row table:style-name="ro1">
          <table:table-cell office:value-type="float" office:value="2.46199999999955" calcext:value-type="float">
            <text:p>2,46199999999955</text:p>
          </table:table-cell>
          <table:table-cell table:formula="of:=SIN([.A4464])" office:value-type="float" office:value="0.628476230403759" calcext:value-type="float">
            <text:p>0,628476230403759</text:p>
          </table:table-cell>
        </table:table-row>
        <table:table-row table:style-name="ro1">
          <table:table-cell office:value-type="float" office:value="2.46299999999955" calcext:value-type="float">
            <text:p>2,46299999999955</text:p>
          </table:table-cell>
          <table:table-cell table:formula="of:=SIN([.A4465])" office:value-type="float" office:value="0.627698087504495" calcext:value-type="float">
            <text:p>0,627698087504495</text:p>
          </table:table-cell>
        </table:table-row>
        <table:table-row table:style-name="ro1">
          <table:table-cell office:value-type="float" office:value="2.46399999999955" calcext:value-type="float">
            <text:p>2,46399999999955</text:p>
          </table:table-cell>
          <table:table-cell table:formula="of:=SIN([.A4466])" office:value-type="float" office:value="0.626919316907197" calcext:value-type="float">
            <text:p>0,626919316907197</text:p>
          </table:table-cell>
        </table:table-row>
        <table:table-row table:style-name="ro1">
          <table:table-cell office:value-type="float" office:value="2.46499999999955" calcext:value-type="float">
            <text:p>2,46499999999955</text:p>
          </table:table-cell>
          <table:table-cell table:formula="of:=SIN([.A4467])" office:value-type="float" office:value="0.626139919390633" calcext:value-type="float">
            <text:p>0,626139919390633</text:p>
          </table:table-cell>
        </table:table-row>
        <table:table-row table:style-name="ro1">
          <table:table-cell office:value-type="float" office:value="2.46599999999955" calcext:value-type="float">
            <text:p>2,46599999999955</text:p>
          </table:table-cell>
          <table:table-cell table:formula="of:=SIN([.A4468])" office:value-type="float" office:value="0.625359895734202" calcext:value-type="float">
            <text:p>0,625359895734202</text:p>
          </table:table-cell>
        </table:table-row>
        <table:table-row table:style-name="ro1">
          <table:table-cell office:value-type="float" office:value="2.46699999999955" calcext:value-type="float">
            <text:p>2,46699999999955</text:p>
          </table:table-cell>
          <table:table-cell table:formula="of:=SIN([.A4469])" office:value-type="float" office:value="0.624579246717928" calcext:value-type="float">
            <text:p>0,624579246717928</text:p>
          </table:table-cell>
        </table:table-row>
        <table:table-row table:style-name="ro1">
          <table:table-cell office:value-type="float" office:value="2.46799999999955" calcext:value-type="float">
            <text:p>2,46799999999955</text:p>
          </table:table-cell>
          <table:table-cell table:formula="of:=SIN([.A4470])" office:value-type="float" office:value="0.623797973122459" calcext:value-type="float">
            <text:p>0,623797973122459</text:p>
          </table:table-cell>
        </table:table-row>
        <table:table-row table:style-name="ro1">
          <table:table-cell office:value-type="float" office:value="2.46899999999955" calcext:value-type="float">
            <text:p>2,46899999999955</text:p>
          </table:table-cell>
          <table:table-cell table:formula="of:=SIN([.A4471])" office:value-type="float" office:value="0.623016075729068" calcext:value-type="float">
            <text:p>0,623016075729068</text:p>
          </table:table-cell>
        </table:table-row>
        <table:table-row table:style-name="ro1">
          <table:table-cell office:value-type="float" office:value="2.46999999999955" calcext:value-type="float">
            <text:p>2,46999999999955</text:p>
          </table:table-cell>
          <table:table-cell table:formula="of:=SIN([.A4472])" office:value-type="float" office:value="0.622233555319655" calcext:value-type="float">
            <text:p>0,622233555319655</text:p>
          </table:table-cell>
        </table:table-row>
        <table:table-row table:style-name="ro1">
          <table:table-cell office:value-type="float" office:value="2.47099999999955" calcext:value-type="float">
            <text:p>2,47099999999955</text:p>
          </table:table-cell>
          <table:table-cell table:formula="of:=SIN([.A4473])" office:value-type="float" office:value="0.621450412676737" calcext:value-type="float">
            <text:p>0,621450412676737</text:p>
          </table:table-cell>
        </table:table-row>
        <table:table-row table:style-name="ro1">
          <table:table-cell office:value-type="float" office:value="2.47199999999955" calcext:value-type="float">
            <text:p>2,47199999999955</text:p>
          </table:table-cell>
          <table:table-cell table:formula="of:=SIN([.A4474])" office:value-type="float" office:value="0.620666648583459" calcext:value-type="float">
            <text:p>0,620666648583459</text:p>
          </table:table-cell>
        </table:table-row>
        <table:table-row table:style-name="ro1">
          <table:table-cell office:value-type="float" office:value="2.47299999999955" calcext:value-type="float">
            <text:p>2,47299999999955</text:p>
          </table:table-cell>
          <table:table-cell table:formula="of:=SIN([.A4475])" office:value-type="float" office:value="0.619882263823583" calcext:value-type="float">
            <text:p>0,619882263823583</text:p>
          </table:table-cell>
        </table:table-row>
        <table:table-row table:style-name="ro1">
          <table:table-cell office:value-type="float" office:value="2.47399999999955" calcext:value-type="float">
            <text:p>2,47399999999955</text:p>
          </table:table-cell>
          <table:table-cell table:formula="of:=SIN([.A4476])" office:value-type="float" office:value="0.619097259181496" calcext:value-type="float">
            <text:p>0,619097259181496</text:p>
          </table:table-cell>
        </table:table-row>
        <table:table-row table:style-name="ro1">
          <table:table-cell office:value-type="float" office:value="2.47499999999955" calcext:value-type="float">
            <text:p>2,47499999999955</text:p>
          </table:table-cell>
          <table:table-cell table:formula="of:=SIN([.A4477])" office:value-type="float" office:value="0.618311635442201" calcext:value-type="float">
            <text:p>0,618311635442201</text:p>
          </table:table-cell>
        </table:table-row>
        <table:table-row table:style-name="ro1">
          <table:table-cell office:value-type="float" office:value="2.47599999999955" calcext:value-type="float">
            <text:p>2,47599999999955</text:p>
          </table:table-cell>
          <table:table-cell table:formula="of:=SIN([.A4478])" office:value-type="float" office:value="0.617525393391322" calcext:value-type="float">
            <text:p>0,617525393391322</text:p>
          </table:table-cell>
        </table:table-row>
        <table:table-row table:style-name="ro1">
          <table:table-cell office:value-type="float" office:value="2.47699999999955" calcext:value-type="float">
            <text:p>2,47699999999955</text:p>
          </table:table-cell>
          <table:table-cell table:formula="of:=SIN([.A4479])" office:value-type="float" office:value="0.616738533815101" calcext:value-type="float">
            <text:p>0,616738533815101</text:p>
          </table:table-cell>
        </table:table-row>
        <table:table-row table:style-name="ro1">
          <table:table-cell office:value-type="float" office:value="2.47799999999955" calcext:value-type="float">
            <text:p>2,47799999999955</text:p>
          </table:table-cell>
          <table:table-cell table:formula="of:=SIN([.A4480])" office:value-type="float" office:value="0.615951057500398" calcext:value-type="float">
            <text:p>0,615951057500398</text:p>
          </table:table-cell>
        </table:table-row>
        <table:table-row table:style-name="ro1">
          <table:table-cell office:value-type="float" office:value="2.47899999999955" calcext:value-type="float">
            <text:p>2,47899999999955</text:p>
          </table:table-cell>
          <table:table-cell table:formula="of:=SIN([.A4481])" office:value-type="float" office:value="0.615162965234688" calcext:value-type="float">
            <text:p>0,615162965234688</text:p>
          </table:table-cell>
        </table:table-row>
        <table:table-row table:style-name="ro1">
          <table:table-cell office:value-type="float" office:value="2.47999999999955" calcext:value-type="float">
            <text:p>2,47999999999955</text:p>
          </table:table-cell>
          <table:table-cell table:formula="of:=SIN([.A4482])" office:value-type="float" office:value="0.614374257806065" calcext:value-type="float">
            <text:p>0,614374257806065</text:p>
          </table:table-cell>
        </table:table-row>
        <table:table-row table:style-name="ro1">
          <table:table-cell office:value-type="float" office:value="2.48099999999955" calcext:value-type="float">
            <text:p>2,48099999999955</text:p>
          </table:table-cell>
          <table:table-cell table:formula="of:=SIN([.A4483])" office:value-type="float" office:value="0.613584936003235" calcext:value-type="float">
            <text:p>0,613584936003235</text:p>
          </table:table-cell>
        </table:table-row>
        <table:table-row table:style-name="ro1">
          <table:table-cell office:value-type="float" office:value="2.48199999999955" calcext:value-type="float">
            <text:p>2,48199999999955</text:p>
          </table:table-cell>
          <table:table-cell table:formula="of:=SIN([.A4484])" office:value-type="float" office:value="0.61279500061552" calcext:value-type="float">
            <text:p>0,61279500061552</text:p>
          </table:table-cell>
        </table:table-row>
        <table:table-row table:style-name="ro1">
          <table:table-cell office:value-type="float" office:value="2.48299999999955" calcext:value-type="float">
            <text:p>2,48299999999955</text:p>
          </table:table-cell>
          <table:table-cell table:formula="of:=SIN([.A4485])" office:value-type="float" office:value="0.612004452432856" calcext:value-type="float">
            <text:p>0,612004452432856</text:p>
          </table:table-cell>
        </table:table-row>
        <table:table-row table:style-name="ro1">
          <table:table-cell office:value-type="float" office:value="2.48399999999955" calcext:value-type="float">
            <text:p>2,48399999999955</text:p>
          </table:table-cell>
          <table:table-cell table:formula="of:=SIN([.A4486])" office:value-type="float" office:value="0.61121329224579" calcext:value-type="float">
            <text:p>0,61121329224579</text:p>
          </table:table-cell>
        </table:table-row>
        <table:table-row table:style-name="ro1">
          <table:table-cell office:value-type="float" office:value="2.48499999999955" calcext:value-type="float">
            <text:p>2,48499999999955</text:p>
          </table:table-cell>
          <table:table-cell table:formula="of:=SIN([.A4487])" office:value-type="float" office:value="0.610421520845483" calcext:value-type="float">
            <text:p>0,610421520845483</text:p>
          </table:table-cell>
        </table:table-row>
        <table:table-row table:style-name="ro1">
          <table:table-cell office:value-type="float" office:value="2.48599999999955" calcext:value-type="float">
            <text:p>2,48599999999955</text:p>
          </table:table-cell>
          <table:table-cell table:formula="of:=SIN([.A4488])" office:value-type="float" office:value="0.609629139023706" calcext:value-type="float">
            <text:p>0,609629139023706</text:p>
          </table:table-cell>
        </table:table-row>
        <table:table-row table:style-name="ro1">
          <table:table-cell office:value-type="float" office:value="2.48699999999955" calcext:value-type="float">
            <text:p>2,48699999999955</text:p>
          </table:table-cell>
          <table:table-cell table:formula="of:=SIN([.A4489])" office:value-type="float" office:value="0.60883614757284" calcext:value-type="float">
            <text:p>0,60883614757284</text:p>
          </table:table-cell>
        </table:table-row>
        <table:table-row table:style-name="ro1">
          <table:table-cell office:value-type="float" office:value="2.48799999999955" calcext:value-type="float">
            <text:p>2,48799999999955</text:p>
          </table:table-cell>
          <table:table-cell table:formula="of:=SIN([.A4490])" office:value-type="float" office:value="0.608042547285878" calcext:value-type="float">
            <text:p>0,608042547285878</text:p>
          </table:table-cell>
        </table:table-row>
        <table:table-row table:style-name="ro1">
          <table:table-cell office:value-type="float" office:value="2.48899999999955" calcext:value-type="float">
            <text:p>2,48899999999955</text:p>
          </table:table-cell>
          <table:table-cell table:formula="of:=SIN([.A4491])" office:value-type="float" office:value="0.607248338956419" calcext:value-type="float">
            <text:p>0,607248338956419</text:p>
          </table:table-cell>
        </table:table-row>
        <table:table-row table:style-name="ro1">
          <table:table-cell office:value-type="float" office:value="2.48999999999955" calcext:value-type="float">
            <text:p>2,48999999999955</text:p>
          </table:table-cell>
          <table:table-cell table:formula="of:=SIN([.A4492])" office:value-type="float" office:value="0.606453523378671" calcext:value-type="float">
            <text:p>0,606453523378671</text:p>
          </table:table-cell>
        </table:table-row>
        <table:table-row table:style-name="ro1">
          <table:table-cell office:value-type="float" office:value="2.49099999999955" calcext:value-type="float">
            <text:p>2,49099999999955</text:p>
          </table:table-cell>
          <table:table-cell table:formula="of:=SIN([.A4493])" office:value-type="float" office:value="0.605658101347452" calcext:value-type="float">
            <text:p>0,605658101347452</text:p>
          </table:table-cell>
        </table:table-row>
        <table:table-row table:style-name="ro1">
          <table:table-cell office:value-type="float" office:value="2.49199999999955" calcext:value-type="float">
            <text:p>2,49199999999955</text:p>
          </table:table-cell>
          <table:table-cell table:formula="of:=SIN([.A4494])" office:value-type="float" office:value="0.60486207365818" calcext:value-type="float">
            <text:p>0,60486207365818</text:p>
          </table:table-cell>
        </table:table-row>
        <table:table-row table:style-name="ro1">
          <table:table-cell office:value-type="float" office:value="2.49299999999955" calcext:value-type="float">
            <text:p>2,49299999999955</text:p>
          </table:table-cell>
          <table:table-cell table:formula="of:=SIN([.A4495])" office:value-type="float" office:value="0.604065441106887" calcext:value-type="float">
            <text:p>0,604065441106887</text:p>
          </table:table-cell>
        </table:table-row>
        <table:table-row table:style-name="ro1">
          <table:table-cell office:value-type="float" office:value="2.49399999999955" calcext:value-type="float">
            <text:p>2,49399999999955</text:p>
          </table:table-cell>
          <table:table-cell table:formula="of:=SIN([.A4496])" office:value-type="float" office:value="0.603268204490201" calcext:value-type="float">
            <text:p>0,603268204490201</text:p>
          </table:table-cell>
        </table:table-row>
        <table:table-row table:style-name="ro1">
          <table:table-cell office:value-type="float" office:value="2.49499999999955" calcext:value-type="float">
            <text:p>2,49499999999955</text:p>
          </table:table-cell>
          <table:table-cell table:formula="of:=SIN([.A4497])" office:value-type="float" office:value="0.602470364605362" calcext:value-type="float">
            <text:p>0,602470364605362</text:p>
          </table:table-cell>
        </table:table-row>
        <table:table-row table:style-name="ro1">
          <table:table-cell office:value-type="float" office:value="2.49599999999955" calcext:value-type="float">
            <text:p>2,49599999999955</text:p>
          </table:table-cell>
          <table:table-cell table:formula="of:=SIN([.A4498])" office:value-type="float" office:value="0.601671922250209" calcext:value-type="float">
            <text:p>0,601671922250209</text:p>
          </table:table-cell>
        </table:table-row>
        <table:table-row table:style-name="ro1">
          <table:table-cell office:value-type="float" office:value="2.49699999999955" calcext:value-type="float">
            <text:p>2,49699999999955</text:p>
          </table:table-cell>
          <table:table-cell table:formula="of:=SIN([.A4499])" office:value-type="float" office:value="0.600872878223183" calcext:value-type="float">
            <text:p>0,600872878223183</text:p>
          </table:table-cell>
        </table:table-row>
        <table:table-row table:style-name="ro1">
          <table:table-cell office:value-type="float" office:value="2.49799999999955" calcext:value-type="float">
            <text:p>2,49799999999955</text:p>
          </table:table-cell>
          <table:table-cell table:formula="of:=SIN([.A4500])" office:value-type="float" office:value="0.600073233323329" calcext:value-type="float">
            <text:p>0,600073233323329</text:p>
          </table:table-cell>
        </table:table-row>
        <table:table-row table:style-name="ro1">
          <table:table-cell office:value-type="float" office:value="2.49899999999955" calcext:value-type="float">
            <text:p>2,49899999999955</text:p>
          </table:table-cell>
          <table:table-cell table:formula="of:=SIN([.A4501])" office:value-type="float" office:value="0.599272988350292" calcext:value-type="float">
            <text:p>0,599272988350292</text:p>
          </table:table-cell>
        </table:table-row>
        <table:table-row table:style-name="ro1">
          <table:table-cell office:value-type="float" office:value="2.49999999999955" calcext:value-type="float">
            <text:p>2,49999999999955</text:p>
          </table:table-cell>
          <table:table-cell table:formula="of:=SIN([.A4502])" office:value-type="float" office:value="0.598472144104317" calcext:value-type="float">
            <text:p>0,598472144104317</text:p>
          </table:table-cell>
        </table:table-row>
        <table:table-row table:style-name="ro1">
          <table:table-cell office:value-type="float" office:value="2.50099999999955" calcext:value-type="float">
            <text:p>2,50099999999955</text:p>
          </table:table-cell>
          <table:table-cell table:formula="of:=SIN([.A4503])" office:value-type="float" office:value="0.597670701386247" calcext:value-type="float">
            <text:p>0,597670701386247</text:p>
          </table:table-cell>
        </table:table-row>
        <table:table-row table:style-name="ro1">
          <table:table-cell office:value-type="float" office:value="2.50199999999955" calcext:value-type="float">
            <text:p>2,50199999999955</text:p>
          </table:table-cell>
          <table:table-cell table:formula="of:=SIN([.A4504])" office:value-type="float" office:value="0.596868660997525" calcext:value-type="float">
            <text:p>0,596868660997525</text:p>
          </table:table-cell>
        </table:table-row>
        <table:table-row table:style-name="ro1">
          <table:table-cell office:value-type="float" office:value="2.50299999999955" calcext:value-type="float">
            <text:p>2,50299999999955</text:p>
          </table:table-cell>
          <table:table-cell table:formula="of:=SIN([.A4505])" office:value-type="float" office:value="0.596066023740193" calcext:value-type="float">
            <text:p>0,596066023740193</text:p>
          </table:table-cell>
        </table:table-row>
        <table:table-row table:style-name="ro1">
          <table:table-cell office:value-type="float" office:value="2.50399999999955" calcext:value-type="float">
            <text:p>2,50399999999955</text:p>
          </table:table-cell>
          <table:table-cell table:formula="of:=SIN([.A4506])" office:value-type="float" office:value="0.595262790416886" calcext:value-type="float">
            <text:p>0,595262790416886</text:p>
          </table:table-cell>
        </table:table-row>
        <table:table-row table:style-name="ro1">
          <table:table-cell office:value-type="float" office:value="2.50499999999955" calcext:value-type="float">
            <text:p>2,50499999999955</text:p>
          </table:table-cell>
          <table:table-cell table:formula="of:=SIN([.A4507])" office:value-type="float" office:value="0.594458961830839" calcext:value-type="float">
            <text:p>0,594458961830839</text:p>
          </table:table-cell>
        </table:table-row>
        <table:table-row table:style-name="ro1">
          <table:table-cell office:value-type="float" office:value="2.50599999999955" calcext:value-type="float">
            <text:p>2,50599999999955</text:p>
          </table:table-cell>
          <table:table-cell table:formula="of:=SIN([.A4508])" office:value-type="float" office:value="0.593654538785879" calcext:value-type="float">
            <text:p>0,593654538785879</text:p>
          </table:table-cell>
        </table:table-row>
        <table:table-row table:style-name="ro1">
          <table:table-cell office:value-type="float" office:value="2.50699999999955" calcext:value-type="float">
            <text:p>2,50699999999955</text:p>
          </table:table-cell>
          <table:table-cell table:formula="of:=SIN([.A4509])" office:value-type="float" office:value="0.59284952208643" calcext:value-type="float">
            <text:p>0,59284952208643</text:p>
          </table:table-cell>
        </table:table-row>
        <table:table-row table:style-name="ro1">
          <table:table-cell office:value-type="float" office:value="2.50799999999955" calcext:value-type="float">
            <text:p>2,50799999999955</text:p>
          </table:table-cell>
          <table:table-cell table:formula="of:=SIN([.A4510])" office:value-type="float" office:value="0.592043912537508" calcext:value-type="float">
            <text:p>0,592043912537508</text:p>
          </table:table-cell>
        </table:table-row>
        <table:table-row table:style-name="ro1">
          <table:table-cell office:value-type="float" office:value="2.50899999999955" calcext:value-type="float">
            <text:p>2,50899999999955</text:p>
          </table:table-cell>
          <table:table-cell table:formula="of:=SIN([.A4511])" office:value-type="float" office:value="0.591237710944723" calcext:value-type="float">
            <text:p>0,591237710944723</text:p>
          </table:table-cell>
        </table:table-row>
        <table:table-row table:style-name="ro1">
          <table:table-cell office:value-type="float" office:value="2.50999999999955" calcext:value-type="float">
            <text:p>2,50999999999955</text:p>
          </table:table-cell>
          <table:table-cell table:formula="of:=SIN([.A4512])" office:value-type="float" office:value="0.590430918114276" calcext:value-type="float">
            <text:p>0,590430918114276</text:p>
          </table:table-cell>
        </table:table-row>
        <table:table-row table:style-name="ro1">
          <table:table-cell office:value-type="float" office:value="2.51099999999955" calcext:value-type="float">
            <text:p>2,51099999999955</text:p>
          </table:table-cell>
          <table:table-cell table:formula="of:=SIN([.A4513])" office:value-type="float" office:value="0.589623534852961" calcext:value-type="float">
            <text:p>0,589623534852961</text:p>
          </table:table-cell>
        </table:table-row>
        <table:table-row table:style-name="ro1">
          <table:table-cell office:value-type="float" office:value="2.51199999999955" calcext:value-type="float">
            <text:p>2,51199999999955</text:p>
          </table:table-cell>
          <table:table-cell table:formula="of:=SIN([.A4514])" office:value-type="float" office:value="0.58881556196816" calcext:value-type="float">
            <text:p>0,58881556196816</text:p>
          </table:table-cell>
        </table:table-row>
        <table:table-row table:style-name="ro1">
          <table:table-cell office:value-type="float" office:value="2.51299999999955" calcext:value-type="float">
            <text:p>2,51299999999955</text:p>
          </table:table-cell>
          <table:table-cell table:formula="of:=SIN([.A4515])" office:value-type="float" office:value="0.588007000267846" calcext:value-type="float">
            <text:p>0,588007000267846</text:p>
          </table:table-cell>
        </table:table-row>
        <table:table-row table:style-name="ro1">
          <table:table-cell office:value-type="float" office:value="2.51399999999955" calcext:value-type="float">
            <text:p>2,51399999999955</text:p>
          </table:table-cell>
          <table:table-cell table:formula="of:=SIN([.A4516])" office:value-type="float" office:value="0.58719785056058" calcext:value-type="float">
            <text:p>0,58719785056058</text:p>
          </table:table-cell>
        </table:table-row>
        <table:table-row table:style-name="ro1">
          <table:table-cell office:value-type="float" office:value="2.51499999999955" calcext:value-type="float">
            <text:p>2,51499999999955</text:p>
          </table:table-cell>
          <table:table-cell table:formula="of:=SIN([.A4517])" office:value-type="float" office:value="0.586388113655513" calcext:value-type="float">
            <text:p>0,586388113655513</text:p>
          </table:table-cell>
        </table:table-row>
        <table:table-row table:style-name="ro1">
          <table:table-cell office:value-type="float" office:value="2.51599999999955" calcext:value-type="float">
            <text:p>2,51599999999955</text:p>
          </table:table-cell>
          <table:table-cell table:formula="of:=SIN([.A4518])" office:value-type="float" office:value="0.585577790362381" calcext:value-type="float">
            <text:p>0,585577790362381</text:p>
          </table:table-cell>
        </table:table-row>
        <table:table-row table:style-name="ro1">
          <table:table-cell office:value-type="float" office:value="2.51699999999955" calcext:value-type="float">
            <text:p>2,51699999999955</text:p>
          </table:table-cell>
          <table:table-cell table:formula="of:=SIN([.A4519])" office:value-type="float" office:value="0.584766881491508" calcext:value-type="float">
            <text:p>0,584766881491508</text:p>
          </table:table-cell>
        </table:table-row>
        <table:table-row table:style-name="ro1">
          <table:table-cell office:value-type="float" office:value="2.51799999999955" calcext:value-type="float">
            <text:p>2,51799999999955</text:p>
          </table:table-cell>
          <table:table-cell table:formula="of:=SIN([.A4520])" office:value-type="float" office:value="0.583955387853801" calcext:value-type="float">
            <text:p>0,583955387853801</text:p>
          </table:table-cell>
        </table:table-row>
        <table:table-row table:style-name="ro1">
          <table:table-cell office:value-type="float" office:value="2.51899999999955" calcext:value-type="float">
            <text:p>2,51899999999955</text:p>
          </table:table-cell>
          <table:table-cell table:formula="of:=SIN([.A4521])" office:value-type="float" office:value="0.583143310260756" calcext:value-type="float">
            <text:p>0,583143310260756</text:p>
          </table:table-cell>
        </table:table-row>
        <table:table-row table:style-name="ro1">
          <table:table-cell office:value-type="float" office:value="2.51999999999955" calcext:value-type="float">
            <text:p>2,51999999999955</text:p>
          </table:table-cell>
          <table:table-cell table:formula="of:=SIN([.A4522])" office:value-type="float" office:value="0.582330649524449" calcext:value-type="float">
            <text:p>0,582330649524449</text:p>
          </table:table-cell>
        </table:table-row>
        <table:table-row table:style-name="ro1">
          <table:table-cell office:value-type="float" office:value="2.52099999999955" calcext:value-type="float">
            <text:p>2,52099999999955</text:p>
          </table:table-cell>
          <table:table-cell table:formula="of:=SIN([.A4523])" office:value-type="float" office:value="0.581517406457541" calcext:value-type="float">
            <text:p>0,581517406457541</text:p>
          </table:table-cell>
        </table:table-row>
        <table:table-row table:style-name="ro1">
          <table:table-cell office:value-type="float" office:value="2.52199999999955" calcext:value-type="float">
            <text:p>2,52199999999955</text:p>
          </table:table-cell>
          <table:table-cell table:formula="of:=SIN([.A4524])" office:value-type="float" office:value="0.580703581873275" calcext:value-type="float">
            <text:p>0,580703581873275</text:p>
          </table:table-cell>
        </table:table-row>
        <table:table-row table:style-name="ro1">
          <table:table-cell office:value-type="float" office:value="2.52299999999955" calcext:value-type="float">
            <text:p>2,52299999999955</text:p>
          </table:table-cell>
          <table:table-cell table:formula="of:=SIN([.A4525])" office:value-type="float" office:value="0.579889176585476" calcext:value-type="float">
            <text:p>0,579889176585476</text:p>
          </table:table-cell>
        </table:table-row>
        <table:table-row table:style-name="ro1">
          <table:table-cell office:value-type="float" office:value="2.52399999999955" calcext:value-type="float">
            <text:p>2,52399999999955</text:p>
          </table:table-cell>
          <table:table-cell table:formula="of:=SIN([.A4526])" office:value-type="float" office:value="0.579074191408548" calcext:value-type="float">
            <text:p>0,579074191408548</text:p>
          </table:table-cell>
        </table:table-row>
        <table:table-row table:style-name="ro1">
          <table:table-cell office:value-type="float" office:value="2.52499999999955" calcext:value-type="float">
            <text:p>2,52499999999955</text:p>
          </table:table-cell>
          <table:table-cell table:formula="of:=SIN([.A4527])" office:value-type="float" office:value="0.578258627157477" calcext:value-type="float">
            <text:p>0,578258627157477</text:p>
          </table:table-cell>
        </table:table-row>
        <table:table-row table:style-name="ro1">
          <table:table-cell office:value-type="float" office:value="2.52599999999955" calcext:value-type="float">
            <text:p>2,52599999999955</text:p>
          </table:table-cell>
          <table:table-cell table:formula="of:=SIN([.A4528])" office:value-type="float" office:value="0.577442484647827" calcext:value-type="float">
            <text:p>0,577442484647827</text:p>
          </table:table-cell>
        </table:table-row>
        <table:table-row table:style-name="ro1">
          <table:table-cell office:value-type="float" office:value="2.52699999999955" calcext:value-type="float">
            <text:p>2,52699999999955</text:p>
          </table:table-cell>
          <table:table-cell table:formula="of:=SIN([.A4529])" office:value-type="float" office:value="0.576625764695741" calcext:value-type="float">
            <text:p>0,576625764695741</text:p>
          </table:table-cell>
        </table:table-row>
        <table:table-row table:style-name="ro1">
          <table:table-cell office:value-type="float" office:value="2.52799999999955" calcext:value-type="float">
            <text:p>2,52799999999955</text:p>
          </table:table-cell>
          <table:table-cell table:formula="of:=SIN([.A4530])" office:value-type="float" office:value="0.575808468117937" calcext:value-type="float">
            <text:p>0,575808468117937</text:p>
          </table:table-cell>
        </table:table-row>
        <table:table-row table:style-name="ro1">
          <table:table-cell office:value-type="float" office:value="2.52899999999955" calcext:value-type="float">
            <text:p>2,52899999999955</text:p>
          </table:table-cell>
          <table:table-cell table:formula="of:=SIN([.A4531])" office:value-type="float" office:value="0.574990595731715" calcext:value-type="float">
            <text:p>0,574990595731715</text:p>
          </table:table-cell>
        </table:table-row>
        <table:table-row table:style-name="ro1">
          <table:table-cell office:value-type="float" office:value="2.52999999999955" calcext:value-type="float">
            <text:p>2,52999999999955</text:p>
          </table:table-cell>
          <table:table-cell table:formula="of:=SIN([.A4532])" office:value-type="float" office:value="0.574172148354943" calcext:value-type="float">
            <text:p>0,574172148354943</text:p>
          </table:table-cell>
        </table:table-row>
        <table:table-row table:style-name="ro1">
          <table:table-cell office:value-type="float" office:value="2.53099999999955" calcext:value-type="float">
            <text:p>2,53099999999955</text:p>
          </table:table-cell>
          <table:table-cell table:formula="of:=SIN([.A4533])" office:value-type="float" office:value="0.573353126806072" calcext:value-type="float">
            <text:p>0,573353126806072</text:p>
          </table:table-cell>
        </table:table-row>
        <table:table-row table:style-name="ro1">
          <table:table-cell office:value-type="float" office:value="2.53199999999955" calcext:value-type="float">
            <text:p>2,53199999999955</text:p>
          </table:table-cell>
          <table:table-cell table:formula="of:=SIN([.A4534])" office:value-type="float" office:value="0.572533531904121" calcext:value-type="float">
            <text:p>0,572533531904121</text:p>
          </table:table-cell>
        </table:table-row>
        <table:table-row table:style-name="ro1">
          <table:table-cell office:value-type="float" office:value="2.53299999999955" calcext:value-type="float">
            <text:p>2,53299999999955</text:p>
          </table:table-cell>
          <table:table-cell table:formula="of:=SIN([.A4535])" office:value-type="float" office:value="0.571713364468686" calcext:value-type="float">
            <text:p>0,571713364468686</text:p>
          </table:table-cell>
        </table:table-row>
        <table:table-row table:style-name="ro1">
          <table:table-cell office:value-type="float" office:value="2.53399999999955" calcext:value-type="float">
            <text:p>2,53399999999955</text:p>
          </table:table-cell>
          <table:table-cell table:formula="of:=SIN([.A4536])" office:value-type="float" office:value="0.570892625319935" calcext:value-type="float">
            <text:p>0,570892625319935</text:p>
          </table:table-cell>
        </table:table-row>
        <table:table-row table:style-name="ro1">
          <table:table-cell office:value-type="float" office:value="2.53499999999955" calcext:value-type="float">
            <text:p>2,53499999999955</text:p>
          </table:table-cell>
          <table:table-cell table:formula="of:=SIN([.A4537])" office:value-type="float" office:value="0.570071315278605" calcext:value-type="float">
            <text:p>0,570071315278605</text:p>
          </table:table-cell>
        </table:table-row>
        <table:table-row table:style-name="ro1">
          <table:table-cell office:value-type="float" office:value="2.53599999999955" calcext:value-type="float">
            <text:p>2,53599999999955</text:p>
          </table:table-cell>
          <table:table-cell table:formula="of:=SIN([.A4538])" office:value-type="float" office:value="0.569249435166008" calcext:value-type="float">
            <text:p>0,569249435166008</text:p>
          </table:table-cell>
        </table:table-row>
        <table:table-row table:style-name="ro1">
          <table:table-cell office:value-type="float" office:value="2.53699999999955" calcext:value-type="float">
            <text:p>2,53699999999955</text:p>
          </table:table-cell>
          <table:table-cell table:formula="of:=SIN([.A4539])" office:value-type="float" office:value="0.568426985804023" calcext:value-type="float">
            <text:p>0,568426985804023</text:p>
          </table:table-cell>
        </table:table-row>
        <table:table-row table:style-name="ro1">
          <table:table-cell office:value-type="float" office:value="2.53799999999955" calcext:value-type="float">
            <text:p>2,53799999999955</text:p>
          </table:table-cell>
          <table:table-cell table:formula="of:=SIN([.A4540])" office:value-type="float" office:value="0.5676039680151" calcext:value-type="float">
            <text:p>0,5676039680151</text:p>
          </table:table-cell>
        </table:table-row>
        <table:table-row table:style-name="ro1">
          <table:table-cell office:value-type="float" office:value="2.53899999999955" calcext:value-type="float">
            <text:p>2,53899999999955</text:p>
          </table:table-cell>
          <table:table-cell table:formula="of:=SIN([.A4541])" office:value-type="float" office:value="0.566780382622256" calcext:value-type="float">
            <text:p>0,566780382622256</text:p>
          </table:table-cell>
        </table:table-row>
        <table:table-row table:style-name="ro1">
          <table:table-cell office:value-type="float" office:value="2.53999999999955" calcext:value-type="float">
            <text:p>2,53999999999955</text:p>
          </table:table-cell>
          <table:table-cell table:formula="of:=SIN([.A4542])" office:value-type="float" office:value="0.565956230449077" calcext:value-type="float">
            <text:p>0,565956230449077</text:p>
          </table:table-cell>
        </table:table-row>
        <table:table-row table:style-name="ro1">
          <table:table-cell office:value-type="float" office:value="2.54099999999955" calcext:value-type="float">
            <text:p>2,54099999999955</text:p>
          </table:table-cell>
          <table:table-cell table:formula="of:=SIN([.A4543])" office:value-type="float" office:value="0.565131512319714" calcext:value-type="float">
            <text:p>0,565131512319714</text:p>
          </table:table-cell>
        </table:table-row>
        <table:table-row table:style-name="ro1">
          <table:table-cell office:value-type="float" office:value="2.54199999999955" calcext:value-type="float">
            <text:p>2,54199999999955</text:p>
          </table:table-cell>
          <table:table-cell table:formula="of:=SIN([.A4544])" office:value-type="float" office:value="0.564306229058886" calcext:value-type="float">
            <text:p>0,564306229058886</text:p>
          </table:table-cell>
        </table:table-row>
        <table:table-row table:style-name="ro1">
          <table:table-cell office:value-type="float" office:value="2.54299999999955" calcext:value-type="float">
            <text:p>2,54299999999955</text:p>
          </table:table-cell>
          <table:table-cell table:formula="of:=SIN([.A4545])" office:value-type="float" office:value="0.563480381491876" calcext:value-type="float">
            <text:p>0,563480381491876</text:p>
          </table:table-cell>
        </table:table-row>
        <table:table-row table:style-name="ro1">
          <table:table-cell office:value-type="float" office:value="2.54399999999955" calcext:value-type="float">
            <text:p>2,54399999999955</text:p>
          </table:table-cell>
          <table:table-cell table:formula="of:=SIN([.A4546])" office:value-type="float" office:value="0.562653970444532" calcext:value-type="float">
            <text:p>0,562653970444532</text:p>
          </table:table-cell>
        </table:table-row>
        <table:table-row table:style-name="ro1">
          <table:table-cell office:value-type="float" office:value="2.54499999999955" calcext:value-type="float">
            <text:p>2,54499999999955</text:p>
          </table:table-cell>
          <table:table-cell table:formula="of:=SIN([.A4547])" office:value-type="float" office:value="0.561826996743264" calcext:value-type="float">
            <text:p>0,561826996743264</text:p>
          </table:table-cell>
        </table:table-row>
        <table:table-row table:style-name="ro1">
          <table:table-cell office:value-type="float" office:value="2.54599999999955" calcext:value-type="float">
            <text:p>2,54599999999955</text:p>
          </table:table-cell>
          <table:table-cell table:formula="of:=SIN([.A4548])" office:value-type="float" office:value="0.560999461215046" calcext:value-type="float">
            <text:p>0,560999461215046</text:p>
          </table:table-cell>
        </table:table-row>
        <table:table-row table:style-name="ro1">
          <table:table-cell office:value-type="float" office:value="2.54699999999955" calcext:value-type="float">
            <text:p>2,54699999999955</text:p>
          </table:table-cell>
          <table:table-cell table:formula="of:=SIN([.A4549])" office:value-type="float" office:value="0.560171364687413" calcext:value-type="float">
            <text:p>0,560171364687413</text:p>
          </table:table-cell>
        </table:table-row>
        <table:table-row table:style-name="ro1">
          <table:table-cell office:value-type="float" office:value="2.54799999999955" calcext:value-type="float">
            <text:p>2,54799999999955</text:p>
          </table:table-cell>
          <table:table-cell table:formula="of:=SIN([.A4550])" office:value-type="float" office:value="0.559342707988463" calcext:value-type="float">
            <text:p>0,559342707988463</text:p>
          </table:table-cell>
        </table:table-row>
        <table:table-row table:style-name="ro1">
          <table:table-cell office:value-type="float" office:value="2.54899999999955" calcext:value-type="float">
            <text:p>2,54899999999955</text:p>
          </table:table-cell>
          <table:table-cell table:formula="of:=SIN([.A4551])" office:value-type="float" office:value="0.558513491946851" calcext:value-type="float">
            <text:p>0,558513491946851</text:p>
          </table:table-cell>
        </table:table-row>
        <table:table-row table:style-name="ro1">
          <table:table-cell office:value-type="float" office:value="2.54999999999954" calcext:value-type="float">
            <text:p>2,54999999999954</text:p>
          </table:table-cell>
          <table:table-cell table:formula="of:=SIN([.A4552])" office:value-type="float" office:value="0.557683717391794" calcext:value-type="float">
            <text:p>0,557683717391794</text:p>
          </table:table-cell>
        </table:table-row>
        <table:table-row table:style-name="ro1">
          <table:table-cell office:value-type="float" office:value="2.55099999999955" calcext:value-type="float">
            <text:p>2,55099999999955</text:p>
          </table:table-cell>
          <table:table-cell table:formula="of:=SIN([.A4553])" office:value-type="float" office:value="0.556853385153066" calcext:value-type="float">
            <text:p>0,556853385153066</text:p>
          </table:table-cell>
        </table:table-row>
        <table:table-row table:style-name="ro1">
          <table:table-cell office:value-type="float" office:value="2.55199999999954" calcext:value-type="float">
            <text:p>2,55199999999954</text:p>
          </table:table-cell>
          <table:table-cell table:formula="of:=SIN([.A4554])" office:value-type="float" office:value="0.556022496061" calcext:value-type="float">
            <text:p>0,556022496061</text:p>
          </table:table-cell>
        </table:table-row>
        <table:table-row table:style-name="ro1">
          <table:table-cell office:value-type="float" office:value="2.55299999999955" calcext:value-type="float">
            <text:p>2,55299999999955</text:p>
          </table:table-cell>
          <table:table-cell table:formula="of:=SIN([.A4555])" office:value-type="float" office:value="0.555191050946483" calcext:value-type="float">
            <text:p>0,555191050946483</text:p>
          </table:table-cell>
        </table:table-row>
        <table:table-row table:style-name="ro1">
          <table:table-cell office:value-type="float" office:value="2.55399999999954" calcext:value-type="float">
            <text:p>2,55399999999954</text:p>
          </table:table-cell>
          <table:table-cell table:formula="of:=SIN([.A4556])" office:value-type="float" office:value="0.554359050640962" calcext:value-type="float">
            <text:p>0,554359050640962</text:p>
          </table:table-cell>
        </table:table-row>
        <table:table-row table:style-name="ro1">
          <table:table-cell office:value-type="float" office:value="2.55499999999954" calcext:value-type="float">
            <text:p>2,55499999999954</text:p>
          </table:table-cell>
          <table:table-cell table:formula="of:=SIN([.A4557])" office:value-type="float" office:value="0.553526495976436" calcext:value-type="float">
            <text:p>0,553526495976436</text:p>
          </table:table-cell>
        </table:table-row>
        <table:table-row table:style-name="ro1">
          <table:table-cell office:value-type="float" office:value="2.55599999999954" calcext:value-type="float">
            <text:p>2,55599999999954</text:p>
          </table:table-cell>
          <table:table-cell table:formula="of:=SIN([.A4558])" office:value-type="float" office:value="0.55269338778546" calcext:value-type="float">
            <text:p>0,55269338778546</text:p>
          </table:table-cell>
        </table:table-row>
        <table:table-row table:style-name="ro1">
          <table:table-cell office:value-type="float" office:value="2.55699999999954" calcext:value-type="float">
            <text:p>2,55699999999954</text:p>
          </table:table-cell>
          <table:table-cell table:formula="of:=SIN([.A4559])" office:value-type="float" office:value="0.551859726901143" calcext:value-type="float">
            <text:p>0,551859726901143</text:p>
          </table:table-cell>
        </table:table-row>
        <table:table-row table:style-name="ro1">
          <table:table-cell office:value-type="float" office:value="2.55799999999954" calcext:value-type="float">
            <text:p>2,55799999999954</text:p>
          </table:table-cell>
          <table:table-cell table:formula="of:=SIN([.A4560])" office:value-type="float" office:value="0.551025514157145" calcext:value-type="float">
            <text:p>0,551025514157145</text:p>
          </table:table-cell>
        </table:table-row>
        <table:table-row table:style-name="ro1">
          <table:table-cell office:value-type="float" office:value="2.55899999999954" calcext:value-type="float">
            <text:p>2,55899999999954</text:p>
          </table:table-cell>
          <table:table-cell table:formula="of:=SIN([.A4561])" office:value-type="float" office:value="0.550190750387678" calcext:value-type="float">
            <text:p>0,550190750387678</text:p>
          </table:table-cell>
        </table:table-row>
        <table:table-row table:style-name="ro1">
          <table:table-cell office:value-type="float" office:value="2.55999999999954" calcext:value-type="float">
            <text:p>2,55999999999954</text:p>
          </table:table-cell>
          <table:table-cell table:formula="of:=SIN([.A4562])" office:value-type="float" office:value="0.549355436427508" calcext:value-type="float">
            <text:p>0,549355436427508</text:p>
          </table:table-cell>
        </table:table-row>
        <table:table-row table:style-name="ro1">
          <table:table-cell office:value-type="float" office:value="2.56099999999954" calcext:value-type="float">
            <text:p>2,56099999999954</text:p>
          </table:table-cell>
          <table:table-cell table:formula="of:=SIN([.A4563])" office:value-type="float" office:value="0.548519573111946" calcext:value-type="float">
            <text:p>0,548519573111946</text:p>
          </table:table-cell>
        </table:table-row>
        <table:table-row table:style-name="ro1">
          <table:table-cell office:value-type="float" office:value="2.56199999999954" calcext:value-type="float">
            <text:p>2,56199999999954</text:p>
          </table:table-cell>
          <table:table-cell table:formula="of:=SIN([.A4564])" office:value-type="float" office:value="0.547683161276857" calcext:value-type="float">
            <text:p>0,547683161276857</text:p>
          </table:table-cell>
        </table:table-row>
        <table:table-row table:style-name="ro1">
          <table:table-cell office:value-type="float" office:value="2.56299999999954" calcext:value-type="float">
            <text:p>2,56299999999954</text:p>
          </table:table-cell>
          <table:table-cell table:formula="of:=SIN([.A4565])" office:value-type="float" office:value="0.546846201758652" calcext:value-type="float">
            <text:p>0,546846201758652</text:p>
          </table:table-cell>
        </table:table-row>
        <table:table-row table:style-name="ro1">
          <table:table-cell office:value-type="float" office:value="2.56399999999954" calcext:value-type="float">
            <text:p>2,56399999999954</text:p>
          </table:table-cell>
          <table:table-cell table:formula="of:=SIN([.A4566])" office:value-type="float" office:value="0.546008695394292" calcext:value-type="float">
            <text:p>0,546008695394292</text:p>
          </table:table-cell>
        </table:table-row>
        <table:table-row table:style-name="ro1">
          <table:table-cell office:value-type="float" office:value="2.56499999999954" calcext:value-type="float">
            <text:p>2,56499999999954</text:p>
          </table:table-cell>
          <table:table-cell table:formula="of:=SIN([.A4567])" office:value-type="float" office:value="0.545170643021281" calcext:value-type="float">
            <text:p>0,545170643021281</text:p>
          </table:table-cell>
        </table:table-row>
        <table:table-row table:style-name="ro1">
          <table:table-cell office:value-type="float" office:value="2.56599999999954" calcext:value-type="float">
            <text:p>2,56599999999954</text:p>
          </table:table-cell>
          <table:table-cell table:formula="of:=SIN([.A4568])" office:value-type="float" office:value="0.544332045477673" calcext:value-type="float">
            <text:p>0,544332045477673</text:p>
          </table:table-cell>
        </table:table-row>
        <table:table-row table:style-name="ro1">
          <table:table-cell office:value-type="float" office:value="2.56699999999954" calcext:value-type="float">
            <text:p>2,56699999999954</text:p>
          </table:table-cell>
          <table:table-cell table:formula="of:=SIN([.A4569])" office:value-type="float" office:value="0.543492903602064" calcext:value-type="float">
            <text:p>0,543492903602064</text:p>
          </table:table-cell>
        </table:table-row>
        <table:table-row table:style-name="ro1">
          <table:table-cell office:value-type="float" office:value="2.56799999999954" calcext:value-type="float">
            <text:p>2,56799999999954</text:p>
          </table:table-cell>
          <table:table-cell table:formula="of:=SIN([.A4570])" office:value-type="float" office:value="0.542653218233598" calcext:value-type="float">
            <text:p>0,542653218233598</text:p>
          </table:table-cell>
        </table:table-row>
        <table:table-row table:style-name="ro1">
          <table:table-cell office:value-type="float" office:value="2.56899999999954" calcext:value-type="float">
            <text:p>2,56899999999954</text:p>
          </table:table-cell>
          <table:table-cell table:formula="of:=SIN([.A4571])" office:value-type="float" office:value="0.541812990211957" calcext:value-type="float">
            <text:p>0,541812990211957</text:p>
          </table:table-cell>
        </table:table-row>
        <table:table-row table:style-name="ro1">
          <table:table-cell office:value-type="float" office:value="2.56999999999954" calcext:value-type="float">
            <text:p>2,56999999999954</text:p>
          </table:table-cell>
          <table:table-cell table:formula="of:=SIN([.A4572])" office:value-type="float" office:value="0.540972220377373" calcext:value-type="float">
            <text:p>0,540972220377373</text:p>
          </table:table-cell>
        </table:table-row>
        <table:table-row table:style-name="ro1">
          <table:table-cell office:value-type="float" office:value="2.57099999999954" calcext:value-type="float">
            <text:p>2,57099999999954</text:p>
          </table:table-cell>
          <table:table-cell table:formula="of:=SIN([.A4573])" office:value-type="float" office:value="0.540130909570612" calcext:value-type="float">
            <text:p>0,540130909570612</text:p>
          </table:table-cell>
        </table:table-row>
        <table:table-row table:style-name="ro1">
          <table:table-cell office:value-type="float" office:value="2.57199999999954" calcext:value-type="float">
            <text:p>2,57199999999954</text:p>
          </table:table-cell>
          <table:table-cell table:formula="of:=SIN([.A4574])" office:value-type="float" office:value="0.539289058632988" calcext:value-type="float">
            <text:p>0,539289058632988</text:p>
          </table:table-cell>
        </table:table-row>
        <table:table-row table:style-name="ro1">
          <table:table-cell office:value-type="float" office:value="2.57299999999954" calcext:value-type="float">
            <text:p>2,57299999999954</text:p>
          </table:table-cell>
          <table:table-cell table:formula="of:=SIN([.A4575])" office:value-type="float" office:value="0.538446668406349" calcext:value-type="float">
            <text:p>0,538446668406349</text:p>
          </table:table-cell>
        </table:table-row>
        <table:table-row table:style-name="ro1">
          <table:table-cell office:value-type="float" office:value="2.57399999999954" calcext:value-type="float">
            <text:p>2,57399999999954</text:p>
          </table:table-cell>
          <table:table-cell table:formula="of:=SIN([.A4576])" office:value-type="float" office:value="0.537603739733088" calcext:value-type="float">
            <text:p>0,537603739733088</text:p>
          </table:table-cell>
        </table:table-row>
        <table:table-row table:style-name="ro1">
          <table:table-cell office:value-type="float" office:value="2.57499999999954" calcext:value-type="float">
            <text:p>2,57499999999954</text:p>
          </table:table-cell>
          <table:table-cell table:formula="of:=SIN([.A4577])" office:value-type="float" office:value="0.536760273456131" calcext:value-type="float">
            <text:p>0,536760273456131</text:p>
          </table:table-cell>
        </table:table-row>
        <table:table-row table:style-name="ro1">
          <table:table-cell office:value-type="float" office:value="2.57599999999954" calcext:value-type="float">
            <text:p>2,57599999999954</text:p>
          </table:table-cell>
          <table:table-cell table:formula="of:=SIN([.A4578])" office:value-type="float" office:value="0.535916270418945" calcext:value-type="float">
            <text:p>0,535916270418945</text:p>
          </table:table-cell>
        </table:table-row>
        <table:table-row table:style-name="ro1">
          <table:table-cell office:value-type="float" office:value="2.57699999999954" calcext:value-type="float">
            <text:p>2,57699999999954</text:p>
          </table:table-cell>
          <table:table-cell table:formula="of:=SIN([.A4579])" office:value-type="float" office:value="0.535071731465534" calcext:value-type="float">
            <text:p>0,535071731465534</text:p>
          </table:table-cell>
        </table:table-row>
        <table:table-row table:style-name="ro1">
          <table:table-cell office:value-type="float" office:value="2.57799999999954" calcext:value-type="float">
            <text:p>2,57799999999954</text:p>
          </table:table-cell>
          <table:table-cell table:formula="of:=SIN([.A4580])" office:value-type="float" office:value="0.534226657440435" calcext:value-type="float">
            <text:p>0,534226657440435</text:p>
          </table:table-cell>
        </table:table-row>
        <table:table-row table:style-name="ro1">
          <table:table-cell office:value-type="float" office:value="2.57899999999954" calcext:value-type="float">
            <text:p>2,57899999999954</text:p>
          </table:table-cell>
          <table:table-cell table:formula="of:=SIN([.A4581])" office:value-type="float" office:value="0.533381049188725" calcext:value-type="float">
            <text:p>0,533381049188725</text:p>
          </table:table-cell>
        </table:table-row>
        <table:table-row table:style-name="ro1">
          <table:table-cell office:value-type="float" office:value="2.57999999999954" calcext:value-type="float">
            <text:p>2,57999999999954</text:p>
          </table:table-cell>
          <table:table-cell table:formula="of:=SIN([.A4582])" office:value-type="float" office:value="0.532534907556008" calcext:value-type="float">
            <text:p>0,532534907556008</text:p>
          </table:table-cell>
        </table:table-row>
        <table:table-row table:style-name="ro1">
          <table:table-cell office:value-type="float" office:value="2.58099999999954" calcext:value-type="float">
            <text:p>2,58099999999954</text:p>
          </table:table-cell>
          <table:table-cell table:formula="of:=SIN([.A4583])" office:value-type="float" office:value="0.53168823338843" calcext:value-type="float">
            <text:p>0,53168823338843</text:p>
          </table:table-cell>
        </table:table-row>
        <table:table-row table:style-name="ro1">
          <table:table-cell office:value-type="float" office:value="2.58199999999954" calcext:value-type="float">
            <text:p>2,58199999999954</text:p>
          </table:table-cell>
          <table:table-cell table:formula="of:=SIN([.A4584])" office:value-type="float" office:value="0.530841027532661" calcext:value-type="float">
            <text:p>0,530841027532661</text:p>
          </table:table-cell>
        </table:table-row>
        <table:table-row table:style-name="ro1">
          <table:table-cell office:value-type="float" office:value="2.58299999999954" calcext:value-type="float">
            <text:p>2,58299999999954</text:p>
          </table:table-cell>
          <table:table-cell table:formula="of:=SIN([.A4585])" office:value-type="float" office:value="0.52999329083591" calcext:value-type="float">
            <text:p>0,52999329083591</text:p>
          </table:table-cell>
        </table:table-row>
        <table:table-row table:style-name="ro1">
          <table:table-cell office:value-type="float" office:value="2.58399999999954" calcext:value-type="float">
            <text:p>2,58399999999954</text:p>
          </table:table-cell>
          <table:table-cell table:formula="of:=SIN([.A4586])" office:value-type="float" office:value="0.529145024145912" calcext:value-type="float">
            <text:p>0,529145024145912</text:p>
          </table:table-cell>
        </table:table-row>
        <table:table-row table:style-name="ro1">
          <table:table-cell office:value-type="float" office:value="2.58499999999954" calcext:value-type="float">
            <text:p>2,58499999999954</text:p>
          </table:table-cell>
          <table:table-cell table:formula="of:=SIN([.A4587])" office:value-type="float" office:value="0.528296228310934" calcext:value-type="float">
            <text:p>0,528296228310934</text:p>
          </table:table-cell>
        </table:table-row>
        <table:table-row table:style-name="ro1">
          <table:table-cell office:value-type="float" office:value="2.58599999999954" calcext:value-type="float">
            <text:p>2,58599999999954</text:p>
          </table:table-cell>
          <table:table-cell table:formula="of:=SIN([.A4588])" office:value-type="float" office:value="0.527446904179771" calcext:value-type="float">
            <text:p>0,527446904179771</text:p>
          </table:table-cell>
        </table:table-row>
        <table:table-row table:style-name="ro1">
          <table:table-cell office:value-type="float" office:value="2.58699999999954" calcext:value-type="float">
            <text:p>2,58699999999954</text:p>
          </table:table-cell>
          <table:table-cell table:formula="of:=SIN([.A4589])" office:value-type="float" office:value="0.526597052601749" calcext:value-type="float">
            <text:p>0,526597052601749</text:p>
          </table:table-cell>
        </table:table-row>
        <table:table-row table:style-name="ro1">
          <table:table-cell office:value-type="float" office:value="2.58799999999954" calcext:value-type="float">
            <text:p>2,58799999999954</text:p>
          </table:table-cell>
          <table:table-cell table:formula="of:=SIN([.A4590])" office:value-type="float" office:value="0.525746674426717" calcext:value-type="float">
            <text:p>0,525746674426717</text:p>
          </table:table-cell>
        </table:table-row>
        <table:table-row table:style-name="ro1">
          <table:table-cell office:value-type="float" office:value="2.58899999999954" calcext:value-type="float">
            <text:p>2,58899999999954</text:p>
          </table:table-cell>
          <table:table-cell table:formula="of:=SIN([.A4591])" office:value-type="float" office:value="0.524895770505056" calcext:value-type="float">
            <text:p>0,524895770505056</text:p>
          </table:table-cell>
        </table:table-row>
        <table:table-row table:style-name="ro1">
          <table:table-cell office:value-type="float" office:value="2.58999999999954" calcext:value-type="float">
            <text:p>2,58999999999954</text:p>
          </table:table-cell>
          <table:table-cell table:formula="of:=SIN([.A4592])" office:value-type="float" office:value="0.524044341687666" calcext:value-type="float">
            <text:p>0,524044341687666</text:p>
          </table:table-cell>
        </table:table-row>
        <table:table-row table:style-name="ro1">
          <table:table-cell office:value-type="float" office:value="2.59099999999954" calcext:value-type="float">
            <text:p>2,59099999999954</text:p>
          </table:table-cell>
          <table:table-cell table:formula="of:=SIN([.A4593])" office:value-type="float" office:value="0.52319238882598" calcext:value-type="float">
            <text:p>0,52319238882598</text:p>
          </table:table-cell>
        </table:table-row>
        <table:table-row table:style-name="ro1">
          <table:table-cell office:value-type="float" office:value="2.59199999999954" calcext:value-type="float">
            <text:p>2,59199999999954</text:p>
          </table:table-cell>
          <table:table-cell table:formula="of:=SIN([.A4594])" office:value-type="float" office:value="0.522339912771948" calcext:value-type="float">
            <text:p>0,522339912771948</text:p>
          </table:table-cell>
        </table:table-row>
        <table:table-row table:style-name="ro1">
          <table:table-cell office:value-type="float" office:value="2.59299999999954" calcext:value-type="float">
            <text:p>2,59299999999954</text:p>
          </table:table-cell>
          <table:table-cell table:formula="of:=SIN([.A4595])" office:value-type="float" office:value="0.521486914378047" calcext:value-type="float">
            <text:p>0,521486914378047</text:p>
          </table:table-cell>
        </table:table-row>
        <table:table-row table:style-name="ro1">
          <table:table-cell office:value-type="float" office:value="2.59399999999954" calcext:value-type="float">
            <text:p>2,59399999999954</text:p>
          </table:table-cell>
          <table:table-cell table:formula="of:=SIN([.A4596])" office:value-type="float" office:value="0.520633394497274" calcext:value-type="float">
            <text:p>0,520633394497274</text:p>
          </table:table-cell>
        </table:table-row>
        <table:table-row table:style-name="ro1">
          <table:table-cell office:value-type="float" office:value="2.59499999999954" calcext:value-type="float">
            <text:p>2,59499999999954</text:p>
          </table:table-cell>
          <table:table-cell table:formula="of:=SIN([.A4597])" office:value-type="float" office:value="0.519779353983151" calcext:value-type="float">
            <text:p>0,519779353983151</text:p>
          </table:table-cell>
        </table:table-row>
        <table:table-row table:style-name="ro1">
          <table:table-cell office:value-type="float" office:value="2.59599999999954" calcext:value-type="float">
            <text:p>2,59599999999954</text:p>
          </table:table-cell>
          <table:table-cell table:formula="of:=SIN([.A4598])" office:value-type="float" office:value="0.518924793689717" calcext:value-type="float">
            <text:p>0,518924793689717</text:p>
          </table:table-cell>
        </table:table-row>
        <table:table-row table:style-name="ro1">
          <table:table-cell office:value-type="float" office:value="2.59699999999954" calcext:value-type="float">
            <text:p>2,59699999999954</text:p>
          </table:table-cell>
          <table:table-cell table:formula="of:=SIN([.A4599])" office:value-type="float" office:value="0.518069714471533" calcext:value-type="float">
            <text:p>0,518069714471533</text:p>
          </table:table-cell>
        </table:table-row>
        <table:table-row table:style-name="ro1">
          <table:table-cell office:value-type="float" office:value="2.59799999999954" calcext:value-type="float">
            <text:p>2,59799999999954</text:p>
          </table:table-cell>
          <table:table-cell table:formula="of:=SIN([.A4600])" office:value-type="float" office:value="0.517214117183677" calcext:value-type="float">
            <text:p>0,517214117183677</text:p>
          </table:table-cell>
        </table:table-row>
        <table:table-row table:style-name="ro1">
          <table:table-cell office:value-type="float" office:value="2.59899999999954" calcext:value-type="float">
            <text:p>2,59899999999954</text:p>
          </table:table-cell>
          <table:table-cell table:formula="of:=SIN([.A4601])" office:value-type="float" office:value="0.516358002681748" calcext:value-type="float">
            <text:p>0,516358002681748</text:p>
          </table:table-cell>
        </table:table-row>
        <table:table-row table:style-name="ro1">
          <table:table-cell office:value-type="float" office:value="2.59999999999954" calcext:value-type="float">
            <text:p>2,59999999999954</text:p>
          </table:table-cell>
          <table:table-cell table:formula="of:=SIN([.A4602])" office:value-type="float" office:value="0.515501371821858" calcext:value-type="float">
            <text:p>0,515501371821858</text:p>
          </table:table-cell>
        </table:table-row>
        <table:table-row table:style-name="ro1">
          <table:table-cell office:value-type="float" office:value="2.60099999999954" calcext:value-type="float">
            <text:p>2,60099999999954</text:p>
          </table:table-cell>
          <table:table-cell table:formula="of:=SIN([.A4603])" office:value-type="float" office:value="0.51464422546064" calcext:value-type="float">
            <text:p>0,51464422546064</text:p>
          </table:table-cell>
        </table:table-row>
        <table:table-row table:style-name="ro1">
          <table:table-cell office:value-type="float" office:value="2.60199999999954" calcext:value-type="float">
            <text:p>2,60199999999954</text:p>
          </table:table-cell>
          <table:table-cell table:formula="of:=SIN([.A4604])" office:value-type="float" office:value="0.513786564455239" calcext:value-type="float">
            <text:p>0,513786564455239</text:p>
          </table:table-cell>
        </table:table-row>
        <table:table-row table:style-name="ro1">
          <table:table-cell office:value-type="float" office:value="2.60299999999954" calcext:value-type="float">
            <text:p>2,60299999999954</text:p>
          </table:table-cell>
          <table:table-cell table:formula="of:=SIN([.A4605])" office:value-type="float" office:value="0.512928389663317" calcext:value-type="float">
            <text:p>0,512928389663317</text:p>
          </table:table-cell>
        </table:table-row>
        <table:table-row table:style-name="ro1">
          <table:table-cell office:value-type="float" office:value="2.60399999999954" calcext:value-type="float">
            <text:p>2,60399999999954</text:p>
          </table:table-cell>
          <table:table-cell table:formula="of:=SIN([.A4606])" office:value-type="float" office:value="0.512069701943047" calcext:value-type="float">
            <text:p>0,512069701943047</text:p>
          </table:table-cell>
        </table:table-row>
        <table:table-row table:style-name="ro1">
          <table:table-cell office:value-type="float" office:value="2.60499999999954" calcext:value-type="float">
            <text:p>2,60499999999954</text:p>
          </table:table-cell>
          <table:table-cell table:formula="of:=SIN([.A4607])" office:value-type="float" office:value="0.511210502153119" calcext:value-type="float">
            <text:p>0,511210502153119</text:p>
          </table:table-cell>
        </table:table-row>
        <table:table-row table:style-name="ro1">
          <table:table-cell office:value-type="float" office:value="2.60599999999954" calcext:value-type="float">
            <text:p>2,60599999999954</text:p>
          </table:table-cell>
          <table:table-cell table:formula="of:=SIN([.A4608])" office:value-type="float" office:value="0.51035079115273" calcext:value-type="float">
            <text:p>0,51035079115273</text:p>
          </table:table-cell>
        </table:table-row>
        <table:table-row table:style-name="ro1">
          <table:table-cell office:value-type="float" office:value="2.60699999999954" calcext:value-type="float">
            <text:p>2,60699999999954</text:p>
          </table:table-cell>
          <table:table-cell table:formula="of:=SIN([.A4609])" office:value-type="float" office:value="0.509490569801594" calcext:value-type="float">
            <text:p>0,509490569801594</text:p>
          </table:table-cell>
        </table:table-row>
        <table:table-row table:style-name="ro1">
          <table:table-cell office:value-type="float" office:value="2.60799999999954" calcext:value-type="float">
            <text:p>2,60799999999954</text:p>
          </table:table-cell>
          <table:table-cell table:formula="of:=SIN([.A4610])" office:value-type="float" office:value="0.508629838959929" calcext:value-type="float">
            <text:p>0,508629838959929</text:p>
          </table:table-cell>
        </table:table-row>
        <table:table-row table:style-name="ro1">
          <table:table-cell office:value-type="float" office:value="2.60899999999954" calcext:value-type="float">
            <text:p>2,60899999999954</text:p>
          </table:table-cell>
          <table:table-cell table:formula="of:=SIN([.A4611])" office:value-type="float" office:value="0.507768599488469" calcext:value-type="float">
            <text:p>0,507768599488469</text:p>
          </table:table-cell>
        </table:table-row>
        <table:table-row table:style-name="ro1">
          <table:table-cell office:value-type="float" office:value="2.60999999999954" calcext:value-type="float">
            <text:p>2,60999999999954</text:p>
          </table:table-cell>
          <table:table-cell table:formula="of:=SIN([.A4612])" office:value-type="float" office:value="0.50690685224845" calcext:value-type="float">
            <text:p>0,50690685224845</text:p>
          </table:table-cell>
        </table:table-row>
        <table:table-row table:style-name="ro1">
          <table:table-cell office:value-type="float" office:value="2.61099999999954" calcext:value-type="float">
            <text:p>2,61099999999954</text:p>
          </table:table-cell>
          <table:table-cell table:formula="of:=SIN([.A4613])" office:value-type="float" office:value="0.506044598101623" calcext:value-type="float">
            <text:p>0,506044598101623</text:p>
          </table:table-cell>
        </table:table-row>
        <table:table-row table:style-name="ro1">
          <table:table-cell office:value-type="float" office:value="2.61199999999954" calcext:value-type="float">
            <text:p>2,61199999999954</text:p>
          </table:table-cell>
          <table:table-cell table:formula="of:=SIN([.A4614])" office:value-type="float" office:value="0.505181837910239" calcext:value-type="float">
            <text:p>0,505181837910239</text:p>
          </table:table-cell>
        </table:table-row>
        <table:table-row table:style-name="ro1">
          <table:table-cell office:value-type="float" office:value="2.61299999999954" calcext:value-type="float">
            <text:p>2,61299999999954</text:p>
          </table:table-cell>
          <table:table-cell table:formula="of:=SIN([.A4615])" office:value-type="float" office:value="0.504318572537059" calcext:value-type="float">
            <text:p>0,504318572537059</text:p>
          </table:table-cell>
        </table:table-row>
        <table:table-row table:style-name="ro1">
          <table:table-cell office:value-type="float" office:value="2.61399999999954" calcext:value-type="float">
            <text:p>2,61399999999954</text:p>
          </table:table-cell>
          <table:table-cell table:formula="of:=SIN([.A4616])" office:value-type="float" office:value="0.503454802845349" calcext:value-type="float">
            <text:p>0,503454802845349</text:p>
          </table:table-cell>
        </table:table-row>
        <table:table-row table:style-name="ro1">
          <table:table-cell office:value-type="float" office:value="2.61499999999954" calcext:value-type="float">
            <text:p>2,61499999999954</text:p>
          </table:table-cell>
          <table:table-cell table:formula="of:=SIN([.A4617])" office:value-type="float" office:value="0.502590529698878" calcext:value-type="float">
            <text:p>0,502590529698878</text:p>
          </table:table-cell>
        </table:table-row>
        <table:table-row table:style-name="ro1">
          <table:table-cell office:value-type="float" office:value="2.61599999999954" calcext:value-type="float">
            <text:p>2,61599999999954</text:p>
          </table:table-cell>
          <table:table-cell table:formula="of:=SIN([.A4618])" office:value-type="float" office:value="0.501725753961919" calcext:value-type="float">
            <text:p>0,501725753961919</text:p>
          </table:table-cell>
        </table:table-row>
        <table:table-row table:style-name="ro1">
          <table:table-cell office:value-type="float" office:value="2.61699999999954" calcext:value-type="float">
            <text:p>2,61699999999954</text:p>
          </table:table-cell>
          <table:table-cell table:formula="of:=SIN([.A4619])" office:value-type="float" office:value="0.500860476499248" calcext:value-type="float">
            <text:p>0,500860476499248</text:p>
          </table:table-cell>
        </table:table-row>
        <table:table-row table:style-name="ro1">
          <table:table-cell office:value-type="float" office:value="2.61799999999954" calcext:value-type="float">
            <text:p>2,61799999999954</text:p>
          </table:table-cell>
          <table:table-cell table:formula="of:=SIN([.A4620])" office:value-type="float" office:value="0.499994698176142" calcext:value-type="float">
            <text:p>0,499994698176142</text:p>
          </table:table-cell>
        </table:table-row>
        <table:table-row table:style-name="ro1">
          <table:table-cell office:value-type="float" office:value="2.61899999999954" calcext:value-type="float">
            <text:p>2,61899999999954</text:p>
          </table:table-cell>
          <table:table-cell table:formula="of:=SIN([.A4621])" office:value-type="float" office:value="0.499128419858379" calcext:value-type="float">
            <text:p>0,499128419858379</text:p>
          </table:table-cell>
        </table:table-row>
        <table:table-row table:style-name="ro1">
          <table:table-cell office:value-type="float" office:value="2.61999999999954" calcext:value-type="float">
            <text:p>2,61999999999954</text:p>
          </table:table-cell>
          <table:table-cell table:formula="of:=SIN([.A4622])" office:value-type="float" office:value="0.498261642412239" calcext:value-type="float">
            <text:p>0,498261642412239</text:p>
          </table:table-cell>
        </table:table-row>
        <table:table-row table:style-name="ro1">
          <table:table-cell office:value-type="float" office:value="2.62099999999954" calcext:value-type="float">
            <text:p>2,62099999999954</text:p>
          </table:table-cell>
          <table:table-cell table:formula="of:=SIN([.A4623])" office:value-type="float" office:value="0.497394366704497" calcext:value-type="float">
            <text:p>0,497394366704497</text:p>
          </table:table-cell>
        </table:table-row>
        <table:table-row table:style-name="ro1">
          <table:table-cell office:value-type="float" office:value="2.62199999999954" calcext:value-type="float">
            <text:p>2,62199999999954</text:p>
          </table:table-cell>
          <table:table-cell table:formula="of:=SIN([.A4624])" office:value-type="float" office:value="0.496526593602431" calcext:value-type="float">
            <text:p>0,496526593602431</text:p>
          </table:table-cell>
        </table:table-row>
        <table:table-row table:style-name="ro1">
          <table:table-cell office:value-type="float" office:value="2.62299999999954" calcext:value-type="float">
            <text:p>2,62299999999954</text:p>
          </table:table-cell>
          <table:table-cell table:formula="of:=SIN([.A4625])" office:value-type="float" office:value="0.495658323973812" calcext:value-type="float">
            <text:p>0,495658323973812</text:p>
          </table:table-cell>
        </table:table-row>
        <table:table-row table:style-name="ro1">
          <table:table-cell office:value-type="float" office:value="2.62399999999954" calcext:value-type="float">
            <text:p>2,62399999999954</text:p>
          </table:table-cell>
          <table:table-cell table:formula="of:=SIN([.A4626])" office:value-type="float" office:value="0.49478955868691" calcext:value-type="float">
            <text:p>0,49478955868691</text:p>
          </table:table-cell>
        </table:table-row>
        <table:table-row table:style-name="ro1">
          <table:table-cell office:value-type="float" office:value="2.62499999999954" calcext:value-type="float">
            <text:p>2,62499999999954</text:p>
          </table:table-cell>
          <table:table-cell table:formula="of:=SIN([.A4627])" office:value-type="float" office:value="0.493920298610491" calcext:value-type="float">
            <text:p>0,493920298610491</text:p>
          </table:table-cell>
        </table:table-row>
        <table:table-row table:style-name="ro1">
          <table:table-cell office:value-type="float" office:value="2.62599999999954" calcext:value-type="float">
            <text:p>2,62599999999954</text:p>
          </table:table-cell>
          <table:table-cell table:formula="of:=SIN([.A4628])" office:value-type="float" office:value="0.493050544613815" calcext:value-type="float">
            <text:p>0,493050544613815</text:p>
          </table:table-cell>
        </table:table-row>
        <table:table-row table:style-name="ro1">
          <table:table-cell office:value-type="float" office:value="2.62699999999954" calcext:value-type="float">
            <text:p>2,62699999999954</text:p>
          </table:table-cell>
          <table:table-cell table:formula="of:=SIN([.A4629])" office:value-type="float" office:value="0.492180297566634" calcext:value-type="float">
            <text:p>0,492180297566634</text:p>
          </table:table-cell>
        </table:table-row>
        <table:table-row table:style-name="ro1">
          <table:table-cell office:value-type="float" office:value="2.62799999999954" calcext:value-type="float">
            <text:p>2,62799999999954</text:p>
          </table:table-cell>
          <table:table-cell table:formula="of:=SIN([.A4630])" office:value-type="float" office:value="0.491309558339198" calcext:value-type="float">
            <text:p>0,491309558339198</text:p>
          </table:table-cell>
        </table:table-row>
        <table:table-row table:style-name="ro1">
          <table:table-cell office:value-type="float" office:value="2.62899999999954" calcext:value-type="float">
            <text:p>2,62899999999954</text:p>
          </table:table-cell>
          <table:table-cell table:formula="of:=SIN([.A4631])" office:value-type="float" office:value="0.490438327802244" calcext:value-type="float">
            <text:p>0,490438327802244</text:p>
          </table:table-cell>
        </table:table-row>
        <table:table-row table:style-name="ro1">
          <table:table-cell office:value-type="float" office:value="2.62999999999954" calcext:value-type="float">
            <text:p>2,62999999999954</text:p>
          </table:table-cell>
          <table:table-cell table:formula="of:=SIN([.A4632])" office:value-type="float" office:value="0.489566606827003" calcext:value-type="float">
            <text:p>0,489566606827003</text:p>
          </table:table-cell>
        </table:table-row>
        <table:table-row table:style-name="ro1">
          <table:table-cell office:value-type="float" office:value="2.63099999999954" calcext:value-type="float">
            <text:p>2,63099999999954</text:p>
          </table:table-cell>
          <table:table-cell table:formula="of:=SIN([.A4633])" office:value-type="float" office:value="0.488694396285196" calcext:value-type="float">
            <text:p>0,488694396285196</text:p>
          </table:table-cell>
        </table:table-row>
        <table:table-row table:style-name="ro1">
          <table:table-cell office:value-type="float" office:value="2.63199999999954" calcext:value-type="float">
            <text:p>2,63199999999954</text:p>
          </table:table-cell>
          <table:table-cell table:formula="of:=SIN([.A4634])" office:value-type="float" office:value="0.487821697049033" calcext:value-type="float">
            <text:p>0,487821697049033</text:p>
          </table:table-cell>
        </table:table-row>
        <table:table-row table:style-name="ro1">
          <table:table-cell office:value-type="float" office:value="2.63299999999954" calcext:value-type="float">
            <text:p>2,63299999999954</text:p>
          </table:table-cell>
          <table:table-cell table:formula="of:=SIN([.A4635])" office:value-type="float" office:value="0.486948509991214" calcext:value-type="float">
            <text:p>0,486948509991214</text:p>
          </table:table-cell>
        </table:table-row>
        <table:table-row table:style-name="ro1">
          <table:table-cell office:value-type="float" office:value="2.63399999999954" calcext:value-type="float">
            <text:p>2,63399999999954</text:p>
          </table:table-cell>
          <table:table-cell table:formula="of:=SIN([.A4636])" office:value-type="float" office:value="0.486074835984926" calcext:value-type="float">
            <text:p>0,486074835984926</text:p>
          </table:table-cell>
        </table:table-row>
        <table:table-row table:style-name="ro1">
          <table:table-cell office:value-type="float" office:value="2.63499999999954" calcext:value-type="float">
            <text:p>2,63499999999954</text:p>
          </table:table-cell>
          <table:table-cell table:formula="of:=SIN([.A4637])" office:value-type="float" office:value="0.485200675903842" calcext:value-type="float">
            <text:p>0,485200675903842</text:p>
          </table:table-cell>
        </table:table-row>
        <table:table-row table:style-name="ro1">
          <table:table-cell office:value-type="float" office:value="2.63599999999954" calcext:value-type="float">
            <text:p>2,63599999999954</text:p>
          </table:table-cell>
          <table:table-cell table:formula="of:=SIN([.A4638])" office:value-type="float" office:value="0.484326030622123" calcext:value-type="float">
            <text:p>0,484326030622123</text:p>
          </table:table-cell>
        </table:table-row>
        <table:table-row table:style-name="ro1">
          <table:table-cell office:value-type="float" office:value="2.63699999999954" calcext:value-type="float">
            <text:p>2,63699999999954</text:p>
          </table:table-cell>
          <table:table-cell table:formula="of:=SIN([.A4639])" office:value-type="float" office:value="0.483450901014413" calcext:value-type="float">
            <text:p>0,483450901014413</text:p>
          </table:table-cell>
        </table:table-row>
        <table:table-row table:style-name="ro1">
          <table:table-cell office:value-type="float" office:value="2.63799999999954" calcext:value-type="float">
            <text:p>2,63799999999954</text:p>
          </table:table-cell>
          <table:table-cell table:formula="of:=SIN([.A4640])" office:value-type="float" office:value="0.482575287955843" calcext:value-type="float">
            <text:p>0,482575287955843</text:p>
          </table:table-cell>
        </table:table-row>
        <table:table-row table:style-name="ro1">
          <table:table-cell office:value-type="float" office:value="2.63899999999954" calcext:value-type="float">
            <text:p>2,63899999999954</text:p>
          </table:table-cell>
          <table:table-cell table:formula="of:=SIN([.A4641])" office:value-type="float" office:value="0.481699192322025" calcext:value-type="float">
            <text:p>0,481699192322025</text:p>
          </table:table-cell>
        </table:table-row>
        <table:table-row table:style-name="ro1">
          <table:table-cell office:value-type="float" office:value="2.63999999999954" calcext:value-type="float">
            <text:p>2,63999999999954</text:p>
          </table:table-cell>
          <table:table-cell table:formula="of:=SIN([.A4642])" office:value-type="float" office:value="0.480822614989055" calcext:value-type="float">
            <text:p>0,480822614989055</text:p>
          </table:table-cell>
        </table:table-row>
        <table:table-row table:style-name="ro1">
          <table:table-cell office:value-type="float" office:value="2.64099999999954" calcext:value-type="float">
            <text:p>2,64099999999954</text:p>
          </table:table-cell>
          <table:table-cell table:formula="of:=SIN([.A4643])" office:value-type="float" office:value="0.47994555683351" calcext:value-type="float">
            <text:p>0,47994555683351</text:p>
          </table:table-cell>
        </table:table-row>
        <table:table-row table:style-name="ro1">
          <table:table-cell office:value-type="float" office:value="2.64199999999954" calcext:value-type="float">
            <text:p>2,64199999999954</text:p>
          </table:table-cell>
          <table:table-cell table:formula="of:=SIN([.A4644])" office:value-type="float" office:value="0.479068018732448" calcext:value-type="float">
            <text:p>0,479068018732448</text:p>
          </table:table-cell>
        </table:table-row>
        <table:table-row table:style-name="ro1">
          <table:table-cell office:value-type="float" office:value="2.64299999999954" calcext:value-type="float">
            <text:p>2,64299999999954</text:p>
          </table:table-cell>
          <table:table-cell table:formula="of:=SIN([.A4645])" office:value-type="float" office:value="0.478190001563407" calcext:value-type="float">
            <text:p>0,478190001563407</text:p>
          </table:table-cell>
        </table:table-row>
        <table:table-row table:style-name="ro1">
          <table:table-cell office:value-type="float" office:value="2.64399999999954" calcext:value-type="float">
            <text:p>2,64399999999954</text:p>
          </table:table-cell>
          <table:table-cell table:formula="of:=SIN([.A4646])" office:value-type="float" office:value="0.477311506204405" calcext:value-type="float">
            <text:p>0,477311506204405</text:p>
          </table:table-cell>
        </table:table-row>
        <table:table-row table:style-name="ro1">
          <table:table-cell office:value-type="float" office:value="2.64499999999954" calcext:value-type="float">
            <text:p>2,64499999999954</text:p>
          </table:table-cell>
          <table:table-cell table:formula="of:=SIN([.A4647])" office:value-type="float" office:value="0.476432533533936" calcext:value-type="float">
            <text:p>0,476432533533936</text:p>
          </table:table-cell>
        </table:table-row>
        <table:table-row table:style-name="ro1">
          <table:table-cell office:value-type="float" office:value="2.64599999999954" calcext:value-type="float">
            <text:p>2,64599999999954</text:p>
          </table:table-cell>
          <table:table-cell table:formula="of:=SIN([.A4648])" office:value-type="float" office:value="0.475553084430973" calcext:value-type="float">
            <text:p>0,475553084430973</text:p>
          </table:table-cell>
        </table:table-row>
        <table:table-row table:style-name="ro1">
          <table:table-cell office:value-type="float" office:value="2.64699999999954" calcext:value-type="float">
            <text:p>2,64699999999954</text:p>
          </table:table-cell>
          <table:table-cell table:formula="of:=SIN([.A4649])" office:value-type="float" office:value="0.474673159774965" calcext:value-type="float">
            <text:p>0,474673159774965</text:p>
          </table:table-cell>
        </table:table-row>
        <table:table-row table:style-name="ro1">
          <table:table-cell office:value-type="float" office:value="2.64799999999954" calcext:value-type="float">
            <text:p>2,64799999999954</text:p>
          </table:table-cell>
          <table:table-cell table:formula="of:=SIN([.A4650])" office:value-type="float" office:value="0.473792760445838" calcext:value-type="float">
            <text:p>0,473792760445838</text:p>
          </table:table-cell>
        </table:table-row>
        <table:table-row table:style-name="ro1">
          <table:table-cell office:value-type="float" office:value="2.64899999999954" calcext:value-type="float">
            <text:p>2,64899999999954</text:p>
          </table:table-cell>
          <table:table-cell table:formula="of:=SIN([.A4651])" office:value-type="float" office:value="0.472911887323989" calcext:value-type="float">
            <text:p>0,4729118873239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5T10:32:48.865594413</meta:creation-date>
    <dc:date>2020-10-15T10:38:43.718643896</dc:date>
    <meta:editing-duration>PT5M55S</meta:editing-duration>
    <meta:editing-cycles>1</meta:editing-cycles>
    <meta:document-statistic meta:table-count="1" meta:cell-count="9302" meta:object-count="0"/>
    <meta:generator>LibreOffice/6.4.6.2$Linux_X86_64 LibreOffice_project/40$Build-2</meta:generator>
  </office:meta>
</office:document-meta>
</file>